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4.25mm"/>
    </style:style>
    <style:style style:name="co2" style:family="table-column">
      <style:table-column-properties fo:break-before="auto" style:column-width="31.19mm"/>
    </style:style>
    <style:style style:name="co3" style:family="table-column">
      <style:table-column-properties fo:break-before="auto" style:column-width="25.49mm"/>
    </style:style>
    <style:style style:name="co4" style:family="table-column">
      <style:table-column-properties fo:break-before="auto" style:column-width="26.23mm"/>
    </style:style>
    <style:style style:name="co5" style:family="table-column">
      <style:table-column-properties fo:break-before="auto" style:column-width="23.76mm"/>
    </style:style>
    <style:style style:name="co6" style:family="table-column">
      <style:table-column-properties fo:break-before="auto" style:column-width="24.01mm"/>
    </style:style>
    <style:style style:name="co7" style:family="table-column">
      <style:table-column-properties fo:break-before="auto" style:column-width="22.58mm"/>
    </style:style>
    <style:style style:name="co8" style:family="table-column">
      <style:table-column-properties fo:break-before="auto" style:column-width="7.43mm"/>
    </style:style>
    <style:style style:name="co9" style:family="table-column">
      <style:table-column-properties fo:break-before="auto" style:column-width="44.34mm"/>
    </style:style>
    <style:style style:name="co10" style:family="table-column">
      <style:table-column-properties fo:break-before="auto" style:column-width="31.77mm"/>
    </style:style>
    <style:style style:name="co11" style:family="table-column">
      <style:table-column-properties fo:break-before="auto" style:column-width="5.73mm"/>
    </style:style>
    <style:style style:name="co12" style:family="table-column">
      <style:table-column-properties fo:break-before="auto" style:column-width="13.11mm"/>
    </style:style>
    <style:style style:name="co13" style:family="table-column">
      <style:table-column-properties fo:break-before="auto" style:column-width="41.08mm"/>
    </style:style>
    <style:style style:name="co14" style:family="table-column">
      <style:table-column-properties fo:break-before="auto" style:column-width="23.27mm"/>
    </style:style>
    <style:style style:name="co15" style:family="table-column">
      <style:table-column-properties fo:break-before="auto" style:column-width="27.5mm"/>
    </style:style>
    <style:style style:name="co16" style:family="table-column">
      <style:table-column-properties fo:break-before="auto" style:column-width="27.22mm"/>
    </style:style>
    <style:style style:name="co17" style:family="table-column">
      <style:table-column-properties fo:break-before="auto" style:column-width="14.01mm"/>
    </style:style>
    <style:style style:name="co18" style:family="table-column">
      <style:table-column-properties fo:break-before="auto" style:column-width="28.31mm"/>
    </style:style>
    <style:style style:name="co19" style:family="table-column">
      <style:table-column-properties fo:break-before="auto" style:column-width="7.88mm"/>
    </style:style>
    <style:style style:name="co20" style:family="table-column">
      <style:table-column-properties fo:break-before="auto" style:column-width="18.5mm"/>
    </style:style>
    <style:style style:name="co21" style:family="table-column">
      <style:table-column-properties fo:break-before="auto" style:column-width="19.05mm"/>
    </style:style>
    <style:style style:name="co22" style:family="table-column">
      <style:table-column-properties fo:break-before="auto" style:column-width="17.18mm"/>
    </style:style>
    <style:style style:name="co23" style:family="table-column">
      <style:table-column-properties fo:break-before="auto" style:column-width="20.16mm"/>
    </style:style>
    <style:style style:name="co24" style:family="table-column">
      <style:table-column-properties fo:break-before="auto" style:column-width="26.69mm"/>
    </style:style>
    <style:style style:name="co25" style:family="table-column">
      <style:table-column-properties fo:break-before="auto" style:column-width="17.69mm"/>
    </style:style>
    <style:style style:name="co26" style:family="table-column">
      <style:table-column-properties fo:break-before="auto" style:column-width="22.91mm"/>
    </style:style>
    <style:style style:name="co27" style:family="table-column">
      <style:table-column-properties fo:break-before="auto" style:column-width="24.18mm"/>
    </style:style>
    <style:style style:name="co28" style:family="table-column">
      <style:table-column-properties fo:break-before="auto" style:column-width="19.88mm"/>
    </style:style>
    <style:style style:name="co29" style:family="table-column">
      <style:table-column-properties fo:break-before="auto" style:column-width="111.64mm"/>
    </style:style>
    <style:style style:name="co30" style:family="table-column">
      <style:table-column-properties fo:break-before="auto" style:column-width="23.55mm"/>
    </style:style>
    <style:style style:name="co31" style:family="table-column">
      <style:table-column-properties fo:break-before="auto" style:column-width="24.5mm"/>
    </style:style>
    <style:style style:name="co32" style:family="table-column">
      <style:table-column-properties fo:break-before="auto" style:column-width="25.01mm"/>
    </style:style>
    <style:style style:name="co33" style:family="table-column">
      <style:table-column-properties fo:break-before="auto" style:column-width="26.25mm"/>
    </style:style>
    <style:style style:name="co34" style:family="table-column">
      <style:table-column-properties fo:break-before="auto" style:column-width="30.46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9.21m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number:date-style style:name="N10036" number:language="fr" number:country="FR" number:automatic-order="true">
      <number:day number:style="long"/>
      <number:text>/</number:text>
      <number:month number:style="long"/>
      <number:text>/</number:text>
      <number:year number:style="long"/>
    </number:date-style>
    <style:style style:name="ce2" style:family="table-cell" style:parent-style-name="Default">
      <style:table-cell-properties fo:background-color="#00cccc"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3" style:family="table-cell" style:parent-style-name="Default">
      <style:table-cell-properties fo:border-bottom="none" fo:background-color="#00cccc" style:text-align-source="fix" style:repeat-content="false" fo:border-left="0.06pt solid #000000" fo:border-right="0.06pt solid #000000" fo:border-top="none"/>
      <style:paragraph-properties fo:text-align="start" fo:margin-left="0mm"/>
      <style:text-properties fo:font-weight="bold" style:font-weight-asian="bold" style:font-weight-complex="bold"/>
    </style:style>
    <style:style style:name="ce9" style:family="table-cell" style:parent-style-name="Default">
      <style:table-cell-properties fo:border-bottom="none" fo:background-color="#ccffff" fo:border-left="0.06pt solid #000000" fo:border-right="0.06pt solid #000000" fo:border-top="none"/>
    </style:style>
    <style:style style:name="ce16" style:family="table-cell" style:parent-style-name="Default">
      <style:table-cell-properties fo:border-bottom="0.06pt solid #000000" fo:background-color="#ccffff" fo:border-left="0.06pt solid #000000" fo:border-right="0.06pt solid #000000" fo:border-top="none"/>
    </style:style>
    <style:style style:name="ce18" style:family="table-cell" style:parent-style-name="Default">
      <style:table-cell-properties fo:background-color="#00cccc" style:text-align-source="fix" style:repeat-content="false"/>
      <style:paragraph-properties fo:text-align="center" fo:margin-left="0mm"/>
    </style:style>
    <style:style style:name="ce19" style:family="table-cell" style:parent-style-name="Default">
      <style:text-properties fo:font-weight="bold" style:font-weight-asian="bold" style:font-weight-complex="bold"/>
    </style:style>
    <style:style style:name="ce21" style:family="table-cell" style:parent-style-name="Default" style:data-style-name="N11"/>
    <style:style style:name="ce22" style:family="table-cell" style:parent-style-name="Default" style:data-style-name="N0"/>
    <style:style style:name="ce1" style:family="table-cell" style:parent-style-name="Default">
      <style:table-cell-properties fo:background-color="#add58a" style:text-align-source="fix" style:repeat-content="false" style:rotation-angle="90" style:vertical-align="middle"/>
      <style:paragraph-properties fo:text-align="center"/>
      <style:text-properties fo:font-size="12pt" fo:font-weight="bold" style:font-size-asian="12pt" style:font-weight-asian="bold" style:font-size-complex="12pt" style:font-weight-complex="bold"/>
    </style:style>
    <style:style style:name="ce63" style:family="table-cell" style:parent-style-name="Default">
      <style:text-properties fo:font-size="12pt" style:font-size-asian="12pt" style:font-size-complex="12pt"/>
    </style:style>
    <style:style style:name="ce36" style:family="table-cell" style:parent-style-name="Default">
      <style:table-cell-properties fo:background-color="#333333"/>
      <style:text-properties fo:font-size="12pt" style:font-size-asian="12pt" style:font-size-complex="12pt"/>
    </style:style>
    <style:style style:name="ce10" style:family="table-cell" style:parent-style-name="Default">
      <style:table-cell-properties fo:background-color="#add58a"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5" style:family="table-cell" style:parent-style-name="Default">
      <style:table-cell-properties fo:border-bottom="none" fo:background-color="#0d1f63" style:text-align-source="fix" style:repeat-content="false" fo:border-left="0.06pt solid #000000" fo:border-right="none" fo:border-top="0.06pt solid #000000"/>
      <style:paragraph-properties fo:text-align="end" fo:margin-left="0mm"/>
      <style:text-properties fo:font-size="12pt" fo:font-weight="bold" style:font-size-asian="12pt" style:font-weight-asian="bold" style:font-size-complex="12pt" style:font-weight-complex="bold"/>
    </style:style>
    <style:style style:name="ce6" style:family="table-cell" style:parent-style-name="Default">
      <style:table-cell-properties fo:border-bottom="none" fo:background-color="#0d1f63" style:text-align-source="fix" style:repeat-content="false" fo:border-left="0.06pt solid #000000" fo:border-right="none" fo:border-top="none"/>
      <style:paragraph-properties fo:text-align="end" fo:margin-left="0mm"/>
      <style:text-properties fo:font-size="12pt" fo:font-weight="bold" style:font-size-asian="12pt" style:font-weight-asian="bold" style:font-size-complex="12pt" style:font-weight-complex="bold"/>
    </style:style>
    <style:style style:name="ce7" style:family="table-cell" style:parent-style-name="Default">
      <style:table-cell-properties fo:background-color="#0d1f63" style:text-align-source="fix" style:repeat-content="false" fo:border="none"/>
      <style:paragraph-properties fo:text-align="end" fo:margin-left="0mm"/>
      <style:text-properties fo:font-size="12pt" fo:font-weight="bold" style:font-size-asian="12pt" style:font-weight-asian="bold" style:font-size-complex="12pt" style:font-weight-complex="bold"/>
    </style:style>
    <style:style style:name="ce8" style:family="table-cell" style:parent-style-name="Default">
      <style:table-cell-properties fo:border-bottom="0.06pt solid #000000" fo:background-color="#0d1f63" style:text-align-source="fix" style:repeat-content="false" fo:border-left="none" fo:border-right="none" fo:border-top="none"/>
      <style:paragraph-properties fo:text-align="end" fo:margin-left="0mm"/>
      <style:text-properties fo:font-size="12pt" fo:font-weight="bold" style:font-size-asian="12pt" style:font-weight-asian="bold" style:font-size-complex="12pt" style:font-weight-complex="bold"/>
    </style:style>
    <style:style style:name="ce4" style:family="table-cell" style:parent-style-name="Default">
      <style:table-cell-properties fo:background-color="#add58a"/>
      <style:text-properties fo:font-size="12pt" style:font-size-asian="12pt" style:font-size-complex="12pt"/>
    </style:style>
    <style:style style:name="ce62" style:family="table-cell" style:parent-style-name="Default">
      <style:table-cell-properties fo:border-bottom="none" fo:background-color="#0d1f63" style:text-align-source="fix" style:repeat-content="false" fo:border-left="2.24pt solid #e3d200" fo:border-right="none" fo:border-top="2.24pt solid #e3d200" style:vertical-align="middle"/>
      <style:paragraph-properties fo:text-align="center" fo:margin-left="0mm"/>
      <style:text-properties fo:font-size="12pt" fo:font-weight="bold" style:font-size-asian="12pt" style:font-weight-asian="bold" style:font-size-complex="12pt" style:font-weight-complex="bold"/>
    </style:style>
    <style:style style:name="ce64" style:family="table-cell" style:parent-style-name="Default">
      <style:table-cell-properties fo:border-bottom="2.24pt solid #e3d200" fo:background-color="#0d1f63" style:text-align-source="fix" style:repeat-content="false" fo:border-left="2.24pt solid #e3d200" fo:border-right="none" fo:border-top="2.24pt solid #e3d200" style:vertical-align="middle"/>
      <style:paragraph-properties fo:text-align="center" fo:margin-left="0mm"/>
      <style:text-properties fo:font-size="12pt" fo:font-weight="bold" style:font-size-asian="12pt" style:font-weight-asian="bold" style:font-size-complex="12pt" style:font-weight-complex="bold"/>
    </style:style>
    <style:style style:name="ce11" style:family="table-cell" style:parent-style-name="Default">
      <style:table-cell-properties fo:border-bottom="2.24pt solid #e3d200" fo:background-color="#333333" style:text-align-source="fix" style:repeat-content="false" fo:border-left="2.24pt solid #e3d200" fo:border-right="none" fo:border-top="none"/>
      <style:paragraph-properties fo:text-align="end" fo:margin-left="0mm"/>
      <style:text-properties fo:font-size="12pt" fo:font-weight="bold" style:font-size-asian="12pt" style:font-weight-asian="bold" style:font-size-complex="12pt" style:font-weight-complex="bold"/>
    </style:style>
    <style:style style:name="ce12" style:family="table-cell" style:parent-style-name="Default">
      <style:table-cell-properties fo:border-bottom="0.06pt solid #000000" fo:background-color="#0d1f63" style:text-align-source="fix" style:repeat-content="false" fo:border-left="0.06pt solid #000000" fo:border-right="none" fo:border-top="none"/>
      <style:paragraph-properties fo:text-align="end" fo:margin-left="0mm"/>
      <style:text-properties fo:font-size="12pt" fo:font-weight="bold" style:font-size-asian="12pt" style:font-weight-asian="bold" style:font-size-complex="12pt" style:font-weight-complex="bold"/>
    </style:style>
    <style:style style:name="ce13" style:family="table-cell" style:parent-style-name="Default" style:data-style-name="N80">
      <style:table-cell-properties fo:border-bottom="none" fo:background-color="#adc5e7" fo:border-left="none" fo:border-right="0.06pt solid #000000" fo:border-top="0.06pt solid #000000"/>
      <style:text-properties fo:font-size="12pt" style:font-size-asian="12pt" style:font-size-complex="12pt"/>
    </style:style>
    <style:style style:name="ce14" style:family="table-cell" style:parent-style-name="Default" style:data-style-name="N4">
      <style:table-cell-properties fo:border-bottom="none" fo:background-color="#adc5e7" fo:border-left="none" fo:border-right="0.06pt solid #000000" fo:border-top="none"/>
      <style:text-properties fo:font-size="12pt" style:font-size-asian="12pt" style:font-size-complex="12pt"/>
    </style:style>
    <style:style style:name="ce44" style:family="table-cell" style:parent-style-name="Default" style:data-style-name="N11">
      <style:table-cell-properties fo:border-bottom="none" fo:background-color="#b2b2b2" fo:border-left="none" fo:border-right="0.06pt solid #000000" fo:border-top="none"/>
      <style:text-properties fo:font-size="12pt" style:font-size-asian="12pt" style:font-size-complex="12pt"/>
    </style:style>
    <style:style style:name="ce17" style:family="table-cell" style:parent-style-name="Default" style:data-style-name="N111">
      <style:table-cell-properties fo:border-bottom="0.06pt solid #000000" fo:background-color="#adc5e7" fo:border-left="none" fo:border-right="0.06pt solid #000000" fo:border-top="none"/>
      <style:text-properties fo:font-size="12pt" style:font-size-asian="12pt" style:font-size-complex="12pt"/>
    </style:style>
    <style:style style:name="ce90" style:family="table-cell" style:parent-style-name="Default" style:data-style-name="N4">
      <style:table-cell-properties fo:border-bottom="none" fo:background-color="#cccccc" style:text-align-source="fix" style:repeat-content="false" fo:border-left="none" fo:border-right="2.24pt solid #e3d200" fo:border-top="2.24pt solid #e3d200" style:vertical-align="middle"/>
      <style:paragraph-properties fo:text-align="center"/>
      <style:text-properties fo:font-size="12pt" style:font-size-asian="12pt" style:font-size-complex="12pt"/>
    </style:style>
    <style:style style:name="ce56" style:family="table-cell" style:parent-style-name="Default" style:data-style-name="N11">
      <style:table-cell-properties fo:border-bottom="2.24pt solid #e3d200" fo:background-color="#cccccc" style:text-align-source="fix" style:repeat-content="false" fo:border-left="none" fo:border-right="2.24pt solid #e3d200" fo:border-top="2.24pt solid #e3d200" style:vertical-align="middle"/>
      <style:paragraph-properties fo:text-align="center"/>
      <style:text-properties fo:font-size="12pt" style:font-size-asian="12pt" style:font-size-complex="12pt"/>
    </style:style>
    <style:style style:name="ce20" style:family="table-cell" style:parent-style-name="Default" style:data-style-name="N11">
      <style:table-cell-properties fo:border-bottom="2.24pt solid #e3d200" fo:background-color="#333333" fo:border-left="none" fo:border-right="2.24pt solid #e3d200" fo:border-top="none"/>
      <style:text-properties fo:font-size="12pt" style:font-size-asian="12pt" style:font-size-complex="12pt"/>
    </style:style>
    <style:style style:name="ce58" style:family="table-cell" style:parent-style-name="Default">
      <style:table-cell-properties fo:background-color="#333333" style:text-align-source="fix" style:repeat-content="false"/>
      <style:paragraph-properties fo:text-align="end" fo:margin-left="0mm"/>
      <style:text-properties fo:font-size="12pt" style:font-size-asian="12pt" style:font-size-complex="12pt"/>
    </style:style>
    <style:style style:name="ce61" style:family="table-cell" style:parent-style-name="Default" style:data-style-name="N4">
      <style:table-cell-properties fo:border-bottom="none" fo:background-color="#cccccc" style:text-align-source="fix" style:repeat-content="false" fo:border-left="none" fo:border-right="0.06pt solid #000000" fo:border-top="0.06pt solid #000000"/>
      <style:paragraph-properties fo:text-align="end" fo:margin-left="0mm"/>
      <style:text-properties fo:font-size="12pt" style:font-size-asian="12pt" style:font-size-complex="12pt"/>
    </style:style>
    <style:style style:name="ce65" style:family="table-cell" style:parent-style-name="Default" style:data-style-name="N4">
      <style:table-cell-properties fo:border-bottom="0.06pt solid #000000" fo:background-color="#cccccc" style:text-align-source="fix" style:repeat-content="false" fo:border-left="none" fo:border-right="0.06pt solid #000000" fo:border-top="none"/>
      <style:paragraph-properties fo:text-align="end" fo:margin-left="0mm"/>
      <style:text-properties fo:font-size="12pt" style:font-size-asian="12pt" style:font-size-complex="12pt"/>
    </style:style>
    <style:style style:name="ce66" style:family="table-cell" style:parent-style-name="Default" style:data-style-name="N161">
      <style:table-cell-properties fo:border-bottom="none" fo:background-color="#cccccc" style:text-align-source="fix" style:repeat-content="false" fo:border-left="none" fo:border-right="0.06pt solid #000000" fo:border-top="0.06pt solid #000000"/>
      <style:paragraph-properties fo:text-align="end" fo:margin-left="0mm"/>
      <style:text-properties fo:font-size="12pt" style:font-size-asian="12pt" style:font-size-complex="12pt"/>
    </style:style>
    <style:style style:name="ce67" style:family="table-cell" style:parent-style-name="Default" style:data-style-name="N162">
      <style:table-cell-properties fo:border-bottom="0.06pt solid #000000" fo:background-color="#cccccc" style:text-align-source="fix" style:repeat-content="false" fo:border-left="none" fo:border-right="0.06pt solid #000000" fo:border-top="none"/>
      <style:paragraph-properties fo:text-align="end" fo:margin-left="0mm"/>
      <style:text-properties fo:font-size="12pt" style:font-size-asian="12pt" style:font-size-complex="12pt"/>
    </style:style>
    <style:style style:name="ce68" style:family="table-cell" style:parent-style-name="Default" style:data-style-name="N157">
      <style:table-cell-properties fo:border-bottom="0.06pt solid #000000" fo:background-color="#cccccc" style:text-align-source="fix" style:repeat-content="false" fo:border-left="none" fo:border-right="0.06pt solid #000000" fo:border-top="none"/>
      <style:paragraph-properties fo:text-align="end" fo:margin-left="0mm"/>
      <style:text-properties fo:font-size="12pt" style:font-size-asian="12pt" style:font-size-complex="12pt"/>
    </style:style>
    <style:style style:name="ce29" style:family="table-cell" style:parent-style-name="Default">
      <style:table-cell-properties fo:border-bottom="none" fo:background-color="#0d1f63" style:text-align-source="fix" style:repeat-content="false" fo:border-left="none" fo:border-right="none" fo:border-top="0.06pt solid #000000"/>
      <style:paragraph-properties fo:text-align="center" fo:margin-left="0mm"/>
      <style:text-properties fo:font-size="12pt" fo:font-weight="bold" style:font-size-asian="12pt" style:font-weight-asian="bold" style:font-size-complex="12pt" style:font-weight-complex="bold"/>
    </style:style>
    <style:style style:name="ce59" style:family="table-cell" style:parent-style-name="Default">
      <style:table-cell-properties fo:border-bottom="none" fo:background-color="#cccccc" style:text-align-source="fix" style:repeat-content="false" fo:border-left="none" fo:border-right="0.06pt solid #000000" fo:border-top="0.06pt solid #000000"/>
      <style:paragraph-properties fo:text-align="end" fo:margin-left="0mm"/>
      <style:text-properties fo:font-size="12pt" style:font-size-asian="12pt" style:font-size-complex="12pt"/>
    </style:style>
    <style:style style:name="ce60" style:family="table-cell" style:parent-style-name="Default">
      <style:table-cell-properties fo:border-bottom="none" fo:background-color="#cccccc" style:text-align-source="fix" style:repeat-content="false" fo:border-left="none" fo:border-right="0.06pt solid #000000" fo:border-top="none"/>
      <style:paragraph-properties fo:text-align="end" fo:margin-left="0mm"/>
      <style:text-properties fo:font-size="12pt" style:font-size-asian="12pt" style:font-size-complex="12pt"/>
    </style:style>
    <style:style style:name="ce69" style:family="table-cell" style:parent-style-name="Default">
      <style:table-cell-properties fo:border-bottom="0.06pt solid #000000" fo:background-color="#cccccc" style:text-align-source="fix" style:repeat-content="false" fo:border-left="none" fo:border-right="0.06pt solid #000000" fo:border-top="none"/>
      <style:paragraph-properties fo:text-align="end" fo:margin-left="0mm"/>
      <style:text-properties fo:font-size="12pt" style:font-size-asian="12pt" style:font-size-complex="12pt"/>
    </style:style>
    <style:style style:name="ce75" style:family="table-cell" style:parent-style-name="Default" style:data-style-name="N11">
      <style:table-cell-properties fo:border-bottom="none" fo:background-color="#cccccc" style:text-align-source="fix" style:repeat-content="false" fo:border-left="none" fo:border-right="0.06pt solid #000000" fo:border-top="0.06pt solid #000000"/>
      <style:paragraph-properties fo:text-align="center" fo:margin-left="0mm"/>
      <style:text-properties fo:font-size="12pt" style:font-size-asian="12pt" style:font-size-complex="12pt"/>
    </style:style>
    <style:style style:name="ce76" style:family="table-cell" style:parent-style-name="Default" style:data-style-name="N11">
      <style:table-cell-properties fo:border-bottom="none" fo:background-color="#cccccc" style:text-align-source="fix" style:repeat-content="false" fo:border-left="none" fo:border-right="0.06pt solid #000000" fo:border-top="none"/>
      <style:paragraph-properties fo:text-align="center" fo:margin-left="0mm"/>
      <style:text-properties fo:font-size="12pt" style:font-size-asian="12pt" style:font-size-complex="12pt"/>
    </style:style>
    <style:style style:name="ce74" style:family="table-cell" style:parent-style-name="Default">
      <style:table-cell-properties fo:background-color="#333333" style:text-align-source="fix" style:repeat-content="false"/>
      <style:paragraph-properties fo:text-align="center" fo:margin-left="0mm"/>
      <style:text-properties fo:font-size="12pt" style:font-size-asian="12pt" style:font-size-complex="12pt"/>
    </style:style>
    <style:style style:name="ce77" style:family="table-cell" style:parent-style-name="Default" style:data-style-name="N11">
      <style:table-cell-properties fo:border-bottom="0.06pt solid #000000" fo:background-color="#cccccc" style:text-align-source="fix" style:repeat-content="false" fo:border-left="none" fo:border-right="0.06pt solid #000000" fo:border-top="none"/>
      <style:paragraph-properties fo:text-align="center" fo:margin-left="0mm"/>
      <style:text-properties fo:font-size="12pt" style:font-size-asian="12pt" style:font-size-complex="12pt"/>
    </style:style>
    <style:style style:name="ce81" style:family="table-cell" style:parent-style-name="Default" style:data-style-name="N2">
      <style:table-cell-properties fo:background-color="#cccccc" fo:border="0.06pt solid #000000"/>
      <style:text-properties fo:font-size="12pt" style:font-size-asian="12pt" style:font-size-complex="12pt"/>
    </style:style>
    <style:style style:name="ce23" style:family="table-cell" style:parent-style-name="Default">
      <style:table-cell-properties fo:border-bottom="none" fo:background-color="#0d1f63" fo:border-left="0.06pt solid #000000" fo:border-right="0.06pt solid #000000" fo:border-top="0.06pt solid #000000"/>
      <style:text-properties fo:font-size="12pt" fo:font-weight="bold" style:font-size-asian="12pt" style:font-weight-asian="bold" style:font-size-complex="12pt" style:font-weight-complex="bold"/>
    </style:style>
    <style:style style:name="ce24" style:family="table-cell" style:parent-style-name="Default">
      <style:table-cell-properties fo:border-bottom="none" fo:background-color="#b2b2b2" fo:border-left="0.06pt solid #000000" fo:border-right="0.06pt solid #000000" fo:border-top="none"/>
      <style:text-properties fo:font-size="12pt" style:font-size-asian="12pt" style:font-size-complex="12pt"/>
    </style:style>
    <style:style style:name="ce25" style:family="table-cell" style:parent-style-name="Default">
      <style:table-cell-properties fo:border-bottom="0.06pt solid #000000" fo:background-color="#b2b2b2" fo:border-left="0.06pt solid #000000" fo:border-right="0.06pt solid #000000" fo:border-top="none"/>
      <style:text-properties fo:font-size="12pt" style:font-size-asian="12pt" style:font-size-complex="12pt"/>
    </style:style>
    <style:style style:name="ce102" style:family="table-cell" style:parent-style-name="Default">
      <style:table-cell-properties fo:background-color="#0d1f63" style:text-align-source="fix" style:repeat-content="false" fo:border="0.06pt solid #000000"/>
      <style:paragraph-properties fo:text-align="start" fo:margin-left="0mm"/>
      <style:text-properties fo:font-size="12pt" fo:font-weight="bold" style:font-size-asian="12pt" style:font-weight-asian="bold" style:font-size-complex="12pt" style:font-weight-complex="bold"/>
    </style:style>
    <style:style style:name="ce87" style:family="table-cell" style:parent-style-name="Default">
      <style:table-cell-properties fo:border-bottom="none" fo:background-color="#0d1f63" style:text-align-source="fix" style:repeat-content="false" fo:border-left="0.06pt solid #000000" fo:border-right="0.06pt solid #000000" fo:border-top="0.06pt solid #000000"/>
      <style:paragraph-properties fo:text-align="center" fo:margin-left="0mm"/>
      <style:text-properties fo:font-size="12pt" fo:font-weight="bold" style:font-size-asian="12pt" style:font-weight-asian="bold" style:font-size-complex="12pt" style:font-weight-complex="bold"/>
    </style:style>
    <style:style style:name="ce88" style:family="table-cell" style:parent-style-name="Default">
      <style:table-cell-properties fo:border-bottom="none" fo:background-color="#cccccc" style:text-align-source="fix" style:repeat-content="false" fo:border-left="0.06pt solid #000000" fo:border-right="0.06pt solid #000000" fo:border-top="none"/>
      <style:paragraph-properties fo:text-align="center" fo:margin-left="0mm"/>
      <style:text-properties fo:font-size="12pt" style:font-size-asian="12pt" style:font-size-complex="12pt"/>
    </style:style>
    <style:style style:name="ce103" style:family="table-cell" style:parent-style-name="Default">
      <style:table-cell-properties fo:border-bottom="0.06pt solid #000000" fo:background-color="#cccccc" style:text-align-source="fix" style:repeat-content="false" fo:border-left="0.06pt solid #000000" fo:border-right="0.06pt solid #000000" fo:border-top="none"/>
      <style:paragraph-properties fo:text-align="center" fo:margin-left="0mm"/>
      <style:text-properties fo:font-size="12pt" style:font-size-asian="12pt" style:font-size-complex="12pt"/>
    </style:style>
    <style:style style:name="ce86" style:family="table-cell" style:parent-style-name="Default">
      <style:table-cell-properties fo:background-color="#0d1f63" style:text-align-source="fix" style:repeat-content="false" fo:border="0.06pt solid #000000"/>
      <style:paragraph-properties fo:text-align="center" fo:margin-left="0mm"/>
      <style:text-properties fo:font-size="12pt" fo:font-weight="bold" style:font-size-asian="12pt" style:font-weight-asian="bold" style:font-size-complex="12pt" style:font-weight-complex="bold"/>
    </style:style>
    <style:style style:name="ce71" style:family="table-cell" style:parent-style-name="Default">
      <style:table-cell-properties fo:border-bottom="none" fo:background-color="#cccccc" style:text-align-source="fix" style:repeat-content="false" fo:border-left="none" fo:border-right="0.06pt solid #000000" fo:border-top="none"/>
      <style:paragraph-properties fo:text-align="center" fo:margin-left="0mm"/>
      <style:text-properties fo:font-size="12pt" style:font-size-asian="12pt" style:font-size-complex="12pt"/>
    </style:style>
    <style:style style:name="ce107" style:family="table-cell" style:parent-style-name="Default" style:data-style-name="N131">
      <style:table-cell-properties fo:border-bottom="none" fo:background-color="#cccccc" style:text-align-source="fix" style:repeat-content="false" fo:border-left="0.06pt solid #000000" fo:border-right="0.06pt solid #000000" fo:border-top="none"/>
      <style:paragraph-properties fo:text-align="center" fo:margin-left="0mm"/>
      <style:text-properties fo:font-size="12pt" style:font-size-asian="12pt" style:font-size-complex="12pt"/>
    </style:style>
    <style:style style:name="ce108" style:family="table-cell" style:parent-style-name="Default" style:data-style-name="N131">
      <style:table-cell-properties fo:border-bottom="0.06pt solid #000000" fo:background-color="#cccccc" style:text-align-source="fix" style:repeat-content="false" fo:border-left="0.06pt solid #000000" fo:border-right="0.06pt solid #000000" fo:border-top="none"/>
      <style:paragraph-properties fo:text-align="center" fo:margin-left="0mm"/>
      <style:text-properties fo:font-size="12pt" style:font-size-asian="12pt" style:font-size-complex="12pt"/>
    </style:style>
    <style:style style:name="ce92" style:family="table-cell" style:parent-style-name="Default" style:data-style-name="N131">
      <style:table-cell-properties fo:border-bottom="none" fo:background-color="#cccccc" style:text-align-source="fix" style:repeat-content="false" fo:border-left="none" fo:border-right="0.06pt solid #000000" fo:border-top="none"/>
      <style:paragraph-properties fo:text-align="center" fo:margin-left="0mm"/>
      <style:text-properties fo:font-size="12pt" style:font-size-asian="12pt" style:font-size-complex="12pt"/>
    </style:style>
    <style:style style:name="ce110" style:family="table-cell" style:parent-style-name="Default">
      <style:table-cell-properties fo:background-color="#0d1f63" style:text-align-source="fix" style:repeat-content="false"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11" style:family="table-cell" style:parent-style-name="Default">
      <style:table-cell-properties fo:border-bottom="none" fo:background-color="#adc5e7" style:text-align-source="fix" style:repeat-content="false" fo:border-left="0.06pt solid #000000" fo:border-right="0.06pt solid #000000" fo:border-top="0.06pt solid #000000"/>
      <style:paragraph-properties fo:text-align="center" fo:margin-left="0mm"/>
      <style:text-properties fo:color="#000000" fo:font-size="12pt" style:font-size-asian="12pt" style:font-size-complex="12pt"/>
    </style:style>
    <style:style style:name="ce112" style:family="table-cell" style:parent-style-name="Default" style:data-style-name="N2">
      <style:table-cell-properties fo:border-bottom="0.06pt solid #000000" fo:background-color="#cccccc" style:text-align-source="fix" style:repeat-content="false" fo:border-left="0.06pt solid #000000" fo:border-right="0.06pt solid #000000" fo:border-top="none" style:vertical-align="middle"/>
      <style:paragraph-properties fo:text-align="center"/>
      <style:text-properties fo:font-size="12pt" style:font-size-asian="12pt" style:font-size-complex="12pt"/>
      <style:map style:condition="cell-content()&lt;0" style:apply-style-name="negative_20_amount" style:base-cell-address="Overview.P4"/>
      <style:map style:condition="cell-content()&gt;0" style:apply-style-name="positive_20_amount" style:base-cell-address="Overview.P4"/>
    </style:style>
    <style:style style:name="ce113" style:family="table-cell" style:parent-style-name="Default" style:data-style-name="N2">
      <style:table-cell-properties fo:border-bottom="0.06pt solid #000000" fo:border-left="none" fo:border-right="none" fo:border-top="none"/>
      <style:map style:condition="cell-content()&lt;0" style:apply-style-name="negative_20_amount" style:base-cell-address="Overview.P4"/>
      <style:map style:condition="cell-content()&gt;0" style:apply-style-name="positive_20_amount" style:base-cell-address="Overview.P4"/>
    </style:style>
    <style:style style:name="ce115" style:family="table-cell" style:parent-style-name="Default">
      <style:table-cell-properties fo:border-bottom="none" fo:background-color="#adc5e7" style:text-align-source="fix" style:repeat-content="false" fo:border-left="0.06pt solid #000000" fo:border-right="0.06pt solid #000000" fo:border-top="none"/>
      <style:paragraph-properties fo:text-align="center" fo:margin-left="0mm"/>
      <style:text-properties fo:color="#000000" fo:font-size="12pt" style:font-size-asian="12pt" style:font-size-complex="12pt"/>
    </style:style>
    <style:style style:name="ce120" style:family="table-cell" style:parent-style-name="Default">
      <style:table-cell-properties fo:border-bottom="0.06pt solid #000000" fo:border-left="none" fo:border-right="none" fo:border-top="none"/>
    </style:style>
    <style:style style:name="ce124" style:family="table-cell" style:parent-style-name="Default" style:data-style-name="N2">
      <style:table-cell-properties fo:border-bottom="0.06pt solid #000000" fo:background-color="#cccccc" style:text-align-source="fix" style:repeat-content="false" fo:border-left="0.06pt solid #000000" fo:border-right="0.06pt solid #000000" fo:border-top="none" style:vertical-align="middle"/>
      <style:paragraph-properties fo:text-align="center"/>
      <style:text-properties fo:font-size="12pt" style:font-size-asian="12pt" style:font-size-complex="12pt"/>
    </style:style>
    <style:style style:name="ce128" style:family="table-cell" style:parent-style-name="Default" style:data-style-name="N2">
      <style:table-cell-properties fo:border-bottom="0.06pt solid #000000" fo:background-color="#cccccc" fo:border-left="0.06pt solid #000000" fo:border-right="0.06pt solid #000000" fo:border-top="none"/>
      <style:text-properties fo:font-size="12pt" style:font-size-asian="12pt" style:font-size-complex="12pt"/>
    </style:style>
    <style:style style:name="ce183" style:family="table-cell" style:parent-style-name="Default">
      <style:table-cell-properties fo:border-bottom="0.06pt solid #000000" fo:background-color="#0d1f63" style:text-align-source="fix" style:repeat-content="false" fo:border-left="none" fo:border-right="0.06pt solid #000000"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84" style:family="table-cell" style:parent-style-name="Default">
      <style:table-cell-properties fo:border-bottom="0.99pt ridge #000000" fo:background-color="#0d1f63"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8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84" style:family="table-cell" style:parent-style-name="Default">
      <style:table-cell-properties fo:border-bottom="none" fo:background-color="#000000"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140" style:family="table-cell" style:parent-style-name="Default">
      <style:table-cell-properties fo:border-bottom="none" fo:background-color="#333333"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99" style:family="table-cell" style:parent-style-name="Default" style:data-style-name="N10036">
      <style:table-cell-properties fo:border-bottom="0.06pt solid #000000" fo:background-color="#0d1f63" style:text-align-source="fix" style:repeat-content="false" fo:border-left="none" fo:border-right="none"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186" style:family="table-cell" style:parent-style-name="Default">
      <style:table-cell-properties fo:border-bottom="0.99pt ridge #000000" fo:background-color="#0d1f63"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88" style:family="table-cell" style:parent-style-name="Default" style:data-style-name="N36">
      <style:table-cell-properties style:text-align-source="fix" style:repeat-content="false" fo:background-color="transparent"/>
      <style:paragraph-properties fo:text-align="start" fo:margin-left="0mm"/>
    </style:style>
    <style:style style:name="ce189" style:family="table-cell" style:parent-style-name="Default" style:data-style-name="N10036">
      <style:table-cell-properties style:text-align-source="fix" style:repeat-content="false" fo:background-color="transparent" style:vertical-align="middle"/>
      <style:paragraph-properties fo:text-align="start" fo:margin-left="0mm"/>
      <style:text-properties fo:font-size="10pt" style:font-size-asian="10pt" style:font-size-complex="10pt"/>
    </style:style>
    <style:style style:name="ce95" style:family="table-cell" style:parent-style-name="Default" style:data-style-name="N10036">
      <style:table-cell-properties style:text-align-source="fix" style:repeat-content="false" style:vertical-align="middle"/>
      <style:paragraph-properties fo:text-align="start" fo:margin-left="0mm"/>
      <style:text-properties fo:font-size="10pt" style:font-size-asian="10pt" style:font-size-complex="10pt"/>
    </style:style>
    <style:style style:name="ce96" style:family="table-cell" style:parent-style-name="Default" style:data-style-name="N10036">
      <style:table-cell-properties fo:background-color="#000000" style:text-align-source="fix" style:repeat-content="false" style:vertical-align="middle"/>
      <style:paragraph-properties fo:text-align="start" fo:margin-left="0mm"/>
      <style:text-properties fo:font-size="10pt" style:font-size-asian="10pt" style:font-size-complex="10pt"/>
    </style:style>
    <style:style style:name="ce169" style:family="table-cell" style:parent-style-name="Default" style:data-style-name="N10036">
      <style:table-cell-properties fo:background-color="#333333" style:text-align-source="fix" style:repeat-content="false" style:vertical-align="middle"/>
      <style:paragraph-properties fo:text-align="start" fo:margin-left="0mm"/>
      <style:text-properties fo:font-size="10pt" style:font-size-asian="10pt" style:font-size-complex="10pt"/>
    </style:style>
    <style:style style:name="ce195" style:family="table-cell" style:parent-style-name="Default">
      <style:table-cell-properties fo:border-bottom="0.06pt solid #000000" fo:background-color="#0d1f63" style:text-align-source="fix" style:repeat-content="false" fo:border-left="none" fo:border-right="none"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198" style:family="table-cell" style:parent-style-name="Default">
      <style:table-cell-properties fo:background-color="transparent"/>
    </style:style>
    <style:style style:name="ce199" style:family="table-cell" style:parent-style-name="Default">
      <style:table-cell-properties style:text-align-source="fix" style:repeat-content="false" fo:background-color="transparent" style:vertical-align="middle"/>
      <style:paragraph-properties fo:text-align="start" fo:margin-left="0mm"/>
      <style:text-properties fo:font-size="10pt" style:font-size-asian="10pt" style:font-size-complex="10pt"/>
    </style:style>
    <style:style style:name="ce232" style:family="table-cell" style:parent-style-name="Default">
      <style:table-cell-properties style:text-align-source="fix" style:repeat-content="false" style:vertical-align="middle"/>
      <style:paragraph-properties fo:text-align="start" fo:margin-left="0mm"/>
      <style:text-properties fo:font-size="10pt" style:font-size-asian="10pt" style:font-size-complex="10pt"/>
    </style:style>
    <style:style style:name="ce233" style:family="table-cell" style:parent-style-name="Default">
      <style:table-cell-properties fo:background-color="#000000" style:text-align-source="fix" style:repeat-content="false" style:vertical-align="middle"/>
      <style:paragraph-properties fo:text-align="start" fo:margin-left="0mm"/>
      <style:text-properties fo:font-size="10pt" style:font-size-asian="10pt" style:font-size-complex="10pt"/>
    </style:style>
    <style:style style:name="ce234" style:family="table-cell" style:parent-style-name="Default">
      <style:table-cell-properties fo:background-color="#333333" style:text-align-source="fix" style:repeat-content="false" style:vertical-align="middle"/>
      <style:paragraph-properties fo:text-align="start" fo:margin-left="0mm"/>
      <style:text-properties fo:font-size="10pt" style:font-size-asian="10pt" style:font-size-complex="10pt"/>
    </style:style>
    <style:style style:name="ce190" style:family="table-cell" style:parent-style-name="Default">
      <style:table-cell-properties fo:background-color="#000000"/>
    </style:style>
    <style:style style:name="ce236" style:family="table-cell" style:parent-style-name="Default">
      <style:table-cell-properties fo:background-color="#333333"/>
    </style:style>
    <style:style style:name="ce196" style:family="table-cell" style:parent-style-name="Default">
      <style:table-cell-properties fo:border-bottom="0.06pt solid #000000" fo:background-color="#0d1f63" style:text-align-source="fix" style:repeat-content="false" fo:border-left="none" fo:border-right="0.99pt ridge #000000"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197" style:family="table-cell" style:parent-style-name="Default">
      <style:table-cell-properties fo:background-color="#0d1f63" style:text-align-source="fix" style:repeat-content="false" fo:border="none" style:vertical-align="middle"/>
      <style:paragraph-properties fo:text-align="center" fo:margin-left="0mm"/>
      <style:text-properties fo:font-size="10pt" fo:font-weight="bold" style:font-size-asian="10pt" style:font-weight-asian="bold" style:font-size-complex="10pt" style:font-weight-complex="bold"/>
    </style:style>
    <style:style style:name="ce249" style:family="table-cell" style:parent-style-name="Default">
      <style:table-cell-properties fo:border-bottom="none" fo:background-color="transparent" fo:border-left="none" fo:border-right="0.99pt solid #000000" fo:border-top="none"/>
    </style:style>
    <style:style style:name="ce254" style:family="table-cell" style:parent-style-name="Default">
      <style:table-cell-properties fo:border-bottom="none" style:text-align-source="fix" style:repeat-content="false" fo:background-color="transparent" fo:border-left="none" fo:border-right="0.99pt solid #000000" fo:border-top="none" style:vertical-align="middle"/>
      <style:paragraph-properties fo:text-align="start" fo:margin-left="0mm"/>
      <style:text-properties fo:font-size="10pt" style:font-size-asian="10pt" style:font-size-complex="10pt"/>
    </style:style>
    <style:style style:name="ce255" style:family="table-cell" style:parent-style-name="Default">
      <style:table-cell-properties fo:border-bottom="none" style:text-align-source="fix" style:repeat-content="false" fo:background-color="transparent" fo:border-left="none" fo:border-right="0.99pt ridge #000000" fo:border-top="none" style:vertical-align="middle"/>
      <style:paragraph-properties fo:text-align="start" fo:margin-left="0mm"/>
      <style:text-properties fo:font-size="10pt" style:font-size-asian="10pt" style:font-size-complex="10pt"/>
    </style:style>
    <style:style style:name="ce200" style:family="table-cell" style:parent-style-name="Default">
      <style:table-cell-properties fo:border-bottom="none" style:text-align-source="fix" style:repeat-content="false" fo:border-left="none" fo:border-right="0.99pt ridge #000000" fo:border-top="none" style:vertical-align="middle"/>
      <style:paragraph-properties fo:text-align="start" fo:margin-left="0mm"/>
      <style:text-properties fo:font-size="10pt" style:font-size-asian="10pt" style:font-size-complex="10pt"/>
    </style:style>
    <style:style style:name="ce202" style:family="table-cell" style:parent-style-name="Default">
      <style:table-cell-properties fo:border-bottom="none" fo:background-color="#000000" style:text-align-source="fix" style:repeat-content="false" fo:border-left="none" fo:border-right="0.99pt ridge #000000" fo:border-top="none" style:vertical-align="middle"/>
      <style:paragraph-properties fo:text-align="start" fo:margin-left="0mm"/>
      <style:text-properties fo:font-size="10pt" style:font-size-asian="10pt" style:font-size-complex="10pt"/>
    </style:style>
    <style:style style:name="ce204" style:family="table-cell" style:parent-style-name="Default">
      <style:table-cell-properties fo:border-bottom="none" fo:background-color="#333333" style:text-align-source="fix" style:repeat-content="false" fo:border-left="none" fo:border-right="0.99pt ridge #000000" fo:border-top="none" style:vertical-align="middle"/>
      <style:paragraph-properties fo:text-align="start" fo:margin-left="0mm"/>
      <style:text-properties fo:font-size="10pt" style:font-size-asian="10pt" style:font-size-complex="10pt"/>
    </style:style>
    <style:style style:name="ce205" style:family="table-cell" style:parent-style-name="Default">
      <style:table-cell-properties fo:border-bottom="0.06pt solid #000000" fo:background-color="#61b8cd" style:text-align-source="fix" style:repeat-content="false" fo:border-left="1.25pt solid #000000" fo:border-right="none" fo:border-top="none" style:vertical-align="middle"/>
      <style:paragraph-properties fo:text-align="center" fo:margin-left="0mm"/>
      <style:text-properties fo:font-size="12pt" fo:font-weight="bold" style:font-size-asian="12pt" style:font-weight-asian="bold" style:font-size-complex="12pt" style:font-weight-complex="bold"/>
    </style:style>
    <style:style style:name="ce206" style:family="table-cell" style:parent-style-name="Default">
      <style:table-cell-properties fo:border-bottom="1.25pt solid #000000" fo:background-color="#61b8cd" style:text-align-source="fix" style:repeat-content="false" fo:border-left="1.25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08" style:family="table-cell" style:parent-style-name="Default">
      <style:table-cell-properties fo:border-bottom="none" fo:border-left="1.25pt solid #000000" fo:border-right="none" fo:border-top="none"/>
    </style:style>
    <style:style style:name="ce209" style:family="table-cell" style:parent-style-name="Default">
      <style:table-cell-properties fo:border-bottom="none" style:text-align-source="fix" style:repeat-content="false" fo:border-left="1.25pt solid #000000" fo:border-right="none" fo:border-top="none" style:vertical-align="middle"/>
      <style:paragraph-properties fo:text-align="start" fo:margin-left="0mm"/>
      <style:text-properties fo:font-size="10pt" style:font-size-asian="10pt" style:font-size-complex="10pt"/>
    </style:style>
    <style:style style:name="ce211" style:family="table-cell" style:parent-style-name="Default">
      <style:table-cell-properties fo:border-bottom="none" fo:background-color="#000000" style:text-align-source="fix" style:repeat-content="false" fo:border-left="1.25pt solid #000000" fo:border-right="none" fo:border-top="none" style:vertical-align="middle"/>
      <style:paragraph-properties fo:text-align="start" fo:margin-left="0mm"/>
      <style:text-properties fo:font-size="10pt" style:font-size-asian="10pt" style:font-size-complex="10pt"/>
    </style:style>
    <style:style style:name="ce213" style:family="table-cell" style:parent-style-name="Default">
      <style:table-cell-properties fo:border-bottom="none" fo:background-color="#333333" style:text-align-source="fix" style:repeat-content="false" fo:border-left="1.25pt solid #000000" fo:border-right="none" fo:border-top="none" style:vertical-align="middle"/>
      <style:paragraph-properties fo:text-align="start" fo:margin-left="0mm"/>
      <style:text-properties fo:font-size="10pt" style:font-size-asian="10pt" style:font-size-complex="10pt"/>
    </style:style>
    <style:style style:name="ce216" style:family="table-cell" style:parent-style-name="Default">
      <style:table-cell-properties fo:background-color="#61b8cd" style:text-align-source="fix" style:repeat-content="false" fo:border="none" style:vertical-align="middle"/>
      <style:paragraph-properties fo:text-align="start" fo:margin-left="0mm"/>
      <style:text-properties fo:font-size="12pt" fo:font-weight="bold" style:font-size-asian="12pt" style:font-weight-asian="bold" style:font-size-complex="12pt" style:font-weight-complex="bold"/>
    </style:style>
    <style:style style:name="ce217" style:family="table-cell" style:parent-style-name="Default">
      <style:table-cell-properties fo:border-bottom="1.25pt solid #000000" fo:background-color="#61b8cd"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21" style:family="table-cell" style:parent-style-name="Default">
      <style:table-cell-properties style:text-align-source="fix" style:repeat-content="false" fo:border="none" style:vertical-align="middle"/>
      <style:paragraph-properties fo:text-align="start" fo:margin-left="0mm"/>
      <style:text-properties fo:font-size="10pt" style:font-size-asian="10pt" style:font-size-complex="10pt"/>
    </style:style>
    <style:style style:name="ce222" style:family="table-cell" style:parent-style-name="Default">
      <style:table-cell-properties fo:background-color="#000000" style:text-align-source="fix" style:repeat-content="false" fo:border="none" style:vertical-align="middle"/>
      <style:paragraph-properties fo:text-align="start" fo:margin-left="0mm"/>
      <style:text-properties fo:font-size="10pt" style:font-size-asian="10pt" style:font-size-complex="10pt"/>
    </style:style>
    <style:style style:name="ce225" style:family="table-cell" style:parent-style-name="Default">
      <style:table-cell-properties fo:background-color="#333333" style:text-align-source="fix" style:repeat-content="false" fo:border="none" style:vertical-align="middle"/>
      <style:paragraph-properties fo:text-align="start" fo:margin-left="0mm"/>
      <style:text-properties fo:font-size="10pt" style:font-size-asian="10pt" style:font-size-complex="10pt"/>
    </style:style>
    <style:style style:name="ce226" style:family="table-cell" style:parent-style-name="Default">
      <style:table-cell-properties fo:border-bottom="0.06pt solid #000000" fo:background-color="#7da7d8" style:text-align-source="fix" style:repeat-content="false" fo:border-left="1.25pt solid #000000" fo:border-right="0.06pt solid #000000"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227" style:family="table-cell" style:parent-style-name="Default">
      <style:table-cell-properties fo:border-bottom="0.99pt ridge #000000" style:text-align-source="fix" style:repeat-content="false" fo:border-left="1.25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28" style:family="table-cell" style:parent-style-name="Default" style:data-style-name="N40">
      <style:table-cell-properties fo:border-bottom="none" style:text-align-source="fix" style:repeat-content="false" fo:border-left="1.25pt solid #000000" fo:border-right="none" fo:border-top="none"/>
      <style:paragraph-properties fo:text-align="start" fo:margin-left="0mm"/>
    </style:style>
    <style:style style:name="ce229" style:family="table-cell" style:parent-style-name="Default" style:data-style-name="N40">
      <style:table-cell-properties fo:border-bottom="none" style:text-align-source="fix" style:repeat-content="false" fo:border-left="1.25pt solid #000000" fo:border-right="none" fo:border-top="none" style:vertical-align="middle"/>
      <style:paragraph-properties fo:text-align="start" fo:margin-left="0mm"/>
      <style:text-properties fo:font-size="10pt" style:font-size-asian="10pt" style:font-size-complex="10pt"/>
    </style:style>
    <style:style style:name="ce230" style:family="table-cell" style:parent-style-name="Default" style:data-style-name="N40">
      <style:table-cell-properties fo:border-bottom="none" fo:background-color="#000000" style:text-align-source="fix" style:repeat-content="false" fo:border-left="1.25pt solid #000000" fo:border-right="none" fo:border-top="none" style:vertical-align="middle"/>
      <style:paragraph-properties fo:text-align="start" fo:margin-left="0mm"/>
      <style:text-properties fo:font-size="10pt" style:font-size-asian="10pt" style:font-size-complex="10pt"/>
    </style:style>
    <style:style style:name="ce231" style:family="table-cell" style:parent-style-name="Default" style:data-style-name="N40">
      <style:table-cell-properties fo:border-bottom="none" fo:background-color="#333333" style:text-align-source="fix" style:repeat-content="false" fo:border-left="1.25pt solid #000000" fo:border-right="none" fo:border-top="none" style:vertical-align="middle"/>
      <style:paragraph-properties fo:text-align="start" fo:margin-left="0mm"/>
      <style:text-properties fo:font-size="10pt" style:font-size-asian="10pt" style:font-size-complex="10pt"/>
    </style:style>
    <style:style style:name="ce141" style:family="table-cell" style:parent-style-name="Default" style:data-style-name="N1">
      <style:table-cell-properties fo:border-bottom="0.06pt solid #000000" fo:background-color="#adc5e7" style:text-align-source="fix" style:repeat-content="false" fo:border-left="none" fo:border-right="none"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142" style:family="table-cell" style:parent-style-name="Default" style:data-style-name="N1">
      <style:table-cell-properties fo:border-bottom="0.99pt ridge #000000" fo:background-color="#adc5e7"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43" style:family="table-cell" style:parent-style-name="Default" style:data-style-name="N1">
      <style:table-cell-properties style:text-align-source="fix" style:repeat-content="false"/>
      <style:paragraph-properties fo:text-align="end" fo:margin-left="0mm"/>
    </style:style>
    <style:style style:name="ce144" style:family="table-cell" style:parent-style-name="Default" style:data-style-name="N1">
      <style:table-cell-properties style:text-align-source="fix" style:repeat-content="false" style:vertical-align="middle"/>
      <style:paragraph-properties fo:text-align="end" fo:margin-left="0mm"/>
      <style:text-properties fo:font-size="10pt" style:font-size-asian="10pt" style:font-size-complex="10pt"/>
    </style:style>
    <style:style style:name="ce170"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style>
    <style:style style:name="ce145" style:family="table-cell" style:parent-style-name="Default" style:data-style-name="N1">
      <style:table-cell-properties fo:background-color="#000000" style:text-align-source="fix" style:repeat-content="false" style:vertical-align="middle"/>
      <style:paragraph-properties fo:text-align="end" fo:margin-left="0mm"/>
      <style:text-properties fo:font-size="10pt" style:font-size-asian="10pt" style:font-size-complex="10pt"/>
    </style:style>
    <style:style style:name="ce245" style:family="table-cell" style:parent-style-name="Default" style:data-style-name="N1">
      <style:table-cell-properties fo:background-color="#333333" style:text-align-source="fix" style:repeat-content="false" style:vertical-align="middle"/>
      <style:paragraph-properties fo:text-align="end" fo:margin-left="0mm"/>
      <style:text-properties fo:font-size="10pt" style:font-size-asian="10pt" style:font-size-complex="10pt"/>
    </style:style>
    <style:style style:name="ce146" style:family="table-cell" style:parent-style-name="Default" style:data-style-name="N146">
      <style:table-cell-properties fo:border-bottom="0.06pt solid #000000" fo:background-color="#adc5e7" style:text-align-source="fix" style:repeat-content="false" fo:border-left="none" fo:border-right="none"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148" style:family="table-cell" style:parent-style-name="Default" style:data-style-name="N146">
      <style:table-cell-properties fo:border-bottom="0.99pt ridge #000000" fo:background-color="#5e8ac7"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49" style:family="table-cell" style:parent-style-name="Default" style:data-style-name="N146">
      <style:table-cell-properties style:text-align-source="fix" style:repeat-content="false"/>
      <style:paragraph-properties fo:text-align="end" fo:margin-left="0mm"/>
    </style:style>
    <style:style style:name="ce150" style:family="table-cell" style:parent-style-name="Default" style:data-style-name="N146">
      <style:table-cell-properties style:text-align-source="fix" style:repeat-content="false" style:vertical-align="middle"/>
      <style:paragraph-properties fo:text-align="end" fo:margin-left="0mm"/>
      <style:text-properties fo:font-size="10pt" style:font-size-asian="10pt" style:font-size-complex="10pt"/>
    </style:style>
    <style:style style:name="ce153" style:family="table-cell" style:parent-style-name="Default" style:data-style-name="N146">
      <style:table-cell-properties fo:background-color="#000000" style:text-align-source="fix" style:repeat-content="false" style:vertical-align="middle"/>
      <style:paragraph-properties fo:text-align="end" fo:margin-left="0mm"/>
      <style:text-properties fo:font-size="10pt" style:font-size-asian="10pt" style:font-size-complex="10pt"/>
    </style:style>
    <style:style style:name="ce256" style:family="table-cell" style:parent-style-name="Default" style:data-style-name="N146">
      <style:table-cell-properties fo:background-color="#333333" style:text-align-source="fix" style:repeat-content="false" style:vertical-align="middle"/>
      <style:paragraph-properties fo:text-align="end" fo:margin-left="0mm"/>
      <style:text-properties fo:font-size="10pt" style:font-size-asian="10pt" style:font-size-complex="10pt"/>
    </style:style>
    <style:style style:name="ce154" style:family="table-cell" style:parent-style-name="Default" style:data-style-name="N145">
      <style:table-cell-properties fo:border-bottom="0.06pt solid #000000" fo:background-color="#adc5e7" style:text-align-source="fix" style:repeat-content="false" fo:border-left="none" fo:border-right="0.06pt solid #000000"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155" style:family="table-cell" style:parent-style-name="Default" style:data-style-name="N145">
      <style:table-cell-properties fo:border-bottom="0.99pt ridge #000000" fo:background-color="#1b75bc"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302" style:family="table-cell" style:parent-style-name="Default" style:data-style-name="N145">
      <style:table-cell-properties fo:border-bottom="none" fo:background-color="#eeeeee"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158" style:family="table-cell" style:parent-style-name="Default" style:data-style-name="N145">
      <style:table-cell-properties fo:border-bottom="none" fo:background-color="#000000"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263" style:family="table-cell" style:parent-style-name="Default" style:data-style-name="N145">
      <style:table-cell-properties fo:border-bottom="none" fo:background-color="#333333"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157" style:family="table-cell" style:parent-style-name="Default" style:data-style-name="N145">
      <style:table-cell-properties fo:border-bottom="none"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121" style:family="table-cell" style:parent-style-name="Accent_20_1" style:data-style-name="N100">
      <style:table-cell-properties fo:border-bottom="0.06pt solid #000000" fo:background-color="#dddddd" style:text-align-source="fix" style:repeat-content="false" fo:border-left="none" fo:border-right="0.06pt solid #000000" fo:border-top="0.06pt solid #000000" style:vertical-align="automatic"/>
      <style:paragraph-properties fo:text-align="center" fo:margin-left="0mm"/>
      <style:text-properties fo:color="#ff0000" style:text-outline="true" fo:font-size="20pt" fo:font-weight="bold" style:font-size-asian="12pt" style:font-weight-asian="bold" style:font-size-complex="12pt" style:font-weight-complex="bold"/>
    </style:style>
    <style:style style:name="ce122" style:family="table-cell" style:parent-style-name="Default">
      <style:table-cell-properties fo:border-bottom="0.99pt ridge #000000" fo:background-color="#dddddd"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23" style:family="table-cell" style:parent-style-name="Default">
      <style:table-cell-properties fo:border-bottom="none" fo:background-color="#dddddd"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163" style:family="table-cell" style:parent-style-name="Default" style:data-style-name="N145">
      <style:table-cell-properties fo:border-bottom="0.06pt solid #000000" fo:background-color="#ffdaa2" style:text-align-source="fix" style:repeat-content="false" fo:border-left="none" fo:border-right="0.06pt solid #000000"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64" style:family="table-cell" style:parent-style-name="Default" style:data-style-name="N145">
      <style:table-cell-properties fo:border-bottom="0.99pt ridge #000000" fo:background-color="#f79448"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312" style:family="table-cell" style:parent-style-name="Default" style:data-style-name="N145">
      <style:table-cell-properties fo:background-color="#eeeeee" style:text-align-source="fix" style:repeat-content="false" style:vertical-align="middle"/>
      <style:paragraph-properties fo:text-align="end" fo:margin-left="0mm"/>
      <style:text-properties fo:font-size="10pt" style:font-size-asian="10pt" style:font-size-complex="10pt"/>
    </style:style>
    <style:style style:name="ce167" style:family="table-cell" style:parent-style-name="Default" style:data-style-name="N145">
      <style:table-cell-properties fo:background-color="#000000" style:text-align-source="fix" style:repeat-content="false" style:vertical-align="middle"/>
      <style:paragraph-properties fo:text-align="end" fo:margin-left="0mm"/>
      <style:text-properties fo:font-size="10pt" style:font-size-asian="10pt" style:font-size-complex="10pt"/>
    </style:style>
    <style:style style:name="ce273" style:family="table-cell" style:parent-style-name="Default" style:data-style-name="N145">
      <style:table-cell-properties fo:background-color="#333333" style:text-align-source="fix" style:repeat-content="false" style:vertical-align="middle"/>
      <style:paragraph-properties fo:text-align="end" fo:margin-left="0mm"/>
      <style:text-properties fo:font-size="10pt" style:font-size-asian="10pt" style:font-size-complex="10pt"/>
    </style:style>
    <style:style style:name="ce166" style:family="table-cell" style:parent-style-name="Default" style:data-style-name="N145">
      <style:table-cell-properties style:text-align-source="fix" style:repeat-content="false" style:vertical-align="middle"/>
      <style:paragraph-properties fo:text-align="end" fo:margin-left="0mm"/>
      <style:text-properties fo:font-size="10pt" style:font-size-asian="10pt" style:font-size-complex="10pt"/>
    </style:style>
    <style:style style:name="ce168" style:family="table-cell" style:parent-style-name="Default">
      <style:table-cell-properties fo:border-bottom="0.06pt solid #000000" fo:background-color="#dfcce4" style:text-align-source="fix" style:repeat-content="false" fo:border-left="none" fo:border-right="none"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207" style:family="table-cell" style:parent-style-name="Default">
      <style:table-cell-properties fo:border-bottom="0.99pt ridge #000000" fo:background-color="#fdc578"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71" style:family="table-cell" style:parent-style-name="Default">
      <style:table-cell-properties fo:background-color="#000000" style:text-align-source="fix" style:repeat-content="false" style:vertical-align="middle"/>
      <style:paragraph-properties fo:text-align="end" fo:margin-left="0mm"/>
      <style:text-properties fo:font-size="10pt" style:font-size-asian="10pt" style:font-size-complex="10pt"/>
    </style:style>
    <style:style style:name="ce277" style:family="table-cell" style:parent-style-name="Default">
      <style:table-cell-properties fo:background-color="#333333" style:text-align-source="fix" style:repeat-content="false" style:vertical-align="middle"/>
      <style:paragraph-properties fo:text-align="end" fo:margin-left="0mm"/>
      <style:text-properties fo:font-size="10pt" style:font-size-asian="10pt" style:font-size-complex="10pt"/>
    </style:style>
    <style:style style:name="ce172" style:family="table-cell" style:parent-style-name="Default" style:data-style-name="N4">
      <style:table-cell-properties fo:border-bottom="0.06pt solid #000000" fo:background-color="#dfcce4" style:text-align-source="fix" style:repeat-content="false" fo:border-left="none" fo:border-right="none"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130" style:family="table-cell" style:parent-style-name="Default" style:data-style-name="N4">
      <style:table-cell-properties fo:border-bottom="0.99pt ridge #000000" fo:background-color="#ffe5ca"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74" style:family="table-cell" style:parent-style-name="Default" style:data-style-name="N4">
      <style:table-cell-properties style:text-align-source="fix" style:repeat-content="false" style:vertical-align="middle"/>
      <style:paragraph-properties fo:text-align="end" fo:margin-left="0mm"/>
      <style:text-properties fo:font-size="10pt" style:font-size-asian="10pt" style:font-size-complex="10pt"/>
    </style:style>
    <style:style style:name="ce175" style:family="table-cell" style:parent-style-name="Default" style:data-style-name="N4">
      <style:table-cell-properties fo:background-color="#000000" style:text-align-source="fix" style:repeat-content="false" style:vertical-align="middle"/>
      <style:paragraph-properties fo:text-align="end" fo:margin-left="0mm"/>
      <style:text-properties fo:font-size="10pt" style:font-size-asian="10pt" style:font-size-complex="10pt"/>
    </style:style>
    <style:style style:name="ce282" style:family="table-cell" style:parent-style-name="Default" style:data-style-name="N4">
      <style:table-cell-properties fo:background-color="#333333" style:text-align-source="fix" style:repeat-content="false" style:vertical-align="middle"/>
      <style:paragraph-properties fo:text-align="end" fo:margin-left="0mm"/>
      <style:text-properties fo:font-size="10pt" style:font-size-asian="10pt" style:font-size-complex="10pt"/>
    </style:style>
    <style:style style:name="ce176" style:family="table-cell" style:parent-style-name="Default" style:data-style-name="N40">
      <style:table-cell-properties fo:border-bottom="0.06pt solid #000000" fo:background-color="#dfcce4" style:text-align-source="fix" style:repeat-content="false" fo:border-left="none" fo:border-right="0.06pt solid #000000"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210" style:family="table-cell" style:parent-style-name="Default">
      <style:table-cell-properties fo:border-bottom="0.99pt ridge #000000"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78" style:family="table-cell" style:parent-style-name="Default" style:data-style-name="N40">
      <style:table-cell-properties fo:border-bottom="none"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179" style:family="table-cell" style:parent-style-name="Default" style:data-style-name="N40">
      <style:table-cell-properties fo:border-bottom="none" fo:background-color="#000000"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288" style:family="table-cell" style:parent-style-name="Default" style:data-style-name="N40">
      <style:table-cell-properties fo:border-bottom="none" fo:background-color="#333333"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134" style:family="table-cell" style:parent-style-name="Default" style:data-style-name="N113">
      <style:table-cell-properties fo:border-bottom="0.06pt solid #000000" fo:background-color="#c2e0ae" style:text-align-source="fix" style:repeat-content="false" fo:border-left="1.56pt solid #000000" fo:border-right="none"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35" style:family="table-cell" style:parent-style-name="Default" style:data-style-name="N113">
      <style:table-cell-properties fo:border-bottom="0.99pt ridge #000000" fo:background-color="#c2e0ae" style:text-align-source="fix" style:repeat-content="false" fo:border-left="1.56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82" style:family="table-cell" style:parent-style-name="Default" style:data-style-name="N113">
      <style:table-cell-properties fo:border-bottom="none" fo:background-color="#e6e6e6" style:text-align-source="fix" style:repeat-content="false" fo:border-left="1.56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51" style:family="table-cell" style:parent-style-name="Default" style:data-style-name="N113">
      <style:table-cell-properties fo:border-bottom="none" fo:background-color="#000000" style:text-align-source="fix" style:repeat-content="false" fo:border-left="1.56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93" style:family="table-cell" style:parent-style-name="Default" style:data-style-name="N113">
      <style:table-cell-properties fo:border-bottom="none" fo:background-color="#333333" style:text-align-source="fix" style:repeat-content="false" fo:border-left="1.56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36" style:family="table-cell" style:parent-style-name="Default" style:data-style-name="N113">
      <style:table-cell-properties fo:border-bottom="none" style:text-align-source="fix" style:repeat-content="false" fo:border-left="1.56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37" style:family="table-cell" style:parent-style-name="Default" style:data-style-name="N113">
      <style:table-cell-properties fo:border-bottom="0.06pt solid #000000" fo:background-color="#c2e0ae" style:text-align-source="fix" style:repeat-content="false" fo:border-left="none" fo:border-right="none"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138" style:family="table-cell" style:parent-style-name="Default" style:data-style-name="N113">
      <style:table-cell-properties fo:border-bottom="0.99pt ridge #000000" fo:background-color="#c2e0ae"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03" style:family="table-cell" style:parent-style-name="Default" style:data-style-name="N113">
      <style:table-cell-properties fo:background-color="#e6e6e6" style:text-align-source="fix" style:repeat-content="false" style:vertical-align="middle"/>
      <style:paragraph-properties fo:text-align="start" fo:margin-left="0mm"/>
      <style:text-properties fo:font-size="10pt" style:font-size-asian="10pt" style:font-size-complex="10pt"/>
    </style:style>
    <style:style style:name="ce156" style:family="table-cell" style:parent-style-name="Default" style:data-style-name="N113">
      <style:table-cell-properties fo:background-color="#000000" style:text-align-source="fix" style:repeat-content="false" style:vertical-align="middle"/>
      <style:paragraph-properties fo:text-align="start" fo:margin-left="0mm"/>
      <style:text-properties fo:font-size="10pt" style:font-size-asian="10pt" style:font-size-complex="10pt"/>
    </style:style>
    <style:style style:name="ce299" style:family="table-cell" style:parent-style-name="Default" style:data-style-name="N113">
      <style:table-cell-properties fo:background-color="#333333" style:text-align-source="fix" style:repeat-content="false" style:vertical-align="middle"/>
      <style:paragraph-properties fo:text-align="start" fo:margin-left="0mm"/>
      <style:text-properties fo:font-size="10pt" style:font-size-asian="10pt" style:font-size-complex="10pt"/>
    </style:style>
    <style:style style:name="ce152" style:family="table-cell" style:parent-style-name="Default" style:data-style-name="N113">
      <style:table-cell-properties style:text-align-source="fix" style:repeat-content="false" style:vertical-align="middle"/>
      <style:paragraph-properties fo:text-align="start" fo:margin-left="0mm"/>
      <style:text-properties fo:font-size="10pt" style:font-size-asian="10pt" style:font-size-complex="10pt"/>
    </style:style>
    <style:style style:name="ce114" style:family="table-cell" style:parent-style-name="Default">
      <style:table-cell-properties fo:border-bottom="0.06pt solid #000000" fo:background-color="#c2e0ae" style:text-align-source="fix" style:repeat-content="false" fo:border-left="none" fo:border-right="none"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212" style:family="table-cell" style:parent-style-name="Default">
      <style:table-cell-properties fo:border-bottom="0.99pt ridge #000000" fo:background-color="#c2e0ae"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15" style:family="table-cell" style:parent-style-name="Default">
      <style:table-cell-properties fo:background-color="#e6e6e6" style:text-align-source="fix" style:repeat-content="false" style:vertical-align="middle"/>
      <style:paragraph-properties fo:text-align="center" fo:margin-left="0mm"/>
      <style:text-properties fo:font-size="10pt" style:font-size-asian="10pt" style:font-size-complex="10pt"/>
    </style:style>
    <style:style style:name="ce94" style:family="table-cell" style:parent-style-name="Default">
      <style:table-cell-properties fo:background-color="#000000" style:text-align-source="fix" style:repeat-content="false" style:vertical-align="middle"/>
      <style:paragraph-properties fo:text-align="center" fo:margin-left="0mm"/>
      <style:text-properties fo:font-size="10pt" style:font-size-asian="10pt" style:font-size-complex="10pt"/>
    </style:style>
    <style:style style:name="ce305" style:family="table-cell" style:parent-style-name="Default">
      <style:table-cell-properties fo:background-color="#333333" style:text-align-source="fix" style:repeat-content="false" style:vertical-align="middle"/>
      <style:paragraph-properties fo:text-align="center" fo:margin-left="0mm"/>
      <style:text-properties fo:font-size="10pt" style:font-size-asian="10pt" style:font-size-complex="10pt"/>
    </style:style>
    <style:style style:name="ce214" style:family="table-cell" style:parent-style-name="Default">
      <style:table-cell-properties style:text-align-source="fix" style:repeat-content="false" style:vertical-align="middle"/>
      <style:paragraph-properties fo:text-align="center" fo:margin-left="0mm"/>
      <style:text-properties fo:font-size="10pt" style:font-size-asian="10pt" style:font-size-complex="10pt"/>
    </style:style>
    <style:style style:name="ce220" style:family="table-cell" style:parent-style-name="Default" style:data-style-name="N160">
      <style:table-cell-properties fo:background-color="#e6e6e6" style:text-align-source="fix" style:repeat-content="false" style:vertical-align="middle"/>
      <style:paragraph-properties fo:text-align="center" fo:margin-left="0mm"/>
      <style:text-properties fo:font-size="10pt" style:font-size-asian="10pt" style:font-size-complex="10pt"/>
    </style:style>
    <style:style style:name="ce116" style:family="table-cell" style:parent-style-name="Default">
      <style:table-cell-properties fo:border-bottom="0.06pt solid #000000" fo:background-color="#0d1f63" style:text-align-source="fix" style:repeat-content="false" fo:border-left="1.56pt solid #000000" fo:border-right="none" fo:border-top="0.06pt solid #000000" style:vertical-align="middle"/>
      <style:paragraph-properties fo:text-align="start" fo:margin-left="7.06mm"/>
      <style:text-properties fo:font-size="12pt" fo:font-weight="bold" style:font-size-asian="12pt" style:font-weight-asian="bold" style:font-size-complex="12pt" style:font-weight-complex="bold"/>
    </style:style>
    <style:style style:name="ce117" style:family="table-cell" style:parent-style-name="Default">
      <style:table-cell-properties fo:border-bottom="0.99pt ridge #000000" fo:background-color="#0d1f63" style:text-align-source="fix" style:repeat-content="false" fo:border-left="1.56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50" style:family="table-cell" style:parent-style-name="Default">
      <style:table-cell-properties fo:border-bottom="none" style:text-align-source="fix" style:repeat-content="false" fo:border-left="1.56pt solid #000000" fo:border-right="none" fo:border-top="none" style:vertical-align="middle"/>
      <style:paragraph-properties fo:text-align="start" fo:margin-left="0mm"/>
      <style:text-properties fo:font-size="10pt" style:font-size-asian="10pt" style:font-size-complex="10pt"/>
    </style:style>
    <style:style style:name="ce223" style:family="table-cell" style:parent-style-name="Default">
      <style:table-cell-properties fo:border-bottom="none" style:text-align-source="fix" style:repeat-content="false" fo:border-left="1.56pt solid #000000" fo:border-right="none" fo:border-top="none" style:vertical-align="middle"/>
      <style:paragraph-properties fo:text-align="start" fo:margin-left="0mm"/>
      <style:text-properties fo:font-size="10pt" style:font-size-asian="10pt" style:font-size-complex="10pt"/>
    </style:style>
    <style:style style:name="ce356" style:family="table-cell" style:parent-style-name="Default">
      <style:table-cell-properties fo:border-bottom="none" style:text-align-source="fix" style:repeat-content="false" fo:background-color="transparent" fo:border-left="1.56pt solid #000000" fo:border-right="none" fo:border-top="none" style:vertical-align="middle"/>
      <style:paragraph-properties fo:text-align="start" fo:margin-left="0mm"/>
      <style:text-properties fo:font-size="10pt" style:font-size-asian="10pt" style:font-size-complex="10pt"/>
    </style:style>
    <style:style style:name="ce224" style:family="table-cell" style:parent-style-name="Default">
      <style:table-cell-properties fo:border-bottom="none" fo:background-color="#000000" style:text-align-source="fix" style:repeat-content="false" fo:border-left="1.56pt solid #000000" fo:border-right="none" fo:border-top="none" style:vertical-align="middle"/>
      <style:paragraph-properties fo:text-align="start" fo:margin-left="0mm"/>
      <style:text-properties fo:font-size="10pt" style:font-size-asian="10pt" style:font-size-complex="10pt"/>
    </style:style>
    <style:style style:name="ce314" style:family="table-cell" style:parent-style-name="Default">
      <style:table-cell-properties fo:border-bottom="none" fo:background-color="#333333" style:text-align-source="fix" style:repeat-content="false" fo:border-left="1.56pt solid #000000" fo:border-right="none" fo:border-top="none" style:vertical-align="middle"/>
      <style:paragraph-properties fo:text-align="start" fo:margin-left="0mm"/>
      <style:text-properties fo:font-size="10pt" style:font-size-asian="10pt" style:font-size-complex="10pt"/>
    </style:style>
    <style:style style:name="ce218" style:family="table-cell" style:parent-style-name="Default">
      <style:table-cell-properties fo:border-bottom="0.06pt solid #000000" fo:background-color="#0d1f63" style:text-align-source="fix" style:repeat-content="false" fo:border-left="none" fo:border-right="0.06pt solid #000000"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219" style:family="table-cell" style:parent-style-name="Default">
      <style:table-cell-properties fo:border-bottom="0.99pt ridge #000000" fo:background-color="#0d1f63" style:text-align-source="fix" style:repeat-content="false" fo:border-left="none" fo:border-right="0.06pt solid #000000" fo:border-top="none" style:vertical-align="middle"/>
      <style:paragraph-properties fo:text-align="start" fo:margin-left="0mm"/>
      <style:text-properties fo:font-size="10pt" fo:font-weight="bold" style:font-size-asian="10pt" style:font-weight-asian="bold" style:font-size-complex="10pt" style:font-weight-complex="bold"/>
    </style:style>
    <style:style style:name="ce201"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362"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start" fo:margin-left="0mm"/>
      <style:text-properties fo:font-size="10pt" style:font-size-asian="10pt" style:font-size-complex="10pt"/>
    </style:style>
    <style:style style:name="ce127" style:family="table-cell" style:parent-style-name="Default">
      <style:table-cell-properties fo:border-bottom="none" fo:background-color="#000000"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321" style:family="table-cell" style:parent-style-name="Default">
      <style:table-cell-properties fo:border-bottom="none" fo:background-color="#333333"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237" style:family="table-cell" style:parent-style-name="Default">
      <style:table-cell-properties fo:background-color="#6b4794" style:text-align-source="fix" style:repeat-content="false"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238" style:family="table-cell" style:parent-style-name="Default">
      <style:table-cell-properties fo:border-bottom="0.99pt ridge #000000" fo:background-color="#6b4794" style:text-align-source="fix" style:repeat-content="false" fo:border-left="0.06pt solid #000000"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39" style:family="table-cell" style:parent-style-name="Default">
      <style:table-cell-properties fo:border-bottom="none" fo:border-left="0.06pt solid #000000" fo:border-right="none" fo:border-top="none"/>
    </style:style>
    <style:style style:name="ce165" style:family="table-cell" style:parent-style-name="Default">
      <style:table-cell-properties fo:background-color="#000000"/>
    </style:style>
    <style:style style:name="ce241" style:family="table-cell" style:parent-style-name="Default" style:data-style-name="N152">
      <style:table-cell-properties fo:border-bottom="0.06pt solid #000000" fo:background-color="#e6e6e6" style:text-align-source="fix" style:repeat-content="false" fo:border-left="none" fo:border-right="0.06pt solid #000000"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242" style:family="table-cell" style:parent-style-name="Default" style:data-style-name="N152">
      <style:table-cell-properties fo:border-bottom="0.99pt ridge #000000" fo:background-color="#e6e6e6"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43" style:family="table-cell" style:parent-style-name="Default" style:data-style-name="N155">
      <style:table-cell-properties fo:border-bottom="none" fo:background-color="#e6e6e6"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244" style:family="table-cell" style:parent-style-name="Default">
      <style:table-cell-properties fo:border-bottom="0.06pt solid #000000" fo:background-color="#6b4794" style:text-align-source="fix" style:repeat-content="false" fo:border-left="none" fo:border-right="0.06pt solid #000000"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251" style:family="table-cell" style:parent-style-name="Default">
      <style:table-cell-properties fo:border-bottom="0.99pt ridge #000000" fo:background-color="#6b4794"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52" style:family="table-cell" style:parent-style-name="Default">
      <style:table-cell-properties fo:border-bottom="0.06pt solid #000000" fo:background-color="#e6e6e6" style:text-align-source="fix" style:repeat-content="false" fo:border-left="none" fo:border-right="0.06pt solid #000000"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253" style:family="table-cell" style:parent-style-name="Default">
      <style:table-cell-properties fo:border-bottom="0.99pt ridge #000000" fo:background-color="#e6e6e6"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333" style:family="table-cell" style:parent-style-name="Default">
      <style:table-cell-properties fo:background-color="#333333"/>
      <style:text-properties fo:color="#ffffff"/>
    </style:style>
    <style:style style:name="gr1" style:family="graphic">
      <style:graphic-properties draw:stroke="none" svg:stroke-color="#000000" draw:fill="none" draw:fill-color="#ffffff" draw:textarea-vertical-align="middle" fo:min-height="8.22mm"/>
    </style:style>
    <style:style style:name="gr2" style:family="graphic">
      <style:graphic-properties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gr3" style:family="graphic">
      <style:graphic-properties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4" style:family="graphic">
      <style:graphic-properties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5" style:family="graphic">
      <style:graphic-properties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P1" style:family="paragraph">
      <style:paragraph-properties fo:text-align="center"/>
    </style:style>
    <style:style style:name="P2" style:family="paragraph">
      <loext:graphic-properties draw:fill="none" draw:fill-color="#ffffff"/>
      <style:paragraph-properties style:writing-mode="lr-tb"/>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family="'Liberation Serif'" style:font-family-generic="roman"/>
    </style:style>
    <style:style style:name="T2" style:family="tex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Misc.$B$3:.$B$15])" table:allow-empty-cell="true" table:display-list="unsorted" table:base-cell-address="Log.D1">
          <table:error-message table:message-type="stop" table:display="true"/>
        </table:content-validation>
        <table:content-validation table:name="val2" table:base-cell-address="Log.H1">
          <table:error-message table:message-type="stop" table:display="true"/>
        </table:content-validation>
        <table:content-validation table:name="val3" table:condition="of:cell-content-is-in-list([$Misc.$A$3:.$A$15])" table:allow-empty-cell="true" table:display-list="unsorted" table:base-cell-address="Log.E1">
          <table:error-message table:message-type="stop" table:display="true"/>
        </table:content-validation>
        <table:content-validation table:name="val4" table:condition="of:cell-content-is-in-list([$Misc.$F$3:.$F$15])" table:allow-empty-cell="true" table:display-list="unsorted" table:base-cell-address="Log.F1">
          <table:error-message table:message-type="stop" table:display="true"/>
        </table:content-validation>
        <table:content-validation table:name="val5" table:condition="of:cell-content-is-in-list([$Misc.$C$3:.$C$15])" table:allow-empty-cell="true" table:display-list="unsorted" table:base-cell-address="Log.G1">
          <table:error-message table:message-type="stop" table:display="true"/>
        </table:content-validation>
        <table:content-validation table:name="val6" table:condition="of:cell-content-is-in-list([$Misc.$D$3:.$D$15])" table:allow-empty-cell="true" table:display-list="unsorted" table:base-cell-address="Log.H1">
          <table:error-message table:message-type="stop" table:display="true"/>
        </table:content-validation>
        <table:content-validation table:name="val7" table:condition="of:cell-content-is-in-list([$Misc.$E$3:.$E$15])" table:allow-empty-cell="true" table:display-list="unsorted" table:base-cell-address="Log.I1">
          <table:error-message table:message-type="stop" table:display="true"/>
        </table:content-validation>
        <table:content-validation table:name="val8" table:condition="of:cell-content-is-in-list(&quot;Yes&quot;;&quot;No&quot;)" table:allow-empty-cell="true" table:display-list="unsorted" table:base-cell-address="Log.W1">
          <table:error-message table:message-type="stop" table:display="true"/>
        </table:content-validation>
      </table:content-validations>
      <table:table table:name="Misc"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8" table:default-cell-style-name="Default"/>
        <table:table-row table:style-name="ro1">
          <table:table-cell table:style-name="ce2" office:value-type="string" calcext:value-type="string" table:number-columns-spanned="6" table:number-rows-spanned="1">
            <text:p>LIST CHOICES</text:p>
          </table:table-cell>
          <table:covered-table-cell table:number-columns-repeated="4" table:style-name="ce18"/>
          <table:covered-table-cell/>
          <table:table-cell table:number-columns-repeated="3"/>
          <table:table-cell table:style-name="ce19"/>
          <table:table-cell table:number-columns-repeated="4"/>
        </table:table-row>
        <table:table-row table:style-name="ro2">
          <table:table-cell table:style-name="ce3" office:value-type="string" calcext:value-type="string">
            <text:p>PATTERNS</text:p>
          </table:table-cell>
          <table:table-cell table:style-name="ce3" office:value-type="string" calcext:value-type="string">
            <text:p>TIMEFRAMES</text:p>
          </table:table-cell>
          <table:table-cell table:style-name="ce3" office:value-type="string" calcext:value-type="string">
            <text:p>DIRECTION</text:p>
          </table:table-cell>
          <table:table-cell table:style-name="ce3" office:value-type="string" calcext:value-type="string">
            <text:p>PLATFORM</text:p>
          </table:table-cell>
          <table:table-cell table:style-name="ce3" office:value-type="string" calcext:value-type="string">
            <text:p>TRADER</text:p>
          </table:table-cell>
          <table:table-cell table:style-name="ce3" office:value-type="string" calcext:value-type="string">
            <text:p>RE-ENTRY</text:p>
          </table:table-cell>
          <table:table-cell table:number-columns-repeated="3"/>
          <table:table-cell table:style-name="ce19"/>
          <table:table-cell table:number-columns-repeated="4"/>
        </table:table-row>
        <table:table-row table:style-name="ro2">
          <table:table-cell table:style-name="ce9" office:value-type="string" calcext:value-type="string">
            <text:p>+3BP</text:p>
          </table:table-cell>
          <table:table-cell table:style-name="ce9" office:value-type="string" calcext:value-type="string">
            <text:p>1m</text:p>
          </table:table-cell>
          <table:table-cell table:style-name="ce9" office:value-type="string" calcext:value-type="string">
            <text:p>Long</text:p>
          </table:table-cell>
          <table:table-cell table:style-name="ce9" office:value-type="string" calcext:value-type="string">
            <text:p>Degiro</text:p>
          </table:table-cell>
          <table:table-cell table:style-name="ce9" office:value-type="string" calcext:value-type="string">
            <text:p>Me</text:p>
          </table:table-cell>
          <table:table-cell table:style-name="ce9" office:value-type="string" calcext:value-type="string">
            <text:p>84p</text:p>
          </table:table-cell>
          <table:table-cell table:number-columns-repeated="3"/>
          <table:table-cell table:style-name="ce19"/>
          <table:table-cell table:number-columns-repeated="4"/>
        </table:table-row>
        <table:table-row table:style-name="ro2">
          <table:table-cell table:style-name="ce9" office:value-type="string" calcext:value-type="string">
            <text:p>-3BP</text:p>
          </table:table-cell>
          <table:table-cell table:style-name="ce9" office:value-type="string" calcext:value-type="string">
            <text:p>2m</text:p>
          </table:table-cell>
          <table:table-cell table:style-name="ce9" office:value-type="string" calcext:value-type="string">
            <text:p>Short</text:p>
          </table:table-cell>
          <table:table-cell table:style-name="ce9" office:value-type="string" calcext:value-type="string">
            <text:p>IBKR</text:p>
          </table:table-cell>
          <table:table-cell table:style-name="ce9" office:value-type="string" calcext:value-type="string">
            <text:p>STNL</text:p>
          </table:table-cell>
          <table:table-cell table:style-name="ce9" office:value-type="string" calcext:value-type="string">
            <text:p>A&amp;R</text:p>
          </table:table-cell>
          <table:table-cell table:number-columns-repeated="3"/>
          <table:table-cell table:style-name="ce19"/>
          <table:table-cell table:number-columns-repeated="4"/>
        </table:table-row>
        <table:table-row table:style-name="ro2">
          <table:table-cell table:style-name="ce9" office:value-type="string" calcext:value-type="string">
            <text:p>BS</text:p>
          </table:table-cell>
          <table:table-cell table:style-name="ce9" office:value-type="string" calcext:value-type="string">
            <text:p>3m</text:p>
          </table:table-cell>
          <table:table-cell table:style-name="ce9" table:number-columns-repeated="4"/>
          <table:table-cell table:number-columns-repeated="3"/>
          <table:table-cell table:style-name="ce19"/>
          <table:table-cell table:number-columns-repeated="4"/>
        </table:table-row>
        <table:table-row table:style-name="ro2">
          <table:table-cell table:style-name="ce9" office:value-type="string" calcext:value-type="string">
            <text:p>SS</text:p>
          </table:table-cell>
          <table:table-cell table:style-name="ce9" office:value-type="string" calcext:value-type="string">
            <text:p>5m</text:p>
          </table:table-cell>
          <table:table-cell table:style-name="ce9" table:number-columns-repeated="4"/>
          <table:table-cell table:number-columns-repeated="3"/>
          <table:table-cell table:style-name="ce19"/>
          <table:table-cell table:number-columns-repeated="4"/>
        </table:table-row>
        <table:table-row table:style-name="ro2">
          <table:table-cell table:style-name="ce9" office:value-type="string" calcext:value-type="string">
            <text:p>BO</text:p>
          </table:table-cell>
          <table:table-cell table:style-name="ce9" office:value-type="string" calcext:value-type="string">
            <text:p>15m</text:p>
          </table:table-cell>
          <table:table-cell table:style-name="ce9" table:number-columns-repeated="4"/>
          <table:table-cell table:number-columns-repeated="3"/>
          <table:table-cell table:style-name="ce19"/>
          <table:table-cell table:number-columns-repeated="4"/>
        </table:table-row>
        <table:table-row table:style-name="ro2">
          <table:table-cell table:style-name="ce9" office:value-type="string" calcext:value-type="string">
            <text:p>BD</text:p>
          </table:table-cell>
          <table:table-cell table:style-name="ce9" office:value-type="string" calcext:value-type="string">
            <text:p>30m</text:p>
          </table:table-cell>
          <table:table-cell table:style-name="ce9" table:number-columns-repeated="4"/>
          <table:table-cell table:number-columns-repeated="3"/>
          <table:table-cell table:style-name="ce19"/>
          <table:table-cell table:number-columns-repeated="4"/>
        </table:table-row>
        <table:table-row table:style-name="ro2">
          <table:table-cell table:style-name="ce9" office:value-type="string" calcext:value-type="string">
            <text:p>3W</text:p>
          </table:table-cell>
          <table:table-cell table:style-name="ce9" office:value-type="string" calcext:value-type="string">
            <text:p>H1</text:p>
          </table:table-cell>
          <table:table-cell table:style-name="ce9" table:number-columns-repeated="4"/>
          <table:table-cell table:number-columns-repeated="3"/>
          <table:table-cell table:style-name="ce19"/>
          <table:table-cell table:number-columns-repeated="4"/>
        </table:table-row>
        <table:table-row table:style-name="ro2">
          <table:table-cell table:style-name="ce9" office:value-type="string" calcext:value-type="string">
            <text:p>Bar High</text:p>
          </table:table-cell>
          <table:table-cell table:style-name="ce9" office:value-type="string" calcext:value-type="string">
            <text:p>H2</text:p>
          </table:table-cell>
          <table:table-cell table:style-name="ce9" table:number-columns-repeated="4"/>
          <table:table-cell table:number-columns-repeated="3"/>
          <table:table-cell table:style-name="ce19"/>
          <table:table-cell table:number-columns-repeated="4"/>
        </table:table-row>
        <table:table-row table:style-name="ro2">
          <table:table-cell table:style-name="ce9" office:value-type="string" calcext:value-type="string">
            <text:p>+4BP</text:p>
          </table:table-cell>
          <table:table-cell table:style-name="ce9" office:value-type="string" calcext:value-type="string">
            <text:p>H3</text:p>
          </table:table-cell>
          <table:table-cell table:style-name="ce9" table:number-columns-repeated="4"/>
          <table:table-cell table:number-columns-repeated="3"/>
          <table:table-cell table:style-name="ce19"/>
          <table:table-cell table:number-columns-repeated="4"/>
        </table:table-row>
        <table:table-row table:style-name="ro2">
          <table:table-cell table:style-name="ce9" office:value-type="string" calcext:value-type="string">
            <text:p>-4BP</text:p>
          </table:table-cell>
          <table:table-cell table:style-name="ce9" office:value-type="string" calcext:value-type="string">
            <text:p>H4</text:p>
          </table:table-cell>
          <table:table-cell table:style-name="ce9" table:number-columns-repeated="4"/>
          <table:table-cell table:number-columns-repeated="3"/>
          <table:table-cell table:style-name="ce19"/>
          <table:table-cell table:number-columns-repeated="4"/>
        </table:table-row>
        <table:table-row table:style-name="ro2">
          <table:table-cell table:style-name="ce9"/>
          <table:table-cell table:style-name="ce9" office:value-type="string" calcext:value-type="string">
            <text:p>Daily</text:p>
          </table:table-cell>
          <table:table-cell table:style-name="ce9" table:number-columns-repeated="4"/>
          <table:table-cell table:number-columns-repeated="3"/>
          <table:table-cell table:style-name="ce19"/>
          <table:table-cell table:number-columns-repeated="4"/>
        </table:table-row>
        <table:table-row table:style-name="ro2">
          <table:table-cell table:style-name="ce9"/>
          <table:table-cell table:style-name="ce9" office:value-type="string" calcext:value-type="string">
            <text:p>Weekly</text:p>
          </table:table-cell>
          <table:table-cell table:style-name="ce9" table:number-columns-repeated="4"/>
          <table:table-cell table:number-columns-repeated="3"/>
          <table:table-cell table:style-name="ce19"/>
          <table:table-cell table:number-columns-repeated="4"/>
        </table:table-row>
        <table:table-row table:style-name="ro2">
          <table:table-cell table:style-name="ce16"/>
          <table:table-cell table:style-name="ce16" office:value-type="string" calcext:value-type="string">
            <text:p>Monthly</text:p>
          </table:table-cell>
          <table:table-cell table:style-name="ce16" table:number-columns-repeated="4"/>
          <table:table-cell table:number-columns-repeated="3"/>
          <table:table-cell table:style-name="ce19"/>
          <table:table-cell table:number-columns-repeated="4"/>
        </table:table-row>
        <table:table-row table:style-name="ro2">
          <table:table-cell table:number-columns-repeated="9"/>
          <table:table-cell table:style-name="ce19"/>
          <table:table-cell table:number-columns-repeated="4"/>
        </table:table-row>
        <table:table-row table:style-name="ro2">
          <table:table-cell table:number-columns-repeated="3"/>
          <table:table-cell table:formula="of:=[$Log.AJ2]" office:value-type="string" office:string-value="Week #" calcext:value-type="string">
            <text:p>Week #</text:p>
          </table:table-cell>
          <table:table-cell table:formula="of:=[$Log.U2]" office:value-type="string" office:string-value="Win/Loss" calcext:value-type="string">
            <text:p>Win/Loss</text:p>
          </table:table-cell>
          <table:table-cell table:number-columns-repeated="4"/>
          <table:table-cell table:style-name="ce19" office:value-type="string" calcext:value-type="string">
            <text:p>Define Month Number</text:p>
          </table:table-cell>
          <table:table-cell table:number-columns-repeated="2"/>
          <table:table-cell table:style-name="ce19" office:value-type="string" calcext:value-type="string">
            <text:p>Margin for error on the risk per trade:</text:p>
          </table:table-cell>
          <table:table-cell/>
        </table:table-row>
        <table:table-row table:style-name="ro2">
          <table:table-cell table:formula="of:=[$Log.G2]" office:value-type="string" office:string-value="Direction" calcext:value-type="string">
            <text:p>Direction</text:p>
          </table:table-cell>
          <table:table-cell table:formula="of:=[$Log.U2]" office:value-type="string" office:string-value="Win/Loss" calcext:value-type="string">
            <text:p>Win/Loss</text:p>
          </table:table-cell>
          <table:table-cell/>
          <table:table-cell office:value-type="float" office:value="1" calcext:value-type="float">
            <text:p>1</text:p>
          </table:table-cell>
          <table:table-cell office:value-type="string" calcext:value-type="string">
            <text:p>Win</text:p>
          </table:table-cell>
          <table:table-cell table:number-columns-repeated="4"/>
          <table:table-cell office:value-type="string" calcext:value-type="string">
            <text:p>January</text:p>
          </table:table-cell>
          <table:table-cell office:value-type="float" office:value="1" calcext:value-type="float">
            <text:p>1</text:p>
          </table:table-cell>
          <table:table-cell/>
          <table:table-cell office:value-type="string" calcext:value-type="string">
            <text:p>Error %:</text:p>
          </table:table-cell>
          <table:table-cell table:style-name="ce21" office:value-type="percentage" office:value="0.05" calcext:value-type="percentage">
            <text:p>5.00%</text:p>
          </table:table-cell>
        </table:table-row>
        <table:table-row table:style-name="ro2">
          <table:table-cell office:value-type="string" calcext:value-type="string">
            <text:p>Long</text:p>
          </table:table-cell>
          <table:table-cell office:value-type="string" calcext:value-type="string">
            <text:p>Win</text:p>
          </table:table-cell>
          <table:table-cell/>
          <table:table-cell table:formula="of:=[$Log.AJ2]" office:value-type="string" office:string-value="Week #" calcext:value-type="string">
            <text:p>Week #</text:p>
          </table:table-cell>
          <table:table-cell table:formula="of:=[$Log.U2]" office:value-type="string" office:string-value="Win/Loss" calcext:value-type="string">
            <text:p>Win/Loss</text:p>
          </table:table-cell>
          <table:table-cell table:number-columns-repeated="4"/>
          <table:table-cell office:value-type="string" calcext:value-type="string">
            <text:p>February</text:p>
          </table:table-cell>
          <table:table-cell office:value-type="float" office:value="2" calcext:value-type="float">
            <text:p>2</text:p>
          </table:table-cell>
          <table:table-cell/>
          <table:table-cell office:value-type="string" calcext:value-type="string">
            <text:p>Limit high</text:p>
          </table:table-cell>
          <table:table-cell table:style-name="ce22" table:formula="of:=[Overview.$C$4]*(1+[.$N$18])" office:value-type="float" office:value="0" calcext:value-type="float">
            <text:p>0</text:p>
          </table:table-cell>
        </table:table-row>
        <table:table-row table:style-name="ro2">
          <table:table-cell table:formula="of:=[$Log.G2]" office:value-type="string" office:string-value="Direction" calcext:value-type="string">
            <text:p>Direction</text:p>
          </table:table-cell>
          <table:table-cell table:formula="of:=[$Log.U2]" office:value-type="string" office:string-value="Win/Loss" calcext:value-type="string">
            <text:p>Win/Loss</text:p>
          </table:table-cell>
          <table:table-cell/>
          <table:table-cell office:value-type="float" office:value="2" calcext:value-type="float">
            <text:p>2</text:p>
          </table:table-cell>
          <table:table-cell office:value-type="string" calcext:value-type="string">
            <text:p>Win</text:p>
          </table:table-cell>
          <table:table-cell table:number-columns-repeated="4"/>
          <table:table-cell office:value-type="string" calcext:value-type="string">
            <text:p>March</text:p>
          </table:table-cell>
          <table:table-cell office:value-type="float" office:value="3" calcext:value-type="float">
            <text:p>3</text:p>
          </table:table-cell>
          <table:table-cell/>
          <table:table-cell office:value-type="string" calcext:value-type="string">
            <text:p>Limit low</text:p>
          </table:table-cell>
          <table:table-cell table:style-name="ce22" table:formula="of:=[Overview.$C$4]*(1-[.$N$18])" office:value-type="float" office:value="0" calcext:value-type="float">
            <text:p>0</text:p>
          </table:table-cell>
        </table:table-row>
        <table:table-row table:style-name="ro2">
          <table:table-cell office:value-type="string" calcext:value-type="string">
            <text:p>Long</text:p>
          </table:table-cell>
          <table:table-cell office:value-type="string" calcext:value-type="string">
            <text:p>Loss</text:p>
          </table:table-cell>
          <table:table-cell/>
          <table:table-cell table:formula="of:=[$Log.AJ2]" office:value-type="string" office:string-value="Week #" calcext:value-type="string">
            <text:p>Week #</text:p>
          </table:table-cell>
          <table:table-cell table:formula="of:=[$Log.U2]" office:value-type="string" office:string-value="Win/Loss" calcext:value-type="string">
            <text:p>Win/Loss</text:p>
          </table:table-cell>
          <table:table-cell table:number-columns-repeated="4"/>
          <table:table-cell office:value-type="string" calcext:value-type="string">
            <text:p>April</text:p>
          </table:table-cell>
          <table:table-cell office:value-type="float" office:value="4" calcext:value-type="float">
            <text:p>4</text:p>
          </table:table-cell>
          <table:table-cell table:number-columns-repeated="3"/>
        </table:table-row>
        <table:table-row table:style-name="ro2">
          <table:table-cell table:formula="of:=[$Log.G2]" office:value-type="string" office:string-value="Direction" calcext:value-type="string">
            <text:p>Direction</text:p>
          </table:table-cell>
          <table:table-cell table:formula="of:=[$Log.U2]" office:value-type="string" office:string-value="Win/Loss" calcext:value-type="string">
            <text:p>Win/Loss</text:p>
          </table:table-cell>
          <table:table-cell/>
          <table:table-cell office:value-type="float" office:value="3" calcext:value-type="float">
            <text:p>3</text:p>
          </table:table-cell>
          <table:table-cell office:value-type="string" calcext:value-type="string">
            <text:p>Win</text:p>
          </table:table-cell>
          <table:table-cell table:number-columns-repeated="4"/>
          <table:table-cell office:value-type="string" calcext:value-type="string">
            <text:p>May</text:p>
          </table:table-cell>
          <table:table-cell office:value-type="float" office:value="5" calcext:value-type="float">
            <text:p>5</text:p>
          </table:table-cell>
          <table:table-cell table:number-columns-repeated="3"/>
        </table:table-row>
        <table:table-row table:style-name="ro2">
          <table:table-cell office:value-type="string" calcext:value-type="string">
            <text:p>Short</text:p>
          </table:table-cell>
          <table:table-cell office:value-type="string" calcext:value-type="string">
            <text:p>Win</text:p>
          </table:table-cell>
          <table:table-cell/>
          <table:table-cell table:formula="of:=[$Log.AJ2]" office:value-type="string" office:string-value="Week #" calcext:value-type="string">
            <text:p>Week #</text:p>
          </table:table-cell>
          <table:table-cell table:formula="of:=[$Log.U2]" office:value-type="string" office:string-value="Win/Loss" calcext:value-type="string">
            <text:p>Win/Loss</text:p>
          </table:table-cell>
          <table:table-cell table:number-columns-repeated="4"/>
          <table:table-cell office:value-type="string" calcext:value-type="string">
            <text:p>June</text:p>
          </table:table-cell>
          <table:table-cell office:value-type="float" office:value="6" calcext:value-type="float">
            <text:p>6</text:p>
          </table:table-cell>
          <table:table-cell table:number-columns-repeated="3"/>
        </table:table-row>
        <table:table-row table:style-name="ro2">
          <table:table-cell table:formula="of:=[$Log.G2]" office:value-type="string" office:string-value="Direction" calcext:value-type="string">
            <text:p>Direction</text:p>
          </table:table-cell>
          <table:table-cell table:formula="of:=[$Log.U2]" office:value-type="string" office:string-value="Win/Loss" calcext:value-type="string">
            <text:p>Win/Loss</text:p>
          </table:table-cell>
          <table:table-cell/>
          <table:table-cell office:value-type="float" office:value="4" calcext:value-type="float">
            <text:p>4</text:p>
          </table:table-cell>
          <table:table-cell office:value-type="string" calcext:value-type="string">
            <text:p>Win</text:p>
          </table:table-cell>
          <table:table-cell table:number-columns-repeated="4"/>
          <table:table-cell office:value-type="string" calcext:value-type="string">
            <text:p>July</text:p>
          </table:table-cell>
          <table:table-cell office:value-type="float" office:value="7" calcext:value-type="float">
            <text:p>7</text:p>
          </table:table-cell>
          <table:table-cell table:number-columns-repeated="3"/>
        </table:table-row>
        <table:table-row table:style-name="ro2">
          <table:table-cell office:value-type="string" calcext:value-type="string">
            <text:p>Short</text:p>
          </table:table-cell>
          <table:table-cell office:value-type="string" calcext:value-type="string">
            <text:p>Loss</text:p>
          </table:table-cell>
          <table:table-cell/>
          <table:table-cell table:formula="of:=[$Log.AJ2]" office:value-type="string" office:string-value="Week #" calcext:value-type="string">
            <text:p>Week #</text:p>
          </table:table-cell>
          <table:table-cell table:formula="of:=[$Log.U2]" office:value-type="string" office:string-value="Win/Loss" calcext:value-type="string">
            <text:p>Win/Loss</text:p>
          </table:table-cell>
          <table:table-cell table:number-columns-repeated="4"/>
          <table:table-cell office:value-type="string" calcext:value-type="string">
            <text:p>August</text:p>
          </table:table-cell>
          <table:table-cell office:value-type="float" office:value="8" calcext:value-type="float">
            <text:p>8</text:p>
          </table:table-cell>
          <table:table-cell table:number-columns-repeated="3"/>
        </table:table-row>
        <table:table-row table:style-name="ro2">
          <table:table-cell table:number-columns-repeated="3"/>
          <table:table-cell office:value-type="float" office:value="5" calcext:value-type="float">
            <text:p>5</text:p>
          </table:table-cell>
          <table:table-cell office:value-type="string" calcext:value-type="string">
            <text:p>Win</text:p>
          </table:table-cell>
          <table:table-cell table:number-columns-repeated="4"/>
          <table:table-cell office:value-type="string" calcext:value-type="string">
            <text:p>September</text:p>
          </table:table-cell>
          <table:table-cell office:value-type="float" office:value="9" calcext:value-type="float">
            <text:p>9</text:p>
          </table:table-cell>
          <table:table-cell table:number-columns-repeated="3"/>
        </table:table-row>
        <table:table-row table:style-name="ro2">
          <table:table-cell table:number-columns-repeated="9"/>
          <table:table-cell office:value-type="string" calcext:value-type="string">
            <text:p>October</text:p>
          </table:table-cell>
          <table:table-cell office:value-type="float" office:value="10" calcext:value-type="float">
            <text:p>10</text:p>
          </table:table-cell>
          <table:table-cell table:number-columns-repeated="3"/>
        </table:table-row>
        <table:table-row table:style-name="ro2">
          <table:table-cell table:number-columns-repeated="9"/>
          <table:table-cell office:value-type="string" calcext:value-type="string">
            <text:p>November</text:p>
          </table:table-cell>
          <table:table-cell office:value-type="float" office:value="11" calcext:value-type="float">
            <text:p>11</text:p>
          </table:table-cell>
          <table:table-cell table:number-columns-repeated="3"/>
        </table:table-row>
        <table:table-row table:style-name="ro2">
          <table:table-cell office:value-type="string" calcext:value-type="string">
            <text:p>Version:</text:p>
          </table:table-cell>
          <table:table-cell office:value-type="string" calcext:value-type="string">
            <text:p>V1.2.1</text:p>
          </table:table-cell>
          <table:table-cell table:formula="of:=DECIMAL(MID([.$B$29]; 2; 1); 10)" office:value-type="float" office:value="1" calcext:value-type="float">
            <text:p>1</text:p>
          </table:table-cell>
          <table:table-cell table:formula="of:=DECIMAL(MID([.$B$29]; 4; 1); 10)" office:value-type="float" office:value="2" calcext:value-type="float">
            <text:p>2</text:p>
          </table:table-cell>
          <table:table-cell table:formula="of:=DECIMAL(MID([.$B$29]; 6; 1); 10)" office:value-type="float" office:value="1" calcext:value-type="float">
            <text:p>1</text:p>
          </table:table-cell>
          <table:table-cell table:number-columns-repeated="4"/>
          <table:table-cell office:value-type="string" calcext:value-type="string">
            <text:p>December</text:p>
          </table:table-cell>
          <table:table-cell office:value-type="float" office:value="12" calcext:value-type="float">
            <text:p>12</text:p>
          </table:table-cell>
          <table:table-cell table:number-columns-repeated="3"/>
        </table:table-row>
        <table:table-row table:style-name="ro2">
          <table:table-cell office:value-type="string" calcext:value-type="string">
            <text:p>Release:</text:p>
          </table:table-cell>
          <table:table-cell office:value-type="string" calcext:value-type="string">
            <table:cell-range-source table:name="CSV_all" xlink:type="simple" xlink:href="https://raw.githubusercontent.com/CodeArtha/Trading-Journal/master/day_trading.version" table:filter-name="Text - txt - csv (StarCalc)" table:filter-options="9/59/44,34,76,1,,0,false,false,true,false,false" table:last-column-spanned="1" table:last-row-spanned="1" table:refresh-delay="PT00H02M00S"/>
            <text:p>The link could not be updated.</text:p>
          </table:table-cell>
          <table:table-cell table:formula="of:=DECIMAL(MID([.$B$30]; 2; 1); 10)" office:value-type="string" office:string-value="" calcext:value-type="error">
            <text:p>Err:502</text:p>
          </table:table-cell>
          <table:table-cell table:formula="of:=DECIMAL(MID([.$B$30]; 4; 1); 10)" office:value-type="float" office:value="0" calcext:value-type="float">
            <text:p>0</text:p>
          </table:table-cell>
          <table:table-cell table:formula="of:=DECIMAL(MID([.$B$30]; 6; 1); 10)" office:value-type="string" office:string-value="" calcext:value-type="error">
            <text:p>Err:502</text:p>
          </table:table-cell>
          <table:table-cell table:number-columns-repeated="9"/>
        </table:table-row>
        <table:table-row table:style-name="ro2">
          <table:table-cell office:value-type="string" calcext:value-type="string">
            <text:p>Update avail?</text:p>
          </table:table-cell>
          <table:table-cell table:formula="of:=IF(([.C30]&gt;[.C29])                                                                OR                                                                ([.D30]&gt;[.D29])                                                                OR                                                                ([.E30]&gt;[.E29]); 1; 0)" office:value-type="string" office:string-value="" calcext:value-type="error">
            <text:p>Err:502</text:p>
          </table:table-cell>
          <table:table-cell table:number-columns-repeated="7"/>
          <table:table-cell table:style-name="ce19" office:value-type="string" calcext:value-type="string">
            <text:p>Define Days of Week</text:p>
          </table:table-cell>
          <table:table-cell table:number-columns-repeated="4"/>
        </table:table-row>
        <table:table-row table:style-name="ro2">
          <table:table-cell table:number-columns-repeated="9"/>
          <table:table-cell office:value-type="string" calcext:value-type="string">
            <text:p>Monday</text:p>
          </table:table-cell>
          <table:table-cell office:value-type="float" office:value="1" calcext:value-type="float">
            <text:p>1</text:p>
          </table:table-cell>
          <table:table-cell table:number-columns-repeated="3"/>
        </table:table-row>
        <table:table-row table:style-name="ro2">
          <table:table-cell table:number-columns-repeated="9"/>
          <table:table-cell office:value-type="string" calcext:value-type="string">
            <text:p>Tuesday</text:p>
          </table:table-cell>
          <table:table-cell office:value-type="float" office:value="2" calcext:value-type="float">
            <text:p>2</text:p>
          </table:table-cell>
          <table:table-cell table:number-columns-repeated="3"/>
        </table:table-row>
        <table:table-row table:style-name="ro2">
          <table:table-cell table:number-columns-repeated="9"/>
          <table:table-cell office:value-type="string" calcext:value-type="string">
            <text:p>Wednesday</text:p>
          </table:table-cell>
          <table:table-cell office:value-type="float" office:value="3" calcext:value-type="float">
            <text:p>3</text:p>
          </table:table-cell>
          <table:table-cell table:number-columns-repeated="3"/>
        </table:table-row>
        <table:table-row table:style-name="ro2">
          <table:table-cell table:number-columns-repeated="9"/>
          <table:table-cell office:value-type="string" calcext:value-type="string">
            <text:p>Thursday</text:p>
          </table:table-cell>
          <table:table-cell office:value-type="float" office:value="4" calcext:value-type="float">
            <text:p>4</text:p>
          </table:table-cell>
          <table:table-cell table:number-columns-repeated="3"/>
        </table:table-row>
        <table:table-row table:style-name="ro2">
          <table:table-cell table:number-columns-repeated="9"/>
          <table:table-cell office:value-type="string" calcext:value-type="string">
            <text:p>Friday</text:p>
          </table:table-cell>
          <table:table-cell office:value-type="float" office:value="5" calcext:value-type="float">
            <text:p>5</text:p>
          </table:table-cell>
          <table:table-cell table:number-columns-repeated="3"/>
        </table:table-row>
        <table:table-row table:style-name="ro2">
          <table:table-cell table:number-columns-repeated="9"/>
          <table:table-cell office:value-type="string" calcext:value-type="string">
            <text:p>Saturday</text:p>
          </table:table-cell>
          <table:table-cell office:value-type="float" office:value="6" calcext:value-type="float">
            <text:p>6</text:p>
          </table:table-cell>
          <table:table-cell table:number-columns-repeated="3"/>
        </table:table-row>
        <table:table-row table:style-name="ro2">
          <table:table-cell table:number-columns-repeated="9"/>
          <table:table-cell office:value-type="string" calcext:value-type="string">
            <text:p>Sunday</text:p>
          </table:table-cell>
          <table:table-cell office:value-type="float" office:value="7" calcext:value-type="float">
            <text:p>7</text:p>
          </table:table-cell>
          <table:table-cell table:number-columns-repeated="3"/>
        </table:table-row>
      </table:table>
      <table:table table:name="Overview" table:style-name="ta1">
        <office:forms form:automatic-focus="false" form:apply-design-mode="false"/>
        <table:shapes>
          <draw:frame draw:z-index="0" draw:style-name="gr1" draw:text-style-name="P2" svg:width="8.16mm" svg:height="8.22mm" svg:x="193.27mm" svg:y="30.29mm">
            <draw:text-box>
              <text:p text:style-name="P1"><text:span text:style-name="T1">Σ</text:span></text:p>
            </draw:text-box>
          </draw:frame>
          <draw:frame draw:z-index="1" draw:style-name="gr1" draw:text-style-name="P2" svg:width="8.16mm" svg:height="8.22mm" svg:x="193.44mm" svg:y="51.27mm">
            <draw:text-box>
              <text:p text:style-name="P1"><text:span text:style-name="T1">Σ</text:span></text:p>
            </draw:text-box>
          </draw:frame>
        </table:shapes>
        <table:table-column table:style-name="co8" table:default-cell-style-name="ce36"/>
        <table:table-column table:style-name="co9" table:default-cell-style-name="ce36"/>
        <table:table-column table:style-name="co10" table:default-cell-style-name="ce36"/>
        <table:table-column table:style-name="co11" table:default-cell-style-name="ce36"/>
        <table:table-column table:style-name="co12" table:default-cell-style-name="ce36"/>
        <table:table-column table:style-name="co13" table:default-cell-style-name="ce36"/>
        <table:table-column table:style-name="co14" table:default-cell-style-name="ce36"/>
        <table:table-column table:style-name="co15" table:default-cell-style-name="ce36"/>
        <table:table-column table:style-name="co16" table:default-cell-style-name="ce36"/>
        <table:table-column table:style-name="co17" table:default-cell-style-name="ce36"/>
        <table:table-column table:style-name="co18" table:default-cell-style-name="ce36"/>
        <table:table-column table:style-name="co7" table:number-columns-repeated="53" table:default-cell-style-name="ce36"/>
        <table:table-row table:style-name="ro1">
          <table:table-cell table:style-name="ce1" office:value-type="string" calcext:value-type="string" table:number-columns-spanned="1" table:number-rows-spanned="7">
            <text:p>Initial Setup</text:p>
          </table:table-cell>
          <table:table-cell table:style-name="ce10" table:number-columns-repeated="3"/>
          <table:table-cell table:number-columns-repeated="60"/>
        </table:table-row>
        <table:table-row table:style-name="ro1">
          <table:covered-table-cell table:style-name="ce63"/>
          <table:table-cell table:style-name="ce5" office:value-type="string" calcext:value-type="string">
            <text:p>Start date</text:p>
          </table:table-cell>
          <table:table-cell table:style-name="ce13" office:value-type="date" office:date-value="2022-01-03" calcext:value-type="date">
            <text:p>3. Jan. 2022</text:p>
          </table:table-cell>
          <table:table-cell table:style-name="ce10"/>
          <table:table-cell table:number-columns-repeated="2"/>
          <table:table-cell table:style-name="ce29" office:value-type="string" calcext:value-type="string">
            <text:p># trades</text:p>
          </table:table-cell>
          <table:table-cell table:style-name="ce29" office:value-type="string" calcext:value-type="string">
            <text:p>% of trades</text:p>
          </table:table-cell>
          <table:table-cell table:style-name="ce29" office:value-type="string" calcext:value-type="string">
            <text:p>$</text:p>
          </table:table-cell>
          <table:table-cell/>
          <table:table-cell table:style-name="ce23" office:value-type="string" calcext:value-type="string">
            <text:p>Day</text:p>
          </table:table-cell>
          <table:table-cell table:style-name="ce87" office:value-type="string" calcext:value-type="string">
            <text:p>Win</text:p>
          </table:table-cell>
          <table:table-cell table:style-name="ce87" office:value-type="string" calcext:value-type="string">
            <text:p>Loss</text:p>
          </table:table-cell>
          <table:table-cell table:style-name="ce87" office:value-type="string" calcext:value-type="string">
            <text:p>% Win</text:p>
          </table:table-cell>
          <table:table-cell/>
          <table:table-cell table:style-name="ce110" office:value-type="string" calcext:value-type="string" table:number-columns-spanned="4" table:number-rows-spanned="1">
            <office:annotation draw:style-name="gr2" draw:text-style-name="P4" svg:width="28.99mm" svg:height="17.99mm" svg:x="450.37mm" svg:y="0mm" draw:caption-point-x="-6.1mm" draw:caption-point-y="5.39mm">
              <dc:date>2023-01-07T00:00:00</dc:date>
              <text:p text:style-name="P3"><text:span text:style-name="T2">The performance is counted on the month you exited the position.</text:span></text:p>
            </office:annotation>
            <text:p>Performance Calendar</text:p>
          </table:table-cell>
          <table:covered-table-cell table:number-columns-repeated="3" table:style-name="ce102"/>
          <table:table-cell table:number-columns-repeated="45"/>
        </table:table-row>
        <table:table-row table:style-name="ro1">
          <table:covered-table-cell table:style-name="ce63"/>
          <table:table-cell table:style-name="ce6" office:value-type="string" calcext:value-type="string">
            <text:p>Initial Account</text:p>
          </table:table-cell>
          <table:table-cell table:style-name="ce14"/>
          <table:table-cell table:style-name="ce10"/>
          <table:table-cell/>
          <table:table-cell table:style-name="ce5" office:value-type="string" calcext:value-type="string">
            <text:p>Number of trades</text:p>
          </table:table-cell>
          <table:table-cell table:style-name="ce59" table:formula="of:=COUNT([$Log.T3:$Log.T502])" office:value-type="float" office:value="0" calcext:value-type="float">
            <text:p>0</text:p>
          </table:table-cell>
          <table:table-cell table:style-name="ce75" office:value-type="percentage" office:value="1" calcext:value-type="percentage">
            <text:p>100.00%</text:p>
          </table:table-cell>
          <table:table-cell table:number-columns-repeated="2"/>
          <table:table-cell table:style-name="ce24" office:value-type="string" calcext:value-type="string">
            <text:p>Monday</text:p>
          </table:table-cell>
          <table:table-cell table:style-name="ce88" table:formula="of:=COUNTIFS([Log.$AI$1:.$AI$1048576]; VLOOKUP([.$K3]; [Misc.$J$32:.$K$38]; 2; 0); [Log.$U$1:.$U$1048576]; &quot;Win&quot;)" office:value-type="float" office:value="0" calcext:value-type="float">
            <text:p>0</text:p>
          </table:table-cell>
          <table:table-cell table:style-name="ce88" table:formula="of:=COUNTIFS([Log.$AI$1:.$AI$1048576]; VLOOKUP([.$K3]; [Misc.$J$32:.$K$38]; 2; 0); [Log.$U$1:.$U$1048576]; &quot;Loss&quot;)" office:value-type="float" office:value="0" calcext:value-type="float">
            <text:p>0</text:p>
          </table:table-cell>
          <table:table-cell table:style-name="ce107" table:formula="of:=IFERROR([.$L3]/([.$L3]+[.$M3]); &quot;-&quot;)" office:value-type="string" office:string-value="-" calcext:value-type="string">
            <text:p>-</text:p>
          </table:table-cell>
          <table:table-cell/>
          <table:table-cell table:style-name="ce111" office:value-type="string" calcext:value-type="string">
            <text:p>January</text:p>
          </table:table-cell>
          <table:table-cell table:style-name="ce111" office:value-type="string" calcext:value-type="string">
            <text:p>February</text:p>
          </table:table-cell>
          <table:table-cell table:style-name="ce111" office:value-type="string" calcext:value-type="string">
            <text:p>March</text:p>
          </table:table-cell>
          <table:table-cell table:style-name="ce111" office:value-type="string" calcext:value-type="string">
            <text:p>April</text:p>
          </table:table-cell>
          <table:table-cell table:number-columns-repeated="45"/>
        </table:table-row>
        <table:table-row table:style-name="ro1">
          <table:covered-table-cell table:style-name="ce63"/>
          <table:table-cell table:style-name="ce7" office:value-type="string" calcext:value-type="string">
            <text:p>Risk ($)</text:p>
          </table:table-cell>
          <table:table-cell table:style-name="ce14"/>
          <table:table-cell table:style-name="ce10"/>
          <table:table-cell/>
          <table:table-cell table:style-name="ce6" office:value-type="string" calcext:value-type="string">
            <text:p>Long trades</text:p>
          </table:table-cell>
          <table:table-cell table:style-name="ce60" table:formula="of:=COUNTIF([$Log.G3:$Log.G502]; &quot;Long&quot;)" office:value-type="float" office:value="0" calcext:value-type="float">
            <text:p>0</text:p>
          </table:table-cell>
          <table:table-cell table:style-name="ce76" table:formula="of:=IFERROR([.G4]/[.$G$3]; &quot;-&quot;)" office:value-type="string" office:string-value="-" calcext:value-type="string">
            <text:p>-</text:p>
          </table:table-cell>
          <table:table-cell table:number-columns-repeated="2"/>
          <table:table-cell table:style-name="ce24" office:value-type="string" calcext:value-type="string">
            <text:p>Tuesday</text:p>
          </table:table-cell>
          <table:table-cell table:style-name="ce88" table:formula="of:=COUNTIFS([Log.$AI$1:.$AI$1048576]; VLOOKUP([.$K4]; [Misc.$J$32:.$K$38]; 2; 0); [Log.$U$1:.$U$1048576]; &quot;Win&quot;)" office:value-type="float" office:value="0" calcext:value-type="float">
            <text:p>0</text:p>
          </table:table-cell>
          <table:table-cell table:style-name="ce88" table:formula="of:=COUNTIFS([Log.$AI$1:.$AI$1048576]; VLOOKUP([.$K4]; [Misc.$J$32:.$K$38]; 2; 0); [Log.$U$1:.$U$1048576]; &quot;Loss&quot;)" office:value-type="float" office:value="0" calcext:value-type="float">
            <text:p>0</text:p>
          </table:table-cell>
          <table:table-cell table:style-name="ce107" table:formula="of:=IFERROR([.$L4]/([.$L4]+[.$M4]); &quot;-&quot;)" office:value-type="string" office:string-value="-" calcext:value-type="string">
            <text:p>-</text:p>
          </table:table-cell>
          <table:table-cell/>
          <table:table-cell table:style-name="ce112" table:formula="of:=SUMIF([Log.$AK$1:.$AK$1048576]; VLOOKUP([.P3]; [Misc.$J$18:.$K$29]; 2; 0); [Log.$T$1:.$T$1048576])" office:value-type="float" office:value="0" calcext:value-type="float" table:number-columns-spanned="1" table:number-rows-spanned="2">
            <text:p>0.00</text:p>
          </table:table-cell>
          <table:table-cell table:style-name="ce112" table:formula="of:=SUMIF([Log.$AK$1:.$AK$1048576]; VLOOKUP([.Q3]; [Misc.$J$18:.$K$29]; 2; 0); [Log.$T$1:.$T$1048576])" office:value-type="float" office:value="0" calcext:value-type="float" table:number-columns-spanned="1" table:number-rows-spanned="2">
            <text:p>0.00</text:p>
          </table:table-cell>
          <table:table-cell table:style-name="ce112" table:formula="of:=SUMIF([Log.$AK$1:.$AK$1048576]; VLOOKUP([.R3]; [Misc.$J$18:.$K$29]; 2; 0); [Log.$T$1:.$T$1048576])" office:value-type="float" office:value="0" calcext:value-type="float" table:number-columns-spanned="1" table:number-rows-spanned="2">
            <text:p>0.00</text:p>
          </table:table-cell>
          <table:table-cell table:style-name="ce112" table:formula="of:=SUMIF([Log.$AK$1:.$AK$1048576]; VLOOKUP([.S3]; [Misc.$J$18:.$K$29]; 2; 0); [Log.$T$1:.$T$1048576])" office:value-type="float" office:value="0" calcext:value-type="float" table:number-columns-spanned="1" table:number-rows-spanned="2">
            <text:p>0.00</text:p>
          </table:table-cell>
          <table:table-cell table:number-columns-repeated="45"/>
        </table:table-row>
        <table:table-row table:style-name="ro1">
          <table:covered-table-cell table:style-name="ce63"/>
          <table:table-cell table:style-name="ce7" office:value-type="string" calcext:value-type="string">
            <text:p>Risk (%)</text:p>
          </table:table-cell>
          <table:table-cell table:style-name="ce44" table:formula="of:=[.C4]/[.C3]" office:value-type="string" office:string-value="" calcext:value-type="error">
            <text:p>#DIV/0!</text:p>
          </table:table-cell>
          <table:table-cell table:style-name="ce10"/>
          <table:table-cell/>
          <table:table-cell table:style-name="ce12" office:value-type="string" calcext:value-type="string">
            <text:p>Short trades</text:p>
          </table:table-cell>
          <table:table-cell table:style-name="ce69" table:formula="of:=COUNTIF([$Log.G3:$Log.G502]; &quot;Short&quot;)" office:value-type="float" office:value="0" calcext:value-type="float">
            <text:p>0</text:p>
          </table:table-cell>
          <table:table-cell table:style-name="ce76" table:formula="of:=IFERROR([.G5]/[.$G$3]; &quot;-&quot;)" office:value-type="string" office:string-value="-" calcext:value-type="string">
            <text:p>-</text:p>
          </table:table-cell>
          <table:table-cell table:number-columns-repeated="2"/>
          <table:table-cell table:style-name="ce24" office:value-type="string" calcext:value-type="string">
            <text:p>Wednesday</text:p>
          </table:table-cell>
          <table:table-cell table:style-name="ce88" table:formula="of:=COUNTIFS([Log.$AI$1:.$AI$1048576]; VLOOKUP([.$K5]; [Misc.$J$32:.$K$38]; 2; 0); [Log.$U$1:.$U$1048576]; &quot;Win&quot;)" office:value-type="float" office:value="0" calcext:value-type="float">
            <text:p>0</text:p>
          </table:table-cell>
          <table:table-cell table:style-name="ce88" table:formula="of:=COUNTIFS([Log.$AI$1:.$AI$1048576]; VLOOKUP([.$K5]; [Misc.$J$32:.$K$38]; 2; 0); [Log.$U$1:.$U$1048576]; &quot;Loss&quot;)" office:value-type="float" office:value="0" calcext:value-type="float">
            <text:p>0</text:p>
          </table:table-cell>
          <table:table-cell table:style-name="ce107" table:formula="of:=IFERROR([.$L5]/([.$L5]+[.$M5]); &quot;-&quot;)" office:value-type="string" office:string-value="-" calcext:value-type="string">
            <text:p>-</text:p>
          </table:table-cell>
          <table:table-cell/>
          <table:covered-table-cell table:style-name="ce113"/>
          <table:covered-table-cell table:number-columns-repeated="3" table:style-name="ce120"/>
          <table:table-cell table:number-columns-repeated="45"/>
        </table:table-row>
        <table:table-row table:style-name="ro1">
          <table:covered-table-cell table:style-name="ce63"/>
          <table:table-cell table:style-name="ce8" office:value-type="string" calcext:value-type="string">
            <text:p>Desired R ratio</text:p>
          </table:table-cell>
          <table:table-cell table:style-name="ce17" office:value-type="float" office:value="2" calcext:value-type="float">
            <text:p>2:1</text:p>
          </table:table-cell>
          <table:table-cell table:style-name="ce10"/>
          <table:table-cell table:number-columns-repeated="2"/>
          <table:table-cell table:style-name="ce58"/>
          <table:table-cell table:style-name="ce74"/>
          <table:table-cell table:number-columns-repeated="2"/>
          <table:table-cell table:style-name="ce24" office:value-type="string" calcext:value-type="string">
            <text:p>Thursday</text:p>
          </table:table-cell>
          <table:table-cell table:style-name="ce88" table:formula="of:=COUNTIFS([Log.$AI$1:.$AI$1048576]; VLOOKUP([.$K6]; [Misc.$J$32:.$K$38]; 2; 0); [Log.$U$1:.$U$1048576]; &quot;Win&quot;)" office:value-type="float" office:value="0" calcext:value-type="float">
            <text:p>0</text:p>
          </table:table-cell>
          <table:table-cell table:style-name="ce88" table:formula="of:=COUNTIFS([Log.$AI$1:.$AI$1048576]; VLOOKUP([.$K6]; [Misc.$J$32:.$K$38]; 2; 0); [Log.$U$1:.$U$1048576]; &quot;Loss&quot;)" office:value-type="float" office:value="0" calcext:value-type="float">
            <text:p>0</text:p>
          </table:table-cell>
          <table:table-cell table:style-name="ce107" table:formula="of:=IFERROR([.$L6]/([.$L6]+[.$M6]); &quot;-&quot;)" office:value-type="string" office:string-value="-" calcext:value-type="string">
            <text:p>-</text:p>
          </table:table-cell>
          <table:table-cell/>
          <table:table-cell table:style-name="ce115" office:value-type="string" calcext:value-type="string">
            <text:p>May</text:p>
          </table:table-cell>
          <table:table-cell table:style-name="ce115" office:value-type="string" calcext:value-type="string">
            <text:p>June</text:p>
          </table:table-cell>
          <table:table-cell table:style-name="ce115" office:value-type="string" calcext:value-type="string">
            <text:p>July</text:p>
          </table:table-cell>
          <table:table-cell table:style-name="ce115" office:value-type="string" calcext:value-type="string">
            <text:p>August</text:p>
          </table:table-cell>
          <table:table-cell table:number-columns-repeated="45"/>
        </table:table-row>
        <table:table-row table:style-name="ro1">
          <table:covered-table-cell table:style-name="ce63"/>
          <table:table-cell table:style-name="ce4" table:number-columns-repeated="2"/>
          <table:table-cell table:style-name="ce10"/>
          <table:table-cell/>
          <table:table-cell table:style-name="ce5" office:value-type="string" calcext:value-type="string">
            <text:p>Winning trades</text:p>
          </table:table-cell>
          <table:table-cell table:style-name="ce59" table:formula="of:=COUNTIF([$Log.U3:$Log.U502];&quot;Win&quot;)" office:value-type="float" office:value="0" calcext:value-type="float">
            <text:p>0</text:p>
          </table:table-cell>
          <table:table-cell table:style-name="ce75" table:formula="of:=IFERROR([.G7]/[.G3]; &quot;-&quot;)" office:value-type="string" office:string-value="-" calcext:value-type="string">
            <text:p>-</text:p>
          </table:table-cell>
          <table:table-cell table:style-name="ce81" table:formula="of:=SUMIF([$Log.U3:$Log.U502];&quot;Win&quot;;[$Log.T3:$Log.T502])" office:value-type="float" office:value="0" calcext:value-type="float">
            <text:p>0.00</text:p>
          </table:table-cell>
          <table:table-cell/>
          <table:table-cell table:style-name="ce25" office:value-type="string" calcext:value-type="string">
            <text:p>Friday</text:p>
          </table:table-cell>
          <table:table-cell table:style-name="ce103" table:formula="of:=COUNTIFS([Log.$AI$1:.$AI$1048576]; VLOOKUP([.$K7]; [Misc.$J$32:.$K$38]; 2; 0); [Log.$U$1:.$U$1048576]; &quot;Win&quot;)" office:value-type="float" office:value="0" calcext:value-type="float">
            <text:p>0</text:p>
          </table:table-cell>
          <table:table-cell table:style-name="ce103" table:formula="of:=COUNTIFS([Log.$AI$1:.$AI$1048576]; VLOOKUP([.$K7]; [Misc.$J$32:.$K$38]; 2; 0); [Log.$U$1:.$U$1048576]; &quot;Loss&quot;)" office:value-type="float" office:value="0" calcext:value-type="float">
            <text:p>0</text:p>
          </table:table-cell>
          <table:table-cell table:style-name="ce108" table:formula="of:=IFERROR([.$L7]/([.$L7]+[.$M7]); &quot;-&quot;)" office:value-type="string" office:string-value="-" calcext:value-type="string">
            <text:p>-</text:p>
          </table:table-cell>
          <table:table-cell/>
          <table:table-cell table:style-name="ce112" table:formula="of:=SUMIF([Log.$AK$1:.$AK$1048576]; VLOOKUP([.P6]; [Misc.$J$18:.$K$29]; 2; 0); [Log.$T$1:.$T$1048576])" office:value-type="float" office:value="0" calcext:value-type="float" table:number-columns-spanned="1" table:number-rows-spanned="2">
            <text:p>0.00</text:p>
          </table:table-cell>
          <table:table-cell table:style-name="ce112" table:formula="of:=SUMIF([Log.$AK$1:.$AK$1048576]; VLOOKUP([.Q6]; [Misc.$J$18:.$K$29]; 2; 0); [Log.$T$1:.$T$1048576])" office:value-type="float" office:value="0" calcext:value-type="float" table:number-columns-spanned="1" table:number-rows-spanned="2">
            <text:p>0.00</text:p>
          </table:table-cell>
          <table:table-cell table:style-name="ce112" table:formula="of:=SUMIF([Log.$AK$1:.$AK$1048576]; VLOOKUP([.R6]; [Misc.$J$18:.$K$29]; 2; 0); [Log.$T$1:.$T$1048576])" office:value-type="float" office:value="0" calcext:value-type="float" table:number-columns-spanned="1" table:number-rows-spanned="2">
            <text:p>0.00</text:p>
          </table:table-cell>
          <table:table-cell table:style-name="ce112" table:formula="of:=SUMIF([Log.$AK$1:.$AK$1048576]; VLOOKUP([.S6]; [Misc.$J$18:.$K$29]; 2; 0); [Log.$T$1:.$T$1048576])" office:value-type="float" office:value="0" calcext:value-type="float" table:number-columns-spanned="1" table:number-rows-spanned="2">
            <text:p>0.00</text:p>
          </table:table-cell>
          <table:table-cell table:number-columns-repeated="45"/>
        </table:table-row>
        <table:table-row table:style-name="ro1">
          <table:table-cell table:number-columns-repeated="5"/>
          <table:table-cell table:style-name="ce6" office:value-type="string" calcext:value-type="string">
            <text:p>Winning longs</text:p>
          </table:table-cell>
          <table:table-cell table:style-name="ce60" table:formula="of:=DCOUNTA([$Log.A2:$Log.Y502]; [$Log.G2]; [$Misc.A18:$Misc.B19])" office:value-type="float" office:value="0" calcext:value-type="float">
            <text:p>0</text:p>
          </table:table-cell>
          <table:table-cell table:style-name="ce76" table:formula="of:=IFERROR([.G8]/[.G4]; &quot;-&quot;)" office:value-type="string" office:string-value="-" calcext:value-type="string">
            <text:p>-</text:p>
          </table:table-cell>
          <table:table-cell table:number-columns-repeated="7"/>
          <table:covered-table-cell table:number-columns-repeated="4" table:style-name="ce120"/>
          <table:table-cell table:number-columns-repeated="45"/>
        </table:table-row>
        <table:table-row table:style-name="ro1">
          <table:table-cell table:number-columns-repeated="5"/>
          <table:table-cell table:style-name="ce12" office:value-type="string" calcext:value-type="string">
            <text:p>Winning shorts</text:p>
          </table:table-cell>
          <table:table-cell table:style-name="ce69" table:formula="of:=DCOUNTA([$Log.A2:$Log.Y502]; [$Log.G2]; [$Misc.A22:$Misc.B23])" office:value-type="float" office:value="0" calcext:value-type="float">
            <text:p>0</text:p>
          </table:table-cell>
          <table:table-cell table:style-name="ce77" table:formula="of:=IFERROR([.G9]/[.G5]; &quot;-&quot;)" office:value-type="string" office:string-value="-" calcext:value-type="string">
            <text:p>-</text:p>
          </table:table-cell>
          <table:table-cell table:number-columns-repeated="7"/>
          <table:table-cell table:style-name="ce115" office:value-type="string" calcext:value-type="string">
            <text:p>September</text:p>
          </table:table-cell>
          <table:table-cell table:style-name="ce115" office:value-type="string" calcext:value-type="string">
            <text:p>October</text:p>
          </table:table-cell>
          <table:table-cell table:style-name="ce115" office:value-type="string" calcext:value-type="string">
            <text:p>November</text:p>
          </table:table-cell>
          <table:table-cell table:style-name="ce115" office:value-type="string" calcext:value-type="string">
            <text:p>December</text:p>
          </table:table-cell>
          <table:table-cell table:number-columns-repeated="45"/>
        </table:table-row>
        <table:table-row table:style-name="ro1">
          <table:table-cell table:number-columns-repeated="6"/>
          <table:table-cell table:style-name="ce58"/>
          <table:table-cell table:style-name="ce74"/>
          <table:table-cell table:number-columns-repeated="2"/>
          <table:table-cell table:style-name="ce102" office:value-type="string" calcext:value-type="string">
            <text:p>Pattern</text:p>
          </table:table-cell>
          <table:table-cell table:style-name="ce86" office:value-type="string" calcext:value-type="string">
            <text:p>Win</text:p>
          </table:table-cell>
          <table:table-cell table:style-name="ce86" office:value-type="string" calcext:value-type="string">
            <text:p>Loss</text:p>
          </table:table-cell>
          <table:table-cell table:style-name="ce86" office:value-type="string" calcext:value-type="string">
            <text:p>% Win</text:p>
          </table:table-cell>
          <table:table-cell/>
          <table:table-cell table:style-name="ce112" table:formula="of:=SUMIF([Log.$AK$1:.$AK$1048576]; VLOOKUP([.P9]; [Misc.$J$18:.$K$29]; 2; 0); [Log.$T$1:.$T$1048576])" office:value-type="float" office:value="0" calcext:value-type="float" table:number-columns-spanned="1" table:number-rows-spanned="2">
            <text:p>0.00</text:p>
          </table:table-cell>
          <table:table-cell table:style-name="ce112" table:formula="of:=SUMIF([Log.$AK$1:.$AK$1048576]; VLOOKUP([.Q9]; [Misc.$J$18:.$K$29]; 2; 0); [Log.$T$1:.$T$1048576])" office:value-type="float" office:value="0" calcext:value-type="float" table:number-columns-spanned="1" table:number-rows-spanned="2">
            <text:p>0.00</text:p>
          </table:table-cell>
          <table:table-cell table:style-name="ce112" table:formula="of:=SUMIF([Log.$AK$1:.$AK$1048576]; VLOOKUP([.R9]; [Misc.$J$18:.$K$29]; 2; 0); [Log.$T$1:.$T$1048576])" office:value-type="float" office:value="0" calcext:value-type="float" table:number-columns-spanned="1" table:number-rows-spanned="2">
            <text:p>0.00</text:p>
          </table:table-cell>
          <table:table-cell table:style-name="ce112" table:formula="of:=SUMIF([Log.$AK$1:.$AK$1048576]; VLOOKUP([.S9]; [Misc.$J$18:.$K$29]; 2; 0); [Log.$T$1:.$T$1048576])" office:value-type="float" office:value="0" calcext:value-type="float" table:number-columns-spanned="1" table:number-rows-spanned="2">
            <text:p>0.00</text:p>
          </table:table-cell>
          <table:table-cell table:number-columns-repeated="45"/>
        </table:table-row>
        <table:table-row table:style-name="ro1">
          <table:table-cell table:number-columns-repeated="5"/>
          <table:table-cell table:style-name="ce5" office:value-type="string" calcext:value-type="string">
            <text:p>Losing trades</text:p>
          </table:table-cell>
          <table:table-cell table:style-name="ce59" table:formula="of:=COUNTIF([$Log.U3:$Log.U502]; &quot;Loss&quot;)" office:value-type="float" office:value="0" calcext:value-type="float">
            <text:p>0</text:p>
          </table:table-cell>
          <table:table-cell table:style-name="ce75" table:formula="of:=IFERROR([.G11]/[.G3]; &quot;-&quot;)" office:value-type="string" office:string-value="-" calcext:value-type="string">
            <text:p>-</text:p>
          </table:table-cell>
          <table:table-cell table:style-name="ce81" table:formula="of:=SUMIF([$Log.U7:$Log.U506];&quot;Loss&quot;;[$Log.T7:$Log.T506])" office:value-type="float" office:value="0" calcext:value-type="float">
            <text:p>0.00</text:p>
          </table:table-cell>
          <table:table-cell/>
          <table:table-cell table:style-name="ce24" table:formula="of:=[$Misc.A3]" office:value-type="string" office:string-value="+3BP" calcext:value-type="string">
            <text:p>+3BP</text:p>
          </table:table-cell>
          <table:table-cell table:style-name="ce71" table:formula="of:=COUNTIFS([Log.$E$3:.$E$502]; [.K11]; [Log.$U$3:.$U$502]; &quot;=Win&quot;)" office:value-type="float" office:value="0" calcext:value-type="float">
            <text:p>0</text:p>
          </table:table-cell>
          <table:table-cell table:style-name="ce71" table:formula="of:=COUNTIFS([Log.$E$3:.$E$502]; [.K11]; [Log.$U$3:.$U$502]; &quot;=Loss&quot;)" office:value-type="float" office:value="0" calcext:value-type="float">
            <text:p>0</text:p>
          </table:table-cell>
          <table:table-cell table:style-name="ce92" table:formula="of:=IFERROR([.$L11]/([.$L11]+[.$M11]); &quot;-&quot;)" office:value-type="string" office:string-value="-" calcext:value-type="string">
            <text:p>-</text:p>
          </table:table-cell>
          <table:table-cell/>
          <table:covered-table-cell table:number-columns-repeated="4" table:style-name="ce120"/>
          <table:table-cell table:number-columns-repeated="45"/>
        </table:table-row>
        <table:table-row table:style-name="ro1">
          <table:table-cell/>
          <table:table-cell table:style-name="ce62" office:value-type="string" calcext:value-type="string" table:number-columns-spanned="1" table:number-rows-spanned="2">
            <text:p>Current Account</text:p>
          </table:table-cell>
          <table:table-cell table:style-name="ce90" table:formula="of:=[.C3]+[.C14]" office:value-type="float" office:value="0" calcext:value-type="float" table:number-columns-spanned="1" table:number-rows-spanned="2">
            <text:p>0.00</text:p>
          </table:table-cell>
          <table:table-cell table:number-columns-repeated="2"/>
          <table:table-cell table:style-name="ce6" office:value-type="string" calcext:value-type="string">
            <text:p>Losing longs</text:p>
          </table:table-cell>
          <table:table-cell table:style-name="ce60" table:formula="of:=DCOUNTA([$Log.A2:$Log.Y502]; [$Log.G2]; [$Misc.A20:$Misc.B21])" office:value-type="float" office:value="0" calcext:value-type="float">
            <text:p>0</text:p>
          </table:table-cell>
          <table:table-cell table:style-name="ce76" table:formula="of:=IFERROR([.G12]/[.G4]; &quot;-&quot;)" office:value-type="string" office:string-value="-" calcext:value-type="string">
            <text:p>-</text:p>
          </table:table-cell>
          <table:table-cell table:number-columns-repeated="2"/>
          <table:table-cell table:style-name="ce24" table:formula="of:=[$Misc.A4]" office:value-type="string" office:string-value="-3BP" calcext:value-type="string">
            <text:p>-3BP</text:p>
          </table:table-cell>
          <table:table-cell table:style-name="ce71" table:formula="of:=COUNTIFS([Log.$E$3:.$E$502]; [.K12]; [Log.$U$3:.$U$502]; &quot;=Win&quot;)" office:value-type="float" office:value="0" calcext:value-type="float">
            <text:p>0</text:p>
          </table:table-cell>
          <table:table-cell table:style-name="ce71" table:formula="of:=COUNTIFS([Log.$E$3:.$E$502]; [.K12]; [Log.$U$3:.$U$502]; &quot;=Loss&quot;)" office:value-type="float" office:value="0" calcext:value-type="float">
            <text:p>0</text:p>
          </table:table-cell>
          <table:table-cell table:style-name="ce92" table:formula="of:=IFERROR([.$L12]/([.$L12]+[.$M12]); &quot;-&quot;)" office:value-type="string" office:string-value="-" calcext:value-type="string">
            <text:p>-</text:p>
          </table:table-cell>
          <table:table-cell table:number-columns-repeated="50"/>
        </table:table-row>
        <table:table-row table:style-name="ro1">
          <table:table-cell/>
          <table:covered-table-cell table:number-columns-repeated="2"/>
          <table:table-cell table:number-columns-repeated="2"/>
          <table:table-cell table:style-name="ce12" office:value-type="string" calcext:value-type="string">
            <text:p>Losing shorts</text:p>
          </table:table-cell>
          <table:table-cell table:style-name="ce69" table:formula="of:=DCOUNTA([$Log.A2:$Log.Y502]; [$Log.G2]; [$Misc.A24:$Misc.B25])" office:value-type="float" office:value="0" calcext:value-type="float">
            <text:p>0</text:p>
          </table:table-cell>
          <table:table-cell table:style-name="ce77" table:formula="of:=IFERROR([.G13]/[.G5]; &quot;-&quot;)" office:value-type="string" office:string-value="-" calcext:value-type="string">
            <text:p>-</text:p>
          </table:table-cell>
          <table:table-cell table:number-columns-repeated="2"/>
          <table:table-cell table:style-name="ce24" table:formula="of:=[$Misc.A5]" office:value-type="string" office:string-value="BS" calcext:value-type="string">
            <text:p>BS</text:p>
          </table:table-cell>
          <table:table-cell table:style-name="ce71" table:formula="of:=COUNTIFS([Log.$E$3:.$E$502]; [.K13]; [Log.$U$3:.$U$502]; &quot;=Win&quot;)" office:value-type="float" office:value="0" calcext:value-type="float">
            <text:p>0</text:p>
          </table:table-cell>
          <table:table-cell table:style-name="ce71" table:formula="of:=COUNTIFS([Log.$E$3:.$E$502]; [.K13]; [Log.$U$3:.$U$502]; &quot;=Loss&quot;)" office:value-type="float" office:value="0" calcext:value-type="float">
            <text:p>0</text:p>
          </table:table-cell>
          <table:table-cell table:style-name="ce92" table:formula="of:=IFERROR([.$L13]/([.$L13]+[.$M13]); &quot;-&quot;)" office:value-type="string" office:string-value="-" calcext:value-type="string">
            <text:p>-</text:p>
          </table:table-cell>
          <table:table-cell table:number-columns-repeated="50"/>
        </table:table-row>
        <table:table-row table:style-name="ro1">
          <table:table-cell/>
          <table:table-cell table:style-name="ce62" office:value-type="string" calcext:value-type="string" table:number-columns-spanned="1" table:number-rows-spanned="2">
            <text:p>Global P&amp;L ($)</text:p>
          </table:table-cell>
          <table:table-cell table:style-name="ce90" table:formula="of:=SUM([$Log.T3:$Log.T500])" office:value-type="float" office:value="0" calcext:value-type="float" table:number-columns-spanned="1" table:number-rows-spanned="2">
            <text:p>0.00</text:p>
          </table:table-cell>
          <table:table-cell table:number-columns-repeated="7"/>
          <table:table-cell table:style-name="ce24" table:formula="of:=[$Misc.A6]" office:value-type="string" office:string-value="SS" calcext:value-type="string">
            <text:p>SS</text:p>
          </table:table-cell>
          <table:table-cell table:style-name="ce71" table:formula="of:=COUNTIFS([Log.$E$3:.$E$502]; [.K14]; [Log.$U$3:.$U$502]; &quot;=Win&quot;)" office:value-type="float" office:value="0" calcext:value-type="float">
            <text:p>0</text:p>
          </table:table-cell>
          <table:table-cell table:style-name="ce71" table:formula="of:=COUNTIFS([Log.$E$3:.$E$502]; [.K14]; [Log.$U$3:.$U$502]; &quot;=Loss&quot;)" office:value-type="float" office:value="0" calcext:value-type="float">
            <text:p>0</text:p>
          </table:table-cell>
          <table:table-cell table:style-name="ce92" table:formula="of:=IFERROR([.$L14]/([.$L14]+[.$M14]); &quot;-&quot;)" office:value-type="string" office:string-value="-" calcext:value-type="string">
            <text:p>-</text:p>
          </table:table-cell>
          <table:table-cell table:number-columns-repeated="50"/>
        </table:table-row>
        <table:table-row table:style-name="ro1">
          <table:table-cell/>
          <table:covered-table-cell table:number-columns-repeated="2"/>
          <table:table-cell table:number-columns-repeated="7"/>
          <table:table-cell table:style-name="ce24" table:formula="of:=[$Misc.A7]" office:value-type="string" office:string-value="BO" calcext:value-type="string">
            <text:p>BO</text:p>
          </table:table-cell>
          <table:table-cell table:style-name="ce71" table:formula="of:=COUNTIFS([Log.$E$3:.$E$502]; [.K15]; [Log.$U$3:.$U$502]; &quot;=Win&quot;)" office:value-type="float" office:value="0" calcext:value-type="float">
            <text:p>0</text:p>
          </table:table-cell>
          <table:table-cell table:style-name="ce71" table:formula="of:=COUNTIFS([Log.$E$3:.$E$502]; [.K15]; [Log.$U$3:.$U$502]; &quot;=Loss&quot;)" office:value-type="float" office:value="0" calcext:value-type="float">
            <text:p>0</text:p>
          </table:table-cell>
          <table:table-cell table:style-name="ce92" table:formula="of:=IFERROR([.$L15]/([.$L15]+[.$M15]); &quot;-&quot;)" office:value-type="string" office:string-value="-" calcext:value-type="string">
            <text:p>-</text:p>
          </table:table-cell>
          <table:table-cell/>
          <table:table-cell table:style-name="ce110" office:value-type="string" calcext:value-type="string" table:number-columns-spanned="4" table:number-rows-spanned="1">
            <office:annotation draw:style-name="gr3" draw:text-style-name="P4" svg:width="28.99mm" svg:height="81.01mm" svg:x="450.37mm" svg:y="59.08mm" draw:caption-point-x="-6.1mm" draw:caption-point-y="15.1mm">
              <dc:date>2023-01-07T00:00:00</dc:date>
              <text:p text:style-name="P3"><text:span text:style-name="T2">Currently calculated according to Belgian “Taxe sur les Opérations Boursières” (TOB). In my case I only need this for the IBKR platform as Degiro pays this tax to Belgium automatically. You should adapt this depending of your country or just ignore this part of the sheet.</text:span></text:p>
            </office:annotation>
            <text:p>Tax Calendar</text:p>
          </table:table-cell>
          <table:covered-table-cell table:number-columns-repeated="3" table:style-name="ce102"/>
          <table:table-cell table:number-columns-repeated="45"/>
        </table:table-row>
        <table:table-row table:style-name="ro1">
          <table:table-cell/>
          <table:table-cell table:style-name="ce64" office:value-type="string" calcext:value-type="string" table:number-columns-spanned="1" table:number-rows-spanned="2">
            <text:p>Global P&amp;L (%)</text:p>
          </table:table-cell>
          <table:table-cell table:style-name="ce56" table:formula="of:=[.C14]/[.C3]" office:value-type="string" office:string-value="" calcext:value-type="error" table:number-columns-spanned="1" table:number-rows-spanned="2">
            <text:p>#DIV/0!</text:p>
          </table:table-cell>
          <table:table-cell table:number-columns-repeated="7"/>
          <table:table-cell table:style-name="ce24" table:formula="of:=[$Misc.A8]" office:value-type="string" office:string-value="BD" calcext:value-type="string">
            <text:p>BD</text:p>
          </table:table-cell>
          <table:table-cell table:style-name="ce71" table:formula="of:=COUNTIFS([Log.$E$3:.$E$502]; [.K16]; [Log.$U$3:.$U$502]; &quot;=Win&quot;)" office:value-type="float" office:value="0" calcext:value-type="float">
            <text:p>0</text:p>
          </table:table-cell>
          <table:table-cell table:style-name="ce71" table:formula="of:=COUNTIFS([Log.$E$3:.$E$502]; [.K16]; [Log.$U$3:.$U$502]; &quot;=Loss&quot;)" office:value-type="float" office:value="0" calcext:value-type="float">
            <text:p>0</text:p>
          </table:table-cell>
          <table:table-cell table:style-name="ce92" table:formula="of:=IFERROR([.$L16]/([.$L16]+[.$M16]); &quot;-&quot;)" office:value-type="string" office:string-value="-" calcext:value-type="string">
            <text:p>-</text:p>
          </table:table-cell>
          <table:table-cell/>
          <table:table-cell table:style-name="ce111" office:value-type="string" calcext:value-type="string">
            <text:p>January</text:p>
          </table:table-cell>
          <table:table-cell table:style-name="ce111" office:value-type="string" calcext:value-type="string">
            <text:p>February</text:p>
          </table:table-cell>
          <table:table-cell table:style-name="ce111" office:value-type="string" calcext:value-type="string">
            <text:p>March</text:p>
          </table:table-cell>
          <table:table-cell table:style-name="ce111" office:value-type="string" calcext:value-type="string">
            <text:p>April</text:p>
          </table:table-cell>
          <table:table-cell table:number-columns-repeated="45"/>
        </table:table-row>
        <table:table-row table:style-name="ro1">
          <table:table-cell/>
          <table:covered-table-cell table:style-name="ce11"/>
          <table:covered-table-cell table:style-name="ce20"/>
          <table:table-cell table:number-columns-repeated="7"/>
          <table:table-cell table:style-name="ce24" table:formula="of:=[$Misc.A9]" office:value-type="string" office:string-value="3W" calcext:value-type="string">
            <text:p>3W</text:p>
          </table:table-cell>
          <table:table-cell table:style-name="ce71" table:formula="of:=COUNTIFS([Log.$E$3:.$E$502]; [.K17]; [Log.$U$3:.$U$502]; &quot;=Win&quot;)" office:value-type="float" office:value="0" calcext:value-type="float">
            <text:p>0</text:p>
          </table:table-cell>
          <table:table-cell table:style-name="ce71" table:formula="of:=COUNTIFS([Log.$E$3:.$E$502]; [.K17]; [Log.$U$3:.$U$502]; &quot;=Loss&quot;)" office:value-type="float" office:value="0" calcext:value-type="float">
            <text:p>0</text:p>
          </table:table-cell>
          <table:table-cell table:style-name="ce92" table:formula="of:=IFERROR([.$L17]/([.$L17]+[.$M17]); &quot;-&quot;)" office:value-type="string" office:string-value="-" calcext:value-type="string">
            <text:p>-</text:p>
          </table:table-cell>
          <table:table-cell/>
          <table:table-cell table:style-name="ce124" table:formula="of:=SUMIFS([Log.$AM$1:.$AM$1048576]; [Log.$H$1:.$H$1048576]; &quot;IBKR&quot;; [Log.$AK$1:.$AK$1048576]; VLOOKUP([.P16]; [Misc.$J$18:.$K$29]; 2; 0))+SUMIFS([Log.$AO$1:.$AO$1048576]; [Log.$H$1:.$H$1048576]; &quot;IBKR&quot;; [Log.$AK$1:.$AK$1048576]; VLOOKUP([.P16]; [Misc.$J$18:.$K$29]; 2; 0))" office:value-type="float" office:value="0" calcext:value-type="float" table:number-columns-spanned="1" table:number-rows-spanned="2">
            <text:p>0.00</text:p>
          </table:table-cell>
          <table:table-cell table:style-name="ce124" table:formula="of:=SUMIFS([Log.$AM$1:.$AM$1048576]; [Log.$H$1:.$H$1048576]; &quot;IBKR&quot;; [Log.$AK$1:.$AK$1048576]; VLOOKUP([.Q16]; [Misc.$J$18:.$K$29]; 2; 0))+SUMIFS([Log.$AO$1:.$AO$1048576]; [Log.$H$1:.$H$1048576]; &quot;IBKR&quot;; [Log.$AK$1:.$AK$1048576]; VLOOKUP([.Q16]; [Misc.$J$18:.$K$29]; 2; 0))" office:value-type="float" office:value="0" calcext:value-type="float" table:number-columns-spanned="1" table:number-rows-spanned="2">
            <text:p>0.00</text:p>
          </table:table-cell>
          <table:table-cell table:style-name="ce124" table:formula="of:=SUMIFS([Log.$AM$1:.$AM$1048576]; [Log.$H$1:.$H$1048576]; &quot;IBKR&quot;; [Log.$AK$1:.$AK$1048576]; VLOOKUP([.R16]; [Misc.$J$18:.$K$29]; 2; 0))+SUMIFS([Log.$AO$1:.$AO$1048576]; [Log.$H$1:.$H$1048576]; &quot;IBKR&quot;; [Log.$AK$1:.$AK$1048576]; VLOOKUP([.R16]; [Misc.$J$18:.$K$29]; 2; 0))" office:value-type="float" office:value="0" calcext:value-type="float" table:number-columns-spanned="1" table:number-rows-spanned="2">
            <text:p>0.00</text:p>
          </table:table-cell>
          <table:table-cell table:style-name="ce124" table:formula="of:=SUMIFS([Log.$AM$1:.$AM$1048576]; [Log.$H$1:.$H$1048576]; &quot;IBKR&quot;; [Log.$AK$1:.$AK$1048576]; VLOOKUP([.S16]; [Misc.$J$18:.$K$29]; 2; 0))+SUMIFS([Log.$AO$1:.$AO$1048576]; [Log.$H$1:.$H$1048576]; &quot;IBKR&quot;; [Log.$AK$1:.$AK$1048576]; VLOOKUP([.S16]; [Misc.$J$18:.$K$29]; 2; 0))" office:value-type="float" office:value="0" calcext:value-type="float" table:number-columns-spanned="1" table:number-rows-spanned="2">
            <text:p>0.00</text:p>
          </table:table-cell>
          <table:table-cell table:number-columns-repeated="45"/>
        </table:table-row>
        <table:table-row table:style-name="ro1">
          <table:table-cell table:number-columns-repeated="10"/>
          <table:table-cell table:style-name="ce24" table:formula="of:=[$Misc.A10]" office:value-type="string" office:string-value="Bar High" calcext:value-type="string">
            <text:p>Bar High</text:p>
          </table:table-cell>
          <table:table-cell table:style-name="ce71" table:formula="of:=COUNTIFS([Log.$E$3:.$E$502]; [.K18]; [Log.$U$3:.$U$502]; &quot;=Win&quot;)" office:value-type="float" office:value="0" calcext:value-type="float">
            <text:p>0</text:p>
          </table:table-cell>
          <table:table-cell table:style-name="ce71" table:formula="of:=COUNTIFS([Log.$E$3:.$E$502]; [.K18]; [Log.$U$3:.$U$502]; &quot;=Loss&quot;)" office:value-type="float" office:value="0" calcext:value-type="float">
            <text:p>0</text:p>
          </table:table-cell>
          <table:table-cell table:style-name="ce92" table:formula="of:=IFERROR([.$L18]/([.$L18]+[.$M18]); &quot;-&quot;)" office:value-type="string" office:string-value="-" calcext:value-type="string">
            <text:p>-</text:p>
          </table:table-cell>
          <table:table-cell/>
          <table:covered-table-cell table:style-name="ce128"/>
          <table:covered-table-cell table:number-columns-repeated="3" table:style-name="ce120"/>
          <table:table-cell table:number-columns-repeated="45"/>
        </table:table-row>
        <table:table-row table:style-name="ro1">
          <table:table-cell table:number-columns-repeated="10"/>
          <table:table-cell table:style-name="ce24" table:formula="of:=[$Misc.A11]" office:value-type="string" office:string-value="+4BP" calcext:value-type="string">
            <text:p>+4BP</text:p>
          </table:table-cell>
          <table:table-cell table:style-name="ce71" table:formula="of:=COUNTIFS([Log.$E$3:.$E$502]; [.K19]; [Log.$U$3:.$U$502]; &quot;=Win&quot;)" office:value-type="float" office:value="0" calcext:value-type="float">
            <text:p>0</text:p>
          </table:table-cell>
          <table:table-cell table:style-name="ce71" table:formula="of:=COUNTIFS([Log.$E$3:.$E$502]; [.K19]; [Log.$U$3:.$U$502]; &quot;=Loss&quot;)" office:value-type="float" office:value="0" calcext:value-type="float">
            <text:p>0</text:p>
          </table:table-cell>
          <table:table-cell table:style-name="ce92" table:formula="of:=IFERROR([.$L19]/([.$L19]+[.$M19]); &quot;-&quot;)" office:value-type="string" office:string-value="-" calcext:value-type="string">
            <text:p>-</text:p>
          </table:table-cell>
          <table:table-cell/>
          <table:table-cell table:style-name="ce115" office:value-type="string" calcext:value-type="string">
            <text:p>May</text:p>
          </table:table-cell>
          <table:table-cell table:style-name="ce115" office:value-type="string" calcext:value-type="string">
            <text:p>June</text:p>
          </table:table-cell>
          <table:table-cell table:style-name="ce115" office:value-type="string" calcext:value-type="string">
            <text:p>July</text:p>
          </table:table-cell>
          <table:table-cell table:style-name="ce115" office:value-type="string" calcext:value-type="string">
            <text:p>August</text:p>
          </table:table-cell>
          <table:table-cell table:number-columns-repeated="45"/>
        </table:table-row>
        <table:table-row table:style-name="ro1">
          <table:table-cell table:number-columns-repeated="2"/>
          <table:table-cell table:style-name="ce58"/>
          <table:table-cell table:number-columns-repeated="7"/>
          <table:table-cell table:style-name="ce24" table:formula="of:=[$Misc.A12]" office:value-type="string" office:string-value="-4BP" calcext:value-type="string">
            <text:p>-4BP</text:p>
          </table:table-cell>
          <table:table-cell table:style-name="ce71" table:formula="of:=COUNTIFS([Log.$E$3:.$E$502]; [.K20]; [Log.$U$3:.$U$502]; &quot;=Win&quot;)" office:value-type="float" office:value="0" calcext:value-type="float">
            <text:p>0</text:p>
          </table:table-cell>
          <table:table-cell table:style-name="ce71" table:formula="of:=COUNTIFS([Log.$E$3:.$E$502]; [.K20]; [Log.$U$3:.$U$502]; &quot;=Loss&quot;)" office:value-type="float" office:value="0" calcext:value-type="float">
            <text:p>0</text:p>
          </table:table-cell>
          <table:table-cell table:style-name="ce92" table:formula="of:=IFERROR([.$L20]/([.$L20]+[.$M20]); &quot;-&quot;)" office:value-type="string" office:string-value="-" calcext:value-type="string">
            <text:p>-</text:p>
          </table:table-cell>
          <table:table-cell/>
          <table:table-cell table:style-name="ce124" table:formula="of:=SUMIFS([Log.$AM$1:.$AM$1048576]; [Log.$H$1:.$H$1048576]; &quot;IBKR&quot;; [Log.$AK$1:.$AK$1048576]; VLOOKUP([.P19]; [Misc.$J$18:.$K$29]; 2; 0))+SUMIFS([Log.$AO$1:.$AO$1048576]; [Log.$H$1:.$H$1048576]; &quot;IBKR&quot;; [Log.$AK$1:.$AK$1048576]; VLOOKUP([.P19]; [Misc.$J$18:.$K$29]; 2; 0))" office:value-type="float" office:value="0" calcext:value-type="float" table:number-columns-spanned="1" table:number-rows-spanned="2">
            <text:p>0.00</text:p>
          </table:table-cell>
          <table:table-cell table:style-name="ce124" table:formula="of:=SUMIFS([Log.$AM$1:.$AM$1048576]; [Log.$H$1:.$H$1048576]; &quot;IBKR&quot;; [Log.$AK$1:.$AK$1048576]; VLOOKUP([.Q19]; [Misc.$J$18:.$K$29]; 2; 0))+SUMIFS([Log.$AO$1:.$AO$1048576]; [Log.$H$1:.$H$1048576]; &quot;IBKR&quot;; [Log.$AK$1:.$AK$1048576]; VLOOKUP([.Q19]; [Misc.$J$18:.$K$29]; 2; 0))" office:value-type="float" office:value="0" calcext:value-type="float" table:number-columns-spanned="1" table:number-rows-spanned="2">
            <text:p>0.00</text:p>
          </table:table-cell>
          <table:table-cell table:style-name="ce124" table:formula="of:=SUMIFS([Log.$AM$1:.$AM$1048576]; [Log.$H$1:.$H$1048576]; &quot;IBKR&quot;; [Log.$AK$1:.$AK$1048576]; VLOOKUP([.R19]; [Misc.$J$18:.$K$29]; 2; 0))+SUMIFS([Log.$AO$1:.$AO$1048576]; [Log.$H$1:.$H$1048576]; &quot;IBKR&quot;; [Log.$AK$1:.$AK$1048576]; VLOOKUP([.R19]; [Misc.$J$18:.$K$29]; 2; 0))" office:value-type="float" office:value="0" calcext:value-type="float" table:number-columns-spanned="1" table:number-rows-spanned="2">
            <text:p>0.00</text:p>
          </table:table-cell>
          <table:table-cell table:style-name="ce124" table:formula="of:=SUMIFS([Log.$AM$1:.$AM$1048576]; [Log.$H$1:.$H$1048576]; &quot;IBKR&quot;; [Log.$AK$1:.$AK$1048576]; VLOOKUP([.S19]; [Misc.$J$18:.$K$29]; 2; 0))+SUMIFS([Log.$AO$1:.$AO$1048576]; [Log.$H$1:.$H$1048576]; &quot;IBKR&quot;; [Log.$AK$1:.$AK$1048576]; VLOOKUP([.S19]; [Misc.$J$18:.$K$29]; 2; 0))" office:value-type="float" office:value="0" calcext:value-type="float" table:number-columns-spanned="1" table:number-rows-spanned="2">
            <text:p>0.00</text:p>
          </table:table-cell>
          <table:table-cell table:number-columns-repeated="45"/>
        </table:table-row>
        <table:table-row table:style-name="ro1">
          <table:table-cell/>
          <table:table-cell table:style-name="ce5" office:value-type="string" calcext:value-type="string">
            <text:p>Average R ratio</text:p>
          </table:table-cell>
          <table:table-cell table:style-name="ce61" table:formula="of:=AVERAGE([$Log.S3:$Log.S502])" office:value-type="string" office:string-value="" calcext:value-type="error">
            <text:p>#DIV/0!</text:p>
          </table:table-cell>
          <table:table-cell table:number-columns-repeated="12"/>
          <table:covered-table-cell table:number-columns-repeated="4" table:style-name="ce120"/>
          <table:table-cell table:number-columns-repeated="45"/>
        </table:table-row>
        <table:table-row table:style-name="ro1">
          <table:table-cell/>
          <table:table-cell table:style-name="ce12" office:value-type="string" calcext:value-type="string">
            <text:p>Sharpe ratio</text:p>
          </table:table-cell>
          <table:table-cell table:style-name="ce65" table:formula="of:=([.I7]/[.G7])/(ABS([.I11])/[.G11])" office:value-type="string" office:string-value="" calcext:value-type="error">
            <text:p>#DIV/0!</text:p>
          </table:table-cell>
          <table:table-cell table:number-columns-repeated="12"/>
          <table:table-cell table:style-name="ce115" office:value-type="string" calcext:value-type="string">
            <text:p>September</text:p>
          </table:table-cell>
          <table:table-cell table:style-name="ce115" office:value-type="string" calcext:value-type="string">
            <text:p>October</text:p>
          </table:table-cell>
          <table:table-cell table:style-name="ce115" office:value-type="string" calcext:value-type="string">
            <text:p>November</text:p>
          </table:table-cell>
          <table:table-cell table:style-name="ce115" office:value-type="string" calcext:value-type="string">
            <text:p>December</text:p>
          </table:table-cell>
          <table:table-cell table:number-columns-repeated="45"/>
        </table:table-row>
        <table:table-row table:style-name="ro1">
          <table:table-cell table:number-columns-repeated="2"/>
          <table:table-cell table:style-name="ce58"/>
          <table:table-cell table:number-columns-repeated="7"/>
          <table:table-cell table:style-name="ce102" office:value-type="string" calcext:value-type="string">
            <text:p>Re-enty</text:p>
          </table:table-cell>
          <table:table-cell table:style-name="ce86" office:value-type="string" calcext:value-type="string">
            <text:p>Win</text:p>
          </table:table-cell>
          <table:table-cell table:style-name="ce86" office:value-type="string" calcext:value-type="string">
            <text:p>Loss</text:p>
          </table:table-cell>
          <table:table-cell table:style-name="ce86" office:value-type="string" calcext:value-type="string">
            <text:p>% Win</text:p>
          </table:table-cell>
          <table:table-cell/>
          <table:table-cell table:style-name="ce124" table:formula="of:=SUMIFS([Log.$AM$1:.$AM$1048576]; [Log.$H$1:.$H$1048576]; &quot;IBKR&quot;; [Log.$AK$1:.$AK$1048576]; VLOOKUP([.P22]; [Misc.$J$18:.$K$29]; 2; 0))+SUMIFS([Log.$AO$1:.$AO$1048576]; [Log.$H$1:.$H$1048576]; &quot;IBKR&quot;; [Log.$AK$1:.$AK$1048576]; VLOOKUP([.P22]; [Misc.$J$18:.$K$29]; 2; 0))" office:value-type="float" office:value="0" calcext:value-type="float" table:number-columns-spanned="1" table:number-rows-spanned="2">
            <text:p>0.00</text:p>
          </table:table-cell>
          <table:table-cell table:style-name="ce124" table:formula="of:=SUMIFS([Log.$AM$1:.$AM$1048576]; [Log.$H$1:.$H$1048576]; &quot;IBKR&quot;; [Log.$AK$1:.$AK$1048576]; VLOOKUP([.Q22]; [Misc.$J$18:.$K$29]; 2; 0))+SUMIFS([Log.$AO$1:.$AO$1048576]; [Log.$H$1:.$H$1048576]; &quot;IBKR&quot;; [Log.$AK$1:.$AK$1048576]; VLOOKUP([.Q22]; [Misc.$J$18:.$K$29]; 2; 0))" office:value-type="float" office:value="0" calcext:value-type="float" table:number-columns-spanned="1" table:number-rows-spanned="2">
            <text:p>0.00</text:p>
          </table:table-cell>
          <table:table-cell table:style-name="ce124" table:formula="of:=SUMIFS([Log.$AM$1:.$AM$1048576]; [Log.$H$1:.$H$1048576]; &quot;IBKR&quot;; [Log.$AK$1:.$AK$1048576]; VLOOKUP([.R22]; [Misc.$J$18:.$K$29]; 2; 0))+SUMIFS([Log.$AO$1:.$AO$1048576]; [Log.$H$1:.$H$1048576]; &quot;IBKR&quot;; [Log.$AK$1:.$AK$1048576]; VLOOKUP([.R22]; [Misc.$J$18:.$K$29]; 2; 0))" office:value-type="float" office:value="0" calcext:value-type="float" table:number-columns-spanned="1" table:number-rows-spanned="2">
            <text:p>0.00</text:p>
          </table:table-cell>
          <table:table-cell table:style-name="ce124" table:formula="of:=SUMIFS([Log.$AM$1:.$AM$1048576]; [Log.$H$1:.$H$1048576]; &quot;IBKR&quot;; [Log.$AK$1:.$AK$1048576]; VLOOKUP([.S22]; [Misc.$J$18:.$K$29]; 2; 0))+SUMIFS([Log.$AO$1:.$AO$1048576]; [Log.$H$1:.$H$1048576]; &quot;IBKR&quot;; [Log.$AK$1:.$AK$1048576]; VLOOKUP([.S22]; [Misc.$J$18:.$K$29]; 2; 0))" office:value-type="float" office:value="0" calcext:value-type="float" table:number-columns-spanned="1" table:number-rows-spanned="2">
            <text:p>0.00</text:p>
          </table:table-cell>
          <table:table-cell table:number-columns-repeated="45"/>
        </table:table-row>
        <table:table-row table:style-name="ro1">
          <table:table-cell/>
          <table:table-cell table:style-name="ce5" office:value-type="string" calcext:value-type="string">
            <text:p>Average retention</text:p>
          </table:table-cell>
          <table:table-cell table:style-name="ce66" table:formula="of:=IFERROR(AVERAGE([$Log.V3:.V502]); &quot;-&quot;)" office:value-type="string" office:string-value="-" calcext:value-type="string">
            <text:p>-</text:p>
          </table:table-cell>
          <table:table-cell table:number-columns-repeated="7"/>
          <table:table-cell table:style-name="ce24" table:formula="of:=[$Misc.F3]" office:value-type="string" office:string-value="84p" calcext:value-type="string">
            <text:p>84p</text:p>
          </table:table-cell>
          <table:table-cell table:style-name="ce71" table:formula="of:=COUNTIFS([Log.$F$3:.$F$502]; [.K24]; [Log.$U$3:.$U$502]; &quot;Win&quot;)" office:value-type="float" office:value="0" calcext:value-type="float">
            <text:p>0</text:p>
          </table:table-cell>
          <table:table-cell table:style-name="ce71" table:formula="of:=COUNTIFS([Log.$F$3:.$F$502]; [.K24]; [Log.$U$3:.$U$502]; &quot;Loss&quot;)" office:value-type="float" office:value="0" calcext:value-type="float">
            <text:p>0</text:p>
          </table:table-cell>
          <table:table-cell table:style-name="ce92" table:formula="of:=IFERROR([.$L24]/([.$L24]+[.$M24]); &quot;-&quot;)" office:value-type="string" office:string-value="-" calcext:value-type="string">
            <text:p>-</text:p>
          </table:table-cell>
          <table:table-cell/>
          <table:covered-table-cell table:number-columns-repeated="4" table:style-name="ce120"/>
          <table:table-cell table:number-columns-repeated="45"/>
        </table:table-row>
        <table:table-row table:style-name="ro1">
          <table:table-cell/>
          <table:table-cell table:style-name="ce12" office:value-type="string" calcext:value-type="string">
            <text:p>Gain per minute</text:p>
          </table:table-cell>
          <table:table-cell table:style-name="ce67" table:formula="of:=IFERROR([.C14]/[.C24]; &quot;-&quot;)" office:value-type="string" office:string-value="-" calcext:value-type="string">
            <text:p>-</text:p>
          </table:table-cell>
          <table:table-cell table:number-columns-repeated="7"/>
          <table:table-cell table:style-name="ce24" table:formula="of:=[$Misc.F4]" office:value-type="string" office:string-value="A&amp;R" calcext:value-type="string">
            <text:p>A&amp;R</text:p>
          </table:table-cell>
          <table:table-cell table:style-name="ce71" table:formula="of:=COUNTIFS([Log.$F$3:.$F$502]; [.K25]; [Log.$U$3:.$U$502]; &quot;Win&quot;)" office:value-type="float" office:value="0" calcext:value-type="float">
            <text:p>0</text:p>
          </table:table-cell>
          <table:table-cell table:style-name="ce71" table:formula="of:=COUNTIFS([Log.$F$3:.$F$502]; [.K25]; [Log.$U$3:.$U$502]; &quot;Loss&quot;)" office:value-type="float" office:value="0" calcext:value-type="float">
            <text:p>0</text:p>
          </table:table-cell>
          <table:table-cell table:style-name="ce92" table:formula="of:=IFERROR([.$L25]/([.$L25]+[.$M25]); &quot;-&quot;)" office:value-type="string" office:string-value="-" calcext:value-type="string">
            <text:p>-</text:p>
          </table:table-cell>
          <table:table-cell table:number-columns-repeated="50"/>
        </table:table-row>
        <table:table-row table:style-name="ro1">
          <table:table-cell/>
          <table:table-cell table:style-name="ce12" office:value-type="string" calcext:value-type="string">
            <text:p>Gain per trading day</text:p>
          </table:table-cell>
          <table:table-cell table:style-name="ce68" table:formula="of:=IFERROR([.C15]/5; &quot;-&quot;)" office:value-type="float" office:value="0" calcext:value-type="float">
            <office:annotation draw:style-name="gr2" draw:text-style-name="P4" svg:width="28.99mm" svg:height="17.99mm" svg:x="89.53mm" svg:y="117.29mm" draw:caption-point-x="-6.1mm" draw:caption-point-y="15.1mm">
              <dc:date>2022-03-25T00:00:00</dc:date>
              <text:p text:style-name="P3"><text:span text:style-name="T3">can’t find an equivalent to DISTINCT in LO calc</text:span></text:p>
            </office:annotation>
            <text:p>0.00 $/d</text:p>
          </table:table-cell>
          <table:table-cell table:number-columns-repeated="61"/>
        </table:table-row>
        <table:table-row table:style-name="ro1">
          <table:table-cell table:number-columns-repeated="64"/>
        </table:table-row>
        <table:table-row table:style-name="ro1">
          <table:table-cell table:number-columns-repeated="10"/>
          <table:table-cell table:style-name="ce102" office:value-type="string" calcext:value-type="string">
            <text:p>Timeframe</text:p>
          </table:table-cell>
          <table:table-cell table:style-name="ce86" office:value-type="string" calcext:value-type="string">
            <text:p>Win</text:p>
          </table:table-cell>
          <table:table-cell table:style-name="ce86" office:value-type="string" calcext:value-type="string">
            <text:p>Loss</text:p>
          </table:table-cell>
          <table:table-cell table:style-name="ce86" office:value-type="string" calcext:value-type="string">
            <text:p>% Win</text:p>
          </table:table-cell>
          <table:table-cell/>
          <table:table-cell table:style-name="ce110" office:value-type="string" calcext:value-type="string" table:number-columns-spanned="4" table:number-rows-spanned="1">
            <office:annotation draw:style-name="gr2" draw:text-style-name="P4" svg:width="28.99mm" svg:height="17.99mm" svg:x="450.37mm" svg:y="137.58mm" draw:caption-point-x="-6.1mm" draw:caption-point-y="5.39mm">
              <dc:date>2023-01-07T00:00:00</dc:date>
              <text:p text:style-name="P3"><text:span text:style-name="T2">The performance is counted on the month you exited the position.</text:span></text:p>
            </office:annotation>
            <text:p>Transaction Calendar (IN+OUT)</text:p>
          </table:table-cell>
          <table:covered-table-cell table:number-columns-repeated="3" table:style-name="ce102"/>
          <table:table-cell table:number-columns-repeated="45"/>
        </table:table-row>
        <table:table-row table:style-name="ro1">
          <table:table-cell table:number-columns-repeated="10"/>
          <table:table-cell table:style-name="ce24" table:formula="of:=[$Misc.B3]" office:value-type="string" office:string-value="1m" calcext:value-type="string">
            <text:p>1m</text:p>
          </table:table-cell>
          <table:table-cell table:style-name="ce71" table:formula="of:=COUNTIFS([Log.$D$3:.$D$502]; [.K29]; [Log.$U$3:.$U$502]; &quot;Win&quot;)" office:value-type="float" office:value="0" calcext:value-type="float">
            <text:p>0</text:p>
          </table:table-cell>
          <table:table-cell table:style-name="ce71" table:formula="of:=COUNTIFS([Log.$D$3:.$D$502]; [.K29]; [Log.$U$3:.$U$502]; &quot;Loss&quot;)" office:value-type="float" office:value="0" calcext:value-type="float">
            <text:p>0</text:p>
          </table:table-cell>
          <table:table-cell table:style-name="ce92" table:formula="of:=IFERROR([.$L29]/([.$L29]+[.$M29]); &quot;-&quot;)" office:value-type="string" office:string-value="-" calcext:value-type="string">
            <text:p>-</text:p>
          </table:table-cell>
          <table:table-cell/>
          <table:table-cell table:style-name="ce111" office:value-type="string" calcext:value-type="string">
            <text:p>January</text:p>
          </table:table-cell>
          <table:table-cell table:style-name="ce111" office:value-type="string" calcext:value-type="string">
            <text:p>February</text:p>
          </table:table-cell>
          <table:table-cell table:style-name="ce111" office:value-type="string" calcext:value-type="string">
            <text:p>March</text:p>
          </table:table-cell>
          <table:table-cell table:style-name="ce111" office:value-type="string" calcext:value-type="string">
            <text:p>April</text:p>
          </table:table-cell>
          <table:table-cell table:number-columns-repeated="45"/>
        </table:table-row>
        <table:table-row table:style-name="ro1">
          <table:table-cell table:number-columns-repeated="10"/>
          <table:table-cell table:style-name="ce24" table:formula="of:=[$Misc.B4]" office:value-type="string" office:string-value="2m" calcext:value-type="string">
            <text:p>2m</text:p>
          </table:table-cell>
          <table:table-cell table:style-name="ce71" table:formula="of:=COUNTIFS([Log.$D$3:.$D$502]; [.K30]; [Log.$U$3:.$U$502]; &quot;Win&quot;)" office:value-type="float" office:value="0" calcext:value-type="float">
            <text:p>0</text:p>
          </table:table-cell>
          <table:table-cell table:style-name="ce71" table:formula="of:=COUNTIFS([Log.$D$3:.$D$502]; [.K30]; [Log.$U$3:.$U$502]; &quot;Loss&quot;)" office:value-type="float" office:value="0" calcext:value-type="float">
            <text:p>0</text:p>
          </table:table-cell>
          <table:table-cell table:style-name="ce92" table:formula="of:=IFERROR([.$L30]/([.$L30]+[.$M30]); &quot;-&quot;)" office:value-type="string" office:string-value="-" calcext:value-type="string">
            <text:p>-</text:p>
          </table:table-cell>
          <table:table-cell/>
          <table:table-cell table:style-name="ce112" table:formula="of:=2*COUNTIF([Log.$AK$1:.$AK$1048576]; VLOOKUP([.P29]; [Misc.$J$18:.$K$29]; 2; 0))" office:value-type="float" office:value="0" calcext:value-type="float" table:number-columns-spanned="1" table:number-rows-spanned="2">
            <text:p>0.00</text:p>
          </table:table-cell>
          <table:table-cell table:style-name="ce112" table:formula="of:=2*COUNTIF([Log.$AK$1:.$AK$1048576]; VLOOKUP([.Q29]; [Misc.$J$18:.$K$29]; 2; 0))" office:value-type="float" office:value="0" calcext:value-type="float" table:number-columns-spanned="1" table:number-rows-spanned="2">
            <text:p>0.00</text:p>
          </table:table-cell>
          <table:table-cell table:style-name="ce112" table:formula="of:=2*COUNTIF([Log.$AK$1:.$AK$1048576]; VLOOKUP([.R29]; [Misc.$J$18:.$K$29]; 2; 0))" office:value-type="float" office:value="0" calcext:value-type="float" table:number-columns-spanned="1" table:number-rows-spanned="2">
            <text:p>0.00</text:p>
          </table:table-cell>
          <table:table-cell table:style-name="ce112" table:formula="of:=2*COUNTIF([Log.$AK$1:.$AK$1048576]; VLOOKUP([.S29]; [Misc.$J$18:.$K$29]; 2; 0))" office:value-type="float" office:value="0" calcext:value-type="float" table:number-columns-spanned="1" table:number-rows-spanned="2">
            <text:p>0.00</text:p>
          </table:table-cell>
          <table:table-cell table:number-columns-repeated="45"/>
        </table:table-row>
        <table:table-row table:style-name="ro1">
          <table:table-cell table:number-columns-repeated="10"/>
          <table:table-cell table:style-name="ce24" table:formula="of:=[$Misc.B5]" office:value-type="string" office:string-value="3m" calcext:value-type="string">
            <text:p>3m</text:p>
          </table:table-cell>
          <table:table-cell table:style-name="ce71" table:formula="of:=COUNTIFS([Log.$D$3:.$D$502]; [.K31]; [Log.$U$3:.$U$502]; &quot;Win&quot;)" office:value-type="float" office:value="0" calcext:value-type="float">
            <text:p>0</text:p>
          </table:table-cell>
          <table:table-cell table:style-name="ce71" table:formula="of:=COUNTIFS([Log.$D$3:.$D$502]; [.K31]; [Log.$U$3:.$U$502]; &quot;Loss&quot;)" office:value-type="float" office:value="0" calcext:value-type="float">
            <text:p>0</text:p>
          </table:table-cell>
          <table:table-cell table:style-name="ce92" table:formula="of:=IFERROR([.$L31]/([.$L31]+[.$M31]); &quot;-&quot;)" office:value-type="string" office:string-value="-" calcext:value-type="string">
            <text:p>-</text:p>
          </table:table-cell>
          <table:table-cell/>
          <table:covered-table-cell table:style-name="ce113"/>
          <table:covered-table-cell table:number-columns-repeated="3" table:style-name="Default"/>
          <table:table-cell table:number-columns-repeated="45"/>
        </table:table-row>
        <table:table-row table:style-name="ro1">
          <table:table-cell table:number-columns-repeated="10"/>
          <table:table-cell table:style-name="ce24" table:formula="of:=[$Misc.B6]" office:value-type="string" office:string-value="5m" calcext:value-type="string">
            <text:p>5m</text:p>
          </table:table-cell>
          <table:table-cell table:style-name="ce71" table:formula="of:=COUNTIFS([Log.$D$3:.$D$502]; [.K32]; [Log.$U$3:.$U$502]; &quot;Win&quot;)" office:value-type="float" office:value="0" calcext:value-type="float">
            <text:p>0</text:p>
          </table:table-cell>
          <table:table-cell table:style-name="ce71" table:formula="of:=COUNTIFS([Log.$D$3:.$D$502]; [.K32]; [Log.$U$3:.$U$502]; &quot;Loss&quot;)" office:value-type="float" office:value="0" calcext:value-type="float">
            <text:p>0</text:p>
          </table:table-cell>
          <table:table-cell table:style-name="ce92" table:formula="of:=IFERROR([.$L32]/([.$L32]+[.$M32]); &quot;-&quot;)" office:value-type="string" office:string-value="-" calcext:value-type="string">
            <text:p>-</text:p>
          </table:table-cell>
          <table:table-cell/>
          <table:table-cell table:style-name="ce115" office:value-type="string" calcext:value-type="string">
            <text:p>May</text:p>
          </table:table-cell>
          <table:table-cell table:style-name="ce115" office:value-type="string" calcext:value-type="string">
            <text:p>June</text:p>
          </table:table-cell>
          <table:table-cell table:style-name="ce115" office:value-type="string" calcext:value-type="string">
            <text:p>July</text:p>
          </table:table-cell>
          <table:table-cell table:style-name="ce115" office:value-type="string" calcext:value-type="string">
            <text:p>August</text:p>
          </table:table-cell>
          <table:table-cell table:number-columns-repeated="45"/>
        </table:table-row>
        <table:table-row table:style-name="ro1">
          <table:table-cell table:number-columns-repeated="10"/>
          <table:table-cell table:style-name="ce24" table:formula="of:=[$Misc.B7]" office:value-type="string" office:string-value="15m" calcext:value-type="string">
            <text:p>15m</text:p>
          </table:table-cell>
          <table:table-cell table:style-name="ce71" table:formula="of:=COUNTIFS([Log.$D$3:.$D$502]; [.K33]; [Log.$U$3:.$U$502]; &quot;Win&quot;)" office:value-type="float" office:value="0" calcext:value-type="float">
            <text:p>0</text:p>
          </table:table-cell>
          <table:table-cell table:style-name="ce71" table:formula="of:=COUNTIFS([Log.$D$3:.$D$502]; [.K33]; [Log.$U$3:.$U$502]; &quot;Loss&quot;)" office:value-type="float" office:value="0" calcext:value-type="float">
            <text:p>0</text:p>
          </table:table-cell>
          <table:table-cell table:style-name="ce92" table:formula="of:=IFERROR([.$L33]/([.$L33]+[.$M33]); &quot;-&quot;)" office:value-type="string" office:string-value="-" calcext:value-type="string">
            <text:p>-</text:p>
          </table:table-cell>
          <table:table-cell/>
          <table:table-cell table:style-name="ce112" table:formula="of:=2*COUNTIF([Log.$AK$1:.$AK$1048576]; VLOOKUP([.P32]; [Misc.$J$18:.$K$29]; 2; 0))" office:value-type="float" office:value="0" calcext:value-type="float" table:number-columns-spanned="1" table:number-rows-spanned="2">
            <text:p>0.00</text:p>
          </table:table-cell>
          <table:table-cell table:style-name="ce112" table:formula="of:=2*COUNTIF([Log.$AK$1:.$AK$1048576]; VLOOKUP([.Q32]; [Misc.$J$18:.$K$29]; 2; 0))" office:value-type="float" office:value="0" calcext:value-type="float" table:number-columns-spanned="1" table:number-rows-spanned="2">
            <text:p>0.00</text:p>
          </table:table-cell>
          <table:table-cell table:style-name="ce112" table:formula="of:=2*COUNTIF([Log.$AK$1:.$AK$1048576]; VLOOKUP([.R32]; [Misc.$J$18:.$K$29]; 2; 0))" office:value-type="float" office:value="0" calcext:value-type="float" table:number-columns-spanned="1" table:number-rows-spanned="2">
            <text:p>0.00</text:p>
          </table:table-cell>
          <table:table-cell table:style-name="ce112" table:formula="of:=2*COUNTIF([Log.$AK$1:.$AK$1048576]; VLOOKUP([.S32]; [Misc.$J$18:.$K$29]; 2; 0))" office:value-type="float" office:value="0" calcext:value-type="float" table:number-columns-spanned="1" table:number-rows-spanned="2">
            <text:p>0.00</text:p>
          </table:table-cell>
          <table:table-cell table:number-columns-repeated="45"/>
        </table:table-row>
        <table:table-row table:style-name="ro1">
          <table:table-cell table:number-columns-repeated="10"/>
          <table:table-cell table:style-name="ce24" table:formula="of:=[$Misc.B8]" office:value-type="string" office:string-value="30m" calcext:value-type="string">
            <text:p>30m</text:p>
          </table:table-cell>
          <table:table-cell table:style-name="ce71" table:formula="of:=COUNTIFS([Log.$D$3:.$D$502]; [.K34]; [Log.$U$3:.$U$502]; &quot;Win&quot;)" office:value-type="float" office:value="0" calcext:value-type="float">
            <text:p>0</text:p>
          </table:table-cell>
          <table:table-cell table:style-name="ce71" table:formula="of:=COUNTIFS([Log.$D$3:.$D$502]; [.K34]; [Log.$U$3:.$U$502]; &quot;Loss&quot;)" office:value-type="float" office:value="0" calcext:value-type="float">
            <text:p>0</text:p>
          </table:table-cell>
          <table:table-cell table:style-name="ce92" table:formula="of:=IFERROR([.$L34]/([.$L34]+[.$M34]); &quot;-&quot;)" office:value-type="string" office:string-value="-" calcext:value-type="string">
            <text:p>-</text:p>
          </table:table-cell>
          <table:table-cell/>
          <table:covered-table-cell table:number-columns-repeated="4" table:style-name="Default"/>
          <table:table-cell table:number-columns-repeated="45"/>
        </table:table-row>
        <table:table-row table:style-name="ro1">
          <table:table-cell table:number-columns-repeated="10"/>
          <table:table-cell table:style-name="ce24" table:formula="of:=[$Misc.B9]" office:value-type="string" office:string-value="H1" calcext:value-type="string">
            <text:p>H1</text:p>
          </table:table-cell>
          <table:table-cell table:style-name="ce71" table:formula="of:=COUNTIFS([Log.$D$3:.$D$502]; [.K35]; [Log.$U$3:.$U$502]; &quot;Win&quot;)" office:value-type="float" office:value="0" calcext:value-type="float">
            <text:p>0</text:p>
          </table:table-cell>
          <table:table-cell table:style-name="ce71" table:formula="of:=COUNTIFS([Log.$D$3:.$D$502]; [.K35]; [Log.$U$3:.$U$502]; &quot;Loss&quot;)" office:value-type="float" office:value="0" calcext:value-type="float">
            <text:p>0</text:p>
          </table:table-cell>
          <table:table-cell table:style-name="ce92" table:formula="of:=IFERROR([.$L35]/([.$L35]+[.$M35]); &quot;-&quot;)" office:value-type="string" office:string-value="-" calcext:value-type="string">
            <text:p>-</text:p>
          </table:table-cell>
          <table:table-cell/>
          <table:table-cell table:style-name="ce115" office:value-type="string" calcext:value-type="string">
            <text:p>September</text:p>
          </table:table-cell>
          <table:table-cell table:style-name="ce115" office:value-type="string" calcext:value-type="string">
            <text:p>October</text:p>
          </table:table-cell>
          <table:table-cell table:style-name="ce115" office:value-type="string" calcext:value-type="string">
            <text:p>November</text:p>
          </table:table-cell>
          <table:table-cell table:style-name="ce115" office:value-type="string" calcext:value-type="string">
            <text:p>December</text:p>
          </table:table-cell>
          <table:table-cell table:number-columns-repeated="45"/>
        </table:table-row>
        <table:table-row table:style-name="ro1">
          <table:table-cell table:number-columns-repeated="10"/>
          <table:table-cell table:style-name="ce24" table:formula="of:=[$Misc.B10]" office:value-type="string" office:string-value="H2" calcext:value-type="string">
            <text:p>H2</text:p>
          </table:table-cell>
          <table:table-cell table:style-name="ce71" table:formula="of:=COUNTIFS([Log.$D$3:.$D$502]; [.K36]; [Log.$U$3:.$U$502]; &quot;Win&quot;)" office:value-type="float" office:value="0" calcext:value-type="float">
            <text:p>0</text:p>
          </table:table-cell>
          <table:table-cell table:style-name="ce71" table:formula="of:=COUNTIFS([Log.$D$3:.$D$502]; [.K36]; [Log.$U$3:.$U$502]; &quot;Loss&quot;)" office:value-type="float" office:value="0" calcext:value-type="float">
            <text:p>0</text:p>
          </table:table-cell>
          <table:table-cell table:style-name="ce92" table:formula="of:=IFERROR([.$L36]/([.$L36]+[.$M36]); &quot;-&quot;)" office:value-type="string" office:string-value="-" calcext:value-type="string">
            <text:p>-</text:p>
          </table:table-cell>
          <table:table-cell/>
          <table:table-cell table:style-name="ce112" table:formula="of:=2*COUNTIF([Log.$AK$1:.$AK$1048576]; VLOOKUP([.P35]; [Misc.$J$18:.$K$29]; 2; 0))" office:value-type="float" office:value="0" calcext:value-type="float" table:number-columns-spanned="1" table:number-rows-spanned="2">
            <text:p>0.00</text:p>
          </table:table-cell>
          <table:table-cell table:style-name="ce112" table:formula="of:=2*COUNTIF([Log.$AK$1:.$AK$1048576]; VLOOKUP([.Q35]; [Misc.$J$18:.$K$29]; 2; 0))" office:value-type="float" office:value="0" calcext:value-type="float" table:number-columns-spanned="1" table:number-rows-spanned="2">
            <text:p>0.00</text:p>
          </table:table-cell>
          <table:table-cell table:style-name="ce112" table:formula="of:=2*COUNTIF([Log.$AK$1:.$AK$1048576]; VLOOKUP([.R35]; [Misc.$J$18:.$K$29]; 2; 0))" office:value-type="float" office:value="0" calcext:value-type="float" table:number-columns-spanned="1" table:number-rows-spanned="2">
            <text:p>0.00</text:p>
          </table:table-cell>
          <table:table-cell table:style-name="ce112" table:formula="of:=2*COUNTIF([Log.$AK$1:.$AK$1048576]; VLOOKUP([.S35]; [Misc.$J$18:.$K$29]; 2; 0))" office:value-type="float" office:value="0" calcext:value-type="float" table:number-columns-spanned="1" table:number-rows-spanned="2">
            <text:p>0.00</text:p>
          </table:table-cell>
          <table:table-cell table:number-columns-repeated="45"/>
        </table:table-row>
        <table:table-row table:style-name="ro1">
          <table:table-cell table:number-columns-repeated="10"/>
          <table:table-cell table:style-name="ce24" table:formula="of:=[$Misc.B11]" office:value-type="string" office:string-value="H3" calcext:value-type="string">
            <text:p>H3</text:p>
          </table:table-cell>
          <table:table-cell table:style-name="ce71" table:formula="of:=COUNTIFS([Log.$D$3:.$D$502]; [.K37]; [Log.$U$3:.$U$502]; &quot;Win&quot;)" office:value-type="float" office:value="0" calcext:value-type="float">
            <text:p>0</text:p>
          </table:table-cell>
          <table:table-cell table:style-name="ce71" table:formula="of:=COUNTIFS([Log.$D$3:.$D$502]; [.K37]; [Log.$U$3:.$U$502]; &quot;Loss&quot;)" office:value-type="float" office:value="0" calcext:value-type="float">
            <text:p>0</text:p>
          </table:table-cell>
          <table:table-cell table:style-name="ce92" table:formula="of:=IFERROR([.$L37]/([.$L37]+[.$M37]); &quot;-&quot;)" office:value-type="string" office:string-value="-" calcext:value-type="string">
            <text:p>-</text:p>
          </table:table-cell>
          <table:table-cell/>
          <table:covered-table-cell table:number-columns-repeated="4" table:style-name="Default"/>
          <table:table-cell table:number-columns-repeated="45"/>
        </table:table-row>
        <table:table-row table:style-name="ro1">
          <table:table-cell table:number-columns-repeated="10"/>
          <table:table-cell table:style-name="ce24" table:formula="of:=[$Misc.B12]" office:value-type="string" office:string-value="H4" calcext:value-type="string">
            <text:p>H4</text:p>
          </table:table-cell>
          <table:table-cell table:style-name="ce71" table:formula="of:=COUNTIFS([Log.$D$3:.$D$502]; [.K38]; [Log.$U$3:.$U$502]; &quot;Win&quot;)" office:value-type="float" office:value="0" calcext:value-type="float">
            <text:p>0</text:p>
          </table:table-cell>
          <table:table-cell table:style-name="ce71" table:formula="of:=COUNTIFS([Log.$D$3:.$D$502]; [.K38]; [Log.$U$3:.$U$502]; &quot;Loss&quot;)" office:value-type="float" office:value="0" calcext:value-type="float">
            <text:p>0</text:p>
          </table:table-cell>
          <table:table-cell table:style-name="ce92" table:formula="of:=IFERROR([.$L38]/([.$L38]+[.$M38]); &quot;-&quot;)" office:value-type="string" office:string-value="-" calcext:value-type="string">
            <text:p>-</text:p>
          </table:table-cell>
          <table:table-cell table:number-columns-repeated="50"/>
        </table:table-row>
        <table:table-row table:style-name="ro1">
          <table:table-cell table:number-columns-repeated="10"/>
          <table:table-cell table:style-name="ce24" table:formula="of:=[$Misc.B13]" office:value-type="string" office:string-value="Daily" calcext:value-type="string">
            <text:p>Daily</text:p>
          </table:table-cell>
          <table:table-cell table:style-name="ce71" table:formula="of:=COUNTIFS([Log.$D$3:.$D$502]; [.K39]; [Log.$U$3:.$U$502]; &quot;Win&quot;)" office:value-type="float" office:value="0" calcext:value-type="float">
            <text:p>0</text:p>
          </table:table-cell>
          <table:table-cell table:style-name="ce71" table:formula="of:=COUNTIFS([Log.$D$3:.$D$502]; [.K39]; [Log.$U$3:.$U$502]; &quot;Loss&quot;)" office:value-type="float" office:value="0" calcext:value-type="float">
            <text:p>0</text:p>
          </table:table-cell>
          <table:table-cell table:style-name="ce92" table:formula="of:=IFERROR([.$L39]/([.$L39]+[.$M39]); &quot;-&quot;)" office:value-type="string" office:string-value="-" calcext:value-type="string">
            <text:p>-</text:p>
          </table:table-cell>
          <table:table-cell table:number-columns-repeated="50"/>
        </table:table-row>
        <table:table-row table:style-name="ro1">
          <table:table-cell table:number-columns-repeated="10"/>
          <table:table-cell table:style-name="ce24" table:formula="of:=[$Misc.B14]" office:value-type="string" office:string-value="Weekly" calcext:value-type="string">
            <text:p>Weekly</text:p>
          </table:table-cell>
          <table:table-cell table:style-name="ce71" table:formula="of:=COUNTIFS([Log.$D$3:.$D$502]; [.K40]; [Log.$U$3:.$U$502]; &quot;Win&quot;)" office:value-type="float" office:value="0" calcext:value-type="float">
            <text:p>0</text:p>
          </table:table-cell>
          <table:table-cell table:style-name="ce71" table:formula="of:=COUNTIFS([Log.$D$3:.$D$502]; [.K40]; [Log.$U$3:.$U$502]; &quot;Loss&quot;)" office:value-type="float" office:value="0" calcext:value-type="float">
            <text:p>0</text:p>
          </table:table-cell>
          <table:table-cell table:style-name="ce92" table:formula="of:=IFERROR([.$L40]/([.$L40]+[.$M40]); &quot;-&quot;)" office:value-type="string" office:string-value="-" calcext:value-type="string">
            <text:p>-</text:p>
          </table:table-cell>
          <table:table-cell table:number-columns-repeated="50"/>
        </table:table-row>
        <table:table-row table:style-name="ro1">
          <table:table-cell table:number-columns-repeated="10"/>
          <table:table-cell table:style-name="ce24" table:formula="of:=[$Misc.B15]" office:value-type="string" office:string-value="Monthly" calcext:value-type="string">
            <text:p>Monthly</text:p>
          </table:table-cell>
          <table:table-cell table:style-name="ce71" table:formula="of:=COUNTIFS([Log.$D$3:.$D$502]; [.K41]; [Log.$U$3:.$U$502]; &quot;Win&quot;)" office:value-type="float" office:value="0" calcext:value-type="float">
            <text:p>0</text:p>
          </table:table-cell>
          <table:table-cell table:style-name="ce71" table:formula="of:=COUNTIFS([Log.$D$3:.$D$502]; [.K41]; [Log.$U$3:.$U$502]; &quot;Loss&quot;)" office:value-type="float" office:value="0" calcext:value-type="float">
            <text:p>0</text:p>
          </table:table-cell>
          <table:table-cell table:style-name="ce92" table:formula="of:=IFERROR([.$L41]/([.$L41]+[.$M41]); &quot;-&quot;)" office:value-type="string" office:string-value="-" calcext:value-type="string">
            <text:p>-</text:p>
          </table:table-cell>
          <table:table-cell table:number-columns-repeated="50"/>
        </table:table-row>
        <table:table-row table:style-name="ro1" table:number-rows-repeated="1048534">
          <table:table-cell table:number-columns-repeated="64"/>
        </table:table-row>
        <table:table-row table:style-name="ro1">
          <table:table-cell table:number-columns-repeated="64"/>
        </table:table-row>
        <calcext:conditional-formats>
          <calcext:conditional-format calcext:target-range-address="Overview.P4:Overview.P5 Overview.Q4:Overview.S4 Overview.P7:Overview.S7 Overview.P10:Overview.S10 Overview.P30:Overview.P31 Overview.Q30:Overview.S30 Overview.P33:Overview.S33 Overview.P36:Overview.S36">
            <calcext:condition calcext:apply-style-name="negative amount" calcext:value="&lt;0" calcext:base-cell-address="Overview.P4"/>
            <calcext:condition calcext:apply-style-name="positive amount" calcext:value="&gt;0" calcext:base-cell-address="Overview.P4"/>
          </calcext:conditional-format>
        </calcext:conditional-formats>
      </table:table>
      <table:table table:name="Log" table:style-name="ta1">
        <office:forms form:automatic-focus="false" form:apply-design-mode="false"/>
        <table:table-column table:style-name="co19" table:default-cell-style-name="ce185"/>
        <table:table-column table:style-name="co7" table:default-cell-style-name="ce95"/>
        <table:table-column table:style-name="co20" table:default-cell-style-name="ce232"/>
        <table:table-column table:style-name="co7" table:default-cell-style-name="ce232"/>
        <table:table-column table:style-name="co21" table:default-cell-style-name="ce232"/>
        <table:table-column table:style-name="co22" table:default-cell-style-name="Default"/>
        <table:table-column table:style-name="co23" table:default-cell-style-name="ce200"/>
        <table:table-column table:style-name="co7" table:default-cell-style-name="ce209"/>
        <table:table-column table:style-name="co7" table:default-cell-style-name="ce221"/>
        <table:table-column-group>
          <table:table-column table:style-name="co7" table:default-cell-style-name="ce229"/>
          <table:table-column table:style-name="co7" table:default-cell-style-name="ce144"/>
          <table:table-column table:style-name="co7" table:default-cell-style-name="ce150"/>
          <table:table-column table:style-name="co7" table:default-cell-style-name="ce157"/>
          <table:table-column table:style-name="co24" table:default-cell-style-name="ce123"/>
          <table:table-column table:style-name="co7" table:default-cell-style-name="ce166"/>
          <table:table-column table:style-name="co7" table:default-cell-style-name="ce170"/>
          <table:table-column table:style-name="co7" table:default-cell-style-name="ce174"/>
          <table:table-column table:style-name="co7" table:default-cell-style-name="ce178"/>
        </table:table-column-group>
        <table:table-column-group>
          <table:table-column table:style-name="co25" table:default-cell-style-name="ce136"/>
          <table:table-column table:style-name="co7" table:default-cell-style-name="ce152"/>
          <table:table-column table:style-name="co26" table:default-cell-style-name="ce214"/>
          <table:table-column table:style-name="co27" table:default-cell-style-name="ce214"/>
        </table:table-column-group>
        <table:table-column-group>
          <table:table-column table:style-name="co28" table:default-cell-style-name="ce223"/>
          <table:table-column table:style-name="co18" table:default-cell-style-name="ce232"/>
          <table:table-column table:style-name="co29" table:default-cell-style-name="ce201"/>
        </table:table-column-group>
        <table:table-column-group>
          <table:table-column table:style-name="co7" table:number-columns-repeated="3" table:default-cell-style-name="Default"/>
          <table:table-column table:style-name="co30" table:default-cell-style-name="Default"/>
          <table:table-column table:style-name="co7" table:number-columns-repeated="2" table:default-cell-style-name="Default"/>
        </table:table-column-group>
        <table:table-column table:style-name="co7" table:number-columns-repeated="2" table:default-cell-style-name="ce236"/>
        <table:table-column table:style-name="co31" table:default-cell-style-name="ce333"/>
        <table:table-column table:style-name="co7" table:number-columns-repeated="3" table:default-cell-style-name="ce333"/>
        <table:table-column table:style-name="co32" table:default-cell-style-name="ce333"/>
        <table:table-column table:style-name="co7" table:number-columns-repeated="3" table:default-cell-style-name="ce333"/>
        <table:table-column table:style-name="co33" table:default-cell-style-name="ce333"/>
        <table:table-column table:style-name="co34" table:default-cell-style-name="ce333"/>
        <table:table-column table:style-name="co7" table:default-cell-style-name="ce333"/>
        <table:table-column table:style-name="co7" table:number-columns-repeated="20" table:default-cell-style-name="ce236"/>
        <table:table-row table:style-name="ro3">
          <table:table-cell table:style-name="ce183" office:value-type="string" calcext:value-type="string" table:number-columns-spanned="7" table:number-rows-spanned="1">
            <text:p>TRADE IDENTIFIERS</text:p>
          </table:table-cell>
          <table:covered-table-cell table:style-name="ce99"/>
          <table:covered-table-cell table:style-name="ce195"/>
          <table:covered-table-cell table:style-name="ce195" table:content-validation-name="val1"/>
          <table:covered-table-cell table:style-name="ce195" table:content-validation-name="val3"/>
          <table:covered-table-cell table:content-validation-name="val4"/>
          <table:covered-table-cell table:style-name="ce196" table:content-validation-name="val5"/>
          <table:table-cell table:style-name="ce205" table:content-validation-name="val2" office:value-type="string" calcext:value-type="string" table:number-columns-spanned="2" table:number-rows-spanned="1">
            <text:p>TAX</text:p>
          </table:table-cell>
          <table:covered-table-cell table:style-name="ce216" table:content-validation-name="val7"/>
          <table:table-cell table:style-name="ce226" office:value-type="string" calcext:value-type="string" table:number-columns-spanned="4" table:number-rows-spanned="1">
            <text:p>ENTRY</text:p>
          </table:table-cell>
          <table:covered-table-cell table:style-name="ce141"/>
          <table:covered-table-cell table:style-name="ce146"/>
          <table:covered-table-cell table:style-name="ce154"/>
          <table:table-cell table:style-name="ce121" table:formula="of:=IF([$Misc.B31]=1; &quot;update&quot;; &quot;&quot;)" office:value-type="string" office:string-value="" calcext:value-type="error">
            <text:p>Err:502</text:p>
          </table:table-cell>
          <table:table-cell table:style-name="ce163" office:value-type="string" calcext:value-type="string" table:number-columns-spanned="4" table:number-rows-spanned="1">
            <text:p>EXIT</text:p>
          </table:table-cell>
          <table:covered-table-cell table:style-name="ce168"/>
          <table:covered-table-cell table:style-name="ce172"/>
          <table:covered-table-cell table:style-name="ce176"/>
          <table:table-cell table:style-name="ce134" office:value-type="string" calcext:value-type="string" table:number-columns-spanned="4" table:number-rows-spanned="1">
            <text:p>RESULTS</text:p>
          </table:table-cell>
          <table:covered-table-cell table:style-name="ce137"/>
          <table:covered-table-cell table:number-columns-repeated="2" table:style-name="ce114"/>
          <table:table-cell table:style-name="ce116" office:value-type="string" calcext:value-type="string" table:number-columns-spanned="3" table:number-rows-spanned="1">
            <text:p>RECOGNITION</text:p>
          </table:table-cell>
          <table:covered-table-cell table:style-name="ce195"/>
          <table:covered-table-cell table:style-name="ce218"/>
          <table:table-cell table:style-name="ce237" office:value-type="string" calcext:value-type="string" table:number-columns-spanned="6" table:number-rows-spanned="1">
            <text:p>MGMT Backtesting</text:p>
          </table:table-cell>
          <table:covered-table-cell table:style-name="ce241"/>
          <table:covered-table-cell table:style-name="ce244"/>
          <table:covered-table-cell table:style-name="ce252"/>
          <table:covered-table-cell table:style-name="ce244"/>
          <table:covered-table-cell table:style-name="ce252"/>
          <table:table-cell table:number-columns-repeated="2"/>
          <table:table-cell office:value-type="string" calcext:value-type="string">
            <text:p>Hidden for calculations</text:p>
          </table:table-cell>
          <table:table-cell table:number-columns-repeated="30"/>
        </table:table-row>
        <table:table-row table:style-name="ro2">
          <table:table-cell table:style-name="ce184" office:value-type="string" calcext:value-type="string">
            <text:p>#</text:p>
          </table:table-cell>
          <table:table-cell table:style-name="ce186" office:value-type="string" calcext:value-type="string">
            <text:p>DD/MM/YY</text:p>
          </table:table-cell>
          <table:table-cell table:style-name="ce186" office:value-type="string" calcext:value-type="string">
            <text:p>Symbol</text:p>
          </table:table-cell>
          <table:table-cell table:style-name="ce186" table:content-validation-name="val2" office:value-type="string" calcext:value-type="string">
            <office:annotation draw:style-name="gr4" draw:text-style-name="P4" svg:width="28.99mm" svg:height="33.61mm" svg:x="77.54mm" svg:y="3.91mm" draw:caption-point-x="-6.1mm" draw:caption-point-y="5.39mm">
              <dc:creator>ca</dc:creator>
              <dc:date>2019-08-08T00:00:00</dc:date>
              <text:p text:style-name="P3"><text:span text:style-name="T3">On what timeframe the BUY and SELL signal were found and taken.</text:span></text:p>
              <text:p text:style-name="P3"><text:span text:style-name="T3">1m, 2m, 5m, 15m, 30m, 60m, H1, H4, D</text:span></text:p>
            </office:annotation>
            <text:p>Timeframe</text:p>
          </table:table-cell>
          <table:table-cell table:style-name="ce186" table:content-validation-name="val2" office:value-type="string" calcext:value-type="string">
            <text:p>Pattern</text:p>
          </table:table-cell>
          <table:table-cell table:style-name="ce186" table:content-validation-name="val2" office:value-type="string" calcext:value-type="string">
            <text:p>Re-entry</text:p>
          </table:table-cell>
          <table:table-cell table:style-name="ce197" table:content-validation-name="val2" office:value-type="string" calcext:value-type="string">
            <text:p>Direction</text:p>
          </table:table-cell>
          <table:table-cell table:style-name="ce206" table:content-validation-name="val2" office:value-type="string" calcext:value-type="string">
            <text:p>Platform</text:p>
          </table:table-cell>
          <table:table-cell table:style-name="ce217" table:content-validation-name="val2" office:value-type="string" calcext:value-type="string">
            <text:p>Trader</text:p>
          </table:table-cell>
          <table:table-cell table:style-name="ce227" office:value-type="string" calcext:value-type="string">
            <text:p>Entry Time</text:p>
          </table:table-cell>
          <table:table-cell table:style-name="ce142" office:value-type="string" calcext:value-type="string">
            <text:p>Entry Qty</text:p>
          </table:table-cell>
          <table:table-cell table:style-name="ce148" office:value-type="string" calcext:value-type="string">
            <text:p>Entry Price</text:p>
          </table:table-cell>
          <table:table-cell table:style-name="ce155" office:value-type="string" calcext:value-type="string">
            <text:p>StopLoss</text:p>
          </table:table-cell>
          <table:table-cell table:style-name="ce122" office:value-type="string" calcext:value-type="string">
            <text:p>Risking</text:p>
          </table:table-cell>
          <table:table-cell table:style-name="ce164" office:value-type="string" calcext:value-type="string">
            <text:p>TargetPrice</text:p>
          </table:table-cell>
          <table:table-cell table:style-name="ce207" office:value-type="string" calcext:value-type="string">
            <text:p>Exit Qty</text:p>
          </table:table-cell>
          <table:table-cell table:style-name="ce130" office:value-type="string" calcext:value-type="string">
            <text:p>Exit Price</text:p>
          </table:table-cell>
          <table:table-cell table:style-name="ce210" office:value-type="string" calcext:value-type="string">
            <text:p>Exit Time</text:p>
          </table:table-cell>
          <table:table-cell table:style-name="ce135" office:value-type="string" calcext:value-type="string">
            <text:p>R</text:p>
          </table:table-cell>
          <table:table-cell table:style-name="ce138" office:value-type="string" calcext:value-type="string">
            <text:p>Gross P&amp;L</text:p>
          </table:table-cell>
          <table:table-cell table:style-name="ce212" office:value-type="string" calcext:value-type="string">
            <text:p>Win/Loss</text:p>
          </table:table-cell>
          <table:table-cell table:style-name="ce212" office:value-type="string" calcext:value-type="string">
            <text:p>Duration</text:p>
          </table:table-cell>
          <table:table-cell table:style-name="ce117" office:value-type="string" calcext:value-type="string">
            <text:p>Obeyed</text:p>
          </table:table-cell>
          <table:table-cell table:style-name="ce186" office:value-type="string" calcext:value-type="string">
            <text:p>Mistakes</text:p>
          </table:table-cell>
          <table:table-cell table:style-name="ce219" office:value-type="string" calcext:value-type="string">
            <text:p>Notes</text:p>
          </table:table-cell>
          <table:table-cell table:style-name="ce238" office:value-type="string" calcext:value-type="string" table:number-columns-spanned="2" table:number-rows-spanned="1">
            <office:annotation draw:style-name="gr2" draw:text-style-name="P4" svg:width="28.99mm" svg:height="17.99mm" svg:x="678.74mm" svg:y="0mm" draw:caption-point-x="-6.1mm" draw:caption-point-y="9.3mm">
              <dc:date>2022-03-29T00:00:00</dc:date>
              <text:p text:style-name="P3"><text:span text:style-name="T3">2R or stoploss</text:span></text:p>
            </office:annotation>
            <text:p>2R AON</text:p>
          </table:table-cell>
          <table:covered-table-cell table:style-name="ce242"/>
          <table:table-cell table:style-name="ce251" office:value-type="string" calcext:value-type="string" table:number-columns-spanned="2" table:number-rows-spanned="1">
            <office:annotation draw:style-name="gr2" draw:text-style-name="P4" svg:width="28.99mm" svg:height="17.99mm" svg:x="724.87mm" svg:y="0mm" draw:caption-point-x="-6.1mm" draw:caption-point-y="9.3mm">
              <dc:date>2022-03-29T00:00:00</dc:date>
              <text:p text:style-name="P3"><text:span text:style-name="T3">Sell 2/3 at 2R</text:span></text:p>
              <text:p text:style-name="P3"><text:span text:style-name="T3">Raise SL to 1R</text:span></text:p>
              <text:p text:style-name="P3"><text:span text:style-name="T3">then</text:span></text:p>
              <text:p text:style-name="P3"><text:span text:style-name="T3">Sell 1/3 EOD</text:span></text:p>
            </office:annotation>
            <text:p>2R 2/3</text:p>
          </table:table-cell>
          <table:covered-table-cell table:style-name="ce253"/>
          <table:table-cell table:style-name="ce251" office:value-type="string" calcext:value-type="string" table:number-columns-spanned="2" table:number-rows-spanned="1">
            <office:annotation draw:style-name="gr2" draw:text-style-name="P4" svg:width="28.99mm" svg:height="17.99mm" svg:x="770.02mm" svg:y="0mm" draw:caption-point-x="-6.1mm" draw:caption-point-y="9.3mm">
              <dc:date>2022-03-29T00:00:00</dc:date>
              <text:p text:style-name="P3"><text:span text:style-name="T3">Stoploss or End of Day</text:span></text:p>
            </office:annotation>
            <text:p>EOD</text:p>
          </table:table-cell>
          <table:covered-table-cell table:style-name="ce253"/>
          <table:table-cell table:number-columns-repeated="2"/>
          <table:table-cell office:value-type="string" calcext:value-type="string">
            <text:p>Day of month</text:p>
          </table:table-cell>
          <table:table-cell office:value-type="string" calcext:value-type="string">
            <text:p>Day of week</text:p>
          </table:table-cell>
          <table:table-cell office:value-type="string" calcext:value-type="string">
            <text:p>Week #</text:p>
          </table:table-cell>
          <table:table-cell office:value-type="string" calcext:value-type="string">
            <text:p>Month #</text:p>
          </table:table-cell>
          <table:table-cell office:value-type="string" calcext:value-type="string">
            <text:p>Entry Amount</text:p>
          </table:table-cell>
          <table:table-cell office:value-type="string" calcext:value-type="string">
            <text:p>Entry TOB</text:p>
          </table:table-cell>
          <table:table-cell office:value-type="string" calcext:value-type="string">
            <text:p>Exit Amount</text:p>
          </table:table-cell>
          <table:table-cell office:value-type="string" calcext:value-type="string">
            <text:p>Exit TOB</text:p>
          </table:table-cell>
          <table:table-cell office:value-type="string" calcext:value-type="string">
            <text:p>R running total</text:p>
          </table:table-cell>
          <table:table-cell office:value-type="string" calcext:value-type="string">
            <text:p>P&amp;L running total</text:p>
          </table:table-cell>
          <table:table-cell office:value-type="string" calcext:value-type="string">
            <text:p>Duration</text:p>
          </table:table-cell>
          <table:table-cell table:number-columns-repeated="20"/>
        </table:table-row>
        <table:table-row table:style-name="ro2">
          <table:table-cell office:value-type="float" office:value="1" calcext:value-type="float">
            <text:p>1</text:p>
          </table:table-cell>
          <table:table-cell table:style-name="ce188"/>
          <table:table-cell table:style-name="ce198"/>
          <table:table-cell table:style-name="ce198" table:content-validation-name="val1"/>
          <table:table-cell table:style-name="ce198" table:content-validation-name="val3"/>
          <table:table-cell table:style-name="ce198" table:content-validation-name="val4"/>
          <table:table-cell table:style-name="ce249" table:content-validation-name="val5"/>
          <table:table-cell table:style-name="ce208" table:content-validation-name="val6"/>
          <table:table-cell table:style-name="Default" table:content-validation-name="val7"/>
          <table:table-cell table:style-name="ce228"/>
          <table:table-cell table:style-name="ce143"/>
          <table:table-cell table:style-name="ce149"/>
          <table:table-cell table:style-name="ce302" table:formula="of:=IFERROR(IF( [.G3]=&quot;Long&quot; ; [.L3]-[Overview.$C$4]/[.K3]  ;  IF([.G3]=&quot;Short&quot;; [.L3]+[Overview.$C$4]/[.K3]; &quot;&quot;) ); &quot;&quot;)">
            <text:p/>
          </table:table-cell>
          <table:table-cell table:formula="of:=IFERROR(ABS([.M3]-[.L3])*[.K3]; &quot;&quot;)">
            <text:p/>
          </table:table-cell>
          <table:table-cell table:style-name="ce312" table:formula="of:=IFERROR(  IF([.G3]=&quot;Long&quot;;  [.L3]+[Overview.$C$4]/[.K3]  *  [Overview.$C$6]  ;  IF([.G3]=&quot;Short&quot;   ;  [.L3]-[Overview.$C$4]/[.K3]  * [Overview.$C$6]  ; &quot;&quot;  )  )   ; &quot;&quot;)">
            <text:p/>
          </table:table-cell>
          <table:table-cell table:number-columns-repeated="3"/>
          <table:table-cell table:style-name="ce182" table:formula="of:=IFERROR([.T3]/[.N3]; &quot;&quot;)">
            <text:p/>
          </table:table-cell>
          <table:table-cell table:style-name="ce203" table:formula="of:=IFERROR(   IF( AND( [.G3]=&quot;Long&quot;;   [.P3]=[.K3])  ;  [.K3]*([.Q3]-[.L3])  ;    IF(  AND(  [.G3]=&quot;Short&quot;  ;   [.P3]=[.K3]   )   ;   [.K3]*([.L3]-[.Q3])   ;  &quot;&quot;)) ; &quot;&quot;)">
            <text:p/>
          </table:table-cell>
          <table:table-cell table:style-name="ce215" table:formula="of:=IF(ISNUMBER([.T3]); IF([.T3]&gt;=0; &quot;Win&quot;; &quot;Loss&quot;); &quot;&quot;)">
            <text:p/>
          </table:table-cell>
          <table:table-cell table:style-name="ce220" table:formula="of:=IF(ISNUMBER([.T3]); ROUND(([.R3]-[.J3])*60*24); &quot;&quot;)">
            <text:p/>
          </table:table-cell>
          <table:table-cell table:style-name="ce250"/>
          <table:table-cell table:number-columns-repeated="2"/>
          <table:table-cell table:style-name="ce239">
            <office:annotation draw:style-name="gr2" draw:text-style-name="P4" svg:width="28.99mm" svg:height="17.99mm" svg:x="656.16mm" svg:y="0mm" draw:caption-point-x="-6.1mm" draw:caption-point-y="13.82mm">
              <dc:date>2022-03-25T00:00:00</dc:date>
              <text:p text:style-name="P3"><text:span text:style-name="T3">Price you would have sold at following this strategy to the T</text:span></text:p>
            </office:annotation>
          </table:table-cell>
          <table:table-cell table:style-name="ce243" table:formula="of:=IFERROR(IF(ISBLANK([.Z3]); &quot;&quot;; IF([.$G3]=&quot;Long&quot;; ([.Z3]-[.$L3])*[.$K3]/[.$N3]; ([.$L3]-[.Z3])*[.$K3]/[.$N3])-[.$S3]); &quot;&quot;)">
            <office:annotation draw:style-name="gr5" draw:text-style-name="P4" svg:width="28.99mm" svg:height="25.71mm" svg:x="678.74mm" svg:y="0.58mm" draw:caption-point-x="-6.1mm" draw:caption-point-y="13.24mm">
              <dc:date>2022-01-09T00:00:00</dc:date>
              <text:p text:style-name="P3"><text:span text:style-name="T2">How many R more or less would this strategy have made compared to you.</text:span></text:p>
            </office:annotation>
            <text:p/>
          </table:table-cell>
          <table:table-cell/>
          <table:table-cell table:style-name="ce243" table:formula="of:=IFERROR(IF(ISBLANK([.AB3]); &quot;&quot;; IF([.$G3]=&quot;Long&quot;; ([.AB3]-[.$L3])*[.$K3]/[.$N3]; ([.$L3]-[.AB3])*[.$K3]/[.$N3])-[.$S3]); &quot;&quot;)">
            <office:annotation draw:style-name="gr5" draw:text-style-name="P4" svg:width="28.99mm" svg:height="25.71mm" svg:x="724.87mm" svg:y="0.58mm" draw:caption-point-x="-6.1mm" draw:caption-point-y="13.24mm">
              <dc:date>2022-01-09T00:00:00</dc:date>
              <text:p text:style-name="P3"><text:span text:style-name="T2">How many R more or less would this strategy have made compared to you.</text:span></text:p>
            </office:annotation>
            <text:p/>
          </table:table-cell>
          <table:table-cell/>
          <table:table-cell table:style-name="ce243" table:formula="of:=IFERROR(IF(ISBLANK([.AD3]); &quot;&quot;; IF([.$G3]=&quot;Long&quot;; ([.AD3]-[.$L3])*[.$K3]/[.$N3]; ([.$L3]-[.AD3])*[.$K3]/[.$N3])-[.$S3]); &quot;&quot;)">
            <office:annotation draw:style-name="gr5" draw:text-style-name="P4" svg:width="28.99mm" svg:height="25.71mm" svg:x="770.02mm" svg:y="0.58mm" draw:caption-point-x="-6.1mm" draw:caption-point-y="13.24mm">
              <dc:date>2022-01-09T00:00:00</dc:date>
              <text:p text:style-name="P3"><text:span text:style-name="T2">How many R more or less would this strategy have made compared to you.</text:span></text:p>
            </office:annotation>
            <text:p/>
          </table:table-cell>
          <table:table-cell table:number-columns-repeated="2"/>
          <table:table-cell table:formula="of:=IF(ISBLANK([.B3]); &quot;&quot;; DAY([.B3]))">
            <text:p/>
          </table:table-cell>
          <table:table-cell table:formula="of:=IF(ISBLANK([.B3]); &quot;&quot;; WEEKDAY([.B3]))">
            <text:p/>
          </table:table-cell>
          <table:table-cell table:formula="of:=IF(ISBLANK([.B3]); &quot;&quot;; WEEKNUM([.B3]))">
            <text:p/>
          </table:table-cell>
          <table:table-cell table:formula="of:=IF(ISBLANK([.B3]); &quot;&quot;; MONTH([.B3]))">
            <text:p/>
          </table:table-cell>
          <table:table-cell table:formula="of:=IF(ISBLANK([.L3]); &quot;&quot;; [.K3]*[.L3])">
            <text:p/>
          </table:table-cell>
          <table:table-cell table:formula="of:=IF(ISNUMBER([.AL3]); [.AL3]*0.0035; &quot;&quot;)">
            <text:p/>
          </table:table-cell>
          <table:table-cell table:formula="of:=IF(ISBLANK([.Q3]); &quot;&quot;; [.P3]*[.Q3])">
            <text:p/>
          </table:table-cell>
          <table:table-cell table:formula="of:=IF(ISNUMBER([.AN3]); [.AN3]*0.0035; &quot;&quot;)">
            <text:p/>
          </table:table-cell>
          <table:table-cell table:formula="of:=IF(ISBLANK([.Q3]); &quot;&quot;; SUM([.$S$3:.S3]))">
            <text:p/>
          </table:table-cell>
          <table:table-cell table:formula="of:=IF(ISBLANK([.R3]); &quot;&quot;; SUM([.$T$3:.T3]))">
            <text:p/>
          </table:table-cell>
          <table:table-cell table:formula="of:=IF(OR(ISBLANK([.J3]); ISBLANK([.R3])); &quot;&quot;;ROUND(([.R3]-[.J3])*60*24))">
            <text:p/>
          </table:table-cell>
          <table:table-cell table:number-columns-repeated="20"/>
        </table:table-row>
        <table:table-row table:style-name="ro2">
          <table:table-cell office:value-type="float" office:value="2" calcext:value-type="float">
            <text:p>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4" table:content-validation-name="val5"/>
          <table:table-cell table:content-validation-name="val6"/>
          <table:table-cell table:content-validation-name="val7"/>
          <table:table-cell table:number-columns-repeated="3"/>
          <table:table-cell table:style-name="ce302" table:formula="of:=IFERROR(IF( [.G4]=&quot;Long&quot; ; [.L4]-[Overview.$C$4]/[.K4]  ;  IF([.G4]=&quot;Short&quot;; [.L4]+[Overview.$C$4]/[.K4]; &quot;&quot;) ); &quot;&quot;)">
            <text:p/>
          </table:table-cell>
          <table:table-cell table:formula="of:=IFERROR(ABS([.M4]-[.L4])*[.K4]; &quot;&quot;)">
            <text:p/>
          </table:table-cell>
          <table:table-cell table:style-name="ce312" table:formula="of:=IFERROR(  IF([.G4]=&quot;Long&quot;;  [.L4]+[Overview.$C$4]/[.K4]  *  [Overview.$C$6]  ;  IF([.G4]=&quot;Short&quot;   ;  [.L4]-[Overview.$C$4]/[.K4]  * [Overview.$C$6]  ; &quot;&quot;  )  )   ; &quot;&quot;)">
            <text:p/>
          </table:table-cell>
          <table:table-cell table:number-columns-repeated="3"/>
          <table:table-cell table:style-name="ce182" table:formula="of:=IFERROR([.T4]/[.N4]; &quot;&quot;)">
            <text:p/>
          </table:table-cell>
          <table:table-cell table:style-name="ce203" table:formula="of:=IFERROR(   IF( AND( [.G4]=&quot;Long&quot;;   [.P4]=[.K4])  ;  [.K4]*([.Q4]-[.L4])  ;    IF(  AND(  [.G4]=&quot;Short&quot;  ;   [.P4]=[.K4]   )   ;   [.K4]*([.L4]-[.Q4])   ;  &quot;&quot;)) ; &quot;&quot;)">
            <text:p/>
          </table:table-cell>
          <table:table-cell table:style-name="ce215" table:formula="of:=IF(ISNUMBER([.T4]); IF([.T4]&gt;=0; &quot;Win&quot;; &quot;Loss&quot;); &quot;&quot;)">
            <text:p/>
          </table:table-cell>
          <table:table-cell table:style-name="ce220" table:formula="of:=IF(ISNUMBER([.T4]); ROUND(([.R4]-[.J4])*60*24); &quot;&quot;)">
            <text:p/>
          </table:table-cell>
          <table:table-cell table:style-name="ce250"/>
          <table:table-cell table:number-columns-repeated="2"/>
          <table:table-cell table:style-name="ce239"/>
          <table:table-cell table:style-name="ce243" table:formula="of:=IFERROR(IF(ISBLANK([.Z4]); &quot;&quot;; IF([.$G4]=&quot;Long&quot;; ([.Z4]-[.$L4])*[.$K4]/[.$N4]; ([.$L4]-[.Z4])*[.$K4]/[.$N4])-[.$S4]); &quot;&quot;)">
            <text:p/>
          </table:table-cell>
          <table:table-cell/>
          <table:table-cell table:style-name="ce243" table:formula="of:=IFERROR(IF(ISBLANK([.AB4]); &quot;&quot;; IF([.$G4]=&quot;Long&quot;; ([.AB4]-[.$L4])*[.$K4]/[.$N4]; ([.$L4]-[.AB4])*[.$K4]/[.$N4])-[.$S4]); &quot;&quot;)">
            <text:p/>
          </table:table-cell>
          <table:table-cell/>
          <table:table-cell table:style-name="ce243" table:formula="of:=IFERROR(IF(ISBLANK([.AD4]); &quot;&quot;; IF([.$G4]=&quot;Long&quot;; ([.AD4]-[.$L4])*[.$K4]/[.$N4]; ([.$L4]-[.AD4])*[.$K4]/[.$N4])-[.$S4]); &quot;&quot;)">
            <text:p/>
          </table:table-cell>
          <table:table-cell table:number-columns-repeated="2"/>
          <table:table-cell table:formula="of:=IF(ISBLANK([.B4]); &quot;&quot;; DAY([.B4]))">
            <text:p/>
          </table:table-cell>
          <table:table-cell table:formula="of:=IF(ISBLANK([.B4]); &quot;&quot;; WEEKDAY([.B4]))">
            <text:p/>
          </table:table-cell>
          <table:table-cell table:formula="of:=IF(ISBLANK([.B4]); &quot;&quot;; WEEKNUM([.B4]))">
            <text:p/>
          </table:table-cell>
          <table:table-cell table:formula="of:=IF(ISBLANK([.B4]); &quot;&quot;; MONTH([.B4]))">
            <text:p/>
          </table:table-cell>
          <table:table-cell table:formula="of:=IF(ISBLANK([.L4]); &quot;&quot;; [.K4]*[.L4])">
            <text:p/>
          </table:table-cell>
          <table:table-cell table:formula="of:=IF(ISNUMBER([.AL4]); [.AL4]*0.0035; &quot;&quot;)">
            <text:p/>
          </table:table-cell>
          <table:table-cell table:formula="of:=IF(ISBLANK([.Q4]); &quot;&quot;; [.P4]*[.Q4])">
            <text:p/>
          </table:table-cell>
          <table:table-cell table:formula="of:=IF(ISNUMBER([.AN4]); [.AN4]*0.0035; &quot;&quot;)">
            <text:p/>
          </table:table-cell>
          <table:table-cell table:formula="of:=IF(ISBLANK([.Q4]); &quot;&quot;; SUM([.$S$3:.S4]))">
            <text:p/>
          </table:table-cell>
          <table:table-cell table:formula="of:=IF(ISBLANK([.R4]); &quot;&quot;; SUM([.$T$3:.T4]))">
            <text:p/>
          </table:table-cell>
          <table:table-cell table:formula="of:=IF(OR(ISBLANK([.J4]); ISBLANK([.R4])); &quot;&quot;;ROUND(([.R4]-[.J4])*60*24))">
            <text:p/>
          </table:table-cell>
          <table:table-cell table:number-columns-repeated="20"/>
        </table:table-row>
        <table:table-row table:style-name="ro2">
          <table:table-cell office:value-type="float" office:value="3" calcext:value-type="float">
            <text:p>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quot;Long&quot; ; [.L5]-[Overview.$C$4]/[.K5]  ;  IF([.G5]=&quot;Short&quot;; [.L5]+[Overview.$C$4]/[.K5]; &quot;&quot;) ); &quot;&quot;)">
            <text:p/>
          </table:table-cell>
          <table:table-cell table:formula="of:=IFERROR(ABS([.M5]-[.L5])*[.K5]; &quot;&quot;)">
            <text:p/>
          </table:table-cell>
          <table:table-cell table:style-name="ce312" table:formula="of:=IFERROR(  IF([.G5]=&quot;Long&quot;;  [.L5]+[Overview.$C$4]/[.K5]  *  [Overview.$C$6]  ;  IF([.G5]=&quot;Short&quot;   ;  [.L5]-[Overview.$C$4]/[.K5]  * [Overview.$C$6]  ; &quot;&quot;  )  )   ; &quot;&quot;)">
            <text:p/>
          </table:table-cell>
          <table:table-cell table:number-columns-repeated="3"/>
          <table:table-cell table:style-name="ce182" table:formula="of:=IFERROR([.T5]/[.N5]; &quot;&quot;)">
            <text:p/>
          </table:table-cell>
          <table:table-cell table:style-name="ce203" table:formula="of:=IFERROR(   IF( AND( [.G5]=&quot;Long&quot;;   [.P5]=[.K5])  ;  [.K5]*([.Q5]-[.L5])  ;    IF(  AND(  [.G5]=&quot;Short&quot;  ;   [.P5]=[.K5]   )   ;   [.K5]*([.L5]-[.Q5])   ;  &quot;&quot;)) ; &quot;&quot;)">
            <text:p/>
          </table:table-cell>
          <table:table-cell table:style-name="ce215" table:formula="of:=IF(ISNUMBER([.T5]); IF([.T5]&gt;=0; &quot;Win&quot;; &quot;Loss&quot;); &quot;&quot;)">
            <text:p/>
          </table:table-cell>
          <table:table-cell table:style-name="ce220" table:formula="of:=IF(ISNUMBER([.T5]); ROUND(([.R5]-[.J5])*60*24); &quot;&quot;)">
            <text:p/>
          </table:table-cell>
          <table:table-cell table:style-name="ce250"/>
          <table:table-cell table:number-columns-repeated="2"/>
          <table:table-cell table:style-name="ce239"/>
          <table:table-cell table:style-name="ce243" table:formula="of:=IFERROR(IF(ISBLANK([.Z5]); &quot;&quot;; IF([.$G5]=&quot;Long&quot;; ([.Z5]-[.$L5])*[.$K5]/[.$N5]; ([.$L5]-[.Z5])*[.$K5]/[.$N5])-[.$S5]); &quot;&quot;)">
            <text:p/>
          </table:table-cell>
          <table:table-cell/>
          <table:table-cell table:style-name="ce243" table:formula="of:=IFERROR(IF(ISBLANK([.AB5]); &quot;&quot;; IF([.$G5]=&quot;Long&quot;; ([.AB5]-[.$L5])*[.$K5]/[.$N5]; ([.$L5]-[.AB5])*[.$K5]/[.$N5])-[.$S5]); &quot;&quot;)">
            <text:p/>
          </table:table-cell>
          <table:table-cell/>
          <table:table-cell table:style-name="ce243" table:formula="of:=IFERROR(IF(ISBLANK([.AD5]); &quot;&quot;; IF([.$G5]=&quot;Long&quot;; ([.AD5]-[.$L5])*[.$K5]/[.$N5]; ([.$L5]-[.AD5])*[.$K5]/[.$N5])-[.$S5]); &quot;&quot;)">
            <text:p/>
          </table:table-cell>
          <table:table-cell table:number-columns-repeated="2"/>
          <table:table-cell table:formula="of:=IF(ISBLANK([.B5]); &quot;&quot;; DAY([.B5]))">
            <text:p/>
          </table:table-cell>
          <table:table-cell table:formula="of:=IF(ISBLANK([.B5]); &quot;&quot;; WEEKDAY([.B5]))">
            <text:p/>
          </table:table-cell>
          <table:table-cell table:formula="of:=IF(ISBLANK([.B5]); &quot;&quot;; WEEKNUM([.B5]))">
            <text:p/>
          </table:table-cell>
          <table:table-cell table:formula="of:=IF(ISBLANK([.B5]); &quot;&quot;; MONTH([.B5]))">
            <text:p/>
          </table:table-cell>
          <table:table-cell table:formula="of:=IF(ISBLANK([.L5]); &quot;&quot;; [.K5]*[.L5])">
            <text:p/>
          </table:table-cell>
          <table:table-cell table:formula="of:=IF(ISNUMBER([.AL5]); [.AL5]*0.0035; &quot;&quot;)">
            <text:p/>
          </table:table-cell>
          <table:table-cell table:formula="of:=IF(ISBLANK([.Q5]); &quot;&quot;; [.P5]*[.Q5])">
            <text:p/>
          </table:table-cell>
          <table:table-cell table:formula="of:=IF(ISNUMBER([.AN5]); [.AN5]*0.0035; &quot;&quot;)">
            <text:p/>
          </table:table-cell>
          <table:table-cell table:formula="of:=IF(ISBLANK([.Q5]); &quot;&quot;; SUM([.$S$3:.S5]))">
            <text:p/>
          </table:table-cell>
          <table:table-cell table:formula="of:=IF(ISBLANK([.R5]); &quot;&quot;; SUM([.$T$3:.T5]))">
            <text:p/>
          </table:table-cell>
          <table:table-cell table:formula="of:=IF(OR(ISBLANK([.J5]); ISBLANK([.R5])); &quot;&quot;;ROUND(([.R5]-[.J5])*60*24))">
            <text:p/>
          </table:table-cell>
          <table:table-cell table:number-columns-repeated="20"/>
        </table:table-row>
        <table:table-row table:style-name="ro2">
          <table:table-cell office:value-type="float" office:value="4" calcext:value-type="float">
            <text:p>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quot;Long&quot; ; [.L6]-[Overview.$C$4]/[.K6]  ;  IF([.G6]=&quot;Short&quot;; [.L6]+[Overview.$C$4]/[.K6]; &quot;&quot;) ); &quot;&quot;)">
            <text:p/>
          </table:table-cell>
          <table:table-cell table:formula="of:=IFERROR(ABS([.M6]-[.L6])*[.K6]; &quot;&quot;)">
            <text:p/>
          </table:table-cell>
          <table:table-cell table:style-name="ce312" table:formula="of:=IFERROR(  IF([.G6]=&quot;Long&quot;;  [.L6]+[Overview.$C$4]/[.K6]  *  [Overview.$C$6]  ;  IF([.G6]=&quot;Short&quot;   ;  [.L6]-[Overview.$C$4]/[.K6]  * [Overview.$C$6]  ; &quot;&quot;  )  )   ; &quot;&quot;)">
            <text:p/>
          </table:table-cell>
          <table:table-cell table:number-columns-repeated="3"/>
          <table:table-cell table:style-name="ce182" table:formula="of:=IFERROR([.T6]/[.N6]; &quot;&quot;)">
            <text:p/>
          </table:table-cell>
          <table:table-cell table:style-name="ce203" table:formula="of:=IFERROR(   IF( AND( [.G6]=&quot;Long&quot;;   [.P6]=[.K6])  ;  [.K6]*([.Q6]-[.L6])  ;    IF(  AND(  [.G6]=&quot;Short&quot;  ;   [.P6]=[.K6]   )   ;   [.K6]*([.L6]-[.Q6])   ;  &quot;&quot;)) ; &quot;&quot;)">
            <text:p/>
          </table:table-cell>
          <table:table-cell table:style-name="ce215" table:formula="of:=IF(ISNUMBER([.T6]); IF([.T6]&gt;=0; &quot;Win&quot;; &quot;Loss&quot;); &quot;&quot;)">
            <text:p/>
          </table:table-cell>
          <table:table-cell table:style-name="ce220" table:formula="of:=IF(ISNUMBER([.T6]); ROUND(([.R6]-[.J6])*60*24); &quot;&quot;)">
            <text:p/>
          </table:table-cell>
          <table:table-cell table:style-name="ce250"/>
          <table:table-cell table:number-columns-repeated="2"/>
          <table:table-cell table:style-name="ce239"/>
          <table:table-cell table:style-name="ce243" table:formula="of:=IFERROR(IF(ISBLANK([.Z6]); &quot;&quot;; IF([.$G6]=&quot;Long&quot;; ([.Z6]-[.$L6])*[.$K6]/[.$N6]; ([.$L6]-[.Z6])*[.$K6]/[.$N6])-[.$S6]); &quot;&quot;)">
            <text:p/>
          </table:table-cell>
          <table:table-cell/>
          <table:table-cell table:style-name="ce243" table:formula="of:=IFERROR(IF(ISBLANK([.AB6]); &quot;&quot;; IF([.$G6]=&quot;Long&quot;; ([.AB6]-[.$L6])*[.$K6]/[.$N6]; ([.$L6]-[.AB6])*[.$K6]/[.$N6])-[.$S6]); &quot;&quot;)">
            <text:p/>
          </table:table-cell>
          <table:table-cell/>
          <table:table-cell table:style-name="ce243" table:formula="of:=IFERROR(IF(ISBLANK([.AD6]); &quot;&quot;; IF([.$G6]=&quot;Long&quot;; ([.AD6]-[.$L6])*[.$K6]/[.$N6]; ([.$L6]-[.AD6])*[.$K6]/[.$N6])-[.$S6]); &quot;&quot;)">
            <text:p/>
          </table:table-cell>
          <table:table-cell table:number-columns-repeated="2"/>
          <table:table-cell table:formula="of:=IF(ISBLANK([.B6]); &quot;&quot;; DAY([.B6]))">
            <text:p/>
          </table:table-cell>
          <table:table-cell table:formula="of:=IF(ISBLANK([.B6]); &quot;&quot;; WEEKDAY([.B6]))">
            <text:p/>
          </table:table-cell>
          <table:table-cell table:formula="of:=IF(ISBLANK([.B6]); &quot;&quot;; WEEKNUM([.B6]))">
            <text:p/>
          </table:table-cell>
          <table:table-cell table:formula="of:=IF(ISBLANK([.B6]); &quot;&quot;; MONTH([.B6]))">
            <text:p/>
          </table:table-cell>
          <table:table-cell table:formula="of:=IF(ISBLANK([.L6]); &quot;&quot;; [.K6]*[.L6])">
            <text:p/>
          </table:table-cell>
          <table:table-cell table:formula="of:=IF(ISNUMBER([.AL6]); [.AL6]*0.0035; &quot;&quot;)">
            <text:p/>
          </table:table-cell>
          <table:table-cell table:formula="of:=IF(ISBLANK([.Q6]); &quot;&quot;; [.P6]*[.Q6])">
            <text:p/>
          </table:table-cell>
          <table:table-cell table:formula="of:=IF(ISNUMBER([.AN6]); [.AN6]*0.0035; &quot;&quot;)">
            <text:p/>
          </table:table-cell>
          <table:table-cell table:formula="of:=IF(ISBLANK([.Q6]); &quot;&quot;; SUM([.$S$3:.S6]))">
            <text:p/>
          </table:table-cell>
          <table:table-cell table:formula="of:=IF(ISBLANK([.R6]); &quot;&quot;; SUM([.$T$3:.T6]))">
            <text:p/>
          </table:table-cell>
          <table:table-cell table:formula="of:=IF(OR(ISBLANK([.J6]); ISBLANK([.R6])); &quot;&quot;;ROUND(([.R6]-[.J6])*60*24))">
            <text:p/>
          </table:table-cell>
          <table:table-cell table:number-columns-repeated="20"/>
        </table:table-row>
        <table:table-row table:style-name="ro2">
          <table:table-cell office:value-type="float" office:value="5" calcext:value-type="float">
            <text:p>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quot;Long&quot; ; [.L7]-[Overview.$C$4]/[.K7]  ;  IF([.G7]=&quot;Short&quot;; [.L7]+[Overview.$C$4]/[.K7]; &quot;&quot;) ); &quot;&quot;)">
            <text:p/>
          </table:table-cell>
          <table:table-cell table:formula="of:=IFERROR(ABS([.M7]-[.L7])*[.K7]; &quot;&quot;)">
            <text:p/>
          </table:table-cell>
          <table:table-cell table:style-name="ce312" table:formula="of:=IFERROR(  IF([.G7]=&quot;Long&quot;;  [.L7]+[Overview.$C$4]/[.K7]  *  [Overview.$C$6]  ;  IF([.G7]=&quot;Short&quot;   ;  [.L7]-[Overview.$C$4]/[.K7]  * [Overview.$C$6]  ; &quot;&quot;  )  )   ; &quot;&quot;)">
            <text:p/>
          </table:table-cell>
          <table:table-cell table:number-columns-repeated="3"/>
          <table:table-cell table:style-name="ce182" table:formula="of:=IFERROR([.T7]/[.N7]; &quot;&quot;)">
            <text:p/>
          </table:table-cell>
          <table:table-cell table:style-name="ce203" table:formula="of:=IFERROR(   IF( AND( [.G7]=&quot;Long&quot;;   [.P7]=[.K7])  ;  [.K7]*([.Q7]-[.L7])  ;    IF(  AND(  [.G7]=&quot;Short&quot;  ;   [.P7]=[.K7]   )   ;   [.K7]*([.L7]-[.Q7])   ;  &quot;&quot;)) ; &quot;&quot;)">
            <text:p/>
          </table:table-cell>
          <table:table-cell table:style-name="ce215" table:formula="of:=IF(ISNUMBER([.T7]); IF([.T7]&gt;=0; &quot;Win&quot;; &quot;Loss&quot;); &quot;&quot;)">
            <text:p/>
          </table:table-cell>
          <table:table-cell table:style-name="ce220" table:formula="of:=IF(ISNUMBER([.T7]); ROUND(([.R7]-[.J7])*60*24); &quot;&quot;)">
            <text:p/>
          </table:table-cell>
          <table:table-cell table:style-name="ce250"/>
          <table:table-cell table:number-columns-repeated="2"/>
          <table:table-cell table:style-name="ce239"/>
          <table:table-cell table:style-name="ce243" table:formula="of:=IFERROR(IF(ISBLANK([.Z7]); &quot;&quot;; IF([.$G7]=&quot;Long&quot;; ([.Z7]-[.$L7])*[.$K7]/[.$N7]; ([.$L7]-[.Z7])*[.$K7]/[.$N7])-[.$S7]); &quot;&quot;)">
            <text:p/>
          </table:table-cell>
          <table:table-cell/>
          <table:table-cell table:style-name="ce243" table:formula="of:=IFERROR(IF(ISBLANK([.AB7]); &quot;&quot;; IF([.$G7]=&quot;Long&quot;; ([.AB7]-[.$L7])*[.$K7]/[.$N7]; ([.$L7]-[.AB7])*[.$K7]/[.$N7])-[.$S7]); &quot;&quot;)">
            <text:p/>
          </table:table-cell>
          <table:table-cell/>
          <table:table-cell table:style-name="ce243" table:formula="of:=IFERROR(IF(ISBLANK([.AD7]); &quot;&quot;; IF([.$G7]=&quot;Long&quot;; ([.AD7]-[.$L7])*[.$K7]/[.$N7]; ([.$L7]-[.AD7])*[.$K7]/[.$N7])-[.$S7]); &quot;&quot;)">
            <text:p/>
          </table:table-cell>
          <table:table-cell table:number-columns-repeated="2"/>
          <table:table-cell table:formula="of:=IF(ISBLANK([.B7]); &quot;&quot;; DAY([.B7]))">
            <text:p/>
          </table:table-cell>
          <table:table-cell table:formula="of:=IF(ISBLANK([.B7]); &quot;&quot;; WEEKDAY([.B7]))">
            <text:p/>
          </table:table-cell>
          <table:table-cell table:formula="of:=IF(ISBLANK([.B7]); &quot;&quot;; WEEKNUM([.B7]))">
            <text:p/>
          </table:table-cell>
          <table:table-cell table:formula="of:=IF(ISBLANK([.B7]); &quot;&quot;; MONTH([.B7]))">
            <text:p/>
          </table:table-cell>
          <table:table-cell table:formula="of:=IF(ISBLANK([.L7]); &quot;&quot;; [.K7]*[.L7])">
            <text:p/>
          </table:table-cell>
          <table:table-cell table:formula="of:=IF(ISNUMBER([.AL7]); [.AL7]*0.0035; &quot;&quot;)">
            <text:p/>
          </table:table-cell>
          <table:table-cell table:formula="of:=IF(ISBLANK([.Q7]); &quot;&quot;; [.P7]*[.Q7])">
            <text:p/>
          </table:table-cell>
          <table:table-cell table:formula="of:=IF(ISNUMBER([.AN7]); [.AN7]*0.0035; &quot;&quot;)">
            <text:p/>
          </table:table-cell>
          <table:table-cell table:formula="of:=IF(ISBLANK([.Q7]); &quot;&quot;; SUM([.$S$3:.S7]))">
            <text:p/>
          </table:table-cell>
          <table:table-cell table:formula="of:=IF(ISBLANK([.R7]); &quot;&quot;; SUM([.$T$3:.T7]))">
            <text:p/>
          </table:table-cell>
          <table:table-cell table:formula="of:=IF(OR(ISBLANK([.J7]); ISBLANK([.R7])); &quot;&quot;;ROUND(([.R7]-[.J7])*60*24))">
            <text:p/>
          </table:table-cell>
          <table:table-cell table:number-columns-repeated="20"/>
        </table:table-row>
        <table:table-row table:style-name="ro2">
          <table:table-cell office:value-type="float" office:value="6" calcext:value-type="float">
            <text:p>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quot;Long&quot; ; [.L8]-[Overview.$C$4]/[.K8]  ;  IF([.G8]=&quot;Short&quot;; [.L8]+[Overview.$C$4]/[.K8]; &quot;&quot;) ); &quot;&quot;)">
            <text:p/>
          </table:table-cell>
          <table:table-cell table:formula="of:=IFERROR(ABS([.M8]-[.L8])*[.K8]; &quot;&quot;)">
            <text:p/>
          </table:table-cell>
          <table:table-cell table:style-name="ce312" table:formula="of:=IFERROR(  IF([.G8]=&quot;Long&quot;;  [.L8]+[Overview.$C$4]/[.K8]  *  [Overview.$C$6]  ;  IF([.G8]=&quot;Short&quot;   ;  [.L8]-[Overview.$C$4]/[.K8]  * [Overview.$C$6]  ; &quot;&quot;  )  )   ; &quot;&quot;)">
            <text:p/>
          </table:table-cell>
          <table:table-cell table:number-columns-repeated="3"/>
          <table:table-cell table:style-name="ce182" table:formula="of:=IFERROR([.T8]/[.N8]; &quot;&quot;)">
            <text:p/>
          </table:table-cell>
          <table:table-cell table:style-name="ce203" table:formula="of:=IFERROR(   IF( AND( [.G8]=&quot;Long&quot;;   [.P8]=[.K8])  ;  [.K8]*([.Q8]-[.L8])  ;    IF(  AND(  [.G8]=&quot;Short&quot;  ;   [.P8]=[.K8]   )   ;   [.K8]*([.L8]-[.Q8])   ;  &quot;&quot;)) ; &quot;&quot;)">
            <text:p/>
          </table:table-cell>
          <table:table-cell table:style-name="ce215" table:formula="of:=IF(ISNUMBER([.T8]); IF([.T8]&gt;=0; &quot;Win&quot;; &quot;Loss&quot;); &quot;&quot;)">
            <text:p/>
          </table:table-cell>
          <table:table-cell table:style-name="ce220" table:formula="of:=IF(ISNUMBER([.T8]); ROUND(([.R8]-[.J8])*60*24); &quot;&quot;)">
            <text:p/>
          </table:table-cell>
          <table:table-cell table:style-name="ce250"/>
          <table:table-cell table:number-columns-repeated="2"/>
          <table:table-cell table:style-name="ce239"/>
          <table:table-cell table:style-name="ce243" table:formula="of:=IFERROR(IF(ISBLANK([.Z8]); &quot;&quot;; IF([.$G8]=&quot;Long&quot;; ([.Z8]-[.$L8])*[.$K8]/[.$N8]; ([.$L8]-[.Z8])*[.$K8]/[.$N8])-[.$S8]); &quot;&quot;)">
            <text:p/>
          </table:table-cell>
          <table:table-cell/>
          <table:table-cell table:style-name="ce243" table:formula="of:=IFERROR(IF(ISBLANK([.AB8]); &quot;&quot;; IF([.$G8]=&quot;Long&quot;; ([.AB8]-[.$L8])*[.$K8]/[.$N8]; ([.$L8]-[.AB8])*[.$K8]/[.$N8])-[.$S8]); &quot;&quot;)">
            <text:p/>
          </table:table-cell>
          <table:table-cell/>
          <table:table-cell table:style-name="ce243" table:formula="of:=IFERROR(IF(ISBLANK([.AD8]); &quot;&quot;; IF([.$G8]=&quot;Long&quot;; ([.AD8]-[.$L8])*[.$K8]/[.$N8]; ([.$L8]-[.AD8])*[.$K8]/[.$N8])-[.$S8]); &quot;&quot;)">
            <text:p/>
          </table:table-cell>
          <table:table-cell table:number-columns-repeated="2"/>
          <table:table-cell table:formula="of:=IF(ISBLANK([.B8]); &quot;&quot;; DAY([.B8]))">
            <text:p/>
          </table:table-cell>
          <table:table-cell table:formula="of:=IF(ISBLANK([.B8]); &quot;&quot;; WEEKDAY([.B8]))">
            <text:p/>
          </table:table-cell>
          <table:table-cell table:formula="of:=IF(ISBLANK([.B8]); &quot;&quot;; WEEKNUM([.B8]))">
            <text:p/>
          </table:table-cell>
          <table:table-cell table:formula="of:=IF(ISBLANK([.B8]); &quot;&quot;; MONTH([.B8]))">
            <text:p/>
          </table:table-cell>
          <table:table-cell table:formula="of:=IF(ISBLANK([.L8]); &quot;&quot;; [.K8]*[.L8])">
            <text:p/>
          </table:table-cell>
          <table:table-cell table:formula="of:=IF(ISNUMBER([.AL8]); [.AL8]*0.0035; &quot;&quot;)">
            <text:p/>
          </table:table-cell>
          <table:table-cell table:formula="of:=IF(ISBLANK([.Q8]); &quot;&quot;; [.P8]*[.Q8])">
            <text:p/>
          </table:table-cell>
          <table:table-cell table:formula="of:=IF(ISNUMBER([.AN8]); [.AN8]*0.0035; &quot;&quot;)">
            <text:p/>
          </table:table-cell>
          <table:table-cell table:formula="of:=IF(ISBLANK([.Q8]); &quot;&quot;; SUM([.$S$3:.S8]))">
            <text:p/>
          </table:table-cell>
          <table:table-cell table:formula="of:=IF(ISBLANK([.R8]); &quot;&quot;; SUM([.$T$3:.T8]))">
            <text:p/>
          </table:table-cell>
          <table:table-cell table:formula="of:=IF(OR(ISBLANK([.J8]); ISBLANK([.R8])); &quot;&quot;;ROUND(([.R8]-[.J8])*60*24))">
            <text:p/>
          </table:table-cell>
          <table:table-cell table:number-columns-repeated="20"/>
        </table:table-row>
        <table:table-row table:style-name="ro2">
          <table:table-cell office:value-type="float" office:value="7" calcext:value-type="float">
            <text:p>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quot;Long&quot; ; [.L9]-[Overview.$C$4]/[.K9]  ;  IF([.G9]=&quot;Short&quot;; [.L9]+[Overview.$C$4]/[.K9]; &quot;&quot;) ); &quot;&quot;)">
            <text:p/>
          </table:table-cell>
          <table:table-cell table:formula="of:=IFERROR(ABS([.M9]-[.L9])*[.K9]; &quot;&quot;)">
            <text:p/>
          </table:table-cell>
          <table:table-cell table:style-name="ce312" table:formula="of:=IFERROR(  IF([.G9]=&quot;Long&quot;;  [.L9]+[Overview.$C$4]/[.K9]  *  [Overview.$C$6]  ;  IF([.G9]=&quot;Short&quot;   ;  [.L9]-[Overview.$C$4]/[.K9]  * [Overview.$C$6]  ; &quot;&quot;  )  )   ; &quot;&quot;)">
            <text:p/>
          </table:table-cell>
          <table:table-cell table:number-columns-repeated="3"/>
          <table:table-cell table:style-name="ce182" table:formula="of:=IFERROR([.T9]/[.N9]; &quot;&quot;)">
            <text:p/>
          </table:table-cell>
          <table:table-cell table:style-name="ce203" table:formula="of:=IFERROR(   IF( AND( [.G9]=&quot;Long&quot;;   [.P9]=[.K9])  ;  [.K9]*([.Q9]-[.L9])  ;    IF(  AND(  [.G9]=&quot;Short&quot;  ;   [.P9]=[.K9]   )   ;   [.K9]*([.L9]-[.Q9])   ;  &quot;&quot;)) ; &quot;&quot;)">
            <text:p/>
          </table:table-cell>
          <table:table-cell table:style-name="ce215" table:formula="of:=IF(ISNUMBER([.T9]); IF([.T9]&gt;=0; &quot;Win&quot;; &quot;Loss&quot;); &quot;&quot;)">
            <text:p/>
          </table:table-cell>
          <table:table-cell table:style-name="ce220" table:formula="of:=IF(ISNUMBER([.T9]); ROUND(([.R9]-[.J9])*60*24); &quot;&quot;)">
            <text:p/>
          </table:table-cell>
          <table:table-cell table:style-name="ce250"/>
          <table:table-cell table:number-columns-repeated="2"/>
          <table:table-cell table:style-name="ce239"/>
          <table:table-cell table:style-name="ce243" table:formula="of:=IFERROR(IF(ISBLANK([.Z9]); &quot;&quot;; IF([.$G9]=&quot;Long&quot;; ([.Z9]-[.$L9])*[.$K9]/[.$N9]; ([.$L9]-[.Z9])*[.$K9]/[.$N9])-[.$S9]); &quot;&quot;)">
            <text:p/>
          </table:table-cell>
          <table:table-cell/>
          <table:table-cell table:style-name="ce243" table:formula="of:=IFERROR(IF(ISBLANK([.AB9]); &quot;&quot;; IF([.$G9]=&quot;Long&quot;; ([.AB9]-[.$L9])*[.$K9]/[.$N9]; ([.$L9]-[.AB9])*[.$K9]/[.$N9])-[.$S9]); &quot;&quot;)">
            <text:p/>
          </table:table-cell>
          <table:table-cell/>
          <table:table-cell table:style-name="ce243" table:formula="of:=IFERROR(IF(ISBLANK([.AD9]); &quot;&quot;; IF([.$G9]=&quot;Long&quot;; ([.AD9]-[.$L9])*[.$K9]/[.$N9]; ([.$L9]-[.AD9])*[.$K9]/[.$N9])-[.$S9]); &quot;&quot;)">
            <text:p/>
          </table:table-cell>
          <table:table-cell table:number-columns-repeated="2"/>
          <table:table-cell table:formula="of:=IF(ISBLANK([.B9]); &quot;&quot;; DAY([.B9]))">
            <text:p/>
          </table:table-cell>
          <table:table-cell table:formula="of:=IF(ISBLANK([.B9]); &quot;&quot;; WEEKDAY([.B9]))">
            <text:p/>
          </table:table-cell>
          <table:table-cell table:formula="of:=IF(ISBLANK([.B9]); &quot;&quot;; WEEKNUM([.B9]))">
            <text:p/>
          </table:table-cell>
          <table:table-cell table:formula="of:=IF(ISBLANK([.B9]); &quot;&quot;; MONTH([.B9]))">
            <text:p/>
          </table:table-cell>
          <table:table-cell table:formula="of:=IF(ISBLANK([.L9]); &quot;&quot;; [.K9]*[.L9])">
            <text:p/>
          </table:table-cell>
          <table:table-cell table:formula="of:=IF(ISNUMBER([.AL9]); [.AL9]*0.0035; &quot;&quot;)">
            <text:p/>
          </table:table-cell>
          <table:table-cell table:formula="of:=IF(ISBLANK([.Q9]); &quot;&quot;; [.P9]*[.Q9])">
            <text:p/>
          </table:table-cell>
          <table:table-cell table:formula="of:=IF(ISNUMBER([.AN9]); [.AN9]*0.0035; &quot;&quot;)">
            <text:p/>
          </table:table-cell>
          <table:table-cell table:formula="of:=IF(ISBLANK([.Q9]); &quot;&quot;; SUM([.$S$3:.S9]))">
            <text:p/>
          </table:table-cell>
          <table:table-cell table:formula="of:=IF(ISBLANK([.R9]); &quot;&quot;; SUM([.$T$3:.T9]))">
            <text:p/>
          </table:table-cell>
          <table:table-cell table:formula="of:=IF(OR(ISBLANK([.J9]); ISBLANK([.R9])); &quot;&quot;;ROUND(([.R9]-[.J9])*60*24))">
            <text:p/>
          </table:table-cell>
          <table:table-cell table:number-columns-repeated="20"/>
        </table:table-row>
        <table:table-row table:style-name="ro2">
          <table:table-cell office:value-type="float" office:value="8" calcext:value-type="float">
            <text:p>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quot;Long&quot; ; [.L10]-[Overview.$C$4]/[.K10]  ;  IF([.G10]=&quot;Short&quot;; [.L10]+[Overview.$C$4]/[.K10]; &quot;&quot;) ); &quot;&quot;)">
            <text:p/>
          </table:table-cell>
          <table:table-cell table:formula="of:=IFERROR(ABS([.M10]-[.L10])*[.K10]; &quot;&quot;)">
            <text:p/>
          </table:table-cell>
          <table:table-cell table:style-name="ce312" table:formula="of:=IFERROR(  IF([.G10]=&quot;Long&quot;;  [.L10]+[Overview.$C$4]/[.K10]  *  [Overview.$C$6]  ;  IF([.G10]=&quot;Short&quot;   ;  [.L10]-[Overview.$C$4]/[.K10]  * [Overview.$C$6]  ; &quot;&quot;  )  )   ; &quot;&quot;)">
            <text:p/>
          </table:table-cell>
          <table:table-cell table:number-columns-repeated="3"/>
          <table:table-cell table:style-name="ce182" table:formula="of:=IFERROR([.T10]/[.N10]; &quot;&quot;)">
            <text:p/>
          </table:table-cell>
          <table:table-cell table:style-name="ce203" table:formula="of:=IFERROR(   IF( AND( [.G10]=&quot;Long&quot;;   [.P10]=[.K10])  ;  [.K10]*([.Q10]-[.L10])  ;    IF(  AND(  [.G10]=&quot;Short&quot;  ;   [.P10]=[.K10]   )   ;   [.K10]*([.L10]-[.Q10])   ;  &quot;&quot;)) ; &quot;&quot;)">
            <text:p/>
          </table:table-cell>
          <table:table-cell table:style-name="ce215" table:formula="of:=IF(ISNUMBER([.T10]); IF([.T10]&gt;=0; &quot;Win&quot;; &quot;Loss&quot;); &quot;&quot;)">
            <text:p/>
          </table:table-cell>
          <table:table-cell table:style-name="ce220" table:formula="of:=IF(ISNUMBER([.T10]); ROUND(([.R10]-[.J10])*60*24); &quot;&quot;)">
            <text:p/>
          </table:table-cell>
          <table:table-cell table:style-name="ce250"/>
          <table:table-cell table:number-columns-repeated="2"/>
          <table:table-cell table:style-name="ce239"/>
          <table:table-cell table:style-name="ce243" table:formula="of:=IFERROR(IF(ISBLANK([.Z10]); &quot;&quot;; IF([.$G10]=&quot;Long&quot;; ([.Z10]-[.$L10])*[.$K10]/[.$N10]; ([.$L10]-[.Z10])*[.$K10]/[.$N10])-[.$S10]); &quot;&quot;)">
            <text:p/>
          </table:table-cell>
          <table:table-cell/>
          <table:table-cell table:style-name="ce243" table:formula="of:=IFERROR(IF(ISBLANK([.AB10]); &quot;&quot;; IF([.$G10]=&quot;Long&quot;; ([.AB10]-[.$L10])*[.$K10]/[.$N10]; ([.$L10]-[.AB10])*[.$K10]/[.$N10])-[.$S10]); &quot;&quot;)">
            <text:p/>
          </table:table-cell>
          <table:table-cell/>
          <table:table-cell table:style-name="ce243" table:formula="of:=IFERROR(IF(ISBLANK([.AD10]); &quot;&quot;; IF([.$G10]=&quot;Long&quot;; ([.AD10]-[.$L10])*[.$K10]/[.$N10]; ([.$L10]-[.AD10])*[.$K10]/[.$N10])-[.$S10]); &quot;&quot;)">
            <text:p/>
          </table:table-cell>
          <table:table-cell table:number-columns-repeated="2"/>
          <table:table-cell table:formula="of:=IF(ISBLANK([.B10]); &quot;&quot;; DAY([.B10]))">
            <text:p/>
          </table:table-cell>
          <table:table-cell table:formula="of:=IF(ISBLANK([.B10]); &quot;&quot;; WEEKDAY([.B10]))">
            <text:p/>
          </table:table-cell>
          <table:table-cell table:formula="of:=IF(ISBLANK([.B10]); &quot;&quot;; WEEKNUM([.B10]))">
            <text:p/>
          </table:table-cell>
          <table:table-cell table:formula="of:=IF(ISBLANK([.B10]); &quot;&quot;; MONTH([.B10]))">
            <text:p/>
          </table:table-cell>
          <table:table-cell table:formula="of:=IF(ISBLANK([.L10]); &quot;&quot;; [.K10]*[.L10])">
            <text:p/>
          </table:table-cell>
          <table:table-cell table:formula="of:=IF(ISNUMBER([.AL10]); [.AL10]*0.0035; &quot;&quot;)">
            <text:p/>
          </table:table-cell>
          <table:table-cell table:formula="of:=IF(ISBLANK([.Q10]); &quot;&quot;; [.P10]*[.Q10])">
            <text:p/>
          </table:table-cell>
          <table:table-cell table:formula="of:=IF(ISNUMBER([.AN10]); [.AN10]*0.0035; &quot;&quot;)">
            <text:p/>
          </table:table-cell>
          <table:table-cell table:formula="of:=IF(ISBLANK([.Q10]); &quot;&quot;; SUM([.$S$3:.S10]))">
            <text:p/>
          </table:table-cell>
          <table:table-cell table:formula="of:=IF(ISBLANK([.R10]); &quot;&quot;; SUM([.$T$3:.T10]))">
            <text:p/>
          </table:table-cell>
          <table:table-cell table:formula="of:=IF(OR(ISBLANK([.J10]); ISBLANK([.R10])); &quot;&quot;;ROUND(([.R10]-[.J10])*60*24))">
            <text:p/>
          </table:table-cell>
          <table:table-cell table:number-columns-repeated="20"/>
        </table:table-row>
        <table:table-row table:style-name="ro2">
          <table:table-cell office:value-type="float" office:value="9" calcext:value-type="float">
            <text:p>9</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quot;Long&quot; ; [.L11]-[Overview.$C$4]/[.K11]  ;  IF([.G11]=&quot;Short&quot;; [.L11]+[Overview.$C$4]/[.K11]; &quot;&quot;) ); &quot;&quot;)">
            <text:p/>
          </table:table-cell>
          <table:table-cell table:formula="of:=IFERROR(ABS([.M11]-[.L11])*[.K11]; &quot;&quot;)">
            <text:p/>
          </table:table-cell>
          <table:table-cell table:style-name="ce312" table:formula="of:=IFERROR(  IF([.G11]=&quot;Long&quot;;  [.L11]+[Overview.$C$4]/[.K11]  *  [Overview.$C$6]  ;  IF([.G11]=&quot;Short&quot;   ;  [.L11]-[Overview.$C$4]/[.K11]  * [Overview.$C$6]  ; &quot;&quot;  )  )   ; &quot;&quot;)">
            <text:p/>
          </table:table-cell>
          <table:table-cell table:number-columns-repeated="3"/>
          <table:table-cell table:style-name="ce182" table:formula="of:=IFERROR([.T11]/[.N11]; &quot;&quot;)">
            <text:p/>
          </table:table-cell>
          <table:table-cell table:style-name="ce203" table:formula="of:=IFERROR(   IF( AND( [.G11]=&quot;Long&quot;;   [.P11]=[.K11])  ;  [.K11]*([.Q11]-[.L11])  ;    IF(  AND(  [.G11]=&quot;Short&quot;  ;   [.P11]=[.K11]   )   ;   [.K11]*([.L11]-[.Q11])   ;  &quot;&quot;)) ; &quot;&quot;)">
            <text:p/>
          </table:table-cell>
          <table:table-cell table:style-name="ce215" table:formula="of:=IF(ISNUMBER([.T11]); IF([.T11]&gt;=0; &quot;Win&quot;; &quot;Loss&quot;); &quot;&quot;)">
            <text:p/>
          </table:table-cell>
          <table:table-cell table:style-name="ce220" table:formula="of:=IF(ISNUMBER([.T11]); ROUND(([.R11]-[.J11])*60*24); &quot;&quot;)">
            <text:p/>
          </table:table-cell>
          <table:table-cell table:style-name="ce250"/>
          <table:table-cell table:number-columns-repeated="2"/>
          <table:table-cell table:style-name="ce239"/>
          <table:table-cell table:style-name="ce243" table:formula="of:=IFERROR(IF(ISBLANK([.Z11]); &quot;&quot;; IF([.$G11]=&quot;Long&quot;; ([.Z11]-[.$L11])*[.$K11]/[.$N11]; ([.$L11]-[.Z11])*[.$K11]/[.$N11])-[.$S11]); &quot;&quot;)">
            <text:p/>
          </table:table-cell>
          <table:table-cell/>
          <table:table-cell table:style-name="ce243" table:formula="of:=IFERROR(IF(ISBLANK([.AB11]); &quot;&quot;; IF([.$G11]=&quot;Long&quot;; ([.AB11]-[.$L11])*[.$K11]/[.$N11]; ([.$L11]-[.AB11])*[.$K11]/[.$N11])-[.$S11]); &quot;&quot;)">
            <text:p/>
          </table:table-cell>
          <table:table-cell/>
          <table:table-cell table:style-name="ce243" table:formula="of:=IFERROR(IF(ISBLANK([.AD11]); &quot;&quot;; IF([.$G11]=&quot;Long&quot;; ([.AD11]-[.$L11])*[.$K11]/[.$N11]; ([.$L11]-[.AD11])*[.$K11]/[.$N11])-[.$S11]); &quot;&quot;)">
            <text:p/>
          </table:table-cell>
          <table:table-cell table:number-columns-repeated="2"/>
          <table:table-cell table:formula="of:=IF(ISBLANK([.B11]); &quot;&quot;; DAY([.B11]))">
            <text:p/>
          </table:table-cell>
          <table:table-cell table:formula="of:=IF(ISBLANK([.B11]); &quot;&quot;; WEEKDAY([.B11]))">
            <text:p/>
          </table:table-cell>
          <table:table-cell table:formula="of:=IF(ISBLANK([.B11]); &quot;&quot;; WEEKNUM([.B11]))">
            <text:p/>
          </table:table-cell>
          <table:table-cell table:formula="of:=IF(ISBLANK([.B11]); &quot;&quot;; MONTH([.B11]))">
            <text:p/>
          </table:table-cell>
          <table:table-cell table:formula="of:=IF(ISBLANK([.L11]); &quot;&quot;; [.K11]*[.L11])">
            <text:p/>
          </table:table-cell>
          <table:table-cell table:formula="of:=IF(ISNUMBER([.AL11]); [.AL11]*0.0035; &quot;&quot;)">
            <text:p/>
          </table:table-cell>
          <table:table-cell table:formula="of:=IF(ISBLANK([.Q11]); &quot;&quot;; [.P11]*[.Q11])">
            <text:p/>
          </table:table-cell>
          <table:table-cell table:formula="of:=IF(ISNUMBER([.AN11]); [.AN11]*0.0035; &quot;&quot;)">
            <text:p/>
          </table:table-cell>
          <table:table-cell table:formula="of:=IF(ISBLANK([.Q11]); &quot;&quot;; SUM([.$S$3:.S11]))">
            <text:p/>
          </table:table-cell>
          <table:table-cell table:formula="of:=IF(ISBLANK([.R11]); &quot;&quot;; SUM([.$T$3:.T11]))">
            <text:p/>
          </table:table-cell>
          <table:table-cell table:formula="of:=IF(OR(ISBLANK([.J11]); ISBLANK([.R11])); &quot;&quot;;ROUND(([.R11]-[.J11])*60*24))">
            <text:p/>
          </table:table-cell>
          <table:table-cell table:number-columns-repeated="20"/>
        </table:table-row>
        <table:table-row table:style-name="ro2">
          <table:table-cell office:value-type="float" office:value="10" calcext:value-type="float">
            <text:p>10</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quot;Long&quot; ; [.L12]-[Overview.$C$4]/[.K12]  ;  IF([.G12]=&quot;Short&quot;; [.L12]+[Overview.$C$4]/[.K12]; &quot;&quot;) ); &quot;&quot;)">
            <text:p/>
          </table:table-cell>
          <table:table-cell table:formula="of:=IFERROR(ABS([.M12]-[.L12])*[.K12]; &quot;&quot;)">
            <text:p/>
          </table:table-cell>
          <table:table-cell table:style-name="ce312" table:formula="of:=IFERROR(  IF([.G12]=&quot;Long&quot;;  [.L12]+[Overview.$C$4]/[.K12]  *  [Overview.$C$6]  ;  IF([.G12]=&quot;Short&quot;   ;  [.L12]-[Overview.$C$4]/[.K12]  * [Overview.$C$6]  ; &quot;&quot;  )  )   ; &quot;&quot;)">
            <text:p/>
          </table:table-cell>
          <table:table-cell table:number-columns-repeated="3"/>
          <table:table-cell table:style-name="ce182" table:formula="of:=IFERROR([.T12]/[.N12]; &quot;&quot;)">
            <text:p/>
          </table:table-cell>
          <table:table-cell table:style-name="ce203" table:formula="of:=IFERROR(   IF( AND( [.G12]=&quot;Long&quot;;   [.P12]=[.K12])  ;  [.K12]*([.Q12]-[.L12])  ;    IF(  AND(  [.G12]=&quot;Short&quot;  ;   [.P12]=[.K12]   )   ;   [.K12]*([.L12]-[.Q12])   ;  &quot;&quot;)) ; &quot;&quot;)">
            <text:p/>
          </table:table-cell>
          <table:table-cell table:style-name="ce215" table:formula="of:=IF(ISNUMBER([.T12]); IF([.T12]&gt;=0; &quot;Win&quot;; &quot;Loss&quot;); &quot;&quot;)">
            <text:p/>
          </table:table-cell>
          <table:table-cell table:style-name="ce220" table:formula="of:=IF(ISNUMBER([.T12]); ROUND(([.R12]-[.J12])*60*24); &quot;&quot;)">
            <text:p/>
          </table:table-cell>
          <table:table-cell table:style-name="ce250"/>
          <table:table-cell table:number-columns-repeated="2"/>
          <table:table-cell table:style-name="ce239"/>
          <table:table-cell table:style-name="ce243" table:formula="of:=IFERROR(IF(ISBLANK([.Z12]); &quot;&quot;; IF([.$G12]=&quot;Long&quot;; ([.Z12]-[.$L12])*[.$K12]/[.$N12]; ([.$L12]-[.Z12])*[.$K12]/[.$N12])-[.$S12]); &quot;&quot;)">
            <text:p/>
          </table:table-cell>
          <table:table-cell/>
          <table:table-cell table:style-name="ce243" table:formula="of:=IFERROR(IF(ISBLANK([.AB12]); &quot;&quot;; IF([.$G12]=&quot;Long&quot;; ([.AB12]-[.$L12])*[.$K12]/[.$N12]; ([.$L12]-[.AB12])*[.$K12]/[.$N12])-[.$S12]); &quot;&quot;)">
            <text:p/>
          </table:table-cell>
          <table:table-cell/>
          <table:table-cell table:style-name="ce243" table:formula="of:=IFERROR(IF(ISBLANK([.AD12]); &quot;&quot;; IF([.$G12]=&quot;Long&quot;; ([.AD12]-[.$L12])*[.$K12]/[.$N12]; ([.$L12]-[.AD12])*[.$K12]/[.$N12])-[.$S12]); &quot;&quot;)">
            <text:p/>
          </table:table-cell>
          <table:table-cell table:number-columns-repeated="2"/>
          <table:table-cell table:formula="of:=IF(ISBLANK([.B12]); &quot;&quot;; DAY([.B12]))">
            <text:p/>
          </table:table-cell>
          <table:table-cell table:formula="of:=IF(ISBLANK([.B12]); &quot;&quot;; WEEKDAY([.B12]))">
            <text:p/>
          </table:table-cell>
          <table:table-cell table:formula="of:=IF(ISBLANK([.B12]); &quot;&quot;; WEEKNUM([.B12]))">
            <text:p/>
          </table:table-cell>
          <table:table-cell table:formula="of:=IF(ISBLANK([.B12]); &quot;&quot;; MONTH([.B12]))">
            <text:p/>
          </table:table-cell>
          <table:table-cell table:formula="of:=IF(ISBLANK([.L12]); &quot;&quot;; [.K12]*[.L12])">
            <text:p/>
          </table:table-cell>
          <table:table-cell table:formula="of:=IF(ISNUMBER([.AL12]); [.AL12]*0.0035; &quot;&quot;)">
            <text:p/>
          </table:table-cell>
          <table:table-cell table:formula="of:=IF(ISBLANK([.Q12]); &quot;&quot;; [.P12]*[.Q12])">
            <text:p/>
          </table:table-cell>
          <table:table-cell table:formula="of:=IF(ISNUMBER([.AN12]); [.AN12]*0.0035; &quot;&quot;)">
            <text:p/>
          </table:table-cell>
          <table:table-cell table:formula="of:=IF(ISBLANK([.Q12]); &quot;&quot;; SUM([.$S$3:.S12]))">
            <text:p/>
          </table:table-cell>
          <table:table-cell table:formula="of:=IF(ISBLANK([.R12]); &quot;&quot;; SUM([.$T$3:.T12]))">
            <text:p/>
          </table:table-cell>
          <table:table-cell table:formula="of:=IF(OR(ISBLANK([.J12]); ISBLANK([.R12])); &quot;&quot;;ROUND(([.R12]-[.J12])*60*24))">
            <text:p/>
          </table:table-cell>
          <table:table-cell table:number-columns-repeated="20"/>
        </table:table-row>
        <table:table-row table:style-name="ro2">
          <table:table-cell office:value-type="float" office:value="11" calcext:value-type="float">
            <text:p>11</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quot;Long&quot; ; [.L13]-[Overview.$C$4]/[.K13]  ;  IF([.G13]=&quot;Short&quot;; [.L13]+[Overview.$C$4]/[.K13]; &quot;&quot;) ); &quot;&quot;)">
            <text:p/>
          </table:table-cell>
          <table:table-cell table:formula="of:=IFERROR(ABS([.M13]-[.L13])*[.K13]; &quot;&quot;)">
            <text:p/>
          </table:table-cell>
          <table:table-cell table:style-name="ce312" table:formula="of:=IFERROR(  IF([.G13]=&quot;Long&quot;;  [.L13]+[Overview.$C$4]/[.K13]  *  [Overview.$C$6]  ;  IF([.G13]=&quot;Short&quot;   ;  [.L13]-[Overview.$C$4]/[.K13]  * [Overview.$C$6]  ; &quot;&quot;  )  )   ; &quot;&quot;)">
            <text:p/>
          </table:table-cell>
          <table:table-cell table:number-columns-repeated="3"/>
          <table:table-cell table:style-name="ce182" table:formula="of:=IFERROR([.T13]/[.N13]; &quot;&quot;)">
            <text:p/>
          </table:table-cell>
          <table:table-cell table:style-name="ce203" table:formula="of:=IFERROR(   IF( AND( [.G13]=&quot;Long&quot;;   [.P13]=[.K13])  ;  [.K13]*([.Q13]-[.L13])  ;    IF(  AND(  [.G13]=&quot;Short&quot;  ;   [.P13]=[.K13]   )   ;   [.K13]*([.L13]-[.Q13])   ;  &quot;&quot;)) ; &quot;&quot;)">
            <text:p/>
          </table:table-cell>
          <table:table-cell table:style-name="ce215" table:formula="of:=IF(ISNUMBER([.T13]); IF([.T13]&gt;=0; &quot;Win&quot;; &quot;Loss&quot;); &quot;&quot;)">
            <text:p/>
          </table:table-cell>
          <table:table-cell table:style-name="ce220" table:formula="of:=IF(ISNUMBER([.T13]); ROUND(([.R13]-[.J13])*60*24); &quot;&quot;)">
            <text:p/>
          </table:table-cell>
          <table:table-cell table:style-name="ce250"/>
          <table:table-cell table:number-columns-repeated="2"/>
          <table:table-cell table:style-name="ce239"/>
          <table:table-cell table:style-name="ce243" table:formula="of:=IFERROR(IF(ISBLANK([.Z13]); &quot;&quot;; IF([.$G13]=&quot;Long&quot;; ([.Z13]-[.$L13])*[.$K13]/[.$N13]; ([.$L13]-[.Z13])*[.$K13]/[.$N13])-[.$S13]); &quot;&quot;)">
            <text:p/>
          </table:table-cell>
          <table:table-cell/>
          <table:table-cell table:style-name="ce243" table:formula="of:=IFERROR(IF(ISBLANK([.AB13]); &quot;&quot;; IF([.$G13]=&quot;Long&quot;; ([.AB13]-[.$L13])*[.$K13]/[.$N13]; ([.$L13]-[.AB13])*[.$K13]/[.$N13])-[.$S13]); &quot;&quot;)">
            <text:p/>
          </table:table-cell>
          <table:table-cell/>
          <table:table-cell table:style-name="ce243" table:formula="of:=IFERROR(IF(ISBLANK([.AD13]); &quot;&quot;; IF([.$G13]=&quot;Long&quot;; ([.AD13]-[.$L13])*[.$K13]/[.$N13]; ([.$L13]-[.AD13])*[.$K13]/[.$N13])-[.$S13]); &quot;&quot;)">
            <text:p/>
          </table:table-cell>
          <table:table-cell table:number-columns-repeated="2"/>
          <table:table-cell table:formula="of:=IF(ISBLANK([.B13]); &quot;&quot;; DAY([.B13]))">
            <text:p/>
          </table:table-cell>
          <table:table-cell table:formula="of:=IF(ISBLANK([.B13]); &quot;&quot;; WEEKDAY([.B13]))">
            <text:p/>
          </table:table-cell>
          <table:table-cell table:formula="of:=IF(ISBLANK([.B13]); &quot;&quot;; WEEKNUM([.B13]))">
            <text:p/>
          </table:table-cell>
          <table:table-cell table:formula="of:=IF(ISBLANK([.B13]); &quot;&quot;; MONTH([.B13]))">
            <text:p/>
          </table:table-cell>
          <table:table-cell table:formula="of:=IF(ISBLANK([.L13]); &quot;&quot;; [.K13]*[.L13])">
            <text:p/>
          </table:table-cell>
          <table:table-cell table:formula="of:=IF(ISNUMBER([.AL13]); [.AL13]*0.0035; &quot;&quot;)">
            <text:p/>
          </table:table-cell>
          <table:table-cell table:formula="of:=IF(ISBLANK([.Q13]); &quot;&quot;; [.P13]*[.Q13])">
            <text:p/>
          </table:table-cell>
          <table:table-cell table:formula="of:=IF(ISNUMBER([.AN13]); [.AN13]*0.0035; &quot;&quot;)">
            <text:p/>
          </table:table-cell>
          <table:table-cell table:formula="of:=IF(ISBLANK([.Q13]); &quot;&quot;; SUM([.$S$3:.S13]))">
            <text:p/>
          </table:table-cell>
          <table:table-cell table:formula="of:=IF(ISBLANK([.R13]); &quot;&quot;; SUM([.$T$3:.T13]))">
            <text:p/>
          </table:table-cell>
          <table:table-cell table:formula="of:=IF(OR(ISBLANK([.J13]); ISBLANK([.R13])); &quot;&quot;;ROUND(([.R13]-[.J13])*60*24))">
            <text:p/>
          </table:table-cell>
          <table:table-cell table:number-columns-repeated="20"/>
        </table:table-row>
        <table:table-row table:style-name="ro2">
          <table:table-cell office:value-type="float" office:value="12" calcext:value-type="float">
            <text:p>1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quot;Long&quot; ; [.L14]-[Overview.$C$4]/[.K14]  ;  IF([.G14]=&quot;Short&quot;; [.L14]+[Overview.$C$4]/[.K14]; &quot;&quot;) ); &quot;&quot;)">
            <text:p/>
          </table:table-cell>
          <table:table-cell table:formula="of:=IFERROR(ABS([.M14]-[.L14])*[.K14]; &quot;&quot;)">
            <text:p/>
          </table:table-cell>
          <table:table-cell table:style-name="ce312" table:formula="of:=IFERROR(  IF([.G14]=&quot;Long&quot;;  [.L14]+[Overview.$C$4]/[.K14]  *  [Overview.$C$6]  ;  IF([.G14]=&quot;Short&quot;   ;  [.L14]-[Overview.$C$4]/[.K14]  * [Overview.$C$6]  ; &quot;&quot;  )  )   ; &quot;&quot;)">
            <text:p/>
          </table:table-cell>
          <table:table-cell table:number-columns-repeated="3"/>
          <table:table-cell table:style-name="ce182" table:formula="of:=IFERROR([.T14]/[.N14]; &quot;&quot;)">
            <text:p/>
          </table:table-cell>
          <table:table-cell table:style-name="ce203" table:formula="of:=IFERROR(   IF( AND( [.G14]=&quot;Long&quot;;   [.P14]=[.K14])  ;  [.K14]*([.Q14]-[.L14])  ;    IF(  AND(  [.G14]=&quot;Short&quot;  ;   [.P14]=[.K14]   )   ;   [.K14]*([.L14]-[.Q14])   ;  &quot;&quot;)) ; &quot;&quot;)">
            <text:p/>
          </table:table-cell>
          <table:table-cell table:style-name="ce215" table:formula="of:=IF(ISNUMBER([.T14]); IF([.T14]&gt;=0; &quot;Win&quot;; &quot;Loss&quot;); &quot;&quot;)">
            <text:p/>
          </table:table-cell>
          <table:table-cell table:style-name="ce220" table:formula="of:=IF(ISNUMBER([.T14]); ROUND(([.R14]-[.J14])*60*24); &quot;&quot;)">
            <text:p/>
          </table:table-cell>
          <table:table-cell table:style-name="ce250"/>
          <table:table-cell table:number-columns-repeated="2"/>
          <table:table-cell table:style-name="ce239"/>
          <table:table-cell table:style-name="ce243" table:formula="of:=IFERROR(IF(ISBLANK([.Z14]); &quot;&quot;; IF([.$G14]=&quot;Long&quot;; ([.Z14]-[.$L14])*[.$K14]/[.$N14]; ([.$L14]-[.Z14])*[.$K14]/[.$N14])-[.$S14]); &quot;&quot;)">
            <text:p/>
          </table:table-cell>
          <table:table-cell/>
          <table:table-cell table:style-name="ce243" table:formula="of:=IFERROR(IF(ISBLANK([.AB14]); &quot;&quot;; IF([.$G14]=&quot;Long&quot;; ([.AB14]-[.$L14])*[.$K14]/[.$N14]; ([.$L14]-[.AB14])*[.$K14]/[.$N14])-[.$S14]); &quot;&quot;)">
            <text:p/>
          </table:table-cell>
          <table:table-cell/>
          <table:table-cell table:style-name="ce243" table:formula="of:=IFERROR(IF(ISBLANK([.AD14]); &quot;&quot;; IF([.$G14]=&quot;Long&quot;; ([.AD14]-[.$L14])*[.$K14]/[.$N14]; ([.$L14]-[.AD14])*[.$K14]/[.$N14])-[.$S14]); &quot;&quot;)">
            <text:p/>
          </table:table-cell>
          <table:table-cell table:number-columns-repeated="2"/>
          <table:table-cell table:formula="of:=IF(ISBLANK([.B14]); &quot;&quot;; DAY([.B14]))">
            <text:p/>
          </table:table-cell>
          <table:table-cell table:formula="of:=IF(ISBLANK([.B14]); &quot;&quot;; WEEKDAY([.B14]))">
            <text:p/>
          </table:table-cell>
          <table:table-cell table:formula="of:=IF(ISBLANK([.B14]); &quot;&quot;; WEEKNUM([.B14]))">
            <text:p/>
          </table:table-cell>
          <table:table-cell table:formula="of:=IF(ISBLANK([.B14]); &quot;&quot;; MONTH([.B14]))">
            <text:p/>
          </table:table-cell>
          <table:table-cell table:formula="of:=IF(ISBLANK([.L14]); &quot;&quot;; [.K14]*[.L14])">
            <text:p/>
          </table:table-cell>
          <table:table-cell table:formula="of:=IF(ISNUMBER([.AL14]); [.AL14]*0.0035; &quot;&quot;)">
            <text:p/>
          </table:table-cell>
          <table:table-cell table:formula="of:=IF(ISBLANK([.Q14]); &quot;&quot;; [.P14]*[.Q14])">
            <text:p/>
          </table:table-cell>
          <table:table-cell table:formula="of:=IF(ISNUMBER([.AN14]); [.AN14]*0.0035; &quot;&quot;)">
            <text:p/>
          </table:table-cell>
          <table:table-cell table:formula="of:=IF(ISBLANK([.Q14]); &quot;&quot;; SUM([.$S$3:.S14]))">
            <text:p/>
          </table:table-cell>
          <table:table-cell table:formula="of:=IF(ISBLANK([.R14]); &quot;&quot;; SUM([.$T$3:.T14]))">
            <text:p/>
          </table:table-cell>
          <table:table-cell table:formula="of:=IF(OR(ISBLANK([.J14]); ISBLANK([.R14])); &quot;&quot;;ROUND(([.R14]-[.J14])*60*24))">
            <text:p/>
          </table:table-cell>
          <table:table-cell table:number-columns-repeated="20"/>
        </table:table-row>
        <table:table-row table:style-name="ro2">
          <table:table-cell office:value-type="float" office:value="13" calcext:value-type="float">
            <text:p>1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quot;Long&quot; ; [.L15]-[Overview.$C$4]/[.K15]  ;  IF([.G15]=&quot;Short&quot;; [.L15]+[Overview.$C$4]/[.K15]; &quot;&quot;) ); &quot;&quot;)">
            <text:p/>
          </table:table-cell>
          <table:table-cell table:formula="of:=IFERROR(ABS([.M15]-[.L15])*[.K15]; &quot;&quot;)">
            <text:p/>
          </table:table-cell>
          <table:table-cell table:style-name="ce312" table:formula="of:=IFERROR(  IF([.G15]=&quot;Long&quot;;  [.L15]+[Overview.$C$4]/[.K15]  *  [Overview.$C$6]  ;  IF([.G15]=&quot;Short&quot;   ;  [.L15]-[Overview.$C$4]/[.K15]  * [Overview.$C$6]  ; &quot;&quot;  )  )   ; &quot;&quot;)">
            <text:p/>
          </table:table-cell>
          <table:table-cell table:number-columns-repeated="3"/>
          <table:table-cell table:style-name="ce182" table:formula="of:=IFERROR([.T15]/[.N15]; &quot;&quot;)">
            <text:p/>
          </table:table-cell>
          <table:table-cell table:style-name="ce203" table:formula="of:=IFERROR(   IF( AND( [.G15]=&quot;Long&quot;;   [.P15]=[.K15])  ;  [.K15]*([.Q15]-[.L15])  ;    IF(  AND(  [.G15]=&quot;Short&quot;  ;   [.P15]=[.K15]   )   ;   [.K15]*([.L15]-[.Q15])   ;  &quot;&quot;)) ; &quot;&quot;)">
            <text:p/>
          </table:table-cell>
          <table:table-cell table:style-name="ce215" table:formula="of:=IF(ISNUMBER([.T15]); IF([.T15]&gt;=0; &quot;Win&quot;; &quot;Loss&quot;); &quot;&quot;)">
            <text:p/>
          </table:table-cell>
          <table:table-cell table:style-name="ce220" table:formula="of:=IF(ISNUMBER([.T15]); ROUND(([.R15]-[.J15])*60*24); &quot;&quot;)">
            <text:p/>
          </table:table-cell>
          <table:table-cell table:style-name="ce250"/>
          <table:table-cell table:number-columns-repeated="2"/>
          <table:table-cell table:style-name="ce239"/>
          <table:table-cell table:style-name="ce243" table:formula="of:=IFERROR(IF(ISBLANK([.Z15]); &quot;&quot;; IF([.$G15]=&quot;Long&quot;; ([.Z15]-[.$L15])*[.$K15]/[.$N15]; ([.$L15]-[.Z15])*[.$K15]/[.$N15])-[.$S15]); &quot;&quot;)">
            <text:p/>
          </table:table-cell>
          <table:table-cell/>
          <table:table-cell table:style-name="ce243" table:formula="of:=IFERROR(IF(ISBLANK([.AB15]); &quot;&quot;; IF([.$G15]=&quot;Long&quot;; ([.AB15]-[.$L15])*[.$K15]/[.$N15]; ([.$L15]-[.AB15])*[.$K15]/[.$N15])-[.$S15]); &quot;&quot;)">
            <text:p/>
          </table:table-cell>
          <table:table-cell/>
          <table:table-cell table:style-name="ce243" table:formula="of:=IFERROR(IF(ISBLANK([.AD15]); &quot;&quot;; IF([.$G15]=&quot;Long&quot;; ([.AD15]-[.$L15])*[.$K15]/[.$N15]; ([.$L15]-[.AD15])*[.$K15]/[.$N15])-[.$S15]); &quot;&quot;)">
            <text:p/>
          </table:table-cell>
          <table:table-cell table:number-columns-repeated="2"/>
          <table:table-cell table:formula="of:=IF(ISBLANK([.B15]); &quot;&quot;; DAY([.B15]))">
            <text:p/>
          </table:table-cell>
          <table:table-cell table:formula="of:=IF(ISBLANK([.B15]); &quot;&quot;; WEEKDAY([.B15]))">
            <text:p/>
          </table:table-cell>
          <table:table-cell table:formula="of:=IF(ISBLANK([.B15]); &quot;&quot;; WEEKNUM([.B15]))">
            <text:p/>
          </table:table-cell>
          <table:table-cell table:formula="of:=IF(ISBLANK([.B15]); &quot;&quot;; MONTH([.B15]))">
            <text:p/>
          </table:table-cell>
          <table:table-cell table:formula="of:=IF(ISBLANK([.L15]); &quot;&quot;; [.K15]*[.L15])">
            <text:p/>
          </table:table-cell>
          <table:table-cell table:formula="of:=IF(ISNUMBER([.AL15]); [.AL15]*0.0035; &quot;&quot;)">
            <text:p/>
          </table:table-cell>
          <table:table-cell table:formula="of:=IF(ISBLANK([.Q15]); &quot;&quot;; [.P15]*[.Q15])">
            <text:p/>
          </table:table-cell>
          <table:table-cell table:formula="of:=IF(ISNUMBER([.AN15]); [.AN15]*0.0035; &quot;&quot;)">
            <text:p/>
          </table:table-cell>
          <table:table-cell table:formula="of:=IF(ISBLANK([.Q15]); &quot;&quot;; SUM([.$S$3:.S15]))">
            <text:p/>
          </table:table-cell>
          <table:table-cell table:formula="of:=IF(ISBLANK([.R15]); &quot;&quot;; SUM([.$T$3:.T15]))">
            <text:p/>
          </table:table-cell>
          <table:table-cell table:formula="of:=IF(OR(ISBLANK([.J15]); ISBLANK([.R15])); &quot;&quot;;ROUND(([.R15]-[.J15])*60*24))">
            <text:p/>
          </table:table-cell>
          <table:table-cell table:number-columns-repeated="20"/>
        </table:table-row>
        <table:table-row table:style-name="ro2">
          <table:table-cell office:value-type="float" office:value="14" calcext:value-type="float">
            <text:p>1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quot;Long&quot; ; [.L16]-[Overview.$C$4]/[.K16]  ;  IF([.G16]=&quot;Short&quot;; [.L16]+[Overview.$C$4]/[.K16]; &quot;&quot;) ); &quot;&quot;)">
            <text:p/>
          </table:table-cell>
          <table:table-cell table:formula="of:=IFERROR(ABS([.M16]-[.L16])*[.K16]; &quot;&quot;)">
            <text:p/>
          </table:table-cell>
          <table:table-cell table:style-name="ce312" table:formula="of:=IFERROR(  IF([.G16]=&quot;Long&quot;;  [.L16]+[Overview.$C$4]/[.K16]  *  [Overview.$C$6]  ;  IF([.G16]=&quot;Short&quot;   ;  [.L16]-[Overview.$C$4]/[.K16]  * [Overview.$C$6]  ; &quot;&quot;  )  )   ; &quot;&quot;)">
            <text:p/>
          </table:table-cell>
          <table:table-cell table:number-columns-repeated="3"/>
          <table:table-cell table:style-name="ce182" table:formula="of:=IFERROR([.T16]/[.N16]; &quot;&quot;)">
            <text:p/>
          </table:table-cell>
          <table:table-cell table:style-name="ce203" table:formula="of:=IFERROR(   IF( AND( [.G16]=&quot;Long&quot;;   [.P16]=[.K16])  ;  [.K16]*([.Q16]-[.L16])  ;    IF(  AND(  [.G16]=&quot;Short&quot;  ;   [.P16]=[.K16]   )   ;   [.K16]*([.L16]-[.Q16])   ;  &quot;&quot;)) ; &quot;&quot;)">
            <text:p/>
          </table:table-cell>
          <table:table-cell table:style-name="ce215" table:formula="of:=IF(ISNUMBER([.T16]); IF([.T16]&gt;=0; &quot;Win&quot;; &quot;Loss&quot;); &quot;&quot;)">
            <text:p/>
          </table:table-cell>
          <table:table-cell table:style-name="ce220" table:formula="of:=IF(ISNUMBER([.T16]); ROUND(([.R16]-[.J16])*60*24); &quot;&quot;)">
            <text:p/>
          </table:table-cell>
          <table:table-cell table:style-name="ce250"/>
          <table:table-cell table:number-columns-repeated="2"/>
          <table:table-cell table:style-name="ce239"/>
          <table:table-cell table:style-name="ce243" table:formula="of:=IFERROR(IF(ISBLANK([.Z16]); &quot;&quot;; IF([.$G16]=&quot;Long&quot;; ([.Z16]-[.$L16])*[.$K16]/[.$N16]; ([.$L16]-[.Z16])*[.$K16]/[.$N16])-[.$S16]); &quot;&quot;)">
            <text:p/>
          </table:table-cell>
          <table:table-cell/>
          <table:table-cell table:style-name="ce243" table:formula="of:=IFERROR(IF(ISBLANK([.AB16]); &quot;&quot;; IF([.$G16]=&quot;Long&quot;; ([.AB16]-[.$L16])*[.$K16]/[.$N16]; ([.$L16]-[.AB16])*[.$K16]/[.$N16])-[.$S16]); &quot;&quot;)">
            <text:p/>
          </table:table-cell>
          <table:table-cell/>
          <table:table-cell table:style-name="ce243" table:formula="of:=IFERROR(IF(ISBLANK([.AD16]); &quot;&quot;; IF([.$G16]=&quot;Long&quot;; ([.AD16]-[.$L16])*[.$K16]/[.$N16]; ([.$L16]-[.AD16])*[.$K16]/[.$N16])-[.$S16]); &quot;&quot;)">
            <text:p/>
          </table:table-cell>
          <table:table-cell table:number-columns-repeated="2"/>
          <table:table-cell table:formula="of:=IF(ISBLANK([.B16]); &quot;&quot;; DAY([.B16]))">
            <text:p/>
          </table:table-cell>
          <table:table-cell table:formula="of:=IF(ISBLANK([.B16]); &quot;&quot;; WEEKDAY([.B16]))">
            <text:p/>
          </table:table-cell>
          <table:table-cell table:formula="of:=IF(ISBLANK([.B16]); &quot;&quot;; WEEKNUM([.B16]))">
            <text:p/>
          </table:table-cell>
          <table:table-cell table:formula="of:=IF(ISBLANK([.B16]); &quot;&quot;; MONTH([.B16]))">
            <text:p/>
          </table:table-cell>
          <table:table-cell table:formula="of:=IF(ISBLANK([.L16]); &quot;&quot;; [.K16]*[.L16])">
            <text:p/>
          </table:table-cell>
          <table:table-cell table:formula="of:=IF(ISNUMBER([.AL16]); [.AL16]*0.0035; &quot;&quot;)">
            <text:p/>
          </table:table-cell>
          <table:table-cell table:formula="of:=IF(ISBLANK([.Q16]); &quot;&quot;; [.P16]*[.Q16])">
            <text:p/>
          </table:table-cell>
          <table:table-cell table:formula="of:=IF(ISNUMBER([.AN16]); [.AN16]*0.0035; &quot;&quot;)">
            <text:p/>
          </table:table-cell>
          <table:table-cell table:formula="of:=IF(ISBLANK([.Q16]); &quot;&quot;; SUM([.$S$3:.S16]))">
            <text:p/>
          </table:table-cell>
          <table:table-cell table:formula="of:=IF(ISBLANK([.R16]); &quot;&quot;; SUM([.$T$3:.T16]))">
            <text:p/>
          </table:table-cell>
          <table:table-cell table:formula="of:=IF(OR(ISBLANK([.J16]); ISBLANK([.R16])); &quot;&quot;;ROUND(([.R16]-[.J16])*60*24))">
            <text:p/>
          </table:table-cell>
          <table:table-cell table:number-columns-repeated="20"/>
        </table:table-row>
        <table:table-row table:style-name="ro2">
          <table:table-cell office:value-type="float" office:value="15" calcext:value-type="float">
            <text:p>1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quot;Long&quot; ; [.L17]-[Overview.$C$4]/[.K17]  ;  IF([.G17]=&quot;Short&quot;; [.L17]+[Overview.$C$4]/[.K17]; &quot;&quot;) ); &quot;&quot;)">
            <text:p/>
          </table:table-cell>
          <table:table-cell table:formula="of:=IFERROR(ABS([.M17]-[.L17])*[.K17]; &quot;&quot;)">
            <text:p/>
          </table:table-cell>
          <table:table-cell table:style-name="ce312" table:formula="of:=IFERROR(  IF([.G17]=&quot;Long&quot;;  [.L17]+[Overview.$C$4]/[.K17]  *  [Overview.$C$6]  ;  IF([.G17]=&quot;Short&quot;   ;  [.L17]-[Overview.$C$4]/[.K17]  * [Overview.$C$6]  ; &quot;&quot;  )  )   ; &quot;&quot;)">
            <text:p/>
          </table:table-cell>
          <table:table-cell table:number-columns-repeated="3"/>
          <table:table-cell table:style-name="ce182" table:formula="of:=IFERROR([.T17]/[.N17]; &quot;&quot;)">
            <text:p/>
          </table:table-cell>
          <table:table-cell table:style-name="ce203" table:formula="of:=IFERROR(   IF( AND( [.G17]=&quot;Long&quot;;   [.P17]=[.K17])  ;  [.K17]*([.Q17]-[.L17])  ;    IF(  AND(  [.G17]=&quot;Short&quot;  ;   [.P17]=[.K17]   )   ;   [.K17]*([.L17]-[.Q17])   ;  &quot;&quot;)) ; &quot;&quot;)">
            <text:p/>
          </table:table-cell>
          <table:table-cell table:style-name="ce215" table:formula="of:=IF(ISNUMBER([.T17]); IF([.T17]&gt;=0; &quot;Win&quot;; &quot;Loss&quot;); &quot;&quot;)">
            <text:p/>
          </table:table-cell>
          <table:table-cell table:style-name="ce220" table:formula="of:=IF(ISNUMBER([.T17]); ROUND(([.R17]-[.J17])*60*24); &quot;&quot;)">
            <text:p/>
          </table:table-cell>
          <table:table-cell table:style-name="ce250"/>
          <table:table-cell table:number-columns-repeated="2"/>
          <table:table-cell table:style-name="ce239"/>
          <table:table-cell table:style-name="ce243" table:formula="of:=IFERROR(IF(ISBLANK([.Z17]); &quot;&quot;; IF([.$G17]=&quot;Long&quot;; ([.Z17]-[.$L17])*[.$K17]/[.$N17]; ([.$L17]-[.Z17])*[.$K17]/[.$N17])-[.$S17]); &quot;&quot;)">
            <text:p/>
          </table:table-cell>
          <table:table-cell/>
          <table:table-cell table:style-name="ce243" table:formula="of:=IFERROR(IF(ISBLANK([.AB17]); &quot;&quot;; IF([.$G17]=&quot;Long&quot;; ([.AB17]-[.$L17])*[.$K17]/[.$N17]; ([.$L17]-[.AB17])*[.$K17]/[.$N17])-[.$S17]); &quot;&quot;)">
            <text:p/>
          </table:table-cell>
          <table:table-cell/>
          <table:table-cell table:style-name="ce243" table:formula="of:=IFERROR(IF(ISBLANK([.AD17]); &quot;&quot;; IF([.$G17]=&quot;Long&quot;; ([.AD17]-[.$L17])*[.$K17]/[.$N17]; ([.$L17]-[.AD17])*[.$K17]/[.$N17])-[.$S17]); &quot;&quot;)">
            <text:p/>
          </table:table-cell>
          <table:table-cell table:number-columns-repeated="2"/>
          <table:table-cell table:formula="of:=IF(ISBLANK([.B17]); &quot;&quot;; DAY([.B17]))">
            <text:p/>
          </table:table-cell>
          <table:table-cell table:formula="of:=IF(ISBLANK([.B17]); &quot;&quot;; WEEKDAY([.B17]))">
            <text:p/>
          </table:table-cell>
          <table:table-cell table:formula="of:=IF(ISBLANK([.B17]); &quot;&quot;; WEEKNUM([.B17]))">
            <text:p/>
          </table:table-cell>
          <table:table-cell table:formula="of:=IF(ISBLANK([.B17]); &quot;&quot;; MONTH([.B17]))">
            <text:p/>
          </table:table-cell>
          <table:table-cell table:formula="of:=IF(ISBLANK([.L17]); &quot;&quot;; [.K17]*[.L17])">
            <text:p/>
          </table:table-cell>
          <table:table-cell table:formula="of:=IF(ISNUMBER([.AL17]); [.AL17]*0.0035; &quot;&quot;)">
            <text:p/>
          </table:table-cell>
          <table:table-cell table:formula="of:=IF(ISBLANK([.Q17]); &quot;&quot;; [.P17]*[.Q17])">
            <text:p/>
          </table:table-cell>
          <table:table-cell table:formula="of:=IF(ISNUMBER([.AN17]); [.AN17]*0.0035; &quot;&quot;)">
            <text:p/>
          </table:table-cell>
          <table:table-cell table:formula="of:=IF(ISBLANK([.Q17]); &quot;&quot;; SUM([.$S$3:.S17]))">
            <text:p/>
          </table:table-cell>
          <table:table-cell table:formula="of:=IF(ISBLANK([.R17]); &quot;&quot;; SUM([.$T$3:.T17]))">
            <text:p/>
          </table:table-cell>
          <table:table-cell table:formula="of:=IF(OR(ISBLANK([.J17]); ISBLANK([.R17])); &quot;&quot;;ROUND(([.R17]-[.J17])*60*24))">
            <text:p/>
          </table:table-cell>
          <table:table-cell table:number-columns-repeated="20"/>
        </table:table-row>
        <table:table-row table:style-name="ro2">
          <table:table-cell office:value-type="float" office:value="16" calcext:value-type="float">
            <text:p>1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8]=&quot;Long&quot; ; [.L18]-[Overview.$C$4]/[.K18]  ;  IF([.G18]=&quot;Short&quot;; [.L18]+[Overview.$C$4]/[.K18]; &quot;&quot;) ); &quot;&quot;)">
            <text:p/>
          </table:table-cell>
          <table:table-cell table:formula="of:=IFERROR(ABS([.M18]-[.L18])*[.K18]; &quot;&quot;)">
            <text:p/>
          </table:table-cell>
          <table:table-cell table:style-name="ce312" table:formula="of:=IFERROR(  IF([.G18]=&quot;Long&quot;;  [.L18]+[Overview.$C$4]/[.K18]  *  [Overview.$C$6]  ;  IF([.G18]=&quot;Short&quot;   ;  [.L18]-[Overview.$C$4]/[.K18]  * [Overview.$C$6]  ; &quot;&quot;  )  )   ; &quot;&quot;)">
            <text:p/>
          </table:table-cell>
          <table:table-cell table:number-columns-repeated="3"/>
          <table:table-cell table:style-name="ce182" table:formula="of:=IFERROR([.T18]/[.N18]; &quot;&quot;)">
            <text:p/>
          </table:table-cell>
          <table:table-cell table:style-name="ce203" table:formula="of:=IFERROR(   IF( AND( [.G18]=&quot;Long&quot;;   [.P18]=[.K18])  ;  [.K18]*([.Q18]-[.L18])  ;    IF(  AND(  [.G18]=&quot;Short&quot;  ;   [.P18]=[.K18]   )   ;   [.K18]*([.L18]-[.Q18])   ;  &quot;&quot;)) ; &quot;&quot;)">
            <text:p/>
          </table:table-cell>
          <table:table-cell table:style-name="ce215" table:formula="of:=IF(ISNUMBER([.T18]); IF([.T18]&gt;=0; &quot;Win&quot;; &quot;Loss&quot;); &quot;&quot;)">
            <text:p/>
          </table:table-cell>
          <table:table-cell table:style-name="ce220" table:formula="of:=IF(ISNUMBER([.T18]); ROUND(([.R18]-[.J18])*60*24); &quot;&quot;)">
            <text:p/>
          </table:table-cell>
          <table:table-cell table:style-name="ce250"/>
          <table:table-cell table:number-columns-repeated="2"/>
          <table:table-cell table:style-name="ce239"/>
          <table:table-cell table:style-name="ce243" table:formula="of:=IFERROR(IF(ISBLANK([.Z18]); &quot;&quot;; IF([.$G18]=&quot;Long&quot;; ([.Z18]-[.$L18])*[.$K18]/[.$N18]; ([.$L18]-[.Z18])*[.$K18]/[.$N18])-[.$S18]); &quot;&quot;)">
            <text:p/>
          </table:table-cell>
          <table:table-cell/>
          <table:table-cell table:style-name="ce243" table:formula="of:=IFERROR(IF(ISBLANK([.AB18]); &quot;&quot;; IF([.$G18]=&quot;Long&quot;; ([.AB18]-[.$L18])*[.$K18]/[.$N18]; ([.$L18]-[.AB18])*[.$K18]/[.$N18])-[.$S18]); &quot;&quot;)">
            <text:p/>
          </table:table-cell>
          <table:table-cell/>
          <table:table-cell table:style-name="ce243" table:formula="of:=IFERROR(IF(ISBLANK([.AD18]); &quot;&quot;; IF([.$G18]=&quot;Long&quot;; ([.AD18]-[.$L18])*[.$K18]/[.$N18]; ([.$L18]-[.AD18])*[.$K18]/[.$N18])-[.$S18]); &quot;&quot;)">
            <text:p/>
          </table:table-cell>
          <table:table-cell table:number-columns-repeated="2"/>
          <table:table-cell table:formula="of:=IF(ISBLANK([.B18]); &quot;&quot;; DAY([.B18]))">
            <text:p/>
          </table:table-cell>
          <table:table-cell table:formula="of:=IF(ISBLANK([.B18]); &quot;&quot;; WEEKDAY([.B18]))">
            <text:p/>
          </table:table-cell>
          <table:table-cell table:formula="of:=IF(ISBLANK([.B18]); &quot;&quot;; WEEKNUM([.B18]))">
            <text:p/>
          </table:table-cell>
          <table:table-cell table:formula="of:=IF(ISBLANK([.B18]); &quot;&quot;; MONTH([.B18]))">
            <text:p/>
          </table:table-cell>
          <table:table-cell table:formula="of:=IF(ISBLANK([.L18]); &quot;&quot;; [.K18]*[.L18])">
            <text:p/>
          </table:table-cell>
          <table:table-cell table:formula="of:=IF(ISNUMBER([.AL18]); [.AL18]*0.0035; &quot;&quot;)">
            <text:p/>
          </table:table-cell>
          <table:table-cell table:formula="of:=IF(ISBLANK([.Q18]); &quot;&quot;; [.P18]*[.Q18])">
            <text:p/>
          </table:table-cell>
          <table:table-cell table:formula="of:=IF(ISNUMBER([.AN18]); [.AN18]*0.0035; &quot;&quot;)">
            <text:p/>
          </table:table-cell>
          <table:table-cell table:formula="of:=IF(ISBLANK([.Q18]); &quot;&quot;; SUM([.$S$3:.S18]))">
            <text:p/>
          </table:table-cell>
          <table:table-cell table:formula="of:=IF(ISBLANK([.R18]); &quot;&quot;; SUM([.$T$3:.T18]))">
            <text:p/>
          </table:table-cell>
          <table:table-cell table:formula="of:=IF(OR(ISBLANK([.J18]); ISBLANK([.R18])); &quot;&quot;;ROUND(([.R18]-[.J18])*60*24))">
            <text:p/>
          </table:table-cell>
          <table:table-cell table:number-columns-repeated="20"/>
        </table:table-row>
        <table:table-row table:style-name="ro2">
          <table:table-cell office:value-type="float" office:value="17" calcext:value-type="float">
            <text:p>1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quot;Long&quot; ; [.L19]-[Overview.$C$4]/[.K19]  ;  IF([.G19]=&quot;Short&quot;; [.L19]+[Overview.$C$4]/[.K19]; &quot;&quot;) ); &quot;&quot;)">
            <text:p/>
          </table:table-cell>
          <table:table-cell table:formula="of:=IFERROR(ABS([.M19]-[.L19])*[.K19]; &quot;&quot;)">
            <text:p/>
          </table:table-cell>
          <table:table-cell table:style-name="ce312" table:formula="of:=IFERROR(  IF([.G19]=&quot;Long&quot;;  [.L19]+[Overview.$C$4]/[.K19]  *  [Overview.$C$6]  ;  IF([.G19]=&quot;Short&quot;   ;  [.L19]-[Overview.$C$4]/[.K19]  * [Overview.$C$6]  ; &quot;&quot;  )  )   ; &quot;&quot;)">
            <text:p/>
          </table:table-cell>
          <table:table-cell table:number-columns-repeated="3"/>
          <table:table-cell table:style-name="ce182" table:formula="of:=IFERROR([.T19]/[.N19]; &quot;&quot;)">
            <text:p/>
          </table:table-cell>
          <table:table-cell table:style-name="ce203" table:formula="of:=IFERROR(   IF( AND( [.G19]=&quot;Long&quot;;   [.P19]=[.K19])  ;  [.K19]*([.Q19]-[.L19])  ;    IF(  AND(  [.G19]=&quot;Short&quot;  ;   [.P19]=[.K19]   )   ;   [.K19]*([.L19]-[.Q19])   ;  &quot;&quot;)) ; &quot;&quot;)">
            <text:p/>
          </table:table-cell>
          <table:table-cell table:style-name="ce215" table:formula="of:=IF(ISNUMBER([.T19]); IF([.T19]&gt;=0; &quot;Win&quot;; &quot;Loss&quot;); &quot;&quot;)">
            <text:p/>
          </table:table-cell>
          <table:table-cell table:style-name="ce220" table:formula="of:=IF(ISNUMBER([.T19]); ROUND(([.R19]-[.J19])*60*24); &quot;&quot;)">
            <text:p/>
          </table:table-cell>
          <table:table-cell table:style-name="ce250"/>
          <table:table-cell table:number-columns-repeated="2"/>
          <table:table-cell table:style-name="ce239"/>
          <table:table-cell table:style-name="ce243" table:formula="of:=IFERROR(IF(ISBLANK([.Z19]); &quot;&quot;; IF([.$G19]=&quot;Long&quot;; ([.Z19]-[.$L19])*[.$K19]/[.$N19]; ([.$L19]-[.Z19])*[.$K19]/[.$N19])-[.$S19]); &quot;&quot;)">
            <text:p/>
          </table:table-cell>
          <table:table-cell/>
          <table:table-cell table:style-name="ce243" table:formula="of:=IFERROR(IF(ISBLANK([.AB19]); &quot;&quot;; IF([.$G19]=&quot;Long&quot;; ([.AB19]-[.$L19])*[.$K19]/[.$N19]; ([.$L19]-[.AB19])*[.$K19]/[.$N19])-[.$S19]); &quot;&quot;)">
            <text:p/>
          </table:table-cell>
          <table:table-cell/>
          <table:table-cell table:style-name="ce243" table:formula="of:=IFERROR(IF(ISBLANK([.AD19]); &quot;&quot;; IF([.$G19]=&quot;Long&quot;; ([.AD19]-[.$L19])*[.$K19]/[.$N19]; ([.$L19]-[.AD19])*[.$K19]/[.$N19])-[.$S19]); &quot;&quot;)">
            <text:p/>
          </table:table-cell>
          <table:table-cell table:number-columns-repeated="2"/>
          <table:table-cell table:formula="of:=IF(ISBLANK([.B19]); &quot;&quot;; DAY([.B19]))">
            <text:p/>
          </table:table-cell>
          <table:table-cell table:formula="of:=IF(ISBLANK([.B19]); &quot;&quot;; WEEKDAY([.B19]))">
            <text:p/>
          </table:table-cell>
          <table:table-cell table:formula="of:=IF(ISBLANK([.B19]); &quot;&quot;; WEEKNUM([.B19]))">
            <text:p/>
          </table:table-cell>
          <table:table-cell table:formula="of:=IF(ISBLANK([.B19]); &quot;&quot;; MONTH([.B19]))">
            <text:p/>
          </table:table-cell>
          <table:table-cell table:formula="of:=IF(ISBLANK([.L19]); &quot;&quot;; [.K19]*[.L19])">
            <text:p/>
          </table:table-cell>
          <table:table-cell table:formula="of:=IF(ISNUMBER([.AL19]); [.AL19]*0.0035; &quot;&quot;)">
            <text:p/>
          </table:table-cell>
          <table:table-cell table:formula="of:=IF(ISBLANK([.Q19]); &quot;&quot;; [.P19]*[.Q19])">
            <text:p/>
          </table:table-cell>
          <table:table-cell table:formula="of:=IF(ISNUMBER([.AN19]); [.AN19]*0.0035; &quot;&quot;)">
            <text:p/>
          </table:table-cell>
          <table:table-cell table:formula="of:=IF(ISBLANK([.Q19]); &quot;&quot;; SUM([.$S$3:.S19]))">
            <text:p/>
          </table:table-cell>
          <table:table-cell table:formula="of:=IF(ISBLANK([.R19]); &quot;&quot;; SUM([.$T$3:.T19]))">
            <text:p/>
          </table:table-cell>
          <table:table-cell table:formula="of:=IF(OR(ISBLANK([.J19]); ISBLANK([.R19])); &quot;&quot;;ROUND(([.R19]-[.J19])*60*24))">
            <text:p/>
          </table:table-cell>
          <table:table-cell table:number-columns-repeated="20"/>
        </table:table-row>
        <table:table-row table:style-name="ro2">
          <table:table-cell office:value-type="float" office:value="18" calcext:value-type="float">
            <text:p>1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quot;Long&quot; ; [.L20]-[Overview.$C$4]/[.K20]  ;  IF([.G20]=&quot;Short&quot;; [.L20]+[Overview.$C$4]/[.K20]; &quot;&quot;) ); &quot;&quot;)">
            <text:p/>
          </table:table-cell>
          <table:table-cell table:formula="of:=IFERROR(ABS([.M20]-[.L20])*[.K20]; &quot;&quot;)">
            <text:p/>
          </table:table-cell>
          <table:table-cell table:style-name="ce312" table:formula="of:=IFERROR(  IF([.G20]=&quot;Long&quot;;  [.L20]+[Overview.$C$4]/[.K20]  *  [Overview.$C$6]  ;  IF([.G20]=&quot;Short&quot;   ;  [.L20]-[Overview.$C$4]/[.K20]  * [Overview.$C$6]  ; &quot;&quot;  )  )   ; &quot;&quot;)">
            <text:p/>
          </table:table-cell>
          <table:table-cell table:number-columns-repeated="3"/>
          <table:table-cell table:style-name="ce182" table:formula="of:=IFERROR([.T20]/[.N20]; &quot;&quot;)">
            <text:p/>
          </table:table-cell>
          <table:table-cell table:style-name="ce203" table:formula="of:=IFERROR(   IF( AND( [.G20]=&quot;Long&quot;;   [.P20]=[.K20])  ;  [.K20]*([.Q20]-[.L20])  ;    IF(  AND(  [.G20]=&quot;Short&quot;  ;   [.P20]=[.K20]   )   ;   [.K20]*([.L20]-[.Q20])   ;  &quot;&quot;)) ; &quot;&quot;)">
            <text:p/>
          </table:table-cell>
          <table:table-cell table:style-name="ce215" table:formula="of:=IF(ISNUMBER([.T20]); IF([.T20]&gt;=0; &quot;Win&quot;; &quot;Loss&quot;); &quot;&quot;)">
            <text:p/>
          </table:table-cell>
          <table:table-cell table:style-name="ce220" table:formula="of:=IF(ISNUMBER([.T20]); ROUND(([.R20]-[.J20])*60*24); &quot;&quot;)">
            <text:p/>
          </table:table-cell>
          <table:table-cell table:style-name="ce250"/>
          <table:table-cell table:number-columns-repeated="2"/>
          <table:table-cell table:style-name="ce239"/>
          <table:table-cell table:style-name="ce243" table:formula="of:=IFERROR(IF(ISBLANK([.Z20]); &quot;&quot;; IF([.$G20]=&quot;Long&quot;; ([.Z20]-[.$L20])*[.$K20]/[.$N20]; ([.$L20]-[.Z20])*[.$K20]/[.$N20])-[.$S20]); &quot;&quot;)">
            <text:p/>
          </table:table-cell>
          <table:table-cell/>
          <table:table-cell table:style-name="ce243" table:formula="of:=IFERROR(IF(ISBLANK([.AB20]); &quot;&quot;; IF([.$G20]=&quot;Long&quot;; ([.AB20]-[.$L20])*[.$K20]/[.$N20]; ([.$L20]-[.AB20])*[.$K20]/[.$N20])-[.$S20]); &quot;&quot;)">
            <text:p/>
          </table:table-cell>
          <table:table-cell/>
          <table:table-cell table:style-name="ce243" table:formula="of:=IFERROR(IF(ISBLANK([.AD20]); &quot;&quot;; IF([.$G20]=&quot;Long&quot;; ([.AD20]-[.$L20])*[.$K20]/[.$N20]; ([.$L20]-[.AD20])*[.$K20]/[.$N20])-[.$S20]); &quot;&quot;)">
            <text:p/>
          </table:table-cell>
          <table:table-cell table:number-columns-repeated="2"/>
          <table:table-cell table:formula="of:=IF(ISBLANK([.B20]); &quot;&quot;; DAY([.B20]))">
            <text:p/>
          </table:table-cell>
          <table:table-cell table:formula="of:=IF(ISBLANK([.B20]); &quot;&quot;; WEEKDAY([.B20]))">
            <text:p/>
          </table:table-cell>
          <table:table-cell table:formula="of:=IF(ISBLANK([.B20]); &quot;&quot;; WEEKNUM([.B20]))">
            <text:p/>
          </table:table-cell>
          <table:table-cell table:formula="of:=IF(ISBLANK([.B20]); &quot;&quot;; MONTH([.B20]))">
            <text:p/>
          </table:table-cell>
          <table:table-cell table:formula="of:=IF(ISBLANK([.L20]); &quot;&quot;; [.K20]*[.L20])">
            <text:p/>
          </table:table-cell>
          <table:table-cell table:formula="of:=IF(ISNUMBER([.AL20]); [.AL20]*0.0035; &quot;&quot;)">
            <text:p/>
          </table:table-cell>
          <table:table-cell table:formula="of:=IF(ISBLANK([.Q20]); &quot;&quot;; [.P20]*[.Q20])">
            <text:p/>
          </table:table-cell>
          <table:table-cell table:formula="of:=IF(ISNUMBER([.AN20]); [.AN20]*0.0035; &quot;&quot;)">
            <text:p/>
          </table:table-cell>
          <table:table-cell table:formula="of:=IF(ISBLANK([.Q20]); &quot;&quot;; SUM([.$S$3:.S20]))">
            <text:p/>
          </table:table-cell>
          <table:table-cell table:formula="of:=IF(ISBLANK([.R20]); &quot;&quot;; SUM([.$T$3:.T20]))">
            <text:p/>
          </table:table-cell>
          <table:table-cell table:formula="of:=IF(OR(ISBLANK([.J20]); ISBLANK([.R20])); &quot;&quot;;ROUND(([.R20]-[.J20])*60*24))">
            <text:p/>
          </table:table-cell>
          <table:table-cell table:number-columns-repeated="20"/>
        </table:table-row>
        <table:table-row table:style-name="ro2">
          <table:table-cell office:value-type="float" office:value="19" calcext:value-type="float">
            <text:p>19</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1]=&quot;Long&quot; ; [.L21]-[Overview.$C$4]/[.K21]  ;  IF([.G21]=&quot;Short&quot;; [.L21]+[Overview.$C$4]/[.K21]; &quot;&quot;) ); &quot;&quot;)">
            <text:p/>
          </table:table-cell>
          <table:table-cell table:formula="of:=IFERROR(ABS([.M21]-[.L21])*[.K21]; &quot;&quot;)">
            <text:p/>
          </table:table-cell>
          <table:table-cell table:style-name="ce312" table:formula="of:=IFERROR(  IF([.G21]=&quot;Long&quot;;  [.L21]+[Overview.$C$4]/[.K21]  *  [Overview.$C$6]  ;  IF([.G21]=&quot;Short&quot;   ;  [.L21]-[Overview.$C$4]/[.K21]  * [Overview.$C$6]  ; &quot;&quot;  )  )   ; &quot;&quot;)">
            <text:p/>
          </table:table-cell>
          <table:table-cell table:number-columns-repeated="3"/>
          <table:table-cell table:style-name="ce182" table:formula="of:=IFERROR([.T21]/[.N21]; &quot;&quot;)">
            <text:p/>
          </table:table-cell>
          <table:table-cell table:style-name="ce203" table:formula="of:=IFERROR(   IF( AND( [.G21]=&quot;Long&quot;;   [.P21]=[.K21])  ;  [.K21]*([.Q21]-[.L21])  ;    IF(  AND(  [.G21]=&quot;Short&quot;  ;   [.P21]=[.K21]   )   ;   [.K21]*([.L21]-[.Q21])   ;  &quot;&quot;)) ; &quot;&quot;)">
            <text:p/>
          </table:table-cell>
          <table:table-cell table:style-name="ce215" table:formula="of:=IF(ISNUMBER([.T21]); IF([.T21]&gt;=0; &quot;Win&quot;; &quot;Loss&quot;); &quot;&quot;)">
            <text:p/>
          </table:table-cell>
          <table:table-cell table:style-name="ce220" table:formula="of:=IF(ISNUMBER([.T21]); ROUND(([.R21]-[.J21])*60*24); &quot;&quot;)">
            <text:p/>
          </table:table-cell>
          <table:table-cell table:style-name="ce250"/>
          <table:table-cell table:number-columns-repeated="2"/>
          <table:table-cell table:style-name="ce239"/>
          <table:table-cell table:style-name="ce243" table:formula="of:=IFERROR(IF(ISBLANK([.Z21]); &quot;&quot;; IF([.$G21]=&quot;Long&quot;; ([.Z21]-[.$L21])*[.$K21]/[.$N21]; ([.$L21]-[.Z21])*[.$K21]/[.$N21])-[.$S21]); &quot;&quot;)">
            <text:p/>
          </table:table-cell>
          <table:table-cell/>
          <table:table-cell table:style-name="ce243" table:formula="of:=IFERROR(IF(ISBLANK([.AB21]); &quot;&quot;; IF([.$G21]=&quot;Long&quot;; ([.AB21]-[.$L21])*[.$K21]/[.$N21]; ([.$L21]-[.AB21])*[.$K21]/[.$N21])-[.$S21]); &quot;&quot;)">
            <text:p/>
          </table:table-cell>
          <table:table-cell/>
          <table:table-cell table:style-name="ce243" table:formula="of:=IFERROR(IF(ISBLANK([.AD21]); &quot;&quot;; IF([.$G21]=&quot;Long&quot;; ([.AD21]-[.$L21])*[.$K21]/[.$N21]; ([.$L21]-[.AD21])*[.$K21]/[.$N21])-[.$S21]); &quot;&quot;)">
            <text:p/>
          </table:table-cell>
          <table:table-cell table:number-columns-repeated="2"/>
          <table:table-cell table:formula="of:=IF(ISBLANK([.B21]); &quot;&quot;; DAY([.B21]))">
            <text:p/>
          </table:table-cell>
          <table:table-cell table:formula="of:=IF(ISBLANK([.B21]); &quot;&quot;; WEEKDAY([.B21]))">
            <text:p/>
          </table:table-cell>
          <table:table-cell table:formula="of:=IF(ISBLANK([.B21]); &quot;&quot;; WEEKNUM([.B21]))">
            <text:p/>
          </table:table-cell>
          <table:table-cell table:formula="of:=IF(ISBLANK([.B21]); &quot;&quot;; MONTH([.B21]))">
            <text:p/>
          </table:table-cell>
          <table:table-cell table:formula="of:=IF(ISBLANK([.L21]); &quot;&quot;; [.K21]*[.L21])">
            <text:p/>
          </table:table-cell>
          <table:table-cell table:formula="of:=IF(ISNUMBER([.AL21]); [.AL21]*0.0035; &quot;&quot;)">
            <text:p/>
          </table:table-cell>
          <table:table-cell table:formula="of:=IF(ISBLANK([.Q21]); &quot;&quot;; [.P21]*[.Q21])">
            <text:p/>
          </table:table-cell>
          <table:table-cell table:formula="of:=IF(ISNUMBER([.AN21]); [.AN21]*0.0035; &quot;&quot;)">
            <text:p/>
          </table:table-cell>
          <table:table-cell table:formula="of:=IF(ISBLANK([.Q21]); &quot;&quot;; SUM([.$S$3:.S21]))">
            <text:p/>
          </table:table-cell>
          <table:table-cell table:formula="of:=IF(ISBLANK([.R21]); &quot;&quot;; SUM([.$T$3:.T21]))">
            <text:p/>
          </table:table-cell>
          <table:table-cell table:formula="of:=IF(OR(ISBLANK([.J21]); ISBLANK([.R21])); &quot;&quot;;ROUND(([.R21]-[.J21])*60*24))">
            <text:p/>
          </table:table-cell>
          <table:table-cell table:number-columns-repeated="20"/>
        </table:table-row>
        <table:table-row table:style-name="ro2">
          <table:table-cell office:value-type="float" office:value="20" calcext:value-type="float">
            <text:p>20</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2]=&quot;Long&quot; ; [.L22]-[Overview.$C$4]/[.K22]  ;  IF([.G22]=&quot;Short&quot;; [.L22]+[Overview.$C$4]/[.K22]; &quot;&quot;) ); &quot;&quot;)">
            <text:p/>
          </table:table-cell>
          <table:table-cell table:formula="of:=IFERROR(ABS([.M22]-[.L22])*[.K22]; &quot;&quot;)">
            <text:p/>
          </table:table-cell>
          <table:table-cell table:style-name="ce312" table:formula="of:=IFERROR(  IF([.G22]=&quot;Long&quot;;  [.L22]+[Overview.$C$4]/[.K22]  *  [Overview.$C$6]  ;  IF([.G22]=&quot;Short&quot;   ;  [.L22]-[Overview.$C$4]/[.K22]  * [Overview.$C$6]  ; &quot;&quot;  )  )   ; &quot;&quot;)">
            <text:p/>
          </table:table-cell>
          <table:table-cell table:number-columns-repeated="3"/>
          <table:table-cell table:style-name="ce182" table:formula="of:=IFERROR([.T22]/[.N22]; &quot;&quot;)">
            <text:p/>
          </table:table-cell>
          <table:table-cell table:style-name="ce203" table:formula="of:=IFERROR(   IF( AND( [.G22]=&quot;Long&quot;;   [.P22]=[.K22])  ;  [.K22]*([.Q22]-[.L22])  ;    IF(  AND(  [.G22]=&quot;Short&quot;  ;   [.P22]=[.K22]   )   ;   [.K22]*([.L22]-[.Q22])   ;  &quot;&quot;)) ; &quot;&quot;)">
            <text:p/>
          </table:table-cell>
          <table:table-cell table:style-name="ce215" table:formula="of:=IF(ISNUMBER([.T22]); IF([.T22]&gt;=0; &quot;Win&quot;; &quot;Loss&quot;); &quot;&quot;)">
            <text:p/>
          </table:table-cell>
          <table:table-cell table:style-name="ce220" table:formula="of:=IF(ISNUMBER([.T22]); ROUND(([.R22]-[.J22])*60*24); &quot;&quot;)">
            <text:p/>
          </table:table-cell>
          <table:table-cell table:style-name="ce250"/>
          <table:table-cell table:number-columns-repeated="2"/>
          <table:table-cell table:style-name="ce239"/>
          <table:table-cell table:style-name="ce243" table:formula="of:=IFERROR(IF(ISBLANK([.Z22]); &quot;&quot;; IF([.$G22]=&quot;Long&quot;; ([.Z22]-[.$L22])*[.$K22]/[.$N22]; ([.$L22]-[.Z22])*[.$K22]/[.$N22])-[.$S22]); &quot;&quot;)">
            <text:p/>
          </table:table-cell>
          <table:table-cell/>
          <table:table-cell table:style-name="ce243" table:formula="of:=IFERROR(IF(ISBLANK([.AB22]); &quot;&quot;; IF([.$G22]=&quot;Long&quot;; ([.AB22]-[.$L22])*[.$K22]/[.$N22]; ([.$L22]-[.AB22])*[.$K22]/[.$N22])-[.$S22]); &quot;&quot;)">
            <text:p/>
          </table:table-cell>
          <table:table-cell/>
          <table:table-cell table:style-name="ce243" table:formula="of:=IFERROR(IF(ISBLANK([.AD22]); &quot;&quot;; IF([.$G22]=&quot;Long&quot;; ([.AD22]-[.$L22])*[.$K22]/[.$N22]; ([.$L22]-[.AD22])*[.$K22]/[.$N22])-[.$S22]); &quot;&quot;)">
            <text:p/>
          </table:table-cell>
          <table:table-cell table:number-columns-repeated="2"/>
          <table:table-cell table:formula="of:=IF(ISBLANK([.B22]); &quot;&quot;; DAY([.B22]))">
            <text:p/>
          </table:table-cell>
          <table:table-cell table:formula="of:=IF(ISBLANK([.B22]); &quot;&quot;; WEEKDAY([.B22]))">
            <text:p/>
          </table:table-cell>
          <table:table-cell table:formula="of:=IF(ISBLANK([.B22]); &quot;&quot;; WEEKNUM([.B22]))">
            <text:p/>
          </table:table-cell>
          <table:table-cell table:formula="of:=IF(ISBLANK([.B22]); &quot;&quot;; MONTH([.B22]))">
            <text:p/>
          </table:table-cell>
          <table:table-cell table:formula="of:=IF(ISBLANK([.L22]); &quot;&quot;; [.K22]*[.L22])">
            <text:p/>
          </table:table-cell>
          <table:table-cell table:formula="of:=IF(ISNUMBER([.AL22]); [.AL22]*0.0035; &quot;&quot;)">
            <text:p/>
          </table:table-cell>
          <table:table-cell table:formula="of:=IF(ISBLANK([.Q22]); &quot;&quot;; [.P22]*[.Q22])">
            <text:p/>
          </table:table-cell>
          <table:table-cell table:formula="of:=IF(ISNUMBER([.AN22]); [.AN22]*0.0035; &quot;&quot;)">
            <text:p/>
          </table:table-cell>
          <table:table-cell table:formula="of:=IF(ISBLANK([.Q22]); &quot;&quot;; SUM([.$S$3:.S22]))">
            <text:p/>
          </table:table-cell>
          <table:table-cell table:formula="of:=IF(ISBLANK([.R22]); &quot;&quot;; SUM([.$T$3:.T22]))">
            <text:p/>
          </table:table-cell>
          <table:table-cell table:formula="of:=IF(OR(ISBLANK([.J22]); ISBLANK([.R22])); &quot;&quot;;ROUND(([.R22]-[.J22])*60*24))">
            <text:p/>
          </table:table-cell>
          <table:table-cell table:number-columns-repeated="20"/>
        </table:table-row>
        <table:table-row table:style-name="ro2">
          <table:table-cell office:value-type="float" office:value="21" calcext:value-type="float">
            <text:p>21</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3]=&quot;Long&quot; ; [.L23]-[Overview.$C$4]/[.K23]  ;  IF([.G23]=&quot;Short&quot;; [.L23]+[Overview.$C$4]/[.K23]; &quot;&quot;) ); &quot;&quot;)">
            <text:p/>
          </table:table-cell>
          <table:table-cell table:formula="of:=IFERROR(ABS([.M23]-[.L23])*[.K23]; &quot;&quot;)">
            <text:p/>
          </table:table-cell>
          <table:table-cell table:style-name="ce312" table:formula="of:=IFERROR(  IF([.G23]=&quot;Long&quot;;  [.L23]+[Overview.$C$4]/[.K23]  *  [Overview.$C$6]  ;  IF([.G23]=&quot;Short&quot;   ;  [.L23]-[Overview.$C$4]/[.K23]  * [Overview.$C$6]  ; &quot;&quot;  )  )   ; &quot;&quot;)">
            <text:p/>
          </table:table-cell>
          <table:table-cell table:number-columns-repeated="3"/>
          <table:table-cell table:style-name="ce182" table:formula="of:=IFERROR([.T23]/[.N23]; &quot;&quot;)">
            <text:p/>
          </table:table-cell>
          <table:table-cell table:style-name="ce203" table:formula="of:=IFERROR(   IF( AND( [.G23]=&quot;Long&quot;;   [.P23]=[.K23])  ;  [.K23]*([.Q23]-[.L23])  ;    IF(  AND(  [.G23]=&quot;Short&quot;  ;   [.P23]=[.K23]   )   ;   [.K23]*([.L23]-[.Q23])   ;  &quot;&quot;)) ; &quot;&quot;)">
            <text:p/>
          </table:table-cell>
          <table:table-cell table:style-name="ce215" table:formula="of:=IF(ISNUMBER([.T23]); IF([.T23]&gt;=0; &quot;Win&quot;; &quot;Loss&quot;); &quot;&quot;)">
            <text:p/>
          </table:table-cell>
          <table:table-cell table:style-name="ce220" table:formula="of:=IF(ISNUMBER([.T23]); ROUND(([.R23]-[.J23])*60*24); &quot;&quot;)">
            <text:p/>
          </table:table-cell>
          <table:table-cell table:style-name="ce250"/>
          <table:table-cell table:number-columns-repeated="2"/>
          <table:table-cell table:style-name="ce239"/>
          <table:table-cell table:style-name="ce243" table:formula="of:=IFERROR(IF(ISBLANK([.Z23]); &quot;&quot;; IF([.$G23]=&quot;Long&quot;; ([.Z23]-[.$L23])*[.$K23]/[.$N23]; ([.$L23]-[.Z23])*[.$K23]/[.$N23])-[.$S23]); &quot;&quot;)">
            <text:p/>
          </table:table-cell>
          <table:table-cell/>
          <table:table-cell table:style-name="ce243" table:formula="of:=IFERROR(IF(ISBLANK([.AB23]); &quot;&quot;; IF([.$G23]=&quot;Long&quot;; ([.AB23]-[.$L23])*[.$K23]/[.$N23]; ([.$L23]-[.AB23])*[.$K23]/[.$N23])-[.$S23]); &quot;&quot;)">
            <text:p/>
          </table:table-cell>
          <table:table-cell/>
          <table:table-cell table:style-name="ce243" table:formula="of:=IFERROR(IF(ISBLANK([.AD23]); &quot;&quot;; IF([.$G23]=&quot;Long&quot;; ([.AD23]-[.$L23])*[.$K23]/[.$N23]; ([.$L23]-[.AD23])*[.$K23]/[.$N23])-[.$S23]); &quot;&quot;)">
            <text:p/>
          </table:table-cell>
          <table:table-cell table:number-columns-repeated="2"/>
          <table:table-cell table:formula="of:=IF(ISBLANK([.B23]); &quot;&quot;; DAY([.B23]))">
            <text:p/>
          </table:table-cell>
          <table:table-cell table:formula="of:=IF(ISBLANK([.B23]); &quot;&quot;; WEEKDAY([.B23]))">
            <text:p/>
          </table:table-cell>
          <table:table-cell table:formula="of:=IF(ISBLANK([.B23]); &quot;&quot;; WEEKNUM([.B23]))">
            <text:p/>
          </table:table-cell>
          <table:table-cell table:formula="of:=IF(ISBLANK([.B23]); &quot;&quot;; MONTH([.B23]))">
            <text:p/>
          </table:table-cell>
          <table:table-cell table:formula="of:=IF(ISBLANK([.L23]); &quot;&quot;; [.K23]*[.L23])">
            <text:p/>
          </table:table-cell>
          <table:table-cell table:formula="of:=IF(ISNUMBER([.AL23]); [.AL23]*0.0035; &quot;&quot;)">
            <text:p/>
          </table:table-cell>
          <table:table-cell table:formula="of:=IF(ISBLANK([.Q23]); &quot;&quot;; [.P23]*[.Q23])">
            <text:p/>
          </table:table-cell>
          <table:table-cell table:formula="of:=IF(ISNUMBER([.AN23]); [.AN23]*0.0035; &quot;&quot;)">
            <text:p/>
          </table:table-cell>
          <table:table-cell table:formula="of:=IF(ISBLANK([.Q23]); &quot;&quot;; SUM([.$S$3:.S23]))">
            <text:p/>
          </table:table-cell>
          <table:table-cell table:formula="of:=IF(ISBLANK([.R23]); &quot;&quot;; SUM([.$T$3:.T23]))">
            <text:p/>
          </table:table-cell>
          <table:table-cell table:formula="of:=IF(OR(ISBLANK([.J23]); ISBLANK([.R23])); &quot;&quot;;ROUND(([.R23]-[.J23])*60*24))">
            <text:p/>
          </table:table-cell>
          <table:table-cell table:number-columns-repeated="20"/>
        </table:table-row>
        <table:table-row table:style-name="ro2">
          <table:table-cell office:value-type="float" office:value="22" calcext:value-type="float">
            <text:p>2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4]=&quot;Long&quot; ; [.L24]-[Overview.$C$4]/[.K24]  ;  IF([.G24]=&quot;Short&quot;; [.L24]+[Overview.$C$4]/[.K24]; &quot;&quot;) ); &quot;&quot;)">
            <text:p/>
          </table:table-cell>
          <table:table-cell table:formula="of:=IFERROR(ABS([.M24]-[.L24])*[.K24]; &quot;&quot;)">
            <text:p/>
          </table:table-cell>
          <table:table-cell table:style-name="ce312" table:formula="of:=IFERROR(  IF([.G24]=&quot;Long&quot;;  [.L24]+[Overview.$C$4]/[.K24]  *  [Overview.$C$6]  ;  IF([.G24]=&quot;Short&quot;   ;  [.L24]-[Overview.$C$4]/[.K24]  * [Overview.$C$6]  ; &quot;&quot;  )  )   ; &quot;&quot;)">
            <text:p/>
          </table:table-cell>
          <table:table-cell table:number-columns-repeated="3"/>
          <table:table-cell table:style-name="ce182" table:formula="of:=IFERROR([.T24]/[.N24]; &quot;&quot;)">
            <text:p/>
          </table:table-cell>
          <table:table-cell table:style-name="ce203" table:formula="of:=IFERROR(   IF( AND( [.G24]=&quot;Long&quot;;   [.P24]=[.K24])  ;  [.K24]*([.Q24]-[.L24])  ;    IF(  AND(  [.G24]=&quot;Short&quot;  ;   [.P24]=[.K24]   )   ;   [.K24]*([.L24]-[.Q24])   ;  &quot;&quot;)) ; &quot;&quot;)">
            <text:p/>
          </table:table-cell>
          <table:table-cell table:style-name="ce215" table:formula="of:=IF(ISNUMBER([.T24]); IF([.T24]&gt;=0; &quot;Win&quot;; &quot;Loss&quot;); &quot;&quot;)">
            <text:p/>
          </table:table-cell>
          <table:table-cell table:style-name="ce220" table:formula="of:=IF(ISNUMBER([.T24]); ROUND(([.R24]-[.J24])*60*24); &quot;&quot;)">
            <text:p/>
          </table:table-cell>
          <table:table-cell table:style-name="ce250"/>
          <table:table-cell table:number-columns-repeated="2"/>
          <table:table-cell table:style-name="ce239"/>
          <table:table-cell table:style-name="ce243" table:formula="of:=IFERROR(IF(ISBLANK([.Z24]); &quot;&quot;; IF([.$G24]=&quot;Long&quot;; ([.Z24]-[.$L24])*[.$K24]/[.$N24]; ([.$L24]-[.Z24])*[.$K24]/[.$N24])-[.$S24]); &quot;&quot;)">
            <text:p/>
          </table:table-cell>
          <table:table-cell/>
          <table:table-cell table:style-name="ce243" table:formula="of:=IFERROR(IF(ISBLANK([.AB24]); &quot;&quot;; IF([.$G24]=&quot;Long&quot;; ([.AB24]-[.$L24])*[.$K24]/[.$N24]; ([.$L24]-[.AB24])*[.$K24]/[.$N24])-[.$S24]); &quot;&quot;)">
            <text:p/>
          </table:table-cell>
          <table:table-cell/>
          <table:table-cell table:style-name="ce243" table:formula="of:=IFERROR(IF(ISBLANK([.AD24]); &quot;&quot;; IF([.$G24]=&quot;Long&quot;; ([.AD24]-[.$L24])*[.$K24]/[.$N24]; ([.$L24]-[.AD24])*[.$K24]/[.$N24])-[.$S24]); &quot;&quot;)">
            <text:p/>
          </table:table-cell>
          <table:table-cell table:number-columns-repeated="2"/>
          <table:table-cell table:formula="of:=IF(ISBLANK([.B24]); &quot;&quot;; DAY([.B24]))">
            <text:p/>
          </table:table-cell>
          <table:table-cell table:formula="of:=IF(ISBLANK([.B24]); &quot;&quot;; WEEKDAY([.B24]))">
            <text:p/>
          </table:table-cell>
          <table:table-cell table:formula="of:=IF(ISBLANK([.B24]); &quot;&quot;; WEEKNUM([.B24]))">
            <text:p/>
          </table:table-cell>
          <table:table-cell table:formula="of:=IF(ISBLANK([.B24]); &quot;&quot;; MONTH([.B24]))">
            <text:p/>
          </table:table-cell>
          <table:table-cell table:formula="of:=IF(ISBLANK([.L24]); &quot;&quot;; [.K24]*[.L24])">
            <text:p/>
          </table:table-cell>
          <table:table-cell table:formula="of:=IF(ISNUMBER([.AL24]); [.AL24]*0.0035; &quot;&quot;)">
            <text:p/>
          </table:table-cell>
          <table:table-cell table:formula="of:=IF(ISBLANK([.Q24]); &quot;&quot;; [.P24]*[.Q24])">
            <text:p/>
          </table:table-cell>
          <table:table-cell table:formula="of:=IF(ISNUMBER([.AN24]); [.AN24]*0.0035; &quot;&quot;)">
            <text:p/>
          </table:table-cell>
          <table:table-cell table:formula="of:=IF(ISBLANK([.Q24]); &quot;&quot;; SUM([.$S$3:.S24]))">
            <text:p/>
          </table:table-cell>
          <table:table-cell table:formula="of:=IF(ISBLANK([.R24]); &quot;&quot;; SUM([.$T$3:.T24]))">
            <text:p/>
          </table:table-cell>
          <table:table-cell table:formula="of:=IF(OR(ISBLANK([.J24]); ISBLANK([.R24])); &quot;&quot;;ROUND(([.R24]-[.J24])*60*24))">
            <text:p/>
          </table:table-cell>
          <table:table-cell table:number-columns-repeated="20"/>
        </table:table-row>
        <table:table-row table:style-name="ro2">
          <table:table-cell office:value-type="float" office:value="23" calcext:value-type="float">
            <text:p>2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5]=&quot;Long&quot; ; [.L25]-[Overview.$C$4]/[.K25]  ;  IF([.G25]=&quot;Short&quot;; [.L25]+[Overview.$C$4]/[.K25]; &quot;&quot;) ); &quot;&quot;)">
            <text:p/>
          </table:table-cell>
          <table:table-cell table:formula="of:=IFERROR(ABS([.M25]-[.L25])*[.K25]; &quot;&quot;)">
            <text:p/>
          </table:table-cell>
          <table:table-cell table:style-name="ce312" table:formula="of:=IFERROR(  IF([.G25]=&quot;Long&quot;;  [.L25]+[Overview.$C$4]/[.K25]  *  [Overview.$C$6]  ;  IF([.G25]=&quot;Short&quot;   ;  [.L25]-[Overview.$C$4]/[.K25]  * [Overview.$C$6]  ; &quot;&quot;  )  )   ; &quot;&quot;)">
            <text:p/>
          </table:table-cell>
          <table:table-cell table:number-columns-repeated="3"/>
          <table:table-cell table:style-name="ce182" table:formula="of:=IFERROR([.T25]/[.N25]; &quot;&quot;)">
            <text:p/>
          </table:table-cell>
          <table:table-cell table:style-name="ce203" table:formula="of:=IFERROR(   IF( AND( [.G25]=&quot;Long&quot;;   [.P25]=[.K25])  ;  [.K25]*([.Q25]-[.L25])  ;    IF(  AND(  [.G25]=&quot;Short&quot;  ;   [.P25]=[.K25]   )   ;   [.K25]*([.L25]-[.Q25])   ;  &quot;&quot;)) ; &quot;&quot;)">
            <text:p/>
          </table:table-cell>
          <table:table-cell table:style-name="ce215" table:formula="of:=IF(ISNUMBER([.T25]); IF([.T25]&gt;=0; &quot;Win&quot;; &quot;Loss&quot;); &quot;&quot;)">
            <text:p/>
          </table:table-cell>
          <table:table-cell table:style-name="ce220" table:formula="of:=IF(ISNUMBER([.T25]); ROUND(([.R25]-[.J25])*60*24); &quot;&quot;)">
            <text:p/>
          </table:table-cell>
          <table:table-cell table:style-name="ce250"/>
          <table:table-cell table:number-columns-repeated="2"/>
          <table:table-cell table:style-name="ce239"/>
          <table:table-cell table:style-name="ce243" table:formula="of:=IFERROR(IF(ISBLANK([.Z25]); &quot;&quot;; IF([.$G25]=&quot;Long&quot;; ([.Z25]-[.$L25])*[.$K25]/[.$N25]; ([.$L25]-[.Z25])*[.$K25]/[.$N25])-[.$S25]); &quot;&quot;)">
            <text:p/>
          </table:table-cell>
          <table:table-cell/>
          <table:table-cell table:style-name="ce243" table:formula="of:=IFERROR(IF(ISBLANK([.AB25]); &quot;&quot;; IF([.$G25]=&quot;Long&quot;; ([.AB25]-[.$L25])*[.$K25]/[.$N25]; ([.$L25]-[.AB25])*[.$K25]/[.$N25])-[.$S25]); &quot;&quot;)">
            <text:p/>
          </table:table-cell>
          <table:table-cell/>
          <table:table-cell table:style-name="ce243" table:formula="of:=IFERROR(IF(ISBLANK([.AD25]); &quot;&quot;; IF([.$G25]=&quot;Long&quot;; ([.AD25]-[.$L25])*[.$K25]/[.$N25]; ([.$L25]-[.AD25])*[.$K25]/[.$N25])-[.$S25]); &quot;&quot;)">
            <text:p/>
          </table:table-cell>
          <table:table-cell table:number-columns-repeated="2"/>
          <table:table-cell table:formula="of:=IF(ISBLANK([.B25]); &quot;&quot;; DAY([.B25]))">
            <text:p/>
          </table:table-cell>
          <table:table-cell table:formula="of:=IF(ISBLANK([.B25]); &quot;&quot;; WEEKDAY([.B25]))">
            <text:p/>
          </table:table-cell>
          <table:table-cell table:formula="of:=IF(ISBLANK([.B25]); &quot;&quot;; WEEKNUM([.B25]))">
            <text:p/>
          </table:table-cell>
          <table:table-cell table:formula="of:=IF(ISBLANK([.B25]); &quot;&quot;; MONTH([.B25]))">
            <text:p/>
          </table:table-cell>
          <table:table-cell table:formula="of:=IF(ISBLANK([.L25]); &quot;&quot;; [.K25]*[.L25])">
            <text:p/>
          </table:table-cell>
          <table:table-cell table:formula="of:=IF(ISNUMBER([.AL25]); [.AL25]*0.0035; &quot;&quot;)">
            <text:p/>
          </table:table-cell>
          <table:table-cell table:formula="of:=IF(ISBLANK([.Q25]); &quot;&quot;; [.P25]*[.Q25])">
            <text:p/>
          </table:table-cell>
          <table:table-cell table:formula="of:=IF(ISNUMBER([.AN25]); [.AN25]*0.0035; &quot;&quot;)">
            <text:p/>
          </table:table-cell>
          <table:table-cell table:formula="of:=IF(ISBLANK([.Q25]); &quot;&quot;; SUM([.$S$3:.S25]))">
            <text:p/>
          </table:table-cell>
          <table:table-cell table:formula="of:=IF(ISBLANK([.R25]); &quot;&quot;; SUM([.$T$3:.T25]))">
            <text:p/>
          </table:table-cell>
          <table:table-cell table:formula="of:=IF(OR(ISBLANK([.J25]); ISBLANK([.R25])); &quot;&quot;;ROUND(([.R25]-[.J25])*60*24))">
            <text:p/>
          </table:table-cell>
          <table:table-cell table:number-columns-repeated="20"/>
        </table:table-row>
        <table:table-row table:style-name="ro2">
          <table:table-cell office:value-type="float" office:value="24" calcext:value-type="float">
            <text:p>2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6]=&quot;Long&quot; ; [.L26]-[Overview.$C$4]/[.K26]  ;  IF([.G26]=&quot;Short&quot;; [.L26]+[Overview.$C$4]/[.K26]; &quot;&quot;) ); &quot;&quot;)">
            <text:p/>
          </table:table-cell>
          <table:table-cell table:formula="of:=IFERROR(ABS([.M26]-[.L26])*[.K26]; &quot;&quot;)">
            <text:p/>
          </table:table-cell>
          <table:table-cell table:style-name="ce312" table:formula="of:=IFERROR(  IF([.G26]=&quot;Long&quot;;  [.L26]+[Overview.$C$4]/[.K26]  *  [Overview.$C$6]  ;  IF([.G26]=&quot;Short&quot;   ;  [.L26]-[Overview.$C$4]/[.K26]  * [Overview.$C$6]  ; &quot;&quot;  )  )   ; &quot;&quot;)">
            <text:p/>
          </table:table-cell>
          <table:table-cell table:number-columns-repeated="3"/>
          <table:table-cell table:style-name="ce182" table:formula="of:=IFERROR([.T26]/[.N26]; &quot;&quot;)">
            <text:p/>
          </table:table-cell>
          <table:table-cell table:style-name="ce203" table:formula="of:=IFERROR(   IF( AND( [.G26]=&quot;Long&quot;;   [.P26]=[.K26])  ;  [.K26]*([.Q26]-[.L26])  ;    IF(  AND(  [.G26]=&quot;Short&quot;  ;   [.P26]=[.K26]   )   ;   [.K26]*([.L26]-[.Q26])   ;  &quot;&quot;)) ; &quot;&quot;)">
            <text:p/>
          </table:table-cell>
          <table:table-cell table:style-name="ce215" table:formula="of:=IF(ISNUMBER([.T26]); IF([.T26]&gt;=0; &quot;Win&quot;; &quot;Loss&quot;); &quot;&quot;)">
            <text:p/>
          </table:table-cell>
          <table:table-cell table:style-name="ce220" table:formula="of:=IF(ISNUMBER([.T26]); ROUND(([.R26]-[.J26])*60*24); &quot;&quot;)">
            <text:p/>
          </table:table-cell>
          <table:table-cell table:style-name="ce250"/>
          <table:table-cell table:number-columns-repeated="2"/>
          <table:table-cell table:style-name="ce239"/>
          <table:table-cell table:style-name="ce243" table:formula="of:=IFERROR(IF(ISBLANK([.Z26]); &quot;&quot;; IF([.$G26]=&quot;Long&quot;; ([.Z26]-[.$L26])*[.$K26]/[.$N26]; ([.$L26]-[.Z26])*[.$K26]/[.$N26])-[.$S26]); &quot;&quot;)">
            <text:p/>
          </table:table-cell>
          <table:table-cell/>
          <table:table-cell table:style-name="ce243" table:formula="of:=IFERROR(IF(ISBLANK([.AB26]); &quot;&quot;; IF([.$G26]=&quot;Long&quot;; ([.AB26]-[.$L26])*[.$K26]/[.$N26]; ([.$L26]-[.AB26])*[.$K26]/[.$N26])-[.$S26]); &quot;&quot;)">
            <text:p/>
          </table:table-cell>
          <table:table-cell/>
          <table:table-cell table:style-name="ce243" table:formula="of:=IFERROR(IF(ISBLANK([.AD26]); &quot;&quot;; IF([.$G26]=&quot;Long&quot;; ([.AD26]-[.$L26])*[.$K26]/[.$N26]; ([.$L26]-[.AD26])*[.$K26]/[.$N26])-[.$S26]); &quot;&quot;)">
            <text:p/>
          </table:table-cell>
          <table:table-cell table:number-columns-repeated="2"/>
          <table:table-cell table:formula="of:=IF(ISBLANK([.B26]); &quot;&quot;; DAY([.B26]))">
            <text:p/>
          </table:table-cell>
          <table:table-cell table:formula="of:=IF(ISBLANK([.B26]); &quot;&quot;; WEEKDAY([.B26]))">
            <text:p/>
          </table:table-cell>
          <table:table-cell table:formula="of:=IF(ISBLANK([.B26]); &quot;&quot;; WEEKNUM([.B26]))">
            <text:p/>
          </table:table-cell>
          <table:table-cell table:formula="of:=IF(ISBLANK([.B26]); &quot;&quot;; MONTH([.B26]))">
            <text:p/>
          </table:table-cell>
          <table:table-cell table:formula="of:=IF(ISBLANK([.L26]); &quot;&quot;; [.K26]*[.L26])">
            <text:p/>
          </table:table-cell>
          <table:table-cell table:formula="of:=IF(ISNUMBER([.AL26]); [.AL26]*0.0035; &quot;&quot;)">
            <text:p/>
          </table:table-cell>
          <table:table-cell table:formula="of:=IF(ISBLANK([.Q26]); &quot;&quot;; [.P26]*[.Q26])">
            <text:p/>
          </table:table-cell>
          <table:table-cell table:formula="of:=IF(ISNUMBER([.AN26]); [.AN26]*0.0035; &quot;&quot;)">
            <text:p/>
          </table:table-cell>
          <table:table-cell table:formula="of:=IF(ISBLANK([.Q26]); &quot;&quot;; SUM([.$S$3:.S26]))">
            <text:p/>
          </table:table-cell>
          <table:table-cell table:formula="of:=IF(ISBLANK([.R26]); &quot;&quot;; SUM([.$T$3:.T26]))">
            <text:p/>
          </table:table-cell>
          <table:table-cell table:formula="of:=IF(OR(ISBLANK([.J26]); ISBLANK([.R26])); &quot;&quot;;ROUND(([.R26]-[.J26])*60*24))">
            <text:p/>
          </table:table-cell>
          <table:table-cell table:number-columns-repeated="20"/>
        </table:table-row>
        <table:table-row table:style-name="ro2">
          <table:table-cell office:value-type="float" office:value="25" calcext:value-type="float">
            <text:p>2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7]=&quot;Long&quot; ; [.L27]-[Overview.$C$4]/[.K27]  ;  IF([.G27]=&quot;Short&quot;; [.L27]+[Overview.$C$4]/[.K27]; &quot;&quot;) ); &quot;&quot;)">
            <text:p/>
          </table:table-cell>
          <table:table-cell table:formula="of:=IFERROR(ABS([.M27]-[.L27])*[.K27]; &quot;&quot;)">
            <text:p/>
          </table:table-cell>
          <table:table-cell table:style-name="ce312" table:formula="of:=IFERROR(  IF([.G27]=&quot;Long&quot;;  [.L27]+[Overview.$C$4]/[.K27]  *  [Overview.$C$6]  ;  IF([.G27]=&quot;Short&quot;   ;  [.L27]-[Overview.$C$4]/[.K27]  * [Overview.$C$6]  ; &quot;&quot;  )  )   ; &quot;&quot;)">
            <text:p/>
          </table:table-cell>
          <table:table-cell table:number-columns-repeated="3"/>
          <table:table-cell table:style-name="ce182" table:formula="of:=IFERROR([.T27]/[.N27]; &quot;&quot;)">
            <text:p/>
          </table:table-cell>
          <table:table-cell table:style-name="ce203" table:formula="of:=IFERROR(   IF( AND( [.G27]=&quot;Long&quot;;   [.P27]=[.K27])  ;  [.K27]*([.Q27]-[.L27])  ;    IF(  AND(  [.G27]=&quot;Short&quot;  ;   [.P27]=[.K27]   )   ;   [.K27]*([.L27]-[.Q27])   ;  &quot;&quot;)) ; &quot;&quot;)">
            <text:p/>
          </table:table-cell>
          <table:table-cell table:style-name="ce215" table:formula="of:=IF(ISNUMBER([.T27]); IF([.T27]&gt;=0; &quot;Win&quot;; &quot;Loss&quot;); &quot;&quot;)">
            <text:p/>
          </table:table-cell>
          <table:table-cell table:style-name="ce220" table:formula="of:=IF(ISNUMBER([.T27]); ROUND(([.R27]-[.J27])*60*24); &quot;&quot;)">
            <text:p/>
          </table:table-cell>
          <table:table-cell table:style-name="ce250"/>
          <table:table-cell table:number-columns-repeated="2"/>
          <table:table-cell table:style-name="ce239"/>
          <table:table-cell table:style-name="ce243" table:formula="of:=IFERROR(IF(ISBLANK([.Z27]); &quot;&quot;; IF([.$G27]=&quot;Long&quot;; ([.Z27]-[.$L27])*[.$K27]/[.$N27]; ([.$L27]-[.Z27])*[.$K27]/[.$N27])-[.$S27]); &quot;&quot;)">
            <text:p/>
          </table:table-cell>
          <table:table-cell/>
          <table:table-cell table:style-name="ce243" table:formula="of:=IFERROR(IF(ISBLANK([.AB27]); &quot;&quot;; IF([.$G27]=&quot;Long&quot;; ([.AB27]-[.$L27])*[.$K27]/[.$N27]; ([.$L27]-[.AB27])*[.$K27]/[.$N27])-[.$S27]); &quot;&quot;)">
            <text:p/>
          </table:table-cell>
          <table:table-cell/>
          <table:table-cell table:style-name="ce243" table:formula="of:=IFERROR(IF(ISBLANK([.AD27]); &quot;&quot;; IF([.$G27]=&quot;Long&quot;; ([.AD27]-[.$L27])*[.$K27]/[.$N27]; ([.$L27]-[.AD27])*[.$K27]/[.$N27])-[.$S27]); &quot;&quot;)">
            <text:p/>
          </table:table-cell>
          <table:table-cell table:number-columns-repeated="2"/>
          <table:table-cell table:formula="of:=IF(ISBLANK([.B27]); &quot;&quot;; DAY([.B27]))">
            <text:p/>
          </table:table-cell>
          <table:table-cell table:formula="of:=IF(ISBLANK([.B27]); &quot;&quot;; WEEKDAY([.B27]))">
            <text:p/>
          </table:table-cell>
          <table:table-cell table:formula="of:=IF(ISBLANK([.B27]); &quot;&quot;; WEEKNUM([.B27]))">
            <text:p/>
          </table:table-cell>
          <table:table-cell table:formula="of:=IF(ISBLANK([.B27]); &quot;&quot;; MONTH([.B27]))">
            <text:p/>
          </table:table-cell>
          <table:table-cell table:formula="of:=IF(ISBLANK([.L27]); &quot;&quot;; [.K27]*[.L27])">
            <text:p/>
          </table:table-cell>
          <table:table-cell table:formula="of:=IF(ISNUMBER([.AL27]); [.AL27]*0.0035; &quot;&quot;)">
            <text:p/>
          </table:table-cell>
          <table:table-cell table:formula="of:=IF(ISBLANK([.Q27]); &quot;&quot;; [.P27]*[.Q27])">
            <text:p/>
          </table:table-cell>
          <table:table-cell table:formula="of:=IF(ISNUMBER([.AN27]); [.AN27]*0.0035; &quot;&quot;)">
            <text:p/>
          </table:table-cell>
          <table:table-cell table:formula="of:=IF(ISBLANK([.Q27]); &quot;&quot;; SUM([.$S$3:.S27]))">
            <text:p/>
          </table:table-cell>
          <table:table-cell table:formula="of:=IF(ISBLANK([.R27]); &quot;&quot;; SUM([.$T$3:.T27]))">
            <text:p/>
          </table:table-cell>
          <table:table-cell table:formula="of:=IF(OR(ISBLANK([.J27]); ISBLANK([.R27])); &quot;&quot;;ROUND(([.R27]-[.J27])*60*24))">
            <text:p/>
          </table:table-cell>
          <table:table-cell table:number-columns-repeated="20"/>
        </table:table-row>
        <table:table-row table:style-name="ro2">
          <table:table-cell office:value-type="float" office:value="26" calcext:value-type="float">
            <text:p>2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8]=&quot;Long&quot; ; [.L28]-[Overview.$C$4]/[.K28]  ;  IF([.G28]=&quot;Short&quot;; [.L28]+[Overview.$C$4]/[.K28]; &quot;&quot;) ); &quot;&quot;)">
            <text:p/>
          </table:table-cell>
          <table:table-cell table:formula="of:=IFERROR(ABS([.M28]-[.L28])*[.K28]; &quot;&quot;)">
            <text:p/>
          </table:table-cell>
          <table:table-cell table:style-name="ce312" table:formula="of:=IFERROR(  IF([.G28]=&quot;Long&quot;;  [.L28]+[Overview.$C$4]/[.K28]  *  [Overview.$C$6]  ;  IF([.G28]=&quot;Short&quot;   ;  [.L28]-[Overview.$C$4]/[.K28]  * [Overview.$C$6]  ; &quot;&quot;  )  )   ; &quot;&quot;)">
            <text:p/>
          </table:table-cell>
          <table:table-cell table:number-columns-repeated="3"/>
          <table:table-cell table:style-name="ce182" table:formula="of:=IFERROR([.T28]/[.N28]; &quot;&quot;)">
            <text:p/>
          </table:table-cell>
          <table:table-cell table:style-name="ce203" table:formula="of:=IFERROR(   IF( AND( [.G28]=&quot;Long&quot;;   [.P28]=[.K28])  ;  [.K28]*([.Q28]-[.L28])  ;    IF(  AND(  [.G28]=&quot;Short&quot;  ;   [.P28]=[.K28]   )   ;   [.K28]*([.L28]-[.Q28])   ;  &quot;&quot;)) ; &quot;&quot;)">
            <text:p/>
          </table:table-cell>
          <table:table-cell table:style-name="ce215" table:formula="of:=IF(ISNUMBER([.T28]); IF([.T28]&gt;=0; &quot;Win&quot;; &quot;Loss&quot;); &quot;&quot;)">
            <text:p/>
          </table:table-cell>
          <table:table-cell table:style-name="ce220" table:formula="of:=IF(ISNUMBER([.T28]); ROUND(([.R28]-[.J28])*60*24); &quot;&quot;)">
            <text:p/>
          </table:table-cell>
          <table:table-cell table:style-name="ce250"/>
          <table:table-cell table:number-columns-repeated="2"/>
          <table:table-cell table:style-name="ce239"/>
          <table:table-cell table:style-name="ce243" table:formula="of:=IFERROR(IF(ISBLANK([.Z28]); &quot;&quot;; IF([.$G28]=&quot;Long&quot;; ([.Z28]-[.$L28])*[.$K28]/[.$N28]; ([.$L28]-[.Z28])*[.$K28]/[.$N28])-[.$S28]); &quot;&quot;)">
            <text:p/>
          </table:table-cell>
          <table:table-cell/>
          <table:table-cell table:style-name="ce243" table:formula="of:=IFERROR(IF(ISBLANK([.AB28]); &quot;&quot;; IF([.$G28]=&quot;Long&quot;; ([.AB28]-[.$L28])*[.$K28]/[.$N28]; ([.$L28]-[.AB28])*[.$K28]/[.$N28])-[.$S28]); &quot;&quot;)">
            <text:p/>
          </table:table-cell>
          <table:table-cell/>
          <table:table-cell table:style-name="ce243" table:formula="of:=IFERROR(IF(ISBLANK([.AD28]); &quot;&quot;; IF([.$G28]=&quot;Long&quot;; ([.AD28]-[.$L28])*[.$K28]/[.$N28]; ([.$L28]-[.AD28])*[.$K28]/[.$N28])-[.$S28]); &quot;&quot;)">
            <text:p/>
          </table:table-cell>
          <table:table-cell table:number-columns-repeated="2"/>
          <table:table-cell table:formula="of:=IF(ISBLANK([.B28]); &quot;&quot;; DAY([.B28]))">
            <text:p/>
          </table:table-cell>
          <table:table-cell table:formula="of:=IF(ISBLANK([.B28]); &quot;&quot;; WEEKDAY([.B28]))">
            <text:p/>
          </table:table-cell>
          <table:table-cell table:formula="of:=IF(ISBLANK([.B28]); &quot;&quot;; WEEKNUM([.B28]))">
            <text:p/>
          </table:table-cell>
          <table:table-cell table:formula="of:=IF(ISBLANK([.B28]); &quot;&quot;; MONTH([.B28]))">
            <text:p/>
          </table:table-cell>
          <table:table-cell table:formula="of:=IF(ISBLANK([.L28]); &quot;&quot;; [.K28]*[.L28])">
            <text:p/>
          </table:table-cell>
          <table:table-cell table:formula="of:=IF(ISNUMBER([.AL28]); [.AL28]*0.0035; &quot;&quot;)">
            <text:p/>
          </table:table-cell>
          <table:table-cell table:formula="of:=IF(ISBLANK([.Q28]); &quot;&quot;; [.P28]*[.Q28])">
            <text:p/>
          </table:table-cell>
          <table:table-cell table:formula="of:=IF(ISNUMBER([.AN28]); [.AN28]*0.0035; &quot;&quot;)">
            <text:p/>
          </table:table-cell>
          <table:table-cell table:formula="of:=IF(ISBLANK([.Q28]); &quot;&quot;; SUM([.$S$3:.S28]))">
            <text:p/>
          </table:table-cell>
          <table:table-cell table:formula="of:=IF(ISBLANK([.R28]); &quot;&quot;; SUM([.$T$3:.T28]))">
            <text:p/>
          </table:table-cell>
          <table:table-cell table:formula="of:=IF(OR(ISBLANK([.J28]); ISBLANK([.R28])); &quot;&quot;;ROUND(([.R28]-[.J28])*60*24))">
            <text:p/>
          </table:table-cell>
          <table:table-cell table:number-columns-repeated="20"/>
        </table:table-row>
        <table:table-row table:style-name="ro2">
          <table:table-cell office:value-type="float" office:value="27" calcext:value-type="float">
            <text:p>2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9]=&quot;Long&quot; ; [.L29]-[Overview.$C$4]/[.K29]  ;  IF([.G29]=&quot;Short&quot;; [.L29]+[Overview.$C$4]/[.K29]; &quot;&quot;) ); &quot;&quot;)">
            <text:p/>
          </table:table-cell>
          <table:table-cell table:formula="of:=IFERROR(ABS([.M29]-[.L29])*[.K29]; &quot;&quot;)">
            <text:p/>
          </table:table-cell>
          <table:table-cell table:style-name="ce312" table:formula="of:=IFERROR(  IF([.G29]=&quot;Long&quot;;  [.L29]+[Overview.$C$4]/[.K29]  *  [Overview.$C$6]  ;  IF([.G29]=&quot;Short&quot;   ;  [.L29]-[Overview.$C$4]/[.K29]  * [Overview.$C$6]  ; &quot;&quot;  )  )   ; &quot;&quot;)">
            <text:p/>
          </table:table-cell>
          <table:table-cell table:number-columns-repeated="3"/>
          <table:table-cell table:style-name="ce182" table:formula="of:=IFERROR([.T29]/[.N29]; &quot;&quot;)">
            <text:p/>
          </table:table-cell>
          <table:table-cell table:style-name="ce203" table:formula="of:=IFERROR(   IF( AND( [.G29]=&quot;Long&quot;;   [.P29]=[.K29])  ;  [.K29]*([.Q29]-[.L29])  ;    IF(  AND(  [.G29]=&quot;Short&quot;  ;   [.P29]=[.K29]   )   ;   [.K29]*([.L29]-[.Q29])   ;  &quot;&quot;)) ; &quot;&quot;)">
            <text:p/>
          </table:table-cell>
          <table:table-cell table:style-name="ce215" table:formula="of:=IF(ISNUMBER([.T29]); IF([.T29]&gt;=0; &quot;Win&quot;; &quot;Loss&quot;); &quot;&quot;)">
            <text:p/>
          </table:table-cell>
          <table:table-cell table:style-name="ce220" table:formula="of:=IF(ISNUMBER([.T29]); ROUND(([.R29]-[.J29])*60*24); &quot;&quot;)">
            <text:p/>
          </table:table-cell>
          <table:table-cell table:style-name="ce250"/>
          <table:table-cell table:number-columns-repeated="2"/>
          <table:table-cell table:style-name="ce239"/>
          <table:table-cell table:style-name="ce243" table:formula="of:=IFERROR(IF(ISBLANK([.Z29]); &quot;&quot;; IF([.$G29]=&quot;Long&quot;; ([.Z29]-[.$L29])*[.$K29]/[.$N29]; ([.$L29]-[.Z29])*[.$K29]/[.$N29])-[.$S29]); &quot;&quot;)">
            <text:p/>
          </table:table-cell>
          <table:table-cell/>
          <table:table-cell table:style-name="ce243" table:formula="of:=IFERROR(IF(ISBLANK([.AB29]); &quot;&quot;; IF([.$G29]=&quot;Long&quot;; ([.AB29]-[.$L29])*[.$K29]/[.$N29]; ([.$L29]-[.AB29])*[.$K29]/[.$N29])-[.$S29]); &quot;&quot;)">
            <text:p/>
          </table:table-cell>
          <table:table-cell/>
          <table:table-cell table:style-name="ce243" table:formula="of:=IFERROR(IF(ISBLANK([.AD29]); &quot;&quot;; IF([.$G29]=&quot;Long&quot;; ([.AD29]-[.$L29])*[.$K29]/[.$N29]; ([.$L29]-[.AD29])*[.$K29]/[.$N29])-[.$S29]); &quot;&quot;)">
            <text:p/>
          </table:table-cell>
          <table:table-cell table:number-columns-repeated="2"/>
          <table:table-cell table:formula="of:=IF(ISBLANK([.B29]); &quot;&quot;; DAY([.B29]))">
            <text:p/>
          </table:table-cell>
          <table:table-cell table:formula="of:=IF(ISBLANK([.B29]); &quot;&quot;; WEEKDAY([.B29]))">
            <text:p/>
          </table:table-cell>
          <table:table-cell table:formula="of:=IF(ISBLANK([.B29]); &quot;&quot;; WEEKNUM([.B29]))">
            <text:p/>
          </table:table-cell>
          <table:table-cell table:formula="of:=IF(ISBLANK([.B29]); &quot;&quot;; MONTH([.B29]))">
            <text:p/>
          </table:table-cell>
          <table:table-cell table:formula="of:=IF(ISBLANK([.L29]); &quot;&quot;; [.K29]*[.L29])">
            <text:p/>
          </table:table-cell>
          <table:table-cell table:formula="of:=IF(ISNUMBER([.AL29]); [.AL29]*0.0035; &quot;&quot;)">
            <text:p/>
          </table:table-cell>
          <table:table-cell table:formula="of:=IF(ISBLANK([.Q29]); &quot;&quot;; [.P29]*[.Q29])">
            <text:p/>
          </table:table-cell>
          <table:table-cell table:formula="of:=IF(ISNUMBER([.AN29]); [.AN29]*0.0035; &quot;&quot;)">
            <text:p/>
          </table:table-cell>
          <table:table-cell table:formula="of:=IF(ISBLANK([.Q29]); &quot;&quot;; SUM([.$S$3:.S29]))">
            <text:p/>
          </table:table-cell>
          <table:table-cell table:formula="of:=IF(ISBLANK([.R29]); &quot;&quot;; SUM([.$T$3:.T29]))">
            <text:p/>
          </table:table-cell>
          <table:table-cell table:formula="of:=IF(OR(ISBLANK([.J29]); ISBLANK([.R29])); &quot;&quot;;ROUND(([.R29]-[.J29])*60*24))">
            <text:p/>
          </table:table-cell>
          <table:table-cell table:number-columns-repeated="20"/>
        </table:table-row>
        <table:table-row table:style-name="ro2">
          <table:table-cell office:value-type="float" office:value="28" calcext:value-type="float">
            <text:p>2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30]=&quot;Long&quot; ; [.L30]-[Overview.$C$4]/[.K30]  ;  IF([.G30]=&quot;Short&quot;; [.L30]+[Overview.$C$4]/[.K30]; &quot;&quot;) ); &quot;&quot;)">
            <text:p/>
          </table:table-cell>
          <table:table-cell table:formula="of:=IFERROR(ABS([.M30]-[.L30])*[.K30]; &quot;&quot;)">
            <text:p/>
          </table:table-cell>
          <table:table-cell table:style-name="ce312" table:formula="of:=IFERROR(  IF([.G30]=&quot;Long&quot;;  [.L30]+[Overview.$C$4]/[.K30]  *  [Overview.$C$6]  ;  IF([.G30]=&quot;Short&quot;   ;  [.L30]-[Overview.$C$4]/[.K30]  * [Overview.$C$6]  ; &quot;&quot;  )  )   ; &quot;&quot;)">
            <text:p/>
          </table:table-cell>
          <table:table-cell table:number-columns-repeated="3"/>
          <table:table-cell table:style-name="ce182" table:formula="of:=IFERROR([.T30]/[.N30]; &quot;&quot;)">
            <text:p/>
          </table:table-cell>
          <table:table-cell table:style-name="ce203" table:formula="of:=IFERROR(   IF( AND( [.G30]=&quot;Long&quot;;   [.P30]=[.K30])  ;  [.K30]*([.Q30]-[.L30])  ;    IF(  AND(  [.G30]=&quot;Short&quot;  ;   [.P30]=[.K30]   )   ;   [.K30]*([.L30]-[.Q30])   ;  &quot;&quot;)) ; &quot;&quot;)">
            <text:p/>
          </table:table-cell>
          <table:table-cell table:style-name="ce215" table:formula="of:=IF(ISNUMBER([.T30]); IF([.T30]&gt;=0; &quot;Win&quot;; &quot;Loss&quot;); &quot;&quot;)">
            <text:p/>
          </table:table-cell>
          <table:table-cell table:style-name="ce220" table:formula="of:=IF(ISNUMBER([.T30]); ROUND(([.R30]-[.J30])*60*24); &quot;&quot;)">
            <text:p/>
          </table:table-cell>
          <table:table-cell table:style-name="ce250"/>
          <table:table-cell table:number-columns-repeated="2"/>
          <table:table-cell table:style-name="ce239"/>
          <table:table-cell table:style-name="ce243" table:formula="of:=IFERROR(IF(ISBLANK([.Z30]); &quot;&quot;; IF([.$G30]=&quot;Long&quot;; ([.Z30]-[.$L30])*[.$K30]/[.$N30]; ([.$L30]-[.Z30])*[.$K30]/[.$N30])-[.$S30]); &quot;&quot;)">
            <text:p/>
          </table:table-cell>
          <table:table-cell/>
          <table:table-cell table:style-name="ce243" table:formula="of:=IFERROR(IF(ISBLANK([.AB30]); &quot;&quot;; IF([.$G30]=&quot;Long&quot;; ([.AB30]-[.$L30])*[.$K30]/[.$N30]; ([.$L30]-[.AB30])*[.$K30]/[.$N30])-[.$S30]); &quot;&quot;)">
            <text:p/>
          </table:table-cell>
          <table:table-cell/>
          <table:table-cell table:style-name="ce243" table:formula="of:=IFERROR(IF(ISBLANK([.AD30]); &quot;&quot;; IF([.$G30]=&quot;Long&quot;; ([.AD30]-[.$L30])*[.$K30]/[.$N30]; ([.$L30]-[.AD30])*[.$K30]/[.$N30])-[.$S30]); &quot;&quot;)">
            <text:p/>
          </table:table-cell>
          <table:table-cell table:number-columns-repeated="2"/>
          <table:table-cell table:formula="of:=IF(ISBLANK([.B30]); &quot;&quot;; DAY([.B30]))">
            <text:p/>
          </table:table-cell>
          <table:table-cell table:formula="of:=IF(ISBLANK([.B30]); &quot;&quot;; WEEKDAY([.B30]))">
            <text:p/>
          </table:table-cell>
          <table:table-cell table:formula="of:=IF(ISBLANK([.B30]); &quot;&quot;; WEEKNUM([.B30]))">
            <text:p/>
          </table:table-cell>
          <table:table-cell table:formula="of:=IF(ISBLANK([.B30]); &quot;&quot;; MONTH([.B30]))">
            <text:p/>
          </table:table-cell>
          <table:table-cell table:formula="of:=IF(ISBLANK([.L30]); &quot;&quot;; [.K30]*[.L30])">
            <text:p/>
          </table:table-cell>
          <table:table-cell table:formula="of:=IF(ISNUMBER([.AL30]); [.AL30]*0.0035; &quot;&quot;)">
            <text:p/>
          </table:table-cell>
          <table:table-cell table:formula="of:=IF(ISBLANK([.Q30]); &quot;&quot;; [.P30]*[.Q30])">
            <text:p/>
          </table:table-cell>
          <table:table-cell table:formula="of:=IF(ISNUMBER([.AN30]); [.AN30]*0.0035; &quot;&quot;)">
            <text:p/>
          </table:table-cell>
          <table:table-cell table:formula="of:=IF(ISBLANK([.Q30]); &quot;&quot;; SUM([.$S$3:.S30]))">
            <text:p/>
          </table:table-cell>
          <table:table-cell table:formula="of:=IF(ISBLANK([.R30]); &quot;&quot;; SUM([.$T$3:.T30]))">
            <text:p/>
          </table:table-cell>
          <table:table-cell table:formula="of:=IF(OR(ISBLANK([.J30]); ISBLANK([.R30])); &quot;&quot;;ROUND(([.R30]-[.J30])*60*24))">
            <text:p/>
          </table:table-cell>
          <table:table-cell table:number-columns-repeated="20"/>
        </table:table-row>
        <table:table-row table:style-name="ro2">
          <table:table-cell office:value-type="float" office:value="29" calcext:value-type="float">
            <text:p>29</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31]=&quot;Long&quot; ; [.L31]-[Overview.$C$4]/[.K31]  ;  IF([.G31]=&quot;Short&quot;; [.L31]+[Overview.$C$4]/[.K31]; &quot;&quot;) ); &quot;&quot;)">
            <text:p/>
          </table:table-cell>
          <table:table-cell table:formula="of:=IFERROR(ABS([.M31]-[.L31])*[.K31]; &quot;&quot;)">
            <text:p/>
          </table:table-cell>
          <table:table-cell table:style-name="ce312" table:formula="of:=IFERROR(  IF([.G31]=&quot;Long&quot;;  [.L31]+[Overview.$C$4]/[.K31]  *  [Overview.$C$6]  ;  IF([.G31]=&quot;Short&quot;   ;  [.L31]-[Overview.$C$4]/[.K31]  * [Overview.$C$6]  ; &quot;&quot;  )  )   ; &quot;&quot;)">
            <text:p/>
          </table:table-cell>
          <table:table-cell table:number-columns-repeated="3"/>
          <table:table-cell table:style-name="ce182" table:formula="of:=IFERROR([.T31]/[.N31]; &quot;&quot;)">
            <text:p/>
          </table:table-cell>
          <table:table-cell table:style-name="ce203" table:formula="of:=IFERROR(   IF( AND( [.G31]=&quot;Long&quot;;   [.P31]=[.K31])  ;  [.K31]*([.Q31]-[.L31])  ;    IF(  AND(  [.G31]=&quot;Short&quot;  ;   [.P31]=[.K31]   )   ;   [.K31]*([.L31]-[.Q31])   ;  &quot;&quot;)) ; &quot;&quot;)">
            <text:p/>
          </table:table-cell>
          <table:table-cell table:style-name="ce215" table:formula="of:=IF(ISNUMBER([.T31]); IF([.T31]&gt;=0; &quot;Win&quot;; &quot;Loss&quot;); &quot;&quot;)">
            <text:p/>
          </table:table-cell>
          <table:table-cell table:style-name="ce220" table:formula="of:=IF(ISNUMBER([.T31]); ROUND(([.R31]-[.J31])*60*24); &quot;&quot;)">
            <text:p/>
          </table:table-cell>
          <table:table-cell table:style-name="ce250"/>
          <table:table-cell table:number-columns-repeated="2"/>
          <table:table-cell table:style-name="ce239"/>
          <table:table-cell table:style-name="ce243" table:formula="of:=IFERROR(IF(ISBLANK([.Z31]); &quot;&quot;; IF([.$G31]=&quot;Long&quot;; ([.Z31]-[.$L31])*[.$K31]/[.$N31]; ([.$L31]-[.Z31])*[.$K31]/[.$N31])-[.$S31]); &quot;&quot;)">
            <text:p/>
          </table:table-cell>
          <table:table-cell/>
          <table:table-cell table:style-name="ce243" table:formula="of:=IFERROR(IF(ISBLANK([.AB31]); &quot;&quot;; IF([.$G31]=&quot;Long&quot;; ([.AB31]-[.$L31])*[.$K31]/[.$N31]; ([.$L31]-[.AB31])*[.$K31]/[.$N31])-[.$S31]); &quot;&quot;)">
            <text:p/>
          </table:table-cell>
          <table:table-cell/>
          <table:table-cell table:style-name="ce243" table:formula="of:=IFERROR(IF(ISBLANK([.AD31]); &quot;&quot;; IF([.$G31]=&quot;Long&quot;; ([.AD31]-[.$L31])*[.$K31]/[.$N31]; ([.$L31]-[.AD31])*[.$K31]/[.$N31])-[.$S31]); &quot;&quot;)">
            <text:p/>
          </table:table-cell>
          <table:table-cell table:number-columns-repeated="2"/>
          <table:table-cell table:formula="of:=IF(ISBLANK([.B31]); &quot;&quot;; DAY([.B31]))">
            <text:p/>
          </table:table-cell>
          <table:table-cell table:formula="of:=IF(ISBLANK([.B31]); &quot;&quot;; WEEKDAY([.B31]))">
            <text:p/>
          </table:table-cell>
          <table:table-cell table:formula="of:=IF(ISBLANK([.B31]); &quot;&quot;; WEEKNUM([.B31]))">
            <text:p/>
          </table:table-cell>
          <table:table-cell table:formula="of:=IF(ISBLANK([.B31]); &quot;&quot;; MONTH([.B31]))">
            <text:p/>
          </table:table-cell>
          <table:table-cell table:formula="of:=IF(ISBLANK([.L31]); &quot;&quot;; [.K31]*[.L31])">
            <text:p/>
          </table:table-cell>
          <table:table-cell table:formula="of:=IF(ISNUMBER([.AL31]); [.AL31]*0.0035; &quot;&quot;)">
            <text:p/>
          </table:table-cell>
          <table:table-cell table:formula="of:=IF(ISBLANK([.Q31]); &quot;&quot;; [.P31]*[.Q31])">
            <text:p/>
          </table:table-cell>
          <table:table-cell table:formula="of:=IF(ISNUMBER([.AN31]); [.AN31]*0.0035; &quot;&quot;)">
            <text:p/>
          </table:table-cell>
          <table:table-cell table:formula="of:=IF(ISBLANK([.Q31]); &quot;&quot;; SUM([.$S$3:.S31]))">
            <text:p/>
          </table:table-cell>
          <table:table-cell table:formula="of:=IF(ISBLANK([.R31]); &quot;&quot;; SUM([.$T$3:.T31]))">
            <text:p/>
          </table:table-cell>
          <table:table-cell table:formula="of:=IF(OR(ISBLANK([.J31]); ISBLANK([.R31])); &quot;&quot;;ROUND(([.R31]-[.J31])*60*24))">
            <text:p/>
          </table:table-cell>
          <table:table-cell table:number-columns-repeated="20"/>
        </table:table-row>
        <table:table-row table:style-name="ro2">
          <table:table-cell office:value-type="float" office:value="30" calcext:value-type="float">
            <text:p>30</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32]=&quot;Long&quot; ; [.L32]-[Overview.$C$4]/[.K32]  ;  IF([.G32]=&quot;Short&quot;; [.L32]+[Overview.$C$4]/[.K32]; &quot;&quot;) ); &quot;&quot;)">
            <text:p/>
          </table:table-cell>
          <table:table-cell table:formula="of:=IFERROR(ABS([.M32]-[.L32])*[.K32]; &quot;&quot;)">
            <text:p/>
          </table:table-cell>
          <table:table-cell table:style-name="ce312" table:formula="of:=IFERROR(  IF([.G32]=&quot;Long&quot;;  [.L32]+[Overview.$C$4]/[.K32]  *  [Overview.$C$6]  ;  IF([.G32]=&quot;Short&quot;   ;  [.L32]-[Overview.$C$4]/[.K32]  * [Overview.$C$6]  ; &quot;&quot;  )  )   ; &quot;&quot;)">
            <text:p/>
          </table:table-cell>
          <table:table-cell table:number-columns-repeated="3"/>
          <table:table-cell table:style-name="ce182" table:formula="of:=IFERROR([.T32]/[.N32]; &quot;&quot;)">
            <text:p/>
          </table:table-cell>
          <table:table-cell table:style-name="ce203" table:formula="of:=IFERROR(   IF( AND( [.G32]=&quot;Long&quot;;   [.P32]=[.K32])  ;  [.K32]*([.Q32]-[.L32])  ;    IF(  AND(  [.G32]=&quot;Short&quot;  ;   [.P32]=[.K32]   )   ;   [.K32]*([.L32]-[.Q32])   ;  &quot;&quot;)) ; &quot;&quot;)">
            <text:p/>
          </table:table-cell>
          <table:table-cell table:style-name="ce215" table:formula="of:=IF(ISNUMBER([.T32]); IF([.T32]&gt;=0; &quot;Win&quot;; &quot;Loss&quot;); &quot;&quot;)">
            <text:p/>
          </table:table-cell>
          <table:table-cell table:style-name="ce220" table:formula="of:=IF(ISNUMBER([.T32]); ROUND(([.R32]-[.J32])*60*24); &quot;&quot;)">
            <text:p/>
          </table:table-cell>
          <table:table-cell table:style-name="ce250"/>
          <table:table-cell table:number-columns-repeated="2"/>
          <table:table-cell table:style-name="ce239"/>
          <table:table-cell table:style-name="ce243" table:formula="of:=IFERROR(IF(ISBLANK([.Z32]); &quot;&quot;; IF([.$G32]=&quot;Long&quot;; ([.Z32]-[.$L32])*[.$K32]/[.$N32]; ([.$L32]-[.Z32])*[.$K32]/[.$N32])-[.$S32]); &quot;&quot;)">
            <text:p/>
          </table:table-cell>
          <table:table-cell/>
          <table:table-cell table:style-name="ce243" table:formula="of:=IFERROR(IF(ISBLANK([.AB32]); &quot;&quot;; IF([.$G32]=&quot;Long&quot;; ([.AB32]-[.$L32])*[.$K32]/[.$N32]; ([.$L32]-[.AB32])*[.$K32]/[.$N32])-[.$S32]); &quot;&quot;)">
            <text:p/>
          </table:table-cell>
          <table:table-cell/>
          <table:table-cell table:style-name="ce243" table:formula="of:=IFERROR(IF(ISBLANK([.AD32]); &quot;&quot;; IF([.$G32]=&quot;Long&quot;; ([.AD32]-[.$L32])*[.$K32]/[.$N32]; ([.$L32]-[.AD32])*[.$K32]/[.$N32])-[.$S32]); &quot;&quot;)">
            <text:p/>
          </table:table-cell>
          <table:table-cell table:number-columns-repeated="2"/>
          <table:table-cell table:formula="of:=IF(ISBLANK([.B32]); &quot;&quot;; DAY([.B32]))">
            <text:p/>
          </table:table-cell>
          <table:table-cell table:formula="of:=IF(ISBLANK([.B32]); &quot;&quot;; WEEKDAY([.B32]))">
            <text:p/>
          </table:table-cell>
          <table:table-cell table:formula="of:=IF(ISBLANK([.B32]); &quot;&quot;; WEEKNUM([.B32]))">
            <text:p/>
          </table:table-cell>
          <table:table-cell table:formula="of:=IF(ISBLANK([.B32]); &quot;&quot;; MONTH([.B32]))">
            <text:p/>
          </table:table-cell>
          <table:table-cell table:formula="of:=IF(ISBLANK([.L32]); &quot;&quot;; [.K32]*[.L32])">
            <text:p/>
          </table:table-cell>
          <table:table-cell table:formula="of:=IF(ISNUMBER([.AL32]); [.AL32]*0.0035; &quot;&quot;)">
            <text:p/>
          </table:table-cell>
          <table:table-cell table:formula="of:=IF(ISBLANK([.Q32]); &quot;&quot;; [.P32]*[.Q32])">
            <text:p/>
          </table:table-cell>
          <table:table-cell table:formula="of:=IF(ISNUMBER([.AN32]); [.AN32]*0.0035; &quot;&quot;)">
            <text:p/>
          </table:table-cell>
          <table:table-cell table:formula="of:=IF(ISBLANK([.Q32]); &quot;&quot;; SUM([.$S$3:.S32]))">
            <text:p/>
          </table:table-cell>
          <table:table-cell table:formula="of:=IF(ISBLANK([.R32]); &quot;&quot;; SUM([.$T$3:.T32]))">
            <text:p/>
          </table:table-cell>
          <table:table-cell table:formula="of:=IF(OR(ISBLANK([.J32]); ISBLANK([.R32])); &quot;&quot;;ROUND(([.R32]-[.J32])*60*24))">
            <text:p/>
          </table:table-cell>
          <table:table-cell table:number-columns-repeated="20"/>
        </table:table-row>
        <table:table-row table:style-name="ro2">
          <table:table-cell office:value-type="float" office:value="31" calcext:value-type="float">
            <text:p>31</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33]=&quot;Long&quot; ; [.L33]-[Overview.$C$4]/[.K33]  ;  IF([.G33]=&quot;Short&quot;; [.L33]+[Overview.$C$4]/[.K33]; &quot;&quot;) ); &quot;&quot;)">
            <text:p/>
          </table:table-cell>
          <table:table-cell table:formula="of:=IFERROR(ABS([.M33]-[.L33])*[.K33]; &quot;&quot;)">
            <text:p/>
          </table:table-cell>
          <table:table-cell table:style-name="ce312" table:formula="of:=IFERROR(  IF([.G33]=&quot;Long&quot;;  [.L33]+[Overview.$C$4]/[.K33]  *  [Overview.$C$6]  ;  IF([.G33]=&quot;Short&quot;   ;  [.L33]-[Overview.$C$4]/[.K33]  * [Overview.$C$6]  ; &quot;&quot;  )  )   ; &quot;&quot;)">
            <text:p/>
          </table:table-cell>
          <table:table-cell table:number-columns-repeated="3"/>
          <table:table-cell table:style-name="ce182" table:formula="of:=IFERROR([.T33]/[.N33]; &quot;&quot;)">
            <text:p/>
          </table:table-cell>
          <table:table-cell table:style-name="ce203" table:formula="of:=IFERROR(   IF( AND( [.G33]=&quot;Long&quot;;   [.P33]=[.K33])  ;  [.K33]*([.Q33]-[.L33])  ;    IF(  AND(  [.G33]=&quot;Short&quot;  ;   [.P33]=[.K33]   )   ;   [.K33]*([.L33]-[.Q33])   ;  &quot;&quot;)) ; &quot;&quot;)">
            <text:p/>
          </table:table-cell>
          <table:table-cell table:style-name="ce215" table:formula="of:=IF(ISNUMBER([.T33]); IF([.T33]&gt;=0; &quot;Win&quot;; &quot;Loss&quot;); &quot;&quot;)">
            <text:p/>
          </table:table-cell>
          <table:table-cell table:style-name="ce220" table:formula="of:=IF(ISNUMBER([.T33]); ROUND(([.R33]-[.J33])*60*24); &quot;&quot;)">
            <text:p/>
          </table:table-cell>
          <table:table-cell table:style-name="ce250"/>
          <table:table-cell table:number-columns-repeated="2"/>
          <table:table-cell table:style-name="ce239"/>
          <table:table-cell table:style-name="ce243" table:formula="of:=IFERROR(IF(ISBLANK([.Z33]); &quot;&quot;; IF([.$G33]=&quot;Long&quot;; ([.Z33]-[.$L33])*[.$K33]/[.$N33]; ([.$L33]-[.Z33])*[.$K33]/[.$N33])-[.$S33]); &quot;&quot;)">
            <text:p/>
          </table:table-cell>
          <table:table-cell/>
          <table:table-cell table:style-name="ce243" table:formula="of:=IFERROR(IF(ISBLANK([.AB33]); &quot;&quot;; IF([.$G33]=&quot;Long&quot;; ([.AB33]-[.$L33])*[.$K33]/[.$N33]; ([.$L33]-[.AB33])*[.$K33]/[.$N33])-[.$S33]); &quot;&quot;)">
            <text:p/>
          </table:table-cell>
          <table:table-cell/>
          <table:table-cell table:style-name="ce243" table:formula="of:=IFERROR(IF(ISBLANK([.AD33]); &quot;&quot;; IF([.$G33]=&quot;Long&quot;; ([.AD33]-[.$L33])*[.$K33]/[.$N33]; ([.$L33]-[.AD33])*[.$K33]/[.$N33])-[.$S33]); &quot;&quot;)">
            <text:p/>
          </table:table-cell>
          <table:table-cell table:number-columns-repeated="2"/>
          <table:table-cell table:formula="of:=IF(ISBLANK([.B33]); &quot;&quot;; DAY([.B33]))">
            <text:p/>
          </table:table-cell>
          <table:table-cell table:formula="of:=IF(ISBLANK([.B33]); &quot;&quot;; WEEKDAY([.B33]))">
            <text:p/>
          </table:table-cell>
          <table:table-cell table:formula="of:=IF(ISBLANK([.B33]); &quot;&quot;; WEEKNUM([.B33]))">
            <text:p/>
          </table:table-cell>
          <table:table-cell table:formula="of:=IF(ISBLANK([.B33]); &quot;&quot;; MONTH([.B33]))">
            <text:p/>
          </table:table-cell>
          <table:table-cell table:formula="of:=IF(ISBLANK([.L33]); &quot;&quot;; [.K33]*[.L33])">
            <text:p/>
          </table:table-cell>
          <table:table-cell table:formula="of:=IF(ISNUMBER([.AL33]); [.AL33]*0.0035; &quot;&quot;)">
            <text:p/>
          </table:table-cell>
          <table:table-cell table:formula="of:=IF(ISBLANK([.Q33]); &quot;&quot;; [.P33]*[.Q33])">
            <text:p/>
          </table:table-cell>
          <table:table-cell table:formula="of:=IF(ISNUMBER([.AN33]); [.AN33]*0.0035; &quot;&quot;)">
            <text:p/>
          </table:table-cell>
          <table:table-cell table:formula="of:=IF(ISBLANK([.Q33]); &quot;&quot;; SUM([.$S$3:.S33]))">
            <text:p/>
          </table:table-cell>
          <table:table-cell table:formula="of:=IF(ISBLANK([.R33]); &quot;&quot;; SUM([.$T$3:.T33]))">
            <text:p/>
          </table:table-cell>
          <table:table-cell table:formula="of:=IF(OR(ISBLANK([.J33]); ISBLANK([.R33])); &quot;&quot;;ROUND(([.R33]-[.J33])*60*24))">
            <text:p/>
          </table:table-cell>
          <table:table-cell table:number-columns-repeated="20"/>
        </table:table-row>
        <table:table-row table:style-name="ro2">
          <table:table-cell office:value-type="float" office:value="32" calcext:value-type="float">
            <text:p>3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34]=&quot;Long&quot; ; [.L34]-[Overview.$C$4]/[.K34]  ;  IF([.G34]=&quot;Short&quot;; [.L34]+[Overview.$C$4]/[.K34]; &quot;&quot;) ); &quot;&quot;)">
            <text:p/>
          </table:table-cell>
          <table:table-cell table:formula="of:=IFERROR(ABS([.M34]-[.L34])*[.K34]; &quot;&quot;)">
            <text:p/>
          </table:table-cell>
          <table:table-cell table:style-name="ce312" table:formula="of:=IFERROR(  IF([.G34]=&quot;Long&quot;;  [.L34]+[Overview.$C$4]/[.K34]  *  [Overview.$C$6]  ;  IF([.G34]=&quot;Short&quot;   ;  [.L34]-[Overview.$C$4]/[.K34]  * [Overview.$C$6]  ; &quot;&quot;  )  )   ; &quot;&quot;)">
            <text:p/>
          </table:table-cell>
          <table:table-cell table:number-columns-repeated="3"/>
          <table:table-cell table:style-name="ce182" table:formula="of:=IFERROR([.T34]/[.N34]; &quot;&quot;)">
            <text:p/>
          </table:table-cell>
          <table:table-cell table:style-name="ce203" table:formula="of:=IFERROR(   IF( AND( [.G34]=&quot;Long&quot;;   [.P34]=[.K34])  ;  [.K34]*([.Q34]-[.L34])  ;    IF(  AND(  [.G34]=&quot;Short&quot;  ;   [.P34]=[.K34]   )   ;   [.K34]*([.L34]-[.Q34])   ;  &quot;&quot;)) ; &quot;&quot;)">
            <text:p/>
          </table:table-cell>
          <table:table-cell table:style-name="ce215" table:formula="of:=IF(ISNUMBER([.T34]); IF([.T34]&gt;=0; &quot;Win&quot;; &quot;Loss&quot;); &quot;&quot;)">
            <text:p/>
          </table:table-cell>
          <table:table-cell table:style-name="ce220" table:formula="of:=IF(ISNUMBER([.T34]); ROUND(([.R34]-[.J34])*60*24); &quot;&quot;)">
            <text:p/>
          </table:table-cell>
          <table:table-cell table:style-name="ce250"/>
          <table:table-cell table:number-columns-repeated="2"/>
          <table:table-cell table:style-name="ce239"/>
          <table:table-cell table:style-name="ce243" table:formula="of:=IFERROR(IF(ISBLANK([.Z34]); &quot;&quot;; IF([.$G34]=&quot;Long&quot;; ([.Z34]-[.$L34])*[.$K34]/[.$N34]; ([.$L34]-[.Z34])*[.$K34]/[.$N34])-[.$S34]); &quot;&quot;)">
            <text:p/>
          </table:table-cell>
          <table:table-cell/>
          <table:table-cell table:style-name="ce243" table:formula="of:=IFERROR(IF(ISBLANK([.AB34]); &quot;&quot;; IF([.$G34]=&quot;Long&quot;; ([.AB34]-[.$L34])*[.$K34]/[.$N34]; ([.$L34]-[.AB34])*[.$K34]/[.$N34])-[.$S34]); &quot;&quot;)">
            <text:p/>
          </table:table-cell>
          <table:table-cell/>
          <table:table-cell table:style-name="ce243" table:formula="of:=IFERROR(IF(ISBLANK([.AD34]); &quot;&quot;; IF([.$G34]=&quot;Long&quot;; ([.AD34]-[.$L34])*[.$K34]/[.$N34]; ([.$L34]-[.AD34])*[.$K34]/[.$N34])-[.$S34]); &quot;&quot;)">
            <text:p/>
          </table:table-cell>
          <table:table-cell table:number-columns-repeated="2"/>
          <table:table-cell table:formula="of:=IF(ISBLANK([.B34]); &quot;&quot;; DAY([.B34]))">
            <text:p/>
          </table:table-cell>
          <table:table-cell table:formula="of:=IF(ISBLANK([.B34]); &quot;&quot;; WEEKDAY([.B34]))">
            <text:p/>
          </table:table-cell>
          <table:table-cell table:formula="of:=IF(ISBLANK([.B34]); &quot;&quot;; WEEKNUM([.B34]))">
            <text:p/>
          </table:table-cell>
          <table:table-cell table:formula="of:=IF(ISBLANK([.B34]); &quot;&quot;; MONTH([.B34]))">
            <text:p/>
          </table:table-cell>
          <table:table-cell table:formula="of:=IF(ISBLANK([.L34]); &quot;&quot;; [.K34]*[.L34])">
            <text:p/>
          </table:table-cell>
          <table:table-cell table:formula="of:=IF(ISNUMBER([.AL34]); [.AL34]*0.0035; &quot;&quot;)">
            <text:p/>
          </table:table-cell>
          <table:table-cell table:formula="of:=IF(ISBLANK([.Q34]); &quot;&quot;; [.P34]*[.Q34])">
            <text:p/>
          </table:table-cell>
          <table:table-cell table:formula="of:=IF(ISNUMBER([.AN34]); [.AN34]*0.0035; &quot;&quot;)">
            <text:p/>
          </table:table-cell>
          <table:table-cell table:formula="of:=IF(ISBLANK([.Q34]); &quot;&quot;; SUM([.$S$3:.S34]))">
            <text:p/>
          </table:table-cell>
          <table:table-cell table:formula="of:=IF(ISBLANK([.R34]); &quot;&quot;; SUM([.$T$3:.T34]))">
            <text:p/>
          </table:table-cell>
          <table:table-cell table:formula="of:=IF(OR(ISBLANK([.J34]); ISBLANK([.R34])); &quot;&quot;;ROUND(([.R34]-[.J34])*60*24))">
            <text:p/>
          </table:table-cell>
          <table:table-cell table:number-columns-repeated="20"/>
        </table:table-row>
        <table:table-row table:style-name="ro2">
          <table:table-cell office:value-type="float" office:value="33" calcext:value-type="float">
            <text:p>3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35]=&quot;Long&quot; ; [.L35]-[Overview.$C$4]/[.K35]  ;  IF([.G35]=&quot;Short&quot;; [.L35]+[Overview.$C$4]/[.K35]; &quot;&quot;) ); &quot;&quot;)">
            <text:p/>
          </table:table-cell>
          <table:table-cell table:formula="of:=IFERROR(ABS([.M35]-[.L35])*[.K35]; &quot;&quot;)">
            <text:p/>
          </table:table-cell>
          <table:table-cell table:style-name="ce312" table:formula="of:=IFERROR(  IF([.G35]=&quot;Long&quot;;  [.L35]+[Overview.$C$4]/[.K35]  *  [Overview.$C$6]  ;  IF([.G35]=&quot;Short&quot;   ;  [.L35]-[Overview.$C$4]/[.K35]  * [Overview.$C$6]  ; &quot;&quot;  )  )   ; &quot;&quot;)">
            <text:p/>
          </table:table-cell>
          <table:table-cell table:number-columns-repeated="3"/>
          <table:table-cell table:style-name="ce182" table:formula="of:=IFERROR([.T35]/[.N35]; &quot;&quot;)">
            <text:p/>
          </table:table-cell>
          <table:table-cell table:style-name="ce203" table:formula="of:=IFERROR(   IF( AND( [.G35]=&quot;Long&quot;;   [.P35]=[.K35])  ;  [.K35]*([.Q35]-[.L35])  ;    IF(  AND(  [.G35]=&quot;Short&quot;  ;   [.P35]=[.K35]   )   ;   [.K35]*([.L35]-[.Q35])   ;  &quot;&quot;)) ; &quot;&quot;)">
            <text:p/>
          </table:table-cell>
          <table:table-cell table:style-name="ce215" table:formula="of:=IF(ISNUMBER([.T35]); IF([.T35]&gt;=0; &quot;Win&quot;; &quot;Loss&quot;); &quot;&quot;)">
            <text:p/>
          </table:table-cell>
          <table:table-cell table:style-name="ce220" table:formula="of:=IF(ISNUMBER([.T35]); ROUND(([.R35]-[.J35])*60*24); &quot;&quot;)">
            <text:p/>
          </table:table-cell>
          <table:table-cell table:style-name="ce250"/>
          <table:table-cell table:number-columns-repeated="2"/>
          <table:table-cell table:style-name="ce239"/>
          <table:table-cell table:style-name="ce243" table:formula="of:=IFERROR(IF(ISBLANK([.Z35]); &quot;&quot;; IF([.$G35]=&quot;Long&quot;; ([.Z35]-[.$L35])*[.$K35]/[.$N35]; ([.$L35]-[.Z35])*[.$K35]/[.$N35])-[.$S35]); &quot;&quot;)">
            <text:p/>
          </table:table-cell>
          <table:table-cell/>
          <table:table-cell table:style-name="ce243" table:formula="of:=IFERROR(IF(ISBLANK([.AB35]); &quot;&quot;; IF([.$G35]=&quot;Long&quot;; ([.AB35]-[.$L35])*[.$K35]/[.$N35]; ([.$L35]-[.AB35])*[.$K35]/[.$N35])-[.$S35]); &quot;&quot;)">
            <text:p/>
          </table:table-cell>
          <table:table-cell/>
          <table:table-cell table:style-name="ce243" table:formula="of:=IFERROR(IF(ISBLANK([.AD35]); &quot;&quot;; IF([.$G35]=&quot;Long&quot;; ([.AD35]-[.$L35])*[.$K35]/[.$N35]; ([.$L35]-[.AD35])*[.$K35]/[.$N35])-[.$S35]); &quot;&quot;)">
            <text:p/>
          </table:table-cell>
          <table:table-cell table:number-columns-repeated="2"/>
          <table:table-cell table:formula="of:=IF(ISBLANK([.B35]); &quot;&quot;; DAY([.B35]))">
            <text:p/>
          </table:table-cell>
          <table:table-cell table:formula="of:=IF(ISBLANK([.B35]); &quot;&quot;; WEEKDAY([.B35]))">
            <text:p/>
          </table:table-cell>
          <table:table-cell table:formula="of:=IF(ISBLANK([.B35]); &quot;&quot;; WEEKNUM([.B35]))">
            <text:p/>
          </table:table-cell>
          <table:table-cell table:formula="of:=IF(ISBLANK([.B35]); &quot;&quot;; MONTH([.B35]))">
            <text:p/>
          </table:table-cell>
          <table:table-cell table:formula="of:=IF(ISBLANK([.L35]); &quot;&quot;; [.K35]*[.L35])">
            <text:p/>
          </table:table-cell>
          <table:table-cell table:formula="of:=IF(ISNUMBER([.AL35]); [.AL35]*0.0035; &quot;&quot;)">
            <text:p/>
          </table:table-cell>
          <table:table-cell table:formula="of:=IF(ISBLANK([.Q35]); &quot;&quot;; [.P35]*[.Q35])">
            <text:p/>
          </table:table-cell>
          <table:table-cell table:formula="of:=IF(ISNUMBER([.AN35]); [.AN35]*0.0035; &quot;&quot;)">
            <text:p/>
          </table:table-cell>
          <table:table-cell table:formula="of:=IF(ISBLANK([.Q35]); &quot;&quot;; SUM([.$S$3:.S35]))">
            <text:p/>
          </table:table-cell>
          <table:table-cell table:formula="of:=IF(ISBLANK([.R35]); &quot;&quot;; SUM([.$T$3:.T35]))">
            <text:p/>
          </table:table-cell>
          <table:table-cell table:formula="of:=IF(OR(ISBLANK([.J35]); ISBLANK([.R35])); &quot;&quot;;ROUND(([.R35]-[.J35])*60*24))">
            <text:p/>
          </table:table-cell>
          <table:table-cell table:number-columns-repeated="20"/>
        </table:table-row>
        <table:table-row table:style-name="ro2">
          <table:table-cell office:value-type="float" office:value="34" calcext:value-type="float">
            <text:p>3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36]=&quot;Long&quot; ; [.L36]-[Overview.$C$4]/[.K36]  ;  IF([.G36]=&quot;Short&quot;; [.L36]+[Overview.$C$4]/[.K36]; &quot;&quot;) ); &quot;&quot;)">
            <text:p/>
          </table:table-cell>
          <table:table-cell table:formula="of:=IFERROR(ABS([.M36]-[.L36])*[.K36]; &quot;&quot;)">
            <text:p/>
          </table:table-cell>
          <table:table-cell table:style-name="ce312" table:formula="of:=IFERROR(  IF([.G36]=&quot;Long&quot;;  [.L36]+[Overview.$C$4]/[.K36]  *  [Overview.$C$6]  ;  IF([.G36]=&quot;Short&quot;   ;  [.L36]-[Overview.$C$4]/[.K36]  * [Overview.$C$6]  ; &quot;&quot;  )  )   ; &quot;&quot;)">
            <text:p/>
          </table:table-cell>
          <table:table-cell table:number-columns-repeated="3"/>
          <table:table-cell table:style-name="ce182" table:formula="of:=IFERROR([.T36]/[.N36]; &quot;&quot;)">
            <text:p/>
          </table:table-cell>
          <table:table-cell table:style-name="ce203" table:formula="of:=IFERROR(   IF( AND( [.G36]=&quot;Long&quot;;   [.P36]=[.K36])  ;  [.K36]*([.Q36]-[.L36])  ;    IF(  AND(  [.G36]=&quot;Short&quot;  ;   [.P36]=[.K36]   )   ;   [.K36]*([.L36]-[.Q36])   ;  &quot;&quot;)) ; &quot;&quot;)">
            <text:p/>
          </table:table-cell>
          <table:table-cell table:style-name="ce215" table:formula="of:=IF(ISNUMBER([.T36]); IF([.T36]&gt;=0; &quot;Win&quot;; &quot;Loss&quot;); &quot;&quot;)">
            <text:p/>
          </table:table-cell>
          <table:table-cell table:style-name="ce220" table:formula="of:=IF(ISNUMBER([.T36]); ROUND(([.R36]-[.J36])*60*24); &quot;&quot;)">
            <text:p/>
          </table:table-cell>
          <table:table-cell table:style-name="ce250"/>
          <table:table-cell table:number-columns-repeated="2"/>
          <table:table-cell table:style-name="ce239"/>
          <table:table-cell table:style-name="ce243" table:formula="of:=IFERROR(IF(ISBLANK([.Z36]); &quot;&quot;; IF([.$G36]=&quot;Long&quot;; ([.Z36]-[.$L36])*[.$K36]/[.$N36]; ([.$L36]-[.Z36])*[.$K36]/[.$N36])-[.$S36]); &quot;&quot;)">
            <text:p/>
          </table:table-cell>
          <table:table-cell/>
          <table:table-cell table:style-name="ce243" table:formula="of:=IFERROR(IF(ISBLANK([.AB36]); &quot;&quot;; IF([.$G36]=&quot;Long&quot;; ([.AB36]-[.$L36])*[.$K36]/[.$N36]; ([.$L36]-[.AB36])*[.$K36]/[.$N36])-[.$S36]); &quot;&quot;)">
            <text:p/>
          </table:table-cell>
          <table:table-cell/>
          <table:table-cell table:style-name="ce243" table:formula="of:=IFERROR(IF(ISBLANK([.AD36]); &quot;&quot;; IF([.$G36]=&quot;Long&quot;; ([.AD36]-[.$L36])*[.$K36]/[.$N36]; ([.$L36]-[.AD36])*[.$K36]/[.$N36])-[.$S36]); &quot;&quot;)">
            <text:p/>
          </table:table-cell>
          <table:table-cell table:number-columns-repeated="2"/>
          <table:table-cell table:formula="of:=IF(ISBLANK([.B36]); &quot;&quot;; DAY([.B36]))">
            <text:p/>
          </table:table-cell>
          <table:table-cell table:formula="of:=IF(ISBLANK([.B36]); &quot;&quot;; WEEKDAY([.B36]))">
            <text:p/>
          </table:table-cell>
          <table:table-cell table:formula="of:=IF(ISBLANK([.B36]); &quot;&quot;; WEEKNUM([.B36]))">
            <text:p/>
          </table:table-cell>
          <table:table-cell table:formula="of:=IF(ISBLANK([.B36]); &quot;&quot;; MONTH([.B36]))">
            <text:p/>
          </table:table-cell>
          <table:table-cell table:formula="of:=IF(ISBLANK([.L36]); &quot;&quot;; [.K36]*[.L36])">
            <text:p/>
          </table:table-cell>
          <table:table-cell table:formula="of:=IF(ISNUMBER([.AL36]); [.AL36]*0.0035; &quot;&quot;)">
            <text:p/>
          </table:table-cell>
          <table:table-cell table:formula="of:=IF(ISBLANK([.Q36]); &quot;&quot;; [.P36]*[.Q36])">
            <text:p/>
          </table:table-cell>
          <table:table-cell table:formula="of:=IF(ISNUMBER([.AN36]); [.AN36]*0.0035; &quot;&quot;)">
            <text:p/>
          </table:table-cell>
          <table:table-cell table:formula="of:=IF(ISBLANK([.Q36]); &quot;&quot;; SUM([.$S$3:.S36]))">
            <text:p/>
          </table:table-cell>
          <table:table-cell table:formula="of:=IF(ISBLANK([.R36]); &quot;&quot;; SUM([.$T$3:.T36]))">
            <text:p/>
          </table:table-cell>
          <table:table-cell table:formula="of:=IF(OR(ISBLANK([.J36]); ISBLANK([.R36])); &quot;&quot;;ROUND(([.R36]-[.J36])*60*24))">
            <text:p/>
          </table:table-cell>
          <table:table-cell table:number-columns-repeated="20"/>
        </table:table-row>
        <table:table-row table:style-name="ro2">
          <table:table-cell office:value-type="float" office:value="35" calcext:value-type="float">
            <text:p>3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37]=&quot;Long&quot; ; [.L37]-[Overview.$C$4]/[.K37]  ;  IF([.G37]=&quot;Short&quot;; [.L37]+[Overview.$C$4]/[.K37]; &quot;&quot;) ); &quot;&quot;)">
            <text:p/>
          </table:table-cell>
          <table:table-cell table:formula="of:=IFERROR(ABS([.M37]-[.L37])*[.K37]; &quot;&quot;)">
            <text:p/>
          </table:table-cell>
          <table:table-cell table:style-name="ce312" table:formula="of:=IFERROR(  IF([.G37]=&quot;Long&quot;;  [.L37]+[Overview.$C$4]/[.K37]  *  [Overview.$C$6]  ;  IF([.G37]=&quot;Short&quot;   ;  [.L37]-[Overview.$C$4]/[.K37]  * [Overview.$C$6]  ; &quot;&quot;  )  )   ; &quot;&quot;)">
            <text:p/>
          </table:table-cell>
          <table:table-cell table:number-columns-repeated="3"/>
          <table:table-cell table:style-name="ce182" table:formula="of:=IFERROR([.T37]/[.N37]; &quot;&quot;)">
            <text:p/>
          </table:table-cell>
          <table:table-cell table:style-name="ce203" table:formula="of:=IFERROR(   IF( AND( [.G37]=&quot;Long&quot;;   [.P37]=[.K37])  ;  [.K37]*([.Q37]-[.L37])  ;    IF(  AND(  [.G37]=&quot;Short&quot;  ;   [.P37]=[.K37]   )   ;   [.K37]*([.L37]-[.Q37])   ;  &quot;&quot;)) ; &quot;&quot;)">
            <text:p/>
          </table:table-cell>
          <table:table-cell table:style-name="ce215" table:formula="of:=IF(ISNUMBER([.T37]); IF([.T37]&gt;=0; &quot;Win&quot;; &quot;Loss&quot;); &quot;&quot;)">
            <text:p/>
          </table:table-cell>
          <table:table-cell table:style-name="ce220" table:formula="of:=IF(ISNUMBER([.T37]); ROUND(([.R37]-[.J37])*60*24); &quot;&quot;)">
            <text:p/>
          </table:table-cell>
          <table:table-cell table:style-name="ce250"/>
          <table:table-cell table:number-columns-repeated="2"/>
          <table:table-cell table:style-name="ce239"/>
          <table:table-cell table:style-name="ce243" table:formula="of:=IFERROR(IF(ISBLANK([.Z37]); &quot;&quot;; IF([.$G37]=&quot;Long&quot;; ([.Z37]-[.$L37])*[.$K37]/[.$N37]; ([.$L37]-[.Z37])*[.$K37]/[.$N37])-[.$S37]); &quot;&quot;)">
            <text:p/>
          </table:table-cell>
          <table:table-cell/>
          <table:table-cell table:style-name="ce243" table:formula="of:=IFERROR(IF(ISBLANK([.AB37]); &quot;&quot;; IF([.$G37]=&quot;Long&quot;; ([.AB37]-[.$L37])*[.$K37]/[.$N37]; ([.$L37]-[.AB37])*[.$K37]/[.$N37])-[.$S37]); &quot;&quot;)">
            <text:p/>
          </table:table-cell>
          <table:table-cell/>
          <table:table-cell table:style-name="ce243" table:formula="of:=IFERROR(IF(ISBLANK([.AD37]); &quot;&quot;; IF([.$G37]=&quot;Long&quot;; ([.AD37]-[.$L37])*[.$K37]/[.$N37]; ([.$L37]-[.AD37])*[.$K37]/[.$N37])-[.$S37]); &quot;&quot;)">
            <text:p/>
          </table:table-cell>
          <table:table-cell table:number-columns-repeated="2"/>
          <table:table-cell table:formula="of:=IF(ISBLANK([.B37]); &quot;&quot;; DAY([.B37]))">
            <text:p/>
          </table:table-cell>
          <table:table-cell table:formula="of:=IF(ISBLANK([.B37]); &quot;&quot;; WEEKDAY([.B37]))">
            <text:p/>
          </table:table-cell>
          <table:table-cell table:formula="of:=IF(ISBLANK([.B37]); &quot;&quot;; WEEKNUM([.B37]))">
            <text:p/>
          </table:table-cell>
          <table:table-cell table:formula="of:=IF(ISBLANK([.B37]); &quot;&quot;; MONTH([.B37]))">
            <text:p/>
          </table:table-cell>
          <table:table-cell table:formula="of:=IF(ISBLANK([.L37]); &quot;&quot;; [.K37]*[.L37])">
            <text:p/>
          </table:table-cell>
          <table:table-cell table:formula="of:=IF(ISNUMBER([.AL37]); [.AL37]*0.0035; &quot;&quot;)">
            <text:p/>
          </table:table-cell>
          <table:table-cell table:formula="of:=IF(ISBLANK([.Q37]); &quot;&quot;; [.P37]*[.Q37])">
            <text:p/>
          </table:table-cell>
          <table:table-cell table:formula="of:=IF(ISNUMBER([.AN37]); [.AN37]*0.0035; &quot;&quot;)">
            <text:p/>
          </table:table-cell>
          <table:table-cell table:formula="of:=IF(ISBLANK([.Q37]); &quot;&quot;; SUM([.$S$3:.S37]))">
            <text:p/>
          </table:table-cell>
          <table:table-cell table:formula="of:=IF(ISBLANK([.R37]); &quot;&quot;; SUM([.$T$3:.T37]))">
            <text:p/>
          </table:table-cell>
          <table:table-cell table:formula="of:=IF(OR(ISBLANK([.J37]); ISBLANK([.R37])); &quot;&quot;;ROUND(([.R37]-[.J37])*60*24))">
            <text:p/>
          </table:table-cell>
          <table:table-cell table:number-columns-repeated="20"/>
        </table:table-row>
        <table:table-row table:style-name="ro2">
          <table:table-cell office:value-type="float" office:value="36" calcext:value-type="float">
            <text:p>3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38]=&quot;Long&quot; ; [.L38]-[Overview.$C$4]/[.K38]  ;  IF([.G38]=&quot;Short&quot;; [.L38]+[Overview.$C$4]/[.K38]; &quot;&quot;) ); &quot;&quot;)">
            <text:p/>
          </table:table-cell>
          <table:table-cell table:formula="of:=IFERROR(ABS([.M38]-[.L38])*[.K38]; &quot;&quot;)">
            <text:p/>
          </table:table-cell>
          <table:table-cell table:style-name="ce312" table:formula="of:=IFERROR(  IF([.G38]=&quot;Long&quot;;  [.L38]+[Overview.$C$4]/[.K38]  *  [Overview.$C$6]  ;  IF([.G38]=&quot;Short&quot;   ;  [.L38]-[Overview.$C$4]/[.K38]  * [Overview.$C$6]  ; &quot;&quot;  )  )   ; &quot;&quot;)">
            <text:p/>
          </table:table-cell>
          <table:table-cell table:number-columns-repeated="3"/>
          <table:table-cell table:style-name="ce182" table:formula="of:=IFERROR([.T38]/[.N38]; &quot;&quot;)">
            <text:p/>
          </table:table-cell>
          <table:table-cell table:style-name="ce203" table:formula="of:=IFERROR(   IF( AND( [.G38]=&quot;Long&quot;;   [.P38]=[.K38])  ;  [.K38]*([.Q38]-[.L38])  ;    IF(  AND(  [.G38]=&quot;Short&quot;  ;   [.P38]=[.K38]   )   ;   [.K38]*([.L38]-[.Q38])   ;  &quot;&quot;)) ; &quot;&quot;)">
            <text:p/>
          </table:table-cell>
          <table:table-cell table:style-name="ce215" table:formula="of:=IF(ISNUMBER([.T38]); IF([.T38]&gt;=0; &quot;Win&quot;; &quot;Loss&quot;); &quot;&quot;)">
            <text:p/>
          </table:table-cell>
          <table:table-cell table:style-name="ce220" table:formula="of:=IF(ISNUMBER([.T38]); ROUND(([.R38]-[.J38])*60*24); &quot;&quot;)">
            <text:p/>
          </table:table-cell>
          <table:table-cell table:style-name="ce250"/>
          <table:table-cell table:number-columns-repeated="2"/>
          <table:table-cell table:style-name="ce239"/>
          <table:table-cell table:style-name="ce243" table:formula="of:=IFERROR(IF(ISBLANK([.Z38]); &quot;&quot;; IF([.$G38]=&quot;Long&quot;; ([.Z38]-[.$L38])*[.$K38]/[.$N38]; ([.$L38]-[.Z38])*[.$K38]/[.$N38])-[.$S38]); &quot;&quot;)">
            <text:p/>
          </table:table-cell>
          <table:table-cell/>
          <table:table-cell table:style-name="ce243" table:formula="of:=IFERROR(IF(ISBLANK([.AB38]); &quot;&quot;; IF([.$G38]=&quot;Long&quot;; ([.AB38]-[.$L38])*[.$K38]/[.$N38]; ([.$L38]-[.AB38])*[.$K38]/[.$N38])-[.$S38]); &quot;&quot;)">
            <text:p/>
          </table:table-cell>
          <table:table-cell/>
          <table:table-cell table:style-name="ce243" table:formula="of:=IFERROR(IF(ISBLANK([.AD38]); &quot;&quot;; IF([.$G38]=&quot;Long&quot;; ([.AD38]-[.$L38])*[.$K38]/[.$N38]; ([.$L38]-[.AD38])*[.$K38]/[.$N38])-[.$S38]); &quot;&quot;)">
            <text:p/>
          </table:table-cell>
          <table:table-cell table:number-columns-repeated="2"/>
          <table:table-cell table:formula="of:=IF(ISBLANK([.B38]); &quot;&quot;; DAY([.B38]))">
            <text:p/>
          </table:table-cell>
          <table:table-cell table:formula="of:=IF(ISBLANK([.B38]); &quot;&quot;; WEEKDAY([.B38]))">
            <text:p/>
          </table:table-cell>
          <table:table-cell table:formula="of:=IF(ISBLANK([.B38]); &quot;&quot;; WEEKNUM([.B38]))">
            <text:p/>
          </table:table-cell>
          <table:table-cell table:formula="of:=IF(ISBLANK([.B38]); &quot;&quot;; MONTH([.B38]))">
            <text:p/>
          </table:table-cell>
          <table:table-cell table:formula="of:=IF(ISBLANK([.L38]); &quot;&quot;; [.K38]*[.L38])">
            <text:p/>
          </table:table-cell>
          <table:table-cell table:formula="of:=IF(ISNUMBER([.AL38]); [.AL38]*0.0035; &quot;&quot;)">
            <text:p/>
          </table:table-cell>
          <table:table-cell table:formula="of:=IF(ISBLANK([.Q38]); &quot;&quot;; [.P38]*[.Q38])">
            <text:p/>
          </table:table-cell>
          <table:table-cell table:formula="of:=IF(ISNUMBER([.AN38]); [.AN38]*0.0035; &quot;&quot;)">
            <text:p/>
          </table:table-cell>
          <table:table-cell table:formula="of:=IF(ISBLANK([.Q38]); &quot;&quot;; SUM([.$S$3:.S38]))">
            <text:p/>
          </table:table-cell>
          <table:table-cell table:formula="of:=IF(ISBLANK([.R38]); &quot;&quot;; SUM([.$T$3:.T38]))">
            <text:p/>
          </table:table-cell>
          <table:table-cell table:formula="of:=IF(OR(ISBLANK([.J38]); ISBLANK([.R38])); &quot;&quot;;ROUND(([.R38]-[.J38])*60*24))">
            <text:p/>
          </table:table-cell>
          <table:table-cell table:number-columns-repeated="20"/>
        </table:table-row>
        <table:table-row table:style-name="ro2">
          <table:table-cell office:value-type="float" office:value="37" calcext:value-type="float">
            <text:p>3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39]=&quot;Long&quot; ; [.L39]-[Overview.$C$4]/[.K39]  ;  IF([.G39]=&quot;Short&quot;; [.L39]+[Overview.$C$4]/[.K39]; &quot;&quot;) ); &quot;&quot;)">
            <text:p/>
          </table:table-cell>
          <table:table-cell table:formula="of:=IFERROR(ABS([.M39]-[.L39])*[.K39]; &quot;&quot;)">
            <text:p/>
          </table:table-cell>
          <table:table-cell table:style-name="ce312" table:formula="of:=IFERROR(  IF([.G39]=&quot;Long&quot;;  [.L39]+[Overview.$C$4]/[.K39]  *  [Overview.$C$6]  ;  IF([.G39]=&quot;Short&quot;   ;  [.L39]-[Overview.$C$4]/[.K39]  * [Overview.$C$6]  ; &quot;&quot;  )  )   ; &quot;&quot;)">
            <text:p/>
          </table:table-cell>
          <table:table-cell table:number-columns-repeated="3"/>
          <table:table-cell table:style-name="ce182" table:formula="of:=IFERROR([.T39]/[.N39]; &quot;&quot;)">
            <text:p/>
          </table:table-cell>
          <table:table-cell table:style-name="ce203" table:formula="of:=IFERROR(   IF( AND( [.G39]=&quot;Long&quot;;   [.P39]=[.K39])  ;  [.K39]*([.Q39]-[.L39])  ;    IF(  AND(  [.G39]=&quot;Short&quot;  ;   [.P39]=[.K39]   )   ;   [.K39]*([.L39]-[.Q39])   ;  &quot;&quot;)) ; &quot;&quot;)">
            <text:p/>
          </table:table-cell>
          <table:table-cell table:style-name="ce215" table:formula="of:=IF(ISNUMBER([.T39]); IF([.T39]&gt;=0; &quot;Win&quot;; &quot;Loss&quot;); &quot;&quot;)">
            <text:p/>
          </table:table-cell>
          <table:table-cell table:style-name="ce220" table:formula="of:=IF(ISNUMBER([.T39]); ROUND(([.R39]-[.J39])*60*24); &quot;&quot;)">
            <text:p/>
          </table:table-cell>
          <table:table-cell table:style-name="ce250"/>
          <table:table-cell table:number-columns-repeated="2"/>
          <table:table-cell table:style-name="ce239"/>
          <table:table-cell table:style-name="ce243" table:formula="of:=IFERROR(IF(ISBLANK([.Z39]); &quot;&quot;; IF([.$G39]=&quot;Long&quot;; ([.Z39]-[.$L39])*[.$K39]/[.$N39]; ([.$L39]-[.Z39])*[.$K39]/[.$N39])-[.$S39]); &quot;&quot;)">
            <text:p/>
          </table:table-cell>
          <table:table-cell/>
          <table:table-cell table:style-name="ce243" table:formula="of:=IFERROR(IF(ISBLANK([.AB39]); &quot;&quot;; IF([.$G39]=&quot;Long&quot;; ([.AB39]-[.$L39])*[.$K39]/[.$N39]; ([.$L39]-[.AB39])*[.$K39]/[.$N39])-[.$S39]); &quot;&quot;)">
            <text:p/>
          </table:table-cell>
          <table:table-cell/>
          <table:table-cell table:style-name="ce243" table:formula="of:=IFERROR(IF(ISBLANK([.AD39]); &quot;&quot;; IF([.$G39]=&quot;Long&quot;; ([.AD39]-[.$L39])*[.$K39]/[.$N39]; ([.$L39]-[.AD39])*[.$K39]/[.$N39])-[.$S39]); &quot;&quot;)">
            <text:p/>
          </table:table-cell>
          <table:table-cell table:number-columns-repeated="2"/>
          <table:table-cell table:formula="of:=IF(ISBLANK([.B39]); &quot;&quot;; DAY([.B39]))">
            <text:p/>
          </table:table-cell>
          <table:table-cell table:formula="of:=IF(ISBLANK([.B39]); &quot;&quot;; WEEKDAY([.B39]))">
            <text:p/>
          </table:table-cell>
          <table:table-cell table:formula="of:=IF(ISBLANK([.B39]); &quot;&quot;; WEEKNUM([.B39]))">
            <text:p/>
          </table:table-cell>
          <table:table-cell table:formula="of:=IF(ISBLANK([.B39]); &quot;&quot;; MONTH([.B39]))">
            <text:p/>
          </table:table-cell>
          <table:table-cell table:formula="of:=IF(ISBLANK([.L39]); &quot;&quot;; [.K39]*[.L39])">
            <text:p/>
          </table:table-cell>
          <table:table-cell table:formula="of:=IF(ISNUMBER([.AL39]); [.AL39]*0.0035; &quot;&quot;)">
            <text:p/>
          </table:table-cell>
          <table:table-cell table:formula="of:=IF(ISBLANK([.Q39]); &quot;&quot;; [.P39]*[.Q39])">
            <text:p/>
          </table:table-cell>
          <table:table-cell table:formula="of:=IF(ISNUMBER([.AN39]); [.AN39]*0.0035; &quot;&quot;)">
            <text:p/>
          </table:table-cell>
          <table:table-cell table:formula="of:=IF(ISBLANK([.Q39]); &quot;&quot;; SUM([.$S$3:.S39]))">
            <text:p/>
          </table:table-cell>
          <table:table-cell table:formula="of:=IF(ISBLANK([.R39]); &quot;&quot;; SUM([.$T$3:.T39]))">
            <text:p/>
          </table:table-cell>
          <table:table-cell table:formula="of:=IF(OR(ISBLANK([.J39]); ISBLANK([.R39])); &quot;&quot;;ROUND(([.R39]-[.J39])*60*24))">
            <text:p/>
          </table:table-cell>
          <table:table-cell table:number-columns-repeated="20"/>
        </table:table-row>
        <table:table-row table:style-name="ro2">
          <table:table-cell office:value-type="float" office:value="38" calcext:value-type="float">
            <text:p>3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40]=&quot;Long&quot; ; [.L40]-[Overview.$C$4]/[.K40]  ;  IF([.G40]=&quot;Short&quot;; [.L40]+[Overview.$C$4]/[.K40]; &quot;&quot;) ); &quot;&quot;)">
            <text:p/>
          </table:table-cell>
          <table:table-cell table:formula="of:=IFERROR(ABS([.M40]-[.L40])*[.K40]; &quot;&quot;)">
            <text:p/>
          </table:table-cell>
          <table:table-cell table:style-name="ce312" table:formula="of:=IFERROR(  IF([.G40]=&quot;Long&quot;;  [.L40]+[Overview.$C$4]/[.K40]  *  [Overview.$C$6]  ;  IF([.G40]=&quot;Short&quot;   ;  [.L40]-[Overview.$C$4]/[.K40]  * [Overview.$C$6]  ; &quot;&quot;  )  )   ; &quot;&quot;)">
            <text:p/>
          </table:table-cell>
          <table:table-cell table:number-columns-repeated="3"/>
          <table:table-cell table:style-name="ce182" table:formula="of:=IFERROR([.T40]/[.N40]; &quot;&quot;)">
            <text:p/>
          </table:table-cell>
          <table:table-cell table:style-name="ce203" table:formula="of:=IFERROR(   IF( AND( [.G40]=&quot;Long&quot;;   [.P40]=[.K40])  ;  [.K40]*([.Q40]-[.L40])  ;    IF(  AND(  [.G40]=&quot;Short&quot;  ;   [.P40]=[.K40]   )   ;   [.K40]*([.L40]-[.Q40])   ;  &quot;&quot;)) ; &quot;&quot;)">
            <text:p/>
          </table:table-cell>
          <table:table-cell table:style-name="ce215" table:formula="of:=IF(ISNUMBER([.T40]); IF([.T40]&gt;=0; &quot;Win&quot;; &quot;Loss&quot;); &quot;&quot;)">
            <text:p/>
          </table:table-cell>
          <table:table-cell table:style-name="ce220" table:formula="of:=IF(ISNUMBER([.T40]); ROUND(([.R40]-[.J40])*60*24); &quot;&quot;)">
            <text:p/>
          </table:table-cell>
          <table:table-cell table:style-name="ce250"/>
          <table:table-cell table:number-columns-repeated="2"/>
          <table:table-cell table:style-name="ce239"/>
          <table:table-cell table:style-name="ce243" table:formula="of:=IFERROR(IF(ISBLANK([.Z40]); &quot;&quot;; IF([.$G40]=&quot;Long&quot;; ([.Z40]-[.$L40])*[.$K40]/[.$N40]; ([.$L40]-[.Z40])*[.$K40]/[.$N40])-[.$S40]); &quot;&quot;)">
            <text:p/>
          </table:table-cell>
          <table:table-cell/>
          <table:table-cell table:style-name="ce243" table:formula="of:=IFERROR(IF(ISBLANK([.AB40]); &quot;&quot;; IF([.$G40]=&quot;Long&quot;; ([.AB40]-[.$L40])*[.$K40]/[.$N40]; ([.$L40]-[.AB40])*[.$K40]/[.$N40])-[.$S40]); &quot;&quot;)">
            <text:p/>
          </table:table-cell>
          <table:table-cell/>
          <table:table-cell table:style-name="ce243" table:formula="of:=IFERROR(IF(ISBLANK([.AD40]); &quot;&quot;; IF([.$G40]=&quot;Long&quot;; ([.AD40]-[.$L40])*[.$K40]/[.$N40]; ([.$L40]-[.AD40])*[.$K40]/[.$N40])-[.$S40]); &quot;&quot;)">
            <text:p/>
          </table:table-cell>
          <table:table-cell table:number-columns-repeated="2"/>
          <table:table-cell table:formula="of:=IF(ISBLANK([.B40]); &quot;&quot;; DAY([.B40]))">
            <text:p/>
          </table:table-cell>
          <table:table-cell table:formula="of:=IF(ISBLANK([.B40]); &quot;&quot;; WEEKDAY([.B40]))">
            <text:p/>
          </table:table-cell>
          <table:table-cell table:formula="of:=IF(ISBLANK([.B40]); &quot;&quot;; WEEKNUM([.B40]))">
            <text:p/>
          </table:table-cell>
          <table:table-cell table:formula="of:=IF(ISBLANK([.B40]); &quot;&quot;; MONTH([.B40]))">
            <text:p/>
          </table:table-cell>
          <table:table-cell table:formula="of:=IF(ISBLANK([.L40]); &quot;&quot;; [.K40]*[.L40])">
            <text:p/>
          </table:table-cell>
          <table:table-cell table:formula="of:=IF(ISNUMBER([.AL40]); [.AL40]*0.0035; &quot;&quot;)">
            <text:p/>
          </table:table-cell>
          <table:table-cell table:formula="of:=IF(ISBLANK([.Q40]); &quot;&quot;; [.P40]*[.Q40])">
            <text:p/>
          </table:table-cell>
          <table:table-cell table:formula="of:=IF(ISNUMBER([.AN40]); [.AN40]*0.0035; &quot;&quot;)">
            <text:p/>
          </table:table-cell>
          <table:table-cell table:formula="of:=IF(ISBLANK([.Q40]); &quot;&quot;; SUM([.$S$3:.S40]))">
            <text:p/>
          </table:table-cell>
          <table:table-cell table:formula="of:=IF(ISBLANK([.R40]); &quot;&quot;; SUM([.$T$3:.T40]))">
            <text:p/>
          </table:table-cell>
          <table:table-cell table:formula="of:=IF(OR(ISBLANK([.J40]); ISBLANK([.R40])); &quot;&quot;;ROUND(([.R40]-[.J40])*60*24))">
            <text:p/>
          </table:table-cell>
          <table:table-cell table:number-columns-repeated="20"/>
        </table:table-row>
        <table:table-row table:style-name="ro2">
          <table:table-cell office:value-type="float" office:value="39" calcext:value-type="float">
            <text:p>39</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41]=&quot;Long&quot; ; [.L41]-[Overview.$C$4]/[.K41]  ;  IF([.G41]=&quot;Short&quot;; [.L41]+[Overview.$C$4]/[.K41]; &quot;&quot;) ); &quot;&quot;)">
            <text:p/>
          </table:table-cell>
          <table:table-cell table:formula="of:=IFERROR(ABS([.M41]-[.L41])*[.K41]; &quot;&quot;)">
            <text:p/>
          </table:table-cell>
          <table:table-cell table:style-name="ce312" table:formula="of:=IFERROR(  IF([.G41]=&quot;Long&quot;;  [.L41]+[Overview.$C$4]/[.K41]  *  [Overview.$C$6]  ;  IF([.G41]=&quot;Short&quot;   ;  [.L41]-[Overview.$C$4]/[.K41]  * [Overview.$C$6]  ; &quot;&quot;  )  )   ; &quot;&quot;)">
            <text:p/>
          </table:table-cell>
          <table:table-cell table:number-columns-repeated="3"/>
          <table:table-cell table:style-name="ce182" table:formula="of:=IFERROR([.T41]/[.N41]; &quot;&quot;)">
            <text:p/>
          </table:table-cell>
          <table:table-cell table:style-name="ce203" table:formula="of:=IFERROR(   IF( AND( [.G41]=&quot;Long&quot;;   [.P41]=[.K41])  ;  [.K41]*([.Q41]-[.L41])  ;    IF(  AND(  [.G41]=&quot;Short&quot;  ;   [.P41]=[.K41]   )   ;   [.K41]*([.L41]-[.Q41])   ;  &quot;&quot;)) ; &quot;&quot;)">
            <text:p/>
          </table:table-cell>
          <table:table-cell table:style-name="ce215" table:formula="of:=IF(ISNUMBER([.T41]); IF([.T41]&gt;=0; &quot;Win&quot;; &quot;Loss&quot;); &quot;&quot;)">
            <text:p/>
          </table:table-cell>
          <table:table-cell table:style-name="ce220" table:formula="of:=IF(ISNUMBER([.T41]); ROUND(([.R41]-[.J41])*60*24); &quot;&quot;)">
            <text:p/>
          </table:table-cell>
          <table:table-cell table:style-name="ce250"/>
          <table:table-cell table:number-columns-repeated="2"/>
          <table:table-cell table:style-name="ce239"/>
          <table:table-cell table:style-name="ce243" table:formula="of:=IFERROR(IF(ISBLANK([.Z41]); &quot;&quot;; IF([.$G41]=&quot;Long&quot;; ([.Z41]-[.$L41])*[.$K41]/[.$N41]; ([.$L41]-[.Z41])*[.$K41]/[.$N41])-[.$S41]); &quot;&quot;)">
            <text:p/>
          </table:table-cell>
          <table:table-cell/>
          <table:table-cell table:style-name="ce243" table:formula="of:=IFERROR(IF(ISBLANK([.AB41]); &quot;&quot;; IF([.$G41]=&quot;Long&quot;; ([.AB41]-[.$L41])*[.$K41]/[.$N41]; ([.$L41]-[.AB41])*[.$K41]/[.$N41])-[.$S41]); &quot;&quot;)">
            <text:p/>
          </table:table-cell>
          <table:table-cell/>
          <table:table-cell table:style-name="ce243" table:formula="of:=IFERROR(IF(ISBLANK([.AD41]); &quot;&quot;; IF([.$G41]=&quot;Long&quot;; ([.AD41]-[.$L41])*[.$K41]/[.$N41]; ([.$L41]-[.AD41])*[.$K41]/[.$N41])-[.$S41]); &quot;&quot;)">
            <text:p/>
          </table:table-cell>
          <table:table-cell table:number-columns-repeated="2"/>
          <table:table-cell table:formula="of:=IF(ISBLANK([.B41]); &quot;&quot;; DAY([.B41]))">
            <text:p/>
          </table:table-cell>
          <table:table-cell table:formula="of:=IF(ISBLANK([.B41]); &quot;&quot;; WEEKDAY([.B41]))">
            <text:p/>
          </table:table-cell>
          <table:table-cell table:formula="of:=IF(ISBLANK([.B41]); &quot;&quot;; WEEKNUM([.B41]))">
            <text:p/>
          </table:table-cell>
          <table:table-cell table:formula="of:=IF(ISBLANK([.B41]); &quot;&quot;; MONTH([.B41]))">
            <text:p/>
          </table:table-cell>
          <table:table-cell table:formula="of:=IF(ISBLANK([.L41]); &quot;&quot;; [.K41]*[.L41])">
            <text:p/>
          </table:table-cell>
          <table:table-cell table:formula="of:=IF(ISNUMBER([.AL41]); [.AL41]*0.0035; &quot;&quot;)">
            <text:p/>
          </table:table-cell>
          <table:table-cell table:formula="of:=IF(ISBLANK([.Q41]); &quot;&quot;; [.P41]*[.Q41])">
            <text:p/>
          </table:table-cell>
          <table:table-cell table:formula="of:=IF(ISNUMBER([.AN41]); [.AN41]*0.0035; &quot;&quot;)">
            <text:p/>
          </table:table-cell>
          <table:table-cell table:formula="of:=IF(ISBLANK([.Q41]); &quot;&quot;; SUM([.$S$3:.S41]))">
            <text:p/>
          </table:table-cell>
          <table:table-cell table:formula="of:=IF(ISBLANK([.R41]); &quot;&quot;; SUM([.$T$3:.T41]))">
            <text:p/>
          </table:table-cell>
          <table:table-cell table:formula="of:=IF(OR(ISBLANK([.J41]); ISBLANK([.R41])); &quot;&quot;;ROUND(([.R41]-[.J41])*60*24))">
            <text:p/>
          </table:table-cell>
          <table:table-cell table:number-columns-repeated="20"/>
        </table:table-row>
        <table:table-row table:style-name="ro2">
          <table:table-cell office:value-type="float" office:value="40" calcext:value-type="float">
            <text:p>40</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42]=&quot;Long&quot; ; [.L42]-[Overview.$C$4]/[.K42]  ;  IF([.G42]=&quot;Short&quot;; [.L42]+[Overview.$C$4]/[.K42]; &quot;&quot;) ); &quot;&quot;)">
            <text:p/>
          </table:table-cell>
          <table:table-cell table:formula="of:=IFERROR(ABS([.M42]-[.L42])*[.K42]; &quot;&quot;)">
            <text:p/>
          </table:table-cell>
          <table:table-cell table:style-name="ce312" table:formula="of:=IFERROR(  IF([.G42]=&quot;Long&quot;;  [.L42]+[Overview.$C$4]/[.K42]  *  [Overview.$C$6]  ;  IF([.G42]=&quot;Short&quot;   ;  [.L42]-[Overview.$C$4]/[.K42]  * [Overview.$C$6]  ; &quot;&quot;  )  )   ; &quot;&quot;)">
            <text:p/>
          </table:table-cell>
          <table:table-cell table:number-columns-repeated="3"/>
          <table:table-cell table:style-name="ce182" table:formula="of:=IFERROR([.T42]/[.N42]; &quot;&quot;)">
            <text:p/>
          </table:table-cell>
          <table:table-cell table:style-name="ce203" table:formula="of:=IFERROR(   IF( AND( [.G42]=&quot;Long&quot;;   [.P42]=[.K42])  ;  [.K42]*([.Q42]-[.L42])  ;    IF(  AND(  [.G42]=&quot;Short&quot;  ;   [.P42]=[.K42]   )   ;   [.K42]*([.L42]-[.Q42])   ;  &quot;&quot;)) ; &quot;&quot;)">
            <text:p/>
          </table:table-cell>
          <table:table-cell table:style-name="ce215" table:formula="of:=IF(ISNUMBER([.T42]); IF([.T42]&gt;=0; &quot;Win&quot;; &quot;Loss&quot;); &quot;&quot;)">
            <text:p/>
          </table:table-cell>
          <table:table-cell table:style-name="ce220" table:formula="of:=IF(ISNUMBER([.T42]); ROUND(([.R42]-[.J42])*60*24); &quot;&quot;)">
            <text:p/>
          </table:table-cell>
          <table:table-cell table:style-name="ce250"/>
          <table:table-cell table:number-columns-repeated="2"/>
          <table:table-cell table:style-name="ce239"/>
          <table:table-cell table:style-name="ce243" table:formula="of:=IFERROR(IF(ISBLANK([.Z42]); &quot;&quot;; IF([.$G42]=&quot;Long&quot;; ([.Z42]-[.$L42])*[.$K42]/[.$N42]; ([.$L42]-[.Z42])*[.$K42]/[.$N42])-[.$S42]); &quot;&quot;)">
            <text:p/>
          </table:table-cell>
          <table:table-cell/>
          <table:table-cell table:style-name="ce243" table:formula="of:=IFERROR(IF(ISBLANK([.AB42]); &quot;&quot;; IF([.$G42]=&quot;Long&quot;; ([.AB42]-[.$L42])*[.$K42]/[.$N42]; ([.$L42]-[.AB42])*[.$K42]/[.$N42])-[.$S42]); &quot;&quot;)">
            <text:p/>
          </table:table-cell>
          <table:table-cell/>
          <table:table-cell table:style-name="ce243" table:formula="of:=IFERROR(IF(ISBLANK([.AD42]); &quot;&quot;; IF([.$G42]=&quot;Long&quot;; ([.AD42]-[.$L42])*[.$K42]/[.$N42]; ([.$L42]-[.AD42])*[.$K42]/[.$N42])-[.$S42]); &quot;&quot;)">
            <text:p/>
          </table:table-cell>
          <table:table-cell table:number-columns-repeated="2"/>
          <table:table-cell table:formula="of:=IF(ISBLANK([.B42]); &quot;&quot;; DAY([.B42]))">
            <text:p/>
          </table:table-cell>
          <table:table-cell table:formula="of:=IF(ISBLANK([.B42]); &quot;&quot;; WEEKDAY([.B42]))">
            <text:p/>
          </table:table-cell>
          <table:table-cell table:formula="of:=IF(ISBLANK([.B42]); &quot;&quot;; WEEKNUM([.B42]))">
            <text:p/>
          </table:table-cell>
          <table:table-cell table:formula="of:=IF(ISBLANK([.B42]); &quot;&quot;; MONTH([.B42]))">
            <text:p/>
          </table:table-cell>
          <table:table-cell table:formula="of:=IF(ISBLANK([.L42]); &quot;&quot;; [.K42]*[.L42])">
            <text:p/>
          </table:table-cell>
          <table:table-cell table:formula="of:=IF(ISNUMBER([.AL42]); [.AL42]*0.0035; &quot;&quot;)">
            <text:p/>
          </table:table-cell>
          <table:table-cell table:formula="of:=IF(ISBLANK([.Q42]); &quot;&quot;; [.P42]*[.Q42])">
            <text:p/>
          </table:table-cell>
          <table:table-cell table:formula="of:=IF(ISNUMBER([.AN42]); [.AN42]*0.0035; &quot;&quot;)">
            <text:p/>
          </table:table-cell>
          <table:table-cell table:formula="of:=IF(ISBLANK([.Q42]); &quot;&quot;; SUM([.$S$3:.S42]))">
            <text:p/>
          </table:table-cell>
          <table:table-cell table:formula="of:=IF(ISBLANK([.R42]); &quot;&quot;; SUM([.$T$3:.T42]))">
            <text:p/>
          </table:table-cell>
          <table:table-cell table:formula="of:=IF(OR(ISBLANK([.J42]); ISBLANK([.R42])); &quot;&quot;;ROUND(([.R42]-[.J42])*60*24))">
            <text:p/>
          </table:table-cell>
          <table:table-cell table:number-columns-repeated="20"/>
        </table:table-row>
        <table:table-row table:style-name="ro2">
          <table:table-cell office:value-type="float" office:value="41" calcext:value-type="float">
            <text:p>41</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43]=&quot;Long&quot; ; [.L43]-[Overview.$C$4]/[.K43]  ;  IF([.G43]=&quot;Short&quot;; [.L43]+[Overview.$C$4]/[.K43]; &quot;&quot;) ); &quot;&quot;)">
            <text:p/>
          </table:table-cell>
          <table:table-cell table:formula="of:=IFERROR(ABS([.M43]-[.L43])*[.K43]; &quot;&quot;)">
            <text:p/>
          </table:table-cell>
          <table:table-cell table:style-name="ce312" table:formula="of:=IFERROR(  IF([.G43]=&quot;Long&quot;;  [.L43]+[Overview.$C$4]/[.K43]  *  [Overview.$C$6]  ;  IF([.G43]=&quot;Short&quot;   ;  [.L43]-[Overview.$C$4]/[.K43]  * [Overview.$C$6]  ; &quot;&quot;  )  )   ; &quot;&quot;)">
            <text:p/>
          </table:table-cell>
          <table:table-cell table:number-columns-repeated="3"/>
          <table:table-cell table:style-name="ce182" table:formula="of:=IFERROR([.T43]/[.N43]; &quot;&quot;)">
            <text:p/>
          </table:table-cell>
          <table:table-cell table:style-name="ce203" table:formula="of:=IFERROR(   IF( AND( [.G43]=&quot;Long&quot;;   [.P43]=[.K43])  ;  [.K43]*([.Q43]-[.L43])  ;    IF(  AND(  [.G43]=&quot;Short&quot;  ;   [.P43]=[.K43]   )   ;   [.K43]*([.L43]-[.Q43])   ;  &quot;&quot;)) ; &quot;&quot;)">
            <text:p/>
          </table:table-cell>
          <table:table-cell table:style-name="ce215" table:formula="of:=IF(ISNUMBER([.T43]); IF([.T43]&gt;=0; &quot;Win&quot;; &quot;Loss&quot;); &quot;&quot;)">
            <text:p/>
          </table:table-cell>
          <table:table-cell table:style-name="ce220" table:formula="of:=IF(ISNUMBER([.T43]); ROUND(([.R43]-[.J43])*60*24); &quot;&quot;)">
            <text:p/>
          </table:table-cell>
          <table:table-cell table:style-name="ce250"/>
          <table:table-cell table:number-columns-repeated="2"/>
          <table:table-cell table:style-name="ce239"/>
          <table:table-cell table:style-name="ce243" table:formula="of:=IFERROR(IF(ISBLANK([.Z43]); &quot;&quot;; IF([.$G43]=&quot;Long&quot;; ([.Z43]-[.$L43])*[.$K43]/[.$N43]; ([.$L43]-[.Z43])*[.$K43]/[.$N43])-[.$S43]); &quot;&quot;)">
            <text:p/>
          </table:table-cell>
          <table:table-cell/>
          <table:table-cell table:style-name="ce243" table:formula="of:=IFERROR(IF(ISBLANK([.AB43]); &quot;&quot;; IF([.$G43]=&quot;Long&quot;; ([.AB43]-[.$L43])*[.$K43]/[.$N43]; ([.$L43]-[.AB43])*[.$K43]/[.$N43])-[.$S43]); &quot;&quot;)">
            <text:p/>
          </table:table-cell>
          <table:table-cell/>
          <table:table-cell table:style-name="ce243" table:formula="of:=IFERROR(IF(ISBLANK([.AD43]); &quot;&quot;; IF([.$G43]=&quot;Long&quot;; ([.AD43]-[.$L43])*[.$K43]/[.$N43]; ([.$L43]-[.AD43])*[.$K43]/[.$N43])-[.$S43]); &quot;&quot;)">
            <text:p/>
          </table:table-cell>
          <table:table-cell table:number-columns-repeated="2"/>
          <table:table-cell table:formula="of:=IF(ISBLANK([.B43]); &quot;&quot;; DAY([.B43]))">
            <text:p/>
          </table:table-cell>
          <table:table-cell table:formula="of:=IF(ISBLANK([.B43]); &quot;&quot;; WEEKDAY([.B43]))">
            <text:p/>
          </table:table-cell>
          <table:table-cell table:formula="of:=IF(ISBLANK([.B43]); &quot;&quot;; WEEKNUM([.B43]))">
            <text:p/>
          </table:table-cell>
          <table:table-cell table:formula="of:=IF(ISBLANK([.B43]); &quot;&quot;; MONTH([.B43]))">
            <text:p/>
          </table:table-cell>
          <table:table-cell table:formula="of:=IF(ISBLANK([.L43]); &quot;&quot;; [.K43]*[.L43])">
            <text:p/>
          </table:table-cell>
          <table:table-cell table:formula="of:=IF(ISNUMBER([.AL43]); [.AL43]*0.0035; &quot;&quot;)">
            <text:p/>
          </table:table-cell>
          <table:table-cell table:formula="of:=IF(ISBLANK([.Q43]); &quot;&quot;; [.P43]*[.Q43])">
            <text:p/>
          </table:table-cell>
          <table:table-cell table:formula="of:=IF(ISNUMBER([.AN43]); [.AN43]*0.0035; &quot;&quot;)">
            <text:p/>
          </table:table-cell>
          <table:table-cell table:formula="of:=IF(ISBLANK([.Q43]); &quot;&quot;; SUM([.$S$3:.S43]))">
            <text:p/>
          </table:table-cell>
          <table:table-cell table:formula="of:=IF(ISBLANK([.R43]); &quot;&quot;; SUM([.$T$3:.T43]))">
            <text:p/>
          </table:table-cell>
          <table:table-cell table:formula="of:=IF(OR(ISBLANK([.J43]); ISBLANK([.R43])); &quot;&quot;;ROUND(([.R43]-[.J43])*60*24))">
            <text:p/>
          </table:table-cell>
          <table:table-cell table:number-columns-repeated="20"/>
        </table:table-row>
        <table:table-row table:style-name="ro2">
          <table:table-cell office:value-type="float" office:value="42" calcext:value-type="float">
            <text:p>4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44]=&quot;Long&quot; ; [.L44]-[Overview.$C$4]/[.K44]  ;  IF([.G44]=&quot;Short&quot;; [.L44]+[Overview.$C$4]/[.K44]; &quot;&quot;) ); &quot;&quot;)">
            <text:p/>
          </table:table-cell>
          <table:table-cell table:formula="of:=IFERROR(ABS([.M44]-[.L44])*[.K44]; &quot;&quot;)">
            <text:p/>
          </table:table-cell>
          <table:table-cell table:style-name="ce312" table:formula="of:=IFERROR(  IF([.G44]=&quot;Long&quot;;  [.L44]+[Overview.$C$4]/[.K44]  *  [Overview.$C$6]  ;  IF([.G44]=&quot;Short&quot;   ;  [.L44]-[Overview.$C$4]/[.K44]  * [Overview.$C$6]  ; &quot;&quot;  )  )   ; &quot;&quot;)">
            <text:p/>
          </table:table-cell>
          <table:table-cell table:number-columns-repeated="3"/>
          <table:table-cell table:style-name="ce182" table:formula="of:=IFERROR([.T44]/[.N44]; &quot;&quot;)">
            <text:p/>
          </table:table-cell>
          <table:table-cell table:style-name="ce203" table:formula="of:=IFERROR(   IF( AND( [.G44]=&quot;Long&quot;;   [.P44]=[.K44])  ;  [.K44]*([.Q44]-[.L44])  ;    IF(  AND(  [.G44]=&quot;Short&quot;  ;   [.P44]=[.K44]   )   ;   [.K44]*([.L44]-[.Q44])   ;  &quot;&quot;)) ; &quot;&quot;)">
            <text:p/>
          </table:table-cell>
          <table:table-cell table:style-name="ce215" table:formula="of:=IF(ISNUMBER([.T44]); IF([.T44]&gt;=0; &quot;Win&quot;; &quot;Loss&quot;); &quot;&quot;)">
            <text:p/>
          </table:table-cell>
          <table:table-cell table:style-name="ce220" table:formula="of:=IF(ISNUMBER([.T44]); ROUND(([.R44]-[.J44])*60*24); &quot;&quot;)">
            <text:p/>
          </table:table-cell>
          <table:table-cell table:style-name="ce250"/>
          <table:table-cell table:number-columns-repeated="2"/>
          <table:table-cell table:style-name="ce239"/>
          <table:table-cell table:style-name="ce243" table:formula="of:=IFERROR(IF(ISBLANK([.Z44]); &quot;&quot;; IF([.$G44]=&quot;Long&quot;; ([.Z44]-[.$L44])*[.$K44]/[.$N44]; ([.$L44]-[.Z44])*[.$K44]/[.$N44])-[.$S44]); &quot;&quot;)">
            <text:p/>
          </table:table-cell>
          <table:table-cell/>
          <table:table-cell table:style-name="ce243" table:formula="of:=IFERROR(IF(ISBLANK([.AB44]); &quot;&quot;; IF([.$G44]=&quot;Long&quot;; ([.AB44]-[.$L44])*[.$K44]/[.$N44]; ([.$L44]-[.AB44])*[.$K44]/[.$N44])-[.$S44]); &quot;&quot;)">
            <text:p/>
          </table:table-cell>
          <table:table-cell/>
          <table:table-cell table:style-name="ce243" table:formula="of:=IFERROR(IF(ISBLANK([.AD44]); &quot;&quot;; IF([.$G44]=&quot;Long&quot;; ([.AD44]-[.$L44])*[.$K44]/[.$N44]; ([.$L44]-[.AD44])*[.$K44]/[.$N44])-[.$S44]); &quot;&quot;)">
            <text:p/>
          </table:table-cell>
          <table:table-cell table:number-columns-repeated="2"/>
          <table:table-cell table:formula="of:=IF(ISBLANK([.B44]); &quot;&quot;; DAY([.B44]))">
            <text:p/>
          </table:table-cell>
          <table:table-cell table:formula="of:=IF(ISBLANK([.B44]); &quot;&quot;; WEEKDAY([.B44]))">
            <text:p/>
          </table:table-cell>
          <table:table-cell table:formula="of:=IF(ISBLANK([.B44]); &quot;&quot;; WEEKNUM([.B44]))">
            <text:p/>
          </table:table-cell>
          <table:table-cell table:formula="of:=IF(ISBLANK([.B44]); &quot;&quot;; MONTH([.B44]))">
            <text:p/>
          </table:table-cell>
          <table:table-cell table:formula="of:=IF(ISBLANK([.L44]); &quot;&quot;; [.K44]*[.L44])">
            <text:p/>
          </table:table-cell>
          <table:table-cell table:formula="of:=IF(ISNUMBER([.AL44]); [.AL44]*0.0035; &quot;&quot;)">
            <text:p/>
          </table:table-cell>
          <table:table-cell table:formula="of:=IF(ISBLANK([.Q44]); &quot;&quot;; [.P44]*[.Q44])">
            <text:p/>
          </table:table-cell>
          <table:table-cell table:formula="of:=IF(ISNUMBER([.AN44]); [.AN44]*0.0035; &quot;&quot;)">
            <text:p/>
          </table:table-cell>
          <table:table-cell table:formula="of:=IF(ISBLANK([.Q44]); &quot;&quot;; SUM([.$S$3:.S44]))">
            <text:p/>
          </table:table-cell>
          <table:table-cell table:formula="of:=IF(ISBLANK([.R44]); &quot;&quot;; SUM([.$T$3:.T44]))">
            <text:p/>
          </table:table-cell>
          <table:table-cell table:formula="of:=IF(OR(ISBLANK([.J44]); ISBLANK([.R44])); &quot;&quot;;ROUND(([.R44]-[.J44])*60*24))">
            <text:p/>
          </table:table-cell>
          <table:table-cell table:number-columns-repeated="20"/>
        </table:table-row>
        <table:table-row table:style-name="ro2">
          <table:table-cell office:value-type="float" office:value="43" calcext:value-type="float">
            <text:p>4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45]=&quot;Long&quot; ; [.L45]-[Overview.$C$4]/[.K45]  ;  IF([.G45]=&quot;Short&quot;; [.L45]+[Overview.$C$4]/[.K45]; &quot;&quot;) ); &quot;&quot;)">
            <text:p/>
          </table:table-cell>
          <table:table-cell table:formula="of:=IFERROR(ABS([.M45]-[.L45])*[.K45]; &quot;&quot;)">
            <text:p/>
          </table:table-cell>
          <table:table-cell table:style-name="ce312" table:formula="of:=IFERROR(  IF([.G45]=&quot;Long&quot;;  [.L45]+[Overview.$C$4]/[.K45]  *  [Overview.$C$6]  ;  IF([.G45]=&quot;Short&quot;   ;  [.L45]-[Overview.$C$4]/[.K45]  * [Overview.$C$6]  ; &quot;&quot;  )  )   ; &quot;&quot;)">
            <text:p/>
          </table:table-cell>
          <table:table-cell table:number-columns-repeated="3"/>
          <table:table-cell table:style-name="ce182" table:formula="of:=IFERROR([.T45]/[.N45]; &quot;&quot;)">
            <text:p/>
          </table:table-cell>
          <table:table-cell table:style-name="ce203" table:formula="of:=IFERROR(   IF( AND( [.G45]=&quot;Long&quot;;   [.P45]=[.K45])  ;  [.K45]*([.Q45]-[.L45])  ;    IF(  AND(  [.G45]=&quot;Short&quot;  ;   [.P45]=[.K45]   )   ;   [.K45]*([.L45]-[.Q45])   ;  &quot;&quot;)) ; &quot;&quot;)">
            <text:p/>
          </table:table-cell>
          <table:table-cell table:style-name="ce215" table:formula="of:=IF(ISNUMBER([.T45]); IF([.T45]&gt;=0; &quot;Win&quot;; &quot;Loss&quot;); &quot;&quot;)">
            <text:p/>
          </table:table-cell>
          <table:table-cell table:style-name="ce220" table:formula="of:=IF(ISNUMBER([.T45]); ROUND(([.R45]-[.J45])*60*24); &quot;&quot;)">
            <text:p/>
          </table:table-cell>
          <table:table-cell table:style-name="ce250"/>
          <table:table-cell table:number-columns-repeated="2"/>
          <table:table-cell table:style-name="ce239"/>
          <table:table-cell table:style-name="ce243" table:formula="of:=IFERROR(IF(ISBLANK([.Z45]); &quot;&quot;; IF([.$G45]=&quot;Long&quot;; ([.Z45]-[.$L45])*[.$K45]/[.$N45]; ([.$L45]-[.Z45])*[.$K45]/[.$N45])-[.$S45]); &quot;&quot;)">
            <text:p/>
          </table:table-cell>
          <table:table-cell/>
          <table:table-cell table:style-name="ce243" table:formula="of:=IFERROR(IF(ISBLANK([.AB45]); &quot;&quot;; IF([.$G45]=&quot;Long&quot;; ([.AB45]-[.$L45])*[.$K45]/[.$N45]; ([.$L45]-[.AB45])*[.$K45]/[.$N45])-[.$S45]); &quot;&quot;)">
            <text:p/>
          </table:table-cell>
          <table:table-cell/>
          <table:table-cell table:style-name="ce243" table:formula="of:=IFERROR(IF(ISBLANK([.AD45]); &quot;&quot;; IF([.$G45]=&quot;Long&quot;; ([.AD45]-[.$L45])*[.$K45]/[.$N45]; ([.$L45]-[.AD45])*[.$K45]/[.$N45])-[.$S45]); &quot;&quot;)">
            <text:p/>
          </table:table-cell>
          <table:table-cell table:number-columns-repeated="2"/>
          <table:table-cell table:formula="of:=IF(ISBLANK([.B45]); &quot;&quot;; DAY([.B45]))">
            <text:p/>
          </table:table-cell>
          <table:table-cell table:formula="of:=IF(ISBLANK([.B45]); &quot;&quot;; WEEKDAY([.B45]))">
            <text:p/>
          </table:table-cell>
          <table:table-cell table:formula="of:=IF(ISBLANK([.B45]); &quot;&quot;; WEEKNUM([.B45]))">
            <text:p/>
          </table:table-cell>
          <table:table-cell table:formula="of:=IF(ISBLANK([.B45]); &quot;&quot;; MONTH([.B45]))">
            <text:p/>
          </table:table-cell>
          <table:table-cell table:formula="of:=IF(ISBLANK([.L45]); &quot;&quot;; [.K45]*[.L45])">
            <text:p/>
          </table:table-cell>
          <table:table-cell table:formula="of:=IF(ISNUMBER([.AL45]); [.AL45]*0.0035; &quot;&quot;)">
            <text:p/>
          </table:table-cell>
          <table:table-cell table:formula="of:=IF(ISBLANK([.Q45]); &quot;&quot;; [.P45]*[.Q45])">
            <text:p/>
          </table:table-cell>
          <table:table-cell table:formula="of:=IF(ISNUMBER([.AN45]); [.AN45]*0.0035; &quot;&quot;)">
            <text:p/>
          </table:table-cell>
          <table:table-cell table:formula="of:=IF(ISBLANK([.Q45]); &quot;&quot;; SUM([.$S$3:.S45]))">
            <text:p/>
          </table:table-cell>
          <table:table-cell table:formula="of:=IF(ISBLANK([.R45]); &quot;&quot;; SUM([.$T$3:.T45]))">
            <text:p/>
          </table:table-cell>
          <table:table-cell table:formula="of:=IF(OR(ISBLANK([.J45]); ISBLANK([.R45])); &quot;&quot;;ROUND(([.R45]-[.J45])*60*24))">
            <text:p/>
          </table:table-cell>
          <table:table-cell table:number-columns-repeated="20"/>
        </table:table-row>
        <table:table-row table:style-name="ro2">
          <table:table-cell office:value-type="float" office:value="44" calcext:value-type="float">
            <text:p>4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46]=&quot;Long&quot; ; [.L46]-[Overview.$C$4]/[.K46]  ;  IF([.G46]=&quot;Short&quot;; [.L46]+[Overview.$C$4]/[.K46]; &quot;&quot;) ); &quot;&quot;)">
            <text:p/>
          </table:table-cell>
          <table:table-cell table:formula="of:=IFERROR(ABS([.M46]-[.L46])*[.K46]; &quot;&quot;)">
            <text:p/>
          </table:table-cell>
          <table:table-cell table:style-name="ce312" table:formula="of:=IFERROR(  IF([.G46]=&quot;Long&quot;;  [.L46]+[Overview.$C$4]/[.K46]  *  [Overview.$C$6]  ;  IF([.G46]=&quot;Short&quot;   ;  [.L46]-[Overview.$C$4]/[.K46]  * [Overview.$C$6]  ; &quot;&quot;  )  )   ; &quot;&quot;)">
            <text:p/>
          </table:table-cell>
          <table:table-cell table:number-columns-repeated="3"/>
          <table:table-cell table:style-name="ce182" table:formula="of:=IFERROR([.T46]/[.N46]; &quot;&quot;)">
            <text:p/>
          </table:table-cell>
          <table:table-cell table:style-name="ce203" table:formula="of:=IFERROR(   IF( AND( [.G46]=&quot;Long&quot;;   [.P46]=[.K46])  ;  [.K46]*([.Q46]-[.L46])  ;    IF(  AND(  [.G46]=&quot;Short&quot;  ;   [.P46]=[.K46]   )   ;   [.K46]*([.L46]-[.Q46])   ;  &quot;&quot;)) ; &quot;&quot;)">
            <text:p/>
          </table:table-cell>
          <table:table-cell table:style-name="ce215" table:formula="of:=IF(ISNUMBER([.T46]); IF([.T46]&gt;=0; &quot;Win&quot;; &quot;Loss&quot;); &quot;&quot;)">
            <text:p/>
          </table:table-cell>
          <table:table-cell table:style-name="ce220" table:formula="of:=IF(ISNUMBER([.T46]); ROUND(([.R46]-[.J46])*60*24); &quot;&quot;)">
            <text:p/>
          </table:table-cell>
          <table:table-cell table:style-name="ce250"/>
          <table:table-cell table:number-columns-repeated="2"/>
          <table:table-cell table:style-name="ce239"/>
          <table:table-cell table:style-name="ce243" table:formula="of:=IFERROR(IF(ISBLANK([.Z46]); &quot;&quot;; IF([.$G46]=&quot;Long&quot;; ([.Z46]-[.$L46])*[.$K46]/[.$N46]; ([.$L46]-[.Z46])*[.$K46]/[.$N46])-[.$S46]); &quot;&quot;)">
            <text:p/>
          </table:table-cell>
          <table:table-cell/>
          <table:table-cell table:style-name="ce243" table:formula="of:=IFERROR(IF(ISBLANK([.AB46]); &quot;&quot;; IF([.$G46]=&quot;Long&quot;; ([.AB46]-[.$L46])*[.$K46]/[.$N46]; ([.$L46]-[.AB46])*[.$K46]/[.$N46])-[.$S46]); &quot;&quot;)">
            <text:p/>
          </table:table-cell>
          <table:table-cell/>
          <table:table-cell table:style-name="ce243" table:formula="of:=IFERROR(IF(ISBLANK([.AD46]); &quot;&quot;; IF([.$G46]=&quot;Long&quot;; ([.AD46]-[.$L46])*[.$K46]/[.$N46]; ([.$L46]-[.AD46])*[.$K46]/[.$N46])-[.$S46]); &quot;&quot;)">
            <text:p/>
          </table:table-cell>
          <table:table-cell table:number-columns-repeated="2"/>
          <table:table-cell table:formula="of:=IF(ISBLANK([.B46]); &quot;&quot;; DAY([.B46]))">
            <text:p/>
          </table:table-cell>
          <table:table-cell table:formula="of:=IF(ISBLANK([.B46]); &quot;&quot;; WEEKDAY([.B46]))">
            <text:p/>
          </table:table-cell>
          <table:table-cell table:formula="of:=IF(ISBLANK([.B46]); &quot;&quot;; WEEKNUM([.B46]))">
            <text:p/>
          </table:table-cell>
          <table:table-cell table:formula="of:=IF(ISBLANK([.B46]); &quot;&quot;; MONTH([.B46]))">
            <text:p/>
          </table:table-cell>
          <table:table-cell table:formula="of:=IF(ISBLANK([.L46]); &quot;&quot;; [.K46]*[.L46])">
            <text:p/>
          </table:table-cell>
          <table:table-cell table:formula="of:=IF(ISNUMBER([.AL46]); [.AL46]*0.0035; &quot;&quot;)">
            <text:p/>
          </table:table-cell>
          <table:table-cell table:formula="of:=IF(ISBLANK([.Q46]); &quot;&quot;; [.P46]*[.Q46])">
            <text:p/>
          </table:table-cell>
          <table:table-cell table:formula="of:=IF(ISNUMBER([.AN46]); [.AN46]*0.0035; &quot;&quot;)">
            <text:p/>
          </table:table-cell>
          <table:table-cell table:formula="of:=IF(ISBLANK([.Q46]); &quot;&quot;; SUM([.$S$3:.S46]))">
            <text:p/>
          </table:table-cell>
          <table:table-cell table:formula="of:=IF(ISBLANK([.R46]); &quot;&quot;; SUM([.$T$3:.T46]))">
            <text:p/>
          </table:table-cell>
          <table:table-cell table:formula="of:=IF(OR(ISBLANK([.J46]); ISBLANK([.R46])); &quot;&quot;;ROUND(([.R46]-[.J46])*60*24))">
            <text:p/>
          </table:table-cell>
          <table:table-cell table:number-columns-repeated="20"/>
        </table:table-row>
        <table:table-row table:style-name="ro2">
          <table:table-cell office:value-type="float" office:value="45" calcext:value-type="float">
            <text:p>4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47]=&quot;Long&quot; ; [.L47]-[Overview.$C$4]/[.K47]  ;  IF([.G47]=&quot;Short&quot;; [.L47]+[Overview.$C$4]/[.K47]; &quot;&quot;) ); &quot;&quot;)">
            <text:p/>
          </table:table-cell>
          <table:table-cell table:formula="of:=IFERROR(ABS([.M47]-[.L47])*[.K47]; &quot;&quot;)">
            <text:p/>
          </table:table-cell>
          <table:table-cell table:style-name="ce312" table:formula="of:=IFERROR(  IF([.G47]=&quot;Long&quot;;  [.L47]+[Overview.$C$4]/[.K47]  *  [Overview.$C$6]  ;  IF([.G47]=&quot;Short&quot;   ;  [.L47]-[Overview.$C$4]/[.K47]  * [Overview.$C$6]  ; &quot;&quot;  )  )   ; &quot;&quot;)">
            <text:p/>
          </table:table-cell>
          <table:table-cell table:number-columns-repeated="3"/>
          <table:table-cell table:style-name="ce182" table:formula="of:=IFERROR([.T47]/[.N47]; &quot;&quot;)">
            <text:p/>
          </table:table-cell>
          <table:table-cell table:style-name="ce203" table:formula="of:=IFERROR(   IF( AND( [.G47]=&quot;Long&quot;;   [.P47]=[.K47])  ;  [.K47]*([.Q47]-[.L47])  ;    IF(  AND(  [.G47]=&quot;Short&quot;  ;   [.P47]=[.K47]   )   ;   [.K47]*([.L47]-[.Q47])   ;  &quot;&quot;)) ; &quot;&quot;)">
            <text:p/>
          </table:table-cell>
          <table:table-cell table:style-name="ce215" table:formula="of:=IF(ISNUMBER([.T47]); IF([.T47]&gt;=0; &quot;Win&quot;; &quot;Loss&quot;); &quot;&quot;)">
            <text:p/>
          </table:table-cell>
          <table:table-cell table:style-name="ce220" table:formula="of:=IF(ISNUMBER([.T47]); ROUND(([.R47]-[.J47])*60*24); &quot;&quot;)">
            <text:p/>
          </table:table-cell>
          <table:table-cell table:style-name="ce250"/>
          <table:table-cell table:number-columns-repeated="2"/>
          <table:table-cell table:style-name="ce239"/>
          <table:table-cell table:style-name="ce243" table:formula="of:=IFERROR(IF(ISBLANK([.Z47]); &quot;&quot;; IF([.$G47]=&quot;Long&quot;; ([.Z47]-[.$L47])*[.$K47]/[.$N47]; ([.$L47]-[.Z47])*[.$K47]/[.$N47])-[.$S47]); &quot;&quot;)">
            <text:p/>
          </table:table-cell>
          <table:table-cell/>
          <table:table-cell table:style-name="ce243" table:formula="of:=IFERROR(IF(ISBLANK([.AB47]); &quot;&quot;; IF([.$G47]=&quot;Long&quot;; ([.AB47]-[.$L47])*[.$K47]/[.$N47]; ([.$L47]-[.AB47])*[.$K47]/[.$N47])-[.$S47]); &quot;&quot;)">
            <text:p/>
          </table:table-cell>
          <table:table-cell/>
          <table:table-cell table:style-name="ce243" table:formula="of:=IFERROR(IF(ISBLANK([.AD47]); &quot;&quot;; IF([.$G47]=&quot;Long&quot;; ([.AD47]-[.$L47])*[.$K47]/[.$N47]; ([.$L47]-[.AD47])*[.$K47]/[.$N47])-[.$S47]); &quot;&quot;)">
            <text:p/>
          </table:table-cell>
          <table:table-cell table:number-columns-repeated="2"/>
          <table:table-cell table:formula="of:=IF(ISBLANK([.B47]); &quot;&quot;; DAY([.B47]))">
            <text:p/>
          </table:table-cell>
          <table:table-cell table:formula="of:=IF(ISBLANK([.B47]); &quot;&quot;; WEEKDAY([.B47]))">
            <text:p/>
          </table:table-cell>
          <table:table-cell table:formula="of:=IF(ISBLANK([.B47]); &quot;&quot;; WEEKNUM([.B47]))">
            <text:p/>
          </table:table-cell>
          <table:table-cell table:formula="of:=IF(ISBLANK([.B47]); &quot;&quot;; MONTH([.B47]))">
            <text:p/>
          </table:table-cell>
          <table:table-cell table:formula="of:=IF(ISBLANK([.L47]); &quot;&quot;; [.K47]*[.L47])">
            <text:p/>
          </table:table-cell>
          <table:table-cell table:formula="of:=IF(ISNUMBER([.AL47]); [.AL47]*0.0035; &quot;&quot;)">
            <text:p/>
          </table:table-cell>
          <table:table-cell table:formula="of:=IF(ISBLANK([.Q47]); &quot;&quot;; [.P47]*[.Q47])">
            <text:p/>
          </table:table-cell>
          <table:table-cell table:formula="of:=IF(ISNUMBER([.AN47]); [.AN47]*0.0035; &quot;&quot;)">
            <text:p/>
          </table:table-cell>
          <table:table-cell table:formula="of:=IF(ISBLANK([.Q47]); &quot;&quot;; SUM([.$S$3:.S47]))">
            <text:p/>
          </table:table-cell>
          <table:table-cell table:formula="of:=IF(ISBLANK([.R47]); &quot;&quot;; SUM([.$T$3:.T47]))">
            <text:p/>
          </table:table-cell>
          <table:table-cell table:formula="of:=IF(OR(ISBLANK([.J47]); ISBLANK([.R47])); &quot;&quot;;ROUND(([.R47]-[.J47])*60*24))">
            <text:p/>
          </table:table-cell>
          <table:table-cell table:number-columns-repeated="20"/>
        </table:table-row>
        <table:table-row table:style-name="ro2">
          <table:table-cell office:value-type="float" office:value="46" calcext:value-type="float">
            <text:p>4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48]=&quot;Long&quot; ; [.L48]-[Overview.$C$4]/[.K48]  ;  IF([.G48]=&quot;Short&quot;; [.L48]+[Overview.$C$4]/[.K48]; &quot;&quot;) ); &quot;&quot;)">
            <text:p/>
          </table:table-cell>
          <table:table-cell table:formula="of:=IFERROR(ABS([.M48]-[.L48])*[.K48]; &quot;&quot;)">
            <text:p/>
          </table:table-cell>
          <table:table-cell table:style-name="ce312" table:formula="of:=IFERROR(  IF([.G48]=&quot;Long&quot;;  [.L48]+[Overview.$C$4]/[.K48]  *  [Overview.$C$6]  ;  IF([.G48]=&quot;Short&quot;   ;  [.L48]-[Overview.$C$4]/[.K48]  * [Overview.$C$6]  ; &quot;&quot;  )  )   ; &quot;&quot;)">
            <text:p/>
          </table:table-cell>
          <table:table-cell table:number-columns-repeated="3"/>
          <table:table-cell table:style-name="ce182" table:formula="of:=IFERROR([.T48]/[.N48]; &quot;&quot;)">
            <text:p/>
          </table:table-cell>
          <table:table-cell table:style-name="ce203" table:formula="of:=IFERROR(   IF( AND( [.G48]=&quot;Long&quot;;   [.P48]=[.K48])  ;  [.K48]*([.Q48]-[.L48])  ;    IF(  AND(  [.G48]=&quot;Short&quot;  ;   [.P48]=[.K48]   )   ;   [.K48]*([.L48]-[.Q48])   ;  &quot;&quot;)) ; &quot;&quot;)">
            <text:p/>
          </table:table-cell>
          <table:table-cell table:style-name="ce215" table:formula="of:=IF(ISNUMBER([.T48]); IF([.T48]&gt;=0; &quot;Win&quot;; &quot;Loss&quot;); &quot;&quot;)">
            <text:p/>
          </table:table-cell>
          <table:table-cell table:style-name="ce220" table:formula="of:=IF(ISNUMBER([.T48]); ROUND(([.R48]-[.J48])*60*24); &quot;&quot;)">
            <text:p/>
          </table:table-cell>
          <table:table-cell table:style-name="ce250"/>
          <table:table-cell table:number-columns-repeated="2"/>
          <table:table-cell table:style-name="ce239"/>
          <table:table-cell table:style-name="ce243" table:formula="of:=IFERROR(IF(ISBLANK([.Z48]); &quot;&quot;; IF([.$G48]=&quot;Long&quot;; ([.Z48]-[.$L48])*[.$K48]/[.$N48]; ([.$L48]-[.Z48])*[.$K48]/[.$N48])-[.$S48]); &quot;&quot;)">
            <text:p/>
          </table:table-cell>
          <table:table-cell/>
          <table:table-cell table:style-name="ce243" table:formula="of:=IFERROR(IF(ISBLANK([.AB48]); &quot;&quot;; IF([.$G48]=&quot;Long&quot;; ([.AB48]-[.$L48])*[.$K48]/[.$N48]; ([.$L48]-[.AB48])*[.$K48]/[.$N48])-[.$S48]); &quot;&quot;)">
            <text:p/>
          </table:table-cell>
          <table:table-cell/>
          <table:table-cell table:style-name="ce243" table:formula="of:=IFERROR(IF(ISBLANK([.AD48]); &quot;&quot;; IF([.$G48]=&quot;Long&quot;; ([.AD48]-[.$L48])*[.$K48]/[.$N48]; ([.$L48]-[.AD48])*[.$K48]/[.$N48])-[.$S48]); &quot;&quot;)">
            <text:p/>
          </table:table-cell>
          <table:table-cell table:number-columns-repeated="2"/>
          <table:table-cell table:formula="of:=IF(ISBLANK([.B48]); &quot;&quot;; DAY([.B48]))">
            <text:p/>
          </table:table-cell>
          <table:table-cell table:formula="of:=IF(ISBLANK([.B48]); &quot;&quot;; WEEKDAY([.B48]))">
            <text:p/>
          </table:table-cell>
          <table:table-cell table:formula="of:=IF(ISBLANK([.B48]); &quot;&quot;; WEEKNUM([.B48]))">
            <text:p/>
          </table:table-cell>
          <table:table-cell table:formula="of:=IF(ISBLANK([.B48]); &quot;&quot;; MONTH([.B48]))">
            <text:p/>
          </table:table-cell>
          <table:table-cell table:formula="of:=IF(ISBLANK([.L48]); &quot;&quot;; [.K48]*[.L48])">
            <text:p/>
          </table:table-cell>
          <table:table-cell table:formula="of:=IF(ISNUMBER([.AL48]); [.AL48]*0.0035; &quot;&quot;)">
            <text:p/>
          </table:table-cell>
          <table:table-cell table:formula="of:=IF(ISBLANK([.Q48]); &quot;&quot;; [.P48]*[.Q48])">
            <text:p/>
          </table:table-cell>
          <table:table-cell table:formula="of:=IF(ISNUMBER([.AN48]); [.AN48]*0.0035; &quot;&quot;)">
            <text:p/>
          </table:table-cell>
          <table:table-cell table:formula="of:=IF(ISBLANK([.Q48]); &quot;&quot;; SUM([.$S$3:.S48]))">
            <text:p/>
          </table:table-cell>
          <table:table-cell table:formula="of:=IF(ISBLANK([.R48]); &quot;&quot;; SUM([.$T$3:.T48]))">
            <text:p/>
          </table:table-cell>
          <table:table-cell table:formula="of:=IF(OR(ISBLANK([.J48]); ISBLANK([.R48])); &quot;&quot;;ROUND(([.R48]-[.J48])*60*24))">
            <text:p/>
          </table:table-cell>
          <table:table-cell table:number-columns-repeated="20"/>
        </table:table-row>
        <table:table-row table:style-name="ro2">
          <table:table-cell office:value-type="float" office:value="47" calcext:value-type="float">
            <text:p>4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49]=&quot;Long&quot; ; [.L49]-[Overview.$C$4]/[.K49]  ;  IF([.G49]=&quot;Short&quot;; [.L49]+[Overview.$C$4]/[.K49]; &quot;&quot;) ); &quot;&quot;)">
            <text:p/>
          </table:table-cell>
          <table:table-cell table:formula="of:=IFERROR(ABS([.M49]-[.L49])*[.K49]; &quot;&quot;)">
            <text:p/>
          </table:table-cell>
          <table:table-cell table:style-name="ce312" table:formula="of:=IFERROR(  IF([.G49]=&quot;Long&quot;;  [.L49]+[Overview.$C$4]/[.K49]  *  [Overview.$C$6]  ;  IF([.G49]=&quot;Short&quot;   ;  [.L49]-[Overview.$C$4]/[.K49]  * [Overview.$C$6]  ; &quot;&quot;  )  )   ; &quot;&quot;)">
            <text:p/>
          </table:table-cell>
          <table:table-cell table:number-columns-repeated="3"/>
          <table:table-cell table:style-name="ce182" table:formula="of:=IFERROR([.T49]/[.N49]; &quot;&quot;)">
            <text:p/>
          </table:table-cell>
          <table:table-cell table:style-name="ce203" table:formula="of:=IFERROR(   IF( AND( [.G49]=&quot;Long&quot;;   [.P49]=[.K49])  ;  [.K49]*([.Q49]-[.L49])  ;    IF(  AND(  [.G49]=&quot;Short&quot;  ;   [.P49]=[.K49]   )   ;   [.K49]*([.L49]-[.Q49])   ;  &quot;&quot;)) ; &quot;&quot;)">
            <text:p/>
          </table:table-cell>
          <table:table-cell table:style-name="ce215" table:formula="of:=IF(ISNUMBER([.T49]); IF([.T49]&gt;=0; &quot;Win&quot;; &quot;Loss&quot;); &quot;&quot;)">
            <text:p/>
          </table:table-cell>
          <table:table-cell table:style-name="ce220" table:formula="of:=IF(ISNUMBER([.T49]); ROUND(([.R49]-[.J49])*60*24); &quot;&quot;)">
            <text:p/>
          </table:table-cell>
          <table:table-cell table:style-name="ce250"/>
          <table:table-cell table:number-columns-repeated="2"/>
          <table:table-cell table:style-name="ce239"/>
          <table:table-cell table:style-name="ce243" table:formula="of:=IFERROR(IF(ISBLANK([.Z49]); &quot;&quot;; IF([.$G49]=&quot;Long&quot;; ([.Z49]-[.$L49])*[.$K49]/[.$N49]; ([.$L49]-[.Z49])*[.$K49]/[.$N49])-[.$S49]); &quot;&quot;)">
            <text:p/>
          </table:table-cell>
          <table:table-cell/>
          <table:table-cell table:style-name="ce243" table:formula="of:=IFERROR(IF(ISBLANK([.AB49]); &quot;&quot;; IF([.$G49]=&quot;Long&quot;; ([.AB49]-[.$L49])*[.$K49]/[.$N49]; ([.$L49]-[.AB49])*[.$K49]/[.$N49])-[.$S49]); &quot;&quot;)">
            <text:p/>
          </table:table-cell>
          <table:table-cell/>
          <table:table-cell table:style-name="ce243" table:formula="of:=IFERROR(IF(ISBLANK([.AD49]); &quot;&quot;; IF([.$G49]=&quot;Long&quot;; ([.AD49]-[.$L49])*[.$K49]/[.$N49]; ([.$L49]-[.AD49])*[.$K49]/[.$N49])-[.$S49]); &quot;&quot;)">
            <text:p/>
          </table:table-cell>
          <table:table-cell table:number-columns-repeated="2"/>
          <table:table-cell table:formula="of:=IF(ISBLANK([.B49]); &quot;&quot;; DAY([.B49]))">
            <text:p/>
          </table:table-cell>
          <table:table-cell table:formula="of:=IF(ISBLANK([.B49]); &quot;&quot;; WEEKDAY([.B49]))">
            <text:p/>
          </table:table-cell>
          <table:table-cell table:formula="of:=IF(ISBLANK([.B49]); &quot;&quot;; WEEKNUM([.B49]))">
            <text:p/>
          </table:table-cell>
          <table:table-cell table:formula="of:=IF(ISBLANK([.B49]); &quot;&quot;; MONTH([.B49]))">
            <text:p/>
          </table:table-cell>
          <table:table-cell table:formula="of:=IF(ISBLANK([.L49]); &quot;&quot;; [.K49]*[.L49])">
            <text:p/>
          </table:table-cell>
          <table:table-cell table:formula="of:=IF(ISNUMBER([.AL49]); [.AL49]*0.0035; &quot;&quot;)">
            <text:p/>
          </table:table-cell>
          <table:table-cell table:formula="of:=IF(ISBLANK([.Q49]); &quot;&quot;; [.P49]*[.Q49])">
            <text:p/>
          </table:table-cell>
          <table:table-cell table:formula="of:=IF(ISNUMBER([.AN49]); [.AN49]*0.0035; &quot;&quot;)">
            <text:p/>
          </table:table-cell>
          <table:table-cell table:formula="of:=IF(ISBLANK([.Q49]); &quot;&quot;; SUM([.$S$3:.S49]))">
            <text:p/>
          </table:table-cell>
          <table:table-cell table:formula="of:=IF(ISBLANK([.R49]); &quot;&quot;; SUM([.$T$3:.T49]))">
            <text:p/>
          </table:table-cell>
          <table:table-cell table:formula="of:=IF(OR(ISBLANK([.J49]); ISBLANK([.R49])); &quot;&quot;;ROUND(([.R49]-[.J49])*60*24))">
            <text:p/>
          </table:table-cell>
          <table:table-cell table:number-columns-repeated="20"/>
        </table:table-row>
        <table:table-row table:style-name="ro2">
          <table:table-cell office:value-type="float" office:value="48" calcext:value-type="float">
            <text:p>4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0]=&quot;Long&quot; ; [.L50]-[Overview.$C$4]/[.K50]  ;  IF([.G50]=&quot;Short&quot;; [.L50]+[Overview.$C$4]/[.K50]; &quot;&quot;) ); &quot;&quot;)">
            <text:p/>
          </table:table-cell>
          <table:table-cell table:formula="of:=IFERROR(ABS([.M50]-[.L50])*[.K50]; &quot;&quot;)">
            <text:p/>
          </table:table-cell>
          <table:table-cell table:style-name="ce312" table:formula="of:=IFERROR(  IF([.G50]=&quot;Long&quot;;  [.L50]+[Overview.$C$4]/[.K50]  *  [Overview.$C$6]  ;  IF([.G50]=&quot;Short&quot;   ;  [.L50]-[Overview.$C$4]/[.K50]  * [Overview.$C$6]  ; &quot;&quot;  )  )   ; &quot;&quot;)">
            <text:p/>
          </table:table-cell>
          <table:table-cell table:number-columns-repeated="3"/>
          <table:table-cell table:style-name="ce182" table:formula="of:=IFERROR([.T50]/[.N50]; &quot;&quot;)">
            <text:p/>
          </table:table-cell>
          <table:table-cell table:style-name="ce203" table:formula="of:=IFERROR(   IF( AND( [.G50]=&quot;Long&quot;;   [.P50]=[.K50])  ;  [.K50]*([.Q50]-[.L50])  ;    IF(  AND(  [.G50]=&quot;Short&quot;  ;   [.P50]=[.K50]   )   ;   [.K50]*([.L50]-[.Q50])   ;  &quot;&quot;)) ; &quot;&quot;)">
            <text:p/>
          </table:table-cell>
          <table:table-cell table:style-name="ce215" table:formula="of:=IF(ISNUMBER([.T50]); IF([.T50]&gt;=0; &quot;Win&quot;; &quot;Loss&quot;); &quot;&quot;)">
            <text:p/>
          </table:table-cell>
          <table:table-cell table:style-name="ce220" table:formula="of:=IF(ISNUMBER([.T50]); ROUND(([.R50]-[.J50])*60*24); &quot;&quot;)">
            <text:p/>
          </table:table-cell>
          <table:table-cell table:style-name="ce250"/>
          <table:table-cell table:number-columns-repeated="2"/>
          <table:table-cell table:style-name="ce239"/>
          <table:table-cell table:style-name="ce243" table:formula="of:=IFERROR(IF(ISBLANK([.Z50]); &quot;&quot;; IF([.$G50]=&quot;Long&quot;; ([.Z50]-[.$L50])*[.$K50]/[.$N50]; ([.$L50]-[.Z50])*[.$K50]/[.$N50])-[.$S50]); &quot;&quot;)">
            <text:p/>
          </table:table-cell>
          <table:table-cell/>
          <table:table-cell table:style-name="ce243" table:formula="of:=IFERROR(IF(ISBLANK([.AB50]); &quot;&quot;; IF([.$G50]=&quot;Long&quot;; ([.AB50]-[.$L50])*[.$K50]/[.$N50]; ([.$L50]-[.AB50])*[.$K50]/[.$N50])-[.$S50]); &quot;&quot;)">
            <text:p/>
          </table:table-cell>
          <table:table-cell/>
          <table:table-cell table:style-name="ce243" table:formula="of:=IFERROR(IF(ISBLANK([.AD50]); &quot;&quot;; IF([.$G50]=&quot;Long&quot;; ([.AD50]-[.$L50])*[.$K50]/[.$N50]; ([.$L50]-[.AD50])*[.$K50]/[.$N50])-[.$S50]); &quot;&quot;)">
            <text:p/>
          </table:table-cell>
          <table:table-cell table:number-columns-repeated="2"/>
          <table:table-cell table:formula="of:=IF(ISBLANK([.B50]); &quot;&quot;; DAY([.B50]))">
            <text:p/>
          </table:table-cell>
          <table:table-cell table:formula="of:=IF(ISBLANK([.B50]); &quot;&quot;; WEEKDAY([.B50]))">
            <text:p/>
          </table:table-cell>
          <table:table-cell table:formula="of:=IF(ISBLANK([.B50]); &quot;&quot;; WEEKNUM([.B50]))">
            <text:p/>
          </table:table-cell>
          <table:table-cell table:formula="of:=IF(ISBLANK([.B50]); &quot;&quot;; MONTH([.B50]))">
            <text:p/>
          </table:table-cell>
          <table:table-cell table:formula="of:=IF(ISBLANK([.L50]); &quot;&quot;; [.K50]*[.L50])">
            <text:p/>
          </table:table-cell>
          <table:table-cell table:formula="of:=IF(ISNUMBER([.AL50]); [.AL50]*0.0035; &quot;&quot;)">
            <text:p/>
          </table:table-cell>
          <table:table-cell table:formula="of:=IF(ISBLANK([.Q50]); &quot;&quot;; [.P50]*[.Q50])">
            <text:p/>
          </table:table-cell>
          <table:table-cell table:formula="of:=IF(ISNUMBER([.AN50]); [.AN50]*0.0035; &quot;&quot;)">
            <text:p/>
          </table:table-cell>
          <table:table-cell table:formula="of:=IF(ISBLANK([.Q50]); &quot;&quot;; SUM([.$S$3:.S50]))">
            <text:p/>
          </table:table-cell>
          <table:table-cell table:formula="of:=IF(ISBLANK([.R50]); &quot;&quot;; SUM([.$T$3:.T50]))">
            <text:p/>
          </table:table-cell>
          <table:table-cell table:formula="of:=IF(OR(ISBLANK([.J50]); ISBLANK([.R50])); &quot;&quot;;ROUND(([.R50]-[.J50])*60*24))">
            <text:p/>
          </table:table-cell>
          <table:table-cell table:number-columns-repeated="20"/>
        </table:table-row>
        <table:table-row table:style-name="ro2">
          <table:table-cell office:value-type="float" office:value="49" calcext:value-type="float">
            <text:p>49</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1]=&quot;Long&quot; ; [.L51]-[Overview.$C$4]/[.K51]  ;  IF([.G51]=&quot;Short&quot;; [.L51]+[Overview.$C$4]/[.K51]; &quot;&quot;) ); &quot;&quot;)">
            <text:p/>
          </table:table-cell>
          <table:table-cell table:formula="of:=IFERROR(ABS([.M51]-[.L51])*[.K51]; &quot;&quot;)">
            <text:p/>
          </table:table-cell>
          <table:table-cell table:style-name="ce312" table:formula="of:=IFERROR(  IF([.G51]=&quot;Long&quot;;  [.L51]+[Overview.$C$4]/[.K51]  *  [Overview.$C$6]  ;  IF([.G51]=&quot;Short&quot;   ;  [.L51]-[Overview.$C$4]/[.K51]  * [Overview.$C$6]  ; &quot;&quot;  )  )   ; &quot;&quot;)">
            <text:p/>
          </table:table-cell>
          <table:table-cell table:number-columns-repeated="3"/>
          <table:table-cell table:style-name="ce182" table:formula="of:=IFERROR([.T51]/[.N51]; &quot;&quot;)">
            <text:p/>
          </table:table-cell>
          <table:table-cell table:style-name="ce203" table:formula="of:=IFERROR(   IF( AND( [.G51]=&quot;Long&quot;;   [.P51]=[.K51])  ;  [.K51]*([.Q51]-[.L51])  ;    IF(  AND(  [.G51]=&quot;Short&quot;  ;   [.P51]=[.K51]   )   ;   [.K51]*([.L51]-[.Q51])   ;  &quot;&quot;)) ; &quot;&quot;)">
            <text:p/>
          </table:table-cell>
          <table:table-cell table:style-name="ce215" table:formula="of:=IF(ISNUMBER([.T51]); IF([.T51]&gt;=0; &quot;Win&quot;; &quot;Loss&quot;); &quot;&quot;)">
            <text:p/>
          </table:table-cell>
          <table:table-cell table:style-name="ce220" table:formula="of:=IF(ISNUMBER([.T51]); ROUND(([.R51]-[.J51])*60*24); &quot;&quot;)">
            <text:p/>
          </table:table-cell>
          <table:table-cell table:style-name="ce250"/>
          <table:table-cell table:number-columns-repeated="2"/>
          <table:table-cell table:style-name="ce239"/>
          <table:table-cell table:style-name="ce243" table:formula="of:=IFERROR(IF(ISBLANK([.Z51]); &quot;&quot;; IF([.$G51]=&quot;Long&quot;; ([.Z51]-[.$L51])*[.$K51]/[.$N51]; ([.$L51]-[.Z51])*[.$K51]/[.$N51])-[.$S51]); &quot;&quot;)">
            <text:p/>
          </table:table-cell>
          <table:table-cell/>
          <table:table-cell table:style-name="ce243" table:formula="of:=IFERROR(IF(ISBLANK([.AB51]); &quot;&quot;; IF([.$G51]=&quot;Long&quot;; ([.AB51]-[.$L51])*[.$K51]/[.$N51]; ([.$L51]-[.AB51])*[.$K51]/[.$N51])-[.$S51]); &quot;&quot;)">
            <text:p/>
          </table:table-cell>
          <table:table-cell/>
          <table:table-cell table:style-name="ce243" table:formula="of:=IFERROR(IF(ISBLANK([.AD51]); &quot;&quot;; IF([.$G51]=&quot;Long&quot;; ([.AD51]-[.$L51])*[.$K51]/[.$N51]; ([.$L51]-[.AD51])*[.$K51]/[.$N51])-[.$S51]); &quot;&quot;)">
            <text:p/>
          </table:table-cell>
          <table:table-cell table:number-columns-repeated="2"/>
          <table:table-cell table:formula="of:=IF(ISBLANK([.B51]); &quot;&quot;; DAY([.B51]))">
            <text:p/>
          </table:table-cell>
          <table:table-cell table:formula="of:=IF(ISBLANK([.B51]); &quot;&quot;; WEEKDAY([.B51]))">
            <text:p/>
          </table:table-cell>
          <table:table-cell table:formula="of:=IF(ISBLANK([.B51]); &quot;&quot;; WEEKNUM([.B51]))">
            <text:p/>
          </table:table-cell>
          <table:table-cell table:formula="of:=IF(ISBLANK([.B51]); &quot;&quot;; MONTH([.B51]))">
            <text:p/>
          </table:table-cell>
          <table:table-cell table:formula="of:=IF(ISBLANK([.L51]); &quot;&quot;; [.K51]*[.L51])">
            <text:p/>
          </table:table-cell>
          <table:table-cell table:formula="of:=IF(ISNUMBER([.AL51]); [.AL51]*0.0035; &quot;&quot;)">
            <text:p/>
          </table:table-cell>
          <table:table-cell table:formula="of:=IF(ISBLANK([.Q51]); &quot;&quot;; [.P51]*[.Q51])">
            <text:p/>
          </table:table-cell>
          <table:table-cell table:formula="of:=IF(ISNUMBER([.AN51]); [.AN51]*0.0035; &quot;&quot;)">
            <text:p/>
          </table:table-cell>
          <table:table-cell table:formula="of:=IF(ISBLANK([.Q51]); &quot;&quot;; SUM([.$S$3:.S51]))">
            <text:p/>
          </table:table-cell>
          <table:table-cell table:formula="of:=IF(ISBLANK([.R51]); &quot;&quot;; SUM([.$T$3:.T51]))">
            <text:p/>
          </table:table-cell>
          <table:table-cell table:formula="of:=IF(OR(ISBLANK([.J51]); ISBLANK([.R51])); &quot;&quot;;ROUND(([.R51]-[.J51])*60*24))">
            <text:p/>
          </table:table-cell>
          <table:table-cell table:number-columns-repeated="20"/>
        </table:table-row>
        <table:table-row table:style-name="ro2">
          <table:table-cell office:value-type="float" office:value="50" calcext:value-type="float">
            <text:p>50</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2]=&quot;Long&quot; ; [.L52]-[Overview.$C$4]/[.K52]  ;  IF([.G52]=&quot;Short&quot;; [.L52]+[Overview.$C$4]/[.K52]; &quot;&quot;) ); &quot;&quot;)">
            <text:p/>
          </table:table-cell>
          <table:table-cell table:formula="of:=IFERROR(ABS([.M52]-[.L52])*[.K52]; &quot;&quot;)">
            <text:p/>
          </table:table-cell>
          <table:table-cell table:style-name="ce312" table:formula="of:=IFERROR(  IF([.G52]=&quot;Long&quot;;  [.L52]+[Overview.$C$4]/[.K52]  *  [Overview.$C$6]  ;  IF([.G52]=&quot;Short&quot;   ;  [.L52]-[Overview.$C$4]/[.K52]  * [Overview.$C$6]  ; &quot;&quot;  )  )   ; &quot;&quot;)">
            <text:p/>
          </table:table-cell>
          <table:table-cell table:number-columns-repeated="3"/>
          <table:table-cell table:style-name="ce182" table:formula="of:=IFERROR([.T52]/[.N52]; &quot;&quot;)">
            <text:p/>
          </table:table-cell>
          <table:table-cell table:style-name="ce203" table:formula="of:=IFERROR(   IF( AND( [.G52]=&quot;Long&quot;;   [.P52]=[.K52])  ;  [.K52]*([.Q52]-[.L52])  ;    IF(  AND(  [.G52]=&quot;Short&quot;  ;   [.P52]=[.K52]   )   ;   [.K52]*([.L52]-[.Q52])   ;  &quot;&quot;)) ; &quot;&quot;)">
            <text:p/>
          </table:table-cell>
          <table:table-cell table:style-name="ce215" table:formula="of:=IF(ISNUMBER([.T52]); IF([.T52]&gt;=0; &quot;Win&quot;; &quot;Loss&quot;); &quot;&quot;)">
            <text:p/>
          </table:table-cell>
          <table:table-cell table:style-name="ce220" table:formula="of:=IF(ISNUMBER([.T52]); ROUND(([.R52]-[.J52])*60*24); &quot;&quot;)">
            <text:p/>
          </table:table-cell>
          <table:table-cell table:style-name="ce250"/>
          <table:table-cell table:number-columns-repeated="2"/>
          <table:table-cell table:style-name="ce239"/>
          <table:table-cell table:style-name="ce243" table:formula="of:=IFERROR(IF(ISBLANK([.Z52]); &quot;&quot;; IF([.$G52]=&quot;Long&quot;; ([.Z52]-[.$L52])*[.$K52]/[.$N52]; ([.$L52]-[.Z52])*[.$K52]/[.$N52])-[.$S52]); &quot;&quot;)">
            <text:p/>
          </table:table-cell>
          <table:table-cell/>
          <table:table-cell table:style-name="ce243" table:formula="of:=IFERROR(IF(ISBLANK([.AB52]); &quot;&quot;; IF([.$G52]=&quot;Long&quot;; ([.AB52]-[.$L52])*[.$K52]/[.$N52]; ([.$L52]-[.AB52])*[.$K52]/[.$N52])-[.$S52]); &quot;&quot;)">
            <text:p/>
          </table:table-cell>
          <table:table-cell/>
          <table:table-cell table:style-name="ce243" table:formula="of:=IFERROR(IF(ISBLANK([.AD52]); &quot;&quot;; IF([.$G52]=&quot;Long&quot;; ([.AD52]-[.$L52])*[.$K52]/[.$N52]; ([.$L52]-[.AD52])*[.$K52]/[.$N52])-[.$S52]); &quot;&quot;)">
            <text:p/>
          </table:table-cell>
          <table:table-cell table:number-columns-repeated="2"/>
          <table:table-cell table:formula="of:=IF(ISBLANK([.B52]); &quot;&quot;; DAY([.B52]))">
            <text:p/>
          </table:table-cell>
          <table:table-cell table:formula="of:=IF(ISBLANK([.B52]); &quot;&quot;; WEEKDAY([.B52]))">
            <text:p/>
          </table:table-cell>
          <table:table-cell table:formula="of:=IF(ISBLANK([.B52]); &quot;&quot;; WEEKNUM([.B52]))">
            <text:p/>
          </table:table-cell>
          <table:table-cell table:formula="of:=IF(ISBLANK([.B52]); &quot;&quot;; MONTH([.B52]))">
            <text:p/>
          </table:table-cell>
          <table:table-cell table:formula="of:=IF(ISBLANK([.L52]); &quot;&quot;; [.K52]*[.L52])">
            <text:p/>
          </table:table-cell>
          <table:table-cell table:formula="of:=IF(ISNUMBER([.AL52]); [.AL52]*0.0035; &quot;&quot;)">
            <text:p/>
          </table:table-cell>
          <table:table-cell table:formula="of:=IF(ISBLANK([.Q52]); &quot;&quot;; [.P52]*[.Q52])">
            <text:p/>
          </table:table-cell>
          <table:table-cell table:formula="of:=IF(ISNUMBER([.AN52]); [.AN52]*0.0035; &quot;&quot;)">
            <text:p/>
          </table:table-cell>
          <table:table-cell table:formula="of:=IF(ISBLANK([.Q52]); &quot;&quot;; SUM([.$S$3:.S52]))">
            <text:p/>
          </table:table-cell>
          <table:table-cell table:formula="of:=IF(ISBLANK([.R52]); &quot;&quot;; SUM([.$T$3:.T52]))">
            <text:p/>
          </table:table-cell>
          <table:table-cell table:formula="of:=IF(OR(ISBLANK([.J52]); ISBLANK([.R52])); &quot;&quot;;ROUND(([.R52]-[.J52])*60*24))">
            <text:p/>
          </table:table-cell>
          <table:table-cell table:number-columns-repeated="20"/>
        </table:table-row>
        <table:table-row table:style-name="ro2">
          <table:table-cell office:value-type="float" office:value="51" calcext:value-type="float">
            <text:p>51</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3]=&quot;Long&quot; ; [.L53]-[Overview.$C$4]/[.K53]  ;  IF([.G53]=&quot;Short&quot;; [.L53]+[Overview.$C$4]/[.K53]; &quot;&quot;) ); &quot;&quot;)">
            <text:p/>
          </table:table-cell>
          <table:table-cell table:formula="of:=IFERROR(ABS([.M53]-[.L53])*[.K53]; &quot;&quot;)">
            <text:p/>
          </table:table-cell>
          <table:table-cell table:style-name="ce312" table:formula="of:=IFERROR(  IF([.G53]=&quot;Long&quot;;  [.L53]+[Overview.$C$4]/[.K53]  *  [Overview.$C$6]  ;  IF([.G53]=&quot;Short&quot;   ;  [.L53]-[Overview.$C$4]/[.K53]  * [Overview.$C$6]  ; &quot;&quot;  )  )   ; &quot;&quot;)">
            <text:p/>
          </table:table-cell>
          <table:table-cell table:number-columns-repeated="3"/>
          <table:table-cell table:style-name="ce182" table:formula="of:=IFERROR([.T53]/[.N53]; &quot;&quot;)">
            <text:p/>
          </table:table-cell>
          <table:table-cell table:style-name="ce203" table:formula="of:=IFERROR(   IF( AND( [.G53]=&quot;Long&quot;;   [.P53]=[.K53])  ;  [.K53]*([.Q53]-[.L53])  ;    IF(  AND(  [.G53]=&quot;Short&quot;  ;   [.P53]=[.K53]   )   ;   [.K53]*([.L53]-[.Q53])   ;  &quot;&quot;)) ; &quot;&quot;)">
            <text:p/>
          </table:table-cell>
          <table:table-cell table:style-name="ce215" table:formula="of:=IF(ISNUMBER([.T53]); IF([.T53]&gt;=0; &quot;Win&quot;; &quot;Loss&quot;); &quot;&quot;)">
            <text:p/>
          </table:table-cell>
          <table:table-cell table:style-name="ce220" table:formula="of:=IF(ISNUMBER([.T53]); ROUND(([.R53]-[.J53])*60*24); &quot;&quot;)">
            <text:p/>
          </table:table-cell>
          <table:table-cell table:style-name="ce250"/>
          <table:table-cell table:number-columns-repeated="2"/>
          <table:table-cell table:style-name="ce239"/>
          <table:table-cell table:style-name="ce243" table:formula="of:=IFERROR(IF(ISBLANK([.Z53]); &quot;&quot;; IF([.$G53]=&quot;Long&quot;; ([.Z53]-[.$L53])*[.$K53]/[.$N53]; ([.$L53]-[.Z53])*[.$K53]/[.$N53])-[.$S53]); &quot;&quot;)">
            <text:p/>
          </table:table-cell>
          <table:table-cell/>
          <table:table-cell table:style-name="ce243" table:formula="of:=IFERROR(IF(ISBLANK([.AB53]); &quot;&quot;; IF([.$G53]=&quot;Long&quot;; ([.AB53]-[.$L53])*[.$K53]/[.$N53]; ([.$L53]-[.AB53])*[.$K53]/[.$N53])-[.$S53]); &quot;&quot;)">
            <text:p/>
          </table:table-cell>
          <table:table-cell/>
          <table:table-cell table:style-name="ce243" table:formula="of:=IFERROR(IF(ISBLANK([.AD53]); &quot;&quot;; IF([.$G53]=&quot;Long&quot;; ([.AD53]-[.$L53])*[.$K53]/[.$N53]; ([.$L53]-[.AD53])*[.$K53]/[.$N53])-[.$S53]); &quot;&quot;)">
            <text:p/>
          </table:table-cell>
          <table:table-cell table:number-columns-repeated="2"/>
          <table:table-cell table:formula="of:=IF(ISBLANK([.B53]); &quot;&quot;; DAY([.B53]))">
            <text:p/>
          </table:table-cell>
          <table:table-cell table:formula="of:=IF(ISBLANK([.B53]); &quot;&quot;; WEEKDAY([.B53]))">
            <text:p/>
          </table:table-cell>
          <table:table-cell table:formula="of:=IF(ISBLANK([.B53]); &quot;&quot;; WEEKNUM([.B53]))">
            <text:p/>
          </table:table-cell>
          <table:table-cell table:formula="of:=IF(ISBLANK([.B53]); &quot;&quot;; MONTH([.B53]))">
            <text:p/>
          </table:table-cell>
          <table:table-cell table:formula="of:=IF(ISBLANK([.L53]); &quot;&quot;; [.K53]*[.L53])">
            <text:p/>
          </table:table-cell>
          <table:table-cell table:formula="of:=IF(ISNUMBER([.AL53]); [.AL53]*0.0035; &quot;&quot;)">
            <text:p/>
          </table:table-cell>
          <table:table-cell table:formula="of:=IF(ISBLANK([.Q53]); &quot;&quot;; [.P53]*[.Q53])">
            <text:p/>
          </table:table-cell>
          <table:table-cell table:formula="of:=IF(ISNUMBER([.AN53]); [.AN53]*0.0035; &quot;&quot;)">
            <text:p/>
          </table:table-cell>
          <table:table-cell table:formula="of:=IF(ISBLANK([.Q53]); &quot;&quot;; SUM([.$S$3:.S53]))">
            <text:p/>
          </table:table-cell>
          <table:table-cell table:formula="of:=IF(ISBLANK([.R53]); &quot;&quot;; SUM([.$T$3:.T53]))">
            <text:p/>
          </table:table-cell>
          <table:table-cell table:formula="of:=IF(OR(ISBLANK([.J53]); ISBLANK([.R53])); &quot;&quot;;ROUND(([.R53]-[.J53])*60*24))">
            <text:p/>
          </table:table-cell>
          <table:table-cell table:number-columns-repeated="20"/>
        </table:table-row>
        <table:table-row table:style-name="ro2">
          <table:table-cell office:value-type="float" office:value="52" calcext:value-type="float">
            <text:p>5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4]=&quot;Long&quot; ; [.L54]-[Overview.$C$4]/[.K54]  ;  IF([.G54]=&quot;Short&quot;; [.L54]+[Overview.$C$4]/[.K54]; &quot;&quot;) ); &quot;&quot;)">
            <text:p/>
          </table:table-cell>
          <table:table-cell table:formula="of:=IFERROR(ABS([.M54]-[.L54])*[.K54]; &quot;&quot;)">
            <text:p/>
          </table:table-cell>
          <table:table-cell table:style-name="ce312" table:formula="of:=IFERROR(  IF([.G54]=&quot;Long&quot;;  [.L54]+[Overview.$C$4]/[.K54]  *  [Overview.$C$6]  ;  IF([.G54]=&quot;Short&quot;   ;  [.L54]-[Overview.$C$4]/[.K54]  * [Overview.$C$6]  ; &quot;&quot;  )  )   ; &quot;&quot;)">
            <text:p/>
          </table:table-cell>
          <table:table-cell table:number-columns-repeated="3"/>
          <table:table-cell table:style-name="ce182" table:formula="of:=IFERROR([.T54]/[.N54]; &quot;&quot;)">
            <text:p/>
          </table:table-cell>
          <table:table-cell table:style-name="ce203" table:formula="of:=IFERROR(   IF( AND( [.G54]=&quot;Long&quot;;   [.P54]=[.K54])  ;  [.K54]*([.Q54]-[.L54])  ;    IF(  AND(  [.G54]=&quot;Short&quot;  ;   [.P54]=[.K54]   )   ;   [.K54]*([.L54]-[.Q54])   ;  &quot;&quot;)) ; &quot;&quot;)">
            <text:p/>
          </table:table-cell>
          <table:table-cell table:style-name="ce215" table:formula="of:=IF(ISNUMBER([.T54]); IF([.T54]&gt;=0; &quot;Win&quot;; &quot;Loss&quot;); &quot;&quot;)">
            <text:p/>
          </table:table-cell>
          <table:table-cell table:style-name="ce220" table:formula="of:=IF(ISNUMBER([.T54]); ROUND(([.R54]-[.J54])*60*24); &quot;&quot;)">
            <text:p/>
          </table:table-cell>
          <table:table-cell table:style-name="ce250"/>
          <table:table-cell table:number-columns-repeated="2"/>
          <table:table-cell table:style-name="ce239"/>
          <table:table-cell table:style-name="ce243" table:formula="of:=IFERROR(IF(ISBLANK([.Z54]); &quot;&quot;; IF([.$G54]=&quot;Long&quot;; ([.Z54]-[.$L54])*[.$K54]/[.$N54]; ([.$L54]-[.Z54])*[.$K54]/[.$N54])-[.$S54]); &quot;&quot;)">
            <text:p/>
          </table:table-cell>
          <table:table-cell/>
          <table:table-cell table:style-name="ce243" table:formula="of:=IFERROR(IF(ISBLANK([.AB54]); &quot;&quot;; IF([.$G54]=&quot;Long&quot;; ([.AB54]-[.$L54])*[.$K54]/[.$N54]; ([.$L54]-[.AB54])*[.$K54]/[.$N54])-[.$S54]); &quot;&quot;)">
            <text:p/>
          </table:table-cell>
          <table:table-cell/>
          <table:table-cell table:style-name="ce243" table:formula="of:=IFERROR(IF(ISBLANK([.AD54]); &quot;&quot;; IF([.$G54]=&quot;Long&quot;; ([.AD54]-[.$L54])*[.$K54]/[.$N54]; ([.$L54]-[.AD54])*[.$K54]/[.$N54])-[.$S54]); &quot;&quot;)">
            <text:p/>
          </table:table-cell>
          <table:table-cell table:number-columns-repeated="2"/>
          <table:table-cell table:formula="of:=IF(ISBLANK([.B54]); &quot;&quot;; DAY([.B54]))">
            <text:p/>
          </table:table-cell>
          <table:table-cell table:formula="of:=IF(ISBLANK([.B54]); &quot;&quot;; WEEKDAY([.B54]))">
            <text:p/>
          </table:table-cell>
          <table:table-cell table:formula="of:=IF(ISBLANK([.B54]); &quot;&quot;; WEEKNUM([.B54]))">
            <text:p/>
          </table:table-cell>
          <table:table-cell table:formula="of:=IF(ISBLANK([.B54]); &quot;&quot;; MONTH([.B54]))">
            <text:p/>
          </table:table-cell>
          <table:table-cell table:formula="of:=IF(ISBLANK([.L54]); &quot;&quot;; [.K54]*[.L54])">
            <text:p/>
          </table:table-cell>
          <table:table-cell table:formula="of:=IF(ISNUMBER([.AL54]); [.AL54]*0.0035; &quot;&quot;)">
            <text:p/>
          </table:table-cell>
          <table:table-cell table:formula="of:=IF(ISBLANK([.Q54]); &quot;&quot;; [.P54]*[.Q54])">
            <text:p/>
          </table:table-cell>
          <table:table-cell table:formula="of:=IF(ISNUMBER([.AN54]); [.AN54]*0.0035; &quot;&quot;)">
            <text:p/>
          </table:table-cell>
          <table:table-cell table:formula="of:=IF(ISBLANK([.Q54]); &quot;&quot;; SUM([.$S$3:.S54]))">
            <text:p/>
          </table:table-cell>
          <table:table-cell table:formula="of:=IF(ISBLANK([.R54]); &quot;&quot;; SUM([.$T$3:.T54]))">
            <text:p/>
          </table:table-cell>
          <table:table-cell table:formula="of:=IF(OR(ISBLANK([.J54]); ISBLANK([.R54])); &quot;&quot;;ROUND(([.R54]-[.J54])*60*24))">
            <text:p/>
          </table:table-cell>
          <table:table-cell table:number-columns-repeated="20"/>
        </table:table-row>
        <table:table-row table:style-name="ro2">
          <table:table-cell office:value-type="float" office:value="53" calcext:value-type="float">
            <text:p>5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5]=&quot;Long&quot; ; [.L55]-[Overview.$C$4]/[.K55]  ;  IF([.G55]=&quot;Short&quot;; [.L55]+[Overview.$C$4]/[.K55]; &quot;&quot;) ); &quot;&quot;)">
            <text:p/>
          </table:table-cell>
          <table:table-cell table:formula="of:=IFERROR(ABS([.M55]-[.L55])*[.K55]; &quot;&quot;)">
            <text:p/>
          </table:table-cell>
          <table:table-cell table:style-name="ce312" table:formula="of:=IFERROR(  IF([.G55]=&quot;Long&quot;;  [.L55]+[Overview.$C$4]/[.K55]  *  [Overview.$C$6]  ;  IF([.G55]=&quot;Short&quot;   ;  [.L55]-[Overview.$C$4]/[.K55]  * [Overview.$C$6]  ; &quot;&quot;  )  )   ; &quot;&quot;)">
            <text:p/>
          </table:table-cell>
          <table:table-cell table:number-columns-repeated="3"/>
          <table:table-cell table:style-name="ce182" table:formula="of:=IFERROR([.T55]/[.N55]; &quot;&quot;)">
            <text:p/>
          </table:table-cell>
          <table:table-cell table:style-name="ce203" table:formula="of:=IFERROR(   IF( AND( [.G55]=&quot;Long&quot;;   [.P55]=[.K55])  ;  [.K55]*([.Q55]-[.L55])  ;    IF(  AND(  [.G55]=&quot;Short&quot;  ;   [.P55]=[.K55]   )   ;   [.K55]*([.L55]-[.Q55])   ;  &quot;&quot;)) ; &quot;&quot;)">
            <text:p/>
          </table:table-cell>
          <table:table-cell table:style-name="ce215" table:formula="of:=IF(ISNUMBER([.T55]); IF([.T55]&gt;=0; &quot;Win&quot;; &quot;Loss&quot;); &quot;&quot;)">
            <text:p/>
          </table:table-cell>
          <table:table-cell table:style-name="ce220" table:formula="of:=IF(ISNUMBER([.T55]); ROUND(([.R55]-[.J55])*60*24); &quot;&quot;)">
            <text:p/>
          </table:table-cell>
          <table:table-cell table:style-name="ce250"/>
          <table:table-cell table:number-columns-repeated="2"/>
          <table:table-cell table:style-name="ce239"/>
          <table:table-cell table:style-name="ce243" table:formula="of:=IFERROR(IF(ISBLANK([.Z55]); &quot;&quot;; IF([.$G55]=&quot;Long&quot;; ([.Z55]-[.$L55])*[.$K55]/[.$N55]; ([.$L55]-[.Z55])*[.$K55]/[.$N55])-[.$S55]); &quot;&quot;)">
            <text:p/>
          </table:table-cell>
          <table:table-cell/>
          <table:table-cell table:style-name="ce243" table:formula="of:=IFERROR(IF(ISBLANK([.AB55]); &quot;&quot;; IF([.$G55]=&quot;Long&quot;; ([.AB55]-[.$L55])*[.$K55]/[.$N55]; ([.$L55]-[.AB55])*[.$K55]/[.$N55])-[.$S55]); &quot;&quot;)">
            <text:p/>
          </table:table-cell>
          <table:table-cell/>
          <table:table-cell table:style-name="ce243" table:formula="of:=IFERROR(IF(ISBLANK([.AD55]); &quot;&quot;; IF([.$G55]=&quot;Long&quot;; ([.AD55]-[.$L55])*[.$K55]/[.$N55]; ([.$L55]-[.AD55])*[.$K55]/[.$N55])-[.$S55]); &quot;&quot;)">
            <text:p/>
          </table:table-cell>
          <table:table-cell table:number-columns-repeated="2"/>
          <table:table-cell table:formula="of:=IF(ISBLANK([.B55]); &quot;&quot;; DAY([.B55]))">
            <text:p/>
          </table:table-cell>
          <table:table-cell table:formula="of:=IF(ISBLANK([.B55]); &quot;&quot;; WEEKDAY([.B55]))">
            <text:p/>
          </table:table-cell>
          <table:table-cell table:formula="of:=IF(ISBLANK([.B55]); &quot;&quot;; WEEKNUM([.B55]))">
            <text:p/>
          </table:table-cell>
          <table:table-cell table:formula="of:=IF(ISBLANK([.B55]); &quot;&quot;; MONTH([.B55]))">
            <text:p/>
          </table:table-cell>
          <table:table-cell table:formula="of:=IF(ISBLANK([.L55]); &quot;&quot;; [.K55]*[.L55])">
            <text:p/>
          </table:table-cell>
          <table:table-cell table:formula="of:=IF(ISNUMBER([.AL55]); [.AL55]*0.0035; &quot;&quot;)">
            <text:p/>
          </table:table-cell>
          <table:table-cell table:formula="of:=IF(ISBLANK([.Q55]); &quot;&quot;; [.P55]*[.Q55])">
            <text:p/>
          </table:table-cell>
          <table:table-cell table:formula="of:=IF(ISNUMBER([.AN55]); [.AN55]*0.0035; &quot;&quot;)">
            <text:p/>
          </table:table-cell>
          <table:table-cell table:formula="of:=IF(ISBLANK([.Q55]); &quot;&quot;; SUM([.$S$3:.S55]))">
            <text:p/>
          </table:table-cell>
          <table:table-cell table:formula="of:=IF(ISBLANK([.R55]); &quot;&quot;; SUM([.$T$3:.T55]))">
            <text:p/>
          </table:table-cell>
          <table:table-cell table:formula="of:=IF(OR(ISBLANK([.J55]); ISBLANK([.R55])); &quot;&quot;;ROUND(([.R55]-[.J55])*60*24))">
            <text:p/>
          </table:table-cell>
          <table:table-cell table:number-columns-repeated="20"/>
        </table:table-row>
        <table:table-row table:style-name="ro2">
          <table:table-cell office:value-type="float" office:value="54" calcext:value-type="float">
            <text:p>5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6]=&quot;Long&quot; ; [.L56]-[Overview.$C$4]/[.K56]  ;  IF([.G56]=&quot;Short&quot;; [.L56]+[Overview.$C$4]/[.K56]; &quot;&quot;) ); &quot;&quot;)">
            <text:p/>
          </table:table-cell>
          <table:table-cell table:formula="of:=IFERROR(ABS([.M56]-[.L56])*[.K56]; &quot;&quot;)">
            <text:p/>
          </table:table-cell>
          <table:table-cell table:style-name="ce312" table:formula="of:=IFERROR(  IF([.G56]=&quot;Long&quot;;  [.L56]+[Overview.$C$4]/[.K56]  *  [Overview.$C$6]  ;  IF([.G56]=&quot;Short&quot;   ;  [.L56]-[Overview.$C$4]/[.K56]  * [Overview.$C$6]  ; &quot;&quot;  )  )   ; &quot;&quot;)">
            <text:p/>
          </table:table-cell>
          <table:table-cell table:number-columns-repeated="3"/>
          <table:table-cell table:style-name="ce182" table:formula="of:=IFERROR([.T56]/[.N56]; &quot;&quot;)">
            <text:p/>
          </table:table-cell>
          <table:table-cell table:style-name="ce203" table:formula="of:=IFERROR(   IF( AND( [.G56]=&quot;Long&quot;;   [.P56]=[.K56])  ;  [.K56]*([.Q56]-[.L56])  ;    IF(  AND(  [.G56]=&quot;Short&quot;  ;   [.P56]=[.K56]   )   ;   [.K56]*([.L56]-[.Q56])   ;  &quot;&quot;)) ; &quot;&quot;)">
            <text:p/>
          </table:table-cell>
          <table:table-cell table:style-name="ce215" table:formula="of:=IF(ISNUMBER([.T56]); IF([.T56]&gt;=0; &quot;Win&quot;; &quot;Loss&quot;); &quot;&quot;)">
            <text:p/>
          </table:table-cell>
          <table:table-cell table:style-name="ce220" table:formula="of:=IF(ISNUMBER([.T56]); ROUND(([.R56]-[.J56])*60*24); &quot;&quot;)">
            <text:p/>
          </table:table-cell>
          <table:table-cell table:style-name="ce250"/>
          <table:table-cell table:number-columns-repeated="2"/>
          <table:table-cell table:style-name="ce239"/>
          <table:table-cell table:style-name="ce243" table:formula="of:=IFERROR(IF(ISBLANK([.Z56]); &quot;&quot;; IF([.$G56]=&quot;Long&quot;; ([.Z56]-[.$L56])*[.$K56]/[.$N56]; ([.$L56]-[.Z56])*[.$K56]/[.$N56])-[.$S56]); &quot;&quot;)">
            <text:p/>
          </table:table-cell>
          <table:table-cell/>
          <table:table-cell table:style-name="ce243" table:formula="of:=IFERROR(IF(ISBLANK([.AB56]); &quot;&quot;; IF([.$G56]=&quot;Long&quot;; ([.AB56]-[.$L56])*[.$K56]/[.$N56]; ([.$L56]-[.AB56])*[.$K56]/[.$N56])-[.$S56]); &quot;&quot;)">
            <text:p/>
          </table:table-cell>
          <table:table-cell/>
          <table:table-cell table:style-name="ce243" table:formula="of:=IFERROR(IF(ISBLANK([.AD56]); &quot;&quot;; IF([.$G56]=&quot;Long&quot;; ([.AD56]-[.$L56])*[.$K56]/[.$N56]; ([.$L56]-[.AD56])*[.$K56]/[.$N56])-[.$S56]); &quot;&quot;)">
            <text:p/>
          </table:table-cell>
          <table:table-cell table:number-columns-repeated="2"/>
          <table:table-cell table:formula="of:=IF(ISBLANK([.B56]); &quot;&quot;; DAY([.B56]))">
            <text:p/>
          </table:table-cell>
          <table:table-cell table:formula="of:=IF(ISBLANK([.B56]); &quot;&quot;; WEEKDAY([.B56]))">
            <text:p/>
          </table:table-cell>
          <table:table-cell table:formula="of:=IF(ISBLANK([.B56]); &quot;&quot;; WEEKNUM([.B56]))">
            <text:p/>
          </table:table-cell>
          <table:table-cell table:formula="of:=IF(ISBLANK([.B56]); &quot;&quot;; MONTH([.B56]))">
            <text:p/>
          </table:table-cell>
          <table:table-cell table:formula="of:=IF(ISBLANK([.L56]); &quot;&quot;; [.K56]*[.L56])">
            <text:p/>
          </table:table-cell>
          <table:table-cell table:formula="of:=IF(ISNUMBER([.AL56]); [.AL56]*0.0035; &quot;&quot;)">
            <text:p/>
          </table:table-cell>
          <table:table-cell table:formula="of:=IF(ISBLANK([.Q56]); &quot;&quot;; [.P56]*[.Q56])">
            <text:p/>
          </table:table-cell>
          <table:table-cell table:formula="of:=IF(ISNUMBER([.AN56]); [.AN56]*0.0035; &quot;&quot;)">
            <text:p/>
          </table:table-cell>
          <table:table-cell table:formula="of:=IF(ISBLANK([.Q56]); &quot;&quot;; SUM([.$S$3:.S56]))">
            <text:p/>
          </table:table-cell>
          <table:table-cell table:formula="of:=IF(ISBLANK([.R56]); &quot;&quot;; SUM([.$T$3:.T56]))">
            <text:p/>
          </table:table-cell>
          <table:table-cell table:formula="of:=IF(OR(ISBLANK([.J56]); ISBLANK([.R56])); &quot;&quot;;ROUND(([.R56]-[.J56])*60*24))">
            <text:p/>
          </table:table-cell>
          <table:table-cell table:number-columns-repeated="20"/>
        </table:table-row>
        <table:table-row table:style-name="ro2">
          <table:table-cell office:value-type="float" office:value="55" calcext:value-type="float">
            <text:p>5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7]=&quot;Long&quot; ; [.L57]-[Overview.$C$4]/[.K57]  ;  IF([.G57]=&quot;Short&quot;; [.L57]+[Overview.$C$4]/[.K57]; &quot;&quot;) ); &quot;&quot;)">
            <text:p/>
          </table:table-cell>
          <table:table-cell table:formula="of:=IFERROR(ABS([.M57]-[.L57])*[.K57]; &quot;&quot;)">
            <text:p/>
          </table:table-cell>
          <table:table-cell table:style-name="ce312" table:formula="of:=IFERROR(  IF([.G57]=&quot;Long&quot;;  [.L57]+[Overview.$C$4]/[.K57]  *  [Overview.$C$6]  ;  IF([.G57]=&quot;Short&quot;   ;  [.L57]-[Overview.$C$4]/[.K57]  * [Overview.$C$6]  ; &quot;&quot;  )  )   ; &quot;&quot;)">
            <text:p/>
          </table:table-cell>
          <table:table-cell table:number-columns-repeated="3"/>
          <table:table-cell table:style-name="ce182" table:formula="of:=IFERROR([.T57]/[.N57]; &quot;&quot;)">
            <text:p/>
          </table:table-cell>
          <table:table-cell table:style-name="ce203" table:formula="of:=IFERROR(   IF( AND( [.G57]=&quot;Long&quot;;   [.P57]=[.K57])  ;  [.K57]*([.Q57]-[.L57])  ;    IF(  AND(  [.G57]=&quot;Short&quot;  ;   [.P57]=[.K57]   )   ;   [.K57]*([.L57]-[.Q57])   ;  &quot;&quot;)) ; &quot;&quot;)">
            <text:p/>
          </table:table-cell>
          <table:table-cell table:style-name="ce215" table:formula="of:=IF(ISNUMBER([.T57]); IF([.T57]&gt;=0; &quot;Win&quot;; &quot;Loss&quot;); &quot;&quot;)">
            <text:p/>
          </table:table-cell>
          <table:table-cell table:style-name="ce220" table:formula="of:=IF(ISNUMBER([.T57]); ROUND(([.R57]-[.J57])*60*24); &quot;&quot;)">
            <text:p/>
          </table:table-cell>
          <table:table-cell table:style-name="ce250"/>
          <table:table-cell table:number-columns-repeated="2"/>
          <table:table-cell table:style-name="ce239"/>
          <table:table-cell table:style-name="ce243" table:formula="of:=IFERROR(IF(ISBLANK([.Z57]); &quot;&quot;; IF([.$G57]=&quot;Long&quot;; ([.Z57]-[.$L57])*[.$K57]/[.$N57]; ([.$L57]-[.Z57])*[.$K57]/[.$N57])-[.$S57]); &quot;&quot;)">
            <text:p/>
          </table:table-cell>
          <table:table-cell/>
          <table:table-cell table:style-name="ce243" table:formula="of:=IFERROR(IF(ISBLANK([.AB57]); &quot;&quot;; IF([.$G57]=&quot;Long&quot;; ([.AB57]-[.$L57])*[.$K57]/[.$N57]; ([.$L57]-[.AB57])*[.$K57]/[.$N57])-[.$S57]); &quot;&quot;)">
            <text:p/>
          </table:table-cell>
          <table:table-cell/>
          <table:table-cell table:style-name="ce243" table:formula="of:=IFERROR(IF(ISBLANK([.AD57]); &quot;&quot;; IF([.$G57]=&quot;Long&quot;; ([.AD57]-[.$L57])*[.$K57]/[.$N57]; ([.$L57]-[.AD57])*[.$K57]/[.$N57])-[.$S57]); &quot;&quot;)">
            <text:p/>
          </table:table-cell>
          <table:table-cell table:number-columns-repeated="2"/>
          <table:table-cell table:formula="of:=IF(ISBLANK([.B57]); &quot;&quot;; DAY([.B57]))">
            <text:p/>
          </table:table-cell>
          <table:table-cell table:formula="of:=IF(ISBLANK([.B57]); &quot;&quot;; WEEKDAY([.B57]))">
            <text:p/>
          </table:table-cell>
          <table:table-cell table:formula="of:=IF(ISBLANK([.B57]); &quot;&quot;; WEEKNUM([.B57]))">
            <text:p/>
          </table:table-cell>
          <table:table-cell table:formula="of:=IF(ISBLANK([.B57]); &quot;&quot;; MONTH([.B57]))">
            <text:p/>
          </table:table-cell>
          <table:table-cell table:formula="of:=IF(ISBLANK([.L57]); &quot;&quot;; [.K57]*[.L57])">
            <text:p/>
          </table:table-cell>
          <table:table-cell table:formula="of:=IF(ISNUMBER([.AL57]); [.AL57]*0.0035; &quot;&quot;)">
            <text:p/>
          </table:table-cell>
          <table:table-cell table:formula="of:=IF(ISBLANK([.Q57]); &quot;&quot;; [.P57]*[.Q57])">
            <text:p/>
          </table:table-cell>
          <table:table-cell table:formula="of:=IF(ISNUMBER([.AN57]); [.AN57]*0.0035; &quot;&quot;)">
            <text:p/>
          </table:table-cell>
          <table:table-cell table:formula="of:=IF(ISBLANK([.Q57]); &quot;&quot;; SUM([.$S$3:.S57]))">
            <text:p/>
          </table:table-cell>
          <table:table-cell table:formula="of:=IF(ISBLANK([.R57]); &quot;&quot;; SUM([.$T$3:.T57]))">
            <text:p/>
          </table:table-cell>
          <table:table-cell table:formula="of:=IF(OR(ISBLANK([.J57]); ISBLANK([.R57])); &quot;&quot;;ROUND(([.R57]-[.J57])*60*24))">
            <text:p/>
          </table:table-cell>
          <table:table-cell table:number-columns-repeated="20"/>
        </table:table-row>
        <table:table-row table:style-name="ro2">
          <table:table-cell office:value-type="float" office:value="56" calcext:value-type="float">
            <text:p>5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8]=&quot;Long&quot; ; [.L58]-[Overview.$C$4]/[.K58]  ;  IF([.G58]=&quot;Short&quot;; [.L58]+[Overview.$C$4]/[.K58]; &quot;&quot;) ); &quot;&quot;)">
            <text:p/>
          </table:table-cell>
          <table:table-cell table:formula="of:=IFERROR(ABS([.M58]-[.L58])*[.K58]; &quot;&quot;)">
            <text:p/>
          </table:table-cell>
          <table:table-cell table:style-name="ce312" table:formula="of:=IFERROR(  IF([.G58]=&quot;Long&quot;;  [.L58]+[Overview.$C$4]/[.K58]  *  [Overview.$C$6]  ;  IF([.G58]=&quot;Short&quot;   ;  [.L58]-[Overview.$C$4]/[.K58]  * [Overview.$C$6]  ; &quot;&quot;  )  )   ; &quot;&quot;)">
            <text:p/>
          </table:table-cell>
          <table:table-cell table:number-columns-repeated="3"/>
          <table:table-cell table:style-name="ce182" table:formula="of:=IFERROR([.T58]/[.N58]; &quot;&quot;)">
            <text:p/>
          </table:table-cell>
          <table:table-cell table:style-name="ce203" table:formula="of:=IFERROR(   IF( AND( [.G58]=&quot;Long&quot;;   [.P58]=[.K58])  ;  [.K58]*([.Q58]-[.L58])  ;    IF(  AND(  [.G58]=&quot;Short&quot;  ;   [.P58]=[.K58]   )   ;   [.K58]*([.L58]-[.Q58])   ;  &quot;&quot;)) ; &quot;&quot;)">
            <text:p/>
          </table:table-cell>
          <table:table-cell table:style-name="ce215" table:formula="of:=IF(ISNUMBER([.T58]); IF([.T58]&gt;=0; &quot;Win&quot;; &quot;Loss&quot;); &quot;&quot;)">
            <text:p/>
          </table:table-cell>
          <table:table-cell table:style-name="ce220" table:formula="of:=IF(ISNUMBER([.T58]); ROUND(([.R58]-[.J58])*60*24); &quot;&quot;)">
            <text:p/>
          </table:table-cell>
          <table:table-cell table:style-name="ce250"/>
          <table:table-cell table:number-columns-repeated="2"/>
          <table:table-cell table:style-name="ce239"/>
          <table:table-cell table:style-name="ce243" table:formula="of:=IFERROR(IF(ISBLANK([.Z58]); &quot;&quot;; IF([.$G58]=&quot;Long&quot;; ([.Z58]-[.$L58])*[.$K58]/[.$N58]; ([.$L58]-[.Z58])*[.$K58]/[.$N58])-[.$S58]); &quot;&quot;)">
            <text:p/>
          </table:table-cell>
          <table:table-cell/>
          <table:table-cell table:style-name="ce243" table:formula="of:=IFERROR(IF(ISBLANK([.AB58]); &quot;&quot;; IF([.$G58]=&quot;Long&quot;; ([.AB58]-[.$L58])*[.$K58]/[.$N58]; ([.$L58]-[.AB58])*[.$K58]/[.$N58])-[.$S58]); &quot;&quot;)">
            <text:p/>
          </table:table-cell>
          <table:table-cell/>
          <table:table-cell table:style-name="ce243" table:formula="of:=IFERROR(IF(ISBLANK([.AD58]); &quot;&quot;; IF([.$G58]=&quot;Long&quot;; ([.AD58]-[.$L58])*[.$K58]/[.$N58]; ([.$L58]-[.AD58])*[.$K58]/[.$N58])-[.$S58]); &quot;&quot;)">
            <text:p/>
          </table:table-cell>
          <table:table-cell table:number-columns-repeated="2"/>
          <table:table-cell table:formula="of:=IF(ISBLANK([.B58]); &quot;&quot;; DAY([.B58]))">
            <text:p/>
          </table:table-cell>
          <table:table-cell table:formula="of:=IF(ISBLANK([.B58]); &quot;&quot;; WEEKDAY([.B58]))">
            <text:p/>
          </table:table-cell>
          <table:table-cell table:formula="of:=IF(ISBLANK([.B58]); &quot;&quot;; WEEKNUM([.B58]))">
            <text:p/>
          </table:table-cell>
          <table:table-cell table:formula="of:=IF(ISBLANK([.B58]); &quot;&quot;; MONTH([.B58]))">
            <text:p/>
          </table:table-cell>
          <table:table-cell table:formula="of:=IF(ISBLANK([.L58]); &quot;&quot;; [.K58]*[.L58])">
            <text:p/>
          </table:table-cell>
          <table:table-cell table:formula="of:=IF(ISNUMBER([.AL58]); [.AL58]*0.0035; &quot;&quot;)">
            <text:p/>
          </table:table-cell>
          <table:table-cell table:formula="of:=IF(ISBLANK([.Q58]); &quot;&quot;; [.P58]*[.Q58])">
            <text:p/>
          </table:table-cell>
          <table:table-cell table:formula="of:=IF(ISNUMBER([.AN58]); [.AN58]*0.0035; &quot;&quot;)">
            <text:p/>
          </table:table-cell>
          <table:table-cell table:formula="of:=IF(ISBLANK([.Q58]); &quot;&quot;; SUM([.$S$3:.S58]))">
            <text:p/>
          </table:table-cell>
          <table:table-cell table:formula="of:=IF(ISBLANK([.R58]); &quot;&quot;; SUM([.$T$3:.T58]))">
            <text:p/>
          </table:table-cell>
          <table:table-cell table:formula="of:=IF(OR(ISBLANK([.J58]); ISBLANK([.R58])); &quot;&quot;;ROUND(([.R58]-[.J58])*60*24))">
            <text:p/>
          </table:table-cell>
          <table:table-cell table:number-columns-repeated="20"/>
        </table:table-row>
        <table:table-row table:style-name="ro2">
          <table:table-cell office:value-type="float" office:value="57" calcext:value-type="float">
            <text:p>5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59]=&quot;Long&quot; ; [.L59]-[Overview.$C$4]/[.K59]  ;  IF([.G59]=&quot;Short&quot;; [.L59]+[Overview.$C$4]/[.K59]; &quot;&quot;) ); &quot;&quot;)">
            <text:p/>
          </table:table-cell>
          <table:table-cell table:formula="of:=IFERROR(ABS([.M59]-[.L59])*[.K59]; &quot;&quot;)">
            <text:p/>
          </table:table-cell>
          <table:table-cell table:style-name="ce312" table:formula="of:=IFERROR(  IF([.G59]=&quot;Long&quot;;  [.L59]+[Overview.$C$4]/[.K59]  *  [Overview.$C$6]  ;  IF([.G59]=&quot;Short&quot;   ;  [.L59]-[Overview.$C$4]/[.K59]  * [Overview.$C$6]  ; &quot;&quot;  )  )   ; &quot;&quot;)">
            <text:p/>
          </table:table-cell>
          <table:table-cell table:number-columns-repeated="3"/>
          <table:table-cell table:style-name="ce182" table:formula="of:=IFERROR([.T59]/[.N59]; &quot;&quot;)">
            <text:p/>
          </table:table-cell>
          <table:table-cell table:style-name="ce203" table:formula="of:=IFERROR(   IF( AND( [.G59]=&quot;Long&quot;;   [.P59]=[.K59])  ;  [.K59]*([.Q59]-[.L59])  ;    IF(  AND(  [.G59]=&quot;Short&quot;  ;   [.P59]=[.K59]   )   ;   [.K59]*([.L59]-[.Q59])   ;  &quot;&quot;)) ; &quot;&quot;)">
            <text:p/>
          </table:table-cell>
          <table:table-cell table:style-name="ce215" table:formula="of:=IF(ISNUMBER([.T59]); IF([.T59]&gt;=0; &quot;Win&quot;; &quot;Loss&quot;); &quot;&quot;)">
            <text:p/>
          </table:table-cell>
          <table:table-cell table:style-name="ce220" table:formula="of:=IF(ISNUMBER([.T59]); ROUND(([.R59]-[.J59])*60*24); &quot;&quot;)">
            <text:p/>
          </table:table-cell>
          <table:table-cell table:style-name="ce250"/>
          <table:table-cell table:number-columns-repeated="2"/>
          <table:table-cell table:style-name="ce239"/>
          <table:table-cell table:style-name="ce243" table:formula="of:=IFERROR(IF(ISBLANK([.Z59]); &quot;&quot;; IF([.$G59]=&quot;Long&quot;; ([.Z59]-[.$L59])*[.$K59]/[.$N59]; ([.$L59]-[.Z59])*[.$K59]/[.$N59])-[.$S59]); &quot;&quot;)">
            <text:p/>
          </table:table-cell>
          <table:table-cell/>
          <table:table-cell table:style-name="ce243" table:formula="of:=IFERROR(IF(ISBLANK([.AB59]); &quot;&quot;; IF([.$G59]=&quot;Long&quot;; ([.AB59]-[.$L59])*[.$K59]/[.$N59]; ([.$L59]-[.AB59])*[.$K59]/[.$N59])-[.$S59]); &quot;&quot;)">
            <text:p/>
          </table:table-cell>
          <table:table-cell/>
          <table:table-cell table:style-name="ce243" table:formula="of:=IFERROR(IF(ISBLANK([.AD59]); &quot;&quot;; IF([.$G59]=&quot;Long&quot;; ([.AD59]-[.$L59])*[.$K59]/[.$N59]; ([.$L59]-[.AD59])*[.$K59]/[.$N59])-[.$S59]); &quot;&quot;)">
            <text:p/>
          </table:table-cell>
          <table:table-cell table:number-columns-repeated="2"/>
          <table:table-cell table:formula="of:=IF(ISBLANK([.B59]); &quot;&quot;; DAY([.B59]))">
            <text:p/>
          </table:table-cell>
          <table:table-cell table:formula="of:=IF(ISBLANK([.B59]); &quot;&quot;; WEEKDAY([.B59]))">
            <text:p/>
          </table:table-cell>
          <table:table-cell table:formula="of:=IF(ISBLANK([.B59]); &quot;&quot;; WEEKNUM([.B59]))">
            <text:p/>
          </table:table-cell>
          <table:table-cell table:formula="of:=IF(ISBLANK([.B59]); &quot;&quot;; MONTH([.B59]))">
            <text:p/>
          </table:table-cell>
          <table:table-cell table:formula="of:=IF(ISBLANK([.L59]); &quot;&quot;; [.K59]*[.L59])">
            <text:p/>
          </table:table-cell>
          <table:table-cell table:formula="of:=IF(ISNUMBER([.AL59]); [.AL59]*0.0035; &quot;&quot;)">
            <text:p/>
          </table:table-cell>
          <table:table-cell table:formula="of:=IF(ISBLANK([.Q59]); &quot;&quot;; [.P59]*[.Q59])">
            <text:p/>
          </table:table-cell>
          <table:table-cell table:formula="of:=IF(ISNUMBER([.AN59]); [.AN59]*0.0035; &quot;&quot;)">
            <text:p/>
          </table:table-cell>
          <table:table-cell table:formula="of:=IF(ISBLANK([.Q59]); &quot;&quot;; SUM([.$S$3:.S59]))">
            <text:p/>
          </table:table-cell>
          <table:table-cell table:formula="of:=IF(ISBLANK([.R59]); &quot;&quot;; SUM([.$T$3:.T59]))">
            <text:p/>
          </table:table-cell>
          <table:table-cell table:formula="of:=IF(OR(ISBLANK([.J59]); ISBLANK([.R59])); &quot;&quot;;ROUND(([.R59]-[.J59])*60*24))">
            <text:p/>
          </table:table-cell>
          <table:table-cell table:number-columns-repeated="20"/>
        </table:table-row>
        <table:table-row table:style-name="ro2">
          <table:table-cell office:value-type="float" office:value="58" calcext:value-type="float">
            <text:p>5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0]=&quot;Long&quot; ; [.L60]-[Overview.$C$4]/[.K60]  ;  IF([.G60]=&quot;Short&quot;; [.L60]+[Overview.$C$4]/[.K60]; &quot;&quot;) ); &quot;&quot;)">
            <text:p/>
          </table:table-cell>
          <table:table-cell table:formula="of:=IFERROR(ABS([.M60]-[.L60])*[.K60]; &quot;&quot;)">
            <text:p/>
          </table:table-cell>
          <table:table-cell table:style-name="ce312" table:formula="of:=IFERROR(  IF([.G60]=&quot;Long&quot;;  [.L60]+[Overview.$C$4]/[.K60]  *  [Overview.$C$6]  ;  IF([.G60]=&quot;Short&quot;   ;  [.L60]-[Overview.$C$4]/[.K60]  * [Overview.$C$6]  ; &quot;&quot;  )  )   ; &quot;&quot;)">
            <text:p/>
          </table:table-cell>
          <table:table-cell table:number-columns-repeated="3"/>
          <table:table-cell table:style-name="ce182" table:formula="of:=IFERROR([.T60]/[.N60]; &quot;&quot;)">
            <text:p/>
          </table:table-cell>
          <table:table-cell table:style-name="ce203" table:formula="of:=IFERROR(   IF( AND( [.G60]=&quot;Long&quot;;   [.P60]=[.K60])  ;  [.K60]*([.Q60]-[.L60])  ;    IF(  AND(  [.G60]=&quot;Short&quot;  ;   [.P60]=[.K60]   )   ;   [.K60]*([.L60]-[.Q60])   ;  &quot;&quot;)) ; &quot;&quot;)">
            <text:p/>
          </table:table-cell>
          <table:table-cell table:style-name="ce215" table:formula="of:=IF(ISNUMBER([.T60]); IF([.T60]&gt;=0; &quot;Win&quot;; &quot;Loss&quot;); &quot;&quot;)">
            <text:p/>
          </table:table-cell>
          <table:table-cell table:style-name="ce220" table:formula="of:=IF(ISNUMBER([.T60]); ROUND(([.R60]-[.J60])*60*24); &quot;&quot;)">
            <text:p/>
          </table:table-cell>
          <table:table-cell table:style-name="ce250"/>
          <table:table-cell table:number-columns-repeated="2"/>
          <table:table-cell table:style-name="ce239"/>
          <table:table-cell table:style-name="ce243" table:formula="of:=IFERROR(IF(ISBLANK([.Z60]); &quot;&quot;; IF([.$G60]=&quot;Long&quot;; ([.Z60]-[.$L60])*[.$K60]/[.$N60]; ([.$L60]-[.Z60])*[.$K60]/[.$N60])-[.$S60]); &quot;&quot;)">
            <text:p/>
          </table:table-cell>
          <table:table-cell/>
          <table:table-cell table:style-name="ce243" table:formula="of:=IFERROR(IF(ISBLANK([.AB60]); &quot;&quot;; IF([.$G60]=&quot;Long&quot;; ([.AB60]-[.$L60])*[.$K60]/[.$N60]; ([.$L60]-[.AB60])*[.$K60]/[.$N60])-[.$S60]); &quot;&quot;)">
            <text:p/>
          </table:table-cell>
          <table:table-cell/>
          <table:table-cell table:style-name="ce243" table:formula="of:=IFERROR(IF(ISBLANK([.AD60]); &quot;&quot;; IF([.$G60]=&quot;Long&quot;; ([.AD60]-[.$L60])*[.$K60]/[.$N60]; ([.$L60]-[.AD60])*[.$K60]/[.$N60])-[.$S60]); &quot;&quot;)">
            <text:p/>
          </table:table-cell>
          <table:table-cell table:number-columns-repeated="2"/>
          <table:table-cell table:formula="of:=IF(ISBLANK([.B60]); &quot;&quot;; DAY([.B60]))">
            <text:p/>
          </table:table-cell>
          <table:table-cell table:formula="of:=IF(ISBLANK([.B60]); &quot;&quot;; WEEKDAY([.B60]))">
            <text:p/>
          </table:table-cell>
          <table:table-cell table:formula="of:=IF(ISBLANK([.B60]); &quot;&quot;; WEEKNUM([.B60]))">
            <text:p/>
          </table:table-cell>
          <table:table-cell table:formula="of:=IF(ISBLANK([.B60]); &quot;&quot;; MONTH([.B60]))">
            <text:p/>
          </table:table-cell>
          <table:table-cell table:formula="of:=IF(ISBLANK([.L60]); &quot;&quot;; [.K60]*[.L60])">
            <text:p/>
          </table:table-cell>
          <table:table-cell table:formula="of:=IF(ISNUMBER([.AL60]); [.AL60]*0.0035; &quot;&quot;)">
            <text:p/>
          </table:table-cell>
          <table:table-cell table:formula="of:=IF(ISBLANK([.Q60]); &quot;&quot;; [.P60]*[.Q60])">
            <text:p/>
          </table:table-cell>
          <table:table-cell table:formula="of:=IF(ISNUMBER([.AN60]); [.AN60]*0.0035; &quot;&quot;)">
            <text:p/>
          </table:table-cell>
          <table:table-cell table:formula="of:=IF(ISBLANK([.Q60]); &quot;&quot;; SUM([.$S$3:.S60]))">
            <text:p/>
          </table:table-cell>
          <table:table-cell table:formula="of:=IF(ISBLANK([.R60]); &quot;&quot;; SUM([.$T$3:.T60]))">
            <text:p/>
          </table:table-cell>
          <table:table-cell table:formula="of:=IF(OR(ISBLANK([.J60]); ISBLANK([.R60])); &quot;&quot;;ROUND(([.R60]-[.J60])*60*24))">
            <text:p/>
          </table:table-cell>
          <table:table-cell table:number-columns-repeated="20"/>
        </table:table-row>
        <table:table-row table:style-name="ro2">
          <table:table-cell office:value-type="float" office:value="59" calcext:value-type="float">
            <text:p>59</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1]=&quot;Long&quot; ; [.L61]-[Overview.$C$4]/[.K61]  ;  IF([.G61]=&quot;Short&quot;; [.L61]+[Overview.$C$4]/[.K61]; &quot;&quot;) ); &quot;&quot;)">
            <text:p/>
          </table:table-cell>
          <table:table-cell table:formula="of:=IFERROR(ABS([.M61]-[.L61])*[.K61]; &quot;&quot;)">
            <text:p/>
          </table:table-cell>
          <table:table-cell table:style-name="ce312" table:formula="of:=IFERROR(  IF([.G61]=&quot;Long&quot;;  [.L61]+[Overview.$C$4]/[.K61]  *  [Overview.$C$6]  ;  IF([.G61]=&quot;Short&quot;   ;  [.L61]-[Overview.$C$4]/[.K61]  * [Overview.$C$6]  ; &quot;&quot;  )  )   ; &quot;&quot;)">
            <text:p/>
          </table:table-cell>
          <table:table-cell table:number-columns-repeated="3"/>
          <table:table-cell table:style-name="ce182" table:formula="of:=IFERROR([.T61]/[.N61]; &quot;&quot;)">
            <text:p/>
          </table:table-cell>
          <table:table-cell table:style-name="ce203" table:formula="of:=IFERROR(   IF( AND( [.G61]=&quot;Long&quot;;   [.P61]=[.K61])  ;  [.K61]*([.Q61]-[.L61])  ;    IF(  AND(  [.G61]=&quot;Short&quot;  ;   [.P61]=[.K61]   )   ;   [.K61]*([.L61]-[.Q61])   ;  &quot;&quot;)) ; &quot;&quot;)">
            <text:p/>
          </table:table-cell>
          <table:table-cell table:style-name="ce215" table:formula="of:=IF(ISNUMBER([.T61]); IF([.T61]&gt;=0; &quot;Win&quot;; &quot;Loss&quot;); &quot;&quot;)">
            <text:p/>
          </table:table-cell>
          <table:table-cell table:style-name="ce220" table:formula="of:=IF(ISNUMBER([.T61]); ROUND(([.R61]-[.J61])*60*24); &quot;&quot;)">
            <text:p/>
          </table:table-cell>
          <table:table-cell table:content-validation-name="val8"/>
          <table:table-cell table:number-columns-repeated="2"/>
          <table:table-cell table:style-name="ce239"/>
          <table:table-cell table:style-name="ce243" table:formula="of:=IFERROR(IF(ISBLANK([.Z61]); &quot;&quot;; IF([.$G61]=&quot;Long&quot;; ([.Z61]-[.$L61])*[.$K61]/[.$N61]; ([.$L61]-[.Z61])*[.$K61]/[.$N61])-[.$S61]); &quot;&quot;)">
            <text:p/>
          </table:table-cell>
          <table:table-cell/>
          <table:table-cell table:style-name="ce243" table:formula="of:=IFERROR(IF(ISBLANK([.AB61]); &quot;&quot;; IF([.$G61]=&quot;Long&quot;; ([.AB61]-[.$L61])*[.$K61]/[.$N61]; ([.$L61]-[.AB61])*[.$K61]/[.$N61])-[.$S61]); &quot;&quot;)">
            <text:p/>
          </table:table-cell>
          <table:table-cell/>
          <table:table-cell table:style-name="ce243" table:formula="of:=IFERROR(IF(ISBLANK([.AD61]); &quot;&quot;; IF([.$G61]=&quot;Long&quot;; ([.AD61]-[.$L61])*[.$K61]/[.$N61]; ([.$L61]-[.AD61])*[.$K61]/[.$N61])-[.$S61]); &quot;&quot;)">
            <text:p/>
          </table:table-cell>
          <table:table-cell table:number-columns-repeated="2"/>
          <table:table-cell table:formula="of:=IF(ISBLANK([.B61]); &quot;&quot;; DAY([.B61]))">
            <text:p/>
          </table:table-cell>
          <table:table-cell table:formula="of:=IF(ISBLANK([.B61]); &quot;&quot;; WEEKDAY([.B61]))">
            <text:p/>
          </table:table-cell>
          <table:table-cell table:formula="of:=IF(ISBLANK([.B61]); &quot;&quot;; WEEKNUM([.B61]))">
            <text:p/>
          </table:table-cell>
          <table:table-cell table:formula="of:=IF(ISBLANK([.B61]); &quot;&quot;; MONTH([.B61]))">
            <text:p/>
          </table:table-cell>
          <table:table-cell table:formula="of:=IF(ISBLANK([.L61]); &quot;&quot;; [.K61]*[.L61])">
            <text:p/>
          </table:table-cell>
          <table:table-cell table:formula="of:=IF(ISNUMBER([.AL61]); [.AL61]*0.0035; &quot;&quot;)">
            <text:p/>
          </table:table-cell>
          <table:table-cell table:formula="of:=IF(ISBLANK([.Q61]); &quot;&quot;; [.P61]*[.Q61])">
            <text:p/>
          </table:table-cell>
          <table:table-cell table:formula="of:=IF(ISNUMBER([.AN61]); [.AN61]*0.0035; &quot;&quot;)">
            <text:p/>
          </table:table-cell>
          <table:table-cell table:formula="of:=IF(ISBLANK([.Q61]); &quot;&quot;; SUM([.$S$3:.S61]))">
            <text:p/>
          </table:table-cell>
          <table:table-cell table:formula="of:=IF(ISBLANK([.R61]); &quot;&quot;; SUM([.$T$3:.T61]))">
            <text:p/>
          </table:table-cell>
          <table:table-cell table:formula="of:=IF(OR(ISBLANK([.J61]); ISBLANK([.R61])); &quot;&quot;;ROUND(([.R61]-[.J61])*60*24))">
            <text:p/>
          </table:table-cell>
          <table:table-cell table:number-columns-repeated="20"/>
        </table:table-row>
        <table:table-row table:style-name="ro2">
          <table:table-cell office:value-type="float" office:value="60" calcext:value-type="float">
            <text:p>60</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2]=&quot;Long&quot; ; [.L62]-[Overview.$C$4]/[.K62]  ;  IF([.G62]=&quot;Short&quot;; [.L62]+[Overview.$C$4]/[.K62]; &quot;&quot;) ); &quot;&quot;)">
            <text:p/>
          </table:table-cell>
          <table:table-cell table:formula="of:=IFERROR(ABS([.M62]-[.L62])*[.K62]; &quot;&quot;)">
            <text:p/>
          </table:table-cell>
          <table:table-cell table:style-name="ce312" table:formula="of:=IFERROR(  IF([.G62]=&quot;Long&quot;;  [.L62]+[Overview.$C$4]/[.K62]  *  [Overview.$C$6]  ;  IF([.G62]=&quot;Short&quot;   ;  [.L62]-[Overview.$C$4]/[.K62]  * [Overview.$C$6]  ; &quot;&quot;  )  )   ; &quot;&quot;)">
            <text:p/>
          </table:table-cell>
          <table:table-cell table:number-columns-repeated="3"/>
          <table:table-cell table:style-name="ce182" table:formula="of:=IFERROR([.T62]/[.N62]; &quot;&quot;)">
            <text:p/>
          </table:table-cell>
          <table:table-cell table:style-name="ce203" table:formula="of:=IFERROR(   IF( AND( [.G62]=&quot;Long&quot;;   [.P62]=[.K62])  ;  [.K62]*([.Q62]-[.L62])  ;    IF(  AND(  [.G62]=&quot;Short&quot;  ;   [.P62]=[.K62]   )   ;   [.K62]*([.L62]-[.Q62])   ;  &quot;&quot;)) ; &quot;&quot;)">
            <text:p/>
          </table:table-cell>
          <table:table-cell table:style-name="ce215" table:formula="of:=IF(ISNUMBER([.T62]); IF([.T62]&gt;=0; &quot;Win&quot;; &quot;Loss&quot;); &quot;&quot;)">
            <text:p/>
          </table:table-cell>
          <table:table-cell table:style-name="ce220" table:formula="of:=IF(ISNUMBER([.T62]); ROUND(([.R62]-[.J62])*60*24); &quot;&quot;)">
            <text:p/>
          </table:table-cell>
          <table:table-cell table:content-validation-name="val8"/>
          <table:table-cell table:number-columns-repeated="2"/>
          <table:table-cell table:style-name="ce239"/>
          <table:table-cell table:style-name="ce243" table:formula="of:=IFERROR(IF(ISBLANK([.Z62]); &quot;&quot;; IF([.$G62]=&quot;Long&quot;; ([.Z62]-[.$L62])*[.$K62]/[.$N62]; ([.$L62]-[.Z62])*[.$K62]/[.$N62])-[.$S62]); &quot;&quot;)">
            <text:p/>
          </table:table-cell>
          <table:table-cell/>
          <table:table-cell table:style-name="ce243" table:formula="of:=IFERROR(IF(ISBLANK([.AB62]); &quot;&quot;; IF([.$G62]=&quot;Long&quot;; ([.AB62]-[.$L62])*[.$K62]/[.$N62]; ([.$L62]-[.AB62])*[.$K62]/[.$N62])-[.$S62]); &quot;&quot;)">
            <text:p/>
          </table:table-cell>
          <table:table-cell/>
          <table:table-cell table:style-name="ce243" table:formula="of:=IFERROR(IF(ISBLANK([.AD62]); &quot;&quot;; IF([.$G62]=&quot;Long&quot;; ([.AD62]-[.$L62])*[.$K62]/[.$N62]; ([.$L62]-[.AD62])*[.$K62]/[.$N62])-[.$S62]); &quot;&quot;)">
            <text:p/>
          </table:table-cell>
          <table:table-cell table:number-columns-repeated="2"/>
          <table:table-cell table:formula="of:=IF(ISBLANK([.B62]); &quot;&quot;; DAY([.B62]))">
            <text:p/>
          </table:table-cell>
          <table:table-cell table:formula="of:=IF(ISBLANK([.B62]); &quot;&quot;; WEEKDAY([.B62]))">
            <text:p/>
          </table:table-cell>
          <table:table-cell table:formula="of:=IF(ISBLANK([.B62]); &quot;&quot;; WEEKNUM([.B62]))">
            <text:p/>
          </table:table-cell>
          <table:table-cell table:formula="of:=IF(ISBLANK([.B62]); &quot;&quot;; MONTH([.B62]))">
            <text:p/>
          </table:table-cell>
          <table:table-cell table:formula="of:=IF(ISBLANK([.L62]); &quot;&quot;; [.K62]*[.L62])">
            <text:p/>
          </table:table-cell>
          <table:table-cell table:formula="of:=IF(ISNUMBER([.AL62]); [.AL62]*0.0035; &quot;&quot;)">
            <text:p/>
          </table:table-cell>
          <table:table-cell table:formula="of:=IF(ISBLANK([.Q62]); &quot;&quot;; [.P62]*[.Q62])">
            <text:p/>
          </table:table-cell>
          <table:table-cell table:formula="of:=IF(ISNUMBER([.AN62]); [.AN62]*0.0035; &quot;&quot;)">
            <text:p/>
          </table:table-cell>
          <table:table-cell table:formula="of:=IF(ISBLANK([.Q62]); &quot;&quot;; SUM([.$S$3:.S62]))">
            <text:p/>
          </table:table-cell>
          <table:table-cell table:formula="of:=IF(ISBLANK([.R62]); &quot;&quot;; SUM([.$T$3:.T62]))">
            <text:p/>
          </table:table-cell>
          <table:table-cell table:formula="of:=IF(OR(ISBLANK([.J62]); ISBLANK([.R62])); &quot;&quot;;ROUND(([.R62]-[.J62])*60*24))">
            <text:p/>
          </table:table-cell>
          <table:table-cell table:number-columns-repeated="20"/>
        </table:table-row>
        <table:table-row table:style-name="ro2">
          <table:table-cell office:value-type="float" office:value="61" calcext:value-type="float">
            <text:p>61</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3]=&quot;Long&quot; ; [.L63]-[Overview.$C$4]/[.K63]  ;  IF([.G63]=&quot;Short&quot;; [.L63]+[Overview.$C$4]/[.K63]; &quot;&quot;) ); &quot;&quot;)">
            <text:p/>
          </table:table-cell>
          <table:table-cell table:formula="of:=IFERROR(ABS([.M63]-[.L63])*[.K63]; &quot;&quot;)">
            <text:p/>
          </table:table-cell>
          <table:table-cell table:style-name="ce312" table:formula="of:=IFERROR(  IF([.G63]=&quot;Long&quot;;  [.L63]+[Overview.$C$4]/[.K63]  *  [Overview.$C$6]  ;  IF([.G63]=&quot;Short&quot;   ;  [.L63]-[Overview.$C$4]/[.K63]  * [Overview.$C$6]  ; &quot;&quot;  )  )   ; &quot;&quot;)">
            <text:p/>
          </table:table-cell>
          <table:table-cell table:number-columns-repeated="3"/>
          <table:table-cell table:style-name="ce182" table:formula="of:=IFERROR([.T63]/[.N63]; &quot;&quot;)">
            <text:p/>
          </table:table-cell>
          <table:table-cell table:style-name="ce203" table:formula="of:=IFERROR(   IF( AND( [.G63]=&quot;Long&quot;;   [.P63]=[.K63])  ;  [.K63]*([.Q63]-[.L63])  ;    IF(  AND(  [.G63]=&quot;Short&quot;  ;   [.P63]=[.K63]   )   ;   [.K63]*([.L63]-[.Q63])   ;  &quot;&quot;)) ; &quot;&quot;)">
            <text:p/>
          </table:table-cell>
          <table:table-cell table:style-name="ce215" table:formula="of:=IF(ISNUMBER([.T63]); IF([.T63]&gt;=0; &quot;Win&quot;; &quot;Loss&quot;); &quot;&quot;)">
            <text:p/>
          </table:table-cell>
          <table:table-cell table:style-name="ce220" table:formula="of:=IF(ISNUMBER([.T63]); ROUND(([.R63]-[.J63])*60*24); &quot;&quot;)">
            <text:p/>
          </table:table-cell>
          <table:table-cell table:content-validation-name="val8"/>
          <table:table-cell table:number-columns-repeated="2"/>
          <table:table-cell table:style-name="ce239"/>
          <table:table-cell table:style-name="ce243" table:formula="of:=IFERROR(IF(ISBLANK([.Z63]); &quot;&quot;; IF([.$G63]=&quot;Long&quot;; ([.Z63]-[.$L63])*[.$K63]/[.$N63]; ([.$L63]-[.Z63])*[.$K63]/[.$N63])-[.$S63]); &quot;&quot;)">
            <text:p/>
          </table:table-cell>
          <table:table-cell/>
          <table:table-cell table:style-name="ce243" table:formula="of:=IFERROR(IF(ISBLANK([.AB63]); &quot;&quot;; IF([.$G63]=&quot;Long&quot;; ([.AB63]-[.$L63])*[.$K63]/[.$N63]; ([.$L63]-[.AB63])*[.$K63]/[.$N63])-[.$S63]); &quot;&quot;)">
            <text:p/>
          </table:table-cell>
          <table:table-cell/>
          <table:table-cell table:style-name="ce243" table:formula="of:=IFERROR(IF(ISBLANK([.AD63]); &quot;&quot;; IF([.$G63]=&quot;Long&quot;; ([.AD63]-[.$L63])*[.$K63]/[.$N63]; ([.$L63]-[.AD63])*[.$K63]/[.$N63])-[.$S63]); &quot;&quot;)">
            <text:p/>
          </table:table-cell>
          <table:table-cell table:number-columns-repeated="2"/>
          <table:table-cell table:formula="of:=IF(ISBLANK([.B63]); &quot;&quot;; DAY([.B63]))">
            <text:p/>
          </table:table-cell>
          <table:table-cell table:formula="of:=IF(ISBLANK([.B63]); &quot;&quot;; WEEKDAY([.B63]))">
            <text:p/>
          </table:table-cell>
          <table:table-cell table:formula="of:=IF(ISBLANK([.B63]); &quot;&quot;; WEEKNUM([.B63]))">
            <text:p/>
          </table:table-cell>
          <table:table-cell table:formula="of:=IF(ISBLANK([.B63]); &quot;&quot;; MONTH([.B63]))">
            <text:p/>
          </table:table-cell>
          <table:table-cell table:formula="of:=IF(ISBLANK([.L63]); &quot;&quot;; [.K63]*[.L63])">
            <text:p/>
          </table:table-cell>
          <table:table-cell table:formula="of:=IF(ISNUMBER([.AL63]); [.AL63]*0.0035; &quot;&quot;)">
            <text:p/>
          </table:table-cell>
          <table:table-cell table:formula="of:=IF(ISBLANK([.Q63]); &quot;&quot;; [.P63]*[.Q63])">
            <text:p/>
          </table:table-cell>
          <table:table-cell table:formula="of:=IF(ISNUMBER([.AN63]); [.AN63]*0.0035; &quot;&quot;)">
            <text:p/>
          </table:table-cell>
          <table:table-cell table:formula="of:=IF(ISBLANK([.Q63]); &quot;&quot;; SUM([.$S$3:.S63]))">
            <text:p/>
          </table:table-cell>
          <table:table-cell table:formula="of:=IF(ISBLANK([.R63]); &quot;&quot;; SUM([.$T$3:.T63]))">
            <text:p/>
          </table:table-cell>
          <table:table-cell table:formula="of:=IF(OR(ISBLANK([.J63]); ISBLANK([.R63])); &quot;&quot;;ROUND(([.R63]-[.J63])*60*24))">
            <text:p/>
          </table:table-cell>
          <table:table-cell table:number-columns-repeated="20"/>
        </table:table-row>
        <table:table-row table:style-name="ro2">
          <table:table-cell office:value-type="float" office:value="62" calcext:value-type="float">
            <text:p>6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4]=&quot;Long&quot; ; [.L64]-[Overview.$C$4]/[.K64]  ;  IF([.G64]=&quot;Short&quot;; [.L64]+[Overview.$C$4]/[.K64]; &quot;&quot;) ); &quot;&quot;)">
            <text:p/>
          </table:table-cell>
          <table:table-cell table:formula="of:=IFERROR(ABS([.M64]-[.L64])*[.K64]; &quot;&quot;)">
            <text:p/>
          </table:table-cell>
          <table:table-cell table:style-name="ce312" table:formula="of:=IFERROR(  IF([.G64]=&quot;Long&quot;;  [.L64]+[Overview.$C$4]/[.K64]  *  [Overview.$C$6]  ;  IF([.G64]=&quot;Short&quot;   ;  [.L64]-[Overview.$C$4]/[.K64]  * [Overview.$C$6]  ; &quot;&quot;  )  )   ; &quot;&quot;)">
            <text:p/>
          </table:table-cell>
          <table:table-cell table:number-columns-repeated="3"/>
          <table:table-cell table:style-name="ce182" table:formula="of:=IFERROR([.T64]/[.N64]; &quot;&quot;)">
            <text:p/>
          </table:table-cell>
          <table:table-cell table:style-name="ce203" table:formula="of:=IFERROR(   IF( AND( [.G64]=&quot;Long&quot;;   [.P64]=[.K64])  ;  [.K64]*([.Q64]-[.L64])  ;    IF(  AND(  [.G64]=&quot;Short&quot;  ;   [.P64]=[.K64]   )   ;   [.K64]*([.L64]-[.Q64])   ;  &quot;&quot;)) ; &quot;&quot;)">
            <text:p/>
          </table:table-cell>
          <table:table-cell table:style-name="ce215" table:formula="of:=IF(ISNUMBER([.T64]); IF([.T64]&gt;=0; &quot;Win&quot;; &quot;Loss&quot;); &quot;&quot;)">
            <text:p/>
          </table:table-cell>
          <table:table-cell table:style-name="ce220" table:formula="of:=IF(ISNUMBER([.T64]); ROUND(([.R64]-[.J64])*60*24); &quot;&quot;)">
            <text:p/>
          </table:table-cell>
          <table:table-cell table:content-validation-name="val8"/>
          <table:table-cell table:number-columns-repeated="2"/>
          <table:table-cell table:style-name="ce239"/>
          <table:table-cell table:style-name="ce243" table:formula="of:=IFERROR(IF(ISBLANK([.Z64]); &quot;&quot;; IF([.$G64]=&quot;Long&quot;; ([.Z64]-[.$L64])*[.$K64]/[.$N64]; ([.$L64]-[.Z64])*[.$K64]/[.$N64])-[.$S64]); &quot;&quot;)">
            <text:p/>
          </table:table-cell>
          <table:table-cell/>
          <table:table-cell table:style-name="ce243" table:formula="of:=IFERROR(IF(ISBLANK([.AB64]); &quot;&quot;; IF([.$G64]=&quot;Long&quot;; ([.AB64]-[.$L64])*[.$K64]/[.$N64]; ([.$L64]-[.AB64])*[.$K64]/[.$N64])-[.$S64]); &quot;&quot;)">
            <text:p/>
          </table:table-cell>
          <table:table-cell/>
          <table:table-cell table:style-name="ce243" table:formula="of:=IFERROR(IF(ISBLANK([.AD64]); &quot;&quot;; IF([.$G64]=&quot;Long&quot;; ([.AD64]-[.$L64])*[.$K64]/[.$N64]; ([.$L64]-[.AD64])*[.$K64]/[.$N64])-[.$S64]); &quot;&quot;)">
            <text:p/>
          </table:table-cell>
          <table:table-cell table:number-columns-repeated="2"/>
          <table:table-cell table:formula="of:=IF(ISBLANK([.B64]); &quot;&quot;; DAY([.B64]))">
            <text:p/>
          </table:table-cell>
          <table:table-cell table:formula="of:=IF(ISBLANK([.B64]); &quot;&quot;; WEEKDAY([.B64]))">
            <text:p/>
          </table:table-cell>
          <table:table-cell table:formula="of:=IF(ISBLANK([.B64]); &quot;&quot;; WEEKNUM([.B64]))">
            <text:p/>
          </table:table-cell>
          <table:table-cell table:formula="of:=IF(ISBLANK([.B64]); &quot;&quot;; MONTH([.B64]))">
            <text:p/>
          </table:table-cell>
          <table:table-cell table:formula="of:=IF(ISBLANK([.L64]); &quot;&quot;; [.K64]*[.L64])">
            <text:p/>
          </table:table-cell>
          <table:table-cell table:formula="of:=IF(ISNUMBER([.AL64]); [.AL64]*0.0035; &quot;&quot;)">
            <text:p/>
          </table:table-cell>
          <table:table-cell table:formula="of:=IF(ISBLANK([.Q64]); &quot;&quot;; [.P64]*[.Q64])">
            <text:p/>
          </table:table-cell>
          <table:table-cell table:formula="of:=IF(ISNUMBER([.AN64]); [.AN64]*0.0035; &quot;&quot;)">
            <text:p/>
          </table:table-cell>
          <table:table-cell table:formula="of:=IF(ISBLANK([.Q64]); &quot;&quot;; SUM([.$S$3:.S64]))">
            <text:p/>
          </table:table-cell>
          <table:table-cell table:formula="of:=IF(ISBLANK([.R64]); &quot;&quot;; SUM([.$T$3:.T64]))">
            <text:p/>
          </table:table-cell>
          <table:table-cell table:formula="of:=IF(OR(ISBLANK([.J64]); ISBLANK([.R64])); &quot;&quot;;ROUND(([.R64]-[.J64])*60*24))">
            <text:p/>
          </table:table-cell>
          <table:table-cell table:number-columns-repeated="20"/>
        </table:table-row>
        <table:table-row table:style-name="ro2">
          <table:table-cell office:value-type="float" office:value="63" calcext:value-type="float">
            <text:p>6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5]=&quot;Long&quot; ; [.L65]-[Overview.$C$4]/[.K65]  ;  IF([.G65]=&quot;Short&quot;; [.L65]+[Overview.$C$4]/[.K65]; &quot;&quot;) ); &quot;&quot;)">
            <text:p/>
          </table:table-cell>
          <table:table-cell table:formula="of:=IFERROR(ABS([.M65]-[.L65])*[.K65]; &quot;&quot;)">
            <text:p/>
          </table:table-cell>
          <table:table-cell table:style-name="ce312" table:formula="of:=IFERROR(  IF([.G65]=&quot;Long&quot;;  [.L65]+[Overview.$C$4]/[.K65]  *  [Overview.$C$6]  ;  IF([.G65]=&quot;Short&quot;   ;  [.L65]-[Overview.$C$4]/[.K65]  * [Overview.$C$6]  ; &quot;&quot;  )  )   ; &quot;&quot;)">
            <text:p/>
          </table:table-cell>
          <table:table-cell table:number-columns-repeated="3"/>
          <table:table-cell table:style-name="ce182" table:formula="of:=IFERROR([.T65]/[.N65]; &quot;&quot;)">
            <text:p/>
          </table:table-cell>
          <table:table-cell table:style-name="ce203" table:formula="of:=IFERROR(   IF( AND( [.G65]=&quot;Long&quot;;   [.P65]=[.K65])  ;  [.K65]*([.Q65]-[.L65])  ;    IF(  AND(  [.G65]=&quot;Short&quot;  ;   [.P65]=[.K65]   )   ;   [.K65]*([.L65]-[.Q65])   ;  &quot;&quot;)) ; &quot;&quot;)">
            <text:p/>
          </table:table-cell>
          <table:table-cell table:style-name="ce215" table:formula="of:=IF(ISNUMBER([.T65]); IF([.T65]&gt;=0; &quot;Win&quot;; &quot;Loss&quot;); &quot;&quot;)">
            <text:p/>
          </table:table-cell>
          <table:table-cell table:style-name="ce220" table:formula="of:=IF(ISNUMBER([.T65]); ROUND(([.R65]-[.J65])*60*24); &quot;&quot;)">
            <text:p/>
          </table:table-cell>
          <table:table-cell table:style-name="ce356" table:content-validation-name="val8"/>
          <table:table-cell table:style-name="ce199"/>
          <table:table-cell table:style-name="ce362"/>
          <table:table-cell table:style-name="ce239"/>
          <table:table-cell table:style-name="ce243" table:formula="of:=IFERROR(IF(ISBLANK([.Z65]); &quot;&quot;; IF([.$G65]=&quot;Long&quot;; ([.Z65]-[.$L65])*[.$K65]/[.$N65]; ([.$L65]-[.Z65])*[.$K65]/[.$N65])-[.$S65]); &quot;&quot;)">
            <text:p/>
          </table:table-cell>
          <table:table-cell/>
          <table:table-cell table:style-name="ce243" table:formula="of:=IFERROR(IF(ISBLANK([.AB65]); &quot;&quot;; IF([.$G65]=&quot;Long&quot;; ([.AB65]-[.$L65])*[.$K65]/[.$N65]; ([.$L65]-[.AB65])*[.$K65]/[.$N65])-[.$S65]); &quot;&quot;)">
            <text:p/>
          </table:table-cell>
          <table:table-cell/>
          <table:table-cell table:style-name="ce243" table:formula="of:=IFERROR(IF(ISBLANK([.AD65]); &quot;&quot;; IF([.$G65]=&quot;Long&quot;; ([.AD65]-[.$L65])*[.$K65]/[.$N65]; ([.$L65]-[.AD65])*[.$K65]/[.$N65])-[.$S65]); &quot;&quot;)">
            <text:p/>
          </table:table-cell>
          <table:table-cell table:number-columns-repeated="2"/>
          <table:table-cell table:formula="of:=IF(ISBLANK([.B65]); &quot;&quot;; DAY([.B65]))">
            <text:p/>
          </table:table-cell>
          <table:table-cell table:formula="of:=IF(ISBLANK([.B65]); &quot;&quot;; WEEKDAY([.B65]))">
            <text:p/>
          </table:table-cell>
          <table:table-cell table:formula="of:=IF(ISBLANK([.B65]); &quot;&quot;; WEEKNUM([.B65]))">
            <text:p/>
          </table:table-cell>
          <table:table-cell table:formula="of:=IF(ISBLANK([.B65]); &quot;&quot;; MONTH([.B65]))">
            <text:p/>
          </table:table-cell>
          <table:table-cell table:formula="of:=IF(ISBLANK([.L65]); &quot;&quot;; [.K65]*[.L65])">
            <text:p/>
          </table:table-cell>
          <table:table-cell table:formula="of:=IF(ISNUMBER([.AL65]); [.AL65]*0.0035; &quot;&quot;)">
            <text:p/>
          </table:table-cell>
          <table:table-cell table:formula="of:=IF(ISBLANK([.Q65]); &quot;&quot;; [.P65]*[.Q65])">
            <text:p/>
          </table:table-cell>
          <table:table-cell table:formula="of:=IF(ISNUMBER([.AN65]); [.AN65]*0.0035; &quot;&quot;)">
            <text:p/>
          </table:table-cell>
          <table:table-cell table:formula="of:=IF(ISBLANK([.Q65]); &quot;&quot;; SUM([.$S$3:.S65]))">
            <text:p/>
          </table:table-cell>
          <table:table-cell table:formula="of:=IF(ISBLANK([.R65]); &quot;&quot;; SUM([.$T$3:.T65]))">
            <text:p/>
          </table:table-cell>
          <table:table-cell table:formula="of:=IF(OR(ISBLANK([.J65]); ISBLANK([.R65])); &quot;&quot;;ROUND(([.R65]-[.J65])*60*24))">
            <text:p/>
          </table:table-cell>
          <table:table-cell table:number-columns-repeated="20"/>
        </table:table-row>
        <table:table-row table:style-name="ro2">
          <table:table-cell office:value-type="float" office:value="64" calcext:value-type="float">
            <text:p>6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6]=&quot;Long&quot; ; [.L66]-[Overview.$C$4]/[.K66]  ;  IF([.G66]=&quot;Short&quot;; [.L66]+[Overview.$C$4]/[.K66]; &quot;&quot;) ); &quot;&quot;)">
            <text:p/>
          </table:table-cell>
          <table:table-cell table:formula="of:=IFERROR(ABS([.M66]-[.L66])*[.K66]; &quot;&quot;)">
            <text:p/>
          </table:table-cell>
          <table:table-cell table:style-name="ce312" table:formula="of:=IFERROR(  IF([.G66]=&quot;Long&quot;;  [.L66]+[Overview.$C$4]/[.K66]  *  [Overview.$C$6]  ;  IF([.G66]=&quot;Short&quot;   ;  [.L66]-[Overview.$C$4]/[.K66]  * [Overview.$C$6]  ; &quot;&quot;  )  )   ; &quot;&quot;)">
            <text:p/>
          </table:table-cell>
          <table:table-cell table:number-columns-repeated="3"/>
          <table:table-cell table:style-name="ce182" table:formula="of:=IFERROR([.T66]/[.N66]; &quot;&quot;)">
            <text:p/>
          </table:table-cell>
          <table:table-cell table:style-name="ce203" table:formula="of:=IFERROR(   IF( AND( [.G66]=&quot;Long&quot;;   [.P66]=[.K66])  ;  [.K66]*([.Q66]-[.L66])  ;    IF(  AND(  [.G66]=&quot;Short&quot;  ;   [.P66]=[.K66]   )   ;   [.K66]*([.L66]-[.Q66])   ;  &quot;&quot;)) ; &quot;&quot;)">
            <text:p/>
          </table:table-cell>
          <table:table-cell table:style-name="ce215" table:formula="of:=IF(ISNUMBER([.T66]); IF([.T66]&gt;=0; &quot;Win&quot;; &quot;Loss&quot;); &quot;&quot;)">
            <text:p/>
          </table:table-cell>
          <table:table-cell table:style-name="ce220" table:formula="of:=IF(ISNUMBER([.T66]); ROUND(([.R66]-[.J66])*60*24); &quot;&quot;)">
            <text:p/>
          </table:table-cell>
          <table:table-cell table:content-validation-name="val8"/>
          <table:table-cell table:number-columns-repeated="2"/>
          <table:table-cell table:style-name="ce239"/>
          <table:table-cell table:style-name="ce243" table:formula="of:=IFERROR(IF(ISBLANK([.Z66]); &quot;&quot;; IF([.$G66]=&quot;Long&quot;; ([.Z66]-[.$L66])*[.$K66]/[.$N66]; ([.$L66]-[.Z66])*[.$K66]/[.$N66])-[.$S66]); &quot;&quot;)">
            <text:p/>
          </table:table-cell>
          <table:table-cell/>
          <table:table-cell table:style-name="ce243" table:formula="of:=IFERROR(IF(ISBLANK([.AB66]); &quot;&quot;; IF([.$G66]=&quot;Long&quot;; ([.AB66]-[.$L66])*[.$K66]/[.$N66]; ([.$L66]-[.AB66])*[.$K66]/[.$N66])-[.$S66]); &quot;&quot;)">
            <text:p/>
          </table:table-cell>
          <table:table-cell/>
          <table:table-cell table:style-name="ce243" table:formula="of:=IFERROR(IF(ISBLANK([.AD66]); &quot;&quot;; IF([.$G66]=&quot;Long&quot;; ([.AD66]-[.$L66])*[.$K66]/[.$N66]; ([.$L66]-[.AD66])*[.$K66]/[.$N66])-[.$S66]); &quot;&quot;)">
            <text:p/>
          </table:table-cell>
          <table:table-cell table:number-columns-repeated="2"/>
          <table:table-cell table:formula="of:=IF(ISBLANK([.B66]); &quot;&quot;; DAY([.B66]))">
            <text:p/>
          </table:table-cell>
          <table:table-cell table:formula="of:=IF(ISBLANK([.B66]); &quot;&quot;; WEEKDAY([.B66]))">
            <text:p/>
          </table:table-cell>
          <table:table-cell table:formula="of:=IF(ISBLANK([.B66]); &quot;&quot;; WEEKNUM([.B66]))">
            <text:p/>
          </table:table-cell>
          <table:table-cell table:formula="of:=IF(ISBLANK([.B66]); &quot;&quot;; MONTH([.B66]))">
            <text:p/>
          </table:table-cell>
          <table:table-cell table:formula="of:=IF(ISBLANK([.L66]); &quot;&quot;; [.K66]*[.L66])">
            <text:p/>
          </table:table-cell>
          <table:table-cell table:formula="of:=IF(ISNUMBER([.AL66]); [.AL66]*0.0035; &quot;&quot;)">
            <text:p/>
          </table:table-cell>
          <table:table-cell table:formula="of:=IF(ISBLANK([.Q66]); &quot;&quot;; [.P66]*[.Q66])">
            <text:p/>
          </table:table-cell>
          <table:table-cell table:formula="of:=IF(ISNUMBER([.AN66]); [.AN66]*0.0035; &quot;&quot;)">
            <text:p/>
          </table:table-cell>
          <table:table-cell table:formula="of:=IF(ISBLANK([.Q66]); &quot;&quot;; SUM([.$S$3:.S66]))">
            <text:p/>
          </table:table-cell>
          <table:table-cell table:formula="of:=IF(ISBLANK([.R66]); &quot;&quot;; SUM([.$T$3:.T66]))">
            <text:p/>
          </table:table-cell>
          <table:table-cell table:formula="of:=IF(OR(ISBLANK([.J66]); ISBLANK([.R66])); &quot;&quot;;ROUND(([.R66]-[.J66])*60*24))">
            <text:p/>
          </table:table-cell>
          <table:table-cell table:number-columns-repeated="20"/>
        </table:table-row>
        <table:table-row table:style-name="ro2">
          <table:table-cell office:value-type="float" office:value="65" calcext:value-type="float">
            <text:p>6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7]=&quot;Long&quot; ; [.L67]-[Overview.$C$4]/[.K67]  ;  IF([.G67]=&quot;Short&quot;; [.L67]+[Overview.$C$4]/[.K67]; &quot;&quot;) ); &quot;&quot;)">
            <text:p/>
          </table:table-cell>
          <table:table-cell table:formula="of:=IFERROR(ABS([.M67]-[.L67])*[.K67]; &quot;&quot;)">
            <text:p/>
          </table:table-cell>
          <table:table-cell table:style-name="ce312" table:formula="of:=IFERROR(  IF([.G67]=&quot;Long&quot;;  [.L67]+[Overview.$C$4]/[.K67]  *  [Overview.$C$6]  ;  IF([.G67]=&quot;Short&quot;   ;  [.L67]-[Overview.$C$4]/[.K67]  * [Overview.$C$6]  ; &quot;&quot;  )  )   ; &quot;&quot;)">
            <text:p/>
          </table:table-cell>
          <table:table-cell table:number-columns-repeated="3"/>
          <table:table-cell table:style-name="ce182" table:formula="of:=IFERROR([.T67]/[.N67]; &quot;&quot;)">
            <text:p/>
          </table:table-cell>
          <table:table-cell table:style-name="ce203" table:formula="of:=IFERROR(   IF( AND( [.G67]=&quot;Long&quot;;   [.P67]=[.K67])  ;  [.K67]*([.Q67]-[.L67])  ;    IF(  AND(  [.G67]=&quot;Short&quot;  ;   [.P67]=[.K67]   )   ;   [.K67]*([.L67]-[.Q67])   ;  &quot;&quot;)) ; &quot;&quot;)">
            <text:p/>
          </table:table-cell>
          <table:table-cell table:style-name="ce215" table:formula="of:=IF(ISNUMBER([.T67]); IF([.T67]&gt;=0; &quot;Win&quot;; &quot;Loss&quot;); &quot;&quot;)">
            <text:p/>
          </table:table-cell>
          <table:table-cell table:style-name="ce220" table:formula="of:=IF(ISNUMBER([.T67]); ROUND(([.R67]-[.J67])*60*24); &quot;&quot;)">
            <text:p/>
          </table:table-cell>
          <table:table-cell table:content-validation-name="val8"/>
          <table:table-cell table:number-columns-repeated="2"/>
          <table:table-cell table:style-name="ce239"/>
          <table:table-cell table:style-name="ce243" table:formula="of:=IFERROR(IF(ISBLANK([.Z67]); &quot;&quot;; IF([.$G67]=&quot;Long&quot;; ([.Z67]-[.$L67])*[.$K67]/[.$N67]; ([.$L67]-[.Z67])*[.$K67]/[.$N67])-[.$S67]); &quot;&quot;)">
            <text:p/>
          </table:table-cell>
          <table:table-cell/>
          <table:table-cell table:style-name="ce243" table:formula="of:=IFERROR(IF(ISBLANK([.AB67]); &quot;&quot;; IF([.$G67]=&quot;Long&quot;; ([.AB67]-[.$L67])*[.$K67]/[.$N67]; ([.$L67]-[.AB67])*[.$K67]/[.$N67])-[.$S67]); &quot;&quot;)">
            <text:p/>
          </table:table-cell>
          <table:table-cell/>
          <table:table-cell table:style-name="ce243" table:formula="of:=IFERROR(IF(ISBLANK([.AD67]); &quot;&quot;; IF([.$G67]=&quot;Long&quot;; ([.AD67]-[.$L67])*[.$K67]/[.$N67]; ([.$L67]-[.AD67])*[.$K67]/[.$N67])-[.$S67]); &quot;&quot;)">
            <text:p/>
          </table:table-cell>
          <table:table-cell table:number-columns-repeated="2"/>
          <table:table-cell table:formula="of:=IF(ISBLANK([.B67]); &quot;&quot;; DAY([.B67]))">
            <text:p/>
          </table:table-cell>
          <table:table-cell table:formula="of:=IF(ISBLANK([.B67]); &quot;&quot;; WEEKDAY([.B67]))">
            <text:p/>
          </table:table-cell>
          <table:table-cell table:formula="of:=IF(ISBLANK([.B67]); &quot;&quot;; WEEKNUM([.B67]))">
            <text:p/>
          </table:table-cell>
          <table:table-cell table:formula="of:=IF(ISBLANK([.B67]); &quot;&quot;; MONTH([.B67]))">
            <text:p/>
          </table:table-cell>
          <table:table-cell table:formula="of:=IF(ISBLANK([.L67]); &quot;&quot;; [.K67]*[.L67])">
            <text:p/>
          </table:table-cell>
          <table:table-cell table:formula="of:=IF(ISNUMBER([.AL67]); [.AL67]*0.0035; &quot;&quot;)">
            <text:p/>
          </table:table-cell>
          <table:table-cell table:formula="of:=IF(ISBLANK([.Q67]); &quot;&quot;; [.P67]*[.Q67])">
            <text:p/>
          </table:table-cell>
          <table:table-cell table:formula="of:=IF(ISNUMBER([.AN67]); [.AN67]*0.0035; &quot;&quot;)">
            <text:p/>
          </table:table-cell>
          <table:table-cell table:formula="of:=IF(ISBLANK([.Q67]); &quot;&quot;; SUM([.$S$3:.S67]))">
            <text:p/>
          </table:table-cell>
          <table:table-cell table:formula="of:=IF(ISBLANK([.R67]); &quot;&quot;; SUM([.$T$3:.T67]))">
            <text:p/>
          </table:table-cell>
          <table:table-cell table:formula="of:=IF(OR(ISBLANK([.J67]); ISBLANK([.R67])); &quot;&quot;;ROUND(([.R67]-[.J67])*60*24))">
            <text:p/>
          </table:table-cell>
          <table:table-cell table:number-columns-repeated="20"/>
        </table:table-row>
        <table:table-row table:style-name="ro2">
          <table:table-cell office:value-type="float" office:value="66" calcext:value-type="float">
            <text:p>6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8]=&quot;Long&quot; ; [.L68]-[Overview.$C$4]/[.K68]  ;  IF([.G68]=&quot;Short&quot;; [.L68]+[Overview.$C$4]/[.K68]; &quot;&quot;) ); &quot;&quot;)">
            <text:p/>
          </table:table-cell>
          <table:table-cell table:formula="of:=IFERROR(ABS([.M68]-[.L68])*[.K68]; &quot;&quot;)">
            <text:p/>
          </table:table-cell>
          <table:table-cell table:style-name="ce312" table:formula="of:=IFERROR(  IF([.G68]=&quot;Long&quot;;  [.L68]+[Overview.$C$4]/[.K68]  *  [Overview.$C$6]  ;  IF([.G68]=&quot;Short&quot;   ;  [.L68]-[Overview.$C$4]/[.K68]  * [Overview.$C$6]  ; &quot;&quot;  )  )   ; &quot;&quot;)">
            <text:p/>
          </table:table-cell>
          <table:table-cell table:number-columns-repeated="3"/>
          <table:table-cell table:style-name="ce182" table:formula="of:=IFERROR([.T68]/[.N68]; &quot;&quot;)">
            <text:p/>
          </table:table-cell>
          <table:table-cell table:style-name="ce203" table:formula="of:=IFERROR(   IF( AND( [.G68]=&quot;Long&quot;;   [.P68]=[.K68])  ;  [.K68]*([.Q68]-[.L68])  ;    IF(  AND(  [.G68]=&quot;Short&quot;  ;   [.P68]=[.K68]   )   ;   [.K68]*([.L68]-[.Q68])   ;  &quot;&quot;)) ; &quot;&quot;)">
            <text:p/>
          </table:table-cell>
          <table:table-cell table:style-name="ce215" table:formula="of:=IF(ISNUMBER([.T68]); IF([.T68]&gt;=0; &quot;Win&quot;; &quot;Loss&quot;); &quot;&quot;)">
            <text:p/>
          </table:table-cell>
          <table:table-cell table:style-name="ce220" table:formula="of:=IF(ISNUMBER([.T68]); ROUND(([.R68]-[.J68])*60*24); &quot;&quot;)">
            <text:p/>
          </table:table-cell>
          <table:table-cell table:content-validation-name="val8"/>
          <table:table-cell table:number-columns-repeated="2"/>
          <table:table-cell table:style-name="ce239"/>
          <table:table-cell table:style-name="ce243" table:formula="of:=IFERROR(IF(ISBLANK([.Z68]); &quot;&quot;; IF([.$G68]=&quot;Long&quot;; ([.Z68]-[.$L68])*[.$K68]/[.$N68]; ([.$L68]-[.Z68])*[.$K68]/[.$N68])-[.$S68]); &quot;&quot;)">
            <text:p/>
          </table:table-cell>
          <table:table-cell/>
          <table:table-cell table:style-name="ce243" table:formula="of:=IFERROR(IF(ISBLANK([.AB68]); &quot;&quot;; IF([.$G68]=&quot;Long&quot;; ([.AB68]-[.$L68])*[.$K68]/[.$N68]; ([.$L68]-[.AB68])*[.$K68]/[.$N68])-[.$S68]); &quot;&quot;)">
            <text:p/>
          </table:table-cell>
          <table:table-cell/>
          <table:table-cell table:style-name="ce243" table:formula="of:=IFERROR(IF(ISBLANK([.AD68]); &quot;&quot;; IF([.$G68]=&quot;Long&quot;; ([.AD68]-[.$L68])*[.$K68]/[.$N68]; ([.$L68]-[.AD68])*[.$K68]/[.$N68])-[.$S68]); &quot;&quot;)">
            <text:p/>
          </table:table-cell>
          <table:table-cell table:number-columns-repeated="2"/>
          <table:table-cell table:formula="of:=IF(ISBLANK([.B68]); &quot;&quot;; DAY([.B68]))">
            <text:p/>
          </table:table-cell>
          <table:table-cell table:formula="of:=IF(ISBLANK([.B68]); &quot;&quot;; WEEKDAY([.B68]))">
            <text:p/>
          </table:table-cell>
          <table:table-cell table:formula="of:=IF(ISBLANK([.B68]); &quot;&quot;; WEEKNUM([.B68]))">
            <text:p/>
          </table:table-cell>
          <table:table-cell table:formula="of:=IF(ISBLANK([.B68]); &quot;&quot;; MONTH([.B68]))">
            <text:p/>
          </table:table-cell>
          <table:table-cell table:formula="of:=IF(ISBLANK([.L68]); &quot;&quot;; [.K68]*[.L68])">
            <text:p/>
          </table:table-cell>
          <table:table-cell table:formula="of:=IF(ISNUMBER([.AL68]); [.AL68]*0.0035; &quot;&quot;)">
            <text:p/>
          </table:table-cell>
          <table:table-cell table:formula="of:=IF(ISBLANK([.Q68]); &quot;&quot;; [.P68]*[.Q68])">
            <text:p/>
          </table:table-cell>
          <table:table-cell table:formula="of:=IF(ISNUMBER([.AN68]); [.AN68]*0.0035; &quot;&quot;)">
            <text:p/>
          </table:table-cell>
          <table:table-cell table:formula="of:=IF(ISBLANK([.Q68]); &quot;&quot;; SUM([.$S$3:.S68]))">
            <text:p/>
          </table:table-cell>
          <table:table-cell table:formula="of:=IF(ISBLANK([.R68]); &quot;&quot;; SUM([.$T$3:.T68]))">
            <text:p/>
          </table:table-cell>
          <table:table-cell table:formula="of:=IF(OR(ISBLANK([.J68]); ISBLANK([.R68])); &quot;&quot;;ROUND(([.R68]-[.J68])*60*24))">
            <text:p/>
          </table:table-cell>
          <table:table-cell table:number-columns-repeated="20"/>
        </table:table-row>
        <table:table-row table:style-name="ro2">
          <table:table-cell office:value-type="float" office:value="67" calcext:value-type="float">
            <text:p>6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69]=&quot;Long&quot; ; [.L69]-[Overview.$C$4]/[.K69]  ;  IF([.G69]=&quot;Short&quot;; [.L69]+[Overview.$C$4]/[.K69]; &quot;&quot;) ); &quot;&quot;)">
            <text:p/>
          </table:table-cell>
          <table:table-cell table:formula="of:=IFERROR(ABS([.M69]-[.L69])*[.K69]; &quot;&quot;)">
            <text:p/>
          </table:table-cell>
          <table:table-cell table:style-name="ce312" table:formula="of:=IFERROR(  IF([.G69]=&quot;Long&quot;;  [.L69]+[Overview.$C$4]/[.K69]  *  [Overview.$C$6]  ;  IF([.G69]=&quot;Short&quot;   ;  [.L69]-[Overview.$C$4]/[.K69]  * [Overview.$C$6]  ; &quot;&quot;  )  )   ; &quot;&quot;)">
            <text:p/>
          </table:table-cell>
          <table:table-cell table:number-columns-repeated="3"/>
          <table:table-cell table:style-name="ce182" table:formula="of:=IFERROR([.T69]/[.N69]; &quot;&quot;)">
            <text:p/>
          </table:table-cell>
          <table:table-cell table:style-name="ce203" table:formula="of:=IFERROR(   IF( AND( [.G69]=&quot;Long&quot;;   [.P69]=[.K69])  ;  [.K69]*([.Q69]-[.L69])  ;    IF(  AND(  [.G69]=&quot;Short&quot;  ;   [.P69]=[.K69]   )   ;   [.K69]*([.L69]-[.Q69])   ;  &quot;&quot;)) ; &quot;&quot;)">
            <text:p/>
          </table:table-cell>
          <table:table-cell table:style-name="ce215" table:formula="of:=IF(ISNUMBER([.T69]); IF([.T69]&gt;=0; &quot;Win&quot;; &quot;Loss&quot;); &quot;&quot;)">
            <text:p/>
          </table:table-cell>
          <table:table-cell table:style-name="ce220" table:formula="of:=IF(ISNUMBER([.T69]); ROUND(([.R69]-[.J69])*60*24); &quot;&quot;)">
            <text:p/>
          </table:table-cell>
          <table:table-cell table:content-validation-name="val8"/>
          <table:table-cell table:number-columns-repeated="2"/>
          <table:table-cell table:style-name="ce239"/>
          <table:table-cell table:style-name="ce243" table:formula="of:=IFERROR(IF(ISBLANK([.Z69]); &quot;&quot;; IF([.$G69]=&quot;Long&quot;; ([.Z69]-[.$L69])*[.$K69]/[.$N69]; ([.$L69]-[.Z69])*[.$K69]/[.$N69])-[.$S69]); &quot;&quot;)">
            <text:p/>
          </table:table-cell>
          <table:table-cell/>
          <table:table-cell table:style-name="ce243" table:formula="of:=IFERROR(IF(ISBLANK([.AB69]); &quot;&quot;; IF([.$G69]=&quot;Long&quot;; ([.AB69]-[.$L69])*[.$K69]/[.$N69]; ([.$L69]-[.AB69])*[.$K69]/[.$N69])-[.$S69]); &quot;&quot;)">
            <text:p/>
          </table:table-cell>
          <table:table-cell/>
          <table:table-cell table:style-name="ce243" table:formula="of:=IFERROR(IF(ISBLANK([.AD69]); &quot;&quot;; IF([.$G69]=&quot;Long&quot;; ([.AD69]-[.$L69])*[.$K69]/[.$N69]; ([.$L69]-[.AD69])*[.$K69]/[.$N69])-[.$S69]); &quot;&quot;)">
            <text:p/>
          </table:table-cell>
          <table:table-cell table:number-columns-repeated="2"/>
          <table:table-cell table:formula="of:=IF(ISBLANK([.B69]); &quot;&quot;; DAY([.B69]))">
            <text:p/>
          </table:table-cell>
          <table:table-cell table:formula="of:=IF(ISBLANK([.B69]); &quot;&quot;; WEEKDAY([.B69]))">
            <text:p/>
          </table:table-cell>
          <table:table-cell table:formula="of:=IF(ISBLANK([.B69]); &quot;&quot;; WEEKNUM([.B69]))">
            <text:p/>
          </table:table-cell>
          <table:table-cell table:formula="of:=IF(ISBLANK([.B69]); &quot;&quot;; MONTH([.B69]))">
            <text:p/>
          </table:table-cell>
          <table:table-cell table:formula="of:=IF(ISBLANK([.L69]); &quot;&quot;; [.K69]*[.L69])">
            <text:p/>
          </table:table-cell>
          <table:table-cell table:formula="of:=IF(ISNUMBER([.AL69]); [.AL69]*0.0035; &quot;&quot;)">
            <text:p/>
          </table:table-cell>
          <table:table-cell table:formula="of:=IF(ISBLANK([.Q69]); &quot;&quot;; [.P69]*[.Q69])">
            <text:p/>
          </table:table-cell>
          <table:table-cell table:formula="of:=IF(ISNUMBER([.AN69]); [.AN69]*0.0035; &quot;&quot;)">
            <text:p/>
          </table:table-cell>
          <table:table-cell table:formula="of:=IF(ISBLANK([.Q69]); &quot;&quot;; SUM([.$S$3:.S69]))">
            <text:p/>
          </table:table-cell>
          <table:table-cell table:formula="of:=IF(ISBLANK([.R69]); &quot;&quot;; SUM([.$T$3:.T69]))">
            <text:p/>
          </table:table-cell>
          <table:table-cell table:formula="of:=IF(OR(ISBLANK([.J69]); ISBLANK([.R69])); &quot;&quot;;ROUND(([.R69]-[.J69])*60*24))">
            <text:p/>
          </table:table-cell>
          <table:table-cell table:number-columns-repeated="20"/>
        </table:table-row>
        <table:table-row table:style-name="ro2">
          <table:table-cell office:value-type="float" office:value="68" calcext:value-type="float">
            <text:p>6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0]=&quot;Long&quot; ; [.L70]-[Overview.$C$4]/[.K70]  ;  IF([.G70]=&quot;Short&quot;; [.L70]+[Overview.$C$4]/[.K70]; &quot;&quot;) ); &quot;&quot;)">
            <text:p/>
          </table:table-cell>
          <table:table-cell table:formula="of:=IFERROR(ABS([.M70]-[.L70])*[.K70]; &quot;&quot;)">
            <text:p/>
          </table:table-cell>
          <table:table-cell table:style-name="ce312" table:formula="of:=IFERROR(  IF([.G70]=&quot;Long&quot;;  [.L70]+[Overview.$C$4]/[.K70]  *  [Overview.$C$6]  ;  IF([.G70]=&quot;Short&quot;   ;  [.L70]-[Overview.$C$4]/[.K70]  * [Overview.$C$6]  ; &quot;&quot;  )  )   ; &quot;&quot;)">
            <text:p/>
          </table:table-cell>
          <table:table-cell table:number-columns-repeated="3"/>
          <table:table-cell table:style-name="ce182" table:formula="of:=IFERROR([.T70]/[.N70]; &quot;&quot;)">
            <text:p/>
          </table:table-cell>
          <table:table-cell table:style-name="ce203" table:formula="of:=IFERROR(   IF( AND( [.G70]=&quot;Long&quot;;   [.P70]=[.K70])  ;  [.K70]*([.Q70]-[.L70])  ;    IF(  AND(  [.G70]=&quot;Short&quot;  ;   [.P70]=[.K70]   )   ;   [.K70]*([.L70]-[.Q70])   ;  &quot;&quot;)) ; &quot;&quot;)">
            <text:p/>
          </table:table-cell>
          <table:table-cell table:style-name="ce215" table:formula="of:=IF(ISNUMBER([.T70]); IF([.T70]&gt;=0; &quot;Win&quot;; &quot;Loss&quot;); &quot;&quot;)">
            <text:p/>
          </table:table-cell>
          <table:table-cell table:style-name="ce220" table:formula="of:=IF(ISNUMBER([.T70]); ROUND(([.R70]-[.J70])*60*24); &quot;&quot;)">
            <text:p/>
          </table:table-cell>
          <table:table-cell table:content-validation-name="val8"/>
          <table:table-cell table:number-columns-repeated="2"/>
          <table:table-cell table:style-name="ce239"/>
          <table:table-cell table:style-name="ce243" table:formula="of:=IFERROR(IF(ISBLANK([.Z70]); &quot;&quot;; IF([.$G70]=&quot;Long&quot;; ([.Z70]-[.$L70])*[.$K70]/[.$N70]; ([.$L70]-[.Z70])*[.$K70]/[.$N70])-[.$S70]); &quot;&quot;)">
            <text:p/>
          </table:table-cell>
          <table:table-cell/>
          <table:table-cell table:style-name="ce243" table:formula="of:=IFERROR(IF(ISBLANK([.AB70]); &quot;&quot;; IF([.$G70]=&quot;Long&quot;; ([.AB70]-[.$L70])*[.$K70]/[.$N70]; ([.$L70]-[.AB70])*[.$K70]/[.$N70])-[.$S70]); &quot;&quot;)">
            <text:p/>
          </table:table-cell>
          <table:table-cell/>
          <table:table-cell table:style-name="ce243" table:formula="of:=IFERROR(IF(ISBLANK([.AD70]); &quot;&quot;; IF([.$G70]=&quot;Long&quot;; ([.AD70]-[.$L70])*[.$K70]/[.$N70]; ([.$L70]-[.AD70])*[.$K70]/[.$N70])-[.$S70]); &quot;&quot;)">
            <text:p/>
          </table:table-cell>
          <table:table-cell table:number-columns-repeated="2"/>
          <table:table-cell table:formula="of:=IF(ISBLANK([.B70]); &quot;&quot;; DAY([.B70]))">
            <text:p/>
          </table:table-cell>
          <table:table-cell table:formula="of:=IF(ISBLANK([.B70]); &quot;&quot;; WEEKDAY([.B70]))">
            <text:p/>
          </table:table-cell>
          <table:table-cell table:formula="of:=IF(ISBLANK([.B70]); &quot;&quot;; WEEKNUM([.B70]))">
            <text:p/>
          </table:table-cell>
          <table:table-cell table:formula="of:=IF(ISBLANK([.B70]); &quot;&quot;; MONTH([.B70]))">
            <text:p/>
          </table:table-cell>
          <table:table-cell table:formula="of:=IF(ISBLANK([.L70]); &quot;&quot;; [.K70]*[.L70])">
            <text:p/>
          </table:table-cell>
          <table:table-cell table:formula="of:=IF(ISNUMBER([.AL70]); [.AL70]*0.0035; &quot;&quot;)">
            <text:p/>
          </table:table-cell>
          <table:table-cell table:formula="of:=IF(ISBLANK([.Q70]); &quot;&quot;; [.P70]*[.Q70])">
            <text:p/>
          </table:table-cell>
          <table:table-cell table:formula="of:=IF(ISNUMBER([.AN70]); [.AN70]*0.0035; &quot;&quot;)">
            <text:p/>
          </table:table-cell>
          <table:table-cell table:formula="of:=IF(ISBLANK([.Q70]); &quot;&quot;; SUM([.$S$3:.S70]))">
            <text:p/>
          </table:table-cell>
          <table:table-cell table:formula="of:=IF(ISBLANK([.R70]); &quot;&quot;; SUM([.$T$3:.T70]))">
            <text:p/>
          </table:table-cell>
          <table:table-cell table:formula="of:=IF(OR(ISBLANK([.J70]); ISBLANK([.R70])); &quot;&quot;;ROUND(([.R70]-[.J70])*60*24))">
            <text:p/>
          </table:table-cell>
          <table:table-cell table:number-columns-repeated="20"/>
        </table:table-row>
        <table:table-row table:style-name="ro2">
          <table:table-cell office:value-type="float" office:value="69" calcext:value-type="float">
            <text:p>69</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1]=&quot;Long&quot; ; [.L71]-[Overview.$C$4]/[.K71]  ;  IF([.G71]=&quot;Short&quot;; [.L71]+[Overview.$C$4]/[.K71]; &quot;&quot;) ); &quot;&quot;)">
            <text:p/>
          </table:table-cell>
          <table:table-cell table:formula="of:=IFERROR(ABS([.M71]-[.L71])*[.K71]; &quot;&quot;)">
            <text:p/>
          </table:table-cell>
          <table:table-cell table:style-name="ce312" table:formula="of:=IFERROR(  IF([.G71]=&quot;Long&quot;;  [.L71]+[Overview.$C$4]/[.K71]  *  [Overview.$C$6]  ;  IF([.G71]=&quot;Short&quot;   ;  [.L71]-[Overview.$C$4]/[.K71]  * [Overview.$C$6]  ; &quot;&quot;  )  )   ; &quot;&quot;)">
            <text:p/>
          </table:table-cell>
          <table:table-cell table:number-columns-repeated="3"/>
          <table:table-cell table:style-name="ce182" table:formula="of:=IFERROR([.T71]/[.N71]; &quot;&quot;)">
            <text:p/>
          </table:table-cell>
          <table:table-cell table:style-name="ce203" table:formula="of:=IFERROR(   IF( AND( [.G71]=&quot;Long&quot;;   [.P71]=[.K71])  ;  [.K71]*([.Q71]-[.L71])  ;    IF(  AND(  [.G71]=&quot;Short&quot;  ;   [.P71]=[.K71]   )   ;   [.K71]*([.L71]-[.Q71])   ;  &quot;&quot;)) ; &quot;&quot;)">
            <text:p/>
          </table:table-cell>
          <table:table-cell table:style-name="ce215" table:formula="of:=IF(ISNUMBER([.T71]); IF([.T71]&gt;=0; &quot;Win&quot;; &quot;Loss&quot;); &quot;&quot;)">
            <text:p/>
          </table:table-cell>
          <table:table-cell table:style-name="ce220" table:formula="of:=IF(ISNUMBER([.T71]); ROUND(([.R71]-[.J71])*60*24); &quot;&quot;)">
            <text:p/>
          </table:table-cell>
          <table:table-cell table:content-validation-name="val8"/>
          <table:table-cell table:number-columns-repeated="2"/>
          <table:table-cell table:style-name="ce239"/>
          <table:table-cell table:style-name="ce243" table:formula="of:=IFERROR(IF(ISBLANK([.Z71]); &quot;&quot;; IF([.$G71]=&quot;Long&quot;; ([.Z71]-[.$L71])*[.$K71]/[.$N71]; ([.$L71]-[.Z71])*[.$K71]/[.$N71])-[.$S71]); &quot;&quot;)">
            <text:p/>
          </table:table-cell>
          <table:table-cell/>
          <table:table-cell table:style-name="ce243" table:formula="of:=IFERROR(IF(ISBLANK([.AB71]); &quot;&quot;; IF([.$G71]=&quot;Long&quot;; ([.AB71]-[.$L71])*[.$K71]/[.$N71]; ([.$L71]-[.AB71])*[.$K71]/[.$N71])-[.$S71]); &quot;&quot;)">
            <text:p/>
          </table:table-cell>
          <table:table-cell/>
          <table:table-cell table:style-name="ce243" table:formula="of:=IFERROR(IF(ISBLANK([.AD71]); &quot;&quot;; IF([.$G71]=&quot;Long&quot;; ([.AD71]-[.$L71])*[.$K71]/[.$N71]; ([.$L71]-[.AD71])*[.$K71]/[.$N71])-[.$S71]); &quot;&quot;)">
            <text:p/>
          </table:table-cell>
          <table:table-cell table:number-columns-repeated="2"/>
          <table:table-cell table:formula="of:=IF(ISBLANK([.B71]); &quot;&quot;; DAY([.B71]))">
            <text:p/>
          </table:table-cell>
          <table:table-cell table:formula="of:=IF(ISBLANK([.B71]); &quot;&quot;; WEEKDAY([.B71]))">
            <text:p/>
          </table:table-cell>
          <table:table-cell table:formula="of:=IF(ISBLANK([.B71]); &quot;&quot;; WEEKNUM([.B71]))">
            <text:p/>
          </table:table-cell>
          <table:table-cell table:formula="of:=IF(ISBLANK([.B71]); &quot;&quot;; MONTH([.B71]))">
            <text:p/>
          </table:table-cell>
          <table:table-cell table:formula="of:=IF(ISBLANK([.L71]); &quot;&quot;; [.K71]*[.L71])">
            <text:p/>
          </table:table-cell>
          <table:table-cell table:formula="of:=IF(ISNUMBER([.AL71]); [.AL71]*0.0035; &quot;&quot;)">
            <text:p/>
          </table:table-cell>
          <table:table-cell table:formula="of:=IF(ISBLANK([.Q71]); &quot;&quot;; [.P71]*[.Q71])">
            <text:p/>
          </table:table-cell>
          <table:table-cell table:formula="of:=IF(ISNUMBER([.AN71]); [.AN71]*0.0035; &quot;&quot;)">
            <text:p/>
          </table:table-cell>
          <table:table-cell table:formula="of:=IF(ISBLANK([.Q71]); &quot;&quot;; SUM([.$S$3:.S71]))">
            <text:p/>
          </table:table-cell>
          <table:table-cell table:formula="of:=IF(ISBLANK([.R71]); &quot;&quot;; SUM([.$T$3:.T71]))">
            <text:p/>
          </table:table-cell>
          <table:table-cell table:formula="of:=IF(OR(ISBLANK([.J71]); ISBLANK([.R71])); &quot;&quot;;ROUND(([.R71]-[.J71])*60*24))">
            <text:p/>
          </table:table-cell>
          <table:table-cell table:number-columns-repeated="20"/>
        </table:table-row>
        <table:table-row table:style-name="ro2">
          <table:table-cell office:value-type="float" office:value="70" calcext:value-type="float">
            <text:p>70</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2]=&quot;Long&quot; ; [.L72]-[Overview.$C$4]/[.K72]  ;  IF([.G72]=&quot;Short&quot;; [.L72]+[Overview.$C$4]/[.K72]; &quot;&quot;) ); &quot;&quot;)">
            <text:p/>
          </table:table-cell>
          <table:table-cell table:formula="of:=IFERROR(ABS([.M72]-[.L72])*[.K72]; &quot;&quot;)">
            <text:p/>
          </table:table-cell>
          <table:table-cell table:style-name="ce312" table:formula="of:=IFERROR(  IF([.G72]=&quot;Long&quot;;  [.L72]+[Overview.$C$4]/[.K72]  *  [Overview.$C$6]  ;  IF([.G72]=&quot;Short&quot;   ;  [.L72]-[Overview.$C$4]/[.K72]  * [Overview.$C$6]  ; &quot;&quot;  )  )   ; &quot;&quot;)">
            <text:p/>
          </table:table-cell>
          <table:table-cell table:number-columns-repeated="3"/>
          <table:table-cell table:style-name="ce182" table:formula="of:=IFERROR([.T72]/[.N72]; &quot;&quot;)">
            <text:p/>
          </table:table-cell>
          <table:table-cell table:style-name="ce203" table:formula="of:=IFERROR(   IF( AND( [.G72]=&quot;Long&quot;;   [.P72]=[.K72])  ;  [.K72]*([.Q72]-[.L72])  ;    IF(  AND(  [.G72]=&quot;Short&quot;  ;   [.P72]=[.K72]   )   ;   [.K72]*([.L72]-[.Q72])   ;  &quot;&quot;)) ; &quot;&quot;)">
            <text:p/>
          </table:table-cell>
          <table:table-cell table:style-name="ce215" table:formula="of:=IF(ISNUMBER([.T72]); IF([.T72]&gt;=0; &quot;Win&quot;; &quot;Loss&quot;); &quot;&quot;)">
            <text:p/>
          </table:table-cell>
          <table:table-cell table:style-name="ce220" table:formula="of:=IF(ISNUMBER([.T72]); ROUND(([.R72]-[.J72])*60*24); &quot;&quot;)">
            <text:p/>
          </table:table-cell>
          <table:table-cell table:content-validation-name="val8"/>
          <table:table-cell table:number-columns-repeated="2"/>
          <table:table-cell table:style-name="ce239"/>
          <table:table-cell table:style-name="ce243" table:formula="of:=IFERROR(IF(ISBLANK([.Z72]); &quot;&quot;; IF([.$G72]=&quot;Long&quot;; ([.Z72]-[.$L72])*[.$K72]/[.$N72]; ([.$L72]-[.Z72])*[.$K72]/[.$N72])-[.$S72]); &quot;&quot;)">
            <text:p/>
          </table:table-cell>
          <table:table-cell/>
          <table:table-cell table:style-name="ce243" table:formula="of:=IFERROR(IF(ISBLANK([.AB72]); &quot;&quot;; IF([.$G72]=&quot;Long&quot;; ([.AB72]-[.$L72])*[.$K72]/[.$N72]; ([.$L72]-[.AB72])*[.$K72]/[.$N72])-[.$S72]); &quot;&quot;)">
            <text:p/>
          </table:table-cell>
          <table:table-cell/>
          <table:table-cell table:style-name="ce243" table:formula="of:=IFERROR(IF(ISBLANK([.AD72]); &quot;&quot;; IF([.$G72]=&quot;Long&quot;; ([.AD72]-[.$L72])*[.$K72]/[.$N72]; ([.$L72]-[.AD72])*[.$K72]/[.$N72])-[.$S72]); &quot;&quot;)">
            <text:p/>
          </table:table-cell>
          <table:table-cell table:number-columns-repeated="2"/>
          <table:table-cell table:formula="of:=IF(ISBLANK([.B72]); &quot;&quot;; DAY([.B72]))">
            <text:p/>
          </table:table-cell>
          <table:table-cell table:formula="of:=IF(ISBLANK([.B72]); &quot;&quot;; WEEKDAY([.B72]))">
            <text:p/>
          </table:table-cell>
          <table:table-cell table:formula="of:=IF(ISBLANK([.B72]); &quot;&quot;; WEEKNUM([.B72]))">
            <text:p/>
          </table:table-cell>
          <table:table-cell table:formula="of:=IF(ISBLANK([.B72]); &quot;&quot;; MONTH([.B72]))">
            <text:p/>
          </table:table-cell>
          <table:table-cell table:formula="of:=IF(ISBLANK([.L72]); &quot;&quot;; [.K72]*[.L72])">
            <text:p/>
          </table:table-cell>
          <table:table-cell table:formula="of:=IF(ISNUMBER([.AL72]); [.AL72]*0.0035; &quot;&quot;)">
            <text:p/>
          </table:table-cell>
          <table:table-cell table:formula="of:=IF(ISBLANK([.Q72]); &quot;&quot;; [.P72]*[.Q72])">
            <text:p/>
          </table:table-cell>
          <table:table-cell table:formula="of:=IF(ISNUMBER([.AN72]); [.AN72]*0.0035; &quot;&quot;)">
            <text:p/>
          </table:table-cell>
          <table:table-cell table:formula="of:=IF(ISBLANK([.Q72]); &quot;&quot;; SUM([.$S$3:.S72]))">
            <text:p/>
          </table:table-cell>
          <table:table-cell table:formula="of:=IF(ISBLANK([.R72]); &quot;&quot;; SUM([.$T$3:.T72]))">
            <text:p/>
          </table:table-cell>
          <table:table-cell table:formula="of:=IF(OR(ISBLANK([.J72]); ISBLANK([.R72])); &quot;&quot;;ROUND(([.R72]-[.J72])*60*24))">
            <text:p/>
          </table:table-cell>
          <table:table-cell table:number-columns-repeated="20"/>
        </table:table-row>
        <table:table-row table:style-name="ro2">
          <table:table-cell office:value-type="float" office:value="71" calcext:value-type="float">
            <text:p>71</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3]=&quot;Long&quot; ; [.L73]-[Overview.$C$4]/[.K73]  ;  IF([.G73]=&quot;Short&quot;; [.L73]+[Overview.$C$4]/[.K73]; &quot;&quot;) ); &quot;&quot;)">
            <text:p/>
          </table:table-cell>
          <table:table-cell table:formula="of:=IFERROR(ABS([.M73]-[.L73])*[.K73]; &quot;&quot;)">
            <text:p/>
          </table:table-cell>
          <table:table-cell table:style-name="ce312" table:formula="of:=IFERROR(  IF([.G73]=&quot;Long&quot;;  [.L73]+[Overview.$C$4]/[.K73]  *  [Overview.$C$6]  ;  IF([.G73]=&quot;Short&quot;   ;  [.L73]-[Overview.$C$4]/[.K73]  * [Overview.$C$6]  ; &quot;&quot;  )  )   ; &quot;&quot;)">
            <text:p/>
          </table:table-cell>
          <table:table-cell table:number-columns-repeated="3"/>
          <table:table-cell table:style-name="ce182" table:formula="of:=IFERROR([.T73]/[.N73]; &quot;&quot;)">
            <text:p/>
          </table:table-cell>
          <table:table-cell table:style-name="ce203" table:formula="of:=IFERROR(   IF( AND( [.G73]=&quot;Long&quot;;   [.P73]=[.K73])  ;  [.K73]*([.Q73]-[.L73])  ;    IF(  AND(  [.G73]=&quot;Short&quot;  ;   [.P73]=[.K73]   )   ;   [.K73]*([.L73]-[.Q73])   ;  &quot;&quot;)) ; &quot;&quot;)">
            <text:p/>
          </table:table-cell>
          <table:table-cell table:style-name="ce215" table:formula="of:=IF(ISNUMBER([.T73]); IF([.T73]&gt;=0; &quot;Win&quot;; &quot;Loss&quot;); &quot;&quot;)">
            <text:p/>
          </table:table-cell>
          <table:table-cell table:style-name="ce220" table:formula="of:=IF(ISNUMBER([.T73]); ROUND(([.R73]-[.J73])*60*24); &quot;&quot;)">
            <text:p/>
          </table:table-cell>
          <table:table-cell table:content-validation-name="val8"/>
          <table:table-cell table:number-columns-repeated="2"/>
          <table:table-cell table:style-name="ce239"/>
          <table:table-cell table:style-name="ce243" table:formula="of:=IFERROR(IF(ISBLANK([.Z73]); &quot;&quot;; IF([.$G73]=&quot;Long&quot;; ([.Z73]-[.$L73])*[.$K73]/[.$N73]; ([.$L73]-[.Z73])*[.$K73]/[.$N73])-[.$S73]); &quot;&quot;)">
            <text:p/>
          </table:table-cell>
          <table:table-cell/>
          <table:table-cell table:style-name="ce243" table:formula="of:=IFERROR(IF(ISBLANK([.AB73]); &quot;&quot;; IF([.$G73]=&quot;Long&quot;; ([.AB73]-[.$L73])*[.$K73]/[.$N73]; ([.$L73]-[.AB73])*[.$K73]/[.$N73])-[.$S73]); &quot;&quot;)">
            <text:p/>
          </table:table-cell>
          <table:table-cell/>
          <table:table-cell table:style-name="ce243" table:formula="of:=IFERROR(IF(ISBLANK([.AD73]); &quot;&quot;; IF([.$G73]=&quot;Long&quot;; ([.AD73]-[.$L73])*[.$K73]/[.$N73]; ([.$L73]-[.AD73])*[.$K73]/[.$N73])-[.$S73]); &quot;&quot;)">
            <text:p/>
          </table:table-cell>
          <table:table-cell table:number-columns-repeated="2"/>
          <table:table-cell table:formula="of:=IF(ISBLANK([.B73]); &quot;&quot;; DAY([.B73]))">
            <text:p/>
          </table:table-cell>
          <table:table-cell table:formula="of:=IF(ISBLANK([.B73]); &quot;&quot;; WEEKDAY([.B73]))">
            <text:p/>
          </table:table-cell>
          <table:table-cell table:formula="of:=IF(ISBLANK([.B73]); &quot;&quot;; WEEKNUM([.B73]))">
            <text:p/>
          </table:table-cell>
          <table:table-cell table:formula="of:=IF(ISBLANK([.B73]); &quot;&quot;; MONTH([.B73]))">
            <text:p/>
          </table:table-cell>
          <table:table-cell table:formula="of:=IF(ISBLANK([.L73]); &quot;&quot;; [.K73]*[.L73])">
            <text:p/>
          </table:table-cell>
          <table:table-cell table:formula="of:=IF(ISNUMBER([.AL73]); [.AL73]*0.0035; &quot;&quot;)">
            <text:p/>
          </table:table-cell>
          <table:table-cell table:formula="of:=IF(ISBLANK([.Q73]); &quot;&quot;; [.P73]*[.Q73])">
            <text:p/>
          </table:table-cell>
          <table:table-cell table:formula="of:=IF(ISNUMBER([.AN73]); [.AN73]*0.0035; &quot;&quot;)">
            <text:p/>
          </table:table-cell>
          <table:table-cell table:formula="of:=IF(ISBLANK([.Q73]); &quot;&quot;; SUM([.$S$3:.S73]))">
            <text:p/>
          </table:table-cell>
          <table:table-cell table:formula="of:=IF(ISBLANK([.R73]); &quot;&quot;; SUM([.$T$3:.T73]))">
            <text:p/>
          </table:table-cell>
          <table:table-cell table:formula="of:=IF(OR(ISBLANK([.J73]); ISBLANK([.R73])); &quot;&quot;;ROUND(([.R73]-[.J73])*60*24))">
            <text:p/>
          </table:table-cell>
          <table:table-cell table:number-columns-repeated="20"/>
        </table:table-row>
        <table:table-row table:style-name="ro2">
          <table:table-cell office:value-type="float" office:value="72" calcext:value-type="float">
            <text:p>7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4]=&quot;Long&quot; ; [.L74]-[Overview.$C$4]/[.K74]  ;  IF([.G74]=&quot;Short&quot;; [.L74]+[Overview.$C$4]/[.K74]; &quot;&quot;) ); &quot;&quot;)">
            <text:p/>
          </table:table-cell>
          <table:table-cell table:formula="of:=IFERROR(ABS([.M74]-[.L74])*[.K74]; &quot;&quot;)">
            <text:p/>
          </table:table-cell>
          <table:table-cell table:style-name="ce312" table:formula="of:=IFERROR(  IF([.G74]=&quot;Long&quot;;  [.L74]+[Overview.$C$4]/[.K74]  *  [Overview.$C$6]  ;  IF([.G74]=&quot;Short&quot;   ;  [.L74]-[Overview.$C$4]/[.K74]  * [Overview.$C$6]  ; &quot;&quot;  )  )   ; &quot;&quot;)">
            <text:p/>
          </table:table-cell>
          <table:table-cell table:number-columns-repeated="3"/>
          <table:table-cell table:style-name="ce182" table:formula="of:=IFERROR([.T74]/[.N74]; &quot;&quot;)">
            <text:p/>
          </table:table-cell>
          <table:table-cell table:style-name="ce203" table:formula="of:=IFERROR(   IF( AND( [.G74]=&quot;Long&quot;;   [.P74]=[.K74])  ;  [.K74]*([.Q74]-[.L74])  ;    IF(  AND(  [.G74]=&quot;Short&quot;  ;   [.P74]=[.K74]   )   ;   [.K74]*([.L74]-[.Q74])   ;  &quot;&quot;)) ; &quot;&quot;)">
            <text:p/>
          </table:table-cell>
          <table:table-cell table:style-name="ce215" table:formula="of:=IF(ISNUMBER([.T74]); IF([.T74]&gt;=0; &quot;Win&quot;; &quot;Loss&quot;); &quot;&quot;)">
            <text:p/>
          </table:table-cell>
          <table:table-cell table:style-name="ce220" table:formula="of:=IF(ISNUMBER([.T74]); ROUND(([.R74]-[.J74])*60*24); &quot;&quot;)">
            <text:p/>
          </table:table-cell>
          <table:table-cell table:content-validation-name="val8"/>
          <table:table-cell table:number-columns-repeated="2"/>
          <table:table-cell table:style-name="ce239"/>
          <table:table-cell table:style-name="ce243" table:formula="of:=IFERROR(IF(ISBLANK([.Z74]); &quot;&quot;; IF([.$G74]=&quot;Long&quot;; ([.Z74]-[.$L74])*[.$K74]/[.$N74]; ([.$L74]-[.Z74])*[.$K74]/[.$N74])-[.$S74]); &quot;&quot;)">
            <text:p/>
          </table:table-cell>
          <table:table-cell/>
          <table:table-cell table:style-name="ce243" table:formula="of:=IFERROR(IF(ISBLANK([.AB74]); &quot;&quot;; IF([.$G74]=&quot;Long&quot;; ([.AB74]-[.$L74])*[.$K74]/[.$N74]; ([.$L74]-[.AB74])*[.$K74]/[.$N74])-[.$S74]); &quot;&quot;)">
            <text:p/>
          </table:table-cell>
          <table:table-cell/>
          <table:table-cell table:style-name="ce243" table:formula="of:=IFERROR(IF(ISBLANK([.AD74]); &quot;&quot;; IF([.$G74]=&quot;Long&quot;; ([.AD74]-[.$L74])*[.$K74]/[.$N74]; ([.$L74]-[.AD74])*[.$K74]/[.$N74])-[.$S74]); &quot;&quot;)">
            <text:p/>
          </table:table-cell>
          <table:table-cell table:number-columns-repeated="2"/>
          <table:table-cell table:formula="of:=IF(ISBLANK([.B74]); &quot;&quot;; DAY([.B74]))">
            <text:p/>
          </table:table-cell>
          <table:table-cell table:formula="of:=IF(ISBLANK([.B74]); &quot;&quot;; WEEKDAY([.B74]))">
            <text:p/>
          </table:table-cell>
          <table:table-cell table:formula="of:=IF(ISBLANK([.B74]); &quot;&quot;; WEEKNUM([.B74]))">
            <text:p/>
          </table:table-cell>
          <table:table-cell table:formula="of:=IF(ISBLANK([.B74]); &quot;&quot;; MONTH([.B74]))">
            <text:p/>
          </table:table-cell>
          <table:table-cell table:formula="of:=IF(ISBLANK([.L74]); &quot;&quot;; [.K74]*[.L74])">
            <text:p/>
          </table:table-cell>
          <table:table-cell table:formula="of:=IF(ISNUMBER([.AL74]); [.AL74]*0.0035; &quot;&quot;)">
            <text:p/>
          </table:table-cell>
          <table:table-cell table:formula="of:=IF(ISBLANK([.Q74]); &quot;&quot;; [.P74]*[.Q74])">
            <text:p/>
          </table:table-cell>
          <table:table-cell table:formula="of:=IF(ISNUMBER([.AN74]); [.AN74]*0.0035; &quot;&quot;)">
            <text:p/>
          </table:table-cell>
          <table:table-cell table:formula="of:=IF(ISBLANK([.Q74]); &quot;&quot;; SUM([.$S$3:.S74]))">
            <text:p/>
          </table:table-cell>
          <table:table-cell table:formula="of:=IF(ISBLANK([.R74]); &quot;&quot;; SUM([.$T$3:.T74]))">
            <text:p/>
          </table:table-cell>
          <table:table-cell table:formula="of:=IF(OR(ISBLANK([.J74]); ISBLANK([.R74])); &quot;&quot;;ROUND(([.R74]-[.J74])*60*24))">
            <text:p/>
          </table:table-cell>
          <table:table-cell table:number-columns-repeated="20"/>
        </table:table-row>
        <table:table-row table:style-name="ro2">
          <table:table-cell office:value-type="float" office:value="73" calcext:value-type="float">
            <text:p>7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5]=&quot;Long&quot; ; [.L75]-[Overview.$C$4]/[.K75]  ;  IF([.G75]=&quot;Short&quot;; [.L75]+[Overview.$C$4]/[.K75]; &quot;&quot;) ); &quot;&quot;)">
            <text:p/>
          </table:table-cell>
          <table:table-cell table:formula="of:=IFERROR(ABS([.M75]-[.L75])*[.K75]; &quot;&quot;)">
            <text:p/>
          </table:table-cell>
          <table:table-cell table:style-name="ce312" table:formula="of:=IFERROR(  IF([.G75]=&quot;Long&quot;;  [.L75]+[Overview.$C$4]/[.K75]  *  [Overview.$C$6]  ;  IF([.G75]=&quot;Short&quot;   ;  [.L75]-[Overview.$C$4]/[.K75]  * [Overview.$C$6]  ; &quot;&quot;  )  )   ; &quot;&quot;)">
            <text:p/>
          </table:table-cell>
          <table:table-cell table:number-columns-repeated="3"/>
          <table:table-cell table:style-name="ce182" table:formula="of:=IFERROR([.T75]/[.N75]; &quot;&quot;)">
            <text:p/>
          </table:table-cell>
          <table:table-cell table:style-name="ce203" table:formula="of:=IFERROR(   IF( AND( [.G75]=&quot;Long&quot;;   [.P75]=[.K75])  ;  [.K75]*([.Q75]-[.L75])  ;    IF(  AND(  [.G75]=&quot;Short&quot;  ;   [.P75]=[.K75]   )   ;   [.K75]*([.L75]-[.Q75])   ;  &quot;&quot;)) ; &quot;&quot;)">
            <text:p/>
          </table:table-cell>
          <table:table-cell table:style-name="ce215" table:formula="of:=IF(ISNUMBER([.T75]); IF([.T75]&gt;=0; &quot;Win&quot;; &quot;Loss&quot;); &quot;&quot;)">
            <text:p/>
          </table:table-cell>
          <table:table-cell table:style-name="ce220" table:formula="of:=IF(ISNUMBER([.T75]); ROUND(([.R75]-[.J75])*60*24); &quot;&quot;)">
            <text:p/>
          </table:table-cell>
          <table:table-cell table:content-validation-name="val8"/>
          <table:table-cell table:number-columns-repeated="2"/>
          <table:table-cell table:style-name="ce239"/>
          <table:table-cell table:style-name="ce243" table:formula="of:=IFERROR(IF(ISBLANK([.Z75]); &quot;&quot;; IF([.$G75]=&quot;Long&quot;; ([.Z75]-[.$L75])*[.$K75]/[.$N75]; ([.$L75]-[.Z75])*[.$K75]/[.$N75])-[.$S75]); &quot;&quot;)">
            <text:p/>
          </table:table-cell>
          <table:table-cell/>
          <table:table-cell table:style-name="ce243" table:formula="of:=IFERROR(IF(ISBLANK([.AB75]); &quot;&quot;; IF([.$G75]=&quot;Long&quot;; ([.AB75]-[.$L75])*[.$K75]/[.$N75]; ([.$L75]-[.AB75])*[.$K75]/[.$N75])-[.$S75]); &quot;&quot;)">
            <text:p/>
          </table:table-cell>
          <table:table-cell/>
          <table:table-cell table:style-name="ce243" table:formula="of:=IFERROR(IF(ISBLANK([.AD75]); &quot;&quot;; IF([.$G75]=&quot;Long&quot;; ([.AD75]-[.$L75])*[.$K75]/[.$N75]; ([.$L75]-[.AD75])*[.$K75]/[.$N75])-[.$S75]); &quot;&quot;)">
            <text:p/>
          </table:table-cell>
          <table:table-cell table:number-columns-repeated="2"/>
          <table:table-cell table:formula="of:=IF(ISBLANK([.B75]); &quot;&quot;; DAY([.B75]))">
            <text:p/>
          </table:table-cell>
          <table:table-cell table:formula="of:=IF(ISBLANK([.B75]); &quot;&quot;; WEEKDAY([.B75]))">
            <text:p/>
          </table:table-cell>
          <table:table-cell table:formula="of:=IF(ISBLANK([.B75]); &quot;&quot;; WEEKNUM([.B75]))">
            <text:p/>
          </table:table-cell>
          <table:table-cell table:formula="of:=IF(ISBLANK([.B75]); &quot;&quot;; MONTH([.B75]))">
            <text:p/>
          </table:table-cell>
          <table:table-cell table:formula="of:=IF(ISBLANK([.L75]); &quot;&quot;; [.K75]*[.L75])">
            <text:p/>
          </table:table-cell>
          <table:table-cell table:formula="of:=IF(ISNUMBER([.AL75]); [.AL75]*0.0035; &quot;&quot;)">
            <text:p/>
          </table:table-cell>
          <table:table-cell table:formula="of:=IF(ISBLANK([.Q75]); &quot;&quot;; [.P75]*[.Q75])">
            <text:p/>
          </table:table-cell>
          <table:table-cell table:formula="of:=IF(ISNUMBER([.AN75]); [.AN75]*0.0035; &quot;&quot;)">
            <text:p/>
          </table:table-cell>
          <table:table-cell table:formula="of:=IF(ISBLANK([.Q75]); &quot;&quot;; SUM([.$S$3:.S75]))">
            <text:p/>
          </table:table-cell>
          <table:table-cell table:formula="of:=IF(ISBLANK([.R75]); &quot;&quot;; SUM([.$T$3:.T75]))">
            <text:p/>
          </table:table-cell>
          <table:table-cell table:formula="of:=IF(OR(ISBLANK([.J75]); ISBLANK([.R75])); &quot;&quot;;ROUND(([.R75]-[.J75])*60*24))">
            <text:p/>
          </table:table-cell>
          <table:table-cell table:number-columns-repeated="20"/>
        </table:table-row>
        <table:table-row table:style-name="ro2">
          <table:table-cell office:value-type="float" office:value="74" calcext:value-type="float">
            <text:p>7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6]=&quot;Long&quot; ; [.L76]-[Overview.$C$4]/[.K76]  ;  IF([.G76]=&quot;Short&quot;; [.L76]+[Overview.$C$4]/[.K76]; &quot;&quot;) ); &quot;&quot;)">
            <text:p/>
          </table:table-cell>
          <table:table-cell table:formula="of:=IFERROR(ABS([.M76]-[.L76])*[.K76]; &quot;&quot;)">
            <text:p/>
          </table:table-cell>
          <table:table-cell table:style-name="ce312" table:formula="of:=IFERROR(  IF([.G76]=&quot;Long&quot;;  [.L76]+[Overview.$C$4]/[.K76]  *  [Overview.$C$6]  ;  IF([.G76]=&quot;Short&quot;   ;  [.L76]-[Overview.$C$4]/[.K76]  * [Overview.$C$6]  ; &quot;&quot;  )  )   ; &quot;&quot;)">
            <text:p/>
          </table:table-cell>
          <table:table-cell table:number-columns-repeated="3"/>
          <table:table-cell table:style-name="ce182" table:formula="of:=IFERROR([.T76]/[.N76]; &quot;&quot;)">
            <text:p/>
          </table:table-cell>
          <table:table-cell table:style-name="ce203" table:formula="of:=IFERROR(   IF( AND( [.G76]=&quot;Long&quot;;   [.P76]=[.K76])  ;  [.K76]*([.Q76]-[.L76])  ;    IF(  AND(  [.G76]=&quot;Short&quot;  ;   [.P76]=[.K76]   )   ;   [.K76]*([.L76]-[.Q76])   ;  &quot;&quot;)) ; &quot;&quot;)">
            <text:p/>
          </table:table-cell>
          <table:table-cell table:style-name="ce215" table:formula="of:=IF(ISNUMBER([.T76]); IF([.T76]&gt;=0; &quot;Win&quot;; &quot;Loss&quot;); &quot;&quot;)">
            <text:p/>
          </table:table-cell>
          <table:table-cell table:style-name="ce220" table:formula="of:=IF(ISNUMBER([.T76]); ROUND(([.R76]-[.J76])*60*24); &quot;&quot;)">
            <text:p/>
          </table:table-cell>
          <table:table-cell table:content-validation-name="val8"/>
          <table:table-cell table:number-columns-repeated="2"/>
          <table:table-cell table:style-name="ce239"/>
          <table:table-cell table:style-name="ce243" table:formula="of:=IFERROR(IF(ISBLANK([.Z76]); &quot;&quot;; IF([.$G76]=&quot;Long&quot;; ([.Z76]-[.$L76])*[.$K76]/[.$N76]; ([.$L76]-[.Z76])*[.$K76]/[.$N76])-[.$S76]); &quot;&quot;)">
            <text:p/>
          </table:table-cell>
          <table:table-cell/>
          <table:table-cell table:style-name="ce243" table:formula="of:=IFERROR(IF(ISBLANK([.AB76]); &quot;&quot;; IF([.$G76]=&quot;Long&quot;; ([.AB76]-[.$L76])*[.$K76]/[.$N76]; ([.$L76]-[.AB76])*[.$K76]/[.$N76])-[.$S76]); &quot;&quot;)">
            <text:p/>
          </table:table-cell>
          <table:table-cell/>
          <table:table-cell table:style-name="ce243" table:formula="of:=IFERROR(IF(ISBLANK([.AD76]); &quot;&quot;; IF([.$G76]=&quot;Long&quot;; ([.AD76]-[.$L76])*[.$K76]/[.$N76]; ([.$L76]-[.AD76])*[.$K76]/[.$N76])-[.$S76]); &quot;&quot;)">
            <text:p/>
          </table:table-cell>
          <table:table-cell table:number-columns-repeated="2"/>
          <table:table-cell table:formula="of:=IF(ISBLANK([.B76]); &quot;&quot;; DAY([.B76]))">
            <text:p/>
          </table:table-cell>
          <table:table-cell table:formula="of:=IF(ISBLANK([.B76]); &quot;&quot;; WEEKDAY([.B76]))">
            <text:p/>
          </table:table-cell>
          <table:table-cell table:formula="of:=IF(ISBLANK([.B76]); &quot;&quot;; WEEKNUM([.B76]))">
            <text:p/>
          </table:table-cell>
          <table:table-cell table:formula="of:=IF(ISBLANK([.B76]); &quot;&quot;; MONTH([.B76]))">
            <text:p/>
          </table:table-cell>
          <table:table-cell table:formula="of:=IF(ISBLANK([.L76]); &quot;&quot;; [.K76]*[.L76])">
            <text:p/>
          </table:table-cell>
          <table:table-cell table:formula="of:=IF(ISNUMBER([.AL76]); [.AL76]*0.0035; &quot;&quot;)">
            <text:p/>
          </table:table-cell>
          <table:table-cell table:formula="of:=IF(ISBLANK([.Q76]); &quot;&quot;; [.P76]*[.Q76])">
            <text:p/>
          </table:table-cell>
          <table:table-cell table:formula="of:=IF(ISNUMBER([.AN76]); [.AN76]*0.0035; &quot;&quot;)">
            <text:p/>
          </table:table-cell>
          <table:table-cell table:formula="of:=IF(ISBLANK([.Q76]); &quot;&quot;; SUM([.$S$3:.S76]))">
            <text:p/>
          </table:table-cell>
          <table:table-cell table:formula="of:=IF(ISBLANK([.R76]); &quot;&quot;; SUM([.$T$3:.T76]))">
            <text:p/>
          </table:table-cell>
          <table:table-cell table:formula="of:=IF(OR(ISBLANK([.J76]); ISBLANK([.R76])); &quot;&quot;;ROUND(([.R76]-[.J76])*60*24))">
            <text:p/>
          </table:table-cell>
          <table:table-cell table:number-columns-repeated="20"/>
        </table:table-row>
        <table:table-row table:style-name="ro2">
          <table:table-cell office:value-type="float" office:value="75" calcext:value-type="float">
            <text:p>7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7]=&quot;Long&quot; ; [.L77]-[Overview.$C$4]/[.K77]  ;  IF([.G77]=&quot;Short&quot;; [.L77]+[Overview.$C$4]/[.K77]; &quot;&quot;) ); &quot;&quot;)">
            <text:p/>
          </table:table-cell>
          <table:table-cell table:formula="of:=IFERROR(ABS([.M77]-[.L77])*[.K77]; &quot;&quot;)">
            <text:p/>
          </table:table-cell>
          <table:table-cell table:style-name="ce312" table:formula="of:=IFERROR(  IF([.G77]=&quot;Long&quot;;  [.L77]+[Overview.$C$4]/[.K77]  *  [Overview.$C$6]  ;  IF([.G77]=&quot;Short&quot;   ;  [.L77]-[Overview.$C$4]/[.K77]  * [Overview.$C$6]  ; &quot;&quot;  )  )   ; &quot;&quot;)">
            <text:p/>
          </table:table-cell>
          <table:table-cell table:number-columns-repeated="3"/>
          <table:table-cell table:style-name="ce182" table:formula="of:=IFERROR([.T77]/[.N77]; &quot;&quot;)">
            <text:p/>
          </table:table-cell>
          <table:table-cell table:style-name="ce203" table:formula="of:=IFERROR(   IF( AND( [.G77]=&quot;Long&quot;;   [.P77]=[.K77])  ;  [.K77]*([.Q77]-[.L77])  ;    IF(  AND(  [.G77]=&quot;Short&quot;  ;   [.P77]=[.K77]   )   ;   [.K77]*([.L77]-[.Q77])   ;  &quot;&quot;)) ; &quot;&quot;)">
            <text:p/>
          </table:table-cell>
          <table:table-cell table:style-name="ce215" table:formula="of:=IF(ISNUMBER([.T77]); IF([.T77]&gt;=0; &quot;Win&quot;; &quot;Loss&quot;); &quot;&quot;)">
            <text:p/>
          </table:table-cell>
          <table:table-cell table:style-name="ce220" table:formula="of:=IF(ISNUMBER([.T77]); ROUND(([.R77]-[.J77])*60*24); &quot;&quot;)">
            <text:p/>
          </table:table-cell>
          <table:table-cell table:content-validation-name="val8"/>
          <table:table-cell table:number-columns-repeated="2"/>
          <table:table-cell table:style-name="ce239"/>
          <table:table-cell table:style-name="ce243" table:formula="of:=IFERROR(IF(ISBLANK([.Z77]); &quot;&quot;; IF([.$G77]=&quot;Long&quot;; ([.Z77]-[.$L77])*[.$K77]/[.$N77]; ([.$L77]-[.Z77])*[.$K77]/[.$N77])-[.$S77]); &quot;&quot;)">
            <text:p/>
          </table:table-cell>
          <table:table-cell/>
          <table:table-cell table:style-name="ce243" table:formula="of:=IFERROR(IF(ISBLANK([.AB77]); &quot;&quot;; IF([.$G77]=&quot;Long&quot;; ([.AB77]-[.$L77])*[.$K77]/[.$N77]; ([.$L77]-[.AB77])*[.$K77]/[.$N77])-[.$S77]); &quot;&quot;)">
            <text:p/>
          </table:table-cell>
          <table:table-cell/>
          <table:table-cell table:style-name="ce243" table:formula="of:=IFERROR(IF(ISBLANK([.AD77]); &quot;&quot;; IF([.$G77]=&quot;Long&quot;; ([.AD77]-[.$L77])*[.$K77]/[.$N77]; ([.$L77]-[.AD77])*[.$K77]/[.$N77])-[.$S77]); &quot;&quot;)">
            <text:p/>
          </table:table-cell>
          <table:table-cell table:number-columns-repeated="2"/>
          <table:table-cell table:formula="of:=IF(ISBLANK([.B77]); &quot;&quot;; DAY([.B77]))">
            <text:p/>
          </table:table-cell>
          <table:table-cell table:formula="of:=IF(ISBLANK([.B77]); &quot;&quot;; WEEKDAY([.B77]))">
            <text:p/>
          </table:table-cell>
          <table:table-cell table:formula="of:=IF(ISBLANK([.B77]); &quot;&quot;; WEEKNUM([.B77]))">
            <text:p/>
          </table:table-cell>
          <table:table-cell table:formula="of:=IF(ISBLANK([.B77]); &quot;&quot;; MONTH([.B77]))">
            <text:p/>
          </table:table-cell>
          <table:table-cell table:formula="of:=IF(ISBLANK([.L77]); &quot;&quot;; [.K77]*[.L77])">
            <text:p/>
          </table:table-cell>
          <table:table-cell table:formula="of:=IF(ISNUMBER([.AL77]); [.AL77]*0.0035; &quot;&quot;)">
            <text:p/>
          </table:table-cell>
          <table:table-cell table:formula="of:=IF(ISBLANK([.Q77]); &quot;&quot;; [.P77]*[.Q77])">
            <text:p/>
          </table:table-cell>
          <table:table-cell table:formula="of:=IF(ISNUMBER([.AN77]); [.AN77]*0.0035; &quot;&quot;)">
            <text:p/>
          </table:table-cell>
          <table:table-cell table:formula="of:=IF(ISBLANK([.Q77]); &quot;&quot;; SUM([.$S$3:.S77]))">
            <text:p/>
          </table:table-cell>
          <table:table-cell table:formula="of:=IF(ISBLANK([.R77]); &quot;&quot;; SUM([.$T$3:.T77]))">
            <text:p/>
          </table:table-cell>
          <table:table-cell table:formula="of:=IF(OR(ISBLANK([.J77]); ISBLANK([.R77])); &quot;&quot;;ROUND(([.R77]-[.J77])*60*24))">
            <text:p/>
          </table:table-cell>
          <table:table-cell table:number-columns-repeated="20"/>
        </table:table-row>
        <table:table-row table:style-name="ro2">
          <table:table-cell office:value-type="float" office:value="76" calcext:value-type="float">
            <text:p>7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8]=&quot;Long&quot; ; [.L78]-[Overview.$C$4]/[.K78]  ;  IF([.G78]=&quot;Short&quot;; [.L78]+[Overview.$C$4]/[.K78]; &quot;&quot;) ); &quot;&quot;)">
            <text:p/>
          </table:table-cell>
          <table:table-cell table:formula="of:=IFERROR(ABS([.M78]-[.L78])*[.K78]; &quot;&quot;)">
            <text:p/>
          </table:table-cell>
          <table:table-cell table:style-name="ce312" table:formula="of:=IFERROR(  IF([.G78]=&quot;Long&quot;;  [.L78]+[Overview.$C$4]/[.K78]  *  [Overview.$C$6]  ;  IF([.G78]=&quot;Short&quot;   ;  [.L78]-[Overview.$C$4]/[.K78]  * [Overview.$C$6]  ; &quot;&quot;  )  )   ; &quot;&quot;)">
            <text:p/>
          </table:table-cell>
          <table:table-cell table:number-columns-repeated="3"/>
          <table:table-cell table:style-name="ce182" table:formula="of:=IFERROR([.T78]/[.N78]; &quot;&quot;)">
            <text:p/>
          </table:table-cell>
          <table:table-cell table:style-name="ce203" table:formula="of:=IFERROR(   IF( AND( [.G78]=&quot;Long&quot;;   [.P78]=[.K78])  ;  [.K78]*([.Q78]-[.L78])  ;    IF(  AND(  [.G78]=&quot;Short&quot;  ;   [.P78]=[.K78]   )   ;   [.K78]*([.L78]-[.Q78])   ;  &quot;&quot;)) ; &quot;&quot;)">
            <text:p/>
          </table:table-cell>
          <table:table-cell table:style-name="ce215" table:formula="of:=IF(ISNUMBER([.T78]); IF([.T78]&gt;=0; &quot;Win&quot;; &quot;Loss&quot;); &quot;&quot;)">
            <text:p/>
          </table:table-cell>
          <table:table-cell table:style-name="ce220" table:formula="of:=IF(ISNUMBER([.T78]); ROUND(([.R78]-[.J78])*60*24); &quot;&quot;)">
            <text:p/>
          </table:table-cell>
          <table:table-cell table:content-validation-name="val8"/>
          <table:table-cell table:number-columns-repeated="2"/>
          <table:table-cell table:style-name="ce239"/>
          <table:table-cell table:style-name="ce243" table:formula="of:=IFERROR(IF(ISBLANK([.Z78]); &quot;&quot;; IF([.$G78]=&quot;Long&quot;; ([.Z78]-[.$L78])*[.$K78]/[.$N78]; ([.$L78]-[.Z78])*[.$K78]/[.$N78])-[.$S78]); &quot;&quot;)">
            <text:p/>
          </table:table-cell>
          <table:table-cell/>
          <table:table-cell table:style-name="ce243" table:formula="of:=IFERROR(IF(ISBLANK([.AB78]); &quot;&quot;; IF([.$G78]=&quot;Long&quot;; ([.AB78]-[.$L78])*[.$K78]/[.$N78]; ([.$L78]-[.AB78])*[.$K78]/[.$N78])-[.$S78]); &quot;&quot;)">
            <text:p/>
          </table:table-cell>
          <table:table-cell/>
          <table:table-cell table:style-name="ce243" table:formula="of:=IFERROR(IF(ISBLANK([.AD78]); &quot;&quot;; IF([.$G78]=&quot;Long&quot;; ([.AD78]-[.$L78])*[.$K78]/[.$N78]; ([.$L78]-[.AD78])*[.$K78]/[.$N78])-[.$S78]); &quot;&quot;)">
            <text:p/>
          </table:table-cell>
          <table:table-cell table:number-columns-repeated="2"/>
          <table:table-cell table:formula="of:=IF(ISBLANK([.B78]); &quot;&quot;; DAY([.B78]))">
            <text:p/>
          </table:table-cell>
          <table:table-cell table:formula="of:=IF(ISBLANK([.B78]); &quot;&quot;; WEEKDAY([.B78]))">
            <text:p/>
          </table:table-cell>
          <table:table-cell table:formula="of:=IF(ISBLANK([.B78]); &quot;&quot;; WEEKNUM([.B78]))">
            <text:p/>
          </table:table-cell>
          <table:table-cell table:formula="of:=IF(ISBLANK([.B78]); &quot;&quot;; MONTH([.B78]))">
            <text:p/>
          </table:table-cell>
          <table:table-cell table:formula="of:=IF(ISBLANK([.L78]); &quot;&quot;; [.K78]*[.L78])">
            <text:p/>
          </table:table-cell>
          <table:table-cell table:formula="of:=IF(ISNUMBER([.AL78]); [.AL78]*0.0035; &quot;&quot;)">
            <text:p/>
          </table:table-cell>
          <table:table-cell table:formula="of:=IF(ISBLANK([.Q78]); &quot;&quot;; [.P78]*[.Q78])">
            <text:p/>
          </table:table-cell>
          <table:table-cell table:formula="of:=IF(ISNUMBER([.AN78]); [.AN78]*0.0035; &quot;&quot;)">
            <text:p/>
          </table:table-cell>
          <table:table-cell table:formula="of:=IF(ISBLANK([.Q78]); &quot;&quot;; SUM([.$S$3:.S78]))">
            <text:p/>
          </table:table-cell>
          <table:table-cell table:formula="of:=IF(ISBLANK([.R78]); &quot;&quot;; SUM([.$T$3:.T78]))">
            <text:p/>
          </table:table-cell>
          <table:table-cell table:formula="of:=IF(OR(ISBLANK([.J78]); ISBLANK([.R78])); &quot;&quot;;ROUND(([.R78]-[.J78])*60*24))">
            <text:p/>
          </table:table-cell>
          <table:table-cell table:number-columns-repeated="20"/>
        </table:table-row>
        <table:table-row table:style-name="ro2">
          <table:table-cell office:value-type="float" office:value="77" calcext:value-type="float">
            <text:p>7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79]=&quot;Long&quot; ; [.L79]-[Overview.$C$4]/[.K79]  ;  IF([.G79]=&quot;Short&quot;; [.L79]+[Overview.$C$4]/[.K79]; &quot;&quot;) ); &quot;&quot;)">
            <text:p/>
          </table:table-cell>
          <table:table-cell table:formula="of:=IFERROR(ABS([.M79]-[.L79])*[.K79]; &quot;&quot;)">
            <text:p/>
          </table:table-cell>
          <table:table-cell table:style-name="ce312" table:formula="of:=IFERROR(  IF([.G79]=&quot;Long&quot;;  [.L79]+[Overview.$C$4]/[.K79]  *  [Overview.$C$6]  ;  IF([.G79]=&quot;Short&quot;   ;  [.L79]-[Overview.$C$4]/[.K79]  * [Overview.$C$6]  ; &quot;&quot;  )  )   ; &quot;&quot;)">
            <text:p/>
          </table:table-cell>
          <table:table-cell table:number-columns-repeated="3"/>
          <table:table-cell table:style-name="ce182" table:formula="of:=IFERROR([.T79]/[.N79]; &quot;&quot;)">
            <text:p/>
          </table:table-cell>
          <table:table-cell table:style-name="ce203" table:formula="of:=IFERROR(   IF( AND( [.G79]=&quot;Long&quot;;   [.P79]=[.K79])  ;  [.K79]*([.Q79]-[.L79])  ;    IF(  AND(  [.G79]=&quot;Short&quot;  ;   [.P79]=[.K79]   )   ;   [.K79]*([.L79]-[.Q79])   ;  &quot;&quot;)) ; &quot;&quot;)">
            <text:p/>
          </table:table-cell>
          <table:table-cell table:style-name="ce215" table:formula="of:=IF(ISNUMBER([.T79]); IF([.T79]&gt;=0; &quot;Win&quot;; &quot;Loss&quot;); &quot;&quot;)">
            <text:p/>
          </table:table-cell>
          <table:table-cell table:style-name="ce220" table:formula="of:=IF(ISNUMBER([.T79]); ROUND(([.R79]-[.J79])*60*24); &quot;&quot;)">
            <text:p/>
          </table:table-cell>
          <table:table-cell table:content-validation-name="val8"/>
          <table:table-cell table:number-columns-repeated="2"/>
          <table:table-cell table:style-name="ce239"/>
          <table:table-cell table:style-name="ce243" table:formula="of:=IFERROR(IF(ISBLANK([.Z79]); &quot;&quot;; IF([.$G79]=&quot;Long&quot;; ([.Z79]-[.$L79])*[.$K79]/[.$N79]; ([.$L79]-[.Z79])*[.$K79]/[.$N79])-[.$S79]); &quot;&quot;)">
            <text:p/>
          </table:table-cell>
          <table:table-cell/>
          <table:table-cell table:style-name="ce243" table:formula="of:=IFERROR(IF(ISBLANK([.AB79]); &quot;&quot;; IF([.$G79]=&quot;Long&quot;; ([.AB79]-[.$L79])*[.$K79]/[.$N79]; ([.$L79]-[.AB79])*[.$K79]/[.$N79])-[.$S79]); &quot;&quot;)">
            <text:p/>
          </table:table-cell>
          <table:table-cell/>
          <table:table-cell table:style-name="ce243" table:formula="of:=IFERROR(IF(ISBLANK([.AD79]); &quot;&quot;; IF([.$G79]=&quot;Long&quot;; ([.AD79]-[.$L79])*[.$K79]/[.$N79]; ([.$L79]-[.AD79])*[.$K79]/[.$N79])-[.$S79]); &quot;&quot;)">
            <text:p/>
          </table:table-cell>
          <table:table-cell table:number-columns-repeated="2"/>
          <table:table-cell table:formula="of:=IF(ISBLANK([.B79]); &quot;&quot;; DAY([.B79]))">
            <text:p/>
          </table:table-cell>
          <table:table-cell table:formula="of:=IF(ISBLANK([.B79]); &quot;&quot;; WEEKDAY([.B79]))">
            <text:p/>
          </table:table-cell>
          <table:table-cell table:formula="of:=IF(ISBLANK([.B79]); &quot;&quot;; WEEKNUM([.B79]))">
            <text:p/>
          </table:table-cell>
          <table:table-cell table:formula="of:=IF(ISBLANK([.B79]); &quot;&quot;; MONTH([.B79]))">
            <text:p/>
          </table:table-cell>
          <table:table-cell table:formula="of:=IF(ISBLANK([.L79]); &quot;&quot;; [.K79]*[.L79])">
            <text:p/>
          </table:table-cell>
          <table:table-cell table:formula="of:=IF(ISNUMBER([.AL79]); [.AL79]*0.0035; &quot;&quot;)">
            <text:p/>
          </table:table-cell>
          <table:table-cell table:formula="of:=IF(ISBLANK([.Q79]); &quot;&quot;; [.P79]*[.Q79])">
            <text:p/>
          </table:table-cell>
          <table:table-cell table:formula="of:=IF(ISNUMBER([.AN79]); [.AN79]*0.0035; &quot;&quot;)">
            <text:p/>
          </table:table-cell>
          <table:table-cell table:formula="of:=IF(ISBLANK([.Q79]); &quot;&quot;; SUM([.$S$3:.S79]))">
            <text:p/>
          </table:table-cell>
          <table:table-cell table:formula="of:=IF(ISBLANK([.R79]); &quot;&quot;; SUM([.$T$3:.T79]))">
            <text:p/>
          </table:table-cell>
          <table:table-cell table:formula="of:=IF(OR(ISBLANK([.J79]); ISBLANK([.R79])); &quot;&quot;;ROUND(([.R79]-[.J79])*60*24))">
            <text:p/>
          </table:table-cell>
          <table:table-cell table:number-columns-repeated="20"/>
        </table:table-row>
        <table:table-row table:style-name="ro2">
          <table:table-cell office:value-type="float" office:value="78" calcext:value-type="float">
            <text:p>7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0]=&quot;Long&quot; ; [.L80]-[Overview.$C$4]/[.K80]  ;  IF([.G80]=&quot;Short&quot;; [.L80]+[Overview.$C$4]/[.K80]; &quot;&quot;) ); &quot;&quot;)">
            <text:p/>
          </table:table-cell>
          <table:table-cell table:formula="of:=IFERROR(ABS([.M80]-[.L80])*[.K80]; &quot;&quot;)">
            <text:p/>
          </table:table-cell>
          <table:table-cell table:style-name="ce312" table:formula="of:=IFERROR(  IF([.G80]=&quot;Long&quot;;  [.L80]+[Overview.$C$4]/[.K80]  *  [Overview.$C$6]  ;  IF([.G80]=&quot;Short&quot;   ;  [.L80]-[Overview.$C$4]/[.K80]  * [Overview.$C$6]  ; &quot;&quot;  )  )   ; &quot;&quot;)">
            <text:p/>
          </table:table-cell>
          <table:table-cell table:number-columns-repeated="3"/>
          <table:table-cell table:style-name="ce182" table:formula="of:=IFERROR([.T80]/[.N80]; &quot;&quot;)">
            <text:p/>
          </table:table-cell>
          <table:table-cell table:style-name="ce203" table:formula="of:=IFERROR(   IF( AND( [.G80]=&quot;Long&quot;;   [.P80]=[.K80])  ;  [.K80]*([.Q80]-[.L80])  ;    IF(  AND(  [.G80]=&quot;Short&quot;  ;   [.P80]=[.K80]   )   ;   [.K80]*([.L80]-[.Q80])   ;  &quot;&quot;)) ; &quot;&quot;)">
            <text:p/>
          </table:table-cell>
          <table:table-cell table:style-name="ce215" table:formula="of:=IF(ISNUMBER([.T80]); IF([.T80]&gt;=0; &quot;Win&quot;; &quot;Loss&quot;); &quot;&quot;)">
            <text:p/>
          </table:table-cell>
          <table:table-cell table:style-name="ce220" table:formula="of:=IF(ISNUMBER([.T80]); ROUND(([.R80]-[.J80])*60*24); &quot;&quot;)">
            <text:p/>
          </table:table-cell>
          <table:table-cell table:content-validation-name="val8"/>
          <table:table-cell table:number-columns-repeated="2"/>
          <table:table-cell table:style-name="ce239"/>
          <table:table-cell table:style-name="ce243" table:formula="of:=IFERROR(IF(ISBLANK([.Z80]); &quot;&quot;; IF([.$G80]=&quot;Long&quot;; ([.Z80]-[.$L80])*[.$K80]/[.$N80]; ([.$L80]-[.Z80])*[.$K80]/[.$N80])-[.$S80]); &quot;&quot;)">
            <text:p/>
          </table:table-cell>
          <table:table-cell/>
          <table:table-cell table:style-name="ce243" table:formula="of:=IFERROR(IF(ISBLANK([.AB80]); &quot;&quot;; IF([.$G80]=&quot;Long&quot;; ([.AB80]-[.$L80])*[.$K80]/[.$N80]; ([.$L80]-[.AB80])*[.$K80]/[.$N80])-[.$S80]); &quot;&quot;)">
            <text:p/>
          </table:table-cell>
          <table:table-cell/>
          <table:table-cell table:style-name="ce243" table:formula="of:=IFERROR(IF(ISBLANK([.AD80]); &quot;&quot;; IF([.$G80]=&quot;Long&quot;; ([.AD80]-[.$L80])*[.$K80]/[.$N80]; ([.$L80]-[.AD80])*[.$K80]/[.$N80])-[.$S80]); &quot;&quot;)">
            <text:p/>
          </table:table-cell>
          <table:table-cell table:number-columns-repeated="2"/>
          <table:table-cell table:formula="of:=IF(ISBLANK([.B80]); &quot;&quot;; DAY([.B80]))">
            <text:p/>
          </table:table-cell>
          <table:table-cell table:formula="of:=IF(ISBLANK([.B80]); &quot;&quot;; WEEKDAY([.B80]))">
            <text:p/>
          </table:table-cell>
          <table:table-cell table:formula="of:=IF(ISBLANK([.B80]); &quot;&quot;; WEEKNUM([.B80]))">
            <text:p/>
          </table:table-cell>
          <table:table-cell table:formula="of:=IF(ISBLANK([.B80]); &quot;&quot;; MONTH([.B80]))">
            <text:p/>
          </table:table-cell>
          <table:table-cell table:formula="of:=IF(ISBLANK([.L80]); &quot;&quot;; [.K80]*[.L80])">
            <text:p/>
          </table:table-cell>
          <table:table-cell table:formula="of:=IF(ISNUMBER([.AL80]); [.AL80]*0.0035; &quot;&quot;)">
            <text:p/>
          </table:table-cell>
          <table:table-cell table:formula="of:=IF(ISBLANK([.Q80]); &quot;&quot;; [.P80]*[.Q80])">
            <text:p/>
          </table:table-cell>
          <table:table-cell table:formula="of:=IF(ISNUMBER([.AN80]); [.AN80]*0.0035; &quot;&quot;)">
            <text:p/>
          </table:table-cell>
          <table:table-cell table:formula="of:=IF(ISBLANK([.Q80]); &quot;&quot;; SUM([.$S$3:.S80]))">
            <text:p/>
          </table:table-cell>
          <table:table-cell table:formula="of:=IF(ISBLANK([.R80]); &quot;&quot;; SUM([.$T$3:.T80]))">
            <text:p/>
          </table:table-cell>
          <table:table-cell table:formula="of:=IF(OR(ISBLANK([.J80]); ISBLANK([.R80])); &quot;&quot;;ROUND(([.R80]-[.J80])*60*24))">
            <text:p/>
          </table:table-cell>
          <table:table-cell table:number-columns-repeated="20"/>
        </table:table-row>
        <table:table-row table:style-name="ro2">
          <table:table-cell office:value-type="float" office:value="79" calcext:value-type="float">
            <text:p>79</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1]=&quot;Long&quot; ; [.L81]-[Overview.$C$4]/[.K81]  ;  IF([.G81]=&quot;Short&quot;; [.L81]+[Overview.$C$4]/[.K81]; &quot;&quot;) ); &quot;&quot;)">
            <text:p/>
          </table:table-cell>
          <table:table-cell table:formula="of:=IFERROR(ABS([.M81]-[.L81])*[.K81]; &quot;&quot;)">
            <text:p/>
          </table:table-cell>
          <table:table-cell table:style-name="ce312" table:formula="of:=IFERROR(  IF([.G81]=&quot;Long&quot;;  [.L81]+[Overview.$C$4]/[.K81]  *  [Overview.$C$6]  ;  IF([.G81]=&quot;Short&quot;   ;  [.L81]-[Overview.$C$4]/[.K81]  * [Overview.$C$6]  ; &quot;&quot;  )  )   ; &quot;&quot;)">
            <text:p/>
          </table:table-cell>
          <table:table-cell table:number-columns-repeated="3"/>
          <table:table-cell table:style-name="ce182" table:formula="of:=IFERROR([.T81]/[.N81]; &quot;&quot;)">
            <text:p/>
          </table:table-cell>
          <table:table-cell table:style-name="ce203" table:formula="of:=IFERROR(   IF( AND( [.G81]=&quot;Long&quot;;   [.P81]=[.K81])  ;  [.K81]*([.Q81]-[.L81])  ;    IF(  AND(  [.G81]=&quot;Short&quot;  ;   [.P81]=[.K81]   )   ;   [.K81]*([.L81]-[.Q81])   ;  &quot;&quot;)) ; &quot;&quot;)">
            <text:p/>
          </table:table-cell>
          <table:table-cell table:style-name="ce215" table:formula="of:=IF(ISNUMBER([.T81]); IF([.T81]&gt;=0; &quot;Win&quot;; &quot;Loss&quot;); &quot;&quot;)">
            <text:p/>
          </table:table-cell>
          <table:table-cell table:style-name="ce220" table:formula="of:=IF(ISNUMBER([.T81]); ROUND(([.R81]-[.J81])*60*24); &quot;&quot;)">
            <text:p/>
          </table:table-cell>
          <table:table-cell table:content-validation-name="val8"/>
          <table:table-cell table:number-columns-repeated="2"/>
          <table:table-cell table:style-name="ce239"/>
          <table:table-cell table:style-name="ce243" table:formula="of:=IFERROR(IF(ISBLANK([.Z81]); &quot;&quot;; IF([.$G81]=&quot;Long&quot;; ([.Z81]-[.$L81])*[.$K81]/[.$N81]; ([.$L81]-[.Z81])*[.$K81]/[.$N81])-[.$S81]); &quot;&quot;)">
            <text:p/>
          </table:table-cell>
          <table:table-cell/>
          <table:table-cell table:style-name="ce243" table:formula="of:=IFERROR(IF(ISBLANK([.AB81]); &quot;&quot;; IF([.$G81]=&quot;Long&quot;; ([.AB81]-[.$L81])*[.$K81]/[.$N81]; ([.$L81]-[.AB81])*[.$K81]/[.$N81])-[.$S81]); &quot;&quot;)">
            <text:p/>
          </table:table-cell>
          <table:table-cell/>
          <table:table-cell table:style-name="ce243" table:formula="of:=IFERROR(IF(ISBLANK([.AD81]); &quot;&quot;; IF([.$G81]=&quot;Long&quot;; ([.AD81]-[.$L81])*[.$K81]/[.$N81]; ([.$L81]-[.AD81])*[.$K81]/[.$N81])-[.$S81]); &quot;&quot;)">
            <text:p/>
          </table:table-cell>
          <table:table-cell table:number-columns-repeated="2"/>
          <table:table-cell table:formula="of:=IF(ISBLANK([.B81]); &quot;&quot;; DAY([.B81]))">
            <text:p/>
          </table:table-cell>
          <table:table-cell table:formula="of:=IF(ISBLANK([.B81]); &quot;&quot;; WEEKDAY([.B81]))">
            <text:p/>
          </table:table-cell>
          <table:table-cell table:formula="of:=IF(ISBLANK([.B81]); &quot;&quot;; WEEKNUM([.B81]))">
            <text:p/>
          </table:table-cell>
          <table:table-cell table:formula="of:=IF(ISBLANK([.B81]); &quot;&quot;; MONTH([.B81]))">
            <text:p/>
          </table:table-cell>
          <table:table-cell table:formula="of:=IF(ISBLANK([.L81]); &quot;&quot;; [.K81]*[.L81])">
            <text:p/>
          </table:table-cell>
          <table:table-cell table:formula="of:=IF(ISNUMBER([.AL81]); [.AL81]*0.0035; &quot;&quot;)">
            <text:p/>
          </table:table-cell>
          <table:table-cell table:formula="of:=IF(ISBLANK([.Q81]); &quot;&quot;; [.P81]*[.Q81])">
            <text:p/>
          </table:table-cell>
          <table:table-cell table:formula="of:=IF(ISNUMBER([.AN81]); [.AN81]*0.0035; &quot;&quot;)">
            <text:p/>
          </table:table-cell>
          <table:table-cell table:formula="of:=IF(ISBLANK([.Q81]); &quot;&quot;; SUM([.$S$3:.S81]))">
            <text:p/>
          </table:table-cell>
          <table:table-cell table:formula="of:=IF(ISBLANK([.R81]); &quot;&quot;; SUM([.$T$3:.T81]))">
            <text:p/>
          </table:table-cell>
          <table:table-cell table:formula="of:=IF(OR(ISBLANK([.J81]); ISBLANK([.R81])); &quot;&quot;;ROUND(([.R81]-[.J81])*60*24))">
            <text:p/>
          </table:table-cell>
          <table:table-cell table:number-columns-repeated="20"/>
        </table:table-row>
        <table:table-row table:style-name="ro2">
          <table:table-cell office:value-type="float" office:value="80" calcext:value-type="float">
            <text:p>80</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2]=&quot;Long&quot; ; [.L82]-[Overview.$C$4]/[.K82]  ;  IF([.G82]=&quot;Short&quot;; [.L82]+[Overview.$C$4]/[.K82]; &quot;&quot;) ); &quot;&quot;)">
            <text:p/>
          </table:table-cell>
          <table:table-cell table:formula="of:=IFERROR(ABS([.M82]-[.L82])*[.K82]; &quot;&quot;)">
            <text:p/>
          </table:table-cell>
          <table:table-cell table:style-name="ce312" table:formula="of:=IFERROR(  IF([.G82]=&quot;Long&quot;;  [.L82]+[Overview.$C$4]/[.K82]  *  [Overview.$C$6]  ;  IF([.G82]=&quot;Short&quot;   ;  [.L82]-[Overview.$C$4]/[.K82]  * [Overview.$C$6]  ; &quot;&quot;  )  )   ; &quot;&quot;)">
            <text:p/>
          </table:table-cell>
          <table:table-cell table:number-columns-repeated="3"/>
          <table:table-cell table:style-name="ce182" table:formula="of:=IFERROR([.T82]/[.N82]; &quot;&quot;)">
            <text:p/>
          </table:table-cell>
          <table:table-cell table:style-name="ce203" table:formula="of:=IFERROR(   IF( AND( [.G82]=&quot;Long&quot;;   [.P82]=[.K82])  ;  [.K82]*([.Q82]-[.L82])  ;    IF(  AND(  [.G82]=&quot;Short&quot;  ;   [.P82]=[.K82]   )   ;   [.K82]*([.L82]-[.Q82])   ;  &quot;&quot;)) ; &quot;&quot;)">
            <text:p/>
          </table:table-cell>
          <table:table-cell table:style-name="ce215" table:formula="of:=IF(ISNUMBER([.T82]); IF([.T82]&gt;=0; &quot;Win&quot;; &quot;Loss&quot;); &quot;&quot;)">
            <text:p/>
          </table:table-cell>
          <table:table-cell table:style-name="ce220" table:formula="of:=IF(ISNUMBER([.T82]); ROUND(([.R82]-[.J82])*60*24); &quot;&quot;)">
            <text:p/>
          </table:table-cell>
          <table:table-cell table:content-validation-name="val8"/>
          <table:table-cell table:number-columns-repeated="2"/>
          <table:table-cell table:style-name="ce239"/>
          <table:table-cell table:style-name="ce243" table:formula="of:=IFERROR(IF(ISBLANK([.Z82]); &quot;&quot;; IF([.$G82]=&quot;Long&quot;; ([.Z82]-[.$L82])*[.$K82]/[.$N82]; ([.$L82]-[.Z82])*[.$K82]/[.$N82])-[.$S82]); &quot;&quot;)">
            <text:p/>
          </table:table-cell>
          <table:table-cell/>
          <table:table-cell table:style-name="ce243" table:formula="of:=IFERROR(IF(ISBLANK([.AB82]); &quot;&quot;; IF([.$G82]=&quot;Long&quot;; ([.AB82]-[.$L82])*[.$K82]/[.$N82]; ([.$L82]-[.AB82])*[.$K82]/[.$N82])-[.$S82]); &quot;&quot;)">
            <text:p/>
          </table:table-cell>
          <table:table-cell/>
          <table:table-cell table:style-name="ce243" table:formula="of:=IFERROR(IF(ISBLANK([.AD82]); &quot;&quot;; IF([.$G82]=&quot;Long&quot;; ([.AD82]-[.$L82])*[.$K82]/[.$N82]; ([.$L82]-[.AD82])*[.$K82]/[.$N82])-[.$S82]); &quot;&quot;)">
            <text:p/>
          </table:table-cell>
          <table:table-cell table:number-columns-repeated="2"/>
          <table:table-cell table:formula="of:=IF(ISBLANK([.B82]); &quot;&quot;; DAY([.B82]))">
            <text:p/>
          </table:table-cell>
          <table:table-cell table:formula="of:=IF(ISBLANK([.B82]); &quot;&quot;; WEEKDAY([.B82]))">
            <text:p/>
          </table:table-cell>
          <table:table-cell table:formula="of:=IF(ISBLANK([.B82]); &quot;&quot;; WEEKNUM([.B82]))">
            <text:p/>
          </table:table-cell>
          <table:table-cell table:formula="of:=IF(ISBLANK([.B82]); &quot;&quot;; MONTH([.B82]))">
            <text:p/>
          </table:table-cell>
          <table:table-cell table:formula="of:=IF(ISBLANK([.L82]); &quot;&quot;; [.K82]*[.L82])">
            <text:p/>
          </table:table-cell>
          <table:table-cell table:formula="of:=IF(ISNUMBER([.AL82]); [.AL82]*0.0035; &quot;&quot;)">
            <text:p/>
          </table:table-cell>
          <table:table-cell table:formula="of:=IF(ISBLANK([.Q82]); &quot;&quot;; [.P82]*[.Q82])">
            <text:p/>
          </table:table-cell>
          <table:table-cell table:formula="of:=IF(ISNUMBER([.AN82]); [.AN82]*0.0035; &quot;&quot;)">
            <text:p/>
          </table:table-cell>
          <table:table-cell table:formula="of:=IF(ISBLANK([.Q82]); &quot;&quot;; SUM([.$S$3:.S82]))">
            <text:p/>
          </table:table-cell>
          <table:table-cell table:formula="of:=IF(ISBLANK([.R82]); &quot;&quot;; SUM([.$T$3:.T82]))">
            <text:p/>
          </table:table-cell>
          <table:table-cell table:formula="of:=IF(OR(ISBLANK([.J82]); ISBLANK([.R82])); &quot;&quot;;ROUND(([.R82]-[.J82])*60*24))">
            <text:p/>
          </table:table-cell>
          <table:table-cell table:number-columns-repeated="20"/>
        </table:table-row>
        <table:table-row table:style-name="ro2">
          <table:table-cell office:value-type="float" office:value="81" calcext:value-type="float">
            <text:p>81</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3]=&quot;Long&quot; ; [.L83]-[Overview.$C$4]/[.K83]  ;  IF([.G83]=&quot;Short&quot;; [.L83]+[Overview.$C$4]/[.K83]; &quot;&quot;) ); &quot;&quot;)">
            <text:p/>
          </table:table-cell>
          <table:table-cell table:formula="of:=IFERROR(ABS([.M83]-[.L83])*[.K83]; &quot;&quot;)">
            <text:p/>
          </table:table-cell>
          <table:table-cell table:style-name="ce312" table:formula="of:=IFERROR(  IF([.G83]=&quot;Long&quot;;  [.L83]+[Overview.$C$4]/[.K83]  *  [Overview.$C$6]  ;  IF([.G83]=&quot;Short&quot;   ;  [.L83]-[Overview.$C$4]/[.K83]  * [Overview.$C$6]  ; &quot;&quot;  )  )   ; &quot;&quot;)">
            <text:p/>
          </table:table-cell>
          <table:table-cell table:number-columns-repeated="3"/>
          <table:table-cell table:style-name="ce182" table:formula="of:=IFERROR([.T83]/[.N83]; &quot;&quot;)">
            <text:p/>
          </table:table-cell>
          <table:table-cell table:style-name="ce203" table:formula="of:=IFERROR(   IF( AND( [.G83]=&quot;Long&quot;;   [.P83]=[.K83])  ;  [.K83]*([.Q83]-[.L83])  ;    IF(  AND(  [.G83]=&quot;Short&quot;  ;   [.P83]=[.K83]   )   ;   [.K83]*([.L83]-[.Q83])   ;  &quot;&quot;)) ; &quot;&quot;)">
            <text:p/>
          </table:table-cell>
          <table:table-cell table:style-name="ce215" table:formula="of:=IF(ISNUMBER([.T83]); IF([.T83]&gt;=0; &quot;Win&quot;; &quot;Loss&quot;); &quot;&quot;)">
            <text:p/>
          </table:table-cell>
          <table:table-cell table:style-name="ce220" table:formula="of:=IF(ISNUMBER([.T83]); ROUND(([.R83]-[.J83])*60*24); &quot;&quot;)">
            <text:p/>
          </table:table-cell>
          <table:table-cell table:content-validation-name="val8"/>
          <table:table-cell table:number-columns-repeated="2"/>
          <table:table-cell table:style-name="ce239"/>
          <table:table-cell table:style-name="ce243" table:formula="of:=IFERROR(IF(ISBLANK([.Z83]); &quot;&quot;; IF([.$G83]=&quot;Long&quot;; ([.Z83]-[.$L83])*[.$K83]/[.$N83]; ([.$L83]-[.Z83])*[.$K83]/[.$N83])-[.$S83]); &quot;&quot;)">
            <text:p/>
          </table:table-cell>
          <table:table-cell/>
          <table:table-cell table:style-name="ce243" table:formula="of:=IFERROR(IF(ISBLANK([.AB83]); &quot;&quot;; IF([.$G83]=&quot;Long&quot;; ([.AB83]-[.$L83])*[.$K83]/[.$N83]; ([.$L83]-[.AB83])*[.$K83]/[.$N83])-[.$S83]); &quot;&quot;)">
            <text:p/>
          </table:table-cell>
          <table:table-cell/>
          <table:table-cell table:style-name="ce243" table:formula="of:=IFERROR(IF(ISBLANK([.AD83]); &quot;&quot;; IF([.$G83]=&quot;Long&quot;; ([.AD83]-[.$L83])*[.$K83]/[.$N83]; ([.$L83]-[.AD83])*[.$K83]/[.$N83])-[.$S83]); &quot;&quot;)">
            <text:p/>
          </table:table-cell>
          <table:table-cell table:number-columns-repeated="2"/>
          <table:table-cell table:formula="of:=IF(ISBLANK([.B83]); &quot;&quot;; DAY([.B83]))">
            <text:p/>
          </table:table-cell>
          <table:table-cell table:formula="of:=IF(ISBLANK([.B83]); &quot;&quot;; WEEKDAY([.B83]))">
            <text:p/>
          </table:table-cell>
          <table:table-cell table:formula="of:=IF(ISBLANK([.B83]); &quot;&quot;; WEEKNUM([.B83]))">
            <text:p/>
          </table:table-cell>
          <table:table-cell table:formula="of:=IF(ISBLANK([.B83]); &quot;&quot;; MONTH([.B83]))">
            <text:p/>
          </table:table-cell>
          <table:table-cell table:formula="of:=IF(ISBLANK([.L83]); &quot;&quot;; [.K83]*[.L83])">
            <text:p/>
          </table:table-cell>
          <table:table-cell table:formula="of:=IF(ISNUMBER([.AL83]); [.AL83]*0.0035; &quot;&quot;)">
            <text:p/>
          </table:table-cell>
          <table:table-cell table:formula="of:=IF(ISBLANK([.Q83]); &quot;&quot;; [.P83]*[.Q83])">
            <text:p/>
          </table:table-cell>
          <table:table-cell table:formula="of:=IF(ISNUMBER([.AN83]); [.AN83]*0.0035; &quot;&quot;)">
            <text:p/>
          </table:table-cell>
          <table:table-cell table:formula="of:=IF(ISBLANK([.Q83]); &quot;&quot;; SUM([.$S$3:.S83]))">
            <text:p/>
          </table:table-cell>
          <table:table-cell table:formula="of:=IF(ISBLANK([.R83]); &quot;&quot;; SUM([.$T$3:.T83]))">
            <text:p/>
          </table:table-cell>
          <table:table-cell table:formula="of:=IF(OR(ISBLANK([.J83]); ISBLANK([.R83])); &quot;&quot;;ROUND(([.R83]-[.J83])*60*24))">
            <text:p/>
          </table:table-cell>
          <table:table-cell table:number-columns-repeated="20"/>
        </table:table-row>
        <table:table-row table:style-name="ro2">
          <table:table-cell office:value-type="float" office:value="82" calcext:value-type="float">
            <text:p>8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4]=&quot;Long&quot; ; [.L84]-[Overview.$C$4]/[.K84]  ;  IF([.G84]=&quot;Short&quot;; [.L84]+[Overview.$C$4]/[.K84]; &quot;&quot;) ); &quot;&quot;)">
            <text:p/>
          </table:table-cell>
          <table:table-cell table:formula="of:=IFERROR(ABS([.M84]-[.L84])*[.K84]; &quot;&quot;)">
            <text:p/>
          </table:table-cell>
          <table:table-cell table:style-name="ce312" table:formula="of:=IFERROR(  IF([.G84]=&quot;Long&quot;;  [.L84]+[Overview.$C$4]/[.K84]  *  [Overview.$C$6]  ;  IF([.G84]=&quot;Short&quot;   ;  [.L84]-[Overview.$C$4]/[.K84]  * [Overview.$C$6]  ; &quot;&quot;  )  )   ; &quot;&quot;)">
            <text:p/>
          </table:table-cell>
          <table:table-cell table:number-columns-repeated="3"/>
          <table:table-cell table:style-name="ce182" table:formula="of:=IFERROR([.T84]/[.N84]; &quot;&quot;)">
            <text:p/>
          </table:table-cell>
          <table:table-cell table:style-name="ce203" table:formula="of:=IFERROR(   IF( AND( [.G84]=&quot;Long&quot;;   [.P84]=[.K84])  ;  [.K84]*([.Q84]-[.L84])  ;    IF(  AND(  [.G84]=&quot;Short&quot;  ;   [.P84]=[.K84]   )   ;   [.K84]*([.L84]-[.Q84])   ;  &quot;&quot;)) ; &quot;&quot;)">
            <text:p/>
          </table:table-cell>
          <table:table-cell table:style-name="ce215" table:formula="of:=IF(ISNUMBER([.T84]); IF([.T84]&gt;=0; &quot;Win&quot;; &quot;Loss&quot;); &quot;&quot;)">
            <text:p/>
          </table:table-cell>
          <table:table-cell table:style-name="ce220" table:formula="of:=IF(ISNUMBER([.T84]); ROUND(([.R84]-[.J84])*60*24); &quot;&quot;)">
            <text:p/>
          </table:table-cell>
          <table:table-cell table:content-validation-name="val8"/>
          <table:table-cell table:number-columns-repeated="2"/>
          <table:table-cell table:style-name="ce239"/>
          <table:table-cell table:style-name="ce243" table:formula="of:=IFERROR(IF(ISBLANK([.Z84]); &quot;&quot;; IF([.$G84]=&quot;Long&quot;; ([.Z84]-[.$L84])*[.$K84]/[.$N84]; ([.$L84]-[.Z84])*[.$K84]/[.$N84])-[.$S84]); &quot;&quot;)">
            <text:p/>
          </table:table-cell>
          <table:table-cell/>
          <table:table-cell table:style-name="ce243" table:formula="of:=IFERROR(IF(ISBLANK([.AB84]); &quot;&quot;; IF([.$G84]=&quot;Long&quot;; ([.AB84]-[.$L84])*[.$K84]/[.$N84]; ([.$L84]-[.AB84])*[.$K84]/[.$N84])-[.$S84]); &quot;&quot;)">
            <text:p/>
          </table:table-cell>
          <table:table-cell/>
          <table:table-cell table:style-name="ce243" table:formula="of:=IFERROR(IF(ISBLANK([.AD84]); &quot;&quot;; IF([.$G84]=&quot;Long&quot;; ([.AD84]-[.$L84])*[.$K84]/[.$N84]; ([.$L84]-[.AD84])*[.$K84]/[.$N84])-[.$S84]); &quot;&quot;)">
            <text:p/>
          </table:table-cell>
          <table:table-cell table:number-columns-repeated="2"/>
          <table:table-cell table:formula="of:=IF(ISBLANK([.B84]); &quot;&quot;; DAY([.B84]))">
            <text:p/>
          </table:table-cell>
          <table:table-cell table:formula="of:=IF(ISBLANK([.B84]); &quot;&quot;; WEEKDAY([.B84]))">
            <text:p/>
          </table:table-cell>
          <table:table-cell table:formula="of:=IF(ISBLANK([.B84]); &quot;&quot;; WEEKNUM([.B84]))">
            <text:p/>
          </table:table-cell>
          <table:table-cell table:formula="of:=IF(ISBLANK([.B84]); &quot;&quot;; MONTH([.B84]))">
            <text:p/>
          </table:table-cell>
          <table:table-cell table:formula="of:=IF(ISBLANK([.L84]); &quot;&quot;; [.K84]*[.L84])">
            <text:p/>
          </table:table-cell>
          <table:table-cell table:formula="of:=IF(ISNUMBER([.AL84]); [.AL84]*0.0035; &quot;&quot;)">
            <text:p/>
          </table:table-cell>
          <table:table-cell table:formula="of:=IF(ISBLANK([.Q84]); &quot;&quot;; [.P84]*[.Q84])">
            <text:p/>
          </table:table-cell>
          <table:table-cell table:formula="of:=IF(ISNUMBER([.AN84]); [.AN84]*0.0035; &quot;&quot;)">
            <text:p/>
          </table:table-cell>
          <table:table-cell table:formula="of:=IF(ISBLANK([.Q84]); &quot;&quot;; SUM([.$S$3:.S84]))">
            <text:p/>
          </table:table-cell>
          <table:table-cell table:formula="of:=IF(ISBLANK([.R84]); &quot;&quot;; SUM([.$T$3:.T84]))">
            <text:p/>
          </table:table-cell>
          <table:table-cell table:formula="of:=IF(OR(ISBLANK([.J84]); ISBLANK([.R84])); &quot;&quot;;ROUND(([.R84]-[.J84])*60*24))">
            <text:p/>
          </table:table-cell>
          <table:table-cell table:number-columns-repeated="20"/>
        </table:table-row>
        <table:table-row table:style-name="ro2">
          <table:table-cell office:value-type="float" office:value="83" calcext:value-type="float">
            <text:p>8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5]=&quot;Long&quot; ; [.L85]-[Overview.$C$4]/[.K85]  ;  IF([.G85]=&quot;Short&quot;; [.L85]+[Overview.$C$4]/[.K85]; &quot;&quot;) ); &quot;&quot;)">
            <text:p/>
          </table:table-cell>
          <table:table-cell table:formula="of:=IFERROR(ABS([.M85]-[.L85])*[.K85]; &quot;&quot;)">
            <text:p/>
          </table:table-cell>
          <table:table-cell table:style-name="ce312" table:formula="of:=IFERROR(  IF([.G85]=&quot;Long&quot;;  [.L85]+[Overview.$C$4]/[.K85]  *  [Overview.$C$6]  ;  IF([.G85]=&quot;Short&quot;   ;  [.L85]-[Overview.$C$4]/[.K85]  * [Overview.$C$6]  ; &quot;&quot;  )  )   ; &quot;&quot;)">
            <text:p/>
          </table:table-cell>
          <table:table-cell table:number-columns-repeated="3"/>
          <table:table-cell table:style-name="ce182" table:formula="of:=IFERROR([.T85]/[.N85]; &quot;&quot;)">
            <text:p/>
          </table:table-cell>
          <table:table-cell table:style-name="ce203" table:formula="of:=IFERROR(   IF( AND( [.G85]=&quot;Long&quot;;   [.P85]=[.K85])  ;  [.K85]*([.Q85]-[.L85])  ;    IF(  AND(  [.G85]=&quot;Short&quot;  ;   [.P85]=[.K85]   )   ;   [.K85]*([.L85]-[.Q85])   ;  &quot;&quot;)) ; &quot;&quot;)">
            <text:p/>
          </table:table-cell>
          <table:table-cell table:style-name="ce215" table:formula="of:=IF(ISNUMBER([.T85]); IF([.T85]&gt;=0; &quot;Win&quot;; &quot;Loss&quot;); &quot;&quot;)">
            <text:p/>
          </table:table-cell>
          <table:table-cell table:style-name="ce220" table:formula="of:=IF(ISNUMBER([.T85]); ROUND(([.R85]-[.J85])*60*24); &quot;&quot;)">
            <text:p/>
          </table:table-cell>
          <table:table-cell table:content-validation-name="val8"/>
          <table:table-cell table:number-columns-repeated="2"/>
          <table:table-cell table:style-name="ce239"/>
          <table:table-cell table:style-name="ce243" table:formula="of:=IFERROR(IF(ISBLANK([.Z85]); &quot;&quot;; IF([.$G85]=&quot;Long&quot;; ([.Z85]-[.$L85])*[.$K85]/[.$N85]; ([.$L85]-[.Z85])*[.$K85]/[.$N85])-[.$S85]); &quot;&quot;)">
            <text:p/>
          </table:table-cell>
          <table:table-cell/>
          <table:table-cell table:style-name="ce243" table:formula="of:=IFERROR(IF(ISBLANK([.AB85]); &quot;&quot;; IF([.$G85]=&quot;Long&quot;; ([.AB85]-[.$L85])*[.$K85]/[.$N85]; ([.$L85]-[.AB85])*[.$K85]/[.$N85])-[.$S85]); &quot;&quot;)">
            <text:p/>
          </table:table-cell>
          <table:table-cell/>
          <table:table-cell table:style-name="ce243" table:formula="of:=IFERROR(IF(ISBLANK([.AD85]); &quot;&quot;; IF([.$G85]=&quot;Long&quot;; ([.AD85]-[.$L85])*[.$K85]/[.$N85]; ([.$L85]-[.AD85])*[.$K85]/[.$N85])-[.$S85]); &quot;&quot;)">
            <text:p/>
          </table:table-cell>
          <table:table-cell table:number-columns-repeated="2"/>
          <table:table-cell table:formula="of:=IF(ISBLANK([.B85]); &quot;&quot;; DAY([.B85]))">
            <text:p/>
          </table:table-cell>
          <table:table-cell table:formula="of:=IF(ISBLANK([.B85]); &quot;&quot;; WEEKDAY([.B85]))">
            <text:p/>
          </table:table-cell>
          <table:table-cell table:formula="of:=IF(ISBLANK([.B85]); &quot;&quot;; WEEKNUM([.B85]))">
            <text:p/>
          </table:table-cell>
          <table:table-cell table:formula="of:=IF(ISBLANK([.B85]); &quot;&quot;; MONTH([.B85]))">
            <text:p/>
          </table:table-cell>
          <table:table-cell table:formula="of:=IF(ISBLANK([.L85]); &quot;&quot;; [.K85]*[.L85])">
            <text:p/>
          </table:table-cell>
          <table:table-cell table:formula="of:=IF(ISNUMBER([.AL85]); [.AL85]*0.0035; &quot;&quot;)">
            <text:p/>
          </table:table-cell>
          <table:table-cell table:formula="of:=IF(ISBLANK([.Q85]); &quot;&quot;; [.P85]*[.Q85])">
            <text:p/>
          </table:table-cell>
          <table:table-cell table:formula="of:=IF(ISNUMBER([.AN85]); [.AN85]*0.0035; &quot;&quot;)">
            <text:p/>
          </table:table-cell>
          <table:table-cell table:formula="of:=IF(ISBLANK([.Q85]); &quot;&quot;; SUM([.$S$3:.S85]))">
            <text:p/>
          </table:table-cell>
          <table:table-cell table:formula="of:=IF(ISBLANK([.R85]); &quot;&quot;; SUM([.$T$3:.T85]))">
            <text:p/>
          </table:table-cell>
          <table:table-cell table:formula="of:=IF(OR(ISBLANK([.J85]); ISBLANK([.R85])); &quot;&quot;;ROUND(([.R85]-[.J85])*60*24))">
            <text:p/>
          </table:table-cell>
          <table:table-cell table:number-columns-repeated="20"/>
        </table:table-row>
        <table:table-row table:style-name="ro2">
          <table:table-cell office:value-type="float" office:value="84" calcext:value-type="float">
            <text:p>8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6]=&quot;Long&quot; ; [.L86]-[Overview.$C$4]/[.K86]  ;  IF([.G86]=&quot;Short&quot;; [.L86]+[Overview.$C$4]/[.K86]; &quot;&quot;) ); &quot;&quot;)">
            <text:p/>
          </table:table-cell>
          <table:table-cell table:formula="of:=IFERROR(ABS([.M86]-[.L86])*[.K86]; &quot;&quot;)">
            <text:p/>
          </table:table-cell>
          <table:table-cell table:style-name="ce312" table:formula="of:=IFERROR(  IF([.G86]=&quot;Long&quot;;  [.L86]+[Overview.$C$4]/[.K86]  *  [Overview.$C$6]  ;  IF([.G86]=&quot;Short&quot;   ;  [.L86]-[Overview.$C$4]/[.K86]  * [Overview.$C$6]  ; &quot;&quot;  )  )   ; &quot;&quot;)">
            <text:p/>
          </table:table-cell>
          <table:table-cell table:number-columns-repeated="3"/>
          <table:table-cell table:style-name="ce182" table:formula="of:=IFERROR([.T86]/[.N86]; &quot;&quot;)">
            <text:p/>
          </table:table-cell>
          <table:table-cell table:style-name="ce203" table:formula="of:=IFERROR(   IF( AND( [.G86]=&quot;Long&quot;;   [.P86]=[.K86])  ;  [.K86]*([.Q86]-[.L86])  ;    IF(  AND(  [.G86]=&quot;Short&quot;  ;   [.P86]=[.K86]   )   ;   [.K86]*([.L86]-[.Q86])   ;  &quot;&quot;)) ; &quot;&quot;)">
            <text:p/>
          </table:table-cell>
          <table:table-cell table:style-name="ce215" table:formula="of:=IF(ISNUMBER([.T86]); IF([.T86]&gt;=0; &quot;Win&quot;; &quot;Loss&quot;); &quot;&quot;)">
            <text:p/>
          </table:table-cell>
          <table:table-cell table:style-name="ce220" table:formula="of:=IF(ISNUMBER([.T86]); ROUND(([.R86]-[.J86])*60*24); &quot;&quot;)">
            <text:p/>
          </table:table-cell>
          <table:table-cell table:content-validation-name="val8"/>
          <table:table-cell table:number-columns-repeated="2"/>
          <table:table-cell table:style-name="ce239"/>
          <table:table-cell table:style-name="ce243" table:formula="of:=IFERROR(IF(ISBLANK([.Z86]); &quot;&quot;; IF([.$G86]=&quot;Long&quot;; ([.Z86]-[.$L86])*[.$K86]/[.$N86]; ([.$L86]-[.Z86])*[.$K86]/[.$N86])-[.$S86]); &quot;&quot;)">
            <text:p/>
          </table:table-cell>
          <table:table-cell/>
          <table:table-cell table:style-name="ce243" table:formula="of:=IFERROR(IF(ISBLANK([.AB86]); &quot;&quot;; IF([.$G86]=&quot;Long&quot;; ([.AB86]-[.$L86])*[.$K86]/[.$N86]; ([.$L86]-[.AB86])*[.$K86]/[.$N86])-[.$S86]); &quot;&quot;)">
            <text:p/>
          </table:table-cell>
          <table:table-cell/>
          <table:table-cell table:style-name="ce243" table:formula="of:=IFERROR(IF(ISBLANK([.AD86]); &quot;&quot;; IF([.$G86]=&quot;Long&quot;; ([.AD86]-[.$L86])*[.$K86]/[.$N86]; ([.$L86]-[.AD86])*[.$K86]/[.$N86])-[.$S86]); &quot;&quot;)">
            <text:p/>
          </table:table-cell>
          <table:table-cell table:number-columns-repeated="2"/>
          <table:table-cell table:formula="of:=IF(ISBLANK([.B86]); &quot;&quot;; DAY([.B86]))">
            <text:p/>
          </table:table-cell>
          <table:table-cell table:formula="of:=IF(ISBLANK([.B86]); &quot;&quot;; WEEKDAY([.B86]))">
            <text:p/>
          </table:table-cell>
          <table:table-cell table:formula="of:=IF(ISBLANK([.B86]); &quot;&quot;; WEEKNUM([.B86]))">
            <text:p/>
          </table:table-cell>
          <table:table-cell table:formula="of:=IF(ISBLANK([.B86]); &quot;&quot;; MONTH([.B86]))">
            <text:p/>
          </table:table-cell>
          <table:table-cell table:formula="of:=IF(ISBLANK([.L86]); &quot;&quot;; [.K86]*[.L86])">
            <text:p/>
          </table:table-cell>
          <table:table-cell table:formula="of:=IF(ISNUMBER([.AL86]); [.AL86]*0.0035; &quot;&quot;)">
            <text:p/>
          </table:table-cell>
          <table:table-cell table:formula="of:=IF(ISBLANK([.Q86]); &quot;&quot;; [.P86]*[.Q86])">
            <text:p/>
          </table:table-cell>
          <table:table-cell table:formula="of:=IF(ISNUMBER([.AN86]); [.AN86]*0.0035; &quot;&quot;)">
            <text:p/>
          </table:table-cell>
          <table:table-cell table:formula="of:=IF(ISBLANK([.Q86]); &quot;&quot;; SUM([.$S$3:.S86]))">
            <text:p/>
          </table:table-cell>
          <table:table-cell table:formula="of:=IF(ISBLANK([.R86]); &quot;&quot;; SUM([.$T$3:.T86]))">
            <text:p/>
          </table:table-cell>
          <table:table-cell table:formula="of:=IF(OR(ISBLANK([.J86]); ISBLANK([.R86])); &quot;&quot;;ROUND(([.R86]-[.J86])*60*24))">
            <text:p/>
          </table:table-cell>
          <table:table-cell table:number-columns-repeated="20"/>
        </table:table-row>
        <table:table-row table:style-name="ro2">
          <table:table-cell office:value-type="float" office:value="85" calcext:value-type="float">
            <text:p>8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7]=&quot;Long&quot; ; [.L87]-[Overview.$C$4]/[.K87]  ;  IF([.G87]=&quot;Short&quot;; [.L87]+[Overview.$C$4]/[.K87]; &quot;&quot;) ); &quot;&quot;)">
            <text:p/>
          </table:table-cell>
          <table:table-cell table:formula="of:=IFERROR(ABS([.M87]-[.L87])*[.K87]; &quot;&quot;)">
            <text:p/>
          </table:table-cell>
          <table:table-cell table:style-name="ce312" table:formula="of:=IFERROR(  IF([.G87]=&quot;Long&quot;;  [.L87]+[Overview.$C$4]/[.K87]  *  [Overview.$C$6]  ;  IF([.G87]=&quot;Short&quot;   ;  [.L87]-[Overview.$C$4]/[.K87]  * [Overview.$C$6]  ; &quot;&quot;  )  )   ; &quot;&quot;)">
            <text:p/>
          </table:table-cell>
          <table:table-cell table:number-columns-repeated="3"/>
          <table:table-cell table:style-name="ce182" table:formula="of:=IFERROR([.T87]/[.N87]; &quot;&quot;)">
            <text:p/>
          </table:table-cell>
          <table:table-cell table:style-name="ce203" table:formula="of:=IFERROR(   IF( AND( [.G87]=&quot;Long&quot;;   [.P87]=[.K87])  ;  [.K87]*([.Q87]-[.L87])  ;    IF(  AND(  [.G87]=&quot;Short&quot;  ;   [.P87]=[.K87]   )   ;   [.K87]*([.L87]-[.Q87])   ;  &quot;&quot;)) ; &quot;&quot;)">
            <text:p/>
          </table:table-cell>
          <table:table-cell table:style-name="ce215" table:formula="of:=IF(ISNUMBER([.T87]); IF([.T87]&gt;=0; &quot;Win&quot;; &quot;Loss&quot;); &quot;&quot;)">
            <text:p/>
          </table:table-cell>
          <table:table-cell table:style-name="ce220" table:formula="of:=IF(ISNUMBER([.T87]); ROUND(([.R87]-[.J87])*60*24); &quot;&quot;)">
            <text:p/>
          </table:table-cell>
          <table:table-cell table:content-validation-name="val8"/>
          <table:table-cell table:number-columns-repeated="2"/>
          <table:table-cell table:style-name="ce239"/>
          <table:table-cell table:style-name="ce243" table:formula="of:=IFERROR(IF(ISBLANK([.Z87]); &quot;&quot;; IF([.$G87]=&quot;Long&quot;; ([.Z87]-[.$L87])*[.$K87]/[.$N87]; ([.$L87]-[.Z87])*[.$K87]/[.$N87])-[.$S87]); &quot;&quot;)">
            <text:p/>
          </table:table-cell>
          <table:table-cell/>
          <table:table-cell table:style-name="ce243" table:formula="of:=IFERROR(IF(ISBLANK([.AB87]); &quot;&quot;; IF([.$G87]=&quot;Long&quot;; ([.AB87]-[.$L87])*[.$K87]/[.$N87]; ([.$L87]-[.AB87])*[.$K87]/[.$N87])-[.$S87]); &quot;&quot;)">
            <text:p/>
          </table:table-cell>
          <table:table-cell/>
          <table:table-cell table:style-name="ce243" table:formula="of:=IFERROR(IF(ISBLANK([.AD87]); &quot;&quot;; IF([.$G87]=&quot;Long&quot;; ([.AD87]-[.$L87])*[.$K87]/[.$N87]; ([.$L87]-[.AD87])*[.$K87]/[.$N87])-[.$S87]); &quot;&quot;)">
            <text:p/>
          </table:table-cell>
          <table:table-cell table:number-columns-repeated="2"/>
          <table:table-cell table:formula="of:=IF(ISBLANK([.B87]); &quot;&quot;; DAY([.B87]))">
            <text:p/>
          </table:table-cell>
          <table:table-cell table:formula="of:=IF(ISBLANK([.B87]); &quot;&quot;; WEEKDAY([.B87]))">
            <text:p/>
          </table:table-cell>
          <table:table-cell table:formula="of:=IF(ISBLANK([.B87]); &quot;&quot;; WEEKNUM([.B87]))">
            <text:p/>
          </table:table-cell>
          <table:table-cell table:formula="of:=IF(ISBLANK([.B87]); &quot;&quot;; MONTH([.B87]))">
            <text:p/>
          </table:table-cell>
          <table:table-cell table:formula="of:=IF(ISBLANK([.L87]); &quot;&quot;; [.K87]*[.L87])">
            <text:p/>
          </table:table-cell>
          <table:table-cell table:formula="of:=IF(ISNUMBER([.AL87]); [.AL87]*0.0035; &quot;&quot;)">
            <text:p/>
          </table:table-cell>
          <table:table-cell table:formula="of:=IF(ISBLANK([.Q87]); &quot;&quot;; [.P87]*[.Q87])">
            <text:p/>
          </table:table-cell>
          <table:table-cell table:formula="of:=IF(ISNUMBER([.AN87]); [.AN87]*0.0035; &quot;&quot;)">
            <text:p/>
          </table:table-cell>
          <table:table-cell table:formula="of:=IF(ISBLANK([.Q87]); &quot;&quot;; SUM([.$S$3:.S87]))">
            <text:p/>
          </table:table-cell>
          <table:table-cell table:formula="of:=IF(ISBLANK([.R87]); &quot;&quot;; SUM([.$T$3:.T87]))">
            <text:p/>
          </table:table-cell>
          <table:table-cell table:formula="of:=IF(OR(ISBLANK([.J87]); ISBLANK([.R87])); &quot;&quot;;ROUND(([.R87]-[.J87])*60*24))">
            <text:p/>
          </table:table-cell>
          <table:table-cell table:number-columns-repeated="20"/>
        </table:table-row>
        <table:table-row table:style-name="ro2">
          <table:table-cell office:value-type="float" office:value="86" calcext:value-type="float">
            <text:p>8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8]=&quot;Long&quot; ; [.L88]-[Overview.$C$4]/[.K88]  ;  IF([.G88]=&quot;Short&quot;; [.L88]+[Overview.$C$4]/[.K88]; &quot;&quot;) ); &quot;&quot;)">
            <text:p/>
          </table:table-cell>
          <table:table-cell table:formula="of:=IFERROR(ABS([.M88]-[.L88])*[.K88]; &quot;&quot;)">
            <text:p/>
          </table:table-cell>
          <table:table-cell table:style-name="ce312" table:formula="of:=IFERROR(  IF([.G88]=&quot;Long&quot;;  [.L88]+[Overview.$C$4]/[.K88]  *  [Overview.$C$6]  ;  IF([.G88]=&quot;Short&quot;   ;  [.L88]-[Overview.$C$4]/[.K88]  * [Overview.$C$6]  ; &quot;&quot;  )  )   ; &quot;&quot;)">
            <text:p/>
          </table:table-cell>
          <table:table-cell table:number-columns-repeated="3"/>
          <table:table-cell table:style-name="ce182" table:formula="of:=IFERROR([.T88]/[.N88]; &quot;&quot;)">
            <text:p/>
          </table:table-cell>
          <table:table-cell table:style-name="ce203" table:formula="of:=IFERROR(   IF( AND( [.G88]=&quot;Long&quot;;   [.P88]=[.K88])  ;  [.K88]*([.Q88]-[.L88])  ;    IF(  AND(  [.G88]=&quot;Short&quot;  ;   [.P88]=[.K88]   )   ;   [.K88]*([.L88]-[.Q88])   ;  &quot;&quot;)) ; &quot;&quot;)">
            <text:p/>
          </table:table-cell>
          <table:table-cell table:style-name="ce215" table:formula="of:=IF(ISNUMBER([.T88]); IF([.T88]&gt;=0; &quot;Win&quot;; &quot;Loss&quot;); &quot;&quot;)">
            <text:p/>
          </table:table-cell>
          <table:table-cell table:style-name="ce220" table:formula="of:=IF(ISNUMBER([.T88]); ROUND(([.R88]-[.J88])*60*24); &quot;&quot;)">
            <text:p/>
          </table:table-cell>
          <table:table-cell table:content-validation-name="val8"/>
          <table:table-cell table:number-columns-repeated="2"/>
          <table:table-cell table:style-name="ce239"/>
          <table:table-cell table:style-name="ce243" table:formula="of:=IFERROR(IF(ISBLANK([.Z88]); &quot;&quot;; IF([.$G88]=&quot;Long&quot;; ([.Z88]-[.$L88])*[.$K88]/[.$N88]; ([.$L88]-[.Z88])*[.$K88]/[.$N88])-[.$S88]); &quot;&quot;)">
            <text:p/>
          </table:table-cell>
          <table:table-cell/>
          <table:table-cell table:style-name="ce243" table:formula="of:=IFERROR(IF(ISBLANK([.AB88]); &quot;&quot;; IF([.$G88]=&quot;Long&quot;; ([.AB88]-[.$L88])*[.$K88]/[.$N88]; ([.$L88]-[.AB88])*[.$K88]/[.$N88])-[.$S88]); &quot;&quot;)">
            <text:p/>
          </table:table-cell>
          <table:table-cell/>
          <table:table-cell table:style-name="ce243" table:formula="of:=IFERROR(IF(ISBLANK([.AD88]); &quot;&quot;; IF([.$G88]=&quot;Long&quot;; ([.AD88]-[.$L88])*[.$K88]/[.$N88]; ([.$L88]-[.AD88])*[.$K88]/[.$N88])-[.$S88]); &quot;&quot;)">
            <text:p/>
          </table:table-cell>
          <table:table-cell table:number-columns-repeated="2"/>
          <table:table-cell table:formula="of:=IF(ISBLANK([.B88]); &quot;&quot;; DAY([.B88]))">
            <text:p/>
          </table:table-cell>
          <table:table-cell table:formula="of:=IF(ISBLANK([.B88]); &quot;&quot;; WEEKDAY([.B88]))">
            <text:p/>
          </table:table-cell>
          <table:table-cell table:formula="of:=IF(ISBLANK([.B88]); &quot;&quot;; WEEKNUM([.B88]))">
            <text:p/>
          </table:table-cell>
          <table:table-cell table:formula="of:=IF(ISBLANK([.B88]); &quot;&quot;; MONTH([.B88]))">
            <text:p/>
          </table:table-cell>
          <table:table-cell table:formula="of:=IF(ISBLANK([.L88]); &quot;&quot;; [.K88]*[.L88])">
            <text:p/>
          </table:table-cell>
          <table:table-cell table:formula="of:=IF(ISNUMBER([.AL88]); [.AL88]*0.0035; &quot;&quot;)">
            <text:p/>
          </table:table-cell>
          <table:table-cell table:formula="of:=IF(ISBLANK([.Q88]); &quot;&quot;; [.P88]*[.Q88])">
            <text:p/>
          </table:table-cell>
          <table:table-cell table:formula="of:=IF(ISNUMBER([.AN88]); [.AN88]*0.0035; &quot;&quot;)">
            <text:p/>
          </table:table-cell>
          <table:table-cell table:formula="of:=IF(ISBLANK([.Q88]); &quot;&quot;; SUM([.$S$3:.S88]))">
            <text:p/>
          </table:table-cell>
          <table:table-cell table:formula="of:=IF(ISBLANK([.R88]); &quot;&quot;; SUM([.$T$3:.T88]))">
            <text:p/>
          </table:table-cell>
          <table:table-cell table:formula="of:=IF(OR(ISBLANK([.J88]); ISBLANK([.R88])); &quot;&quot;;ROUND(([.R88]-[.J88])*60*24))">
            <text:p/>
          </table:table-cell>
          <table:table-cell table:number-columns-repeated="20"/>
        </table:table-row>
        <table:table-row table:style-name="ro2">
          <table:table-cell office:value-type="float" office:value="87" calcext:value-type="float">
            <text:p>8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89]=&quot;Long&quot; ; [.L89]-[Overview.$C$4]/[.K89]  ;  IF([.G89]=&quot;Short&quot;; [.L89]+[Overview.$C$4]/[.K89]; &quot;&quot;) ); &quot;&quot;)">
            <text:p/>
          </table:table-cell>
          <table:table-cell table:formula="of:=IFERROR(ABS([.M89]-[.L89])*[.K89]; &quot;&quot;)">
            <text:p/>
          </table:table-cell>
          <table:table-cell table:style-name="ce312" table:formula="of:=IFERROR(  IF([.G89]=&quot;Long&quot;;  [.L89]+[Overview.$C$4]/[.K89]  *  [Overview.$C$6]  ;  IF([.G89]=&quot;Short&quot;   ;  [.L89]-[Overview.$C$4]/[.K89]  * [Overview.$C$6]  ; &quot;&quot;  )  )   ; &quot;&quot;)">
            <text:p/>
          </table:table-cell>
          <table:table-cell table:number-columns-repeated="3"/>
          <table:table-cell table:style-name="ce182" table:formula="of:=IFERROR([.T89]/[.N89]; &quot;&quot;)">
            <text:p/>
          </table:table-cell>
          <table:table-cell table:style-name="ce203" table:formula="of:=IFERROR(   IF( AND( [.G89]=&quot;Long&quot;;   [.P89]=[.K89])  ;  [.K89]*([.Q89]-[.L89])  ;    IF(  AND(  [.G89]=&quot;Short&quot;  ;   [.P89]=[.K89]   )   ;   [.K89]*([.L89]-[.Q89])   ;  &quot;&quot;)) ; &quot;&quot;)">
            <text:p/>
          </table:table-cell>
          <table:table-cell table:style-name="ce215" table:formula="of:=IF(ISNUMBER([.T89]); IF([.T89]&gt;=0; &quot;Win&quot;; &quot;Loss&quot;); &quot;&quot;)">
            <text:p/>
          </table:table-cell>
          <table:table-cell table:style-name="ce220" table:formula="of:=IF(ISNUMBER([.T89]); ROUND(([.R89]-[.J89])*60*24); &quot;&quot;)">
            <text:p/>
          </table:table-cell>
          <table:table-cell table:content-validation-name="val8"/>
          <table:table-cell table:number-columns-repeated="2"/>
          <table:table-cell table:style-name="ce239"/>
          <table:table-cell table:style-name="ce243" table:formula="of:=IFERROR(IF(ISBLANK([.Z89]); &quot;&quot;; IF([.$G89]=&quot;Long&quot;; ([.Z89]-[.$L89])*[.$K89]/[.$N89]; ([.$L89]-[.Z89])*[.$K89]/[.$N89])-[.$S89]); &quot;&quot;)">
            <text:p/>
          </table:table-cell>
          <table:table-cell/>
          <table:table-cell table:style-name="ce243" table:formula="of:=IFERROR(IF(ISBLANK([.AB89]); &quot;&quot;; IF([.$G89]=&quot;Long&quot;; ([.AB89]-[.$L89])*[.$K89]/[.$N89]; ([.$L89]-[.AB89])*[.$K89]/[.$N89])-[.$S89]); &quot;&quot;)">
            <text:p/>
          </table:table-cell>
          <table:table-cell/>
          <table:table-cell table:style-name="ce243" table:formula="of:=IFERROR(IF(ISBLANK([.AD89]); &quot;&quot;; IF([.$G89]=&quot;Long&quot;; ([.AD89]-[.$L89])*[.$K89]/[.$N89]; ([.$L89]-[.AD89])*[.$K89]/[.$N89])-[.$S89]); &quot;&quot;)">
            <text:p/>
          </table:table-cell>
          <table:table-cell table:number-columns-repeated="2"/>
          <table:table-cell table:formula="of:=IF(ISBLANK([.B89]); &quot;&quot;; DAY([.B89]))">
            <text:p/>
          </table:table-cell>
          <table:table-cell table:formula="of:=IF(ISBLANK([.B89]); &quot;&quot;; WEEKDAY([.B89]))">
            <text:p/>
          </table:table-cell>
          <table:table-cell table:formula="of:=IF(ISBLANK([.B89]); &quot;&quot;; WEEKNUM([.B89]))">
            <text:p/>
          </table:table-cell>
          <table:table-cell table:formula="of:=IF(ISBLANK([.B89]); &quot;&quot;; MONTH([.B89]))">
            <text:p/>
          </table:table-cell>
          <table:table-cell table:formula="of:=IF(ISBLANK([.L89]); &quot;&quot;; [.K89]*[.L89])">
            <text:p/>
          </table:table-cell>
          <table:table-cell table:formula="of:=IF(ISNUMBER([.AL89]); [.AL89]*0.0035; &quot;&quot;)">
            <text:p/>
          </table:table-cell>
          <table:table-cell table:formula="of:=IF(ISBLANK([.Q89]); &quot;&quot;; [.P89]*[.Q89])">
            <text:p/>
          </table:table-cell>
          <table:table-cell table:formula="of:=IF(ISNUMBER([.AN89]); [.AN89]*0.0035; &quot;&quot;)">
            <text:p/>
          </table:table-cell>
          <table:table-cell table:formula="of:=IF(ISBLANK([.Q89]); &quot;&quot;; SUM([.$S$3:.S89]))">
            <text:p/>
          </table:table-cell>
          <table:table-cell table:formula="of:=IF(ISBLANK([.R89]); &quot;&quot;; SUM([.$T$3:.T89]))">
            <text:p/>
          </table:table-cell>
          <table:table-cell table:formula="of:=IF(OR(ISBLANK([.J89]); ISBLANK([.R89])); &quot;&quot;;ROUND(([.R89]-[.J89])*60*24))">
            <text:p/>
          </table:table-cell>
          <table:table-cell table:number-columns-repeated="20"/>
        </table:table-row>
        <table:table-row table:style-name="ro2">
          <table:table-cell office:value-type="float" office:value="88" calcext:value-type="float">
            <text:p>8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0]=&quot;Long&quot; ; [.L90]-[Overview.$C$4]/[.K90]  ;  IF([.G90]=&quot;Short&quot;; [.L90]+[Overview.$C$4]/[.K90]; &quot;&quot;) ); &quot;&quot;)">
            <text:p/>
          </table:table-cell>
          <table:table-cell table:formula="of:=IFERROR(ABS([.M90]-[.L90])*[.K90]; &quot;&quot;)">
            <text:p/>
          </table:table-cell>
          <table:table-cell table:style-name="ce312" table:formula="of:=IFERROR(  IF([.G90]=&quot;Long&quot;;  [.L90]+[Overview.$C$4]/[.K90]  *  [Overview.$C$6]  ;  IF([.G90]=&quot;Short&quot;   ;  [.L90]-[Overview.$C$4]/[.K90]  * [Overview.$C$6]  ; &quot;&quot;  )  )   ; &quot;&quot;)">
            <text:p/>
          </table:table-cell>
          <table:table-cell table:number-columns-repeated="3"/>
          <table:table-cell table:style-name="ce182" table:formula="of:=IFERROR([.T90]/[.N90]; &quot;&quot;)">
            <text:p/>
          </table:table-cell>
          <table:table-cell table:style-name="ce203" table:formula="of:=IFERROR(   IF( AND( [.G90]=&quot;Long&quot;;   [.P90]=[.K90])  ;  [.K90]*([.Q90]-[.L90])  ;    IF(  AND(  [.G90]=&quot;Short&quot;  ;   [.P90]=[.K90]   )   ;   [.K90]*([.L90]-[.Q90])   ;  &quot;&quot;)) ; &quot;&quot;)">
            <text:p/>
          </table:table-cell>
          <table:table-cell table:style-name="ce215" table:formula="of:=IF(ISNUMBER([.T90]); IF([.T90]&gt;=0; &quot;Win&quot;; &quot;Loss&quot;); &quot;&quot;)">
            <text:p/>
          </table:table-cell>
          <table:table-cell table:style-name="ce220" table:formula="of:=IF(ISNUMBER([.T90]); ROUND(([.R90]-[.J90])*60*24); &quot;&quot;)">
            <text:p/>
          </table:table-cell>
          <table:table-cell table:content-validation-name="val8"/>
          <table:table-cell table:number-columns-repeated="2"/>
          <table:table-cell table:style-name="ce239"/>
          <table:table-cell table:style-name="ce243" table:formula="of:=IFERROR(IF(ISBLANK([.Z90]); &quot;&quot;; IF([.$G90]=&quot;Long&quot;; ([.Z90]-[.$L90])*[.$K90]/[.$N90]; ([.$L90]-[.Z90])*[.$K90]/[.$N90])-[.$S90]); &quot;&quot;)">
            <text:p/>
          </table:table-cell>
          <table:table-cell/>
          <table:table-cell table:style-name="ce243" table:formula="of:=IFERROR(IF(ISBLANK([.AB90]); &quot;&quot;; IF([.$G90]=&quot;Long&quot;; ([.AB90]-[.$L90])*[.$K90]/[.$N90]; ([.$L90]-[.AB90])*[.$K90]/[.$N90])-[.$S90]); &quot;&quot;)">
            <text:p/>
          </table:table-cell>
          <table:table-cell/>
          <table:table-cell table:style-name="ce243" table:formula="of:=IFERROR(IF(ISBLANK([.AD90]); &quot;&quot;; IF([.$G90]=&quot;Long&quot;; ([.AD90]-[.$L90])*[.$K90]/[.$N90]; ([.$L90]-[.AD90])*[.$K90]/[.$N90])-[.$S90]); &quot;&quot;)">
            <text:p/>
          </table:table-cell>
          <table:table-cell table:number-columns-repeated="2"/>
          <table:table-cell table:formula="of:=IF(ISBLANK([.B90]); &quot;&quot;; DAY([.B90]))">
            <text:p/>
          </table:table-cell>
          <table:table-cell table:formula="of:=IF(ISBLANK([.B90]); &quot;&quot;; WEEKDAY([.B90]))">
            <text:p/>
          </table:table-cell>
          <table:table-cell table:formula="of:=IF(ISBLANK([.B90]); &quot;&quot;; WEEKNUM([.B90]))">
            <text:p/>
          </table:table-cell>
          <table:table-cell table:formula="of:=IF(ISBLANK([.B90]); &quot;&quot;; MONTH([.B90]))">
            <text:p/>
          </table:table-cell>
          <table:table-cell table:formula="of:=IF(ISBLANK([.L90]); &quot;&quot;; [.K90]*[.L90])">
            <text:p/>
          </table:table-cell>
          <table:table-cell table:formula="of:=IF(ISNUMBER([.AL90]); [.AL90]*0.0035; &quot;&quot;)">
            <text:p/>
          </table:table-cell>
          <table:table-cell table:formula="of:=IF(ISBLANK([.Q90]); &quot;&quot;; [.P90]*[.Q90])">
            <text:p/>
          </table:table-cell>
          <table:table-cell table:formula="of:=IF(ISNUMBER([.AN90]); [.AN90]*0.0035; &quot;&quot;)">
            <text:p/>
          </table:table-cell>
          <table:table-cell table:formula="of:=IF(ISBLANK([.Q90]); &quot;&quot;; SUM([.$S$3:.S90]))">
            <text:p/>
          </table:table-cell>
          <table:table-cell table:formula="of:=IF(ISBLANK([.R90]); &quot;&quot;; SUM([.$T$3:.T90]))">
            <text:p/>
          </table:table-cell>
          <table:table-cell table:formula="of:=IF(OR(ISBLANK([.J90]); ISBLANK([.R90])); &quot;&quot;;ROUND(([.R90]-[.J90])*60*24))">
            <text:p/>
          </table:table-cell>
          <table:table-cell table:number-columns-repeated="20"/>
        </table:table-row>
        <table:table-row table:style-name="ro2">
          <table:table-cell office:value-type="float" office:value="89" calcext:value-type="float">
            <text:p>89</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1]=&quot;Long&quot; ; [.L91]-[Overview.$C$4]/[.K91]  ;  IF([.G91]=&quot;Short&quot;; [.L91]+[Overview.$C$4]/[.K91]; &quot;&quot;) ); &quot;&quot;)">
            <text:p/>
          </table:table-cell>
          <table:table-cell table:formula="of:=IFERROR(ABS([.M91]-[.L91])*[.K91]; &quot;&quot;)">
            <text:p/>
          </table:table-cell>
          <table:table-cell table:style-name="ce312" table:formula="of:=IFERROR(  IF([.G91]=&quot;Long&quot;;  [.L91]+[Overview.$C$4]/[.K91]  *  [Overview.$C$6]  ;  IF([.G91]=&quot;Short&quot;   ;  [.L91]-[Overview.$C$4]/[.K91]  * [Overview.$C$6]  ; &quot;&quot;  )  )   ; &quot;&quot;)">
            <text:p/>
          </table:table-cell>
          <table:table-cell table:number-columns-repeated="3"/>
          <table:table-cell table:style-name="ce182" table:formula="of:=IFERROR([.T91]/[.N91]; &quot;&quot;)">
            <text:p/>
          </table:table-cell>
          <table:table-cell table:style-name="ce203" table:formula="of:=IFERROR(   IF( AND( [.G91]=&quot;Long&quot;;   [.P91]=[.K91])  ;  [.K91]*([.Q91]-[.L91])  ;    IF(  AND(  [.G91]=&quot;Short&quot;  ;   [.P91]=[.K91]   )   ;   [.K91]*([.L91]-[.Q91])   ;  &quot;&quot;)) ; &quot;&quot;)">
            <text:p/>
          </table:table-cell>
          <table:table-cell table:style-name="ce215" table:formula="of:=IF(ISNUMBER([.T91]); IF([.T91]&gt;=0; &quot;Win&quot;; &quot;Loss&quot;); &quot;&quot;)">
            <text:p/>
          </table:table-cell>
          <table:table-cell table:style-name="ce220" table:formula="of:=IF(ISNUMBER([.T91]); ROUND(([.R91]-[.J91])*60*24); &quot;&quot;)">
            <text:p/>
          </table:table-cell>
          <table:table-cell table:content-validation-name="val8"/>
          <table:table-cell table:number-columns-repeated="2"/>
          <table:table-cell table:style-name="ce239"/>
          <table:table-cell table:style-name="ce243" table:formula="of:=IFERROR(IF(ISBLANK([.Z91]); &quot;&quot;; IF([.$G91]=&quot;Long&quot;; ([.Z91]-[.$L91])*[.$K91]/[.$N91]; ([.$L91]-[.Z91])*[.$K91]/[.$N91])-[.$S91]); &quot;&quot;)">
            <text:p/>
          </table:table-cell>
          <table:table-cell/>
          <table:table-cell table:style-name="ce243" table:formula="of:=IFERROR(IF(ISBLANK([.AB91]); &quot;&quot;; IF([.$G91]=&quot;Long&quot;; ([.AB91]-[.$L91])*[.$K91]/[.$N91]; ([.$L91]-[.AB91])*[.$K91]/[.$N91])-[.$S91]); &quot;&quot;)">
            <text:p/>
          </table:table-cell>
          <table:table-cell/>
          <table:table-cell table:style-name="ce243" table:formula="of:=IFERROR(IF(ISBLANK([.AD91]); &quot;&quot;; IF([.$G91]=&quot;Long&quot;; ([.AD91]-[.$L91])*[.$K91]/[.$N91]; ([.$L91]-[.AD91])*[.$K91]/[.$N91])-[.$S91]); &quot;&quot;)">
            <text:p/>
          </table:table-cell>
          <table:table-cell table:number-columns-repeated="2"/>
          <table:table-cell table:formula="of:=IF(ISBLANK([.B91]); &quot;&quot;; DAY([.B91]))">
            <text:p/>
          </table:table-cell>
          <table:table-cell table:formula="of:=IF(ISBLANK([.B91]); &quot;&quot;; WEEKDAY([.B91]))">
            <text:p/>
          </table:table-cell>
          <table:table-cell table:formula="of:=IF(ISBLANK([.B91]); &quot;&quot;; WEEKNUM([.B91]))">
            <text:p/>
          </table:table-cell>
          <table:table-cell table:formula="of:=IF(ISBLANK([.B91]); &quot;&quot;; MONTH([.B91]))">
            <text:p/>
          </table:table-cell>
          <table:table-cell table:formula="of:=IF(ISBLANK([.L91]); &quot;&quot;; [.K91]*[.L91])">
            <text:p/>
          </table:table-cell>
          <table:table-cell table:formula="of:=IF(ISNUMBER([.AL91]); [.AL91]*0.0035; &quot;&quot;)">
            <text:p/>
          </table:table-cell>
          <table:table-cell table:formula="of:=IF(ISBLANK([.Q91]); &quot;&quot;; [.P91]*[.Q91])">
            <text:p/>
          </table:table-cell>
          <table:table-cell table:formula="of:=IF(ISNUMBER([.AN91]); [.AN91]*0.0035; &quot;&quot;)">
            <text:p/>
          </table:table-cell>
          <table:table-cell table:formula="of:=IF(ISBLANK([.Q91]); &quot;&quot;; SUM([.$S$3:.S91]))">
            <text:p/>
          </table:table-cell>
          <table:table-cell table:formula="of:=IF(ISBLANK([.R91]); &quot;&quot;; SUM([.$T$3:.T91]))">
            <text:p/>
          </table:table-cell>
          <table:table-cell table:formula="of:=IF(OR(ISBLANK([.J91]); ISBLANK([.R91])); &quot;&quot;;ROUND(([.R91]-[.J91])*60*24))">
            <text:p/>
          </table:table-cell>
          <table:table-cell table:number-columns-repeated="20"/>
        </table:table-row>
        <table:table-row table:style-name="ro2">
          <table:table-cell office:value-type="float" office:value="90" calcext:value-type="float">
            <text:p>90</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2]=&quot;Long&quot; ; [.L92]-[Overview.$C$4]/[.K92]  ;  IF([.G92]=&quot;Short&quot;; [.L92]+[Overview.$C$4]/[.K92]; &quot;&quot;) ); &quot;&quot;)">
            <text:p/>
          </table:table-cell>
          <table:table-cell table:formula="of:=IFERROR(ABS([.M92]-[.L92])*[.K92]; &quot;&quot;)">
            <text:p/>
          </table:table-cell>
          <table:table-cell table:style-name="ce312" table:formula="of:=IFERROR(  IF([.G92]=&quot;Long&quot;;  [.L92]+[Overview.$C$4]/[.K92]  *  [Overview.$C$6]  ;  IF([.G92]=&quot;Short&quot;   ;  [.L92]-[Overview.$C$4]/[.K92]  * [Overview.$C$6]  ; &quot;&quot;  )  )   ; &quot;&quot;)">
            <text:p/>
          </table:table-cell>
          <table:table-cell table:number-columns-repeated="3"/>
          <table:table-cell table:style-name="ce182" table:formula="of:=IFERROR([.T92]/[.N92]; &quot;&quot;)">
            <text:p/>
          </table:table-cell>
          <table:table-cell table:style-name="ce203" table:formula="of:=IFERROR(   IF( AND( [.G92]=&quot;Long&quot;;   [.P92]=[.K92])  ;  [.K92]*([.Q92]-[.L92])  ;    IF(  AND(  [.G92]=&quot;Short&quot;  ;   [.P92]=[.K92]   )   ;   [.K92]*([.L92]-[.Q92])   ;  &quot;&quot;)) ; &quot;&quot;)">
            <text:p/>
          </table:table-cell>
          <table:table-cell table:style-name="ce215" table:formula="of:=IF(ISNUMBER([.T92]); IF([.T92]&gt;=0; &quot;Win&quot;; &quot;Loss&quot;); &quot;&quot;)">
            <text:p/>
          </table:table-cell>
          <table:table-cell table:style-name="ce220" table:formula="of:=IF(ISNUMBER([.T92]); ROUND(([.R92]-[.J92])*60*24); &quot;&quot;)">
            <text:p/>
          </table:table-cell>
          <table:table-cell table:content-validation-name="val8"/>
          <table:table-cell table:number-columns-repeated="2"/>
          <table:table-cell table:style-name="ce239"/>
          <table:table-cell table:style-name="ce243" table:formula="of:=IFERROR(IF(ISBLANK([.Z92]); &quot;&quot;; IF([.$G92]=&quot;Long&quot;; ([.Z92]-[.$L92])*[.$K92]/[.$N92]; ([.$L92]-[.Z92])*[.$K92]/[.$N92])-[.$S92]); &quot;&quot;)">
            <text:p/>
          </table:table-cell>
          <table:table-cell/>
          <table:table-cell table:style-name="ce243" table:formula="of:=IFERROR(IF(ISBLANK([.AB92]); &quot;&quot;; IF([.$G92]=&quot;Long&quot;; ([.AB92]-[.$L92])*[.$K92]/[.$N92]; ([.$L92]-[.AB92])*[.$K92]/[.$N92])-[.$S92]); &quot;&quot;)">
            <text:p/>
          </table:table-cell>
          <table:table-cell/>
          <table:table-cell table:style-name="ce243" table:formula="of:=IFERROR(IF(ISBLANK([.AD92]); &quot;&quot;; IF([.$G92]=&quot;Long&quot;; ([.AD92]-[.$L92])*[.$K92]/[.$N92]; ([.$L92]-[.AD92])*[.$K92]/[.$N92])-[.$S92]); &quot;&quot;)">
            <text:p/>
          </table:table-cell>
          <table:table-cell table:number-columns-repeated="2"/>
          <table:table-cell table:formula="of:=IF(ISBLANK([.B92]); &quot;&quot;; DAY([.B92]))">
            <text:p/>
          </table:table-cell>
          <table:table-cell table:formula="of:=IF(ISBLANK([.B92]); &quot;&quot;; WEEKDAY([.B92]))">
            <text:p/>
          </table:table-cell>
          <table:table-cell table:formula="of:=IF(ISBLANK([.B92]); &quot;&quot;; WEEKNUM([.B92]))">
            <text:p/>
          </table:table-cell>
          <table:table-cell table:formula="of:=IF(ISBLANK([.B92]); &quot;&quot;; MONTH([.B92]))">
            <text:p/>
          </table:table-cell>
          <table:table-cell table:formula="of:=IF(ISBLANK([.L92]); &quot;&quot;; [.K92]*[.L92])">
            <text:p/>
          </table:table-cell>
          <table:table-cell table:formula="of:=IF(ISNUMBER([.AL92]); [.AL92]*0.0035; &quot;&quot;)">
            <text:p/>
          </table:table-cell>
          <table:table-cell table:formula="of:=IF(ISBLANK([.Q92]); &quot;&quot;; [.P92]*[.Q92])">
            <text:p/>
          </table:table-cell>
          <table:table-cell table:formula="of:=IF(ISNUMBER([.AN92]); [.AN92]*0.0035; &quot;&quot;)">
            <text:p/>
          </table:table-cell>
          <table:table-cell table:formula="of:=IF(ISBLANK([.Q92]); &quot;&quot;; SUM([.$S$3:.S92]))">
            <text:p/>
          </table:table-cell>
          <table:table-cell table:formula="of:=IF(ISBLANK([.R92]); &quot;&quot;; SUM([.$T$3:.T92]))">
            <text:p/>
          </table:table-cell>
          <table:table-cell table:formula="of:=IF(OR(ISBLANK([.J92]); ISBLANK([.R92])); &quot;&quot;;ROUND(([.R92]-[.J92])*60*24))">
            <text:p/>
          </table:table-cell>
          <table:table-cell table:number-columns-repeated="20"/>
        </table:table-row>
        <table:table-row table:style-name="ro2">
          <table:table-cell office:value-type="float" office:value="91" calcext:value-type="float">
            <text:p>91</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3]=&quot;Long&quot; ; [.L93]-[Overview.$C$4]/[.K93]  ;  IF([.G93]=&quot;Short&quot;; [.L93]+[Overview.$C$4]/[.K93]; &quot;&quot;) ); &quot;&quot;)">
            <text:p/>
          </table:table-cell>
          <table:table-cell table:formula="of:=IFERROR(ABS([.M93]-[.L93])*[.K93]; &quot;&quot;)">
            <text:p/>
          </table:table-cell>
          <table:table-cell table:style-name="ce312" table:formula="of:=IFERROR(  IF([.G93]=&quot;Long&quot;;  [.L93]+[Overview.$C$4]/[.K93]  *  [Overview.$C$6]  ;  IF([.G93]=&quot;Short&quot;   ;  [.L93]-[Overview.$C$4]/[.K93]  * [Overview.$C$6]  ; &quot;&quot;  )  )   ; &quot;&quot;)">
            <text:p/>
          </table:table-cell>
          <table:table-cell table:number-columns-repeated="3"/>
          <table:table-cell table:style-name="ce182" table:formula="of:=IFERROR([.T93]/[.N93]; &quot;&quot;)">
            <text:p/>
          </table:table-cell>
          <table:table-cell table:style-name="ce203" table:formula="of:=IFERROR(   IF( AND( [.G93]=&quot;Long&quot;;   [.P93]=[.K93])  ;  [.K93]*([.Q93]-[.L93])  ;    IF(  AND(  [.G93]=&quot;Short&quot;  ;   [.P93]=[.K93]   )   ;   [.K93]*([.L93]-[.Q93])   ;  &quot;&quot;)) ; &quot;&quot;)">
            <text:p/>
          </table:table-cell>
          <table:table-cell table:style-name="ce215" table:formula="of:=IF(ISNUMBER([.T93]); IF([.T93]&gt;=0; &quot;Win&quot;; &quot;Loss&quot;); &quot;&quot;)">
            <text:p/>
          </table:table-cell>
          <table:table-cell table:style-name="ce220" table:formula="of:=IF(ISNUMBER([.T93]); ROUND(([.R93]-[.J93])*60*24); &quot;&quot;)">
            <text:p/>
          </table:table-cell>
          <table:table-cell table:content-validation-name="val8"/>
          <table:table-cell table:number-columns-repeated="2"/>
          <table:table-cell table:style-name="ce239"/>
          <table:table-cell table:style-name="ce243" table:formula="of:=IFERROR(IF(ISBLANK([.Z93]); &quot;&quot;; IF([.$G93]=&quot;Long&quot;; ([.Z93]-[.$L93])*[.$K93]/[.$N93]; ([.$L93]-[.Z93])*[.$K93]/[.$N93])-[.$S93]); &quot;&quot;)">
            <text:p/>
          </table:table-cell>
          <table:table-cell/>
          <table:table-cell table:style-name="ce243" table:formula="of:=IFERROR(IF(ISBLANK([.AB93]); &quot;&quot;; IF([.$G93]=&quot;Long&quot;; ([.AB93]-[.$L93])*[.$K93]/[.$N93]; ([.$L93]-[.AB93])*[.$K93]/[.$N93])-[.$S93]); &quot;&quot;)">
            <text:p/>
          </table:table-cell>
          <table:table-cell/>
          <table:table-cell table:style-name="ce243" table:formula="of:=IFERROR(IF(ISBLANK([.AD93]); &quot;&quot;; IF([.$G93]=&quot;Long&quot;; ([.AD93]-[.$L93])*[.$K93]/[.$N93]; ([.$L93]-[.AD93])*[.$K93]/[.$N93])-[.$S93]); &quot;&quot;)">
            <text:p/>
          </table:table-cell>
          <table:table-cell table:number-columns-repeated="2"/>
          <table:table-cell table:formula="of:=IF(ISBLANK([.B93]); &quot;&quot;; DAY([.B93]))">
            <text:p/>
          </table:table-cell>
          <table:table-cell table:formula="of:=IF(ISBLANK([.B93]); &quot;&quot;; WEEKDAY([.B93]))">
            <text:p/>
          </table:table-cell>
          <table:table-cell table:formula="of:=IF(ISBLANK([.B93]); &quot;&quot;; WEEKNUM([.B93]))">
            <text:p/>
          </table:table-cell>
          <table:table-cell table:formula="of:=IF(ISBLANK([.B93]); &quot;&quot;; MONTH([.B93]))">
            <text:p/>
          </table:table-cell>
          <table:table-cell table:formula="of:=IF(ISBLANK([.L93]); &quot;&quot;; [.K93]*[.L93])">
            <text:p/>
          </table:table-cell>
          <table:table-cell table:formula="of:=IF(ISNUMBER([.AL93]); [.AL93]*0.0035; &quot;&quot;)">
            <text:p/>
          </table:table-cell>
          <table:table-cell table:formula="of:=IF(ISBLANK([.Q93]); &quot;&quot;; [.P93]*[.Q93])">
            <text:p/>
          </table:table-cell>
          <table:table-cell table:formula="of:=IF(ISNUMBER([.AN93]); [.AN93]*0.0035; &quot;&quot;)">
            <text:p/>
          </table:table-cell>
          <table:table-cell table:formula="of:=IF(ISBLANK([.Q93]); &quot;&quot;; SUM([.$S$3:.S93]))">
            <text:p/>
          </table:table-cell>
          <table:table-cell table:formula="of:=IF(ISBLANK([.R93]); &quot;&quot;; SUM([.$T$3:.T93]))">
            <text:p/>
          </table:table-cell>
          <table:table-cell table:formula="of:=IF(OR(ISBLANK([.J93]); ISBLANK([.R93])); &quot;&quot;;ROUND(([.R93]-[.J93])*60*24))">
            <text:p/>
          </table:table-cell>
          <table:table-cell table:number-columns-repeated="20"/>
        </table:table-row>
        <table:table-row table:style-name="ro2">
          <table:table-cell office:value-type="float" office:value="92" calcext:value-type="float">
            <text:p>9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4]=&quot;Long&quot; ; [.L94]-[Overview.$C$4]/[.K94]  ;  IF([.G94]=&quot;Short&quot;; [.L94]+[Overview.$C$4]/[.K94]; &quot;&quot;) ); &quot;&quot;)">
            <text:p/>
          </table:table-cell>
          <table:table-cell table:formula="of:=IFERROR(ABS([.M94]-[.L94])*[.K94]; &quot;&quot;)">
            <text:p/>
          </table:table-cell>
          <table:table-cell table:style-name="ce312" table:formula="of:=IFERROR(  IF([.G94]=&quot;Long&quot;;  [.L94]+[Overview.$C$4]/[.K94]  *  [Overview.$C$6]  ;  IF([.G94]=&quot;Short&quot;   ;  [.L94]-[Overview.$C$4]/[.K94]  * [Overview.$C$6]  ; &quot;&quot;  )  )   ; &quot;&quot;)">
            <text:p/>
          </table:table-cell>
          <table:table-cell table:number-columns-repeated="3"/>
          <table:table-cell table:style-name="ce182" table:formula="of:=IFERROR([.T94]/[.N94]; &quot;&quot;)">
            <text:p/>
          </table:table-cell>
          <table:table-cell table:style-name="ce203" table:formula="of:=IFERROR(   IF( AND( [.G94]=&quot;Long&quot;;   [.P94]=[.K94])  ;  [.K94]*([.Q94]-[.L94])  ;    IF(  AND(  [.G94]=&quot;Short&quot;  ;   [.P94]=[.K94]   )   ;   [.K94]*([.L94]-[.Q94])   ;  &quot;&quot;)) ; &quot;&quot;)">
            <text:p/>
          </table:table-cell>
          <table:table-cell table:style-name="ce215" table:formula="of:=IF(ISNUMBER([.T94]); IF([.T94]&gt;=0; &quot;Win&quot;; &quot;Loss&quot;); &quot;&quot;)">
            <text:p/>
          </table:table-cell>
          <table:table-cell table:style-name="ce220" table:formula="of:=IF(ISNUMBER([.T94]); ROUND(([.R94]-[.J94])*60*24); &quot;&quot;)">
            <text:p/>
          </table:table-cell>
          <table:table-cell table:content-validation-name="val8"/>
          <table:table-cell table:number-columns-repeated="2"/>
          <table:table-cell table:style-name="ce239"/>
          <table:table-cell table:style-name="ce243" table:formula="of:=IFERROR(IF(ISBLANK([.Z94]); &quot;&quot;; IF([.$G94]=&quot;Long&quot;; ([.Z94]-[.$L94])*[.$K94]/[.$N94]; ([.$L94]-[.Z94])*[.$K94]/[.$N94])-[.$S94]); &quot;&quot;)">
            <text:p/>
          </table:table-cell>
          <table:table-cell/>
          <table:table-cell table:style-name="ce243" table:formula="of:=IFERROR(IF(ISBLANK([.AB94]); &quot;&quot;; IF([.$G94]=&quot;Long&quot;; ([.AB94]-[.$L94])*[.$K94]/[.$N94]; ([.$L94]-[.AB94])*[.$K94]/[.$N94])-[.$S94]); &quot;&quot;)">
            <text:p/>
          </table:table-cell>
          <table:table-cell/>
          <table:table-cell table:style-name="ce243" table:formula="of:=IFERROR(IF(ISBLANK([.AD94]); &quot;&quot;; IF([.$G94]=&quot;Long&quot;; ([.AD94]-[.$L94])*[.$K94]/[.$N94]; ([.$L94]-[.AD94])*[.$K94]/[.$N94])-[.$S94]); &quot;&quot;)">
            <text:p/>
          </table:table-cell>
          <table:table-cell table:number-columns-repeated="2"/>
          <table:table-cell table:formula="of:=IF(ISBLANK([.B94]); &quot;&quot;; DAY([.B94]))">
            <text:p/>
          </table:table-cell>
          <table:table-cell table:formula="of:=IF(ISBLANK([.B94]); &quot;&quot;; WEEKDAY([.B94]))">
            <text:p/>
          </table:table-cell>
          <table:table-cell table:formula="of:=IF(ISBLANK([.B94]); &quot;&quot;; WEEKNUM([.B94]))">
            <text:p/>
          </table:table-cell>
          <table:table-cell table:formula="of:=IF(ISBLANK([.B94]); &quot;&quot;; MONTH([.B94]))">
            <text:p/>
          </table:table-cell>
          <table:table-cell table:formula="of:=IF(ISBLANK([.L94]); &quot;&quot;; [.K94]*[.L94])">
            <text:p/>
          </table:table-cell>
          <table:table-cell table:formula="of:=IF(ISNUMBER([.AL94]); [.AL94]*0.0035; &quot;&quot;)">
            <text:p/>
          </table:table-cell>
          <table:table-cell table:formula="of:=IF(ISBLANK([.Q94]); &quot;&quot;; [.P94]*[.Q94])">
            <text:p/>
          </table:table-cell>
          <table:table-cell table:formula="of:=IF(ISNUMBER([.AN94]); [.AN94]*0.0035; &quot;&quot;)">
            <text:p/>
          </table:table-cell>
          <table:table-cell table:formula="of:=IF(ISBLANK([.Q94]); &quot;&quot;; SUM([.$S$3:.S94]))">
            <text:p/>
          </table:table-cell>
          <table:table-cell table:formula="of:=IF(ISBLANK([.R94]); &quot;&quot;; SUM([.$T$3:.T94]))">
            <text:p/>
          </table:table-cell>
          <table:table-cell table:formula="of:=IF(OR(ISBLANK([.J94]); ISBLANK([.R94])); &quot;&quot;;ROUND(([.R94]-[.J94])*60*24))">
            <text:p/>
          </table:table-cell>
          <table:table-cell table:number-columns-repeated="20"/>
        </table:table-row>
        <table:table-row table:style-name="ro2">
          <table:table-cell office:value-type="float" office:value="93" calcext:value-type="float">
            <text:p>9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5]=&quot;Long&quot; ; [.L95]-[Overview.$C$4]/[.K95]  ;  IF([.G95]=&quot;Short&quot;; [.L95]+[Overview.$C$4]/[.K95]; &quot;&quot;) ); &quot;&quot;)">
            <text:p/>
          </table:table-cell>
          <table:table-cell table:formula="of:=IFERROR(ABS([.M95]-[.L95])*[.K95]; &quot;&quot;)">
            <text:p/>
          </table:table-cell>
          <table:table-cell table:style-name="ce312" table:formula="of:=IFERROR(  IF([.G95]=&quot;Long&quot;;  [.L95]+[Overview.$C$4]/[.K95]  *  [Overview.$C$6]  ;  IF([.G95]=&quot;Short&quot;   ;  [.L95]-[Overview.$C$4]/[.K95]  * [Overview.$C$6]  ; &quot;&quot;  )  )   ; &quot;&quot;)">
            <text:p/>
          </table:table-cell>
          <table:table-cell table:number-columns-repeated="3"/>
          <table:table-cell table:style-name="ce182" table:formula="of:=IFERROR([.T95]/[.N95]; &quot;&quot;)">
            <text:p/>
          </table:table-cell>
          <table:table-cell table:style-name="ce203" table:formula="of:=IFERROR(   IF( AND( [.G95]=&quot;Long&quot;;   [.P95]=[.K95])  ;  [.K95]*([.Q95]-[.L95])  ;    IF(  AND(  [.G95]=&quot;Short&quot;  ;   [.P95]=[.K95]   )   ;   [.K95]*([.L95]-[.Q95])   ;  &quot;&quot;)) ; &quot;&quot;)">
            <text:p/>
          </table:table-cell>
          <table:table-cell table:style-name="ce215" table:formula="of:=IF(ISNUMBER([.T95]); IF([.T95]&gt;=0; &quot;Win&quot;; &quot;Loss&quot;); &quot;&quot;)">
            <text:p/>
          </table:table-cell>
          <table:table-cell table:style-name="ce220" table:formula="of:=IF(ISNUMBER([.T95]); ROUND(([.R95]-[.J95])*60*24); &quot;&quot;)">
            <text:p/>
          </table:table-cell>
          <table:table-cell table:content-validation-name="val8"/>
          <table:table-cell table:number-columns-repeated="2"/>
          <table:table-cell table:style-name="ce239"/>
          <table:table-cell table:style-name="ce243" table:formula="of:=IFERROR(IF(ISBLANK([.Z95]); &quot;&quot;; IF([.$G95]=&quot;Long&quot;; ([.Z95]-[.$L95])*[.$K95]/[.$N95]; ([.$L95]-[.Z95])*[.$K95]/[.$N95])-[.$S95]); &quot;&quot;)">
            <text:p/>
          </table:table-cell>
          <table:table-cell/>
          <table:table-cell table:style-name="ce243" table:formula="of:=IFERROR(IF(ISBLANK([.AB95]); &quot;&quot;; IF([.$G95]=&quot;Long&quot;; ([.AB95]-[.$L95])*[.$K95]/[.$N95]; ([.$L95]-[.AB95])*[.$K95]/[.$N95])-[.$S95]); &quot;&quot;)">
            <text:p/>
          </table:table-cell>
          <table:table-cell/>
          <table:table-cell table:style-name="ce243" table:formula="of:=IFERROR(IF(ISBLANK([.AD95]); &quot;&quot;; IF([.$G95]=&quot;Long&quot;; ([.AD95]-[.$L95])*[.$K95]/[.$N95]; ([.$L95]-[.AD95])*[.$K95]/[.$N95])-[.$S95]); &quot;&quot;)">
            <text:p/>
          </table:table-cell>
          <table:table-cell table:number-columns-repeated="2"/>
          <table:table-cell table:formula="of:=IF(ISBLANK([.B95]); &quot;&quot;; DAY([.B95]))">
            <text:p/>
          </table:table-cell>
          <table:table-cell table:formula="of:=IF(ISBLANK([.B95]); &quot;&quot;; WEEKDAY([.B95]))">
            <text:p/>
          </table:table-cell>
          <table:table-cell table:formula="of:=IF(ISBLANK([.B95]); &quot;&quot;; WEEKNUM([.B95]))">
            <text:p/>
          </table:table-cell>
          <table:table-cell table:formula="of:=IF(ISBLANK([.B95]); &quot;&quot;; MONTH([.B95]))">
            <text:p/>
          </table:table-cell>
          <table:table-cell table:formula="of:=IF(ISBLANK([.L95]); &quot;&quot;; [.K95]*[.L95])">
            <text:p/>
          </table:table-cell>
          <table:table-cell table:formula="of:=IF(ISNUMBER([.AL95]); [.AL95]*0.0035; &quot;&quot;)">
            <text:p/>
          </table:table-cell>
          <table:table-cell table:formula="of:=IF(ISBLANK([.Q95]); &quot;&quot;; [.P95]*[.Q95])">
            <text:p/>
          </table:table-cell>
          <table:table-cell table:formula="of:=IF(ISNUMBER([.AN95]); [.AN95]*0.0035; &quot;&quot;)">
            <text:p/>
          </table:table-cell>
          <table:table-cell table:formula="of:=IF(ISBLANK([.Q95]); &quot;&quot;; SUM([.$S$3:.S95]))">
            <text:p/>
          </table:table-cell>
          <table:table-cell table:formula="of:=IF(ISBLANK([.R95]); &quot;&quot;; SUM([.$T$3:.T95]))">
            <text:p/>
          </table:table-cell>
          <table:table-cell table:formula="of:=IF(OR(ISBLANK([.J95]); ISBLANK([.R95])); &quot;&quot;;ROUND(([.R95]-[.J95])*60*24))">
            <text:p/>
          </table:table-cell>
          <table:table-cell table:number-columns-repeated="20"/>
        </table:table-row>
        <table:table-row table:style-name="ro2">
          <table:table-cell office:value-type="float" office:value="94" calcext:value-type="float">
            <text:p>9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6]=&quot;Long&quot; ; [.L96]-[Overview.$C$4]/[.K96]  ;  IF([.G96]=&quot;Short&quot;; [.L96]+[Overview.$C$4]/[.K96]; &quot;&quot;) ); &quot;&quot;)">
            <text:p/>
          </table:table-cell>
          <table:table-cell table:formula="of:=IFERROR(ABS([.M96]-[.L96])*[.K96]; &quot;&quot;)">
            <text:p/>
          </table:table-cell>
          <table:table-cell table:style-name="ce312" table:formula="of:=IFERROR(  IF([.G96]=&quot;Long&quot;;  [.L96]+[Overview.$C$4]/[.K96]  *  [Overview.$C$6]  ;  IF([.G96]=&quot;Short&quot;   ;  [.L96]-[Overview.$C$4]/[.K96]  * [Overview.$C$6]  ; &quot;&quot;  )  )   ; &quot;&quot;)">
            <text:p/>
          </table:table-cell>
          <table:table-cell table:number-columns-repeated="3"/>
          <table:table-cell table:style-name="ce182" table:formula="of:=IFERROR([.T96]/[.N96]; &quot;&quot;)">
            <text:p/>
          </table:table-cell>
          <table:table-cell table:style-name="ce203" table:formula="of:=IFERROR(   IF( AND( [.G96]=&quot;Long&quot;;   [.P96]=[.K96])  ;  [.K96]*([.Q96]-[.L96])  ;    IF(  AND(  [.G96]=&quot;Short&quot;  ;   [.P96]=[.K96]   )   ;   [.K96]*([.L96]-[.Q96])   ;  &quot;&quot;)) ; &quot;&quot;)">
            <text:p/>
          </table:table-cell>
          <table:table-cell table:style-name="ce215" table:formula="of:=IF(ISNUMBER([.T96]); IF([.T96]&gt;=0; &quot;Win&quot;; &quot;Loss&quot;); &quot;&quot;)">
            <text:p/>
          </table:table-cell>
          <table:table-cell table:style-name="ce220" table:formula="of:=IF(ISNUMBER([.T96]); ROUND(([.R96]-[.J96])*60*24); &quot;&quot;)">
            <text:p/>
          </table:table-cell>
          <table:table-cell table:content-validation-name="val8"/>
          <table:table-cell table:number-columns-repeated="2"/>
          <table:table-cell table:style-name="ce239"/>
          <table:table-cell table:style-name="ce243" table:formula="of:=IFERROR(IF(ISBLANK([.Z96]); &quot;&quot;; IF([.$G96]=&quot;Long&quot;; ([.Z96]-[.$L96])*[.$K96]/[.$N96]; ([.$L96]-[.Z96])*[.$K96]/[.$N96])-[.$S96]); &quot;&quot;)">
            <text:p/>
          </table:table-cell>
          <table:table-cell/>
          <table:table-cell table:style-name="ce243" table:formula="of:=IFERROR(IF(ISBLANK([.AB96]); &quot;&quot;; IF([.$G96]=&quot;Long&quot;; ([.AB96]-[.$L96])*[.$K96]/[.$N96]; ([.$L96]-[.AB96])*[.$K96]/[.$N96])-[.$S96]); &quot;&quot;)">
            <text:p/>
          </table:table-cell>
          <table:table-cell/>
          <table:table-cell table:style-name="ce243" table:formula="of:=IFERROR(IF(ISBLANK([.AD96]); &quot;&quot;; IF([.$G96]=&quot;Long&quot;; ([.AD96]-[.$L96])*[.$K96]/[.$N96]; ([.$L96]-[.AD96])*[.$K96]/[.$N96])-[.$S96]); &quot;&quot;)">
            <text:p/>
          </table:table-cell>
          <table:table-cell table:number-columns-repeated="2"/>
          <table:table-cell table:formula="of:=IF(ISBLANK([.B96]); &quot;&quot;; DAY([.B96]))">
            <text:p/>
          </table:table-cell>
          <table:table-cell table:formula="of:=IF(ISBLANK([.B96]); &quot;&quot;; WEEKDAY([.B96]))">
            <text:p/>
          </table:table-cell>
          <table:table-cell table:formula="of:=IF(ISBLANK([.B96]); &quot;&quot;; WEEKNUM([.B96]))">
            <text:p/>
          </table:table-cell>
          <table:table-cell table:formula="of:=IF(ISBLANK([.B96]); &quot;&quot;; MONTH([.B96]))">
            <text:p/>
          </table:table-cell>
          <table:table-cell table:formula="of:=IF(ISBLANK([.L96]); &quot;&quot;; [.K96]*[.L96])">
            <text:p/>
          </table:table-cell>
          <table:table-cell table:formula="of:=IF(ISNUMBER([.AL96]); [.AL96]*0.0035; &quot;&quot;)">
            <text:p/>
          </table:table-cell>
          <table:table-cell table:formula="of:=IF(ISBLANK([.Q96]); &quot;&quot;; [.P96]*[.Q96])">
            <text:p/>
          </table:table-cell>
          <table:table-cell table:formula="of:=IF(ISNUMBER([.AN96]); [.AN96]*0.0035; &quot;&quot;)">
            <text:p/>
          </table:table-cell>
          <table:table-cell table:formula="of:=IF(ISBLANK([.Q96]); &quot;&quot;; SUM([.$S$3:.S96]))">
            <text:p/>
          </table:table-cell>
          <table:table-cell table:formula="of:=IF(ISBLANK([.R96]); &quot;&quot;; SUM([.$T$3:.T96]))">
            <text:p/>
          </table:table-cell>
          <table:table-cell table:formula="of:=IF(OR(ISBLANK([.J96]); ISBLANK([.R96])); &quot;&quot;;ROUND(([.R96]-[.J96])*60*24))">
            <text:p/>
          </table:table-cell>
          <table:table-cell table:number-columns-repeated="20"/>
        </table:table-row>
        <table:table-row table:style-name="ro2">
          <table:table-cell office:value-type="float" office:value="95" calcext:value-type="float">
            <text:p>9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7]=&quot;Long&quot; ; [.L97]-[Overview.$C$4]/[.K97]  ;  IF([.G97]=&quot;Short&quot;; [.L97]+[Overview.$C$4]/[.K97]; &quot;&quot;) ); &quot;&quot;)">
            <text:p/>
          </table:table-cell>
          <table:table-cell table:formula="of:=IFERROR(ABS([.M97]-[.L97])*[.K97]; &quot;&quot;)">
            <text:p/>
          </table:table-cell>
          <table:table-cell table:style-name="ce312" table:formula="of:=IFERROR(  IF([.G97]=&quot;Long&quot;;  [.L97]+[Overview.$C$4]/[.K97]  *  [Overview.$C$6]  ;  IF([.G97]=&quot;Short&quot;   ;  [.L97]-[Overview.$C$4]/[.K97]  * [Overview.$C$6]  ; &quot;&quot;  )  )   ; &quot;&quot;)">
            <text:p/>
          </table:table-cell>
          <table:table-cell table:number-columns-repeated="3"/>
          <table:table-cell table:style-name="ce182" table:formula="of:=IFERROR([.T97]/[.N97]; &quot;&quot;)">
            <text:p/>
          </table:table-cell>
          <table:table-cell table:style-name="ce203" table:formula="of:=IFERROR(   IF( AND( [.G97]=&quot;Long&quot;;   [.P97]=[.K97])  ;  [.K97]*([.Q97]-[.L97])  ;    IF(  AND(  [.G97]=&quot;Short&quot;  ;   [.P97]=[.K97]   )   ;   [.K97]*([.L97]-[.Q97])   ;  &quot;&quot;)) ; &quot;&quot;)">
            <text:p/>
          </table:table-cell>
          <table:table-cell table:style-name="ce215" table:formula="of:=IF(ISNUMBER([.T97]); IF([.T97]&gt;=0; &quot;Win&quot;; &quot;Loss&quot;); &quot;&quot;)">
            <text:p/>
          </table:table-cell>
          <table:table-cell table:style-name="ce220" table:formula="of:=IF(ISNUMBER([.T97]); ROUND(([.R97]-[.J97])*60*24); &quot;&quot;)">
            <text:p/>
          </table:table-cell>
          <table:table-cell table:content-validation-name="val8"/>
          <table:table-cell table:number-columns-repeated="2"/>
          <table:table-cell table:style-name="ce239"/>
          <table:table-cell table:style-name="ce243" table:formula="of:=IFERROR(IF(ISBLANK([.Z97]); &quot;&quot;; IF([.$G97]=&quot;Long&quot;; ([.Z97]-[.$L97])*[.$K97]/[.$N97]; ([.$L97]-[.Z97])*[.$K97]/[.$N97])-[.$S97]); &quot;&quot;)">
            <text:p/>
          </table:table-cell>
          <table:table-cell/>
          <table:table-cell table:style-name="ce243" table:formula="of:=IFERROR(IF(ISBLANK([.AB97]); &quot;&quot;; IF([.$G97]=&quot;Long&quot;; ([.AB97]-[.$L97])*[.$K97]/[.$N97]; ([.$L97]-[.AB97])*[.$K97]/[.$N97])-[.$S97]); &quot;&quot;)">
            <text:p/>
          </table:table-cell>
          <table:table-cell/>
          <table:table-cell table:style-name="ce243" table:formula="of:=IFERROR(IF(ISBLANK([.AD97]); &quot;&quot;; IF([.$G97]=&quot;Long&quot;; ([.AD97]-[.$L97])*[.$K97]/[.$N97]; ([.$L97]-[.AD97])*[.$K97]/[.$N97])-[.$S97]); &quot;&quot;)">
            <text:p/>
          </table:table-cell>
          <table:table-cell table:number-columns-repeated="2"/>
          <table:table-cell table:formula="of:=IF(ISBLANK([.B97]); &quot;&quot;; DAY([.B97]))">
            <text:p/>
          </table:table-cell>
          <table:table-cell table:formula="of:=IF(ISBLANK([.B97]); &quot;&quot;; WEEKDAY([.B97]))">
            <text:p/>
          </table:table-cell>
          <table:table-cell table:formula="of:=IF(ISBLANK([.B97]); &quot;&quot;; WEEKNUM([.B97]))">
            <text:p/>
          </table:table-cell>
          <table:table-cell table:formula="of:=IF(ISBLANK([.B97]); &quot;&quot;; MONTH([.B97]))">
            <text:p/>
          </table:table-cell>
          <table:table-cell table:formula="of:=IF(ISBLANK([.L97]); &quot;&quot;; [.K97]*[.L97])">
            <text:p/>
          </table:table-cell>
          <table:table-cell table:formula="of:=IF(ISNUMBER([.AL97]); [.AL97]*0.0035; &quot;&quot;)">
            <text:p/>
          </table:table-cell>
          <table:table-cell table:formula="of:=IF(ISBLANK([.Q97]); &quot;&quot;; [.P97]*[.Q97])">
            <text:p/>
          </table:table-cell>
          <table:table-cell table:formula="of:=IF(ISNUMBER([.AN97]); [.AN97]*0.0035; &quot;&quot;)">
            <text:p/>
          </table:table-cell>
          <table:table-cell table:formula="of:=IF(ISBLANK([.Q97]); &quot;&quot;; SUM([.$S$3:.S97]))">
            <text:p/>
          </table:table-cell>
          <table:table-cell table:formula="of:=IF(ISBLANK([.R97]); &quot;&quot;; SUM([.$T$3:.T97]))">
            <text:p/>
          </table:table-cell>
          <table:table-cell table:formula="of:=IF(OR(ISBLANK([.J97]); ISBLANK([.R97])); &quot;&quot;;ROUND(([.R97]-[.J97])*60*24))">
            <text:p/>
          </table:table-cell>
          <table:table-cell table:number-columns-repeated="20"/>
        </table:table-row>
        <table:table-row table:style-name="ro2">
          <table:table-cell office:value-type="float" office:value="96" calcext:value-type="float">
            <text:p>9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8]=&quot;Long&quot; ; [.L98]-[Overview.$C$4]/[.K98]  ;  IF([.G98]=&quot;Short&quot;; [.L98]+[Overview.$C$4]/[.K98]; &quot;&quot;) ); &quot;&quot;)">
            <text:p/>
          </table:table-cell>
          <table:table-cell table:formula="of:=IFERROR(ABS([.M98]-[.L98])*[.K98]; &quot;&quot;)">
            <text:p/>
          </table:table-cell>
          <table:table-cell table:style-name="ce312" table:formula="of:=IFERROR(  IF([.G98]=&quot;Long&quot;;  [.L98]+[Overview.$C$4]/[.K98]  *  [Overview.$C$6]  ;  IF([.G98]=&quot;Short&quot;   ;  [.L98]-[Overview.$C$4]/[.K98]  * [Overview.$C$6]  ; &quot;&quot;  )  )   ; &quot;&quot;)">
            <text:p/>
          </table:table-cell>
          <table:table-cell table:number-columns-repeated="3"/>
          <table:table-cell table:style-name="ce182" table:formula="of:=IFERROR([.T98]/[.N98]; &quot;&quot;)">
            <text:p/>
          </table:table-cell>
          <table:table-cell table:style-name="ce203" table:formula="of:=IFERROR(   IF( AND( [.G98]=&quot;Long&quot;;   [.P98]=[.K98])  ;  [.K98]*([.Q98]-[.L98])  ;    IF(  AND(  [.G98]=&quot;Short&quot;  ;   [.P98]=[.K98]   )   ;   [.K98]*([.L98]-[.Q98])   ;  &quot;&quot;)) ; &quot;&quot;)">
            <text:p/>
          </table:table-cell>
          <table:table-cell table:style-name="ce215" table:formula="of:=IF(ISNUMBER([.T98]); IF([.T98]&gt;=0; &quot;Win&quot;; &quot;Loss&quot;); &quot;&quot;)">
            <text:p/>
          </table:table-cell>
          <table:table-cell table:style-name="ce220" table:formula="of:=IF(ISNUMBER([.T98]); ROUND(([.R98]-[.J98])*60*24); &quot;&quot;)">
            <text:p/>
          </table:table-cell>
          <table:table-cell table:content-validation-name="val8"/>
          <table:table-cell table:number-columns-repeated="2"/>
          <table:table-cell table:style-name="ce239"/>
          <table:table-cell table:style-name="ce243" table:formula="of:=IFERROR(IF(ISBLANK([.Z98]); &quot;&quot;; IF([.$G98]=&quot;Long&quot;; ([.Z98]-[.$L98])*[.$K98]/[.$N98]; ([.$L98]-[.Z98])*[.$K98]/[.$N98])-[.$S98]); &quot;&quot;)">
            <text:p/>
          </table:table-cell>
          <table:table-cell/>
          <table:table-cell table:style-name="ce243" table:formula="of:=IFERROR(IF(ISBLANK([.AB98]); &quot;&quot;; IF([.$G98]=&quot;Long&quot;; ([.AB98]-[.$L98])*[.$K98]/[.$N98]; ([.$L98]-[.AB98])*[.$K98]/[.$N98])-[.$S98]); &quot;&quot;)">
            <text:p/>
          </table:table-cell>
          <table:table-cell/>
          <table:table-cell table:style-name="ce243" table:formula="of:=IFERROR(IF(ISBLANK([.AD98]); &quot;&quot;; IF([.$G98]=&quot;Long&quot;; ([.AD98]-[.$L98])*[.$K98]/[.$N98]; ([.$L98]-[.AD98])*[.$K98]/[.$N98])-[.$S98]); &quot;&quot;)">
            <text:p/>
          </table:table-cell>
          <table:table-cell table:number-columns-repeated="2"/>
          <table:table-cell table:formula="of:=IF(ISBLANK([.B98]); &quot;&quot;; DAY([.B98]))">
            <text:p/>
          </table:table-cell>
          <table:table-cell table:formula="of:=IF(ISBLANK([.B98]); &quot;&quot;; WEEKDAY([.B98]))">
            <text:p/>
          </table:table-cell>
          <table:table-cell table:formula="of:=IF(ISBLANK([.B98]); &quot;&quot;; WEEKNUM([.B98]))">
            <text:p/>
          </table:table-cell>
          <table:table-cell table:formula="of:=IF(ISBLANK([.B98]); &quot;&quot;; MONTH([.B98]))">
            <text:p/>
          </table:table-cell>
          <table:table-cell table:formula="of:=IF(ISBLANK([.L98]); &quot;&quot;; [.K98]*[.L98])">
            <text:p/>
          </table:table-cell>
          <table:table-cell table:formula="of:=IF(ISNUMBER([.AL98]); [.AL98]*0.0035; &quot;&quot;)">
            <text:p/>
          </table:table-cell>
          <table:table-cell table:formula="of:=IF(ISBLANK([.Q98]); &quot;&quot;; [.P98]*[.Q98])">
            <text:p/>
          </table:table-cell>
          <table:table-cell table:formula="of:=IF(ISNUMBER([.AN98]); [.AN98]*0.0035; &quot;&quot;)">
            <text:p/>
          </table:table-cell>
          <table:table-cell table:formula="of:=IF(ISBLANK([.Q98]); &quot;&quot;; SUM([.$S$3:.S98]))">
            <text:p/>
          </table:table-cell>
          <table:table-cell table:formula="of:=IF(ISBLANK([.R98]); &quot;&quot;; SUM([.$T$3:.T98]))">
            <text:p/>
          </table:table-cell>
          <table:table-cell table:formula="of:=IF(OR(ISBLANK([.J98]); ISBLANK([.R98])); &quot;&quot;;ROUND(([.R98]-[.J98])*60*24))">
            <text:p/>
          </table:table-cell>
          <table:table-cell table:number-columns-repeated="20"/>
        </table:table-row>
        <table:table-row table:style-name="ro2">
          <table:table-cell office:value-type="float" office:value="97" calcext:value-type="float">
            <text:p>9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99]=&quot;Long&quot; ; [.L99]-[Overview.$C$4]/[.K99]  ;  IF([.G99]=&quot;Short&quot;; [.L99]+[Overview.$C$4]/[.K99]; &quot;&quot;) ); &quot;&quot;)">
            <text:p/>
          </table:table-cell>
          <table:table-cell table:formula="of:=IFERROR(ABS([.M99]-[.L99])*[.K99]; &quot;&quot;)">
            <text:p/>
          </table:table-cell>
          <table:table-cell table:style-name="ce312" table:formula="of:=IFERROR(  IF([.G99]=&quot;Long&quot;;  [.L99]+[Overview.$C$4]/[.K99]  *  [Overview.$C$6]  ;  IF([.G99]=&quot;Short&quot;   ;  [.L99]-[Overview.$C$4]/[.K99]  * [Overview.$C$6]  ; &quot;&quot;  )  )   ; &quot;&quot;)">
            <text:p/>
          </table:table-cell>
          <table:table-cell table:number-columns-repeated="3"/>
          <table:table-cell table:style-name="ce182" table:formula="of:=IFERROR([.T99]/[.N99]; &quot;&quot;)">
            <text:p/>
          </table:table-cell>
          <table:table-cell table:style-name="ce203" table:formula="of:=IFERROR(   IF( AND( [.G99]=&quot;Long&quot;;   [.P99]=[.K99])  ;  [.K99]*([.Q99]-[.L99])  ;    IF(  AND(  [.G99]=&quot;Short&quot;  ;   [.P99]=[.K99]   )   ;   [.K99]*([.L99]-[.Q99])   ;  &quot;&quot;)) ; &quot;&quot;)">
            <text:p/>
          </table:table-cell>
          <table:table-cell table:style-name="ce215" table:formula="of:=IF(ISNUMBER([.T99]); IF([.T99]&gt;=0; &quot;Win&quot;; &quot;Loss&quot;); &quot;&quot;)">
            <text:p/>
          </table:table-cell>
          <table:table-cell table:style-name="ce220" table:formula="of:=IF(ISNUMBER([.T99]); ROUND(([.R99]-[.J99])*60*24); &quot;&quot;)">
            <text:p/>
          </table:table-cell>
          <table:table-cell table:content-validation-name="val8"/>
          <table:table-cell table:number-columns-repeated="2"/>
          <table:table-cell table:style-name="ce239"/>
          <table:table-cell table:style-name="ce243" table:formula="of:=IFERROR(IF(ISBLANK([.Z99]); &quot;&quot;; IF([.$G99]=&quot;Long&quot;; ([.Z99]-[.$L99])*[.$K99]/[.$N99]; ([.$L99]-[.Z99])*[.$K99]/[.$N99])-[.$S99]); &quot;&quot;)">
            <text:p/>
          </table:table-cell>
          <table:table-cell/>
          <table:table-cell table:style-name="ce243" table:formula="of:=IFERROR(IF(ISBLANK([.AB99]); &quot;&quot;; IF([.$G99]=&quot;Long&quot;; ([.AB99]-[.$L99])*[.$K99]/[.$N99]; ([.$L99]-[.AB99])*[.$K99]/[.$N99])-[.$S99]); &quot;&quot;)">
            <text:p/>
          </table:table-cell>
          <table:table-cell/>
          <table:table-cell table:style-name="ce243" table:formula="of:=IFERROR(IF(ISBLANK([.AD99]); &quot;&quot;; IF([.$G99]=&quot;Long&quot;; ([.AD99]-[.$L99])*[.$K99]/[.$N99]; ([.$L99]-[.AD99])*[.$K99]/[.$N99])-[.$S99]); &quot;&quot;)">
            <text:p/>
          </table:table-cell>
          <table:table-cell table:number-columns-repeated="2"/>
          <table:table-cell table:formula="of:=IF(ISBLANK([.B99]); &quot;&quot;; DAY([.B99]))">
            <text:p/>
          </table:table-cell>
          <table:table-cell table:formula="of:=IF(ISBLANK([.B99]); &quot;&quot;; WEEKDAY([.B99]))">
            <text:p/>
          </table:table-cell>
          <table:table-cell table:formula="of:=IF(ISBLANK([.B99]); &quot;&quot;; WEEKNUM([.B99]))">
            <text:p/>
          </table:table-cell>
          <table:table-cell table:formula="of:=IF(ISBLANK([.B99]); &quot;&quot;; MONTH([.B99]))">
            <text:p/>
          </table:table-cell>
          <table:table-cell table:formula="of:=IF(ISBLANK([.L99]); &quot;&quot;; [.K99]*[.L99])">
            <text:p/>
          </table:table-cell>
          <table:table-cell table:formula="of:=IF(ISNUMBER([.AL99]); [.AL99]*0.0035; &quot;&quot;)">
            <text:p/>
          </table:table-cell>
          <table:table-cell table:formula="of:=IF(ISBLANK([.Q99]); &quot;&quot;; [.P99]*[.Q99])">
            <text:p/>
          </table:table-cell>
          <table:table-cell table:formula="of:=IF(ISNUMBER([.AN99]); [.AN99]*0.0035; &quot;&quot;)">
            <text:p/>
          </table:table-cell>
          <table:table-cell table:formula="of:=IF(ISBLANK([.Q99]); &quot;&quot;; SUM([.$S$3:.S99]))">
            <text:p/>
          </table:table-cell>
          <table:table-cell table:formula="of:=IF(ISBLANK([.R99]); &quot;&quot;; SUM([.$T$3:.T99]))">
            <text:p/>
          </table:table-cell>
          <table:table-cell table:formula="of:=IF(OR(ISBLANK([.J99]); ISBLANK([.R99])); &quot;&quot;;ROUND(([.R99]-[.J99])*60*24))">
            <text:p/>
          </table:table-cell>
          <table:table-cell table:number-columns-repeated="20"/>
        </table:table-row>
        <table:table-row table:style-name="ro2">
          <table:table-cell office:value-type="float" office:value="98" calcext:value-type="float">
            <text:p>9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0]=&quot;Long&quot; ; [.L100]-[Overview.$C$4]/[.K100]  ;  IF([.G100]=&quot;Short&quot;; [.L100]+[Overview.$C$4]/[.K100]; &quot;&quot;) ); &quot;&quot;)">
            <text:p/>
          </table:table-cell>
          <table:table-cell table:formula="of:=IFERROR(ABS([.M100]-[.L100])*[.K100]; &quot;&quot;)">
            <text:p/>
          </table:table-cell>
          <table:table-cell table:style-name="ce312" table:formula="of:=IFERROR(  IF([.G100]=&quot;Long&quot;;  [.L100]+[Overview.$C$4]/[.K100]  *  [Overview.$C$6]  ;  IF([.G100]=&quot;Short&quot;   ;  [.L100]-[Overview.$C$4]/[.K100]  * [Overview.$C$6]  ; &quot;&quot;  )  )   ; &quot;&quot;)">
            <text:p/>
          </table:table-cell>
          <table:table-cell table:number-columns-repeated="3"/>
          <table:table-cell table:style-name="ce182" table:formula="of:=IFERROR([.T100]/[.N100]; &quot;&quot;)">
            <text:p/>
          </table:table-cell>
          <table:table-cell table:style-name="ce203" table:formula="of:=IFERROR(   IF( AND( [.G100]=&quot;Long&quot;;   [.P100]=[.K100])  ;  [.K100]*([.Q100]-[.L100])  ;    IF(  AND(  [.G100]=&quot;Short&quot;  ;   [.P100]=[.K100]   )   ;   [.K100]*([.L100]-[.Q100])   ;  &quot;&quot;)) ; &quot;&quot;)">
            <text:p/>
          </table:table-cell>
          <table:table-cell table:style-name="ce215" table:formula="of:=IF(ISNUMBER([.T100]); IF([.T100]&gt;=0; &quot;Win&quot;; &quot;Loss&quot;); &quot;&quot;)">
            <text:p/>
          </table:table-cell>
          <table:table-cell table:style-name="ce220" table:formula="of:=IF(ISNUMBER([.T100]); ROUND(([.R100]-[.J100])*60*24); &quot;&quot;)">
            <text:p/>
          </table:table-cell>
          <table:table-cell table:content-validation-name="val8"/>
          <table:table-cell table:number-columns-repeated="2"/>
          <table:table-cell table:style-name="ce239"/>
          <table:table-cell table:style-name="ce243" table:formula="of:=IFERROR(IF(ISBLANK([.Z100]); &quot;&quot;; IF([.$G100]=&quot;Long&quot;; ([.Z100]-[.$L100])*[.$K100]/[.$N100]; ([.$L100]-[.Z100])*[.$K100]/[.$N100])-[.$S100]); &quot;&quot;)">
            <text:p/>
          </table:table-cell>
          <table:table-cell/>
          <table:table-cell table:style-name="ce243" table:formula="of:=IFERROR(IF(ISBLANK([.AB100]); &quot;&quot;; IF([.$G100]=&quot;Long&quot;; ([.AB100]-[.$L100])*[.$K100]/[.$N100]; ([.$L100]-[.AB100])*[.$K100]/[.$N100])-[.$S100]); &quot;&quot;)">
            <text:p/>
          </table:table-cell>
          <table:table-cell/>
          <table:table-cell table:style-name="ce243" table:formula="of:=IFERROR(IF(ISBLANK([.AD100]); &quot;&quot;; IF([.$G100]=&quot;Long&quot;; ([.AD100]-[.$L100])*[.$K100]/[.$N100]; ([.$L100]-[.AD100])*[.$K100]/[.$N100])-[.$S100]); &quot;&quot;)">
            <text:p/>
          </table:table-cell>
          <table:table-cell table:number-columns-repeated="2"/>
          <table:table-cell table:formula="of:=IF(ISBLANK([.B100]); &quot;&quot;; DAY([.B100]))">
            <text:p/>
          </table:table-cell>
          <table:table-cell table:formula="of:=IF(ISBLANK([.B100]); &quot;&quot;; WEEKDAY([.B100]))">
            <text:p/>
          </table:table-cell>
          <table:table-cell table:formula="of:=IF(ISBLANK([.B100]); &quot;&quot;; WEEKNUM([.B100]))">
            <text:p/>
          </table:table-cell>
          <table:table-cell table:formula="of:=IF(ISBLANK([.B100]); &quot;&quot;; MONTH([.B100]))">
            <text:p/>
          </table:table-cell>
          <table:table-cell table:formula="of:=IF(ISBLANK([.L100]); &quot;&quot;; [.K100]*[.L100])">
            <text:p/>
          </table:table-cell>
          <table:table-cell table:formula="of:=IF(ISNUMBER([.AL100]); [.AL100]*0.0035; &quot;&quot;)">
            <text:p/>
          </table:table-cell>
          <table:table-cell table:formula="of:=IF(ISBLANK([.Q100]); &quot;&quot;; [.P100]*[.Q100])">
            <text:p/>
          </table:table-cell>
          <table:table-cell table:formula="of:=IF(ISNUMBER([.AN100]); [.AN100]*0.0035; &quot;&quot;)">
            <text:p/>
          </table:table-cell>
          <table:table-cell table:formula="of:=IF(ISBLANK([.Q100]); &quot;&quot;; SUM([.$S$3:.S100]))">
            <text:p/>
          </table:table-cell>
          <table:table-cell table:formula="of:=IF(ISBLANK([.R100]); &quot;&quot;; SUM([.$T$3:.T100]))">
            <text:p/>
          </table:table-cell>
          <table:table-cell table:formula="of:=IF(OR(ISBLANK([.J100]); ISBLANK([.R100])); &quot;&quot;;ROUND(([.R100]-[.J100])*60*24))">
            <text:p/>
          </table:table-cell>
          <table:table-cell table:number-columns-repeated="20"/>
        </table:table-row>
        <table:table-row table:style-name="ro2">
          <table:table-cell office:value-type="float" office:value="99" calcext:value-type="float">
            <text:p>99</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1]=&quot;Long&quot; ; [.L101]-[Overview.$C$4]/[.K101]  ;  IF([.G101]=&quot;Short&quot;; [.L101]+[Overview.$C$4]/[.K101]; &quot;&quot;) ); &quot;&quot;)">
            <text:p/>
          </table:table-cell>
          <table:table-cell table:formula="of:=IFERROR(ABS([.M101]-[.L101])*[.K101]; &quot;&quot;)">
            <text:p/>
          </table:table-cell>
          <table:table-cell table:style-name="ce312" table:formula="of:=IFERROR(  IF([.G101]=&quot;Long&quot;;  [.L101]+[Overview.$C$4]/[.K101]  *  [Overview.$C$6]  ;  IF([.G101]=&quot;Short&quot;   ;  [.L101]-[Overview.$C$4]/[.K101]  * [Overview.$C$6]  ; &quot;&quot;  )  )   ; &quot;&quot;)">
            <text:p/>
          </table:table-cell>
          <table:table-cell table:number-columns-repeated="3"/>
          <table:table-cell table:style-name="ce182" table:formula="of:=IFERROR([.T101]/[.N101]; &quot;&quot;)">
            <text:p/>
          </table:table-cell>
          <table:table-cell table:style-name="ce203" table:formula="of:=IFERROR(   IF( AND( [.G101]=&quot;Long&quot;;   [.P101]=[.K101])  ;  [.K101]*([.Q101]-[.L101])  ;    IF(  AND(  [.G101]=&quot;Short&quot;  ;   [.P101]=[.K101]   )   ;   [.K101]*([.L101]-[.Q101])   ;  &quot;&quot;)) ; &quot;&quot;)">
            <text:p/>
          </table:table-cell>
          <table:table-cell table:style-name="ce215" table:formula="of:=IF(ISNUMBER([.T101]); IF([.T101]&gt;=0; &quot;Win&quot;; &quot;Loss&quot;); &quot;&quot;)">
            <text:p/>
          </table:table-cell>
          <table:table-cell table:style-name="ce220" table:formula="of:=IF(ISNUMBER([.T101]); ROUND(([.R101]-[.J101])*60*24); &quot;&quot;)">
            <text:p/>
          </table:table-cell>
          <table:table-cell table:content-validation-name="val8"/>
          <table:table-cell table:number-columns-repeated="2"/>
          <table:table-cell table:style-name="ce239"/>
          <table:table-cell table:style-name="ce243" table:formula="of:=IFERROR(IF(ISBLANK([.Z101]); &quot;&quot;; IF([.$G101]=&quot;Long&quot;; ([.Z101]-[.$L101])*[.$K101]/[.$N101]; ([.$L101]-[.Z101])*[.$K101]/[.$N101])-[.$S101]); &quot;&quot;)">
            <text:p/>
          </table:table-cell>
          <table:table-cell/>
          <table:table-cell table:style-name="ce243" table:formula="of:=IFERROR(IF(ISBLANK([.AB101]); &quot;&quot;; IF([.$G101]=&quot;Long&quot;; ([.AB101]-[.$L101])*[.$K101]/[.$N101]; ([.$L101]-[.AB101])*[.$K101]/[.$N101])-[.$S101]); &quot;&quot;)">
            <text:p/>
          </table:table-cell>
          <table:table-cell/>
          <table:table-cell table:style-name="ce243" table:formula="of:=IFERROR(IF(ISBLANK([.AD101]); &quot;&quot;; IF([.$G101]=&quot;Long&quot;; ([.AD101]-[.$L101])*[.$K101]/[.$N101]; ([.$L101]-[.AD101])*[.$K101]/[.$N101])-[.$S101]); &quot;&quot;)">
            <text:p/>
          </table:table-cell>
          <table:table-cell table:number-columns-repeated="2"/>
          <table:table-cell table:formula="of:=IF(ISBLANK([.B101]); &quot;&quot;; DAY([.B101]))">
            <text:p/>
          </table:table-cell>
          <table:table-cell table:formula="of:=IF(ISBLANK([.B101]); &quot;&quot;; WEEKDAY([.B101]))">
            <text:p/>
          </table:table-cell>
          <table:table-cell table:formula="of:=IF(ISBLANK([.B101]); &quot;&quot;; WEEKNUM([.B101]))">
            <text:p/>
          </table:table-cell>
          <table:table-cell table:formula="of:=IF(ISBLANK([.B101]); &quot;&quot;; MONTH([.B101]))">
            <text:p/>
          </table:table-cell>
          <table:table-cell table:formula="of:=IF(ISBLANK([.L101]); &quot;&quot;; [.K101]*[.L101])">
            <text:p/>
          </table:table-cell>
          <table:table-cell table:formula="of:=IF(ISNUMBER([.AL101]); [.AL101]*0.0035; &quot;&quot;)">
            <text:p/>
          </table:table-cell>
          <table:table-cell table:formula="of:=IF(ISBLANK([.Q101]); &quot;&quot;; [.P101]*[.Q101])">
            <text:p/>
          </table:table-cell>
          <table:table-cell table:formula="of:=IF(ISNUMBER([.AN101]); [.AN101]*0.0035; &quot;&quot;)">
            <text:p/>
          </table:table-cell>
          <table:table-cell table:formula="of:=IF(ISBLANK([.Q101]); &quot;&quot;; SUM([.$S$3:.S101]))">
            <text:p/>
          </table:table-cell>
          <table:table-cell table:formula="of:=IF(ISBLANK([.R101]); &quot;&quot;; SUM([.$T$3:.T101]))">
            <text:p/>
          </table:table-cell>
          <table:table-cell table:formula="of:=IF(OR(ISBLANK([.J101]); ISBLANK([.R101])); &quot;&quot;;ROUND(([.R101]-[.J101])*60*24))">
            <text:p/>
          </table:table-cell>
          <table:table-cell table:number-columns-repeated="20"/>
        </table:table-row>
        <table:table-row table:style-name="ro2">
          <table:table-cell office:value-type="float" office:value="100" calcext:value-type="float">
            <text:p>100</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2]=&quot;Long&quot; ; [.L102]-[Overview.$C$4]/[.K102]  ;  IF([.G102]=&quot;Short&quot;; [.L102]+[Overview.$C$4]/[.K102]; &quot;&quot;) ); &quot;&quot;)">
            <text:p/>
          </table:table-cell>
          <table:table-cell table:formula="of:=IFERROR(ABS([.M102]-[.L102])*[.K102]; &quot;&quot;)">
            <text:p/>
          </table:table-cell>
          <table:table-cell table:style-name="ce312" table:formula="of:=IFERROR(  IF([.G102]=&quot;Long&quot;;  [.L102]+[Overview.$C$4]/[.K102]  *  [Overview.$C$6]  ;  IF([.G102]=&quot;Short&quot;   ;  [.L102]-[Overview.$C$4]/[.K102]  * [Overview.$C$6]  ; &quot;&quot;  )  )   ; &quot;&quot;)">
            <text:p/>
          </table:table-cell>
          <table:table-cell table:number-columns-repeated="3"/>
          <table:table-cell table:style-name="ce182" table:formula="of:=IFERROR([.T102]/[.N102]; &quot;&quot;)">
            <text:p/>
          </table:table-cell>
          <table:table-cell table:style-name="ce203" table:formula="of:=IFERROR(   IF( AND( [.G102]=&quot;Long&quot;;   [.P102]=[.K102])  ;  [.K102]*([.Q102]-[.L102])  ;    IF(  AND(  [.G102]=&quot;Short&quot;  ;   [.P102]=[.K102]   )   ;   [.K102]*([.L102]-[.Q102])   ;  &quot;&quot;)) ; &quot;&quot;)">
            <text:p/>
          </table:table-cell>
          <table:table-cell table:style-name="ce215" table:formula="of:=IF(ISNUMBER([.T102]); IF([.T102]&gt;=0; &quot;Win&quot;; &quot;Loss&quot;); &quot;&quot;)">
            <text:p/>
          </table:table-cell>
          <table:table-cell table:style-name="ce220" table:formula="of:=IF(ISNUMBER([.T102]); ROUND(([.R102]-[.J102])*60*24); &quot;&quot;)">
            <text:p/>
          </table:table-cell>
          <table:table-cell table:content-validation-name="val8"/>
          <table:table-cell table:number-columns-repeated="2"/>
          <table:table-cell table:style-name="ce239"/>
          <table:table-cell table:style-name="ce243" table:formula="of:=IFERROR(IF(ISBLANK([.Z102]); &quot;&quot;; IF([.$G102]=&quot;Long&quot;; ([.Z102]-[.$L102])*[.$K102]/[.$N102]; ([.$L102]-[.Z102])*[.$K102]/[.$N102])-[.$S102]); &quot;&quot;)">
            <text:p/>
          </table:table-cell>
          <table:table-cell/>
          <table:table-cell table:style-name="ce243" table:formula="of:=IFERROR(IF(ISBLANK([.AB102]); &quot;&quot;; IF([.$G102]=&quot;Long&quot;; ([.AB102]-[.$L102])*[.$K102]/[.$N102]; ([.$L102]-[.AB102])*[.$K102]/[.$N102])-[.$S102]); &quot;&quot;)">
            <text:p/>
          </table:table-cell>
          <table:table-cell/>
          <table:table-cell table:style-name="ce243" table:formula="of:=IFERROR(IF(ISBLANK([.AD102]); &quot;&quot;; IF([.$G102]=&quot;Long&quot;; ([.AD102]-[.$L102])*[.$K102]/[.$N102]; ([.$L102]-[.AD102])*[.$K102]/[.$N102])-[.$S102]); &quot;&quot;)">
            <text:p/>
          </table:table-cell>
          <table:table-cell table:number-columns-repeated="2"/>
          <table:table-cell table:formula="of:=IF(ISBLANK([.B102]); &quot;&quot;; DAY([.B102]))">
            <text:p/>
          </table:table-cell>
          <table:table-cell table:formula="of:=IF(ISBLANK([.B102]); &quot;&quot;; WEEKDAY([.B102]))">
            <text:p/>
          </table:table-cell>
          <table:table-cell table:formula="of:=IF(ISBLANK([.B102]); &quot;&quot;; WEEKNUM([.B102]))">
            <text:p/>
          </table:table-cell>
          <table:table-cell table:formula="of:=IF(ISBLANK([.B102]); &quot;&quot;; MONTH([.B102]))">
            <text:p/>
          </table:table-cell>
          <table:table-cell table:formula="of:=IF(ISBLANK([.L102]); &quot;&quot;; [.K102]*[.L102])">
            <text:p/>
          </table:table-cell>
          <table:table-cell table:formula="of:=IF(ISNUMBER([.AL102]); [.AL102]*0.0035; &quot;&quot;)">
            <text:p/>
          </table:table-cell>
          <table:table-cell table:formula="of:=IF(ISBLANK([.Q102]); &quot;&quot;; [.P102]*[.Q102])">
            <text:p/>
          </table:table-cell>
          <table:table-cell table:formula="of:=IF(ISNUMBER([.AN102]); [.AN102]*0.0035; &quot;&quot;)">
            <text:p/>
          </table:table-cell>
          <table:table-cell table:formula="of:=IF(ISBLANK([.Q102]); &quot;&quot;; SUM([.$S$3:.S102]))">
            <text:p/>
          </table:table-cell>
          <table:table-cell table:formula="of:=IF(ISBLANK([.R102]); &quot;&quot;; SUM([.$T$3:.T102]))">
            <text:p/>
          </table:table-cell>
          <table:table-cell table:formula="of:=IF(OR(ISBLANK([.J102]); ISBLANK([.R102])); &quot;&quot;;ROUND(([.R102]-[.J102])*60*24))">
            <text:p/>
          </table:table-cell>
          <table:table-cell table:number-columns-repeated="20"/>
        </table:table-row>
        <table:table-row table:style-name="ro2">
          <table:table-cell office:value-type="float" office:value="101" calcext:value-type="float">
            <text:p>101</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3]=&quot;Long&quot; ; [.L103]-[Overview.$C$4]/[.K103]  ;  IF([.G103]=&quot;Short&quot;; [.L103]+[Overview.$C$4]/[.K103]; &quot;&quot;) ); &quot;&quot;)">
            <text:p/>
          </table:table-cell>
          <table:table-cell table:formula="of:=IFERROR(ABS([.M103]-[.L103])*[.K103]; &quot;&quot;)">
            <text:p/>
          </table:table-cell>
          <table:table-cell table:style-name="ce312" table:formula="of:=IFERROR(  IF([.G103]=&quot;Long&quot;;  [.L103]+[Overview.$C$4]/[.K103]  *  [Overview.$C$6]  ;  IF([.G103]=&quot;Short&quot;   ;  [.L103]-[Overview.$C$4]/[.K103]  * [Overview.$C$6]  ; &quot;&quot;  )  )   ; &quot;&quot;)">
            <text:p/>
          </table:table-cell>
          <table:table-cell table:number-columns-repeated="3"/>
          <table:table-cell table:style-name="ce182" table:formula="of:=IFERROR([.T103]/[.N103]; &quot;&quot;)">
            <text:p/>
          </table:table-cell>
          <table:table-cell table:style-name="ce203" table:formula="of:=IFERROR(   IF( AND( [.G103]=&quot;Long&quot;;   [.P103]=[.K103])  ;  [.K103]*([.Q103]-[.L103])  ;    IF(  AND(  [.G103]=&quot;Short&quot;  ;   [.P103]=[.K103]   )   ;   [.K103]*([.L103]-[.Q103])   ;  &quot;&quot;)) ; &quot;&quot;)">
            <text:p/>
          </table:table-cell>
          <table:table-cell table:style-name="ce215" table:formula="of:=IF(ISNUMBER([.T103]); IF([.T103]&gt;=0; &quot;Win&quot;; &quot;Loss&quot;); &quot;&quot;)">
            <text:p/>
          </table:table-cell>
          <table:table-cell table:style-name="ce220" table:formula="of:=IF(ISNUMBER([.T103]); ROUND(([.R103]-[.J103])*60*24); &quot;&quot;)">
            <text:p/>
          </table:table-cell>
          <table:table-cell table:content-validation-name="val8"/>
          <table:table-cell table:number-columns-repeated="2"/>
          <table:table-cell table:style-name="ce239"/>
          <table:table-cell table:style-name="ce243" table:formula="of:=IFERROR(IF(ISBLANK([.Z103]); &quot;&quot;; IF([.$G103]=&quot;Long&quot;; ([.Z103]-[.$L103])*[.$K103]/[.$N103]; ([.$L103]-[.Z103])*[.$K103]/[.$N103])-[.$S103]); &quot;&quot;)">
            <text:p/>
          </table:table-cell>
          <table:table-cell/>
          <table:table-cell table:style-name="ce243" table:formula="of:=IFERROR(IF(ISBLANK([.AB103]); &quot;&quot;; IF([.$G103]=&quot;Long&quot;; ([.AB103]-[.$L103])*[.$K103]/[.$N103]; ([.$L103]-[.AB103])*[.$K103]/[.$N103])-[.$S103]); &quot;&quot;)">
            <text:p/>
          </table:table-cell>
          <table:table-cell/>
          <table:table-cell table:style-name="ce243" table:formula="of:=IFERROR(IF(ISBLANK([.AD103]); &quot;&quot;; IF([.$G103]=&quot;Long&quot;; ([.AD103]-[.$L103])*[.$K103]/[.$N103]; ([.$L103]-[.AD103])*[.$K103]/[.$N103])-[.$S103]); &quot;&quot;)">
            <text:p/>
          </table:table-cell>
          <table:table-cell table:number-columns-repeated="2"/>
          <table:table-cell table:formula="of:=IF(ISBLANK([.B103]); &quot;&quot;; DAY([.B103]))">
            <text:p/>
          </table:table-cell>
          <table:table-cell table:formula="of:=IF(ISBLANK([.B103]); &quot;&quot;; WEEKDAY([.B103]))">
            <text:p/>
          </table:table-cell>
          <table:table-cell table:formula="of:=IF(ISBLANK([.B103]); &quot;&quot;; WEEKNUM([.B103]))">
            <text:p/>
          </table:table-cell>
          <table:table-cell table:formula="of:=IF(ISBLANK([.B103]); &quot;&quot;; MONTH([.B103]))">
            <text:p/>
          </table:table-cell>
          <table:table-cell table:formula="of:=IF(ISBLANK([.L103]); &quot;&quot;; [.K103]*[.L103])">
            <text:p/>
          </table:table-cell>
          <table:table-cell table:formula="of:=IF(ISNUMBER([.AL103]); [.AL103]*0.0035; &quot;&quot;)">
            <text:p/>
          </table:table-cell>
          <table:table-cell table:formula="of:=IF(ISBLANK([.Q103]); &quot;&quot;; [.P103]*[.Q103])">
            <text:p/>
          </table:table-cell>
          <table:table-cell table:formula="of:=IF(ISNUMBER([.AN103]); [.AN103]*0.0035; &quot;&quot;)">
            <text:p/>
          </table:table-cell>
          <table:table-cell table:formula="of:=IF(ISBLANK([.Q103]); &quot;&quot;; SUM([.$S$3:.S103]))">
            <text:p/>
          </table:table-cell>
          <table:table-cell table:formula="of:=IF(ISBLANK([.R103]); &quot;&quot;; SUM([.$T$3:.T103]))">
            <text:p/>
          </table:table-cell>
          <table:table-cell table:formula="of:=IF(OR(ISBLANK([.J103]); ISBLANK([.R103])); &quot;&quot;;ROUND(([.R103]-[.J103])*60*24))">
            <text:p/>
          </table:table-cell>
          <table:table-cell table:number-columns-repeated="20"/>
        </table:table-row>
        <table:table-row table:style-name="ro2">
          <table:table-cell office:value-type="float" office:value="102" calcext:value-type="float">
            <text:p>10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4]=&quot;Long&quot; ; [.L104]-[Overview.$C$4]/[.K104]  ;  IF([.G104]=&quot;Short&quot;; [.L104]+[Overview.$C$4]/[.K104]; &quot;&quot;) ); &quot;&quot;)">
            <text:p/>
          </table:table-cell>
          <table:table-cell table:formula="of:=IFERROR(ABS([.M104]-[.L104])*[.K104]; &quot;&quot;)">
            <text:p/>
          </table:table-cell>
          <table:table-cell table:style-name="ce312" table:formula="of:=IFERROR(  IF([.G104]=&quot;Long&quot;;  [.L104]+[Overview.$C$4]/[.K104]  *  [Overview.$C$6]  ;  IF([.G104]=&quot;Short&quot;   ;  [.L104]-[Overview.$C$4]/[.K104]  * [Overview.$C$6]  ; &quot;&quot;  )  )   ; &quot;&quot;)">
            <text:p/>
          </table:table-cell>
          <table:table-cell table:number-columns-repeated="3"/>
          <table:table-cell table:style-name="ce182" table:formula="of:=IFERROR([.T104]/[.N104]; &quot;&quot;)">
            <text:p/>
          </table:table-cell>
          <table:table-cell table:style-name="ce203" table:formula="of:=IFERROR(   IF( AND( [.G104]=&quot;Long&quot;;   [.P104]=[.K104])  ;  [.K104]*([.Q104]-[.L104])  ;    IF(  AND(  [.G104]=&quot;Short&quot;  ;   [.P104]=[.K104]   )   ;   [.K104]*([.L104]-[.Q104])   ;  &quot;&quot;)) ; &quot;&quot;)">
            <text:p/>
          </table:table-cell>
          <table:table-cell table:style-name="ce215" table:formula="of:=IF(ISNUMBER([.T104]); IF([.T104]&gt;=0; &quot;Win&quot;; &quot;Loss&quot;); &quot;&quot;)">
            <text:p/>
          </table:table-cell>
          <table:table-cell table:style-name="ce220" table:formula="of:=IF(ISNUMBER([.T104]); ROUND(([.R104]-[.J104])*60*24); &quot;&quot;)">
            <text:p/>
          </table:table-cell>
          <table:table-cell table:content-validation-name="val8"/>
          <table:table-cell table:number-columns-repeated="2"/>
          <table:table-cell table:style-name="ce239"/>
          <table:table-cell table:style-name="ce243" table:formula="of:=IFERROR(IF(ISBLANK([.Z104]); &quot;&quot;; IF([.$G104]=&quot;Long&quot;; ([.Z104]-[.$L104])*[.$K104]/[.$N104]; ([.$L104]-[.Z104])*[.$K104]/[.$N104])-[.$S104]); &quot;&quot;)">
            <text:p/>
          </table:table-cell>
          <table:table-cell/>
          <table:table-cell table:style-name="ce243" table:formula="of:=IFERROR(IF(ISBLANK([.AB104]); &quot;&quot;; IF([.$G104]=&quot;Long&quot;; ([.AB104]-[.$L104])*[.$K104]/[.$N104]; ([.$L104]-[.AB104])*[.$K104]/[.$N104])-[.$S104]); &quot;&quot;)">
            <text:p/>
          </table:table-cell>
          <table:table-cell/>
          <table:table-cell table:style-name="ce243" table:formula="of:=IFERROR(IF(ISBLANK([.AD104]); &quot;&quot;; IF([.$G104]=&quot;Long&quot;; ([.AD104]-[.$L104])*[.$K104]/[.$N104]; ([.$L104]-[.AD104])*[.$K104]/[.$N104])-[.$S104]); &quot;&quot;)">
            <text:p/>
          </table:table-cell>
          <table:table-cell table:number-columns-repeated="2"/>
          <table:table-cell table:formula="of:=IF(ISBLANK([.B104]); &quot;&quot;; DAY([.B104]))">
            <text:p/>
          </table:table-cell>
          <table:table-cell table:formula="of:=IF(ISBLANK([.B104]); &quot;&quot;; WEEKDAY([.B104]))">
            <text:p/>
          </table:table-cell>
          <table:table-cell table:formula="of:=IF(ISBLANK([.B104]); &quot;&quot;; WEEKNUM([.B104]))">
            <text:p/>
          </table:table-cell>
          <table:table-cell table:formula="of:=IF(ISBLANK([.B104]); &quot;&quot;; MONTH([.B104]))">
            <text:p/>
          </table:table-cell>
          <table:table-cell table:formula="of:=IF(ISBLANK([.L104]); &quot;&quot;; [.K104]*[.L104])">
            <text:p/>
          </table:table-cell>
          <table:table-cell table:formula="of:=IF(ISNUMBER([.AL104]); [.AL104]*0.0035; &quot;&quot;)">
            <text:p/>
          </table:table-cell>
          <table:table-cell table:formula="of:=IF(ISBLANK([.Q104]); &quot;&quot;; [.P104]*[.Q104])">
            <text:p/>
          </table:table-cell>
          <table:table-cell table:formula="of:=IF(ISNUMBER([.AN104]); [.AN104]*0.0035; &quot;&quot;)">
            <text:p/>
          </table:table-cell>
          <table:table-cell table:formula="of:=IF(ISBLANK([.Q104]); &quot;&quot;; SUM([.$S$3:.S104]))">
            <text:p/>
          </table:table-cell>
          <table:table-cell table:formula="of:=IF(ISBLANK([.R104]); &quot;&quot;; SUM([.$T$3:.T104]))">
            <text:p/>
          </table:table-cell>
          <table:table-cell table:formula="of:=IF(OR(ISBLANK([.J104]); ISBLANK([.R104])); &quot;&quot;;ROUND(([.R104]-[.J104])*60*24))">
            <text:p/>
          </table:table-cell>
          <table:table-cell table:number-columns-repeated="20"/>
        </table:table-row>
        <table:table-row table:style-name="ro2">
          <table:table-cell office:value-type="float" office:value="103" calcext:value-type="float">
            <text:p>10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5]=&quot;Long&quot; ; [.L105]-[Overview.$C$4]/[.K105]  ;  IF([.G105]=&quot;Short&quot;; [.L105]+[Overview.$C$4]/[.K105]; &quot;&quot;) ); &quot;&quot;)">
            <text:p/>
          </table:table-cell>
          <table:table-cell table:formula="of:=IFERROR(ABS([.M105]-[.L105])*[.K105]; &quot;&quot;)">
            <text:p/>
          </table:table-cell>
          <table:table-cell table:style-name="ce312" table:formula="of:=IFERROR(  IF([.G105]=&quot;Long&quot;;  [.L105]+[Overview.$C$4]/[.K105]  *  [Overview.$C$6]  ;  IF([.G105]=&quot;Short&quot;   ;  [.L105]-[Overview.$C$4]/[.K105]  * [Overview.$C$6]  ; &quot;&quot;  )  )   ; &quot;&quot;)">
            <text:p/>
          </table:table-cell>
          <table:table-cell table:number-columns-repeated="3"/>
          <table:table-cell table:style-name="ce182" table:formula="of:=IFERROR([.T105]/[.N105]; &quot;&quot;)">
            <text:p/>
          </table:table-cell>
          <table:table-cell table:style-name="ce203" table:formula="of:=IFERROR(   IF( AND( [.G105]=&quot;Long&quot;;   [.P105]=[.K105])  ;  [.K105]*([.Q105]-[.L105])  ;    IF(  AND(  [.G105]=&quot;Short&quot;  ;   [.P105]=[.K105]   )   ;   [.K105]*([.L105]-[.Q105])   ;  &quot;&quot;)) ; &quot;&quot;)">
            <text:p/>
          </table:table-cell>
          <table:table-cell table:style-name="ce215" table:formula="of:=IF(ISNUMBER([.T105]); IF([.T105]&gt;=0; &quot;Win&quot;; &quot;Loss&quot;); &quot;&quot;)">
            <text:p/>
          </table:table-cell>
          <table:table-cell table:style-name="ce220" table:formula="of:=IF(ISNUMBER([.T105]); ROUND(([.R105]-[.J105])*60*24); &quot;&quot;)">
            <text:p/>
          </table:table-cell>
          <table:table-cell table:content-validation-name="val8"/>
          <table:table-cell table:number-columns-repeated="2"/>
          <table:table-cell table:style-name="ce239"/>
          <table:table-cell table:style-name="ce243" table:formula="of:=IFERROR(IF(ISBLANK([.Z105]); &quot;&quot;; IF([.$G105]=&quot;Long&quot;; ([.Z105]-[.$L105])*[.$K105]/[.$N105]; ([.$L105]-[.Z105])*[.$K105]/[.$N105])-[.$S105]); &quot;&quot;)">
            <text:p/>
          </table:table-cell>
          <table:table-cell/>
          <table:table-cell table:style-name="ce243" table:formula="of:=IFERROR(IF(ISBLANK([.AB105]); &quot;&quot;; IF([.$G105]=&quot;Long&quot;; ([.AB105]-[.$L105])*[.$K105]/[.$N105]; ([.$L105]-[.AB105])*[.$K105]/[.$N105])-[.$S105]); &quot;&quot;)">
            <text:p/>
          </table:table-cell>
          <table:table-cell/>
          <table:table-cell table:style-name="ce243" table:formula="of:=IFERROR(IF(ISBLANK([.AD105]); &quot;&quot;; IF([.$G105]=&quot;Long&quot;; ([.AD105]-[.$L105])*[.$K105]/[.$N105]; ([.$L105]-[.AD105])*[.$K105]/[.$N105])-[.$S105]); &quot;&quot;)">
            <text:p/>
          </table:table-cell>
          <table:table-cell table:number-columns-repeated="2"/>
          <table:table-cell table:formula="of:=IF(ISBLANK([.B105]); &quot;&quot;; DAY([.B105]))">
            <text:p/>
          </table:table-cell>
          <table:table-cell table:formula="of:=IF(ISBLANK([.B105]); &quot;&quot;; WEEKDAY([.B105]))">
            <text:p/>
          </table:table-cell>
          <table:table-cell table:formula="of:=IF(ISBLANK([.B105]); &quot;&quot;; WEEKNUM([.B105]))">
            <text:p/>
          </table:table-cell>
          <table:table-cell table:formula="of:=IF(ISBLANK([.B105]); &quot;&quot;; MONTH([.B105]))">
            <text:p/>
          </table:table-cell>
          <table:table-cell table:formula="of:=IF(ISBLANK([.L105]); &quot;&quot;; [.K105]*[.L105])">
            <text:p/>
          </table:table-cell>
          <table:table-cell table:formula="of:=IF(ISNUMBER([.AL105]); [.AL105]*0.0035; &quot;&quot;)">
            <text:p/>
          </table:table-cell>
          <table:table-cell table:formula="of:=IF(ISBLANK([.Q105]); &quot;&quot;; [.P105]*[.Q105])">
            <text:p/>
          </table:table-cell>
          <table:table-cell table:formula="of:=IF(ISNUMBER([.AN105]); [.AN105]*0.0035; &quot;&quot;)">
            <text:p/>
          </table:table-cell>
          <table:table-cell table:formula="of:=IF(ISBLANK([.Q105]); &quot;&quot;; SUM([.$S$3:.S105]))">
            <text:p/>
          </table:table-cell>
          <table:table-cell table:formula="of:=IF(ISBLANK([.R105]); &quot;&quot;; SUM([.$T$3:.T105]))">
            <text:p/>
          </table:table-cell>
          <table:table-cell table:formula="of:=IF(OR(ISBLANK([.J105]); ISBLANK([.R105])); &quot;&quot;;ROUND(([.R105]-[.J105])*60*24))">
            <text:p/>
          </table:table-cell>
          <table:table-cell table:number-columns-repeated="20"/>
        </table:table-row>
        <table:table-row table:style-name="ro2">
          <table:table-cell office:value-type="float" office:value="104" calcext:value-type="float">
            <text:p>10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6]=&quot;Long&quot; ; [.L106]-[Overview.$C$4]/[.K106]  ;  IF([.G106]=&quot;Short&quot;; [.L106]+[Overview.$C$4]/[.K106]; &quot;&quot;) ); &quot;&quot;)">
            <text:p/>
          </table:table-cell>
          <table:table-cell table:formula="of:=IFERROR(ABS([.M106]-[.L106])*[.K106]; &quot;&quot;)">
            <text:p/>
          </table:table-cell>
          <table:table-cell table:style-name="ce312" table:formula="of:=IFERROR(  IF([.G106]=&quot;Long&quot;;  [.L106]+[Overview.$C$4]/[.K106]  *  [Overview.$C$6]  ;  IF([.G106]=&quot;Short&quot;   ;  [.L106]-[Overview.$C$4]/[.K106]  * [Overview.$C$6]  ; &quot;&quot;  )  )   ; &quot;&quot;)">
            <text:p/>
          </table:table-cell>
          <table:table-cell table:number-columns-repeated="3"/>
          <table:table-cell table:style-name="ce182" table:formula="of:=IFERROR([.T106]/[.N106]; &quot;&quot;)">
            <text:p/>
          </table:table-cell>
          <table:table-cell table:style-name="ce203" table:formula="of:=IFERROR(   IF( AND( [.G106]=&quot;Long&quot;;   [.P106]=[.K106])  ;  [.K106]*([.Q106]-[.L106])  ;    IF(  AND(  [.G106]=&quot;Short&quot;  ;   [.P106]=[.K106]   )   ;   [.K106]*([.L106]-[.Q106])   ;  &quot;&quot;)) ; &quot;&quot;)">
            <text:p/>
          </table:table-cell>
          <table:table-cell table:style-name="ce215" table:formula="of:=IF(ISNUMBER([.T106]); IF([.T106]&gt;=0; &quot;Win&quot;; &quot;Loss&quot;); &quot;&quot;)">
            <text:p/>
          </table:table-cell>
          <table:table-cell table:style-name="ce220" table:formula="of:=IF(ISNUMBER([.T106]); ROUND(([.R106]-[.J106])*60*24); &quot;&quot;)">
            <text:p/>
          </table:table-cell>
          <table:table-cell table:content-validation-name="val8"/>
          <table:table-cell table:number-columns-repeated="2"/>
          <table:table-cell table:style-name="ce239"/>
          <table:table-cell table:style-name="ce243" table:formula="of:=IFERROR(IF(ISBLANK([.Z106]); &quot;&quot;; IF([.$G106]=&quot;Long&quot;; ([.Z106]-[.$L106])*[.$K106]/[.$N106]; ([.$L106]-[.Z106])*[.$K106]/[.$N106])-[.$S106]); &quot;&quot;)">
            <text:p/>
          </table:table-cell>
          <table:table-cell/>
          <table:table-cell table:style-name="ce243" table:formula="of:=IFERROR(IF(ISBLANK([.AB106]); &quot;&quot;; IF([.$G106]=&quot;Long&quot;; ([.AB106]-[.$L106])*[.$K106]/[.$N106]; ([.$L106]-[.AB106])*[.$K106]/[.$N106])-[.$S106]); &quot;&quot;)">
            <text:p/>
          </table:table-cell>
          <table:table-cell/>
          <table:table-cell table:style-name="ce243" table:formula="of:=IFERROR(IF(ISBLANK([.AD106]); &quot;&quot;; IF([.$G106]=&quot;Long&quot;; ([.AD106]-[.$L106])*[.$K106]/[.$N106]; ([.$L106]-[.AD106])*[.$K106]/[.$N106])-[.$S106]); &quot;&quot;)">
            <text:p/>
          </table:table-cell>
          <table:table-cell table:number-columns-repeated="2"/>
          <table:table-cell table:formula="of:=IF(ISBLANK([.B106]); &quot;&quot;; DAY([.B106]))">
            <text:p/>
          </table:table-cell>
          <table:table-cell table:formula="of:=IF(ISBLANK([.B106]); &quot;&quot;; WEEKDAY([.B106]))">
            <text:p/>
          </table:table-cell>
          <table:table-cell table:formula="of:=IF(ISBLANK([.B106]); &quot;&quot;; WEEKNUM([.B106]))">
            <text:p/>
          </table:table-cell>
          <table:table-cell table:formula="of:=IF(ISBLANK([.B106]); &quot;&quot;; MONTH([.B106]))">
            <text:p/>
          </table:table-cell>
          <table:table-cell table:formula="of:=IF(ISBLANK([.L106]); &quot;&quot;; [.K106]*[.L106])">
            <text:p/>
          </table:table-cell>
          <table:table-cell table:formula="of:=IF(ISNUMBER([.AL106]); [.AL106]*0.0035; &quot;&quot;)">
            <text:p/>
          </table:table-cell>
          <table:table-cell table:formula="of:=IF(ISBLANK([.Q106]); &quot;&quot;; [.P106]*[.Q106])">
            <text:p/>
          </table:table-cell>
          <table:table-cell table:formula="of:=IF(ISNUMBER([.AN106]); [.AN106]*0.0035; &quot;&quot;)">
            <text:p/>
          </table:table-cell>
          <table:table-cell table:formula="of:=IF(ISBLANK([.Q106]); &quot;&quot;; SUM([.$S$3:.S106]))">
            <text:p/>
          </table:table-cell>
          <table:table-cell table:formula="of:=IF(ISBLANK([.R106]); &quot;&quot;; SUM([.$T$3:.T106]))">
            <text:p/>
          </table:table-cell>
          <table:table-cell table:formula="of:=IF(OR(ISBLANK([.J106]); ISBLANK([.R106])); &quot;&quot;;ROUND(([.R106]-[.J106])*60*24))">
            <text:p/>
          </table:table-cell>
          <table:table-cell table:number-columns-repeated="20"/>
        </table:table-row>
        <table:table-row table:style-name="ro2">
          <table:table-cell office:value-type="float" office:value="105" calcext:value-type="float">
            <text:p>10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7]=&quot;Long&quot; ; [.L107]-[Overview.$C$4]/[.K107]  ;  IF([.G107]=&quot;Short&quot;; [.L107]+[Overview.$C$4]/[.K107]; &quot;&quot;) ); &quot;&quot;)">
            <text:p/>
          </table:table-cell>
          <table:table-cell table:formula="of:=IFERROR(ABS([.M107]-[.L107])*[.K107]; &quot;&quot;)">
            <text:p/>
          </table:table-cell>
          <table:table-cell table:style-name="ce312" table:formula="of:=IFERROR(  IF([.G107]=&quot;Long&quot;;  [.L107]+[Overview.$C$4]/[.K107]  *  [Overview.$C$6]  ;  IF([.G107]=&quot;Short&quot;   ;  [.L107]-[Overview.$C$4]/[.K107]  * [Overview.$C$6]  ; &quot;&quot;  )  )   ; &quot;&quot;)">
            <text:p/>
          </table:table-cell>
          <table:table-cell table:number-columns-repeated="3"/>
          <table:table-cell table:style-name="ce182" table:formula="of:=IFERROR([.T107]/[.N107]; &quot;&quot;)">
            <text:p/>
          </table:table-cell>
          <table:table-cell table:style-name="ce203" table:formula="of:=IFERROR(   IF( AND( [.G107]=&quot;Long&quot;;   [.P107]=[.K107])  ;  [.K107]*([.Q107]-[.L107])  ;    IF(  AND(  [.G107]=&quot;Short&quot;  ;   [.P107]=[.K107]   )   ;   [.K107]*([.L107]-[.Q107])   ;  &quot;&quot;)) ; &quot;&quot;)">
            <text:p/>
          </table:table-cell>
          <table:table-cell table:style-name="ce215" table:formula="of:=IF(ISNUMBER([.T107]); IF([.T107]&gt;=0; &quot;Win&quot;; &quot;Loss&quot;); &quot;&quot;)">
            <text:p/>
          </table:table-cell>
          <table:table-cell table:style-name="ce220" table:formula="of:=IF(ISNUMBER([.T107]); ROUND(([.R107]-[.J107])*60*24); &quot;&quot;)">
            <text:p/>
          </table:table-cell>
          <table:table-cell table:content-validation-name="val8"/>
          <table:table-cell table:number-columns-repeated="2"/>
          <table:table-cell table:style-name="ce239"/>
          <table:table-cell table:style-name="ce243" table:formula="of:=IFERROR(IF(ISBLANK([.Z107]); &quot;&quot;; IF([.$G107]=&quot;Long&quot;; ([.Z107]-[.$L107])*[.$K107]/[.$N107]; ([.$L107]-[.Z107])*[.$K107]/[.$N107])-[.$S107]); &quot;&quot;)">
            <text:p/>
          </table:table-cell>
          <table:table-cell/>
          <table:table-cell table:style-name="ce243" table:formula="of:=IFERROR(IF(ISBLANK([.AB107]); &quot;&quot;; IF([.$G107]=&quot;Long&quot;; ([.AB107]-[.$L107])*[.$K107]/[.$N107]; ([.$L107]-[.AB107])*[.$K107]/[.$N107])-[.$S107]); &quot;&quot;)">
            <text:p/>
          </table:table-cell>
          <table:table-cell/>
          <table:table-cell table:style-name="ce243" table:formula="of:=IFERROR(IF(ISBLANK([.AD107]); &quot;&quot;; IF([.$G107]=&quot;Long&quot;; ([.AD107]-[.$L107])*[.$K107]/[.$N107]; ([.$L107]-[.AD107])*[.$K107]/[.$N107])-[.$S107]); &quot;&quot;)">
            <text:p/>
          </table:table-cell>
          <table:table-cell table:number-columns-repeated="2"/>
          <table:table-cell table:formula="of:=IF(ISBLANK([.B107]); &quot;&quot;; DAY([.B107]))">
            <text:p/>
          </table:table-cell>
          <table:table-cell table:formula="of:=IF(ISBLANK([.B107]); &quot;&quot;; WEEKDAY([.B107]))">
            <text:p/>
          </table:table-cell>
          <table:table-cell table:formula="of:=IF(ISBLANK([.B107]); &quot;&quot;; WEEKNUM([.B107]))">
            <text:p/>
          </table:table-cell>
          <table:table-cell table:formula="of:=IF(ISBLANK([.B107]); &quot;&quot;; MONTH([.B107]))">
            <text:p/>
          </table:table-cell>
          <table:table-cell table:formula="of:=IF(ISBLANK([.L107]); &quot;&quot;; [.K107]*[.L107])">
            <text:p/>
          </table:table-cell>
          <table:table-cell table:formula="of:=IF(ISNUMBER([.AL107]); [.AL107]*0.0035; &quot;&quot;)">
            <text:p/>
          </table:table-cell>
          <table:table-cell table:formula="of:=IF(ISBLANK([.Q107]); &quot;&quot;; [.P107]*[.Q107])">
            <text:p/>
          </table:table-cell>
          <table:table-cell table:formula="of:=IF(ISNUMBER([.AN107]); [.AN107]*0.0035; &quot;&quot;)">
            <text:p/>
          </table:table-cell>
          <table:table-cell table:formula="of:=IF(ISBLANK([.Q107]); &quot;&quot;; SUM([.$S$3:.S107]))">
            <text:p/>
          </table:table-cell>
          <table:table-cell table:formula="of:=IF(ISBLANK([.R107]); &quot;&quot;; SUM([.$T$3:.T107]))">
            <text:p/>
          </table:table-cell>
          <table:table-cell table:formula="of:=IF(OR(ISBLANK([.J107]); ISBLANK([.R107])); &quot;&quot;;ROUND(([.R107]-[.J107])*60*24))">
            <text:p/>
          </table:table-cell>
          <table:table-cell table:number-columns-repeated="20"/>
        </table:table-row>
        <table:table-row table:style-name="ro2">
          <table:table-cell office:value-type="float" office:value="106" calcext:value-type="float">
            <text:p>10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8]=&quot;Long&quot; ; [.L108]-[Overview.$C$4]/[.K108]  ;  IF([.G108]=&quot;Short&quot;; [.L108]+[Overview.$C$4]/[.K108]; &quot;&quot;) ); &quot;&quot;)">
            <text:p/>
          </table:table-cell>
          <table:table-cell table:formula="of:=IFERROR(ABS([.M108]-[.L108])*[.K108]; &quot;&quot;)">
            <text:p/>
          </table:table-cell>
          <table:table-cell table:style-name="ce312" table:formula="of:=IFERROR(  IF([.G108]=&quot;Long&quot;;  [.L108]+[Overview.$C$4]/[.K108]  *  [Overview.$C$6]  ;  IF([.G108]=&quot;Short&quot;   ;  [.L108]-[Overview.$C$4]/[.K108]  * [Overview.$C$6]  ; &quot;&quot;  )  )   ; &quot;&quot;)">
            <text:p/>
          </table:table-cell>
          <table:table-cell table:number-columns-repeated="3"/>
          <table:table-cell table:style-name="ce182" table:formula="of:=IFERROR([.T108]/[.N108]; &quot;&quot;)">
            <text:p/>
          </table:table-cell>
          <table:table-cell table:style-name="ce203" table:formula="of:=IFERROR(   IF( AND( [.G108]=&quot;Long&quot;;   [.P108]=[.K108])  ;  [.K108]*([.Q108]-[.L108])  ;    IF(  AND(  [.G108]=&quot;Short&quot;  ;   [.P108]=[.K108]   )   ;   [.K108]*([.L108]-[.Q108])   ;  &quot;&quot;)) ; &quot;&quot;)">
            <text:p/>
          </table:table-cell>
          <table:table-cell table:style-name="ce215" table:formula="of:=IF(ISNUMBER([.T108]); IF([.T108]&gt;=0; &quot;Win&quot;; &quot;Loss&quot;); &quot;&quot;)">
            <text:p/>
          </table:table-cell>
          <table:table-cell table:style-name="ce220" table:formula="of:=IF(ISNUMBER([.T108]); ROUND(([.R108]-[.J108])*60*24); &quot;&quot;)">
            <text:p/>
          </table:table-cell>
          <table:table-cell table:content-validation-name="val8"/>
          <table:table-cell table:number-columns-repeated="2"/>
          <table:table-cell table:style-name="ce239"/>
          <table:table-cell table:style-name="ce243" table:formula="of:=IFERROR(IF(ISBLANK([.Z108]); &quot;&quot;; IF([.$G108]=&quot;Long&quot;; ([.Z108]-[.$L108])*[.$K108]/[.$N108]; ([.$L108]-[.Z108])*[.$K108]/[.$N108])-[.$S108]); &quot;&quot;)">
            <text:p/>
          </table:table-cell>
          <table:table-cell/>
          <table:table-cell table:style-name="ce243" table:formula="of:=IFERROR(IF(ISBLANK([.AB108]); &quot;&quot;; IF([.$G108]=&quot;Long&quot;; ([.AB108]-[.$L108])*[.$K108]/[.$N108]; ([.$L108]-[.AB108])*[.$K108]/[.$N108])-[.$S108]); &quot;&quot;)">
            <text:p/>
          </table:table-cell>
          <table:table-cell/>
          <table:table-cell table:style-name="ce243" table:formula="of:=IFERROR(IF(ISBLANK([.AD108]); &quot;&quot;; IF([.$G108]=&quot;Long&quot;; ([.AD108]-[.$L108])*[.$K108]/[.$N108]; ([.$L108]-[.AD108])*[.$K108]/[.$N108])-[.$S108]); &quot;&quot;)">
            <text:p/>
          </table:table-cell>
          <table:table-cell table:number-columns-repeated="2"/>
          <table:table-cell table:formula="of:=IF(ISBLANK([.B108]); &quot;&quot;; DAY([.B108]))">
            <text:p/>
          </table:table-cell>
          <table:table-cell table:formula="of:=IF(ISBLANK([.B108]); &quot;&quot;; WEEKDAY([.B108]))">
            <text:p/>
          </table:table-cell>
          <table:table-cell table:formula="of:=IF(ISBLANK([.B108]); &quot;&quot;; WEEKNUM([.B108]))">
            <text:p/>
          </table:table-cell>
          <table:table-cell table:formula="of:=IF(ISBLANK([.B108]); &quot;&quot;; MONTH([.B108]))">
            <text:p/>
          </table:table-cell>
          <table:table-cell table:formula="of:=IF(ISBLANK([.L108]); &quot;&quot;; [.K108]*[.L108])">
            <text:p/>
          </table:table-cell>
          <table:table-cell table:formula="of:=IF(ISNUMBER([.AL108]); [.AL108]*0.0035; &quot;&quot;)">
            <text:p/>
          </table:table-cell>
          <table:table-cell table:formula="of:=IF(ISBLANK([.Q108]); &quot;&quot;; [.P108]*[.Q108])">
            <text:p/>
          </table:table-cell>
          <table:table-cell table:formula="of:=IF(ISNUMBER([.AN108]); [.AN108]*0.0035; &quot;&quot;)">
            <text:p/>
          </table:table-cell>
          <table:table-cell table:formula="of:=IF(ISBLANK([.Q108]); &quot;&quot;; SUM([.$S$3:.S108]))">
            <text:p/>
          </table:table-cell>
          <table:table-cell table:formula="of:=IF(ISBLANK([.R108]); &quot;&quot;; SUM([.$T$3:.T108]))">
            <text:p/>
          </table:table-cell>
          <table:table-cell table:formula="of:=IF(OR(ISBLANK([.J108]); ISBLANK([.R108])); &quot;&quot;;ROUND(([.R108]-[.J108])*60*24))">
            <text:p/>
          </table:table-cell>
          <table:table-cell table:number-columns-repeated="20"/>
        </table:table-row>
        <table:table-row table:style-name="ro2">
          <table:table-cell office:value-type="float" office:value="107" calcext:value-type="float">
            <text:p>10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09]=&quot;Long&quot; ; [.L109]-[Overview.$C$4]/[.K109]  ;  IF([.G109]=&quot;Short&quot;; [.L109]+[Overview.$C$4]/[.K109]; &quot;&quot;) ); &quot;&quot;)">
            <text:p/>
          </table:table-cell>
          <table:table-cell table:formula="of:=IFERROR(ABS([.M109]-[.L109])*[.K109]; &quot;&quot;)">
            <text:p/>
          </table:table-cell>
          <table:table-cell table:style-name="ce312" table:formula="of:=IFERROR(  IF([.G109]=&quot;Long&quot;;  [.L109]+[Overview.$C$4]/[.K109]  *  [Overview.$C$6]  ;  IF([.G109]=&quot;Short&quot;   ;  [.L109]-[Overview.$C$4]/[.K109]  * [Overview.$C$6]  ; &quot;&quot;  )  )   ; &quot;&quot;)">
            <text:p/>
          </table:table-cell>
          <table:table-cell table:number-columns-repeated="3"/>
          <table:table-cell table:style-name="ce182" table:formula="of:=IFERROR([.T109]/[.N109]; &quot;&quot;)">
            <text:p/>
          </table:table-cell>
          <table:table-cell table:style-name="ce203" table:formula="of:=IFERROR(   IF( AND( [.G109]=&quot;Long&quot;;   [.P109]=[.K109])  ;  [.K109]*([.Q109]-[.L109])  ;    IF(  AND(  [.G109]=&quot;Short&quot;  ;   [.P109]=[.K109]   )   ;   [.K109]*([.L109]-[.Q109])   ;  &quot;&quot;)) ; &quot;&quot;)">
            <text:p/>
          </table:table-cell>
          <table:table-cell table:style-name="ce215" table:formula="of:=IF(ISNUMBER([.T109]); IF([.T109]&gt;=0; &quot;Win&quot;; &quot;Loss&quot;); &quot;&quot;)">
            <text:p/>
          </table:table-cell>
          <table:table-cell table:style-name="ce220" table:formula="of:=IF(ISNUMBER([.T109]); ROUND(([.R109]-[.J109])*60*24); &quot;&quot;)">
            <text:p/>
          </table:table-cell>
          <table:table-cell table:content-validation-name="val8"/>
          <table:table-cell table:number-columns-repeated="2"/>
          <table:table-cell table:style-name="ce239"/>
          <table:table-cell table:style-name="ce243" table:formula="of:=IFERROR(IF(ISBLANK([.Z109]); &quot;&quot;; IF([.$G109]=&quot;Long&quot;; ([.Z109]-[.$L109])*[.$K109]/[.$N109]; ([.$L109]-[.Z109])*[.$K109]/[.$N109])-[.$S109]); &quot;&quot;)">
            <text:p/>
          </table:table-cell>
          <table:table-cell/>
          <table:table-cell table:style-name="ce243" table:formula="of:=IFERROR(IF(ISBLANK([.AB109]); &quot;&quot;; IF([.$G109]=&quot;Long&quot;; ([.AB109]-[.$L109])*[.$K109]/[.$N109]; ([.$L109]-[.AB109])*[.$K109]/[.$N109])-[.$S109]); &quot;&quot;)">
            <text:p/>
          </table:table-cell>
          <table:table-cell/>
          <table:table-cell table:style-name="ce243" table:formula="of:=IFERROR(IF(ISBLANK([.AD109]); &quot;&quot;; IF([.$G109]=&quot;Long&quot;; ([.AD109]-[.$L109])*[.$K109]/[.$N109]; ([.$L109]-[.AD109])*[.$K109]/[.$N109])-[.$S109]); &quot;&quot;)">
            <text:p/>
          </table:table-cell>
          <table:table-cell table:number-columns-repeated="2"/>
          <table:table-cell table:formula="of:=IF(ISBLANK([.B109]); &quot;&quot;; DAY([.B109]))">
            <text:p/>
          </table:table-cell>
          <table:table-cell table:formula="of:=IF(ISBLANK([.B109]); &quot;&quot;; WEEKDAY([.B109]))">
            <text:p/>
          </table:table-cell>
          <table:table-cell table:formula="of:=IF(ISBLANK([.B109]); &quot;&quot;; WEEKNUM([.B109]))">
            <text:p/>
          </table:table-cell>
          <table:table-cell table:formula="of:=IF(ISBLANK([.B109]); &quot;&quot;; MONTH([.B109]))">
            <text:p/>
          </table:table-cell>
          <table:table-cell table:formula="of:=IF(ISBLANK([.L109]); &quot;&quot;; [.K109]*[.L109])">
            <text:p/>
          </table:table-cell>
          <table:table-cell table:formula="of:=IF(ISNUMBER([.AL109]); [.AL109]*0.0035; &quot;&quot;)">
            <text:p/>
          </table:table-cell>
          <table:table-cell table:formula="of:=IF(ISBLANK([.Q109]); &quot;&quot;; [.P109]*[.Q109])">
            <text:p/>
          </table:table-cell>
          <table:table-cell table:formula="of:=IF(ISNUMBER([.AN109]); [.AN109]*0.0035; &quot;&quot;)">
            <text:p/>
          </table:table-cell>
          <table:table-cell table:formula="of:=IF(ISBLANK([.Q109]); &quot;&quot;; SUM([.$S$3:.S109]))">
            <text:p/>
          </table:table-cell>
          <table:table-cell table:formula="of:=IF(ISBLANK([.R109]); &quot;&quot;; SUM([.$T$3:.T109]))">
            <text:p/>
          </table:table-cell>
          <table:table-cell table:formula="of:=IF(OR(ISBLANK([.J109]); ISBLANK([.R109])); &quot;&quot;;ROUND(([.R109]-[.J109])*60*24))">
            <text:p/>
          </table:table-cell>
          <table:table-cell table:number-columns-repeated="20"/>
        </table:table-row>
        <table:table-row table:style-name="ro2">
          <table:table-cell office:value-type="float" office:value="108" calcext:value-type="float">
            <text:p>10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0]=&quot;Long&quot; ; [.L110]-[Overview.$C$4]/[.K110]  ;  IF([.G110]=&quot;Short&quot;; [.L110]+[Overview.$C$4]/[.K110]; &quot;&quot;) ); &quot;&quot;)">
            <text:p/>
          </table:table-cell>
          <table:table-cell table:formula="of:=IFERROR(ABS([.M110]-[.L110])*[.K110]; &quot;&quot;)">
            <text:p/>
          </table:table-cell>
          <table:table-cell table:style-name="ce312" table:formula="of:=IFERROR(  IF([.G110]=&quot;Long&quot;;  [.L110]+[Overview.$C$4]/[.K110]  *  [Overview.$C$6]  ;  IF([.G110]=&quot;Short&quot;   ;  [.L110]-[Overview.$C$4]/[.K110]  * [Overview.$C$6]  ; &quot;&quot;  )  )   ; &quot;&quot;)">
            <text:p/>
          </table:table-cell>
          <table:table-cell table:number-columns-repeated="3"/>
          <table:table-cell table:style-name="ce182" table:formula="of:=IFERROR([.T110]/[.N110]; &quot;&quot;)">
            <text:p/>
          </table:table-cell>
          <table:table-cell table:style-name="ce203" table:formula="of:=IFERROR(   IF( AND( [.G110]=&quot;Long&quot;;   [.P110]=[.K110])  ;  [.K110]*([.Q110]-[.L110])  ;    IF(  AND(  [.G110]=&quot;Short&quot;  ;   [.P110]=[.K110]   )   ;   [.K110]*([.L110]-[.Q110])   ;  &quot;&quot;)) ; &quot;&quot;)">
            <text:p/>
          </table:table-cell>
          <table:table-cell table:style-name="ce215" table:formula="of:=IF(ISNUMBER([.T110]); IF([.T110]&gt;=0; &quot;Win&quot;; &quot;Loss&quot;); &quot;&quot;)">
            <text:p/>
          </table:table-cell>
          <table:table-cell table:style-name="ce220" table:formula="of:=IF(ISNUMBER([.T110]); ROUND(([.R110]-[.J110])*60*24); &quot;&quot;)">
            <text:p/>
          </table:table-cell>
          <table:table-cell table:content-validation-name="val8"/>
          <table:table-cell table:number-columns-repeated="2"/>
          <table:table-cell table:style-name="ce239"/>
          <table:table-cell table:style-name="ce243" table:formula="of:=IFERROR(IF(ISBLANK([.Z110]); &quot;&quot;; IF([.$G110]=&quot;Long&quot;; ([.Z110]-[.$L110])*[.$K110]/[.$N110]; ([.$L110]-[.Z110])*[.$K110]/[.$N110])-[.$S110]); &quot;&quot;)">
            <text:p/>
          </table:table-cell>
          <table:table-cell/>
          <table:table-cell table:style-name="ce243" table:formula="of:=IFERROR(IF(ISBLANK([.AB110]); &quot;&quot;; IF([.$G110]=&quot;Long&quot;; ([.AB110]-[.$L110])*[.$K110]/[.$N110]; ([.$L110]-[.AB110])*[.$K110]/[.$N110])-[.$S110]); &quot;&quot;)">
            <text:p/>
          </table:table-cell>
          <table:table-cell/>
          <table:table-cell table:style-name="ce243" table:formula="of:=IFERROR(IF(ISBLANK([.AD110]); &quot;&quot;; IF([.$G110]=&quot;Long&quot;; ([.AD110]-[.$L110])*[.$K110]/[.$N110]; ([.$L110]-[.AD110])*[.$K110]/[.$N110])-[.$S110]); &quot;&quot;)">
            <text:p/>
          </table:table-cell>
          <table:table-cell table:number-columns-repeated="2"/>
          <table:table-cell table:formula="of:=IF(ISBLANK([.B110]); &quot;&quot;; DAY([.B110]))">
            <text:p/>
          </table:table-cell>
          <table:table-cell table:formula="of:=IF(ISBLANK([.B110]); &quot;&quot;; WEEKDAY([.B110]))">
            <text:p/>
          </table:table-cell>
          <table:table-cell table:formula="of:=IF(ISBLANK([.B110]); &quot;&quot;; WEEKNUM([.B110]))">
            <text:p/>
          </table:table-cell>
          <table:table-cell table:formula="of:=IF(ISBLANK([.B110]); &quot;&quot;; MONTH([.B110]))">
            <text:p/>
          </table:table-cell>
          <table:table-cell table:formula="of:=IF(ISBLANK([.L110]); &quot;&quot;; [.K110]*[.L110])">
            <text:p/>
          </table:table-cell>
          <table:table-cell table:formula="of:=IF(ISNUMBER([.AL110]); [.AL110]*0.0035; &quot;&quot;)">
            <text:p/>
          </table:table-cell>
          <table:table-cell table:formula="of:=IF(ISBLANK([.Q110]); &quot;&quot;; [.P110]*[.Q110])">
            <text:p/>
          </table:table-cell>
          <table:table-cell table:formula="of:=IF(ISNUMBER([.AN110]); [.AN110]*0.0035; &quot;&quot;)">
            <text:p/>
          </table:table-cell>
          <table:table-cell table:formula="of:=IF(ISBLANK([.Q110]); &quot;&quot;; SUM([.$S$3:.S110]))">
            <text:p/>
          </table:table-cell>
          <table:table-cell table:formula="of:=IF(ISBLANK([.R110]); &quot;&quot;; SUM([.$T$3:.T110]))">
            <text:p/>
          </table:table-cell>
          <table:table-cell table:formula="of:=IF(OR(ISBLANK([.J110]); ISBLANK([.R110])); &quot;&quot;;ROUND(([.R110]-[.J110])*60*24))">
            <text:p/>
          </table:table-cell>
          <table:table-cell table:number-columns-repeated="20"/>
        </table:table-row>
        <table:table-row table:style-name="ro2">
          <table:table-cell office:value-type="float" office:value="109" calcext:value-type="float">
            <text:p>109</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1]=&quot;Long&quot; ; [.L111]-[Overview.$C$4]/[.K111]  ;  IF([.G111]=&quot;Short&quot;; [.L111]+[Overview.$C$4]/[.K111]; &quot;&quot;) ); &quot;&quot;)">
            <text:p/>
          </table:table-cell>
          <table:table-cell table:formula="of:=IFERROR(ABS([.M111]-[.L111])*[.K111]; &quot;&quot;)">
            <text:p/>
          </table:table-cell>
          <table:table-cell table:style-name="ce312" table:formula="of:=IFERROR(  IF([.G111]=&quot;Long&quot;;  [.L111]+[Overview.$C$4]/[.K111]  *  [Overview.$C$6]  ;  IF([.G111]=&quot;Short&quot;   ;  [.L111]-[Overview.$C$4]/[.K111]  * [Overview.$C$6]  ; &quot;&quot;  )  )   ; &quot;&quot;)">
            <text:p/>
          </table:table-cell>
          <table:table-cell table:number-columns-repeated="3"/>
          <table:table-cell table:style-name="ce182" table:formula="of:=IFERROR([.T111]/[.N111]; &quot;&quot;)">
            <text:p/>
          </table:table-cell>
          <table:table-cell table:style-name="ce203" table:formula="of:=IFERROR(   IF( AND( [.G111]=&quot;Long&quot;;   [.P111]=[.K111])  ;  [.K111]*([.Q111]-[.L111])  ;    IF(  AND(  [.G111]=&quot;Short&quot;  ;   [.P111]=[.K111]   )   ;   [.K111]*([.L111]-[.Q111])   ;  &quot;&quot;)) ; &quot;&quot;)">
            <text:p/>
          </table:table-cell>
          <table:table-cell table:style-name="ce215" table:formula="of:=IF(ISNUMBER([.T111]); IF([.T111]&gt;=0; &quot;Win&quot;; &quot;Loss&quot;); &quot;&quot;)">
            <text:p/>
          </table:table-cell>
          <table:table-cell table:style-name="ce220" table:formula="of:=IF(ISNUMBER([.T111]); ROUND(([.R111]-[.J111])*60*24); &quot;&quot;)">
            <text:p/>
          </table:table-cell>
          <table:table-cell table:content-validation-name="val8"/>
          <table:table-cell table:number-columns-repeated="2"/>
          <table:table-cell table:style-name="ce239"/>
          <table:table-cell table:style-name="ce243" table:formula="of:=IFERROR(IF(ISBLANK([.Z111]); &quot;&quot;; IF([.$G111]=&quot;Long&quot;; ([.Z111]-[.$L111])*[.$K111]/[.$N111]; ([.$L111]-[.Z111])*[.$K111]/[.$N111])-[.$S111]); &quot;&quot;)">
            <text:p/>
          </table:table-cell>
          <table:table-cell/>
          <table:table-cell table:style-name="ce243" table:formula="of:=IFERROR(IF(ISBLANK([.AB111]); &quot;&quot;; IF([.$G111]=&quot;Long&quot;; ([.AB111]-[.$L111])*[.$K111]/[.$N111]; ([.$L111]-[.AB111])*[.$K111]/[.$N111])-[.$S111]); &quot;&quot;)">
            <text:p/>
          </table:table-cell>
          <table:table-cell/>
          <table:table-cell table:style-name="ce243" table:formula="of:=IFERROR(IF(ISBLANK([.AD111]); &quot;&quot;; IF([.$G111]=&quot;Long&quot;; ([.AD111]-[.$L111])*[.$K111]/[.$N111]; ([.$L111]-[.AD111])*[.$K111]/[.$N111])-[.$S111]); &quot;&quot;)">
            <text:p/>
          </table:table-cell>
          <table:table-cell table:number-columns-repeated="2"/>
          <table:table-cell table:formula="of:=IF(ISBLANK([.B111]); &quot;&quot;; DAY([.B111]))">
            <text:p/>
          </table:table-cell>
          <table:table-cell table:formula="of:=IF(ISBLANK([.B111]); &quot;&quot;; WEEKDAY([.B111]))">
            <text:p/>
          </table:table-cell>
          <table:table-cell table:formula="of:=IF(ISBLANK([.B111]); &quot;&quot;; WEEKNUM([.B111]))">
            <text:p/>
          </table:table-cell>
          <table:table-cell table:formula="of:=IF(ISBLANK([.B111]); &quot;&quot;; MONTH([.B111]))">
            <text:p/>
          </table:table-cell>
          <table:table-cell table:formula="of:=IF(ISBLANK([.L111]); &quot;&quot;; [.K111]*[.L111])">
            <text:p/>
          </table:table-cell>
          <table:table-cell table:formula="of:=IF(ISNUMBER([.AL111]); [.AL111]*0.0035; &quot;&quot;)">
            <text:p/>
          </table:table-cell>
          <table:table-cell table:formula="of:=IF(ISBLANK([.Q111]); &quot;&quot;; [.P111]*[.Q111])">
            <text:p/>
          </table:table-cell>
          <table:table-cell table:formula="of:=IF(ISNUMBER([.AN111]); [.AN111]*0.0035; &quot;&quot;)">
            <text:p/>
          </table:table-cell>
          <table:table-cell table:formula="of:=IF(ISBLANK([.Q111]); &quot;&quot;; SUM([.$S$3:.S111]))">
            <text:p/>
          </table:table-cell>
          <table:table-cell table:formula="of:=IF(ISBLANK([.R111]); &quot;&quot;; SUM([.$T$3:.T111]))">
            <text:p/>
          </table:table-cell>
          <table:table-cell table:formula="of:=IF(OR(ISBLANK([.J111]); ISBLANK([.R111])); &quot;&quot;;ROUND(([.R111]-[.J111])*60*24))">
            <text:p/>
          </table:table-cell>
          <table:table-cell table:number-columns-repeated="20"/>
        </table:table-row>
        <table:table-row table:style-name="ro2">
          <table:table-cell office:value-type="float" office:value="110" calcext:value-type="float">
            <text:p>110</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2]=&quot;Long&quot; ; [.L112]-[Overview.$C$4]/[.K112]  ;  IF([.G112]=&quot;Short&quot;; [.L112]+[Overview.$C$4]/[.K112]; &quot;&quot;) ); &quot;&quot;)">
            <text:p/>
          </table:table-cell>
          <table:table-cell table:formula="of:=IFERROR(ABS([.M112]-[.L112])*[.K112]; &quot;&quot;)">
            <text:p/>
          </table:table-cell>
          <table:table-cell table:style-name="ce312" table:formula="of:=IFERROR(  IF([.G112]=&quot;Long&quot;;  [.L112]+[Overview.$C$4]/[.K112]  *  [Overview.$C$6]  ;  IF([.G112]=&quot;Short&quot;   ;  [.L112]-[Overview.$C$4]/[.K112]  * [Overview.$C$6]  ; &quot;&quot;  )  )   ; &quot;&quot;)">
            <text:p/>
          </table:table-cell>
          <table:table-cell table:number-columns-repeated="3"/>
          <table:table-cell table:style-name="ce182" table:formula="of:=IFERROR([.T112]/[.N112]; &quot;&quot;)">
            <text:p/>
          </table:table-cell>
          <table:table-cell table:style-name="ce203" table:formula="of:=IFERROR(   IF( AND( [.G112]=&quot;Long&quot;;   [.P112]=[.K112])  ;  [.K112]*([.Q112]-[.L112])  ;    IF(  AND(  [.G112]=&quot;Short&quot;  ;   [.P112]=[.K112]   )   ;   [.K112]*([.L112]-[.Q112])   ;  &quot;&quot;)) ; &quot;&quot;)">
            <text:p/>
          </table:table-cell>
          <table:table-cell table:style-name="ce215" table:formula="of:=IF(ISNUMBER([.T112]); IF([.T112]&gt;=0; &quot;Win&quot;; &quot;Loss&quot;); &quot;&quot;)">
            <text:p/>
          </table:table-cell>
          <table:table-cell table:style-name="ce220" table:formula="of:=IF(ISNUMBER([.T112]); ROUND(([.R112]-[.J112])*60*24); &quot;&quot;)">
            <text:p/>
          </table:table-cell>
          <table:table-cell table:content-validation-name="val8"/>
          <table:table-cell table:number-columns-repeated="2"/>
          <table:table-cell table:style-name="ce239"/>
          <table:table-cell table:style-name="ce243" table:formula="of:=IFERROR(IF(ISBLANK([.Z112]); &quot;&quot;; IF([.$G112]=&quot;Long&quot;; ([.Z112]-[.$L112])*[.$K112]/[.$N112]; ([.$L112]-[.Z112])*[.$K112]/[.$N112])-[.$S112]); &quot;&quot;)">
            <text:p/>
          </table:table-cell>
          <table:table-cell/>
          <table:table-cell table:style-name="ce243" table:formula="of:=IFERROR(IF(ISBLANK([.AB112]); &quot;&quot;; IF([.$G112]=&quot;Long&quot;; ([.AB112]-[.$L112])*[.$K112]/[.$N112]; ([.$L112]-[.AB112])*[.$K112]/[.$N112])-[.$S112]); &quot;&quot;)">
            <text:p/>
          </table:table-cell>
          <table:table-cell/>
          <table:table-cell table:style-name="ce243" table:formula="of:=IFERROR(IF(ISBLANK([.AD112]); &quot;&quot;; IF([.$G112]=&quot;Long&quot;; ([.AD112]-[.$L112])*[.$K112]/[.$N112]; ([.$L112]-[.AD112])*[.$K112]/[.$N112])-[.$S112]); &quot;&quot;)">
            <text:p/>
          </table:table-cell>
          <table:table-cell table:number-columns-repeated="2"/>
          <table:table-cell table:formula="of:=IF(ISBLANK([.B112]); &quot;&quot;; DAY([.B112]))">
            <text:p/>
          </table:table-cell>
          <table:table-cell table:formula="of:=IF(ISBLANK([.B112]); &quot;&quot;; WEEKDAY([.B112]))">
            <text:p/>
          </table:table-cell>
          <table:table-cell table:formula="of:=IF(ISBLANK([.B112]); &quot;&quot;; WEEKNUM([.B112]))">
            <text:p/>
          </table:table-cell>
          <table:table-cell table:formula="of:=IF(ISBLANK([.B112]); &quot;&quot;; MONTH([.B112]))">
            <text:p/>
          </table:table-cell>
          <table:table-cell table:formula="of:=IF(ISBLANK([.L112]); &quot;&quot;; [.K112]*[.L112])">
            <text:p/>
          </table:table-cell>
          <table:table-cell table:formula="of:=IF(ISNUMBER([.AL112]); [.AL112]*0.0035; &quot;&quot;)">
            <text:p/>
          </table:table-cell>
          <table:table-cell table:formula="of:=IF(ISBLANK([.Q112]); &quot;&quot;; [.P112]*[.Q112])">
            <text:p/>
          </table:table-cell>
          <table:table-cell table:formula="of:=IF(ISNUMBER([.AN112]); [.AN112]*0.0035; &quot;&quot;)">
            <text:p/>
          </table:table-cell>
          <table:table-cell table:formula="of:=IF(ISBLANK([.Q112]); &quot;&quot;; SUM([.$S$3:.S112]))">
            <text:p/>
          </table:table-cell>
          <table:table-cell table:formula="of:=IF(ISBLANK([.R112]); &quot;&quot;; SUM([.$T$3:.T112]))">
            <text:p/>
          </table:table-cell>
          <table:table-cell table:formula="of:=IF(OR(ISBLANK([.J112]); ISBLANK([.R112])); &quot;&quot;;ROUND(([.R112]-[.J112])*60*24))">
            <text:p/>
          </table:table-cell>
          <table:table-cell table:number-columns-repeated="20"/>
        </table:table-row>
        <table:table-row table:style-name="ro2">
          <table:table-cell office:value-type="float" office:value="111" calcext:value-type="float">
            <text:p>111</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3]=&quot;Long&quot; ; [.L113]-[Overview.$C$4]/[.K113]  ;  IF([.G113]=&quot;Short&quot;; [.L113]+[Overview.$C$4]/[.K113]; &quot;&quot;) ); &quot;&quot;)">
            <text:p/>
          </table:table-cell>
          <table:table-cell table:formula="of:=IFERROR(ABS([.M113]-[.L113])*[.K113]; &quot;&quot;)">
            <text:p/>
          </table:table-cell>
          <table:table-cell table:style-name="ce312" table:formula="of:=IFERROR(  IF([.G113]=&quot;Long&quot;;  [.L113]+[Overview.$C$4]/[.K113]  *  [Overview.$C$6]  ;  IF([.G113]=&quot;Short&quot;   ;  [.L113]-[Overview.$C$4]/[.K113]  * [Overview.$C$6]  ; &quot;&quot;  )  )   ; &quot;&quot;)">
            <text:p/>
          </table:table-cell>
          <table:table-cell table:number-columns-repeated="3"/>
          <table:table-cell table:style-name="ce182" table:formula="of:=IFERROR([.T113]/[.N113]; &quot;&quot;)">
            <text:p/>
          </table:table-cell>
          <table:table-cell table:style-name="ce203" table:formula="of:=IFERROR(   IF( AND( [.G113]=&quot;Long&quot;;   [.P113]=[.K113])  ;  [.K113]*([.Q113]-[.L113])  ;    IF(  AND(  [.G113]=&quot;Short&quot;  ;   [.P113]=[.K113]   )   ;   [.K113]*([.L113]-[.Q113])   ;  &quot;&quot;)) ; &quot;&quot;)">
            <text:p/>
          </table:table-cell>
          <table:table-cell table:style-name="ce215" table:formula="of:=IF(ISNUMBER([.T113]); IF([.T113]&gt;=0; &quot;Win&quot;; &quot;Loss&quot;); &quot;&quot;)">
            <text:p/>
          </table:table-cell>
          <table:table-cell table:style-name="ce220" table:formula="of:=IF(ISNUMBER([.T113]); ROUND(([.R113]-[.J113])*60*24); &quot;&quot;)">
            <text:p/>
          </table:table-cell>
          <table:table-cell table:content-validation-name="val8"/>
          <table:table-cell table:number-columns-repeated="2"/>
          <table:table-cell table:style-name="ce239"/>
          <table:table-cell table:style-name="ce243" table:formula="of:=IFERROR(IF(ISBLANK([.Z113]); &quot;&quot;; IF([.$G113]=&quot;Long&quot;; ([.Z113]-[.$L113])*[.$K113]/[.$N113]; ([.$L113]-[.Z113])*[.$K113]/[.$N113])-[.$S113]); &quot;&quot;)">
            <text:p/>
          </table:table-cell>
          <table:table-cell/>
          <table:table-cell table:style-name="ce243" table:formula="of:=IFERROR(IF(ISBLANK([.AB113]); &quot;&quot;; IF([.$G113]=&quot;Long&quot;; ([.AB113]-[.$L113])*[.$K113]/[.$N113]; ([.$L113]-[.AB113])*[.$K113]/[.$N113])-[.$S113]); &quot;&quot;)">
            <text:p/>
          </table:table-cell>
          <table:table-cell/>
          <table:table-cell table:style-name="ce243" table:formula="of:=IFERROR(IF(ISBLANK([.AD113]); &quot;&quot;; IF([.$G113]=&quot;Long&quot;; ([.AD113]-[.$L113])*[.$K113]/[.$N113]; ([.$L113]-[.AD113])*[.$K113]/[.$N113])-[.$S113]); &quot;&quot;)">
            <text:p/>
          </table:table-cell>
          <table:table-cell table:number-columns-repeated="2"/>
          <table:table-cell table:formula="of:=IF(ISBLANK([.B113]); &quot;&quot;; DAY([.B113]))">
            <text:p/>
          </table:table-cell>
          <table:table-cell table:formula="of:=IF(ISBLANK([.B113]); &quot;&quot;; WEEKDAY([.B113]))">
            <text:p/>
          </table:table-cell>
          <table:table-cell table:formula="of:=IF(ISBLANK([.B113]); &quot;&quot;; WEEKNUM([.B113]))">
            <text:p/>
          </table:table-cell>
          <table:table-cell table:formula="of:=IF(ISBLANK([.B113]); &quot;&quot;; MONTH([.B113]))">
            <text:p/>
          </table:table-cell>
          <table:table-cell table:formula="of:=IF(ISBLANK([.L113]); &quot;&quot;; [.K113]*[.L113])">
            <text:p/>
          </table:table-cell>
          <table:table-cell table:formula="of:=IF(ISNUMBER([.AL113]); [.AL113]*0.0035; &quot;&quot;)">
            <text:p/>
          </table:table-cell>
          <table:table-cell table:formula="of:=IF(ISBLANK([.Q113]); &quot;&quot;; [.P113]*[.Q113])">
            <text:p/>
          </table:table-cell>
          <table:table-cell table:formula="of:=IF(ISNUMBER([.AN113]); [.AN113]*0.0035; &quot;&quot;)">
            <text:p/>
          </table:table-cell>
          <table:table-cell table:formula="of:=IF(ISBLANK([.Q113]); &quot;&quot;; SUM([.$S$3:.S113]))">
            <text:p/>
          </table:table-cell>
          <table:table-cell table:formula="of:=IF(ISBLANK([.R113]); &quot;&quot;; SUM([.$T$3:.T113]))">
            <text:p/>
          </table:table-cell>
          <table:table-cell table:formula="of:=IF(OR(ISBLANK([.J113]); ISBLANK([.R113])); &quot;&quot;;ROUND(([.R113]-[.J113])*60*24))">
            <text:p/>
          </table:table-cell>
          <table:table-cell table:number-columns-repeated="20"/>
        </table:table-row>
        <table:table-row table:style-name="ro2">
          <table:table-cell office:value-type="float" office:value="112" calcext:value-type="float">
            <text:p>11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4]=&quot;Long&quot; ; [.L114]-[Overview.$C$4]/[.K114]  ;  IF([.G114]=&quot;Short&quot;; [.L114]+[Overview.$C$4]/[.K114]; &quot;&quot;) ); &quot;&quot;)">
            <text:p/>
          </table:table-cell>
          <table:table-cell table:formula="of:=IFERROR(ABS([.M114]-[.L114])*[.K114]; &quot;&quot;)">
            <text:p/>
          </table:table-cell>
          <table:table-cell table:style-name="ce312" table:formula="of:=IFERROR(  IF([.G114]=&quot;Long&quot;;  [.L114]+[Overview.$C$4]/[.K114]  *  [Overview.$C$6]  ;  IF([.G114]=&quot;Short&quot;   ;  [.L114]-[Overview.$C$4]/[.K114]  * [Overview.$C$6]  ; &quot;&quot;  )  )   ; &quot;&quot;)">
            <text:p/>
          </table:table-cell>
          <table:table-cell table:number-columns-repeated="3"/>
          <table:table-cell table:style-name="ce182" table:formula="of:=IFERROR([.T114]/[.N114]; &quot;&quot;)">
            <text:p/>
          </table:table-cell>
          <table:table-cell table:style-name="ce203" table:formula="of:=IFERROR(   IF( AND( [.G114]=&quot;Long&quot;;   [.P114]=[.K114])  ;  [.K114]*([.Q114]-[.L114])  ;    IF(  AND(  [.G114]=&quot;Short&quot;  ;   [.P114]=[.K114]   )   ;   [.K114]*([.L114]-[.Q114])   ;  &quot;&quot;)) ; &quot;&quot;)">
            <text:p/>
          </table:table-cell>
          <table:table-cell table:style-name="ce215" table:formula="of:=IF(ISNUMBER([.T114]); IF([.T114]&gt;=0; &quot;Win&quot;; &quot;Loss&quot;); &quot;&quot;)">
            <text:p/>
          </table:table-cell>
          <table:table-cell table:style-name="ce220" table:formula="of:=IF(ISNUMBER([.T114]); ROUND(([.R114]-[.J114])*60*24); &quot;&quot;)">
            <text:p/>
          </table:table-cell>
          <table:table-cell table:content-validation-name="val8"/>
          <table:table-cell table:number-columns-repeated="2"/>
          <table:table-cell table:style-name="ce239"/>
          <table:table-cell table:style-name="ce243" table:formula="of:=IFERROR(IF(ISBLANK([.Z114]); &quot;&quot;; IF([.$G114]=&quot;Long&quot;; ([.Z114]-[.$L114])*[.$K114]/[.$N114]; ([.$L114]-[.Z114])*[.$K114]/[.$N114])-[.$S114]); &quot;&quot;)">
            <text:p/>
          </table:table-cell>
          <table:table-cell/>
          <table:table-cell table:style-name="ce243" table:formula="of:=IFERROR(IF(ISBLANK([.AB114]); &quot;&quot;; IF([.$G114]=&quot;Long&quot;; ([.AB114]-[.$L114])*[.$K114]/[.$N114]; ([.$L114]-[.AB114])*[.$K114]/[.$N114])-[.$S114]); &quot;&quot;)">
            <text:p/>
          </table:table-cell>
          <table:table-cell/>
          <table:table-cell table:style-name="ce243" table:formula="of:=IFERROR(IF(ISBLANK([.AD114]); &quot;&quot;; IF([.$G114]=&quot;Long&quot;; ([.AD114]-[.$L114])*[.$K114]/[.$N114]; ([.$L114]-[.AD114])*[.$K114]/[.$N114])-[.$S114]); &quot;&quot;)">
            <text:p/>
          </table:table-cell>
          <table:table-cell table:number-columns-repeated="2"/>
          <table:table-cell table:formula="of:=IF(ISBLANK([.B114]); &quot;&quot;; DAY([.B114]))">
            <text:p/>
          </table:table-cell>
          <table:table-cell table:formula="of:=IF(ISBLANK([.B114]); &quot;&quot;; WEEKDAY([.B114]))">
            <text:p/>
          </table:table-cell>
          <table:table-cell table:formula="of:=IF(ISBLANK([.B114]); &quot;&quot;; WEEKNUM([.B114]))">
            <text:p/>
          </table:table-cell>
          <table:table-cell table:formula="of:=IF(ISBLANK([.B114]); &quot;&quot;; MONTH([.B114]))">
            <text:p/>
          </table:table-cell>
          <table:table-cell table:formula="of:=IF(ISBLANK([.L114]); &quot;&quot;; [.K114]*[.L114])">
            <text:p/>
          </table:table-cell>
          <table:table-cell table:formula="of:=IF(ISNUMBER([.AL114]); [.AL114]*0.0035; &quot;&quot;)">
            <text:p/>
          </table:table-cell>
          <table:table-cell table:formula="of:=IF(ISBLANK([.Q114]); &quot;&quot;; [.P114]*[.Q114])">
            <text:p/>
          </table:table-cell>
          <table:table-cell table:formula="of:=IF(ISNUMBER([.AN114]); [.AN114]*0.0035; &quot;&quot;)">
            <text:p/>
          </table:table-cell>
          <table:table-cell table:formula="of:=IF(ISBLANK([.Q114]); &quot;&quot;; SUM([.$S$3:.S114]))">
            <text:p/>
          </table:table-cell>
          <table:table-cell table:formula="of:=IF(ISBLANK([.R114]); &quot;&quot;; SUM([.$T$3:.T114]))">
            <text:p/>
          </table:table-cell>
          <table:table-cell table:formula="of:=IF(OR(ISBLANK([.J114]); ISBLANK([.R114])); &quot;&quot;;ROUND(([.R114]-[.J114])*60*24))">
            <text:p/>
          </table:table-cell>
          <table:table-cell table:number-columns-repeated="20"/>
        </table:table-row>
        <table:table-row table:style-name="ro2">
          <table:table-cell office:value-type="float" office:value="113" calcext:value-type="float">
            <text:p>11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5]=&quot;Long&quot; ; [.L115]-[Overview.$C$4]/[.K115]  ;  IF([.G115]=&quot;Short&quot;; [.L115]+[Overview.$C$4]/[.K115]; &quot;&quot;) ); &quot;&quot;)">
            <text:p/>
          </table:table-cell>
          <table:table-cell table:formula="of:=IFERROR(ABS([.M115]-[.L115])*[.K115]; &quot;&quot;)">
            <text:p/>
          </table:table-cell>
          <table:table-cell table:style-name="ce312" table:formula="of:=IFERROR(  IF([.G115]=&quot;Long&quot;;  [.L115]+[Overview.$C$4]/[.K115]  *  [Overview.$C$6]  ;  IF([.G115]=&quot;Short&quot;   ;  [.L115]-[Overview.$C$4]/[.K115]  * [Overview.$C$6]  ; &quot;&quot;  )  )   ; &quot;&quot;)">
            <text:p/>
          </table:table-cell>
          <table:table-cell table:number-columns-repeated="3"/>
          <table:table-cell table:style-name="ce182" table:formula="of:=IFERROR([.T115]/[.N115]; &quot;&quot;)">
            <text:p/>
          </table:table-cell>
          <table:table-cell table:style-name="ce203" table:formula="of:=IFERROR(   IF( AND( [.G115]=&quot;Long&quot;;   [.P115]=[.K115])  ;  [.K115]*([.Q115]-[.L115])  ;    IF(  AND(  [.G115]=&quot;Short&quot;  ;   [.P115]=[.K115]   )   ;   [.K115]*([.L115]-[.Q115])   ;  &quot;&quot;)) ; &quot;&quot;)">
            <text:p/>
          </table:table-cell>
          <table:table-cell table:style-name="ce215" table:formula="of:=IF(ISNUMBER([.T115]); IF([.T115]&gt;=0; &quot;Win&quot;; &quot;Loss&quot;); &quot;&quot;)">
            <text:p/>
          </table:table-cell>
          <table:table-cell table:style-name="ce220" table:formula="of:=IF(ISNUMBER([.T115]); ROUND(([.R115]-[.J115])*60*24); &quot;&quot;)">
            <text:p/>
          </table:table-cell>
          <table:table-cell table:content-validation-name="val8"/>
          <table:table-cell table:number-columns-repeated="2"/>
          <table:table-cell table:style-name="ce239"/>
          <table:table-cell table:style-name="ce243" table:formula="of:=IFERROR(IF(ISBLANK([.Z115]); &quot;&quot;; IF([.$G115]=&quot;Long&quot;; ([.Z115]-[.$L115])*[.$K115]/[.$N115]; ([.$L115]-[.Z115])*[.$K115]/[.$N115])-[.$S115]); &quot;&quot;)">
            <text:p/>
          </table:table-cell>
          <table:table-cell/>
          <table:table-cell table:style-name="ce243" table:formula="of:=IFERROR(IF(ISBLANK([.AB115]); &quot;&quot;; IF([.$G115]=&quot;Long&quot;; ([.AB115]-[.$L115])*[.$K115]/[.$N115]; ([.$L115]-[.AB115])*[.$K115]/[.$N115])-[.$S115]); &quot;&quot;)">
            <text:p/>
          </table:table-cell>
          <table:table-cell/>
          <table:table-cell table:style-name="ce243" table:formula="of:=IFERROR(IF(ISBLANK([.AD115]); &quot;&quot;; IF([.$G115]=&quot;Long&quot;; ([.AD115]-[.$L115])*[.$K115]/[.$N115]; ([.$L115]-[.AD115])*[.$K115]/[.$N115])-[.$S115]); &quot;&quot;)">
            <text:p/>
          </table:table-cell>
          <table:table-cell table:number-columns-repeated="2"/>
          <table:table-cell table:formula="of:=IF(ISBLANK([.B115]); &quot;&quot;; DAY([.B115]))">
            <text:p/>
          </table:table-cell>
          <table:table-cell table:formula="of:=IF(ISBLANK([.B115]); &quot;&quot;; WEEKDAY([.B115]))">
            <text:p/>
          </table:table-cell>
          <table:table-cell table:formula="of:=IF(ISBLANK([.B115]); &quot;&quot;; WEEKNUM([.B115]))">
            <text:p/>
          </table:table-cell>
          <table:table-cell table:formula="of:=IF(ISBLANK([.B115]); &quot;&quot;; MONTH([.B115]))">
            <text:p/>
          </table:table-cell>
          <table:table-cell table:formula="of:=IF(ISBLANK([.L115]); &quot;&quot;; [.K115]*[.L115])">
            <text:p/>
          </table:table-cell>
          <table:table-cell table:formula="of:=IF(ISNUMBER([.AL115]); [.AL115]*0.0035; &quot;&quot;)">
            <text:p/>
          </table:table-cell>
          <table:table-cell table:formula="of:=IF(ISBLANK([.Q115]); &quot;&quot;; [.P115]*[.Q115])">
            <text:p/>
          </table:table-cell>
          <table:table-cell table:formula="of:=IF(ISNUMBER([.AN115]); [.AN115]*0.0035; &quot;&quot;)">
            <text:p/>
          </table:table-cell>
          <table:table-cell table:formula="of:=IF(ISBLANK([.Q115]); &quot;&quot;; SUM([.$S$3:.S115]))">
            <text:p/>
          </table:table-cell>
          <table:table-cell table:formula="of:=IF(ISBLANK([.R115]); &quot;&quot;; SUM([.$T$3:.T115]))">
            <text:p/>
          </table:table-cell>
          <table:table-cell table:formula="of:=IF(OR(ISBLANK([.J115]); ISBLANK([.R115])); &quot;&quot;;ROUND(([.R115]-[.J115])*60*24))">
            <text:p/>
          </table:table-cell>
          <table:table-cell table:number-columns-repeated="20"/>
        </table:table-row>
        <table:table-row table:style-name="ro2">
          <table:table-cell office:value-type="float" office:value="114" calcext:value-type="float">
            <text:p>11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6]=&quot;Long&quot; ; [.L116]-[Overview.$C$4]/[.K116]  ;  IF([.G116]=&quot;Short&quot;; [.L116]+[Overview.$C$4]/[.K116]; &quot;&quot;) ); &quot;&quot;)">
            <text:p/>
          </table:table-cell>
          <table:table-cell table:formula="of:=IFERROR(ABS([.M116]-[.L116])*[.K116]; &quot;&quot;)">
            <text:p/>
          </table:table-cell>
          <table:table-cell table:style-name="ce312" table:formula="of:=IFERROR(  IF([.G116]=&quot;Long&quot;;  [.L116]+[Overview.$C$4]/[.K116]  *  [Overview.$C$6]  ;  IF([.G116]=&quot;Short&quot;   ;  [.L116]-[Overview.$C$4]/[.K116]  * [Overview.$C$6]  ; &quot;&quot;  )  )   ; &quot;&quot;)">
            <text:p/>
          </table:table-cell>
          <table:table-cell table:number-columns-repeated="3"/>
          <table:table-cell table:style-name="ce182" table:formula="of:=IFERROR([.T116]/[.N116]; &quot;&quot;)">
            <text:p/>
          </table:table-cell>
          <table:table-cell table:style-name="ce203" table:formula="of:=IFERROR(   IF( AND( [.G116]=&quot;Long&quot;;   [.P116]=[.K116])  ;  [.K116]*([.Q116]-[.L116])  ;    IF(  AND(  [.G116]=&quot;Short&quot;  ;   [.P116]=[.K116]   )   ;   [.K116]*([.L116]-[.Q116])   ;  &quot;&quot;)) ; &quot;&quot;)">
            <text:p/>
          </table:table-cell>
          <table:table-cell table:style-name="ce215" table:formula="of:=IF(ISNUMBER([.T116]); IF([.T116]&gt;=0; &quot;Win&quot;; &quot;Loss&quot;); &quot;&quot;)">
            <text:p/>
          </table:table-cell>
          <table:table-cell table:style-name="ce220" table:formula="of:=IF(ISNUMBER([.T116]); ROUND(([.R116]-[.J116])*60*24); &quot;&quot;)">
            <text:p/>
          </table:table-cell>
          <table:table-cell table:content-validation-name="val8"/>
          <table:table-cell table:number-columns-repeated="2"/>
          <table:table-cell table:style-name="ce239"/>
          <table:table-cell table:style-name="ce243" table:formula="of:=IFERROR(IF(ISBLANK([.Z116]); &quot;&quot;; IF([.$G116]=&quot;Long&quot;; ([.Z116]-[.$L116])*[.$K116]/[.$N116]; ([.$L116]-[.Z116])*[.$K116]/[.$N116])-[.$S116]); &quot;&quot;)">
            <text:p/>
          </table:table-cell>
          <table:table-cell/>
          <table:table-cell table:style-name="ce243" table:formula="of:=IFERROR(IF(ISBLANK([.AB116]); &quot;&quot;; IF([.$G116]=&quot;Long&quot;; ([.AB116]-[.$L116])*[.$K116]/[.$N116]; ([.$L116]-[.AB116])*[.$K116]/[.$N116])-[.$S116]); &quot;&quot;)">
            <text:p/>
          </table:table-cell>
          <table:table-cell/>
          <table:table-cell table:style-name="ce243" table:formula="of:=IFERROR(IF(ISBLANK([.AD116]); &quot;&quot;; IF([.$G116]=&quot;Long&quot;; ([.AD116]-[.$L116])*[.$K116]/[.$N116]; ([.$L116]-[.AD116])*[.$K116]/[.$N116])-[.$S116]); &quot;&quot;)">
            <text:p/>
          </table:table-cell>
          <table:table-cell table:number-columns-repeated="2"/>
          <table:table-cell table:formula="of:=IF(ISBLANK([.B116]); &quot;&quot;; DAY([.B116]))">
            <text:p/>
          </table:table-cell>
          <table:table-cell table:formula="of:=IF(ISBLANK([.B116]); &quot;&quot;; WEEKDAY([.B116]))">
            <text:p/>
          </table:table-cell>
          <table:table-cell table:formula="of:=IF(ISBLANK([.B116]); &quot;&quot;; WEEKNUM([.B116]))">
            <text:p/>
          </table:table-cell>
          <table:table-cell table:formula="of:=IF(ISBLANK([.B116]); &quot;&quot;; MONTH([.B116]))">
            <text:p/>
          </table:table-cell>
          <table:table-cell table:formula="of:=IF(ISBLANK([.L116]); &quot;&quot;; [.K116]*[.L116])">
            <text:p/>
          </table:table-cell>
          <table:table-cell table:formula="of:=IF(ISNUMBER([.AL116]); [.AL116]*0.0035; &quot;&quot;)">
            <text:p/>
          </table:table-cell>
          <table:table-cell table:formula="of:=IF(ISBLANK([.Q116]); &quot;&quot;; [.P116]*[.Q116])">
            <text:p/>
          </table:table-cell>
          <table:table-cell table:formula="of:=IF(ISNUMBER([.AN116]); [.AN116]*0.0035; &quot;&quot;)">
            <text:p/>
          </table:table-cell>
          <table:table-cell table:formula="of:=IF(ISBLANK([.Q116]); &quot;&quot;; SUM([.$S$3:.S116]))">
            <text:p/>
          </table:table-cell>
          <table:table-cell table:formula="of:=IF(ISBLANK([.R116]); &quot;&quot;; SUM([.$T$3:.T116]))">
            <text:p/>
          </table:table-cell>
          <table:table-cell table:formula="of:=IF(OR(ISBLANK([.J116]); ISBLANK([.R116])); &quot;&quot;;ROUND(([.R116]-[.J116])*60*24))">
            <text:p/>
          </table:table-cell>
          <table:table-cell table:number-columns-repeated="20"/>
        </table:table-row>
        <table:table-row table:style-name="ro2">
          <table:table-cell office:value-type="float" office:value="115" calcext:value-type="float">
            <text:p>11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7]=&quot;Long&quot; ; [.L117]-[Overview.$C$4]/[.K117]  ;  IF([.G117]=&quot;Short&quot;; [.L117]+[Overview.$C$4]/[.K117]; &quot;&quot;) ); &quot;&quot;)">
            <text:p/>
          </table:table-cell>
          <table:table-cell table:formula="of:=IFERROR(ABS([.M117]-[.L117])*[.K117]; &quot;&quot;)">
            <text:p/>
          </table:table-cell>
          <table:table-cell table:style-name="ce312" table:formula="of:=IFERROR(  IF([.G117]=&quot;Long&quot;;  [.L117]+[Overview.$C$4]/[.K117]  *  [Overview.$C$6]  ;  IF([.G117]=&quot;Short&quot;   ;  [.L117]-[Overview.$C$4]/[.K117]  * [Overview.$C$6]  ; &quot;&quot;  )  )   ; &quot;&quot;)">
            <text:p/>
          </table:table-cell>
          <table:table-cell table:number-columns-repeated="3"/>
          <table:table-cell table:style-name="ce182" table:formula="of:=IFERROR([.T117]/[.N117]; &quot;&quot;)">
            <text:p/>
          </table:table-cell>
          <table:table-cell table:style-name="ce203" table:formula="of:=IFERROR(   IF( AND( [.G117]=&quot;Long&quot;;   [.P117]=[.K117])  ;  [.K117]*([.Q117]-[.L117])  ;    IF(  AND(  [.G117]=&quot;Short&quot;  ;   [.P117]=[.K117]   )   ;   [.K117]*([.L117]-[.Q117])   ;  &quot;&quot;)) ; &quot;&quot;)">
            <text:p/>
          </table:table-cell>
          <table:table-cell table:style-name="ce215" table:formula="of:=IF(ISNUMBER([.T117]); IF([.T117]&gt;=0; &quot;Win&quot;; &quot;Loss&quot;); &quot;&quot;)">
            <text:p/>
          </table:table-cell>
          <table:table-cell table:style-name="ce220" table:formula="of:=IF(ISNUMBER([.T117]); ROUND(([.R117]-[.J117])*60*24); &quot;&quot;)">
            <text:p/>
          </table:table-cell>
          <table:table-cell table:content-validation-name="val8"/>
          <table:table-cell table:number-columns-repeated="2"/>
          <table:table-cell table:style-name="ce239"/>
          <table:table-cell table:style-name="ce243" table:formula="of:=IFERROR(IF(ISBLANK([.Z117]); &quot;&quot;; IF([.$G117]=&quot;Long&quot;; ([.Z117]-[.$L117])*[.$K117]/[.$N117]; ([.$L117]-[.Z117])*[.$K117]/[.$N117])-[.$S117]); &quot;&quot;)">
            <text:p/>
          </table:table-cell>
          <table:table-cell/>
          <table:table-cell table:style-name="ce243" table:formula="of:=IFERROR(IF(ISBLANK([.AB117]); &quot;&quot;; IF([.$G117]=&quot;Long&quot;; ([.AB117]-[.$L117])*[.$K117]/[.$N117]; ([.$L117]-[.AB117])*[.$K117]/[.$N117])-[.$S117]); &quot;&quot;)">
            <text:p/>
          </table:table-cell>
          <table:table-cell/>
          <table:table-cell table:style-name="ce243" table:formula="of:=IFERROR(IF(ISBLANK([.AD117]); &quot;&quot;; IF([.$G117]=&quot;Long&quot;; ([.AD117]-[.$L117])*[.$K117]/[.$N117]; ([.$L117]-[.AD117])*[.$K117]/[.$N117])-[.$S117]); &quot;&quot;)">
            <text:p/>
          </table:table-cell>
          <table:table-cell table:number-columns-repeated="2"/>
          <table:table-cell table:formula="of:=IF(ISBLANK([.B117]); &quot;&quot;; DAY([.B117]))">
            <text:p/>
          </table:table-cell>
          <table:table-cell table:formula="of:=IF(ISBLANK([.B117]); &quot;&quot;; WEEKDAY([.B117]))">
            <text:p/>
          </table:table-cell>
          <table:table-cell table:formula="of:=IF(ISBLANK([.B117]); &quot;&quot;; WEEKNUM([.B117]))">
            <text:p/>
          </table:table-cell>
          <table:table-cell table:formula="of:=IF(ISBLANK([.B117]); &quot;&quot;; MONTH([.B117]))">
            <text:p/>
          </table:table-cell>
          <table:table-cell table:formula="of:=IF(ISBLANK([.L117]); &quot;&quot;; [.K117]*[.L117])">
            <text:p/>
          </table:table-cell>
          <table:table-cell table:formula="of:=IF(ISNUMBER([.AL117]); [.AL117]*0.0035; &quot;&quot;)">
            <text:p/>
          </table:table-cell>
          <table:table-cell table:formula="of:=IF(ISBLANK([.Q117]); &quot;&quot;; [.P117]*[.Q117])">
            <text:p/>
          </table:table-cell>
          <table:table-cell table:formula="of:=IF(ISNUMBER([.AN117]); [.AN117]*0.0035; &quot;&quot;)">
            <text:p/>
          </table:table-cell>
          <table:table-cell table:formula="of:=IF(ISBLANK([.Q117]); &quot;&quot;; SUM([.$S$3:.S117]))">
            <text:p/>
          </table:table-cell>
          <table:table-cell table:formula="of:=IF(ISBLANK([.R117]); &quot;&quot;; SUM([.$T$3:.T117]))">
            <text:p/>
          </table:table-cell>
          <table:table-cell table:formula="of:=IF(OR(ISBLANK([.J117]); ISBLANK([.R117])); &quot;&quot;;ROUND(([.R117]-[.J117])*60*24))">
            <text:p/>
          </table:table-cell>
          <table:table-cell table:number-columns-repeated="20"/>
        </table:table-row>
        <table:table-row table:style-name="ro2">
          <table:table-cell office:value-type="float" office:value="116" calcext:value-type="float">
            <text:p>11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8]=&quot;Long&quot; ; [.L118]-[Overview.$C$4]/[.K118]  ;  IF([.G118]=&quot;Short&quot;; [.L118]+[Overview.$C$4]/[.K118]; &quot;&quot;) ); &quot;&quot;)">
            <text:p/>
          </table:table-cell>
          <table:table-cell table:formula="of:=IFERROR(ABS([.M118]-[.L118])*[.K118]; &quot;&quot;)">
            <text:p/>
          </table:table-cell>
          <table:table-cell table:style-name="ce312" table:formula="of:=IFERROR(  IF([.G118]=&quot;Long&quot;;  [.L118]+[Overview.$C$4]/[.K118]  *  [Overview.$C$6]  ;  IF([.G118]=&quot;Short&quot;   ;  [.L118]-[Overview.$C$4]/[.K118]  * [Overview.$C$6]  ; &quot;&quot;  )  )   ; &quot;&quot;)">
            <text:p/>
          </table:table-cell>
          <table:table-cell table:number-columns-repeated="3"/>
          <table:table-cell table:style-name="ce182" table:formula="of:=IFERROR([.T118]/[.N118]; &quot;&quot;)">
            <text:p/>
          </table:table-cell>
          <table:table-cell table:style-name="ce203" table:formula="of:=IFERROR(   IF( AND( [.G118]=&quot;Long&quot;;   [.P118]=[.K118])  ;  [.K118]*([.Q118]-[.L118])  ;    IF(  AND(  [.G118]=&quot;Short&quot;  ;   [.P118]=[.K118]   )   ;   [.K118]*([.L118]-[.Q118])   ;  &quot;&quot;)) ; &quot;&quot;)">
            <text:p/>
          </table:table-cell>
          <table:table-cell table:style-name="ce215" table:formula="of:=IF(ISNUMBER([.T118]); IF([.T118]&gt;=0; &quot;Win&quot;; &quot;Loss&quot;); &quot;&quot;)">
            <text:p/>
          </table:table-cell>
          <table:table-cell table:style-name="ce220" table:formula="of:=IF(ISNUMBER([.T118]); ROUND(([.R118]-[.J118])*60*24); &quot;&quot;)">
            <text:p/>
          </table:table-cell>
          <table:table-cell table:content-validation-name="val8"/>
          <table:table-cell table:number-columns-repeated="2"/>
          <table:table-cell table:style-name="ce239"/>
          <table:table-cell table:style-name="ce243" table:formula="of:=IFERROR(IF(ISBLANK([.Z118]); &quot;&quot;; IF([.$G118]=&quot;Long&quot;; ([.Z118]-[.$L118])*[.$K118]/[.$N118]; ([.$L118]-[.Z118])*[.$K118]/[.$N118])-[.$S118]); &quot;&quot;)">
            <text:p/>
          </table:table-cell>
          <table:table-cell/>
          <table:table-cell table:style-name="ce243" table:formula="of:=IFERROR(IF(ISBLANK([.AB118]); &quot;&quot;; IF([.$G118]=&quot;Long&quot;; ([.AB118]-[.$L118])*[.$K118]/[.$N118]; ([.$L118]-[.AB118])*[.$K118]/[.$N118])-[.$S118]); &quot;&quot;)">
            <text:p/>
          </table:table-cell>
          <table:table-cell/>
          <table:table-cell table:style-name="ce243" table:formula="of:=IFERROR(IF(ISBLANK([.AD118]); &quot;&quot;; IF([.$G118]=&quot;Long&quot;; ([.AD118]-[.$L118])*[.$K118]/[.$N118]; ([.$L118]-[.AD118])*[.$K118]/[.$N118])-[.$S118]); &quot;&quot;)">
            <text:p/>
          </table:table-cell>
          <table:table-cell table:number-columns-repeated="2"/>
          <table:table-cell table:formula="of:=IF(ISBLANK([.B118]); &quot;&quot;; DAY([.B118]))">
            <text:p/>
          </table:table-cell>
          <table:table-cell table:formula="of:=IF(ISBLANK([.B118]); &quot;&quot;; WEEKDAY([.B118]))">
            <text:p/>
          </table:table-cell>
          <table:table-cell table:formula="of:=IF(ISBLANK([.B118]); &quot;&quot;; WEEKNUM([.B118]))">
            <text:p/>
          </table:table-cell>
          <table:table-cell table:formula="of:=IF(ISBLANK([.B118]); &quot;&quot;; MONTH([.B118]))">
            <text:p/>
          </table:table-cell>
          <table:table-cell table:formula="of:=IF(ISBLANK([.L118]); &quot;&quot;; [.K118]*[.L118])">
            <text:p/>
          </table:table-cell>
          <table:table-cell table:formula="of:=IF(ISNUMBER([.AL118]); [.AL118]*0.0035; &quot;&quot;)">
            <text:p/>
          </table:table-cell>
          <table:table-cell table:formula="of:=IF(ISBLANK([.Q118]); &quot;&quot;; [.P118]*[.Q118])">
            <text:p/>
          </table:table-cell>
          <table:table-cell table:formula="of:=IF(ISNUMBER([.AN118]); [.AN118]*0.0035; &quot;&quot;)">
            <text:p/>
          </table:table-cell>
          <table:table-cell table:formula="of:=IF(ISBLANK([.Q118]); &quot;&quot;; SUM([.$S$3:.S118]))">
            <text:p/>
          </table:table-cell>
          <table:table-cell table:formula="of:=IF(ISBLANK([.R118]); &quot;&quot;; SUM([.$T$3:.T118]))">
            <text:p/>
          </table:table-cell>
          <table:table-cell table:formula="of:=IF(OR(ISBLANK([.J118]); ISBLANK([.R118])); &quot;&quot;;ROUND(([.R118]-[.J118])*60*24))">
            <text:p/>
          </table:table-cell>
          <table:table-cell table:number-columns-repeated="20"/>
        </table:table-row>
        <table:table-row table:style-name="ro2">
          <table:table-cell office:value-type="float" office:value="117" calcext:value-type="float">
            <text:p>11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19]=&quot;Long&quot; ; [.L119]-[Overview.$C$4]/[.K119]  ;  IF([.G119]=&quot;Short&quot;; [.L119]+[Overview.$C$4]/[.K119]; &quot;&quot;) ); &quot;&quot;)">
            <text:p/>
          </table:table-cell>
          <table:table-cell table:formula="of:=IFERROR(ABS([.M119]-[.L119])*[.K119]; &quot;&quot;)">
            <text:p/>
          </table:table-cell>
          <table:table-cell table:style-name="ce312" table:formula="of:=IFERROR(  IF([.G119]=&quot;Long&quot;;  [.L119]+[Overview.$C$4]/[.K119]  *  [Overview.$C$6]  ;  IF([.G119]=&quot;Short&quot;   ;  [.L119]-[Overview.$C$4]/[.K119]  * [Overview.$C$6]  ; &quot;&quot;  )  )   ; &quot;&quot;)">
            <text:p/>
          </table:table-cell>
          <table:table-cell table:number-columns-repeated="3"/>
          <table:table-cell table:style-name="ce182" table:formula="of:=IFERROR([.T119]/[.N119]; &quot;&quot;)">
            <text:p/>
          </table:table-cell>
          <table:table-cell table:style-name="ce203" table:formula="of:=IFERROR(   IF( AND( [.G119]=&quot;Long&quot;;   [.P119]=[.K119])  ;  [.K119]*([.Q119]-[.L119])  ;    IF(  AND(  [.G119]=&quot;Short&quot;  ;   [.P119]=[.K119]   )   ;   [.K119]*([.L119]-[.Q119])   ;  &quot;&quot;)) ; &quot;&quot;)">
            <text:p/>
          </table:table-cell>
          <table:table-cell table:style-name="ce215" table:formula="of:=IF(ISNUMBER([.T119]); IF([.T119]&gt;=0; &quot;Win&quot;; &quot;Loss&quot;); &quot;&quot;)">
            <text:p/>
          </table:table-cell>
          <table:table-cell table:style-name="ce220" table:formula="of:=IF(ISNUMBER([.T119]); ROUND(([.R119]-[.J119])*60*24); &quot;&quot;)">
            <text:p/>
          </table:table-cell>
          <table:table-cell table:content-validation-name="val8"/>
          <table:table-cell table:number-columns-repeated="2"/>
          <table:table-cell table:style-name="ce239"/>
          <table:table-cell table:style-name="ce243" table:formula="of:=IFERROR(IF(ISBLANK([.Z119]); &quot;&quot;; IF([.$G119]=&quot;Long&quot;; ([.Z119]-[.$L119])*[.$K119]/[.$N119]; ([.$L119]-[.Z119])*[.$K119]/[.$N119])-[.$S119]); &quot;&quot;)">
            <text:p/>
          </table:table-cell>
          <table:table-cell/>
          <table:table-cell table:style-name="ce243" table:formula="of:=IFERROR(IF(ISBLANK([.AB119]); &quot;&quot;; IF([.$G119]=&quot;Long&quot;; ([.AB119]-[.$L119])*[.$K119]/[.$N119]; ([.$L119]-[.AB119])*[.$K119]/[.$N119])-[.$S119]); &quot;&quot;)">
            <text:p/>
          </table:table-cell>
          <table:table-cell/>
          <table:table-cell table:style-name="ce243" table:formula="of:=IFERROR(IF(ISBLANK([.AD119]); &quot;&quot;; IF([.$G119]=&quot;Long&quot;; ([.AD119]-[.$L119])*[.$K119]/[.$N119]; ([.$L119]-[.AD119])*[.$K119]/[.$N119])-[.$S119]); &quot;&quot;)">
            <text:p/>
          </table:table-cell>
          <table:table-cell table:number-columns-repeated="2"/>
          <table:table-cell table:formula="of:=IF(ISBLANK([.B119]); &quot;&quot;; DAY([.B119]))">
            <text:p/>
          </table:table-cell>
          <table:table-cell table:formula="of:=IF(ISBLANK([.B119]); &quot;&quot;; WEEKDAY([.B119]))">
            <text:p/>
          </table:table-cell>
          <table:table-cell table:formula="of:=IF(ISBLANK([.B119]); &quot;&quot;; WEEKNUM([.B119]))">
            <text:p/>
          </table:table-cell>
          <table:table-cell table:formula="of:=IF(ISBLANK([.B119]); &quot;&quot;; MONTH([.B119]))">
            <text:p/>
          </table:table-cell>
          <table:table-cell table:formula="of:=IF(ISBLANK([.L119]); &quot;&quot;; [.K119]*[.L119])">
            <text:p/>
          </table:table-cell>
          <table:table-cell table:formula="of:=IF(ISNUMBER([.AL119]); [.AL119]*0.0035; &quot;&quot;)">
            <text:p/>
          </table:table-cell>
          <table:table-cell table:formula="of:=IF(ISBLANK([.Q119]); &quot;&quot;; [.P119]*[.Q119])">
            <text:p/>
          </table:table-cell>
          <table:table-cell table:formula="of:=IF(ISNUMBER([.AN119]); [.AN119]*0.0035; &quot;&quot;)">
            <text:p/>
          </table:table-cell>
          <table:table-cell table:formula="of:=IF(ISBLANK([.Q119]); &quot;&quot;; SUM([.$S$3:.S119]))">
            <text:p/>
          </table:table-cell>
          <table:table-cell table:formula="of:=IF(ISBLANK([.R119]); &quot;&quot;; SUM([.$T$3:.T119]))">
            <text:p/>
          </table:table-cell>
          <table:table-cell table:formula="of:=IF(OR(ISBLANK([.J119]); ISBLANK([.R119])); &quot;&quot;;ROUND(([.R119]-[.J119])*60*24))">
            <text:p/>
          </table:table-cell>
          <table:table-cell table:number-columns-repeated="20"/>
        </table:table-row>
        <table:table-row table:style-name="ro2">
          <table:table-cell office:value-type="float" office:value="118" calcext:value-type="float">
            <text:p>11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0]=&quot;Long&quot; ; [.L120]-[Overview.$C$4]/[.K120]  ;  IF([.G120]=&quot;Short&quot;; [.L120]+[Overview.$C$4]/[.K120]; &quot;&quot;) ); &quot;&quot;)">
            <text:p/>
          </table:table-cell>
          <table:table-cell table:formula="of:=IFERROR(ABS([.M120]-[.L120])*[.K120]; &quot;&quot;)">
            <text:p/>
          </table:table-cell>
          <table:table-cell table:style-name="ce312" table:formula="of:=IFERROR(  IF([.G120]=&quot;Long&quot;;  [.L120]+[Overview.$C$4]/[.K120]  *  [Overview.$C$6]  ;  IF([.G120]=&quot;Short&quot;   ;  [.L120]-[Overview.$C$4]/[.K120]  * [Overview.$C$6]  ; &quot;&quot;  )  )   ; &quot;&quot;)">
            <text:p/>
          </table:table-cell>
          <table:table-cell table:number-columns-repeated="3"/>
          <table:table-cell table:style-name="ce182" table:formula="of:=IFERROR([.T120]/[.N120]; &quot;&quot;)">
            <text:p/>
          </table:table-cell>
          <table:table-cell table:style-name="ce203" table:formula="of:=IFERROR(   IF( AND( [.G120]=&quot;Long&quot;;   [.P120]=[.K120])  ;  [.K120]*([.Q120]-[.L120])  ;    IF(  AND(  [.G120]=&quot;Short&quot;  ;   [.P120]=[.K120]   )   ;   [.K120]*([.L120]-[.Q120])   ;  &quot;&quot;)) ; &quot;&quot;)">
            <text:p/>
          </table:table-cell>
          <table:table-cell table:style-name="ce215" table:formula="of:=IF(ISNUMBER([.T120]); IF([.T120]&gt;=0; &quot;Win&quot;; &quot;Loss&quot;); &quot;&quot;)">
            <text:p/>
          </table:table-cell>
          <table:table-cell table:style-name="ce220" table:formula="of:=IF(ISNUMBER([.T120]); ROUND(([.R120]-[.J120])*60*24); &quot;&quot;)">
            <text:p/>
          </table:table-cell>
          <table:table-cell table:content-validation-name="val8"/>
          <table:table-cell table:number-columns-repeated="2"/>
          <table:table-cell table:style-name="ce239"/>
          <table:table-cell table:style-name="ce243" table:formula="of:=IFERROR(IF(ISBLANK([.Z120]); &quot;&quot;; IF([.$G120]=&quot;Long&quot;; ([.Z120]-[.$L120])*[.$K120]/[.$N120]; ([.$L120]-[.Z120])*[.$K120]/[.$N120])-[.$S120]); &quot;&quot;)">
            <text:p/>
          </table:table-cell>
          <table:table-cell/>
          <table:table-cell table:style-name="ce243" table:formula="of:=IFERROR(IF(ISBLANK([.AB120]); &quot;&quot;; IF([.$G120]=&quot;Long&quot;; ([.AB120]-[.$L120])*[.$K120]/[.$N120]; ([.$L120]-[.AB120])*[.$K120]/[.$N120])-[.$S120]); &quot;&quot;)">
            <text:p/>
          </table:table-cell>
          <table:table-cell/>
          <table:table-cell table:style-name="ce243" table:formula="of:=IFERROR(IF(ISBLANK([.AD120]); &quot;&quot;; IF([.$G120]=&quot;Long&quot;; ([.AD120]-[.$L120])*[.$K120]/[.$N120]; ([.$L120]-[.AD120])*[.$K120]/[.$N120])-[.$S120]); &quot;&quot;)">
            <text:p/>
          </table:table-cell>
          <table:table-cell table:number-columns-repeated="2"/>
          <table:table-cell table:formula="of:=IF(ISBLANK([.B120]); &quot;&quot;; DAY([.B120]))">
            <text:p/>
          </table:table-cell>
          <table:table-cell table:formula="of:=IF(ISBLANK([.B120]); &quot;&quot;; WEEKDAY([.B120]))">
            <text:p/>
          </table:table-cell>
          <table:table-cell table:formula="of:=IF(ISBLANK([.B120]); &quot;&quot;; WEEKNUM([.B120]))">
            <text:p/>
          </table:table-cell>
          <table:table-cell table:formula="of:=IF(ISBLANK([.B120]); &quot;&quot;; MONTH([.B120]))">
            <text:p/>
          </table:table-cell>
          <table:table-cell table:formula="of:=IF(ISBLANK([.L120]); &quot;&quot;; [.K120]*[.L120])">
            <text:p/>
          </table:table-cell>
          <table:table-cell table:formula="of:=IF(ISNUMBER([.AL120]); [.AL120]*0.0035; &quot;&quot;)">
            <text:p/>
          </table:table-cell>
          <table:table-cell table:formula="of:=IF(ISBLANK([.Q120]); &quot;&quot;; [.P120]*[.Q120])">
            <text:p/>
          </table:table-cell>
          <table:table-cell table:formula="of:=IF(ISNUMBER([.AN120]); [.AN120]*0.0035; &quot;&quot;)">
            <text:p/>
          </table:table-cell>
          <table:table-cell table:formula="of:=IF(ISBLANK([.Q120]); &quot;&quot;; SUM([.$S$3:.S120]))">
            <text:p/>
          </table:table-cell>
          <table:table-cell table:formula="of:=IF(ISBLANK([.R120]); &quot;&quot;; SUM([.$T$3:.T120]))">
            <text:p/>
          </table:table-cell>
          <table:table-cell table:formula="of:=IF(OR(ISBLANK([.J120]); ISBLANK([.R120])); &quot;&quot;;ROUND(([.R120]-[.J120])*60*24))">
            <text:p/>
          </table:table-cell>
          <table:table-cell table:number-columns-repeated="20"/>
        </table:table-row>
        <table:table-row table:style-name="ro2">
          <table:table-cell office:value-type="float" office:value="119" calcext:value-type="float">
            <text:p>119</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1]=&quot;Long&quot; ; [.L121]-[Overview.$C$4]/[.K121]  ;  IF([.G121]=&quot;Short&quot;; [.L121]+[Overview.$C$4]/[.K121]; &quot;&quot;) ); &quot;&quot;)">
            <text:p/>
          </table:table-cell>
          <table:table-cell table:formula="of:=IFERROR(ABS([.M121]-[.L121])*[.K121]; &quot;&quot;)">
            <text:p/>
          </table:table-cell>
          <table:table-cell table:style-name="ce312" table:formula="of:=IFERROR(  IF([.G121]=&quot;Long&quot;;  [.L121]+[Overview.$C$4]/[.K121]  *  [Overview.$C$6]  ;  IF([.G121]=&quot;Short&quot;   ;  [.L121]-[Overview.$C$4]/[.K121]  * [Overview.$C$6]  ; &quot;&quot;  )  )   ; &quot;&quot;)">
            <text:p/>
          </table:table-cell>
          <table:table-cell table:number-columns-repeated="3"/>
          <table:table-cell table:style-name="ce182" table:formula="of:=IFERROR([.T121]/[.N121]; &quot;&quot;)">
            <text:p/>
          </table:table-cell>
          <table:table-cell table:style-name="ce203" table:formula="of:=IFERROR(   IF( AND( [.G121]=&quot;Long&quot;;   [.P121]=[.K121])  ;  [.K121]*([.Q121]-[.L121])  ;    IF(  AND(  [.G121]=&quot;Short&quot;  ;   [.P121]=[.K121]   )   ;   [.K121]*([.L121]-[.Q121])   ;  &quot;&quot;)) ; &quot;&quot;)">
            <text:p/>
          </table:table-cell>
          <table:table-cell table:style-name="ce215" table:formula="of:=IF(ISNUMBER([.T121]); IF([.T121]&gt;=0; &quot;Win&quot;; &quot;Loss&quot;); &quot;&quot;)">
            <text:p/>
          </table:table-cell>
          <table:table-cell table:style-name="ce220" table:formula="of:=IF(ISNUMBER([.T121]); ROUND(([.R121]-[.J121])*60*24); &quot;&quot;)">
            <text:p/>
          </table:table-cell>
          <table:table-cell table:content-validation-name="val8"/>
          <table:table-cell table:number-columns-repeated="2"/>
          <table:table-cell table:style-name="ce239"/>
          <table:table-cell table:style-name="ce243" table:formula="of:=IFERROR(IF(ISBLANK([.Z121]); &quot;&quot;; IF([.$G121]=&quot;Long&quot;; ([.Z121]-[.$L121])*[.$K121]/[.$N121]; ([.$L121]-[.Z121])*[.$K121]/[.$N121])-[.$S121]); &quot;&quot;)">
            <text:p/>
          </table:table-cell>
          <table:table-cell/>
          <table:table-cell table:style-name="ce243" table:formula="of:=IFERROR(IF(ISBLANK([.AB121]); &quot;&quot;; IF([.$G121]=&quot;Long&quot;; ([.AB121]-[.$L121])*[.$K121]/[.$N121]; ([.$L121]-[.AB121])*[.$K121]/[.$N121])-[.$S121]); &quot;&quot;)">
            <text:p/>
          </table:table-cell>
          <table:table-cell/>
          <table:table-cell table:style-name="ce243" table:formula="of:=IFERROR(IF(ISBLANK([.AD121]); &quot;&quot;; IF([.$G121]=&quot;Long&quot;; ([.AD121]-[.$L121])*[.$K121]/[.$N121]; ([.$L121]-[.AD121])*[.$K121]/[.$N121])-[.$S121]); &quot;&quot;)">
            <text:p/>
          </table:table-cell>
          <table:table-cell table:number-columns-repeated="2"/>
          <table:table-cell table:formula="of:=IF(ISBLANK([.B121]); &quot;&quot;; DAY([.B121]))">
            <text:p/>
          </table:table-cell>
          <table:table-cell table:formula="of:=IF(ISBLANK([.B121]); &quot;&quot;; WEEKDAY([.B121]))">
            <text:p/>
          </table:table-cell>
          <table:table-cell table:formula="of:=IF(ISBLANK([.B121]); &quot;&quot;; WEEKNUM([.B121]))">
            <text:p/>
          </table:table-cell>
          <table:table-cell table:formula="of:=IF(ISBLANK([.B121]); &quot;&quot;; MONTH([.B121]))">
            <text:p/>
          </table:table-cell>
          <table:table-cell table:formula="of:=IF(ISBLANK([.L121]); &quot;&quot;; [.K121]*[.L121])">
            <text:p/>
          </table:table-cell>
          <table:table-cell table:formula="of:=IF(ISNUMBER([.AL121]); [.AL121]*0.0035; &quot;&quot;)">
            <text:p/>
          </table:table-cell>
          <table:table-cell table:formula="of:=IF(ISBLANK([.Q121]); &quot;&quot;; [.P121]*[.Q121])">
            <text:p/>
          </table:table-cell>
          <table:table-cell table:formula="of:=IF(ISNUMBER([.AN121]); [.AN121]*0.0035; &quot;&quot;)">
            <text:p/>
          </table:table-cell>
          <table:table-cell table:formula="of:=IF(ISBLANK([.Q121]); &quot;&quot;; SUM([.$S$3:.S121]))">
            <text:p/>
          </table:table-cell>
          <table:table-cell table:formula="of:=IF(ISBLANK([.R121]); &quot;&quot;; SUM([.$T$3:.T121]))">
            <text:p/>
          </table:table-cell>
          <table:table-cell table:formula="of:=IF(OR(ISBLANK([.J121]); ISBLANK([.R121])); &quot;&quot;;ROUND(([.R121]-[.J121])*60*24))">
            <text:p/>
          </table:table-cell>
          <table:table-cell table:number-columns-repeated="20"/>
        </table:table-row>
        <table:table-row table:style-name="ro2">
          <table:table-cell office:value-type="float" office:value="120" calcext:value-type="float">
            <text:p>120</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2]=&quot;Long&quot; ; [.L122]-[Overview.$C$4]/[.K122]  ;  IF([.G122]=&quot;Short&quot;; [.L122]+[Overview.$C$4]/[.K122]; &quot;&quot;) ); &quot;&quot;)">
            <text:p/>
          </table:table-cell>
          <table:table-cell table:formula="of:=IFERROR(ABS([.M122]-[.L122])*[.K122]; &quot;&quot;)">
            <text:p/>
          </table:table-cell>
          <table:table-cell table:style-name="ce312" table:formula="of:=IFERROR(  IF([.G122]=&quot;Long&quot;;  [.L122]+[Overview.$C$4]/[.K122]  *  [Overview.$C$6]  ;  IF([.G122]=&quot;Short&quot;   ;  [.L122]-[Overview.$C$4]/[.K122]  * [Overview.$C$6]  ; &quot;&quot;  )  )   ; &quot;&quot;)">
            <text:p/>
          </table:table-cell>
          <table:table-cell table:number-columns-repeated="3"/>
          <table:table-cell table:style-name="ce182" table:formula="of:=IFERROR([.T122]/[.N122]; &quot;&quot;)">
            <text:p/>
          </table:table-cell>
          <table:table-cell table:style-name="ce203" table:formula="of:=IFERROR(   IF( AND( [.G122]=&quot;Long&quot;;   [.P122]=[.K122])  ;  [.K122]*([.Q122]-[.L122])  ;    IF(  AND(  [.G122]=&quot;Short&quot;  ;   [.P122]=[.K122]   )   ;   [.K122]*([.L122]-[.Q122])   ;  &quot;&quot;)) ; &quot;&quot;)">
            <text:p/>
          </table:table-cell>
          <table:table-cell table:style-name="ce215" table:formula="of:=IF(ISNUMBER([.T122]); IF([.T122]&gt;=0; &quot;Win&quot;; &quot;Loss&quot;); &quot;&quot;)">
            <text:p/>
          </table:table-cell>
          <table:table-cell table:style-name="ce220" table:formula="of:=IF(ISNUMBER([.T122]); ROUND(([.R122]-[.J122])*60*24); &quot;&quot;)">
            <text:p/>
          </table:table-cell>
          <table:table-cell table:content-validation-name="val8"/>
          <table:table-cell table:number-columns-repeated="2"/>
          <table:table-cell table:style-name="ce239"/>
          <table:table-cell table:style-name="ce243" table:formula="of:=IFERROR(IF(ISBLANK([.Z122]); &quot;&quot;; IF([.$G122]=&quot;Long&quot;; ([.Z122]-[.$L122])*[.$K122]/[.$N122]; ([.$L122]-[.Z122])*[.$K122]/[.$N122])-[.$S122]); &quot;&quot;)">
            <text:p/>
          </table:table-cell>
          <table:table-cell/>
          <table:table-cell table:style-name="ce243" table:formula="of:=IFERROR(IF(ISBLANK([.AB122]); &quot;&quot;; IF([.$G122]=&quot;Long&quot;; ([.AB122]-[.$L122])*[.$K122]/[.$N122]; ([.$L122]-[.AB122])*[.$K122]/[.$N122])-[.$S122]); &quot;&quot;)">
            <text:p/>
          </table:table-cell>
          <table:table-cell/>
          <table:table-cell table:style-name="ce243" table:formula="of:=IFERROR(IF(ISBLANK([.AD122]); &quot;&quot;; IF([.$G122]=&quot;Long&quot;; ([.AD122]-[.$L122])*[.$K122]/[.$N122]; ([.$L122]-[.AD122])*[.$K122]/[.$N122])-[.$S122]); &quot;&quot;)">
            <text:p/>
          </table:table-cell>
          <table:table-cell table:number-columns-repeated="2"/>
          <table:table-cell table:formula="of:=IF(ISBLANK([.B122]); &quot;&quot;; DAY([.B122]))">
            <text:p/>
          </table:table-cell>
          <table:table-cell table:formula="of:=IF(ISBLANK([.B122]); &quot;&quot;; WEEKDAY([.B122]))">
            <text:p/>
          </table:table-cell>
          <table:table-cell table:formula="of:=IF(ISBLANK([.B122]); &quot;&quot;; WEEKNUM([.B122]))">
            <text:p/>
          </table:table-cell>
          <table:table-cell table:formula="of:=IF(ISBLANK([.B122]); &quot;&quot;; MONTH([.B122]))">
            <text:p/>
          </table:table-cell>
          <table:table-cell table:formula="of:=IF(ISBLANK([.L122]); &quot;&quot;; [.K122]*[.L122])">
            <text:p/>
          </table:table-cell>
          <table:table-cell table:formula="of:=IF(ISNUMBER([.AL122]); [.AL122]*0.0035; &quot;&quot;)">
            <text:p/>
          </table:table-cell>
          <table:table-cell table:formula="of:=IF(ISBLANK([.Q122]); &quot;&quot;; [.P122]*[.Q122])">
            <text:p/>
          </table:table-cell>
          <table:table-cell table:formula="of:=IF(ISNUMBER([.AN122]); [.AN122]*0.0035; &quot;&quot;)">
            <text:p/>
          </table:table-cell>
          <table:table-cell table:formula="of:=IF(ISBLANK([.Q122]); &quot;&quot;; SUM([.$S$3:.S122]))">
            <text:p/>
          </table:table-cell>
          <table:table-cell table:formula="of:=IF(ISBLANK([.R122]); &quot;&quot;; SUM([.$T$3:.T122]))">
            <text:p/>
          </table:table-cell>
          <table:table-cell table:formula="of:=IF(OR(ISBLANK([.J122]); ISBLANK([.R122])); &quot;&quot;;ROUND(([.R122]-[.J122])*60*24))">
            <text:p/>
          </table:table-cell>
          <table:table-cell table:number-columns-repeated="20"/>
        </table:table-row>
        <table:table-row table:style-name="ro2">
          <table:table-cell office:value-type="float" office:value="121" calcext:value-type="float">
            <text:p>121</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3]=&quot;Long&quot; ; [.L123]-[Overview.$C$4]/[.K123]  ;  IF([.G123]=&quot;Short&quot;; [.L123]+[Overview.$C$4]/[.K123]; &quot;&quot;) ); &quot;&quot;)">
            <text:p/>
          </table:table-cell>
          <table:table-cell table:formula="of:=IFERROR(ABS([.M123]-[.L123])*[.K123]; &quot;&quot;)">
            <text:p/>
          </table:table-cell>
          <table:table-cell table:style-name="ce312" table:formula="of:=IFERROR(  IF([.G123]=&quot;Long&quot;;  [.L123]+[Overview.$C$4]/[.K123]  *  [Overview.$C$6]  ;  IF([.G123]=&quot;Short&quot;   ;  [.L123]-[Overview.$C$4]/[.K123]  * [Overview.$C$6]  ; &quot;&quot;  )  )   ; &quot;&quot;)">
            <text:p/>
          </table:table-cell>
          <table:table-cell table:number-columns-repeated="3"/>
          <table:table-cell table:style-name="ce182" table:formula="of:=IFERROR([.T123]/[.N123]; &quot;&quot;)">
            <text:p/>
          </table:table-cell>
          <table:table-cell table:style-name="ce203" table:formula="of:=IFERROR(   IF( AND( [.G123]=&quot;Long&quot;;   [.P123]=[.K123])  ;  [.K123]*([.Q123]-[.L123])  ;    IF(  AND(  [.G123]=&quot;Short&quot;  ;   [.P123]=[.K123]   )   ;   [.K123]*([.L123]-[.Q123])   ;  &quot;&quot;)) ; &quot;&quot;)">
            <text:p/>
          </table:table-cell>
          <table:table-cell table:style-name="ce215" table:formula="of:=IF(ISNUMBER([.T123]); IF([.T123]&gt;=0; &quot;Win&quot;; &quot;Loss&quot;); &quot;&quot;)">
            <text:p/>
          </table:table-cell>
          <table:table-cell table:style-name="ce220" table:formula="of:=IF(ISNUMBER([.T123]); ROUND(([.R123]-[.J123])*60*24); &quot;&quot;)">
            <text:p/>
          </table:table-cell>
          <table:table-cell table:content-validation-name="val8"/>
          <table:table-cell table:number-columns-repeated="2"/>
          <table:table-cell table:style-name="ce239"/>
          <table:table-cell table:style-name="ce243" table:formula="of:=IFERROR(IF(ISBLANK([.Z123]); &quot;&quot;; IF([.$G123]=&quot;Long&quot;; ([.Z123]-[.$L123])*[.$K123]/[.$N123]; ([.$L123]-[.Z123])*[.$K123]/[.$N123])-[.$S123]); &quot;&quot;)">
            <text:p/>
          </table:table-cell>
          <table:table-cell/>
          <table:table-cell table:style-name="ce243" table:formula="of:=IFERROR(IF(ISBLANK([.AB123]); &quot;&quot;; IF([.$G123]=&quot;Long&quot;; ([.AB123]-[.$L123])*[.$K123]/[.$N123]; ([.$L123]-[.AB123])*[.$K123]/[.$N123])-[.$S123]); &quot;&quot;)">
            <text:p/>
          </table:table-cell>
          <table:table-cell/>
          <table:table-cell table:style-name="ce243" table:formula="of:=IFERROR(IF(ISBLANK([.AD123]); &quot;&quot;; IF([.$G123]=&quot;Long&quot;; ([.AD123]-[.$L123])*[.$K123]/[.$N123]; ([.$L123]-[.AD123])*[.$K123]/[.$N123])-[.$S123]); &quot;&quot;)">
            <text:p/>
          </table:table-cell>
          <table:table-cell table:number-columns-repeated="2"/>
          <table:table-cell table:formula="of:=IF(ISBLANK([.B123]); &quot;&quot;; DAY([.B123]))">
            <text:p/>
          </table:table-cell>
          <table:table-cell table:formula="of:=IF(ISBLANK([.B123]); &quot;&quot;; WEEKDAY([.B123]))">
            <text:p/>
          </table:table-cell>
          <table:table-cell table:formula="of:=IF(ISBLANK([.B123]); &quot;&quot;; WEEKNUM([.B123]))">
            <text:p/>
          </table:table-cell>
          <table:table-cell table:formula="of:=IF(ISBLANK([.B123]); &quot;&quot;; MONTH([.B123]))">
            <text:p/>
          </table:table-cell>
          <table:table-cell table:formula="of:=IF(ISBLANK([.L123]); &quot;&quot;; [.K123]*[.L123])">
            <text:p/>
          </table:table-cell>
          <table:table-cell table:formula="of:=IF(ISNUMBER([.AL123]); [.AL123]*0.0035; &quot;&quot;)">
            <text:p/>
          </table:table-cell>
          <table:table-cell table:formula="of:=IF(ISBLANK([.Q123]); &quot;&quot;; [.P123]*[.Q123])">
            <text:p/>
          </table:table-cell>
          <table:table-cell table:formula="of:=IF(ISNUMBER([.AN123]); [.AN123]*0.0035; &quot;&quot;)">
            <text:p/>
          </table:table-cell>
          <table:table-cell table:formula="of:=IF(ISBLANK([.Q123]); &quot;&quot;; SUM([.$S$3:.S123]))">
            <text:p/>
          </table:table-cell>
          <table:table-cell table:formula="of:=IF(ISBLANK([.R123]); &quot;&quot;; SUM([.$T$3:.T123]))">
            <text:p/>
          </table:table-cell>
          <table:table-cell table:formula="of:=IF(OR(ISBLANK([.J123]); ISBLANK([.R123])); &quot;&quot;;ROUND(([.R123]-[.J123])*60*24))">
            <text:p/>
          </table:table-cell>
          <table:table-cell table:number-columns-repeated="20"/>
        </table:table-row>
        <table:table-row table:style-name="ro2">
          <table:table-cell office:value-type="float" office:value="122" calcext:value-type="float">
            <text:p>12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4]=&quot;Long&quot; ; [.L124]-[Overview.$C$4]/[.K124]  ;  IF([.G124]=&quot;Short&quot;; [.L124]+[Overview.$C$4]/[.K124]; &quot;&quot;) ); &quot;&quot;)">
            <text:p/>
          </table:table-cell>
          <table:table-cell table:formula="of:=IFERROR(ABS([.M124]-[.L124])*[.K124]; &quot;&quot;)">
            <text:p/>
          </table:table-cell>
          <table:table-cell table:style-name="ce312" table:formula="of:=IFERROR(  IF([.G124]=&quot;Long&quot;;  [.L124]+[Overview.$C$4]/[.K124]  *  [Overview.$C$6]  ;  IF([.G124]=&quot;Short&quot;   ;  [.L124]-[Overview.$C$4]/[.K124]  * [Overview.$C$6]  ; &quot;&quot;  )  )   ; &quot;&quot;)">
            <text:p/>
          </table:table-cell>
          <table:table-cell table:number-columns-repeated="3"/>
          <table:table-cell table:style-name="ce182" table:formula="of:=IFERROR([.T124]/[.N124]; &quot;&quot;)">
            <text:p/>
          </table:table-cell>
          <table:table-cell table:style-name="ce203" table:formula="of:=IFERROR(   IF( AND( [.G124]=&quot;Long&quot;;   [.P124]=[.K124])  ;  [.K124]*([.Q124]-[.L124])  ;    IF(  AND(  [.G124]=&quot;Short&quot;  ;   [.P124]=[.K124]   )   ;   [.K124]*([.L124]-[.Q124])   ;  &quot;&quot;)) ; &quot;&quot;)">
            <text:p/>
          </table:table-cell>
          <table:table-cell table:style-name="ce215" table:formula="of:=IF(ISNUMBER([.T124]); IF([.T124]&gt;=0; &quot;Win&quot;; &quot;Loss&quot;); &quot;&quot;)">
            <text:p/>
          </table:table-cell>
          <table:table-cell table:style-name="ce220" table:formula="of:=IF(ISNUMBER([.T124]); ROUND(([.R124]-[.J124])*60*24); &quot;&quot;)">
            <text:p/>
          </table:table-cell>
          <table:table-cell table:content-validation-name="val8"/>
          <table:table-cell table:number-columns-repeated="2"/>
          <table:table-cell table:style-name="ce239"/>
          <table:table-cell table:style-name="ce243" table:formula="of:=IFERROR(IF(ISBLANK([.Z124]); &quot;&quot;; IF([.$G124]=&quot;Long&quot;; ([.Z124]-[.$L124])*[.$K124]/[.$N124]; ([.$L124]-[.Z124])*[.$K124]/[.$N124])-[.$S124]); &quot;&quot;)">
            <text:p/>
          </table:table-cell>
          <table:table-cell/>
          <table:table-cell table:style-name="ce243" table:formula="of:=IFERROR(IF(ISBLANK([.AB124]); &quot;&quot;; IF([.$G124]=&quot;Long&quot;; ([.AB124]-[.$L124])*[.$K124]/[.$N124]; ([.$L124]-[.AB124])*[.$K124]/[.$N124])-[.$S124]); &quot;&quot;)">
            <text:p/>
          </table:table-cell>
          <table:table-cell/>
          <table:table-cell table:style-name="ce243" table:formula="of:=IFERROR(IF(ISBLANK([.AD124]); &quot;&quot;; IF([.$G124]=&quot;Long&quot;; ([.AD124]-[.$L124])*[.$K124]/[.$N124]; ([.$L124]-[.AD124])*[.$K124]/[.$N124])-[.$S124]); &quot;&quot;)">
            <text:p/>
          </table:table-cell>
          <table:table-cell table:number-columns-repeated="2"/>
          <table:table-cell table:formula="of:=IF(ISBLANK([.B124]); &quot;&quot;; DAY([.B124]))">
            <text:p/>
          </table:table-cell>
          <table:table-cell table:formula="of:=IF(ISBLANK([.B124]); &quot;&quot;; WEEKDAY([.B124]))">
            <text:p/>
          </table:table-cell>
          <table:table-cell table:formula="of:=IF(ISBLANK([.B124]); &quot;&quot;; WEEKNUM([.B124]))">
            <text:p/>
          </table:table-cell>
          <table:table-cell table:formula="of:=IF(ISBLANK([.B124]); &quot;&quot;; MONTH([.B124]))">
            <text:p/>
          </table:table-cell>
          <table:table-cell table:formula="of:=IF(ISBLANK([.L124]); &quot;&quot;; [.K124]*[.L124])">
            <text:p/>
          </table:table-cell>
          <table:table-cell table:formula="of:=IF(ISNUMBER([.AL124]); [.AL124]*0.0035; &quot;&quot;)">
            <text:p/>
          </table:table-cell>
          <table:table-cell table:formula="of:=IF(ISBLANK([.Q124]); &quot;&quot;; [.P124]*[.Q124])">
            <text:p/>
          </table:table-cell>
          <table:table-cell table:formula="of:=IF(ISNUMBER([.AN124]); [.AN124]*0.0035; &quot;&quot;)">
            <text:p/>
          </table:table-cell>
          <table:table-cell table:formula="of:=IF(ISBLANK([.Q124]); &quot;&quot;; SUM([.$S$3:.S124]))">
            <text:p/>
          </table:table-cell>
          <table:table-cell table:formula="of:=IF(ISBLANK([.R124]); &quot;&quot;; SUM([.$T$3:.T124]))">
            <text:p/>
          </table:table-cell>
          <table:table-cell table:formula="of:=IF(OR(ISBLANK([.J124]); ISBLANK([.R124])); &quot;&quot;;ROUND(([.R124]-[.J124])*60*24))">
            <text:p/>
          </table:table-cell>
          <table:table-cell table:number-columns-repeated="20"/>
        </table:table-row>
        <table:table-row table:style-name="ro2">
          <table:table-cell office:value-type="float" office:value="123" calcext:value-type="float">
            <text:p>12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5]=&quot;Long&quot; ; [.L125]-[Overview.$C$4]/[.K125]  ;  IF([.G125]=&quot;Short&quot;; [.L125]+[Overview.$C$4]/[.K125]; &quot;&quot;) ); &quot;&quot;)">
            <text:p/>
          </table:table-cell>
          <table:table-cell table:formula="of:=IFERROR(ABS([.M125]-[.L125])*[.K125]; &quot;&quot;)">
            <text:p/>
          </table:table-cell>
          <table:table-cell table:style-name="ce312" table:formula="of:=IFERROR(  IF([.G125]=&quot;Long&quot;;  [.L125]+[Overview.$C$4]/[.K125]  *  [Overview.$C$6]  ;  IF([.G125]=&quot;Short&quot;   ;  [.L125]-[Overview.$C$4]/[.K125]  * [Overview.$C$6]  ; &quot;&quot;  )  )   ; &quot;&quot;)">
            <text:p/>
          </table:table-cell>
          <table:table-cell table:number-columns-repeated="3"/>
          <table:table-cell table:style-name="ce182" table:formula="of:=IFERROR([.T125]/[.N125]; &quot;&quot;)">
            <text:p/>
          </table:table-cell>
          <table:table-cell table:style-name="ce203" table:formula="of:=IFERROR(   IF( AND( [.G125]=&quot;Long&quot;;   [.P125]=[.K125])  ;  [.K125]*([.Q125]-[.L125])  ;    IF(  AND(  [.G125]=&quot;Short&quot;  ;   [.P125]=[.K125]   )   ;   [.K125]*([.L125]-[.Q125])   ;  &quot;&quot;)) ; &quot;&quot;)">
            <text:p/>
          </table:table-cell>
          <table:table-cell table:style-name="ce215" table:formula="of:=IF(ISNUMBER([.T125]); IF([.T125]&gt;=0; &quot;Win&quot;; &quot;Loss&quot;); &quot;&quot;)">
            <text:p/>
          </table:table-cell>
          <table:table-cell table:style-name="ce220" table:formula="of:=IF(ISNUMBER([.T125]); ROUND(([.R125]-[.J125])*60*24); &quot;&quot;)">
            <text:p/>
          </table:table-cell>
          <table:table-cell table:content-validation-name="val8"/>
          <table:table-cell table:number-columns-repeated="2"/>
          <table:table-cell table:style-name="ce239"/>
          <table:table-cell table:style-name="ce243" table:formula="of:=IFERROR(IF(ISBLANK([.Z125]); &quot;&quot;; IF([.$G125]=&quot;Long&quot;; ([.Z125]-[.$L125])*[.$K125]/[.$N125]; ([.$L125]-[.Z125])*[.$K125]/[.$N125])-[.$S125]); &quot;&quot;)">
            <text:p/>
          </table:table-cell>
          <table:table-cell/>
          <table:table-cell table:style-name="ce243" table:formula="of:=IFERROR(IF(ISBLANK([.AB125]); &quot;&quot;; IF([.$G125]=&quot;Long&quot;; ([.AB125]-[.$L125])*[.$K125]/[.$N125]; ([.$L125]-[.AB125])*[.$K125]/[.$N125])-[.$S125]); &quot;&quot;)">
            <text:p/>
          </table:table-cell>
          <table:table-cell/>
          <table:table-cell table:style-name="ce243" table:formula="of:=IFERROR(IF(ISBLANK([.AD125]); &quot;&quot;; IF([.$G125]=&quot;Long&quot;; ([.AD125]-[.$L125])*[.$K125]/[.$N125]; ([.$L125]-[.AD125])*[.$K125]/[.$N125])-[.$S125]); &quot;&quot;)">
            <text:p/>
          </table:table-cell>
          <table:table-cell table:number-columns-repeated="2"/>
          <table:table-cell table:formula="of:=IF(ISBLANK([.B125]); &quot;&quot;; DAY([.B125]))">
            <text:p/>
          </table:table-cell>
          <table:table-cell table:formula="of:=IF(ISBLANK([.B125]); &quot;&quot;; WEEKDAY([.B125]))">
            <text:p/>
          </table:table-cell>
          <table:table-cell table:formula="of:=IF(ISBLANK([.B125]); &quot;&quot;; WEEKNUM([.B125]))">
            <text:p/>
          </table:table-cell>
          <table:table-cell table:formula="of:=IF(ISBLANK([.B125]); &quot;&quot;; MONTH([.B125]))">
            <text:p/>
          </table:table-cell>
          <table:table-cell table:formula="of:=IF(ISBLANK([.L125]); &quot;&quot;; [.K125]*[.L125])">
            <text:p/>
          </table:table-cell>
          <table:table-cell table:formula="of:=IF(ISNUMBER([.AL125]); [.AL125]*0.0035; &quot;&quot;)">
            <text:p/>
          </table:table-cell>
          <table:table-cell table:formula="of:=IF(ISBLANK([.Q125]); &quot;&quot;; [.P125]*[.Q125])">
            <text:p/>
          </table:table-cell>
          <table:table-cell table:formula="of:=IF(ISNUMBER([.AN125]); [.AN125]*0.0035; &quot;&quot;)">
            <text:p/>
          </table:table-cell>
          <table:table-cell table:formula="of:=IF(ISBLANK([.Q125]); &quot;&quot;; SUM([.$S$3:.S125]))">
            <text:p/>
          </table:table-cell>
          <table:table-cell table:formula="of:=IF(ISBLANK([.R125]); &quot;&quot;; SUM([.$T$3:.T125]))">
            <text:p/>
          </table:table-cell>
          <table:table-cell table:formula="of:=IF(OR(ISBLANK([.J125]); ISBLANK([.R125])); &quot;&quot;;ROUND(([.R125]-[.J125])*60*24))">
            <text:p/>
          </table:table-cell>
          <table:table-cell table:number-columns-repeated="20"/>
        </table:table-row>
        <table:table-row table:style-name="ro2">
          <table:table-cell office:value-type="float" office:value="124" calcext:value-type="float">
            <text:p>12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6]=&quot;Long&quot; ; [.L126]-[Overview.$C$4]/[.K126]  ;  IF([.G126]=&quot;Short&quot;; [.L126]+[Overview.$C$4]/[.K126]; &quot;&quot;) ); &quot;&quot;)">
            <text:p/>
          </table:table-cell>
          <table:table-cell table:formula="of:=IFERROR(ABS([.M126]-[.L126])*[.K126]; &quot;&quot;)">
            <text:p/>
          </table:table-cell>
          <table:table-cell table:style-name="ce312" table:formula="of:=IFERROR(  IF([.G126]=&quot;Long&quot;;  [.L126]+[Overview.$C$4]/[.K126]  *  [Overview.$C$6]  ;  IF([.G126]=&quot;Short&quot;   ;  [.L126]-[Overview.$C$4]/[.K126]  * [Overview.$C$6]  ; &quot;&quot;  )  )   ; &quot;&quot;)">
            <text:p/>
          </table:table-cell>
          <table:table-cell table:number-columns-repeated="3"/>
          <table:table-cell table:style-name="ce182" table:formula="of:=IFERROR([.T126]/[.N126]; &quot;&quot;)">
            <text:p/>
          </table:table-cell>
          <table:table-cell table:style-name="ce203" table:formula="of:=IFERROR(   IF( AND( [.G126]=&quot;Long&quot;;   [.P126]=[.K126])  ;  [.K126]*([.Q126]-[.L126])  ;    IF(  AND(  [.G126]=&quot;Short&quot;  ;   [.P126]=[.K126]   )   ;   [.K126]*([.L126]-[.Q126])   ;  &quot;&quot;)) ; &quot;&quot;)">
            <text:p/>
          </table:table-cell>
          <table:table-cell table:style-name="ce215" table:formula="of:=IF(ISNUMBER([.T126]); IF([.T126]&gt;=0; &quot;Win&quot;; &quot;Loss&quot;); &quot;&quot;)">
            <text:p/>
          </table:table-cell>
          <table:table-cell table:style-name="ce220" table:formula="of:=IF(ISNUMBER([.T126]); ROUND(([.R126]-[.J126])*60*24); &quot;&quot;)">
            <text:p/>
          </table:table-cell>
          <table:table-cell table:content-validation-name="val8"/>
          <table:table-cell table:number-columns-repeated="2"/>
          <table:table-cell table:style-name="ce239"/>
          <table:table-cell table:style-name="ce243" table:formula="of:=IFERROR(IF(ISBLANK([.Z126]); &quot;&quot;; IF([.$G126]=&quot;Long&quot;; ([.Z126]-[.$L126])*[.$K126]/[.$N126]; ([.$L126]-[.Z126])*[.$K126]/[.$N126])-[.$S126]); &quot;&quot;)">
            <text:p/>
          </table:table-cell>
          <table:table-cell/>
          <table:table-cell table:style-name="ce243" table:formula="of:=IFERROR(IF(ISBLANK([.AB126]); &quot;&quot;; IF([.$G126]=&quot;Long&quot;; ([.AB126]-[.$L126])*[.$K126]/[.$N126]; ([.$L126]-[.AB126])*[.$K126]/[.$N126])-[.$S126]); &quot;&quot;)">
            <text:p/>
          </table:table-cell>
          <table:table-cell/>
          <table:table-cell table:style-name="ce243" table:formula="of:=IFERROR(IF(ISBLANK([.AD126]); &quot;&quot;; IF([.$G126]=&quot;Long&quot;; ([.AD126]-[.$L126])*[.$K126]/[.$N126]; ([.$L126]-[.AD126])*[.$K126]/[.$N126])-[.$S126]); &quot;&quot;)">
            <text:p/>
          </table:table-cell>
          <table:table-cell table:number-columns-repeated="2"/>
          <table:table-cell table:formula="of:=IF(ISBLANK([.B126]); &quot;&quot;; DAY([.B126]))">
            <text:p/>
          </table:table-cell>
          <table:table-cell table:formula="of:=IF(ISBLANK([.B126]); &quot;&quot;; WEEKDAY([.B126]))">
            <text:p/>
          </table:table-cell>
          <table:table-cell table:formula="of:=IF(ISBLANK([.B126]); &quot;&quot;; WEEKNUM([.B126]))">
            <text:p/>
          </table:table-cell>
          <table:table-cell table:formula="of:=IF(ISBLANK([.B126]); &quot;&quot;; MONTH([.B126]))">
            <text:p/>
          </table:table-cell>
          <table:table-cell table:formula="of:=IF(ISBLANK([.L126]); &quot;&quot;; [.K126]*[.L126])">
            <text:p/>
          </table:table-cell>
          <table:table-cell table:formula="of:=IF(ISNUMBER([.AL126]); [.AL126]*0.0035; &quot;&quot;)">
            <text:p/>
          </table:table-cell>
          <table:table-cell table:formula="of:=IF(ISBLANK([.Q126]); &quot;&quot;; [.P126]*[.Q126])">
            <text:p/>
          </table:table-cell>
          <table:table-cell table:formula="of:=IF(ISNUMBER([.AN126]); [.AN126]*0.0035; &quot;&quot;)">
            <text:p/>
          </table:table-cell>
          <table:table-cell table:formula="of:=IF(ISBLANK([.Q126]); &quot;&quot;; SUM([.$S$3:.S126]))">
            <text:p/>
          </table:table-cell>
          <table:table-cell table:formula="of:=IF(ISBLANK([.R126]); &quot;&quot;; SUM([.$T$3:.T126]))">
            <text:p/>
          </table:table-cell>
          <table:table-cell table:formula="of:=IF(OR(ISBLANK([.J126]); ISBLANK([.R126])); &quot;&quot;;ROUND(([.R126]-[.J126])*60*24))">
            <text:p/>
          </table:table-cell>
          <table:table-cell table:number-columns-repeated="20"/>
        </table:table-row>
        <table:table-row table:style-name="ro2">
          <table:table-cell office:value-type="float" office:value="125" calcext:value-type="float">
            <text:p>12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7]=&quot;Long&quot; ; [.L127]-[Overview.$C$4]/[.K127]  ;  IF([.G127]=&quot;Short&quot;; [.L127]+[Overview.$C$4]/[.K127]; &quot;&quot;) ); &quot;&quot;)">
            <text:p/>
          </table:table-cell>
          <table:table-cell table:formula="of:=IFERROR(ABS([.M127]-[.L127])*[.K127]; &quot;&quot;)">
            <text:p/>
          </table:table-cell>
          <table:table-cell table:style-name="ce312" table:formula="of:=IFERROR(  IF([.G127]=&quot;Long&quot;;  [.L127]+[Overview.$C$4]/[.K127]  *  [Overview.$C$6]  ;  IF([.G127]=&quot;Short&quot;   ;  [.L127]-[Overview.$C$4]/[.K127]  * [Overview.$C$6]  ; &quot;&quot;  )  )   ; &quot;&quot;)">
            <text:p/>
          </table:table-cell>
          <table:table-cell table:number-columns-repeated="3"/>
          <table:table-cell table:style-name="ce182" table:formula="of:=IFERROR([.T127]/[.N127]; &quot;&quot;)">
            <text:p/>
          </table:table-cell>
          <table:table-cell table:style-name="ce203" table:formula="of:=IFERROR(   IF( AND( [.G127]=&quot;Long&quot;;   [.P127]=[.K127])  ;  [.K127]*([.Q127]-[.L127])  ;    IF(  AND(  [.G127]=&quot;Short&quot;  ;   [.P127]=[.K127]   )   ;   [.K127]*([.L127]-[.Q127])   ;  &quot;&quot;)) ; &quot;&quot;)">
            <text:p/>
          </table:table-cell>
          <table:table-cell table:style-name="ce215" table:formula="of:=IF(ISNUMBER([.T127]); IF([.T127]&gt;=0; &quot;Win&quot;; &quot;Loss&quot;); &quot;&quot;)">
            <text:p/>
          </table:table-cell>
          <table:table-cell table:style-name="ce220" table:formula="of:=IF(ISNUMBER([.T127]); ROUND(([.R127]-[.J127])*60*24); &quot;&quot;)">
            <text:p/>
          </table:table-cell>
          <table:table-cell table:content-validation-name="val8"/>
          <table:table-cell table:number-columns-repeated="2"/>
          <table:table-cell table:style-name="ce239"/>
          <table:table-cell table:style-name="ce243" table:formula="of:=IFERROR(IF(ISBLANK([.Z127]); &quot;&quot;; IF([.$G127]=&quot;Long&quot;; ([.Z127]-[.$L127])*[.$K127]/[.$N127]; ([.$L127]-[.Z127])*[.$K127]/[.$N127])-[.$S127]); &quot;&quot;)">
            <text:p/>
          </table:table-cell>
          <table:table-cell/>
          <table:table-cell table:style-name="ce243" table:formula="of:=IFERROR(IF(ISBLANK([.AB127]); &quot;&quot;; IF([.$G127]=&quot;Long&quot;; ([.AB127]-[.$L127])*[.$K127]/[.$N127]; ([.$L127]-[.AB127])*[.$K127]/[.$N127])-[.$S127]); &quot;&quot;)">
            <text:p/>
          </table:table-cell>
          <table:table-cell/>
          <table:table-cell table:style-name="ce243" table:formula="of:=IFERROR(IF(ISBLANK([.AD127]); &quot;&quot;; IF([.$G127]=&quot;Long&quot;; ([.AD127]-[.$L127])*[.$K127]/[.$N127]; ([.$L127]-[.AD127])*[.$K127]/[.$N127])-[.$S127]); &quot;&quot;)">
            <text:p/>
          </table:table-cell>
          <table:table-cell table:number-columns-repeated="2"/>
          <table:table-cell table:formula="of:=IF(ISBLANK([.B127]); &quot;&quot;; DAY([.B127]))">
            <text:p/>
          </table:table-cell>
          <table:table-cell table:formula="of:=IF(ISBLANK([.B127]); &quot;&quot;; WEEKDAY([.B127]))">
            <text:p/>
          </table:table-cell>
          <table:table-cell table:formula="of:=IF(ISBLANK([.B127]); &quot;&quot;; WEEKNUM([.B127]))">
            <text:p/>
          </table:table-cell>
          <table:table-cell table:formula="of:=IF(ISBLANK([.B127]); &quot;&quot;; MONTH([.B127]))">
            <text:p/>
          </table:table-cell>
          <table:table-cell table:formula="of:=IF(ISBLANK([.L127]); &quot;&quot;; [.K127]*[.L127])">
            <text:p/>
          </table:table-cell>
          <table:table-cell table:formula="of:=IF(ISNUMBER([.AL127]); [.AL127]*0.0035; &quot;&quot;)">
            <text:p/>
          </table:table-cell>
          <table:table-cell table:formula="of:=IF(ISBLANK([.Q127]); &quot;&quot;; [.P127]*[.Q127])">
            <text:p/>
          </table:table-cell>
          <table:table-cell table:formula="of:=IF(ISNUMBER([.AN127]); [.AN127]*0.0035; &quot;&quot;)">
            <text:p/>
          </table:table-cell>
          <table:table-cell table:formula="of:=IF(ISBLANK([.Q127]); &quot;&quot;; SUM([.$S$3:.S127]))">
            <text:p/>
          </table:table-cell>
          <table:table-cell table:formula="of:=IF(ISBLANK([.R127]); &quot;&quot;; SUM([.$T$3:.T127]))">
            <text:p/>
          </table:table-cell>
          <table:table-cell table:formula="of:=IF(OR(ISBLANK([.J127]); ISBLANK([.R127])); &quot;&quot;;ROUND(([.R127]-[.J127])*60*24))">
            <text:p/>
          </table:table-cell>
          <table:table-cell table:number-columns-repeated="20"/>
        </table:table-row>
        <table:table-row table:style-name="ro2">
          <table:table-cell office:value-type="float" office:value="126" calcext:value-type="float">
            <text:p>12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8]=&quot;Long&quot; ; [.L128]-[Overview.$C$4]/[.K128]  ;  IF([.G128]=&quot;Short&quot;; [.L128]+[Overview.$C$4]/[.K128]; &quot;&quot;) ); &quot;&quot;)">
            <text:p/>
          </table:table-cell>
          <table:table-cell table:formula="of:=IFERROR(ABS([.M128]-[.L128])*[.K128]; &quot;&quot;)">
            <text:p/>
          </table:table-cell>
          <table:table-cell table:style-name="ce312" table:formula="of:=IFERROR(  IF([.G128]=&quot;Long&quot;;  [.L128]+[Overview.$C$4]/[.K128]  *  [Overview.$C$6]  ;  IF([.G128]=&quot;Short&quot;   ;  [.L128]-[Overview.$C$4]/[.K128]  * [Overview.$C$6]  ; &quot;&quot;  )  )   ; &quot;&quot;)">
            <text:p/>
          </table:table-cell>
          <table:table-cell table:number-columns-repeated="3"/>
          <table:table-cell table:style-name="ce182" table:formula="of:=IFERROR([.T128]/[.N128]; &quot;&quot;)">
            <text:p/>
          </table:table-cell>
          <table:table-cell table:style-name="ce203" table:formula="of:=IFERROR(   IF( AND( [.G128]=&quot;Long&quot;;   [.P128]=[.K128])  ;  [.K128]*([.Q128]-[.L128])  ;    IF(  AND(  [.G128]=&quot;Short&quot;  ;   [.P128]=[.K128]   )   ;   [.K128]*([.L128]-[.Q128])   ;  &quot;&quot;)) ; &quot;&quot;)">
            <text:p/>
          </table:table-cell>
          <table:table-cell table:style-name="ce215" table:formula="of:=IF(ISNUMBER([.T128]); IF([.T128]&gt;=0; &quot;Win&quot;; &quot;Loss&quot;); &quot;&quot;)">
            <text:p/>
          </table:table-cell>
          <table:table-cell table:style-name="ce220" table:formula="of:=IF(ISNUMBER([.T128]); ROUND(([.R128]-[.J128])*60*24); &quot;&quot;)">
            <text:p/>
          </table:table-cell>
          <table:table-cell table:content-validation-name="val8"/>
          <table:table-cell table:number-columns-repeated="2"/>
          <table:table-cell table:style-name="ce239"/>
          <table:table-cell table:style-name="ce243" table:formula="of:=IFERROR(IF(ISBLANK([.Z128]); &quot;&quot;; IF([.$G128]=&quot;Long&quot;; ([.Z128]-[.$L128])*[.$K128]/[.$N128]; ([.$L128]-[.Z128])*[.$K128]/[.$N128])-[.$S128]); &quot;&quot;)">
            <text:p/>
          </table:table-cell>
          <table:table-cell/>
          <table:table-cell table:style-name="ce243" table:formula="of:=IFERROR(IF(ISBLANK([.AB128]); &quot;&quot;; IF([.$G128]=&quot;Long&quot;; ([.AB128]-[.$L128])*[.$K128]/[.$N128]; ([.$L128]-[.AB128])*[.$K128]/[.$N128])-[.$S128]); &quot;&quot;)">
            <text:p/>
          </table:table-cell>
          <table:table-cell/>
          <table:table-cell table:style-name="ce243" table:formula="of:=IFERROR(IF(ISBLANK([.AD128]); &quot;&quot;; IF([.$G128]=&quot;Long&quot;; ([.AD128]-[.$L128])*[.$K128]/[.$N128]; ([.$L128]-[.AD128])*[.$K128]/[.$N128])-[.$S128]); &quot;&quot;)">
            <text:p/>
          </table:table-cell>
          <table:table-cell table:number-columns-repeated="2"/>
          <table:table-cell table:formula="of:=IF(ISBLANK([.B128]); &quot;&quot;; DAY([.B128]))">
            <text:p/>
          </table:table-cell>
          <table:table-cell table:formula="of:=IF(ISBLANK([.B128]); &quot;&quot;; WEEKDAY([.B128]))">
            <text:p/>
          </table:table-cell>
          <table:table-cell table:formula="of:=IF(ISBLANK([.B128]); &quot;&quot;; WEEKNUM([.B128]))">
            <text:p/>
          </table:table-cell>
          <table:table-cell table:formula="of:=IF(ISBLANK([.B128]); &quot;&quot;; MONTH([.B128]))">
            <text:p/>
          </table:table-cell>
          <table:table-cell table:formula="of:=IF(ISBLANK([.L128]); &quot;&quot;; [.K128]*[.L128])">
            <text:p/>
          </table:table-cell>
          <table:table-cell table:formula="of:=IF(ISNUMBER([.AL128]); [.AL128]*0.0035; &quot;&quot;)">
            <text:p/>
          </table:table-cell>
          <table:table-cell table:formula="of:=IF(ISBLANK([.Q128]); &quot;&quot;; [.P128]*[.Q128])">
            <text:p/>
          </table:table-cell>
          <table:table-cell table:formula="of:=IF(ISNUMBER([.AN128]); [.AN128]*0.0035; &quot;&quot;)">
            <text:p/>
          </table:table-cell>
          <table:table-cell table:formula="of:=IF(ISBLANK([.Q128]); &quot;&quot;; SUM([.$S$3:.S128]))">
            <text:p/>
          </table:table-cell>
          <table:table-cell table:formula="of:=IF(ISBLANK([.R128]); &quot;&quot;; SUM([.$T$3:.T128]))">
            <text:p/>
          </table:table-cell>
          <table:table-cell table:formula="of:=IF(OR(ISBLANK([.J128]); ISBLANK([.R128])); &quot;&quot;;ROUND(([.R128]-[.J128])*60*24))">
            <text:p/>
          </table:table-cell>
          <table:table-cell table:number-columns-repeated="20"/>
        </table:table-row>
        <table:table-row table:style-name="ro2">
          <table:table-cell office:value-type="float" office:value="127" calcext:value-type="float">
            <text:p>12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29]=&quot;Long&quot; ; [.L129]-[Overview.$C$4]/[.K129]  ;  IF([.G129]=&quot;Short&quot;; [.L129]+[Overview.$C$4]/[.K129]; &quot;&quot;) ); &quot;&quot;)">
            <text:p/>
          </table:table-cell>
          <table:table-cell table:formula="of:=IFERROR(ABS([.M129]-[.L129])*[.K129]; &quot;&quot;)">
            <text:p/>
          </table:table-cell>
          <table:table-cell table:style-name="ce312" table:formula="of:=IFERROR(  IF([.G129]=&quot;Long&quot;;  [.L129]+[Overview.$C$4]/[.K129]  *  [Overview.$C$6]  ;  IF([.G129]=&quot;Short&quot;   ;  [.L129]-[Overview.$C$4]/[.K129]  * [Overview.$C$6]  ; &quot;&quot;  )  )   ; &quot;&quot;)">
            <text:p/>
          </table:table-cell>
          <table:table-cell table:number-columns-repeated="3"/>
          <table:table-cell table:style-name="ce182" table:formula="of:=IFERROR([.T129]/[.N129]; &quot;&quot;)">
            <text:p/>
          </table:table-cell>
          <table:table-cell table:style-name="ce203" table:formula="of:=IFERROR(   IF( AND( [.G129]=&quot;Long&quot;;   [.P129]=[.K129])  ;  [.K129]*([.Q129]-[.L129])  ;    IF(  AND(  [.G129]=&quot;Short&quot;  ;   [.P129]=[.K129]   )   ;   [.K129]*([.L129]-[.Q129])   ;  &quot;&quot;)) ; &quot;&quot;)">
            <text:p/>
          </table:table-cell>
          <table:table-cell table:style-name="ce215" table:formula="of:=IF(ISNUMBER([.T129]); IF([.T129]&gt;=0; &quot;Win&quot;; &quot;Loss&quot;); &quot;&quot;)">
            <text:p/>
          </table:table-cell>
          <table:table-cell table:style-name="ce220" table:formula="of:=IF(ISNUMBER([.T129]); ROUND(([.R129]-[.J129])*60*24); &quot;&quot;)">
            <text:p/>
          </table:table-cell>
          <table:table-cell table:content-validation-name="val8"/>
          <table:table-cell table:number-columns-repeated="2"/>
          <table:table-cell table:style-name="ce239"/>
          <table:table-cell table:style-name="ce243" table:formula="of:=IFERROR(IF(ISBLANK([.Z129]); &quot;&quot;; IF([.$G129]=&quot;Long&quot;; ([.Z129]-[.$L129])*[.$K129]/[.$N129]; ([.$L129]-[.Z129])*[.$K129]/[.$N129])-[.$S129]); &quot;&quot;)">
            <text:p/>
          </table:table-cell>
          <table:table-cell/>
          <table:table-cell table:style-name="ce243" table:formula="of:=IFERROR(IF(ISBLANK([.AB129]); &quot;&quot;; IF([.$G129]=&quot;Long&quot;; ([.AB129]-[.$L129])*[.$K129]/[.$N129]; ([.$L129]-[.AB129])*[.$K129]/[.$N129])-[.$S129]); &quot;&quot;)">
            <text:p/>
          </table:table-cell>
          <table:table-cell/>
          <table:table-cell table:style-name="ce243" table:formula="of:=IFERROR(IF(ISBLANK([.AD129]); &quot;&quot;; IF([.$G129]=&quot;Long&quot;; ([.AD129]-[.$L129])*[.$K129]/[.$N129]; ([.$L129]-[.AD129])*[.$K129]/[.$N129])-[.$S129]); &quot;&quot;)">
            <text:p/>
          </table:table-cell>
          <table:table-cell table:number-columns-repeated="2"/>
          <table:table-cell table:formula="of:=IF(ISBLANK([.B129]); &quot;&quot;; DAY([.B129]))">
            <text:p/>
          </table:table-cell>
          <table:table-cell table:formula="of:=IF(ISBLANK([.B129]); &quot;&quot;; WEEKDAY([.B129]))">
            <text:p/>
          </table:table-cell>
          <table:table-cell table:formula="of:=IF(ISBLANK([.B129]); &quot;&quot;; WEEKNUM([.B129]))">
            <text:p/>
          </table:table-cell>
          <table:table-cell table:formula="of:=IF(ISBLANK([.B129]); &quot;&quot;; MONTH([.B129]))">
            <text:p/>
          </table:table-cell>
          <table:table-cell table:formula="of:=IF(ISBLANK([.L129]); &quot;&quot;; [.K129]*[.L129])">
            <text:p/>
          </table:table-cell>
          <table:table-cell table:formula="of:=IF(ISNUMBER([.AL129]); [.AL129]*0.0035; &quot;&quot;)">
            <text:p/>
          </table:table-cell>
          <table:table-cell table:formula="of:=IF(ISBLANK([.Q129]); &quot;&quot;; [.P129]*[.Q129])">
            <text:p/>
          </table:table-cell>
          <table:table-cell table:formula="of:=IF(ISNUMBER([.AN129]); [.AN129]*0.0035; &quot;&quot;)">
            <text:p/>
          </table:table-cell>
          <table:table-cell table:formula="of:=IF(ISBLANK([.Q129]); &quot;&quot;; SUM([.$S$3:.S129]))">
            <text:p/>
          </table:table-cell>
          <table:table-cell table:formula="of:=IF(ISBLANK([.R129]); &quot;&quot;; SUM([.$T$3:.T129]))">
            <text:p/>
          </table:table-cell>
          <table:table-cell table:formula="of:=IF(OR(ISBLANK([.J129]); ISBLANK([.R129])); &quot;&quot;;ROUND(([.R129]-[.J129])*60*24))">
            <text:p/>
          </table:table-cell>
          <table:table-cell table:number-columns-repeated="20"/>
        </table:table-row>
        <table:table-row table:style-name="ro2">
          <table:table-cell office:value-type="float" office:value="128" calcext:value-type="float">
            <text:p>12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0]=&quot;Long&quot; ; [.L130]-[Overview.$C$4]/[.K130]  ;  IF([.G130]=&quot;Short&quot;; [.L130]+[Overview.$C$4]/[.K130]; &quot;&quot;) ); &quot;&quot;)">
            <text:p/>
          </table:table-cell>
          <table:table-cell table:formula="of:=IFERROR(ABS([.M130]-[.L130])*[.K130]; &quot;&quot;)">
            <text:p/>
          </table:table-cell>
          <table:table-cell table:style-name="ce312" table:formula="of:=IFERROR(  IF([.G130]=&quot;Long&quot;;  [.L130]+[Overview.$C$4]/[.K130]  *  [Overview.$C$6]  ;  IF([.G130]=&quot;Short&quot;   ;  [.L130]-[Overview.$C$4]/[.K130]  * [Overview.$C$6]  ; &quot;&quot;  )  )   ; &quot;&quot;)">
            <text:p/>
          </table:table-cell>
          <table:table-cell table:number-columns-repeated="3"/>
          <table:table-cell table:style-name="ce182" table:formula="of:=IFERROR([.T130]/[.N130]; &quot;&quot;)">
            <text:p/>
          </table:table-cell>
          <table:table-cell table:style-name="ce203" table:formula="of:=IFERROR(   IF( AND( [.G130]=&quot;Long&quot;;   [.P130]=[.K130])  ;  [.K130]*([.Q130]-[.L130])  ;    IF(  AND(  [.G130]=&quot;Short&quot;  ;   [.P130]=[.K130]   )   ;   [.K130]*([.L130]-[.Q130])   ;  &quot;&quot;)) ; &quot;&quot;)">
            <text:p/>
          </table:table-cell>
          <table:table-cell table:style-name="ce215" table:formula="of:=IF(ISNUMBER([.T130]); IF([.T130]&gt;=0; &quot;Win&quot;; &quot;Loss&quot;); &quot;&quot;)">
            <text:p/>
          </table:table-cell>
          <table:table-cell table:style-name="ce220" table:formula="of:=IF(ISNUMBER([.T130]); ROUND(([.R130]-[.J130])*60*24); &quot;&quot;)">
            <text:p/>
          </table:table-cell>
          <table:table-cell table:content-validation-name="val8"/>
          <table:table-cell table:number-columns-repeated="2"/>
          <table:table-cell table:style-name="ce239"/>
          <table:table-cell table:style-name="ce243" table:formula="of:=IFERROR(IF(ISBLANK([.Z130]); &quot;&quot;; IF([.$G130]=&quot;Long&quot;; ([.Z130]-[.$L130])*[.$K130]/[.$N130]; ([.$L130]-[.Z130])*[.$K130]/[.$N130])-[.$S130]); &quot;&quot;)">
            <text:p/>
          </table:table-cell>
          <table:table-cell/>
          <table:table-cell table:style-name="ce243" table:formula="of:=IFERROR(IF(ISBLANK([.AB130]); &quot;&quot;; IF([.$G130]=&quot;Long&quot;; ([.AB130]-[.$L130])*[.$K130]/[.$N130]; ([.$L130]-[.AB130])*[.$K130]/[.$N130])-[.$S130]); &quot;&quot;)">
            <text:p/>
          </table:table-cell>
          <table:table-cell/>
          <table:table-cell table:style-name="ce243" table:formula="of:=IFERROR(IF(ISBLANK([.AD130]); &quot;&quot;; IF([.$G130]=&quot;Long&quot;; ([.AD130]-[.$L130])*[.$K130]/[.$N130]; ([.$L130]-[.AD130])*[.$K130]/[.$N130])-[.$S130]); &quot;&quot;)">
            <text:p/>
          </table:table-cell>
          <table:table-cell table:number-columns-repeated="2"/>
          <table:table-cell table:formula="of:=IF(ISBLANK([.B130]); &quot;&quot;; DAY([.B130]))">
            <text:p/>
          </table:table-cell>
          <table:table-cell table:formula="of:=IF(ISBLANK([.B130]); &quot;&quot;; WEEKDAY([.B130]))">
            <text:p/>
          </table:table-cell>
          <table:table-cell table:formula="of:=IF(ISBLANK([.B130]); &quot;&quot;; WEEKNUM([.B130]))">
            <text:p/>
          </table:table-cell>
          <table:table-cell table:formula="of:=IF(ISBLANK([.B130]); &quot;&quot;; MONTH([.B130]))">
            <text:p/>
          </table:table-cell>
          <table:table-cell table:formula="of:=IF(ISBLANK([.L130]); &quot;&quot;; [.K130]*[.L130])">
            <text:p/>
          </table:table-cell>
          <table:table-cell table:formula="of:=IF(ISNUMBER([.AL130]); [.AL130]*0.0035; &quot;&quot;)">
            <text:p/>
          </table:table-cell>
          <table:table-cell table:formula="of:=IF(ISBLANK([.Q130]); &quot;&quot;; [.P130]*[.Q130])">
            <text:p/>
          </table:table-cell>
          <table:table-cell table:formula="of:=IF(ISNUMBER([.AN130]); [.AN130]*0.0035; &quot;&quot;)">
            <text:p/>
          </table:table-cell>
          <table:table-cell table:formula="of:=IF(ISBLANK([.Q130]); &quot;&quot;; SUM([.$S$3:.S130]))">
            <text:p/>
          </table:table-cell>
          <table:table-cell table:formula="of:=IF(ISBLANK([.R130]); &quot;&quot;; SUM([.$T$3:.T130]))">
            <text:p/>
          </table:table-cell>
          <table:table-cell table:formula="of:=IF(OR(ISBLANK([.J130]); ISBLANK([.R130])); &quot;&quot;;ROUND(([.R130]-[.J130])*60*24))">
            <text:p/>
          </table:table-cell>
          <table:table-cell table:number-columns-repeated="20"/>
        </table:table-row>
        <table:table-row table:style-name="ro2">
          <table:table-cell office:value-type="float" office:value="129" calcext:value-type="float">
            <text:p>129</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1]=&quot;Long&quot; ; [.L131]-[Overview.$C$4]/[.K131]  ;  IF([.G131]=&quot;Short&quot;; [.L131]+[Overview.$C$4]/[.K131]; &quot;&quot;) ); &quot;&quot;)">
            <text:p/>
          </table:table-cell>
          <table:table-cell table:formula="of:=IFERROR(ABS([.M131]-[.L131])*[.K131]; &quot;&quot;)">
            <text:p/>
          </table:table-cell>
          <table:table-cell table:style-name="ce312" table:formula="of:=IFERROR(  IF([.G131]=&quot;Long&quot;;  [.L131]+[Overview.$C$4]/[.K131]  *  [Overview.$C$6]  ;  IF([.G131]=&quot;Short&quot;   ;  [.L131]-[Overview.$C$4]/[.K131]  * [Overview.$C$6]  ; &quot;&quot;  )  )   ; &quot;&quot;)">
            <text:p/>
          </table:table-cell>
          <table:table-cell table:number-columns-repeated="3"/>
          <table:table-cell table:style-name="ce182" table:formula="of:=IFERROR([.T131]/[.N131]; &quot;&quot;)">
            <text:p/>
          </table:table-cell>
          <table:table-cell table:style-name="ce203" table:formula="of:=IFERROR(   IF( AND( [.G131]=&quot;Long&quot;;   [.P131]=[.K131])  ;  [.K131]*([.Q131]-[.L131])  ;    IF(  AND(  [.G131]=&quot;Short&quot;  ;   [.P131]=[.K131]   )   ;   [.K131]*([.L131]-[.Q131])   ;  &quot;&quot;)) ; &quot;&quot;)">
            <text:p/>
          </table:table-cell>
          <table:table-cell table:style-name="ce215" table:formula="of:=IF(ISNUMBER([.T131]); IF([.T131]&gt;=0; &quot;Win&quot;; &quot;Loss&quot;); &quot;&quot;)">
            <text:p/>
          </table:table-cell>
          <table:table-cell table:style-name="ce220" table:formula="of:=IF(ISNUMBER([.T131]); ROUND(([.R131]-[.J131])*60*24); &quot;&quot;)">
            <text:p/>
          </table:table-cell>
          <table:table-cell table:content-validation-name="val8"/>
          <table:table-cell table:number-columns-repeated="2"/>
          <table:table-cell table:style-name="ce239"/>
          <table:table-cell table:style-name="ce243" table:formula="of:=IFERROR(IF(ISBLANK([.Z131]); &quot;&quot;; IF([.$G131]=&quot;Long&quot;; ([.Z131]-[.$L131])*[.$K131]/[.$N131]; ([.$L131]-[.Z131])*[.$K131]/[.$N131])-[.$S131]); &quot;&quot;)">
            <text:p/>
          </table:table-cell>
          <table:table-cell/>
          <table:table-cell table:style-name="ce243" table:formula="of:=IFERROR(IF(ISBLANK([.AB131]); &quot;&quot;; IF([.$G131]=&quot;Long&quot;; ([.AB131]-[.$L131])*[.$K131]/[.$N131]; ([.$L131]-[.AB131])*[.$K131]/[.$N131])-[.$S131]); &quot;&quot;)">
            <text:p/>
          </table:table-cell>
          <table:table-cell/>
          <table:table-cell table:style-name="ce243" table:formula="of:=IFERROR(IF(ISBLANK([.AD131]); &quot;&quot;; IF([.$G131]=&quot;Long&quot;; ([.AD131]-[.$L131])*[.$K131]/[.$N131]; ([.$L131]-[.AD131])*[.$K131]/[.$N131])-[.$S131]); &quot;&quot;)">
            <text:p/>
          </table:table-cell>
          <table:table-cell table:number-columns-repeated="2"/>
          <table:table-cell table:formula="of:=IF(ISBLANK([.B131]); &quot;&quot;; DAY([.B131]))">
            <text:p/>
          </table:table-cell>
          <table:table-cell table:formula="of:=IF(ISBLANK([.B131]); &quot;&quot;; WEEKDAY([.B131]))">
            <text:p/>
          </table:table-cell>
          <table:table-cell table:formula="of:=IF(ISBLANK([.B131]); &quot;&quot;; WEEKNUM([.B131]))">
            <text:p/>
          </table:table-cell>
          <table:table-cell table:formula="of:=IF(ISBLANK([.B131]); &quot;&quot;; MONTH([.B131]))">
            <text:p/>
          </table:table-cell>
          <table:table-cell table:formula="of:=IF(ISBLANK([.L131]); &quot;&quot;; [.K131]*[.L131])">
            <text:p/>
          </table:table-cell>
          <table:table-cell table:formula="of:=IF(ISNUMBER([.AL131]); [.AL131]*0.0035; &quot;&quot;)">
            <text:p/>
          </table:table-cell>
          <table:table-cell table:formula="of:=IF(ISBLANK([.Q131]); &quot;&quot;; [.P131]*[.Q131])">
            <text:p/>
          </table:table-cell>
          <table:table-cell table:formula="of:=IF(ISNUMBER([.AN131]); [.AN131]*0.0035; &quot;&quot;)">
            <text:p/>
          </table:table-cell>
          <table:table-cell table:formula="of:=IF(ISBLANK([.Q131]); &quot;&quot;; SUM([.$S$3:.S131]))">
            <text:p/>
          </table:table-cell>
          <table:table-cell table:formula="of:=IF(ISBLANK([.R131]); &quot;&quot;; SUM([.$T$3:.T131]))">
            <text:p/>
          </table:table-cell>
          <table:table-cell table:formula="of:=IF(OR(ISBLANK([.J131]); ISBLANK([.R131])); &quot;&quot;;ROUND(([.R131]-[.J131])*60*24))">
            <text:p/>
          </table:table-cell>
          <table:table-cell table:number-columns-repeated="20"/>
        </table:table-row>
        <table:table-row table:style-name="ro2">
          <table:table-cell office:value-type="float" office:value="130" calcext:value-type="float">
            <text:p>130</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2]=&quot;Long&quot; ; [.L132]-[Overview.$C$4]/[.K132]  ;  IF([.G132]=&quot;Short&quot;; [.L132]+[Overview.$C$4]/[.K132]; &quot;&quot;) ); &quot;&quot;)">
            <text:p/>
          </table:table-cell>
          <table:table-cell table:formula="of:=IFERROR(ABS([.M132]-[.L132])*[.K132]; &quot;&quot;)">
            <text:p/>
          </table:table-cell>
          <table:table-cell table:style-name="ce312" table:formula="of:=IFERROR(  IF([.G132]=&quot;Long&quot;;  [.L132]+[Overview.$C$4]/[.K132]  *  [Overview.$C$6]  ;  IF([.G132]=&quot;Short&quot;   ;  [.L132]-[Overview.$C$4]/[.K132]  * [Overview.$C$6]  ; &quot;&quot;  )  )   ; &quot;&quot;)">
            <text:p/>
          </table:table-cell>
          <table:table-cell table:number-columns-repeated="3"/>
          <table:table-cell table:style-name="ce182" table:formula="of:=IFERROR([.T132]/[.N132]; &quot;&quot;)">
            <text:p/>
          </table:table-cell>
          <table:table-cell table:style-name="ce203" table:formula="of:=IFERROR(   IF( AND( [.G132]=&quot;Long&quot;;   [.P132]=[.K132])  ;  [.K132]*([.Q132]-[.L132])  ;    IF(  AND(  [.G132]=&quot;Short&quot;  ;   [.P132]=[.K132]   )   ;   [.K132]*([.L132]-[.Q132])   ;  &quot;&quot;)) ; &quot;&quot;)">
            <text:p/>
          </table:table-cell>
          <table:table-cell table:style-name="ce215" table:formula="of:=IF(ISNUMBER([.T132]); IF([.T132]&gt;=0; &quot;Win&quot;; &quot;Loss&quot;); &quot;&quot;)">
            <text:p/>
          </table:table-cell>
          <table:table-cell table:style-name="ce220" table:formula="of:=IF(ISNUMBER([.T132]); ROUND(([.R132]-[.J132])*60*24); &quot;&quot;)">
            <text:p/>
          </table:table-cell>
          <table:table-cell table:content-validation-name="val8"/>
          <table:table-cell table:number-columns-repeated="2"/>
          <table:table-cell table:style-name="ce239"/>
          <table:table-cell table:style-name="ce243" table:formula="of:=IFERROR(IF(ISBLANK([.Z132]); &quot;&quot;; IF([.$G132]=&quot;Long&quot;; ([.Z132]-[.$L132])*[.$K132]/[.$N132]; ([.$L132]-[.Z132])*[.$K132]/[.$N132])-[.$S132]); &quot;&quot;)">
            <text:p/>
          </table:table-cell>
          <table:table-cell/>
          <table:table-cell table:style-name="ce243" table:formula="of:=IFERROR(IF(ISBLANK([.AB132]); &quot;&quot;; IF([.$G132]=&quot;Long&quot;; ([.AB132]-[.$L132])*[.$K132]/[.$N132]; ([.$L132]-[.AB132])*[.$K132]/[.$N132])-[.$S132]); &quot;&quot;)">
            <text:p/>
          </table:table-cell>
          <table:table-cell/>
          <table:table-cell table:style-name="ce243" table:formula="of:=IFERROR(IF(ISBLANK([.AD132]); &quot;&quot;; IF([.$G132]=&quot;Long&quot;; ([.AD132]-[.$L132])*[.$K132]/[.$N132]; ([.$L132]-[.AD132])*[.$K132]/[.$N132])-[.$S132]); &quot;&quot;)">
            <text:p/>
          </table:table-cell>
          <table:table-cell table:number-columns-repeated="2"/>
          <table:table-cell table:formula="of:=IF(ISBLANK([.B132]); &quot;&quot;; DAY([.B132]))">
            <text:p/>
          </table:table-cell>
          <table:table-cell table:formula="of:=IF(ISBLANK([.B132]); &quot;&quot;; WEEKDAY([.B132]))">
            <text:p/>
          </table:table-cell>
          <table:table-cell table:formula="of:=IF(ISBLANK([.B132]); &quot;&quot;; WEEKNUM([.B132]))">
            <text:p/>
          </table:table-cell>
          <table:table-cell table:formula="of:=IF(ISBLANK([.B132]); &quot;&quot;; MONTH([.B132]))">
            <text:p/>
          </table:table-cell>
          <table:table-cell table:formula="of:=IF(ISBLANK([.L132]); &quot;&quot;; [.K132]*[.L132])">
            <text:p/>
          </table:table-cell>
          <table:table-cell table:formula="of:=IF(ISNUMBER([.AL132]); [.AL132]*0.0035; &quot;&quot;)">
            <text:p/>
          </table:table-cell>
          <table:table-cell table:formula="of:=IF(ISBLANK([.Q132]); &quot;&quot;; [.P132]*[.Q132])">
            <text:p/>
          </table:table-cell>
          <table:table-cell table:formula="of:=IF(ISNUMBER([.AN132]); [.AN132]*0.0035; &quot;&quot;)">
            <text:p/>
          </table:table-cell>
          <table:table-cell table:formula="of:=IF(ISBLANK([.Q132]); &quot;&quot;; SUM([.$S$3:.S132]))">
            <text:p/>
          </table:table-cell>
          <table:table-cell table:formula="of:=IF(ISBLANK([.R132]); &quot;&quot;; SUM([.$T$3:.T132]))">
            <text:p/>
          </table:table-cell>
          <table:table-cell table:formula="of:=IF(OR(ISBLANK([.J132]); ISBLANK([.R132])); &quot;&quot;;ROUND(([.R132]-[.J132])*60*24))">
            <text:p/>
          </table:table-cell>
          <table:table-cell table:number-columns-repeated="20"/>
        </table:table-row>
        <table:table-row table:style-name="ro2">
          <table:table-cell office:value-type="float" office:value="131" calcext:value-type="float">
            <text:p>131</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3]=&quot;Long&quot; ; [.L133]-[Overview.$C$4]/[.K133]  ;  IF([.G133]=&quot;Short&quot;; [.L133]+[Overview.$C$4]/[.K133]; &quot;&quot;) ); &quot;&quot;)">
            <text:p/>
          </table:table-cell>
          <table:table-cell table:formula="of:=IFERROR(ABS([.M133]-[.L133])*[.K133]; &quot;&quot;)">
            <text:p/>
          </table:table-cell>
          <table:table-cell table:style-name="ce312" table:formula="of:=IFERROR(  IF([.G133]=&quot;Long&quot;;  [.L133]+[Overview.$C$4]/[.K133]  *  [Overview.$C$6]  ;  IF([.G133]=&quot;Short&quot;   ;  [.L133]-[Overview.$C$4]/[.K133]  * [Overview.$C$6]  ; &quot;&quot;  )  )   ; &quot;&quot;)">
            <text:p/>
          </table:table-cell>
          <table:table-cell table:number-columns-repeated="3"/>
          <table:table-cell table:style-name="ce182" table:formula="of:=IFERROR([.T133]/[.N133]; &quot;&quot;)">
            <text:p/>
          </table:table-cell>
          <table:table-cell table:style-name="ce203" table:formula="of:=IFERROR(   IF( AND( [.G133]=&quot;Long&quot;;   [.P133]=[.K133])  ;  [.K133]*([.Q133]-[.L133])  ;    IF(  AND(  [.G133]=&quot;Short&quot;  ;   [.P133]=[.K133]   )   ;   [.K133]*([.L133]-[.Q133])   ;  &quot;&quot;)) ; &quot;&quot;)">
            <text:p/>
          </table:table-cell>
          <table:table-cell table:style-name="ce215" table:formula="of:=IF(ISNUMBER([.T133]); IF([.T133]&gt;=0; &quot;Win&quot;; &quot;Loss&quot;); &quot;&quot;)">
            <text:p/>
          </table:table-cell>
          <table:table-cell table:style-name="ce220" table:formula="of:=IF(ISNUMBER([.T133]); ROUND(([.R133]-[.J133])*60*24); &quot;&quot;)">
            <text:p/>
          </table:table-cell>
          <table:table-cell table:content-validation-name="val8"/>
          <table:table-cell table:number-columns-repeated="2"/>
          <table:table-cell table:style-name="ce239"/>
          <table:table-cell table:style-name="ce243" table:formula="of:=IFERROR(IF(ISBLANK([.Z133]); &quot;&quot;; IF([.$G133]=&quot;Long&quot;; ([.Z133]-[.$L133])*[.$K133]/[.$N133]; ([.$L133]-[.Z133])*[.$K133]/[.$N133])-[.$S133]); &quot;&quot;)">
            <text:p/>
          </table:table-cell>
          <table:table-cell/>
          <table:table-cell table:style-name="ce243" table:formula="of:=IFERROR(IF(ISBLANK([.AB133]); &quot;&quot;; IF([.$G133]=&quot;Long&quot;; ([.AB133]-[.$L133])*[.$K133]/[.$N133]; ([.$L133]-[.AB133])*[.$K133]/[.$N133])-[.$S133]); &quot;&quot;)">
            <text:p/>
          </table:table-cell>
          <table:table-cell/>
          <table:table-cell table:style-name="ce243" table:formula="of:=IFERROR(IF(ISBLANK([.AD133]); &quot;&quot;; IF([.$G133]=&quot;Long&quot;; ([.AD133]-[.$L133])*[.$K133]/[.$N133]; ([.$L133]-[.AD133])*[.$K133]/[.$N133])-[.$S133]); &quot;&quot;)">
            <text:p/>
          </table:table-cell>
          <table:table-cell table:number-columns-repeated="2"/>
          <table:table-cell table:formula="of:=IF(ISBLANK([.B133]); &quot;&quot;; DAY([.B133]))">
            <text:p/>
          </table:table-cell>
          <table:table-cell table:formula="of:=IF(ISBLANK([.B133]); &quot;&quot;; WEEKDAY([.B133]))">
            <text:p/>
          </table:table-cell>
          <table:table-cell table:formula="of:=IF(ISBLANK([.B133]); &quot;&quot;; WEEKNUM([.B133]))">
            <text:p/>
          </table:table-cell>
          <table:table-cell table:formula="of:=IF(ISBLANK([.B133]); &quot;&quot;; MONTH([.B133]))">
            <text:p/>
          </table:table-cell>
          <table:table-cell table:formula="of:=IF(ISBLANK([.L133]); &quot;&quot;; [.K133]*[.L133])">
            <text:p/>
          </table:table-cell>
          <table:table-cell table:formula="of:=IF(ISNUMBER([.AL133]); [.AL133]*0.0035; &quot;&quot;)">
            <text:p/>
          </table:table-cell>
          <table:table-cell table:formula="of:=IF(ISBLANK([.Q133]); &quot;&quot;; [.P133]*[.Q133])">
            <text:p/>
          </table:table-cell>
          <table:table-cell table:formula="of:=IF(ISNUMBER([.AN133]); [.AN133]*0.0035; &quot;&quot;)">
            <text:p/>
          </table:table-cell>
          <table:table-cell table:formula="of:=IF(ISBLANK([.Q133]); &quot;&quot;; SUM([.$S$3:.S133]))">
            <text:p/>
          </table:table-cell>
          <table:table-cell table:formula="of:=IF(ISBLANK([.R133]); &quot;&quot;; SUM([.$T$3:.T133]))">
            <text:p/>
          </table:table-cell>
          <table:table-cell table:formula="of:=IF(OR(ISBLANK([.J133]); ISBLANK([.R133])); &quot;&quot;;ROUND(([.R133]-[.J133])*60*24))">
            <text:p/>
          </table:table-cell>
          <table:table-cell table:number-columns-repeated="20"/>
        </table:table-row>
        <table:table-row table:style-name="ro2">
          <table:table-cell office:value-type="float" office:value="132" calcext:value-type="float">
            <text:p>13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4]=&quot;Long&quot; ; [.L134]-[Overview.$C$4]/[.K134]  ;  IF([.G134]=&quot;Short&quot;; [.L134]+[Overview.$C$4]/[.K134]; &quot;&quot;) ); &quot;&quot;)">
            <text:p/>
          </table:table-cell>
          <table:table-cell table:formula="of:=IFERROR(ABS([.M134]-[.L134])*[.K134]; &quot;&quot;)">
            <text:p/>
          </table:table-cell>
          <table:table-cell table:style-name="ce312" table:formula="of:=IFERROR(  IF([.G134]=&quot;Long&quot;;  [.L134]+[Overview.$C$4]/[.K134]  *  [Overview.$C$6]  ;  IF([.G134]=&quot;Short&quot;   ;  [.L134]-[Overview.$C$4]/[.K134]  * [Overview.$C$6]  ; &quot;&quot;  )  )   ; &quot;&quot;)">
            <text:p/>
          </table:table-cell>
          <table:table-cell table:number-columns-repeated="3"/>
          <table:table-cell table:style-name="ce182" table:formula="of:=IFERROR([.T134]/[.N134]; &quot;&quot;)">
            <text:p/>
          </table:table-cell>
          <table:table-cell table:style-name="ce203" table:formula="of:=IFERROR(   IF( AND( [.G134]=&quot;Long&quot;;   [.P134]=[.K134])  ;  [.K134]*([.Q134]-[.L134])  ;    IF(  AND(  [.G134]=&quot;Short&quot;  ;   [.P134]=[.K134]   )   ;   [.K134]*([.L134]-[.Q134])   ;  &quot;&quot;)) ; &quot;&quot;)">
            <text:p/>
          </table:table-cell>
          <table:table-cell table:style-name="ce215" table:formula="of:=IF(ISNUMBER([.T134]); IF([.T134]&gt;=0; &quot;Win&quot;; &quot;Loss&quot;); &quot;&quot;)">
            <text:p/>
          </table:table-cell>
          <table:table-cell table:style-name="ce220" table:formula="of:=IF(ISNUMBER([.T134]); ROUND(([.R134]-[.J134])*60*24); &quot;&quot;)">
            <text:p/>
          </table:table-cell>
          <table:table-cell table:content-validation-name="val8"/>
          <table:table-cell table:number-columns-repeated="2"/>
          <table:table-cell table:style-name="ce239"/>
          <table:table-cell table:style-name="ce243" table:formula="of:=IFERROR(IF(ISBLANK([.Z134]); &quot;&quot;; IF([.$G134]=&quot;Long&quot;; ([.Z134]-[.$L134])*[.$K134]/[.$N134]; ([.$L134]-[.Z134])*[.$K134]/[.$N134])-[.$S134]); &quot;&quot;)">
            <text:p/>
          </table:table-cell>
          <table:table-cell/>
          <table:table-cell table:style-name="ce243" table:formula="of:=IFERROR(IF(ISBLANK([.AB134]); &quot;&quot;; IF([.$G134]=&quot;Long&quot;; ([.AB134]-[.$L134])*[.$K134]/[.$N134]; ([.$L134]-[.AB134])*[.$K134]/[.$N134])-[.$S134]); &quot;&quot;)">
            <text:p/>
          </table:table-cell>
          <table:table-cell/>
          <table:table-cell table:style-name="ce243" table:formula="of:=IFERROR(IF(ISBLANK([.AD134]); &quot;&quot;; IF([.$G134]=&quot;Long&quot;; ([.AD134]-[.$L134])*[.$K134]/[.$N134]; ([.$L134]-[.AD134])*[.$K134]/[.$N134])-[.$S134]); &quot;&quot;)">
            <text:p/>
          </table:table-cell>
          <table:table-cell table:number-columns-repeated="2"/>
          <table:table-cell table:formula="of:=IF(ISBLANK([.B134]); &quot;&quot;; DAY([.B134]))">
            <text:p/>
          </table:table-cell>
          <table:table-cell table:formula="of:=IF(ISBLANK([.B134]); &quot;&quot;; WEEKDAY([.B134]))">
            <text:p/>
          </table:table-cell>
          <table:table-cell table:formula="of:=IF(ISBLANK([.B134]); &quot;&quot;; WEEKNUM([.B134]))">
            <text:p/>
          </table:table-cell>
          <table:table-cell table:formula="of:=IF(ISBLANK([.B134]); &quot;&quot;; MONTH([.B134]))">
            <text:p/>
          </table:table-cell>
          <table:table-cell table:formula="of:=IF(ISBLANK([.L134]); &quot;&quot;; [.K134]*[.L134])">
            <text:p/>
          </table:table-cell>
          <table:table-cell table:formula="of:=IF(ISNUMBER([.AL134]); [.AL134]*0.0035; &quot;&quot;)">
            <text:p/>
          </table:table-cell>
          <table:table-cell table:formula="of:=IF(ISBLANK([.Q134]); &quot;&quot;; [.P134]*[.Q134])">
            <text:p/>
          </table:table-cell>
          <table:table-cell table:formula="of:=IF(ISNUMBER([.AN134]); [.AN134]*0.0035; &quot;&quot;)">
            <text:p/>
          </table:table-cell>
          <table:table-cell table:formula="of:=IF(ISBLANK([.Q134]); &quot;&quot;; SUM([.$S$3:.S134]))">
            <text:p/>
          </table:table-cell>
          <table:table-cell table:formula="of:=IF(ISBLANK([.R134]); &quot;&quot;; SUM([.$T$3:.T134]))">
            <text:p/>
          </table:table-cell>
          <table:table-cell table:formula="of:=IF(OR(ISBLANK([.J134]); ISBLANK([.R134])); &quot;&quot;;ROUND(([.R134]-[.J134])*60*24))">
            <text:p/>
          </table:table-cell>
          <table:table-cell table:number-columns-repeated="20"/>
        </table:table-row>
        <table:table-row table:style-name="ro2">
          <table:table-cell office:value-type="float" office:value="133" calcext:value-type="float">
            <text:p>13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5]=&quot;Long&quot; ; [.L135]-[Overview.$C$4]/[.K135]  ;  IF([.G135]=&quot;Short&quot;; [.L135]+[Overview.$C$4]/[.K135]; &quot;&quot;) ); &quot;&quot;)">
            <text:p/>
          </table:table-cell>
          <table:table-cell table:formula="of:=IFERROR(ABS([.M135]-[.L135])*[.K135]; &quot;&quot;)">
            <text:p/>
          </table:table-cell>
          <table:table-cell table:style-name="ce312" table:formula="of:=IFERROR(  IF([.G135]=&quot;Long&quot;;  [.L135]+[Overview.$C$4]/[.K135]  *  [Overview.$C$6]  ;  IF([.G135]=&quot;Short&quot;   ;  [.L135]-[Overview.$C$4]/[.K135]  * [Overview.$C$6]  ; &quot;&quot;  )  )   ; &quot;&quot;)">
            <text:p/>
          </table:table-cell>
          <table:table-cell table:number-columns-repeated="3"/>
          <table:table-cell table:style-name="ce182" table:formula="of:=IFERROR([.T135]/[.N135]; &quot;&quot;)">
            <text:p/>
          </table:table-cell>
          <table:table-cell table:style-name="ce203" table:formula="of:=IFERROR(   IF( AND( [.G135]=&quot;Long&quot;;   [.P135]=[.K135])  ;  [.K135]*([.Q135]-[.L135])  ;    IF(  AND(  [.G135]=&quot;Short&quot;  ;   [.P135]=[.K135]   )   ;   [.K135]*([.L135]-[.Q135])   ;  &quot;&quot;)) ; &quot;&quot;)">
            <text:p/>
          </table:table-cell>
          <table:table-cell table:style-name="ce215" table:formula="of:=IF(ISNUMBER([.T135]); IF([.T135]&gt;=0; &quot;Win&quot;; &quot;Loss&quot;); &quot;&quot;)">
            <text:p/>
          </table:table-cell>
          <table:table-cell table:style-name="ce220" table:formula="of:=IF(ISNUMBER([.T135]); ROUND(([.R135]-[.J135])*60*24); &quot;&quot;)">
            <text:p/>
          </table:table-cell>
          <table:table-cell table:content-validation-name="val8"/>
          <table:table-cell table:number-columns-repeated="2"/>
          <table:table-cell table:style-name="ce239"/>
          <table:table-cell table:style-name="ce243" table:formula="of:=IFERROR(IF(ISBLANK([.Z135]); &quot;&quot;; IF([.$G135]=&quot;Long&quot;; ([.Z135]-[.$L135])*[.$K135]/[.$N135]; ([.$L135]-[.Z135])*[.$K135]/[.$N135])-[.$S135]); &quot;&quot;)">
            <text:p/>
          </table:table-cell>
          <table:table-cell/>
          <table:table-cell table:style-name="ce243" table:formula="of:=IFERROR(IF(ISBLANK([.AB135]); &quot;&quot;; IF([.$G135]=&quot;Long&quot;; ([.AB135]-[.$L135])*[.$K135]/[.$N135]; ([.$L135]-[.AB135])*[.$K135]/[.$N135])-[.$S135]); &quot;&quot;)">
            <text:p/>
          </table:table-cell>
          <table:table-cell/>
          <table:table-cell table:style-name="ce243" table:formula="of:=IFERROR(IF(ISBLANK([.AD135]); &quot;&quot;; IF([.$G135]=&quot;Long&quot;; ([.AD135]-[.$L135])*[.$K135]/[.$N135]; ([.$L135]-[.AD135])*[.$K135]/[.$N135])-[.$S135]); &quot;&quot;)">
            <text:p/>
          </table:table-cell>
          <table:table-cell table:number-columns-repeated="2"/>
          <table:table-cell table:formula="of:=IF(ISBLANK([.B135]); &quot;&quot;; DAY([.B135]))">
            <text:p/>
          </table:table-cell>
          <table:table-cell table:formula="of:=IF(ISBLANK([.B135]); &quot;&quot;; WEEKDAY([.B135]))">
            <text:p/>
          </table:table-cell>
          <table:table-cell table:formula="of:=IF(ISBLANK([.B135]); &quot;&quot;; WEEKNUM([.B135]))">
            <text:p/>
          </table:table-cell>
          <table:table-cell table:formula="of:=IF(ISBLANK([.B135]); &quot;&quot;; MONTH([.B135]))">
            <text:p/>
          </table:table-cell>
          <table:table-cell table:formula="of:=IF(ISBLANK([.L135]); &quot;&quot;; [.K135]*[.L135])">
            <text:p/>
          </table:table-cell>
          <table:table-cell table:formula="of:=IF(ISNUMBER([.AL135]); [.AL135]*0.0035; &quot;&quot;)">
            <text:p/>
          </table:table-cell>
          <table:table-cell table:formula="of:=IF(ISBLANK([.Q135]); &quot;&quot;; [.P135]*[.Q135])">
            <text:p/>
          </table:table-cell>
          <table:table-cell table:formula="of:=IF(ISNUMBER([.AN135]); [.AN135]*0.0035; &quot;&quot;)">
            <text:p/>
          </table:table-cell>
          <table:table-cell table:formula="of:=IF(ISBLANK([.Q135]); &quot;&quot;; SUM([.$S$3:.S135]))">
            <text:p/>
          </table:table-cell>
          <table:table-cell table:formula="of:=IF(ISBLANK([.R135]); &quot;&quot;; SUM([.$T$3:.T135]))">
            <text:p/>
          </table:table-cell>
          <table:table-cell table:formula="of:=IF(OR(ISBLANK([.J135]); ISBLANK([.R135])); &quot;&quot;;ROUND(([.R135]-[.J135])*60*24))">
            <text:p/>
          </table:table-cell>
          <table:table-cell table:number-columns-repeated="20"/>
        </table:table-row>
        <table:table-row table:style-name="ro2">
          <table:table-cell office:value-type="float" office:value="134" calcext:value-type="float">
            <text:p>13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6]=&quot;Long&quot; ; [.L136]-[Overview.$C$4]/[.K136]  ;  IF([.G136]=&quot;Short&quot;; [.L136]+[Overview.$C$4]/[.K136]; &quot;&quot;) ); &quot;&quot;)">
            <text:p/>
          </table:table-cell>
          <table:table-cell table:formula="of:=IFERROR(ABS([.M136]-[.L136])*[.K136]; &quot;&quot;)">
            <text:p/>
          </table:table-cell>
          <table:table-cell table:style-name="ce312" table:formula="of:=IFERROR(  IF([.G136]=&quot;Long&quot;;  [.L136]+[Overview.$C$4]/[.K136]  *  [Overview.$C$6]  ;  IF([.G136]=&quot;Short&quot;   ;  [.L136]-[Overview.$C$4]/[.K136]  * [Overview.$C$6]  ; &quot;&quot;  )  )   ; &quot;&quot;)">
            <text:p/>
          </table:table-cell>
          <table:table-cell table:number-columns-repeated="3"/>
          <table:table-cell table:style-name="ce182" table:formula="of:=IFERROR([.T136]/[.N136]; &quot;&quot;)">
            <text:p/>
          </table:table-cell>
          <table:table-cell table:style-name="ce203" table:formula="of:=IFERROR(   IF( AND( [.G136]=&quot;Long&quot;;   [.P136]=[.K136])  ;  [.K136]*([.Q136]-[.L136])  ;    IF(  AND(  [.G136]=&quot;Short&quot;  ;   [.P136]=[.K136]   )   ;   [.K136]*([.L136]-[.Q136])   ;  &quot;&quot;)) ; &quot;&quot;)">
            <text:p/>
          </table:table-cell>
          <table:table-cell table:style-name="ce215" table:formula="of:=IF(ISNUMBER([.T136]); IF([.T136]&gt;=0; &quot;Win&quot;; &quot;Loss&quot;); &quot;&quot;)">
            <text:p/>
          </table:table-cell>
          <table:table-cell table:style-name="ce220" table:formula="of:=IF(ISNUMBER([.T136]); ROUND(([.R136]-[.J136])*60*24); &quot;&quot;)">
            <text:p/>
          </table:table-cell>
          <table:table-cell table:content-validation-name="val8"/>
          <table:table-cell table:number-columns-repeated="2"/>
          <table:table-cell table:style-name="ce239"/>
          <table:table-cell table:style-name="ce243" table:formula="of:=IFERROR(IF(ISBLANK([.Z136]); &quot;&quot;; IF([.$G136]=&quot;Long&quot;; ([.Z136]-[.$L136])*[.$K136]/[.$N136]; ([.$L136]-[.Z136])*[.$K136]/[.$N136])-[.$S136]); &quot;&quot;)">
            <text:p/>
          </table:table-cell>
          <table:table-cell/>
          <table:table-cell table:style-name="ce243" table:formula="of:=IFERROR(IF(ISBLANK([.AB136]); &quot;&quot;; IF([.$G136]=&quot;Long&quot;; ([.AB136]-[.$L136])*[.$K136]/[.$N136]; ([.$L136]-[.AB136])*[.$K136]/[.$N136])-[.$S136]); &quot;&quot;)">
            <text:p/>
          </table:table-cell>
          <table:table-cell/>
          <table:table-cell table:style-name="ce243" table:formula="of:=IFERROR(IF(ISBLANK([.AD136]); &quot;&quot;; IF([.$G136]=&quot;Long&quot;; ([.AD136]-[.$L136])*[.$K136]/[.$N136]; ([.$L136]-[.AD136])*[.$K136]/[.$N136])-[.$S136]); &quot;&quot;)">
            <text:p/>
          </table:table-cell>
          <table:table-cell table:number-columns-repeated="2"/>
          <table:table-cell table:formula="of:=IF(ISBLANK([.B136]); &quot;&quot;; DAY([.B136]))">
            <text:p/>
          </table:table-cell>
          <table:table-cell table:formula="of:=IF(ISBLANK([.B136]); &quot;&quot;; WEEKDAY([.B136]))">
            <text:p/>
          </table:table-cell>
          <table:table-cell table:formula="of:=IF(ISBLANK([.B136]); &quot;&quot;; WEEKNUM([.B136]))">
            <text:p/>
          </table:table-cell>
          <table:table-cell table:formula="of:=IF(ISBLANK([.B136]); &quot;&quot;; MONTH([.B136]))">
            <text:p/>
          </table:table-cell>
          <table:table-cell table:formula="of:=IF(ISBLANK([.L136]); &quot;&quot;; [.K136]*[.L136])">
            <text:p/>
          </table:table-cell>
          <table:table-cell table:formula="of:=IF(ISNUMBER([.AL136]); [.AL136]*0.0035; &quot;&quot;)">
            <text:p/>
          </table:table-cell>
          <table:table-cell table:formula="of:=IF(ISBLANK([.Q136]); &quot;&quot;; [.P136]*[.Q136])">
            <text:p/>
          </table:table-cell>
          <table:table-cell table:formula="of:=IF(ISNUMBER([.AN136]); [.AN136]*0.0035; &quot;&quot;)">
            <text:p/>
          </table:table-cell>
          <table:table-cell table:formula="of:=IF(ISBLANK([.Q136]); &quot;&quot;; SUM([.$S$3:.S136]))">
            <text:p/>
          </table:table-cell>
          <table:table-cell table:formula="of:=IF(ISBLANK([.R136]); &quot;&quot;; SUM([.$T$3:.T136]))">
            <text:p/>
          </table:table-cell>
          <table:table-cell table:formula="of:=IF(OR(ISBLANK([.J136]); ISBLANK([.R136])); &quot;&quot;;ROUND(([.R136]-[.J136])*60*24))">
            <text:p/>
          </table:table-cell>
          <table:table-cell table:number-columns-repeated="20"/>
        </table:table-row>
        <table:table-row table:style-name="ro2">
          <table:table-cell office:value-type="float" office:value="135" calcext:value-type="float">
            <text:p>13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7]=&quot;Long&quot; ; [.L137]-[Overview.$C$4]/[.K137]  ;  IF([.G137]=&quot;Short&quot;; [.L137]+[Overview.$C$4]/[.K137]; &quot;&quot;) ); &quot;&quot;)">
            <text:p/>
          </table:table-cell>
          <table:table-cell table:formula="of:=IFERROR(ABS([.M137]-[.L137])*[.K137]; &quot;&quot;)">
            <text:p/>
          </table:table-cell>
          <table:table-cell table:style-name="ce312" table:formula="of:=IFERROR(  IF([.G137]=&quot;Long&quot;;  [.L137]+[Overview.$C$4]/[.K137]  *  [Overview.$C$6]  ;  IF([.G137]=&quot;Short&quot;   ;  [.L137]-[Overview.$C$4]/[.K137]  * [Overview.$C$6]  ; &quot;&quot;  )  )   ; &quot;&quot;)">
            <text:p/>
          </table:table-cell>
          <table:table-cell table:number-columns-repeated="3"/>
          <table:table-cell table:style-name="ce182" table:formula="of:=IFERROR([.T137]/[.N137]; &quot;&quot;)">
            <text:p/>
          </table:table-cell>
          <table:table-cell table:style-name="ce203" table:formula="of:=IFERROR(   IF( AND( [.G137]=&quot;Long&quot;;   [.P137]=[.K137])  ;  [.K137]*([.Q137]-[.L137])  ;    IF(  AND(  [.G137]=&quot;Short&quot;  ;   [.P137]=[.K137]   )   ;   [.K137]*([.L137]-[.Q137])   ;  &quot;&quot;)) ; &quot;&quot;)">
            <text:p/>
          </table:table-cell>
          <table:table-cell table:style-name="ce215" table:formula="of:=IF(ISNUMBER([.T137]); IF([.T137]&gt;=0; &quot;Win&quot;; &quot;Loss&quot;); &quot;&quot;)">
            <text:p/>
          </table:table-cell>
          <table:table-cell table:style-name="ce220" table:formula="of:=IF(ISNUMBER([.T137]); ROUND(([.R137]-[.J137])*60*24); &quot;&quot;)">
            <text:p/>
          </table:table-cell>
          <table:table-cell table:content-validation-name="val8"/>
          <table:table-cell table:number-columns-repeated="2"/>
          <table:table-cell table:style-name="ce239"/>
          <table:table-cell table:style-name="ce243" table:formula="of:=IFERROR(IF(ISBLANK([.Z137]); &quot;&quot;; IF([.$G137]=&quot;Long&quot;; ([.Z137]-[.$L137])*[.$K137]/[.$N137]; ([.$L137]-[.Z137])*[.$K137]/[.$N137])-[.$S137]); &quot;&quot;)">
            <text:p/>
          </table:table-cell>
          <table:table-cell/>
          <table:table-cell table:style-name="ce243" table:formula="of:=IFERROR(IF(ISBLANK([.AB137]); &quot;&quot;; IF([.$G137]=&quot;Long&quot;; ([.AB137]-[.$L137])*[.$K137]/[.$N137]; ([.$L137]-[.AB137])*[.$K137]/[.$N137])-[.$S137]); &quot;&quot;)">
            <text:p/>
          </table:table-cell>
          <table:table-cell/>
          <table:table-cell table:style-name="ce243" table:formula="of:=IFERROR(IF(ISBLANK([.AD137]); &quot;&quot;; IF([.$G137]=&quot;Long&quot;; ([.AD137]-[.$L137])*[.$K137]/[.$N137]; ([.$L137]-[.AD137])*[.$K137]/[.$N137])-[.$S137]); &quot;&quot;)">
            <text:p/>
          </table:table-cell>
          <table:table-cell table:number-columns-repeated="2"/>
          <table:table-cell table:formula="of:=IF(ISBLANK([.B137]); &quot;&quot;; DAY([.B137]))">
            <text:p/>
          </table:table-cell>
          <table:table-cell table:formula="of:=IF(ISBLANK([.B137]); &quot;&quot;; WEEKDAY([.B137]))">
            <text:p/>
          </table:table-cell>
          <table:table-cell table:formula="of:=IF(ISBLANK([.B137]); &quot;&quot;; WEEKNUM([.B137]))">
            <text:p/>
          </table:table-cell>
          <table:table-cell table:formula="of:=IF(ISBLANK([.B137]); &quot;&quot;; MONTH([.B137]))">
            <text:p/>
          </table:table-cell>
          <table:table-cell table:formula="of:=IF(ISBLANK([.L137]); &quot;&quot;; [.K137]*[.L137])">
            <text:p/>
          </table:table-cell>
          <table:table-cell table:formula="of:=IF(ISNUMBER([.AL137]); [.AL137]*0.0035; &quot;&quot;)">
            <text:p/>
          </table:table-cell>
          <table:table-cell table:formula="of:=IF(ISBLANK([.Q137]); &quot;&quot;; [.P137]*[.Q137])">
            <text:p/>
          </table:table-cell>
          <table:table-cell table:formula="of:=IF(ISNUMBER([.AN137]); [.AN137]*0.0035; &quot;&quot;)">
            <text:p/>
          </table:table-cell>
          <table:table-cell table:formula="of:=IF(ISBLANK([.Q137]); &quot;&quot;; SUM([.$S$3:.S137]))">
            <text:p/>
          </table:table-cell>
          <table:table-cell table:formula="of:=IF(ISBLANK([.R137]); &quot;&quot;; SUM([.$T$3:.T137]))">
            <text:p/>
          </table:table-cell>
          <table:table-cell table:formula="of:=IF(OR(ISBLANK([.J137]); ISBLANK([.R137])); &quot;&quot;;ROUND(([.R137]-[.J137])*60*24))">
            <text:p/>
          </table:table-cell>
          <table:table-cell table:number-columns-repeated="20"/>
        </table:table-row>
        <table:table-row table:style-name="ro2">
          <table:table-cell office:value-type="float" office:value="136" calcext:value-type="float">
            <text:p>13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8]=&quot;Long&quot; ; [.L138]-[Overview.$C$4]/[.K138]  ;  IF([.G138]=&quot;Short&quot;; [.L138]+[Overview.$C$4]/[.K138]; &quot;&quot;) ); &quot;&quot;)">
            <text:p/>
          </table:table-cell>
          <table:table-cell table:formula="of:=IFERROR(ABS([.M138]-[.L138])*[.K138]; &quot;&quot;)">
            <text:p/>
          </table:table-cell>
          <table:table-cell table:style-name="ce312" table:formula="of:=IFERROR(  IF([.G138]=&quot;Long&quot;;  [.L138]+[Overview.$C$4]/[.K138]  *  [Overview.$C$6]  ;  IF([.G138]=&quot;Short&quot;   ;  [.L138]-[Overview.$C$4]/[.K138]  * [Overview.$C$6]  ; &quot;&quot;  )  )   ; &quot;&quot;)">
            <text:p/>
          </table:table-cell>
          <table:table-cell table:number-columns-repeated="3"/>
          <table:table-cell table:style-name="ce182" table:formula="of:=IFERROR([.T138]/[.N138]; &quot;&quot;)">
            <text:p/>
          </table:table-cell>
          <table:table-cell table:style-name="ce203" table:formula="of:=IFERROR(   IF( AND( [.G138]=&quot;Long&quot;;   [.P138]=[.K138])  ;  [.K138]*([.Q138]-[.L138])  ;    IF(  AND(  [.G138]=&quot;Short&quot;  ;   [.P138]=[.K138]   )   ;   [.K138]*([.L138]-[.Q138])   ;  &quot;&quot;)) ; &quot;&quot;)">
            <text:p/>
          </table:table-cell>
          <table:table-cell table:style-name="ce215" table:formula="of:=IF(ISNUMBER([.T138]); IF([.T138]&gt;=0; &quot;Win&quot;; &quot;Loss&quot;); &quot;&quot;)">
            <text:p/>
          </table:table-cell>
          <table:table-cell table:style-name="ce220" table:formula="of:=IF(ISNUMBER([.T138]); ROUND(([.R138]-[.J138])*60*24); &quot;&quot;)">
            <text:p/>
          </table:table-cell>
          <table:table-cell table:content-validation-name="val8"/>
          <table:table-cell table:number-columns-repeated="2"/>
          <table:table-cell table:style-name="ce239"/>
          <table:table-cell table:style-name="ce243" table:formula="of:=IFERROR(IF(ISBLANK([.Z138]); &quot;&quot;; IF([.$G138]=&quot;Long&quot;; ([.Z138]-[.$L138])*[.$K138]/[.$N138]; ([.$L138]-[.Z138])*[.$K138]/[.$N138])-[.$S138]); &quot;&quot;)">
            <text:p/>
          </table:table-cell>
          <table:table-cell/>
          <table:table-cell table:style-name="ce243" table:formula="of:=IFERROR(IF(ISBLANK([.AB138]); &quot;&quot;; IF([.$G138]=&quot;Long&quot;; ([.AB138]-[.$L138])*[.$K138]/[.$N138]; ([.$L138]-[.AB138])*[.$K138]/[.$N138])-[.$S138]); &quot;&quot;)">
            <text:p/>
          </table:table-cell>
          <table:table-cell/>
          <table:table-cell table:style-name="ce243" table:formula="of:=IFERROR(IF(ISBLANK([.AD138]); &quot;&quot;; IF([.$G138]=&quot;Long&quot;; ([.AD138]-[.$L138])*[.$K138]/[.$N138]; ([.$L138]-[.AD138])*[.$K138]/[.$N138])-[.$S138]); &quot;&quot;)">
            <text:p/>
          </table:table-cell>
          <table:table-cell table:number-columns-repeated="2"/>
          <table:table-cell table:formula="of:=IF(ISBLANK([.B138]); &quot;&quot;; DAY([.B138]))">
            <text:p/>
          </table:table-cell>
          <table:table-cell table:formula="of:=IF(ISBLANK([.B138]); &quot;&quot;; WEEKDAY([.B138]))">
            <text:p/>
          </table:table-cell>
          <table:table-cell table:formula="of:=IF(ISBLANK([.B138]); &quot;&quot;; WEEKNUM([.B138]))">
            <text:p/>
          </table:table-cell>
          <table:table-cell table:formula="of:=IF(ISBLANK([.B138]); &quot;&quot;; MONTH([.B138]))">
            <text:p/>
          </table:table-cell>
          <table:table-cell table:formula="of:=IF(ISBLANK([.L138]); &quot;&quot;; [.K138]*[.L138])">
            <text:p/>
          </table:table-cell>
          <table:table-cell table:formula="of:=IF(ISNUMBER([.AL138]); [.AL138]*0.0035; &quot;&quot;)">
            <text:p/>
          </table:table-cell>
          <table:table-cell table:formula="of:=IF(ISBLANK([.Q138]); &quot;&quot;; [.P138]*[.Q138])">
            <text:p/>
          </table:table-cell>
          <table:table-cell table:formula="of:=IF(ISNUMBER([.AN138]); [.AN138]*0.0035; &quot;&quot;)">
            <text:p/>
          </table:table-cell>
          <table:table-cell table:formula="of:=IF(ISBLANK([.Q138]); &quot;&quot;; SUM([.$S$3:.S138]))">
            <text:p/>
          </table:table-cell>
          <table:table-cell table:formula="of:=IF(ISBLANK([.R138]); &quot;&quot;; SUM([.$T$3:.T138]))">
            <text:p/>
          </table:table-cell>
          <table:table-cell table:formula="of:=IF(OR(ISBLANK([.J138]); ISBLANK([.R138])); &quot;&quot;;ROUND(([.R138]-[.J138])*60*24))">
            <text:p/>
          </table:table-cell>
          <table:table-cell table:number-columns-repeated="20"/>
        </table:table-row>
        <table:table-row table:style-name="ro2">
          <table:table-cell office:value-type="float" office:value="137" calcext:value-type="float">
            <text:p>13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39]=&quot;Long&quot; ; [.L139]-[Overview.$C$4]/[.K139]  ;  IF([.G139]=&quot;Short&quot;; [.L139]+[Overview.$C$4]/[.K139]; &quot;&quot;) ); &quot;&quot;)">
            <text:p/>
          </table:table-cell>
          <table:table-cell table:formula="of:=IFERROR(ABS([.M139]-[.L139])*[.K139]; &quot;&quot;)">
            <text:p/>
          </table:table-cell>
          <table:table-cell table:style-name="ce312" table:formula="of:=IFERROR(  IF([.G139]=&quot;Long&quot;;  [.L139]+[Overview.$C$4]/[.K139]  *  [Overview.$C$6]  ;  IF([.G139]=&quot;Short&quot;   ;  [.L139]-[Overview.$C$4]/[.K139]  * [Overview.$C$6]  ; &quot;&quot;  )  )   ; &quot;&quot;)">
            <text:p/>
          </table:table-cell>
          <table:table-cell table:number-columns-repeated="3"/>
          <table:table-cell table:style-name="ce182" table:formula="of:=IFERROR([.T139]/[.N139]; &quot;&quot;)">
            <text:p/>
          </table:table-cell>
          <table:table-cell table:style-name="ce203" table:formula="of:=IFERROR(   IF( AND( [.G139]=&quot;Long&quot;;   [.P139]=[.K139])  ;  [.K139]*([.Q139]-[.L139])  ;    IF(  AND(  [.G139]=&quot;Short&quot;  ;   [.P139]=[.K139]   )   ;   [.K139]*([.L139]-[.Q139])   ;  &quot;&quot;)) ; &quot;&quot;)">
            <text:p/>
          </table:table-cell>
          <table:table-cell table:style-name="ce215" table:formula="of:=IF(ISNUMBER([.T139]); IF([.T139]&gt;=0; &quot;Win&quot;; &quot;Loss&quot;); &quot;&quot;)">
            <text:p/>
          </table:table-cell>
          <table:table-cell table:style-name="ce220" table:formula="of:=IF(ISNUMBER([.T139]); ROUND(([.R139]-[.J139])*60*24); &quot;&quot;)">
            <text:p/>
          </table:table-cell>
          <table:table-cell table:content-validation-name="val8"/>
          <table:table-cell table:number-columns-repeated="2"/>
          <table:table-cell table:style-name="ce239"/>
          <table:table-cell table:style-name="ce243" table:formula="of:=IFERROR(IF(ISBLANK([.Z139]); &quot;&quot;; IF([.$G139]=&quot;Long&quot;; ([.Z139]-[.$L139])*[.$K139]/[.$N139]; ([.$L139]-[.Z139])*[.$K139]/[.$N139])-[.$S139]); &quot;&quot;)">
            <text:p/>
          </table:table-cell>
          <table:table-cell/>
          <table:table-cell table:style-name="ce243" table:formula="of:=IFERROR(IF(ISBLANK([.AB139]); &quot;&quot;; IF([.$G139]=&quot;Long&quot;; ([.AB139]-[.$L139])*[.$K139]/[.$N139]; ([.$L139]-[.AB139])*[.$K139]/[.$N139])-[.$S139]); &quot;&quot;)">
            <text:p/>
          </table:table-cell>
          <table:table-cell/>
          <table:table-cell table:style-name="ce243" table:formula="of:=IFERROR(IF(ISBLANK([.AD139]); &quot;&quot;; IF([.$G139]=&quot;Long&quot;; ([.AD139]-[.$L139])*[.$K139]/[.$N139]; ([.$L139]-[.AD139])*[.$K139]/[.$N139])-[.$S139]); &quot;&quot;)">
            <text:p/>
          </table:table-cell>
          <table:table-cell table:number-columns-repeated="2"/>
          <table:table-cell table:formula="of:=IF(ISBLANK([.B139]); &quot;&quot;; DAY([.B139]))">
            <text:p/>
          </table:table-cell>
          <table:table-cell table:formula="of:=IF(ISBLANK([.B139]); &quot;&quot;; WEEKDAY([.B139]))">
            <text:p/>
          </table:table-cell>
          <table:table-cell table:formula="of:=IF(ISBLANK([.B139]); &quot;&quot;; WEEKNUM([.B139]))">
            <text:p/>
          </table:table-cell>
          <table:table-cell table:formula="of:=IF(ISBLANK([.B139]); &quot;&quot;; MONTH([.B139]))">
            <text:p/>
          </table:table-cell>
          <table:table-cell table:formula="of:=IF(ISBLANK([.L139]); &quot;&quot;; [.K139]*[.L139])">
            <text:p/>
          </table:table-cell>
          <table:table-cell table:formula="of:=IF(ISNUMBER([.AL139]); [.AL139]*0.0035; &quot;&quot;)">
            <text:p/>
          </table:table-cell>
          <table:table-cell table:formula="of:=IF(ISBLANK([.Q139]); &quot;&quot;; [.P139]*[.Q139])">
            <text:p/>
          </table:table-cell>
          <table:table-cell table:formula="of:=IF(ISNUMBER([.AN139]); [.AN139]*0.0035; &quot;&quot;)">
            <text:p/>
          </table:table-cell>
          <table:table-cell table:formula="of:=IF(ISBLANK([.Q139]); &quot;&quot;; SUM([.$S$3:.S139]))">
            <text:p/>
          </table:table-cell>
          <table:table-cell table:formula="of:=IF(ISBLANK([.R139]); &quot;&quot;; SUM([.$T$3:.T139]))">
            <text:p/>
          </table:table-cell>
          <table:table-cell table:formula="of:=IF(OR(ISBLANK([.J139]); ISBLANK([.R139])); &quot;&quot;;ROUND(([.R139]-[.J139])*60*24))">
            <text:p/>
          </table:table-cell>
          <table:table-cell table:number-columns-repeated="20"/>
        </table:table-row>
        <table:table-row table:style-name="ro2">
          <table:table-cell office:value-type="float" office:value="138" calcext:value-type="float">
            <text:p>13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0]=&quot;Long&quot; ; [.L140]-[Overview.$C$4]/[.K140]  ;  IF([.G140]=&quot;Short&quot;; [.L140]+[Overview.$C$4]/[.K140]; &quot;&quot;) ); &quot;&quot;)">
            <text:p/>
          </table:table-cell>
          <table:table-cell table:formula="of:=IFERROR(ABS([.M140]-[.L140])*[.K140]; &quot;&quot;)">
            <text:p/>
          </table:table-cell>
          <table:table-cell table:style-name="ce312" table:formula="of:=IFERROR(  IF([.G140]=&quot;Long&quot;;  [.L140]+[Overview.$C$4]/[.K140]  *  [Overview.$C$6]  ;  IF([.G140]=&quot;Short&quot;   ;  [.L140]-[Overview.$C$4]/[.K140]  * [Overview.$C$6]  ; &quot;&quot;  )  )   ; &quot;&quot;)">
            <text:p/>
          </table:table-cell>
          <table:table-cell table:number-columns-repeated="3"/>
          <table:table-cell table:style-name="ce182" table:formula="of:=IFERROR([.T140]/[.N140]; &quot;&quot;)">
            <text:p/>
          </table:table-cell>
          <table:table-cell table:style-name="ce203" table:formula="of:=IFERROR(   IF( AND( [.G140]=&quot;Long&quot;;   [.P140]=[.K140])  ;  [.K140]*([.Q140]-[.L140])  ;    IF(  AND(  [.G140]=&quot;Short&quot;  ;   [.P140]=[.K140]   )   ;   [.K140]*([.L140]-[.Q140])   ;  &quot;&quot;)) ; &quot;&quot;)">
            <text:p/>
          </table:table-cell>
          <table:table-cell table:style-name="ce215" table:formula="of:=IF(ISNUMBER([.T140]); IF([.T140]&gt;=0; &quot;Win&quot;; &quot;Loss&quot;); &quot;&quot;)">
            <text:p/>
          </table:table-cell>
          <table:table-cell table:style-name="ce220" table:formula="of:=IF(ISNUMBER([.T140]); ROUND(([.R140]-[.J140])*60*24); &quot;&quot;)">
            <text:p/>
          </table:table-cell>
          <table:table-cell table:content-validation-name="val8"/>
          <table:table-cell table:number-columns-repeated="2"/>
          <table:table-cell table:style-name="ce239"/>
          <table:table-cell table:style-name="ce243" table:formula="of:=IFERROR(IF(ISBLANK([.Z140]); &quot;&quot;; IF([.$G140]=&quot;Long&quot;; ([.Z140]-[.$L140])*[.$K140]/[.$N140]; ([.$L140]-[.Z140])*[.$K140]/[.$N140])-[.$S140]); &quot;&quot;)">
            <text:p/>
          </table:table-cell>
          <table:table-cell/>
          <table:table-cell table:style-name="ce243" table:formula="of:=IFERROR(IF(ISBLANK([.AB140]); &quot;&quot;; IF([.$G140]=&quot;Long&quot;; ([.AB140]-[.$L140])*[.$K140]/[.$N140]; ([.$L140]-[.AB140])*[.$K140]/[.$N140])-[.$S140]); &quot;&quot;)">
            <text:p/>
          </table:table-cell>
          <table:table-cell/>
          <table:table-cell table:style-name="ce243" table:formula="of:=IFERROR(IF(ISBLANK([.AD140]); &quot;&quot;; IF([.$G140]=&quot;Long&quot;; ([.AD140]-[.$L140])*[.$K140]/[.$N140]; ([.$L140]-[.AD140])*[.$K140]/[.$N140])-[.$S140]); &quot;&quot;)">
            <text:p/>
          </table:table-cell>
          <table:table-cell table:number-columns-repeated="2"/>
          <table:table-cell table:formula="of:=IF(ISBLANK([.B140]); &quot;&quot;; DAY([.B140]))">
            <text:p/>
          </table:table-cell>
          <table:table-cell table:formula="of:=IF(ISBLANK([.B140]); &quot;&quot;; WEEKDAY([.B140]))">
            <text:p/>
          </table:table-cell>
          <table:table-cell table:formula="of:=IF(ISBLANK([.B140]); &quot;&quot;; WEEKNUM([.B140]))">
            <text:p/>
          </table:table-cell>
          <table:table-cell table:formula="of:=IF(ISBLANK([.B140]); &quot;&quot;; MONTH([.B140]))">
            <text:p/>
          </table:table-cell>
          <table:table-cell table:formula="of:=IF(ISBLANK([.L140]); &quot;&quot;; [.K140]*[.L140])">
            <text:p/>
          </table:table-cell>
          <table:table-cell table:formula="of:=IF(ISNUMBER([.AL140]); [.AL140]*0.0035; &quot;&quot;)">
            <text:p/>
          </table:table-cell>
          <table:table-cell table:formula="of:=IF(ISBLANK([.Q140]); &quot;&quot;; [.P140]*[.Q140])">
            <text:p/>
          </table:table-cell>
          <table:table-cell table:formula="of:=IF(ISNUMBER([.AN140]); [.AN140]*0.0035; &quot;&quot;)">
            <text:p/>
          </table:table-cell>
          <table:table-cell table:formula="of:=IF(ISBLANK([.Q140]); &quot;&quot;; SUM([.$S$3:.S140]))">
            <text:p/>
          </table:table-cell>
          <table:table-cell table:formula="of:=IF(ISBLANK([.R140]); &quot;&quot;; SUM([.$T$3:.T140]))">
            <text:p/>
          </table:table-cell>
          <table:table-cell table:formula="of:=IF(OR(ISBLANK([.J140]); ISBLANK([.R140])); &quot;&quot;;ROUND(([.R140]-[.J140])*60*24))">
            <text:p/>
          </table:table-cell>
          <table:table-cell table:number-columns-repeated="20"/>
        </table:table-row>
        <table:table-row table:style-name="ro2">
          <table:table-cell office:value-type="float" office:value="139" calcext:value-type="float">
            <text:p>139</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1]=&quot;Long&quot; ; [.L141]-[Overview.$C$4]/[.K141]  ;  IF([.G141]=&quot;Short&quot;; [.L141]+[Overview.$C$4]/[.K141]; &quot;&quot;) ); &quot;&quot;)">
            <text:p/>
          </table:table-cell>
          <table:table-cell table:formula="of:=IFERROR(ABS([.M141]-[.L141])*[.K141]; &quot;&quot;)">
            <text:p/>
          </table:table-cell>
          <table:table-cell table:style-name="ce312" table:formula="of:=IFERROR(  IF([.G141]=&quot;Long&quot;;  [.L141]+[Overview.$C$4]/[.K141]  *  [Overview.$C$6]  ;  IF([.G141]=&quot;Short&quot;   ;  [.L141]-[Overview.$C$4]/[.K141]  * [Overview.$C$6]  ; &quot;&quot;  )  )   ; &quot;&quot;)">
            <text:p/>
          </table:table-cell>
          <table:table-cell table:number-columns-repeated="3"/>
          <table:table-cell table:style-name="ce182" table:formula="of:=IFERROR([.T141]/[.N141]; &quot;&quot;)">
            <text:p/>
          </table:table-cell>
          <table:table-cell table:style-name="ce203" table:formula="of:=IFERROR(   IF( AND( [.G141]=&quot;Long&quot;;   [.P141]=[.K141])  ;  [.K141]*([.Q141]-[.L141])  ;    IF(  AND(  [.G141]=&quot;Short&quot;  ;   [.P141]=[.K141]   )   ;   [.K141]*([.L141]-[.Q141])   ;  &quot;&quot;)) ; &quot;&quot;)">
            <text:p/>
          </table:table-cell>
          <table:table-cell table:style-name="ce215" table:formula="of:=IF(ISNUMBER([.T141]); IF([.T141]&gt;=0; &quot;Win&quot;; &quot;Loss&quot;); &quot;&quot;)">
            <text:p/>
          </table:table-cell>
          <table:table-cell table:style-name="ce220" table:formula="of:=IF(ISNUMBER([.T141]); ROUND(([.R141]-[.J141])*60*24); &quot;&quot;)">
            <text:p/>
          </table:table-cell>
          <table:table-cell table:content-validation-name="val8"/>
          <table:table-cell table:number-columns-repeated="2"/>
          <table:table-cell table:style-name="ce239"/>
          <table:table-cell table:style-name="ce243" table:formula="of:=IFERROR(IF(ISBLANK([.Z141]); &quot;&quot;; IF([.$G141]=&quot;Long&quot;; ([.Z141]-[.$L141])*[.$K141]/[.$N141]; ([.$L141]-[.Z141])*[.$K141]/[.$N141])-[.$S141]); &quot;&quot;)">
            <text:p/>
          </table:table-cell>
          <table:table-cell/>
          <table:table-cell table:style-name="ce243" table:formula="of:=IFERROR(IF(ISBLANK([.AB141]); &quot;&quot;; IF([.$G141]=&quot;Long&quot;; ([.AB141]-[.$L141])*[.$K141]/[.$N141]; ([.$L141]-[.AB141])*[.$K141]/[.$N141])-[.$S141]); &quot;&quot;)">
            <text:p/>
          </table:table-cell>
          <table:table-cell/>
          <table:table-cell table:style-name="ce243" table:formula="of:=IFERROR(IF(ISBLANK([.AD141]); &quot;&quot;; IF([.$G141]=&quot;Long&quot;; ([.AD141]-[.$L141])*[.$K141]/[.$N141]; ([.$L141]-[.AD141])*[.$K141]/[.$N141])-[.$S141]); &quot;&quot;)">
            <text:p/>
          </table:table-cell>
          <table:table-cell table:number-columns-repeated="2"/>
          <table:table-cell table:formula="of:=IF(ISBLANK([.B141]); &quot;&quot;; DAY([.B141]))">
            <text:p/>
          </table:table-cell>
          <table:table-cell table:formula="of:=IF(ISBLANK([.B141]); &quot;&quot;; WEEKDAY([.B141]))">
            <text:p/>
          </table:table-cell>
          <table:table-cell table:formula="of:=IF(ISBLANK([.B141]); &quot;&quot;; WEEKNUM([.B141]))">
            <text:p/>
          </table:table-cell>
          <table:table-cell table:formula="of:=IF(ISBLANK([.B141]); &quot;&quot;; MONTH([.B141]))">
            <text:p/>
          </table:table-cell>
          <table:table-cell table:formula="of:=IF(ISBLANK([.L141]); &quot;&quot;; [.K141]*[.L141])">
            <text:p/>
          </table:table-cell>
          <table:table-cell table:formula="of:=IF(ISNUMBER([.AL141]); [.AL141]*0.0035; &quot;&quot;)">
            <text:p/>
          </table:table-cell>
          <table:table-cell table:formula="of:=IF(ISBLANK([.Q141]); &quot;&quot;; [.P141]*[.Q141])">
            <text:p/>
          </table:table-cell>
          <table:table-cell table:formula="of:=IF(ISNUMBER([.AN141]); [.AN141]*0.0035; &quot;&quot;)">
            <text:p/>
          </table:table-cell>
          <table:table-cell table:formula="of:=IF(ISBLANK([.Q141]); &quot;&quot;; SUM([.$S$3:.S141]))">
            <text:p/>
          </table:table-cell>
          <table:table-cell table:formula="of:=IF(ISBLANK([.R141]); &quot;&quot;; SUM([.$T$3:.T141]))">
            <text:p/>
          </table:table-cell>
          <table:table-cell table:formula="of:=IF(OR(ISBLANK([.J141]); ISBLANK([.R141])); &quot;&quot;;ROUND(([.R141]-[.J141])*60*24))">
            <text:p/>
          </table:table-cell>
          <table:table-cell table:number-columns-repeated="20"/>
        </table:table-row>
        <table:table-row table:style-name="ro2">
          <table:table-cell office:value-type="float" office:value="140" calcext:value-type="float">
            <text:p>140</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2]=&quot;Long&quot; ; [.L142]-[Overview.$C$4]/[.K142]  ;  IF([.G142]=&quot;Short&quot;; [.L142]+[Overview.$C$4]/[.K142]; &quot;&quot;) ); &quot;&quot;)">
            <text:p/>
          </table:table-cell>
          <table:table-cell table:formula="of:=IFERROR(ABS([.M142]-[.L142])*[.K142]; &quot;&quot;)">
            <text:p/>
          </table:table-cell>
          <table:table-cell table:style-name="ce312" table:formula="of:=IFERROR(  IF([.G142]=&quot;Long&quot;;  [.L142]+[Overview.$C$4]/[.K142]  *  [Overview.$C$6]  ;  IF([.G142]=&quot;Short&quot;   ;  [.L142]-[Overview.$C$4]/[.K142]  * [Overview.$C$6]  ; &quot;&quot;  )  )   ; &quot;&quot;)">
            <text:p/>
          </table:table-cell>
          <table:table-cell table:number-columns-repeated="3"/>
          <table:table-cell table:style-name="ce182" table:formula="of:=IFERROR([.T142]/[.N142]; &quot;&quot;)">
            <text:p/>
          </table:table-cell>
          <table:table-cell table:style-name="ce203" table:formula="of:=IFERROR(   IF( AND( [.G142]=&quot;Long&quot;;   [.P142]=[.K142])  ;  [.K142]*([.Q142]-[.L142])  ;    IF(  AND(  [.G142]=&quot;Short&quot;  ;   [.P142]=[.K142]   )   ;   [.K142]*([.L142]-[.Q142])   ;  &quot;&quot;)) ; &quot;&quot;)">
            <text:p/>
          </table:table-cell>
          <table:table-cell table:style-name="ce215" table:formula="of:=IF(ISNUMBER([.T142]); IF([.T142]&gt;=0; &quot;Win&quot;; &quot;Loss&quot;); &quot;&quot;)">
            <text:p/>
          </table:table-cell>
          <table:table-cell table:style-name="ce220" table:formula="of:=IF(ISNUMBER([.T142]); ROUND(([.R142]-[.J142])*60*24); &quot;&quot;)">
            <text:p/>
          </table:table-cell>
          <table:table-cell table:content-validation-name="val8"/>
          <table:table-cell table:number-columns-repeated="2"/>
          <table:table-cell table:style-name="ce239"/>
          <table:table-cell table:style-name="ce243" table:formula="of:=IFERROR(IF(ISBLANK([.Z142]); &quot;&quot;; IF([.$G142]=&quot;Long&quot;; ([.Z142]-[.$L142])*[.$K142]/[.$N142]; ([.$L142]-[.Z142])*[.$K142]/[.$N142])-[.$S142]); &quot;&quot;)">
            <text:p/>
          </table:table-cell>
          <table:table-cell/>
          <table:table-cell table:style-name="ce243" table:formula="of:=IFERROR(IF(ISBLANK([.AB142]); &quot;&quot;; IF([.$G142]=&quot;Long&quot;; ([.AB142]-[.$L142])*[.$K142]/[.$N142]; ([.$L142]-[.AB142])*[.$K142]/[.$N142])-[.$S142]); &quot;&quot;)">
            <text:p/>
          </table:table-cell>
          <table:table-cell/>
          <table:table-cell table:style-name="ce243" table:formula="of:=IFERROR(IF(ISBLANK([.AD142]); &quot;&quot;; IF([.$G142]=&quot;Long&quot;; ([.AD142]-[.$L142])*[.$K142]/[.$N142]; ([.$L142]-[.AD142])*[.$K142]/[.$N142])-[.$S142]); &quot;&quot;)">
            <text:p/>
          </table:table-cell>
          <table:table-cell table:number-columns-repeated="2"/>
          <table:table-cell table:formula="of:=IF(ISBLANK([.B142]); &quot;&quot;; DAY([.B142]))">
            <text:p/>
          </table:table-cell>
          <table:table-cell table:formula="of:=IF(ISBLANK([.B142]); &quot;&quot;; WEEKDAY([.B142]))">
            <text:p/>
          </table:table-cell>
          <table:table-cell table:formula="of:=IF(ISBLANK([.B142]); &quot;&quot;; WEEKNUM([.B142]))">
            <text:p/>
          </table:table-cell>
          <table:table-cell table:formula="of:=IF(ISBLANK([.B142]); &quot;&quot;; MONTH([.B142]))">
            <text:p/>
          </table:table-cell>
          <table:table-cell table:formula="of:=IF(ISBLANK([.L142]); &quot;&quot;; [.K142]*[.L142])">
            <text:p/>
          </table:table-cell>
          <table:table-cell table:formula="of:=IF(ISNUMBER([.AL142]); [.AL142]*0.0035; &quot;&quot;)">
            <text:p/>
          </table:table-cell>
          <table:table-cell table:formula="of:=IF(ISBLANK([.Q142]); &quot;&quot;; [.P142]*[.Q142])">
            <text:p/>
          </table:table-cell>
          <table:table-cell table:formula="of:=IF(ISNUMBER([.AN142]); [.AN142]*0.0035; &quot;&quot;)">
            <text:p/>
          </table:table-cell>
          <table:table-cell table:formula="of:=IF(ISBLANK([.Q142]); &quot;&quot;; SUM([.$S$3:.S142]))">
            <text:p/>
          </table:table-cell>
          <table:table-cell table:formula="of:=IF(ISBLANK([.R142]); &quot;&quot;; SUM([.$T$3:.T142]))">
            <text:p/>
          </table:table-cell>
          <table:table-cell table:formula="of:=IF(OR(ISBLANK([.J142]); ISBLANK([.R142])); &quot;&quot;;ROUND(([.R142]-[.J142])*60*24))">
            <text:p/>
          </table:table-cell>
          <table:table-cell table:number-columns-repeated="20"/>
        </table:table-row>
        <table:table-row table:style-name="ro2">
          <table:table-cell office:value-type="float" office:value="141" calcext:value-type="float">
            <text:p>141</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3]=&quot;Long&quot; ; [.L143]-[Overview.$C$4]/[.K143]  ;  IF([.G143]=&quot;Short&quot;; [.L143]+[Overview.$C$4]/[.K143]; &quot;&quot;) ); &quot;&quot;)">
            <text:p/>
          </table:table-cell>
          <table:table-cell table:formula="of:=IFERROR(ABS([.M143]-[.L143])*[.K143]; &quot;&quot;)">
            <text:p/>
          </table:table-cell>
          <table:table-cell table:style-name="ce312" table:formula="of:=IFERROR(  IF([.G143]=&quot;Long&quot;;  [.L143]+[Overview.$C$4]/[.K143]  *  [Overview.$C$6]  ;  IF([.G143]=&quot;Short&quot;   ;  [.L143]-[Overview.$C$4]/[.K143]  * [Overview.$C$6]  ; &quot;&quot;  )  )   ; &quot;&quot;)">
            <text:p/>
          </table:table-cell>
          <table:table-cell table:number-columns-repeated="3"/>
          <table:table-cell table:style-name="ce182" table:formula="of:=IFERROR([.T143]/[.N143]; &quot;&quot;)">
            <text:p/>
          </table:table-cell>
          <table:table-cell table:style-name="ce203" table:formula="of:=IFERROR(   IF( AND( [.G143]=&quot;Long&quot;;   [.P143]=[.K143])  ;  [.K143]*([.Q143]-[.L143])  ;    IF(  AND(  [.G143]=&quot;Short&quot;  ;   [.P143]=[.K143]   )   ;   [.K143]*([.L143]-[.Q143])   ;  &quot;&quot;)) ; &quot;&quot;)">
            <text:p/>
          </table:table-cell>
          <table:table-cell table:style-name="ce215" table:formula="of:=IF(ISNUMBER([.T143]); IF([.T143]&gt;=0; &quot;Win&quot;; &quot;Loss&quot;); &quot;&quot;)">
            <text:p/>
          </table:table-cell>
          <table:table-cell table:style-name="ce220" table:formula="of:=IF(ISNUMBER([.T143]); ROUND(([.R143]-[.J143])*60*24); &quot;&quot;)">
            <text:p/>
          </table:table-cell>
          <table:table-cell table:content-validation-name="val8"/>
          <table:table-cell table:number-columns-repeated="2"/>
          <table:table-cell table:style-name="ce239"/>
          <table:table-cell table:style-name="ce243" table:formula="of:=IFERROR(IF(ISBLANK([.Z143]); &quot;&quot;; IF([.$G143]=&quot;Long&quot;; ([.Z143]-[.$L143])*[.$K143]/[.$N143]; ([.$L143]-[.Z143])*[.$K143]/[.$N143])-[.$S143]); &quot;&quot;)">
            <text:p/>
          </table:table-cell>
          <table:table-cell/>
          <table:table-cell table:style-name="ce243" table:formula="of:=IFERROR(IF(ISBLANK([.AB143]); &quot;&quot;; IF([.$G143]=&quot;Long&quot;; ([.AB143]-[.$L143])*[.$K143]/[.$N143]; ([.$L143]-[.AB143])*[.$K143]/[.$N143])-[.$S143]); &quot;&quot;)">
            <text:p/>
          </table:table-cell>
          <table:table-cell/>
          <table:table-cell table:style-name="ce243" table:formula="of:=IFERROR(IF(ISBLANK([.AD143]); &quot;&quot;; IF([.$G143]=&quot;Long&quot;; ([.AD143]-[.$L143])*[.$K143]/[.$N143]; ([.$L143]-[.AD143])*[.$K143]/[.$N143])-[.$S143]); &quot;&quot;)">
            <text:p/>
          </table:table-cell>
          <table:table-cell table:number-columns-repeated="2"/>
          <table:table-cell table:formula="of:=IF(ISBLANK([.B143]); &quot;&quot;; DAY([.B143]))">
            <text:p/>
          </table:table-cell>
          <table:table-cell table:formula="of:=IF(ISBLANK([.B143]); &quot;&quot;; WEEKDAY([.B143]))">
            <text:p/>
          </table:table-cell>
          <table:table-cell table:formula="of:=IF(ISBLANK([.B143]); &quot;&quot;; WEEKNUM([.B143]))">
            <text:p/>
          </table:table-cell>
          <table:table-cell table:formula="of:=IF(ISBLANK([.B143]); &quot;&quot;; MONTH([.B143]))">
            <text:p/>
          </table:table-cell>
          <table:table-cell table:formula="of:=IF(ISBLANK([.L143]); &quot;&quot;; [.K143]*[.L143])">
            <text:p/>
          </table:table-cell>
          <table:table-cell table:formula="of:=IF(ISNUMBER([.AL143]); [.AL143]*0.0035; &quot;&quot;)">
            <text:p/>
          </table:table-cell>
          <table:table-cell table:formula="of:=IF(ISBLANK([.Q143]); &quot;&quot;; [.P143]*[.Q143])">
            <text:p/>
          </table:table-cell>
          <table:table-cell table:formula="of:=IF(ISNUMBER([.AN143]); [.AN143]*0.0035; &quot;&quot;)">
            <text:p/>
          </table:table-cell>
          <table:table-cell table:formula="of:=IF(ISBLANK([.Q143]); &quot;&quot;; SUM([.$S$3:.S143]))">
            <text:p/>
          </table:table-cell>
          <table:table-cell table:formula="of:=IF(ISBLANK([.R143]); &quot;&quot;; SUM([.$T$3:.T143]))">
            <text:p/>
          </table:table-cell>
          <table:table-cell table:formula="of:=IF(OR(ISBLANK([.J143]); ISBLANK([.R143])); &quot;&quot;;ROUND(([.R143]-[.J143])*60*24))">
            <text:p/>
          </table:table-cell>
          <table:table-cell table:number-columns-repeated="20"/>
        </table:table-row>
        <table:table-row table:style-name="ro2">
          <table:table-cell office:value-type="float" office:value="142" calcext:value-type="float">
            <text:p>14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4]=&quot;Long&quot; ; [.L144]-[Overview.$C$4]/[.K144]  ;  IF([.G144]=&quot;Short&quot;; [.L144]+[Overview.$C$4]/[.K144]; &quot;&quot;) ); &quot;&quot;)">
            <text:p/>
          </table:table-cell>
          <table:table-cell table:formula="of:=IFERROR(ABS([.M144]-[.L144])*[.K144]; &quot;&quot;)">
            <text:p/>
          </table:table-cell>
          <table:table-cell table:style-name="ce312" table:formula="of:=IFERROR(  IF([.G144]=&quot;Long&quot;;  [.L144]+[Overview.$C$4]/[.K144]  *  [Overview.$C$6]  ;  IF([.G144]=&quot;Short&quot;   ;  [.L144]-[Overview.$C$4]/[.K144]  * [Overview.$C$6]  ; &quot;&quot;  )  )   ; &quot;&quot;)">
            <text:p/>
          </table:table-cell>
          <table:table-cell table:number-columns-repeated="3"/>
          <table:table-cell table:style-name="ce182" table:formula="of:=IFERROR([.T144]/[.N144]; &quot;&quot;)">
            <text:p/>
          </table:table-cell>
          <table:table-cell table:style-name="ce203" table:formula="of:=IFERROR(   IF( AND( [.G144]=&quot;Long&quot;;   [.P144]=[.K144])  ;  [.K144]*([.Q144]-[.L144])  ;    IF(  AND(  [.G144]=&quot;Short&quot;  ;   [.P144]=[.K144]   )   ;   [.K144]*([.L144]-[.Q144])   ;  &quot;&quot;)) ; &quot;&quot;)">
            <text:p/>
          </table:table-cell>
          <table:table-cell table:style-name="ce215" table:formula="of:=IF(ISNUMBER([.T144]); IF([.T144]&gt;=0; &quot;Win&quot;; &quot;Loss&quot;); &quot;&quot;)">
            <text:p/>
          </table:table-cell>
          <table:table-cell table:style-name="ce220" table:formula="of:=IF(ISNUMBER([.T144]); ROUND(([.R144]-[.J144])*60*24); &quot;&quot;)">
            <text:p/>
          </table:table-cell>
          <table:table-cell table:content-validation-name="val8"/>
          <table:table-cell table:number-columns-repeated="2"/>
          <table:table-cell table:style-name="ce239"/>
          <table:table-cell table:style-name="ce243" table:formula="of:=IFERROR(IF(ISBLANK([.Z144]); &quot;&quot;; IF([.$G144]=&quot;Long&quot;; ([.Z144]-[.$L144])*[.$K144]/[.$N144]; ([.$L144]-[.Z144])*[.$K144]/[.$N144])-[.$S144]); &quot;&quot;)">
            <text:p/>
          </table:table-cell>
          <table:table-cell/>
          <table:table-cell table:style-name="ce243" table:formula="of:=IFERROR(IF(ISBLANK([.AB144]); &quot;&quot;; IF([.$G144]=&quot;Long&quot;; ([.AB144]-[.$L144])*[.$K144]/[.$N144]; ([.$L144]-[.AB144])*[.$K144]/[.$N144])-[.$S144]); &quot;&quot;)">
            <text:p/>
          </table:table-cell>
          <table:table-cell/>
          <table:table-cell table:style-name="ce243" table:formula="of:=IFERROR(IF(ISBLANK([.AD144]); &quot;&quot;; IF([.$G144]=&quot;Long&quot;; ([.AD144]-[.$L144])*[.$K144]/[.$N144]; ([.$L144]-[.AD144])*[.$K144]/[.$N144])-[.$S144]); &quot;&quot;)">
            <text:p/>
          </table:table-cell>
          <table:table-cell table:number-columns-repeated="2"/>
          <table:table-cell table:formula="of:=IF(ISBLANK([.B144]); &quot;&quot;; DAY([.B144]))">
            <text:p/>
          </table:table-cell>
          <table:table-cell table:formula="of:=IF(ISBLANK([.B144]); &quot;&quot;; WEEKDAY([.B144]))">
            <text:p/>
          </table:table-cell>
          <table:table-cell table:formula="of:=IF(ISBLANK([.B144]); &quot;&quot;; WEEKNUM([.B144]))">
            <text:p/>
          </table:table-cell>
          <table:table-cell table:formula="of:=IF(ISBLANK([.B144]); &quot;&quot;; MONTH([.B144]))">
            <text:p/>
          </table:table-cell>
          <table:table-cell table:formula="of:=IF(ISBLANK([.L144]); &quot;&quot;; [.K144]*[.L144])">
            <text:p/>
          </table:table-cell>
          <table:table-cell table:formula="of:=IF(ISNUMBER([.AL144]); [.AL144]*0.0035; &quot;&quot;)">
            <text:p/>
          </table:table-cell>
          <table:table-cell table:formula="of:=IF(ISBLANK([.Q144]); &quot;&quot;; [.P144]*[.Q144])">
            <text:p/>
          </table:table-cell>
          <table:table-cell table:formula="of:=IF(ISNUMBER([.AN144]); [.AN144]*0.0035; &quot;&quot;)">
            <text:p/>
          </table:table-cell>
          <table:table-cell table:formula="of:=IF(ISBLANK([.Q144]); &quot;&quot;; SUM([.$S$3:.S144]))">
            <text:p/>
          </table:table-cell>
          <table:table-cell table:formula="of:=IF(ISBLANK([.R144]); &quot;&quot;; SUM([.$T$3:.T144]))">
            <text:p/>
          </table:table-cell>
          <table:table-cell table:formula="of:=IF(OR(ISBLANK([.J144]); ISBLANK([.R144])); &quot;&quot;;ROUND(([.R144]-[.J144])*60*24))">
            <text:p/>
          </table:table-cell>
          <table:table-cell table:number-columns-repeated="20"/>
        </table:table-row>
        <table:table-row table:style-name="ro2">
          <table:table-cell office:value-type="float" office:value="143" calcext:value-type="float">
            <text:p>14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5]=&quot;Long&quot; ; [.L145]-[Overview.$C$4]/[.K145]  ;  IF([.G145]=&quot;Short&quot;; [.L145]+[Overview.$C$4]/[.K145]; &quot;&quot;) ); &quot;&quot;)">
            <text:p/>
          </table:table-cell>
          <table:table-cell table:formula="of:=IFERROR(ABS([.M145]-[.L145])*[.K145]; &quot;&quot;)">
            <text:p/>
          </table:table-cell>
          <table:table-cell table:style-name="ce312" table:formula="of:=IFERROR(  IF([.G145]=&quot;Long&quot;;  [.L145]+[Overview.$C$4]/[.K145]  *  [Overview.$C$6]  ;  IF([.G145]=&quot;Short&quot;   ;  [.L145]-[Overview.$C$4]/[.K145]  * [Overview.$C$6]  ; &quot;&quot;  )  )   ; &quot;&quot;)">
            <text:p/>
          </table:table-cell>
          <table:table-cell table:number-columns-repeated="3"/>
          <table:table-cell table:style-name="ce182" table:formula="of:=IFERROR([.T145]/[.N145]; &quot;&quot;)">
            <text:p/>
          </table:table-cell>
          <table:table-cell table:style-name="ce203" table:formula="of:=IFERROR(   IF( AND( [.G145]=&quot;Long&quot;;   [.P145]=[.K145])  ;  [.K145]*([.Q145]-[.L145])  ;    IF(  AND(  [.G145]=&quot;Short&quot;  ;   [.P145]=[.K145]   )   ;   [.K145]*([.L145]-[.Q145])   ;  &quot;&quot;)) ; &quot;&quot;)">
            <text:p/>
          </table:table-cell>
          <table:table-cell table:style-name="ce215" table:formula="of:=IF(ISNUMBER([.T145]); IF([.T145]&gt;=0; &quot;Win&quot;; &quot;Loss&quot;); &quot;&quot;)">
            <text:p/>
          </table:table-cell>
          <table:table-cell table:style-name="ce220" table:formula="of:=IF(ISNUMBER([.T145]); ROUND(([.R145]-[.J145])*60*24); &quot;&quot;)">
            <text:p/>
          </table:table-cell>
          <table:table-cell table:content-validation-name="val8"/>
          <table:table-cell table:number-columns-repeated="2"/>
          <table:table-cell table:style-name="ce239"/>
          <table:table-cell table:style-name="ce243" table:formula="of:=IFERROR(IF(ISBLANK([.Z145]); &quot;&quot;; IF([.$G145]=&quot;Long&quot;; ([.Z145]-[.$L145])*[.$K145]/[.$N145]; ([.$L145]-[.Z145])*[.$K145]/[.$N145])-[.$S145]); &quot;&quot;)">
            <text:p/>
          </table:table-cell>
          <table:table-cell/>
          <table:table-cell table:style-name="ce243" table:formula="of:=IFERROR(IF(ISBLANK([.AB145]); &quot;&quot;; IF([.$G145]=&quot;Long&quot;; ([.AB145]-[.$L145])*[.$K145]/[.$N145]; ([.$L145]-[.AB145])*[.$K145]/[.$N145])-[.$S145]); &quot;&quot;)">
            <text:p/>
          </table:table-cell>
          <table:table-cell/>
          <table:table-cell table:style-name="ce243" table:formula="of:=IFERROR(IF(ISBLANK([.AD145]); &quot;&quot;; IF([.$G145]=&quot;Long&quot;; ([.AD145]-[.$L145])*[.$K145]/[.$N145]; ([.$L145]-[.AD145])*[.$K145]/[.$N145])-[.$S145]); &quot;&quot;)">
            <text:p/>
          </table:table-cell>
          <table:table-cell table:number-columns-repeated="2"/>
          <table:table-cell table:formula="of:=IF(ISBLANK([.B145]); &quot;&quot;; DAY([.B145]))">
            <text:p/>
          </table:table-cell>
          <table:table-cell table:formula="of:=IF(ISBLANK([.B145]); &quot;&quot;; WEEKDAY([.B145]))">
            <text:p/>
          </table:table-cell>
          <table:table-cell table:formula="of:=IF(ISBLANK([.B145]); &quot;&quot;; WEEKNUM([.B145]))">
            <text:p/>
          </table:table-cell>
          <table:table-cell table:formula="of:=IF(ISBLANK([.B145]); &quot;&quot;; MONTH([.B145]))">
            <text:p/>
          </table:table-cell>
          <table:table-cell table:formula="of:=IF(ISBLANK([.L145]); &quot;&quot;; [.K145]*[.L145])">
            <text:p/>
          </table:table-cell>
          <table:table-cell table:formula="of:=IF(ISNUMBER([.AL145]); [.AL145]*0.0035; &quot;&quot;)">
            <text:p/>
          </table:table-cell>
          <table:table-cell table:formula="of:=IF(ISBLANK([.Q145]); &quot;&quot;; [.P145]*[.Q145])">
            <text:p/>
          </table:table-cell>
          <table:table-cell table:formula="of:=IF(ISNUMBER([.AN145]); [.AN145]*0.0035; &quot;&quot;)">
            <text:p/>
          </table:table-cell>
          <table:table-cell table:formula="of:=IF(ISBLANK([.Q145]); &quot;&quot;; SUM([.$S$3:.S145]))">
            <text:p/>
          </table:table-cell>
          <table:table-cell table:formula="of:=IF(ISBLANK([.R145]); &quot;&quot;; SUM([.$T$3:.T145]))">
            <text:p/>
          </table:table-cell>
          <table:table-cell table:formula="of:=IF(OR(ISBLANK([.J145]); ISBLANK([.R145])); &quot;&quot;;ROUND(([.R145]-[.J145])*60*24))">
            <text:p/>
          </table:table-cell>
          <table:table-cell table:number-columns-repeated="20"/>
        </table:table-row>
        <table:table-row table:style-name="ro2">
          <table:table-cell office:value-type="float" office:value="144" calcext:value-type="float">
            <text:p>14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6]=&quot;Long&quot; ; [.L146]-[Overview.$C$4]/[.K146]  ;  IF([.G146]=&quot;Short&quot;; [.L146]+[Overview.$C$4]/[.K146]; &quot;&quot;) ); &quot;&quot;)">
            <text:p/>
          </table:table-cell>
          <table:table-cell table:formula="of:=IFERROR(ABS([.M146]-[.L146])*[.K146]; &quot;&quot;)">
            <text:p/>
          </table:table-cell>
          <table:table-cell table:style-name="ce312" table:formula="of:=IFERROR(  IF([.G146]=&quot;Long&quot;;  [.L146]+[Overview.$C$4]/[.K146]  *  [Overview.$C$6]  ;  IF([.G146]=&quot;Short&quot;   ;  [.L146]-[Overview.$C$4]/[.K146]  * [Overview.$C$6]  ; &quot;&quot;  )  )   ; &quot;&quot;)">
            <text:p/>
          </table:table-cell>
          <table:table-cell table:number-columns-repeated="3"/>
          <table:table-cell table:style-name="ce182" table:formula="of:=IFERROR([.T146]/[.N146]; &quot;&quot;)">
            <text:p/>
          </table:table-cell>
          <table:table-cell table:style-name="ce203" table:formula="of:=IFERROR(   IF( AND( [.G146]=&quot;Long&quot;;   [.P146]=[.K146])  ;  [.K146]*([.Q146]-[.L146])  ;    IF(  AND(  [.G146]=&quot;Short&quot;  ;   [.P146]=[.K146]   )   ;   [.K146]*([.L146]-[.Q146])   ;  &quot;&quot;)) ; &quot;&quot;)">
            <text:p/>
          </table:table-cell>
          <table:table-cell table:style-name="ce215" table:formula="of:=IF(ISNUMBER([.T146]); IF([.T146]&gt;=0; &quot;Win&quot;; &quot;Loss&quot;); &quot;&quot;)">
            <text:p/>
          </table:table-cell>
          <table:table-cell table:style-name="ce220" table:formula="of:=IF(ISNUMBER([.T146]); ROUND(([.R146]-[.J146])*60*24); &quot;&quot;)">
            <text:p/>
          </table:table-cell>
          <table:table-cell table:content-validation-name="val8"/>
          <table:table-cell table:number-columns-repeated="2"/>
          <table:table-cell table:style-name="ce239"/>
          <table:table-cell table:style-name="ce243" table:formula="of:=IFERROR(IF(ISBLANK([.Z146]); &quot;&quot;; IF([.$G146]=&quot;Long&quot;; ([.Z146]-[.$L146])*[.$K146]/[.$N146]; ([.$L146]-[.Z146])*[.$K146]/[.$N146])-[.$S146]); &quot;&quot;)">
            <text:p/>
          </table:table-cell>
          <table:table-cell/>
          <table:table-cell table:style-name="ce243" table:formula="of:=IFERROR(IF(ISBLANK([.AB146]); &quot;&quot;; IF([.$G146]=&quot;Long&quot;; ([.AB146]-[.$L146])*[.$K146]/[.$N146]; ([.$L146]-[.AB146])*[.$K146]/[.$N146])-[.$S146]); &quot;&quot;)">
            <text:p/>
          </table:table-cell>
          <table:table-cell/>
          <table:table-cell table:style-name="ce243" table:formula="of:=IFERROR(IF(ISBLANK([.AD146]); &quot;&quot;; IF([.$G146]=&quot;Long&quot;; ([.AD146]-[.$L146])*[.$K146]/[.$N146]; ([.$L146]-[.AD146])*[.$K146]/[.$N146])-[.$S146]); &quot;&quot;)">
            <text:p/>
          </table:table-cell>
          <table:table-cell table:number-columns-repeated="2"/>
          <table:table-cell table:formula="of:=IF(ISBLANK([.B146]); &quot;&quot;; DAY([.B146]))">
            <text:p/>
          </table:table-cell>
          <table:table-cell table:formula="of:=IF(ISBLANK([.B146]); &quot;&quot;; WEEKDAY([.B146]))">
            <text:p/>
          </table:table-cell>
          <table:table-cell table:formula="of:=IF(ISBLANK([.B146]); &quot;&quot;; WEEKNUM([.B146]))">
            <text:p/>
          </table:table-cell>
          <table:table-cell table:formula="of:=IF(ISBLANK([.B146]); &quot;&quot;; MONTH([.B146]))">
            <text:p/>
          </table:table-cell>
          <table:table-cell table:formula="of:=IF(ISBLANK([.L146]); &quot;&quot;; [.K146]*[.L146])">
            <text:p/>
          </table:table-cell>
          <table:table-cell table:formula="of:=IF(ISNUMBER([.AL146]); [.AL146]*0.0035; &quot;&quot;)">
            <text:p/>
          </table:table-cell>
          <table:table-cell table:formula="of:=IF(ISBLANK([.Q146]); &quot;&quot;; [.P146]*[.Q146])">
            <text:p/>
          </table:table-cell>
          <table:table-cell table:formula="of:=IF(ISNUMBER([.AN146]); [.AN146]*0.0035; &quot;&quot;)">
            <text:p/>
          </table:table-cell>
          <table:table-cell table:formula="of:=IF(ISBLANK([.Q146]); &quot;&quot;; SUM([.$S$3:.S146]))">
            <text:p/>
          </table:table-cell>
          <table:table-cell table:formula="of:=IF(ISBLANK([.R146]); &quot;&quot;; SUM([.$T$3:.T146]))">
            <text:p/>
          </table:table-cell>
          <table:table-cell table:formula="of:=IF(OR(ISBLANK([.J146]); ISBLANK([.R146])); &quot;&quot;;ROUND(([.R146]-[.J146])*60*24))">
            <text:p/>
          </table:table-cell>
          <table:table-cell table:number-columns-repeated="20"/>
        </table:table-row>
        <table:table-row table:style-name="ro2">
          <table:table-cell office:value-type="float" office:value="145" calcext:value-type="float">
            <text:p>14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7]=&quot;Long&quot; ; [.L147]-[Overview.$C$4]/[.K147]  ;  IF([.G147]=&quot;Short&quot;; [.L147]+[Overview.$C$4]/[.K147]; &quot;&quot;) ); &quot;&quot;)">
            <text:p/>
          </table:table-cell>
          <table:table-cell table:formula="of:=IFERROR(ABS([.M147]-[.L147])*[.K147]; &quot;&quot;)">
            <text:p/>
          </table:table-cell>
          <table:table-cell table:style-name="ce312" table:formula="of:=IFERROR(  IF([.G147]=&quot;Long&quot;;  [.L147]+[Overview.$C$4]/[.K147]  *  [Overview.$C$6]  ;  IF([.G147]=&quot;Short&quot;   ;  [.L147]-[Overview.$C$4]/[.K147]  * [Overview.$C$6]  ; &quot;&quot;  )  )   ; &quot;&quot;)">
            <text:p/>
          </table:table-cell>
          <table:table-cell table:number-columns-repeated="3"/>
          <table:table-cell table:style-name="ce182" table:formula="of:=IFERROR([.T147]/[.N147]; &quot;&quot;)">
            <text:p/>
          </table:table-cell>
          <table:table-cell table:style-name="ce203" table:formula="of:=IFERROR(   IF( AND( [.G147]=&quot;Long&quot;;   [.P147]=[.K147])  ;  [.K147]*([.Q147]-[.L147])  ;    IF(  AND(  [.G147]=&quot;Short&quot;  ;   [.P147]=[.K147]   )   ;   [.K147]*([.L147]-[.Q147])   ;  &quot;&quot;)) ; &quot;&quot;)">
            <text:p/>
          </table:table-cell>
          <table:table-cell table:style-name="ce215" table:formula="of:=IF(ISNUMBER([.T147]); IF([.T147]&gt;=0; &quot;Win&quot;; &quot;Loss&quot;); &quot;&quot;)">
            <text:p/>
          </table:table-cell>
          <table:table-cell table:style-name="ce220" table:formula="of:=IF(ISNUMBER([.T147]); ROUND(([.R147]-[.J147])*60*24); &quot;&quot;)">
            <text:p/>
          </table:table-cell>
          <table:table-cell table:content-validation-name="val8"/>
          <table:table-cell table:number-columns-repeated="2"/>
          <table:table-cell table:style-name="ce239"/>
          <table:table-cell table:style-name="ce243" table:formula="of:=IFERROR(IF(ISBLANK([.Z147]); &quot;&quot;; IF([.$G147]=&quot;Long&quot;; ([.Z147]-[.$L147])*[.$K147]/[.$N147]; ([.$L147]-[.Z147])*[.$K147]/[.$N147])-[.$S147]); &quot;&quot;)">
            <text:p/>
          </table:table-cell>
          <table:table-cell/>
          <table:table-cell table:style-name="ce243" table:formula="of:=IFERROR(IF(ISBLANK([.AB147]); &quot;&quot;; IF([.$G147]=&quot;Long&quot;; ([.AB147]-[.$L147])*[.$K147]/[.$N147]; ([.$L147]-[.AB147])*[.$K147]/[.$N147])-[.$S147]); &quot;&quot;)">
            <text:p/>
          </table:table-cell>
          <table:table-cell/>
          <table:table-cell table:style-name="ce243" table:formula="of:=IFERROR(IF(ISBLANK([.AD147]); &quot;&quot;; IF([.$G147]=&quot;Long&quot;; ([.AD147]-[.$L147])*[.$K147]/[.$N147]; ([.$L147]-[.AD147])*[.$K147]/[.$N147])-[.$S147]); &quot;&quot;)">
            <text:p/>
          </table:table-cell>
          <table:table-cell table:number-columns-repeated="2"/>
          <table:table-cell table:formula="of:=IF(ISBLANK([.B147]); &quot;&quot;; DAY([.B147]))">
            <text:p/>
          </table:table-cell>
          <table:table-cell table:formula="of:=IF(ISBLANK([.B147]); &quot;&quot;; WEEKDAY([.B147]))">
            <text:p/>
          </table:table-cell>
          <table:table-cell table:formula="of:=IF(ISBLANK([.B147]); &quot;&quot;; WEEKNUM([.B147]))">
            <text:p/>
          </table:table-cell>
          <table:table-cell table:formula="of:=IF(ISBLANK([.B147]); &quot;&quot;; MONTH([.B147]))">
            <text:p/>
          </table:table-cell>
          <table:table-cell table:formula="of:=IF(ISBLANK([.L147]); &quot;&quot;; [.K147]*[.L147])">
            <text:p/>
          </table:table-cell>
          <table:table-cell table:formula="of:=IF(ISNUMBER([.AL147]); [.AL147]*0.0035; &quot;&quot;)">
            <text:p/>
          </table:table-cell>
          <table:table-cell table:formula="of:=IF(ISBLANK([.Q147]); &quot;&quot;; [.P147]*[.Q147])">
            <text:p/>
          </table:table-cell>
          <table:table-cell table:formula="of:=IF(ISNUMBER([.AN147]); [.AN147]*0.0035; &quot;&quot;)">
            <text:p/>
          </table:table-cell>
          <table:table-cell table:formula="of:=IF(ISBLANK([.Q147]); &quot;&quot;; SUM([.$S$3:.S147]))">
            <text:p/>
          </table:table-cell>
          <table:table-cell table:formula="of:=IF(ISBLANK([.R147]); &quot;&quot;; SUM([.$T$3:.T147]))">
            <text:p/>
          </table:table-cell>
          <table:table-cell table:formula="of:=IF(OR(ISBLANK([.J147]); ISBLANK([.R147])); &quot;&quot;;ROUND(([.R147]-[.J147])*60*24))">
            <text:p/>
          </table:table-cell>
          <table:table-cell table:number-columns-repeated="20"/>
        </table:table-row>
        <table:table-row table:style-name="ro2">
          <table:table-cell office:value-type="float" office:value="146" calcext:value-type="float">
            <text:p>14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8]=&quot;Long&quot; ; [.L148]-[Overview.$C$4]/[.K148]  ;  IF([.G148]=&quot;Short&quot;; [.L148]+[Overview.$C$4]/[.K148]; &quot;&quot;) ); &quot;&quot;)">
            <text:p/>
          </table:table-cell>
          <table:table-cell table:formula="of:=IFERROR(ABS([.M148]-[.L148])*[.K148]; &quot;&quot;)">
            <text:p/>
          </table:table-cell>
          <table:table-cell table:style-name="ce312" table:formula="of:=IFERROR(  IF([.G148]=&quot;Long&quot;;  [.L148]+[Overview.$C$4]/[.K148]  *  [Overview.$C$6]  ;  IF([.G148]=&quot;Short&quot;   ;  [.L148]-[Overview.$C$4]/[.K148]  * [Overview.$C$6]  ; &quot;&quot;  )  )   ; &quot;&quot;)">
            <text:p/>
          </table:table-cell>
          <table:table-cell table:number-columns-repeated="3"/>
          <table:table-cell table:style-name="ce182" table:formula="of:=IFERROR([.T148]/[.N148]; &quot;&quot;)">
            <text:p/>
          </table:table-cell>
          <table:table-cell table:style-name="ce203" table:formula="of:=IFERROR(   IF( AND( [.G148]=&quot;Long&quot;;   [.P148]=[.K148])  ;  [.K148]*([.Q148]-[.L148])  ;    IF(  AND(  [.G148]=&quot;Short&quot;  ;   [.P148]=[.K148]   )   ;   [.K148]*([.L148]-[.Q148])   ;  &quot;&quot;)) ; &quot;&quot;)">
            <text:p/>
          </table:table-cell>
          <table:table-cell table:style-name="ce215" table:formula="of:=IF(ISNUMBER([.T148]); IF([.T148]&gt;=0; &quot;Win&quot;; &quot;Loss&quot;); &quot;&quot;)">
            <text:p/>
          </table:table-cell>
          <table:table-cell table:style-name="ce220" table:formula="of:=IF(ISNUMBER([.T148]); ROUND(([.R148]-[.J148])*60*24); &quot;&quot;)">
            <text:p/>
          </table:table-cell>
          <table:table-cell table:content-validation-name="val8"/>
          <table:table-cell table:number-columns-repeated="2"/>
          <table:table-cell table:style-name="ce239"/>
          <table:table-cell table:style-name="ce243" table:formula="of:=IFERROR(IF(ISBLANK([.Z148]); &quot;&quot;; IF([.$G148]=&quot;Long&quot;; ([.Z148]-[.$L148])*[.$K148]/[.$N148]; ([.$L148]-[.Z148])*[.$K148]/[.$N148])-[.$S148]); &quot;&quot;)">
            <text:p/>
          </table:table-cell>
          <table:table-cell/>
          <table:table-cell table:style-name="ce243" table:formula="of:=IFERROR(IF(ISBLANK([.AB148]); &quot;&quot;; IF([.$G148]=&quot;Long&quot;; ([.AB148]-[.$L148])*[.$K148]/[.$N148]; ([.$L148]-[.AB148])*[.$K148]/[.$N148])-[.$S148]); &quot;&quot;)">
            <text:p/>
          </table:table-cell>
          <table:table-cell/>
          <table:table-cell table:style-name="ce243" table:formula="of:=IFERROR(IF(ISBLANK([.AD148]); &quot;&quot;; IF([.$G148]=&quot;Long&quot;; ([.AD148]-[.$L148])*[.$K148]/[.$N148]; ([.$L148]-[.AD148])*[.$K148]/[.$N148])-[.$S148]); &quot;&quot;)">
            <text:p/>
          </table:table-cell>
          <table:table-cell table:number-columns-repeated="2"/>
          <table:table-cell table:formula="of:=IF(ISBLANK([.B148]); &quot;&quot;; DAY([.B148]))">
            <text:p/>
          </table:table-cell>
          <table:table-cell table:formula="of:=IF(ISBLANK([.B148]); &quot;&quot;; WEEKDAY([.B148]))">
            <text:p/>
          </table:table-cell>
          <table:table-cell table:formula="of:=IF(ISBLANK([.B148]); &quot;&quot;; WEEKNUM([.B148]))">
            <text:p/>
          </table:table-cell>
          <table:table-cell table:formula="of:=IF(ISBLANK([.B148]); &quot;&quot;; MONTH([.B148]))">
            <text:p/>
          </table:table-cell>
          <table:table-cell table:formula="of:=IF(ISBLANK([.L148]); &quot;&quot;; [.K148]*[.L148])">
            <text:p/>
          </table:table-cell>
          <table:table-cell table:formula="of:=IF(ISNUMBER([.AL148]); [.AL148]*0.0035; &quot;&quot;)">
            <text:p/>
          </table:table-cell>
          <table:table-cell table:formula="of:=IF(ISBLANK([.Q148]); &quot;&quot;; [.P148]*[.Q148])">
            <text:p/>
          </table:table-cell>
          <table:table-cell table:formula="of:=IF(ISNUMBER([.AN148]); [.AN148]*0.0035; &quot;&quot;)">
            <text:p/>
          </table:table-cell>
          <table:table-cell table:formula="of:=IF(ISBLANK([.Q148]); &quot;&quot;; SUM([.$S$3:.S148]))">
            <text:p/>
          </table:table-cell>
          <table:table-cell table:formula="of:=IF(ISBLANK([.R148]); &quot;&quot;; SUM([.$T$3:.T148]))">
            <text:p/>
          </table:table-cell>
          <table:table-cell table:formula="of:=IF(OR(ISBLANK([.J148]); ISBLANK([.R148])); &quot;&quot;;ROUND(([.R148]-[.J148])*60*24))">
            <text:p/>
          </table:table-cell>
          <table:table-cell table:number-columns-repeated="20"/>
        </table:table-row>
        <table:table-row table:style-name="ro2">
          <table:table-cell office:value-type="float" office:value="147" calcext:value-type="float">
            <text:p>14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49]=&quot;Long&quot; ; [.L149]-[Overview.$C$4]/[.K149]  ;  IF([.G149]=&quot;Short&quot;; [.L149]+[Overview.$C$4]/[.K149]; &quot;&quot;) ); &quot;&quot;)">
            <text:p/>
          </table:table-cell>
          <table:table-cell table:formula="of:=IFERROR(ABS([.M149]-[.L149])*[.K149]; &quot;&quot;)">
            <text:p/>
          </table:table-cell>
          <table:table-cell table:style-name="ce312" table:formula="of:=IFERROR(  IF([.G149]=&quot;Long&quot;;  [.L149]+[Overview.$C$4]/[.K149]  *  [Overview.$C$6]  ;  IF([.G149]=&quot;Short&quot;   ;  [.L149]-[Overview.$C$4]/[.K149]  * [Overview.$C$6]  ; &quot;&quot;  )  )   ; &quot;&quot;)">
            <text:p/>
          </table:table-cell>
          <table:table-cell table:number-columns-repeated="3"/>
          <table:table-cell table:style-name="ce182" table:formula="of:=IFERROR([.T149]/[.N149]; &quot;&quot;)">
            <text:p/>
          </table:table-cell>
          <table:table-cell table:style-name="ce203" table:formula="of:=IFERROR(   IF( AND( [.G149]=&quot;Long&quot;;   [.P149]=[.K149])  ;  [.K149]*([.Q149]-[.L149])  ;    IF(  AND(  [.G149]=&quot;Short&quot;  ;   [.P149]=[.K149]   )   ;   [.K149]*([.L149]-[.Q149])   ;  &quot;&quot;)) ; &quot;&quot;)">
            <text:p/>
          </table:table-cell>
          <table:table-cell table:style-name="ce215" table:formula="of:=IF(ISNUMBER([.T149]); IF([.T149]&gt;=0; &quot;Win&quot;; &quot;Loss&quot;); &quot;&quot;)">
            <text:p/>
          </table:table-cell>
          <table:table-cell table:style-name="ce220" table:formula="of:=IF(ISNUMBER([.T149]); ROUND(([.R149]-[.J149])*60*24); &quot;&quot;)">
            <text:p/>
          </table:table-cell>
          <table:table-cell table:content-validation-name="val8"/>
          <table:table-cell table:number-columns-repeated="2"/>
          <table:table-cell table:style-name="ce239"/>
          <table:table-cell table:style-name="ce243" table:formula="of:=IFERROR(IF(ISBLANK([.Z149]); &quot;&quot;; IF([.$G149]=&quot;Long&quot;; ([.Z149]-[.$L149])*[.$K149]/[.$N149]; ([.$L149]-[.Z149])*[.$K149]/[.$N149])-[.$S149]); &quot;&quot;)">
            <text:p/>
          </table:table-cell>
          <table:table-cell/>
          <table:table-cell table:style-name="ce243" table:formula="of:=IFERROR(IF(ISBLANK([.AB149]); &quot;&quot;; IF([.$G149]=&quot;Long&quot;; ([.AB149]-[.$L149])*[.$K149]/[.$N149]; ([.$L149]-[.AB149])*[.$K149]/[.$N149])-[.$S149]); &quot;&quot;)">
            <text:p/>
          </table:table-cell>
          <table:table-cell/>
          <table:table-cell table:style-name="ce243" table:formula="of:=IFERROR(IF(ISBLANK([.AD149]); &quot;&quot;; IF([.$G149]=&quot;Long&quot;; ([.AD149]-[.$L149])*[.$K149]/[.$N149]; ([.$L149]-[.AD149])*[.$K149]/[.$N149])-[.$S149]); &quot;&quot;)">
            <text:p/>
          </table:table-cell>
          <table:table-cell table:number-columns-repeated="2"/>
          <table:table-cell table:formula="of:=IF(ISBLANK([.B149]); &quot;&quot;; DAY([.B149]))">
            <text:p/>
          </table:table-cell>
          <table:table-cell table:formula="of:=IF(ISBLANK([.B149]); &quot;&quot;; WEEKDAY([.B149]))">
            <text:p/>
          </table:table-cell>
          <table:table-cell table:formula="of:=IF(ISBLANK([.B149]); &quot;&quot;; WEEKNUM([.B149]))">
            <text:p/>
          </table:table-cell>
          <table:table-cell table:formula="of:=IF(ISBLANK([.B149]); &quot;&quot;; MONTH([.B149]))">
            <text:p/>
          </table:table-cell>
          <table:table-cell table:formula="of:=IF(ISBLANK([.L149]); &quot;&quot;; [.K149]*[.L149])">
            <text:p/>
          </table:table-cell>
          <table:table-cell table:formula="of:=IF(ISNUMBER([.AL149]); [.AL149]*0.0035; &quot;&quot;)">
            <text:p/>
          </table:table-cell>
          <table:table-cell table:formula="of:=IF(ISBLANK([.Q149]); &quot;&quot;; [.P149]*[.Q149])">
            <text:p/>
          </table:table-cell>
          <table:table-cell table:formula="of:=IF(ISNUMBER([.AN149]); [.AN149]*0.0035; &quot;&quot;)">
            <text:p/>
          </table:table-cell>
          <table:table-cell table:formula="of:=IF(ISBLANK([.Q149]); &quot;&quot;; SUM([.$S$3:.S149]))">
            <text:p/>
          </table:table-cell>
          <table:table-cell table:formula="of:=IF(ISBLANK([.R149]); &quot;&quot;; SUM([.$T$3:.T149]))">
            <text:p/>
          </table:table-cell>
          <table:table-cell table:formula="of:=IF(OR(ISBLANK([.J149]); ISBLANK([.R149])); &quot;&quot;;ROUND(([.R149]-[.J149])*60*24))">
            <text:p/>
          </table:table-cell>
          <table:table-cell table:number-columns-repeated="20"/>
        </table:table-row>
        <table:table-row table:style-name="ro2">
          <table:table-cell office:value-type="float" office:value="148" calcext:value-type="float">
            <text:p>14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0]=&quot;Long&quot; ; [.L150]-[Overview.$C$4]/[.K150]  ;  IF([.G150]=&quot;Short&quot;; [.L150]+[Overview.$C$4]/[.K150]; &quot;&quot;) ); &quot;&quot;)">
            <text:p/>
          </table:table-cell>
          <table:table-cell table:formula="of:=IFERROR(ABS([.M150]-[.L150])*[.K150]; &quot;&quot;)">
            <text:p/>
          </table:table-cell>
          <table:table-cell table:style-name="ce312" table:formula="of:=IFERROR(  IF([.G150]=&quot;Long&quot;;  [.L150]+[Overview.$C$4]/[.K150]  *  [Overview.$C$6]  ;  IF([.G150]=&quot;Short&quot;   ;  [.L150]-[Overview.$C$4]/[.K150]  * [Overview.$C$6]  ; &quot;&quot;  )  )   ; &quot;&quot;)">
            <text:p/>
          </table:table-cell>
          <table:table-cell table:number-columns-repeated="3"/>
          <table:table-cell table:style-name="ce182" table:formula="of:=IFERROR([.T150]/[.N150]; &quot;&quot;)">
            <text:p/>
          </table:table-cell>
          <table:table-cell table:style-name="ce203" table:formula="of:=IFERROR(   IF( AND( [.G150]=&quot;Long&quot;;   [.P150]=[.K150])  ;  [.K150]*([.Q150]-[.L150])  ;    IF(  AND(  [.G150]=&quot;Short&quot;  ;   [.P150]=[.K150]   )   ;   [.K150]*([.L150]-[.Q150])   ;  &quot;&quot;)) ; &quot;&quot;)">
            <text:p/>
          </table:table-cell>
          <table:table-cell table:style-name="ce215" table:formula="of:=IF(ISNUMBER([.T150]); IF([.T150]&gt;=0; &quot;Win&quot;; &quot;Loss&quot;); &quot;&quot;)">
            <text:p/>
          </table:table-cell>
          <table:table-cell table:style-name="ce220" table:formula="of:=IF(ISNUMBER([.T150]); ROUND(([.R150]-[.J150])*60*24); &quot;&quot;)">
            <text:p/>
          </table:table-cell>
          <table:table-cell table:content-validation-name="val8"/>
          <table:table-cell table:number-columns-repeated="2"/>
          <table:table-cell table:style-name="ce239"/>
          <table:table-cell table:style-name="ce243" table:formula="of:=IFERROR(IF(ISBLANK([.Z150]); &quot;&quot;; IF([.$G150]=&quot;Long&quot;; ([.Z150]-[.$L150])*[.$K150]/[.$N150]; ([.$L150]-[.Z150])*[.$K150]/[.$N150])-[.$S150]); &quot;&quot;)">
            <text:p/>
          </table:table-cell>
          <table:table-cell/>
          <table:table-cell table:style-name="ce243" table:formula="of:=IFERROR(IF(ISBLANK([.AB150]); &quot;&quot;; IF([.$G150]=&quot;Long&quot;; ([.AB150]-[.$L150])*[.$K150]/[.$N150]; ([.$L150]-[.AB150])*[.$K150]/[.$N150])-[.$S150]); &quot;&quot;)">
            <text:p/>
          </table:table-cell>
          <table:table-cell/>
          <table:table-cell table:style-name="ce243" table:formula="of:=IFERROR(IF(ISBLANK([.AD150]); &quot;&quot;; IF([.$G150]=&quot;Long&quot;; ([.AD150]-[.$L150])*[.$K150]/[.$N150]; ([.$L150]-[.AD150])*[.$K150]/[.$N150])-[.$S150]); &quot;&quot;)">
            <text:p/>
          </table:table-cell>
          <table:table-cell table:number-columns-repeated="2"/>
          <table:table-cell table:formula="of:=IF(ISBLANK([.B150]); &quot;&quot;; DAY([.B150]))">
            <text:p/>
          </table:table-cell>
          <table:table-cell table:formula="of:=IF(ISBLANK([.B150]); &quot;&quot;; WEEKDAY([.B150]))">
            <text:p/>
          </table:table-cell>
          <table:table-cell table:formula="of:=IF(ISBLANK([.B150]); &quot;&quot;; WEEKNUM([.B150]))">
            <text:p/>
          </table:table-cell>
          <table:table-cell table:formula="of:=IF(ISBLANK([.B150]); &quot;&quot;; MONTH([.B150]))">
            <text:p/>
          </table:table-cell>
          <table:table-cell table:formula="of:=IF(ISBLANK([.L150]); &quot;&quot;; [.K150]*[.L150])">
            <text:p/>
          </table:table-cell>
          <table:table-cell table:formula="of:=IF(ISNUMBER([.AL150]); [.AL150]*0.0035; &quot;&quot;)">
            <text:p/>
          </table:table-cell>
          <table:table-cell table:formula="of:=IF(ISBLANK([.Q150]); &quot;&quot;; [.P150]*[.Q150])">
            <text:p/>
          </table:table-cell>
          <table:table-cell table:formula="of:=IF(ISNUMBER([.AN150]); [.AN150]*0.0035; &quot;&quot;)">
            <text:p/>
          </table:table-cell>
          <table:table-cell table:formula="of:=IF(ISBLANK([.Q150]); &quot;&quot;; SUM([.$S$3:.S150]))">
            <text:p/>
          </table:table-cell>
          <table:table-cell table:formula="of:=IF(ISBLANK([.R150]); &quot;&quot;; SUM([.$T$3:.T150]))">
            <text:p/>
          </table:table-cell>
          <table:table-cell table:formula="of:=IF(OR(ISBLANK([.J150]); ISBLANK([.R150])); &quot;&quot;;ROUND(([.R150]-[.J150])*60*24))">
            <text:p/>
          </table:table-cell>
          <table:table-cell table:number-columns-repeated="20"/>
        </table:table-row>
        <table:table-row table:style-name="ro2">
          <table:table-cell office:value-type="float" office:value="149" calcext:value-type="float">
            <text:p>149</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1]=&quot;Long&quot; ; [.L151]-[Overview.$C$4]/[.K151]  ;  IF([.G151]=&quot;Short&quot;; [.L151]+[Overview.$C$4]/[.K151]; &quot;&quot;) ); &quot;&quot;)">
            <text:p/>
          </table:table-cell>
          <table:table-cell table:formula="of:=IFERROR(ABS([.M151]-[.L151])*[.K151]; &quot;&quot;)">
            <text:p/>
          </table:table-cell>
          <table:table-cell table:style-name="ce312" table:formula="of:=IFERROR(  IF([.G151]=&quot;Long&quot;;  [.L151]+[Overview.$C$4]/[.K151]  *  [Overview.$C$6]  ;  IF([.G151]=&quot;Short&quot;   ;  [.L151]-[Overview.$C$4]/[.K151]  * [Overview.$C$6]  ; &quot;&quot;  )  )   ; &quot;&quot;)">
            <text:p/>
          </table:table-cell>
          <table:table-cell table:number-columns-repeated="3"/>
          <table:table-cell table:style-name="ce182" table:formula="of:=IFERROR([.T151]/[.N151]; &quot;&quot;)">
            <text:p/>
          </table:table-cell>
          <table:table-cell table:style-name="ce203" table:formula="of:=IFERROR(   IF( AND( [.G151]=&quot;Long&quot;;   [.P151]=[.K151])  ;  [.K151]*([.Q151]-[.L151])  ;    IF(  AND(  [.G151]=&quot;Short&quot;  ;   [.P151]=[.K151]   )   ;   [.K151]*([.L151]-[.Q151])   ;  &quot;&quot;)) ; &quot;&quot;)">
            <text:p/>
          </table:table-cell>
          <table:table-cell table:style-name="ce215" table:formula="of:=IF(ISNUMBER([.T151]); IF([.T151]&gt;=0; &quot;Win&quot;; &quot;Loss&quot;); &quot;&quot;)">
            <text:p/>
          </table:table-cell>
          <table:table-cell table:style-name="ce220" table:formula="of:=IF(ISNUMBER([.T151]); ROUND(([.R151]-[.J151])*60*24); &quot;&quot;)">
            <text:p/>
          </table:table-cell>
          <table:table-cell table:content-validation-name="val8"/>
          <table:table-cell table:number-columns-repeated="2"/>
          <table:table-cell table:style-name="ce239"/>
          <table:table-cell table:style-name="ce243" table:formula="of:=IFERROR(IF(ISBLANK([.Z151]); &quot;&quot;; IF([.$G151]=&quot;Long&quot;; ([.Z151]-[.$L151])*[.$K151]/[.$N151]; ([.$L151]-[.Z151])*[.$K151]/[.$N151])-[.$S151]); &quot;&quot;)">
            <text:p/>
          </table:table-cell>
          <table:table-cell/>
          <table:table-cell table:style-name="ce243" table:formula="of:=IFERROR(IF(ISBLANK([.AB151]); &quot;&quot;; IF([.$G151]=&quot;Long&quot;; ([.AB151]-[.$L151])*[.$K151]/[.$N151]; ([.$L151]-[.AB151])*[.$K151]/[.$N151])-[.$S151]); &quot;&quot;)">
            <text:p/>
          </table:table-cell>
          <table:table-cell/>
          <table:table-cell table:style-name="ce243" table:formula="of:=IFERROR(IF(ISBLANK([.AD151]); &quot;&quot;; IF([.$G151]=&quot;Long&quot;; ([.AD151]-[.$L151])*[.$K151]/[.$N151]; ([.$L151]-[.AD151])*[.$K151]/[.$N151])-[.$S151]); &quot;&quot;)">
            <text:p/>
          </table:table-cell>
          <table:table-cell table:number-columns-repeated="2"/>
          <table:table-cell table:formula="of:=IF(ISBLANK([.B151]); &quot;&quot;; DAY([.B151]))">
            <text:p/>
          </table:table-cell>
          <table:table-cell table:formula="of:=IF(ISBLANK([.B151]); &quot;&quot;; WEEKDAY([.B151]))">
            <text:p/>
          </table:table-cell>
          <table:table-cell table:formula="of:=IF(ISBLANK([.B151]); &quot;&quot;; WEEKNUM([.B151]))">
            <text:p/>
          </table:table-cell>
          <table:table-cell table:formula="of:=IF(ISBLANK([.B151]); &quot;&quot;; MONTH([.B151]))">
            <text:p/>
          </table:table-cell>
          <table:table-cell table:formula="of:=IF(ISBLANK([.L151]); &quot;&quot;; [.K151]*[.L151])">
            <text:p/>
          </table:table-cell>
          <table:table-cell table:formula="of:=IF(ISNUMBER([.AL151]); [.AL151]*0.0035; &quot;&quot;)">
            <text:p/>
          </table:table-cell>
          <table:table-cell table:formula="of:=IF(ISBLANK([.Q151]); &quot;&quot;; [.P151]*[.Q151])">
            <text:p/>
          </table:table-cell>
          <table:table-cell table:formula="of:=IF(ISNUMBER([.AN151]); [.AN151]*0.0035; &quot;&quot;)">
            <text:p/>
          </table:table-cell>
          <table:table-cell table:formula="of:=IF(ISBLANK([.Q151]); &quot;&quot;; SUM([.$S$3:.S151]))">
            <text:p/>
          </table:table-cell>
          <table:table-cell table:formula="of:=IF(ISBLANK([.R151]); &quot;&quot;; SUM([.$T$3:.T151]))">
            <text:p/>
          </table:table-cell>
          <table:table-cell table:formula="of:=IF(OR(ISBLANK([.J151]); ISBLANK([.R151])); &quot;&quot;;ROUND(([.R151]-[.J151])*60*24))">
            <text:p/>
          </table:table-cell>
          <table:table-cell table:number-columns-repeated="20"/>
        </table:table-row>
        <table:table-row table:style-name="ro2">
          <table:table-cell office:value-type="float" office:value="150" calcext:value-type="float">
            <text:p>150</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2]=&quot;Long&quot; ; [.L152]-[Overview.$C$4]/[.K152]  ;  IF([.G152]=&quot;Short&quot;; [.L152]+[Overview.$C$4]/[.K152]; &quot;&quot;) ); &quot;&quot;)">
            <text:p/>
          </table:table-cell>
          <table:table-cell table:formula="of:=IFERROR(ABS([.M152]-[.L152])*[.K152]; &quot;&quot;)">
            <text:p/>
          </table:table-cell>
          <table:table-cell table:style-name="ce312" table:formula="of:=IFERROR(  IF([.G152]=&quot;Long&quot;;  [.L152]+[Overview.$C$4]/[.K152]  *  [Overview.$C$6]  ;  IF([.G152]=&quot;Short&quot;   ;  [.L152]-[Overview.$C$4]/[.K152]  * [Overview.$C$6]  ; &quot;&quot;  )  )   ; &quot;&quot;)">
            <text:p/>
          </table:table-cell>
          <table:table-cell table:number-columns-repeated="3"/>
          <table:table-cell table:style-name="ce182" table:formula="of:=IFERROR([.T152]/[.N152]; &quot;&quot;)">
            <text:p/>
          </table:table-cell>
          <table:table-cell table:style-name="ce203" table:formula="of:=IFERROR(   IF( AND( [.G152]=&quot;Long&quot;;   [.P152]=[.K152])  ;  [.K152]*([.Q152]-[.L152])  ;    IF(  AND(  [.G152]=&quot;Short&quot;  ;   [.P152]=[.K152]   )   ;   [.K152]*([.L152]-[.Q152])   ;  &quot;&quot;)) ; &quot;&quot;)">
            <text:p/>
          </table:table-cell>
          <table:table-cell table:style-name="ce215" table:formula="of:=IF(ISNUMBER([.T152]); IF([.T152]&gt;=0; &quot;Win&quot;; &quot;Loss&quot;); &quot;&quot;)">
            <text:p/>
          </table:table-cell>
          <table:table-cell table:style-name="ce220" table:formula="of:=IF(ISNUMBER([.T152]); ROUND(([.R152]-[.J152])*60*24); &quot;&quot;)">
            <text:p/>
          </table:table-cell>
          <table:table-cell table:content-validation-name="val8"/>
          <table:table-cell table:number-columns-repeated="2"/>
          <table:table-cell table:style-name="ce239"/>
          <table:table-cell table:style-name="ce243" table:formula="of:=IFERROR(IF(ISBLANK([.Z152]); &quot;&quot;; IF([.$G152]=&quot;Long&quot;; ([.Z152]-[.$L152])*[.$K152]/[.$N152]; ([.$L152]-[.Z152])*[.$K152]/[.$N152])-[.$S152]); &quot;&quot;)">
            <text:p/>
          </table:table-cell>
          <table:table-cell/>
          <table:table-cell table:style-name="ce243" table:formula="of:=IFERROR(IF(ISBLANK([.AB152]); &quot;&quot;; IF([.$G152]=&quot;Long&quot;; ([.AB152]-[.$L152])*[.$K152]/[.$N152]; ([.$L152]-[.AB152])*[.$K152]/[.$N152])-[.$S152]); &quot;&quot;)">
            <text:p/>
          </table:table-cell>
          <table:table-cell/>
          <table:table-cell table:style-name="ce243" table:formula="of:=IFERROR(IF(ISBLANK([.AD152]); &quot;&quot;; IF([.$G152]=&quot;Long&quot;; ([.AD152]-[.$L152])*[.$K152]/[.$N152]; ([.$L152]-[.AD152])*[.$K152]/[.$N152])-[.$S152]); &quot;&quot;)">
            <text:p/>
          </table:table-cell>
          <table:table-cell table:number-columns-repeated="2"/>
          <table:table-cell table:formula="of:=IF(ISBLANK([.B152]); &quot;&quot;; DAY([.B152]))">
            <text:p/>
          </table:table-cell>
          <table:table-cell table:formula="of:=IF(ISBLANK([.B152]); &quot;&quot;; WEEKDAY([.B152]))">
            <text:p/>
          </table:table-cell>
          <table:table-cell table:formula="of:=IF(ISBLANK([.B152]); &quot;&quot;; WEEKNUM([.B152]))">
            <text:p/>
          </table:table-cell>
          <table:table-cell table:formula="of:=IF(ISBLANK([.B152]); &quot;&quot;; MONTH([.B152]))">
            <text:p/>
          </table:table-cell>
          <table:table-cell table:formula="of:=IF(ISBLANK([.L152]); &quot;&quot;; [.K152]*[.L152])">
            <text:p/>
          </table:table-cell>
          <table:table-cell table:formula="of:=IF(ISNUMBER([.AL152]); [.AL152]*0.0035; &quot;&quot;)">
            <text:p/>
          </table:table-cell>
          <table:table-cell table:formula="of:=IF(ISBLANK([.Q152]); &quot;&quot;; [.P152]*[.Q152])">
            <text:p/>
          </table:table-cell>
          <table:table-cell table:formula="of:=IF(ISNUMBER([.AN152]); [.AN152]*0.0035; &quot;&quot;)">
            <text:p/>
          </table:table-cell>
          <table:table-cell table:formula="of:=IF(ISBLANK([.Q152]); &quot;&quot;; SUM([.$S$3:.S152]))">
            <text:p/>
          </table:table-cell>
          <table:table-cell table:formula="of:=IF(ISBLANK([.R152]); &quot;&quot;; SUM([.$T$3:.T152]))">
            <text:p/>
          </table:table-cell>
          <table:table-cell table:formula="of:=IF(OR(ISBLANK([.J152]); ISBLANK([.R152])); &quot;&quot;;ROUND(([.R152]-[.J152])*60*24))">
            <text:p/>
          </table:table-cell>
          <table:table-cell table:number-columns-repeated="20"/>
        </table:table-row>
        <table:table-row table:style-name="ro2">
          <table:table-cell office:value-type="float" office:value="151" calcext:value-type="float">
            <text:p>151</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3]=&quot;Long&quot; ; [.L153]-[Overview.$C$4]/[.K153]  ;  IF([.G153]=&quot;Short&quot;; [.L153]+[Overview.$C$4]/[.K153]; &quot;&quot;) ); &quot;&quot;)">
            <text:p/>
          </table:table-cell>
          <table:table-cell table:formula="of:=IFERROR(ABS([.M153]-[.L153])*[.K153]; &quot;&quot;)">
            <text:p/>
          </table:table-cell>
          <table:table-cell table:style-name="ce312" table:formula="of:=IFERROR(  IF([.G153]=&quot;Long&quot;;  [.L153]+[Overview.$C$4]/[.K153]  *  [Overview.$C$6]  ;  IF([.G153]=&quot;Short&quot;   ;  [.L153]-[Overview.$C$4]/[.K153]  * [Overview.$C$6]  ; &quot;&quot;  )  )   ; &quot;&quot;)">
            <text:p/>
          </table:table-cell>
          <table:table-cell table:number-columns-repeated="3"/>
          <table:table-cell table:style-name="ce182" table:formula="of:=IFERROR([.T153]/[.N153]; &quot;&quot;)">
            <text:p/>
          </table:table-cell>
          <table:table-cell table:style-name="ce203" table:formula="of:=IFERROR(   IF( AND( [.G153]=&quot;Long&quot;;   [.P153]=[.K153])  ;  [.K153]*([.Q153]-[.L153])  ;    IF(  AND(  [.G153]=&quot;Short&quot;  ;   [.P153]=[.K153]   )   ;   [.K153]*([.L153]-[.Q153])   ;  &quot;&quot;)) ; &quot;&quot;)">
            <text:p/>
          </table:table-cell>
          <table:table-cell table:style-name="ce215" table:formula="of:=IF(ISNUMBER([.T153]); IF([.T153]&gt;=0; &quot;Win&quot;; &quot;Loss&quot;); &quot;&quot;)">
            <text:p/>
          </table:table-cell>
          <table:table-cell table:style-name="ce220" table:formula="of:=IF(ISNUMBER([.T153]); ROUND(([.R153]-[.J153])*60*24); &quot;&quot;)">
            <text:p/>
          </table:table-cell>
          <table:table-cell table:content-validation-name="val8"/>
          <table:table-cell table:number-columns-repeated="2"/>
          <table:table-cell table:style-name="ce239"/>
          <table:table-cell table:style-name="ce243" table:formula="of:=IFERROR(IF(ISBLANK([.Z153]); &quot;&quot;; IF([.$G153]=&quot;Long&quot;; ([.Z153]-[.$L153])*[.$K153]/[.$N153]; ([.$L153]-[.Z153])*[.$K153]/[.$N153])-[.$S153]); &quot;&quot;)">
            <text:p/>
          </table:table-cell>
          <table:table-cell/>
          <table:table-cell table:style-name="ce243" table:formula="of:=IFERROR(IF(ISBLANK([.AB153]); &quot;&quot;; IF([.$G153]=&quot;Long&quot;; ([.AB153]-[.$L153])*[.$K153]/[.$N153]; ([.$L153]-[.AB153])*[.$K153]/[.$N153])-[.$S153]); &quot;&quot;)">
            <text:p/>
          </table:table-cell>
          <table:table-cell/>
          <table:table-cell table:style-name="ce243" table:formula="of:=IFERROR(IF(ISBLANK([.AD153]); &quot;&quot;; IF([.$G153]=&quot;Long&quot;; ([.AD153]-[.$L153])*[.$K153]/[.$N153]; ([.$L153]-[.AD153])*[.$K153]/[.$N153])-[.$S153]); &quot;&quot;)">
            <text:p/>
          </table:table-cell>
          <table:table-cell table:number-columns-repeated="2"/>
          <table:table-cell table:formula="of:=IF(ISBLANK([.B153]); &quot;&quot;; DAY([.B153]))">
            <text:p/>
          </table:table-cell>
          <table:table-cell table:formula="of:=IF(ISBLANK([.B153]); &quot;&quot;; WEEKDAY([.B153]))">
            <text:p/>
          </table:table-cell>
          <table:table-cell table:formula="of:=IF(ISBLANK([.B153]); &quot;&quot;; WEEKNUM([.B153]))">
            <text:p/>
          </table:table-cell>
          <table:table-cell table:formula="of:=IF(ISBLANK([.B153]); &quot;&quot;; MONTH([.B153]))">
            <text:p/>
          </table:table-cell>
          <table:table-cell table:formula="of:=IF(ISBLANK([.L153]); &quot;&quot;; [.K153]*[.L153])">
            <text:p/>
          </table:table-cell>
          <table:table-cell table:formula="of:=IF(ISNUMBER([.AL153]); [.AL153]*0.0035; &quot;&quot;)">
            <text:p/>
          </table:table-cell>
          <table:table-cell table:formula="of:=IF(ISBLANK([.Q153]); &quot;&quot;; [.P153]*[.Q153])">
            <text:p/>
          </table:table-cell>
          <table:table-cell table:formula="of:=IF(ISNUMBER([.AN153]); [.AN153]*0.0035; &quot;&quot;)">
            <text:p/>
          </table:table-cell>
          <table:table-cell table:formula="of:=IF(ISBLANK([.Q153]); &quot;&quot;; SUM([.$S$3:.S153]))">
            <text:p/>
          </table:table-cell>
          <table:table-cell table:formula="of:=IF(ISBLANK([.R153]); &quot;&quot;; SUM([.$T$3:.T153]))">
            <text:p/>
          </table:table-cell>
          <table:table-cell table:formula="of:=IF(OR(ISBLANK([.J153]); ISBLANK([.R153])); &quot;&quot;;ROUND(([.R153]-[.J153])*60*24))">
            <text:p/>
          </table:table-cell>
          <table:table-cell table:number-columns-repeated="20"/>
        </table:table-row>
        <table:table-row table:style-name="ro2">
          <table:table-cell office:value-type="float" office:value="152" calcext:value-type="float">
            <text:p>15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4]=&quot;Long&quot; ; [.L154]-[Overview.$C$4]/[.K154]  ;  IF([.G154]=&quot;Short&quot;; [.L154]+[Overview.$C$4]/[.K154]; &quot;&quot;) ); &quot;&quot;)">
            <text:p/>
          </table:table-cell>
          <table:table-cell table:formula="of:=IFERROR(ABS([.M154]-[.L154])*[.K154]; &quot;&quot;)">
            <text:p/>
          </table:table-cell>
          <table:table-cell table:style-name="ce312" table:formula="of:=IFERROR(  IF([.G154]=&quot;Long&quot;;  [.L154]+[Overview.$C$4]/[.K154]  *  [Overview.$C$6]  ;  IF([.G154]=&quot;Short&quot;   ;  [.L154]-[Overview.$C$4]/[.K154]  * [Overview.$C$6]  ; &quot;&quot;  )  )   ; &quot;&quot;)">
            <text:p/>
          </table:table-cell>
          <table:table-cell table:number-columns-repeated="3"/>
          <table:table-cell table:style-name="ce182" table:formula="of:=IFERROR([.T154]/[.N154]; &quot;&quot;)">
            <text:p/>
          </table:table-cell>
          <table:table-cell table:style-name="ce203" table:formula="of:=IFERROR(   IF( AND( [.G154]=&quot;Long&quot;;   [.P154]=[.K154])  ;  [.K154]*([.Q154]-[.L154])  ;    IF(  AND(  [.G154]=&quot;Short&quot;  ;   [.P154]=[.K154]   )   ;   [.K154]*([.L154]-[.Q154])   ;  &quot;&quot;)) ; &quot;&quot;)">
            <text:p/>
          </table:table-cell>
          <table:table-cell table:style-name="ce215" table:formula="of:=IF(ISNUMBER([.T154]); IF([.T154]&gt;=0; &quot;Win&quot;; &quot;Loss&quot;); &quot;&quot;)">
            <text:p/>
          </table:table-cell>
          <table:table-cell table:style-name="ce220" table:formula="of:=IF(ISNUMBER([.T154]); ROUND(([.R154]-[.J154])*60*24); &quot;&quot;)">
            <text:p/>
          </table:table-cell>
          <table:table-cell table:content-validation-name="val8"/>
          <table:table-cell table:number-columns-repeated="2"/>
          <table:table-cell table:style-name="ce239"/>
          <table:table-cell table:style-name="ce243" table:formula="of:=IFERROR(IF(ISBLANK([.Z154]); &quot;&quot;; IF([.$G154]=&quot;Long&quot;; ([.Z154]-[.$L154])*[.$K154]/[.$N154]; ([.$L154]-[.Z154])*[.$K154]/[.$N154])-[.$S154]); &quot;&quot;)">
            <text:p/>
          </table:table-cell>
          <table:table-cell/>
          <table:table-cell table:style-name="ce243" table:formula="of:=IFERROR(IF(ISBLANK([.AB154]); &quot;&quot;; IF([.$G154]=&quot;Long&quot;; ([.AB154]-[.$L154])*[.$K154]/[.$N154]; ([.$L154]-[.AB154])*[.$K154]/[.$N154])-[.$S154]); &quot;&quot;)">
            <text:p/>
          </table:table-cell>
          <table:table-cell/>
          <table:table-cell table:style-name="ce243" table:formula="of:=IFERROR(IF(ISBLANK([.AD154]); &quot;&quot;; IF([.$G154]=&quot;Long&quot;; ([.AD154]-[.$L154])*[.$K154]/[.$N154]; ([.$L154]-[.AD154])*[.$K154]/[.$N154])-[.$S154]); &quot;&quot;)">
            <text:p/>
          </table:table-cell>
          <table:table-cell table:number-columns-repeated="2"/>
          <table:table-cell table:formula="of:=IF(ISBLANK([.B154]); &quot;&quot;; DAY([.B154]))">
            <text:p/>
          </table:table-cell>
          <table:table-cell table:formula="of:=IF(ISBLANK([.B154]); &quot;&quot;; WEEKDAY([.B154]))">
            <text:p/>
          </table:table-cell>
          <table:table-cell table:formula="of:=IF(ISBLANK([.B154]); &quot;&quot;; WEEKNUM([.B154]))">
            <text:p/>
          </table:table-cell>
          <table:table-cell table:formula="of:=IF(ISBLANK([.B154]); &quot;&quot;; MONTH([.B154]))">
            <text:p/>
          </table:table-cell>
          <table:table-cell table:formula="of:=IF(ISBLANK([.L154]); &quot;&quot;; [.K154]*[.L154])">
            <text:p/>
          </table:table-cell>
          <table:table-cell table:formula="of:=IF(ISNUMBER([.AL154]); [.AL154]*0.0035; &quot;&quot;)">
            <text:p/>
          </table:table-cell>
          <table:table-cell table:formula="of:=IF(ISBLANK([.Q154]); &quot;&quot;; [.P154]*[.Q154])">
            <text:p/>
          </table:table-cell>
          <table:table-cell table:formula="of:=IF(ISNUMBER([.AN154]); [.AN154]*0.0035; &quot;&quot;)">
            <text:p/>
          </table:table-cell>
          <table:table-cell table:formula="of:=IF(ISBLANK([.Q154]); &quot;&quot;; SUM([.$S$3:.S154]))">
            <text:p/>
          </table:table-cell>
          <table:table-cell table:formula="of:=IF(ISBLANK([.R154]); &quot;&quot;; SUM([.$T$3:.T154]))">
            <text:p/>
          </table:table-cell>
          <table:table-cell table:formula="of:=IF(OR(ISBLANK([.J154]); ISBLANK([.R154])); &quot;&quot;;ROUND(([.R154]-[.J154])*60*24))">
            <text:p/>
          </table:table-cell>
          <table:table-cell table:number-columns-repeated="20"/>
        </table:table-row>
        <table:table-row table:style-name="ro2">
          <table:table-cell office:value-type="float" office:value="153" calcext:value-type="float">
            <text:p>15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5]=&quot;Long&quot; ; [.L155]-[Overview.$C$4]/[.K155]  ;  IF([.G155]=&quot;Short&quot;; [.L155]+[Overview.$C$4]/[.K155]; &quot;&quot;) ); &quot;&quot;)">
            <text:p/>
          </table:table-cell>
          <table:table-cell table:formula="of:=IFERROR(ABS([.M155]-[.L155])*[.K155]; &quot;&quot;)">
            <text:p/>
          </table:table-cell>
          <table:table-cell table:style-name="ce312" table:formula="of:=IFERROR(  IF([.G155]=&quot;Long&quot;;  [.L155]+[Overview.$C$4]/[.K155]  *  [Overview.$C$6]  ;  IF([.G155]=&quot;Short&quot;   ;  [.L155]-[Overview.$C$4]/[.K155]  * [Overview.$C$6]  ; &quot;&quot;  )  )   ; &quot;&quot;)">
            <text:p/>
          </table:table-cell>
          <table:table-cell table:number-columns-repeated="3"/>
          <table:table-cell table:style-name="ce182" table:formula="of:=IFERROR([.T155]/[.N155]; &quot;&quot;)">
            <text:p/>
          </table:table-cell>
          <table:table-cell table:style-name="ce203" table:formula="of:=IFERROR(   IF( AND( [.G155]=&quot;Long&quot;;   [.P155]=[.K155])  ;  [.K155]*([.Q155]-[.L155])  ;    IF(  AND(  [.G155]=&quot;Short&quot;  ;   [.P155]=[.K155]   )   ;   [.K155]*([.L155]-[.Q155])   ;  &quot;&quot;)) ; &quot;&quot;)">
            <text:p/>
          </table:table-cell>
          <table:table-cell table:style-name="ce215" table:formula="of:=IF(ISNUMBER([.T155]); IF([.T155]&gt;=0; &quot;Win&quot;; &quot;Loss&quot;); &quot;&quot;)">
            <text:p/>
          </table:table-cell>
          <table:table-cell table:style-name="ce220" table:formula="of:=IF(ISNUMBER([.T155]); ROUND(([.R155]-[.J155])*60*24); &quot;&quot;)">
            <text:p/>
          </table:table-cell>
          <table:table-cell table:content-validation-name="val8"/>
          <table:table-cell table:number-columns-repeated="2"/>
          <table:table-cell table:style-name="ce239"/>
          <table:table-cell table:style-name="ce243" table:formula="of:=IFERROR(IF(ISBLANK([.Z155]); &quot;&quot;; IF([.$G155]=&quot;Long&quot;; ([.Z155]-[.$L155])*[.$K155]/[.$N155]; ([.$L155]-[.Z155])*[.$K155]/[.$N155])-[.$S155]); &quot;&quot;)">
            <text:p/>
          </table:table-cell>
          <table:table-cell/>
          <table:table-cell table:style-name="ce243" table:formula="of:=IFERROR(IF(ISBLANK([.AB155]); &quot;&quot;; IF([.$G155]=&quot;Long&quot;; ([.AB155]-[.$L155])*[.$K155]/[.$N155]; ([.$L155]-[.AB155])*[.$K155]/[.$N155])-[.$S155]); &quot;&quot;)">
            <text:p/>
          </table:table-cell>
          <table:table-cell/>
          <table:table-cell table:style-name="ce243" table:formula="of:=IFERROR(IF(ISBLANK([.AD155]); &quot;&quot;; IF([.$G155]=&quot;Long&quot;; ([.AD155]-[.$L155])*[.$K155]/[.$N155]; ([.$L155]-[.AD155])*[.$K155]/[.$N155])-[.$S155]); &quot;&quot;)">
            <text:p/>
          </table:table-cell>
          <table:table-cell table:number-columns-repeated="2"/>
          <table:table-cell table:formula="of:=IF(ISBLANK([.B155]); &quot;&quot;; DAY([.B155]))">
            <text:p/>
          </table:table-cell>
          <table:table-cell table:formula="of:=IF(ISBLANK([.B155]); &quot;&quot;; WEEKDAY([.B155]))">
            <text:p/>
          </table:table-cell>
          <table:table-cell table:formula="of:=IF(ISBLANK([.B155]); &quot;&quot;; WEEKNUM([.B155]))">
            <text:p/>
          </table:table-cell>
          <table:table-cell table:formula="of:=IF(ISBLANK([.B155]); &quot;&quot;; MONTH([.B155]))">
            <text:p/>
          </table:table-cell>
          <table:table-cell table:formula="of:=IF(ISBLANK([.L155]); &quot;&quot;; [.K155]*[.L155])">
            <text:p/>
          </table:table-cell>
          <table:table-cell table:formula="of:=IF(ISNUMBER([.AL155]); [.AL155]*0.0035; &quot;&quot;)">
            <text:p/>
          </table:table-cell>
          <table:table-cell table:formula="of:=IF(ISBLANK([.Q155]); &quot;&quot;; [.P155]*[.Q155])">
            <text:p/>
          </table:table-cell>
          <table:table-cell table:formula="of:=IF(ISNUMBER([.AN155]); [.AN155]*0.0035; &quot;&quot;)">
            <text:p/>
          </table:table-cell>
          <table:table-cell table:formula="of:=IF(ISBLANK([.Q155]); &quot;&quot;; SUM([.$S$3:.S155]))">
            <text:p/>
          </table:table-cell>
          <table:table-cell table:formula="of:=IF(ISBLANK([.R155]); &quot;&quot;; SUM([.$T$3:.T155]))">
            <text:p/>
          </table:table-cell>
          <table:table-cell table:formula="of:=IF(OR(ISBLANK([.J155]); ISBLANK([.R155])); &quot;&quot;;ROUND(([.R155]-[.J155])*60*24))">
            <text:p/>
          </table:table-cell>
          <table:table-cell table:number-columns-repeated="20"/>
        </table:table-row>
        <table:table-row table:style-name="ro2">
          <table:table-cell office:value-type="float" office:value="154" calcext:value-type="float">
            <text:p>15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6]=&quot;Long&quot; ; [.L156]-[Overview.$C$4]/[.K156]  ;  IF([.G156]=&quot;Short&quot;; [.L156]+[Overview.$C$4]/[.K156]; &quot;&quot;) ); &quot;&quot;)">
            <text:p/>
          </table:table-cell>
          <table:table-cell table:formula="of:=IFERROR(ABS([.M156]-[.L156])*[.K156]; &quot;&quot;)">
            <text:p/>
          </table:table-cell>
          <table:table-cell table:style-name="ce312" table:formula="of:=IFERROR(  IF([.G156]=&quot;Long&quot;;  [.L156]+[Overview.$C$4]/[.K156]  *  [Overview.$C$6]  ;  IF([.G156]=&quot;Short&quot;   ;  [.L156]-[Overview.$C$4]/[.K156]  * [Overview.$C$6]  ; &quot;&quot;  )  )   ; &quot;&quot;)">
            <text:p/>
          </table:table-cell>
          <table:table-cell table:number-columns-repeated="3"/>
          <table:table-cell table:style-name="ce182" table:formula="of:=IFERROR([.T156]/[.N156]; &quot;&quot;)">
            <text:p/>
          </table:table-cell>
          <table:table-cell table:style-name="ce203" table:formula="of:=IFERROR(   IF( AND( [.G156]=&quot;Long&quot;;   [.P156]=[.K156])  ;  [.K156]*([.Q156]-[.L156])  ;    IF(  AND(  [.G156]=&quot;Short&quot;  ;   [.P156]=[.K156]   )   ;   [.K156]*([.L156]-[.Q156])   ;  &quot;&quot;)) ; &quot;&quot;)">
            <text:p/>
          </table:table-cell>
          <table:table-cell table:style-name="ce215" table:formula="of:=IF(ISNUMBER([.T156]); IF([.T156]&gt;=0; &quot;Win&quot;; &quot;Loss&quot;); &quot;&quot;)">
            <text:p/>
          </table:table-cell>
          <table:table-cell table:style-name="ce220" table:formula="of:=IF(ISNUMBER([.T156]); ROUND(([.R156]-[.J156])*60*24); &quot;&quot;)">
            <text:p/>
          </table:table-cell>
          <table:table-cell table:content-validation-name="val8"/>
          <table:table-cell table:number-columns-repeated="2"/>
          <table:table-cell table:style-name="ce239"/>
          <table:table-cell table:style-name="ce243" table:formula="of:=IFERROR(IF(ISBLANK([.Z156]); &quot;&quot;; IF([.$G156]=&quot;Long&quot;; ([.Z156]-[.$L156])*[.$K156]/[.$N156]; ([.$L156]-[.Z156])*[.$K156]/[.$N156])-[.$S156]); &quot;&quot;)">
            <text:p/>
          </table:table-cell>
          <table:table-cell/>
          <table:table-cell table:style-name="ce243" table:formula="of:=IFERROR(IF(ISBLANK([.AB156]); &quot;&quot;; IF([.$G156]=&quot;Long&quot;; ([.AB156]-[.$L156])*[.$K156]/[.$N156]; ([.$L156]-[.AB156])*[.$K156]/[.$N156])-[.$S156]); &quot;&quot;)">
            <text:p/>
          </table:table-cell>
          <table:table-cell/>
          <table:table-cell table:style-name="ce243" table:formula="of:=IFERROR(IF(ISBLANK([.AD156]); &quot;&quot;; IF([.$G156]=&quot;Long&quot;; ([.AD156]-[.$L156])*[.$K156]/[.$N156]; ([.$L156]-[.AD156])*[.$K156]/[.$N156])-[.$S156]); &quot;&quot;)">
            <text:p/>
          </table:table-cell>
          <table:table-cell table:number-columns-repeated="2"/>
          <table:table-cell table:formula="of:=IF(ISBLANK([.B156]); &quot;&quot;; DAY([.B156]))">
            <text:p/>
          </table:table-cell>
          <table:table-cell table:formula="of:=IF(ISBLANK([.B156]); &quot;&quot;; WEEKDAY([.B156]))">
            <text:p/>
          </table:table-cell>
          <table:table-cell table:formula="of:=IF(ISBLANK([.B156]); &quot;&quot;; WEEKNUM([.B156]))">
            <text:p/>
          </table:table-cell>
          <table:table-cell table:formula="of:=IF(ISBLANK([.B156]); &quot;&quot;; MONTH([.B156]))">
            <text:p/>
          </table:table-cell>
          <table:table-cell table:formula="of:=IF(ISBLANK([.L156]); &quot;&quot;; [.K156]*[.L156])">
            <text:p/>
          </table:table-cell>
          <table:table-cell table:formula="of:=IF(ISNUMBER([.AL156]); [.AL156]*0.0035; &quot;&quot;)">
            <text:p/>
          </table:table-cell>
          <table:table-cell table:formula="of:=IF(ISBLANK([.Q156]); &quot;&quot;; [.P156]*[.Q156])">
            <text:p/>
          </table:table-cell>
          <table:table-cell table:formula="of:=IF(ISNUMBER([.AN156]); [.AN156]*0.0035; &quot;&quot;)">
            <text:p/>
          </table:table-cell>
          <table:table-cell table:formula="of:=IF(ISBLANK([.Q156]); &quot;&quot;; SUM([.$S$3:.S156]))">
            <text:p/>
          </table:table-cell>
          <table:table-cell table:formula="of:=IF(ISBLANK([.R156]); &quot;&quot;; SUM([.$T$3:.T156]))">
            <text:p/>
          </table:table-cell>
          <table:table-cell table:formula="of:=IF(OR(ISBLANK([.J156]); ISBLANK([.R156])); &quot;&quot;;ROUND(([.R156]-[.J156])*60*24))">
            <text:p/>
          </table:table-cell>
          <table:table-cell table:number-columns-repeated="20"/>
        </table:table-row>
        <table:table-row table:style-name="ro2">
          <table:table-cell office:value-type="float" office:value="155" calcext:value-type="float">
            <text:p>15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7]=&quot;Long&quot; ; [.L157]-[Overview.$C$4]/[.K157]  ;  IF([.G157]=&quot;Short&quot;; [.L157]+[Overview.$C$4]/[.K157]; &quot;&quot;) ); &quot;&quot;)">
            <text:p/>
          </table:table-cell>
          <table:table-cell table:formula="of:=IFERROR(ABS([.M157]-[.L157])*[.K157]; &quot;&quot;)">
            <text:p/>
          </table:table-cell>
          <table:table-cell table:style-name="ce312" table:formula="of:=IFERROR(  IF([.G157]=&quot;Long&quot;;  [.L157]+[Overview.$C$4]/[.K157]  *  [Overview.$C$6]  ;  IF([.G157]=&quot;Short&quot;   ;  [.L157]-[Overview.$C$4]/[.K157]  * [Overview.$C$6]  ; &quot;&quot;  )  )   ; &quot;&quot;)">
            <text:p/>
          </table:table-cell>
          <table:table-cell table:number-columns-repeated="3"/>
          <table:table-cell table:style-name="ce182" table:formula="of:=IFERROR([.T157]/[.N157]; &quot;&quot;)">
            <text:p/>
          </table:table-cell>
          <table:table-cell table:style-name="ce203" table:formula="of:=IFERROR(   IF( AND( [.G157]=&quot;Long&quot;;   [.P157]=[.K157])  ;  [.K157]*([.Q157]-[.L157])  ;    IF(  AND(  [.G157]=&quot;Short&quot;  ;   [.P157]=[.K157]   )   ;   [.K157]*([.L157]-[.Q157])   ;  &quot;&quot;)) ; &quot;&quot;)">
            <text:p/>
          </table:table-cell>
          <table:table-cell table:style-name="ce215" table:formula="of:=IF(ISNUMBER([.T157]); IF([.T157]&gt;=0; &quot;Win&quot;; &quot;Loss&quot;); &quot;&quot;)">
            <text:p/>
          </table:table-cell>
          <table:table-cell table:style-name="ce220" table:formula="of:=IF(ISNUMBER([.T157]); ROUND(([.R157]-[.J157])*60*24); &quot;&quot;)">
            <text:p/>
          </table:table-cell>
          <table:table-cell table:content-validation-name="val8"/>
          <table:table-cell table:number-columns-repeated="2"/>
          <table:table-cell table:style-name="ce239"/>
          <table:table-cell table:style-name="ce243" table:formula="of:=IFERROR(IF(ISBLANK([.Z157]); &quot;&quot;; IF([.$G157]=&quot;Long&quot;; ([.Z157]-[.$L157])*[.$K157]/[.$N157]; ([.$L157]-[.Z157])*[.$K157]/[.$N157])-[.$S157]); &quot;&quot;)">
            <text:p/>
          </table:table-cell>
          <table:table-cell/>
          <table:table-cell table:style-name="ce243" table:formula="of:=IFERROR(IF(ISBLANK([.AB157]); &quot;&quot;; IF([.$G157]=&quot;Long&quot;; ([.AB157]-[.$L157])*[.$K157]/[.$N157]; ([.$L157]-[.AB157])*[.$K157]/[.$N157])-[.$S157]); &quot;&quot;)">
            <text:p/>
          </table:table-cell>
          <table:table-cell/>
          <table:table-cell table:style-name="ce243" table:formula="of:=IFERROR(IF(ISBLANK([.AD157]); &quot;&quot;; IF([.$G157]=&quot;Long&quot;; ([.AD157]-[.$L157])*[.$K157]/[.$N157]; ([.$L157]-[.AD157])*[.$K157]/[.$N157])-[.$S157]); &quot;&quot;)">
            <text:p/>
          </table:table-cell>
          <table:table-cell table:number-columns-repeated="2"/>
          <table:table-cell table:formula="of:=IF(ISBLANK([.B157]); &quot;&quot;; DAY([.B157]))">
            <text:p/>
          </table:table-cell>
          <table:table-cell table:formula="of:=IF(ISBLANK([.B157]); &quot;&quot;; WEEKDAY([.B157]))">
            <text:p/>
          </table:table-cell>
          <table:table-cell table:formula="of:=IF(ISBLANK([.B157]); &quot;&quot;; WEEKNUM([.B157]))">
            <text:p/>
          </table:table-cell>
          <table:table-cell table:formula="of:=IF(ISBLANK([.B157]); &quot;&quot;; MONTH([.B157]))">
            <text:p/>
          </table:table-cell>
          <table:table-cell table:formula="of:=IF(ISBLANK([.L157]); &quot;&quot;; [.K157]*[.L157])">
            <text:p/>
          </table:table-cell>
          <table:table-cell table:formula="of:=IF(ISNUMBER([.AL157]); [.AL157]*0.0035; &quot;&quot;)">
            <text:p/>
          </table:table-cell>
          <table:table-cell table:formula="of:=IF(ISBLANK([.Q157]); &quot;&quot;; [.P157]*[.Q157])">
            <text:p/>
          </table:table-cell>
          <table:table-cell table:formula="of:=IF(ISNUMBER([.AN157]); [.AN157]*0.0035; &quot;&quot;)">
            <text:p/>
          </table:table-cell>
          <table:table-cell table:formula="of:=IF(ISBLANK([.Q157]); &quot;&quot;; SUM([.$S$3:.S157]))">
            <text:p/>
          </table:table-cell>
          <table:table-cell table:formula="of:=IF(ISBLANK([.R157]); &quot;&quot;; SUM([.$T$3:.T157]))">
            <text:p/>
          </table:table-cell>
          <table:table-cell table:formula="of:=IF(OR(ISBLANK([.J157]); ISBLANK([.R157])); &quot;&quot;;ROUND(([.R157]-[.J157])*60*24))">
            <text:p/>
          </table:table-cell>
          <table:table-cell table:number-columns-repeated="20"/>
        </table:table-row>
        <table:table-row table:style-name="ro2">
          <table:table-cell office:value-type="float" office:value="156" calcext:value-type="float">
            <text:p>15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8]=&quot;Long&quot; ; [.L158]-[Overview.$C$4]/[.K158]  ;  IF([.G158]=&quot;Short&quot;; [.L158]+[Overview.$C$4]/[.K158]; &quot;&quot;) ); &quot;&quot;)">
            <text:p/>
          </table:table-cell>
          <table:table-cell table:formula="of:=IFERROR(ABS([.M158]-[.L158])*[.K158]; &quot;&quot;)">
            <text:p/>
          </table:table-cell>
          <table:table-cell table:style-name="ce312" table:formula="of:=IFERROR(  IF([.G158]=&quot;Long&quot;;  [.L158]+[Overview.$C$4]/[.K158]  *  [Overview.$C$6]  ;  IF([.G158]=&quot;Short&quot;   ;  [.L158]-[Overview.$C$4]/[.K158]  * [Overview.$C$6]  ; &quot;&quot;  )  )   ; &quot;&quot;)">
            <text:p/>
          </table:table-cell>
          <table:table-cell table:number-columns-repeated="3"/>
          <table:table-cell table:style-name="ce182" table:formula="of:=IFERROR([.T158]/[.N158]; &quot;&quot;)">
            <text:p/>
          </table:table-cell>
          <table:table-cell table:style-name="ce203" table:formula="of:=IFERROR(   IF( AND( [.G158]=&quot;Long&quot;;   [.P158]=[.K158])  ;  [.K158]*([.Q158]-[.L158])  ;    IF(  AND(  [.G158]=&quot;Short&quot;  ;   [.P158]=[.K158]   )   ;   [.K158]*([.L158]-[.Q158])   ;  &quot;&quot;)) ; &quot;&quot;)">
            <text:p/>
          </table:table-cell>
          <table:table-cell table:style-name="ce215" table:formula="of:=IF(ISNUMBER([.T158]); IF([.T158]&gt;=0; &quot;Win&quot;; &quot;Loss&quot;); &quot;&quot;)">
            <text:p/>
          </table:table-cell>
          <table:table-cell table:style-name="ce220" table:formula="of:=IF(ISNUMBER([.T158]); ROUND(([.R158]-[.J158])*60*24); &quot;&quot;)">
            <text:p/>
          </table:table-cell>
          <table:table-cell table:content-validation-name="val8"/>
          <table:table-cell table:number-columns-repeated="2"/>
          <table:table-cell table:style-name="ce239"/>
          <table:table-cell table:style-name="ce243" table:formula="of:=IFERROR(IF(ISBLANK([.Z158]); &quot;&quot;; IF([.$G158]=&quot;Long&quot;; ([.Z158]-[.$L158])*[.$K158]/[.$N158]; ([.$L158]-[.Z158])*[.$K158]/[.$N158])-[.$S158]); &quot;&quot;)">
            <text:p/>
          </table:table-cell>
          <table:table-cell/>
          <table:table-cell table:style-name="ce243" table:formula="of:=IFERROR(IF(ISBLANK([.AB158]); &quot;&quot;; IF([.$G158]=&quot;Long&quot;; ([.AB158]-[.$L158])*[.$K158]/[.$N158]; ([.$L158]-[.AB158])*[.$K158]/[.$N158])-[.$S158]); &quot;&quot;)">
            <text:p/>
          </table:table-cell>
          <table:table-cell/>
          <table:table-cell table:style-name="ce243" table:formula="of:=IFERROR(IF(ISBLANK([.AD158]); &quot;&quot;; IF([.$G158]=&quot;Long&quot;; ([.AD158]-[.$L158])*[.$K158]/[.$N158]; ([.$L158]-[.AD158])*[.$K158]/[.$N158])-[.$S158]); &quot;&quot;)">
            <text:p/>
          </table:table-cell>
          <table:table-cell table:number-columns-repeated="2"/>
          <table:table-cell table:formula="of:=IF(ISBLANK([.B158]); &quot;&quot;; DAY([.B158]))">
            <text:p/>
          </table:table-cell>
          <table:table-cell table:formula="of:=IF(ISBLANK([.B158]); &quot;&quot;; WEEKDAY([.B158]))">
            <text:p/>
          </table:table-cell>
          <table:table-cell table:formula="of:=IF(ISBLANK([.B158]); &quot;&quot;; WEEKNUM([.B158]))">
            <text:p/>
          </table:table-cell>
          <table:table-cell table:formula="of:=IF(ISBLANK([.B158]); &quot;&quot;; MONTH([.B158]))">
            <text:p/>
          </table:table-cell>
          <table:table-cell table:formula="of:=IF(ISBLANK([.L158]); &quot;&quot;; [.K158]*[.L158])">
            <text:p/>
          </table:table-cell>
          <table:table-cell table:formula="of:=IF(ISNUMBER([.AL158]); [.AL158]*0.0035; &quot;&quot;)">
            <text:p/>
          </table:table-cell>
          <table:table-cell table:formula="of:=IF(ISBLANK([.Q158]); &quot;&quot;; [.P158]*[.Q158])">
            <text:p/>
          </table:table-cell>
          <table:table-cell table:formula="of:=IF(ISNUMBER([.AN158]); [.AN158]*0.0035; &quot;&quot;)">
            <text:p/>
          </table:table-cell>
          <table:table-cell table:formula="of:=IF(ISBLANK([.Q158]); &quot;&quot;; SUM([.$S$3:.S158]))">
            <text:p/>
          </table:table-cell>
          <table:table-cell table:formula="of:=IF(ISBLANK([.R158]); &quot;&quot;; SUM([.$T$3:.T158]))">
            <text:p/>
          </table:table-cell>
          <table:table-cell table:formula="of:=IF(OR(ISBLANK([.J158]); ISBLANK([.R158])); &quot;&quot;;ROUND(([.R158]-[.J158])*60*24))">
            <text:p/>
          </table:table-cell>
          <table:table-cell table:number-columns-repeated="20"/>
        </table:table-row>
        <table:table-row table:style-name="ro2">
          <table:table-cell office:value-type="float" office:value="157" calcext:value-type="float">
            <text:p>15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59]=&quot;Long&quot; ; [.L159]-[Overview.$C$4]/[.K159]  ;  IF([.G159]=&quot;Short&quot;; [.L159]+[Overview.$C$4]/[.K159]; &quot;&quot;) ); &quot;&quot;)">
            <text:p/>
          </table:table-cell>
          <table:table-cell table:formula="of:=IFERROR(ABS([.M159]-[.L159])*[.K159]; &quot;&quot;)">
            <text:p/>
          </table:table-cell>
          <table:table-cell table:style-name="ce312" table:formula="of:=IFERROR(  IF([.G159]=&quot;Long&quot;;  [.L159]+[Overview.$C$4]/[.K159]  *  [Overview.$C$6]  ;  IF([.G159]=&quot;Short&quot;   ;  [.L159]-[Overview.$C$4]/[.K159]  * [Overview.$C$6]  ; &quot;&quot;  )  )   ; &quot;&quot;)">
            <text:p/>
          </table:table-cell>
          <table:table-cell table:number-columns-repeated="3"/>
          <table:table-cell table:style-name="ce182" table:formula="of:=IFERROR([.T159]/[.N159]; &quot;&quot;)">
            <text:p/>
          </table:table-cell>
          <table:table-cell table:style-name="ce203" table:formula="of:=IFERROR(   IF( AND( [.G159]=&quot;Long&quot;;   [.P159]=[.K159])  ;  [.K159]*([.Q159]-[.L159])  ;    IF(  AND(  [.G159]=&quot;Short&quot;  ;   [.P159]=[.K159]   )   ;   [.K159]*([.L159]-[.Q159])   ;  &quot;&quot;)) ; &quot;&quot;)">
            <text:p/>
          </table:table-cell>
          <table:table-cell table:style-name="ce215" table:formula="of:=IF(ISNUMBER([.T159]); IF([.T159]&gt;=0; &quot;Win&quot;; &quot;Loss&quot;); &quot;&quot;)">
            <text:p/>
          </table:table-cell>
          <table:table-cell table:style-name="ce220" table:formula="of:=IF(ISNUMBER([.T159]); ROUND(([.R159]-[.J159])*60*24); &quot;&quot;)">
            <text:p/>
          </table:table-cell>
          <table:table-cell table:content-validation-name="val8"/>
          <table:table-cell table:number-columns-repeated="2"/>
          <table:table-cell table:style-name="ce239"/>
          <table:table-cell table:style-name="ce243" table:formula="of:=IFERROR(IF(ISBLANK([.Z159]); &quot;&quot;; IF([.$G159]=&quot;Long&quot;; ([.Z159]-[.$L159])*[.$K159]/[.$N159]; ([.$L159]-[.Z159])*[.$K159]/[.$N159])-[.$S159]); &quot;&quot;)">
            <text:p/>
          </table:table-cell>
          <table:table-cell/>
          <table:table-cell table:style-name="ce243" table:formula="of:=IFERROR(IF(ISBLANK([.AB159]); &quot;&quot;; IF([.$G159]=&quot;Long&quot;; ([.AB159]-[.$L159])*[.$K159]/[.$N159]; ([.$L159]-[.AB159])*[.$K159]/[.$N159])-[.$S159]); &quot;&quot;)">
            <text:p/>
          </table:table-cell>
          <table:table-cell/>
          <table:table-cell table:style-name="ce243" table:formula="of:=IFERROR(IF(ISBLANK([.AD159]); &quot;&quot;; IF([.$G159]=&quot;Long&quot;; ([.AD159]-[.$L159])*[.$K159]/[.$N159]; ([.$L159]-[.AD159])*[.$K159]/[.$N159])-[.$S159]); &quot;&quot;)">
            <text:p/>
          </table:table-cell>
          <table:table-cell table:number-columns-repeated="2"/>
          <table:table-cell table:formula="of:=IF(ISBLANK([.B159]); &quot;&quot;; DAY([.B159]))">
            <text:p/>
          </table:table-cell>
          <table:table-cell table:formula="of:=IF(ISBLANK([.B159]); &quot;&quot;; WEEKDAY([.B159]))">
            <text:p/>
          </table:table-cell>
          <table:table-cell table:formula="of:=IF(ISBLANK([.B159]); &quot;&quot;; WEEKNUM([.B159]))">
            <text:p/>
          </table:table-cell>
          <table:table-cell table:formula="of:=IF(ISBLANK([.B159]); &quot;&quot;; MONTH([.B159]))">
            <text:p/>
          </table:table-cell>
          <table:table-cell table:formula="of:=IF(ISBLANK([.L159]); &quot;&quot;; [.K159]*[.L159])">
            <text:p/>
          </table:table-cell>
          <table:table-cell table:formula="of:=IF(ISNUMBER([.AL159]); [.AL159]*0.0035; &quot;&quot;)">
            <text:p/>
          </table:table-cell>
          <table:table-cell table:formula="of:=IF(ISBLANK([.Q159]); &quot;&quot;; [.P159]*[.Q159])">
            <text:p/>
          </table:table-cell>
          <table:table-cell table:formula="of:=IF(ISNUMBER([.AN159]); [.AN159]*0.0035; &quot;&quot;)">
            <text:p/>
          </table:table-cell>
          <table:table-cell table:formula="of:=IF(ISBLANK([.Q159]); &quot;&quot;; SUM([.$S$3:.S159]))">
            <text:p/>
          </table:table-cell>
          <table:table-cell table:formula="of:=IF(ISBLANK([.R159]); &quot;&quot;; SUM([.$T$3:.T159]))">
            <text:p/>
          </table:table-cell>
          <table:table-cell table:formula="of:=IF(OR(ISBLANK([.J159]); ISBLANK([.R159])); &quot;&quot;;ROUND(([.R159]-[.J159])*60*24))">
            <text:p/>
          </table:table-cell>
          <table:table-cell table:number-columns-repeated="20"/>
        </table:table-row>
        <table:table-row table:style-name="ro2">
          <table:table-cell office:value-type="float" office:value="158" calcext:value-type="float">
            <text:p>15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0]=&quot;Long&quot; ; [.L160]-[Overview.$C$4]/[.K160]  ;  IF([.G160]=&quot;Short&quot;; [.L160]+[Overview.$C$4]/[.K160]; &quot;&quot;) ); &quot;&quot;)">
            <text:p/>
          </table:table-cell>
          <table:table-cell table:formula="of:=IFERROR(ABS([.M160]-[.L160])*[.K160]; &quot;&quot;)">
            <text:p/>
          </table:table-cell>
          <table:table-cell table:style-name="ce312" table:formula="of:=IFERROR(  IF([.G160]=&quot;Long&quot;;  [.L160]+[Overview.$C$4]/[.K160]  *  [Overview.$C$6]  ;  IF([.G160]=&quot;Short&quot;   ;  [.L160]-[Overview.$C$4]/[.K160]  * [Overview.$C$6]  ; &quot;&quot;  )  )   ; &quot;&quot;)">
            <text:p/>
          </table:table-cell>
          <table:table-cell table:number-columns-repeated="3"/>
          <table:table-cell table:style-name="ce182" table:formula="of:=IFERROR([.T160]/[.N160]; &quot;&quot;)">
            <text:p/>
          </table:table-cell>
          <table:table-cell table:style-name="ce203" table:formula="of:=IFERROR(   IF( AND( [.G160]=&quot;Long&quot;;   [.P160]=[.K160])  ;  [.K160]*([.Q160]-[.L160])  ;    IF(  AND(  [.G160]=&quot;Short&quot;  ;   [.P160]=[.K160]   )   ;   [.K160]*([.L160]-[.Q160])   ;  &quot;&quot;)) ; &quot;&quot;)">
            <text:p/>
          </table:table-cell>
          <table:table-cell table:style-name="ce215" table:formula="of:=IF(ISNUMBER([.T160]); IF([.T160]&gt;=0; &quot;Win&quot;; &quot;Loss&quot;); &quot;&quot;)">
            <text:p/>
          </table:table-cell>
          <table:table-cell table:style-name="ce220" table:formula="of:=IF(ISNUMBER([.T160]); ROUND(([.R160]-[.J160])*60*24); &quot;&quot;)">
            <text:p/>
          </table:table-cell>
          <table:table-cell table:content-validation-name="val8"/>
          <table:table-cell table:number-columns-repeated="2"/>
          <table:table-cell table:style-name="ce239"/>
          <table:table-cell table:style-name="ce243" table:formula="of:=IFERROR(IF(ISBLANK([.Z160]); &quot;&quot;; IF([.$G160]=&quot;Long&quot;; ([.Z160]-[.$L160])*[.$K160]/[.$N160]; ([.$L160]-[.Z160])*[.$K160]/[.$N160])-[.$S160]); &quot;&quot;)">
            <text:p/>
          </table:table-cell>
          <table:table-cell/>
          <table:table-cell table:style-name="ce243" table:formula="of:=IFERROR(IF(ISBLANK([.AB160]); &quot;&quot;; IF([.$G160]=&quot;Long&quot;; ([.AB160]-[.$L160])*[.$K160]/[.$N160]; ([.$L160]-[.AB160])*[.$K160]/[.$N160])-[.$S160]); &quot;&quot;)">
            <text:p/>
          </table:table-cell>
          <table:table-cell/>
          <table:table-cell table:style-name="ce243" table:formula="of:=IFERROR(IF(ISBLANK([.AD160]); &quot;&quot;; IF([.$G160]=&quot;Long&quot;; ([.AD160]-[.$L160])*[.$K160]/[.$N160]; ([.$L160]-[.AD160])*[.$K160]/[.$N160])-[.$S160]); &quot;&quot;)">
            <text:p/>
          </table:table-cell>
          <table:table-cell table:number-columns-repeated="2"/>
          <table:table-cell table:formula="of:=IF(ISBLANK([.B160]); &quot;&quot;; DAY([.B160]))">
            <text:p/>
          </table:table-cell>
          <table:table-cell table:formula="of:=IF(ISBLANK([.B160]); &quot;&quot;; WEEKDAY([.B160]))">
            <text:p/>
          </table:table-cell>
          <table:table-cell table:formula="of:=IF(ISBLANK([.B160]); &quot;&quot;; WEEKNUM([.B160]))">
            <text:p/>
          </table:table-cell>
          <table:table-cell table:formula="of:=IF(ISBLANK([.B160]); &quot;&quot;; MONTH([.B160]))">
            <text:p/>
          </table:table-cell>
          <table:table-cell table:formula="of:=IF(ISBLANK([.L160]); &quot;&quot;; [.K160]*[.L160])">
            <text:p/>
          </table:table-cell>
          <table:table-cell table:formula="of:=IF(ISNUMBER([.AL160]); [.AL160]*0.0035; &quot;&quot;)">
            <text:p/>
          </table:table-cell>
          <table:table-cell table:formula="of:=IF(ISBLANK([.Q160]); &quot;&quot;; [.P160]*[.Q160])">
            <text:p/>
          </table:table-cell>
          <table:table-cell table:formula="of:=IF(ISNUMBER([.AN160]); [.AN160]*0.0035; &quot;&quot;)">
            <text:p/>
          </table:table-cell>
          <table:table-cell table:formula="of:=IF(ISBLANK([.Q160]); &quot;&quot;; SUM([.$S$3:.S160]))">
            <text:p/>
          </table:table-cell>
          <table:table-cell table:formula="of:=IF(ISBLANK([.R160]); &quot;&quot;; SUM([.$T$3:.T160]))">
            <text:p/>
          </table:table-cell>
          <table:table-cell table:formula="of:=IF(OR(ISBLANK([.J160]); ISBLANK([.R160])); &quot;&quot;;ROUND(([.R160]-[.J160])*60*24))">
            <text:p/>
          </table:table-cell>
          <table:table-cell table:number-columns-repeated="20"/>
        </table:table-row>
        <table:table-row table:style-name="ro2">
          <table:table-cell office:value-type="float" office:value="159" calcext:value-type="float">
            <text:p>159</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1]=&quot;Long&quot; ; [.L161]-[Overview.$C$4]/[.K161]  ;  IF([.G161]=&quot;Short&quot;; [.L161]+[Overview.$C$4]/[.K161]; &quot;&quot;) ); &quot;&quot;)">
            <text:p/>
          </table:table-cell>
          <table:table-cell table:formula="of:=IFERROR(ABS([.M161]-[.L161])*[.K161]; &quot;&quot;)">
            <text:p/>
          </table:table-cell>
          <table:table-cell table:style-name="ce312" table:formula="of:=IFERROR(  IF([.G161]=&quot;Long&quot;;  [.L161]+[Overview.$C$4]/[.K161]  *  [Overview.$C$6]  ;  IF([.G161]=&quot;Short&quot;   ;  [.L161]-[Overview.$C$4]/[.K161]  * [Overview.$C$6]  ; &quot;&quot;  )  )   ; &quot;&quot;)">
            <text:p/>
          </table:table-cell>
          <table:table-cell table:number-columns-repeated="3"/>
          <table:table-cell table:style-name="ce182" table:formula="of:=IFERROR([.T161]/[.N161]; &quot;&quot;)">
            <text:p/>
          </table:table-cell>
          <table:table-cell table:style-name="ce203" table:formula="of:=IFERROR(   IF( AND( [.G161]=&quot;Long&quot;;   [.P161]=[.K161])  ;  [.K161]*([.Q161]-[.L161])  ;    IF(  AND(  [.G161]=&quot;Short&quot;  ;   [.P161]=[.K161]   )   ;   [.K161]*([.L161]-[.Q161])   ;  &quot;&quot;)) ; &quot;&quot;)">
            <text:p/>
          </table:table-cell>
          <table:table-cell table:style-name="ce215" table:formula="of:=IF(ISNUMBER([.T161]); IF([.T161]&gt;=0; &quot;Win&quot;; &quot;Loss&quot;); &quot;&quot;)">
            <text:p/>
          </table:table-cell>
          <table:table-cell table:style-name="ce220" table:formula="of:=IF(ISNUMBER([.T161]); ROUND(([.R161]-[.J161])*60*24); &quot;&quot;)">
            <text:p/>
          </table:table-cell>
          <table:table-cell table:content-validation-name="val8"/>
          <table:table-cell table:number-columns-repeated="2"/>
          <table:table-cell table:style-name="ce239"/>
          <table:table-cell table:style-name="ce243" table:formula="of:=IFERROR(IF(ISBLANK([.Z161]); &quot;&quot;; IF([.$G161]=&quot;Long&quot;; ([.Z161]-[.$L161])*[.$K161]/[.$N161]; ([.$L161]-[.Z161])*[.$K161]/[.$N161])-[.$S161]); &quot;&quot;)">
            <text:p/>
          </table:table-cell>
          <table:table-cell/>
          <table:table-cell table:style-name="ce243" table:formula="of:=IFERROR(IF(ISBLANK([.AB161]); &quot;&quot;; IF([.$G161]=&quot;Long&quot;; ([.AB161]-[.$L161])*[.$K161]/[.$N161]; ([.$L161]-[.AB161])*[.$K161]/[.$N161])-[.$S161]); &quot;&quot;)">
            <text:p/>
          </table:table-cell>
          <table:table-cell/>
          <table:table-cell table:style-name="ce243" table:formula="of:=IFERROR(IF(ISBLANK([.AD161]); &quot;&quot;; IF([.$G161]=&quot;Long&quot;; ([.AD161]-[.$L161])*[.$K161]/[.$N161]; ([.$L161]-[.AD161])*[.$K161]/[.$N161])-[.$S161]); &quot;&quot;)">
            <text:p/>
          </table:table-cell>
          <table:table-cell table:number-columns-repeated="2"/>
          <table:table-cell table:formula="of:=IF(ISBLANK([.B161]); &quot;&quot;; DAY([.B161]))">
            <text:p/>
          </table:table-cell>
          <table:table-cell table:formula="of:=IF(ISBLANK([.B161]); &quot;&quot;; WEEKDAY([.B161]))">
            <text:p/>
          </table:table-cell>
          <table:table-cell table:formula="of:=IF(ISBLANK([.B161]); &quot;&quot;; WEEKNUM([.B161]))">
            <text:p/>
          </table:table-cell>
          <table:table-cell table:formula="of:=IF(ISBLANK([.B161]); &quot;&quot;; MONTH([.B161]))">
            <text:p/>
          </table:table-cell>
          <table:table-cell table:formula="of:=IF(ISBLANK([.L161]); &quot;&quot;; [.K161]*[.L161])">
            <text:p/>
          </table:table-cell>
          <table:table-cell table:formula="of:=IF(ISNUMBER([.AL161]); [.AL161]*0.0035; &quot;&quot;)">
            <text:p/>
          </table:table-cell>
          <table:table-cell table:formula="of:=IF(ISBLANK([.Q161]); &quot;&quot;; [.P161]*[.Q161])">
            <text:p/>
          </table:table-cell>
          <table:table-cell table:formula="of:=IF(ISNUMBER([.AN161]); [.AN161]*0.0035; &quot;&quot;)">
            <text:p/>
          </table:table-cell>
          <table:table-cell table:formula="of:=IF(ISBLANK([.Q161]); &quot;&quot;; SUM([.$S$3:.S161]))">
            <text:p/>
          </table:table-cell>
          <table:table-cell table:formula="of:=IF(ISBLANK([.R161]); &quot;&quot;; SUM([.$T$3:.T161]))">
            <text:p/>
          </table:table-cell>
          <table:table-cell table:formula="of:=IF(OR(ISBLANK([.J161]); ISBLANK([.R161])); &quot;&quot;;ROUND(([.R161]-[.J161])*60*24))">
            <text:p/>
          </table:table-cell>
          <table:table-cell table:number-columns-repeated="20"/>
        </table:table-row>
        <table:table-row table:style-name="ro2">
          <table:table-cell office:value-type="float" office:value="160" calcext:value-type="float">
            <text:p>160</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2]=&quot;Long&quot; ; [.L162]-[Overview.$C$4]/[.K162]  ;  IF([.G162]=&quot;Short&quot;; [.L162]+[Overview.$C$4]/[.K162]; &quot;&quot;) ); &quot;&quot;)">
            <text:p/>
          </table:table-cell>
          <table:table-cell table:formula="of:=IFERROR(ABS([.M162]-[.L162])*[.K162]; &quot;&quot;)">
            <text:p/>
          </table:table-cell>
          <table:table-cell table:style-name="ce312" table:formula="of:=IFERROR(  IF([.G162]=&quot;Long&quot;;  [.L162]+[Overview.$C$4]/[.K162]  *  [Overview.$C$6]  ;  IF([.G162]=&quot;Short&quot;   ;  [.L162]-[Overview.$C$4]/[.K162]  * [Overview.$C$6]  ; &quot;&quot;  )  )   ; &quot;&quot;)">
            <text:p/>
          </table:table-cell>
          <table:table-cell table:number-columns-repeated="3"/>
          <table:table-cell table:style-name="ce182" table:formula="of:=IFERROR([.T162]/[.N162]; &quot;&quot;)">
            <text:p/>
          </table:table-cell>
          <table:table-cell table:style-name="ce203" table:formula="of:=IFERROR(   IF( AND( [.G162]=&quot;Long&quot;;   [.P162]=[.K162])  ;  [.K162]*([.Q162]-[.L162])  ;    IF(  AND(  [.G162]=&quot;Short&quot;  ;   [.P162]=[.K162]   )   ;   [.K162]*([.L162]-[.Q162])   ;  &quot;&quot;)) ; &quot;&quot;)">
            <text:p/>
          </table:table-cell>
          <table:table-cell table:style-name="ce215" table:formula="of:=IF(ISNUMBER([.T162]); IF([.T162]&gt;=0; &quot;Win&quot;; &quot;Loss&quot;); &quot;&quot;)">
            <text:p/>
          </table:table-cell>
          <table:table-cell table:style-name="ce220" table:formula="of:=IF(ISNUMBER([.T162]); ROUND(([.R162]-[.J162])*60*24); &quot;&quot;)">
            <text:p/>
          </table:table-cell>
          <table:table-cell table:content-validation-name="val8"/>
          <table:table-cell table:number-columns-repeated="2"/>
          <table:table-cell table:style-name="ce239"/>
          <table:table-cell table:style-name="ce243" table:formula="of:=IFERROR(IF(ISBLANK([.Z162]); &quot;&quot;; IF([.$G162]=&quot;Long&quot;; ([.Z162]-[.$L162])*[.$K162]/[.$N162]; ([.$L162]-[.Z162])*[.$K162]/[.$N162])-[.$S162]); &quot;&quot;)">
            <text:p/>
          </table:table-cell>
          <table:table-cell/>
          <table:table-cell table:style-name="ce243" table:formula="of:=IFERROR(IF(ISBLANK([.AB162]); &quot;&quot;; IF([.$G162]=&quot;Long&quot;; ([.AB162]-[.$L162])*[.$K162]/[.$N162]; ([.$L162]-[.AB162])*[.$K162]/[.$N162])-[.$S162]); &quot;&quot;)">
            <text:p/>
          </table:table-cell>
          <table:table-cell/>
          <table:table-cell table:style-name="ce243" table:formula="of:=IFERROR(IF(ISBLANK([.AD162]); &quot;&quot;; IF([.$G162]=&quot;Long&quot;; ([.AD162]-[.$L162])*[.$K162]/[.$N162]; ([.$L162]-[.AD162])*[.$K162]/[.$N162])-[.$S162]); &quot;&quot;)">
            <text:p/>
          </table:table-cell>
          <table:table-cell table:number-columns-repeated="2"/>
          <table:table-cell table:formula="of:=IF(ISBLANK([.B162]); &quot;&quot;; DAY([.B162]))">
            <text:p/>
          </table:table-cell>
          <table:table-cell table:formula="of:=IF(ISBLANK([.B162]); &quot;&quot;; WEEKDAY([.B162]))">
            <text:p/>
          </table:table-cell>
          <table:table-cell table:formula="of:=IF(ISBLANK([.B162]); &quot;&quot;; WEEKNUM([.B162]))">
            <text:p/>
          </table:table-cell>
          <table:table-cell table:formula="of:=IF(ISBLANK([.B162]); &quot;&quot;; MONTH([.B162]))">
            <text:p/>
          </table:table-cell>
          <table:table-cell table:formula="of:=IF(ISBLANK([.L162]); &quot;&quot;; [.K162]*[.L162])">
            <text:p/>
          </table:table-cell>
          <table:table-cell table:formula="of:=IF(ISNUMBER([.AL162]); [.AL162]*0.0035; &quot;&quot;)">
            <text:p/>
          </table:table-cell>
          <table:table-cell table:formula="of:=IF(ISBLANK([.Q162]); &quot;&quot;; [.P162]*[.Q162])">
            <text:p/>
          </table:table-cell>
          <table:table-cell table:formula="of:=IF(ISNUMBER([.AN162]); [.AN162]*0.0035; &quot;&quot;)">
            <text:p/>
          </table:table-cell>
          <table:table-cell table:formula="of:=IF(ISBLANK([.Q162]); &quot;&quot;; SUM([.$S$3:.S162]))">
            <text:p/>
          </table:table-cell>
          <table:table-cell table:formula="of:=IF(ISBLANK([.R162]); &quot;&quot;; SUM([.$T$3:.T162]))">
            <text:p/>
          </table:table-cell>
          <table:table-cell table:formula="of:=IF(OR(ISBLANK([.J162]); ISBLANK([.R162])); &quot;&quot;;ROUND(([.R162]-[.J162])*60*24))">
            <text:p/>
          </table:table-cell>
          <table:table-cell table:number-columns-repeated="20"/>
        </table:table-row>
        <table:table-row table:style-name="ro2">
          <table:table-cell office:value-type="float" office:value="161" calcext:value-type="float">
            <text:p>161</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3]=&quot;Long&quot; ; [.L163]-[Overview.$C$4]/[.K163]  ;  IF([.G163]=&quot;Short&quot;; [.L163]+[Overview.$C$4]/[.K163]; &quot;&quot;) ); &quot;&quot;)">
            <text:p/>
          </table:table-cell>
          <table:table-cell table:formula="of:=IFERROR(ABS([.M163]-[.L163])*[.K163]; &quot;&quot;)">
            <text:p/>
          </table:table-cell>
          <table:table-cell table:style-name="ce312" table:formula="of:=IFERROR(  IF([.G163]=&quot;Long&quot;;  [.L163]+[Overview.$C$4]/[.K163]  *  [Overview.$C$6]  ;  IF([.G163]=&quot;Short&quot;   ;  [.L163]-[Overview.$C$4]/[.K163]  * [Overview.$C$6]  ; &quot;&quot;  )  )   ; &quot;&quot;)">
            <text:p/>
          </table:table-cell>
          <table:table-cell table:number-columns-repeated="3"/>
          <table:table-cell table:style-name="ce182" table:formula="of:=IFERROR([.T163]/[.N163]; &quot;&quot;)">
            <text:p/>
          </table:table-cell>
          <table:table-cell table:style-name="ce203" table:formula="of:=IFERROR(   IF( AND( [.G163]=&quot;Long&quot;;   [.P163]=[.K163])  ;  [.K163]*([.Q163]-[.L163])  ;    IF(  AND(  [.G163]=&quot;Short&quot;  ;   [.P163]=[.K163]   )   ;   [.K163]*([.L163]-[.Q163])   ;  &quot;&quot;)) ; &quot;&quot;)">
            <text:p/>
          </table:table-cell>
          <table:table-cell table:style-name="ce215" table:formula="of:=IF(ISNUMBER([.T163]); IF([.T163]&gt;=0; &quot;Win&quot;; &quot;Loss&quot;); &quot;&quot;)">
            <text:p/>
          </table:table-cell>
          <table:table-cell table:style-name="ce220" table:formula="of:=IF(ISNUMBER([.T163]); ROUND(([.R163]-[.J163])*60*24); &quot;&quot;)">
            <text:p/>
          </table:table-cell>
          <table:table-cell table:content-validation-name="val8"/>
          <table:table-cell table:number-columns-repeated="2"/>
          <table:table-cell table:style-name="ce239"/>
          <table:table-cell table:style-name="ce243" table:formula="of:=IFERROR(IF(ISBLANK([.Z163]); &quot;&quot;; IF([.$G163]=&quot;Long&quot;; ([.Z163]-[.$L163])*[.$K163]/[.$N163]; ([.$L163]-[.Z163])*[.$K163]/[.$N163])-[.$S163]); &quot;&quot;)">
            <text:p/>
          </table:table-cell>
          <table:table-cell/>
          <table:table-cell table:style-name="ce243" table:formula="of:=IFERROR(IF(ISBLANK([.AB163]); &quot;&quot;; IF([.$G163]=&quot;Long&quot;; ([.AB163]-[.$L163])*[.$K163]/[.$N163]; ([.$L163]-[.AB163])*[.$K163]/[.$N163])-[.$S163]); &quot;&quot;)">
            <text:p/>
          </table:table-cell>
          <table:table-cell/>
          <table:table-cell table:style-name="ce243" table:formula="of:=IFERROR(IF(ISBLANK([.AD163]); &quot;&quot;; IF([.$G163]=&quot;Long&quot;; ([.AD163]-[.$L163])*[.$K163]/[.$N163]; ([.$L163]-[.AD163])*[.$K163]/[.$N163])-[.$S163]); &quot;&quot;)">
            <text:p/>
          </table:table-cell>
          <table:table-cell table:number-columns-repeated="2"/>
          <table:table-cell table:formula="of:=IF(ISBLANK([.B163]); &quot;&quot;; DAY([.B163]))">
            <text:p/>
          </table:table-cell>
          <table:table-cell table:formula="of:=IF(ISBLANK([.B163]); &quot;&quot;; WEEKDAY([.B163]))">
            <text:p/>
          </table:table-cell>
          <table:table-cell table:formula="of:=IF(ISBLANK([.B163]); &quot;&quot;; WEEKNUM([.B163]))">
            <text:p/>
          </table:table-cell>
          <table:table-cell table:formula="of:=IF(ISBLANK([.B163]); &quot;&quot;; MONTH([.B163]))">
            <text:p/>
          </table:table-cell>
          <table:table-cell table:formula="of:=IF(ISBLANK([.L163]); &quot;&quot;; [.K163]*[.L163])">
            <text:p/>
          </table:table-cell>
          <table:table-cell table:formula="of:=IF(ISNUMBER([.AL163]); [.AL163]*0.0035; &quot;&quot;)">
            <text:p/>
          </table:table-cell>
          <table:table-cell table:formula="of:=IF(ISBLANK([.Q163]); &quot;&quot;; [.P163]*[.Q163])">
            <text:p/>
          </table:table-cell>
          <table:table-cell table:formula="of:=IF(ISNUMBER([.AN163]); [.AN163]*0.0035; &quot;&quot;)">
            <text:p/>
          </table:table-cell>
          <table:table-cell table:formula="of:=IF(ISBLANK([.Q163]); &quot;&quot;; SUM([.$S$3:.S163]))">
            <text:p/>
          </table:table-cell>
          <table:table-cell table:formula="of:=IF(ISBLANK([.R163]); &quot;&quot;; SUM([.$T$3:.T163]))">
            <text:p/>
          </table:table-cell>
          <table:table-cell table:formula="of:=IF(OR(ISBLANK([.J163]); ISBLANK([.R163])); &quot;&quot;;ROUND(([.R163]-[.J163])*60*24))">
            <text:p/>
          </table:table-cell>
          <table:table-cell table:number-columns-repeated="20"/>
        </table:table-row>
        <table:table-row table:style-name="ro2">
          <table:table-cell office:value-type="float" office:value="162" calcext:value-type="float">
            <text:p>16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4]=&quot;Long&quot; ; [.L164]-[Overview.$C$4]/[.K164]  ;  IF([.G164]=&quot;Short&quot;; [.L164]+[Overview.$C$4]/[.K164]; &quot;&quot;) ); &quot;&quot;)">
            <text:p/>
          </table:table-cell>
          <table:table-cell table:formula="of:=IFERROR(ABS([.M164]-[.L164])*[.K164]; &quot;&quot;)">
            <text:p/>
          </table:table-cell>
          <table:table-cell table:style-name="ce312" table:formula="of:=IFERROR(  IF([.G164]=&quot;Long&quot;;  [.L164]+[Overview.$C$4]/[.K164]  *  [Overview.$C$6]  ;  IF([.G164]=&quot;Short&quot;   ;  [.L164]-[Overview.$C$4]/[.K164]  * [Overview.$C$6]  ; &quot;&quot;  )  )   ; &quot;&quot;)">
            <text:p/>
          </table:table-cell>
          <table:table-cell table:number-columns-repeated="3"/>
          <table:table-cell table:style-name="ce182" table:formula="of:=IFERROR([.T164]/[.N164]; &quot;&quot;)">
            <text:p/>
          </table:table-cell>
          <table:table-cell table:style-name="ce203" table:formula="of:=IFERROR(   IF( AND( [.G164]=&quot;Long&quot;;   [.P164]=[.K164])  ;  [.K164]*([.Q164]-[.L164])  ;    IF(  AND(  [.G164]=&quot;Short&quot;  ;   [.P164]=[.K164]   )   ;   [.K164]*([.L164]-[.Q164])   ;  &quot;&quot;)) ; &quot;&quot;)">
            <text:p/>
          </table:table-cell>
          <table:table-cell table:style-name="ce215" table:formula="of:=IF(ISNUMBER([.T164]); IF([.T164]&gt;=0; &quot;Win&quot;; &quot;Loss&quot;); &quot;&quot;)">
            <text:p/>
          </table:table-cell>
          <table:table-cell table:style-name="ce220" table:formula="of:=IF(ISNUMBER([.T164]); ROUND(([.R164]-[.J164])*60*24); &quot;&quot;)">
            <text:p/>
          </table:table-cell>
          <table:table-cell table:content-validation-name="val8"/>
          <table:table-cell table:number-columns-repeated="2"/>
          <table:table-cell table:style-name="ce239"/>
          <table:table-cell table:style-name="ce243" table:formula="of:=IFERROR(IF(ISBLANK([.Z164]); &quot;&quot;; IF([.$G164]=&quot;Long&quot;; ([.Z164]-[.$L164])*[.$K164]/[.$N164]; ([.$L164]-[.Z164])*[.$K164]/[.$N164])-[.$S164]); &quot;&quot;)">
            <text:p/>
          </table:table-cell>
          <table:table-cell/>
          <table:table-cell table:style-name="ce243" table:formula="of:=IFERROR(IF(ISBLANK([.AB164]); &quot;&quot;; IF([.$G164]=&quot;Long&quot;; ([.AB164]-[.$L164])*[.$K164]/[.$N164]; ([.$L164]-[.AB164])*[.$K164]/[.$N164])-[.$S164]); &quot;&quot;)">
            <text:p/>
          </table:table-cell>
          <table:table-cell/>
          <table:table-cell table:style-name="ce243" table:formula="of:=IFERROR(IF(ISBLANK([.AD164]); &quot;&quot;; IF([.$G164]=&quot;Long&quot;; ([.AD164]-[.$L164])*[.$K164]/[.$N164]; ([.$L164]-[.AD164])*[.$K164]/[.$N164])-[.$S164]); &quot;&quot;)">
            <text:p/>
          </table:table-cell>
          <table:table-cell table:number-columns-repeated="2"/>
          <table:table-cell table:formula="of:=IF(ISBLANK([.B164]); &quot;&quot;; DAY([.B164]))">
            <text:p/>
          </table:table-cell>
          <table:table-cell table:formula="of:=IF(ISBLANK([.B164]); &quot;&quot;; WEEKDAY([.B164]))">
            <text:p/>
          </table:table-cell>
          <table:table-cell table:formula="of:=IF(ISBLANK([.B164]); &quot;&quot;; WEEKNUM([.B164]))">
            <text:p/>
          </table:table-cell>
          <table:table-cell table:formula="of:=IF(ISBLANK([.B164]); &quot;&quot;; MONTH([.B164]))">
            <text:p/>
          </table:table-cell>
          <table:table-cell table:formula="of:=IF(ISBLANK([.L164]); &quot;&quot;; [.K164]*[.L164])">
            <text:p/>
          </table:table-cell>
          <table:table-cell table:formula="of:=IF(ISNUMBER([.AL164]); [.AL164]*0.0035; &quot;&quot;)">
            <text:p/>
          </table:table-cell>
          <table:table-cell table:formula="of:=IF(ISBLANK([.Q164]); &quot;&quot;; [.P164]*[.Q164])">
            <text:p/>
          </table:table-cell>
          <table:table-cell table:formula="of:=IF(ISNUMBER([.AN164]); [.AN164]*0.0035; &quot;&quot;)">
            <text:p/>
          </table:table-cell>
          <table:table-cell table:formula="of:=IF(ISBLANK([.Q164]); &quot;&quot;; SUM([.$S$3:.S164]))">
            <text:p/>
          </table:table-cell>
          <table:table-cell table:formula="of:=IF(ISBLANK([.R164]); &quot;&quot;; SUM([.$T$3:.T164]))">
            <text:p/>
          </table:table-cell>
          <table:table-cell table:formula="of:=IF(OR(ISBLANK([.J164]); ISBLANK([.R164])); &quot;&quot;;ROUND(([.R164]-[.J164])*60*24))">
            <text:p/>
          </table:table-cell>
          <table:table-cell table:number-columns-repeated="20"/>
        </table:table-row>
        <table:table-row table:style-name="ro2">
          <table:table-cell office:value-type="float" office:value="163" calcext:value-type="float">
            <text:p>16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5]=&quot;Long&quot; ; [.L165]-[Overview.$C$4]/[.K165]  ;  IF([.G165]=&quot;Short&quot;; [.L165]+[Overview.$C$4]/[.K165]; &quot;&quot;) ); &quot;&quot;)">
            <text:p/>
          </table:table-cell>
          <table:table-cell table:formula="of:=IFERROR(ABS([.M165]-[.L165])*[.K165]; &quot;&quot;)">
            <text:p/>
          </table:table-cell>
          <table:table-cell table:style-name="ce312" table:formula="of:=IFERROR(  IF([.G165]=&quot;Long&quot;;  [.L165]+[Overview.$C$4]/[.K165]  *  [Overview.$C$6]  ;  IF([.G165]=&quot;Short&quot;   ;  [.L165]-[Overview.$C$4]/[.K165]  * [Overview.$C$6]  ; &quot;&quot;  )  )   ; &quot;&quot;)">
            <text:p/>
          </table:table-cell>
          <table:table-cell table:number-columns-repeated="3"/>
          <table:table-cell table:style-name="ce182" table:formula="of:=IFERROR([.T165]/[.N165]; &quot;&quot;)">
            <text:p/>
          </table:table-cell>
          <table:table-cell table:style-name="ce203" table:formula="of:=IFERROR(   IF( AND( [.G165]=&quot;Long&quot;;   [.P165]=[.K165])  ;  [.K165]*([.Q165]-[.L165])  ;    IF(  AND(  [.G165]=&quot;Short&quot;  ;   [.P165]=[.K165]   )   ;   [.K165]*([.L165]-[.Q165])   ;  &quot;&quot;)) ; &quot;&quot;)">
            <text:p/>
          </table:table-cell>
          <table:table-cell table:style-name="ce215" table:formula="of:=IF(ISNUMBER([.T165]); IF([.T165]&gt;=0; &quot;Win&quot;; &quot;Loss&quot;); &quot;&quot;)">
            <text:p/>
          </table:table-cell>
          <table:table-cell table:style-name="ce220" table:formula="of:=IF(ISNUMBER([.T165]); ROUND(([.R165]-[.J165])*60*24); &quot;&quot;)">
            <text:p/>
          </table:table-cell>
          <table:table-cell table:content-validation-name="val8"/>
          <table:table-cell table:number-columns-repeated="2"/>
          <table:table-cell table:style-name="ce239"/>
          <table:table-cell table:style-name="ce243" table:formula="of:=IFERROR(IF(ISBLANK([.Z165]); &quot;&quot;; IF([.$G165]=&quot;Long&quot;; ([.Z165]-[.$L165])*[.$K165]/[.$N165]; ([.$L165]-[.Z165])*[.$K165]/[.$N165])-[.$S165]); &quot;&quot;)">
            <text:p/>
          </table:table-cell>
          <table:table-cell/>
          <table:table-cell table:style-name="ce243" table:formula="of:=IFERROR(IF(ISBLANK([.AB165]); &quot;&quot;; IF([.$G165]=&quot;Long&quot;; ([.AB165]-[.$L165])*[.$K165]/[.$N165]; ([.$L165]-[.AB165])*[.$K165]/[.$N165])-[.$S165]); &quot;&quot;)">
            <text:p/>
          </table:table-cell>
          <table:table-cell/>
          <table:table-cell table:style-name="ce243" table:formula="of:=IFERROR(IF(ISBLANK([.AD165]); &quot;&quot;; IF([.$G165]=&quot;Long&quot;; ([.AD165]-[.$L165])*[.$K165]/[.$N165]; ([.$L165]-[.AD165])*[.$K165]/[.$N165])-[.$S165]); &quot;&quot;)">
            <text:p/>
          </table:table-cell>
          <table:table-cell table:number-columns-repeated="2"/>
          <table:table-cell table:formula="of:=IF(ISBLANK([.B165]); &quot;&quot;; DAY([.B165]))">
            <text:p/>
          </table:table-cell>
          <table:table-cell table:formula="of:=IF(ISBLANK([.B165]); &quot;&quot;; WEEKDAY([.B165]))">
            <text:p/>
          </table:table-cell>
          <table:table-cell table:formula="of:=IF(ISBLANK([.B165]); &quot;&quot;; WEEKNUM([.B165]))">
            <text:p/>
          </table:table-cell>
          <table:table-cell table:formula="of:=IF(ISBLANK([.B165]); &quot;&quot;; MONTH([.B165]))">
            <text:p/>
          </table:table-cell>
          <table:table-cell table:formula="of:=IF(ISBLANK([.L165]); &quot;&quot;; [.K165]*[.L165])">
            <text:p/>
          </table:table-cell>
          <table:table-cell table:formula="of:=IF(ISNUMBER([.AL165]); [.AL165]*0.0035; &quot;&quot;)">
            <text:p/>
          </table:table-cell>
          <table:table-cell table:formula="of:=IF(ISBLANK([.Q165]); &quot;&quot;; [.P165]*[.Q165])">
            <text:p/>
          </table:table-cell>
          <table:table-cell table:formula="of:=IF(ISNUMBER([.AN165]); [.AN165]*0.0035; &quot;&quot;)">
            <text:p/>
          </table:table-cell>
          <table:table-cell table:formula="of:=IF(ISBLANK([.Q165]); &quot;&quot;; SUM([.$S$3:.S165]))">
            <text:p/>
          </table:table-cell>
          <table:table-cell table:formula="of:=IF(ISBLANK([.R165]); &quot;&quot;; SUM([.$T$3:.T165]))">
            <text:p/>
          </table:table-cell>
          <table:table-cell table:formula="of:=IF(OR(ISBLANK([.J165]); ISBLANK([.R165])); &quot;&quot;;ROUND(([.R165]-[.J165])*60*24))">
            <text:p/>
          </table:table-cell>
          <table:table-cell table:number-columns-repeated="20"/>
        </table:table-row>
        <table:table-row table:style-name="ro2">
          <table:table-cell office:value-type="float" office:value="164" calcext:value-type="float">
            <text:p>16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6]=&quot;Long&quot; ; [.L166]-[Overview.$C$4]/[.K166]  ;  IF([.G166]=&quot;Short&quot;; [.L166]+[Overview.$C$4]/[.K166]; &quot;&quot;) ); &quot;&quot;)">
            <text:p/>
          </table:table-cell>
          <table:table-cell table:formula="of:=IFERROR(ABS([.M166]-[.L166])*[.K166]; &quot;&quot;)">
            <text:p/>
          </table:table-cell>
          <table:table-cell table:style-name="ce312" table:formula="of:=IFERROR(  IF([.G166]=&quot;Long&quot;;  [.L166]+[Overview.$C$4]/[.K166]  *  [Overview.$C$6]  ;  IF([.G166]=&quot;Short&quot;   ;  [.L166]-[Overview.$C$4]/[.K166]  * [Overview.$C$6]  ; &quot;&quot;  )  )   ; &quot;&quot;)">
            <text:p/>
          </table:table-cell>
          <table:table-cell table:number-columns-repeated="3"/>
          <table:table-cell table:style-name="ce182" table:formula="of:=IFERROR([.T166]/[.N166]; &quot;&quot;)">
            <text:p/>
          </table:table-cell>
          <table:table-cell table:style-name="ce203" table:formula="of:=IFERROR(   IF( AND( [.G166]=&quot;Long&quot;;   [.P166]=[.K166])  ;  [.K166]*([.Q166]-[.L166])  ;    IF(  AND(  [.G166]=&quot;Short&quot;  ;   [.P166]=[.K166]   )   ;   [.K166]*([.L166]-[.Q166])   ;  &quot;&quot;)) ; &quot;&quot;)">
            <text:p/>
          </table:table-cell>
          <table:table-cell table:style-name="ce215" table:formula="of:=IF(ISNUMBER([.T166]); IF([.T166]&gt;=0; &quot;Win&quot;; &quot;Loss&quot;); &quot;&quot;)">
            <text:p/>
          </table:table-cell>
          <table:table-cell table:style-name="ce220" table:formula="of:=IF(ISNUMBER([.T166]); ROUND(([.R166]-[.J166])*60*24); &quot;&quot;)">
            <text:p/>
          </table:table-cell>
          <table:table-cell table:content-validation-name="val8"/>
          <table:table-cell table:number-columns-repeated="2"/>
          <table:table-cell table:style-name="ce239"/>
          <table:table-cell table:style-name="ce243" table:formula="of:=IFERROR(IF(ISBLANK([.Z166]); &quot;&quot;; IF([.$G166]=&quot;Long&quot;; ([.Z166]-[.$L166])*[.$K166]/[.$N166]; ([.$L166]-[.Z166])*[.$K166]/[.$N166])-[.$S166]); &quot;&quot;)">
            <text:p/>
          </table:table-cell>
          <table:table-cell/>
          <table:table-cell table:style-name="ce243" table:formula="of:=IFERROR(IF(ISBLANK([.AB166]); &quot;&quot;; IF([.$G166]=&quot;Long&quot;; ([.AB166]-[.$L166])*[.$K166]/[.$N166]; ([.$L166]-[.AB166])*[.$K166]/[.$N166])-[.$S166]); &quot;&quot;)">
            <text:p/>
          </table:table-cell>
          <table:table-cell/>
          <table:table-cell table:style-name="ce243" table:formula="of:=IFERROR(IF(ISBLANK([.AD166]); &quot;&quot;; IF([.$G166]=&quot;Long&quot;; ([.AD166]-[.$L166])*[.$K166]/[.$N166]; ([.$L166]-[.AD166])*[.$K166]/[.$N166])-[.$S166]); &quot;&quot;)">
            <text:p/>
          </table:table-cell>
          <table:table-cell table:number-columns-repeated="2"/>
          <table:table-cell table:formula="of:=IF(ISBLANK([.B166]); &quot;&quot;; DAY([.B166]))">
            <text:p/>
          </table:table-cell>
          <table:table-cell table:formula="of:=IF(ISBLANK([.B166]); &quot;&quot;; WEEKDAY([.B166]))">
            <text:p/>
          </table:table-cell>
          <table:table-cell table:formula="of:=IF(ISBLANK([.B166]); &quot;&quot;; WEEKNUM([.B166]))">
            <text:p/>
          </table:table-cell>
          <table:table-cell table:formula="of:=IF(ISBLANK([.B166]); &quot;&quot;; MONTH([.B166]))">
            <text:p/>
          </table:table-cell>
          <table:table-cell table:formula="of:=IF(ISBLANK([.L166]); &quot;&quot;; [.K166]*[.L166])">
            <text:p/>
          </table:table-cell>
          <table:table-cell table:formula="of:=IF(ISNUMBER([.AL166]); [.AL166]*0.0035; &quot;&quot;)">
            <text:p/>
          </table:table-cell>
          <table:table-cell table:formula="of:=IF(ISBLANK([.Q166]); &quot;&quot;; [.P166]*[.Q166])">
            <text:p/>
          </table:table-cell>
          <table:table-cell table:formula="of:=IF(ISNUMBER([.AN166]); [.AN166]*0.0035; &quot;&quot;)">
            <text:p/>
          </table:table-cell>
          <table:table-cell table:formula="of:=IF(ISBLANK([.Q166]); &quot;&quot;; SUM([.$S$3:.S166]))">
            <text:p/>
          </table:table-cell>
          <table:table-cell table:formula="of:=IF(ISBLANK([.R166]); &quot;&quot;; SUM([.$T$3:.T166]))">
            <text:p/>
          </table:table-cell>
          <table:table-cell table:formula="of:=IF(OR(ISBLANK([.J166]); ISBLANK([.R166])); &quot;&quot;;ROUND(([.R166]-[.J166])*60*24))">
            <text:p/>
          </table:table-cell>
          <table:table-cell table:number-columns-repeated="20"/>
        </table:table-row>
        <table:table-row table:style-name="ro2">
          <table:table-cell office:value-type="float" office:value="165" calcext:value-type="float">
            <text:p>16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7]=&quot;Long&quot; ; [.L167]-[Overview.$C$4]/[.K167]  ;  IF([.G167]=&quot;Short&quot;; [.L167]+[Overview.$C$4]/[.K167]; &quot;&quot;) ); &quot;&quot;)">
            <text:p/>
          </table:table-cell>
          <table:table-cell table:formula="of:=IFERROR(ABS([.M167]-[.L167])*[.K167]; &quot;&quot;)">
            <text:p/>
          </table:table-cell>
          <table:table-cell table:style-name="ce312" table:formula="of:=IFERROR(  IF([.G167]=&quot;Long&quot;;  [.L167]+[Overview.$C$4]/[.K167]  *  [Overview.$C$6]  ;  IF([.G167]=&quot;Short&quot;   ;  [.L167]-[Overview.$C$4]/[.K167]  * [Overview.$C$6]  ; &quot;&quot;  )  )   ; &quot;&quot;)">
            <text:p/>
          </table:table-cell>
          <table:table-cell table:number-columns-repeated="3"/>
          <table:table-cell table:style-name="ce182" table:formula="of:=IFERROR([.T167]/[.N167]; &quot;&quot;)">
            <text:p/>
          </table:table-cell>
          <table:table-cell table:style-name="ce203" table:formula="of:=IFERROR(   IF( AND( [.G167]=&quot;Long&quot;;   [.P167]=[.K167])  ;  [.K167]*([.Q167]-[.L167])  ;    IF(  AND(  [.G167]=&quot;Short&quot;  ;   [.P167]=[.K167]   )   ;   [.K167]*([.L167]-[.Q167])   ;  &quot;&quot;)) ; &quot;&quot;)">
            <text:p/>
          </table:table-cell>
          <table:table-cell table:style-name="ce215" table:formula="of:=IF(ISNUMBER([.T167]); IF([.T167]&gt;=0; &quot;Win&quot;; &quot;Loss&quot;); &quot;&quot;)">
            <text:p/>
          </table:table-cell>
          <table:table-cell table:style-name="ce220" table:formula="of:=IF(ISNUMBER([.T167]); ROUND(([.R167]-[.J167])*60*24); &quot;&quot;)">
            <text:p/>
          </table:table-cell>
          <table:table-cell table:content-validation-name="val8"/>
          <table:table-cell table:number-columns-repeated="2"/>
          <table:table-cell table:style-name="ce239"/>
          <table:table-cell table:style-name="ce243" table:formula="of:=IFERROR(IF(ISBLANK([.Z167]); &quot;&quot;; IF([.$G167]=&quot;Long&quot;; ([.Z167]-[.$L167])*[.$K167]/[.$N167]; ([.$L167]-[.Z167])*[.$K167]/[.$N167])-[.$S167]); &quot;&quot;)">
            <text:p/>
          </table:table-cell>
          <table:table-cell/>
          <table:table-cell table:style-name="ce243" table:formula="of:=IFERROR(IF(ISBLANK([.AB167]); &quot;&quot;; IF([.$G167]=&quot;Long&quot;; ([.AB167]-[.$L167])*[.$K167]/[.$N167]; ([.$L167]-[.AB167])*[.$K167]/[.$N167])-[.$S167]); &quot;&quot;)">
            <text:p/>
          </table:table-cell>
          <table:table-cell/>
          <table:table-cell table:style-name="ce243" table:formula="of:=IFERROR(IF(ISBLANK([.AD167]); &quot;&quot;; IF([.$G167]=&quot;Long&quot;; ([.AD167]-[.$L167])*[.$K167]/[.$N167]; ([.$L167]-[.AD167])*[.$K167]/[.$N167])-[.$S167]); &quot;&quot;)">
            <text:p/>
          </table:table-cell>
          <table:table-cell table:number-columns-repeated="2"/>
          <table:table-cell table:formula="of:=IF(ISBLANK([.B167]); &quot;&quot;; DAY([.B167]))">
            <text:p/>
          </table:table-cell>
          <table:table-cell table:formula="of:=IF(ISBLANK([.B167]); &quot;&quot;; WEEKDAY([.B167]))">
            <text:p/>
          </table:table-cell>
          <table:table-cell table:formula="of:=IF(ISBLANK([.B167]); &quot;&quot;; WEEKNUM([.B167]))">
            <text:p/>
          </table:table-cell>
          <table:table-cell table:formula="of:=IF(ISBLANK([.B167]); &quot;&quot;; MONTH([.B167]))">
            <text:p/>
          </table:table-cell>
          <table:table-cell table:formula="of:=IF(ISBLANK([.L167]); &quot;&quot;; [.K167]*[.L167])">
            <text:p/>
          </table:table-cell>
          <table:table-cell table:formula="of:=IF(ISNUMBER([.AL167]); [.AL167]*0.0035; &quot;&quot;)">
            <text:p/>
          </table:table-cell>
          <table:table-cell table:formula="of:=IF(ISBLANK([.Q167]); &quot;&quot;; [.P167]*[.Q167])">
            <text:p/>
          </table:table-cell>
          <table:table-cell table:formula="of:=IF(ISNUMBER([.AN167]); [.AN167]*0.0035; &quot;&quot;)">
            <text:p/>
          </table:table-cell>
          <table:table-cell table:formula="of:=IF(ISBLANK([.Q167]); &quot;&quot;; SUM([.$S$3:.S167]))">
            <text:p/>
          </table:table-cell>
          <table:table-cell table:formula="of:=IF(ISBLANK([.R167]); &quot;&quot;; SUM([.$T$3:.T167]))">
            <text:p/>
          </table:table-cell>
          <table:table-cell table:formula="of:=IF(OR(ISBLANK([.J167]); ISBLANK([.R167])); &quot;&quot;;ROUND(([.R167]-[.J167])*60*24))">
            <text:p/>
          </table:table-cell>
          <table:table-cell table:number-columns-repeated="20"/>
        </table:table-row>
        <table:table-row table:style-name="ro2">
          <table:table-cell office:value-type="float" office:value="166" calcext:value-type="float">
            <text:p>16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8]=&quot;Long&quot; ; [.L168]-[Overview.$C$4]/[.K168]  ;  IF([.G168]=&quot;Short&quot;; [.L168]+[Overview.$C$4]/[.K168]; &quot;&quot;) ); &quot;&quot;)">
            <text:p/>
          </table:table-cell>
          <table:table-cell table:formula="of:=IFERROR(ABS([.M168]-[.L168])*[.K168]; &quot;&quot;)">
            <text:p/>
          </table:table-cell>
          <table:table-cell table:style-name="ce312" table:formula="of:=IFERROR(  IF([.G168]=&quot;Long&quot;;  [.L168]+[Overview.$C$4]/[.K168]  *  [Overview.$C$6]  ;  IF([.G168]=&quot;Short&quot;   ;  [.L168]-[Overview.$C$4]/[.K168]  * [Overview.$C$6]  ; &quot;&quot;  )  )   ; &quot;&quot;)">
            <text:p/>
          </table:table-cell>
          <table:table-cell table:number-columns-repeated="3"/>
          <table:table-cell table:style-name="ce182" table:formula="of:=IFERROR([.T168]/[.N168]; &quot;&quot;)">
            <text:p/>
          </table:table-cell>
          <table:table-cell table:style-name="ce203" table:formula="of:=IFERROR(   IF( AND( [.G168]=&quot;Long&quot;;   [.P168]=[.K168])  ;  [.K168]*([.Q168]-[.L168])  ;    IF(  AND(  [.G168]=&quot;Short&quot;  ;   [.P168]=[.K168]   )   ;   [.K168]*([.L168]-[.Q168])   ;  &quot;&quot;)) ; &quot;&quot;)">
            <text:p/>
          </table:table-cell>
          <table:table-cell table:style-name="ce215" table:formula="of:=IF(ISNUMBER([.T168]); IF([.T168]&gt;=0; &quot;Win&quot;; &quot;Loss&quot;); &quot;&quot;)">
            <text:p/>
          </table:table-cell>
          <table:table-cell table:style-name="ce220" table:formula="of:=IF(ISNUMBER([.T168]); ROUND(([.R168]-[.J168])*60*24); &quot;&quot;)">
            <text:p/>
          </table:table-cell>
          <table:table-cell table:content-validation-name="val8"/>
          <table:table-cell table:number-columns-repeated="2"/>
          <table:table-cell table:style-name="ce239"/>
          <table:table-cell table:style-name="ce243" table:formula="of:=IFERROR(IF(ISBLANK([.Z168]); &quot;&quot;; IF([.$G168]=&quot;Long&quot;; ([.Z168]-[.$L168])*[.$K168]/[.$N168]; ([.$L168]-[.Z168])*[.$K168]/[.$N168])-[.$S168]); &quot;&quot;)">
            <text:p/>
          </table:table-cell>
          <table:table-cell/>
          <table:table-cell table:style-name="ce243" table:formula="of:=IFERROR(IF(ISBLANK([.AB168]); &quot;&quot;; IF([.$G168]=&quot;Long&quot;; ([.AB168]-[.$L168])*[.$K168]/[.$N168]; ([.$L168]-[.AB168])*[.$K168]/[.$N168])-[.$S168]); &quot;&quot;)">
            <text:p/>
          </table:table-cell>
          <table:table-cell/>
          <table:table-cell table:style-name="ce243" table:formula="of:=IFERROR(IF(ISBLANK([.AD168]); &quot;&quot;; IF([.$G168]=&quot;Long&quot;; ([.AD168]-[.$L168])*[.$K168]/[.$N168]; ([.$L168]-[.AD168])*[.$K168]/[.$N168])-[.$S168]); &quot;&quot;)">
            <text:p/>
          </table:table-cell>
          <table:table-cell table:number-columns-repeated="2"/>
          <table:table-cell table:formula="of:=IF(ISBLANK([.B168]); &quot;&quot;; DAY([.B168]))">
            <text:p/>
          </table:table-cell>
          <table:table-cell table:formula="of:=IF(ISBLANK([.B168]); &quot;&quot;; WEEKDAY([.B168]))">
            <text:p/>
          </table:table-cell>
          <table:table-cell table:formula="of:=IF(ISBLANK([.B168]); &quot;&quot;; WEEKNUM([.B168]))">
            <text:p/>
          </table:table-cell>
          <table:table-cell table:formula="of:=IF(ISBLANK([.B168]); &quot;&quot;; MONTH([.B168]))">
            <text:p/>
          </table:table-cell>
          <table:table-cell table:formula="of:=IF(ISBLANK([.L168]); &quot;&quot;; [.K168]*[.L168])">
            <text:p/>
          </table:table-cell>
          <table:table-cell table:formula="of:=IF(ISNUMBER([.AL168]); [.AL168]*0.0035; &quot;&quot;)">
            <text:p/>
          </table:table-cell>
          <table:table-cell table:formula="of:=IF(ISBLANK([.Q168]); &quot;&quot;; [.P168]*[.Q168])">
            <text:p/>
          </table:table-cell>
          <table:table-cell table:formula="of:=IF(ISNUMBER([.AN168]); [.AN168]*0.0035; &quot;&quot;)">
            <text:p/>
          </table:table-cell>
          <table:table-cell table:formula="of:=IF(ISBLANK([.Q168]); &quot;&quot;; SUM([.$S$3:.S168]))">
            <text:p/>
          </table:table-cell>
          <table:table-cell table:formula="of:=IF(ISBLANK([.R168]); &quot;&quot;; SUM([.$T$3:.T168]))">
            <text:p/>
          </table:table-cell>
          <table:table-cell table:formula="of:=IF(OR(ISBLANK([.J168]); ISBLANK([.R168])); &quot;&quot;;ROUND(([.R168]-[.J168])*60*24))">
            <text:p/>
          </table:table-cell>
          <table:table-cell table:number-columns-repeated="20"/>
        </table:table-row>
        <table:table-row table:style-name="ro2">
          <table:table-cell office:value-type="float" office:value="167" calcext:value-type="float">
            <text:p>16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69]=&quot;Long&quot; ; [.L169]-[Overview.$C$4]/[.K169]  ;  IF([.G169]=&quot;Short&quot;; [.L169]+[Overview.$C$4]/[.K169]; &quot;&quot;) ); &quot;&quot;)">
            <text:p/>
          </table:table-cell>
          <table:table-cell table:formula="of:=IFERROR(ABS([.M169]-[.L169])*[.K169]; &quot;&quot;)">
            <text:p/>
          </table:table-cell>
          <table:table-cell table:style-name="ce312" table:formula="of:=IFERROR(  IF([.G169]=&quot;Long&quot;;  [.L169]+[Overview.$C$4]/[.K169]  *  [Overview.$C$6]  ;  IF([.G169]=&quot;Short&quot;   ;  [.L169]-[Overview.$C$4]/[.K169]  * [Overview.$C$6]  ; &quot;&quot;  )  )   ; &quot;&quot;)">
            <text:p/>
          </table:table-cell>
          <table:table-cell table:number-columns-repeated="3"/>
          <table:table-cell table:style-name="ce182" table:formula="of:=IFERROR([.T169]/[.N169]; &quot;&quot;)">
            <text:p/>
          </table:table-cell>
          <table:table-cell table:style-name="ce203" table:formula="of:=IFERROR(   IF( AND( [.G169]=&quot;Long&quot;;   [.P169]=[.K169])  ;  [.K169]*([.Q169]-[.L169])  ;    IF(  AND(  [.G169]=&quot;Short&quot;  ;   [.P169]=[.K169]   )   ;   [.K169]*([.L169]-[.Q169])   ;  &quot;&quot;)) ; &quot;&quot;)">
            <text:p/>
          </table:table-cell>
          <table:table-cell table:style-name="ce215" table:formula="of:=IF(ISNUMBER([.T169]); IF([.T169]&gt;=0; &quot;Win&quot;; &quot;Loss&quot;); &quot;&quot;)">
            <text:p/>
          </table:table-cell>
          <table:table-cell table:style-name="ce220" table:formula="of:=IF(ISNUMBER([.T169]); ROUND(([.R169]-[.J169])*60*24); &quot;&quot;)">
            <text:p/>
          </table:table-cell>
          <table:table-cell table:content-validation-name="val8"/>
          <table:table-cell table:number-columns-repeated="2"/>
          <table:table-cell table:style-name="ce239"/>
          <table:table-cell table:style-name="ce243" table:formula="of:=IFERROR(IF(ISBLANK([.Z169]); &quot;&quot;; IF([.$G169]=&quot;Long&quot;; ([.Z169]-[.$L169])*[.$K169]/[.$N169]; ([.$L169]-[.Z169])*[.$K169]/[.$N169])-[.$S169]); &quot;&quot;)">
            <text:p/>
          </table:table-cell>
          <table:table-cell/>
          <table:table-cell table:style-name="ce243" table:formula="of:=IFERROR(IF(ISBLANK([.AB169]); &quot;&quot;; IF([.$G169]=&quot;Long&quot;; ([.AB169]-[.$L169])*[.$K169]/[.$N169]; ([.$L169]-[.AB169])*[.$K169]/[.$N169])-[.$S169]); &quot;&quot;)">
            <text:p/>
          </table:table-cell>
          <table:table-cell/>
          <table:table-cell table:style-name="ce243" table:formula="of:=IFERROR(IF(ISBLANK([.AD169]); &quot;&quot;; IF([.$G169]=&quot;Long&quot;; ([.AD169]-[.$L169])*[.$K169]/[.$N169]; ([.$L169]-[.AD169])*[.$K169]/[.$N169])-[.$S169]); &quot;&quot;)">
            <text:p/>
          </table:table-cell>
          <table:table-cell table:number-columns-repeated="2"/>
          <table:table-cell table:formula="of:=IF(ISBLANK([.B169]); &quot;&quot;; DAY([.B169]))">
            <text:p/>
          </table:table-cell>
          <table:table-cell table:formula="of:=IF(ISBLANK([.B169]); &quot;&quot;; WEEKDAY([.B169]))">
            <text:p/>
          </table:table-cell>
          <table:table-cell table:formula="of:=IF(ISBLANK([.B169]); &quot;&quot;; WEEKNUM([.B169]))">
            <text:p/>
          </table:table-cell>
          <table:table-cell table:formula="of:=IF(ISBLANK([.B169]); &quot;&quot;; MONTH([.B169]))">
            <text:p/>
          </table:table-cell>
          <table:table-cell table:formula="of:=IF(ISBLANK([.L169]); &quot;&quot;; [.K169]*[.L169])">
            <text:p/>
          </table:table-cell>
          <table:table-cell table:formula="of:=IF(ISNUMBER([.AL169]); [.AL169]*0.0035; &quot;&quot;)">
            <text:p/>
          </table:table-cell>
          <table:table-cell table:formula="of:=IF(ISBLANK([.Q169]); &quot;&quot;; [.P169]*[.Q169])">
            <text:p/>
          </table:table-cell>
          <table:table-cell table:formula="of:=IF(ISNUMBER([.AN169]); [.AN169]*0.0035; &quot;&quot;)">
            <text:p/>
          </table:table-cell>
          <table:table-cell table:formula="of:=IF(ISBLANK([.Q169]); &quot;&quot;; SUM([.$S$3:.S169]))">
            <text:p/>
          </table:table-cell>
          <table:table-cell table:formula="of:=IF(ISBLANK([.R169]); &quot;&quot;; SUM([.$T$3:.T169]))">
            <text:p/>
          </table:table-cell>
          <table:table-cell table:formula="of:=IF(OR(ISBLANK([.J169]); ISBLANK([.R169])); &quot;&quot;;ROUND(([.R169]-[.J169])*60*24))">
            <text:p/>
          </table:table-cell>
          <table:table-cell table:number-columns-repeated="20"/>
        </table:table-row>
        <table:table-row table:style-name="ro2">
          <table:table-cell office:value-type="float" office:value="168" calcext:value-type="float">
            <text:p>16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0]=&quot;Long&quot; ; [.L170]-[Overview.$C$4]/[.K170]  ;  IF([.G170]=&quot;Short&quot;; [.L170]+[Overview.$C$4]/[.K170]; &quot;&quot;) ); &quot;&quot;)">
            <text:p/>
          </table:table-cell>
          <table:table-cell table:formula="of:=IFERROR(ABS([.M170]-[.L170])*[.K170]; &quot;&quot;)">
            <text:p/>
          </table:table-cell>
          <table:table-cell table:style-name="ce312" table:formula="of:=IFERROR(  IF([.G170]=&quot;Long&quot;;  [.L170]+[Overview.$C$4]/[.K170]  *  [Overview.$C$6]  ;  IF([.G170]=&quot;Short&quot;   ;  [.L170]-[Overview.$C$4]/[.K170]  * [Overview.$C$6]  ; &quot;&quot;  )  )   ; &quot;&quot;)">
            <text:p/>
          </table:table-cell>
          <table:table-cell table:number-columns-repeated="3"/>
          <table:table-cell table:style-name="ce182" table:formula="of:=IFERROR([.T170]/[.N170]; &quot;&quot;)">
            <text:p/>
          </table:table-cell>
          <table:table-cell table:style-name="ce203" table:formula="of:=IFERROR(   IF( AND( [.G170]=&quot;Long&quot;;   [.P170]=[.K170])  ;  [.K170]*([.Q170]-[.L170])  ;    IF(  AND(  [.G170]=&quot;Short&quot;  ;   [.P170]=[.K170]   )   ;   [.K170]*([.L170]-[.Q170])   ;  &quot;&quot;)) ; &quot;&quot;)">
            <text:p/>
          </table:table-cell>
          <table:table-cell table:style-name="ce215" table:formula="of:=IF(ISNUMBER([.T170]); IF([.T170]&gt;=0; &quot;Win&quot;; &quot;Loss&quot;); &quot;&quot;)">
            <text:p/>
          </table:table-cell>
          <table:table-cell table:style-name="ce220" table:formula="of:=IF(ISNUMBER([.T170]); ROUND(([.R170]-[.J170])*60*24); &quot;&quot;)">
            <text:p/>
          </table:table-cell>
          <table:table-cell table:content-validation-name="val8"/>
          <table:table-cell table:number-columns-repeated="2"/>
          <table:table-cell table:style-name="ce239"/>
          <table:table-cell table:style-name="ce243" table:formula="of:=IFERROR(IF(ISBLANK([.Z170]); &quot;&quot;; IF([.$G170]=&quot;Long&quot;; ([.Z170]-[.$L170])*[.$K170]/[.$N170]; ([.$L170]-[.Z170])*[.$K170]/[.$N170])-[.$S170]); &quot;&quot;)">
            <text:p/>
          </table:table-cell>
          <table:table-cell/>
          <table:table-cell table:style-name="ce243" table:formula="of:=IFERROR(IF(ISBLANK([.AB170]); &quot;&quot;; IF([.$G170]=&quot;Long&quot;; ([.AB170]-[.$L170])*[.$K170]/[.$N170]; ([.$L170]-[.AB170])*[.$K170]/[.$N170])-[.$S170]); &quot;&quot;)">
            <text:p/>
          </table:table-cell>
          <table:table-cell/>
          <table:table-cell table:style-name="ce243" table:formula="of:=IFERROR(IF(ISBLANK([.AD170]); &quot;&quot;; IF([.$G170]=&quot;Long&quot;; ([.AD170]-[.$L170])*[.$K170]/[.$N170]; ([.$L170]-[.AD170])*[.$K170]/[.$N170])-[.$S170]); &quot;&quot;)">
            <text:p/>
          </table:table-cell>
          <table:table-cell table:number-columns-repeated="2"/>
          <table:table-cell table:formula="of:=IF(ISBLANK([.B170]); &quot;&quot;; DAY([.B170]))">
            <text:p/>
          </table:table-cell>
          <table:table-cell table:formula="of:=IF(ISBLANK([.B170]); &quot;&quot;; WEEKDAY([.B170]))">
            <text:p/>
          </table:table-cell>
          <table:table-cell table:formula="of:=IF(ISBLANK([.B170]); &quot;&quot;; WEEKNUM([.B170]))">
            <text:p/>
          </table:table-cell>
          <table:table-cell table:formula="of:=IF(ISBLANK([.B170]); &quot;&quot;; MONTH([.B170]))">
            <text:p/>
          </table:table-cell>
          <table:table-cell table:formula="of:=IF(ISBLANK([.L170]); &quot;&quot;; [.K170]*[.L170])">
            <text:p/>
          </table:table-cell>
          <table:table-cell table:formula="of:=IF(ISNUMBER([.AL170]); [.AL170]*0.0035; &quot;&quot;)">
            <text:p/>
          </table:table-cell>
          <table:table-cell table:formula="of:=IF(ISBLANK([.Q170]); &quot;&quot;; [.P170]*[.Q170])">
            <text:p/>
          </table:table-cell>
          <table:table-cell table:formula="of:=IF(ISNUMBER([.AN170]); [.AN170]*0.0035; &quot;&quot;)">
            <text:p/>
          </table:table-cell>
          <table:table-cell table:formula="of:=IF(ISBLANK([.Q170]); &quot;&quot;; SUM([.$S$3:.S170]))">
            <text:p/>
          </table:table-cell>
          <table:table-cell table:formula="of:=IF(ISBLANK([.R170]); &quot;&quot;; SUM([.$T$3:.T170]))">
            <text:p/>
          </table:table-cell>
          <table:table-cell table:formula="of:=IF(OR(ISBLANK([.J170]); ISBLANK([.R170])); &quot;&quot;;ROUND(([.R170]-[.J170])*60*24))">
            <text:p/>
          </table:table-cell>
          <table:table-cell table:number-columns-repeated="20"/>
        </table:table-row>
        <table:table-row table:style-name="ro2">
          <table:table-cell office:value-type="float" office:value="169" calcext:value-type="float">
            <text:p>169</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1]=&quot;Long&quot; ; [.L171]-[Overview.$C$4]/[.K171]  ;  IF([.G171]=&quot;Short&quot;; [.L171]+[Overview.$C$4]/[.K171]; &quot;&quot;) ); &quot;&quot;)">
            <text:p/>
          </table:table-cell>
          <table:table-cell table:formula="of:=IFERROR(ABS([.M171]-[.L171])*[.K171]; &quot;&quot;)">
            <text:p/>
          </table:table-cell>
          <table:table-cell table:style-name="ce312" table:formula="of:=IFERROR(  IF([.G171]=&quot;Long&quot;;  [.L171]+[Overview.$C$4]/[.K171]  *  [Overview.$C$6]  ;  IF([.G171]=&quot;Short&quot;   ;  [.L171]-[Overview.$C$4]/[.K171]  * [Overview.$C$6]  ; &quot;&quot;  )  )   ; &quot;&quot;)">
            <text:p/>
          </table:table-cell>
          <table:table-cell table:number-columns-repeated="3"/>
          <table:table-cell table:style-name="ce182" table:formula="of:=IFERROR([.T171]/[.N171]; &quot;&quot;)">
            <text:p/>
          </table:table-cell>
          <table:table-cell table:style-name="ce203" table:formula="of:=IFERROR(   IF( AND( [.G171]=&quot;Long&quot;;   [.P171]=[.K171])  ;  [.K171]*([.Q171]-[.L171])  ;    IF(  AND(  [.G171]=&quot;Short&quot;  ;   [.P171]=[.K171]   )   ;   [.K171]*([.L171]-[.Q171])   ;  &quot;&quot;)) ; &quot;&quot;)">
            <text:p/>
          </table:table-cell>
          <table:table-cell table:style-name="ce215" table:formula="of:=IF(ISNUMBER([.T171]); IF([.T171]&gt;=0; &quot;Win&quot;; &quot;Loss&quot;); &quot;&quot;)">
            <text:p/>
          </table:table-cell>
          <table:table-cell table:style-name="ce220" table:formula="of:=IF(ISNUMBER([.T171]); ROUND(([.R171]-[.J171])*60*24); &quot;&quot;)">
            <text:p/>
          </table:table-cell>
          <table:table-cell table:content-validation-name="val8"/>
          <table:table-cell table:number-columns-repeated="2"/>
          <table:table-cell table:style-name="ce239"/>
          <table:table-cell table:style-name="ce243" table:formula="of:=IFERROR(IF(ISBLANK([.Z171]); &quot;&quot;; IF([.$G171]=&quot;Long&quot;; ([.Z171]-[.$L171])*[.$K171]/[.$N171]; ([.$L171]-[.Z171])*[.$K171]/[.$N171])-[.$S171]); &quot;&quot;)">
            <text:p/>
          </table:table-cell>
          <table:table-cell/>
          <table:table-cell table:style-name="ce243" table:formula="of:=IFERROR(IF(ISBLANK([.AB171]); &quot;&quot;; IF([.$G171]=&quot;Long&quot;; ([.AB171]-[.$L171])*[.$K171]/[.$N171]; ([.$L171]-[.AB171])*[.$K171]/[.$N171])-[.$S171]); &quot;&quot;)">
            <text:p/>
          </table:table-cell>
          <table:table-cell/>
          <table:table-cell table:style-name="ce243" table:formula="of:=IFERROR(IF(ISBLANK([.AD171]); &quot;&quot;; IF([.$G171]=&quot;Long&quot;; ([.AD171]-[.$L171])*[.$K171]/[.$N171]; ([.$L171]-[.AD171])*[.$K171]/[.$N171])-[.$S171]); &quot;&quot;)">
            <text:p/>
          </table:table-cell>
          <table:table-cell table:number-columns-repeated="2"/>
          <table:table-cell table:formula="of:=IF(ISBLANK([.B171]); &quot;&quot;; DAY([.B171]))">
            <text:p/>
          </table:table-cell>
          <table:table-cell table:formula="of:=IF(ISBLANK([.B171]); &quot;&quot;; WEEKDAY([.B171]))">
            <text:p/>
          </table:table-cell>
          <table:table-cell table:formula="of:=IF(ISBLANK([.B171]); &quot;&quot;; WEEKNUM([.B171]))">
            <text:p/>
          </table:table-cell>
          <table:table-cell table:formula="of:=IF(ISBLANK([.B171]); &quot;&quot;; MONTH([.B171]))">
            <text:p/>
          </table:table-cell>
          <table:table-cell table:formula="of:=IF(ISBLANK([.L171]); &quot;&quot;; [.K171]*[.L171])">
            <text:p/>
          </table:table-cell>
          <table:table-cell table:formula="of:=IF(ISNUMBER([.AL171]); [.AL171]*0.0035; &quot;&quot;)">
            <text:p/>
          </table:table-cell>
          <table:table-cell table:formula="of:=IF(ISBLANK([.Q171]); &quot;&quot;; [.P171]*[.Q171])">
            <text:p/>
          </table:table-cell>
          <table:table-cell table:formula="of:=IF(ISNUMBER([.AN171]); [.AN171]*0.0035; &quot;&quot;)">
            <text:p/>
          </table:table-cell>
          <table:table-cell table:formula="of:=IF(ISBLANK([.Q171]); &quot;&quot;; SUM([.$S$3:.S171]))">
            <text:p/>
          </table:table-cell>
          <table:table-cell table:formula="of:=IF(ISBLANK([.R171]); &quot;&quot;; SUM([.$T$3:.T171]))">
            <text:p/>
          </table:table-cell>
          <table:table-cell table:formula="of:=IF(OR(ISBLANK([.J171]); ISBLANK([.R171])); &quot;&quot;;ROUND(([.R171]-[.J171])*60*24))">
            <text:p/>
          </table:table-cell>
          <table:table-cell table:number-columns-repeated="20"/>
        </table:table-row>
        <table:table-row table:style-name="ro2">
          <table:table-cell office:value-type="float" office:value="170" calcext:value-type="float">
            <text:p>170</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2]=&quot;Long&quot; ; [.L172]-[Overview.$C$4]/[.K172]  ;  IF([.G172]=&quot;Short&quot;; [.L172]+[Overview.$C$4]/[.K172]; &quot;&quot;) ); &quot;&quot;)">
            <text:p/>
          </table:table-cell>
          <table:table-cell table:formula="of:=IFERROR(ABS([.M172]-[.L172])*[.K172]; &quot;&quot;)">
            <text:p/>
          </table:table-cell>
          <table:table-cell table:style-name="ce312" table:formula="of:=IFERROR(  IF([.G172]=&quot;Long&quot;;  [.L172]+[Overview.$C$4]/[.K172]  *  [Overview.$C$6]  ;  IF([.G172]=&quot;Short&quot;   ;  [.L172]-[Overview.$C$4]/[.K172]  * [Overview.$C$6]  ; &quot;&quot;  )  )   ; &quot;&quot;)">
            <text:p/>
          </table:table-cell>
          <table:table-cell table:number-columns-repeated="3"/>
          <table:table-cell table:style-name="ce182" table:formula="of:=IFERROR([.T172]/[.N172]; &quot;&quot;)">
            <text:p/>
          </table:table-cell>
          <table:table-cell table:style-name="ce203" table:formula="of:=IFERROR(   IF( AND( [.G172]=&quot;Long&quot;;   [.P172]=[.K172])  ;  [.K172]*([.Q172]-[.L172])  ;    IF(  AND(  [.G172]=&quot;Short&quot;  ;   [.P172]=[.K172]   )   ;   [.K172]*([.L172]-[.Q172])   ;  &quot;&quot;)) ; &quot;&quot;)">
            <text:p/>
          </table:table-cell>
          <table:table-cell table:style-name="ce215" table:formula="of:=IF(ISNUMBER([.T172]); IF([.T172]&gt;=0; &quot;Win&quot;; &quot;Loss&quot;); &quot;&quot;)">
            <text:p/>
          </table:table-cell>
          <table:table-cell table:style-name="ce220" table:formula="of:=IF(ISNUMBER([.T172]); ROUND(([.R172]-[.J172])*60*24); &quot;&quot;)">
            <text:p/>
          </table:table-cell>
          <table:table-cell table:content-validation-name="val8"/>
          <table:table-cell table:number-columns-repeated="2"/>
          <table:table-cell table:style-name="ce239"/>
          <table:table-cell table:style-name="ce243" table:formula="of:=IFERROR(IF(ISBLANK([.Z172]); &quot;&quot;; IF([.$G172]=&quot;Long&quot;; ([.Z172]-[.$L172])*[.$K172]/[.$N172]; ([.$L172]-[.Z172])*[.$K172]/[.$N172])-[.$S172]); &quot;&quot;)">
            <text:p/>
          </table:table-cell>
          <table:table-cell/>
          <table:table-cell table:style-name="ce243" table:formula="of:=IFERROR(IF(ISBLANK([.AB172]); &quot;&quot;; IF([.$G172]=&quot;Long&quot;; ([.AB172]-[.$L172])*[.$K172]/[.$N172]; ([.$L172]-[.AB172])*[.$K172]/[.$N172])-[.$S172]); &quot;&quot;)">
            <text:p/>
          </table:table-cell>
          <table:table-cell/>
          <table:table-cell table:style-name="ce243" table:formula="of:=IFERROR(IF(ISBLANK([.AD172]); &quot;&quot;; IF([.$G172]=&quot;Long&quot;; ([.AD172]-[.$L172])*[.$K172]/[.$N172]; ([.$L172]-[.AD172])*[.$K172]/[.$N172])-[.$S172]); &quot;&quot;)">
            <text:p/>
          </table:table-cell>
          <table:table-cell table:number-columns-repeated="2"/>
          <table:table-cell table:formula="of:=IF(ISBLANK([.B172]); &quot;&quot;; DAY([.B172]))">
            <text:p/>
          </table:table-cell>
          <table:table-cell table:formula="of:=IF(ISBLANK([.B172]); &quot;&quot;; WEEKDAY([.B172]))">
            <text:p/>
          </table:table-cell>
          <table:table-cell table:formula="of:=IF(ISBLANK([.B172]); &quot;&quot;; WEEKNUM([.B172]))">
            <text:p/>
          </table:table-cell>
          <table:table-cell table:formula="of:=IF(ISBLANK([.B172]); &quot;&quot;; MONTH([.B172]))">
            <text:p/>
          </table:table-cell>
          <table:table-cell table:formula="of:=IF(ISBLANK([.L172]); &quot;&quot;; [.K172]*[.L172])">
            <text:p/>
          </table:table-cell>
          <table:table-cell table:formula="of:=IF(ISNUMBER([.AL172]); [.AL172]*0.0035; &quot;&quot;)">
            <text:p/>
          </table:table-cell>
          <table:table-cell table:formula="of:=IF(ISBLANK([.Q172]); &quot;&quot;; [.P172]*[.Q172])">
            <text:p/>
          </table:table-cell>
          <table:table-cell table:formula="of:=IF(ISNUMBER([.AN172]); [.AN172]*0.0035; &quot;&quot;)">
            <text:p/>
          </table:table-cell>
          <table:table-cell table:formula="of:=IF(ISBLANK([.Q172]); &quot;&quot;; SUM([.$S$3:.S172]))">
            <text:p/>
          </table:table-cell>
          <table:table-cell table:formula="of:=IF(ISBLANK([.R172]); &quot;&quot;; SUM([.$T$3:.T172]))">
            <text:p/>
          </table:table-cell>
          <table:table-cell table:formula="of:=IF(OR(ISBLANK([.J172]); ISBLANK([.R172])); &quot;&quot;;ROUND(([.R172]-[.J172])*60*24))">
            <text:p/>
          </table:table-cell>
          <table:table-cell table:number-columns-repeated="20"/>
        </table:table-row>
        <table:table-row table:style-name="ro2">
          <table:table-cell office:value-type="float" office:value="171" calcext:value-type="float">
            <text:p>171</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3]=&quot;Long&quot; ; [.L173]-[Overview.$C$4]/[.K173]  ;  IF([.G173]=&quot;Short&quot;; [.L173]+[Overview.$C$4]/[.K173]; &quot;&quot;) ); &quot;&quot;)">
            <text:p/>
          </table:table-cell>
          <table:table-cell table:formula="of:=IFERROR(ABS([.M173]-[.L173])*[.K173]; &quot;&quot;)">
            <text:p/>
          </table:table-cell>
          <table:table-cell table:style-name="ce312" table:formula="of:=IFERROR(  IF([.G173]=&quot;Long&quot;;  [.L173]+[Overview.$C$4]/[.K173]  *  [Overview.$C$6]  ;  IF([.G173]=&quot;Short&quot;   ;  [.L173]-[Overview.$C$4]/[.K173]  * [Overview.$C$6]  ; &quot;&quot;  )  )   ; &quot;&quot;)">
            <text:p/>
          </table:table-cell>
          <table:table-cell table:number-columns-repeated="3"/>
          <table:table-cell table:style-name="ce182" table:formula="of:=IFERROR([.T173]/[.N173]; &quot;&quot;)">
            <text:p/>
          </table:table-cell>
          <table:table-cell table:style-name="ce203" table:formula="of:=IFERROR(   IF( AND( [.G173]=&quot;Long&quot;;   [.P173]=[.K173])  ;  [.K173]*([.Q173]-[.L173])  ;    IF(  AND(  [.G173]=&quot;Short&quot;  ;   [.P173]=[.K173]   )   ;   [.K173]*([.L173]-[.Q173])   ;  &quot;&quot;)) ; &quot;&quot;)">
            <text:p/>
          </table:table-cell>
          <table:table-cell table:style-name="ce215" table:formula="of:=IF(ISNUMBER([.T173]); IF([.T173]&gt;=0; &quot;Win&quot;; &quot;Loss&quot;); &quot;&quot;)">
            <text:p/>
          </table:table-cell>
          <table:table-cell table:style-name="ce220" table:formula="of:=IF(ISNUMBER([.T173]); ROUND(([.R173]-[.J173])*60*24); &quot;&quot;)">
            <text:p/>
          </table:table-cell>
          <table:table-cell table:content-validation-name="val8"/>
          <table:table-cell table:number-columns-repeated="2"/>
          <table:table-cell table:style-name="ce239"/>
          <table:table-cell table:style-name="ce243" table:formula="of:=IFERROR(IF(ISBLANK([.Z173]); &quot;&quot;; IF([.$G173]=&quot;Long&quot;; ([.Z173]-[.$L173])*[.$K173]/[.$N173]; ([.$L173]-[.Z173])*[.$K173]/[.$N173])-[.$S173]); &quot;&quot;)">
            <text:p/>
          </table:table-cell>
          <table:table-cell/>
          <table:table-cell table:style-name="ce243" table:formula="of:=IFERROR(IF(ISBLANK([.AB173]); &quot;&quot;; IF([.$G173]=&quot;Long&quot;; ([.AB173]-[.$L173])*[.$K173]/[.$N173]; ([.$L173]-[.AB173])*[.$K173]/[.$N173])-[.$S173]); &quot;&quot;)">
            <text:p/>
          </table:table-cell>
          <table:table-cell/>
          <table:table-cell table:style-name="ce243" table:formula="of:=IFERROR(IF(ISBLANK([.AD173]); &quot;&quot;; IF([.$G173]=&quot;Long&quot;; ([.AD173]-[.$L173])*[.$K173]/[.$N173]; ([.$L173]-[.AD173])*[.$K173]/[.$N173])-[.$S173]); &quot;&quot;)">
            <text:p/>
          </table:table-cell>
          <table:table-cell table:number-columns-repeated="2"/>
          <table:table-cell table:formula="of:=IF(ISBLANK([.B173]); &quot;&quot;; DAY([.B173]))">
            <text:p/>
          </table:table-cell>
          <table:table-cell table:formula="of:=IF(ISBLANK([.B173]); &quot;&quot;; WEEKDAY([.B173]))">
            <text:p/>
          </table:table-cell>
          <table:table-cell table:formula="of:=IF(ISBLANK([.B173]); &quot;&quot;; WEEKNUM([.B173]))">
            <text:p/>
          </table:table-cell>
          <table:table-cell table:formula="of:=IF(ISBLANK([.B173]); &quot;&quot;; MONTH([.B173]))">
            <text:p/>
          </table:table-cell>
          <table:table-cell table:formula="of:=IF(ISBLANK([.L173]); &quot;&quot;; [.K173]*[.L173])">
            <text:p/>
          </table:table-cell>
          <table:table-cell table:formula="of:=IF(ISNUMBER([.AL173]); [.AL173]*0.0035; &quot;&quot;)">
            <text:p/>
          </table:table-cell>
          <table:table-cell table:formula="of:=IF(ISBLANK([.Q173]); &quot;&quot;; [.P173]*[.Q173])">
            <text:p/>
          </table:table-cell>
          <table:table-cell table:formula="of:=IF(ISNUMBER([.AN173]); [.AN173]*0.0035; &quot;&quot;)">
            <text:p/>
          </table:table-cell>
          <table:table-cell table:formula="of:=IF(ISBLANK([.Q173]); &quot;&quot;; SUM([.$S$3:.S173]))">
            <text:p/>
          </table:table-cell>
          <table:table-cell table:formula="of:=IF(ISBLANK([.R173]); &quot;&quot;; SUM([.$T$3:.T173]))">
            <text:p/>
          </table:table-cell>
          <table:table-cell table:formula="of:=IF(OR(ISBLANK([.J173]); ISBLANK([.R173])); &quot;&quot;;ROUND(([.R173]-[.J173])*60*24))">
            <text:p/>
          </table:table-cell>
          <table:table-cell table:number-columns-repeated="20"/>
        </table:table-row>
        <table:table-row table:style-name="ro2">
          <table:table-cell office:value-type="float" office:value="172" calcext:value-type="float">
            <text:p>17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4]=&quot;Long&quot; ; [.L174]-[Overview.$C$4]/[.K174]  ;  IF([.G174]=&quot;Short&quot;; [.L174]+[Overview.$C$4]/[.K174]; &quot;&quot;) ); &quot;&quot;)">
            <text:p/>
          </table:table-cell>
          <table:table-cell table:formula="of:=IFERROR(ABS([.M174]-[.L174])*[.K174]; &quot;&quot;)">
            <text:p/>
          </table:table-cell>
          <table:table-cell table:style-name="ce312" table:formula="of:=IFERROR(  IF([.G174]=&quot;Long&quot;;  [.L174]+[Overview.$C$4]/[.K174]  *  [Overview.$C$6]  ;  IF([.G174]=&quot;Short&quot;   ;  [.L174]-[Overview.$C$4]/[.K174]  * [Overview.$C$6]  ; &quot;&quot;  )  )   ; &quot;&quot;)">
            <text:p/>
          </table:table-cell>
          <table:table-cell table:number-columns-repeated="3"/>
          <table:table-cell table:style-name="ce182" table:formula="of:=IFERROR([.T174]/[.N174]; &quot;&quot;)">
            <text:p/>
          </table:table-cell>
          <table:table-cell table:style-name="ce203" table:formula="of:=IFERROR(   IF( AND( [.G174]=&quot;Long&quot;;   [.P174]=[.K174])  ;  [.K174]*([.Q174]-[.L174])  ;    IF(  AND(  [.G174]=&quot;Short&quot;  ;   [.P174]=[.K174]   )   ;   [.K174]*([.L174]-[.Q174])   ;  &quot;&quot;)) ; &quot;&quot;)">
            <text:p/>
          </table:table-cell>
          <table:table-cell table:style-name="ce215" table:formula="of:=IF(ISNUMBER([.T174]); IF([.T174]&gt;=0; &quot;Win&quot;; &quot;Loss&quot;); &quot;&quot;)">
            <text:p/>
          </table:table-cell>
          <table:table-cell table:style-name="ce220" table:formula="of:=IF(ISNUMBER([.T174]); ROUND(([.R174]-[.J174])*60*24); &quot;&quot;)">
            <text:p/>
          </table:table-cell>
          <table:table-cell table:content-validation-name="val8"/>
          <table:table-cell table:number-columns-repeated="2"/>
          <table:table-cell table:style-name="ce239"/>
          <table:table-cell table:style-name="ce243" table:formula="of:=IFERROR(IF(ISBLANK([.Z174]); &quot;&quot;; IF([.$G174]=&quot;Long&quot;; ([.Z174]-[.$L174])*[.$K174]/[.$N174]; ([.$L174]-[.Z174])*[.$K174]/[.$N174])-[.$S174]); &quot;&quot;)">
            <text:p/>
          </table:table-cell>
          <table:table-cell/>
          <table:table-cell table:style-name="ce243" table:formula="of:=IFERROR(IF(ISBLANK([.AB174]); &quot;&quot;; IF([.$G174]=&quot;Long&quot;; ([.AB174]-[.$L174])*[.$K174]/[.$N174]; ([.$L174]-[.AB174])*[.$K174]/[.$N174])-[.$S174]); &quot;&quot;)">
            <text:p/>
          </table:table-cell>
          <table:table-cell/>
          <table:table-cell table:style-name="ce243" table:formula="of:=IFERROR(IF(ISBLANK([.AD174]); &quot;&quot;; IF([.$G174]=&quot;Long&quot;; ([.AD174]-[.$L174])*[.$K174]/[.$N174]; ([.$L174]-[.AD174])*[.$K174]/[.$N174])-[.$S174]); &quot;&quot;)">
            <text:p/>
          </table:table-cell>
          <table:table-cell table:number-columns-repeated="2"/>
          <table:table-cell table:formula="of:=IF(ISBLANK([.B174]); &quot;&quot;; DAY([.B174]))">
            <text:p/>
          </table:table-cell>
          <table:table-cell table:formula="of:=IF(ISBLANK([.B174]); &quot;&quot;; WEEKDAY([.B174]))">
            <text:p/>
          </table:table-cell>
          <table:table-cell table:formula="of:=IF(ISBLANK([.B174]); &quot;&quot;; WEEKNUM([.B174]))">
            <text:p/>
          </table:table-cell>
          <table:table-cell table:formula="of:=IF(ISBLANK([.B174]); &quot;&quot;; MONTH([.B174]))">
            <text:p/>
          </table:table-cell>
          <table:table-cell table:formula="of:=IF(ISBLANK([.L174]); &quot;&quot;; [.K174]*[.L174])">
            <text:p/>
          </table:table-cell>
          <table:table-cell table:formula="of:=IF(ISNUMBER([.AL174]); [.AL174]*0.0035; &quot;&quot;)">
            <text:p/>
          </table:table-cell>
          <table:table-cell table:formula="of:=IF(ISBLANK([.Q174]); &quot;&quot;; [.P174]*[.Q174])">
            <text:p/>
          </table:table-cell>
          <table:table-cell table:formula="of:=IF(ISNUMBER([.AN174]); [.AN174]*0.0035; &quot;&quot;)">
            <text:p/>
          </table:table-cell>
          <table:table-cell table:formula="of:=IF(ISBLANK([.Q174]); &quot;&quot;; SUM([.$S$3:.S174]))">
            <text:p/>
          </table:table-cell>
          <table:table-cell table:formula="of:=IF(ISBLANK([.R174]); &quot;&quot;; SUM([.$T$3:.T174]))">
            <text:p/>
          </table:table-cell>
          <table:table-cell table:formula="of:=IF(OR(ISBLANK([.J174]); ISBLANK([.R174])); &quot;&quot;;ROUND(([.R174]-[.J174])*60*24))">
            <text:p/>
          </table:table-cell>
          <table:table-cell table:number-columns-repeated="20"/>
        </table:table-row>
        <table:table-row table:style-name="ro2">
          <table:table-cell office:value-type="float" office:value="173" calcext:value-type="float">
            <text:p>17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5]=&quot;Long&quot; ; [.L175]-[Overview.$C$4]/[.K175]  ;  IF([.G175]=&quot;Short&quot;; [.L175]+[Overview.$C$4]/[.K175]; &quot;&quot;) ); &quot;&quot;)">
            <text:p/>
          </table:table-cell>
          <table:table-cell table:formula="of:=IFERROR(ABS([.M175]-[.L175])*[.K175]; &quot;&quot;)">
            <text:p/>
          </table:table-cell>
          <table:table-cell table:style-name="ce312" table:formula="of:=IFERROR(  IF([.G175]=&quot;Long&quot;;  [.L175]+[Overview.$C$4]/[.K175]  *  [Overview.$C$6]  ;  IF([.G175]=&quot;Short&quot;   ;  [.L175]-[Overview.$C$4]/[.K175]  * [Overview.$C$6]  ; &quot;&quot;  )  )   ; &quot;&quot;)">
            <text:p/>
          </table:table-cell>
          <table:table-cell table:number-columns-repeated="3"/>
          <table:table-cell table:style-name="ce182" table:formula="of:=IFERROR([.T175]/[.N175]; &quot;&quot;)">
            <text:p/>
          </table:table-cell>
          <table:table-cell table:style-name="ce203" table:formula="of:=IFERROR(   IF( AND( [.G175]=&quot;Long&quot;;   [.P175]=[.K175])  ;  [.K175]*([.Q175]-[.L175])  ;    IF(  AND(  [.G175]=&quot;Short&quot;  ;   [.P175]=[.K175]   )   ;   [.K175]*([.L175]-[.Q175])   ;  &quot;&quot;)) ; &quot;&quot;)">
            <text:p/>
          </table:table-cell>
          <table:table-cell table:style-name="ce215" table:formula="of:=IF(ISNUMBER([.T175]); IF([.T175]&gt;=0; &quot;Win&quot;; &quot;Loss&quot;); &quot;&quot;)">
            <text:p/>
          </table:table-cell>
          <table:table-cell table:style-name="ce220" table:formula="of:=IF(ISNUMBER([.T175]); ROUND(([.R175]-[.J175])*60*24); &quot;&quot;)">
            <text:p/>
          </table:table-cell>
          <table:table-cell table:content-validation-name="val8"/>
          <table:table-cell table:number-columns-repeated="2"/>
          <table:table-cell table:style-name="ce239"/>
          <table:table-cell table:style-name="ce243" table:formula="of:=IFERROR(IF(ISBLANK([.Z175]); &quot;&quot;; IF([.$G175]=&quot;Long&quot;; ([.Z175]-[.$L175])*[.$K175]/[.$N175]; ([.$L175]-[.Z175])*[.$K175]/[.$N175])-[.$S175]); &quot;&quot;)">
            <text:p/>
          </table:table-cell>
          <table:table-cell/>
          <table:table-cell table:style-name="ce243" table:formula="of:=IFERROR(IF(ISBLANK([.AB175]); &quot;&quot;; IF([.$G175]=&quot;Long&quot;; ([.AB175]-[.$L175])*[.$K175]/[.$N175]; ([.$L175]-[.AB175])*[.$K175]/[.$N175])-[.$S175]); &quot;&quot;)">
            <text:p/>
          </table:table-cell>
          <table:table-cell/>
          <table:table-cell table:style-name="ce243" table:formula="of:=IFERROR(IF(ISBLANK([.AD175]); &quot;&quot;; IF([.$G175]=&quot;Long&quot;; ([.AD175]-[.$L175])*[.$K175]/[.$N175]; ([.$L175]-[.AD175])*[.$K175]/[.$N175])-[.$S175]); &quot;&quot;)">
            <text:p/>
          </table:table-cell>
          <table:table-cell table:number-columns-repeated="2"/>
          <table:table-cell table:formula="of:=IF(ISBLANK([.B175]); &quot;&quot;; DAY([.B175]))">
            <text:p/>
          </table:table-cell>
          <table:table-cell table:formula="of:=IF(ISBLANK([.B175]); &quot;&quot;; WEEKDAY([.B175]))">
            <text:p/>
          </table:table-cell>
          <table:table-cell table:formula="of:=IF(ISBLANK([.B175]); &quot;&quot;; WEEKNUM([.B175]))">
            <text:p/>
          </table:table-cell>
          <table:table-cell table:formula="of:=IF(ISBLANK([.B175]); &quot;&quot;; MONTH([.B175]))">
            <text:p/>
          </table:table-cell>
          <table:table-cell table:formula="of:=IF(ISBLANK([.L175]); &quot;&quot;; [.K175]*[.L175])">
            <text:p/>
          </table:table-cell>
          <table:table-cell table:formula="of:=IF(ISNUMBER([.AL175]); [.AL175]*0.0035; &quot;&quot;)">
            <text:p/>
          </table:table-cell>
          <table:table-cell table:formula="of:=IF(ISBLANK([.Q175]); &quot;&quot;; [.P175]*[.Q175])">
            <text:p/>
          </table:table-cell>
          <table:table-cell table:formula="of:=IF(ISNUMBER([.AN175]); [.AN175]*0.0035; &quot;&quot;)">
            <text:p/>
          </table:table-cell>
          <table:table-cell table:formula="of:=IF(ISBLANK([.Q175]); &quot;&quot;; SUM([.$S$3:.S175]))">
            <text:p/>
          </table:table-cell>
          <table:table-cell table:formula="of:=IF(ISBLANK([.R175]); &quot;&quot;; SUM([.$T$3:.T175]))">
            <text:p/>
          </table:table-cell>
          <table:table-cell table:formula="of:=IF(OR(ISBLANK([.J175]); ISBLANK([.R175])); &quot;&quot;;ROUND(([.R175]-[.J175])*60*24))">
            <text:p/>
          </table:table-cell>
          <table:table-cell table:number-columns-repeated="20"/>
        </table:table-row>
        <table:table-row table:style-name="ro2">
          <table:table-cell office:value-type="float" office:value="174" calcext:value-type="float">
            <text:p>17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6]=&quot;Long&quot; ; [.L176]-[Overview.$C$4]/[.K176]  ;  IF([.G176]=&quot;Short&quot;; [.L176]+[Overview.$C$4]/[.K176]; &quot;&quot;) ); &quot;&quot;)">
            <text:p/>
          </table:table-cell>
          <table:table-cell table:formula="of:=IFERROR(ABS([.M176]-[.L176])*[.K176]; &quot;&quot;)">
            <text:p/>
          </table:table-cell>
          <table:table-cell table:style-name="ce312" table:formula="of:=IFERROR(  IF([.G176]=&quot;Long&quot;;  [.L176]+[Overview.$C$4]/[.K176]  *  [Overview.$C$6]  ;  IF([.G176]=&quot;Short&quot;   ;  [.L176]-[Overview.$C$4]/[.K176]  * [Overview.$C$6]  ; &quot;&quot;  )  )   ; &quot;&quot;)">
            <text:p/>
          </table:table-cell>
          <table:table-cell table:number-columns-repeated="3"/>
          <table:table-cell table:style-name="ce182" table:formula="of:=IFERROR([.T176]/[.N176]; &quot;&quot;)">
            <text:p/>
          </table:table-cell>
          <table:table-cell table:style-name="ce203" table:formula="of:=IFERROR(   IF( AND( [.G176]=&quot;Long&quot;;   [.P176]=[.K176])  ;  [.K176]*([.Q176]-[.L176])  ;    IF(  AND(  [.G176]=&quot;Short&quot;  ;   [.P176]=[.K176]   )   ;   [.K176]*([.L176]-[.Q176])   ;  &quot;&quot;)) ; &quot;&quot;)">
            <text:p/>
          </table:table-cell>
          <table:table-cell table:style-name="ce215" table:formula="of:=IF(ISNUMBER([.T176]); IF([.T176]&gt;=0; &quot;Win&quot;; &quot;Loss&quot;); &quot;&quot;)">
            <text:p/>
          </table:table-cell>
          <table:table-cell table:style-name="ce220" table:formula="of:=IF(ISNUMBER([.T176]); ROUND(([.R176]-[.J176])*60*24); &quot;&quot;)">
            <text:p/>
          </table:table-cell>
          <table:table-cell table:content-validation-name="val8"/>
          <table:table-cell table:number-columns-repeated="2"/>
          <table:table-cell table:style-name="ce239"/>
          <table:table-cell table:style-name="ce243" table:formula="of:=IFERROR(IF(ISBLANK([.Z176]); &quot;&quot;; IF([.$G176]=&quot;Long&quot;; ([.Z176]-[.$L176])*[.$K176]/[.$N176]; ([.$L176]-[.Z176])*[.$K176]/[.$N176])-[.$S176]); &quot;&quot;)">
            <text:p/>
          </table:table-cell>
          <table:table-cell/>
          <table:table-cell table:style-name="ce243" table:formula="of:=IFERROR(IF(ISBLANK([.AB176]); &quot;&quot;; IF([.$G176]=&quot;Long&quot;; ([.AB176]-[.$L176])*[.$K176]/[.$N176]; ([.$L176]-[.AB176])*[.$K176]/[.$N176])-[.$S176]); &quot;&quot;)">
            <text:p/>
          </table:table-cell>
          <table:table-cell/>
          <table:table-cell table:style-name="ce243" table:formula="of:=IFERROR(IF(ISBLANK([.AD176]); &quot;&quot;; IF([.$G176]=&quot;Long&quot;; ([.AD176]-[.$L176])*[.$K176]/[.$N176]; ([.$L176]-[.AD176])*[.$K176]/[.$N176])-[.$S176]); &quot;&quot;)">
            <text:p/>
          </table:table-cell>
          <table:table-cell table:number-columns-repeated="2"/>
          <table:table-cell table:formula="of:=IF(ISBLANK([.B176]); &quot;&quot;; DAY([.B176]))">
            <text:p/>
          </table:table-cell>
          <table:table-cell table:formula="of:=IF(ISBLANK([.B176]); &quot;&quot;; WEEKDAY([.B176]))">
            <text:p/>
          </table:table-cell>
          <table:table-cell table:formula="of:=IF(ISBLANK([.B176]); &quot;&quot;; WEEKNUM([.B176]))">
            <text:p/>
          </table:table-cell>
          <table:table-cell table:formula="of:=IF(ISBLANK([.B176]); &quot;&quot;; MONTH([.B176]))">
            <text:p/>
          </table:table-cell>
          <table:table-cell table:formula="of:=IF(ISBLANK([.L176]); &quot;&quot;; [.K176]*[.L176])">
            <text:p/>
          </table:table-cell>
          <table:table-cell table:formula="of:=IF(ISNUMBER([.AL176]); [.AL176]*0.0035; &quot;&quot;)">
            <text:p/>
          </table:table-cell>
          <table:table-cell table:formula="of:=IF(ISBLANK([.Q176]); &quot;&quot;; [.P176]*[.Q176])">
            <text:p/>
          </table:table-cell>
          <table:table-cell table:formula="of:=IF(ISNUMBER([.AN176]); [.AN176]*0.0035; &quot;&quot;)">
            <text:p/>
          </table:table-cell>
          <table:table-cell table:formula="of:=IF(ISBLANK([.Q176]); &quot;&quot;; SUM([.$S$3:.S176]))">
            <text:p/>
          </table:table-cell>
          <table:table-cell table:formula="of:=IF(ISBLANK([.R176]); &quot;&quot;; SUM([.$T$3:.T176]))">
            <text:p/>
          </table:table-cell>
          <table:table-cell table:formula="of:=IF(OR(ISBLANK([.J176]); ISBLANK([.R176])); &quot;&quot;;ROUND(([.R176]-[.J176])*60*24))">
            <text:p/>
          </table:table-cell>
          <table:table-cell table:number-columns-repeated="20"/>
        </table:table-row>
        <table:table-row table:style-name="ro2">
          <table:table-cell office:value-type="float" office:value="175" calcext:value-type="float">
            <text:p>17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7]=&quot;Long&quot; ; [.L177]-[Overview.$C$4]/[.K177]  ;  IF([.G177]=&quot;Short&quot;; [.L177]+[Overview.$C$4]/[.K177]; &quot;&quot;) ); &quot;&quot;)">
            <text:p/>
          </table:table-cell>
          <table:table-cell table:formula="of:=IFERROR(ABS([.M177]-[.L177])*[.K177]; &quot;&quot;)">
            <text:p/>
          </table:table-cell>
          <table:table-cell table:style-name="ce312" table:formula="of:=IFERROR(  IF([.G177]=&quot;Long&quot;;  [.L177]+[Overview.$C$4]/[.K177]  *  [Overview.$C$6]  ;  IF([.G177]=&quot;Short&quot;   ;  [.L177]-[Overview.$C$4]/[.K177]  * [Overview.$C$6]  ; &quot;&quot;  )  )   ; &quot;&quot;)">
            <text:p/>
          </table:table-cell>
          <table:table-cell table:number-columns-repeated="3"/>
          <table:table-cell table:style-name="ce182" table:formula="of:=IFERROR([.T177]/[.N177]; &quot;&quot;)">
            <text:p/>
          </table:table-cell>
          <table:table-cell table:style-name="ce203" table:formula="of:=IFERROR(   IF( AND( [.G177]=&quot;Long&quot;;   [.P177]=[.K177])  ;  [.K177]*([.Q177]-[.L177])  ;    IF(  AND(  [.G177]=&quot;Short&quot;  ;   [.P177]=[.K177]   )   ;   [.K177]*([.L177]-[.Q177])   ;  &quot;&quot;)) ; &quot;&quot;)">
            <text:p/>
          </table:table-cell>
          <table:table-cell table:style-name="ce215" table:formula="of:=IF(ISNUMBER([.T177]); IF([.T177]&gt;=0; &quot;Win&quot;; &quot;Loss&quot;); &quot;&quot;)">
            <text:p/>
          </table:table-cell>
          <table:table-cell table:style-name="ce220" table:formula="of:=IF(ISNUMBER([.T177]); ROUND(([.R177]-[.J177])*60*24); &quot;&quot;)">
            <text:p/>
          </table:table-cell>
          <table:table-cell table:content-validation-name="val8"/>
          <table:table-cell table:number-columns-repeated="2"/>
          <table:table-cell table:style-name="ce239"/>
          <table:table-cell table:style-name="ce243" table:formula="of:=IFERROR(IF(ISBLANK([.Z177]); &quot;&quot;; IF([.$G177]=&quot;Long&quot;; ([.Z177]-[.$L177])*[.$K177]/[.$N177]; ([.$L177]-[.Z177])*[.$K177]/[.$N177])-[.$S177]); &quot;&quot;)">
            <text:p/>
          </table:table-cell>
          <table:table-cell/>
          <table:table-cell table:style-name="ce243" table:formula="of:=IFERROR(IF(ISBLANK([.AB177]); &quot;&quot;; IF([.$G177]=&quot;Long&quot;; ([.AB177]-[.$L177])*[.$K177]/[.$N177]; ([.$L177]-[.AB177])*[.$K177]/[.$N177])-[.$S177]); &quot;&quot;)">
            <text:p/>
          </table:table-cell>
          <table:table-cell/>
          <table:table-cell table:style-name="ce243" table:formula="of:=IFERROR(IF(ISBLANK([.AD177]); &quot;&quot;; IF([.$G177]=&quot;Long&quot;; ([.AD177]-[.$L177])*[.$K177]/[.$N177]; ([.$L177]-[.AD177])*[.$K177]/[.$N177])-[.$S177]); &quot;&quot;)">
            <text:p/>
          </table:table-cell>
          <table:table-cell table:number-columns-repeated="2"/>
          <table:table-cell table:formula="of:=IF(ISBLANK([.B177]); &quot;&quot;; DAY([.B177]))">
            <text:p/>
          </table:table-cell>
          <table:table-cell table:formula="of:=IF(ISBLANK([.B177]); &quot;&quot;; WEEKDAY([.B177]))">
            <text:p/>
          </table:table-cell>
          <table:table-cell table:formula="of:=IF(ISBLANK([.B177]); &quot;&quot;; WEEKNUM([.B177]))">
            <text:p/>
          </table:table-cell>
          <table:table-cell table:formula="of:=IF(ISBLANK([.B177]); &quot;&quot;; MONTH([.B177]))">
            <text:p/>
          </table:table-cell>
          <table:table-cell table:formula="of:=IF(ISBLANK([.L177]); &quot;&quot;; [.K177]*[.L177])">
            <text:p/>
          </table:table-cell>
          <table:table-cell table:formula="of:=IF(ISNUMBER([.AL177]); [.AL177]*0.0035; &quot;&quot;)">
            <text:p/>
          </table:table-cell>
          <table:table-cell table:formula="of:=IF(ISBLANK([.Q177]); &quot;&quot;; [.P177]*[.Q177])">
            <text:p/>
          </table:table-cell>
          <table:table-cell table:formula="of:=IF(ISNUMBER([.AN177]); [.AN177]*0.0035; &quot;&quot;)">
            <text:p/>
          </table:table-cell>
          <table:table-cell table:formula="of:=IF(ISBLANK([.Q177]); &quot;&quot;; SUM([.$S$3:.S177]))">
            <text:p/>
          </table:table-cell>
          <table:table-cell table:formula="of:=IF(ISBLANK([.R177]); &quot;&quot;; SUM([.$T$3:.T177]))">
            <text:p/>
          </table:table-cell>
          <table:table-cell table:formula="of:=IF(OR(ISBLANK([.J177]); ISBLANK([.R177])); &quot;&quot;;ROUND(([.R177]-[.J177])*60*24))">
            <text:p/>
          </table:table-cell>
          <table:table-cell table:number-columns-repeated="20"/>
        </table:table-row>
        <table:table-row table:style-name="ro2">
          <table:table-cell office:value-type="float" office:value="176" calcext:value-type="float">
            <text:p>17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8]=&quot;Long&quot; ; [.L178]-[Overview.$C$4]/[.K178]  ;  IF([.G178]=&quot;Short&quot;; [.L178]+[Overview.$C$4]/[.K178]; &quot;&quot;) ); &quot;&quot;)">
            <text:p/>
          </table:table-cell>
          <table:table-cell table:formula="of:=IFERROR(ABS([.M178]-[.L178])*[.K178]; &quot;&quot;)">
            <text:p/>
          </table:table-cell>
          <table:table-cell table:style-name="ce312" table:formula="of:=IFERROR(  IF([.G178]=&quot;Long&quot;;  [.L178]+[Overview.$C$4]/[.K178]  *  [Overview.$C$6]  ;  IF([.G178]=&quot;Short&quot;   ;  [.L178]-[Overview.$C$4]/[.K178]  * [Overview.$C$6]  ; &quot;&quot;  )  )   ; &quot;&quot;)">
            <text:p/>
          </table:table-cell>
          <table:table-cell table:number-columns-repeated="3"/>
          <table:table-cell table:style-name="ce182" table:formula="of:=IFERROR([.T178]/[.N178]; &quot;&quot;)">
            <text:p/>
          </table:table-cell>
          <table:table-cell table:style-name="ce203" table:formula="of:=IFERROR(   IF( AND( [.G178]=&quot;Long&quot;;   [.P178]=[.K178])  ;  [.K178]*([.Q178]-[.L178])  ;    IF(  AND(  [.G178]=&quot;Short&quot;  ;   [.P178]=[.K178]   )   ;   [.K178]*([.L178]-[.Q178])   ;  &quot;&quot;)) ; &quot;&quot;)">
            <text:p/>
          </table:table-cell>
          <table:table-cell table:style-name="ce215" table:formula="of:=IF(ISNUMBER([.T178]); IF([.T178]&gt;=0; &quot;Win&quot;; &quot;Loss&quot;); &quot;&quot;)">
            <text:p/>
          </table:table-cell>
          <table:table-cell table:style-name="ce220" table:formula="of:=IF(ISNUMBER([.T178]); ROUND(([.R178]-[.J178])*60*24); &quot;&quot;)">
            <text:p/>
          </table:table-cell>
          <table:table-cell table:content-validation-name="val8"/>
          <table:table-cell table:number-columns-repeated="2"/>
          <table:table-cell table:style-name="ce239"/>
          <table:table-cell table:style-name="ce243" table:formula="of:=IFERROR(IF(ISBLANK([.Z178]); &quot;&quot;; IF([.$G178]=&quot;Long&quot;; ([.Z178]-[.$L178])*[.$K178]/[.$N178]; ([.$L178]-[.Z178])*[.$K178]/[.$N178])-[.$S178]); &quot;&quot;)">
            <text:p/>
          </table:table-cell>
          <table:table-cell/>
          <table:table-cell table:style-name="ce243" table:formula="of:=IFERROR(IF(ISBLANK([.AB178]); &quot;&quot;; IF([.$G178]=&quot;Long&quot;; ([.AB178]-[.$L178])*[.$K178]/[.$N178]; ([.$L178]-[.AB178])*[.$K178]/[.$N178])-[.$S178]); &quot;&quot;)">
            <text:p/>
          </table:table-cell>
          <table:table-cell/>
          <table:table-cell table:style-name="ce243" table:formula="of:=IFERROR(IF(ISBLANK([.AD178]); &quot;&quot;; IF([.$G178]=&quot;Long&quot;; ([.AD178]-[.$L178])*[.$K178]/[.$N178]; ([.$L178]-[.AD178])*[.$K178]/[.$N178])-[.$S178]); &quot;&quot;)">
            <text:p/>
          </table:table-cell>
          <table:table-cell table:number-columns-repeated="2"/>
          <table:table-cell table:formula="of:=IF(ISBLANK([.B178]); &quot;&quot;; DAY([.B178]))">
            <text:p/>
          </table:table-cell>
          <table:table-cell table:formula="of:=IF(ISBLANK([.B178]); &quot;&quot;; WEEKDAY([.B178]))">
            <text:p/>
          </table:table-cell>
          <table:table-cell table:formula="of:=IF(ISBLANK([.B178]); &quot;&quot;; WEEKNUM([.B178]))">
            <text:p/>
          </table:table-cell>
          <table:table-cell table:formula="of:=IF(ISBLANK([.B178]); &quot;&quot;; MONTH([.B178]))">
            <text:p/>
          </table:table-cell>
          <table:table-cell table:formula="of:=IF(ISBLANK([.L178]); &quot;&quot;; [.K178]*[.L178])">
            <text:p/>
          </table:table-cell>
          <table:table-cell table:formula="of:=IF(ISNUMBER([.AL178]); [.AL178]*0.0035; &quot;&quot;)">
            <text:p/>
          </table:table-cell>
          <table:table-cell table:formula="of:=IF(ISBLANK([.Q178]); &quot;&quot;; [.P178]*[.Q178])">
            <text:p/>
          </table:table-cell>
          <table:table-cell table:formula="of:=IF(ISNUMBER([.AN178]); [.AN178]*0.0035; &quot;&quot;)">
            <text:p/>
          </table:table-cell>
          <table:table-cell table:formula="of:=IF(ISBLANK([.Q178]); &quot;&quot;; SUM([.$S$3:.S178]))">
            <text:p/>
          </table:table-cell>
          <table:table-cell table:formula="of:=IF(ISBLANK([.R178]); &quot;&quot;; SUM([.$T$3:.T178]))">
            <text:p/>
          </table:table-cell>
          <table:table-cell table:formula="of:=IF(OR(ISBLANK([.J178]); ISBLANK([.R178])); &quot;&quot;;ROUND(([.R178]-[.J178])*60*24))">
            <text:p/>
          </table:table-cell>
          <table:table-cell table:number-columns-repeated="20"/>
        </table:table-row>
        <table:table-row table:style-name="ro2">
          <table:table-cell office:value-type="float" office:value="177" calcext:value-type="float">
            <text:p>17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79]=&quot;Long&quot; ; [.L179]-[Overview.$C$4]/[.K179]  ;  IF([.G179]=&quot;Short&quot;; [.L179]+[Overview.$C$4]/[.K179]; &quot;&quot;) ); &quot;&quot;)">
            <text:p/>
          </table:table-cell>
          <table:table-cell table:formula="of:=IFERROR(ABS([.M179]-[.L179])*[.K179]; &quot;&quot;)">
            <text:p/>
          </table:table-cell>
          <table:table-cell table:style-name="ce312" table:formula="of:=IFERROR(  IF([.G179]=&quot;Long&quot;;  [.L179]+[Overview.$C$4]/[.K179]  *  [Overview.$C$6]  ;  IF([.G179]=&quot;Short&quot;   ;  [.L179]-[Overview.$C$4]/[.K179]  * [Overview.$C$6]  ; &quot;&quot;  )  )   ; &quot;&quot;)">
            <text:p/>
          </table:table-cell>
          <table:table-cell table:number-columns-repeated="3"/>
          <table:table-cell table:style-name="ce182" table:formula="of:=IFERROR([.T179]/[.N179]; &quot;&quot;)">
            <text:p/>
          </table:table-cell>
          <table:table-cell table:style-name="ce203" table:formula="of:=IFERROR(   IF( AND( [.G179]=&quot;Long&quot;;   [.P179]=[.K179])  ;  [.K179]*([.Q179]-[.L179])  ;    IF(  AND(  [.G179]=&quot;Short&quot;  ;   [.P179]=[.K179]   )   ;   [.K179]*([.L179]-[.Q179])   ;  &quot;&quot;)) ; &quot;&quot;)">
            <text:p/>
          </table:table-cell>
          <table:table-cell table:style-name="ce215" table:formula="of:=IF(ISNUMBER([.T179]); IF([.T179]&gt;=0; &quot;Win&quot;; &quot;Loss&quot;); &quot;&quot;)">
            <text:p/>
          </table:table-cell>
          <table:table-cell table:style-name="ce220" table:formula="of:=IF(ISNUMBER([.T179]); ROUND(([.R179]-[.J179])*60*24); &quot;&quot;)">
            <text:p/>
          </table:table-cell>
          <table:table-cell table:content-validation-name="val8"/>
          <table:table-cell table:number-columns-repeated="2"/>
          <table:table-cell table:style-name="ce239"/>
          <table:table-cell table:style-name="ce243" table:formula="of:=IFERROR(IF(ISBLANK([.Z179]); &quot;&quot;; IF([.$G179]=&quot;Long&quot;; ([.Z179]-[.$L179])*[.$K179]/[.$N179]; ([.$L179]-[.Z179])*[.$K179]/[.$N179])-[.$S179]); &quot;&quot;)">
            <text:p/>
          </table:table-cell>
          <table:table-cell/>
          <table:table-cell table:style-name="ce243" table:formula="of:=IFERROR(IF(ISBLANK([.AB179]); &quot;&quot;; IF([.$G179]=&quot;Long&quot;; ([.AB179]-[.$L179])*[.$K179]/[.$N179]; ([.$L179]-[.AB179])*[.$K179]/[.$N179])-[.$S179]); &quot;&quot;)">
            <text:p/>
          </table:table-cell>
          <table:table-cell/>
          <table:table-cell table:style-name="ce243" table:formula="of:=IFERROR(IF(ISBLANK([.AD179]); &quot;&quot;; IF([.$G179]=&quot;Long&quot;; ([.AD179]-[.$L179])*[.$K179]/[.$N179]; ([.$L179]-[.AD179])*[.$K179]/[.$N179])-[.$S179]); &quot;&quot;)">
            <text:p/>
          </table:table-cell>
          <table:table-cell table:number-columns-repeated="2"/>
          <table:table-cell table:formula="of:=IF(ISBLANK([.B179]); &quot;&quot;; DAY([.B179]))">
            <text:p/>
          </table:table-cell>
          <table:table-cell table:formula="of:=IF(ISBLANK([.B179]); &quot;&quot;; WEEKDAY([.B179]))">
            <text:p/>
          </table:table-cell>
          <table:table-cell table:formula="of:=IF(ISBLANK([.B179]); &quot;&quot;; WEEKNUM([.B179]))">
            <text:p/>
          </table:table-cell>
          <table:table-cell table:formula="of:=IF(ISBLANK([.B179]); &quot;&quot;; MONTH([.B179]))">
            <text:p/>
          </table:table-cell>
          <table:table-cell table:formula="of:=IF(ISBLANK([.L179]); &quot;&quot;; [.K179]*[.L179])">
            <text:p/>
          </table:table-cell>
          <table:table-cell table:formula="of:=IF(ISNUMBER([.AL179]); [.AL179]*0.0035; &quot;&quot;)">
            <text:p/>
          </table:table-cell>
          <table:table-cell table:formula="of:=IF(ISBLANK([.Q179]); &quot;&quot;; [.P179]*[.Q179])">
            <text:p/>
          </table:table-cell>
          <table:table-cell table:formula="of:=IF(ISNUMBER([.AN179]); [.AN179]*0.0035; &quot;&quot;)">
            <text:p/>
          </table:table-cell>
          <table:table-cell table:formula="of:=IF(ISBLANK([.Q179]); &quot;&quot;; SUM([.$S$3:.S179]))">
            <text:p/>
          </table:table-cell>
          <table:table-cell table:formula="of:=IF(ISBLANK([.R179]); &quot;&quot;; SUM([.$T$3:.T179]))">
            <text:p/>
          </table:table-cell>
          <table:table-cell table:formula="of:=IF(OR(ISBLANK([.J179]); ISBLANK([.R179])); &quot;&quot;;ROUND(([.R179]-[.J179])*60*24))">
            <text:p/>
          </table:table-cell>
          <table:table-cell table:number-columns-repeated="20"/>
        </table:table-row>
        <table:table-row table:style-name="ro2">
          <table:table-cell office:value-type="float" office:value="178" calcext:value-type="float">
            <text:p>17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80]=&quot;Long&quot; ; [.L180]-[Overview.$C$4]/[.K180]  ;  IF([.G180]=&quot;Short&quot;; [.L180]+[Overview.$C$4]/[.K180]; &quot;&quot;) ); &quot;&quot;)">
            <text:p/>
          </table:table-cell>
          <table:table-cell table:formula="of:=IFERROR(ABS([.M180]-[.L180])*[.K180]; &quot;&quot;)">
            <text:p/>
          </table:table-cell>
          <table:table-cell table:style-name="ce312" table:formula="of:=IFERROR(  IF([.G180]=&quot;Long&quot;;  [.L180]+[Overview.$C$4]/[.K180]  *  [Overview.$C$6]  ;  IF([.G180]=&quot;Short&quot;   ;  [.L180]-[Overview.$C$4]/[.K180]  * [Overview.$C$6]  ; &quot;&quot;  )  )   ; &quot;&quot;)">
            <text:p/>
          </table:table-cell>
          <table:table-cell table:number-columns-repeated="3"/>
          <table:table-cell table:style-name="ce182" table:formula="of:=IFERROR([.T180]/[.N180]; &quot;&quot;)">
            <text:p/>
          </table:table-cell>
          <table:table-cell table:style-name="ce203" table:formula="of:=IFERROR(   IF( AND( [.G180]=&quot;Long&quot;;   [.P180]=[.K180])  ;  [.K180]*([.Q180]-[.L180])  ;    IF(  AND(  [.G180]=&quot;Short&quot;  ;   [.P180]=[.K180]   )   ;   [.K180]*([.L180]-[.Q180])   ;  &quot;&quot;)) ; &quot;&quot;)">
            <text:p/>
          </table:table-cell>
          <table:table-cell table:style-name="ce215" table:formula="of:=IF(ISNUMBER([.T180]); IF([.T180]&gt;=0; &quot;Win&quot;; &quot;Loss&quot;); &quot;&quot;)">
            <text:p/>
          </table:table-cell>
          <table:table-cell table:style-name="ce220" table:formula="of:=IF(ISNUMBER([.T180]); ROUND(([.R180]-[.J180])*60*24); &quot;&quot;)">
            <text:p/>
          </table:table-cell>
          <table:table-cell table:content-validation-name="val8"/>
          <table:table-cell table:number-columns-repeated="2"/>
          <table:table-cell table:style-name="ce239"/>
          <table:table-cell table:style-name="ce243" table:formula="of:=IFERROR(IF(ISBLANK([.Z180]); &quot;&quot;; IF([.$G180]=&quot;Long&quot;; ([.Z180]-[.$L180])*[.$K180]/[.$N180]; ([.$L180]-[.Z180])*[.$K180]/[.$N180])-[.$S180]); &quot;&quot;)">
            <text:p/>
          </table:table-cell>
          <table:table-cell/>
          <table:table-cell table:style-name="ce243" table:formula="of:=IFERROR(IF(ISBLANK([.AB180]); &quot;&quot;; IF([.$G180]=&quot;Long&quot;; ([.AB180]-[.$L180])*[.$K180]/[.$N180]; ([.$L180]-[.AB180])*[.$K180]/[.$N180])-[.$S180]); &quot;&quot;)">
            <text:p/>
          </table:table-cell>
          <table:table-cell/>
          <table:table-cell table:style-name="ce243" table:formula="of:=IFERROR(IF(ISBLANK([.AD180]); &quot;&quot;; IF([.$G180]=&quot;Long&quot;; ([.AD180]-[.$L180])*[.$K180]/[.$N180]; ([.$L180]-[.AD180])*[.$K180]/[.$N180])-[.$S180]); &quot;&quot;)">
            <text:p/>
          </table:table-cell>
          <table:table-cell table:number-columns-repeated="2"/>
          <table:table-cell table:formula="of:=IF(ISBLANK([.B180]); &quot;&quot;; DAY([.B180]))">
            <text:p/>
          </table:table-cell>
          <table:table-cell table:formula="of:=IF(ISBLANK([.B180]); &quot;&quot;; WEEKDAY([.B180]))">
            <text:p/>
          </table:table-cell>
          <table:table-cell table:formula="of:=IF(ISBLANK([.B180]); &quot;&quot;; WEEKNUM([.B180]))">
            <text:p/>
          </table:table-cell>
          <table:table-cell table:formula="of:=IF(ISBLANK([.B180]); &quot;&quot;; MONTH([.B180]))">
            <text:p/>
          </table:table-cell>
          <table:table-cell table:formula="of:=IF(ISBLANK([.L180]); &quot;&quot;; [.K180]*[.L180])">
            <text:p/>
          </table:table-cell>
          <table:table-cell table:formula="of:=IF(ISNUMBER([.AL180]); [.AL180]*0.0035; &quot;&quot;)">
            <text:p/>
          </table:table-cell>
          <table:table-cell table:formula="of:=IF(ISBLANK([.Q180]); &quot;&quot;; [.P180]*[.Q180])">
            <text:p/>
          </table:table-cell>
          <table:table-cell table:formula="of:=IF(ISNUMBER([.AN180]); [.AN180]*0.0035; &quot;&quot;)">
            <text:p/>
          </table:table-cell>
          <table:table-cell table:formula="of:=IF(ISBLANK([.Q180]); &quot;&quot;; SUM([.$S$3:.S180]))">
            <text:p/>
          </table:table-cell>
          <table:table-cell table:formula="of:=IF(ISBLANK([.R180]); &quot;&quot;; SUM([.$T$3:.T180]))">
            <text:p/>
          </table:table-cell>
          <table:table-cell table:formula="of:=IF(OR(ISBLANK([.J180]); ISBLANK([.R180])); &quot;&quot;;ROUND(([.R180]-[.J180])*60*24))">
            <text:p/>
          </table:table-cell>
          <table:table-cell table:number-columns-repeated="20"/>
        </table:table-row>
        <table:table-row table:style-name="ro2">
          <table:table-cell office:value-type="float" office:value="179" calcext:value-type="float">
            <text:p>179</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81]=&quot;Long&quot; ; [.L181]-[Overview.$C$4]/[.K181]  ;  IF([.G181]=&quot;Short&quot;; [.L181]+[Overview.$C$4]/[.K181]; &quot;&quot;) ); &quot;&quot;)">
            <text:p/>
          </table:table-cell>
          <table:table-cell table:formula="of:=IFERROR(ABS([.M181]-[.L181])*[.K181]; &quot;&quot;)">
            <text:p/>
          </table:table-cell>
          <table:table-cell table:style-name="ce312" table:formula="of:=IFERROR(  IF([.G181]=&quot;Long&quot;;  [.L181]+[Overview.$C$4]/[.K181]  *  [Overview.$C$6]  ;  IF([.G181]=&quot;Short&quot;   ;  [.L181]-[Overview.$C$4]/[.K181]  * [Overview.$C$6]  ; &quot;&quot;  )  )   ; &quot;&quot;)">
            <text:p/>
          </table:table-cell>
          <table:table-cell table:number-columns-repeated="3"/>
          <table:table-cell table:style-name="ce182" table:formula="of:=IFERROR([.T181]/[.N181]; &quot;&quot;)">
            <text:p/>
          </table:table-cell>
          <table:table-cell table:style-name="ce203" table:formula="of:=IFERROR(   IF( AND( [.G181]=&quot;Long&quot;;   [.P181]=[.K181])  ;  [.K181]*([.Q181]-[.L181])  ;    IF(  AND(  [.G181]=&quot;Short&quot;  ;   [.P181]=[.K181]   )   ;   [.K181]*([.L181]-[.Q181])   ;  &quot;&quot;)) ; &quot;&quot;)">
            <text:p/>
          </table:table-cell>
          <table:table-cell table:style-name="ce215" table:formula="of:=IF(ISNUMBER([.T181]); IF([.T181]&gt;=0; &quot;Win&quot;; &quot;Loss&quot;); &quot;&quot;)">
            <text:p/>
          </table:table-cell>
          <table:table-cell table:style-name="ce220" table:formula="of:=IF(ISNUMBER([.T181]); ROUND(([.R181]-[.J181])*60*24); &quot;&quot;)">
            <text:p/>
          </table:table-cell>
          <table:table-cell table:content-validation-name="val8"/>
          <table:table-cell table:number-columns-repeated="2"/>
          <table:table-cell table:style-name="ce239"/>
          <table:table-cell table:style-name="ce243" table:formula="of:=IFERROR(IF(ISBLANK([.Z181]); &quot;&quot;; IF([.$G181]=&quot;Long&quot;; ([.Z181]-[.$L181])*[.$K181]/[.$N181]; ([.$L181]-[.Z181])*[.$K181]/[.$N181])-[.$S181]); &quot;&quot;)">
            <text:p/>
          </table:table-cell>
          <table:table-cell/>
          <table:table-cell table:style-name="ce243" table:formula="of:=IFERROR(IF(ISBLANK([.AB181]); &quot;&quot;; IF([.$G181]=&quot;Long&quot;; ([.AB181]-[.$L181])*[.$K181]/[.$N181]; ([.$L181]-[.AB181])*[.$K181]/[.$N181])-[.$S181]); &quot;&quot;)">
            <text:p/>
          </table:table-cell>
          <table:table-cell/>
          <table:table-cell table:style-name="ce243" table:formula="of:=IFERROR(IF(ISBLANK([.AD181]); &quot;&quot;; IF([.$G181]=&quot;Long&quot;; ([.AD181]-[.$L181])*[.$K181]/[.$N181]; ([.$L181]-[.AD181])*[.$K181]/[.$N181])-[.$S181]); &quot;&quot;)">
            <text:p/>
          </table:table-cell>
          <table:table-cell table:number-columns-repeated="2"/>
          <table:table-cell table:formula="of:=IF(ISBLANK([.B181]); &quot;&quot;; DAY([.B181]))">
            <text:p/>
          </table:table-cell>
          <table:table-cell table:formula="of:=IF(ISBLANK([.B181]); &quot;&quot;; WEEKDAY([.B181]))">
            <text:p/>
          </table:table-cell>
          <table:table-cell table:formula="of:=IF(ISBLANK([.B181]); &quot;&quot;; WEEKNUM([.B181]))">
            <text:p/>
          </table:table-cell>
          <table:table-cell table:formula="of:=IF(ISBLANK([.B181]); &quot;&quot;; MONTH([.B181]))">
            <text:p/>
          </table:table-cell>
          <table:table-cell table:formula="of:=IF(ISBLANK([.L181]); &quot;&quot;; [.K181]*[.L181])">
            <text:p/>
          </table:table-cell>
          <table:table-cell table:formula="of:=IF(ISNUMBER([.AL181]); [.AL181]*0.0035; &quot;&quot;)">
            <text:p/>
          </table:table-cell>
          <table:table-cell table:formula="of:=IF(ISBLANK([.Q181]); &quot;&quot;; [.P181]*[.Q181])">
            <text:p/>
          </table:table-cell>
          <table:table-cell table:formula="of:=IF(ISNUMBER([.AN181]); [.AN181]*0.0035; &quot;&quot;)">
            <text:p/>
          </table:table-cell>
          <table:table-cell table:formula="of:=IF(ISBLANK([.Q181]); &quot;&quot;; SUM([.$S$3:.S181]))">
            <text:p/>
          </table:table-cell>
          <table:table-cell table:formula="of:=IF(ISBLANK([.R181]); &quot;&quot;; SUM([.$T$3:.T181]))">
            <text:p/>
          </table:table-cell>
          <table:table-cell table:formula="of:=IF(OR(ISBLANK([.J181]); ISBLANK([.R181])); &quot;&quot;;ROUND(([.R181]-[.J181])*60*24))">
            <text:p/>
          </table:table-cell>
          <table:table-cell table:number-columns-repeated="20"/>
        </table:table-row>
        <table:table-row table:style-name="ro2">
          <table:table-cell office:value-type="float" office:value="180" calcext:value-type="float">
            <text:p>180</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82]=&quot;Long&quot; ; [.L182]-[Overview.$C$4]/[.K182]  ;  IF([.G182]=&quot;Short&quot;; [.L182]+[Overview.$C$4]/[.K182]; &quot;&quot;) ); &quot;&quot;)">
            <text:p/>
          </table:table-cell>
          <table:table-cell table:formula="of:=IFERROR(ABS([.M182]-[.L182])*[.K182]; &quot;&quot;)">
            <text:p/>
          </table:table-cell>
          <table:table-cell table:style-name="ce312" table:formula="of:=IFERROR(  IF([.G182]=&quot;Long&quot;;  [.L182]+[Overview.$C$4]/[.K182]  *  [Overview.$C$6]  ;  IF([.G182]=&quot;Short&quot;   ;  [.L182]-[Overview.$C$4]/[.K182]  * [Overview.$C$6]  ; &quot;&quot;  )  )   ; &quot;&quot;)">
            <text:p/>
          </table:table-cell>
          <table:table-cell table:number-columns-repeated="3"/>
          <table:table-cell table:style-name="ce182" table:formula="of:=IFERROR([.T182]/[.N182]; &quot;&quot;)">
            <text:p/>
          </table:table-cell>
          <table:table-cell table:style-name="ce203" table:formula="of:=IFERROR(   IF( AND( [.G182]=&quot;Long&quot;;   [.P182]=[.K182])  ;  [.K182]*([.Q182]-[.L182])  ;    IF(  AND(  [.G182]=&quot;Short&quot;  ;   [.P182]=[.K182]   )   ;   [.K182]*([.L182]-[.Q182])   ;  &quot;&quot;)) ; &quot;&quot;)">
            <text:p/>
          </table:table-cell>
          <table:table-cell table:style-name="ce215" table:formula="of:=IF(ISNUMBER([.T182]); IF([.T182]&gt;=0; &quot;Win&quot;; &quot;Loss&quot;); &quot;&quot;)">
            <text:p/>
          </table:table-cell>
          <table:table-cell table:style-name="ce220" table:formula="of:=IF(ISNUMBER([.T182]); ROUND(([.R182]-[.J182])*60*24); &quot;&quot;)">
            <text:p/>
          </table:table-cell>
          <table:table-cell table:content-validation-name="val8"/>
          <table:table-cell table:number-columns-repeated="2"/>
          <table:table-cell table:style-name="ce239"/>
          <table:table-cell table:style-name="ce243" table:formula="of:=IFERROR(IF(ISBLANK([.Z182]); &quot;&quot;; IF([.$G182]=&quot;Long&quot;; ([.Z182]-[.$L182])*[.$K182]/[.$N182]; ([.$L182]-[.Z182])*[.$K182]/[.$N182])-[.$S182]); &quot;&quot;)">
            <text:p/>
          </table:table-cell>
          <table:table-cell/>
          <table:table-cell table:style-name="ce243" table:formula="of:=IFERROR(IF(ISBLANK([.AB182]); &quot;&quot;; IF([.$G182]=&quot;Long&quot;; ([.AB182]-[.$L182])*[.$K182]/[.$N182]; ([.$L182]-[.AB182])*[.$K182]/[.$N182])-[.$S182]); &quot;&quot;)">
            <text:p/>
          </table:table-cell>
          <table:table-cell/>
          <table:table-cell table:style-name="ce243" table:formula="of:=IFERROR(IF(ISBLANK([.AD182]); &quot;&quot;; IF([.$G182]=&quot;Long&quot;; ([.AD182]-[.$L182])*[.$K182]/[.$N182]; ([.$L182]-[.AD182])*[.$K182]/[.$N182])-[.$S182]); &quot;&quot;)">
            <text:p/>
          </table:table-cell>
          <table:table-cell table:number-columns-repeated="2"/>
          <table:table-cell table:formula="of:=IF(ISBLANK([.B182]); &quot;&quot;; DAY([.B182]))">
            <text:p/>
          </table:table-cell>
          <table:table-cell table:formula="of:=IF(ISBLANK([.B182]); &quot;&quot;; WEEKDAY([.B182]))">
            <text:p/>
          </table:table-cell>
          <table:table-cell table:formula="of:=IF(ISBLANK([.B182]); &quot;&quot;; WEEKNUM([.B182]))">
            <text:p/>
          </table:table-cell>
          <table:table-cell table:formula="of:=IF(ISBLANK([.B182]); &quot;&quot;; MONTH([.B182]))">
            <text:p/>
          </table:table-cell>
          <table:table-cell table:formula="of:=IF(ISBLANK([.L182]); &quot;&quot;; [.K182]*[.L182])">
            <text:p/>
          </table:table-cell>
          <table:table-cell table:formula="of:=IF(ISNUMBER([.AL182]); [.AL182]*0.0035; &quot;&quot;)">
            <text:p/>
          </table:table-cell>
          <table:table-cell table:formula="of:=IF(ISBLANK([.Q182]); &quot;&quot;; [.P182]*[.Q182])">
            <text:p/>
          </table:table-cell>
          <table:table-cell table:formula="of:=IF(ISNUMBER([.AN182]); [.AN182]*0.0035; &quot;&quot;)">
            <text:p/>
          </table:table-cell>
          <table:table-cell table:formula="of:=IF(ISBLANK([.Q182]); &quot;&quot;; SUM([.$S$3:.S182]))">
            <text:p/>
          </table:table-cell>
          <table:table-cell table:formula="of:=IF(ISBLANK([.R182]); &quot;&quot;; SUM([.$T$3:.T182]))">
            <text:p/>
          </table:table-cell>
          <table:table-cell table:formula="of:=IF(OR(ISBLANK([.J182]); ISBLANK([.R182])); &quot;&quot;;ROUND(([.R182]-[.J182])*60*24))">
            <text:p/>
          </table:table-cell>
          <table:table-cell table:number-columns-repeated="20"/>
        </table:table-row>
        <table:table-row table:style-name="ro2">
          <table:table-cell office:value-type="float" office:value="181" calcext:value-type="float">
            <text:p>181</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83]=&quot;Long&quot; ; [.L183]-[Overview.$C$4]/[.K183]  ;  IF([.G183]=&quot;Short&quot;; [.L183]+[Overview.$C$4]/[.K183]; &quot;&quot;) ); &quot;&quot;)">
            <text:p/>
          </table:table-cell>
          <table:table-cell table:formula="of:=IFERROR(ABS([.M183]-[.L183])*[.K183]; &quot;&quot;)">
            <text:p/>
          </table:table-cell>
          <table:table-cell table:style-name="ce312" table:formula="of:=IFERROR(  IF([.G183]=&quot;Long&quot;;  [.L183]+[Overview.$C$4]/[.K183]  *  [Overview.$C$6]  ;  IF([.G183]=&quot;Short&quot;   ;  [.L183]-[Overview.$C$4]/[.K183]  * [Overview.$C$6]  ; &quot;&quot;  )  )   ; &quot;&quot;)">
            <text:p/>
          </table:table-cell>
          <table:table-cell table:number-columns-repeated="3"/>
          <table:table-cell table:style-name="ce182" table:formula="of:=IFERROR([.T183]/[.N183]; &quot;&quot;)">
            <text:p/>
          </table:table-cell>
          <table:table-cell table:style-name="ce203" table:formula="of:=IFERROR(   IF( AND( [.G183]=&quot;Long&quot;;   [.P183]=[.K183])  ;  [.K183]*([.Q183]-[.L183])  ;    IF(  AND(  [.G183]=&quot;Short&quot;  ;   [.P183]=[.K183]   )   ;   [.K183]*([.L183]-[.Q183])   ;  &quot;&quot;)) ; &quot;&quot;)">
            <text:p/>
          </table:table-cell>
          <table:table-cell table:style-name="ce215" table:formula="of:=IF(ISNUMBER([.T183]); IF([.T183]&gt;=0; &quot;Win&quot;; &quot;Loss&quot;); &quot;&quot;)">
            <text:p/>
          </table:table-cell>
          <table:table-cell table:style-name="ce220" table:formula="of:=IF(ISNUMBER([.T183]); ROUND(([.R183]-[.J183])*60*24); &quot;&quot;)">
            <text:p/>
          </table:table-cell>
          <table:table-cell table:content-validation-name="val8"/>
          <table:table-cell table:number-columns-repeated="2"/>
          <table:table-cell table:style-name="ce239"/>
          <table:table-cell table:style-name="ce243" table:formula="of:=IFERROR(IF(ISBLANK([.Z183]); &quot;&quot;; IF([.$G183]=&quot;Long&quot;; ([.Z183]-[.$L183])*[.$K183]/[.$N183]; ([.$L183]-[.Z183])*[.$K183]/[.$N183])-[.$S183]); &quot;&quot;)">
            <text:p/>
          </table:table-cell>
          <table:table-cell/>
          <table:table-cell table:style-name="ce243" table:formula="of:=IFERROR(IF(ISBLANK([.AB183]); &quot;&quot;; IF([.$G183]=&quot;Long&quot;; ([.AB183]-[.$L183])*[.$K183]/[.$N183]; ([.$L183]-[.AB183])*[.$K183]/[.$N183])-[.$S183]); &quot;&quot;)">
            <text:p/>
          </table:table-cell>
          <table:table-cell/>
          <table:table-cell table:style-name="ce243" table:formula="of:=IFERROR(IF(ISBLANK([.AD183]); &quot;&quot;; IF([.$G183]=&quot;Long&quot;; ([.AD183]-[.$L183])*[.$K183]/[.$N183]; ([.$L183]-[.AD183])*[.$K183]/[.$N183])-[.$S183]); &quot;&quot;)">
            <text:p/>
          </table:table-cell>
          <table:table-cell table:number-columns-repeated="2"/>
          <table:table-cell table:formula="of:=IF(ISBLANK([.B183]); &quot;&quot;; DAY([.B183]))">
            <text:p/>
          </table:table-cell>
          <table:table-cell table:formula="of:=IF(ISBLANK([.B183]); &quot;&quot;; WEEKDAY([.B183]))">
            <text:p/>
          </table:table-cell>
          <table:table-cell table:formula="of:=IF(ISBLANK([.B183]); &quot;&quot;; WEEKNUM([.B183]))">
            <text:p/>
          </table:table-cell>
          <table:table-cell table:formula="of:=IF(ISBLANK([.B183]); &quot;&quot;; MONTH([.B183]))">
            <text:p/>
          </table:table-cell>
          <table:table-cell table:formula="of:=IF(ISBLANK([.L183]); &quot;&quot;; [.K183]*[.L183])">
            <text:p/>
          </table:table-cell>
          <table:table-cell table:formula="of:=IF(ISNUMBER([.AL183]); [.AL183]*0.0035; &quot;&quot;)">
            <text:p/>
          </table:table-cell>
          <table:table-cell table:formula="of:=IF(ISBLANK([.Q183]); &quot;&quot;; [.P183]*[.Q183])">
            <text:p/>
          </table:table-cell>
          <table:table-cell table:formula="of:=IF(ISNUMBER([.AN183]); [.AN183]*0.0035; &quot;&quot;)">
            <text:p/>
          </table:table-cell>
          <table:table-cell table:formula="of:=IF(ISBLANK([.Q183]); &quot;&quot;; SUM([.$S$3:.S183]))">
            <text:p/>
          </table:table-cell>
          <table:table-cell table:formula="of:=IF(ISBLANK([.R183]); &quot;&quot;; SUM([.$T$3:.T183]))">
            <text:p/>
          </table:table-cell>
          <table:table-cell table:formula="of:=IF(OR(ISBLANK([.J183]); ISBLANK([.R183])); &quot;&quot;;ROUND(([.R183]-[.J183])*60*24))">
            <text:p/>
          </table:table-cell>
          <table:table-cell table:number-columns-repeated="20"/>
        </table:table-row>
        <table:table-row table:style-name="ro2">
          <table:table-cell office:value-type="float" office:value="182" calcext:value-type="float">
            <text:p>18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84]=&quot;Long&quot; ; [.L184]-[Overview.$C$4]/[.K184]  ;  IF([.G184]=&quot;Short&quot;; [.L184]+[Overview.$C$4]/[.K184]; &quot;&quot;) ); &quot;&quot;)">
            <text:p/>
          </table:table-cell>
          <table:table-cell table:formula="of:=IFERROR(ABS([.M184]-[.L184])*[.K184]; &quot;&quot;)">
            <text:p/>
          </table:table-cell>
          <table:table-cell table:style-name="ce312" table:formula="of:=IFERROR(  IF([.G184]=&quot;Long&quot;;  [.L184]+[Overview.$C$4]/[.K184]  *  [Overview.$C$6]  ;  IF([.G184]=&quot;Short&quot;   ;  [.L184]-[Overview.$C$4]/[.K184]  * [Overview.$C$6]  ; &quot;&quot;  )  )   ; &quot;&quot;)">
            <text:p/>
          </table:table-cell>
          <table:table-cell table:number-columns-repeated="3"/>
          <table:table-cell table:style-name="ce182" table:formula="of:=IFERROR([.T184]/[.N184]; &quot;&quot;)">
            <text:p/>
          </table:table-cell>
          <table:table-cell table:style-name="ce203" table:formula="of:=IFERROR(   IF( AND( [.G184]=&quot;Long&quot;;   [.P184]=[.K184])  ;  [.K184]*([.Q184]-[.L184])  ;    IF(  AND(  [.G184]=&quot;Short&quot;  ;   [.P184]=[.K184]   )   ;   [.K184]*([.L184]-[.Q184])   ;  &quot;&quot;)) ; &quot;&quot;)">
            <text:p/>
          </table:table-cell>
          <table:table-cell table:style-name="ce215" table:formula="of:=IF(ISNUMBER([.T184]); IF([.T184]&gt;=0; &quot;Win&quot;; &quot;Loss&quot;); &quot;&quot;)">
            <text:p/>
          </table:table-cell>
          <table:table-cell table:style-name="ce220" table:formula="of:=IF(ISNUMBER([.T184]); ROUND(([.R184]-[.J184])*60*24); &quot;&quot;)">
            <text:p/>
          </table:table-cell>
          <table:table-cell table:content-validation-name="val8"/>
          <table:table-cell table:number-columns-repeated="2"/>
          <table:table-cell table:style-name="ce239"/>
          <table:table-cell table:style-name="ce243" table:formula="of:=IFERROR(IF(ISBLANK([.Z184]); &quot;&quot;; IF([.$G184]=&quot;Long&quot;; ([.Z184]-[.$L184])*[.$K184]/[.$N184]; ([.$L184]-[.Z184])*[.$K184]/[.$N184])-[.$S184]); &quot;&quot;)">
            <text:p/>
          </table:table-cell>
          <table:table-cell/>
          <table:table-cell table:style-name="ce243" table:formula="of:=IFERROR(IF(ISBLANK([.AB184]); &quot;&quot;; IF([.$G184]=&quot;Long&quot;; ([.AB184]-[.$L184])*[.$K184]/[.$N184]; ([.$L184]-[.AB184])*[.$K184]/[.$N184])-[.$S184]); &quot;&quot;)">
            <text:p/>
          </table:table-cell>
          <table:table-cell/>
          <table:table-cell table:style-name="ce243" table:formula="of:=IFERROR(IF(ISBLANK([.AD184]); &quot;&quot;; IF([.$G184]=&quot;Long&quot;; ([.AD184]-[.$L184])*[.$K184]/[.$N184]; ([.$L184]-[.AD184])*[.$K184]/[.$N184])-[.$S184]); &quot;&quot;)">
            <text:p/>
          </table:table-cell>
          <table:table-cell table:number-columns-repeated="2"/>
          <table:table-cell table:formula="of:=IF(ISBLANK([.B184]); &quot;&quot;; DAY([.B184]))">
            <text:p/>
          </table:table-cell>
          <table:table-cell table:formula="of:=IF(ISBLANK([.B184]); &quot;&quot;; WEEKDAY([.B184]))">
            <text:p/>
          </table:table-cell>
          <table:table-cell table:formula="of:=IF(ISBLANK([.B184]); &quot;&quot;; WEEKNUM([.B184]))">
            <text:p/>
          </table:table-cell>
          <table:table-cell table:formula="of:=IF(ISBLANK([.B184]); &quot;&quot;; MONTH([.B184]))">
            <text:p/>
          </table:table-cell>
          <table:table-cell table:formula="of:=IF(ISBLANK([.L184]); &quot;&quot;; [.K184]*[.L184])">
            <text:p/>
          </table:table-cell>
          <table:table-cell table:formula="of:=IF(ISNUMBER([.AL184]); [.AL184]*0.0035; &quot;&quot;)">
            <text:p/>
          </table:table-cell>
          <table:table-cell table:formula="of:=IF(ISBLANK([.Q184]); &quot;&quot;; [.P184]*[.Q184])">
            <text:p/>
          </table:table-cell>
          <table:table-cell table:formula="of:=IF(ISNUMBER([.AN184]); [.AN184]*0.0035; &quot;&quot;)">
            <text:p/>
          </table:table-cell>
          <table:table-cell table:formula="of:=IF(ISBLANK([.Q184]); &quot;&quot;; SUM([.$S$3:.S184]))">
            <text:p/>
          </table:table-cell>
          <table:table-cell table:formula="of:=IF(ISBLANK([.R184]); &quot;&quot;; SUM([.$T$3:.T184]))">
            <text:p/>
          </table:table-cell>
          <table:table-cell table:formula="of:=IF(OR(ISBLANK([.J184]); ISBLANK([.R184])); &quot;&quot;;ROUND(([.R184]-[.J184])*60*24))">
            <text:p/>
          </table:table-cell>
          <table:table-cell table:number-columns-repeated="20"/>
        </table:table-row>
        <table:table-row table:style-name="ro2">
          <table:table-cell office:value-type="float" office:value="183" calcext:value-type="float">
            <text:p>18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85]=&quot;Long&quot; ; [.L185]-[Overview.$C$4]/[.K185]  ;  IF([.G185]=&quot;Short&quot;; [.L185]+[Overview.$C$4]/[.K185]; &quot;&quot;) ); &quot;&quot;)">
            <text:p/>
          </table:table-cell>
          <table:table-cell table:formula="of:=IFERROR(ABS([.M185]-[.L185])*[.K185]; &quot;&quot;)">
            <text:p/>
          </table:table-cell>
          <table:table-cell table:style-name="ce312" table:formula="of:=IFERROR(  IF([.G185]=&quot;Long&quot;;  [.L185]+[Overview.$C$4]/[.K185]  *  [Overview.$C$6]  ;  IF([.G185]=&quot;Short&quot;   ;  [.L185]-[Overview.$C$4]/[.K185]  * [Overview.$C$6]  ; &quot;&quot;  )  )   ; &quot;&quot;)">
            <text:p/>
          </table:table-cell>
          <table:table-cell table:number-columns-repeated="3"/>
          <table:table-cell table:style-name="ce182" table:formula="of:=IFERROR([.T185]/[.N185]; &quot;&quot;)">
            <text:p/>
          </table:table-cell>
          <table:table-cell table:style-name="ce203" table:formula="of:=IFERROR(   IF( AND( [.G185]=&quot;Long&quot;;   [.P185]=[.K185])  ;  [.K185]*([.Q185]-[.L185])  ;    IF(  AND(  [.G185]=&quot;Short&quot;  ;   [.P185]=[.K185]   )   ;   [.K185]*([.L185]-[.Q185])   ;  &quot;&quot;)) ; &quot;&quot;)">
            <text:p/>
          </table:table-cell>
          <table:table-cell table:style-name="ce215" table:formula="of:=IF(ISNUMBER([.T185]); IF([.T185]&gt;=0; &quot;Win&quot;; &quot;Loss&quot;); &quot;&quot;)">
            <text:p/>
          </table:table-cell>
          <table:table-cell table:style-name="ce220" table:formula="of:=IF(ISNUMBER([.T185]); ROUND(([.R185]-[.J185])*60*24); &quot;&quot;)">
            <text:p/>
          </table:table-cell>
          <table:table-cell table:content-validation-name="val8"/>
          <table:table-cell table:number-columns-repeated="2"/>
          <table:table-cell table:style-name="ce239"/>
          <table:table-cell table:style-name="ce243" table:formula="of:=IFERROR(IF(ISBLANK([.Z185]); &quot;&quot;; IF([.$G185]=&quot;Long&quot;; ([.Z185]-[.$L185])*[.$K185]/[.$N185]; ([.$L185]-[.Z185])*[.$K185]/[.$N185])-[.$S185]); &quot;&quot;)">
            <text:p/>
          </table:table-cell>
          <table:table-cell/>
          <table:table-cell table:style-name="ce243" table:formula="of:=IFERROR(IF(ISBLANK([.AB185]); &quot;&quot;; IF([.$G185]=&quot;Long&quot;; ([.AB185]-[.$L185])*[.$K185]/[.$N185]; ([.$L185]-[.AB185])*[.$K185]/[.$N185])-[.$S185]); &quot;&quot;)">
            <text:p/>
          </table:table-cell>
          <table:table-cell/>
          <table:table-cell table:style-name="ce243" table:formula="of:=IFERROR(IF(ISBLANK([.AD185]); &quot;&quot;; IF([.$G185]=&quot;Long&quot;; ([.AD185]-[.$L185])*[.$K185]/[.$N185]; ([.$L185]-[.AD185])*[.$K185]/[.$N185])-[.$S185]); &quot;&quot;)">
            <text:p/>
          </table:table-cell>
          <table:table-cell table:number-columns-repeated="2"/>
          <table:table-cell table:formula="of:=IF(ISBLANK([.B185]); &quot;&quot;; DAY([.B185]))">
            <text:p/>
          </table:table-cell>
          <table:table-cell table:formula="of:=IF(ISBLANK([.B185]); &quot;&quot;; WEEKDAY([.B185]))">
            <text:p/>
          </table:table-cell>
          <table:table-cell table:formula="of:=IF(ISBLANK([.B185]); &quot;&quot;; WEEKNUM([.B185]))">
            <text:p/>
          </table:table-cell>
          <table:table-cell table:formula="of:=IF(ISBLANK([.B185]); &quot;&quot;; MONTH([.B185]))">
            <text:p/>
          </table:table-cell>
          <table:table-cell table:formula="of:=IF(ISBLANK([.L185]); &quot;&quot;; [.K185]*[.L185])">
            <text:p/>
          </table:table-cell>
          <table:table-cell table:formula="of:=IF(ISNUMBER([.AL185]); [.AL185]*0.0035; &quot;&quot;)">
            <text:p/>
          </table:table-cell>
          <table:table-cell table:formula="of:=IF(ISBLANK([.Q185]); &quot;&quot;; [.P185]*[.Q185])">
            <text:p/>
          </table:table-cell>
          <table:table-cell table:formula="of:=IF(ISNUMBER([.AN185]); [.AN185]*0.0035; &quot;&quot;)">
            <text:p/>
          </table:table-cell>
          <table:table-cell table:formula="of:=IF(ISBLANK([.Q185]); &quot;&quot;; SUM([.$S$3:.S185]))">
            <text:p/>
          </table:table-cell>
          <table:table-cell table:formula="of:=IF(ISBLANK([.R185]); &quot;&quot;; SUM([.$T$3:.T185]))">
            <text:p/>
          </table:table-cell>
          <table:table-cell table:formula="of:=IF(OR(ISBLANK([.J185]); ISBLANK([.R185])); &quot;&quot;;ROUND(([.R185]-[.J185])*60*24))">
            <text:p/>
          </table:table-cell>
          <table:table-cell table:number-columns-repeated="20"/>
        </table:table-row>
        <table:table-row table:style-name="ro2">
          <table:table-cell office:value-type="float" office:value="184" calcext:value-type="float">
            <text:p>18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86]=&quot;Long&quot; ; [.L186]-[Overview.$C$4]/[.K186]  ;  IF([.G186]=&quot;Short&quot;; [.L186]+[Overview.$C$4]/[.K186]; &quot;&quot;) ); &quot;&quot;)">
            <text:p/>
          </table:table-cell>
          <table:table-cell table:formula="of:=IFERROR(ABS([.M186]-[.L186])*[.K186]; &quot;&quot;)">
            <text:p/>
          </table:table-cell>
          <table:table-cell table:style-name="ce312" table:formula="of:=IFERROR(  IF([.G186]=&quot;Long&quot;;  [.L186]+[Overview.$C$4]/[.K186]  *  [Overview.$C$6]  ;  IF([.G186]=&quot;Short&quot;   ;  [.L186]-[Overview.$C$4]/[.K186]  * [Overview.$C$6]  ; &quot;&quot;  )  )   ; &quot;&quot;)">
            <text:p/>
          </table:table-cell>
          <table:table-cell table:number-columns-repeated="3"/>
          <table:table-cell table:style-name="ce182" table:formula="of:=IFERROR([.T186]/[.N186]; &quot;&quot;)">
            <text:p/>
          </table:table-cell>
          <table:table-cell table:style-name="ce203" table:formula="of:=IFERROR(   IF( AND( [.G186]=&quot;Long&quot;;   [.P186]=[.K186])  ;  [.K186]*([.Q186]-[.L186])  ;    IF(  AND(  [.G186]=&quot;Short&quot;  ;   [.P186]=[.K186]   )   ;   [.K186]*([.L186]-[.Q186])   ;  &quot;&quot;)) ; &quot;&quot;)">
            <text:p/>
          </table:table-cell>
          <table:table-cell table:style-name="ce215" table:formula="of:=IF(ISNUMBER([.T186]); IF([.T186]&gt;=0; &quot;Win&quot;; &quot;Loss&quot;); &quot;&quot;)">
            <text:p/>
          </table:table-cell>
          <table:table-cell table:style-name="ce220" table:formula="of:=IF(ISNUMBER([.T186]); ROUND(([.R186]-[.J186])*60*24); &quot;&quot;)">
            <text:p/>
          </table:table-cell>
          <table:table-cell table:content-validation-name="val8"/>
          <table:table-cell table:number-columns-repeated="2"/>
          <table:table-cell table:style-name="ce239"/>
          <table:table-cell table:style-name="ce243" table:formula="of:=IFERROR(IF(ISBLANK([.Z186]); &quot;&quot;; IF([.$G186]=&quot;Long&quot;; ([.Z186]-[.$L186])*[.$K186]/[.$N186]; ([.$L186]-[.Z186])*[.$K186]/[.$N186])-[.$S186]); &quot;&quot;)">
            <text:p/>
          </table:table-cell>
          <table:table-cell/>
          <table:table-cell table:style-name="ce243" table:formula="of:=IFERROR(IF(ISBLANK([.AB186]); &quot;&quot;; IF([.$G186]=&quot;Long&quot;; ([.AB186]-[.$L186])*[.$K186]/[.$N186]; ([.$L186]-[.AB186])*[.$K186]/[.$N186])-[.$S186]); &quot;&quot;)">
            <text:p/>
          </table:table-cell>
          <table:table-cell/>
          <table:table-cell table:style-name="ce243" table:formula="of:=IFERROR(IF(ISBLANK([.AD186]); &quot;&quot;; IF([.$G186]=&quot;Long&quot;; ([.AD186]-[.$L186])*[.$K186]/[.$N186]; ([.$L186]-[.AD186])*[.$K186]/[.$N186])-[.$S186]); &quot;&quot;)">
            <text:p/>
          </table:table-cell>
          <table:table-cell table:number-columns-repeated="2"/>
          <table:table-cell table:formula="of:=IF(ISBLANK([.B186]); &quot;&quot;; DAY([.B186]))">
            <text:p/>
          </table:table-cell>
          <table:table-cell table:formula="of:=IF(ISBLANK([.B186]); &quot;&quot;; WEEKDAY([.B186]))">
            <text:p/>
          </table:table-cell>
          <table:table-cell table:formula="of:=IF(ISBLANK([.B186]); &quot;&quot;; WEEKNUM([.B186]))">
            <text:p/>
          </table:table-cell>
          <table:table-cell table:formula="of:=IF(ISBLANK([.B186]); &quot;&quot;; MONTH([.B186]))">
            <text:p/>
          </table:table-cell>
          <table:table-cell table:formula="of:=IF(ISBLANK([.L186]); &quot;&quot;; [.K186]*[.L186])">
            <text:p/>
          </table:table-cell>
          <table:table-cell table:formula="of:=IF(ISNUMBER([.AL186]); [.AL186]*0.0035; &quot;&quot;)">
            <text:p/>
          </table:table-cell>
          <table:table-cell table:formula="of:=IF(ISBLANK([.Q186]); &quot;&quot;; [.P186]*[.Q186])">
            <text:p/>
          </table:table-cell>
          <table:table-cell table:formula="of:=IF(ISNUMBER([.AN186]); [.AN186]*0.0035; &quot;&quot;)">
            <text:p/>
          </table:table-cell>
          <table:table-cell table:formula="of:=IF(ISBLANK([.Q186]); &quot;&quot;; SUM([.$S$3:.S186]))">
            <text:p/>
          </table:table-cell>
          <table:table-cell table:formula="of:=IF(ISBLANK([.R186]); &quot;&quot;; SUM([.$T$3:.T186]))">
            <text:p/>
          </table:table-cell>
          <table:table-cell table:formula="of:=IF(OR(ISBLANK([.J186]); ISBLANK([.R186])); &quot;&quot;;ROUND(([.R186]-[.J186])*60*24))">
            <text:p/>
          </table:table-cell>
          <table:table-cell table:number-columns-repeated="20"/>
        </table:table-row>
        <table:table-row table:style-name="ro2">
          <table:table-cell office:value-type="float" office:value="185" calcext:value-type="float">
            <text:p>18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87]=&quot;Long&quot; ; [.L187]-[Overview.$C$4]/[.K187]  ;  IF([.G187]=&quot;Short&quot;; [.L187]+[Overview.$C$4]/[.K187]; &quot;&quot;) ); &quot;&quot;)">
            <text:p/>
          </table:table-cell>
          <table:table-cell table:formula="of:=IFERROR(ABS([.M187]-[.L187])*[.K187]; &quot;&quot;)">
            <text:p/>
          </table:table-cell>
          <table:table-cell table:style-name="ce312" table:formula="of:=IFERROR(  IF([.G187]=&quot;Long&quot;;  [.L187]+[Overview.$C$4]/[.K187]  *  [Overview.$C$6]  ;  IF([.G187]=&quot;Short&quot;   ;  [.L187]-[Overview.$C$4]/[.K187]  * [Overview.$C$6]  ; &quot;&quot;  )  )   ; &quot;&quot;)">
            <text:p/>
          </table:table-cell>
          <table:table-cell table:number-columns-repeated="3"/>
          <table:table-cell table:style-name="ce182" table:formula="of:=IFERROR([.T187]/[.N187]; &quot;&quot;)">
            <text:p/>
          </table:table-cell>
          <table:table-cell table:style-name="ce203" table:formula="of:=IFERROR(   IF( AND( [.G187]=&quot;Long&quot;;   [.P187]=[.K187])  ;  [.K187]*([.Q187]-[.L187])  ;    IF(  AND(  [.G187]=&quot;Short&quot;  ;   [.P187]=[.K187]   )   ;   [.K187]*([.L187]-[.Q187])   ;  &quot;&quot;)) ; &quot;&quot;)">
            <text:p/>
          </table:table-cell>
          <table:table-cell table:style-name="ce215" table:formula="of:=IF(ISNUMBER([.T187]); IF([.T187]&gt;=0; &quot;Win&quot;; &quot;Loss&quot;); &quot;&quot;)">
            <text:p/>
          </table:table-cell>
          <table:table-cell table:style-name="ce220" table:formula="of:=IF(ISNUMBER([.T187]); ROUND(([.R187]-[.J187])*60*24); &quot;&quot;)">
            <text:p/>
          </table:table-cell>
          <table:table-cell table:content-validation-name="val8"/>
          <table:table-cell table:number-columns-repeated="2"/>
          <table:table-cell table:style-name="ce239"/>
          <table:table-cell table:style-name="ce243" table:formula="of:=IFERROR(IF(ISBLANK([.Z187]); &quot;&quot;; IF([.$G187]=&quot;Long&quot;; ([.Z187]-[.$L187])*[.$K187]/[.$N187]; ([.$L187]-[.Z187])*[.$K187]/[.$N187])-[.$S187]); &quot;&quot;)">
            <text:p/>
          </table:table-cell>
          <table:table-cell/>
          <table:table-cell table:style-name="ce243" table:formula="of:=IFERROR(IF(ISBLANK([.AB187]); &quot;&quot;; IF([.$G187]=&quot;Long&quot;; ([.AB187]-[.$L187])*[.$K187]/[.$N187]; ([.$L187]-[.AB187])*[.$K187]/[.$N187])-[.$S187]); &quot;&quot;)">
            <text:p/>
          </table:table-cell>
          <table:table-cell/>
          <table:table-cell table:style-name="ce243" table:formula="of:=IFERROR(IF(ISBLANK([.AD187]); &quot;&quot;; IF([.$G187]=&quot;Long&quot;; ([.AD187]-[.$L187])*[.$K187]/[.$N187]; ([.$L187]-[.AD187])*[.$K187]/[.$N187])-[.$S187]); &quot;&quot;)">
            <text:p/>
          </table:table-cell>
          <table:table-cell table:number-columns-repeated="2"/>
          <table:table-cell table:formula="of:=IF(ISBLANK([.B187]); &quot;&quot;; DAY([.B187]))">
            <text:p/>
          </table:table-cell>
          <table:table-cell table:formula="of:=IF(ISBLANK([.B187]); &quot;&quot;; WEEKDAY([.B187]))">
            <text:p/>
          </table:table-cell>
          <table:table-cell table:formula="of:=IF(ISBLANK([.B187]); &quot;&quot;; WEEKNUM([.B187]))">
            <text:p/>
          </table:table-cell>
          <table:table-cell table:formula="of:=IF(ISBLANK([.B187]); &quot;&quot;; MONTH([.B187]))">
            <text:p/>
          </table:table-cell>
          <table:table-cell table:formula="of:=IF(ISBLANK([.L187]); &quot;&quot;; [.K187]*[.L187])">
            <text:p/>
          </table:table-cell>
          <table:table-cell table:formula="of:=IF(ISNUMBER([.AL187]); [.AL187]*0.0035; &quot;&quot;)">
            <text:p/>
          </table:table-cell>
          <table:table-cell table:formula="of:=IF(ISBLANK([.Q187]); &quot;&quot;; [.P187]*[.Q187])">
            <text:p/>
          </table:table-cell>
          <table:table-cell table:formula="of:=IF(ISNUMBER([.AN187]); [.AN187]*0.0035; &quot;&quot;)">
            <text:p/>
          </table:table-cell>
          <table:table-cell table:formula="of:=IF(ISBLANK([.Q187]); &quot;&quot;; SUM([.$S$3:.S187]))">
            <text:p/>
          </table:table-cell>
          <table:table-cell table:formula="of:=IF(ISBLANK([.R187]); &quot;&quot;; SUM([.$T$3:.T187]))">
            <text:p/>
          </table:table-cell>
          <table:table-cell table:formula="of:=IF(OR(ISBLANK([.J187]); ISBLANK([.R187])); &quot;&quot;;ROUND(([.R187]-[.J187])*60*24))">
            <text:p/>
          </table:table-cell>
          <table:table-cell table:number-columns-repeated="20"/>
        </table:table-row>
        <table:table-row table:style-name="ro2">
          <table:table-cell office:value-type="float" office:value="186" calcext:value-type="float">
            <text:p>18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table-cell table:style-name="ce170"/>
          <table:table-cell/>
          <table:table-cell table:style-name="ce302" table:formula="of:=IFERROR(IF( [.G188]=&quot;Long&quot; ; [.L188]-[Overview.$C$4]/[.K188]  ;  IF([.G188]=&quot;Short&quot;; [.L188]+[Overview.$C$4]/[.K188]; &quot;&quot;) ); &quot;&quot;)">
            <text:p/>
          </table:table-cell>
          <table:table-cell table:formula="of:=IFERROR(ABS([.M188]-[.L188])*[.K188]; &quot;&quot;)">
            <text:p/>
          </table:table-cell>
          <table:table-cell table:style-name="ce312" table:formula="of:=IFERROR(  IF([.G188]=&quot;Long&quot;;  [.L188]+[Overview.$C$4]/[.K188]  *  [Overview.$C$6]  ;  IF([.G188]=&quot;Short&quot;   ;  [.L188]-[Overview.$C$4]/[.K188]  * [Overview.$C$6]  ; &quot;&quot;  )  )   ; &quot;&quot;)">
            <text:p/>
          </table:table-cell>
          <table:table-cell table:number-columns-repeated="3"/>
          <table:table-cell table:style-name="ce182" table:formula="of:=IFERROR([.T188]/[.N188]; &quot;&quot;)">
            <text:p/>
          </table:table-cell>
          <table:table-cell table:style-name="ce203" table:formula="of:=IFERROR(   IF( AND( [.G188]=&quot;Long&quot;;   [.P188]=[.K188])  ;  [.K188]*([.Q188]-[.L188])  ;    IF(  AND(  [.G188]=&quot;Short&quot;  ;   [.P188]=[.K188]   )   ;   [.K188]*([.L188]-[.Q188])   ;  &quot;&quot;)) ; &quot;&quot;)">
            <text:p/>
          </table:table-cell>
          <table:table-cell table:style-name="ce215" table:formula="of:=IF(ISNUMBER([.T188]); IF([.T188]&gt;=0; &quot;Win&quot;; &quot;Loss&quot;); &quot;&quot;)">
            <text:p/>
          </table:table-cell>
          <table:table-cell table:style-name="ce220" table:formula="of:=IF(ISNUMBER([.T188]); ROUND(([.R188]-[.J188])*60*24); &quot;&quot;)">
            <text:p/>
          </table:table-cell>
          <table:table-cell table:content-validation-name="val8"/>
          <table:table-cell table:number-columns-repeated="2"/>
          <table:table-cell table:style-name="ce239"/>
          <table:table-cell table:style-name="ce243" table:formula="of:=IFERROR(IF(ISBLANK([.Z188]); &quot;&quot;; IF([.$G188]=&quot;Long&quot;; ([.Z188]-[.$L188])*[.$K188]/[.$N188]; ([.$L188]-[.Z188])*[.$K188]/[.$N188])-[.$S188]); &quot;&quot;)">
            <text:p/>
          </table:table-cell>
          <table:table-cell/>
          <table:table-cell table:style-name="ce243" table:formula="of:=IFERROR(IF(ISBLANK([.AB188]); &quot;&quot;; IF([.$G188]=&quot;Long&quot;; ([.AB188]-[.$L188])*[.$K188]/[.$N188]; ([.$L188]-[.AB188])*[.$K188]/[.$N188])-[.$S188]); &quot;&quot;)">
            <text:p/>
          </table:table-cell>
          <table:table-cell/>
          <table:table-cell table:style-name="ce243" table:formula="of:=IFERROR(IF(ISBLANK([.AD188]); &quot;&quot;; IF([.$G188]=&quot;Long&quot;; ([.AD188]-[.$L188])*[.$K188]/[.$N188]; ([.$L188]-[.AD188])*[.$K188]/[.$N188])-[.$S188]); &quot;&quot;)">
            <text:p/>
          </table:table-cell>
          <table:table-cell table:number-columns-repeated="2"/>
          <table:table-cell table:formula="of:=IF(ISBLANK([.B188]); &quot;&quot;; DAY([.B188]))">
            <text:p/>
          </table:table-cell>
          <table:table-cell table:formula="of:=IF(ISBLANK([.B188]); &quot;&quot;; WEEKDAY([.B188]))">
            <text:p/>
          </table:table-cell>
          <table:table-cell table:formula="of:=IF(ISBLANK([.B188]); &quot;&quot;; WEEKNUM([.B188]))">
            <text:p/>
          </table:table-cell>
          <table:table-cell table:formula="of:=IF(ISBLANK([.B188]); &quot;&quot;; MONTH([.B188]))">
            <text:p/>
          </table:table-cell>
          <table:table-cell table:formula="of:=IF(ISBLANK([.L188]); &quot;&quot;; [.K188]*[.L188])">
            <text:p/>
          </table:table-cell>
          <table:table-cell table:formula="of:=IF(ISNUMBER([.AL188]); [.AL188]*0.0035; &quot;&quot;)">
            <text:p/>
          </table:table-cell>
          <table:table-cell table:formula="of:=IF(ISBLANK([.Q188]); &quot;&quot;; [.P188]*[.Q188])">
            <text:p/>
          </table:table-cell>
          <table:table-cell table:formula="of:=IF(ISNUMBER([.AN188]); [.AN188]*0.0035; &quot;&quot;)">
            <text:p/>
          </table:table-cell>
          <table:table-cell table:formula="of:=IF(ISBLANK([.Q188]); &quot;&quot;; SUM([.$S$3:.S188]))">
            <text:p/>
          </table:table-cell>
          <table:table-cell table:formula="of:=IF(ISBLANK([.R188]); &quot;&quot;; SUM([.$T$3:.T188]))">
            <text:p/>
          </table:table-cell>
          <table:table-cell table:formula="of:=IF(OR(ISBLANK([.J188]); ISBLANK([.R188])); &quot;&quot;;ROUND(([.R188]-[.J188])*60*24))">
            <text:p/>
          </table:table-cell>
          <table:table-cell table:number-columns-repeated="20"/>
        </table:table-row>
        <table:table-row table:style-name="ro2">
          <table:table-cell office:value-type="float" office:value="187" calcext:value-type="float">
            <text:p>18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table-cell table:style-name="ce170"/>
          <table:table-cell/>
          <table:table-cell table:style-name="ce302" table:formula="of:=IFERROR(IF( [.G189]=&quot;Long&quot; ; [.L189]-[Overview.$C$4]/[.K189]  ;  IF([.G189]=&quot;Short&quot;; [.L189]+[Overview.$C$4]/[.K189]; &quot;&quot;) ); &quot;&quot;)">
            <text:p/>
          </table:table-cell>
          <table:table-cell table:formula="of:=IFERROR(ABS([.M189]-[.L189])*[.K189]; &quot;&quot;)">
            <text:p/>
          </table:table-cell>
          <table:table-cell table:style-name="ce312" table:formula="of:=IFERROR(  IF([.G189]=&quot;Long&quot;;  [.L189]+[Overview.$C$4]/[.K189]  *  [Overview.$C$6]  ;  IF([.G189]=&quot;Short&quot;   ;  [.L189]-[Overview.$C$4]/[.K189]  * [Overview.$C$6]  ; &quot;&quot;  )  )   ; &quot;&quot;)">
            <text:p/>
          </table:table-cell>
          <table:table-cell table:number-columns-repeated="3"/>
          <table:table-cell table:style-name="ce182" table:formula="of:=IFERROR([.T189]/[.N189]; &quot;&quot;)">
            <text:p/>
          </table:table-cell>
          <table:table-cell table:style-name="ce203" table:formula="of:=IFERROR(   IF( AND( [.G189]=&quot;Long&quot;;   [.P189]=[.K189])  ;  [.K189]*([.Q189]-[.L189])  ;    IF(  AND(  [.G189]=&quot;Short&quot;  ;   [.P189]=[.K189]   )   ;   [.K189]*([.L189]-[.Q189])   ;  &quot;&quot;)) ; &quot;&quot;)">
            <text:p/>
          </table:table-cell>
          <table:table-cell table:style-name="ce215" table:formula="of:=IF(ISNUMBER([.T189]); IF([.T189]&gt;=0; &quot;Win&quot;; &quot;Loss&quot;); &quot;&quot;)">
            <text:p/>
          </table:table-cell>
          <table:table-cell table:style-name="ce220" table:formula="of:=IF(ISNUMBER([.T189]); ROUND(([.R189]-[.J189])*60*24); &quot;&quot;)">
            <text:p/>
          </table:table-cell>
          <table:table-cell table:content-validation-name="val8"/>
          <table:table-cell table:number-columns-repeated="2"/>
          <table:table-cell table:style-name="ce239"/>
          <table:table-cell table:style-name="ce243" table:formula="of:=IFERROR(IF(ISBLANK([.Z189]); &quot;&quot;; IF([.$G189]=&quot;Long&quot;; ([.Z189]-[.$L189])*[.$K189]/[.$N189]; ([.$L189]-[.Z189])*[.$K189]/[.$N189])-[.$S189]); &quot;&quot;)">
            <text:p/>
          </table:table-cell>
          <table:table-cell/>
          <table:table-cell table:style-name="ce243" table:formula="of:=IFERROR(IF(ISBLANK([.AB189]); &quot;&quot;; IF([.$G189]=&quot;Long&quot;; ([.AB189]-[.$L189])*[.$K189]/[.$N189]; ([.$L189]-[.AB189])*[.$K189]/[.$N189])-[.$S189]); &quot;&quot;)">
            <text:p/>
          </table:table-cell>
          <table:table-cell/>
          <table:table-cell table:style-name="ce243" table:formula="of:=IFERROR(IF(ISBLANK([.AD189]); &quot;&quot;; IF([.$G189]=&quot;Long&quot;; ([.AD189]-[.$L189])*[.$K189]/[.$N189]; ([.$L189]-[.AD189])*[.$K189]/[.$N189])-[.$S189]); &quot;&quot;)">
            <text:p/>
          </table:table-cell>
          <table:table-cell table:number-columns-repeated="2"/>
          <table:table-cell table:formula="of:=IF(ISBLANK([.B189]); &quot;&quot;; DAY([.B189]))">
            <text:p/>
          </table:table-cell>
          <table:table-cell table:formula="of:=IF(ISBLANK([.B189]); &quot;&quot;; WEEKDAY([.B189]))">
            <text:p/>
          </table:table-cell>
          <table:table-cell table:formula="of:=IF(ISBLANK([.B189]); &quot;&quot;; WEEKNUM([.B189]))">
            <text:p/>
          </table:table-cell>
          <table:table-cell table:formula="of:=IF(ISBLANK([.B189]); &quot;&quot;; MONTH([.B189]))">
            <text:p/>
          </table:table-cell>
          <table:table-cell table:formula="of:=IF(ISBLANK([.L189]); &quot;&quot;; [.K189]*[.L189])">
            <text:p/>
          </table:table-cell>
          <table:table-cell table:formula="of:=IF(ISNUMBER([.AL189]); [.AL189]*0.0035; &quot;&quot;)">
            <text:p/>
          </table:table-cell>
          <table:table-cell table:formula="of:=IF(ISBLANK([.Q189]); &quot;&quot;; [.P189]*[.Q189])">
            <text:p/>
          </table:table-cell>
          <table:table-cell table:formula="of:=IF(ISNUMBER([.AN189]); [.AN189]*0.0035; &quot;&quot;)">
            <text:p/>
          </table:table-cell>
          <table:table-cell table:formula="of:=IF(ISBLANK([.Q189]); &quot;&quot;; SUM([.$S$3:.S189]))">
            <text:p/>
          </table:table-cell>
          <table:table-cell table:formula="of:=IF(ISBLANK([.R189]); &quot;&quot;; SUM([.$T$3:.T189]))">
            <text:p/>
          </table:table-cell>
          <table:table-cell table:formula="of:=IF(OR(ISBLANK([.J189]); ISBLANK([.R189])); &quot;&quot;;ROUND(([.R189]-[.J189])*60*24))">
            <text:p/>
          </table:table-cell>
          <table:table-cell table:number-columns-repeated="20"/>
        </table:table-row>
        <table:table-row table:style-name="ro2">
          <table:table-cell office:value-type="float" office:value="188" calcext:value-type="float">
            <text:p>18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0]=&quot;Long&quot; ; [.L190]-[Overview.$C$4]/[.K190]  ;  IF([.G190]=&quot;Short&quot;; [.L190]+[Overview.$C$4]/[.K190]; &quot;&quot;) ); &quot;&quot;)">
            <text:p/>
          </table:table-cell>
          <table:table-cell table:formula="of:=IFERROR(ABS([.M190]-[.L190])*[.K190]; &quot;&quot;)">
            <text:p/>
          </table:table-cell>
          <table:table-cell table:style-name="ce312" table:formula="of:=IFERROR(  IF([.G190]=&quot;Long&quot;;  [.L190]+[Overview.$C$4]/[.K190]  *  [Overview.$C$6]  ;  IF([.G190]=&quot;Short&quot;   ;  [.L190]-[Overview.$C$4]/[.K190]  * [Overview.$C$6]  ; &quot;&quot;  )  )   ; &quot;&quot;)">
            <text:p/>
          </table:table-cell>
          <table:table-cell table:number-columns-repeated="3"/>
          <table:table-cell table:style-name="ce182" table:formula="of:=IFERROR([.T190]/[.N190]; &quot;&quot;)">
            <text:p/>
          </table:table-cell>
          <table:table-cell table:style-name="ce203" table:formula="of:=IFERROR(   IF( AND( [.G190]=&quot;Long&quot;;   [.P190]=[.K190])  ;  [.K190]*([.Q190]-[.L190])  ;    IF(  AND(  [.G190]=&quot;Short&quot;  ;   [.P190]=[.K190]   )   ;   [.K190]*([.L190]-[.Q190])   ;  &quot;&quot;)) ; &quot;&quot;)">
            <text:p/>
          </table:table-cell>
          <table:table-cell table:style-name="ce215" table:formula="of:=IF(ISNUMBER([.T190]); IF([.T190]&gt;=0; &quot;Win&quot;; &quot;Loss&quot;); &quot;&quot;)">
            <text:p/>
          </table:table-cell>
          <table:table-cell table:style-name="ce220" table:formula="of:=IF(ISNUMBER([.T190]); ROUND(([.R190]-[.J190])*60*24); &quot;&quot;)">
            <text:p/>
          </table:table-cell>
          <table:table-cell table:content-validation-name="val8"/>
          <table:table-cell table:number-columns-repeated="2"/>
          <table:table-cell table:style-name="ce239"/>
          <table:table-cell table:style-name="ce243" table:formula="of:=IFERROR(IF(ISBLANK([.Z190]); &quot;&quot;; IF([.$G190]=&quot;Long&quot;; ([.Z190]-[.$L190])*[.$K190]/[.$N190]; ([.$L190]-[.Z190])*[.$K190]/[.$N190])-[.$S190]); &quot;&quot;)">
            <text:p/>
          </table:table-cell>
          <table:table-cell/>
          <table:table-cell table:style-name="ce243" table:formula="of:=IFERROR(IF(ISBLANK([.AB190]); &quot;&quot;; IF([.$G190]=&quot;Long&quot;; ([.AB190]-[.$L190])*[.$K190]/[.$N190]; ([.$L190]-[.AB190])*[.$K190]/[.$N190])-[.$S190]); &quot;&quot;)">
            <text:p/>
          </table:table-cell>
          <table:table-cell/>
          <table:table-cell table:style-name="ce243" table:formula="of:=IFERROR(IF(ISBLANK([.AD190]); &quot;&quot;; IF([.$G190]=&quot;Long&quot;; ([.AD190]-[.$L190])*[.$K190]/[.$N190]; ([.$L190]-[.AD190])*[.$K190]/[.$N190])-[.$S190]); &quot;&quot;)">
            <text:p/>
          </table:table-cell>
          <table:table-cell table:number-columns-repeated="2"/>
          <table:table-cell table:formula="of:=IF(ISBLANK([.B190]); &quot;&quot;; DAY([.B190]))">
            <text:p/>
          </table:table-cell>
          <table:table-cell table:formula="of:=IF(ISBLANK([.B190]); &quot;&quot;; WEEKDAY([.B190]))">
            <text:p/>
          </table:table-cell>
          <table:table-cell table:formula="of:=IF(ISBLANK([.B190]); &quot;&quot;; WEEKNUM([.B190]))">
            <text:p/>
          </table:table-cell>
          <table:table-cell table:formula="of:=IF(ISBLANK([.B190]); &quot;&quot;; MONTH([.B190]))">
            <text:p/>
          </table:table-cell>
          <table:table-cell table:formula="of:=IF(ISBLANK([.L190]); &quot;&quot;; [.K190]*[.L190])">
            <text:p/>
          </table:table-cell>
          <table:table-cell table:formula="of:=IF(ISNUMBER([.AL190]); [.AL190]*0.0035; &quot;&quot;)">
            <text:p/>
          </table:table-cell>
          <table:table-cell table:formula="of:=IF(ISBLANK([.Q190]); &quot;&quot;; [.P190]*[.Q190])">
            <text:p/>
          </table:table-cell>
          <table:table-cell table:formula="of:=IF(ISNUMBER([.AN190]); [.AN190]*0.0035; &quot;&quot;)">
            <text:p/>
          </table:table-cell>
          <table:table-cell table:formula="of:=IF(ISBLANK([.Q190]); &quot;&quot;; SUM([.$S$3:.S190]))">
            <text:p/>
          </table:table-cell>
          <table:table-cell table:formula="of:=IF(ISBLANK([.R190]); &quot;&quot;; SUM([.$T$3:.T190]))">
            <text:p/>
          </table:table-cell>
          <table:table-cell table:formula="of:=IF(OR(ISBLANK([.J190]); ISBLANK([.R190])); &quot;&quot;;ROUND(([.R190]-[.J190])*60*24))">
            <text:p/>
          </table:table-cell>
          <table:table-cell table:number-columns-repeated="20"/>
        </table:table-row>
        <table:table-row table:style-name="ro2">
          <table:table-cell office:value-type="float" office:value="189" calcext:value-type="float">
            <text:p>189</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1]=&quot;Long&quot; ; [.L191]-[Overview.$C$4]/[.K191]  ;  IF([.G191]=&quot;Short&quot;; [.L191]+[Overview.$C$4]/[.K191]; &quot;&quot;) ); &quot;&quot;)">
            <text:p/>
          </table:table-cell>
          <table:table-cell table:formula="of:=IFERROR(ABS([.M191]-[.L191])*[.K191]; &quot;&quot;)">
            <text:p/>
          </table:table-cell>
          <table:table-cell table:style-name="ce312" table:formula="of:=IFERROR(  IF([.G191]=&quot;Long&quot;;  [.L191]+[Overview.$C$4]/[.K191]  *  [Overview.$C$6]  ;  IF([.G191]=&quot;Short&quot;   ;  [.L191]-[Overview.$C$4]/[.K191]  * [Overview.$C$6]  ; &quot;&quot;  )  )   ; &quot;&quot;)">
            <text:p/>
          </table:table-cell>
          <table:table-cell table:number-columns-repeated="3"/>
          <table:table-cell table:style-name="ce182" table:formula="of:=IFERROR([.T191]/[.N191]; &quot;&quot;)">
            <text:p/>
          </table:table-cell>
          <table:table-cell table:style-name="ce203" table:formula="of:=IFERROR(   IF( AND( [.G191]=&quot;Long&quot;;   [.P191]=[.K191])  ;  [.K191]*([.Q191]-[.L191])  ;    IF(  AND(  [.G191]=&quot;Short&quot;  ;   [.P191]=[.K191]   )   ;   [.K191]*([.L191]-[.Q191])   ;  &quot;&quot;)) ; &quot;&quot;)">
            <text:p/>
          </table:table-cell>
          <table:table-cell table:style-name="ce215" table:formula="of:=IF(ISNUMBER([.T191]); IF([.T191]&gt;=0; &quot;Win&quot;; &quot;Loss&quot;); &quot;&quot;)">
            <text:p/>
          </table:table-cell>
          <table:table-cell table:style-name="ce220" table:formula="of:=IF(ISNUMBER([.T191]); ROUND(([.R191]-[.J191])*60*24); &quot;&quot;)">
            <text:p/>
          </table:table-cell>
          <table:table-cell table:content-validation-name="val8"/>
          <table:table-cell table:number-columns-repeated="2"/>
          <table:table-cell table:style-name="ce239"/>
          <table:table-cell table:style-name="ce243" table:formula="of:=IFERROR(IF(ISBLANK([.Z191]); &quot;&quot;; IF([.$G191]=&quot;Long&quot;; ([.Z191]-[.$L191])*[.$K191]/[.$N191]; ([.$L191]-[.Z191])*[.$K191]/[.$N191])-[.$S191]); &quot;&quot;)">
            <text:p/>
          </table:table-cell>
          <table:table-cell/>
          <table:table-cell table:style-name="ce243" table:formula="of:=IFERROR(IF(ISBLANK([.AB191]); &quot;&quot;; IF([.$G191]=&quot;Long&quot;; ([.AB191]-[.$L191])*[.$K191]/[.$N191]; ([.$L191]-[.AB191])*[.$K191]/[.$N191])-[.$S191]); &quot;&quot;)">
            <text:p/>
          </table:table-cell>
          <table:table-cell/>
          <table:table-cell table:style-name="ce243" table:formula="of:=IFERROR(IF(ISBLANK([.AD191]); &quot;&quot;; IF([.$G191]=&quot;Long&quot;; ([.AD191]-[.$L191])*[.$K191]/[.$N191]; ([.$L191]-[.AD191])*[.$K191]/[.$N191])-[.$S191]); &quot;&quot;)">
            <text:p/>
          </table:table-cell>
          <table:table-cell table:number-columns-repeated="2"/>
          <table:table-cell table:formula="of:=IF(ISBLANK([.B191]); &quot;&quot;; DAY([.B191]))">
            <text:p/>
          </table:table-cell>
          <table:table-cell table:formula="of:=IF(ISBLANK([.B191]); &quot;&quot;; WEEKDAY([.B191]))">
            <text:p/>
          </table:table-cell>
          <table:table-cell table:formula="of:=IF(ISBLANK([.B191]); &quot;&quot;; WEEKNUM([.B191]))">
            <text:p/>
          </table:table-cell>
          <table:table-cell table:formula="of:=IF(ISBLANK([.B191]); &quot;&quot;; MONTH([.B191]))">
            <text:p/>
          </table:table-cell>
          <table:table-cell table:formula="of:=IF(ISBLANK([.L191]); &quot;&quot;; [.K191]*[.L191])">
            <text:p/>
          </table:table-cell>
          <table:table-cell table:formula="of:=IF(ISNUMBER([.AL191]); [.AL191]*0.0035; &quot;&quot;)">
            <text:p/>
          </table:table-cell>
          <table:table-cell table:formula="of:=IF(ISBLANK([.Q191]); &quot;&quot;; [.P191]*[.Q191])">
            <text:p/>
          </table:table-cell>
          <table:table-cell table:formula="of:=IF(ISNUMBER([.AN191]); [.AN191]*0.0035; &quot;&quot;)">
            <text:p/>
          </table:table-cell>
          <table:table-cell table:formula="of:=IF(ISBLANK([.Q191]); &quot;&quot;; SUM([.$S$3:.S191]))">
            <text:p/>
          </table:table-cell>
          <table:table-cell table:formula="of:=IF(ISBLANK([.R191]); &quot;&quot;; SUM([.$T$3:.T191]))">
            <text:p/>
          </table:table-cell>
          <table:table-cell table:formula="of:=IF(OR(ISBLANK([.J191]); ISBLANK([.R191])); &quot;&quot;;ROUND(([.R191]-[.J191])*60*24))">
            <text:p/>
          </table:table-cell>
          <table:table-cell table:number-columns-repeated="20"/>
        </table:table-row>
        <table:table-row table:style-name="ro2">
          <table:table-cell office:value-type="float" office:value="190" calcext:value-type="float">
            <text:p>190</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2]=&quot;Long&quot; ; [.L192]-[Overview.$C$4]/[.K192]  ;  IF([.G192]=&quot;Short&quot;; [.L192]+[Overview.$C$4]/[.K192]; &quot;&quot;) ); &quot;&quot;)">
            <text:p/>
          </table:table-cell>
          <table:table-cell table:formula="of:=IFERROR(ABS([.M192]-[.L192])*[.K192]; &quot;&quot;)">
            <text:p/>
          </table:table-cell>
          <table:table-cell table:style-name="ce312" table:formula="of:=IFERROR(  IF([.G192]=&quot;Long&quot;;  [.L192]+[Overview.$C$4]/[.K192]  *  [Overview.$C$6]  ;  IF([.G192]=&quot;Short&quot;   ;  [.L192]-[Overview.$C$4]/[.K192]  * [Overview.$C$6]  ; &quot;&quot;  )  )   ; &quot;&quot;)">
            <text:p/>
          </table:table-cell>
          <table:table-cell table:number-columns-repeated="3"/>
          <table:table-cell table:style-name="ce182" table:formula="of:=IFERROR([.T192]/[.N192]; &quot;&quot;)">
            <text:p/>
          </table:table-cell>
          <table:table-cell table:style-name="ce203" table:formula="of:=IFERROR(   IF( AND( [.G192]=&quot;Long&quot;;   [.P192]=[.K192])  ;  [.K192]*([.Q192]-[.L192])  ;    IF(  AND(  [.G192]=&quot;Short&quot;  ;   [.P192]=[.K192]   )   ;   [.K192]*([.L192]-[.Q192])   ;  &quot;&quot;)) ; &quot;&quot;)">
            <text:p/>
          </table:table-cell>
          <table:table-cell table:style-name="ce215" table:formula="of:=IF(ISNUMBER([.T192]); IF([.T192]&gt;=0; &quot;Win&quot;; &quot;Loss&quot;); &quot;&quot;)">
            <text:p/>
          </table:table-cell>
          <table:table-cell table:style-name="ce220" table:formula="of:=IF(ISNUMBER([.T192]); ROUND(([.R192]-[.J192])*60*24); &quot;&quot;)">
            <text:p/>
          </table:table-cell>
          <table:table-cell table:content-validation-name="val8"/>
          <table:table-cell table:number-columns-repeated="2"/>
          <table:table-cell table:style-name="ce239"/>
          <table:table-cell table:style-name="ce243" table:formula="of:=IFERROR(IF(ISBLANK([.Z192]); &quot;&quot;; IF([.$G192]=&quot;Long&quot;; ([.Z192]-[.$L192])*[.$K192]/[.$N192]; ([.$L192]-[.Z192])*[.$K192]/[.$N192])-[.$S192]); &quot;&quot;)">
            <text:p/>
          </table:table-cell>
          <table:table-cell/>
          <table:table-cell table:style-name="ce243" table:formula="of:=IFERROR(IF(ISBLANK([.AB192]); &quot;&quot;; IF([.$G192]=&quot;Long&quot;; ([.AB192]-[.$L192])*[.$K192]/[.$N192]; ([.$L192]-[.AB192])*[.$K192]/[.$N192])-[.$S192]); &quot;&quot;)">
            <text:p/>
          </table:table-cell>
          <table:table-cell/>
          <table:table-cell table:style-name="ce243" table:formula="of:=IFERROR(IF(ISBLANK([.AD192]); &quot;&quot;; IF([.$G192]=&quot;Long&quot;; ([.AD192]-[.$L192])*[.$K192]/[.$N192]; ([.$L192]-[.AD192])*[.$K192]/[.$N192])-[.$S192]); &quot;&quot;)">
            <text:p/>
          </table:table-cell>
          <table:table-cell table:number-columns-repeated="2"/>
          <table:table-cell table:formula="of:=IF(ISBLANK([.B192]); &quot;&quot;; DAY([.B192]))">
            <text:p/>
          </table:table-cell>
          <table:table-cell table:formula="of:=IF(ISBLANK([.B192]); &quot;&quot;; WEEKDAY([.B192]))">
            <text:p/>
          </table:table-cell>
          <table:table-cell table:formula="of:=IF(ISBLANK([.B192]); &quot;&quot;; WEEKNUM([.B192]))">
            <text:p/>
          </table:table-cell>
          <table:table-cell table:formula="of:=IF(ISBLANK([.B192]); &quot;&quot;; MONTH([.B192]))">
            <text:p/>
          </table:table-cell>
          <table:table-cell table:formula="of:=IF(ISBLANK([.L192]); &quot;&quot;; [.K192]*[.L192])">
            <text:p/>
          </table:table-cell>
          <table:table-cell table:formula="of:=IF(ISNUMBER([.AL192]); [.AL192]*0.0035; &quot;&quot;)">
            <text:p/>
          </table:table-cell>
          <table:table-cell table:formula="of:=IF(ISBLANK([.Q192]); &quot;&quot;; [.P192]*[.Q192])">
            <text:p/>
          </table:table-cell>
          <table:table-cell table:formula="of:=IF(ISNUMBER([.AN192]); [.AN192]*0.0035; &quot;&quot;)">
            <text:p/>
          </table:table-cell>
          <table:table-cell table:formula="of:=IF(ISBLANK([.Q192]); &quot;&quot;; SUM([.$S$3:.S192]))">
            <text:p/>
          </table:table-cell>
          <table:table-cell table:formula="of:=IF(ISBLANK([.R192]); &quot;&quot;; SUM([.$T$3:.T192]))">
            <text:p/>
          </table:table-cell>
          <table:table-cell table:formula="of:=IF(OR(ISBLANK([.J192]); ISBLANK([.R192])); &quot;&quot;;ROUND(([.R192]-[.J192])*60*24))">
            <text:p/>
          </table:table-cell>
          <table:table-cell table:number-columns-repeated="20"/>
        </table:table-row>
        <table:table-row table:style-name="ro2">
          <table:table-cell office:value-type="float" office:value="191" calcext:value-type="float">
            <text:p>191</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3]=&quot;Long&quot; ; [.L193]-[Overview.$C$4]/[.K193]  ;  IF([.G193]=&quot;Short&quot;; [.L193]+[Overview.$C$4]/[.K193]; &quot;&quot;) ); &quot;&quot;)">
            <text:p/>
          </table:table-cell>
          <table:table-cell table:formula="of:=IFERROR(ABS([.M193]-[.L193])*[.K193]; &quot;&quot;)">
            <text:p/>
          </table:table-cell>
          <table:table-cell table:style-name="ce312" table:formula="of:=IFERROR(  IF([.G193]=&quot;Long&quot;;  [.L193]+[Overview.$C$4]/[.K193]  *  [Overview.$C$6]  ;  IF([.G193]=&quot;Short&quot;   ;  [.L193]-[Overview.$C$4]/[.K193]  * [Overview.$C$6]  ; &quot;&quot;  )  )   ; &quot;&quot;)">
            <text:p/>
          </table:table-cell>
          <table:table-cell table:number-columns-repeated="3"/>
          <table:table-cell table:style-name="ce182" table:formula="of:=IFERROR([.T193]/[.N193]; &quot;&quot;)">
            <text:p/>
          </table:table-cell>
          <table:table-cell table:style-name="ce203" table:formula="of:=IFERROR(   IF( AND( [.G193]=&quot;Long&quot;;   [.P193]=[.K193])  ;  [.K193]*([.Q193]-[.L193])  ;    IF(  AND(  [.G193]=&quot;Short&quot;  ;   [.P193]=[.K193]   )   ;   [.K193]*([.L193]-[.Q193])   ;  &quot;&quot;)) ; &quot;&quot;)">
            <text:p/>
          </table:table-cell>
          <table:table-cell table:style-name="ce215" table:formula="of:=IF(ISNUMBER([.T193]); IF([.T193]&gt;=0; &quot;Win&quot;; &quot;Loss&quot;); &quot;&quot;)">
            <text:p/>
          </table:table-cell>
          <table:table-cell table:style-name="ce220" table:formula="of:=IF(ISNUMBER([.T193]); ROUND(([.R193]-[.J193])*60*24); &quot;&quot;)">
            <text:p/>
          </table:table-cell>
          <table:table-cell table:content-validation-name="val8"/>
          <table:table-cell table:number-columns-repeated="2"/>
          <table:table-cell table:style-name="ce239"/>
          <table:table-cell table:style-name="ce243" table:formula="of:=IFERROR(IF(ISBLANK([.Z193]); &quot;&quot;; IF([.$G193]=&quot;Long&quot;; ([.Z193]-[.$L193])*[.$K193]/[.$N193]; ([.$L193]-[.Z193])*[.$K193]/[.$N193])-[.$S193]); &quot;&quot;)">
            <text:p/>
          </table:table-cell>
          <table:table-cell/>
          <table:table-cell table:style-name="ce243" table:formula="of:=IFERROR(IF(ISBLANK([.AB193]); &quot;&quot;; IF([.$G193]=&quot;Long&quot;; ([.AB193]-[.$L193])*[.$K193]/[.$N193]; ([.$L193]-[.AB193])*[.$K193]/[.$N193])-[.$S193]); &quot;&quot;)">
            <text:p/>
          </table:table-cell>
          <table:table-cell/>
          <table:table-cell table:style-name="ce243" table:formula="of:=IFERROR(IF(ISBLANK([.AD193]); &quot;&quot;; IF([.$G193]=&quot;Long&quot;; ([.AD193]-[.$L193])*[.$K193]/[.$N193]; ([.$L193]-[.AD193])*[.$K193]/[.$N193])-[.$S193]); &quot;&quot;)">
            <text:p/>
          </table:table-cell>
          <table:table-cell table:number-columns-repeated="2"/>
          <table:table-cell table:formula="of:=IF(ISBLANK([.B193]); &quot;&quot;; DAY([.B193]))">
            <text:p/>
          </table:table-cell>
          <table:table-cell table:formula="of:=IF(ISBLANK([.B193]); &quot;&quot;; WEEKDAY([.B193]))">
            <text:p/>
          </table:table-cell>
          <table:table-cell table:formula="of:=IF(ISBLANK([.B193]); &quot;&quot;; WEEKNUM([.B193]))">
            <text:p/>
          </table:table-cell>
          <table:table-cell table:formula="of:=IF(ISBLANK([.B193]); &quot;&quot;; MONTH([.B193]))">
            <text:p/>
          </table:table-cell>
          <table:table-cell table:formula="of:=IF(ISBLANK([.L193]); &quot;&quot;; [.K193]*[.L193])">
            <text:p/>
          </table:table-cell>
          <table:table-cell table:formula="of:=IF(ISNUMBER([.AL193]); [.AL193]*0.0035; &quot;&quot;)">
            <text:p/>
          </table:table-cell>
          <table:table-cell table:formula="of:=IF(ISBLANK([.Q193]); &quot;&quot;; [.P193]*[.Q193])">
            <text:p/>
          </table:table-cell>
          <table:table-cell table:formula="of:=IF(ISNUMBER([.AN193]); [.AN193]*0.0035; &quot;&quot;)">
            <text:p/>
          </table:table-cell>
          <table:table-cell table:formula="of:=IF(ISBLANK([.Q193]); &quot;&quot;; SUM([.$S$3:.S193]))">
            <text:p/>
          </table:table-cell>
          <table:table-cell table:formula="of:=IF(ISBLANK([.R193]); &quot;&quot;; SUM([.$T$3:.T193]))">
            <text:p/>
          </table:table-cell>
          <table:table-cell table:formula="of:=IF(OR(ISBLANK([.J193]); ISBLANK([.R193])); &quot;&quot;;ROUND(([.R193]-[.J193])*60*24))">
            <text:p/>
          </table:table-cell>
          <table:table-cell table:number-columns-repeated="20"/>
        </table:table-row>
        <table:table-row table:style-name="ro2">
          <table:table-cell office:value-type="float" office:value="192" calcext:value-type="float">
            <text:p>19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4]=&quot;Long&quot; ; [.L194]-[Overview.$C$4]/[.K194]  ;  IF([.G194]=&quot;Short&quot;; [.L194]+[Overview.$C$4]/[.K194]; &quot;&quot;) ); &quot;&quot;)">
            <text:p/>
          </table:table-cell>
          <table:table-cell table:formula="of:=IFERROR(ABS([.M194]-[.L194])*[.K194]; &quot;&quot;)">
            <text:p/>
          </table:table-cell>
          <table:table-cell table:style-name="ce312" table:formula="of:=IFERROR(  IF([.G194]=&quot;Long&quot;;  [.L194]+[Overview.$C$4]/[.K194]  *  [Overview.$C$6]  ;  IF([.G194]=&quot;Short&quot;   ;  [.L194]-[Overview.$C$4]/[.K194]  * [Overview.$C$6]  ; &quot;&quot;  )  )   ; &quot;&quot;)">
            <text:p/>
          </table:table-cell>
          <table:table-cell table:number-columns-repeated="3"/>
          <table:table-cell table:style-name="ce182" table:formula="of:=IFERROR([.T194]/[.N194]; &quot;&quot;)">
            <text:p/>
          </table:table-cell>
          <table:table-cell table:style-name="ce203" table:formula="of:=IFERROR(   IF( AND( [.G194]=&quot;Long&quot;;   [.P194]=[.K194])  ;  [.K194]*([.Q194]-[.L194])  ;    IF(  AND(  [.G194]=&quot;Short&quot;  ;   [.P194]=[.K194]   )   ;   [.K194]*([.L194]-[.Q194])   ;  &quot;&quot;)) ; &quot;&quot;)">
            <text:p/>
          </table:table-cell>
          <table:table-cell table:style-name="ce215" table:formula="of:=IF(ISNUMBER([.T194]); IF([.T194]&gt;=0; &quot;Win&quot;; &quot;Loss&quot;); &quot;&quot;)">
            <text:p/>
          </table:table-cell>
          <table:table-cell table:style-name="ce220" table:formula="of:=IF(ISNUMBER([.T194]); ROUND(([.R194]-[.J194])*60*24); &quot;&quot;)">
            <text:p/>
          </table:table-cell>
          <table:table-cell table:content-validation-name="val8"/>
          <table:table-cell table:number-columns-repeated="2"/>
          <table:table-cell table:style-name="ce239"/>
          <table:table-cell table:style-name="ce243" table:formula="of:=IFERROR(IF(ISBLANK([.Z194]); &quot;&quot;; IF([.$G194]=&quot;Long&quot;; ([.Z194]-[.$L194])*[.$K194]/[.$N194]; ([.$L194]-[.Z194])*[.$K194]/[.$N194])-[.$S194]); &quot;&quot;)">
            <text:p/>
          </table:table-cell>
          <table:table-cell/>
          <table:table-cell table:style-name="ce243" table:formula="of:=IFERROR(IF(ISBLANK([.AB194]); &quot;&quot;; IF([.$G194]=&quot;Long&quot;; ([.AB194]-[.$L194])*[.$K194]/[.$N194]; ([.$L194]-[.AB194])*[.$K194]/[.$N194])-[.$S194]); &quot;&quot;)">
            <text:p/>
          </table:table-cell>
          <table:table-cell/>
          <table:table-cell table:style-name="ce243" table:formula="of:=IFERROR(IF(ISBLANK([.AD194]); &quot;&quot;; IF([.$G194]=&quot;Long&quot;; ([.AD194]-[.$L194])*[.$K194]/[.$N194]; ([.$L194]-[.AD194])*[.$K194]/[.$N194])-[.$S194]); &quot;&quot;)">
            <text:p/>
          </table:table-cell>
          <table:table-cell table:number-columns-repeated="2"/>
          <table:table-cell table:formula="of:=IF(ISBLANK([.B194]); &quot;&quot;; DAY([.B194]))">
            <text:p/>
          </table:table-cell>
          <table:table-cell table:formula="of:=IF(ISBLANK([.B194]); &quot;&quot;; WEEKDAY([.B194]))">
            <text:p/>
          </table:table-cell>
          <table:table-cell table:formula="of:=IF(ISBLANK([.B194]); &quot;&quot;; WEEKNUM([.B194]))">
            <text:p/>
          </table:table-cell>
          <table:table-cell table:formula="of:=IF(ISBLANK([.B194]); &quot;&quot;; MONTH([.B194]))">
            <text:p/>
          </table:table-cell>
          <table:table-cell table:formula="of:=IF(ISBLANK([.L194]); &quot;&quot;; [.K194]*[.L194])">
            <text:p/>
          </table:table-cell>
          <table:table-cell table:formula="of:=IF(ISNUMBER([.AL194]); [.AL194]*0.0035; &quot;&quot;)">
            <text:p/>
          </table:table-cell>
          <table:table-cell table:formula="of:=IF(ISBLANK([.Q194]); &quot;&quot;; [.P194]*[.Q194])">
            <text:p/>
          </table:table-cell>
          <table:table-cell table:formula="of:=IF(ISNUMBER([.AN194]); [.AN194]*0.0035; &quot;&quot;)">
            <text:p/>
          </table:table-cell>
          <table:table-cell table:formula="of:=IF(ISBLANK([.Q194]); &quot;&quot;; SUM([.$S$3:.S194]))">
            <text:p/>
          </table:table-cell>
          <table:table-cell table:formula="of:=IF(ISBLANK([.R194]); &quot;&quot;; SUM([.$T$3:.T194]))">
            <text:p/>
          </table:table-cell>
          <table:table-cell table:formula="of:=IF(OR(ISBLANK([.J194]); ISBLANK([.R194])); &quot;&quot;;ROUND(([.R194]-[.J194])*60*24))">
            <text:p/>
          </table:table-cell>
          <table:table-cell table:number-columns-repeated="20"/>
        </table:table-row>
        <table:table-row table:style-name="ro2">
          <table:table-cell office:value-type="float" office:value="193" calcext:value-type="float">
            <text:p>19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5]=&quot;Long&quot; ; [.L195]-[Overview.$C$4]/[.K195]  ;  IF([.G195]=&quot;Short&quot;; [.L195]+[Overview.$C$4]/[.K195]; &quot;&quot;) ); &quot;&quot;)">
            <text:p/>
          </table:table-cell>
          <table:table-cell table:formula="of:=IFERROR(ABS([.M195]-[.L195])*[.K195]; &quot;&quot;)">
            <text:p/>
          </table:table-cell>
          <table:table-cell table:style-name="ce312" table:formula="of:=IFERROR(  IF([.G195]=&quot;Long&quot;;  [.L195]+[Overview.$C$4]/[.K195]  *  [Overview.$C$6]  ;  IF([.G195]=&quot;Short&quot;   ;  [.L195]-[Overview.$C$4]/[.K195]  * [Overview.$C$6]  ; &quot;&quot;  )  )   ; &quot;&quot;)">
            <text:p/>
          </table:table-cell>
          <table:table-cell table:number-columns-repeated="3"/>
          <table:table-cell table:style-name="ce182" table:formula="of:=IFERROR([.T195]/[.N195]; &quot;&quot;)">
            <text:p/>
          </table:table-cell>
          <table:table-cell table:style-name="ce203" table:formula="of:=IFERROR(   IF( AND( [.G195]=&quot;Long&quot;;   [.P195]=[.K195])  ;  [.K195]*([.Q195]-[.L195])  ;    IF(  AND(  [.G195]=&quot;Short&quot;  ;   [.P195]=[.K195]   )   ;   [.K195]*([.L195]-[.Q195])   ;  &quot;&quot;)) ; &quot;&quot;)">
            <text:p/>
          </table:table-cell>
          <table:table-cell table:style-name="ce215" table:formula="of:=IF(ISNUMBER([.T195]); IF([.T195]&gt;=0; &quot;Win&quot;; &quot;Loss&quot;); &quot;&quot;)">
            <text:p/>
          </table:table-cell>
          <table:table-cell table:style-name="ce220" table:formula="of:=IF(ISNUMBER([.T195]); ROUND(([.R195]-[.J195])*60*24); &quot;&quot;)">
            <text:p/>
          </table:table-cell>
          <table:table-cell table:content-validation-name="val8"/>
          <table:table-cell table:number-columns-repeated="2"/>
          <table:table-cell table:style-name="ce239"/>
          <table:table-cell table:style-name="ce243" table:formula="of:=IFERROR(IF(ISBLANK([.Z195]); &quot;&quot;; IF([.$G195]=&quot;Long&quot;; ([.Z195]-[.$L195])*[.$K195]/[.$N195]; ([.$L195]-[.Z195])*[.$K195]/[.$N195])-[.$S195]); &quot;&quot;)">
            <text:p/>
          </table:table-cell>
          <table:table-cell/>
          <table:table-cell table:style-name="ce243" table:formula="of:=IFERROR(IF(ISBLANK([.AB195]); &quot;&quot;; IF([.$G195]=&quot;Long&quot;; ([.AB195]-[.$L195])*[.$K195]/[.$N195]; ([.$L195]-[.AB195])*[.$K195]/[.$N195])-[.$S195]); &quot;&quot;)">
            <text:p/>
          </table:table-cell>
          <table:table-cell/>
          <table:table-cell table:style-name="ce243" table:formula="of:=IFERROR(IF(ISBLANK([.AD195]); &quot;&quot;; IF([.$G195]=&quot;Long&quot;; ([.AD195]-[.$L195])*[.$K195]/[.$N195]; ([.$L195]-[.AD195])*[.$K195]/[.$N195])-[.$S195]); &quot;&quot;)">
            <text:p/>
          </table:table-cell>
          <table:table-cell table:number-columns-repeated="2"/>
          <table:table-cell table:formula="of:=IF(ISBLANK([.B195]); &quot;&quot;; DAY([.B195]))">
            <text:p/>
          </table:table-cell>
          <table:table-cell table:formula="of:=IF(ISBLANK([.B195]); &quot;&quot;; WEEKDAY([.B195]))">
            <text:p/>
          </table:table-cell>
          <table:table-cell table:formula="of:=IF(ISBLANK([.B195]); &quot;&quot;; WEEKNUM([.B195]))">
            <text:p/>
          </table:table-cell>
          <table:table-cell table:formula="of:=IF(ISBLANK([.B195]); &quot;&quot;; MONTH([.B195]))">
            <text:p/>
          </table:table-cell>
          <table:table-cell table:formula="of:=IF(ISBLANK([.L195]); &quot;&quot;; [.K195]*[.L195])">
            <text:p/>
          </table:table-cell>
          <table:table-cell table:formula="of:=IF(ISNUMBER([.AL195]); [.AL195]*0.0035; &quot;&quot;)">
            <text:p/>
          </table:table-cell>
          <table:table-cell table:formula="of:=IF(ISBLANK([.Q195]); &quot;&quot;; [.P195]*[.Q195])">
            <text:p/>
          </table:table-cell>
          <table:table-cell table:formula="of:=IF(ISNUMBER([.AN195]); [.AN195]*0.0035; &quot;&quot;)">
            <text:p/>
          </table:table-cell>
          <table:table-cell table:formula="of:=IF(ISBLANK([.Q195]); &quot;&quot;; SUM([.$S$3:.S195]))">
            <text:p/>
          </table:table-cell>
          <table:table-cell table:formula="of:=IF(ISBLANK([.R195]); &quot;&quot;; SUM([.$T$3:.T195]))">
            <text:p/>
          </table:table-cell>
          <table:table-cell table:formula="of:=IF(OR(ISBLANK([.J195]); ISBLANK([.R195])); &quot;&quot;;ROUND(([.R195]-[.J195])*60*24))">
            <text:p/>
          </table:table-cell>
          <table:table-cell table:number-columns-repeated="20"/>
        </table:table-row>
        <table:table-row table:style-name="ro2">
          <table:table-cell office:value-type="float" office:value="194" calcext:value-type="float">
            <text:p>19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6]=&quot;Long&quot; ; [.L196]-[Overview.$C$4]/[.K196]  ;  IF([.G196]=&quot;Short&quot;; [.L196]+[Overview.$C$4]/[.K196]; &quot;&quot;) ); &quot;&quot;)">
            <text:p/>
          </table:table-cell>
          <table:table-cell table:formula="of:=IFERROR(ABS([.M196]-[.L196])*[.K196]; &quot;&quot;)">
            <text:p/>
          </table:table-cell>
          <table:table-cell table:style-name="ce312" table:formula="of:=IFERROR(  IF([.G196]=&quot;Long&quot;;  [.L196]+[Overview.$C$4]/[.K196]  *  [Overview.$C$6]  ;  IF([.G196]=&quot;Short&quot;   ;  [.L196]-[Overview.$C$4]/[.K196]  * [Overview.$C$6]  ; &quot;&quot;  )  )   ; &quot;&quot;)">
            <text:p/>
          </table:table-cell>
          <table:table-cell table:number-columns-repeated="3"/>
          <table:table-cell table:style-name="ce182" table:formula="of:=IFERROR([.T196]/[.N196]; &quot;&quot;)">
            <text:p/>
          </table:table-cell>
          <table:table-cell table:style-name="ce203" table:formula="of:=IFERROR(   IF( AND( [.G196]=&quot;Long&quot;;   [.P196]=[.K196])  ;  [.K196]*([.Q196]-[.L196])  ;    IF(  AND(  [.G196]=&quot;Short&quot;  ;   [.P196]=[.K196]   )   ;   [.K196]*([.L196]-[.Q196])   ;  &quot;&quot;)) ; &quot;&quot;)">
            <text:p/>
          </table:table-cell>
          <table:table-cell table:style-name="ce215" table:formula="of:=IF(ISNUMBER([.T196]); IF([.T196]&gt;=0; &quot;Win&quot;; &quot;Loss&quot;); &quot;&quot;)">
            <text:p/>
          </table:table-cell>
          <table:table-cell table:style-name="ce220" table:formula="of:=IF(ISNUMBER([.T196]); ROUND(([.R196]-[.J196])*60*24); &quot;&quot;)">
            <text:p/>
          </table:table-cell>
          <table:table-cell table:content-validation-name="val8"/>
          <table:table-cell table:number-columns-repeated="2"/>
          <table:table-cell table:style-name="ce239"/>
          <table:table-cell table:style-name="ce243" table:formula="of:=IFERROR(IF(ISBLANK([.Z196]); &quot;&quot;; IF([.$G196]=&quot;Long&quot;; ([.Z196]-[.$L196])*[.$K196]/[.$N196]; ([.$L196]-[.Z196])*[.$K196]/[.$N196])-[.$S196]); &quot;&quot;)">
            <text:p/>
          </table:table-cell>
          <table:table-cell/>
          <table:table-cell table:style-name="ce243" table:formula="of:=IFERROR(IF(ISBLANK([.AB196]); &quot;&quot;; IF([.$G196]=&quot;Long&quot;; ([.AB196]-[.$L196])*[.$K196]/[.$N196]; ([.$L196]-[.AB196])*[.$K196]/[.$N196])-[.$S196]); &quot;&quot;)">
            <text:p/>
          </table:table-cell>
          <table:table-cell/>
          <table:table-cell table:style-name="ce243" table:formula="of:=IFERROR(IF(ISBLANK([.AD196]); &quot;&quot;; IF([.$G196]=&quot;Long&quot;; ([.AD196]-[.$L196])*[.$K196]/[.$N196]; ([.$L196]-[.AD196])*[.$K196]/[.$N196])-[.$S196]); &quot;&quot;)">
            <text:p/>
          </table:table-cell>
          <table:table-cell table:number-columns-repeated="2"/>
          <table:table-cell table:formula="of:=IF(ISBLANK([.B196]); &quot;&quot;; DAY([.B196]))">
            <text:p/>
          </table:table-cell>
          <table:table-cell table:formula="of:=IF(ISBLANK([.B196]); &quot;&quot;; WEEKDAY([.B196]))">
            <text:p/>
          </table:table-cell>
          <table:table-cell table:formula="of:=IF(ISBLANK([.B196]); &quot;&quot;; WEEKNUM([.B196]))">
            <text:p/>
          </table:table-cell>
          <table:table-cell table:formula="of:=IF(ISBLANK([.B196]); &quot;&quot;; MONTH([.B196]))">
            <text:p/>
          </table:table-cell>
          <table:table-cell table:formula="of:=IF(ISBLANK([.L196]); &quot;&quot;; [.K196]*[.L196])">
            <text:p/>
          </table:table-cell>
          <table:table-cell table:formula="of:=IF(ISNUMBER([.AL196]); [.AL196]*0.0035; &quot;&quot;)">
            <text:p/>
          </table:table-cell>
          <table:table-cell table:formula="of:=IF(ISBLANK([.Q196]); &quot;&quot;; [.P196]*[.Q196])">
            <text:p/>
          </table:table-cell>
          <table:table-cell table:formula="of:=IF(ISNUMBER([.AN196]); [.AN196]*0.0035; &quot;&quot;)">
            <text:p/>
          </table:table-cell>
          <table:table-cell table:formula="of:=IF(ISBLANK([.Q196]); &quot;&quot;; SUM([.$S$3:.S196]))">
            <text:p/>
          </table:table-cell>
          <table:table-cell table:formula="of:=IF(ISBLANK([.R196]); &quot;&quot;; SUM([.$T$3:.T196]))">
            <text:p/>
          </table:table-cell>
          <table:table-cell table:formula="of:=IF(OR(ISBLANK([.J196]); ISBLANK([.R196])); &quot;&quot;;ROUND(([.R196]-[.J196])*60*24))">
            <text:p/>
          </table:table-cell>
          <table:table-cell table:number-columns-repeated="20"/>
        </table:table-row>
        <table:table-row table:style-name="ro2">
          <table:table-cell office:value-type="float" office:value="195" calcext:value-type="float">
            <text:p>19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7]=&quot;Long&quot; ; [.L197]-[Overview.$C$4]/[.K197]  ;  IF([.G197]=&quot;Short&quot;; [.L197]+[Overview.$C$4]/[.K197]; &quot;&quot;) ); &quot;&quot;)">
            <text:p/>
          </table:table-cell>
          <table:table-cell table:formula="of:=IFERROR(ABS([.M197]-[.L197])*[.K197]; &quot;&quot;)">
            <text:p/>
          </table:table-cell>
          <table:table-cell table:style-name="ce312" table:formula="of:=IFERROR(  IF([.G197]=&quot;Long&quot;;  [.L197]+[Overview.$C$4]/[.K197]  *  [Overview.$C$6]  ;  IF([.G197]=&quot;Short&quot;   ;  [.L197]-[Overview.$C$4]/[.K197]  * [Overview.$C$6]  ; &quot;&quot;  )  )   ; &quot;&quot;)">
            <text:p/>
          </table:table-cell>
          <table:table-cell table:number-columns-repeated="3"/>
          <table:table-cell table:style-name="ce182" table:formula="of:=IFERROR([.T197]/[.N197]; &quot;&quot;)">
            <text:p/>
          </table:table-cell>
          <table:table-cell table:style-name="ce203" table:formula="of:=IFERROR(   IF( AND( [.G197]=&quot;Long&quot;;   [.P197]=[.K197])  ;  [.K197]*([.Q197]-[.L197])  ;    IF(  AND(  [.G197]=&quot;Short&quot;  ;   [.P197]=[.K197]   )   ;   [.K197]*([.L197]-[.Q197])   ;  &quot;&quot;)) ; &quot;&quot;)">
            <text:p/>
          </table:table-cell>
          <table:table-cell table:style-name="ce215" table:formula="of:=IF(ISNUMBER([.T197]); IF([.T197]&gt;=0; &quot;Win&quot;; &quot;Loss&quot;); &quot;&quot;)">
            <text:p/>
          </table:table-cell>
          <table:table-cell table:style-name="ce220" table:formula="of:=IF(ISNUMBER([.T197]); ROUND(([.R197]-[.J197])*60*24); &quot;&quot;)">
            <text:p/>
          </table:table-cell>
          <table:table-cell table:content-validation-name="val8"/>
          <table:table-cell table:number-columns-repeated="2"/>
          <table:table-cell table:style-name="ce239"/>
          <table:table-cell table:style-name="ce243" table:formula="of:=IFERROR(IF(ISBLANK([.Z197]); &quot;&quot;; IF([.$G197]=&quot;Long&quot;; ([.Z197]-[.$L197])*[.$K197]/[.$N197]; ([.$L197]-[.Z197])*[.$K197]/[.$N197])-[.$S197]); &quot;&quot;)">
            <text:p/>
          </table:table-cell>
          <table:table-cell/>
          <table:table-cell table:style-name="ce243" table:formula="of:=IFERROR(IF(ISBLANK([.AB197]); &quot;&quot;; IF([.$G197]=&quot;Long&quot;; ([.AB197]-[.$L197])*[.$K197]/[.$N197]; ([.$L197]-[.AB197])*[.$K197]/[.$N197])-[.$S197]); &quot;&quot;)">
            <text:p/>
          </table:table-cell>
          <table:table-cell/>
          <table:table-cell table:style-name="ce243" table:formula="of:=IFERROR(IF(ISBLANK([.AD197]); &quot;&quot;; IF([.$G197]=&quot;Long&quot;; ([.AD197]-[.$L197])*[.$K197]/[.$N197]; ([.$L197]-[.AD197])*[.$K197]/[.$N197])-[.$S197]); &quot;&quot;)">
            <text:p/>
          </table:table-cell>
          <table:table-cell table:number-columns-repeated="2"/>
          <table:table-cell table:formula="of:=IF(ISBLANK([.B197]); &quot;&quot;; DAY([.B197]))">
            <text:p/>
          </table:table-cell>
          <table:table-cell table:formula="of:=IF(ISBLANK([.B197]); &quot;&quot;; WEEKDAY([.B197]))">
            <text:p/>
          </table:table-cell>
          <table:table-cell table:formula="of:=IF(ISBLANK([.B197]); &quot;&quot;; WEEKNUM([.B197]))">
            <text:p/>
          </table:table-cell>
          <table:table-cell table:formula="of:=IF(ISBLANK([.B197]); &quot;&quot;; MONTH([.B197]))">
            <text:p/>
          </table:table-cell>
          <table:table-cell table:formula="of:=IF(ISBLANK([.L197]); &quot;&quot;; [.K197]*[.L197])">
            <text:p/>
          </table:table-cell>
          <table:table-cell table:formula="of:=IF(ISNUMBER([.AL197]); [.AL197]*0.0035; &quot;&quot;)">
            <text:p/>
          </table:table-cell>
          <table:table-cell table:formula="of:=IF(ISBLANK([.Q197]); &quot;&quot;; [.P197]*[.Q197])">
            <text:p/>
          </table:table-cell>
          <table:table-cell table:formula="of:=IF(ISNUMBER([.AN197]); [.AN197]*0.0035; &quot;&quot;)">
            <text:p/>
          </table:table-cell>
          <table:table-cell table:formula="of:=IF(ISBLANK([.Q197]); &quot;&quot;; SUM([.$S$3:.S197]))">
            <text:p/>
          </table:table-cell>
          <table:table-cell table:formula="of:=IF(ISBLANK([.R197]); &quot;&quot;; SUM([.$T$3:.T197]))">
            <text:p/>
          </table:table-cell>
          <table:table-cell table:formula="of:=IF(OR(ISBLANK([.J197]); ISBLANK([.R197])); &quot;&quot;;ROUND(([.R197]-[.J197])*60*24))">
            <text:p/>
          </table:table-cell>
          <table:table-cell table:number-columns-repeated="20"/>
        </table:table-row>
        <table:table-row table:style-name="ro2">
          <table:table-cell office:value-type="float" office:value="196" calcext:value-type="float">
            <text:p>19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8]=&quot;Long&quot; ; [.L198]-[Overview.$C$4]/[.K198]  ;  IF([.G198]=&quot;Short&quot;; [.L198]+[Overview.$C$4]/[.K198]; &quot;&quot;) ); &quot;&quot;)">
            <text:p/>
          </table:table-cell>
          <table:table-cell table:formula="of:=IFERROR(ABS([.M198]-[.L198])*[.K198]; &quot;&quot;)">
            <text:p/>
          </table:table-cell>
          <table:table-cell table:style-name="ce312" table:formula="of:=IFERROR(  IF([.G198]=&quot;Long&quot;;  [.L198]+[Overview.$C$4]/[.K198]  *  [Overview.$C$6]  ;  IF([.G198]=&quot;Short&quot;   ;  [.L198]-[Overview.$C$4]/[.K198]  * [Overview.$C$6]  ; &quot;&quot;  )  )   ; &quot;&quot;)">
            <text:p/>
          </table:table-cell>
          <table:table-cell table:number-columns-repeated="3"/>
          <table:table-cell table:style-name="ce182" table:formula="of:=IFERROR([.T198]/[.N198]; &quot;&quot;)">
            <text:p/>
          </table:table-cell>
          <table:table-cell table:style-name="ce203" table:formula="of:=IFERROR(   IF( AND( [.G198]=&quot;Long&quot;;   [.P198]=[.K198])  ;  [.K198]*([.Q198]-[.L198])  ;    IF(  AND(  [.G198]=&quot;Short&quot;  ;   [.P198]=[.K198]   )   ;   [.K198]*([.L198]-[.Q198])   ;  &quot;&quot;)) ; &quot;&quot;)">
            <text:p/>
          </table:table-cell>
          <table:table-cell table:style-name="ce215" table:formula="of:=IF(ISNUMBER([.T198]); IF([.T198]&gt;=0; &quot;Win&quot;; &quot;Loss&quot;); &quot;&quot;)">
            <text:p/>
          </table:table-cell>
          <table:table-cell table:style-name="ce220" table:formula="of:=IF(ISNUMBER([.T198]); ROUND(([.R198]-[.J198])*60*24); &quot;&quot;)">
            <text:p/>
          </table:table-cell>
          <table:table-cell table:content-validation-name="val8"/>
          <table:table-cell table:number-columns-repeated="2"/>
          <table:table-cell table:style-name="ce239"/>
          <table:table-cell table:style-name="ce243" table:formula="of:=IFERROR(IF(ISBLANK([.Z198]); &quot;&quot;; IF([.$G198]=&quot;Long&quot;; ([.Z198]-[.$L198])*[.$K198]/[.$N198]; ([.$L198]-[.Z198])*[.$K198]/[.$N198])-[.$S198]); &quot;&quot;)">
            <text:p/>
          </table:table-cell>
          <table:table-cell/>
          <table:table-cell table:style-name="ce243" table:formula="of:=IFERROR(IF(ISBLANK([.AB198]); &quot;&quot;; IF([.$G198]=&quot;Long&quot;; ([.AB198]-[.$L198])*[.$K198]/[.$N198]; ([.$L198]-[.AB198])*[.$K198]/[.$N198])-[.$S198]); &quot;&quot;)">
            <text:p/>
          </table:table-cell>
          <table:table-cell/>
          <table:table-cell table:style-name="ce243" table:formula="of:=IFERROR(IF(ISBLANK([.AD198]); &quot;&quot;; IF([.$G198]=&quot;Long&quot;; ([.AD198]-[.$L198])*[.$K198]/[.$N198]; ([.$L198]-[.AD198])*[.$K198]/[.$N198])-[.$S198]); &quot;&quot;)">
            <text:p/>
          </table:table-cell>
          <table:table-cell table:number-columns-repeated="2"/>
          <table:table-cell table:formula="of:=IF(ISBLANK([.B198]); &quot;&quot;; DAY([.B198]))">
            <text:p/>
          </table:table-cell>
          <table:table-cell table:formula="of:=IF(ISBLANK([.B198]); &quot;&quot;; WEEKDAY([.B198]))">
            <text:p/>
          </table:table-cell>
          <table:table-cell table:formula="of:=IF(ISBLANK([.B198]); &quot;&quot;; WEEKNUM([.B198]))">
            <text:p/>
          </table:table-cell>
          <table:table-cell table:formula="of:=IF(ISBLANK([.B198]); &quot;&quot;; MONTH([.B198]))">
            <text:p/>
          </table:table-cell>
          <table:table-cell table:formula="of:=IF(ISBLANK([.L198]); &quot;&quot;; [.K198]*[.L198])">
            <text:p/>
          </table:table-cell>
          <table:table-cell table:formula="of:=IF(ISNUMBER([.AL198]); [.AL198]*0.0035; &quot;&quot;)">
            <text:p/>
          </table:table-cell>
          <table:table-cell table:formula="of:=IF(ISBLANK([.Q198]); &quot;&quot;; [.P198]*[.Q198])">
            <text:p/>
          </table:table-cell>
          <table:table-cell table:formula="of:=IF(ISNUMBER([.AN198]); [.AN198]*0.0035; &quot;&quot;)">
            <text:p/>
          </table:table-cell>
          <table:table-cell table:formula="of:=IF(ISBLANK([.Q198]); &quot;&quot;; SUM([.$S$3:.S198]))">
            <text:p/>
          </table:table-cell>
          <table:table-cell table:formula="of:=IF(ISBLANK([.R198]); &quot;&quot;; SUM([.$T$3:.T198]))">
            <text:p/>
          </table:table-cell>
          <table:table-cell table:formula="of:=IF(OR(ISBLANK([.J198]); ISBLANK([.R198])); &quot;&quot;;ROUND(([.R198]-[.J198])*60*24))">
            <text:p/>
          </table:table-cell>
          <table:table-cell table:number-columns-repeated="20"/>
        </table:table-row>
        <table:table-row table:style-name="ro2">
          <table:table-cell office:value-type="float" office:value="197" calcext:value-type="float">
            <text:p>19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199]=&quot;Long&quot; ; [.L199]-[Overview.$C$4]/[.K199]  ;  IF([.G199]=&quot;Short&quot;; [.L199]+[Overview.$C$4]/[.K199]; &quot;&quot;) ); &quot;&quot;)">
            <text:p/>
          </table:table-cell>
          <table:table-cell table:formula="of:=IFERROR(ABS([.M199]-[.L199])*[.K199]; &quot;&quot;)">
            <text:p/>
          </table:table-cell>
          <table:table-cell table:style-name="ce312" table:formula="of:=IFERROR(  IF([.G199]=&quot;Long&quot;;  [.L199]+[Overview.$C$4]/[.K199]  *  [Overview.$C$6]  ;  IF([.G199]=&quot;Short&quot;   ;  [.L199]-[Overview.$C$4]/[.K199]  * [Overview.$C$6]  ; &quot;&quot;  )  )   ; &quot;&quot;)">
            <text:p/>
          </table:table-cell>
          <table:table-cell table:number-columns-repeated="3"/>
          <table:table-cell table:style-name="ce182" table:formula="of:=IFERROR([.T199]/[.N199]; &quot;&quot;)">
            <text:p/>
          </table:table-cell>
          <table:table-cell table:style-name="ce203" table:formula="of:=IFERROR(   IF( AND( [.G199]=&quot;Long&quot;;   [.P199]=[.K199])  ;  [.K199]*([.Q199]-[.L199])  ;    IF(  AND(  [.G199]=&quot;Short&quot;  ;   [.P199]=[.K199]   )   ;   [.K199]*([.L199]-[.Q199])   ;  &quot;&quot;)) ; &quot;&quot;)">
            <text:p/>
          </table:table-cell>
          <table:table-cell table:style-name="ce215" table:formula="of:=IF(ISNUMBER([.T199]); IF([.T199]&gt;=0; &quot;Win&quot;; &quot;Loss&quot;); &quot;&quot;)">
            <text:p/>
          </table:table-cell>
          <table:table-cell table:style-name="ce220" table:formula="of:=IF(ISNUMBER([.T199]); ROUND(([.R199]-[.J199])*60*24); &quot;&quot;)">
            <text:p/>
          </table:table-cell>
          <table:table-cell table:content-validation-name="val8"/>
          <table:table-cell table:number-columns-repeated="2"/>
          <table:table-cell table:style-name="ce239"/>
          <table:table-cell table:style-name="ce243" table:formula="of:=IFERROR(IF(ISBLANK([.Z199]); &quot;&quot;; IF([.$G199]=&quot;Long&quot;; ([.Z199]-[.$L199])*[.$K199]/[.$N199]; ([.$L199]-[.Z199])*[.$K199]/[.$N199])-[.$S199]); &quot;&quot;)">
            <text:p/>
          </table:table-cell>
          <table:table-cell/>
          <table:table-cell table:style-name="ce243" table:formula="of:=IFERROR(IF(ISBLANK([.AB199]); &quot;&quot;; IF([.$G199]=&quot;Long&quot;; ([.AB199]-[.$L199])*[.$K199]/[.$N199]; ([.$L199]-[.AB199])*[.$K199]/[.$N199])-[.$S199]); &quot;&quot;)">
            <text:p/>
          </table:table-cell>
          <table:table-cell/>
          <table:table-cell table:style-name="ce243" table:formula="of:=IFERROR(IF(ISBLANK([.AD199]); &quot;&quot;; IF([.$G199]=&quot;Long&quot;; ([.AD199]-[.$L199])*[.$K199]/[.$N199]; ([.$L199]-[.AD199])*[.$K199]/[.$N199])-[.$S199]); &quot;&quot;)">
            <text:p/>
          </table:table-cell>
          <table:table-cell table:number-columns-repeated="2"/>
          <table:table-cell table:formula="of:=IF(ISBLANK([.B199]); &quot;&quot;; DAY([.B199]))">
            <text:p/>
          </table:table-cell>
          <table:table-cell table:formula="of:=IF(ISBLANK([.B199]); &quot;&quot;; WEEKDAY([.B199]))">
            <text:p/>
          </table:table-cell>
          <table:table-cell table:formula="of:=IF(ISBLANK([.B199]); &quot;&quot;; WEEKNUM([.B199]))">
            <text:p/>
          </table:table-cell>
          <table:table-cell table:formula="of:=IF(ISBLANK([.B199]); &quot;&quot;; MONTH([.B199]))">
            <text:p/>
          </table:table-cell>
          <table:table-cell table:formula="of:=IF(ISBLANK([.L199]); &quot;&quot;; [.K199]*[.L199])">
            <text:p/>
          </table:table-cell>
          <table:table-cell table:formula="of:=IF(ISNUMBER([.AL199]); [.AL199]*0.0035; &quot;&quot;)">
            <text:p/>
          </table:table-cell>
          <table:table-cell table:formula="of:=IF(ISBLANK([.Q199]); &quot;&quot;; [.P199]*[.Q199])">
            <text:p/>
          </table:table-cell>
          <table:table-cell table:formula="of:=IF(ISNUMBER([.AN199]); [.AN199]*0.0035; &quot;&quot;)">
            <text:p/>
          </table:table-cell>
          <table:table-cell table:formula="of:=IF(ISBLANK([.Q199]); &quot;&quot;; SUM([.$S$3:.S199]))">
            <text:p/>
          </table:table-cell>
          <table:table-cell table:formula="of:=IF(ISBLANK([.R199]); &quot;&quot;; SUM([.$T$3:.T199]))">
            <text:p/>
          </table:table-cell>
          <table:table-cell table:formula="of:=IF(OR(ISBLANK([.J199]); ISBLANK([.R199])); &quot;&quot;;ROUND(([.R199]-[.J199])*60*24))">
            <text:p/>
          </table:table-cell>
          <table:table-cell table:number-columns-repeated="20"/>
        </table:table-row>
        <table:table-row table:style-name="ro2">
          <table:table-cell office:value-type="float" office:value="198" calcext:value-type="float">
            <text:p>19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0]=&quot;Long&quot; ; [.L200]-[Overview.$C$4]/[.K200]  ;  IF([.G200]=&quot;Short&quot;; [.L200]+[Overview.$C$4]/[.K200]; &quot;&quot;) ); &quot;&quot;)">
            <text:p/>
          </table:table-cell>
          <table:table-cell table:formula="of:=IFERROR(ABS([.M200]-[.L200])*[.K200]; &quot;&quot;)">
            <text:p/>
          </table:table-cell>
          <table:table-cell table:style-name="ce312" table:formula="of:=IFERROR(  IF([.G200]=&quot;Long&quot;;  [.L200]+[Overview.$C$4]/[.K200]  *  [Overview.$C$6]  ;  IF([.G200]=&quot;Short&quot;   ;  [.L200]-[Overview.$C$4]/[.K200]  * [Overview.$C$6]  ; &quot;&quot;  )  )   ; &quot;&quot;)">
            <text:p/>
          </table:table-cell>
          <table:table-cell table:number-columns-repeated="3"/>
          <table:table-cell table:style-name="ce182" table:formula="of:=IFERROR([.T200]/[.N200]; &quot;&quot;)">
            <text:p/>
          </table:table-cell>
          <table:table-cell table:style-name="ce203" table:formula="of:=IFERROR(   IF( AND( [.G200]=&quot;Long&quot;;   [.P200]=[.K200])  ;  [.K200]*([.Q200]-[.L200])  ;    IF(  AND(  [.G200]=&quot;Short&quot;  ;   [.P200]=[.K200]   )   ;   [.K200]*([.L200]-[.Q200])   ;  &quot;&quot;)) ; &quot;&quot;)">
            <text:p/>
          </table:table-cell>
          <table:table-cell table:style-name="ce215" table:formula="of:=IF(ISNUMBER([.T200]); IF([.T200]&gt;=0; &quot;Win&quot;; &quot;Loss&quot;); &quot;&quot;)">
            <text:p/>
          </table:table-cell>
          <table:table-cell table:style-name="ce220" table:formula="of:=IF(ISNUMBER([.T200]); ROUND(([.R200]-[.J200])*60*24); &quot;&quot;)">
            <text:p/>
          </table:table-cell>
          <table:table-cell table:content-validation-name="val8"/>
          <table:table-cell table:number-columns-repeated="2"/>
          <table:table-cell table:style-name="ce239"/>
          <table:table-cell table:style-name="ce243" table:formula="of:=IFERROR(IF(ISBLANK([.Z200]); &quot;&quot;; IF([.$G200]=&quot;Long&quot;; ([.Z200]-[.$L200])*[.$K200]/[.$N200]; ([.$L200]-[.Z200])*[.$K200]/[.$N200])-[.$S200]); &quot;&quot;)">
            <text:p/>
          </table:table-cell>
          <table:table-cell/>
          <table:table-cell table:style-name="ce243" table:formula="of:=IFERROR(IF(ISBLANK([.AB200]); &quot;&quot;; IF([.$G200]=&quot;Long&quot;; ([.AB200]-[.$L200])*[.$K200]/[.$N200]; ([.$L200]-[.AB200])*[.$K200]/[.$N200])-[.$S200]); &quot;&quot;)">
            <text:p/>
          </table:table-cell>
          <table:table-cell/>
          <table:table-cell table:style-name="ce243" table:formula="of:=IFERROR(IF(ISBLANK([.AD200]); &quot;&quot;; IF([.$G200]=&quot;Long&quot;; ([.AD200]-[.$L200])*[.$K200]/[.$N200]; ([.$L200]-[.AD200])*[.$K200]/[.$N200])-[.$S200]); &quot;&quot;)">
            <text:p/>
          </table:table-cell>
          <table:table-cell table:number-columns-repeated="2"/>
          <table:table-cell table:formula="of:=IF(ISBLANK([.B200]); &quot;&quot;; DAY([.B200]))">
            <text:p/>
          </table:table-cell>
          <table:table-cell table:formula="of:=IF(ISBLANK([.B200]); &quot;&quot;; WEEKDAY([.B200]))">
            <text:p/>
          </table:table-cell>
          <table:table-cell table:formula="of:=IF(ISBLANK([.B200]); &quot;&quot;; WEEKNUM([.B200]))">
            <text:p/>
          </table:table-cell>
          <table:table-cell table:formula="of:=IF(ISBLANK([.B200]); &quot;&quot;; MONTH([.B200]))">
            <text:p/>
          </table:table-cell>
          <table:table-cell table:formula="of:=IF(ISBLANK([.L200]); &quot;&quot;; [.K200]*[.L200])">
            <text:p/>
          </table:table-cell>
          <table:table-cell table:formula="of:=IF(ISNUMBER([.AL200]); [.AL200]*0.0035; &quot;&quot;)">
            <text:p/>
          </table:table-cell>
          <table:table-cell table:formula="of:=IF(ISBLANK([.Q200]); &quot;&quot;; [.P200]*[.Q200])">
            <text:p/>
          </table:table-cell>
          <table:table-cell table:formula="of:=IF(ISNUMBER([.AN200]); [.AN200]*0.0035; &quot;&quot;)">
            <text:p/>
          </table:table-cell>
          <table:table-cell table:formula="of:=IF(ISBLANK([.Q200]); &quot;&quot;; SUM([.$S$3:.S200]))">
            <text:p/>
          </table:table-cell>
          <table:table-cell table:formula="of:=IF(ISBLANK([.R200]); &quot;&quot;; SUM([.$T$3:.T200]))">
            <text:p/>
          </table:table-cell>
          <table:table-cell table:formula="of:=IF(OR(ISBLANK([.J200]); ISBLANK([.R200])); &quot;&quot;;ROUND(([.R200]-[.J200])*60*24))">
            <text:p/>
          </table:table-cell>
          <table:table-cell table:number-columns-repeated="20"/>
        </table:table-row>
        <table:table-row table:style-name="ro2">
          <table:table-cell office:value-type="float" office:value="199" calcext:value-type="float">
            <text:p>199</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1]=&quot;Long&quot; ; [.L201]-[Overview.$C$4]/[.K201]  ;  IF([.G201]=&quot;Short&quot;; [.L201]+[Overview.$C$4]/[.K201]; &quot;&quot;) ); &quot;&quot;)">
            <text:p/>
          </table:table-cell>
          <table:table-cell table:formula="of:=IFERROR(ABS([.M201]-[.L201])*[.K201]; &quot;&quot;)">
            <text:p/>
          </table:table-cell>
          <table:table-cell table:style-name="ce312" table:formula="of:=IFERROR(  IF([.G201]=&quot;Long&quot;;  [.L201]+[Overview.$C$4]/[.K201]  *  [Overview.$C$6]  ;  IF([.G201]=&quot;Short&quot;   ;  [.L201]-[Overview.$C$4]/[.K201]  * [Overview.$C$6]  ; &quot;&quot;  )  )   ; &quot;&quot;)">
            <text:p/>
          </table:table-cell>
          <table:table-cell table:number-columns-repeated="3"/>
          <table:table-cell table:style-name="ce182" table:formula="of:=IFERROR([.T201]/[.N201]; &quot;&quot;)">
            <text:p/>
          </table:table-cell>
          <table:table-cell table:style-name="ce203" table:formula="of:=IFERROR(   IF( AND( [.G201]=&quot;Long&quot;;   [.P201]=[.K201])  ;  [.K201]*([.Q201]-[.L201])  ;    IF(  AND(  [.G201]=&quot;Short&quot;  ;   [.P201]=[.K201]   )   ;   [.K201]*([.L201]-[.Q201])   ;  &quot;&quot;)) ; &quot;&quot;)">
            <text:p/>
          </table:table-cell>
          <table:table-cell table:style-name="ce215" table:formula="of:=IF(ISNUMBER([.T201]); IF([.T201]&gt;=0; &quot;Win&quot;; &quot;Loss&quot;); &quot;&quot;)">
            <text:p/>
          </table:table-cell>
          <table:table-cell table:style-name="ce220" table:formula="of:=IF(ISNUMBER([.T201]); ROUND(([.R201]-[.J201])*60*24); &quot;&quot;)">
            <text:p/>
          </table:table-cell>
          <table:table-cell table:content-validation-name="val8"/>
          <table:table-cell table:number-columns-repeated="2"/>
          <table:table-cell table:style-name="ce239"/>
          <table:table-cell table:style-name="ce243" table:formula="of:=IFERROR(IF(ISBLANK([.Z201]); &quot;&quot;; IF([.$G201]=&quot;Long&quot;; ([.Z201]-[.$L201])*[.$K201]/[.$N201]; ([.$L201]-[.Z201])*[.$K201]/[.$N201])-[.$S201]); &quot;&quot;)">
            <text:p/>
          </table:table-cell>
          <table:table-cell/>
          <table:table-cell table:style-name="ce243" table:formula="of:=IFERROR(IF(ISBLANK([.AB201]); &quot;&quot;; IF([.$G201]=&quot;Long&quot;; ([.AB201]-[.$L201])*[.$K201]/[.$N201]; ([.$L201]-[.AB201])*[.$K201]/[.$N201])-[.$S201]); &quot;&quot;)">
            <text:p/>
          </table:table-cell>
          <table:table-cell/>
          <table:table-cell table:style-name="ce243" table:formula="of:=IFERROR(IF(ISBLANK([.AD201]); &quot;&quot;; IF([.$G201]=&quot;Long&quot;; ([.AD201]-[.$L201])*[.$K201]/[.$N201]; ([.$L201]-[.AD201])*[.$K201]/[.$N201])-[.$S201]); &quot;&quot;)">
            <text:p/>
          </table:table-cell>
          <table:table-cell table:number-columns-repeated="2"/>
          <table:table-cell table:formula="of:=IF(ISBLANK([.B201]); &quot;&quot;; DAY([.B201]))">
            <text:p/>
          </table:table-cell>
          <table:table-cell table:formula="of:=IF(ISBLANK([.B201]); &quot;&quot;; WEEKDAY([.B201]))">
            <text:p/>
          </table:table-cell>
          <table:table-cell table:formula="of:=IF(ISBLANK([.B201]); &quot;&quot;; WEEKNUM([.B201]))">
            <text:p/>
          </table:table-cell>
          <table:table-cell table:formula="of:=IF(ISBLANK([.B201]); &quot;&quot;; MONTH([.B201]))">
            <text:p/>
          </table:table-cell>
          <table:table-cell table:formula="of:=IF(ISBLANK([.L201]); &quot;&quot;; [.K201]*[.L201])">
            <text:p/>
          </table:table-cell>
          <table:table-cell table:formula="of:=IF(ISNUMBER([.AL201]); [.AL201]*0.0035; &quot;&quot;)">
            <text:p/>
          </table:table-cell>
          <table:table-cell table:formula="of:=IF(ISBLANK([.Q201]); &quot;&quot;; [.P201]*[.Q201])">
            <text:p/>
          </table:table-cell>
          <table:table-cell table:formula="of:=IF(ISNUMBER([.AN201]); [.AN201]*0.0035; &quot;&quot;)">
            <text:p/>
          </table:table-cell>
          <table:table-cell table:formula="of:=IF(ISBLANK([.Q201]); &quot;&quot;; SUM([.$S$3:.S201]))">
            <text:p/>
          </table:table-cell>
          <table:table-cell table:formula="of:=IF(ISBLANK([.R201]); &quot;&quot;; SUM([.$T$3:.T201]))">
            <text:p/>
          </table:table-cell>
          <table:table-cell table:formula="of:=IF(OR(ISBLANK([.J201]); ISBLANK([.R201])); &quot;&quot;;ROUND(([.R201]-[.J201])*60*24))">
            <text:p/>
          </table:table-cell>
          <table:table-cell table:number-columns-repeated="20"/>
        </table:table-row>
        <table:table-row table:style-name="ro2">
          <table:table-cell office:value-type="float" office:value="200" calcext:value-type="float">
            <text:p>200</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2]=&quot;Long&quot; ; [.L202]-[Overview.$C$4]/[.K202]  ;  IF([.G202]=&quot;Short&quot;; [.L202]+[Overview.$C$4]/[.K202]; &quot;&quot;) ); &quot;&quot;)">
            <text:p/>
          </table:table-cell>
          <table:table-cell table:formula="of:=IFERROR(ABS([.M202]-[.L202])*[.K202]; &quot;&quot;)">
            <text:p/>
          </table:table-cell>
          <table:table-cell table:style-name="ce312" table:formula="of:=IFERROR(  IF([.G202]=&quot;Long&quot;;  [.L202]+[Overview.$C$4]/[.K202]  *  [Overview.$C$6]  ;  IF([.G202]=&quot;Short&quot;   ;  [.L202]-[Overview.$C$4]/[.K202]  * [Overview.$C$6]  ; &quot;&quot;  )  )   ; &quot;&quot;)">
            <text:p/>
          </table:table-cell>
          <table:table-cell table:number-columns-repeated="3"/>
          <table:table-cell table:style-name="ce182" table:formula="of:=IFERROR([.T202]/[.N202]; &quot;&quot;)">
            <text:p/>
          </table:table-cell>
          <table:table-cell table:style-name="ce203" table:formula="of:=IFERROR(   IF( AND( [.G202]=&quot;Long&quot;;   [.P202]=[.K202])  ;  [.K202]*([.Q202]-[.L202])  ;    IF(  AND(  [.G202]=&quot;Short&quot;  ;   [.P202]=[.K202]   )   ;   [.K202]*([.L202]-[.Q202])   ;  &quot;&quot;)) ; &quot;&quot;)">
            <text:p/>
          </table:table-cell>
          <table:table-cell table:style-name="ce215" table:formula="of:=IF(ISNUMBER([.T202]); IF([.T202]&gt;=0; &quot;Win&quot;; &quot;Loss&quot;); &quot;&quot;)">
            <text:p/>
          </table:table-cell>
          <table:table-cell table:style-name="ce220" table:formula="of:=IF(ISNUMBER([.T202]); ROUND(([.R202]-[.J202])*60*24); &quot;&quot;)">
            <text:p/>
          </table:table-cell>
          <table:table-cell table:content-validation-name="val8"/>
          <table:table-cell table:number-columns-repeated="2"/>
          <table:table-cell table:style-name="ce239"/>
          <table:table-cell table:style-name="ce243" table:formula="of:=IFERROR(IF(ISBLANK([.Z202]); &quot;&quot;; IF([.$G202]=&quot;Long&quot;; ([.Z202]-[.$L202])*[.$K202]/[.$N202]; ([.$L202]-[.Z202])*[.$K202]/[.$N202])-[.$S202]); &quot;&quot;)">
            <text:p/>
          </table:table-cell>
          <table:table-cell/>
          <table:table-cell table:style-name="ce243" table:formula="of:=IFERROR(IF(ISBLANK([.AB202]); &quot;&quot;; IF([.$G202]=&quot;Long&quot;; ([.AB202]-[.$L202])*[.$K202]/[.$N202]; ([.$L202]-[.AB202])*[.$K202]/[.$N202])-[.$S202]); &quot;&quot;)">
            <text:p/>
          </table:table-cell>
          <table:table-cell/>
          <table:table-cell table:style-name="ce243" table:formula="of:=IFERROR(IF(ISBLANK([.AD202]); &quot;&quot;; IF([.$G202]=&quot;Long&quot;; ([.AD202]-[.$L202])*[.$K202]/[.$N202]; ([.$L202]-[.AD202])*[.$K202]/[.$N202])-[.$S202]); &quot;&quot;)">
            <text:p/>
          </table:table-cell>
          <table:table-cell table:number-columns-repeated="2"/>
          <table:table-cell table:formula="of:=IF(ISBLANK([.B202]); &quot;&quot;; DAY([.B202]))">
            <text:p/>
          </table:table-cell>
          <table:table-cell table:formula="of:=IF(ISBLANK([.B202]); &quot;&quot;; WEEKDAY([.B202]))">
            <text:p/>
          </table:table-cell>
          <table:table-cell table:formula="of:=IF(ISBLANK([.B202]); &quot;&quot;; WEEKNUM([.B202]))">
            <text:p/>
          </table:table-cell>
          <table:table-cell table:formula="of:=IF(ISBLANK([.B202]); &quot;&quot;; MONTH([.B202]))">
            <text:p/>
          </table:table-cell>
          <table:table-cell table:formula="of:=IF(ISBLANK([.L202]); &quot;&quot;; [.K202]*[.L202])">
            <text:p/>
          </table:table-cell>
          <table:table-cell table:formula="of:=IF(ISNUMBER([.AL202]); [.AL202]*0.0035; &quot;&quot;)">
            <text:p/>
          </table:table-cell>
          <table:table-cell table:formula="of:=IF(ISBLANK([.Q202]); &quot;&quot;; [.P202]*[.Q202])">
            <text:p/>
          </table:table-cell>
          <table:table-cell table:formula="of:=IF(ISNUMBER([.AN202]); [.AN202]*0.0035; &quot;&quot;)">
            <text:p/>
          </table:table-cell>
          <table:table-cell table:formula="of:=IF(ISBLANK([.Q202]); &quot;&quot;; SUM([.$S$3:.S202]))">
            <text:p/>
          </table:table-cell>
          <table:table-cell table:formula="of:=IF(ISBLANK([.R202]); &quot;&quot;; SUM([.$T$3:.T202]))">
            <text:p/>
          </table:table-cell>
          <table:table-cell table:formula="of:=IF(OR(ISBLANK([.J202]); ISBLANK([.R202])); &quot;&quot;;ROUND(([.R202]-[.J202])*60*24))">
            <text:p/>
          </table:table-cell>
          <table:table-cell table:number-columns-repeated="20"/>
        </table:table-row>
        <table:table-row table:style-name="ro2">
          <table:table-cell office:value-type="float" office:value="201" calcext:value-type="float">
            <text:p>201</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3]=&quot;Long&quot; ; [.L203]-[Overview.$C$4]/[.K203]  ;  IF([.G203]=&quot;Short&quot;; [.L203]+[Overview.$C$4]/[.K203]; &quot;&quot;) ); &quot;&quot;)">
            <text:p/>
          </table:table-cell>
          <table:table-cell table:formula="of:=IFERROR(ABS([.M203]-[.L203])*[.K203]; &quot;&quot;)">
            <text:p/>
          </table:table-cell>
          <table:table-cell table:style-name="ce312" table:formula="of:=IFERROR(  IF([.G203]=&quot;Long&quot;;  [.L203]+[Overview.$C$4]/[.K203]  *  [Overview.$C$6]  ;  IF([.G203]=&quot;Short&quot;   ;  [.L203]-[Overview.$C$4]/[.K203]  * [Overview.$C$6]  ; &quot;&quot;  )  )   ; &quot;&quot;)">
            <text:p/>
          </table:table-cell>
          <table:table-cell table:number-columns-repeated="3"/>
          <table:table-cell table:style-name="ce182" table:formula="of:=IFERROR([.T203]/[.N203]; &quot;&quot;)">
            <text:p/>
          </table:table-cell>
          <table:table-cell table:style-name="ce203" table:formula="of:=IFERROR(   IF( AND( [.G203]=&quot;Long&quot;;   [.P203]=[.K203])  ;  [.K203]*([.Q203]-[.L203])  ;    IF(  AND(  [.G203]=&quot;Short&quot;  ;   [.P203]=[.K203]   )   ;   [.K203]*([.L203]-[.Q203])   ;  &quot;&quot;)) ; &quot;&quot;)">
            <text:p/>
          </table:table-cell>
          <table:table-cell table:style-name="ce215" table:formula="of:=IF(ISNUMBER([.T203]); IF([.T203]&gt;=0; &quot;Win&quot;; &quot;Loss&quot;); &quot;&quot;)">
            <text:p/>
          </table:table-cell>
          <table:table-cell table:style-name="ce220" table:formula="of:=IF(ISNUMBER([.T203]); ROUND(([.R203]-[.J203])*60*24); &quot;&quot;)">
            <text:p/>
          </table:table-cell>
          <table:table-cell table:content-validation-name="val8"/>
          <table:table-cell table:number-columns-repeated="2"/>
          <table:table-cell table:style-name="ce239"/>
          <table:table-cell table:style-name="ce243" table:formula="of:=IFERROR(IF(ISBLANK([.Z203]); &quot;&quot;; IF([.$G203]=&quot;Long&quot;; ([.Z203]-[.$L203])*[.$K203]/[.$N203]; ([.$L203]-[.Z203])*[.$K203]/[.$N203])-[.$S203]); &quot;&quot;)">
            <text:p/>
          </table:table-cell>
          <table:table-cell/>
          <table:table-cell table:style-name="ce243" table:formula="of:=IFERROR(IF(ISBLANK([.AB203]); &quot;&quot;; IF([.$G203]=&quot;Long&quot;; ([.AB203]-[.$L203])*[.$K203]/[.$N203]; ([.$L203]-[.AB203])*[.$K203]/[.$N203])-[.$S203]); &quot;&quot;)">
            <text:p/>
          </table:table-cell>
          <table:table-cell/>
          <table:table-cell table:style-name="ce243" table:formula="of:=IFERROR(IF(ISBLANK([.AD203]); &quot;&quot;; IF([.$G203]=&quot;Long&quot;; ([.AD203]-[.$L203])*[.$K203]/[.$N203]; ([.$L203]-[.AD203])*[.$K203]/[.$N203])-[.$S203]); &quot;&quot;)">
            <text:p/>
          </table:table-cell>
          <table:table-cell table:number-columns-repeated="2"/>
          <table:table-cell table:formula="of:=IF(ISBLANK([.B203]); &quot;&quot;; DAY([.B203]))">
            <text:p/>
          </table:table-cell>
          <table:table-cell table:formula="of:=IF(ISBLANK([.B203]); &quot;&quot;; WEEKDAY([.B203]))">
            <text:p/>
          </table:table-cell>
          <table:table-cell table:formula="of:=IF(ISBLANK([.B203]); &quot;&quot;; WEEKNUM([.B203]))">
            <text:p/>
          </table:table-cell>
          <table:table-cell table:formula="of:=IF(ISBLANK([.B203]); &quot;&quot;; MONTH([.B203]))">
            <text:p/>
          </table:table-cell>
          <table:table-cell table:formula="of:=IF(ISBLANK([.L203]); &quot;&quot;; [.K203]*[.L203])">
            <text:p/>
          </table:table-cell>
          <table:table-cell table:formula="of:=IF(ISNUMBER([.AL203]); [.AL203]*0.0035; &quot;&quot;)">
            <text:p/>
          </table:table-cell>
          <table:table-cell table:formula="of:=IF(ISBLANK([.Q203]); &quot;&quot;; [.P203]*[.Q203])">
            <text:p/>
          </table:table-cell>
          <table:table-cell table:formula="of:=IF(ISNUMBER([.AN203]); [.AN203]*0.0035; &quot;&quot;)">
            <text:p/>
          </table:table-cell>
          <table:table-cell table:formula="of:=IF(ISBLANK([.Q203]); &quot;&quot;; SUM([.$S$3:.S203]))">
            <text:p/>
          </table:table-cell>
          <table:table-cell table:formula="of:=IF(ISBLANK([.R203]); &quot;&quot;; SUM([.$T$3:.T203]))">
            <text:p/>
          </table:table-cell>
          <table:table-cell table:formula="of:=IF(OR(ISBLANK([.J203]); ISBLANK([.R203])); &quot;&quot;;ROUND(([.R203]-[.J203])*60*24))">
            <text:p/>
          </table:table-cell>
          <table:table-cell table:number-columns-repeated="20"/>
        </table:table-row>
        <table:table-row table:style-name="ro2">
          <table:table-cell office:value-type="float" office:value="202" calcext:value-type="float">
            <text:p>202</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4]=&quot;Long&quot; ; [.L204]-[Overview.$C$4]/[.K204]  ;  IF([.G204]=&quot;Short&quot;; [.L204]+[Overview.$C$4]/[.K204]; &quot;&quot;) ); &quot;&quot;)">
            <text:p/>
          </table:table-cell>
          <table:table-cell table:formula="of:=IFERROR(ABS([.M204]-[.L204])*[.K204]; &quot;&quot;)">
            <text:p/>
          </table:table-cell>
          <table:table-cell table:style-name="ce312" table:formula="of:=IFERROR(  IF([.G204]=&quot;Long&quot;;  [.L204]+[Overview.$C$4]/[.K204]  *  [Overview.$C$6]  ;  IF([.G204]=&quot;Short&quot;   ;  [.L204]-[Overview.$C$4]/[.K204]  * [Overview.$C$6]  ; &quot;&quot;  )  )   ; &quot;&quot;)">
            <text:p/>
          </table:table-cell>
          <table:table-cell table:number-columns-repeated="3"/>
          <table:table-cell table:style-name="ce182" table:formula="of:=IFERROR([.T204]/[.N204]; &quot;&quot;)">
            <text:p/>
          </table:table-cell>
          <table:table-cell table:style-name="ce203" table:formula="of:=IFERROR(   IF( AND( [.G204]=&quot;Long&quot;;   [.P204]=[.K204])  ;  [.K204]*([.Q204]-[.L204])  ;    IF(  AND(  [.G204]=&quot;Short&quot;  ;   [.P204]=[.K204]   )   ;   [.K204]*([.L204]-[.Q204])   ;  &quot;&quot;)) ; &quot;&quot;)">
            <text:p/>
          </table:table-cell>
          <table:table-cell table:style-name="ce215" table:formula="of:=IF(ISNUMBER([.T204]); IF([.T204]&gt;=0; &quot;Win&quot;; &quot;Loss&quot;); &quot;&quot;)">
            <text:p/>
          </table:table-cell>
          <table:table-cell table:style-name="ce220" table:formula="of:=IF(ISNUMBER([.T204]); ROUND(([.R204]-[.J204])*60*24); &quot;&quot;)">
            <text:p/>
          </table:table-cell>
          <table:table-cell table:content-validation-name="val8"/>
          <table:table-cell table:number-columns-repeated="2"/>
          <table:table-cell table:style-name="ce239"/>
          <table:table-cell table:style-name="ce243" table:formula="of:=IFERROR(IF(ISBLANK([.Z204]); &quot;&quot;; IF([.$G204]=&quot;Long&quot;; ([.Z204]-[.$L204])*[.$K204]/[.$N204]; ([.$L204]-[.Z204])*[.$K204]/[.$N204])-[.$S204]); &quot;&quot;)">
            <text:p/>
          </table:table-cell>
          <table:table-cell/>
          <table:table-cell table:style-name="ce243" table:formula="of:=IFERROR(IF(ISBLANK([.AB204]); &quot;&quot;; IF([.$G204]=&quot;Long&quot;; ([.AB204]-[.$L204])*[.$K204]/[.$N204]; ([.$L204]-[.AB204])*[.$K204]/[.$N204])-[.$S204]); &quot;&quot;)">
            <text:p/>
          </table:table-cell>
          <table:table-cell/>
          <table:table-cell table:style-name="ce243" table:formula="of:=IFERROR(IF(ISBLANK([.AD204]); &quot;&quot;; IF([.$G204]=&quot;Long&quot;; ([.AD204]-[.$L204])*[.$K204]/[.$N204]; ([.$L204]-[.AD204])*[.$K204]/[.$N204])-[.$S204]); &quot;&quot;)">
            <text:p/>
          </table:table-cell>
          <table:table-cell table:number-columns-repeated="2"/>
          <table:table-cell table:formula="of:=IF(ISBLANK([.B204]); &quot;&quot;; DAY([.B204]))">
            <text:p/>
          </table:table-cell>
          <table:table-cell table:formula="of:=IF(ISBLANK([.B204]); &quot;&quot;; WEEKDAY([.B204]))">
            <text:p/>
          </table:table-cell>
          <table:table-cell table:formula="of:=IF(ISBLANK([.B204]); &quot;&quot;; WEEKNUM([.B204]))">
            <text:p/>
          </table:table-cell>
          <table:table-cell table:formula="of:=IF(ISBLANK([.B204]); &quot;&quot;; MONTH([.B204]))">
            <text:p/>
          </table:table-cell>
          <table:table-cell table:formula="of:=IF(ISBLANK([.L204]); &quot;&quot;; [.K204]*[.L204])">
            <text:p/>
          </table:table-cell>
          <table:table-cell table:formula="of:=IF(ISNUMBER([.AL204]); [.AL204]*0.0035; &quot;&quot;)">
            <text:p/>
          </table:table-cell>
          <table:table-cell table:formula="of:=IF(ISBLANK([.Q204]); &quot;&quot;; [.P204]*[.Q204])">
            <text:p/>
          </table:table-cell>
          <table:table-cell table:formula="of:=IF(ISNUMBER([.AN204]); [.AN204]*0.0035; &quot;&quot;)">
            <text:p/>
          </table:table-cell>
          <table:table-cell table:formula="of:=IF(ISBLANK([.Q204]); &quot;&quot;; SUM([.$S$3:.S204]))">
            <text:p/>
          </table:table-cell>
          <table:table-cell table:formula="of:=IF(ISBLANK([.R204]); &quot;&quot;; SUM([.$T$3:.T204]))">
            <text:p/>
          </table:table-cell>
          <table:table-cell table:formula="of:=IF(OR(ISBLANK([.J204]); ISBLANK([.R204])); &quot;&quot;;ROUND(([.R204]-[.J204])*60*24))">
            <text:p/>
          </table:table-cell>
          <table:table-cell table:number-columns-repeated="20"/>
        </table:table-row>
        <table:table-row table:style-name="ro2">
          <table:table-cell office:value-type="float" office:value="203" calcext:value-type="float">
            <text:p>203</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5]=&quot;Long&quot; ; [.L205]-[Overview.$C$4]/[.K205]  ;  IF([.G205]=&quot;Short&quot;; [.L205]+[Overview.$C$4]/[.K205]; &quot;&quot;) ); &quot;&quot;)">
            <text:p/>
          </table:table-cell>
          <table:table-cell table:formula="of:=IFERROR(ABS([.M205]-[.L205])*[.K205]; &quot;&quot;)">
            <text:p/>
          </table:table-cell>
          <table:table-cell table:style-name="ce312" table:formula="of:=IFERROR(  IF([.G205]=&quot;Long&quot;;  [.L205]+[Overview.$C$4]/[.K205]  *  [Overview.$C$6]  ;  IF([.G205]=&quot;Short&quot;   ;  [.L205]-[Overview.$C$4]/[.K205]  * [Overview.$C$6]  ; &quot;&quot;  )  )   ; &quot;&quot;)">
            <text:p/>
          </table:table-cell>
          <table:table-cell table:number-columns-repeated="3"/>
          <table:table-cell table:style-name="ce182" table:formula="of:=IFERROR([.T205]/[.N205]; &quot;&quot;)">
            <text:p/>
          </table:table-cell>
          <table:table-cell table:style-name="ce203" table:formula="of:=IFERROR(   IF( AND( [.G205]=&quot;Long&quot;;   [.P205]=[.K205])  ;  [.K205]*([.Q205]-[.L205])  ;    IF(  AND(  [.G205]=&quot;Short&quot;  ;   [.P205]=[.K205]   )   ;   [.K205]*([.L205]-[.Q205])   ;  &quot;&quot;)) ; &quot;&quot;)">
            <text:p/>
          </table:table-cell>
          <table:table-cell table:style-name="ce215" table:formula="of:=IF(ISNUMBER([.T205]); IF([.T205]&gt;=0; &quot;Win&quot;; &quot;Loss&quot;); &quot;&quot;)">
            <text:p/>
          </table:table-cell>
          <table:table-cell table:style-name="ce220" table:formula="of:=IF(ISNUMBER([.T205]); ROUND(([.R205]-[.J205])*60*24); &quot;&quot;)">
            <text:p/>
          </table:table-cell>
          <table:table-cell table:content-validation-name="val8"/>
          <table:table-cell table:number-columns-repeated="2"/>
          <table:table-cell table:style-name="ce239"/>
          <table:table-cell table:style-name="ce243" table:formula="of:=IFERROR(IF(ISBLANK([.Z205]); &quot;&quot;; IF([.$G205]=&quot;Long&quot;; ([.Z205]-[.$L205])*[.$K205]/[.$N205]; ([.$L205]-[.Z205])*[.$K205]/[.$N205])-[.$S205]); &quot;&quot;)">
            <text:p/>
          </table:table-cell>
          <table:table-cell/>
          <table:table-cell table:style-name="ce243" table:formula="of:=IFERROR(IF(ISBLANK([.AB205]); &quot;&quot;; IF([.$G205]=&quot;Long&quot;; ([.AB205]-[.$L205])*[.$K205]/[.$N205]; ([.$L205]-[.AB205])*[.$K205]/[.$N205])-[.$S205]); &quot;&quot;)">
            <text:p/>
          </table:table-cell>
          <table:table-cell/>
          <table:table-cell table:style-name="ce243" table:formula="of:=IFERROR(IF(ISBLANK([.AD205]); &quot;&quot;; IF([.$G205]=&quot;Long&quot;; ([.AD205]-[.$L205])*[.$K205]/[.$N205]; ([.$L205]-[.AD205])*[.$K205]/[.$N205])-[.$S205]); &quot;&quot;)">
            <text:p/>
          </table:table-cell>
          <table:table-cell table:number-columns-repeated="2"/>
          <table:table-cell table:formula="of:=IF(ISBLANK([.B205]); &quot;&quot;; DAY([.B205]))">
            <text:p/>
          </table:table-cell>
          <table:table-cell table:formula="of:=IF(ISBLANK([.B205]); &quot;&quot;; WEEKDAY([.B205]))">
            <text:p/>
          </table:table-cell>
          <table:table-cell table:formula="of:=IF(ISBLANK([.B205]); &quot;&quot;; WEEKNUM([.B205]))">
            <text:p/>
          </table:table-cell>
          <table:table-cell table:formula="of:=IF(ISBLANK([.B205]); &quot;&quot;; MONTH([.B205]))">
            <text:p/>
          </table:table-cell>
          <table:table-cell table:formula="of:=IF(ISBLANK([.L205]); &quot;&quot;; [.K205]*[.L205])">
            <text:p/>
          </table:table-cell>
          <table:table-cell table:formula="of:=IF(ISNUMBER([.AL205]); [.AL205]*0.0035; &quot;&quot;)">
            <text:p/>
          </table:table-cell>
          <table:table-cell table:formula="of:=IF(ISBLANK([.Q205]); &quot;&quot;; [.P205]*[.Q205])">
            <text:p/>
          </table:table-cell>
          <table:table-cell table:formula="of:=IF(ISNUMBER([.AN205]); [.AN205]*0.0035; &quot;&quot;)">
            <text:p/>
          </table:table-cell>
          <table:table-cell table:formula="of:=IF(ISBLANK([.Q205]); &quot;&quot;; SUM([.$S$3:.S205]))">
            <text:p/>
          </table:table-cell>
          <table:table-cell table:formula="of:=IF(ISBLANK([.R205]); &quot;&quot;; SUM([.$T$3:.T205]))">
            <text:p/>
          </table:table-cell>
          <table:table-cell table:formula="of:=IF(OR(ISBLANK([.J205]); ISBLANK([.R205])); &quot;&quot;;ROUND(([.R205]-[.J205])*60*24))">
            <text:p/>
          </table:table-cell>
          <table:table-cell table:number-columns-repeated="20"/>
        </table:table-row>
        <table:table-row table:style-name="ro2">
          <table:table-cell office:value-type="float" office:value="204" calcext:value-type="float">
            <text:p>204</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6]=&quot;Long&quot; ; [.L206]-[Overview.$C$4]/[.K206]  ;  IF([.G206]=&quot;Short&quot;; [.L206]+[Overview.$C$4]/[.K206]; &quot;&quot;) ); &quot;&quot;)">
            <text:p/>
          </table:table-cell>
          <table:table-cell table:formula="of:=IFERROR(ABS([.M206]-[.L206])*[.K206]; &quot;&quot;)">
            <text:p/>
          </table:table-cell>
          <table:table-cell table:style-name="ce312" table:formula="of:=IFERROR(  IF([.G206]=&quot;Long&quot;;  [.L206]+[Overview.$C$4]/[.K206]  *  [Overview.$C$6]  ;  IF([.G206]=&quot;Short&quot;   ;  [.L206]-[Overview.$C$4]/[.K206]  * [Overview.$C$6]  ; &quot;&quot;  )  )   ; &quot;&quot;)">
            <text:p/>
          </table:table-cell>
          <table:table-cell table:number-columns-repeated="3"/>
          <table:table-cell table:style-name="ce182" table:formula="of:=IFERROR([.T206]/[.N206]; &quot;&quot;)">
            <text:p/>
          </table:table-cell>
          <table:table-cell table:style-name="ce203" table:formula="of:=IFERROR(   IF( AND( [.G206]=&quot;Long&quot;;   [.P206]=[.K206])  ;  [.K206]*([.Q206]-[.L206])  ;    IF(  AND(  [.G206]=&quot;Short&quot;  ;   [.P206]=[.K206]   )   ;   [.K206]*([.L206]-[.Q206])   ;  &quot;&quot;)) ; &quot;&quot;)">
            <text:p/>
          </table:table-cell>
          <table:table-cell table:style-name="ce215" table:formula="of:=IF(ISNUMBER([.T206]); IF([.T206]&gt;=0; &quot;Win&quot;; &quot;Loss&quot;); &quot;&quot;)">
            <text:p/>
          </table:table-cell>
          <table:table-cell table:style-name="ce220" table:formula="of:=IF(ISNUMBER([.T206]); ROUND(([.R206]-[.J206])*60*24); &quot;&quot;)">
            <text:p/>
          </table:table-cell>
          <table:table-cell table:content-validation-name="val8"/>
          <table:table-cell table:number-columns-repeated="2"/>
          <table:table-cell table:style-name="ce239"/>
          <table:table-cell table:style-name="ce243" table:formula="of:=IFERROR(IF(ISBLANK([.Z206]); &quot;&quot;; IF([.$G206]=&quot;Long&quot;; ([.Z206]-[.$L206])*[.$K206]/[.$N206]; ([.$L206]-[.Z206])*[.$K206]/[.$N206])-[.$S206]); &quot;&quot;)">
            <text:p/>
          </table:table-cell>
          <table:table-cell/>
          <table:table-cell table:style-name="ce243" table:formula="of:=IFERROR(IF(ISBLANK([.AB206]); &quot;&quot;; IF([.$G206]=&quot;Long&quot;; ([.AB206]-[.$L206])*[.$K206]/[.$N206]; ([.$L206]-[.AB206])*[.$K206]/[.$N206])-[.$S206]); &quot;&quot;)">
            <text:p/>
          </table:table-cell>
          <table:table-cell/>
          <table:table-cell table:style-name="ce243" table:formula="of:=IFERROR(IF(ISBLANK([.AD206]); &quot;&quot;; IF([.$G206]=&quot;Long&quot;; ([.AD206]-[.$L206])*[.$K206]/[.$N206]; ([.$L206]-[.AD206])*[.$K206]/[.$N206])-[.$S206]); &quot;&quot;)">
            <text:p/>
          </table:table-cell>
          <table:table-cell table:number-columns-repeated="2"/>
          <table:table-cell table:formula="of:=IF(ISBLANK([.B206]); &quot;&quot;; DAY([.B206]))">
            <text:p/>
          </table:table-cell>
          <table:table-cell table:formula="of:=IF(ISBLANK([.B206]); &quot;&quot;; WEEKDAY([.B206]))">
            <text:p/>
          </table:table-cell>
          <table:table-cell table:formula="of:=IF(ISBLANK([.B206]); &quot;&quot;; WEEKNUM([.B206]))">
            <text:p/>
          </table:table-cell>
          <table:table-cell table:formula="of:=IF(ISBLANK([.B206]); &quot;&quot;; MONTH([.B206]))">
            <text:p/>
          </table:table-cell>
          <table:table-cell table:formula="of:=IF(ISBLANK([.L206]); &quot;&quot;; [.K206]*[.L206])">
            <text:p/>
          </table:table-cell>
          <table:table-cell table:formula="of:=IF(ISNUMBER([.AL206]); [.AL206]*0.0035; &quot;&quot;)">
            <text:p/>
          </table:table-cell>
          <table:table-cell table:formula="of:=IF(ISBLANK([.Q206]); &quot;&quot;; [.P206]*[.Q206])">
            <text:p/>
          </table:table-cell>
          <table:table-cell table:formula="of:=IF(ISNUMBER([.AN206]); [.AN206]*0.0035; &quot;&quot;)">
            <text:p/>
          </table:table-cell>
          <table:table-cell table:formula="of:=IF(ISBLANK([.Q206]); &quot;&quot;; SUM([.$S$3:.S206]))">
            <text:p/>
          </table:table-cell>
          <table:table-cell table:formula="of:=IF(ISBLANK([.R206]); &quot;&quot;; SUM([.$T$3:.T206]))">
            <text:p/>
          </table:table-cell>
          <table:table-cell table:formula="of:=IF(OR(ISBLANK([.J206]); ISBLANK([.R206])); &quot;&quot;;ROUND(([.R206]-[.J206])*60*24))">
            <text:p/>
          </table:table-cell>
          <table:table-cell table:number-columns-repeated="20"/>
        </table:table-row>
        <table:table-row table:style-name="ro2">
          <table:table-cell office:value-type="float" office:value="205" calcext:value-type="float">
            <text:p>205</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7]=&quot;Long&quot; ; [.L207]-[Overview.$C$4]/[.K207]  ;  IF([.G207]=&quot;Short&quot;; [.L207]+[Overview.$C$4]/[.K207]; &quot;&quot;) ); &quot;&quot;)">
            <text:p/>
          </table:table-cell>
          <table:table-cell table:formula="of:=IFERROR(ABS([.M207]-[.L207])*[.K207]; &quot;&quot;)">
            <text:p/>
          </table:table-cell>
          <table:table-cell table:style-name="ce312" table:formula="of:=IFERROR(  IF([.G207]=&quot;Long&quot;;  [.L207]+[Overview.$C$4]/[.K207]  *  [Overview.$C$6]  ;  IF([.G207]=&quot;Short&quot;   ;  [.L207]-[Overview.$C$4]/[.K207]  * [Overview.$C$6]  ; &quot;&quot;  )  )   ; &quot;&quot;)">
            <text:p/>
          </table:table-cell>
          <table:table-cell table:number-columns-repeated="3"/>
          <table:table-cell table:style-name="ce182" table:formula="of:=IFERROR([.T207]/[.N207]; &quot;&quot;)">
            <text:p/>
          </table:table-cell>
          <table:table-cell table:style-name="ce203" table:formula="of:=IFERROR(   IF( AND( [.G207]=&quot;Long&quot;;   [.P207]=[.K207])  ;  [.K207]*([.Q207]-[.L207])  ;    IF(  AND(  [.G207]=&quot;Short&quot;  ;   [.P207]=[.K207]   )   ;   [.K207]*([.L207]-[.Q207])   ;  &quot;&quot;)) ; &quot;&quot;)">
            <text:p/>
          </table:table-cell>
          <table:table-cell table:style-name="ce215" table:formula="of:=IF(ISNUMBER([.T207]); IF([.T207]&gt;=0; &quot;Win&quot;; &quot;Loss&quot;); &quot;&quot;)">
            <text:p/>
          </table:table-cell>
          <table:table-cell table:style-name="ce220" table:formula="of:=IF(ISNUMBER([.T207]); ROUND(([.R207]-[.J207])*60*24); &quot;&quot;)">
            <text:p/>
          </table:table-cell>
          <table:table-cell table:content-validation-name="val8"/>
          <table:table-cell table:number-columns-repeated="2"/>
          <table:table-cell table:style-name="ce239"/>
          <table:table-cell table:style-name="ce243" table:formula="of:=IFERROR(IF(ISBLANK([.Z207]); &quot;&quot;; IF([.$G207]=&quot;Long&quot;; ([.Z207]-[.$L207])*[.$K207]/[.$N207]; ([.$L207]-[.Z207])*[.$K207]/[.$N207])-[.$S207]); &quot;&quot;)">
            <text:p/>
          </table:table-cell>
          <table:table-cell/>
          <table:table-cell table:style-name="ce243" table:formula="of:=IFERROR(IF(ISBLANK([.AB207]); &quot;&quot;; IF([.$G207]=&quot;Long&quot;; ([.AB207]-[.$L207])*[.$K207]/[.$N207]; ([.$L207]-[.AB207])*[.$K207]/[.$N207])-[.$S207]); &quot;&quot;)">
            <text:p/>
          </table:table-cell>
          <table:table-cell/>
          <table:table-cell table:style-name="ce243" table:formula="of:=IFERROR(IF(ISBLANK([.AD207]); &quot;&quot;; IF([.$G207]=&quot;Long&quot;; ([.AD207]-[.$L207])*[.$K207]/[.$N207]; ([.$L207]-[.AD207])*[.$K207]/[.$N207])-[.$S207]); &quot;&quot;)">
            <text:p/>
          </table:table-cell>
          <table:table-cell table:number-columns-repeated="2"/>
          <table:table-cell table:formula="of:=IF(ISBLANK([.B207]); &quot;&quot;; DAY([.B207]))">
            <text:p/>
          </table:table-cell>
          <table:table-cell table:formula="of:=IF(ISBLANK([.B207]); &quot;&quot;; WEEKDAY([.B207]))">
            <text:p/>
          </table:table-cell>
          <table:table-cell table:formula="of:=IF(ISBLANK([.B207]); &quot;&quot;; WEEKNUM([.B207]))">
            <text:p/>
          </table:table-cell>
          <table:table-cell table:formula="of:=IF(ISBLANK([.B207]); &quot;&quot;; MONTH([.B207]))">
            <text:p/>
          </table:table-cell>
          <table:table-cell table:formula="of:=IF(ISBLANK([.L207]); &quot;&quot;; [.K207]*[.L207])">
            <text:p/>
          </table:table-cell>
          <table:table-cell table:formula="of:=IF(ISNUMBER([.AL207]); [.AL207]*0.0035; &quot;&quot;)">
            <text:p/>
          </table:table-cell>
          <table:table-cell table:formula="of:=IF(ISBLANK([.Q207]); &quot;&quot;; [.P207]*[.Q207])">
            <text:p/>
          </table:table-cell>
          <table:table-cell table:formula="of:=IF(ISNUMBER([.AN207]); [.AN207]*0.0035; &quot;&quot;)">
            <text:p/>
          </table:table-cell>
          <table:table-cell table:formula="of:=IF(ISBLANK([.Q207]); &quot;&quot;; SUM([.$S$3:.S207]))">
            <text:p/>
          </table:table-cell>
          <table:table-cell table:formula="of:=IF(ISBLANK([.R207]); &quot;&quot;; SUM([.$T$3:.T207]))">
            <text:p/>
          </table:table-cell>
          <table:table-cell table:formula="of:=IF(OR(ISBLANK([.J207]); ISBLANK([.R207])); &quot;&quot;;ROUND(([.R207]-[.J207])*60*24))">
            <text:p/>
          </table:table-cell>
          <table:table-cell table:number-columns-repeated="20"/>
        </table:table-row>
        <table:table-row table:style-name="ro2">
          <table:table-cell office:value-type="float" office:value="206" calcext:value-type="float">
            <text:p>206</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8]=&quot;Long&quot; ; [.L208]-[Overview.$C$4]/[.K208]  ;  IF([.G208]=&quot;Short&quot;; [.L208]+[Overview.$C$4]/[.K208]; &quot;&quot;) ); &quot;&quot;)">
            <text:p/>
          </table:table-cell>
          <table:table-cell table:formula="of:=IFERROR(ABS([.M208]-[.L208])*[.K208]; &quot;&quot;)">
            <text:p/>
          </table:table-cell>
          <table:table-cell table:style-name="ce312" table:formula="of:=IFERROR(  IF([.G208]=&quot;Long&quot;;  [.L208]+[Overview.$C$4]/[.K208]  *  [Overview.$C$6]  ;  IF([.G208]=&quot;Short&quot;   ;  [.L208]-[Overview.$C$4]/[.K208]  * [Overview.$C$6]  ; &quot;&quot;  )  )   ; &quot;&quot;)">
            <text:p/>
          </table:table-cell>
          <table:table-cell table:number-columns-repeated="3"/>
          <table:table-cell table:style-name="ce182" table:formula="of:=IFERROR([.T208]/[.N208]; &quot;&quot;)">
            <text:p/>
          </table:table-cell>
          <table:table-cell table:style-name="ce203" table:formula="of:=IFERROR(   IF( AND( [.G208]=&quot;Long&quot;;   [.P208]=[.K208])  ;  [.K208]*([.Q208]-[.L208])  ;    IF(  AND(  [.G208]=&quot;Short&quot;  ;   [.P208]=[.K208]   )   ;   [.K208]*([.L208]-[.Q208])   ;  &quot;&quot;)) ; &quot;&quot;)">
            <text:p/>
          </table:table-cell>
          <table:table-cell table:style-name="ce215" table:formula="of:=IF(ISNUMBER([.T208]); IF([.T208]&gt;=0; &quot;Win&quot;; &quot;Loss&quot;); &quot;&quot;)">
            <text:p/>
          </table:table-cell>
          <table:table-cell table:style-name="ce220" table:formula="of:=IF(ISNUMBER([.T208]); ROUND(([.R208]-[.J208])*60*24); &quot;&quot;)">
            <text:p/>
          </table:table-cell>
          <table:table-cell table:content-validation-name="val8"/>
          <table:table-cell table:number-columns-repeated="2"/>
          <table:table-cell table:style-name="ce239"/>
          <table:table-cell table:style-name="ce243" table:formula="of:=IFERROR(IF(ISBLANK([.Z208]); &quot;&quot;; IF([.$G208]=&quot;Long&quot;; ([.Z208]-[.$L208])*[.$K208]/[.$N208]; ([.$L208]-[.Z208])*[.$K208]/[.$N208])-[.$S208]); &quot;&quot;)">
            <text:p/>
          </table:table-cell>
          <table:table-cell/>
          <table:table-cell table:style-name="ce243" table:formula="of:=IFERROR(IF(ISBLANK([.AB208]); &quot;&quot;; IF([.$G208]=&quot;Long&quot;; ([.AB208]-[.$L208])*[.$K208]/[.$N208]; ([.$L208]-[.AB208])*[.$K208]/[.$N208])-[.$S208]); &quot;&quot;)">
            <text:p/>
          </table:table-cell>
          <table:table-cell/>
          <table:table-cell table:style-name="ce243" table:formula="of:=IFERROR(IF(ISBLANK([.AD208]); &quot;&quot;; IF([.$G208]=&quot;Long&quot;; ([.AD208]-[.$L208])*[.$K208]/[.$N208]; ([.$L208]-[.AD208])*[.$K208]/[.$N208])-[.$S208]); &quot;&quot;)">
            <text:p/>
          </table:table-cell>
          <table:table-cell table:number-columns-repeated="2"/>
          <table:table-cell table:formula="of:=IF(ISBLANK([.B208]); &quot;&quot;; DAY([.B208]))">
            <text:p/>
          </table:table-cell>
          <table:table-cell table:formula="of:=IF(ISBLANK([.B208]); &quot;&quot;; WEEKDAY([.B208]))">
            <text:p/>
          </table:table-cell>
          <table:table-cell table:formula="of:=IF(ISBLANK([.B208]); &quot;&quot;; WEEKNUM([.B208]))">
            <text:p/>
          </table:table-cell>
          <table:table-cell table:formula="of:=IF(ISBLANK([.B208]); &quot;&quot;; MONTH([.B208]))">
            <text:p/>
          </table:table-cell>
          <table:table-cell table:formula="of:=IF(ISBLANK([.L208]); &quot;&quot;; [.K208]*[.L208])">
            <text:p/>
          </table:table-cell>
          <table:table-cell table:formula="of:=IF(ISNUMBER([.AL208]); [.AL208]*0.0035; &quot;&quot;)">
            <text:p/>
          </table:table-cell>
          <table:table-cell table:formula="of:=IF(ISBLANK([.Q208]); &quot;&quot;; [.P208]*[.Q208])">
            <text:p/>
          </table:table-cell>
          <table:table-cell table:formula="of:=IF(ISNUMBER([.AN208]); [.AN208]*0.0035; &quot;&quot;)">
            <text:p/>
          </table:table-cell>
          <table:table-cell table:formula="of:=IF(ISBLANK([.Q208]); &quot;&quot;; SUM([.$S$3:.S208]))">
            <text:p/>
          </table:table-cell>
          <table:table-cell table:formula="of:=IF(ISBLANK([.R208]); &quot;&quot;; SUM([.$T$3:.T208]))">
            <text:p/>
          </table:table-cell>
          <table:table-cell table:formula="of:=IF(OR(ISBLANK([.J208]); ISBLANK([.R208])); &quot;&quot;;ROUND(([.R208]-[.J208])*60*24))">
            <text:p/>
          </table:table-cell>
          <table:table-cell table:number-columns-repeated="20"/>
        </table:table-row>
        <table:table-row table:style-name="ro2">
          <table:table-cell office:value-type="float" office:value="207" calcext:value-type="float">
            <text:p>207</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09]=&quot;Long&quot; ; [.L209]-[Overview.$C$4]/[.K209]  ;  IF([.G209]=&quot;Short&quot;; [.L209]+[Overview.$C$4]/[.K209]; &quot;&quot;) ); &quot;&quot;)">
            <text:p/>
          </table:table-cell>
          <table:table-cell table:formula="of:=IFERROR(ABS([.M209]-[.L209])*[.K209]; &quot;&quot;)">
            <text:p/>
          </table:table-cell>
          <table:table-cell table:style-name="ce312" table:formula="of:=IFERROR(  IF([.G209]=&quot;Long&quot;;  [.L209]+[Overview.$C$4]/[.K209]  *  [Overview.$C$6]  ;  IF([.G209]=&quot;Short&quot;   ;  [.L209]-[Overview.$C$4]/[.K209]  * [Overview.$C$6]  ; &quot;&quot;  )  )   ; &quot;&quot;)">
            <text:p/>
          </table:table-cell>
          <table:table-cell table:number-columns-repeated="3"/>
          <table:table-cell table:style-name="ce182" table:formula="of:=IFERROR([.T209]/[.N209]; &quot;&quot;)">
            <text:p/>
          </table:table-cell>
          <table:table-cell table:style-name="ce203" table:formula="of:=IFERROR(   IF( AND( [.G209]=&quot;Long&quot;;   [.P209]=[.K209])  ;  [.K209]*([.Q209]-[.L209])  ;    IF(  AND(  [.G209]=&quot;Short&quot;  ;   [.P209]=[.K209]   )   ;   [.K209]*([.L209]-[.Q209])   ;  &quot;&quot;)) ; &quot;&quot;)">
            <text:p/>
          </table:table-cell>
          <table:table-cell table:style-name="ce215" table:formula="of:=IF(ISNUMBER([.T209]); IF([.T209]&gt;=0; &quot;Win&quot;; &quot;Loss&quot;); &quot;&quot;)">
            <text:p/>
          </table:table-cell>
          <table:table-cell table:style-name="ce220" table:formula="of:=IF(ISNUMBER([.T209]); ROUND(([.R209]-[.J209])*60*24); &quot;&quot;)">
            <text:p/>
          </table:table-cell>
          <table:table-cell table:content-validation-name="val8"/>
          <table:table-cell table:number-columns-repeated="2"/>
          <table:table-cell table:style-name="ce239"/>
          <table:table-cell table:style-name="ce243" table:formula="of:=IFERROR(IF(ISBLANK([.Z209]); &quot;&quot;; IF([.$G209]=&quot;Long&quot;; ([.Z209]-[.$L209])*[.$K209]/[.$N209]; ([.$L209]-[.Z209])*[.$K209]/[.$N209])-[.$S209]); &quot;&quot;)">
            <text:p/>
          </table:table-cell>
          <table:table-cell/>
          <table:table-cell table:style-name="ce243" table:formula="of:=IFERROR(IF(ISBLANK([.AB209]); &quot;&quot;; IF([.$G209]=&quot;Long&quot;; ([.AB209]-[.$L209])*[.$K209]/[.$N209]; ([.$L209]-[.AB209])*[.$K209]/[.$N209])-[.$S209]); &quot;&quot;)">
            <text:p/>
          </table:table-cell>
          <table:table-cell/>
          <table:table-cell table:style-name="ce243" table:formula="of:=IFERROR(IF(ISBLANK([.AD209]); &quot;&quot;; IF([.$G209]=&quot;Long&quot;; ([.AD209]-[.$L209])*[.$K209]/[.$N209]; ([.$L209]-[.AD209])*[.$K209]/[.$N209])-[.$S209]); &quot;&quot;)">
            <text:p/>
          </table:table-cell>
          <table:table-cell table:number-columns-repeated="2"/>
          <table:table-cell table:formula="of:=IF(ISBLANK([.B209]); &quot;&quot;; DAY([.B209]))">
            <text:p/>
          </table:table-cell>
          <table:table-cell table:formula="of:=IF(ISBLANK([.B209]); &quot;&quot;; WEEKDAY([.B209]))">
            <text:p/>
          </table:table-cell>
          <table:table-cell table:formula="of:=IF(ISBLANK([.B209]); &quot;&quot;; WEEKNUM([.B209]))">
            <text:p/>
          </table:table-cell>
          <table:table-cell table:formula="of:=IF(ISBLANK([.B209]); &quot;&quot;; MONTH([.B209]))">
            <text:p/>
          </table:table-cell>
          <table:table-cell table:formula="of:=IF(ISBLANK([.L209]); &quot;&quot;; [.K209]*[.L209])">
            <text:p/>
          </table:table-cell>
          <table:table-cell table:formula="of:=IF(ISNUMBER([.AL209]); [.AL209]*0.0035; &quot;&quot;)">
            <text:p/>
          </table:table-cell>
          <table:table-cell table:formula="of:=IF(ISBLANK([.Q209]); &quot;&quot;; [.P209]*[.Q209])">
            <text:p/>
          </table:table-cell>
          <table:table-cell table:formula="of:=IF(ISNUMBER([.AN209]); [.AN209]*0.0035; &quot;&quot;)">
            <text:p/>
          </table:table-cell>
          <table:table-cell table:formula="of:=IF(ISBLANK([.Q209]); &quot;&quot;; SUM([.$S$3:.S209]))">
            <text:p/>
          </table:table-cell>
          <table:table-cell table:formula="of:=IF(ISBLANK([.R209]); &quot;&quot;; SUM([.$T$3:.T209]))">
            <text:p/>
          </table:table-cell>
          <table:table-cell table:formula="of:=IF(OR(ISBLANK([.J209]); ISBLANK([.R209])); &quot;&quot;;ROUND(([.R209]-[.J209])*60*24))">
            <text:p/>
          </table:table-cell>
          <table:table-cell table:number-columns-repeated="20"/>
        </table:table-row>
        <table:table-row table:style-name="ro2">
          <table:table-cell office:value-type="float" office:value="208" calcext:value-type="float">
            <text:p>208</text:p>
          </table:table-cell>
          <table:table-cell table:style-name="ce189"/>
          <table:table-cell table:style-name="ce199"/>
          <table:table-cell table:style-name="ce199" table:content-validation-name="val1"/>
          <table:table-cell table:style-name="ce199" table:content-validation-name="val3"/>
          <table:table-cell table:style-name="ce198" table:content-validation-name="val4"/>
          <table:table-cell table:style-name="ce255" table:content-validation-name="val5"/>
          <table:table-cell table:content-validation-name="val6"/>
          <table:table-cell table:content-validation-name="val7"/>
          <table:table-cell table:number-columns-repeated="3"/>
          <table:table-cell table:style-name="ce302" table:formula="of:=IFERROR(IF( [.G210]=&quot;Long&quot; ; [.L210]-[Overview.$C$4]/[.K210]  ;  IF([.G210]=&quot;Short&quot;; [.L210]+[Overview.$C$4]/[.K210]; &quot;&quot;) ); &quot;&quot;)">
            <text:p/>
          </table:table-cell>
          <table:table-cell table:formula="of:=IFERROR(ABS([.M210]-[.L210])*[.K210]; &quot;&quot;)">
            <text:p/>
          </table:table-cell>
          <table:table-cell table:style-name="ce312" table:formula="of:=IFERROR(  IF([.G210]=&quot;Long&quot;;  [.L210]+[Overview.$C$4]/[.K210]  *  [Overview.$C$6]  ;  IF([.G210]=&quot;Short&quot;   ;  [.L210]-[Overview.$C$4]/[.K210]  * [Overview.$C$6]  ; &quot;&quot;  )  )   ; &quot;&quot;)">
            <text:p/>
          </table:table-cell>
          <table:table-cell table:number-columns-repeated="3"/>
          <table:table-cell table:style-name="ce182" table:formula="of:=IFERROR([.T210]/[.N210]; &quot;&quot;)">
            <text:p/>
          </table:table-cell>
          <table:table-cell table:style-name="ce203" table:formula="of:=IFERROR(   IF( AND( [.G210]=&quot;Long&quot;;   [.P210]=[.K210])  ;  [.K210]*([.Q210]-[.L210])  ;    IF(  AND(  [.G210]=&quot;Short&quot;  ;   [.P210]=[.K210]   )   ;   [.K210]*([.L210]-[.Q210])   ;  &quot;&quot;)) ; &quot;&quot;)">
            <text:p/>
          </table:table-cell>
          <table:table-cell table:style-name="ce215" table:formula="of:=IF(ISNUMBER([.T210]); IF([.T210]&gt;=0; &quot;Win&quot;; &quot;Loss&quot;); &quot;&quot;)">
            <text:p/>
          </table:table-cell>
          <table:table-cell table:style-name="ce220" table:formula="of:=IF(ISNUMBER([.T210]); ROUND(([.R210]-[.J210])*60*24); &quot;&quot;)">
            <text:p/>
          </table:table-cell>
          <table:table-cell table:content-validation-name="val8"/>
          <table:table-cell table:number-columns-repeated="2"/>
          <table:table-cell table:style-name="ce239"/>
          <table:table-cell table:style-name="ce243" table:formula="of:=IFERROR(IF(ISBLANK([.Z210]); &quot;&quot;; IF([.$G210]=&quot;Long&quot;; ([.Z210]-[.$L210])*[.$K210]/[.$N210]; ([.$L210]-[.Z210])*[.$K210]/[.$N210])-[.$S210]); &quot;&quot;)">
            <text:p/>
          </table:table-cell>
          <table:table-cell/>
          <table:table-cell table:style-name="ce243" table:formula="of:=IFERROR(IF(ISBLANK([.AB210]); &quot;&quot;; IF([.$G210]=&quot;Long&quot;; ([.AB210]-[.$L210])*[.$K210]/[.$N210]; ([.$L210]-[.AB210])*[.$K210]/[.$N210])-[.$S210]); &quot;&quot;)">
            <text:p/>
          </table:table-cell>
          <table:table-cell/>
          <table:table-cell table:style-name="ce243" table:formula="of:=IFERROR(IF(ISBLANK([.AD210]); &quot;&quot;; IF([.$G210]=&quot;Long&quot;; ([.AD210]-[.$L210])*[.$K210]/[.$N210]; ([.$L210]-[.AD210])*[.$K210]/[.$N210])-[.$S210]); &quot;&quot;)">
            <text:p/>
          </table:table-cell>
          <table:table-cell table:number-columns-repeated="2"/>
          <table:table-cell table:formula="of:=IF(ISBLANK([.B210]); &quot;&quot;; DAY([.B210]))">
            <text:p/>
          </table:table-cell>
          <table:table-cell table:formula="of:=IF(ISBLANK([.B210]); &quot;&quot;; WEEKDAY([.B210]))">
            <text:p/>
          </table:table-cell>
          <table:table-cell table:formula="of:=IF(ISBLANK([.B210]); &quot;&quot;; WEEKNUM([.B210]))">
            <text:p/>
          </table:table-cell>
          <table:table-cell table:formula="of:=IF(ISBLANK([.B210]); &quot;&quot;; MONTH([.B210]))">
            <text:p/>
          </table:table-cell>
          <table:table-cell table:formula="of:=IF(ISBLANK([.L210]); &quot;&quot;; [.K210]*[.L210])">
            <text:p/>
          </table:table-cell>
          <table:table-cell table:formula="of:=IF(ISNUMBER([.AL210]); [.AL210]*0.0035; &quot;&quot;)">
            <text:p/>
          </table:table-cell>
          <table:table-cell table:formula="of:=IF(ISBLANK([.Q210]); &quot;&quot;; [.P210]*[.Q210])">
            <text:p/>
          </table:table-cell>
          <table:table-cell table:formula="of:=IF(ISNUMBER([.AN210]); [.AN210]*0.0035; &quot;&quot;)">
            <text:p/>
          </table:table-cell>
          <table:table-cell table:formula="of:=IF(ISBLANK([.Q210]); &quot;&quot;; SUM([.$S$3:.S210]))">
            <text:p/>
          </table:table-cell>
          <table:table-cell table:formula="of:=IF(ISBLANK([.R210]); &quot;&quot;; SUM([.$T$3:.T210]))">
            <text:p/>
          </table:table-cell>
          <table:table-cell table:formula="of:=IF(OR(ISBLANK([.J210]); ISBLANK([.R210])); &quot;&quot;;ROUND(([.R210]-[.J210])*60*24))">
            <text:p/>
          </table:table-cell>
          <table:table-cell table:number-columns-repeated="20"/>
        </table:table-row>
        <table:table-row table:style-name="ro2">
          <table:table-cell office:value-type="float" office:value="209" calcext:value-type="float">
            <text:p>20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11]=&quot;Long&quot; ; [.L211]-[Overview.$C$4]/[.K211]  ;  IF([.G211]=&quot;Short&quot;; [.L211]+[Overview.$C$4]/[.K211]; &quot;&quot;) ); &quot;&quot;)">
            <text:p/>
          </table:table-cell>
          <table:table-cell table:formula="of:=IFERROR(ABS([.M211]-[.L211])*[.K211]; &quot;&quot;)">
            <text:p/>
          </table:table-cell>
          <table:table-cell table:style-name="ce312" table:formula="of:=IFERROR(  IF([.G211]=&quot;Long&quot;;  [.L211]+[Overview.$C$4]/[.K211]  *  [Overview.$C$6]  ;  IF([.G211]=&quot;Short&quot;   ;  [.L211]-[Overview.$C$4]/[.K211]  * [Overview.$C$6]  ; &quot;&quot;  )  )   ; &quot;&quot;)">
            <text:p/>
          </table:table-cell>
          <table:table-cell table:number-columns-repeated="3"/>
          <table:table-cell table:style-name="ce182" table:formula="of:=IFERROR([.T211]/[.N211]; &quot;&quot;)">
            <text:p/>
          </table:table-cell>
          <table:table-cell table:style-name="ce203" table:formula="of:=IFERROR(   IF( AND( [.G211]=&quot;Long&quot;;   [.P211]=[.K211])  ;  [.K211]*([.Q211]-[.L211])  ;    IF(  AND(  [.G211]=&quot;Short&quot;  ;   [.P211]=[.K211]   )   ;   [.K211]*([.L211]-[.Q211])   ;  &quot;&quot;)) ; &quot;&quot;)">
            <text:p/>
          </table:table-cell>
          <table:table-cell table:style-name="ce215" table:formula="of:=IF(ISNUMBER([.T211]); IF([.T211]&gt;=0; &quot;Win&quot;; &quot;Loss&quot;); &quot;&quot;)">
            <text:p/>
          </table:table-cell>
          <table:table-cell table:style-name="ce220" table:formula="of:=IF(ISNUMBER([.T211]); ROUND(([.R211]-[.J211])*60*24); &quot;&quot;)">
            <text:p/>
          </table:table-cell>
          <table:table-cell table:content-validation-name="val8"/>
          <table:table-cell table:number-columns-repeated="2"/>
          <table:table-cell table:style-name="ce239"/>
          <table:table-cell table:style-name="ce243" table:formula="of:=IFERROR(IF(ISBLANK([.Z211]); &quot;&quot;; IF([.$G211]=&quot;Long&quot;; ([.Z211]-[.$L211])*[.$K211]/[.$N211]; ([.$L211]-[.Z211])*[.$K211]/[.$N211])-[.$S211]); &quot;&quot;)">
            <text:p/>
          </table:table-cell>
          <table:table-cell/>
          <table:table-cell table:style-name="ce243" table:formula="of:=IFERROR(IF(ISBLANK([.AB211]); &quot;&quot;; IF([.$G211]=&quot;Long&quot;; ([.AB211]-[.$L211])*[.$K211]/[.$N211]; ([.$L211]-[.AB211])*[.$K211]/[.$N211])-[.$S211]); &quot;&quot;)">
            <text:p/>
          </table:table-cell>
          <table:table-cell/>
          <table:table-cell table:style-name="ce243" table:formula="of:=IFERROR(IF(ISBLANK([.AD211]); &quot;&quot;; IF([.$G211]=&quot;Long&quot;; ([.AD211]-[.$L211])*[.$K211]/[.$N211]; ([.$L211]-[.AD211])*[.$K211]/[.$N211])-[.$S211]); &quot;&quot;)">
            <text:p/>
          </table:table-cell>
          <table:table-cell table:number-columns-repeated="2"/>
          <table:table-cell table:formula="of:=IF(ISBLANK([.B211]); &quot;&quot;; DAY([.B211]))">
            <text:p/>
          </table:table-cell>
          <table:table-cell table:formula="of:=IF(ISBLANK([.B211]); &quot;&quot;; WEEKDAY([.B211]))">
            <text:p/>
          </table:table-cell>
          <table:table-cell table:formula="of:=IF(ISBLANK([.B211]); &quot;&quot;; WEEKNUM([.B211]))">
            <text:p/>
          </table:table-cell>
          <table:table-cell table:formula="of:=IF(ISBLANK([.B211]); &quot;&quot;; MONTH([.B211]))">
            <text:p/>
          </table:table-cell>
          <table:table-cell table:formula="of:=IF(ISBLANK([.L211]); &quot;&quot;; [.K211]*[.L211])">
            <text:p/>
          </table:table-cell>
          <table:table-cell table:formula="of:=IF(ISNUMBER([.AL211]); [.AL211]*0.0035; &quot;&quot;)">
            <text:p/>
          </table:table-cell>
          <table:table-cell table:formula="of:=IF(ISBLANK([.Q211]); &quot;&quot;; [.P211]*[.Q211])">
            <text:p/>
          </table:table-cell>
          <table:table-cell table:formula="of:=IF(ISNUMBER([.AN211]); [.AN211]*0.0035; &quot;&quot;)">
            <text:p/>
          </table:table-cell>
          <table:table-cell table:formula="of:=IF(ISBLANK([.Q211]); &quot;&quot;; SUM([.$S$3:.S211]))">
            <text:p/>
          </table:table-cell>
          <table:table-cell table:formula="of:=IF(ISBLANK([.R211]); &quot;&quot;; SUM([.$T$3:.T211]))">
            <text:p/>
          </table:table-cell>
          <table:table-cell table:formula="of:=IF(OR(ISBLANK([.J211]); ISBLANK([.R211])); &quot;&quot;;ROUND(([.R211]-[.J211])*60*24))">
            <text:p/>
          </table:table-cell>
          <table:table-cell table:number-columns-repeated="20"/>
        </table:table-row>
        <table:table-row table:style-name="ro2">
          <table:table-cell office:value-type="float" office:value="210" calcext:value-type="float">
            <text:p>21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12]=&quot;Long&quot; ; [.L212]-[Overview.$C$4]/[.K212]  ;  IF([.G212]=&quot;Short&quot;; [.L212]+[Overview.$C$4]/[.K212]; &quot;&quot;) ); &quot;&quot;)">
            <text:p/>
          </table:table-cell>
          <table:table-cell table:formula="of:=IFERROR(ABS([.M212]-[.L212])*[.K212]; &quot;&quot;)">
            <text:p/>
          </table:table-cell>
          <table:table-cell table:style-name="ce312" table:formula="of:=IFERROR(  IF([.G212]=&quot;Long&quot;;  [.L212]+[Overview.$C$4]/[.K212]  *  [Overview.$C$6]  ;  IF([.G212]=&quot;Short&quot;   ;  [.L212]-[Overview.$C$4]/[.K212]  * [Overview.$C$6]  ; &quot;&quot;  )  )   ; &quot;&quot;)">
            <text:p/>
          </table:table-cell>
          <table:table-cell table:number-columns-repeated="3"/>
          <table:table-cell table:style-name="ce182" table:formula="of:=IFERROR([.T212]/[.N212]; &quot;&quot;)">
            <text:p/>
          </table:table-cell>
          <table:table-cell table:style-name="ce203" table:formula="of:=IFERROR(   IF( AND( [.G212]=&quot;Long&quot;;   [.P212]=[.K212])  ;  [.K212]*([.Q212]-[.L212])  ;    IF(  AND(  [.G212]=&quot;Short&quot;  ;   [.P212]=[.K212]   )   ;   [.K212]*([.L212]-[.Q212])   ;  &quot;&quot;)) ; &quot;&quot;)">
            <text:p/>
          </table:table-cell>
          <table:table-cell table:style-name="ce215" table:formula="of:=IF(ISNUMBER([.T212]); IF([.T212]&gt;=0; &quot;Win&quot;; &quot;Loss&quot;); &quot;&quot;)">
            <text:p/>
          </table:table-cell>
          <table:table-cell table:style-name="ce220" table:formula="of:=IF(ISNUMBER([.T212]); ROUND(([.R212]-[.J212])*60*24); &quot;&quot;)">
            <text:p/>
          </table:table-cell>
          <table:table-cell table:content-validation-name="val8"/>
          <table:table-cell table:number-columns-repeated="2"/>
          <table:table-cell table:style-name="ce239"/>
          <table:table-cell table:style-name="ce243" table:formula="of:=IFERROR(IF(ISBLANK([.Z212]); &quot;&quot;; IF([.$G212]=&quot;Long&quot;; ([.Z212]-[.$L212])*[.$K212]/[.$N212]; ([.$L212]-[.Z212])*[.$K212]/[.$N212])-[.$S212]); &quot;&quot;)">
            <text:p/>
          </table:table-cell>
          <table:table-cell/>
          <table:table-cell table:style-name="ce243" table:formula="of:=IFERROR(IF(ISBLANK([.AB212]); &quot;&quot;; IF([.$G212]=&quot;Long&quot;; ([.AB212]-[.$L212])*[.$K212]/[.$N212]; ([.$L212]-[.AB212])*[.$K212]/[.$N212])-[.$S212]); &quot;&quot;)">
            <text:p/>
          </table:table-cell>
          <table:table-cell/>
          <table:table-cell table:style-name="ce243" table:formula="of:=IFERROR(IF(ISBLANK([.AD212]); &quot;&quot;; IF([.$G212]=&quot;Long&quot;; ([.AD212]-[.$L212])*[.$K212]/[.$N212]; ([.$L212]-[.AD212])*[.$K212]/[.$N212])-[.$S212]); &quot;&quot;)">
            <text:p/>
          </table:table-cell>
          <table:table-cell table:number-columns-repeated="2"/>
          <table:table-cell table:formula="of:=IF(ISBLANK([.B212]); &quot;&quot;; DAY([.B212]))">
            <text:p/>
          </table:table-cell>
          <table:table-cell table:formula="of:=IF(ISBLANK([.B212]); &quot;&quot;; WEEKDAY([.B212]))">
            <text:p/>
          </table:table-cell>
          <table:table-cell table:formula="of:=IF(ISBLANK([.B212]); &quot;&quot;; WEEKNUM([.B212]))">
            <text:p/>
          </table:table-cell>
          <table:table-cell table:formula="of:=IF(ISBLANK([.B212]); &quot;&quot;; MONTH([.B212]))">
            <text:p/>
          </table:table-cell>
          <table:table-cell table:formula="of:=IF(ISBLANK([.L212]); &quot;&quot;; [.K212]*[.L212])">
            <text:p/>
          </table:table-cell>
          <table:table-cell table:formula="of:=IF(ISNUMBER([.AL212]); [.AL212]*0.0035; &quot;&quot;)">
            <text:p/>
          </table:table-cell>
          <table:table-cell table:formula="of:=IF(ISBLANK([.Q212]); &quot;&quot;; [.P212]*[.Q212])">
            <text:p/>
          </table:table-cell>
          <table:table-cell table:formula="of:=IF(ISNUMBER([.AN212]); [.AN212]*0.0035; &quot;&quot;)">
            <text:p/>
          </table:table-cell>
          <table:table-cell table:formula="of:=IF(ISBLANK([.Q212]); &quot;&quot;; SUM([.$S$3:.S212]))">
            <text:p/>
          </table:table-cell>
          <table:table-cell table:formula="of:=IF(ISBLANK([.R212]); &quot;&quot;; SUM([.$T$3:.T212]))">
            <text:p/>
          </table:table-cell>
          <table:table-cell table:formula="of:=IF(OR(ISBLANK([.J212]); ISBLANK([.R212])); &quot;&quot;;ROUND(([.R212]-[.J212])*60*24))">
            <text:p/>
          </table:table-cell>
          <table:table-cell table:number-columns-repeated="20"/>
        </table:table-row>
        <table:table-row table:style-name="ro2">
          <table:table-cell office:value-type="float" office:value="211" calcext:value-type="float">
            <text:p>21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13]=&quot;Long&quot; ; [.L213]-[Overview.$C$4]/[.K213]  ;  IF([.G213]=&quot;Short&quot;; [.L213]+[Overview.$C$4]/[.K213]; &quot;&quot;) ); &quot;&quot;)">
            <text:p/>
          </table:table-cell>
          <table:table-cell table:formula="of:=IFERROR(ABS([.M213]-[.L213])*[.K213]; &quot;&quot;)">
            <text:p/>
          </table:table-cell>
          <table:table-cell table:style-name="ce312" table:formula="of:=IFERROR(  IF([.G213]=&quot;Long&quot;;  [.L213]+[Overview.$C$4]/[.K213]  *  [Overview.$C$6]  ;  IF([.G213]=&quot;Short&quot;   ;  [.L213]-[Overview.$C$4]/[.K213]  * [Overview.$C$6]  ; &quot;&quot;  )  )   ; &quot;&quot;)">
            <text:p/>
          </table:table-cell>
          <table:table-cell table:number-columns-repeated="3"/>
          <table:table-cell table:style-name="ce182" table:formula="of:=IFERROR([.T213]/[.N213]; &quot;&quot;)">
            <text:p/>
          </table:table-cell>
          <table:table-cell table:style-name="ce203" table:formula="of:=IFERROR(   IF( AND( [.G213]=&quot;Long&quot;;   [.P213]=[.K213])  ;  [.K213]*([.Q213]-[.L213])  ;    IF(  AND(  [.G213]=&quot;Short&quot;  ;   [.P213]=[.K213]   )   ;   [.K213]*([.L213]-[.Q213])   ;  &quot;&quot;)) ; &quot;&quot;)">
            <text:p/>
          </table:table-cell>
          <table:table-cell table:style-name="ce215" table:formula="of:=IF(ISNUMBER([.T213]); IF([.T213]&gt;=0; &quot;Win&quot;; &quot;Loss&quot;); &quot;&quot;)">
            <text:p/>
          </table:table-cell>
          <table:table-cell table:style-name="ce220" table:formula="of:=IF(ISNUMBER([.T213]); ROUND(([.R213]-[.J213])*60*24); &quot;&quot;)">
            <text:p/>
          </table:table-cell>
          <table:table-cell table:content-validation-name="val8"/>
          <table:table-cell table:number-columns-repeated="2"/>
          <table:table-cell table:style-name="ce239"/>
          <table:table-cell table:style-name="ce243" table:formula="of:=IFERROR(IF(ISBLANK([.Z213]); &quot;&quot;; IF([.$G213]=&quot;Long&quot;; ([.Z213]-[.$L213])*[.$K213]/[.$N213]; ([.$L213]-[.Z213])*[.$K213]/[.$N213])-[.$S213]); &quot;&quot;)">
            <text:p/>
          </table:table-cell>
          <table:table-cell/>
          <table:table-cell table:style-name="ce243" table:formula="of:=IFERROR(IF(ISBLANK([.AB213]); &quot;&quot;; IF([.$G213]=&quot;Long&quot;; ([.AB213]-[.$L213])*[.$K213]/[.$N213]; ([.$L213]-[.AB213])*[.$K213]/[.$N213])-[.$S213]); &quot;&quot;)">
            <text:p/>
          </table:table-cell>
          <table:table-cell/>
          <table:table-cell table:style-name="ce243" table:formula="of:=IFERROR(IF(ISBLANK([.AD213]); &quot;&quot;; IF([.$G213]=&quot;Long&quot;; ([.AD213]-[.$L213])*[.$K213]/[.$N213]; ([.$L213]-[.AD213])*[.$K213]/[.$N213])-[.$S213]); &quot;&quot;)">
            <text:p/>
          </table:table-cell>
          <table:table-cell table:number-columns-repeated="2"/>
          <table:table-cell table:formula="of:=IF(ISBLANK([.B213]); &quot;&quot;; DAY([.B213]))">
            <text:p/>
          </table:table-cell>
          <table:table-cell table:formula="of:=IF(ISBLANK([.B213]); &quot;&quot;; WEEKDAY([.B213]))">
            <text:p/>
          </table:table-cell>
          <table:table-cell table:formula="of:=IF(ISBLANK([.B213]); &quot;&quot;; WEEKNUM([.B213]))">
            <text:p/>
          </table:table-cell>
          <table:table-cell table:formula="of:=IF(ISBLANK([.B213]); &quot;&quot;; MONTH([.B213]))">
            <text:p/>
          </table:table-cell>
          <table:table-cell table:formula="of:=IF(ISBLANK([.L213]); &quot;&quot;; [.K213]*[.L213])">
            <text:p/>
          </table:table-cell>
          <table:table-cell table:formula="of:=IF(ISNUMBER([.AL213]); [.AL213]*0.0035; &quot;&quot;)">
            <text:p/>
          </table:table-cell>
          <table:table-cell table:formula="of:=IF(ISBLANK([.Q213]); &quot;&quot;; [.P213]*[.Q213])">
            <text:p/>
          </table:table-cell>
          <table:table-cell table:formula="of:=IF(ISNUMBER([.AN213]); [.AN213]*0.0035; &quot;&quot;)">
            <text:p/>
          </table:table-cell>
          <table:table-cell table:formula="of:=IF(ISBLANK([.Q213]); &quot;&quot;; SUM([.$S$3:.S213]))">
            <text:p/>
          </table:table-cell>
          <table:table-cell table:formula="of:=IF(ISBLANK([.R213]); &quot;&quot;; SUM([.$T$3:.T213]))">
            <text:p/>
          </table:table-cell>
          <table:table-cell table:formula="of:=IF(OR(ISBLANK([.J213]); ISBLANK([.R213])); &quot;&quot;;ROUND(([.R213]-[.J213])*60*24))">
            <text:p/>
          </table:table-cell>
          <table:table-cell table:number-columns-repeated="20"/>
        </table:table-row>
        <table:table-row table:style-name="ro2">
          <table:table-cell office:value-type="float" office:value="212" calcext:value-type="float">
            <text:p>21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14]=&quot;Long&quot; ; [.L214]-[Overview.$C$4]/[.K214]  ;  IF([.G214]=&quot;Short&quot;; [.L214]+[Overview.$C$4]/[.K214]; &quot;&quot;) ); &quot;&quot;)">
            <text:p/>
          </table:table-cell>
          <table:table-cell table:formula="of:=IFERROR(ABS([.M214]-[.L214])*[.K214]; &quot;&quot;)">
            <text:p/>
          </table:table-cell>
          <table:table-cell table:style-name="ce312" table:formula="of:=IFERROR(  IF([.G214]=&quot;Long&quot;;  [.L214]+[Overview.$C$4]/[.K214]  *  [Overview.$C$6]  ;  IF([.G214]=&quot;Short&quot;   ;  [.L214]-[Overview.$C$4]/[.K214]  * [Overview.$C$6]  ; &quot;&quot;  )  )   ; &quot;&quot;)">
            <text:p/>
          </table:table-cell>
          <table:table-cell table:number-columns-repeated="3"/>
          <table:table-cell table:style-name="ce182" table:formula="of:=IFERROR([.T214]/[.N214]; &quot;&quot;)">
            <text:p/>
          </table:table-cell>
          <table:table-cell table:style-name="ce203" table:formula="of:=IFERROR(   IF( AND( [.G214]=&quot;Long&quot;;   [.P214]=[.K214])  ;  [.K214]*([.Q214]-[.L214])  ;    IF(  AND(  [.G214]=&quot;Short&quot;  ;   [.P214]=[.K214]   )   ;   [.K214]*([.L214]-[.Q214])   ;  &quot;&quot;)) ; &quot;&quot;)">
            <text:p/>
          </table:table-cell>
          <table:table-cell table:style-name="ce215" table:formula="of:=IF(ISNUMBER([.T214]); IF([.T214]&gt;=0; &quot;Win&quot;; &quot;Loss&quot;); &quot;&quot;)">
            <text:p/>
          </table:table-cell>
          <table:table-cell table:style-name="ce220" table:formula="of:=IF(ISNUMBER([.T214]); ROUND(([.R214]-[.J214])*60*24); &quot;&quot;)">
            <text:p/>
          </table:table-cell>
          <table:table-cell table:content-validation-name="val8"/>
          <table:table-cell table:number-columns-repeated="2"/>
          <table:table-cell table:style-name="ce239"/>
          <table:table-cell table:style-name="ce243" table:formula="of:=IFERROR(IF(ISBLANK([.Z214]); &quot;&quot;; IF([.$G214]=&quot;Long&quot;; ([.Z214]-[.$L214])*[.$K214]/[.$N214]; ([.$L214]-[.Z214])*[.$K214]/[.$N214])-[.$S214]); &quot;&quot;)">
            <text:p/>
          </table:table-cell>
          <table:table-cell/>
          <table:table-cell table:style-name="ce243" table:formula="of:=IFERROR(IF(ISBLANK([.AB214]); &quot;&quot;; IF([.$G214]=&quot;Long&quot;; ([.AB214]-[.$L214])*[.$K214]/[.$N214]; ([.$L214]-[.AB214])*[.$K214]/[.$N214])-[.$S214]); &quot;&quot;)">
            <text:p/>
          </table:table-cell>
          <table:table-cell/>
          <table:table-cell table:style-name="ce243" table:formula="of:=IFERROR(IF(ISBLANK([.AD214]); &quot;&quot;; IF([.$G214]=&quot;Long&quot;; ([.AD214]-[.$L214])*[.$K214]/[.$N214]; ([.$L214]-[.AD214])*[.$K214]/[.$N214])-[.$S214]); &quot;&quot;)">
            <text:p/>
          </table:table-cell>
          <table:table-cell table:number-columns-repeated="2"/>
          <table:table-cell table:formula="of:=IF(ISBLANK([.B214]); &quot;&quot;; DAY([.B214]))">
            <text:p/>
          </table:table-cell>
          <table:table-cell table:formula="of:=IF(ISBLANK([.B214]); &quot;&quot;; WEEKDAY([.B214]))">
            <text:p/>
          </table:table-cell>
          <table:table-cell table:formula="of:=IF(ISBLANK([.B214]); &quot;&quot;; WEEKNUM([.B214]))">
            <text:p/>
          </table:table-cell>
          <table:table-cell table:formula="of:=IF(ISBLANK([.B214]); &quot;&quot;; MONTH([.B214]))">
            <text:p/>
          </table:table-cell>
          <table:table-cell table:formula="of:=IF(ISBLANK([.L214]); &quot;&quot;; [.K214]*[.L214])">
            <text:p/>
          </table:table-cell>
          <table:table-cell table:formula="of:=IF(ISNUMBER([.AL214]); [.AL214]*0.0035; &quot;&quot;)">
            <text:p/>
          </table:table-cell>
          <table:table-cell table:formula="of:=IF(ISBLANK([.Q214]); &quot;&quot;; [.P214]*[.Q214])">
            <text:p/>
          </table:table-cell>
          <table:table-cell table:formula="of:=IF(ISNUMBER([.AN214]); [.AN214]*0.0035; &quot;&quot;)">
            <text:p/>
          </table:table-cell>
          <table:table-cell table:formula="of:=IF(ISBLANK([.Q214]); &quot;&quot;; SUM([.$S$3:.S214]))">
            <text:p/>
          </table:table-cell>
          <table:table-cell table:formula="of:=IF(ISBLANK([.R214]); &quot;&quot;; SUM([.$T$3:.T214]))">
            <text:p/>
          </table:table-cell>
          <table:table-cell table:formula="of:=IF(OR(ISBLANK([.J214]); ISBLANK([.R214])); &quot;&quot;;ROUND(([.R214]-[.J214])*60*24))">
            <text:p/>
          </table:table-cell>
          <table:table-cell table:number-columns-repeated="20"/>
        </table:table-row>
        <table:table-row table:style-name="ro2">
          <table:table-cell office:value-type="float" office:value="213" calcext:value-type="float">
            <text:p>21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15]=&quot;Long&quot; ; [.L215]-[Overview.$C$4]/[.K215]  ;  IF([.G215]=&quot;Short&quot;; [.L215]+[Overview.$C$4]/[.K215]; &quot;&quot;) ); &quot;&quot;)">
            <text:p/>
          </table:table-cell>
          <table:table-cell table:formula="of:=IFERROR(ABS([.M215]-[.L215])*[.K215]; &quot;&quot;)">
            <text:p/>
          </table:table-cell>
          <table:table-cell table:style-name="ce312" table:formula="of:=IFERROR(  IF([.G215]=&quot;Long&quot;;  [.L215]+[Overview.$C$4]/[.K215]  *  [Overview.$C$6]  ;  IF([.G215]=&quot;Short&quot;   ;  [.L215]-[Overview.$C$4]/[.K215]  * [Overview.$C$6]  ; &quot;&quot;  )  )   ; &quot;&quot;)">
            <text:p/>
          </table:table-cell>
          <table:table-cell table:number-columns-repeated="3"/>
          <table:table-cell table:style-name="ce182" table:formula="of:=IFERROR([.T215]/[.N215]; &quot;&quot;)">
            <text:p/>
          </table:table-cell>
          <table:table-cell table:style-name="ce203" table:formula="of:=IFERROR(   IF( AND( [.G215]=&quot;Long&quot;;   [.P215]=[.K215])  ;  [.K215]*([.Q215]-[.L215])  ;    IF(  AND(  [.G215]=&quot;Short&quot;  ;   [.P215]=[.K215]   )   ;   [.K215]*([.L215]-[.Q215])   ;  &quot;&quot;)) ; &quot;&quot;)">
            <text:p/>
          </table:table-cell>
          <table:table-cell table:style-name="ce215" table:formula="of:=IF(ISNUMBER([.T215]); IF([.T215]&gt;=0; &quot;Win&quot;; &quot;Loss&quot;); &quot;&quot;)">
            <text:p/>
          </table:table-cell>
          <table:table-cell table:style-name="ce220" table:formula="of:=IF(ISNUMBER([.T215]); ROUND(([.R215]-[.J215])*60*24); &quot;&quot;)">
            <text:p/>
          </table:table-cell>
          <table:table-cell table:content-validation-name="val8"/>
          <table:table-cell table:number-columns-repeated="2"/>
          <table:table-cell table:style-name="ce239"/>
          <table:table-cell table:style-name="ce243" table:formula="of:=IFERROR(IF(ISBLANK([.Z215]); &quot;&quot;; IF([.$G215]=&quot;Long&quot;; ([.Z215]-[.$L215])*[.$K215]/[.$N215]; ([.$L215]-[.Z215])*[.$K215]/[.$N215])-[.$S215]); &quot;&quot;)">
            <text:p/>
          </table:table-cell>
          <table:table-cell/>
          <table:table-cell table:style-name="ce243" table:formula="of:=IFERROR(IF(ISBLANK([.AB215]); &quot;&quot;; IF([.$G215]=&quot;Long&quot;; ([.AB215]-[.$L215])*[.$K215]/[.$N215]; ([.$L215]-[.AB215])*[.$K215]/[.$N215])-[.$S215]); &quot;&quot;)">
            <text:p/>
          </table:table-cell>
          <table:table-cell/>
          <table:table-cell table:style-name="ce243" table:formula="of:=IFERROR(IF(ISBLANK([.AD215]); &quot;&quot;; IF([.$G215]=&quot;Long&quot;; ([.AD215]-[.$L215])*[.$K215]/[.$N215]; ([.$L215]-[.AD215])*[.$K215]/[.$N215])-[.$S215]); &quot;&quot;)">
            <text:p/>
          </table:table-cell>
          <table:table-cell table:number-columns-repeated="2"/>
          <table:table-cell table:formula="of:=IF(ISBLANK([.B215]); &quot;&quot;; DAY([.B215]))">
            <text:p/>
          </table:table-cell>
          <table:table-cell table:formula="of:=IF(ISBLANK([.B215]); &quot;&quot;; WEEKDAY([.B215]))">
            <text:p/>
          </table:table-cell>
          <table:table-cell table:formula="of:=IF(ISBLANK([.B215]); &quot;&quot;; WEEKNUM([.B215]))">
            <text:p/>
          </table:table-cell>
          <table:table-cell table:formula="of:=IF(ISBLANK([.B215]); &quot;&quot;; MONTH([.B215]))">
            <text:p/>
          </table:table-cell>
          <table:table-cell table:formula="of:=IF(ISBLANK([.L215]); &quot;&quot;; [.K215]*[.L215])">
            <text:p/>
          </table:table-cell>
          <table:table-cell table:formula="of:=IF(ISNUMBER([.AL215]); [.AL215]*0.0035; &quot;&quot;)">
            <text:p/>
          </table:table-cell>
          <table:table-cell table:formula="of:=IF(ISBLANK([.Q215]); &quot;&quot;; [.P215]*[.Q215])">
            <text:p/>
          </table:table-cell>
          <table:table-cell table:formula="of:=IF(ISNUMBER([.AN215]); [.AN215]*0.0035; &quot;&quot;)">
            <text:p/>
          </table:table-cell>
          <table:table-cell table:formula="of:=IF(ISBLANK([.Q215]); &quot;&quot;; SUM([.$S$3:.S215]))">
            <text:p/>
          </table:table-cell>
          <table:table-cell table:formula="of:=IF(ISBLANK([.R215]); &quot;&quot;; SUM([.$T$3:.T215]))">
            <text:p/>
          </table:table-cell>
          <table:table-cell table:formula="of:=IF(OR(ISBLANK([.J215]); ISBLANK([.R215])); &quot;&quot;;ROUND(([.R215]-[.J215])*60*24))">
            <text:p/>
          </table:table-cell>
          <table:table-cell table:number-columns-repeated="20"/>
        </table:table-row>
        <table:table-row table:style-name="ro2">
          <table:table-cell office:value-type="float" office:value="214" calcext:value-type="float">
            <text:p>21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16]=&quot;Long&quot; ; [.L216]-[Overview.$C$4]/[.K216]  ;  IF([.G216]=&quot;Short&quot;; [.L216]+[Overview.$C$4]/[.K216]; &quot;&quot;) ); &quot;&quot;)">
            <text:p/>
          </table:table-cell>
          <table:table-cell table:formula="of:=IFERROR(ABS([.M216]-[.L216])*[.K216]; &quot;&quot;)">
            <text:p/>
          </table:table-cell>
          <table:table-cell table:style-name="ce312" table:formula="of:=IFERROR(  IF([.G216]=&quot;Long&quot;;  [.L216]+[Overview.$C$4]/[.K216]  *  [Overview.$C$6]  ;  IF([.G216]=&quot;Short&quot;   ;  [.L216]-[Overview.$C$4]/[.K216]  * [Overview.$C$6]  ; &quot;&quot;  )  )   ; &quot;&quot;)">
            <text:p/>
          </table:table-cell>
          <table:table-cell table:number-columns-repeated="3"/>
          <table:table-cell table:style-name="ce182" table:formula="of:=IFERROR([.T216]/[.N216]; &quot;&quot;)">
            <text:p/>
          </table:table-cell>
          <table:table-cell table:style-name="ce203" table:formula="of:=IFERROR(   IF( AND( [.G216]=&quot;Long&quot;;   [.P216]=[.K216])  ;  [.K216]*([.Q216]-[.L216])  ;    IF(  AND(  [.G216]=&quot;Short&quot;  ;   [.P216]=[.K216]   )   ;   [.K216]*([.L216]-[.Q216])   ;  &quot;&quot;)) ; &quot;&quot;)">
            <text:p/>
          </table:table-cell>
          <table:table-cell table:style-name="ce215" table:formula="of:=IF(ISNUMBER([.T216]); IF([.T216]&gt;=0; &quot;Win&quot;; &quot;Loss&quot;); &quot;&quot;)">
            <text:p/>
          </table:table-cell>
          <table:table-cell table:style-name="ce220" table:formula="of:=IF(ISNUMBER([.T216]); ROUND(([.R216]-[.J216])*60*24); &quot;&quot;)">
            <text:p/>
          </table:table-cell>
          <table:table-cell table:content-validation-name="val8"/>
          <table:table-cell table:number-columns-repeated="2"/>
          <table:table-cell table:style-name="ce239"/>
          <table:table-cell table:style-name="ce243" table:formula="of:=IFERROR(IF(ISBLANK([.Z216]); &quot;&quot;; IF([.$G216]=&quot;Long&quot;; ([.Z216]-[.$L216])*[.$K216]/[.$N216]; ([.$L216]-[.Z216])*[.$K216]/[.$N216])-[.$S216]); &quot;&quot;)">
            <text:p/>
          </table:table-cell>
          <table:table-cell/>
          <table:table-cell table:style-name="ce243" table:formula="of:=IFERROR(IF(ISBLANK([.AB216]); &quot;&quot;; IF([.$G216]=&quot;Long&quot;; ([.AB216]-[.$L216])*[.$K216]/[.$N216]; ([.$L216]-[.AB216])*[.$K216]/[.$N216])-[.$S216]); &quot;&quot;)">
            <text:p/>
          </table:table-cell>
          <table:table-cell/>
          <table:table-cell table:style-name="ce243" table:formula="of:=IFERROR(IF(ISBLANK([.AD216]); &quot;&quot;; IF([.$G216]=&quot;Long&quot;; ([.AD216]-[.$L216])*[.$K216]/[.$N216]; ([.$L216]-[.AD216])*[.$K216]/[.$N216])-[.$S216]); &quot;&quot;)">
            <text:p/>
          </table:table-cell>
          <table:table-cell table:number-columns-repeated="2"/>
          <table:table-cell table:formula="of:=IF(ISBLANK([.B216]); &quot;&quot;; DAY([.B216]))">
            <text:p/>
          </table:table-cell>
          <table:table-cell table:formula="of:=IF(ISBLANK([.B216]); &quot;&quot;; WEEKDAY([.B216]))">
            <text:p/>
          </table:table-cell>
          <table:table-cell table:formula="of:=IF(ISBLANK([.B216]); &quot;&quot;; WEEKNUM([.B216]))">
            <text:p/>
          </table:table-cell>
          <table:table-cell table:formula="of:=IF(ISBLANK([.B216]); &quot;&quot;; MONTH([.B216]))">
            <text:p/>
          </table:table-cell>
          <table:table-cell table:formula="of:=IF(ISBLANK([.L216]); &quot;&quot;; [.K216]*[.L216])">
            <text:p/>
          </table:table-cell>
          <table:table-cell table:formula="of:=IF(ISNUMBER([.AL216]); [.AL216]*0.0035; &quot;&quot;)">
            <text:p/>
          </table:table-cell>
          <table:table-cell table:formula="of:=IF(ISBLANK([.Q216]); &quot;&quot;; [.P216]*[.Q216])">
            <text:p/>
          </table:table-cell>
          <table:table-cell table:formula="of:=IF(ISNUMBER([.AN216]); [.AN216]*0.0035; &quot;&quot;)">
            <text:p/>
          </table:table-cell>
          <table:table-cell table:formula="of:=IF(ISBLANK([.Q216]); &quot;&quot;; SUM([.$S$3:.S216]))">
            <text:p/>
          </table:table-cell>
          <table:table-cell table:formula="of:=IF(ISBLANK([.R216]); &quot;&quot;; SUM([.$T$3:.T216]))">
            <text:p/>
          </table:table-cell>
          <table:table-cell table:formula="of:=IF(OR(ISBLANK([.J216]); ISBLANK([.R216])); &quot;&quot;;ROUND(([.R216]-[.J216])*60*24))">
            <text:p/>
          </table:table-cell>
          <table:table-cell table:number-columns-repeated="20"/>
        </table:table-row>
        <table:table-row table:style-name="ro2">
          <table:table-cell office:value-type="float" office:value="215" calcext:value-type="float">
            <text:p>21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17]=&quot;Long&quot; ; [.L217]-[Overview.$C$4]/[.K217]  ;  IF([.G217]=&quot;Short&quot;; [.L217]+[Overview.$C$4]/[.K217]; &quot;&quot;) ); &quot;&quot;)">
            <text:p/>
          </table:table-cell>
          <table:table-cell table:formula="of:=IFERROR(ABS([.M217]-[.L217])*[.K217]; &quot;&quot;)">
            <text:p/>
          </table:table-cell>
          <table:table-cell table:style-name="ce312" table:formula="of:=IFERROR(  IF([.G217]=&quot;Long&quot;;  [.L217]+[Overview.$C$4]/[.K217]  *  [Overview.$C$6]  ;  IF([.G217]=&quot;Short&quot;   ;  [.L217]-[Overview.$C$4]/[.K217]  * [Overview.$C$6]  ; &quot;&quot;  )  )   ; &quot;&quot;)">
            <text:p/>
          </table:table-cell>
          <table:table-cell table:number-columns-repeated="3"/>
          <table:table-cell table:style-name="ce182" table:formula="of:=IFERROR([.T217]/[.N217]; &quot;&quot;)">
            <text:p/>
          </table:table-cell>
          <table:table-cell table:style-name="ce203" table:formula="of:=IFERROR(   IF( AND( [.G217]=&quot;Long&quot;;   [.P217]=[.K217])  ;  [.K217]*([.Q217]-[.L217])  ;    IF(  AND(  [.G217]=&quot;Short&quot;  ;   [.P217]=[.K217]   )   ;   [.K217]*([.L217]-[.Q217])   ;  &quot;&quot;)) ; &quot;&quot;)">
            <text:p/>
          </table:table-cell>
          <table:table-cell table:style-name="ce215" table:formula="of:=IF(ISNUMBER([.T217]); IF([.T217]&gt;=0; &quot;Win&quot;; &quot;Loss&quot;); &quot;&quot;)">
            <text:p/>
          </table:table-cell>
          <table:table-cell table:style-name="ce220" table:formula="of:=IF(ISNUMBER([.T217]); ROUND(([.R217]-[.J217])*60*24); &quot;&quot;)">
            <text:p/>
          </table:table-cell>
          <table:table-cell table:content-validation-name="val8"/>
          <table:table-cell table:number-columns-repeated="2"/>
          <table:table-cell table:style-name="ce239"/>
          <table:table-cell table:style-name="ce243" table:formula="of:=IFERROR(IF(ISBLANK([.Z217]); &quot;&quot;; IF([.$G217]=&quot;Long&quot;; ([.Z217]-[.$L217])*[.$K217]/[.$N217]; ([.$L217]-[.Z217])*[.$K217]/[.$N217])-[.$S217]); &quot;&quot;)">
            <text:p/>
          </table:table-cell>
          <table:table-cell/>
          <table:table-cell table:style-name="ce243" table:formula="of:=IFERROR(IF(ISBLANK([.AB217]); &quot;&quot;; IF([.$G217]=&quot;Long&quot;; ([.AB217]-[.$L217])*[.$K217]/[.$N217]; ([.$L217]-[.AB217])*[.$K217]/[.$N217])-[.$S217]); &quot;&quot;)">
            <text:p/>
          </table:table-cell>
          <table:table-cell/>
          <table:table-cell table:style-name="ce243" table:formula="of:=IFERROR(IF(ISBLANK([.AD217]); &quot;&quot;; IF([.$G217]=&quot;Long&quot;; ([.AD217]-[.$L217])*[.$K217]/[.$N217]; ([.$L217]-[.AD217])*[.$K217]/[.$N217])-[.$S217]); &quot;&quot;)">
            <text:p/>
          </table:table-cell>
          <table:table-cell table:number-columns-repeated="2"/>
          <table:table-cell table:formula="of:=IF(ISBLANK([.B217]); &quot;&quot;; DAY([.B217]))">
            <text:p/>
          </table:table-cell>
          <table:table-cell table:formula="of:=IF(ISBLANK([.B217]); &quot;&quot;; WEEKDAY([.B217]))">
            <text:p/>
          </table:table-cell>
          <table:table-cell table:formula="of:=IF(ISBLANK([.B217]); &quot;&quot;; WEEKNUM([.B217]))">
            <text:p/>
          </table:table-cell>
          <table:table-cell table:formula="of:=IF(ISBLANK([.B217]); &quot;&quot;; MONTH([.B217]))">
            <text:p/>
          </table:table-cell>
          <table:table-cell table:formula="of:=IF(ISBLANK([.L217]); &quot;&quot;; [.K217]*[.L217])">
            <text:p/>
          </table:table-cell>
          <table:table-cell table:formula="of:=IF(ISNUMBER([.AL217]); [.AL217]*0.0035; &quot;&quot;)">
            <text:p/>
          </table:table-cell>
          <table:table-cell table:formula="of:=IF(ISBLANK([.Q217]); &quot;&quot;; [.P217]*[.Q217])">
            <text:p/>
          </table:table-cell>
          <table:table-cell table:formula="of:=IF(ISNUMBER([.AN217]); [.AN217]*0.0035; &quot;&quot;)">
            <text:p/>
          </table:table-cell>
          <table:table-cell table:formula="of:=IF(ISBLANK([.Q217]); &quot;&quot;; SUM([.$S$3:.S217]))">
            <text:p/>
          </table:table-cell>
          <table:table-cell table:formula="of:=IF(ISBLANK([.R217]); &quot;&quot;; SUM([.$T$3:.T217]))">
            <text:p/>
          </table:table-cell>
          <table:table-cell table:formula="of:=IF(OR(ISBLANK([.J217]); ISBLANK([.R217])); &quot;&quot;;ROUND(([.R217]-[.J217])*60*24))">
            <text:p/>
          </table:table-cell>
          <table:table-cell table:number-columns-repeated="20"/>
        </table:table-row>
        <table:table-row table:style-name="ro2">
          <table:table-cell office:value-type="float" office:value="216" calcext:value-type="float">
            <text:p>21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18]=&quot;Long&quot; ; [.L218]-[Overview.$C$4]/[.K218]  ;  IF([.G218]=&quot;Short&quot;; [.L218]+[Overview.$C$4]/[.K218]; &quot;&quot;) ); &quot;&quot;)">
            <text:p/>
          </table:table-cell>
          <table:table-cell table:formula="of:=IFERROR(ABS([.M218]-[.L218])*[.K218]; &quot;&quot;)">
            <text:p/>
          </table:table-cell>
          <table:table-cell table:style-name="ce312" table:formula="of:=IFERROR(  IF([.G218]=&quot;Long&quot;;  [.L218]+[Overview.$C$4]/[.K218]  *  [Overview.$C$6]  ;  IF([.G218]=&quot;Short&quot;   ;  [.L218]-[Overview.$C$4]/[.K218]  * [Overview.$C$6]  ; &quot;&quot;  )  )   ; &quot;&quot;)">
            <text:p/>
          </table:table-cell>
          <table:table-cell table:number-columns-repeated="3"/>
          <table:table-cell table:style-name="ce182" table:formula="of:=IFERROR([.T218]/[.N218]; &quot;&quot;)">
            <text:p/>
          </table:table-cell>
          <table:table-cell table:style-name="ce203" table:formula="of:=IFERROR(   IF( AND( [.G218]=&quot;Long&quot;;   [.P218]=[.K218])  ;  [.K218]*([.Q218]-[.L218])  ;    IF(  AND(  [.G218]=&quot;Short&quot;  ;   [.P218]=[.K218]   )   ;   [.K218]*([.L218]-[.Q218])   ;  &quot;&quot;)) ; &quot;&quot;)">
            <text:p/>
          </table:table-cell>
          <table:table-cell table:style-name="ce215" table:formula="of:=IF(ISNUMBER([.T218]); IF([.T218]&gt;=0; &quot;Win&quot;; &quot;Loss&quot;); &quot;&quot;)">
            <text:p/>
          </table:table-cell>
          <table:table-cell table:style-name="ce220" table:formula="of:=IF(ISNUMBER([.T218]); ROUND(([.R218]-[.J218])*60*24); &quot;&quot;)">
            <text:p/>
          </table:table-cell>
          <table:table-cell table:content-validation-name="val8"/>
          <table:table-cell table:number-columns-repeated="2"/>
          <table:table-cell table:style-name="ce239"/>
          <table:table-cell table:style-name="ce243" table:formula="of:=IFERROR(IF(ISBLANK([.Z218]); &quot;&quot;; IF([.$G218]=&quot;Long&quot;; ([.Z218]-[.$L218])*[.$K218]/[.$N218]; ([.$L218]-[.Z218])*[.$K218]/[.$N218])-[.$S218]); &quot;&quot;)">
            <text:p/>
          </table:table-cell>
          <table:table-cell/>
          <table:table-cell table:style-name="ce243" table:formula="of:=IFERROR(IF(ISBLANK([.AB218]); &quot;&quot;; IF([.$G218]=&quot;Long&quot;; ([.AB218]-[.$L218])*[.$K218]/[.$N218]; ([.$L218]-[.AB218])*[.$K218]/[.$N218])-[.$S218]); &quot;&quot;)">
            <text:p/>
          </table:table-cell>
          <table:table-cell/>
          <table:table-cell table:style-name="ce243" table:formula="of:=IFERROR(IF(ISBLANK([.AD218]); &quot;&quot;; IF([.$G218]=&quot;Long&quot;; ([.AD218]-[.$L218])*[.$K218]/[.$N218]; ([.$L218]-[.AD218])*[.$K218]/[.$N218])-[.$S218]); &quot;&quot;)">
            <text:p/>
          </table:table-cell>
          <table:table-cell table:number-columns-repeated="2"/>
          <table:table-cell table:formula="of:=IF(ISBLANK([.B218]); &quot;&quot;; DAY([.B218]))">
            <text:p/>
          </table:table-cell>
          <table:table-cell table:formula="of:=IF(ISBLANK([.B218]); &quot;&quot;; WEEKDAY([.B218]))">
            <text:p/>
          </table:table-cell>
          <table:table-cell table:formula="of:=IF(ISBLANK([.B218]); &quot;&quot;; WEEKNUM([.B218]))">
            <text:p/>
          </table:table-cell>
          <table:table-cell table:formula="of:=IF(ISBLANK([.B218]); &quot;&quot;; MONTH([.B218]))">
            <text:p/>
          </table:table-cell>
          <table:table-cell table:formula="of:=IF(ISBLANK([.L218]); &quot;&quot;; [.K218]*[.L218])">
            <text:p/>
          </table:table-cell>
          <table:table-cell table:formula="of:=IF(ISNUMBER([.AL218]); [.AL218]*0.0035; &quot;&quot;)">
            <text:p/>
          </table:table-cell>
          <table:table-cell table:formula="of:=IF(ISBLANK([.Q218]); &quot;&quot;; [.P218]*[.Q218])">
            <text:p/>
          </table:table-cell>
          <table:table-cell table:formula="of:=IF(ISNUMBER([.AN218]); [.AN218]*0.0035; &quot;&quot;)">
            <text:p/>
          </table:table-cell>
          <table:table-cell table:formula="of:=IF(ISBLANK([.Q218]); &quot;&quot;; SUM([.$S$3:.S218]))">
            <text:p/>
          </table:table-cell>
          <table:table-cell table:formula="of:=IF(ISBLANK([.R218]); &quot;&quot;; SUM([.$T$3:.T218]))">
            <text:p/>
          </table:table-cell>
          <table:table-cell table:formula="of:=IF(OR(ISBLANK([.J218]); ISBLANK([.R218])); &quot;&quot;;ROUND(([.R218]-[.J218])*60*24))">
            <text:p/>
          </table:table-cell>
          <table:table-cell table:number-columns-repeated="20"/>
        </table:table-row>
        <table:table-row table:style-name="ro2">
          <table:table-cell office:value-type="float" office:value="217" calcext:value-type="float">
            <text:p>21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19]=&quot;Long&quot; ; [.L219]-[Overview.$C$4]/[.K219]  ;  IF([.G219]=&quot;Short&quot;; [.L219]+[Overview.$C$4]/[.K219]; &quot;&quot;) ); &quot;&quot;)">
            <text:p/>
          </table:table-cell>
          <table:table-cell table:formula="of:=IFERROR(ABS([.M219]-[.L219])*[.K219]; &quot;&quot;)">
            <text:p/>
          </table:table-cell>
          <table:table-cell table:style-name="ce312" table:formula="of:=IFERROR(  IF([.G219]=&quot;Long&quot;;  [.L219]+[Overview.$C$4]/[.K219]  *  [Overview.$C$6]  ;  IF([.G219]=&quot;Short&quot;   ;  [.L219]-[Overview.$C$4]/[.K219]  * [Overview.$C$6]  ; &quot;&quot;  )  )   ; &quot;&quot;)">
            <text:p/>
          </table:table-cell>
          <table:table-cell table:number-columns-repeated="3"/>
          <table:table-cell table:style-name="ce182" table:formula="of:=IFERROR([.T219]/[.N219]; &quot;&quot;)">
            <text:p/>
          </table:table-cell>
          <table:table-cell table:style-name="ce203" table:formula="of:=IFERROR(   IF( AND( [.G219]=&quot;Long&quot;;   [.P219]=[.K219])  ;  [.K219]*([.Q219]-[.L219])  ;    IF(  AND(  [.G219]=&quot;Short&quot;  ;   [.P219]=[.K219]   )   ;   [.K219]*([.L219]-[.Q219])   ;  &quot;&quot;)) ; &quot;&quot;)">
            <text:p/>
          </table:table-cell>
          <table:table-cell table:style-name="ce215" table:formula="of:=IF(ISNUMBER([.T219]); IF([.T219]&gt;=0; &quot;Win&quot;; &quot;Loss&quot;); &quot;&quot;)">
            <text:p/>
          </table:table-cell>
          <table:table-cell table:style-name="ce220" table:formula="of:=IF(ISNUMBER([.T219]); ROUND(([.R219]-[.J219])*60*24); &quot;&quot;)">
            <text:p/>
          </table:table-cell>
          <table:table-cell table:content-validation-name="val8"/>
          <table:table-cell table:number-columns-repeated="2"/>
          <table:table-cell table:style-name="ce239"/>
          <table:table-cell table:style-name="ce243" table:formula="of:=IFERROR(IF(ISBLANK([.Z219]); &quot;&quot;; IF([.$G219]=&quot;Long&quot;; ([.Z219]-[.$L219])*[.$K219]/[.$N219]; ([.$L219]-[.Z219])*[.$K219]/[.$N219])-[.$S219]); &quot;&quot;)">
            <text:p/>
          </table:table-cell>
          <table:table-cell/>
          <table:table-cell table:style-name="ce243" table:formula="of:=IFERROR(IF(ISBLANK([.AB219]); &quot;&quot;; IF([.$G219]=&quot;Long&quot;; ([.AB219]-[.$L219])*[.$K219]/[.$N219]; ([.$L219]-[.AB219])*[.$K219]/[.$N219])-[.$S219]); &quot;&quot;)">
            <text:p/>
          </table:table-cell>
          <table:table-cell/>
          <table:table-cell table:style-name="ce243" table:formula="of:=IFERROR(IF(ISBLANK([.AD219]); &quot;&quot;; IF([.$G219]=&quot;Long&quot;; ([.AD219]-[.$L219])*[.$K219]/[.$N219]; ([.$L219]-[.AD219])*[.$K219]/[.$N219])-[.$S219]); &quot;&quot;)">
            <text:p/>
          </table:table-cell>
          <table:table-cell table:number-columns-repeated="2"/>
          <table:table-cell table:formula="of:=IF(ISBLANK([.B219]); &quot;&quot;; DAY([.B219]))">
            <text:p/>
          </table:table-cell>
          <table:table-cell table:formula="of:=IF(ISBLANK([.B219]); &quot;&quot;; WEEKDAY([.B219]))">
            <text:p/>
          </table:table-cell>
          <table:table-cell table:formula="of:=IF(ISBLANK([.B219]); &quot;&quot;; WEEKNUM([.B219]))">
            <text:p/>
          </table:table-cell>
          <table:table-cell table:formula="of:=IF(ISBLANK([.B219]); &quot;&quot;; MONTH([.B219]))">
            <text:p/>
          </table:table-cell>
          <table:table-cell table:formula="of:=IF(ISBLANK([.L219]); &quot;&quot;; [.K219]*[.L219])">
            <text:p/>
          </table:table-cell>
          <table:table-cell table:formula="of:=IF(ISNUMBER([.AL219]); [.AL219]*0.0035; &quot;&quot;)">
            <text:p/>
          </table:table-cell>
          <table:table-cell table:formula="of:=IF(ISBLANK([.Q219]); &quot;&quot;; [.P219]*[.Q219])">
            <text:p/>
          </table:table-cell>
          <table:table-cell table:formula="of:=IF(ISNUMBER([.AN219]); [.AN219]*0.0035; &quot;&quot;)">
            <text:p/>
          </table:table-cell>
          <table:table-cell table:formula="of:=IF(ISBLANK([.Q219]); &quot;&quot;; SUM([.$S$3:.S219]))">
            <text:p/>
          </table:table-cell>
          <table:table-cell table:formula="of:=IF(ISBLANK([.R219]); &quot;&quot;; SUM([.$T$3:.T219]))">
            <text:p/>
          </table:table-cell>
          <table:table-cell table:formula="of:=IF(OR(ISBLANK([.J219]); ISBLANK([.R219])); &quot;&quot;;ROUND(([.R219]-[.J219])*60*24))">
            <text:p/>
          </table:table-cell>
          <table:table-cell table:number-columns-repeated="20"/>
        </table:table-row>
        <table:table-row table:style-name="ro2">
          <table:table-cell office:value-type="float" office:value="218" calcext:value-type="float">
            <text:p>21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20]=&quot;Long&quot; ; [.L220]-[Overview.$C$4]/[.K220]  ;  IF([.G220]=&quot;Short&quot;; [.L220]+[Overview.$C$4]/[.K220]; &quot;&quot;) ); &quot;&quot;)">
            <text:p/>
          </table:table-cell>
          <table:table-cell table:formula="of:=IFERROR(ABS([.M220]-[.L220])*[.K220]; &quot;&quot;)">
            <text:p/>
          </table:table-cell>
          <table:table-cell table:style-name="ce312" table:formula="of:=IFERROR(  IF([.G220]=&quot;Long&quot;;  [.L220]+[Overview.$C$4]/[.K220]  *  [Overview.$C$6]  ;  IF([.G220]=&quot;Short&quot;   ;  [.L220]-[Overview.$C$4]/[.K220]  * [Overview.$C$6]  ; &quot;&quot;  )  )   ; &quot;&quot;)">
            <text:p/>
          </table:table-cell>
          <table:table-cell table:number-columns-repeated="3"/>
          <table:table-cell table:style-name="ce182" table:formula="of:=IFERROR([.T220]/[.N220]; &quot;&quot;)">
            <text:p/>
          </table:table-cell>
          <table:table-cell table:style-name="ce203" table:formula="of:=IFERROR(   IF( AND( [.G220]=&quot;Long&quot;;   [.P220]=[.K220])  ;  [.K220]*([.Q220]-[.L220])  ;    IF(  AND(  [.G220]=&quot;Short&quot;  ;   [.P220]=[.K220]   )   ;   [.K220]*([.L220]-[.Q220])   ;  &quot;&quot;)) ; &quot;&quot;)">
            <text:p/>
          </table:table-cell>
          <table:table-cell table:style-name="ce215" table:formula="of:=IF(ISNUMBER([.T220]); IF([.T220]&gt;=0; &quot;Win&quot;; &quot;Loss&quot;); &quot;&quot;)">
            <text:p/>
          </table:table-cell>
          <table:table-cell table:style-name="ce220" table:formula="of:=IF(ISNUMBER([.T220]); ROUND(([.R220]-[.J220])*60*24); &quot;&quot;)">
            <text:p/>
          </table:table-cell>
          <table:table-cell table:content-validation-name="val8"/>
          <table:table-cell table:number-columns-repeated="2"/>
          <table:table-cell table:style-name="ce239"/>
          <table:table-cell table:style-name="ce243" table:formula="of:=IFERROR(IF(ISBLANK([.Z220]); &quot;&quot;; IF([.$G220]=&quot;Long&quot;; ([.Z220]-[.$L220])*[.$K220]/[.$N220]; ([.$L220]-[.Z220])*[.$K220]/[.$N220])-[.$S220]); &quot;&quot;)">
            <text:p/>
          </table:table-cell>
          <table:table-cell/>
          <table:table-cell table:style-name="ce243" table:formula="of:=IFERROR(IF(ISBLANK([.AB220]); &quot;&quot;; IF([.$G220]=&quot;Long&quot;; ([.AB220]-[.$L220])*[.$K220]/[.$N220]; ([.$L220]-[.AB220])*[.$K220]/[.$N220])-[.$S220]); &quot;&quot;)">
            <text:p/>
          </table:table-cell>
          <table:table-cell/>
          <table:table-cell table:style-name="ce243" table:formula="of:=IFERROR(IF(ISBLANK([.AD220]); &quot;&quot;; IF([.$G220]=&quot;Long&quot;; ([.AD220]-[.$L220])*[.$K220]/[.$N220]; ([.$L220]-[.AD220])*[.$K220]/[.$N220])-[.$S220]); &quot;&quot;)">
            <text:p/>
          </table:table-cell>
          <table:table-cell table:number-columns-repeated="2"/>
          <table:table-cell table:formula="of:=IF(ISBLANK([.B220]); &quot;&quot;; DAY([.B220]))">
            <text:p/>
          </table:table-cell>
          <table:table-cell table:formula="of:=IF(ISBLANK([.B220]); &quot;&quot;; WEEKDAY([.B220]))">
            <text:p/>
          </table:table-cell>
          <table:table-cell table:formula="of:=IF(ISBLANK([.B220]); &quot;&quot;; WEEKNUM([.B220]))">
            <text:p/>
          </table:table-cell>
          <table:table-cell table:formula="of:=IF(ISBLANK([.B220]); &quot;&quot;; MONTH([.B220]))">
            <text:p/>
          </table:table-cell>
          <table:table-cell table:formula="of:=IF(ISBLANK([.L220]); &quot;&quot;; [.K220]*[.L220])">
            <text:p/>
          </table:table-cell>
          <table:table-cell table:formula="of:=IF(ISNUMBER([.AL220]); [.AL220]*0.0035; &quot;&quot;)">
            <text:p/>
          </table:table-cell>
          <table:table-cell table:formula="of:=IF(ISBLANK([.Q220]); &quot;&quot;; [.P220]*[.Q220])">
            <text:p/>
          </table:table-cell>
          <table:table-cell table:formula="of:=IF(ISNUMBER([.AN220]); [.AN220]*0.0035; &quot;&quot;)">
            <text:p/>
          </table:table-cell>
          <table:table-cell table:formula="of:=IF(ISBLANK([.Q220]); &quot;&quot;; SUM([.$S$3:.S220]))">
            <text:p/>
          </table:table-cell>
          <table:table-cell table:formula="of:=IF(ISBLANK([.R220]); &quot;&quot;; SUM([.$T$3:.T220]))">
            <text:p/>
          </table:table-cell>
          <table:table-cell table:formula="of:=IF(OR(ISBLANK([.J220]); ISBLANK([.R220])); &quot;&quot;;ROUND(([.R220]-[.J220])*60*24))">
            <text:p/>
          </table:table-cell>
          <table:table-cell table:number-columns-repeated="20"/>
        </table:table-row>
        <table:table-row table:style-name="ro2">
          <table:table-cell office:value-type="float" office:value="219" calcext:value-type="float">
            <text:p>21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21]=&quot;Long&quot; ; [.L221]-[Overview.$C$4]/[.K221]  ;  IF([.G221]=&quot;Short&quot;; [.L221]+[Overview.$C$4]/[.K221]; &quot;&quot;) ); &quot;&quot;)">
            <text:p/>
          </table:table-cell>
          <table:table-cell table:formula="of:=IFERROR(ABS([.M221]-[.L221])*[.K221]; &quot;&quot;)">
            <text:p/>
          </table:table-cell>
          <table:table-cell table:style-name="ce312" table:formula="of:=IFERROR(  IF([.G221]=&quot;Long&quot;;  [.L221]+[Overview.$C$4]/[.K221]  *  [Overview.$C$6]  ;  IF([.G221]=&quot;Short&quot;   ;  [.L221]-[Overview.$C$4]/[.K221]  * [Overview.$C$6]  ; &quot;&quot;  )  )   ; &quot;&quot;)">
            <text:p/>
          </table:table-cell>
          <table:table-cell table:number-columns-repeated="3"/>
          <table:table-cell table:style-name="ce182" table:formula="of:=IFERROR([.T221]/[.N221]; &quot;&quot;)">
            <text:p/>
          </table:table-cell>
          <table:table-cell table:style-name="ce203" table:formula="of:=IFERROR(   IF( AND( [.G221]=&quot;Long&quot;;   [.P221]=[.K221])  ;  [.K221]*([.Q221]-[.L221])  ;    IF(  AND(  [.G221]=&quot;Short&quot;  ;   [.P221]=[.K221]   )   ;   [.K221]*([.L221]-[.Q221])   ;  &quot;&quot;)) ; &quot;&quot;)">
            <text:p/>
          </table:table-cell>
          <table:table-cell table:style-name="ce215" table:formula="of:=IF(ISNUMBER([.T221]); IF([.T221]&gt;=0; &quot;Win&quot;; &quot;Loss&quot;); &quot;&quot;)">
            <text:p/>
          </table:table-cell>
          <table:table-cell table:style-name="ce220" table:formula="of:=IF(ISNUMBER([.T221]); ROUND(([.R221]-[.J221])*60*24); &quot;&quot;)">
            <text:p/>
          </table:table-cell>
          <table:table-cell table:content-validation-name="val8"/>
          <table:table-cell table:number-columns-repeated="2"/>
          <table:table-cell table:style-name="ce239"/>
          <table:table-cell table:style-name="ce243" table:formula="of:=IFERROR(IF(ISBLANK([.Z221]); &quot;&quot;; IF([.$G221]=&quot;Long&quot;; ([.Z221]-[.$L221])*[.$K221]/[.$N221]; ([.$L221]-[.Z221])*[.$K221]/[.$N221])-[.$S221]); &quot;&quot;)">
            <text:p/>
          </table:table-cell>
          <table:table-cell/>
          <table:table-cell table:style-name="ce243" table:formula="of:=IFERROR(IF(ISBLANK([.AB221]); &quot;&quot;; IF([.$G221]=&quot;Long&quot;; ([.AB221]-[.$L221])*[.$K221]/[.$N221]; ([.$L221]-[.AB221])*[.$K221]/[.$N221])-[.$S221]); &quot;&quot;)">
            <text:p/>
          </table:table-cell>
          <table:table-cell/>
          <table:table-cell table:style-name="ce243" table:formula="of:=IFERROR(IF(ISBLANK([.AD221]); &quot;&quot;; IF([.$G221]=&quot;Long&quot;; ([.AD221]-[.$L221])*[.$K221]/[.$N221]; ([.$L221]-[.AD221])*[.$K221]/[.$N221])-[.$S221]); &quot;&quot;)">
            <text:p/>
          </table:table-cell>
          <table:table-cell table:number-columns-repeated="2"/>
          <table:table-cell table:formula="of:=IF(ISBLANK([.B221]); &quot;&quot;; DAY([.B221]))">
            <text:p/>
          </table:table-cell>
          <table:table-cell table:formula="of:=IF(ISBLANK([.B221]); &quot;&quot;; WEEKDAY([.B221]))">
            <text:p/>
          </table:table-cell>
          <table:table-cell table:formula="of:=IF(ISBLANK([.B221]); &quot;&quot;; WEEKNUM([.B221]))">
            <text:p/>
          </table:table-cell>
          <table:table-cell table:formula="of:=IF(ISBLANK([.B221]); &quot;&quot;; MONTH([.B221]))">
            <text:p/>
          </table:table-cell>
          <table:table-cell table:formula="of:=IF(ISBLANK([.L221]); &quot;&quot;; [.K221]*[.L221])">
            <text:p/>
          </table:table-cell>
          <table:table-cell table:formula="of:=IF(ISNUMBER([.AL221]); [.AL221]*0.0035; &quot;&quot;)">
            <text:p/>
          </table:table-cell>
          <table:table-cell table:formula="of:=IF(ISBLANK([.Q221]); &quot;&quot;; [.P221]*[.Q221])">
            <text:p/>
          </table:table-cell>
          <table:table-cell table:formula="of:=IF(ISNUMBER([.AN221]); [.AN221]*0.0035; &quot;&quot;)">
            <text:p/>
          </table:table-cell>
          <table:table-cell table:formula="of:=IF(ISBLANK([.Q221]); &quot;&quot;; SUM([.$S$3:.S221]))">
            <text:p/>
          </table:table-cell>
          <table:table-cell table:formula="of:=IF(ISBLANK([.R221]); &quot;&quot;; SUM([.$T$3:.T221]))">
            <text:p/>
          </table:table-cell>
          <table:table-cell table:formula="of:=IF(OR(ISBLANK([.J221]); ISBLANK([.R221])); &quot;&quot;;ROUND(([.R221]-[.J221])*60*24))">
            <text:p/>
          </table:table-cell>
          <table:table-cell table:number-columns-repeated="20"/>
        </table:table-row>
        <table:table-row table:style-name="ro2">
          <table:table-cell office:value-type="float" office:value="220" calcext:value-type="float">
            <text:p>22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22]=&quot;Long&quot; ; [.L222]-[Overview.$C$4]/[.K222]  ;  IF([.G222]=&quot;Short&quot;; [.L222]+[Overview.$C$4]/[.K222]; &quot;&quot;) ); &quot;&quot;)">
            <text:p/>
          </table:table-cell>
          <table:table-cell table:formula="of:=IFERROR(ABS([.M222]-[.L222])*[.K222]; &quot;&quot;)">
            <text:p/>
          </table:table-cell>
          <table:table-cell table:style-name="ce312" table:formula="of:=IFERROR(  IF([.G222]=&quot;Long&quot;;  [.L222]+[Overview.$C$4]/[.K222]  *  [Overview.$C$6]  ;  IF([.G222]=&quot;Short&quot;   ;  [.L222]-[Overview.$C$4]/[.K222]  * [Overview.$C$6]  ; &quot;&quot;  )  )   ; &quot;&quot;)">
            <text:p/>
          </table:table-cell>
          <table:table-cell table:number-columns-repeated="3"/>
          <table:table-cell table:style-name="ce182" table:formula="of:=IFERROR([.T222]/[.N222]; &quot;&quot;)">
            <text:p/>
          </table:table-cell>
          <table:table-cell table:style-name="ce203" table:formula="of:=IFERROR(   IF( AND( [.G222]=&quot;Long&quot;;   [.P222]=[.K222])  ;  [.K222]*([.Q222]-[.L222])  ;    IF(  AND(  [.G222]=&quot;Short&quot;  ;   [.P222]=[.K222]   )   ;   [.K222]*([.L222]-[.Q222])   ;  &quot;&quot;)) ; &quot;&quot;)">
            <text:p/>
          </table:table-cell>
          <table:table-cell table:style-name="ce215" table:formula="of:=IF(ISNUMBER([.T222]); IF([.T222]&gt;=0; &quot;Win&quot;; &quot;Loss&quot;); &quot;&quot;)">
            <text:p/>
          </table:table-cell>
          <table:table-cell table:style-name="ce220" table:formula="of:=IF(ISNUMBER([.T222]); ROUND(([.R222]-[.J222])*60*24); &quot;&quot;)">
            <text:p/>
          </table:table-cell>
          <table:table-cell table:content-validation-name="val8"/>
          <table:table-cell table:number-columns-repeated="2"/>
          <table:table-cell table:style-name="ce239"/>
          <table:table-cell table:style-name="ce243" table:formula="of:=IFERROR(IF(ISBLANK([.Z222]); &quot;&quot;; IF([.$G222]=&quot;Long&quot;; ([.Z222]-[.$L222])*[.$K222]/[.$N222]; ([.$L222]-[.Z222])*[.$K222]/[.$N222])-[.$S222]); &quot;&quot;)">
            <text:p/>
          </table:table-cell>
          <table:table-cell/>
          <table:table-cell table:style-name="ce243" table:formula="of:=IFERROR(IF(ISBLANK([.AB222]); &quot;&quot;; IF([.$G222]=&quot;Long&quot;; ([.AB222]-[.$L222])*[.$K222]/[.$N222]; ([.$L222]-[.AB222])*[.$K222]/[.$N222])-[.$S222]); &quot;&quot;)">
            <text:p/>
          </table:table-cell>
          <table:table-cell/>
          <table:table-cell table:style-name="ce243" table:formula="of:=IFERROR(IF(ISBLANK([.AD222]); &quot;&quot;; IF([.$G222]=&quot;Long&quot;; ([.AD222]-[.$L222])*[.$K222]/[.$N222]; ([.$L222]-[.AD222])*[.$K222]/[.$N222])-[.$S222]); &quot;&quot;)">
            <text:p/>
          </table:table-cell>
          <table:table-cell table:number-columns-repeated="2"/>
          <table:table-cell table:formula="of:=IF(ISBLANK([.B222]); &quot;&quot;; DAY([.B222]))">
            <text:p/>
          </table:table-cell>
          <table:table-cell table:formula="of:=IF(ISBLANK([.B222]); &quot;&quot;; WEEKDAY([.B222]))">
            <text:p/>
          </table:table-cell>
          <table:table-cell table:formula="of:=IF(ISBLANK([.B222]); &quot;&quot;; WEEKNUM([.B222]))">
            <text:p/>
          </table:table-cell>
          <table:table-cell table:formula="of:=IF(ISBLANK([.B222]); &quot;&quot;; MONTH([.B222]))">
            <text:p/>
          </table:table-cell>
          <table:table-cell table:formula="of:=IF(ISBLANK([.L222]); &quot;&quot;; [.K222]*[.L222])">
            <text:p/>
          </table:table-cell>
          <table:table-cell table:formula="of:=IF(ISNUMBER([.AL222]); [.AL222]*0.0035; &quot;&quot;)">
            <text:p/>
          </table:table-cell>
          <table:table-cell table:formula="of:=IF(ISBLANK([.Q222]); &quot;&quot;; [.P222]*[.Q222])">
            <text:p/>
          </table:table-cell>
          <table:table-cell table:formula="of:=IF(ISNUMBER([.AN222]); [.AN222]*0.0035; &quot;&quot;)">
            <text:p/>
          </table:table-cell>
          <table:table-cell table:formula="of:=IF(ISBLANK([.Q222]); &quot;&quot;; SUM([.$S$3:.S222]))">
            <text:p/>
          </table:table-cell>
          <table:table-cell table:formula="of:=IF(ISBLANK([.R222]); &quot;&quot;; SUM([.$T$3:.T222]))">
            <text:p/>
          </table:table-cell>
          <table:table-cell table:formula="of:=IF(OR(ISBLANK([.J222]); ISBLANK([.R222])); &quot;&quot;;ROUND(([.R222]-[.J222])*60*24))">
            <text:p/>
          </table:table-cell>
          <table:table-cell table:number-columns-repeated="20"/>
        </table:table-row>
        <table:table-row table:style-name="ro2">
          <table:table-cell office:value-type="float" office:value="221" calcext:value-type="float">
            <text:p>22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23]=&quot;Long&quot; ; [.L223]-[Overview.$C$4]/[.K223]  ;  IF([.G223]=&quot;Short&quot;; [.L223]+[Overview.$C$4]/[.K223]; &quot;&quot;) ); &quot;&quot;)">
            <text:p/>
          </table:table-cell>
          <table:table-cell table:formula="of:=IFERROR(ABS([.M223]-[.L223])*[.K223]; &quot;&quot;)">
            <text:p/>
          </table:table-cell>
          <table:table-cell table:style-name="ce312" table:formula="of:=IFERROR(  IF([.G223]=&quot;Long&quot;;  [.L223]+[Overview.$C$4]/[.K223]  *  [Overview.$C$6]  ;  IF([.G223]=&quot;Short&quot;   ;  [.L223]-[Overview.$C$4]/[.K223]  * [Overview.$C$6]  ; &quot;&quot;  )  )   ; &quot;&quot;)">
            <text:p/>
          </table:table-cell>
          <table:table-cell table:number-columns-repeated="3"/>
          <table:table-cell table:style-name="ce182" table:formula="of:=IFERROR([.T223]/[.N223]; &quot;&quot;)">
            <text:p/>
          </table:table-cell>
          <table:table-cell table:style-name="ce203" table:formula="of:=IFERROR(   IF( AND( [.G223]=&quot;Long&quot;;   [.P223]=[.K223])  ;  [.K223]*([.Q223]-[.L223])  ;    IF(  AND(  [.G223]=&quot;Short&quot;  ;   [.P223]=[.K223]   )   ;   [.K223]*([.L223]-[.Q223])   ;  &quot;&quot;)) ; &quot;&quot;)">
            <text:p/>
          </table:table-cell>
          <table:table-cell table:style-name="ce215" table:formula="of:=IF(ISNUMBER([.T223]); IF([.T223]&gt;=0; &quot;Win&quot;; &quot;Loss&quot;); &quot;&quot;)">
            <text:p/>
          </table:table-cell>
          <table:table-cell table:style-name="ce220" table:formula="of:=IF(ISNUMBER([.T223]); ROUND(([.R223]-[.J223])*60*24); &quot;&quot;)">
            <text:p/>
          </table:table-cell>
          <table:table-cell table:content-validation-name="val8"/>
          <table:table-cell table:number-columns-repeated="2"/>
          <table:table-cell table:style-name="ce239"/>
          <table:table-cell table:style-name="ce243" table:formula="of:=IFERROR(IF(ISBLANK([.Z223]); &quot;&quot;; IF([.$G223]=&quot;Long&quot;; ([.Z223]-[.$L223])*[.$K223]/[.$N223]; ([.$L223]-[.Z223])*[.$K223]/[.$N223])-[.$S223]); &quot;&quot;)">
            <text:p/>
          </table:table-cell>
          <table:table-cell/>
          <table:table-cell table:style-name="ce243" table:formula="of:=IFERROR(IF(ISBLANK([.AB223]); &quot;&quot;; IF([.$G223]=&quot;Long&quot;; ([.AB223]-[.$L223])*[.$K223]/[.$N223]; ([.$L223]-[.AB223])*[.$K223]/[.$N223])-[.$S223]); &quot;&quot;)">
            <text:p/>
          </table:table-cell>
          <table:table-cell/>
          <table:table-cell table:style-name="ce243" table:formula="of:=IFERROR(IF(ISBLANK([.AD223]); &quot;&quot;; IF([.$G223]=&quot;Long&quot;; ([.AD223]-[.$L223])*[.$K223]/[.$N223]; ([.$L223]-[.AD223])*[.$K223]/[.$N223])-[.$S223]); &quot;&quot;)">
            <text:p/>
          </table:table-cell>
          <table:table-cell table:number-columns-repeated="2"/>
          <table:table-cell table:formula="of:=IF(ISBLANK([.B223]); &quot;&quot;; DAY([.B223]))">
            <text:p/>
          </table:table-cell>
          <table:table-cell table:formula="of:=IF(ISBLANK([.B223]); &quot;&quot;; WEEKDAY([.B223]))">
            <text:p/>
          </table:table-cell>
          <table:table-cell table:formula="of:=IF(ISBLANK([.B223]); &quot;&quot;; WEEKNUM([.B223]))">
            <text:p/>
          </table:table-cell>
          <table:table-cell table:formula="of:=IF(ISBLANK([.B223]); &quot;&quot;; MONTH([.B223]))">
            <text:p/>
          </table:table-cell>
          <table:table-cell table:formula="of:=IF(ISBLANK([.L223]); &quot;&quot;; [.K223]*[.L223])">
            <text:p/>
          </table:table-cell>
          <table:table-cell table:formula="of:=IF(ISNUMBER([.AL223]); [.AL223]*0.0035; &quot;&quot;)">
            <text:p/>
          </table:table-cell>
          <table:table-cell table:formula="of:=IF(ISBLANK([.Q223]); &quot;&quot;; [.P223]*[.Q223])">
            <text:p/>
          </table:table-cell>
          <table:table-cell table:formula="of:=IF(ISNUMBER([.AN223]); [.AN223]*0.0035; &quot;&quot;)">
            <text:p/>
          </table:table-cell>
          <table:table-cell table:formula="of:=IF(ISBLANK([.Q223]); &quot;&quot;; SUM([.$S$3:.S223]))">
            <text:p/>
          </table:table-cell>
          <table:table-cell table:formula="of:=IF(ISBLANK([.R223]); &quot;&quot;; SUM([.$T$3:.T223]))">
            <text:p/>
          </table:table-cell>
          <table:table-cell table:formula="of:=IF(OR(ISBLANK([.J223]); ISBLANK([.R223])); &quot;&quot;;ROUND(([.R223]-[.J223])*60*24))">
            <text:p/>
          </table:table-cell>
          <table:table-cell table:number-columns-repeated="20"/>
        </table:table-row>
        <table:table-row table:style-name="ro2">
          <table:table-cell office:value-type="float" office:value="222" calcext:value-type="float">
            <text:p>22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24]=&quot;Long&quot; ; [.L224]-[Overview.$C$4]/[.K224]  ;  IF([.G224]=&quot;Short&quot;; [.L224]+[Overview.$C$4]/[.K224]; &quot;&quot;) ); &quot;&quot;)">
            <text:p/>
          </table:table-cell>
          <table:table-cell table:formula="of:=IFERROR(ABS([.M224]-[.L224])*[.K224]; &quot;&quot;)">
            <text:p/>
          </table:table-cell>
          <table:table-cell table:style-name="ce312" table:formula="of:=IFERROR(  IF([.G224]=&quot;Long&quot;;  [.L224]+[Overview.$C$4]/[.K224]  *  [Overview.$C$6]  ;  IF([.G224]=&quot;Short&quot;   ;  [.L224]-[Overview.$C$4]/[.K224]  * [Overview.$C$6]  ; &quot;&quot;  )  )   ; &quot;&quot;)">
            <text:p/>
          </table:table-cell>
          <table:table-cell table:number-columns-repeated="3"/>
          <table:table-cell table:style-name="ce182" table:formula="of:=IFERROR([.T224]/[.N224]; &quot;&quot;)">
            <text:p/>
          </table:table-cell>
          <table:table-cell table:style-name="ce203" table:formula="of:=IFERROR(   IF( AND( [.G224]=&quot;Long&quot;;   [.P224]=[.K224])  ;  [.K224]*([.Q224]-[.L224])  ;    IF(  AND(  [.G224]=&quot;Short&quot;  ;   [.P224]=[.K224]   )   ;   [.K224]*([.L224]-[.Q224])   ;  &quot;&quot;)) ; &quot;&quot;)">
            <text:p/>
          </table:table-cell>
          <table:table-cell table:style-name="ce215" table:formula="of:=IF(ISNUMBER([.T224]); IF([.T224]&gt;=0; &quot;Win&quot;; &quot;Loss&quot;); &quot;&quot;)">
            <text:p/>
          </table:table-cell>
          <table:table-cell table:style-name="ce220" table:formula="of:=IF(ISNUMBER([.T224]); ROUND(([.R224]-[.J224])*60*24); &quot;&quot;)">
            <text:p/>
          </table:table-cell>
          <table:table-cell table:content-validation-name="val8"/>
          <table:table-cell table:number-columns-repeated="2"/>
          <table:table-cell table:style-name="ce239"/>
          <table:table-cell table:style-name="ce243" table:formula="of:=IFERROR(IF(ISBLANK([.Z224]); &quot;&quot;; IF([.$G224]=&quot;Long&quot;; ([.Z224]-[.$L224])*[.$K224]/[.$N224]; ([.$L224]-[.Z224])*[.$K224]/[.$N224])-[.$S224]); &quot;&quot;)">
            <text:p/>
          </table:table-cell>
          <table:table-cell/>
          <table:table-cell table:style-name="ce243" table:formula="of:=IFERROR(IF(ISBLANK([.AB224]); &quot;&quot;; IF([.$G224]=&quot;Long&quot;; ([.AB224]-[.$L224])*[.$K224]/[.$N224]; ([.$L224]-[.AB224])*[.$K224]/[.$N224])-[.$S224]); &quot;&quot;)">
            <text:p/>
          </table:table-cell>
          <table:table-cell/>
          <table:table-cell table:style-name="ce243" table:formula="of:=IFERROR(IF(ISBLANK([.AD224]); &quot;&quot;; IF([.$G224]=&quot;Long&quot;; ([.AD224]-[.$L224])*[.$K224]/[.$N224]; ([.$L224]-[.AD224])*[.$K224]/[.$N224])-[.$S224]); &quot;&quot;)">
            <text:p/>
          </table:table-cell>
          <table:table-cell table:number-columns-repeated="2"/>
          <table:table-cell table:formula="of:=IF(ISBLANK([.B224]); &quot;&quot;; DAY([.B224]))">
            <text:p/>
          </table:table-cell>
          <table:table-cell table:formula="of:=IF(ISBLANK([.B224]); &quot;&quot;; WEEKDAY([.B224]))">
            <text:p/>
          </table:table-cell>
          <table:table-cell table:formula="of:=IF(ISBLANK([.B224]); &quot;&quot;; WEEKNUM([.B224]))">
            <text:p/>
          </table:table-cell>
          <table:table-cell table:formula="of:=IF(ISBLANK([.B224]); &quot;&quot;; MONTH([.B224]))">
            <text:p/>
          </table:table-cell>
          <table:table-cell table:formula="of:=IF(ISBLANK([.L224]); &quot;&quot;; [.K224]*[.L224])">
            <text:p/>
          </table:table-cell>
          <table:table-cell table:formula="of:=IF(ISNUMBER([.AL224]); [.AL224]*0.0035; &quot;&quot;)">
            <text:p/>
          </table:table-cell>
          <table:table-cell table:formula="of:=IF(ISBLANK([.Q224]); &quot;&quot;; [.P224]*[.Q224])">
            <text:p/>
          </table:table-cell>
          <table:table-cell table:formula="of:=IF(ISNUMBER([.AN224]); [.AN224]*0.0035; &quot;&quot;)">
            <text:p/>
          </table:table-cell>
          <table:table-cell table:formula="of:=IF(ISBLANK([.Q224]); &quot;&quot;; SUM([.$S$3:.S224]))">
            <text:p/>
          </table:table-cell>
          <table:table-cell table:formula="of:=IF(ISBLANK([.R224]); &quot;&quot;; SUM([.$T$3:.T224]))">
            <text:p/>
          </table:table-cell>
          <table:table-cell table:formula="of:=IF(OR(ISBLANK([.J224]); ISBLANK([.R224])); &quot;&quot;;ROUND(([.R224]-[.J224])*60*24))">
            <text:p/>
          </table:table-cell>
          <table:table-cell table:number-columns-repeated="20"/>
        </table:table-row>
        <table:table-row table:style-name="ro2">
          <table:table-cell office:value-type="float" office:value="223" calcext:value-type="float">
            <text:p>22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25]=&quot;Long&quot; ; [.L225]-[Overview.$C$4]/[.K225]  ;  IF([.G225]=&quot;Short&quot;; [.L225]+[Overview.$C$4]/[.K225]; &quot;&quot;) ); &quot;&quot;)">
            <text:p/>
          </table:table-cell>
          <table:table-cell table:formula="of:=IFERROR(ABS([.M225]-[.L225])*[.K225]; &quot;&quot;)">
            <text:p/>
          </table:table-cell>
          <table:table-cell table:style-name="ce312" table:formula="of:=IFERROR(  IF([.G225]=&quot;Long&quot;;  [.L225]+[Overview.$C$4]/[.K225]  *  [Overview.$C$6]  ;  IF([.G225]=&quot;Short&quot;   ;  [.L225]-[Overview.$C$4]/[.K225]  * [Overview.$C$6]  ; &quot;&quot;  )  )   ; &quot;&quot;)">
            <text:p/>
          </table:table-cell>
          <table:table-cell table:number-columns-repeated="3"/>
          <table:table-cell table:style-name="ce182" table:formula="of:=IFERROR([.T225]/[.N225]; &quot;&quot;)">
            <text:p/>
          </table:table-cell>
          <table:table-cell table:style-name="ce203" table:formula="of:=IFERROR(   IF( AND( [.G225]=&quot;Long&quot;;   [.P225]=[.K225])  ;  [.K225]*([.Q225]-[.L225])  ;    IF(  AND(  [.G225]=&quot;Short&quot;  ;   [.P225]=[.K225]   )   ;   [.K225]*([.L225]-[.Q225])   ;  &quot;&quot;)) ; &quot;&quot;)">
            <text:p/>
          </table:table-cell>
          <table:table-cell table:style-name="ce215" table:formula="of:=IF(ISNUMBER([.T225]); IF([.T225]&gt;=0; &quot;Win&quot;; &quot;Loss&quot;); &quot;&quot;)">
            <text:p/>
          </table:table-cell>
          <table:table-cell table:style-name="ce220" table:formula="of:=IF(ISNUMBER([.T225]); ROUND(([.R225]-[.J225])*60*24); &quot;&quot;)">
            <text:p/>
          </table:table-cell>
          <table:table-cell table:content-validation-name="val8"/>
          <table:table-cell table:number-columns-repeated="2"/>
          <table:table-cell table:style-name="ce239"/>
          <table:table-cell table:style-name="ce243" table:formula="of:=IFERROR(IF(ISBLANK([.Z225]); &quot;&quot;; IF([.$G225]=&quot;Long&quot;; ([.Z225]-[.$L225])*[.$K225]/[.$N225]; ([.$L225]-[.Z225])*[.$K225]/[.$N225])-[.$S225]); &quot;&quot;)">
            <text:p/>
          </table:table-cell>
          <table:table-cell/>
          <table:table-cell table:style-name="ce243" table:formula="of:=IFERROR(IF(ISBLANK([.AB225]); &quot;&quot;; IF([.$G225]=&quot;Long&quot;; ([.AB225]-[.$L225])*[.$K225]/[.$N225]; ([.$L225]-[.AB225])*[.$K225]/[.$N225])-[.$S225]); &quot;&quot;)">
            <text:p/>
          </table:table-cell>
          <table:table-cell/>
          <table:table-cell table:style-name="ce243" table:formula="of:=IFERROR(IF(ISBLANK([.AD225]); &quot;&quot;; IF([.$G225]=&quot;Long&quot;; ([.AD225]-[.$L225])*[.$K225]/[.$N225]; ([.$L225]-[.AD225])*[.$K225]/[.$N225])-[.$S225]); &quot;&quot;)">
            <text:p/>
          </table:table-cell>
          <table:table-cell table:number-columns-repeated="2"/>
          <table:table-cell table:formula="of:=IF(ISBLANK([.B225]); &quot;&quot;; DAY([.B225]))">
            <text:p/>
          </table:table-cell>
          <table:table-cell table:formula="of:=IF(ISBLANK([.B225]); &quot;&quot;; WEEKDAY([.B225]))">
            <text:p/>
          </table:table-cell>
          <table:table-cell table:formula="of:=IF(ISBLANK([.B225]); &quot;&quot;; WEEKNUM([.B225]))">
            <text:p/>
          </table:table-cell>
          <table:table-cell table:formula="of:=IF(ISBLANK([.B225]); &quot;&quot;; MONTH([.B225]))">
            <text:p/>
          </table:table-cell>
          <table:table-cell table:formula="of:=IF(ISBLANK([.L225]); &quot;&quot;; [.K225]*[.L225])">
            <text:p/>
          </table:table-cell>
          <table:table-cell table:formula="of:=IF(ISNUMBER([.AL225]); [.AL225]*0.0035; &quot;&quot;)">
            <text:p/>
          </table:table-cell>
          <table:table-cell table:formula="of:=IF(ISBLANK([.Q225]); &quot;&quot;; [.P225]*[.Q225])">
            <text:p/>
          </table:table-cell>
          <table:table-cell table:formula="of:=IF(ISNUMBER([.AN225]); [.AN225]*0.0035; &quot;&quot;)">
            <text:p/>
          </table:table-cell>
          <table:table-cell table:formula="of:=IF(ISBLANK([.Q225]); &quot;&quot;; SUM([.$S$3:.S225]))">
            <text:p/>
          </table:table-cell>
          <table:table-cell table:formula="of:=IF(ISBLANK([.R225]); &quot;&quot;; SUM([.$T$3:.T225]))">
            <text:p/>
          </table:table-cell>
          <table:table-cell table:formula="of:=IF(OR(ISBLANK([.J225]); ISBLANK([.R225])); &quot;&quot;;ROUND(([.R225]-[.J225])*60*24))">
            <text:p/>
          </table:table-cell>
          <table:table-cell table:number-columns-repeated="20"/>
        </table:table-row>
        <table:table-row table:style-name="ro2">
          <table:table-cell office:value-type="float" office:value="224" calcext:value-type="float">
            <text:p>22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26]=&quot;Long&quot; ; [.L226]-[Overview.$C$4]/[.K226]  ;  IF([.G226]=&quot;Short&quot;; [.L226]+[Overview.$C$4]/[.K226]; &quot;&quot;) ); &quot;&quot;)">
            <text:p/>
          </table:table-cell>
          <table:table-cell table:formula="of:=IFERROR(ABS([.M226]-[.L226])*[.K226]; &quot;&quot;)">
            <text:p/>
          </table:table-cell>
          <table:table-cell table:style-name="ce312" table:formula="of:=IFERROR(  IF([.G226]=&quot;Long&quot;;  [.L226]+[Overview.$C$4]/[.K226]  *  [Overview.$C$6]  ;  IF([.G226]=&quot;Short&quot;   ;  [.L226]-[Overview.$C$4]/[.K226]  * [Overview.$C$6]  ; &quot;&quot;  )  )   ; &quot;&quot;)">
            <text:p/>
          </table:table-cell>
          <table:table-cell table:number-columns-repeated="3"/>
          <table:table-cell table:style-name="ce182" table:formula="of:=IFERROR([.T226]/[.N226]; &quot;&quot;)">
            <text:p/>
          </table:table-cell>
          <table:table-cell table:style-name="ce203" table:formula="of:=IFERROR(   IF( AND( [.G226]=&quot;Long&quot;;   [.P226]=[.K226])  ;  [.K226]*([.Q226]-[.L226])  ;    IF(  AND(  [.G226]=&quot;Short&quot;  ;   [.P226]=[.K226]   )   ;   [.K226]*([.L226]-[.Q226])   ;  &quot;&quot;)) ; &quot;&quot;)">
            <text:p/>
          </table:table-cell>
          <table:table-cell table:style-name="ce215" table:formula="of:=IF(ISNUMBER([.T226]); IF([.T226]&gt;=0; &quot;Win&quot;; &quot;Loss&quot;); &quot;&quot;)">
            <text:p/>
          </table:table-cell>
          <table:table-cell table:style-name="ce220" table:formula="of:=IF(ISNUMBER([.T226]); ROUND(([.R226]-[.J226])*60*24); &quot;&quot;)">
            <text:p/>
          </table:table-cell>
          <table:table-cell table:content-validation-name="val8"/>
          <table:table-cell table:number-columns-repeated="2"/>
          <table:table-cell table:style-name="ce239"/>
          <table:table-cell table:style-name="ce243" table:formula="of:=IFERROR(IF(ISBLANK([.Z226]); &quot;&quot;; IF([.$G226]=&quot;Long&quot;; ([.Z226]-[.$L226])*[.$K226]/[.$N226]; ([.$L226]-[.Z226])*[.$K226]/[.$N226])-[.$S226]); &quot;&quot;)">
            <text:p/>
          </table:table-cell>
          <table:table-cell/>
          <table:table-cell table:style-name="ce243" table:formula="of:=IFERROR(IF(ISBLANK([.AB226]); &quot;&quot;; IF([.$G226]=&quot;Long&quot;; ([.AB226]-[.$L226])*[.$K226]/[.$N226]; ([.$L226]-[.AB226])*[.$K226]/[.$N226])-[.$S226]); &quot;&quot;)">
            <text:p/>
          </table:table-cell>
          <table:table-cell/>
          <table:table-cell table:style-name="ce243" table:formula="of:=IFERROR(IF(ISBLANK([.AD226]); &quot;&quot;; IF([.$G226]=&quot;Long&quot;; ([.AD226]-[.$L226])*[.$K226]/[.$N226]; ([.$L226]-[.AD226])*[.$K226]/[.$N226])-[.$S226]); &quot;&quot;)">
            <text:p/>
          </table:table-cell>
          <table:table-cell table:number-columns-repeated="2"/>
          <table:table-cell table:formula="of:=IF(ISBLANK([.B226]); &quot;&quot;; DAY([.B226]))">
            <text:p/>
          </table:table-cell>
          <table:table-cell table:formula="of:=IF(ISBLANK([.B226]); &quot;&quot;; WEEKDAY([.B226]))">
            <text:p/>
          </table:table-cell>
          <table:table-cell table:formula="of:=IF(ISBLANK([.B226]); &quot;&quot;; WEEKNUM([.B226]))">
            <text:p/>
          </table:table-cell>
          <table:table-cell table:formula="of:=IF(ISBLANK([.B226]); &quot;&quot;; MONTH([.B226]))">
            <text:p/>
          </table:table-cell>
          <table:table-cell table:formula="of:=IF(ISBLANK([.L226]); &quot;&quot;; [.K226]*[.L226])">
            <text:p/>
          </table:table-cell>
          <table:table-cell table:formula="of:=IF(ISNUMBER([.AL226]); [.AL226]*0.0035; &quot;&quot;)">
            <text:p/>
          </table:table-cell>
          <table:table-cell table:formula="of:=IF(ISBLANK([.Q226]); &quot;&quot;; [.P226]*[.Q226])">
            <text:p/>
          </table:table-cell>
          <table:table-cell table:formula="of:=IF(ISNUMBER([.AN226]); [.AN226]*0.0035; &quot;&quot;)">
            <text:p/>
          </table:table-cell>
          <table:table-cell table:formula="of:=IF(ISBLANK([.Q226]); &quot;&quot;; SUM([.$S$3:.S226]))">
            <text:p/>
          </table:table-cell>
          <table:table-cell table:formula="of:=IF(ISBLANK([.R226]); &quot;&quot;; SUM([.$T$3:.T226]))">
            <text:p/>
          </table:table-cell>
          <table:table-cell table:formula="of:=IF(OR(ISBLANK([.J226]); ISBLANK([.R226])); &quot;&quot;;ROUND(([.R226]-[.J226])*60*24))">
            <text:p/>
          </table:table-cell>
          <table:table-cell table:number-columns-repeated="20"/>
        </table:table-row>
        <table:table-row table:style-name="ro2">
          <table:table-cell office:value-type="float" office:value="225" calcext:value-type="float">
            <text:p>22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27]=&quot;Long&quot; ; [.L227]-[Overview.$C$4]/[.K227]  ;  IF([.G227]=&quot;Short&quot;; [.L227]+[Overview.$C$4]/[.K227]; &quot;&quot;) ); &quot;&quot;)">
            <text:p/>
          </table:table-cell>
          <table:table-cell table:formula="of:=IFERROR(ABS([.M227]-[.L227])*[.K227]; &quot;&quot;)">
            <text:p/>
          </table:table-cell>
          <table:table-cell table:style-name="ce312" table:formula="of:=IFERROR(  IF([.G227]=&quot;Long&quot;;  [.L227]+[Overview.$C$4]/[.K227]  *  [Overview.$C$6]  ;  IF([.G227]=&quot;Short&quot;   ;  [.L227]-[Overview.$C$4]/[.K227]  * [Overview.$C$6]  ; &quot;&quot;  )  )   ; &quot;&quot;)">
            <text:p/>
          </table:table-cell>
          <table:table-cell table:number-columns-repeated="3"/>
          <table:table-cell table:style-name="ce182" table:formula="of:=IFERROR([.T227]/[.N227]; &quot;&quot;)">
            <text:p/>
          </table:table-cell>
          <table:table-cell table:style-name="ce203" table:formula="of:=IFERROR(   IF( AND( [.G227]=&quot;Long&quot;;   [.P227]=[.K227])  ;  [.K227]*([.Q227]-[.L227])  ;    IF(  AND(  [.G227]=&quot;Short&quot;  ;   [.P227]=[.K227]   )   ;   [.K227]*([.L227]-[.Q227])   ;  &quot;&quot;)) ; &quot;&quot;)">
            <text:p/>
          </table:table-cell>
          <table:table-cell table:style-name="ce215" table:formula="of:=IF(ISNUMBER([.T227]); IF([.T227]&gt;=0; &quot;Win&quot;; &quot;Loss&quot;); &quot;&quot;)">
            <text:p/>
          </table:table-cell>
          <table:table-cell table:style-name="ce220" table:formula="of:=IF(ISNUMBER([.T227]); ROUND(([.R227]-[.J227])*60*24); &quot;&quot;)">
            <text:p/>
          </table:table-cell>
          <table:table-cell table:content-validation-name="val8"/>
          <table:table-cell table:number-columns-repeated="2"/>
          <table:table-cell table:style-name="ce239"/>
          <table:table-cell table:style-name="ce243" table:formula="of:=IFERROR(IF(ISBLANK([.Z227]); &quot;&quot;; IF([.$G227]=&quot;Long&quot;; ([.Z227]-[.$L227])*[.$K227]/[.$N227]; ([.$L227]-[.Z227])*[.$K227]/[.$N227])-[.$S227]); &quot;&quot;)">
            <text:p/>
          </table:table-cell>
          <table:table-cell/>
          <table:table-cell table:style-name="ce243" table:formula="of:=IFERROR(IF(ISBLANK([.AB227]); &quot;&quot;; IF([.$G227]=&quot;Long&quot;; ([.AB227]-[.$L227])*[.$K227]/[.$N227]; ([.$L227]-[.AB227])*[.$K227]/[.$N227])-[.$S227]); &quot;&quot;)">
            <text:p/>
          </table:table-cell>
          <table:table-cell/>
          <table:table-cell table:style-name="ce243" table:formula="of:=IFERROR(IF(ISBLANK([.AD227]); &quot;&quot;; IF([.$G227]=&quot;Long&quot;; ([.AD227]-[.$L227])*[.$K227]/[.$N227]; ([.$L227]-[.AD227])*[.$K227]/[.$N227])-[.$S227]); &quot;&quot;)">
            <text:p/>
          </table:table-cell>
          <table:table-cell table:number-columns-repeated="2"/>
          <table:table-cell table:formula="of:=IF(ISBLANK([.B227]); &quot;&quot;; DAY([.B227]))">
            <text:p/>
          </table:table-cell>
          <table:table-cell table:formula="of:=IF(ISBLANK([.B227]); &quot;&quot;; WEEKDAY([.B227]))">
            <text:p/>
          </table:table-cell>
          <table:table-cell table:formula="of:=IF(ISBLANK([.B227]); &quot;&quot;; WEEKNUM([.B227]))">
            <text:p/>
          </table:table-cell>
          <table:table-cell table:formula="of:=IF(ISBLANK([.B227]); &quot;&quot;; MONTH([.B227]))">
            <text:p/>
          </table:table-cell>
          <table:table-cell table:formula="of:=IF(ISBLANK([.L227]); &quot;&quot;; [.K227]*[.L227])">
            <text:p/>
          </table:table-cell>
          <table:table-cell table:formula="of:=IF(ISNUMBER([.AL227]); [.AL227]*0.0035; &quot;&quot;)">
            <text:p/>
          </table:table-cell>
          <table:table-cell table:formula="of:=IF(ISBLANK([.Q227]); &quot;&quot;; [.P227]*[.Q227])">
            <text:p/>
          </table:table-cell>
          <table:table-cell table:formula="of:=IF(ISNUMBER([.AN227]); [.AN227]*0.0035; &quot;&quot;)">
            <text:p/>
          </table:table-cell>
          <table:table-cell table:formula="of:=IF(ISBLANK([.Q227]); &quot;&quot;; SUM([.$S$3:.S227]))">
            <text:p/>
          </table:table-cell>
          <table:table-cell table:formula="of:=IF(ISBLANK([.R227]); &quot;&quot;; SUM([.$T$3:.T227]))">
            <text:p/>
          </table:table-cell>
          <table:table-cell table:formula="of:=IF(OR(ISBLANK([.J227]); ISBLANK([.R227])); &quot;&quot;;ROUND(([.R227]-[.J227])*60*24))">
            <text:p/>
          </table:table-cell>
          <table:table-cell table:number-columns-repeated="20"/>
        </table:table-row>
        <table:table-row table:style-name="ro2">
          <table:table-cell office:value-type="float" office:value="226" calcext:value-type="float">
            <text:p>22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28]=&quot;Long&quot; ; [.L228]-[Overview.$C$4]/[.K228]  ;  IF([.G228]=&quot;Short&quot;; [.L228]+[Overview.$C$4]/[.K228]; &quot;&quot;) ); &quot;&quot;)">
            <text:p/>
          </table:table-cell>
          <table:table-cell table:formula="of:=IFERROR(ABS([.M228]-[.L228])*[.K228]; &quot;&quot;)">
            <text:p/>
          </table:table-cell>
          <table:table-cell table:style-name="ce312" table:formula="of:=IFERROR(  IF([.G228]=&quot;Long&quot;;  [.L228]+[Overview.$C$4]/[.K228]  *  [Overview.$C$6]  ;  IF([.G228]=&quot;Short&quot;   ;  [.L228]-[Overview.$C$4]/[.K228]  * [Overview.$C$6]  ; &quot;&quot;  )  )   ; &quot;&quot;)">
            <text:p/>
          </table:table-cell>
          <table:table-cell table:number-columns-repeated="3"/>
          <table:table-cell table:style-name="ce182" table:formula="of:=IFERROR([.T228]/[.N228]; &quot;&quot;)">
            <text:p/>
          </table:table-cell>
          <table:table-cell table:style-name="ce203" table:formula="of:=IFERROR(   IF( AND( [.G228]=&quot;Long&quot;;   [.P228]=[.K228])  ;  [.K228]*([.Q228]-[.L228])  ;    IF(  AND(  [.G228]=&quot;Short&quot;  ;   [.P228]=[.K228]   )   ;   [.K228]*([.L228]-[.Q228])   ;  &quot;&quot;)) ; &quot;&quot;)">
            <text:p/>
          </table:table-cell>
          <table:table-cell table:style-name="ce215" table:formula="of:=IF(ISNUMBER([.T228]); IF([.T228]&gt;=0; &quot;Win&quot;; &quot;Loss&quot;); &quot;&quot;)">
            <text:p/>
          </table:table-cell>
          <table:table-cell table:style-name="ce220" table:formula="of:=IF(ISNUMBER([.T228]); ROUND(([.R228]-[.J228])*60*24); &quot;&quot;)">
            <text:p/>
          </table:table-cell>
          <table:table-cell table:content-validation-name="val8"/>
          <table:table-cell table:number-columns-repeated="2"/>
          <table:table-cell table:style-name="ce239"/>
          <table:table-cell table:style-name="ce243" table:formula="of:=IFERROR(IF(ISBLANK([.Z228]); &quot;&quot;; IF([.$G228]=&quot;Long&quot;; ([.Z228]-[.$L228])*[.$K228]/[.$N228]; ([.$L228]-[.Z228])*[.$K228]/[.$N228])-[.$S228]); &quot;&quot;)">
            <text:p/>
          </table:table-cell>
          <table:table-cell/>
          <table:table-cell table:style-name="ce243" table:formula="of:=IFERROR(IF(ISBLANK([.AB228]); &quot;&quot;; IF([.$G228]=&quot;Long&quot;; ([.AB228]-[.$L228])*[.$K228]/[.$N228]; ([.$L228]-[.AB228])*[.$K228]/[.$N228])-[.$S228]); &quot;&quot;)">
            <text:p/>
          </table:table-cell>
          <table:table-cell/>
          <table:table-cell table:style-name="ce243" table:formula="of:=IFERROR(IF(ISBLANK([.AD228]); &quot;&quot;; IF([.$G228]=&quot;Long&quot;; ([.AD228]-[.$L228])*[.$K228]/[.$N228]; ([.$L228]-[.AD228])*[.$K228]/[.$N228])-[.$S228]); &quot;&quot;)">
            <text:p/>
          </table:table-cell>
          <table:table-cell table:number-columns-repeated="2"/>
          <table:table-cell table:formula="of:=IF(ISBLANK([.B228]); &quot;&quot;; DAY([.B228]))">
            <text:p/>
          </table:table-cell>
          <table:table-cell table:formula="of:=IF(ISBLANK([.B228]); &quot;&quot;; WEEKDAY([.B228]))">
            <text:p/>
          </table:table-cell>
          <table:table-cell table:formula="of:=IF(ISBLANK([.B228]); &quot;&quot;; WEEKNUM([.B228]))">
            <text:p/>
          </table:table-cell>
          <table:table-cell table:formula="of:=IF(ISBLANK([.B228]); &quot;&quot;; MONTH([.B228]))">
            <text:p/>
          </table:table-cell>
          <table:table-cell table:formula="of:=IF(ISBLANK([.L228]); &quot;&quot;; [.K228]*[.L228])">
            <text:p/>
          </table:table-cell>
          <table:table-cell table:formula="of:=IF(ISNUMBER([.AL228]); [.AL228]*0.0035; &quot;&quot;)">
            <text:p/>
          </table:table-cell>
          <table:table-cell table:formula="of:=IF(ISBLANK([.Q228]); &quot;&quot;; [.P228]*[.Q228])">
            <text:p/>
          </table:table-cell>
          <table:table-cell table:formula="of:=IF(ISNUMBER([.AN228]); [.AN228]*0.0035; &quot;&quot;)">
            <text:p/>
          </table:table-cell>
          <table:table-cell table:formula="of:=IF(ISBLANK([.Q228]); &quot;&quot;; SUM([.$S$3:.S228]))">
            <text:p/>
          </table:table-cell>
          <table:table-cell table:formula="of:=IF(ISBLANK([.R228]); &quot;&quot;; SUM([.$T$3:.T228]))">
            <text:p/>
          </table:table-cell>
          <table:table-cell table:formula="of:=IF(OR(ISBLANK([.J228]); ISBLANK([.R228])); &quot;&quot;;ROUND(([.R228]-[.J228])*60*24))">
            <text:p/>
          </table:table-cell>
          <table:table-cell table:number-columns-repeated="20"/>
        </table:table-row>
        <table:table-row table:style-name="ro2">
          <table:table-cell office:value-type="float" office:value="227" calcext:value-type="float">
            <text:p>22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29]=&quot;Long&quot; ; [.L229]-[Overview.$C$4]/[.K229]  ;  IF([.G229]=&quot;Short&quot;; [.L229]+[Overview.$C$4]/[.K229]; &quot;&quot;) ); &quot;&quot;)">
            <text:p/>
          </table:table-cell>
          <table:table-cell table:formula="of:=IFERROR(ABS([.M229]-[.L229])*[.K229]; &quot;&quot;)">
            <text:p/>
          </table:table-cell>
          <table:table-cell table:style-name="ce312" table:formula="of:=IFERROR(  IF([.G229]=&quot;Long&quot;;  [.L229]+[Overview.$C$4]/[.K229]  *  [Overview.$C$6]  ;  IF([.G229]=&quot;Short&quot;   ;  [.L229]-[Overview.$C$4]/[.K229]  * [Overview.$C$6]  ; &quot;&quot;  )  )   ; &quot;&quot;)">
            <text:p/>
          </table:table-cell>
          <table:table-cell table:number-columns-repeated="3"/>
          <table:table-cell table:style-name="ce182" table:formula="of:=IFERROR([.T229]/[.N229]; &quot;&quot;)">
            <text:p/>
          </table:table-cell>
          <table:table-cell table:style-name="ce203" table:formula="of:=IFERROR(   IF( AND( [.G229]=&quot;Long&quot;;   [.P229]=[.K229])  ;  [.K229]*([.Q229]-[.L229])  ;    IF(  AND(  [.G229]=&quot;Short&quot;  ;   [.P229]=[.K229]   )   ;   [.K229]*([.L229]-[.Q229])   ;  &quot;&quot;)) ; &quot;&quot;)">
            <text:p/>
          </table:table-cell>
          <table:table-cell table:style-name="ce215" table:formula="of:=IF(ISNUMBER([.T229]); IF([.T229]&gt;=0; &quot;Win&quot;; &quot;Loss&quot;); &quot;&quot;)">
            <text:p/>
          </table:table-cell>
          <table:table-cell table:style-name="ce220" table:formula="of:=IF(ISNUMBER([.T229]); ROUND(([.R229]-[.J229])*60*24); &quot;&quot;)">
            <text:p/>
          </table:table-cell>
          <table:table-cell table:content-validation-name="val8"/>
          <table:table-cell table:number-columns-repeated="2"/>
          <table:table-cell table:style-name="ce239"/>
          <table:table-cell table:style-name="ce243" table:formula="of:=IFERROR(IF(ISBLANK([.Z229]); &quot;&quot;; IF([.$G229]=&quot;Long&quot;; ([.Z229]-[.$L229])*[.$K229]/[.$N229]; ([.$L229]-[.Z229])*[.$K229]/[.$N229])-[.$S229]); &quot;&quot;)">
            <text:p/>
          </table:table-cell>
          <table:table-cell/>
          <table:table-cell table:style-name="ce243" table:formula="of:=IFERROR(IF(ISBLANK([.AB229]); &quot;&quot;; IF([.$G229]=&quot;Long&quot;; ([.AB229]-[.$L229])*[.$K229]/[.$N229]; ([.$L229]-[.AB229])*[.$K229]/[.$N229])-[.$S229]); &quot;&quot;)">
            <text:p/>
          </table:table-cell>
          <table:table-cell/>
          <table:table-cell table:style-name="ce243" table:formula="of:=IFERROR(IF(ISBLANK([.AD229]); &quot;&quot;; IF([.$G229]=&quot;Long&quot;; ([.AD229]-[.$L229])*[.$K229]/[.$N229]; ([.$L229]-[.AD229])*[.$K229]/[.$N229])-[.$S229]); &quot;&quot;)">
            <text:p/>
          </table:table-cell>
          <table:table-cell table:number-columns-repeated="2"/>
          <table:table-cell table:formula="of:=IF(ISBLANK([.B229]); &quot;&quot;; DAY([.B229]))">
            <text:p/>
          </table:table-cell>
          <table:table-cell table:formula="of:=IF(ISBLANK([.B229]); &quot;&quot;; WEEKDAY([.B229]))">
            <text:p/>
          </table:table-cell>
          <table:table-cell table:formula="of:=IF(ISBLANK([.B229]); &quot;&quot;; WEEKNUM([.B229]))">
            <text:p/>
          </table:table-cell>
          <table:table-cell table:formula="of:=IF(ISBLANK([.B229]); &quot;&quot;; MONTH([.B229]))">
            <text:p/>
          </table:table-cell>
          <table:table-cell table:formula="of:=IF(ISBLANK([.L229]); &quot;&quot;; [.K229]*[.L229])">
            <text:p/>
          </table:table-cell>
          <table:table-cell table:formula="of:=IF(ISNUMBER([.AL229]); [.AL229]*0.0035; &quot;&quot;)">
            <text:p/>
          </table:table-cell>
          <table:table-cell table:formula="of:=IF(ISBLANK([.Q229]); &quot;&quot;; [.P229]*[.Q229])">
            <text:p/>
          </table:table-cell>
          <table:table-cell table:formula="of:=IF(ISNUMBER([.AN229]); [.AN229]*0.0035; &quot;&quot;)">
            <text:p/>
          </table:table-cell>
          <table:table-cell table:formula="of:=IF(ISBLANK([.Q229]); &quot;&quot;; SUM([.$S$3:.S229]))">
            <text:p/>
          </table:table-cell>
          <table:table-cell table:formula="of:=IF(ISBLANK([.R229]); &quot;&quot;; SUM([.$T$3:.T229]))">
            <text:p/>
          </table:table-cell>
          <table:table-cell table:formula="of:=IF(OR(ISBLANK([.J229]); ISBLANK([.R229])); &quot;&quot;;ROUND(([.R229]-[.J229])*60*24))">
            <text:p/>
          </table:table-cell>
          <table:table-cell table:number-columns-repeated="20"/>
        </table:table-row>
        <table:table-row table:style-name="ro2">
          <table:table-cell office:value-type="float" office:value="228" calcext:value-type="float">
            <text:p>22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30]=&quot;Long&quot; ; [.L230]-[Overview.$C$4]/[.K230]  ;  IF([.G230]=&quot;Short&quot;; [.L230]+[Overview.$C$4]/[.K230]; &quot;&quot;) ); &quot;&quot;)">
            <text:p/>
          </table:table-cell>
          <table:table-cell table:formula="of:=IFERROR(ABS([.M230]-[.L230])*[.K230]; &quot;&quot;)">
            <text:p/>
          </table:table-cell>
          <table:table-cell table:style-name="ce312" table:formula="of:=IFERROR(  IF([.G230]=&quot;Long&quot;;  [.L230]+[Overview.$C$4]/[.K230]  *  [Overview.$C$6]  ;  IF([.G230]=&quot;Short&quot;   ;  [.L230]-[Overview.$C$4]/[.K230]  * [Overview.$C$6]  ; &quot;&quot;  )  )   ; &quot;&quot;)">
            <text:p/>
          </table:table-cell>
          <table:table-cell table:number-columns-repeated="3"/>
          <table:table-cell table:style-name="ce182" table:formula="of:=IFERROR([.T230]/[.N230]; &quot;&quot;)">
            <text:p/>
          </table:table-cell>
          <table:table-cell table:style-name="ce203" table:formula="of:=IFERROR(   IF( AND( [.G230]=&quot;Long&quot;;   [.P230]=[.K230])  ;  [.K230]*([.Q230]-[.L230])  ;    IF(  AND(  [.G230]=&quot;Short&quot;  ;   [.P230]=[.K230]   )   ;   [.K230]*([.L230]-[.Q230])   ;  &quot;&quot;)) ; &quot;&quot;)">
            <text:p/>
          </table:table-cell>
          <table:table-cell table:style-name="ce215" table:formula="of:=IF(ISNUMBER([.T230]); IF([.T230]&gt;=0; &quot;Win&quot;; &quot;Loss&quot;); &quot;&quot;)">
            <text:p/>
          </table:table-cell>
          <table:table-cell table:style-name="ce220" table:formula="of:=IF(ISNUMBER([.T230]); ROUND(([.R230]-[.J230])*60*24); &quot;&quot;)">
            <text:p/>
          </table:table-cell>
          <table:table-cell table:content-validation-name="val8"/>
          <table:table-cell table:number-columns-repeated="2"/>
          <table:table-cell table:style-name="ce239"/>
          <table:table-cell table:style-name="ce243" table:formula="of:=IFERROR(IF(ISBLANK([.Z230]); &quot;&quot;; IF([.$G230]=&quot;Long&quot;; ([.Z230]-[.$L230])*[.$K230]/[.$N230]; ([.$L230]-[.Z230])*[.$K230]/[.$N230])-[.$S230]); &quot;&quot;)">
            <text:p/>
          </table:table-cell>
          <table:table-cell/>
          <table:table-cell table:style-name="ce243" table:formula="of:=IFERROR(IF(ISBLANK([.AB230]); &quot;&quot;; IF([.$G230]=&quot;Long&quot;; ([.AB230]-[.$L230])*[.$K230]/[.$N230]; ([.$L230]-[.AB230])*[.$K230]/[.$N230])-[.$S230]); &quot;&quot;)">
            <text:p/>
          </table:table-cell>
          <table:table-cell/>
          <table:table-cell table:style-name="ce243" table:formula="of:=IFERROR(IF(ISBLANK([.AD230]); &quot;&quot;; IF([.$G230]=&quot;Long&quot;; ([.AD230]-[.$L230])*[.$K230]/[.$N230]; ([.$L230]-[.AD230])*[.$K230]/[.$N230])-[.$S230]); &quot;&quot;)">
            <text:p/>
          </table:table-cell>
          <table:table-cell table:number-columns-repeated="2"/>
          <table:table-cell table:formula="of:=IF(ISBLANK([.B230]); &quot;&quot;; DAY([.B230]))">
            <text:p/>
          </table:table-cell>
          <table:table-cell table:formula="of:=IF(ISBLANK([.B230]); &quot;&quot;; WEEKDAY([.B230]))">
            <text:p/>
          </table:table-cell>
          <table:table-cell table:formula="of:=IF(ISBLANK([.B230]); &quot;&quot;; WEEKNUM([.B230]))">
            <text:p/>
          </table:table-cell>
          <table:table-cell table:formula="of:=IF(ISBLANK([.B230]); &quot;&quot;; MONTH([.B230]))">
            <text:p/>
          </table:table-cell>
          <table:table-cell table:formula="of:=IF(ISBLANK([.L230]); &quot;&quot;; [.K230]*[.L230])">
            <text:p/>
          </table:table-cell>
          <table:table-cell table:formula="of:=IF(ISNUMBER([.AL230]); [.AL230]*0.0035; &quot;&quot;)">
            <text:p/>
          </table:table-cell>
          <table:table-cell table:formula="of:=IF(ISBLANK([.Q230]); &quot;&quot;; [.P230]*[.Q230])">
            <text:p/>
          </table:table-cell>
          <table:table-cell table:formula="of:=IF(ISNUMBER([.AN230]); [.AN230]*0.0035; &quot;&quot;)">
            <text:p/>
          </table:table-cell>
          <table:table-cell table:formula="of:=IF(ISBLANK([.Q230]); &quot;&quot;; SUM([.$S$3:.S230]))">
            <text:p/>
          </table:table-cell>
          <table:table-cell table:formula="of:=IF(ISBLANK([.R230]); &quot;&quot;; SUM([.$T$3:.T230]))">
            <text:p/>
          </table:table-cell>
          <table:table-cell table:formula="of:=IF(OR(ISBLANK([.J230]); ISBLANK([.R230])); &quot;&quot;;ROUND(([.R230]-[.J230])*60*24))">
            <text:p/>
          </table:table-cell>
          <table:table-cell table:number-columns-repeated="20"/>
        </table:table-row>
        <table:table-row table:style-name="ro2">
          <table:table-cell office:value-type="float" office:value="229" calcext:value-type="float">
            <text:p>22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31]=&quot;Long&quot; ; [.L231]-[Overview.$C$4]/[.K231]  ;  IF([.G231]=&quot;Short&quot;; [.L231]+[Overview.$C$4]/[.K231]; &quot;&quot;) ); &quot;&quot;)">
            <text:p/>
          </table:table-cell>
          <table:table-cell table:formula="of:=IFERROR(ABS([.M231]-[.L231])*[.K231]; &quot;&quot;)">
            <text:p/>
          </table:table-cell>
          <table:table-cell table:style-name="ce312" table:formula="of:=IFERROR(  IF([.G231]=&quot;Long&quot;;  [.L231]+[Overview.$C$4]/[.K231]  *  [Overview.$C$6]  ;  IF([.G231]=&quot;Short&quot;   ;  [.L231]-[Overview.$C$4]/[.K231]  * [Overview.$C$6]  ; &quot;&quot;  )  )   ; &quot;&quot;)">
            <text:p/>
          </table:table-cell>
          <table:table-cell table:number-columns-repeated="3"/>
          <table:table-cell table:style-name="ce182" table:formula="of:=IFERROR([.T231]/[.N231]; &quot;&quot;)">
            <text:p/>
          </table:table-cell>
          <table:table-cell table:style-name="ce203" table:formula="of:=IFERROR(   IF( AND( [.G231]=&quot;Long&quot;;   [.P231]=[.K231])  ;  [.K231]*([.Q231]-[.L231])  ;    IF(  AND(  [.G231]=&quot;Short&quot;  ;   [.P231]=[.K231]   )   ;   [.K231]*([.L231]-[.Q231])   ;  &quot;&quot;)) ; &quot;&quot;)">
            <text:p/>
          </table:table-cell>
          <table:table-cell table:style-name="ce215" table:formula="of:=IF(ISNUMBER([.T231]); IF([.T231]&gt;=0; &quot;Win&quot;; &quot;Loss&quot;); &quot;&quot;)">
            <text:p/>
          </table:table-cell>
          <table:table-cell table:style-name="ce220" table:formula="of:=IF(ISNUMBER([.T231]); ROUND(([.R231]-[.J231])*60*24); &quot;&quot;)">
            <text:p/>
          </table:table-cell>
          <table:table-cell table:content-validation-name="val8"/>
          <table:table-cell table:number-columns-repeated="2"/>
          <table:table-cell table:style-name="ce239"/>
          <table:table-cell table:style-name="ce243" table:formula="of:=IFERROR(IF(ISBLANK([.Z231]); &quot;&quot;; IF([.$G231]=&quot;Long&quot;; ([.Z231]-[.$L231])*[.$K231]/[.$N231]; ([.$L231]-[.Z231])*[.$K231]/[.$N231])-[.$S231]); &quot;&quot;)">
            <text:p/>
          </table:table-cell>
          <table:table-cell/>
          <table:table-cell table:style-name="ce243" table:formula="of:=IFERROR(IF(ISBLANK([.AB231]); &quot;&quot;; IF([.$G231]=&quot;Long&quot;; ([.AB231]-[.$L231])*[.$K231]/[.$N231]; ([.$L231]-[.AB231])*[.$K231]/[.$N231])-[.$S231]); &quot;&quot;)">
            <text:p/>
          </table:table-cell>
          <table:table-cell/>
          <table:table-cell table:style-name="ce243" table:formula="of:=IFERROR(IF(ISBLANK([.AD231]); &quot;&quot;; IF([.$G231]=&quot;Long&quot;; ([.AD231]-[.$L231])*[.$K231]/[.$N231]; ([.$L231]-[.AD231])*[.$K231]/[.$N231])-[.$S231]); &quot;&quot;)">
            <text:p/>
          </table:table-cell>
          <table:table-cell table:number-columns-repeated="2"/>
          <table:table-cell table:formula="of:=IF(ISBLANK([.B231]); &quot;&quot;; DAY([.B231]))">
            <text:p/>
          </table:table-cell>
          <table:table-cell table:formula="of:=IF(ISBLANK([.B231]); &quot;&quot;; WEEKDAY([.B231]))">
            <text:p/>
          </table:table-cell>
          <table:table-cell table:formula="of:=IF(ISBLANK([.B231]); &quot;&quot;; WEEKNUM([.B231]))">
            <text:p/>
          </table:table-cell>
          <table:table-cell table:formula="of:=IF(ISBLANK([.B231]); &quot;&quot;; MONTH([.B231]))">
            <text:p/>
          </table:table-cell>
          <table:table-cell table:formula="of:=IF(ISBLANK([.L231]); &quot;&quot;; [.K231]*[.L231])">
            <text:p/>
          </table:table-cell>
          <table:table-cell table:formula="of:=IF(ISNUMBER([.AL231]); [.AL231]*0.0035; &quot;&quot;)">
            <text:p/>
          </table:table-cell>
          <table:table-cell table:formula="of:=IF(ISBLANK([.Q231]); &quot;&quot;; [.P231]*[.Q231])">
            <text:p/>
          </table:table-cell>
          <table:table-cell table:formula="of:=IF(ISNUMBER([.AN231]); [.AN231]*0.0035; &quot;&quot;)">
            <text:p/>
          </table:table-cell>
          <table:table-cell table:formula="of:=IF(ISBLANK([.Q231]); &quot;&quot;; SUM([.$S$3:.S231]))">
            <text:p/>
          </table:table-cell>
          <table:table-cell table:formula="of:=IF(ISBLANK([.R231]); &quot;&quot;; SUM([.$T$3:.T231]))">
            <text:p/>
          </table:table-cell>
          <table:table-cell table:formula="of:=IF(OR(ISBLANK([.J231]); ISBLANK([.R231])); &quot;&quot;;ROUND(([.R231]-[.J231])*60*24))">
            <text:p/>
          </table:table-cell>
          <table:table-cell table:number-columns-repeated="20"/>
        </table:table-row>
        <table:table-row table:style-name="ro2">
          <table:table-cell office:value-type="float" office:value="230" calcext:value-type="float">
            <text:p>23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32]=&quot;Long&quot; ; [.L232]-[Overview.$C$4]/[.K232]  ;  IF([.G232]=&quot;Short&quot;; [.L232]+[Overview.$C$4]/[.K232]; &quot;&quot;) ); &quot;&quot;)">
            <text:p/>
          </table:table-cell>
          <table:table-cell table:formula="of:=IFERROR(ABS([.M232]-[.L232])*[.K232]; &quot;&quot;)">
            <text:p/>
          </table:table-cell>
          <table:table-cell table:style-name="ce312" table:formula="of:=IFERROR(  IF([.G232]=&quot;Long&quot;;  [.L232]+[Overview.$C$4]/[.K232]  *  [Overview.$C$6]  ;  IF([.G232]=&quot;Short&quot;   ;  [.L232]-[Overview.$C$4]/[.K232]  * [Overview.$C$6]  ; &quot;&quot;  )  )   ; &quot;&quot;)">
            <text:p/>
          </table:table-cell>
          <table:table-cell table:number-columns-repeated="3"/>
          <table:table-cell table:style-name="ce182" table:formula="of:=IFERROR([.T232]/[.N232]; &quot;&quot;)">
            <text:p/>
          </table:table-cell>
          <table:table-cell table:style-name="ce203" table:formula="of:=IFERROR(   IF( AND( [.G232]=&quot;Long&quot;;   [.P232]=[.K232])  ;  [.K232]*([.Q232]-[.L232])  ;    IF(  AND(  [.G232]=&quot;Short&quot;  ;   [.P232]=[.K232]   )   ;   [.K232]*([.L232]-[.Q232])   ;  &quot;&quot;)) ; &quot;&quot;)">
            <text:p/>
          </table:table-cell>
          <table:table-cell table:style-name="ce215" table:formula="of:=IF(ISNUMBER([.T232]); IF([.T232]&gt;=0; &quot;Win&quot;; &quot;Loss&quot;); &quot;&quot;)">
            <text:p/>
          </table:table-cell>
          <table:table-cell table:style-name="ce220" table:formula="of:=IF(ISNUMBER([.T232]); ROUND(([.R232]-[.J232])*60*24); &quot;&quot;)">
            <text:p/>
          </table:table-cell>
          <table:table-cell table:content-validation-name="val8"/>
          <table:table-cell table:number-columns-repeated="2"/>
          <table:table-cell table:style-name="ce239"/>
          <table:table-cell table:style-name="ce243" table:formula="of:=IFERROR(IF(ISBLANK([.Z232]); &quot;&quot;; IF([.$G232]=&quot;Long&quot;; ([.Z232]-[.$L232])*[.$K232]/[.$N232]; ([.$L232]-[.Z232])*[.$K232]/[.$N232])-[.$S232]); &quot;&quot;)">
            <text:p/>
          </table:table-cell>
          <table:table-cell/>
          <table:table-cell table:style-name="ce243" table:formula="of:=IFERROR(IF(ISBLANK([.AB232]); &quot;&quot;; IF([.$G232]=&quot;Long&quot;; ([.AB232]-[.$L232])*[.$K232]/[.$N232]; ([.$L232]-[.AB232])*[.$K232]/[.$N232])-[.$S232]); &quot;&quot;)">
            <text:p/>
          </table:table-cell>
          <table:table-cell/>
          <table:table-cell table:style-name="ce243" table:formula="of:=IFERROR(IF(ISBLANK([.AD232]); &quot;&quot;; IF([.$G232]=&quot;Long&quot;; ([.AD232]-[.$L232])*[.$K232]/[.$N232]; ([.$L232]-[.AD232])*[.$K232]/[.$N232])-[.$S232]); &quot;&quot;)">
            <text:p/>
          </table:table-cell>
          <table:table-cell table:number-columns-repeated="2"/>
          <table:table-cell table:formula="of:=IF(ISBLANK([.B232]); &quot;&quot;; DAY([.B232]))">
            <text:p/>
          </table:table-cell>
          <table:table-cell table:formula="of:=IF(ISBLANK([.B232]); &quot;&quot;; WEEKDAY([.B232]))">
            <text:p/>
          </table:table-cell>
          <table:table-cell table:formula="of:=IF(ISBLANK([.B232]); &quot;&quot;; WEEKNUM([.B232]))">
            <text:p/>
          </table:table-cell>
          <table:table-cell table:formula="of:=IF(ISBLANK([.B232]); &quot;&quot;; MONTH([.B232]))">
            <text:p/>
          </table:table-cell>
          <table:table-cell table:formula="of:=IF(ISBLANK([.L232]); &quot;&quot;; [.K232]*[.L232])">
            <text:p/>
          </table:table-cell>
          <table:table-cell table:formula="of:=IF(ISNUMBER([.AL232]); [.AL232]*0.0035; &quot;&quot;)">
            <text:p/>
          </table:table-cell>
          <table:table-cell table:formula="of:=IF(ISBLANK([.Q232]); &quot;&quot;; [.P232]*[.Q232])">
            <text:p/>
          </table:table-cell>
          <table:table-cell table:formula="of:=IF(ISNUMBER([.AN232]); [.AN232]*0.0035; &quot;&quot;)">
            <text:p/>
          </table:table-cell>
          <table:table-cell table:formula="of:=IF(ISBLANK([.Q232]); &quot;&quot;; SUM([.$S$3:.S232]))">
            <text:p/>
          </table:table-cell>
          <table:table-cell table:formula="of:=IF(ISBLANK([.R232]); &quot;&quot;; SUM([.$T$3:.T232]))">
            <text:p/>
          </table:table-cell>
          <table:table-cell table:formula="of:=IF(OR(ISBLANK([.J232]); ISBLANK([.R232])); &quot;&quot;;ROUND(([.R232]-[.J232])*60*24))">
            <text:p/>
          </table:table-cell>
          <table:table-cell table:number-columns-repeated="20"/>
        </table:table-row>
        <table:table-row table:style-name="ro2">
          <table:table-cell office:value-type="float" office:value="231" calcext:value-type="float">
            <text:p>23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33]=&quot;Long&quot; ; [.L233]-[Overview.$C$4]/[.K233]  ;  IF([.G233]=&quot;Short&quot;; [.L233]+[Overview.$C$4]/[.K233]; &quot;&quot;) ); &quot;&quot;)">
            <text:p/>
          </table:table-cell>
          <table:table-cell table:formula="of:=IFERROR(ABS([.M233]-[.L233])*[.K233]; &quot;&quot;)">
            <text:p/>
          </table:table-cell>
          <table:table-cell table:style-name="ce312" table:formula="of:=IFERROR(  IF([.G233]=&quot;Long&quot;;  [.L233]+[Overview.$C$4]/[.K233]  *  [Overview.$C$6]  ;  IF([.G233]=&quot;Short&quot;   ;  [.L233]-[Overview.$C$4]/[.K233]  * [Overview.$C$6]  ; &quot;&quot;  )  )   ; &quot;&quot;)">
            <text:p/>
          </table:table-cell>
          <table:table-cell table:number-columns-repeated="3"/>
          <table:table-cell table:style-name="ce182" table:formula="of:=IFERROR([.T233]/[.N233]; &quot;&quot;)">
            <text:p/>
          </table:table-cell>
          <table:table-cell table:style-name="ce203" table:formula="of:=IFERROR(   IF( AND( [.G233]=&quot;Long&quot;;   [.P233]=[.K233])  ;  [.K233]*([.Q233]-[.L233])  ;    IF(  AND(  [.G233]=&quot;Short&quot;  ;   [.P233]=[.K233]   )   ;   [.K233]*([.L233]-[.Q233])   ;  &quot;&quot;)) ; &quot;&quot;)">
            <text:p/>
          </table:table-cell>
          <table:table-cell table:style-name="ce215" table:formula="of:=IF(ISNUMBER([.T233]); IF([.T233]&gt;=0; &quot;Win&quot;; &quot;Loss&quot;); &quot;&quot;)">
            <text:p/>
          </table:table-cell>
          <table:table-cell table:style-name="ce220" table:formula="of:=IF(ISNUMBER([.T233]); ROUND(([.R233]-[.J233])*60*24); &quot;&quot;)">
            <text:p/>
          </table:table-cell>
          <table:table-cell table:content-validation-name="val8"/>
          <table:table-cell table:number-columns-repeated="2"/>
          <table:table-cell table:style-name="ce239"/>
          <table:table-cell table:style-name="ce243" table:formula="of:=IFERROR(IF(ISBLANK([.Z233]); &quot;&quot;; IF([.$G233]=&quot;Long&quot;; ([.Z233]-[.$L233])*[.$K233]/[.$N233]; ([.$L233]-[.Z233])*[.$K233]/[.$N233])-[.$S233]); &quot;&quot;)">
            <text:p/>
          </table:table-cell>
          <table:table-cell/>
          <table:table-cell table:style-name="ce243" table:formula="of:=IFERROR(IF(ISBLANK([.AB233]); &quot;&quot;; IF([.$G233]=&quot;Long&quot;; ([.AB233]-[.$L233])*[.$K233]/[.$N233]; ([.$L233]-[.AB233])*[.$K233]/[.$N233])-[.$S233]); &quot;&quot;)">
            <text:p/>
          </table:table-cell>
          <table:table-cell/>
          <table:table-cell table:style-name="ce243" table:formula="of:=IFERROR(IF(ISBLANK([.AD233]); &quot;&quot;; IF([.$G233]=&quot;Long&quot;; ([.AD233]-[.$L233])*[.$K233]/[.$N233]; ([.$L233]-[.AD233])*[.$K233]/[.$N233])-[.$S233]); &quot;&quot;)">
            <text:p/>
          </table:table-cell>
          <table:table-cell table:number-columns-repeated="2"/>
          <table:table-cell table:formula="of:=IF(ISBLANK([.B233]); &quot;&quot;; DAY([.B233]))">
            <text:p/>
          </table:table-cell>
          <table:table-cell table:formula="of:=IF(ISBLANK([.B233]); &quot;&quot;; WEEKDAY([.B233]))">
            <text:p/>
          </table:table-cell>
          <table:table-cell table:formula="of:=IF(ISBLANK([.B233]); &quot;&quot;; WEEKNUM([.B233]))">
            <text:p/>
          </table:table-cell>
          <table:table-cell table:formula="of:=IF(ISBLANK([.B233]); &quot;&quot;; MONTH([.B233]))">
            <text:p/>
          </table:table-cell>
          <table:table-cell table:formula="of:=IF(ISBLANK([.L233]); &quot;&quot;; [.K233]*[.L233])">
            <text:p/>
          </table:table-cell>
          <table:table-cell table:formula="of:=IF(ISNUMBER([.AL233]); [.AL233]*0.0035; &quot;&quot;)">
            <text:p/>
          </table:table-cell>
          <table:table-cell table:formula="of:=IF(ISBLANK([.Q233]); &quot;&quot;; [.P233]*[.Q233])">
            <text:p/>
          </table:table-cell>
          <table:table-cell table:formula="of:=IF(ISNUMBER([.AN233]); [.AN233]*0.0035; &quot;&quot;)">
            <text:p/>
          </table:table-cell>
          <table:table-cell table:formula="of:=IF(ISBLANK([.Q233]); &quot;&quot;; SUM([.$S$3:.S233]))">
            <text:p/>
          </table:table-cell>
          <table:table-cell table:formula="of:=IF(ISBLANK([.R233]); &quot;&quot;; SUM([.$T$3:.T233]))">
            <text:p/>
          </table:table-cell>
          <table:table-cell table:formula="of:=IF(OR(ISBLANK([.J233]); ISBLANK([.R233])); &quot;&quot;;ROUND(([.R233]-[.J233])*60*24))">
            <text:p/>
          </table:table-cell>
          <table:table-cell table:number-columns-repeated="20"/>
        </table:table-row>
        <table:table-row table:style-name="ro2">
          <table:table-cell office:value-type="float" office:value="232" calcext:value-type="float">
            <text:p>23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34]=&quot;Long&quot; ; [.L234]-[Overview.$C$4]/[.K234]  ;  IF([.G234]=&quot;Short&quot;; [.L234]+[Overview.$C$4]/[.K234]; &quot;&quot;) ); &quot;&quot;)">
            <text:p/>
          </table:table-cell>
          <table:table-cell table:formula="of:=IFERROR(ABS([.M234]-[.L234])*[.K234]; &quot;&quot;)">
            <text:p/>
          </table:table-cell>
          <table:table-cell table:style-name="ce312" table:formula="of:=IFERROR(  IF([.G234]=&quot;Long&quot;;  [.L234]+[Overview.$C$4]/[.K234]  *  [Overview.$C$6]  ;  IF([.G234]=&quot;Short&quot;   ;  [.L234]-[Overview.$C$4]/[.K234]  * [Overview.$C$6]  ; &quot;&quot;  )  )   ; &quot;&quot;)">
            <text:p/>
          </table:table-cell>
          <table:table-cell table:number-columns-repeated="3"/>
          <table:table-cell table:style-name="ce182" table:formula="of:=IFERROR([.T234]/[.N234]; &quot;&quot;)">
            <text:p/>
          </table:table-cell>
          <table:table-cell table:style-name="ce203" table:formula="of:=IFERROR(   IF( AND( [.G234]=&quot;Long&quot;;   [.P234]=[.K234])  ;  [.K234]*([.Q234]-[.L234])  ;    IF(  AND(  [.G234]=&quot;Short&quot;  ;   [.P234]=[.K234]   )   ;   [.K234]*([.L234]-[.Q234])   ;  &quot;&quot;)) ; &quot;&quot;)">
            <text:p/>
          </table:table-cell>
          <table:table-cell table:style-name="ce215" table:formula="of:=IF(ISNUMBER([.T234]); IF([.T234]&gt;=0; &quot;Win&quot;; &quot;Loss&quot;); &quot;&quot;)">
            <text:p/>
          </table:table-cell>
          <table:table-cell table:style-name="ce220" table:formula="of:=IF(ISNUMBER([.T234]); ROUND(([.R234]-[.J234])*60*24); &quot;&quot;)">
            <text:p/>
          </table:table-cell>
          <table:table-cell table:content-validation-name="val8"/>
          <table:table-cell table:number-columns-repeated="2"/>
          <table:table-cell table:style-name="ce239"/>
          <table:table-cell table:style-name="ce243" table:formula="of:=IFERROR(IF(ISBLANK([.Z234]); &quot;&quot;; IF([.$G234]=&quot;Long&quot;; ([.Z234]-[.$L234])*[.$K234]/[.$N234]; ([.$L234]-[.Z234])*[.$K234]/[.$N234])-[.$S234]); &quot;&quot;)">
            <text:p/>
          </table:table-cell>
          <table:table-cell/>
          <table:table-cell table:style-name="ce243" table:formula="of:=IFERROR(IF(ISBLANK([.AB234]); &quot;&quot;; IF([.$G234]=&quot;Long&quot;; ([.AB234]-[.$L234])*[.$K234]/[.$N234]; ([.$L234]-[.AB234])*[.$K234]/[.$N234])-[.$S234]); &quot;&quot;)">
            <text:p/>
          </table:table-cell>
          <table:table-cell/>
          <table:table-cell table:style-name="ce243" table:formula="of:=IFERROR(IF(ISBLANK([.AD234]); &quot;&quot;; IF([.$G234]=&quot;Long&quot;; ([.AD234]-[.$L234])*[.$K234]/[.$N234]; ([.$L234]-[.AD234])*[.$K234]/[.$N234])-[.$S234]); &quot;&quot;)">
            <text:p/>
          </table:table-cell>
          <table:table-cell table:number-columns-repeated="2"/>
          <table:table-cell table:formula="of:=IF(ISBLANK([.B234]); &quot;&quot;; DAY([.B234]))">
            <text:p/>
          </table:table-cell>
          <table:table-cell table:formula="of:=IF(ISBLANK([.B234]); &quot;&quot;; WEEKDAY([.B234]))">
            <text:p/>
          </table:table-cell>
          <table:table-cell table:formula="of:=IF(ISBLANK([.B234]); &quot;&quot;; WEEKNUM([.B234]))">
            <text:p/>
          </table:table-cell>
          <table:table-cell table:formula="of:=IF(ISBLANK([.B234]); &quot;&quot;; MONTH([.B234]))">
            <text:p/>
          </table:table-cell>
          <table:table-cell table:formula="of:=IF(ISBLANK([.L234]); &quot;&quot;; [.K234]*[.L234])">
            <text:p/>
          </table:table-cell>
          <table:table-cell table:formula="of:=IF(ISNUMBER([.AL234]); [.AL234]*0.0035; &quot;&quot;)">
            <text:p/>
          </table:table-cell>
          <table:table-cell table:formula="of:=IF(ISBLANK([.Q234]); &quot;&quot;; [.P234]*[.Q234])">
            <text:p/>
          </table:table-cell>
          <table:table-cell table:formula="of:=IF(ISNUMBER([.AN234]); [.AN234]*0.0035; &quot;&quot;)">
            <text:p/>
          </table:table-cell>
          <table:table-cell table:formula="of:=IF(ISBLANK([.Q234]); &quot;&quot;; SUM([.$S$3:.S234]))">
            <text:p/>
          </table:table-cell>
          <table:table-cell table:formula="of:=IF(ISBLANK([.R234]); &quot;&quot;; SUM([.$T$3:.T234]))">
            <text:p/>
          </table:table-cell>
          <table:table-cell table:formula="of:=IF(OR(ISBLANK([.J234]); ISBLANK([.R234])); &quot;&quot;;ROUND(([.R234]-[.J234])*60*24))">
            <text:p/>
          </table:table-cell>
          <table:table-cell table:number-columns-repeated="20"/>
        </table:table-row>
        <table:table-row table:style-name="ro2">
          <table:table-cell office:value-type="float" office:value="233" calcext:value-type="float">
            <text:p>23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35]=&quot;Long&quot; ; [.L235]-[Overview.$C$4]/[.K235]  ;  IF([.G235]=&quot;Short&quot;; [.L235]+[Overview.$C$4]/[.K235]; &quot;&quot;) ); &quot;&quot;)">
            <text:p/>
          </table:table-cell>
          <table:table-cell table:formula="of:=IFERROR(ABS([.M235]-[.L235])*[.K235]; &quot;&quot;)">
            <text:p/>
          </table:table-cell>
          <table:table-cell table:style-name="ce312" table:formula="of:=IFERROR(  IF([.G235]=&quot;Long&quot;;  [.L235]+[Overview.$C$4]/[.K235]  *  [Overview.$C$6]  ;  IF([.G235]=&quot;Short&quot;   ;  [.L235]-[Overview.$C$4]/[.K235]  * [Overview.$C$6]  ; &quot;&quot;  )  )   ; &quot;&quot;)">
            <text:p/>
          </table:table-cell>
          <table:table-cell table:number-columns-repeated="3"/>
          <table:table-cell table:style-name="ce182" table:formula="of:=IFERROR([.T235]/[.N235]; &quot;&quot;)">
            <text:p/>
          </table:table-cell>
          <table:table-cell table:style-name="ce203" table:formula="of:=IFERROR(   IF( AND( [.G235]=&quot;Long&quot;;   [.P235]=[.K235])  ;  [.K235]*([.Q235]-[.L235])  ;    IF(  AND(  [.G235]=&quot;Short&quot;  ;   [.P235]=[.K235]   )   ;   [.K235]*([.L235]-[.Q235])   ;  &quot;&quot;)) ; &quot;&quot;)">
            <text:p/>
          </table:table-cell>
          <table:table-cell table:style-name="ce215" table:formula="of:=IF(ISNUMBER([.T235]); IF([.T235]&gt;=0; &quot;Win&quot;; &quot;Loss&quot;); &quot;&quot;)">
            <text:p/>
          </table:table-cell>
          <table:table-cell table:style-name="ce220" table:formula="of:=IF(ISNUMBER([.T235]); ROUND(([.R235]-[.J235])*60*24); &quot;&quot;)">
            <text:p/>
          </table:table-cell>
          <table:table-cell table:content-validation-name="val8"/>
          <table:table-cell table:number-columns-repeated="2"/>
          <table:table-cell table:style-name="ce239"/>
          <table:table-cell table:style-name="ce243" table:formula="of:=IFERROR(IF(ISBLANK([.Z235]); &quot;&quot;; IF([.$G235]=&quot;Long&quot;; ([.Z235]-[.$L235])*[.$K235]/[.$N235]; ([.$L235]-[.Z235])*[.$K235]/[.$N235])-[.$S235]); &quot;&quot;)">
            <text:p/>
          </table:table-cell>
          <table:table-cell/>
          <table:table-cell table:style-name="ce243" table:formula="of:=IFERROR(IF(ISBLANK([.AB235]); &quot;&quot;; IF([.$G235]=&quot;Long&quot;; ([.AB235]-[.$L235])*[.$K235]/[.$N235]; ([.$L235]-[.AB235])*[.$K235]/[.$N235])-[.$S235]); &quot;&quot;)">
            <text:p/>
          </table:table-cell>
          <table:table-cell/>
          <table:table-cell table:style-name="ce243" table:formula="of:=IFERROR(IF(ISBLANK([.AD235]); &quot;&quot;; IF([.$G235]=&quot;Long&quot;; ([.AD235]-[.$L235])*[.$K235]/[.$N235]; ([.$L235]-[.AD235])*[.$K235]/[.$N235])-[.$S235]); &quot;&quot;)">
            <text:p/>
          </table:table-cell>
          <table:table-cell table:number-columns-repeated="2"/>
          <table:table-cell table:formula="of:=IF(ISBLANK([.B235]); &quot;&quot;; DAY([.B235]))">
            <text:p/>
          </table:table-cell>
          <table:table-cell table:formula="of:=IF(ISBLANK([.B235]); &quot;&quot;; WEEKDAY([.B235]))">
            <text:p/>
          </table:table-cell>
          <table:table-cell table:formula="of:=IF(ISBLANK([.B235]); &quot;&quot;; WEEKNUM([.B235]))">
            <text:p/>
          </table:table-cell>
          <table:table-cell table:formula="of:=IF(ISBLANK([.B235]); &quot;&quot;; MONTH([.B235]))">
            <text:p/>
          </table:table-cell>
          <table:table-cell table:formula="of:=IF(ISBLANK([.L235]); &quot;&quot;; [.K235]*[.L235])">
            <text:p/>
          </table:table-cell>
          <table:table-cell table:formula="of:=IF(ISNUMBER([.AL235]); [.AL235]*0.0035; &quot;&quot;)">
            <text:p/>
          </table:table-cell>
          <table:table-cell table:formula="of:=IF(ISBLANK([.Q235]); &quot;&quot;; [.P235]*[.Q235])">
            <text:p/>
          </table:table-cell>
          <table:table-cell table:formula="of:=IF(ISNUMBER([.AN235]); [.AN235]*0.0035; &quot;&quot;)">
            <text:p/>
          </table:table-cell>
          <table:table-cell table:formula="of:=IF(ISBLANK([.Q235]); &quot;&quot;; SUM([.$S$3:.S235]))">
            <text:p/>
          </table:table-cell>
          <table:table-cell table:formula="of:=IF(ISBLANK([.R235]); &quot;&quot;; SUM([.$T$3:.T235]))">
            <text:p/>
          </table:table-cell>
          <table:table-cell table:formula="of:=IF(OR(ISBLANK([.J235]); ISBLANK([.R235])); &quot;&quot;;ROUND(([.R235]-[.J235])*60*24))">
            <text:p/>
          </table:table-cell>
          <table:table-cell table:number-columns-repeated="20"/>
        </table:table-row>
        <table:table-row table:style-name="ro2">
          <table:table-cell office:value-type="float" office:value="234" calcext:value-type="float">
            <text:p>23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36]=&quot;Long&quot; ; [.L236]-[Overview.$C$4]/[.K236]  ;  IF([.G236]=&quot;Short&quot;; [.L236]+[Overview.$C$4]/[.K236]; &quot;&quot;) ); &quot;&quot;)">
            <text:p/>
          </table:table-cell>
          <table:table-cell table:formula="of:=IFERROR(ABS([.M236]-[.L236])*[.K236]; &quot;&quot;)">
            <text:p/>
          </table:table-cell>
          <table:table-cell table:style-name="ce312" table:formula="of:=IFERROR(  IF([.G236]=&quot;Long&quot;;  [.L236]+[Overview.$C$4]/[.K236]  *  [Overview.$C$6]  ;  IF([.G236]=&quot;Short&quot;   ;  [.L236]-[Overview.$C$4]/[.K236]  * [Overview.$C$6]  ; &quot;&quot;  )  )   ; &quot;&quot;)">
            <text:p/>
          </table:table-cell>
          <table:table-cell table:number-columns-repeated="3"/>
          <table:table-cell table:style-name="ce182" table:formula="of:=IFERROR([.T236]/[.N236]; &quot;&quot;)">
            <text:p/>
          </table:table-cell>
          <table:table-cell table:style-name="ce203" table:formula="of:=IFERROR(   IF( AND( [.G236]=&quot;Long&quot;;   [.P236]=[.K236])  ;  [.K236]*([.Q236]-[.L236])  ;    IF(  AND(  [.G236]=&quot;Short&quot;  ;   [.P236]=[.K236]   )   ;   [.K236]*([.L236]-[.Q236])   ;  &quot;&quot;)) ; &quot;&quot;)">
            <text:p/>
          </table:table-cell>
          <table:table-cell table:style-name="ce215" table:formula="of:=IF(ISNUMBER([.T236]); IF([.T236]&gt;=0; &quot;Win&quot;; &quot;Loss&quot;); &quot;&quot;)">
            <text:p/>
          </table:table-cell>
          <table:table-cell table:style-name="ce220" table:formula="of:=IF(ISNUMBER([.T236]); ROUND(([.R236]-[.J236])*60*24); &quot;&quot;)">
            <text:p/>
          </table:table-cell>
          <table:table-cell table:content-validation-name="val8"/>
          <table:table-cell table:number-columns-repeated="2"/>
          <table:table-cell table:style-name="ce239"/>
          <table:table-cell table:style-name="ce243" table:formula="of:=IFERROR(IF(ISBLANK([.Z236]); &quot;&quot;; IF([.$G236]=&quot;Long&quot;; ([.Z236]-[.$L236])*[.$K236]/[.$N236]; ([.$L236]-[.Z236])*[.$K236]/[.$N236])-[.$S236]); &quot;&quot;)">
            <text:p/>
          </table:table-cell>
          <table:table-cell/>
          <table:table-cell table:style-name="ce243" table:formula="of:=IFERROR(IF(ISBLANK([.AB236]); &quot;&quot;; IF([.$G236]=&quot;Long&quot;; ([.AB236]-[.$L236])*[.$K236]/[.$N236]; ([.$L236]-[.AB236])*[.$K236]/[.$N236])-[.$S236]); &quot;&quot;)">
            <text:p/>
          </table:table-cell>
          <table:table-cell/>
          <table:table-cell table:style-name="ce243" table:formula="of:=IFERROR(IF(ISBLANK([.AD236]); &quot;&quot;; IF([.$G236]=&quot;Long&quot;; ([.AD236]-[.$L236])*[.$K236]/[.$N236]; ([.$L236]-[.AD236])*[.$K236]/[.$N236])-[.$S236]); &quot;&quot;)">
            <text:p/>
          </table:table-cell>
          <table:table-cell table:number-columns-repeated="2"/>
          <table:table-cell table:formula="of:=IF(ISBLANK([.B236]); &quot;&quot;; DAY([.B236]))">
            <text:p/>
          </table:table-cell>
          <table:table-cell table:formula="of:=IF(ISBLANK([.B236]); &quot;&quot;; WEEKDAY([.B236]))">
            <text:p/>
          </table:table-cell>
          <table:table-cell table:formula="of:=IF(ISBLANK([.B236]); &quot;&quot;; WEEKNUM([.B236]))">
            <text:p/>
          </table:table-cell>
          <table:table-cell table:formula="of:=IF(ISBLANK([.B236]); &quot;&quot;; MONTH([.B236]))">
            <text:p/>
          </table:table-cell>
          <table:table-cell table:formula="of:=IF(ISBLANK([.L236]); &quot;&quot;; [.K236]*[.L236])">
            <text:p/>
          </table:table-cell>
          <table:table-cell table:formula="of:=IF(ISNUMBER([.AL236]); [.AL236]*0.0035; &quot;&quot;)">
            <text:p/>
          </table:table-cell>
          <table:table-cell table:formula="of:=IF(ISBLANK([.Q236]); &quot;&quot;; [.P236]*[.Q236])">
            <text:p/>
          </table:table-cell>
          <table:table-cell table:formula="of:=IF(ISNUMBER([.AN236]); [.AN236]*0.0035; &quot;&quot;)">
            <text:p/>
          </table:table-cell>
          <table:table-cell table:formula="of:=IF(ISBLANK([.Q236]); &quot;&quot;; SUM([.$S$3:.S236]))">
            <text:p/>
          </table:table-cell>
          <table:table-cell table:formula="of:=IF(ISBLANK([.R236]); &quot;&quot;; SUM([.$T$3:.T236]))">
            <text:p/>
          </table:table-cell>
          <table:table-cell table:formula="of:=IF(OR(ISBLANK([.J236]); ISBLANK([.R236])); &quot;&quot;;ROUND(([.R236]-[.J236])*60*24))">
            <text:p/>
          </table:table-cell>
          <table:table-cell table:number-columns-repeated="20"/>
        </table:table-row>
        <table:table-row table:style-name="ro2">
          <table:table-cell office:value-type="float" office:value="235" calcext:value-type="float">
            <text:p>23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37]=&quot;Long&quot; ; [.L237]-[Overview.$C$4]/[.K237]  ;  IF([.G237]=&quot;Short&quot;; [.L237]+[Overview.$C$4]/[.K237]; &quot;&quot;) ); &quot;&quot;)">
            <text:p/>
          </table:table-cell>
          <table:table-cell table:formula="of:=IFERROR(ABS([.M237]-[.L237])*[.K237]; &quot;&quot;)">
            <text:p/>
          </table:table-cell>
          <table:table-cell table:style-name="ce312" table:formula="of:=IFERROR(  IF([.G237]=&quot;Long&quot;;  [.L237]+[Overview.$C$4]/[.K237]  *  [Overview.$C$6]  ;  IF([.G237]=&quot;Short&quot;   ;  [.L237]-[Overview.$C$4]/[.K237]  * [Overview.$C$6]  ; &quot;&quot;  )  )   ; &quot;&quot;)">
            <text:p/>
          </table:table-cell>
          <table:table-cell table:number-columns-repeated="3"/>
          <table:table-cell table:style-name="ce182" table:formula="of:=IFERROR([.T237]/[.N237]; &quot;&quot;)">
            <text:p/>
          </table:table-cell>
          <table:table-cell table:style-name="ce203" table:formula="of:=IFERROR(   IF( AND( [.G237]=&quot;Long&quot;;   [.P237]=[.K237])  ;  [.K237]*([.Q237]-[.L237])  ;    IF(  AND(  [.G237]=&quot;Short&quot;  ;   [.P237]=[.K237]   )   ;   [.K237]*([.L237]-[.Q237])   ;  &quot;&quot;)) ; &quot;&quot;)">
            <text:p/>
          </table:table-cell>
          <table:table-cell table:style-name="ce215" table:formula="of:=IF(ISNUMBER([.T237]); IF([.T237]&gt;=0; &quot;Win&quot;; &quot;Loss&quot;); &quot;&quot;)">
            <text:p/>
          </table:table-cell>
          <table:table-cell table:style-name="ce220" table:formula="of:=IF(ISNUMBER([.T237]); ROUND(([.R237]-[.J237])*60*24); &quot;&quot;)">
            <text:p/>
          </table:table-cell>
          <table:table-cell table:content-validation-name="val8"/>
          <table:table-cell table:number-columns-repeated="2"/>
          <table:table-cell table:style-name="ce239"/>
          <table:table-cell table:style-name="ce243" table:formula="of:=IFERROR(IF(ISBLANK([.Z237]); &quot;&quot;; IF([.$G237]=&quot;Long&quot;; ([.Z237]-[.$L237])*[.$K237]/[.$N237]; ([.$L237]-[.Z237])*[.$K237]/[.$N237])-[.$S237]); &quot;&quot;)">
            <text:p/>
          </table:table-cell>
          <table:table-cell/>
          <table:table-cell table:style-name="ce243" table:formula="of:=IFERROR(IF(ISBLANK([.AB237]); &quot;&quot;; IF([.$G237]=&quot;Long&quot;; ([.AB237]-[.$L237])*[.$K237]/[.$N237]; ([.$L237]-[.AB237])*[.$K237]/[.$N237])-[.$S237]); &quot;&quot;)">
            <text:p/>
          </table:table-cell>
          <table:table-cell/>
          <table:table-cell table:style-name="ce243" table:formula="of:=IFERROR(IF(ISBLANK([.AD237]); &quot;&quot;; IF([.$G237]=&quot;Long&quot;; ([.AD237]-[.$L237])*[.$K237]/[.$N237]; ([.$L237]-[.AD237])*[.$K237]/[.$N237])-[.$S237]); &quot;&quot;)">
            <text:p/>
          </table:table-cell>
          <table:table-cell table:number-columns-repeated="2"/>
          <table:table-cell table:formula="of:=IF(ISBLANK([.B237]); &quot;&quot;; DAY([.B237]))">
            <text:p/>
          </table:table-cell>
          <table:table-cell table:formula="of:=IF(ISBLANK([.B237]); &quot;&quot;; WEEKDAY([.B237]))">
            <text:p/>
          </table:table-cell>
          <table:table-cell table:formula="of:=IF(ISBLANK([.B237]); &quot;&quot;; WEEKNUM([.B237]))">
            <text:p/>
          </table:table-cell>
          <table:table-cell table:formula="of:=IF(ISBLANK([.B237]); &quot;&quot;; MONTH([.B237]))">
            <text:p/>
          </table:table-cell>
          <table:table-cell table:formula="of:=IF(ISBLANK([.L237]); &quot;&quot;; [.K237]*[.L237])">
            <text:p/>
          </table:table-cell>
          <table:table-cell table:formula="of:=IF(ISNUMBER([.AL237]); [.AL237]*0.0035; &quot;&quot;)">
            <text:p/>
          </table:table-cell>
          <table:table-cell table:formula="of:=IF(ISBLANK([.Q237]); &quot;&quot;; [.P237]*[.Q237])">
            <text:p/>
          </table:table-cell>
          <table:table-cell table:formula="of:=IF(ISNUMBER([.AN237]); [.AN237]*0.0035; &quot;&quot;)">
            <text:p/>
          </table:table-cell>
          <table:table-cell table:formula="of:=IF(ISBLANK([.Q237]); &quot;&quot;; SUM([.$S$3:.S237]))">
            <text:p/>
          </table:table-cell>
          <table:table-cell table:formula="of:=IF(ISBLANK([.R237]); &quot;&quot;; SUM([.$T$3:.T237]))">
            <text:p/>
          </table:table-cell>
          <table:table-cell table:formula="of:=IF(OR(ISBLANK([.J237]); ISBLANK([.R237])); &quot;&quot;;ROUND(([.R237]-[.J237])*60*24))">
            <text:p/>
          </table:table-cell>
          <table:table-cell table:number-columns-repeated="20"/>
        </table:table-row>
        <table:table-row table:style-name="ro2">
          <table:table-cell office:value-type="float" office:value="236" calcext:value-type="float">
            <text:p>23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38]=&quot;Long&quot; ; [.L238]-[Overview.$C$4]/[.K238]  ;  IF([.G238]=&quot;Short&quot;; [.L238]+[Overview.$C$4]/[.K238]; &quot;&quot;) ); &quot;&quot;)">
            <text:p/>
          </table:table-cell>
          <table:table-cell table:formula="of:=IFERROR(ABS([.M238]-[.L238])*[.K238]; &quot;&quot;)">
            <text:p/>
          </table:table-cell>
          <table:table-cell table:style-name="ce312" table:formula="of:=IFERROR(  IF([.G238]=&quot;Long&quot;;  [.L238]+[Overview.$C$4]/[.K238]  *  [Overview.$C$6]  ;  IF([.G238]=&quot;Short&quot;   ;  [.L238]-[Overview.$C$4]/[.K238]  * [Overview.$C$6]  ; &quot;&quot;  )  )   ; &quot;&quot;)">
            <text:p/>
          </table:table-cell>
          <table:table-cell table:number-columns-repeated="3"/>
          <table:table-cell table:style-name="ce182" table:formula="of:=IFERROR([.T238]/[.N238]; &quot;&quot;)">
            <text:p/>
          </table:table-cell>
          <table:table-cell table:style-name="ce203" table:formula="of:=IFERROR(   IF( AND( [.G238]=&quot;Long&quot;;   [.P238]=[.K238])  ;  [.K238]*([.Q238]-[.L238])  ;    IF(  AND(  [.G238]=&quot;Short&quot;  ;   [.P238]=[.K238]   )   ;   [.K238]*([.L238]-[.Q238])   ;  &quot;&quot;)) ; &quot;&quot;)">
            <text:p/>
          </table:table-cell>
          <table:table-cell table:style-name="ce215" table:formula="of:=IF(ISNUMBER([.T238]); IF([.T238]&gt;=0; &quot;Win&quot;; &quot;Loss&quot;); &quot;&quot;)">
            <text:p/>
          </table:table-cell>
          <table:table-cell table:style-name="ce220" table:formula="of:=IF(ISNUMBER([.T238]); ROUND(([.R238]-[.J238])*60*24); &quot;&quot;)">
            <text:p/>
          </table:table-cell>
          <table:table-cell table:content-validation-name="val8"/>
          <table:table-cell table:number-columns-repeated="2"/>
          <table:table-cell table:style-name="ce239"/>
          <table:table-cell table:style-name="ce243" table:formula="of:=IFERROR(IF(ISBLANK([.Z238]); &quot;&quot;; IF([.$G238]=&quot;Long&quot;; ([.Z238]-[.$L238])*[.$K238]/[.$N238]; ([.$L238]-[.Z238])*[.$K238]/[.$N238])-[.$S238]); &quot;&quot;)">
            <text:p/>
          </table:table-cell>
          <table:table-cell/>
          <table:table-cell table:style-name="ce243" table:formula="of:=IFERROR(IF(ISBLANK([.AB238]); &quot;&quot;; IF([.$G238]=&quot;Long&quot;; ([.AB238]-[.$L238])*[.$K238]/[.$N238]; ([.$L238]-[.AB238])*[.$K238]/[.$N238])-[.$S238]); &quot;&quot;)">
            <text:p/>
          </table:table-cell>
          <table:table-cell/>
          <table:table-cell table:style-name="ce243" table:formula="of:=IFERROR(IF(ISBLANK([.AD238]); &quot;&quot;; IF([.$G238]=&quot;Long&quot;; ([.AD238]-[.$L238])*[.$K238]/[.$N238]; ([.$L238]-[.AD238])*[.$K238]/[.$N238])-[.$S238]); &quot;&quot;)">
            <text:p/>
          </table:table-cell>
          <table:table-cell table:number-columns-repeated="2"/>
          <table:table-cell table:formula="of:=IF(ISBLANK([.B238]); &quot;&quot;; DAY([.B238]))">
            <text:p/>
          </table:table-cell>
          <table:table-cell table:formula="of:=IF(ISBLANK([.B238]); &quot;&quot;; WEEKDAY([.B238]))">
            <text:p/>
          </table:table-cell>
          <table:table-cell table:formula="of:=IF(ISBLANK([.B238]); &quot;&quot;; WEEKNUM([.B238]))">
            <text:p/>
          </table:table-cell>
          <table:table-cell table:formula="of:=IF(ISBLANK([.B238]); &quot;&quot;; MONTH([.B238]))">
            <text:p/>
          </table:table-cell>
          <table:table-cell table:formula="of:=IF(ISBLANK([.L238]); &quot;&quot;; [.K238]*[.L238])">
            <text:p/>
          </table:table-cell>
          <table:table-cell table:formula="of:=IF(ISNUMBER([.AL238]); [.AL238]*0.0035; &quot;&quot;)">
            <text:p/>
          </table:table-cell>
          <table:table-cell table:formula="of:=IF(ISBLANK([.Q238]); &quot;&quot;; [.P238]*[.Q238])">
            <text:p/>
          </table:table-cell>
          <table:table-cell table:formula="of:=IF(ISNUMBER([.AN238]); [.AN238]*0.0035; &quot;&quot;)">
            <text:p/>
          </table:table-cell>
          <table:table-cell table:formula="of:=IF(ISBLANK([.Q238]); &quot;&quot;; SUM([.$S$3:.S238]))">
            <text:p/>
          </table:table-cell>
          <table:table-cell table:formula="of:=IF(ISBLANK([.R238]); &quot;&quot;; SUM([.$T$3:.T238]))">
            <text:p/>
          </table:table-cell>
          <table:table-cell table:formula="of:=IF(OR(ISBLANK([.J238]); ISBLANK([.R238])); &quot;&quot;;ROUND(([.R238]-[.J238])*60*24))">
            <text:p/>
          </table:table-cell>
          <table:table-cell table:number-columns-repeated="20"/>
        </table:table-row>
        <table:table-row table:style-name="ro2">
          <table:table-cell office:value-type="float" office:value="237" calcext:value-type="float">
            <text:p>23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39]=&quot;Long&quot; ; [.L239]-[Overview.$C$4]/[.K239]  ;  IF([.G239]=&quot;Short&quot;; [.L239]+[Overview.$C$4]/[.K239]; &quot;&quot;) ); &quot;&quot;)">
            <text:p/>
          </table:table-cell>
          <table:table-cell table:formula="of:=IFERROR(ABS([.M239]-[.L239])*[.K239]; &quot;&quot;)">
            <text:p/>
          </table:table-cell>
          <table:table-cell table:style-name="ce312" table:formula="of:=IFERROR(  IF([.G239]=&quot;Long&quot;;  [.L239]+[Overview.$C$4]/[.K239]  *  [Overview.$C$6]  ;  IF([.G239]=&quot;Short&quot;   ;  [.L239]-[Overview.$C$4]/[.K239]  * [Overview.$C$6]  ; &quot;&quot;  )  )   ; &quot;&quot;)">
            <text:p/>
          </table:table-cell>
          <table:table-cell table:number-columns-repeated="3"/>
          <table:table-cell table:style-name="ce182" table:formula="of:=IFERROR([.T239]/[.N239]; &quot;&quot;)">
            <text:p/>
          </table:table-cell>
          <table:table-cell table:style-name="ce203" table:formula="of:=IFERROR(   IF( AND( [.G239]=&quot;Long&quot;;   [.P239]=[.K239])  ;  [.K239]*([.Q239]-[.L239])  ;    IF(  AND(  [.G239]=&quot;Short&quot;  ;   [.P239]=[.K239]   )   ;   [.K239]*([.L239]-[.Q239])   ;  &quot;&quot;)) ; &quot;&quot;)">
            <text:p/>
          </table:table-cell>
          <table:table-cell table:style-name="ce215" table:formula="of:=IF(ISNUMBER([.T239]); IF([.T239]&gt;=0; &quot;Win&quot;; &quot;Loss&quot;); &quot;&quot;)">
            <text:p/>
          </table:table-cell>
          <table:table-cell table:style-name="ce220" table:formula="of:=IF(ISNUMBER([.T239]); ROUND(([.R239]-[.J239])*60*24); &quot;&quot;)">
            <text:p/>
          </table:table-cell>
          <table:table-cell table:content-validation-name="val8"/>
          <table:table-cell table:number-columns-repeated="2"/>
          <table:table-cell table:style-name="ce239"/>
          <table:table-cell table:style-name="ce243" table:formula="of:=IFERROR(IF(ISBLANK([.Z239]); &quot;&quot;; IF([.$G239]=&quot;Long&quot;; ([.Z239]-[.$L239])*[.$K239]/[.$N239]; ([.$L239]-[.Z239])*[.$K239]/[.$N239])-[.$S239]); &quot;&quot;)">
            <text:p/>
          </table:table-cell>
          <table:table-cell/>
          <table:table-cell table:style-name="ce243" table:formula="of:=IFERROR(IF(ISBLANK([.AB239]); &quot;&quot;; IF([.$G239]=&quot;Long&quot;; ([.AB239]-[.$L239])*[.$K239]/[.$N239]; ([.$L239]-[.AB239])*[.$K239]/[.$N239])-[.$S239]); &quot;&quot;)">
            <text:p/>
          </table:table-cell>
          <table:table-cell/>
          <table:table-cell table:style-name="ce243" table:formula="of:=IFERROR(IF(ISBLANK([.AD239]); &quot;&quot;; IF([.$G239]=&quot;Long&quot;; ([.AD239]-[.$L239])*[.$K239]/[.$N239]; ([.$L239]-[.AD239])*[.$K239]/[.$N239])-[.$S239]); &quot;&quot;)">
            <text:p/>
          </table:table-cell>
          <table:table-cell table:number-columns-repeated="2"/>
          <table:table-cell table:formula="of:=IF(ISBLANK([.B239]); &quot;&quot;; DAY([.B239]))">
            <text:p/>
          </table:table-cell>
          <table:table-cell table:formula="of:=IF(ISBLANK([.B239]); &quot;&quot;; WEEKDAY([.B239]))">
            <text:p/>
          </table:table-cell>
          <table:table-cell table:formula="of:=IF(ISBLANK([.B239]); &quot;&quot;; WEEKNUM([.B239]))">
            <text:p/>
          </table:table-cell>
          <table:table-cell table:formula="of:=IF(ISBLANK([.B239]); &quot;&quot;; MONTH([.B239]))">
            <text:p/>
          </table:table-cell>
          <table:table-cell table:formula="of:=IF(ISBLANK([.L239]); &quot;&quot;; [.K239]*[.L239])">
            <text:p/>
          </table:table-cell>
          <table:table-cell table:formula="of:=IF(ISNUMBER([.AL239]); [.AL239]*0.0035; &quot;&quot;)">
            <text:p/>
          </table:table-cell>
          <table:table-cell table:formula="of:=IF(ISBLANK([.Q239]); &quot;&quot;; [.P239]*[.Q239])">
            <text:p/>
          </table:table-cell>
          <table:table-cell table:formula="of:=IF(ISNUMBER([.AN239]); [.AN239]*0.0035; &quot;&quot;)">
            <text:p/>
          </table:table-cell>
          <table:table-cell table:formula="of:=IF(ISBLANK([.Q239]); &quot;&quot;; SUM([.$S$3:.S239]))">
            <text:p/>
          </table:table-cell>
          <table:table-cell table:formula="of:=IF(ISBLANK([.R239]); &quot;&quot;; SUM([.$T$3:.T239]))">
            <text:p/>
          </table:table-cell>
          <table:table-cell table:formula="of:=IF(OR(ISBLANK([.J239]); ISBLANK([.R239])); &quot;&quot;;ROUND(([.R239]-[.J239])*60*24))">
            <text:p/>
          </table:table-cell>
          <table:table-cell table:number-columns-repeated="20"/>
        </table:table-row>
        <table:table-row table:style-name="ro2">
          <table:table-cell office:value-type="float" office:value="238" calcext:value-type="float">
            <text:p>23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40]=&quot;Long&quot; ; [.L240]-[Overview.$C$4]/[.K240]  ;  IF([.G240]=&quot;Short&quot;; [.L240]+[Overview.$C$4]/[.K240]; &quot;&quot;) ); &quot;&quot;)">
            <text:p/>
          </table:table-cell>
          <table:table-cell table:formula="of:=IFERROR(ABS([.M240]-[.L240])*[.K240]; &quot;&quot;)">
            <text:p/>
          </table:table-cell>
          <table:table-cell table:style-name="ce312" table:formula="of:=IFERROR(  IF([.G240]=&quot;Long&quot;;  [.L240]+[Overview.$C$4]/[.K240]  *  [Overview.$C$6]  ;  IF([.G240]=&quot;Short&quot;   ;  [.L240]-[Overview.$C$4]/[.K240]  * [Overview.$C$6]  ; &quot;&quot;  )  )   ; &quot;&quot;)">
            <text:p/>
          </table:table-cell>
          <table:table-cell table:number-columns-repeated="3"/>
          <table:table-cell table:style-name="ce182" table:formula="of:=IFERROR([.T240]/[.N240]; &quot;&quot;)">
            <text:p/>
          </table:table-cell>
          <table:table-cell table:style-name="ce203" table:formula="of:=IFERROR(   IF( AND( [.G240]=&quot;Long&quot;;   [.P240]=[.K240])  ;  [.K240]*([.Q240]-[.L240])  ;    IF(  AND(  [.G240]=&quot;Short&quot;  ;   [.P240]=[.K240]   )   ;   [.K240]*([.L240]-[.Q240])   ;  &quot;&quot;)) ; &quot;&quot;)">
            <text:p/>
          </table:table-cell>
          <table:table-cell table:style-name="ce215" table:formula="of:=IF(ISNUMBER([.T240]); IF([.T240]&gt;=0; &quot;Win&quot;; &quot;Loss&quot;); &quot;&quot;)">
            <text:p/>
          </table:table-cell>
          <table:table-cell table:style-name="ce220" table:formula="of:=IF(ISNUMBER([.T240]); ROUND(([.R240]-[.J240])*60*24); &quot;&quot;)">
            <text:p/>
          </table:table-cell>
          <table:table-cell table:content-validation-name="val8"/>
          <table:table-cell table:number-columns-repeated="2"/>
          <table:table-cell table:style-name="ce239"/>
          <table:table-cell table:style-name="ce243" table:formula="of:=IFERROR(IF(ISBLANK([.Z240]); &quot;&quot;; IF([.$G240]=&quot;Long&quot;; ([.Z240]-[.$L240])*[.$K240]/[.$N240]; ([.$L240]-[.Z240])*[.$K240]/[.$N240])-[.$S240]); &quot;&quot;)">
            <text:p/>
          </table:table-cell>
          <table:table-cell/>
          <table:table-cell table:style-name="ce243" table:formula="of:=IFERROR(IF(ISBLANK([.AB240]); &quot;&quot;; IF([.$G240]=&quot;Long&quot;; ([.AB240]-[.$L240])*[.$K240]/[.$N240]; ([.$L240]-[.AB240])*[.$K240]/[.$N240])-[.$S240]); &quot;&quot;)">
            <text:p/>
          </table:table-cell>
          <table:table-cell/>
          <table:table-cell table:style-name="ce243" table:formula="of:=IFERROR(IF(ISBLANK([.AD240]); &quot;&quot;; IF([.$G240]=&quot;Long&quot;; ([.AD240]-[.$L240])*[.$K240]/[.$N240]; ([.$L240]-[.AD240])*[.$K240]/[.$N240])-[.$S240]); &quot;&quot;)">
            <text:p/>
          </table:table-cell>
          <table:table-cell table:number-columns-repeated="2"/>
          <table:table-cell table:formula="of:=IF(ISBLANK([.B240]); &quot;&quot;; DAY([.B240]))">
            <text:p/>
          </table:table-cell>
          <table:table-cell table:formula="of:=IF(ISBLANK([.B240]); &quot;&quot;; WEEKDAY([.B240]))">
            <text:p/>
          </table:table-cell>
          <table:table-cell table:formula="of:=IF(ISBLANK([.B240]); &quot;&quot;; WEEKNUM([.B240]))">
            <text:p/>
          </table:table-cell>
          <table:table-cell table:formula="of:=IF(ISBLANK([.B240]); &quot;&quot;; MONTH([.B240]))">
            <text:p/>
          </table:table-cell>
          <table:table-cell table:formula="of:=IF(ISBLANK([.L240]); &quot;&quot;; [.K240]*[.L240])">
            <text:p/>
          </table:table-cell>
          <table:table-cell table:formula="of:=IF(ISNUMBER([.AL240]); [.AL240]*0.0035; &quot;&quot;)">
            <text:p/>
          </table:table-cell>
          <table:table-cell table:formula="of:=IF(ISBLANK([.Q240]); &quot;&quot;; [.P240]*[.Q240])">
            <text:p/>
          </table:table-cell>
          <table:table-cell table:formula="of:=IF(ISNUMBER([.AN240]); [.AN240]*0.0035; &quot;&quot;)">
            <text:p/>
          </table:table-cell>
          <table:table-cell table:formula="of:=IF(ISBLANK([.Q240]); &quot;&quot;; SUM([.$S$3:.S240]))">
            <text:p/>
          </table:table-cell>
          <table:table-cell table:formula="of:=IF(ISBLANK([.R240]); &quot;&quot;; SUM([.$T$3:.T240]))">
            <text:p/>
          </table:table-cell>
          <table:table-cell table:formula="of:=IF(OR(ISBLANK([.J240]); ISBLANK([.R240])); &quot;&quot;;ROUND(([.R240]-[.J240])*60*24))">
            <text:p/>
          </table:table-cell>
          <table:table-cell table:number-columns-repeated="20"/>
        </table:table-row>
        <table:table-row table:style-name="ro2">
          <table:table-cell office:value-type="float" office:value="239" calcext:value-type="float">
            <text:p>23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41]=&quot;Long&quot; ; [.L241]-[Overview.$C$4]/[.K241]  ;  IF([.G241]=&quot;Short&quot;; [.L241]+[Overview.$C$4]/[.K241]; &quot;&quot;) ); &quot;&quot;)">
            <text:p/>
          </table:table-cell>
          <table:table-cell table:formula="of:=IFERROR(ABS([.M241]-[.L241])*[.K241]; &quot;&quot;)">
            <text:p/>
          </table:table-cell>
          <table:table-cell table:style-name="ce312" table:formula="of:=IFERROR(  IF([.G241]=&quot;Long&quot;;  [.L241]+[Overview.$C$4]/[.K241]  *  [Overview.$C$6]  ;  IF([.G241]=&quot;Short&quot;   ;  [.L241]-[Overview.$C$4]/[.K241]  * [Overview.$C$6]  ; &quot;&quot;  )  )   ; &quot;&quot;)">
            <text:p/>
          </table:table-cell>
          <table:table-cell table:number-columns-repeated="3"/>
          <table:table-cell table:style-name="ce182" table:formula="of:=IFERROR([.T241]/[.N241]; &quot;&quot;)">
            <text:p/>
          </table:table-cell>
          <table:table-cell table:style-name="ce203" table:formula="of:=IFERROR(   IF( AND( [.G241]=&quot;Long&quot;;   [.P241]=[.K241])  ;  [.K241]*([.Q241]-[.L241])  ;    IF(  AND(  [.G241]=&quot;Short&quot;  ;   [.P241]=[.K241]   )   ;   [.K241]*([.L241]-[.Q241])   ;  &quot;&quot;)) ; &quot;&quot;)">
            <text:p/>
          </table:table-cell>
          <table:table-cell table:style-name="ce215" table:formula="of:=IF(ISNUMBER([.T241]); IF([.T241]&gt;=0; &quot;Win&quot;; &quot;Loss&quot;); &quot;&quot;)">
            <text:p/>
          </table:table-cell>
          <table:table-cell table:style-name="ce220" table:formula="of:=IF(ISNUMBER([.T241]); ROUND(([.R241]-[.J241])*60*24); &quot;&quot;)">
            <text:p/>
          </table:table-cell>
          <table:table-cell table:content-validation-name="val8"/>
          <table:table-cell table:number-columns-repeated="2"/>
          <table:table-cell table:style-name="ce239"/>
          <table:table-cell table:style-name="ce243" table:formula="of:=IFERROR(IF(ISBLANK([.Z241]); &quot;&quot;; IF([.$G241]=&quot;Long&quot;; ([.Z241]-[.$L241])*[.$K241]/[.$N241]; ([.$L241]-[.Z241])*[.$K241]/[.$N241])-[.$S241]); &quot;&quot;)">
            <text:p/>
          </table:table-cell>
          <table:table-cell/>
          <table:table-cell table:style-name="ce243" table:formula="of:=IFERROR(IF(ISBLANK([.AB241]); &quot;&quot;; IF([.$G241]=&quot;Long&quot;; ([.AB241]-[.$L241])*[.$K241]/[.$N241]; ([.$L241]-[.AB241])*[.$K241]/[.$N241])-[.$S241]); &quot;&quot;)">
            <text:p/>
          </table:table-cell>
          <table:table-cell/>
          <table:table-cell table:style-name="ce243" table:formula="of:=IFERROR(IF(ISBLANK([.AD241]); &quot;&quot;; IF([.$G241]=&quot;Long&quot;; ([.AD241]-[.$L241])*[.$K241]/[.$N241]; ([.$L241]-[.AD241])*[.$K241]/[.$N241])-[.$S241]); &quot;&quot;)">
            <text:p/>
          </table:table-cell>
          <table:table-cell table:number-columns-repeated="2"/>
          <table:table-cell table:formula="of:=IF(ISBLANK([.B241]); &quot;&quot;; DAY([.B241]))">
            <text:p/>
          </table:table-cell>
          <table:table-cell table:formula="of:=IF(ISBLANK([.B241]); &quot;&quot;; WEEKDAY([.B241]))">
            <text:p/>
          </table:table-cell>
          <table:table-cell table:formula="of:=IF(ISBLANK([.B241]); &quot;&quot;; WEEKNUM([.B241]))">
            <text:p/>
          </table:table-cell>
          <table:table-cell table:formula="of:=IF(ISBLANK([.B241]); &quot;&quot;; MONTH([.B241]))">
            <text:p/>
          </table:table-cell>
          <table:table-cell table:formula="of:=IF(ISBLANK([.L241]); &quot;&quot;; [.K241]*[.L241])">
            <text:p/>
          </table:table-cell>
          <table:table-cell table:formula="of:=IF(ISNUMBER([.AL241]); [.AL241]*0.0035; &quot;&quot;)">
            <text:p/>
          </table:table-cell>
          <table:table-cell table:formula="of:=IF(ISBLANK([.Q241]); &quot;&quot;; [.P241]*[.Q241])">
            <text:p/>
          </table:table-cell>
          <table:table-cell table:formula="of:=IF(ISNUMBER([.AN241]); [.AN241]*0.0035; &quot;&quot;)">
            <text:p/>
          </table:table-cell>
          <table:table-cell table:formula="of:=IF(ISBLANK([.Q241]); &quot;&quot;; SUM([.$S$3:.S241]))">
            <text:p/>
          </table:table-cell>
          <table:table-cell table:formula="of:=IF(ISBLANK([.R241]); &quot;&quot;; SUM([.$T$3:.T241]))">
            <text:p/>
          </table:table-cell>
          <table:table-cell table:formula="of:=IF(OR(ISBLANK([.J241]); ISBLANK([.R241])); &quot;&quot;;ROUND(([.R241]-[.J241])*60*24))">
            <text:p/>
          </table:table-cell>
          <table:table-cell table:number-columns-repeated="20"/>
        </table:table-row>
        <table:table-row table:style-name="ro2">
          <table:table-cell office:value-type="float" office:value="240" calcext:value-type="float">
            <text:p>24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42]=&quot;Long&quot; ; [.L242]-[Overview.$C$4]/[.K242]  ;  IF([.G242]=&quot;Short&quot;; [.L242]+[Overview.$C$4]/[.K242]; &quot;&quot;) ); &quot;&quot;)">
            <text:p/>
          </table:table-cell>
          <table:table-cell table:formula="of:=IFERROR(ABS([.M242]-[.L242])*[.K242]; &quot;&quot;)">
            <text:p/>
          </table:table-cell>
          <table:table-cell table:style-name="ce312" table:formula="of:=IFERROR(  IF([.G242]=&quot;Long&quot;;  [.L242]+[Overview.$C$4]/[.K242]  *  [Overview.$C$6]  ;  IF([.G242]=&quot;Short&quot;   ;  [.L242]-[Overview.$C$4]/[.K242]  * [Overview.$C$6]  ; &quot;&quot;  )  )   ; &quot;&quot;)">
            <text:p/>
          </table:table-cell>
          <table:table-cell table:number-columns-repeated="3"/>
          <table:table-cell table:style-name="ce182" table:formula="of:=IFERROR([.T242]/[.N242]; &quot;&quot;)">
            <text:p/>
          </table:table-cell>
          <table:table-cell table:style-name="ce203" table:formula="of:=IFERROR(   IF( AND( [.G242]=&quot;Long&quot;;   [.P242]=[.K242])  ;  [.K242]*([.Q242]-[.L242])  ;    IF(  AND(  [.G242]=&quot;Short&quot;  ;   [.P242]=[.K242]   )   ;   [.K242]*([.L242]-[.Q242])   ;  &quot;&quot;)) ; &quot;&quot;)">
            <text:p/>
          </table:table-cell>
          <table:table-cell table:style-name="ce215" table:formula="of:=IF(ISNUMBER([.T242]); IF([.T242]&gt;=0; &quot;Win&quot;; &quot;Loss&quot;); &quot;&quot;)">
            <text:p/>
          </table:table-cell>
          <table:table-cell table:style-name="ce220" table:formula="of:=IF(ISNUMBER([.T242]); ROUND(([.R242]-[.J242])*60*24); &quot;&quot;)">
            <text:p/>
          </table:table-cell>
          <table:table-cell table:content-validation-name="val8"/>
          <table:table-cell table:number-columns-repeated="2"/>
          <table:table-cell table:style-name="ce239"/>
          <table:table-cell table:style-name="ce243" table:formula="of:=IFERROR(IF(ISBLANK([.Z242]); &quot;&quot;; IF([.$G242]=&quot;Long&quot;; ([.Z242]-[.$L242])*[.$K242]/[.$N242]; ([.$L242]-[.Z242])*[.$K242]/[.$N242])-[.$S242]); &quot;&quot;)">
            <text:p/>
          </table:table-cell>
          <table:table-cell/>
          <table:table-cell table:style-name="ce243" table:formula="of:=IFERROR(IF(ISBLANK([.AB242]); &quot;&quot;; IF([.$G242]=&quot;Long&quot;; ([.AB242]-[.$L242])*[.$K242]/[.$N242]; ([.$L242]-[.AB242])*[.$K242]/[.$N242])-[.$S242]); &quot;&quot;)">
            <text:p/>
          </table:table-cell>
          <table:table-cell/>
          <table:table-cell table:style-name="ce243" table:formula="of:=IFERROR(IF(ISBLANK([.AD242]); &quot;&quot;; IF([.$G242]=&quot;Long&quot;; ([.AD242]-[.$L242])*[.$K242]/[.$N242]; ([.$L242]-[.AD242])*[.$K242]/[.$N242])-[.$S242]); &quot;&quot;)">
            <text:p/>
          </table:table-cell>
          <table:table-cell table:number-columns-repeated="2"/>
          <table:table-cell table:formula="of:=IF(ISBLANK([.B242]); &quot;&quot;; DAY([.B242]))">
            <text:p/>
          </table:table-cell>
          <table:table-cell table:formula="of:=IF(ISBLANK([.B242]); &quot;&quot;; WEEKDAY([.B242]))">
            <text:p/>
          </table:table-cell>
          <table:table-cell table:formula="of:=IF(ISBLANK([.B242]); &quot;&quot;; WEEKNUM([.B242]))">
            <text:p/>
          </table:table-cell>
          <table:table-cell table:formula="of:=IF(ISBLANK([.B242]); &quot;&quot;; MONTH([.B242]))">
            <text:p/>
          </table:table-cell>
          <table:table-cell table:formula="of:=IF(ISBLANK([.L242]); &quot;&quot;; [.K242]*[.L242])">
            <text:p/>
          </table:table-cell>
          <table:table-cell table:formula="of:=IF(ISNUMBER([.AL242]); [.AL242]*0.0035; &quot;&quot;)">
            <text:p/>
          </table:table-cell>
          <table:table-cell table:formula="of:=IF(ISBLANK([.Q242]); &quot;&quot;; [.P242]*[.Q242])">
            <text:p/>
          </table:table-cell>
          <table:table-cell table:formula="of:=IF(ISNUMBER([.AN242]); [.AN242]*0.0035; &quot;&quot;)">
            <text:p/>
          </table:table-cell>
          <table:table-cell table:formula="of:=IF(ISBLANK([.Q242]); &quot;&quot;; SUM([.$S$3:.S242]))">
            <text:p/>
          </table:table-cell>
          <table:table-cell table:formula="of:=IF(ISBLANK([.R242]); &quot;&quot;; SUM([.$T$3:.T242]))">
            <text:p/>
          </table:table-cell>
          <table:table-cell table:formula="of:=IF(OR(ISBLANK([.J242]); ISBLANK([.R242])); &quot;&quot;;ROUND(([.R242]-[.J242])*60*24))">
            <text:p/>
          </table:table-cell>
          <table:table-cell table:number-columns-repeated="20"/>
        </table:table-row>
        <table:table-row table:style-name="ro2">
          <table:table-cell office:value-type="float" office:value="241" calcext:value-type="float">
            <text:p>24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43]=&quot;Long&quot; ; [.L243]-[Overview.$C$4]/[.K243]  ;  IF([.G243]=&quot;Short&quot;; [.L243]+[Overview.$C$4]/[.K243]; &quot;&quot;) ); &quot;&quot;)">
            <text:p/>
          </table:table-cell>
          <table:table-cell table:formula="of:=IFERROR(ABS([.M243]-[.L243])*[.K243]; &quot;&quot;)">
            <text:p/>
          </table:table-cell>
          <table:table-cell table:style-name="ce312" table:formula="of:=IFERROR(  IF([.G243]=&quot;Long&quot;;  [.L243]+[Overview.$C$4]/[.K243]  *  [Overview.$C$6]  ;  IF([.G243]=&quot;Short&quot;   ;  [.L243]-[Overview.$C$4]/[.K243]  * [Overview.$C$6]  ; &quot;&quot;  )  )   ; &quot;&quot;)">
            <text:p/>
          </table:table-cell>
          <table:table-cell table:number-columns-repeated="3"/>
          <table:table-cell table:style-name="ce182" table:formula="of:=IFERROR([.T243]/[.N243]; &quot;&quot;)">
            <text:p/>
          </table:table-cell>
          <table:table-cell table:style-name="ce203" table:formula="of:=IFERROR(   IF( AND( [.G243]=&quot;Long&quot;;   [.P243]=[.K243])  ;  [.K243]*([.Q243]-[.L243])  ;    IF(  AND(  [.G243]=&quot;Short&quot;  ;   [.P243]=[.K243]   )   ;   [.K243]*([.L243]-[.Q243])   ;  &quot;&quot;)) ; &quot;&quot;)">
            <text:p/>
          </table:table-cell>
          <table:table-cell table:style-name="ce215" table:formula="of:=IF(ISNUMBER([.T243]); IF([.T243]&gt;=0; &quot;Win&quot;; &quot;Loss&quot;); &quot;&quot;)">
            <text:p/>
          </table:table-cell>
          <table:table-cell table:style-name="ce220" table:formula="of:=IF(ISNUMBER([.T243]); ROUND(([.R243]-[.J243])*60*24); &quot;&quot;)">
            <text:p/>
          </table:table-cell>
          <table:table-cell table:content-validation-name="val8"/>
          <table:table-cell table:number-columns-repeated="2"/>
          <table:table-cell table:style-name="ce239"/>
          <table:table-cell table:style-name="ce243" table:formula="of:=IFERROR(IF(ISBLANK([.Z243]); &quot;&quot;; IF([.$G243]=&quot;Long&quot;; ([.Z243]-[.$L243])*[.$K243]/[.$N243]; ([.$L243]-[.Z243])*[.$K243]/[.$N243])-[.$S243]); &quot;&quot;)">
            <text:p/>
          </table:table-cell>
          <table:table-cell/>
          <table:table-cell table:style-name="ce243" table:formula="of:=IFERROR(IF(ISBLANK([.AB243]); &quot;&quot;; IF([.$G243]=&quot;Long&quot;; ([.AB243]-[.$L243])*[.$K243]/[.$N243]; ([.$L243]-[.AB243])*[.$K243]/[.$N243])-[.$S243]); &quot;&quot;)">
            <text:p/>
          </table:table-cell>
          <table:table-cell/>
          <table:table-cell table:style-name="ce243" table:formula="of:=IFERROR(IF(ISBLANK([.AD243]); &quot;&quot;; IF([.$G243]=&quot;Long&quot;; ([.AD243]-[.$L243])*[.$K243]/[.$N243]; ([.$L243]-[.AD243])*[.$K243]/[.$N243])-[.$S243]); &quot;&quot;)">
            <text:p/>
          </table:table-cell>
          <table:table-cell table:number-columns-repeated="2"/>
          <table:table-cell table:formula="of:=IF(ISBLANK([.B243]); &quot;&quot;; DAY([.B243]))">
            <text:p/>
          </table:table-cell>
          <table:table-cell table:formula="of:=IF(ISBLANK([.B243]); &quot;&quot;; WEEKDAY([.B243]))">
            <text:p/>
          </table:table-cell>
          <table:table-cell table:formula="of:=IF(ISBLANK([.B243]); &quot;&quot;; WEEKNUM([.B243]))">
            <text:p/>
          </table:table-cell>
          <table:table-cell table:formula="of:=IF(ISBLANK([.B243]); &quot;&quot;; MONTH([.B243]))">
            <text:p/>
          </table:table-cell>
          <table:table-cell table:formula="of:=IF(ISBLANK([.L243]); &quot;&quot;; [.K243]*[.L243])">
            <text:p/>
          </table:table-cell>
          <table:table-cell table:formula="of:=IF(ISNUMBER([.AL243]); [.AL243]*0.0035; &quot;&quot;)">
            <text:p/>
          </table:table-cell>
          <table:table-cell table:formula="of:=IF(ISBLANK([.Q243]); &quot;&quot;; [.P243]*[.Q243])">
            <text:p/>
          </table:table-cell>
          <table:table-cell table:formula="of:=IF(ISNUMBER([.AN243]); [.AN243]*0.0035; &quot;&quot;)">
            <text:p/>
          </table:table-cell>
          <table:table-cell table:formula="of:=IF(ISBLANK([.Q243]); &quot;&quot;; SUM([.$S$3:.S243]))">
            <text:p/>
          </table:table-cell>
          <table:table-cell table:formula="of:=IF(ISBLANK([.R243]); &quot;&quot;; SUM([.$T$3:.T243]))">
            <text:p/>
          </table:table-cell>
          <table:table-cell table:formula="of:=IF(OR(ISBLANK([.J243]); ISBLANK([.R243])); &quot;&quot;;ROUND(([.R243]-[.J243])*60*24))">
            <text:p/>
          </table:table-cell>
          <table:table-cell table:number-columns-repeated="20"/>
        </table:table-row>
        <table:table-row table:style-name="ro2">
          <table:table-cell office:value-type="float" office:value="242" calcext:value-type="float">
            <text:p>24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44]=&quot;Long&quot; ; [.L244]-[Overview.$C$4]/[.K244]  ;  IF([.G244]=&quot;Short&quot;; [.L244]+[Overview.$C$4]/[.K244]; &quot;&quot;) ); &quot;&quot;)">
            <text:p/>
          </table:table-cell>
          <table:table-cell table:formula="of:=IFERROR(ABS([.M244]-[.L244])*[.K244]; &quot;&quot;)">
            <text:p/>
          </table:table-cell>
          <table:table-cell table:style-name="ce312" table:formula="of:=IFERROR(  IF([.G244]=&quot;Long&quot;;  [.L244]+[Overview.$C$4]/[.K244]  *  [Overview.$C$6]  ;  IF([.G244]=&quot;Short&quot;   ;  [.L244]-[Overview.$C$4]/[.K244]  * [Overview.$C$6]  ; &quot;&quot;  )  )   ; &quot;&quot;)">
            <text:p/>
          </table:table-cell>
          <table:table-cell table:number-columns-repeated="3"/>
          <table:table-cell table:style-name="ce182" table:formula="of:=IFERROR([.T244]/[.N244]; &quot;&quot;)">
            <text:p/>
          </table:table-cell>
          <table:table-cell table:style-name="ce203" table:formula="of:=IFERROR(   IF( AND( [.G244]=&quot;Long&quot;;   [.P244]=[.K244])  ;  [.K244]*([.Q244]-[.L244])  ;    IF(  AND(  [.G244]=&quot;Short&quot;  ;   [.P244]=[.K244]   )   ;   [.K244]*([.L244]-[.Q244])   ;  &quot;&quot;)) ; &quot;&quot;)">
            <text:p/>
          </table:table-cell>
          <table:table-cell table:style-name="ce215" table:formula="of:=IF(ISNUMBER([.T244]); IF([.T244]&gt;=0; &quot;Win&quot;; &quot;Loss&quot;); &quot;&quot;)">
            <text:p/>
          </table:table-cell>
          <table:table-cell table:style-name="ce220" table:formula="of:=IF(ISNUMBER([.T244]); ROUND(([.R244]-[.J244])*60*24); &quot;&quot;)">
            <text:p/>
          </table:table-cell>
          <table:table-cell table:content-validation-name="val8"/>
          <table:table-cell table:number-columns-repeated="2"/>
          <table:table-cell table:style-name="ce239"/>
          <table:table-cell table:style-name="ce243" table:formula="of:=IFERROR(IF(ISBLANK([.Z244]); &quot;&quot;; IF([.$G244]=&quot;Long&quot;; ([.Z244]-[.$L244])*[.$K244]/[.$N244]; ([.$L244]-[.Z244])*[.$K244]/[.$N244])-[.$S244]); &quot;&quot;)">
            <text:p/>
          </table:table-cell>
          <table:table-cell/>
          <table:table-cell table:style-name="ce243" table:formula="of:=IFERROR(IF(ISBLANK([.AB244]); &quot;&quot;; IF([.$G244]=&quot;Long&quot;; ([.AB244]-[.$L244])*[.$K244]/[.$N244]; ([.$L244]-[.AB244])*[.$K244]/[.$N244])-[.$S244]); &quot;&quot;)">
            <text:p/>
          </table:table-cell>
          <table:table-cell/>
          <table:table-cell table:style-name="ce243" table:formula="of:=IFERROR(IF(ISBLANK([.AD244]); &quot;&quot;; IF([.$G244]=&quot;Long&quot;; ([.AD244]-[.$L244])*[.$K244]/[.$N244]; ([.$L244]-[.AD244])*[.$K244]/[.$N244])-[.$S244]); &quot;&quot;)">
            <text:p/>
          </table:table-cell>
          <table:table-cell table:number-columns-repeated="2"/>
          <table:table-cell table:formula="of:=IF(ISBLANK([.B244]); &quot;&quot;; DAY([.B244]))">
            <text:p/>
          </table:table-cell>
          <table:table-cell table:formula="of:=IF(ISBLANK([.B244]); &quot;&quot;; WEEKDAY([.B244]))">
            <text:p/>
          </table:table-cell>
          <table:table-cell table:formula="of:=IF(ISBLANK([.B244]); &quot;&quot;; WEEKNUM([.B244]))">
            <text:p/>
          </table:table-cell>
          <table:table-cell table:formula="of:=IF(ISBLANK([.B244]); &quot;&quot;; MONTH([.B244]))">
            <text:p/>
          </table:table-cell>
          <table:table-cell table:formula="of:=IF(ISBLANK([.L244]); &quot;&quot;; [.K244]*[.L244])">
            <text:p/>
          </table:table-cell>
          <table:table-cell table:formula="of:=IF(ISNUMBER([.AL244]); [.AL244]*0.0035; &quot;&quot;)">
            <text:p/>
          </table:table-cell>
          <table:table-cell table:formula="of:=IF(ISBLANK([.Q244]); &quot;&quot;; [.P244]*[.Q244])">
            <text:p/>
          </table:table-cell>
          <table:table-cell table:formula="of:=IF(ISNUMBER([.AN244]); [.AN244]*0.0035; &quot;&quot;)">
            <text:p/>
          </table:table-cell>
          <table:table-cell table:formula="of:=IF(ISBLANK([.Q244]); &quot;&quot;; SUM([.$S$3:.S244]))">
            <text:p/>
          </table:table-cell>
          <table:table-cell table:formula="of:=IF(ISBLANK([.R244]); &quot;&quot;; SUM([.$T$3:.T244]))">
            <text:p/>
          </table:table-cell>
          <table:table-cell table:formula="of:=IF(OR(ISBLANK([.J244]); ISBLANK([.R244])); &quot;&quot;;ROUND(([.R244]-[.J244])*60*24))">
            <text:p/>
          </table:table-cell>
          <table:table-cell table:number-columns-repeated="20"/>
        </table:table-row>
        <table:table-row table:style-name="ro2">
          <table:table-cell office:value-type="float" office:value="243" calcext:value-type="float">
            <text:p>24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45]=&quot;Long&quot; ; [.L245]-[Overview.$C$4]/[.K245]  ;  IF([.G245]=&quot;Short&quot;; [.L245]+[Overview.$C$4]/[.K245]; &quot;&quot;) ); &quot;&quot;)">
            <text:p/>
          </table:table-cell>
          <table:table-cell table:formula="of:=IFERROR(ABS([.M245]-[.L245])*[.K245]; &quot;&quot;)">
            <text:p/>
          </table:table-cell>
          <table:table-cell table:style-name="ce312" table:formula="of:=IFERROR(  IF([.G245]=&quot;Long&quot;;  [.L245]+[Overview.$C$4]/[.K245]  *  [Overview.$C$6]  ;  IF([.G245]=&quot;Short&quot;   ;  [.L245]-[Overview.$C$4]/[.K245]  * [Overview.$C$6]  ; &quot;&quot;  )  )   ; &quot;&quot;)">
            <text:p/>
          </table:table-cell>
          <table:table-cell table:number-columns-repeated="3"/>
          <table:table-cell table:style-name="ce182" table:formula="of:=IFERROR([.T245]/[.N245]; &quot;&quot;)">
            <text:p/>
          </table:table-cell>
          <table:table-cell table:style-name="ce203" table:formula="of:=IFERROR(   IF( AND( [.G245]=&quot;Long&quot;;   [.P245]=[.K245])  ;  [.K245]*([.Q245]-[.L245])  ;    IF(  AND(  [.G245]=&quot;Short&quot;  ;   [.P245]=[.K245]   )   ;   [.K245]*([.L245]-[.Q245])   ;  &quot;&quot;)) ; &quot;&quot;)">
            <text:p/>
          </table:table-cell>
          <table:table-cell table:style-name="ce215" table:formula="of:=IF(ISNUMBER([.T245]); IF([.T245]&gt;=0; &quot;Win&quot;; &quot;Loss&quot;); &quot;&quot;)">
            <text:p/>
          </table:table-cell>
          <table:table-cell table:style-name="ce220" table:formula="of:=IF(ISNUMBER([.T245]); ROUND(([.R245]-[.J245])*60*24); &quot;&quot;)">
            <text:p/>
          </table:table-cell>
          <table:table-cell table:content-validation-name="val8"/>
          <table:table-cell table:number-columns-repeated="2"/>
          <table:table-cell table:style-name="ce239"/>
          <table:table-cell table:style-name="ce243" table:formula="of:=IFERROR(IF(ISBLANK([.Z245]); &quot;&quot;; IF([.$G245]=&quot;Long&quot;; ([.Z245]-[.$L245])*[.$K245]/[.$N245]; ([.$L245]-[.Z245])*[.$K245]/[.$N245])-[.$S245]); &quot;&quot;)">
            <text:p/>
          </table:table-cell>
          <table:table-cell/>
          <table:table-cell table:style-name="ce243" table:formula="of:=IFERROR(IF(ISBLANK([.AB245]); &quot;&quot;; IF([.$G245]=&quot;Long&quot;; ([.AB245]-[.$L245])*[.$K245]/[.$N245]; ([.$L245]-[.AB245])*[.$K245]/[.$N245])-[.$S245]); &quot;&quot;)">
            <text:p/>
          </table:table-cell>
          <table:table-cell/>
          <table:table-cell table:style-name="ce243" table:formula="of:=IFERROR(IF(ISBLANK([.AD245]); &quot;&quot;; IF([.$G245]=&quot;Long&quot;; ([.AD245]-[.$L245])*[.$K245]/[.$N245]; ([.$L245]-[.AD245])*[.$K245]/[.$N245])-[.$S245]); &quot;&quot;)">
            <text:p/>
          </table:table-cell>
          <table:table-cell table:number-columns-repeated="2"/>
          <table:table-cell table:formula="of:=IF(ISBLANK([.B245]); &quot;&quot;; DAY([.B245]))">
            <text:p/>
          </table:table-cell>
          <table:table-cell table:formula="of:=IF(ISBLANK([.B245]); &quot;&quot;; WEEKDAY([.B245]))">
            <text:p/>
          </table:table-cell>
          <table:table-cell table:formula="of:=IF(ISBLANK([.B245]); &quot;&quot;; WEEKNUM([.B245]))">
            <text:p/>
          </table:table-cell>
          <table:table-cell table:formula="of:=IF(ISBLANK([.B245]); &quot;&quot;; MONTH([.B245]))">
            <text:p/>
          </table:table-cell>
          <table:table-cell table:formula="of:=IF(ISBLANK([.L245]); &quot;&quot;; [.K245]*[.L245])">
            <text:p/>
          </table:table-cell>
          <table:table-cell table:formula="of:=IF(ISNUMBER([.AL245]); [.AL245]*0.0035; &quot;&quot;)">
            <text:p/>
          </table:table-cell>
          <table:table-cell table:formula="of:=IF(ISBLANK([.Q245]); &quot;&quot;; [.P245]*[.Q245])">
            <text:p/>
          </table:table-cell>
          <table:table-cell table:formula="of:=IF(ISNUMBER([.AN245]); [.AN245]*0.0035; &quot;&quot;)">
            <text:p/>
          </table:table-cell>
          <table:table-cell table:formula="of:=IF(ISBLANK([.Q245]); &quot;&quot;; SUM([.$S$3:.S245]))">
            <text:p/>
          </table:table-cell>
          <table:table-cell table:formula="of:=IF(ISBLANK([.R245]); &quot;&quot;; SUM([.$T$3:.T245]))">
            <text:p/>
          </table:table-cell>
          <table:table-cell table:formula="of:=IF(OR(ISBLANK([.J245]); ISBLANK([.R245])); &quot;&quot;;ROUND(([.R245]-[.J245])*60*24))">
            <text:p/>
          </table:table-cell>
          <table:table-cell table:number-columns-repeated="20"/>
        </table:table-row>
        <table:table-row table:style-name="ro2">
          <table:table-cell office:value-type="float" office:value="244" calcext:value-type="float">
            <text:p>24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46]=&quot;Long&quot; ; [.L246]-[Overview.$C$4]/[.K246]  ;  IF([.G246]=&quot;Short&quot;; [.L246]+[Overview.$C$4]/[.K246]; &quot;&quot;) ); &quot;&quot;)">
            <text:p/>
          </table:table-cell>
          <table:table-cell table:formula="of:=IFERROR(ABS([.M246]-[.L246])*[.K246]; &quot;&quot;)">
            <text:p/>
          </table:table-cell>
          <table:table-cell table:style-name="ce312" table:formula="of:=IFERROR(  IF([.G246]=&quot;Long&quot;;  [.L246]+[Overview.$C$4]/[.K246]  *  [Overview.$C$6]  ;  IF([.G246]=&quot;Short&quot;   ;  [.L246]-[Overview.$C$4]/[.K246]  * [Overview.$C$6]  ; &quot;&quot;  )  )   ; &quot;&quot;)">
            <text:p/>
          </table:table-cell>
          <table:table-cell table:number-columns-repeated="3"/>
          <table:table-cell table:style-name="ce182" table:formula="of:=IFERROR([.T246]/[.N246]; &quot;&quot;)">
            <text:p/>
          </table:table-cell>
          <table:table-cell table:style-name="ce203" table:formula="of:=IFERROR(   IF( AND( [.G246]=&quot;Long&quot;;   [.P246]=[.K246])  ;  [.K246]*([.Q246]-[.L246])  ;    IF(  AND(  [.G246]=&quot;Short&quot;  ;   [.P246]=[.K246]   )   ;   [.K246]*([.L246]-[.Q246])   ;  &quot;&quot;)) ; &quot;&quot;)">
            <text:p/>
          </table:table-cell>
          <table:table-cell table:style-name="ce215" table:formula="of:=IF(ISNUMBER([.T246]); IF([.T246]&gt;=0; &quot;Win&quot;; &quot;Loss&quot;); &quot;&quot;)">
            <text:p/>
          </table:table-cell>
          <table:table-cell table:style-name="ce220" table:formula="of:=IF(ISNUMBER([.T246]); ROUND(([.R246]-[.J246])*60*24); &quot;&quot;)">
            <text:p/>
          </table:table-cell>
          <table:table-cell table:content-validation-name="val8"/>
          <table:table-cell table:number-columns-repeated="2"/>
          <table:table-cell table:style-name="ce239"/>
          <table:table-cell table:style-name="ce243" table:formula="of:=IFERROR(IF(ISBLANK([.Z246]); &quot;&quot;; IF([.$G246]=&quot;Long&quot;; ([.Z246]-[.$L246])*[.$K246]/[.$N246]; ([.$L246]-[.Z246])*[.$K246]/[.$N246])-[.$S246]); &quot;&quot;)">
            <text:p/>
          </table:table-cell>
          <table:table-cell/>
          <table:table-cell table:style-name="ce243" table:formula="of:=IFERROR(IF(ISBLANK([.AB246]); &quot;&quot;; IF([.$G246]=&quot;Long&quot;; ([.AB246]-[.$L246])*[.$K246]/[.$N246]; ([.$L246]-[.AB246])*[.$K246]/[.$N246])-[.$S246]); &quot;&quot;)">
            <text:p/>
          </table:table-cell>
          <table:table-cell/>
          <table:table-cell table:style-name="ce243" table:formula="of:=IFERROR(IF(ISBLANK([.AD246]); &quot;&quot;; IF([.$G246]=&quot;Long&quot;; ([.AD246]-[.$L246])*[.$K246]/[.$N246]; ([.$L246]-[.AD246])*[.$K246]/[.$N246])-[.$S246]); &quot;&quot;)">
            <text:p/>
          </table:table-cell>
          <table:table-cell table:number-columns-repeated="2"/>
          <table:table-cell table:formula="of:=IF(ISBLANK([.B246]); &quot;&quot;; DAY([.B246]))">
            <text:p/>
          </table:table-cell>
          <table:table-cell table:formula="of:=IF(ISBLANK([.B246]); &quot;&quot;; WEEKDAY([.B246]))">
            <text:p/>
          </table:table-cell>
          <table:table-cell table:formula="of:=IF(ISBLANK([.B246]); &quot;&quot;; WEEKNUM([.B246]))">
            <text:p/>
          </table:table-cell>
          <table:table-cell table:formula="of:=IF(ISBLANK([.B246]); &quot;&quot;; MONTH([.B246]))">
            <text:p/>
          </table:table-cell>
          <table:table-cell table:formula="of:=IF(ISBLANK([.L246]); &quot;&quot;; [.K246]*[.L246])">
            <text:p/>
          </table:table-cell>
          <table:table-cell table:formula="of:=IF(ISNUMBER([.AL246]); [.AL246]*0.0035; &quot;&quot;)">
            <text:p/>
          </table:table-cell>
          <table:table-cell table:formula="of:=IF(ISBLANK([.Q246]); &quot;&quot;; [.P246]*[.Q246])">
            <text:p/>
          </table:table-cell>
          <table:table-cell table:formula="of:=IF(ISNUMBER([.AN246]); [.AN246]*0.0035; &quot;&quot;)">
            <text:p/>
          </table:table-cell>
          <table:table-cell table:formula="of:=IF(ISBLANK([.Q246]); &quot;&quot;; SUM([.$S$3:.S246]))">
            <text:p/>
          </table:table-cell>
          <table:table-cell table:formula="of:=IF(ISBLANK([.R246]); &quot;&quot;; SUM([.$T$3:.T246]))">
            <text:p/>
          </table:table-cell>
          <table:table-cell table:formula="of:=IF(OR(ISBLANK([.J246]); ISBLANK([.R246])); &quot;&quot;;ROUND(([.R246]-[.J246])*60*24))">
            <text:p/>
          </table:table-cell>
          <table:table-cell table:number-columns-repeated="20"/>
        </table:table-row>
        <table:table-row table:style-name="ro2">
          <table:table-cell office:value-type="float" office:value="245" calcext:value-type="float">
            <text:p>24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47]=&quot;Long&quot; ; [.L247]-[Overview.$C$4]/[.K247]  ;  IF([.G247]=&quot;Short&quot;; [.L247]+[Overview.$C$4]/[.K247]; &quot;&quot;) ); &quot;&quot;)">
            <text:p/>
          </table:table-cell>
          <table:table-cell table:formula="of:=IFERROR(ABS([.M247]-[.L247])*[.K247]; &quot;&quot;)">
            <text:p/>
          </table:table-cell>
          <table:table-cell table:style-name="ce312" table:formula="of:=IFERROR(  IF([.G247]=&quot;Long&quot;;  [.L247]+[Overview.$C$4]/[.K247]  *  [Overview.$C$6]  ;  IF([.G247]=&quot;Short&quot;   ;  [.L247]-[Overview.$C$4]/[.K247]  * [Overview.$C$6]  ; &quot;&quot;  )  )   ; &quot;&quot;)">
            <text:p/>
          </table:table-cell>
          <table:table-cell table:number-columns-repeated="3"/>
          <table:table-cell table:style-name="ce182" table:formula="of:=IFERROR([.T247]/[.N247]; &quot;&quot;)">
            <text:p/>
          </table:table-cell>
          <table:table-cell table:style-name="ce203" table:formula="of:=IFERROR(   IF( AND( [.G247]=&quot;Long&quot;;   [.P247]=[.K247])  ;  [.K247]*([.Q247]-[.L247])  ;    IF(  AND(  [.G247]=&quot;Short&quot;  ;   [.P247]=[.K247]   )   ;   [.K247]*([.L247]-[.Q247])   ;  &quot;&quot;)) ; &quot;&quot;)">
            <text:p/>
          </table:table-cell>
          <table:table-cell table:style-name="ce215" table:formula="of:=IF(ISNUMBER([.T247]); IF([.T247]&gt;=0; &quot;Win&quot;; &quot;Loss&quot;); &quot;&quot;)">
            <text:p/>
          </table:table-cell>
          <table:table-cell table:style-name="ce220" table:formula="of:=IF(ISNUMBER([.T247]); ROUND(([.R247]-[.J247])*60*24); &quot;&quot;)">
            <text:p/>
          </table:table-cell>
          <table:table-cell table:content-validation-name="val8"/>
          <table:table-cell table:number-columns-repeated="2"/>
          <table:table-cell table:style-name="ce239"/>
          <table:table-cell table:style-name="ce243" table:formula="of:=IFERROR(IF(ISBLANK([.Z247]); &quot;&quot;; IF([.$G247]=&quot;Long&quot;; ([.Z247]-[.$L247])*[.$K247]/[.$N247]; ([.$L247]-[.Z247])*[.$K247]/[.$N247])-[.$S247]); &quot;&quot;)">
            <text:p/>
          </table:table-cell>
          <table:table-cell/>
          <table:table-cell table:style-name="ce243" table:formula="of:=IFERROR(IF(ISBLANK([.AB247]); &quot;&quot;; IF([.$G247]=&quot;Long&quot;; ([.AB247]-[.$L247])*[.$K247]/[.$N247]; ([.$L247]-[.AB247])*[.$K247]/[.$N247])-[.$S247]); &quot;&quot;)">
            <text:p/>
          </table:table-cell>
          <table:table-cell/>
          <table:table-cell table:style-name="ce243" table:formula="of:=IFERROR(IF(ISBLANK([.AD247]); &quot;&quot;; IF([.$G247]=&quot;Long&quot;; ([.AD247]-[.$L247])*[.$K247]/[.$N247]; ([.$L247]-[.AD247])*[.$K247]/[.$N247])-[.$S247]); &quot;&quot;)">
            <text:p/>
          </table:table-cell>
          <table:table-cell table:number-columns-repeated="2"/>
          <table:table-cell table:formula="of:=IF(ISBLANK([.B247]); &quot;&quot;; DAY([.B247]))">
            <text:p/>
          </table:table-cell>
          <table:table-cell table:formula="of:=IF(ISBLANK([.B247]); &quot;&quot;; WEEKDAY([.B247]))">
            <text:p/>
          </table:table-cell>
          <table:table-cell table:formula="of:=IF(ISBLANK([.B247]); &quot;&quot;; WEEKNUM([.B247]))">
            <text:p/>
          </table:table-cell>
          <table:table-cell table:formula="of:=IF(ISBLANK([.B247]); &quot;&quot;; MONTH([.B247]))">
            <text:p/>
          </table:table-cell>
          <table:table-cell table:formula="of:=IF(ISBLANK([.L247]); &quot;&quot;; [.K247]*[.L247])">
            <text:p/>
          </table:table-cell>
          <table:table-cell table:formula="of:=IF(ISNUMBER([.AL247]); [.AL247]*0.0035; &quot;&quot;)">
            <text:p/>
          </table:table-cell>
          <table:table-cell table:formula="of:=IF(ISBLANK([.Q247]); &quot;&quot;; [.P247]*[.Q247])">
            <text:p/>
          </table:table-cell>
          <table:table-cell table:formula="of:=IF(ISNUMBER([.AN247]); [.AN247]*0.0035; &quot;&quot;)">
            <text:p/>
          </table:table-cell>
          <table:table-cell table:formula="of:=IF(ISBLANK([.Q247]); &quot;&quot;; SUM([.$S$3:.S247]))">
            <text:p/>
          </table:table-cell>
          <table:table-cell table:formula="of:=IF(ISBLANK([.R247]); &quot;&quot;; SUM([.$T$3:.T247]))">
            <text:p/>
          </table:table-cell>
          <table:table-cell table:formula="of:=IF(OR(ISBLANK([.J247]); ISBLANK([.R247])); &quot;&quot;;ROUND(([.R247]-[.J247])*60*24))">
            <text:p/>
          </table:table-cell>
          <table:table-cell table:number-columns-repeated="20"/>
        </table:table-row>
        <table:table-row table:style-name="ro2">
          <table:table-cell office:value-type="float" office:value="246" calcext:value-type="float">
            <text:p>24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48]=&quot;Long&quot; ; [.L248]-[Overview.$C$4]/[.K248]  ;  IF([.G248]=&quot;Short&quot;; [.L248]+[Overview.$C$4]/[.K248]; &quot;&quot;) ); &quot;&quot;)">
            <text:p/>
          </table:table-cell>
          <table:table-cell table:formula="of:=IFERROR(ABS([.M248]-[.L248])*[.K248]; &quot;&quot;)">
            <text:p/>
          </table:table-cell>
          <table:table-cell table:style-name="ce312" table:formula="of:=IFERROR(  IF([.G248]=&quot;Long&quot;;  [.L248]+[Overview.$C$4]/[.K248]  *  [Overview.$C$6]  ;  IF([.G248]=&quot;Short&quot;   ;  [.L248]-[Overview.$C$4]/[.K248]  * [Overview.$C$6]  ; &quot;&quot;  )  )   ; &quot;&quot;)">
            <text:p/>
          </table:table-cell>
          <table:table-cell table:number-columns-repeated="3"/>
          <table:table-cell table:style-name="ce182" table:formula="of:=IFERROR([.T248]/[.N248]; &quot;&quot;)">
            <text:p/>
          </table:table-cell>
          <table:table-cell table:style-name="ce203" table:formula="of:=IFERROR(   IF( AND( [.G248]=&quot;Long&quot;;   [.P248]=[.K248])  ;  [.K248]*([.Q248]-[.L248])  ;    IF(  AND(  [.G248]=&quot;Short&quot;  ;   [.P248]=[.K248]   )   ;   [.K248]*([.L248]-[.Q248])   ;  &quot;&quot;)) ; &quot;&quot;)">
            <text:p/>
          </table:table-cell>
          <table:table-cell table:style-name="ce215" table:formula="of:=IF(ISNUMBER([.T248]); IF([.T248]&gt;=0; &quot;Win&quot;; &quot;Loss&quot;); &quot;&quot;)">
            <text:p/>
          </table:table-cell>
          <table:table-cell table:style-name="ce220" table:formula="of:=IF(ISNUMBER([.T248]); ROUND(([.R248]-[.J248])*60*24); &quot;&quot;)">
            <text:p/>
          </table:table-cell>
          <table:table-cell table:content-validation-name="val8"/>
          <table:table-cell table:number-columns-repeated="2"/>
          <table:table-cell table:style-name="ce239"/>
          <table:table-cell table:style-name="ce243" table:formula="of:=IFERROR(IF(ISBLANK([.Z248]); &quot;&quot;; IF([.$G248]=&quot;Long&quot;; ([.Z248]-[.$L248])*[.$K248]/[.$N248]; ([.$L248]-[.Z248])*[.$K248]/[.$N248])-[.$S248]); &quot;&quot;)">
            <text:p/>
          </table:table-cell>
          <table:table-cell/>
          <table:table-cell table:style-name="ce243" table:formula="of:=IFERROR(IF(ISBLANK([.AB248]); &quot;&quot;; IF([.$G248]=&quot;Long&quot;; ([.AB248]-[.$L248])*[.$K248]/[.$N248]; ([.$L248]-[.AB248])*[.$K248]/[.$N248])-[.$S248]); &quot;&quot;)">
            <text:p/>
          </table:table-cell>
          <table:table-cell/>
          <table:table-cell table:style-name="ce243" table:formula="of:=IFERROR(IF(ISBLANK([.AD248]); &quot;&quot;; IF([.$G248]=&quot;Long&quot;; ([.AD248]-[.$L248])*[.$K248]/[.$N248]; ([.$L248]-[.AD248])*[.$K248]/[.$N248])-[.$S248]); &quot;&quot;)">
            <text:p/>
          </table:table-cell>
          <table:table-cell table:number-columns-repeated="2"/>
          <table:table-cell table:formula="of:=IF(ISBLANK([.B248]); &quot;&quot;; DAY([.B248]))">
            <text:p/>
          </table:table-cell>
          <table:table-cell table:formula="of:=IF(ISBLANK([.B248]); &quot;&quot;; WEEKDAY([.B248]))">
            <text:p/>
          </table:table-cell>
          <table:table-cell table:formula="of:=IF(ISBLANK([.B248]); &quot;&quot;; WEEKNUM([.B248]))">
            <text:p/>
          </table:table-cell>
          <table:table-cell table:formula="of:=IF(ISBLANK([.B248]); &quot;&quot;; MONTH([.B248]))">
            <text:p/>
          </table:table-cell>
          <table:table-cell table:formula="of:=IF(ISBLANK([.L248]); &quot;&quot;; [.K248]*[.L248])">
            <text:p/>
          </table:table-cell>
          <table:table-cell table:formula="of:=IF(ISNUMBER([.AL248]); [.AL248]*0.0035; &quot;&quot;)">
            <text:p/>
          </table:table-cell>
          <table:table-cell table:formula="of:=IF(ISBLANK([.Q248]); &quot;&quot;; [.P248]*[.Q248])">
            <text:p/>
          </table:table-cell>
          <table:table-cell table:formula="of:=IF(ISNUMBER([.AN248]); [.AN248]*0.0035; &quot;&quot;)">
            <text:p/>
          </table:table-cell>
          <table:table-cell table:formula="of:=IF(ISBLANK([.Q248]); &quot;&quot;; SUM([.$S$3:.S248]))">
            <text:p/>
          </table:table-cell>
          <table:table-cell table:formula="of:=IF(ISBLANK([.R248]); &quot;&quot;; SUM([.$T$3:.T248]))">
            <text:p/>
          </table:table-cell>
          <table:table-cell table:formula="of:=IF(OR(ISBLANK([.J248]); ISBLANK([.R248])); &quot;&quot;;ROUND(([.R248]-[.J248])*60*24))">
            <text:p/>
          </table:table-cell>
          <table:table-cell table:number-columns-repeated="20"/>
        </table:table-row>
        <table:table-row table:style-name="ro2">
          <table:table-cell office:value-type="float" office:value="247" calcext:value-type="float">
            <text:p>24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49]=&quot;Long&quot; ; [.L249]-[Overview.$C$4]/[.K249]  ;  IF([.G249]=&quot;Short&quot;; [.L249]+[Overview.$C$4]/[.K249]; &quot;&quot;) ); &quot;&quot;)">
            <text:p/>
          </table:table-cell>
          <table:table-cell table:formula="of:=IFERROR(ABS([.M249]-[.L249])*[.K249]; &quot;&quot;)">
            <text:p/>
          </table:table-cell>
          <table:table-cell table:style-name="ce312" table:formula="of:=IFERROR(  IF([.G249]=&quot;Long&quot;;  [.L249]+[Overview.$C$4]/[.K249]  *  [Overview.$C$6]  ;  IF([.G249]=&quot;Short&quot;   ;  [.L249]-[Overview.$C$4]/[.K249]  * [Overview.$C$6]  ; &quot;&quot;  )  )   ; &quot;&quot;)">
            <text:p/>
          </table:table-cell>
          <table:table-cell table:number-columns-repeated="3"/>
          <table:table-cell table:style-name="ce182" table:formula="of:=IFERROR([.T249]/[.N249]; &quot;&quot;)">
            <text:p/>
          </table:table-cell>
          <table:table-cell table:style-name="ce203" table:formula="of:=IFERROR(   IF( AND( [.G249]=&quot;Long&quot;;   [.P249]=[.K249])  ;  [.K249]*([.Q249]-[.L249])  ;    IF(  AND(  [.G249]=&quot;Short&quot;  ;   [.P249]=[.K249]   )   ;   [.K249]*([.L249]-[.Q249])   ;  &quot;&quot;)) ; &quot;&quot;)">
            <text:p/>
          </table:table-cell>
          <table:table-cell table:style-name="ce215" table:formula="of:=IF(ISNUMBER([.T249]); IF([.T249]&gt;=0; &quot;Win&quot;; &quot;Loss&quot;); &quot;&quot;)">
            <text:p/>
          </table:table-cell>
          <table:table-cell table:style-name="ce220" table:formula="of:=IF(ISNUMBER([.T249]); ROUND(([.R249]-[.J249])*60*24); &quot;&quot;)">
            <text:p/>
          </table:table-cell>
          <table:table-cell table:content-validation-name="val8"/>
          <table:table-cell table:number-columns-repeated="2"/>
          <table:table-cell table:style-name="ce239"/>
          <table:table-cell table:style-name="ce243" table:formula="of:=IFERROR(IF(ISBLANK([.Z249]); &quot;&quot;; IF([.$G249]=&quot;Long&quot;; ([.Z249]-[.$L249])*[.$K249]/[.$N249]; ([.$L249]-[.Z249])*[.$K249]/[.$N249])-[.$S249]); &quot;&quot;)">
            <text:p/>
          </table:table-cell>
          <table:table-cell/>
          <table:table-cell table:style-name="ce243" table:formula="of:=IFERROR(IF(ISBLANK([.AB249]); &quot;&quot;; IF([.$G249]=&quot;Long&quot;; ([.AB249]-[.$L249])*[.$K249]/[.$N249]; ([.$L249]-[.AB249])*[.$K249]/[.$N249])-[.$S249]); &quot;&quot;)">
            <text:p/>
          </table:table-cell>
          <table:table-cell/>
          <table:table-cell table:style-name="ce243" table:formula="of:=IFERROR(IF(ISBLANK([.AD249]); &quot;&quot;; IF([.$G249]=&quot;Long&quot;; ([.AD249]-[.$L249])*[.$K249]/[.$N249]; ([.$L249]-[.AD249])*[.$K249]/[.$N249])-[.$S249]); &quot;&quot;)">
            <text:p/>
          </table:table-cell>
          <table:table-cell table:number-columns-repeated="2"/>
          <table:table-cell table:formula="of:=IF(ISBLANK([.B249]); &quot;&quot;; DAY([.B249]))">
            <text:p/>
          </table:table-cell>
          <table:table-cell table:formula="of:=IF(ISBLANK([.B249]); &quot;&quot;; WEEKDAY([.B249]))">
            <text:p/>
          </table:table-cell>
          <table:table-cell table:formula="of:=IF(ISBLANK([.B249]); &quot;&quot;; WEEKNUM([.B249]))">
            <text:p/>
          </table:table-cell>
          <table:table-cell table:formula="of:=IF(ISBLANK([.B249]); &quot;&quot;; MONTH([.B249]))">
            <text:p/>
          </table:table-cell>
          <table:table-cell table:formula="of:=IF(ISBLANK([.L249]); &quot;&quot;; [.K249]*[.L249])">
            <text:p/>
          </table:table-cell>
          <table:table-cell table:formula="of:=IF(ISNUMBER([.AL249]); [.AL249]*0.0035; &quot;&quot;)">
            <text:p/>
          </table:table-cell>
          <table:table-cell table:formula="of:=IF(ISBLANK([.Q249]); &quot;&quot;; [.P249]*[.Q249])">
            <text:p/>
          </table:table-cell>
          <table:table-cell table:formula="of:=IF(ISNUMBER([.AN249]); [.AN249]*0.0035; &quot;&quot;)">
            <text:p/>
          </table:table-cell>
          <table:table-cell table:formula="of:=IF(ISBLANK([.Q249]); &quot;&quot;; SUM([.$S$3:.S249]))">
            <text:p/>
          </table:table-cell>
          <table:table-cell table:formula="of:=IF(ISBLANK([.R249]); &quot;&quot;; SUM([.$T$3:.T249]))">
            <text:p/>
          </table:table-cell>
          <table:table-cell table:formula="of:=IF(OR(ISBLANK([.J249]); ISBLANK([.R249])); &quot;&quot;;ROUND(([.R249]-[.J249])*60*24))">
            <text:p/>
          </table:table-cell>
          <table:table-cell table:number-columns-repeated="20"/>
        </table:table-row>
        <table:table-row table:style-name="ro2">
          <table:table-cell office:value-type="float" office:value="248" calcext:value-type="float">
            <text:p>24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50]=&quot;Long&quot; ; [.L250]-[Overview.$C$4]/[.K250]  ;  IF([.G250]=&quot;Short&quot;; [.L250]+[Overview.$C$4]/[.K250]; &quot;&quot;) ); &quot;&quot;)">
            <text:p/>
          </table:table-cell>
          <table:table-cell table:formula="of:=IFERROR(ABS([.M250]-[.L250])*[.K250]; &quot;&quot;)">
            <text:p/>
          </table:table-cell>
          <table:table-cell table:style-name="ce312" table:formula="of:=IFERROR(  IF([.G250]=&quot;Long&quot;;  [.L250]+[Overview.$C$4]/[.K250]  *  [Overview.$C$6]  ;  IF([.G250]=&quot;Short&quot;   ;  [.L250]-[Overview.$C$4]/[.K250]  * [Overview.$C$6]  ; &quot;&quot;  )  )   ; &quot;&quot;)">
            <text:p/>
          </table:table-cell>
          <table:table-cell table:number-columns-repeated="3"/>
          <table:table-cell table:style-name="ce182" table:formula="of:=IFERROR([.T250]/[.N250]; &quot;&quot;)">
            <text:p/>
          </table:table-cell>
          <table:table-cell table:style-name="ce203" table:formula="of:=IFERROR(   IF( AND( [.G250]=&quot;Long&quot;;   [.P250]=[.K250])  ;  [.K250]*([.Q250]-[.L250])  ;    IF(  AND(  [.G250]=&quot;Short&quot;  ;   [.P250]=[.K250]   )   ;   [.K250]*([.L250]-[.Q250])   ;  &quot;&quot;)) ; &quot;&quot;)">
            <text:p/>
          </table:table-cell>
          <table:table-cell table:style-name="ce215" table:formula="of:=IF(ISNUMBER([.T250]); IF([.T250]&gt;=0; &quot;Win&quot;; &quot;Loss&quot;); &quot;&quot;)">
            <text:p/>
          </table:table-cell>
          <table:table-cell table:style-name="ce220" table:formula="of:=IF(ISNUMBER([.T250]); ROUND(([.R250]-[.J250])*60*24); &quot;&quot;)">
            <text:p/>
          </table:table-cell>
          <table:table-cell table:content-validation-name="val8"/>
          <table:table-cell table:number-columns-repeated="2"/>
          <table:table-cell table:style-name="ce239"/>
          <table:table-cell table:style-name="ce243" table:formula="of:=IFERROR(IF(ISBLANK([.Z250]); &quot;&quot;; IF([.$G250]=&quot;Long&quot;; ([.Z250]-[.$L250])*[.$K250]/[.$N250]; ([.$L250]-[.Z250])*[.$K250]/[.$N250])-[.$S250]); &quot;&quot;)">
            <text:p/>
          </table:table-cell>
          <table:table-cell/>
          <table:table-cell table:style-name="ce243" table:formula="of:=IFERROR(IF(ISBLANK([.AB250]); &quot;&quot;; IF([.$G250]=&quot;Long&quot;; ([.AB250]-[.$L250])*[.$K250]/[.$N250]; ([.$L250]-[.AB250])*[.$K250]/[.$N250])-[.$S250]); &quot;&quot;)">
            <text:p/>
          </table:table-cell>
          <table:table-cell/>
          <table:table-cell table:style-name="ce243" table:formula="of:=IFERROR(IF(ISBLANK([.AD250]); &quot;&quot;; IF([.$G250]=&quot;Long&quot;; ([.AD250]-[.$L250])*[.$K250]/[.$N250]; ([.$L250]-[.AD250])*[.$K250]/[.$N250])-[.$S250]); &quot;&quot;)">
            <text:p/>
          </table:table-cell>
          <table:table-cell table:number-columns-repeated="2"/>
          <table:table-cell table:formula="of:=IF(ISBLANK([.B250]); &quot;&quot;; DAY([.B250]))">
            <text:p/>
          </table:table-cell>
          <table:table-cell table:formula="of:=IF(ISBLANK([.B250]); &quot;&quot;; WEEKDAY([.B250]))">
            <text:p/>
          </table:table-cell>
          <table:table-cell table:formula="of:=IF(ISBLANK([.B250]); &quot;&quot;; WEEKNUM([.B250]))">
            <text:p/>
          </table:table-cell>
          <table:table-cell table:formula="of:=IF(ISBLANK([.B250]); &quot;&quot;; MONTH([.B250]))">
            <text:p/>
          </table:table-cell>
          <table:table-cell table:formula="of:=IF(ISBLANK([.L250]); &quot;&quot;; [.K250]*[.L250])">
            <text:p/>
          </table:table-cell>
          <table:table-cell table:formula="of:=IF(ISNUMBER([.AL250]); [.AL250]*0.0035; &quot;&quot;)">
            <text:p/>
          </table:table-cell>
          <table:table-cell table:formula="of:=IF(ISBLANK([.Q250]); &quot;&quot;; [.P250]*[.Q250])">
            <text:p/>
          </table:table-cell>
          <table:table-cell table:formula="of:=IF(ISNUMBER([.AN250]); [.AN250]*0.0035; &quot;&quot;)">
            <text:p/>
          </table:table-cell>
          <table:table-cell table:formula="of:=IF(ISBLANK([.Q250]); &quot;&quot;; SUM([.$S$3:.S250]))">
            <text:p/>
          </table:table-cell>
          <table:table-cell table:formula="of:=IF(ISBLANK([.R250]); &quot;&quot;; SUM([.$T$3:.T250]))">
            <text:p/>
          </table:table-cell>
          <table:table-cell table:formula="of:=IF(OR(ISBLANK([.J250]); ISBLANK([.R250])); &quot;&quot;;ROUND(([.R250]-[.J250])*60*24))">
            <text:p/>
          </table:table-cell>
          <table:table-cell table:number-columns-repeated="20"/>
        </table:table-row>
        <table:table-row table:style-name="ro2">
          <table:table-cell office:value-type="float" office:value="249" calcext:value-type="float">
            <text:p>24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51]=&quot;Long&quot; ; [.L251]-[Overview.$C$4]/[.K251]  ;  IF([.G251]=&quot;Short&quot;; [.L251]+[Overview.$C$4]/[.K251]; &quot;&quot;) ); &quot;&quot;)">
            <text:p/>
          </table:table-cell>
          <table:table-cell table:formula="of:=IFERROR(ABS([.M251]-[.L251])*[.K251]; &quot;&quot;)">
            <text:p/>
          </table:table-cell>
          <table:table-cell table:style-name="ce312" table:formula="of:=IFERROR(  IF([.G251]=&quot;Long&quot;;  [.L251]+[Overview.$C$4]/[.K251]  *  [Overview.$C$6]  ;  IF([.G251]=&quot;Short&quot;   ;  [.L251]-[Overview.$C$4]/[.K251]  * [Overview.$C$6]  ; &quot;&quot;  )  )   ; &quot;&quot;)">
            <text:p/>
          </table:table-cell>
          <table:table-cell table:number-columns-repeated="3"/>
          <table:table-cell table:style-name="ce182" table:formula="of:=IFERROR([.T251]/[.N251]; &quot;&quot;)">
            <text:p/>
          </table:table-cell>
          <table:table-cell table:style-name="ce203" table:formula="of:=IFERROR(   IF( AND( [.G251]=&quot;Long&quot;;   [.P251]=[.K251])  ;  [.K251]*([.Q251]-[.L251])  ;    IF(  AND(  [.G251]=&quot;Short&quot;  ;   [.P251]=[.K251]   )   ;   [.K251]*([.L251]-[.Q251])   ;  &quot;&quot;)) ; &quot;&quot;)">
            <text:p/>
          </table:table-cell>
          <table:table-cell table:style-name="ce215" table:formula="of:=IF(ISNUMBER([.T251]); IF([.T251]&gt;=0; &quot;Win&quot;; &quot;Loss&quot;); &quot;&quot;)">
            <text:p/>
          </table:table-cell>
          <table:table-cell table:style-name="ce220" table:formula="of:=IF(ISNUMBER([.T251]); ROUND(([.R251]-[.J251])*60*24); &quot;&quot;)">
            <text:p/>
          </table:table-cell>
          <table:table-cell table:content-validation-name="val8"/>
          <table:table-cell table:number-columns-repeated="2"/>
          <table:table-cell table:style-name="ce239"/>
          <table:table-cell table:style-name="ce243" table:formula="of:=IFERROR(IF(ISBLANK([.Z251]); &quot;&quot;; IF([.$G251]=&quot;Long&quot;; ([.Z251]-[.$L251])*[.$K251]/[.$N251]; ([.$L251]-[.Z251])*[.$K251]/[.$N251])-[.$S251]); &quot;&quot;)">
            <text:p/>
          </table:table-cell>
          <table:table-cell/>
          <table:table-cell table:style-name="ce243" table:formula="of:=IFERROR(IF(ISBLANK([.AB251]); &quot;&quot;; IF([.$G251]=&quot;Long&quot;; ([.AB251]-[.$L251])*[.$K251]/[.$N251]; ([.$L251]-[.AB251])*[.$K251]/[.$N251])-[.$S251]); &quot;&quot;)">
            <text:p/>
          </table:table-cell>
          <table:table-cell/>
          <table:table-cell table:style-name="ce243" table:formula="of:=IFERROR(IF(ISBLANK([.AD251]); &quot;&quot;; IF([.$G251]=&quot;Long&quot;; ([.AD251]-[.$L251])*[.$K251]/[.$N251]; ([.$L251]-[.AD251])*[.$K251]/[.$N251])-[.$S251]); &quot;&quot;)">
            <text:p/>
          </table:table-cell>
          <table:table-cell table:number-columns-repeated="2"/>
          <table:table-cell table:formula="of:=IF(ISBLANK([.B251]); &quot;&quot;; DAY([.B251]))">
            <text:p/>
          </table:table-cell>
          <table:table-cell table:formula="of:=IF(ISBLANK([.B251]); &quot;&quot;; WEEKDAY([.B251]))">
            <text:p/>
          </table:table-cell>
          <table:table-cell table:formula="of:=IF(ISBLANK([.B251]); &quot;&quot;; WEEKNUM([.B251]))">
            <text:p/>
          </table:table-cell>
          <table:table-cell table:formula="of:=IF(ISBLANK([.B251]); &quot;&quot;; MONTH([.B251]))">
            <text:p/>
          </table:table-cell>
          <table:table-cell table:formula="of:=IF(ISBLANK([.L251]); &quot;&quot;; [.K251]*[.L251])">
            <text:p/>
          </table:table-cell>
          <table:table-cell table:formula="of:=IF(ISNUMBER([.AL251]); [.AL251]*0.0035; &quot;&quot;)">
            <text:p/>
          </table:table-cell>
          <table:table-cell table:formula="of:=IF(ISBLANK([.Q251]); &quot;&quot;; [.P251]*[.Q251])">
            <text:p/>
          </table:table-cell>
          <table:table-cell table:formula="of:=IF(ISNUMBER([.AN251]); [.AN251]*0.0035; &quot;&quot;)">
            <text:p/>
          </table:table-cell>
          <table:table-cell table:formula="of:=IF(ISBLANK([.Q251]); &quot;&quot;; SUM([.$S$3:.S251]))">
            <text:p/>
          </table:table-cell>
          <table:table-cell table:formula="of:=IF(ISBLANK([.R251]); &quot;&quot;; SUM([.$T$3:.T251]))">
            <text:p/>
          </table:table-cell>
          <table:table-cell table:formula="of:=IF(OR(ISBLANK([.J251]); ISBLANK([.R251])); &quot;&quot;;ROUND(([.R251]-[.J251])*60*24))">
            <text:p/>
          </table:table-cell>
          <table:table-cell table:number-columns-repeated="20"/>
        </table:table-row>
        <table:table-row table:style-name="ro2">
          <table:table-cell office:value-type="float" office:value="250" calcext:value-type="float">
            <text:p>25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52]=&quot;Long&quot; ; [.L252]-[Overview.$C$4]/[.K252]  ;  IF([.G252]=&quot;Short&quot;; [.L252]+[Overview.$C$4]/[.K252]; &quot;&quot;) ); &quot;&quot;)">
            <text:p/>
          </table:table-cell>
          <table:table-cell table:formula="of:=IFERROR(ABS([.M252]-[.L252])*[.K252]; &quot;&quot;)">
            <text:p/>
          </table:table-cell>
          <table:table-cell table:style-name="ce312" table:formula="of:=IFERROR(  IF([.G252]=&quot;Long&quot;;  [.L252]+[Overview.$C$4]/[.K252]  *  [Overview.$C$6]  ;  IF([.G252]=&quot;Short&quot;   ;  [.L252]-[Overview.$C$4]/[.K252]  * [Overview.$C$6]  ; &quot;&quot;  )  )   ; &quot;&quot;)">
            <text:p/>
          </table:table-cell>
          <table:table-cell table:number-columns-repeated="3"/>
          <table:table-cell table:style-name="ce182" table:formula="of:=IFERROR([.T252]/[.N252]; &quot;&quot;)">
            <text:p/>
          </table:table-cell>
          <table:table-cell table:style-name="ce203" table:formula="of:=IFERROR(   IF( AND( [.G252]=&quot;Long&quot;;   [.P252]=[.K252])  ;  [.K252]*([.Q252]-[.L252])  ;    IF(  AND(  [.G252]=&quot;Short&quot;  ;   [.P252]=[.K252]   )   ;   [.K252]*([.L252]-[.Q252])   ;  &quot;&quot;)) ; &quot;&quot;)">
            <text:p/>
          </table:table-cell>
          <table:table-cell table:style-name="ce215" table:formula="of:=IF(ISNUMBER([.T252]); IF([.T252]&gt;=0; &quot;Win&quot;; &quot;Loss&quot;); &quot;&quot;)">
            <text:p/>
          </table:table-cell>
          <table:table-cell table:style-name="ce220" table:formula="of:=IF(ISNUMBER([.T252]); ROUND(([.R252]-[.J252])*60*24); &quot;&quot;)">
            <text:p/>
          </table:table-cell>
          <table:table-cell table:content-validation-name="val8"/>
          <table:table-cell table:number-columns-repeated="2"/>
          <table:table-cell table:style-name="ce239"/>
          <table:table-cell table:style-name="ce243" table:formula="of:=IFERROR(IF(ISBLANK([.Z252]); &quot;&quot;; IF([.$G252]=&quot;Long&quot;; ([.Z252]-[.$L252])*[.$K252]/[.$N252]; ([.$L252]-[.Z252])*[.$K252]/[.$N252])-[.$S252]); &quot;&quot;)">
            <text:p/>
          </table:table-cell>
          <table:table-cell/>
          <table:table-cell table:style-name="ce243" table:formula="of:=IFERROR(IF(ISBLANK([.AB252]); &quot;&quot;; IF([.$G252]=&quot;Long&quot;; ([.AB252]-[.$L252])*[.$K252]/[.$N252]; ([.$L252]-[.AB252])*[.$K252]/[.$N252])-[.$S252]); &quot;&quot;)">
            <text:p/>
          </table:table-cell>
          <table:table-cell/>
          <table:table-cell table:style-name="ce243" table:formula="of:=IFERROR(IF(ISBLANK([.AD252]); &quot;&quot;; IF([.$G252]=&quot;Long&quot;; ([.AD252]-[.$L252])*[.$K252]/[.$N252]; ([.$L252]-[.AD252])*[.$K252]/[.$N252])-[.$S252]); &quot;&quot;)">
            <text:p/>
          </table:table-cell>
          <table:table-cell table:number-columns-repeated="2"/>
          <table:table-cell table:formula="of:=IF(ISBLANK([.B252]); &quot;&quot;; DAY([.B252]))">
            <text:p/>
          </table:table-cell>
          <table:table-cell table:formula="of:=IF(ISBLANK([.B252]); &quot;&quot;; WEEKDAY([.B252]))">
            <text:p/>
          </table:table-cell>
          <table:table-cell table:formula="of:=IF(ISBLANK([.B252]); &quot;&quot;; WEEKNUM([.B252]))">
            <text:p/>
          </table:table-cell>
          <table:table-cell table:formula="of:=IF(ISBLANK([.B252]); &quot;&quot;; MONTH([.B252]))">
            <text:p/>
          </table:table-cell>
          <table:table-cell table:formula="of:=IF(ISBLANK([.L252]); &quot;&quot;; [.K252]*[.L252])">
            <text:p/>
          </table:table-cell>
          <table:table-cell table:formula="of:=IF(ISNUMBER([.AL252]); [.AL252]*0.0035; &quot;&quot;)">
            <text:p/>
          </table:table-cell>
          <table:table-cell table:formula="of:=IF(ISBLANK([.Q252]); &quot;&quot;; [.P252]*[.Q252])">
            <text:p/>
          </table:table-cell>
          <table:table-cell table:formula="of:=IF(ISNUMBER([.AN252]); [.AN252]*0.0035; &quot;&quot;)">
            <text:p/>
          </table:table-cell>
          <table:table-cell table:formula="of:=IF(ISBLANK([.Q252]); &quot;&quot;; SUM([.$S$3:.S252]))">
            <text:p/>
          </table:table-cell>
          <table:table-cell table:formula="of:=IF(ISBLANK([.R252]); &quot;&quot;; SUM([.$T$3:.T252]))">
            <text:p/>
          </table:table-cell>
          <table:table-cell table:formula="of:=IF(OR(ISBLANK([.J252]); ISBLANK([.R252])); &quot;&quot;;ROUND(([.R252]-[.J252])*60*24))">
            <text:p/>
          </table:table-cell>
          <table:table-cell table:number-columns-repeated="20"/>
        </table:table-row>
        <table:table-row table:style-name="ro2">
          <table:table-cell office:value-type="float" office:value="251" calcext:value-type="float">
            <text:p>25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53]=&quot;Long&quot; ; [.L253]-[Overview.$C$4]/[.K253]  ;  IF([.G253]=&quot;Short&quot;; [.L253]+[Overview.$C$4]/[.K253]; &quot;&quot;) ); &quot;&quot;)">
            <text:p/>
          </table:table-cell>
          <table:table-cell table:formula="of:=IFERROR(ABS([.M253]-[.L253])*[.K253]; &quot;&quot;)">
            <text:p/>
          </table:table-cell>
          <table:table-cell table:style-name="ce312" table:formula="of:=IFERROR(  IF([.G253]=&quot;Long&quot;;  [.L253]+[Overview.$C$4]/[.K253]  *  [Overview.$C$6]  ;  IF([.G253]=&quot;Short&quot;   ;  [.L253]-[Overview.$C$4]/[.K253]  * [Overview.$C$6]  ; &quot;&quot;  )  )   ; &quot;&quot;)">
            <text:p/>
          </table:table-cell>
          <table:table-cell table:number-columns-repeated="3"/>
          <table:table-cell table:style-name="ce182" table:formula="of:=IFERROR([.T253]/[.N253]; &quot;&quot;)">
            <text:p/>
          </table:table-cell>
          <table:table-cell table:style-name="ce203" table:formula="of:=IFERROR(   IF( AND( [.G253]=&quot;Long&quot;;   [.P253]=[.K253])  ;  [.K253]*([.Q253]-[.L253])  ;    IF(  AND(  [.G253]=&quot;Short&quot;  ;   [.P253]=[.K253]   )   ;   [.K253]*([.L253]-[.Q253])   ;  &quot;&quot;)) ; &quot;&quot;)">
            <text:p/>
          </table:table-cell>
          <table:table-cell table:style-name="ce215" table:formula="of:=IF(ISNUMBER([.T253]); IF([.T253]&gt;=0; &quot;Win&quot;; &quot;Loss&quot;); &quot;&quot;)">
            <text:p/>
          </table:table-cell>
          <table:table-cell table:style-name="ce220" table:formula="of:=IF(ISNUMBER([.T253]); ROUND(([.R253]-[.J253])*60*24); &quot;&quot;)">
            <text:p/>
          </table:table-cell>
          <table:table-cell table:content-validation-name="val8"/>
          <table:table-cell table:number-columns-repeated="2"/>
          <table:table-cell table:style-name="ce239"/>
          <table:table-cell table:style-name="ce243" table:formula="of:=IFERROR(IF(ISBLANK([.Z253]); &quot;&quot;; IF([.$G253]=&quot;Long&quot;; ([.Z253]-[.$L253])*[.$K253]/[.$N253]; ([.$L253]-[.Z253])*[.$K253]/[.$N253])-[.$S253]); &quot;&quot;)">
            <text:p/>
          </table:table-cell>
          <table:table-cell/>
          <table:table-cell table:style-name="ce243" table:formula="of:=IFERROR(IF(ISBLANK([.AB253]); &quot;&quot;; IF([.$G253]=&quot;Long&quot;; ([.AB253]-[.$L253])*[.$K253]/[.$N253]; ([.$L253]-[.AB253])*[.$K253]/[.$N253])-[.$S253]); &quot;&quot;)">
            <text:p/>
          </table:table-cell>
          <table:table-cell/>
          <table:table-cell table:style-name="ce243" table:formula="of:=IFERROR(IF(ISBLANK([.AD253]); &quot;&quot;; IF([.$G253]=&quot;Long&quot;; ([.AD253]-[.$L253])*[.$K253]/[.$N253]; ([.$L253]-[.AD253])*[.$K253]/[.$N253])-[.$S253]); &quot;&quot;)">
            <text:p/>
          </table:table-cell>
          <table:table-cell table:number-columns-repeated="2"/>
          <table:table-cell table:formula="of:=IF(ISBLANK([.B253]); &quot;&quot;; DAY([.B253]))">
            <text:p/>
          </table:table-cell>
          <table:table-cell table:formula="of:=IF(ISBLANK([.B253]); &quot;&quot;; WEEKDAY([.B253]))">
            <text:p/>
          </table:table-cell>
          <table:table-cell table:formula="of:=IF(ISBLANK([.B253]); &quot;&quot;; WEEKNUM([.B253]))">
            <text:p/>
          </table:table-cell>
          <table:table-cell table:formula="of:=IF(ISBLANK([.B253]); &quot;&quot;; MONTH([.B253]))">
            <text:p/>
          </table:table-cell>
          <table:table-cell table:formula="of:=IF(ISBLANK([.L253]); &quot;&quot;; [.K253]*[.L253])">
            <text:p/>
          </table:table-cell>
          <table:table-cell table:formula="of:=IF(ISNUMBER([.AL253]); [.AL253]*0.0035; &quot;&quot;)">
            <text:p/>
          </table:table-cell>
          <table:table-cell table:formula="of:=IF(ISBLANK([.Q253]); &quot;&quot;; [.P253]*[.Q253])">
            <text:p/>
          </table:table-cell>
          <table:table-cell table:formula="of:=IF(ISNUMBER([.AN253]); [.AN253]*0.0035; &quot;&quot;)">
            <text:p/>
          </table:table-cell>
          <table:table-cell table:formula="of:=IF(ISBLANK([.Q253]); &quot;&quot;; SUM([.$S$3:.S253]))">
            <text:p/>
          </table:table-cell>
          <table:table-cell table:formula="of:=IF(ISBLANK([.R253]); &quot;&quot;; SUM([.$T$3:.T253]))">
            <text:p/>
          </table:table-cell>
          <table:table-cell table:formula="of:=IF(OR(ISBLANK([.J253]); ISBLANK([.R253])); &quot;&quot;;ROUND(([.R253]-[.J253])*60*24))">
            <text:p/>
          </table:table-cell>
          <table:table-cell table:number-columns-repeated="20"/>
        </table:table-row>
        <table:table-row table:style-name="ro2">
          <table:table-cell office:value-type="float" office:value="252" calcext:value-type="float">
            <text:p>25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54]=&quot;Long&quot; ; [.L254]-[Overview.$C$4]/[.K254]  ;  IF([.G254]=&quot;Short&quot;; [.L254]+[Overview.$C$4]/[.K254]; &quot;&quot;) ); &quot;&quot;)">
            <text:p/>
          </table:table-cell>
          <table:table-cell table:formula="of:=IFERROR(ABS([.M254]-[.L254])*[.K254]; &quot;&quot;)">
            <text:p/>
          </table:table-cell>
          <table:table-cell table:style-name="ce312" table:formula="of:=IFERROR(  IF([.G254]=&quot;Long&quot;;  [.L254]+[Overview.$C$4]/[.K254]  *  [Overview.$C$6]  ;  IF([.G254]=&quot;Short&quot;   ;  [.L254]-[Overview.$C$4]/[.K254]  * [Overview.$C$6]  ; &quot;&quot;  )  )   ; &quot;&quot;)">
            <text:p/>
          </table:table-cell>
          <table:table-cell table:number-columns-repeated="3"/>
          <table:table-cell table:style-name="ce182" table:formula="of:=IFERROR([.T254]/[.N254]; &quot;&quot;)">
            <text:p/>
          </table:table-cell>
          <table:table-cell table:style-name="ce203" table:formula="of:=IFERROR(   IF( AND( [.G254]=&quot;Long&quot;;   [.P254]=[.K254])  ;  [.K254]*([.Q254]-[.L254])  ;    IF(  AND(  [.G254]=&quot;Short&quot;  ;   [.P254]=[.K254]   )   ;   [.K254]*([.L254]-[.Q254])   ;  &quot;&quot;)) ; &quot;&quot;)">
            <text:p/>
          </table:table-cell>
          <table:table-cell table:style-name="ce215" table:formula="of:=IF(ISNUMBER([.T254]); IF([.T254]&gt;=0; &quot;Win&quot;; &quot;Loss&quot;); &quot;&quot;)">
            <text:p/>
          </table:table-cell>
          <table:table-cell table:style-name="ce220" table:formula="of:=IF(ISNUMBER([.T254]); ROUND(([.R254]-[.J254])*60*24); &quot;&quot;)">
            <text:p/>
          </table:table-cell>
          <table:table-cell table:content-validation-name="val8"/>
          <table:table-cell table:number-columns-repeated="2"/>
          <table:table-cell table:style-name="ce239"/>
          <table:table-cell table:style-name="ce243" table:formula="of:=IFERROR(IF(ISBLANK([.Z254]); &quot;&quot;; IF([.$G254]=&quot;Long&quot;; ([.Z254]-[.$L254])*[.$K254]/[.$N254]; ([.$L254]-[.Z254])*[.$K254]/[.$N254])-[.$S254]); &quot;&quot;)">
            <text:p/>
          </table:table-cell>
          <table:table-cell/>
          <table:table-cell table:style-name="ce243" table:formula="of:=IFERROR(IF(ISBLANK([.AB254]); &quot;&quot;; IF([.$G254]=&quot;Long&quot;; ([.AB254]-[.$L254])*[.$K254]/[.$N254]; ([.$L254]-[.AB254])*[.$K254]/[.$N254])-[.$S254]); &quot;&quot;)">
            <text:p/>
          </table:table-cell>
          <table:table-cell/>
          <table:table-cell table:style-name="ce243" table:formula="of:=IFERROR(IF(ISBLANK([.AD254]); &quot;&quot;; IF([.$G254]=&quot;Long&quot;; ([.AD254]-[.$L254])*[.$K254]/[.$N254]; ([.$L254]-[.AD254])*[.$K254]/[.$N254])-[.$S254]); &quot;&quot;)">
            <text:p/>
          </table:table-cell>
          <table:table-cell table:number-columns-repeated="2"/>
          <table:table-cell table:formula="of:=IF(ISBLANK([.B254]); &quot;&quot;; DAY([.B254]))">
            <text:p/>
          </table:table-cell>
          <table:table-cell table:formula="of:=IF(ISBLANK([.B254]); &quot;&quot;; WEEKDAY([.B254]))">
            <text:p/>
          </table:table-cell>
          <table:table-cell table:formula="of:=IF(ISBLANK([.B254]); &quot;&quot;; WEEKNUM([.B254]))">
            <text:p/>
          </table:table-cell>
          <table:table-cell table:formula="of:=IF(ISBLANK([.B254]); &quot;&quot;; MONTH([.B254]))">
            <text:p/>
          </table:table-cell>
          <table:table-cell table:formula="of:=IF(ISBLANK([.L254]); &quot;&quot;; [.K254]*[.L254])">
            <text:p/>
          </table:table-cell>
          <table:table-cell table:formula="of:=IF(ISNUMBER([.AL254]); [.AL254]*0.0035; &quot;&quot;)">
            <text:p/>
          </table:table-cell>
          <table:table-cell table:formula="of:=IF(ISBLANK([.Q254]); &quot;&quot;; [.P254]*[.Q254])">
            <text:p/>
          </table:table-cell>
          <table:table-cell table:formula="of:=IF(ISNUMBER([.AN254]); [.AN254]*0.0035; &quot;&quot;)">
            <text:p/>
          </table:table-cell>
          <table:table-cell table:formula="of:=IF(ISBLANK([.Q254]); &quot;&quot;; SUM([.$S$3:.S254]))">
            <text:p/>
          </table:table-cell>
          <table:table-cell table:formula="of:=IF(ISBLANK([.R254]); &quot;&quot;; SUM([.$T$3:.T254]))">
            <text:p/>
          </table:table-cell>
          <table:table-cell table:formula="of:=IF(OR(ISBLANK([.J254]); ISBLANK([.R254])); &quot;&quot;;ROUND(([.R254]-[.J254])*60*24))">
            <text:p/>
          </table:table-cell>
          <table:table-cell table:number-columns-repeated="20"/>
        </table:table-row>
        <table:table-row table:style-name="ro2">
          <table:table-cell office:value-type="float" office:value="253" calcext:value-type="float">
            <text:p>25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55]=&quot;Long&quot; ; [.L255]-[Overview.$C$4]/[.K255]  ;  IF([.G255]=&quot;Short&quot;; [.L255]+[Overview.$C$4]/[.K255]; &quot;&quot;) ); &quot;&quot;)">
            <text:p/>
          </table:table-cell>
          <table:table-cell table:formula="of:=IFERROR(ABS([.M255]-[.L255])*[.K255]; &quot;&quot;)">
            <text:p/>
          </table:table-cell>
          <table:table-cell table:style-name="ce312" table:formula="of:=IFERROR(  IF([.G255]=&quot;Long&quot;;  [.L255]+[Overview.$C$4]/[.K255]  *  [Overview.$C$6]  ;  IF([.G255]=&quot;Short&quot;   ;  [.L255]-[Overview.$C$4]/[.K255]  * [Overview.$C$6]  ; &quot;&quot;  )  )   ; &quot;&quot;)">
            <text:p/>
          </table:table-cell>
          <table:table-cell table:number-columns-repeated="3"/>
          <table:table-cell table:style-name="ce182" table:formula="of:=IFERROR([.T255]/[.N255]; &quot;&quot;)">
            <text:p/>
          </table:table-cell>
          <table:table-cell table:style-name="ce203" table:formula="of:=IFERROR(   IF( AND( [.G255]=&quot;Long&quot;;   [.P255]=[.K255])  ;  [.K255]*([.Q255]-[.L255])  ;    IF(  AND(  [.G255]=&quot;Short&quot;  ;   [.P255]=[.K255]   )   ;   [.K255]*([.L255]-[.Q255])   ;  &quot;&quot;)) ; &quot;&quot;)">
            <text:p/>
          </table:table-cell>
          <table:table-cell table:style-name="ce215" table:formula="of:=IF(ISNUMBER([.T255]); IF([.T255]&gt;=0; &quot;Win&quot;; &quot;Loss&quot;); &quot;&quot;)">
            <text:p/>
          </table:table-cell>
          <table:table-cell table:style-name="ce220" table:formula="of:=IF(ISNUMBER([.T255]); ROUND(([.R255]-[.J255])*60*24); &quot;&quot;)">
            <text:p/>
          </table:table-cell>
          <table:table-cell table:content-validation-name="val8"/>
          <table:table-cell table:number-columns-repeated="2"/>
          <table:table-cell table:style-name="ce239"/>
          <table:table-cell table:style-name="ce243" table:formula="of:=IFERROR(IF(ISBLANK([.Z255]); &quot;&quot;; IF([.$G255]=&quot;Long&quot;; ([.Z255]-[.$L255])*[.$K255]/[.$N255]; ([.$L255]-[.Z255])*[.$K255]/[.$N255])-[.$S255]); &quot;&quot;)">
            <text:p/>
          </table:table-cell>
          <table:table-cell/>
          <table:table-cell table:style-name="ce243" table:formula="of:=IFERROR(IF(ISBLANK([.AB255]); &quot;&quot;; IF([.$G255]=&quot;Long&quot;; ([.AB255]-[.$L255])*[.$K255]/[.$N255]; ([.$L255]-[.AB255])*[.$K255]/[.$N255])-[.$S255]); &quot;&quot;)">
            <text:p/>
          </table:table-cell>
          <table:table-cell/>
          <table:table-cell table:style-name="ce243" table:formula="of:=IFERROR(IF(ISBLANK([.AD255]); &quot;&quot;; IF([.$G255]=&quot;Long&quot;; ([.AD255]-[.$L255])*[.$K255]/[.$N255]; ([.$L255]-[.AD255])*[.$K255]/[.$N255])-[.$S255]); &quot;&quot;)">
            <text:p/>
          </table:table-cell>
          <table:table-cell table:number-columns-repeated="2"/>
          <table:table-cell table:formula="of:=IF(ISBLANK([.B255]); &quot;&quot;; DAY([.B255]))">
            <text:p/>
          </table:table-cell>
          <table:table-cell table:formula="of:=IF(ISBLANK([.B255]); &quot;&quot;; WEEKDAY([.B255]))">
            <text:p/>
          </table:table-cell>
          <table:table-cell table:formula="of:=IF(ISBLANK([.B255]); &quot;&quot;; WEEKNUM([.B255]))">
            <text:p/>
          </table:table-cell>
          <table:table-cell table:formula="of:=IF(ISBLANK([.B255]); &quot;&quot;; MONTH([.B255]))">
            <text:p/>
          </table:table-cell>
          <table:table-cell table:formula="of:=IF(ISBLANK([.L255]); &quot;&quot;; [.K255]*[.L255])">
            <text:p/>
          </table:table-cell>
          <table:table-cell table:formula="of:=IF(ISNUMBER([.AL255]); [.AL255]*0.0035; &quot;&quot;)">
            <text:p/>
          </table:table-cell>
          <table:table-cell table:formula="of:=IF(ISBLANK([.Q255]); &quot;&quot;; [.P255]*[.Q255])">
            <text:p/>
          </table:table-cell>
          <table:table-cell table:formula="of:=IF(ISNUMBER([.AN255]); [.AN255]*0.0035; &quot;&quot;)">
            <text:p/>
          </table:table-cell>
          <table:table-cell table:formula="of:=IF(ISBLANK([.Q255]); &quot;&quot;; SUM([.$S$3:.S255]))">
            <text:p/>
          </table:table-cell>
          <table:table-cell table:formula="of:=IF(ISBLANK([.R255]); &quot;&quot;; SUM([.$T$3:.T255]))">
            <text:p/>
          </table:table-cell>
          <table:table-cell table:formula="of:=IF(OR(ISBLANK([.J255]); ISBLANK([.R255])); &quot;&quot;;ROUND(([.R255]-[.J255])*60*24))">
            <text:p/>
          </table:table-cell>
          <table:table-cell table:number-columns-repeated="20"/>
        </table:table-row>
        <table:table-row table:style-name="ro2">
          <table:table-cell office:value-type="float" office:value="254" calcext:value-type="float">
            <text:p>25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56]=&quot;Long&quot; ; [.L256]-[Overview.$C$4]/[.K256]  ;  IF([.G256]=&quot;Short&quot;; [.L256]+[Overview.$C$4]/[.K256]; &quot;&quot;) ); &quot;&quot;)">
            <text:p/>
          </table:table-cell>
          <table:table-cell table:formula="of:=IFERROR(ABS([.M256]-[.L256])*[.K256]; &quot;&quot;)">
            <text:p/>
          </table:table-cell>
          <table:table-cell table:style-name="ce312" table:formula="of:=IFERROR(  IF([.G256]=&quot;Long&quot;;  [.L256]+[Overview.$C$4]/[.K256]  *  [Overview.$C$6]  ;  IF([.G256]=&quot;Short&quot;   ;  [.L256]-[Overview.$C$4]/[.K256]  * [Overview.$C$6]  ; &quot;&quot;  )  )   ; &quot;&quot;)">
            <text:p/>
          </table:table-cell>
          <table:table-cell table:number-columns-repeated="3"/>
          <table:table-cell table:style-name="ce182" table:formula="of:=IFERROR([.T256]/[.N256]; &quot;&quot;)">
            <text:p/>
          </table:table-cell>
          <table:table-cell table:style-name="ce203" table:formula="of:=IFERROR(   IF( AND( [.G256]=&quot;Long&quot;;   [.P256]=[.K256])  ;  [.K256]*([.Q256]-[.L256])  ;    IF(  AND(  [.G256]=&quot;Short&quot;  ;   [.P256]=[.K256]   )   ;   [.K256]*([.L256]-[.Q256])   ;  &quot;&quot;)) ; &quot;&quot;)">
            <text:p/>
          </table:table-cell>
          <table:table-cell table:style-name="ce215" table:formula="of:=IF(ISNUMBER([.T256]); IF([.T256]&gt;=0; &quot;Win&quot;; &quot;Loss&quot;); &quot;&quot;)">
            <text:p/>
          </table:table-cell>
          <table:table-cell table:style-name="ce220" table:formula="of:=IF(ISNUMBER([.T256]); ROUND(([.R256]-[.J256])*60*24); &quot;&quot;)">
            <text:p/>
          </table:table-cell>
          <table:table-cell table:content-validation-name="val8"/>
          <table:table-cell table:number-columns-repeated="2"/>
          <table:table-cell table:style-name="ce239"/>
          <table:table-cell table:style-name="ce243" table:formula="of:=IFERROR(IF(ISBLANK([.Z256]); &quot;&quot;; IF([.$G256]=&quot;Long&quot;; ([.Z256]-[.$L256])*[.$K256]/[.$N256]; ([.$L256]-[.Z256])*[.$K256]/[.$N256])-[.$S256]); &quot;&quot;)">
            <text:p/>
          </table:table-cell>
          <table:table-cell/>
          <table:table-cell table:style-name="ce243" table:formula="of:=IFERROR(IF(ISBLANK([.AB256]); &quot;&quot;; IF([.$G256]=&quot;Long&quot;; ([.AB256]-[.$L256])*[.$K256]/[.$N256]; ([.$L256]-[.AB256])*[.$K256]/[.$N256])-[.$S256]); &quot;&quot;)">
            <text:p/>
          </table:table-cell>
          <table:table-cell/>
          <table:table-cell table:style-name="ce243" table:formula="of:=IFERROR(IF(ISBLANK([.AD256]); &quot;&quot;; IF([.$G256]=&quot;Long&quot;; ([.AD256]-[.$L256])*[.$K256]/[.$N256]; ([.$L256]-[.AD256])*[.$K256]/[.$N256])-[.$S256]); &quot;&quot;)">
            <text:p/>
          </table:table-cell>
          <table:table-cell table:number-columns-repeated="2"/>
          <table:table-cell table:formula="of:=IF(ISBLANK([.B256]); &quot;&quot;; DAY([.B256]))">
            <text:p/>
          </table:table-cell>
          <table:table-cell table:formula="of:=IF(ISBLANK([.B256]); &quot;&quot;; WEEKDAY([.B256]))">
            <text:p/>
          </table:table-cell>
          <table:table-cell table:formula="of:=IF(ISBLANK([.B256]); &quot;&quot;; WEEKNUM([.B256]))">
            <text:p/>
          </table:table-cell>
          <table:table-cell table:formula="of:=IF(ISBLANK([.B256]); &quot;&quot;; MONTH([.B256]))">
            <text:p/>
          </table:table-cell>
          <table:table-cell table:formula="of:=IF(ISBLANK([.L256]); &quot;&quot;; [.K256]*[.L256])">
            <text:p/>
          </table:table-cell>
          <table:table-cell table:formula="of:=IF(ISNUMBER([.AL256]); [.AL256]*0.0035; &quot;&quot;)">
            <text:p/>
          </table:table-cell>
          <table:table-cell table:formula="of:=IF(ISBLANK([.Q256]); &quot;&quot;; [.P256]*[.Q256])">
            <text:p/>
          </table:table-cell>
          <table:table-cell table:formula="of:=IF(ISNUMBER([.AN256]); [.AN256]*0.0035; &quot;&quot;)">
            <text:p/>
          </table:table-cell>
          <table:table-cell table:formula="of:=IF(ISBLANK([.Q256]); &quot;&quot;; SUM([.$S$3:.S256]))">
            <text:p/>
          </table:table-cell>
          <table:table-cell table:formula="of:=IF(ISBLANK([.R256]); &quot;&quot;; SUM([.$T$3:.T256]))">
            <text:p/>
          </table:table-cell>
          <table:table-cell table:formula="of:=IF(OR(ISBLANK([.J256]); ISBLANK([.R256])); &quot;&quot;;ROUND(([.R256]-[.J256])*60*24))">
            <text:p/>
          </table:table-cell>
          <table:table-cell table:number-columns-repeated="20"/>
        </table:table-row>
        <table:table-row table:style-name="ro2">
          <table:table-cell office:value-type="float" office:value="255" calcext:value-type="float">
            <text:p>25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57]=&quot;Long&quot; ; [.L257]-[Overview.$C$4]/[.K257]  ;  IF([.G257]=&quot;Short&quot;; [.L257]+[Overview.$C$4]/[.K257]; &quot;&quot;) ); &quot;&quot;)">
            <text:p/>
          </table:table-cell>
          <table:table-cell table:formula="of:=IFERROR(ABS([.M257]-[.L257])*[.K257]; &quot;&quot;)">
            <text:p/>
          </table:table-cell>
          <table:table-cell table:style-name="ce312" table:formula="of:=IFERROR(  IF([.G257]=&quot;Long&quot;;  [.L257]+[Overview.$C$4]/[.K257]  *  [Overview.$C$6]  ;  IF([.G257]=&quot;Short&quot;   ;  [.L257]-[Overview.$C$4]/[.K257]  * [Overview.$C$6]  ; &quot;&quot;  )  )   ; &quot;&quot;)">
            <text:p/>
          </table:table-cell>
          <table:table-cell table:number-columns-repeated="3"/>
          <table:table-cell table:style-name="ce182" table:formula="of:=IFERROR([.T257]/[.N257]; &quot;&quot;)">
            <text:p/>
          </table:table-cell>
          <table:table-cell table:style-name="ce203" table:formula="of:=IFERROR(   IF( AND( [.G257]=&quot;Long&quot;;   [.P257]=[.K257])  ;  [.K257]*([.Q257]-[.L257])  ;    IF(  AND(  [.G257]=&quot;Short&quot;  ;   [.P257]=[.K257]   )   ;   [.K257]*([.L257]-[.Q257])   ;  &quot;&quot;)) ; &quot;&quot;)">
            <text:p/>
          </table:table-cell>
          <table:table-cell table:style-name="ce215" table:formula="of:=IF(ISNUMBER([.T257]); IF([.T257]&gt;=0; &quot;Win&quot;; &quot;Loss&quot;); &quot;&quot;)">
            <text:p/>
          </table:table-cell>
          <table:table-cell table:style-name="ce220" table:formula="of:=IF(ISNUMBER([.T257]); ROUND(([.R257]-[.J257])*60*24); &quot;&quot;)">
            <text:p/>
          </table:table-cell>
          <table:table-cell table:content-validation-name="val8"/>
          <table:table-cell table:number-columns-repeated="2"/>
          <table:table-cell table:style-name="ce239"/>
          <table:table-cell table:style-name="ce243" table:formula="of:=IFERROR(IF(ISBLANK([.Z257]); &quot;&quot;; IF([.$G257]=&quot;Long&quot;; ([.Z257]-[.$L257])*[.$K257]/[.$N257]; ([.$L257]-[.Z257])*[.$K257]/[.$N257])-[.$S257]); &quot;&quot;)">
            <text:p/>
          </table:table-cell>
          <table:table-cell/>
          <table:table-cell table:style-name="ce243" table:formula="of:=IFERROR(IF(ISBLANK([.AB257]); &quot;&quot;; IF([.$G257]=&quot;Long&quot;; ([.AB257]-[.$L257])*[.$K257]/[.$N257]; ([.$L257]-[.AB257])*[.$K257]/[.$N257])-[.$S257]); &quot;&quot;)">
            <text:p/>
          </table:table-cell>
          <table:table-cell/>
          <table:table-cell table:style-name="ce243" table:formula="of:=IFERROR(IF(ISBLANK([.AD257]); &quot;&quot;; IF([.$G257]=&quot;Long&quot;; ([.AD257]-[.$L257])*[.$K257]/[.$N257]; ([.$L257]-[.AD257])*[.$K257]/[.$N257])-[.$S257]); &quot;&quot;)">
            <text:p/>
          </table:table-cell>
          <table:table-cell table:number-columns-repeated="2"/>
          <table:table-cell table:formula="of:=IF(ISBLANK([.B257]); &quot;&quot;; DAY([.B257]))">
            <text:p/>
          </table:table-cell>
          <table:table-cell table:formula="of:=IF(ISBLANK([.B257]); &quot;&quot;; WEEKDAY([.B257]))">
            <text:p/>
          </table:table-cell>
          <table:table-cell table:formula="of:=IF(ISBLANK([.B257]); &quot;&quot;; WEEKNUM([.B257]))">
            <text:p/>
          </table:table-cell>
          <table:table-cell table:formula="of:=IF(ISBLANK([.B257]); &quot;&quot;; MONTH([.B257]))">
            <text:p/>
          </table:table-cell>
          <table:table-cell table:formula="of:=IF(ISBLANK([.L257]); &quot;&quot;; [.K257]*[.L257])">
            <text:p/>
          </table:table-cell>
          <table:table-cell table:formula="of:=IF(ISNUMBER([.AL257]); [.AL257]*0.0035; &quot;&quot;)">
            <text:p/>
          </table:table-cell>
          <table:table-cell table:formula="of:=IF(ISBLANK([.Q257]); &quot;&quot;; [.P257]*[.Q257])">
            <text:p/>
          </table:table-cell>
          <table:table-cell table:formula="of:=IF(ISNUMBER([.AN257]); [.AN257]*0.0035; &quot;&quot;)">
            <text:p/>
          </table:table-cell>
          <table:table-cell table:formula="of:=IF(ISBLANK([.Q257]); &quot;&quot;; SUM([.$S$3:.S257]))">
            <text:p/>
          </table:table-cell>
          <table:table-cell table:formula="of:=IF(ISBLANK([.R257]); &quot;&quot;; SUM([.$T$3:.T257]))">
            <text:p/>
          </table:table-cell>
          <table:table-cell table:formula="of:=IF(OR(ISBLANK([.J257]); ISBLANK([.R257])); &quot;&quot;;ROUND(([.R257]-[.J257])*60*24))">
            <text:p/>
          </table:table-cell>
          <table:table-cell table:number-columns-repeated="20"/>
        </table:table-row>
        <table:table-row table:style-name="ro2">
          <table:table-cell office:value-type="float" office:value="256" calcext:value-type="float">
            <text:p>25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58]=&quot;Long&quot; ; [.L258]-[Overview.$C$4]/[.K258]  ;  IF([.G258]=&quot;Short&quot;; [.L258]+[Overview.$C$4]/[.K258]; &quot;&quot;) ); &quot;&quot;)">
            <text:p/>
          </table:table-cell>
          <table:table-cell table:formula="of:=IFERROR(ABS([.M258]-[.L258])*[.K258]; &quot;&quot;)">
            <text:p/>
          </table:table-cell>
          <table:table-cell table:style-name="ce312" table:formula="of:=IFERROR(  IF([.G258]=&quot;Long&quot;;  [.L258]+[Overview.$C$4]/[.K258]  *  [Overview.$C$6]  ;  IF([.G258]=&quot;Short&quot;   ;  [.L258]-[Overview.$C$4]/[.K258]  * [Overview.$C$6]  ; &quot;&quot;  )  )   ; &quot;&quot;)">
            <text:p/>
          </table:table-cell>
          <table:table-cell table:number-columns-repeated="3"/>
          <table:table-cell table:style-name="ce182" table:formula="of:=IFERROR([.T258]/[.N258]; &quot;&quot;)">
            <text:p/>
          </table:table-cell>
          <table:table-cell table:style-name="ce203" table:formula="of:=IFERROR(   IF( AND( [.G258]=&quot;Long&quot;;   [.P258]=[.K258])  ;  [.K258]*([.Q258]-[.L258])  ;    IF(  AND(  [.G258]=&quot;Short&quot;  ;   [.P258]=[.K258]   )   ;   [.K258]*([.L258]-[.Q258])   ;  &quot;&quot;)) ; &quot;&quot;)">
            <text:p/>
          </table:table-cell>
          <table:table-cell table:style-name="ce215" table:formula="of:=IF(ISNUMBER([.T258]); IF([.T258]&gt;=0; &quot;Win&quot;; &quot;Loss&quot;); &quot;&quot;)">
            <text:p/>
          </table:table-cell>
          <table:table-cell table:style-name="ce220" table:formula="of:=IF(ISNUMBER([.T258]); ROUND(([.R258]-[.J258])*60*24); &quot;&quot;)">
            <text:p/>
          </table:table-cell>
          <table:table-cell table:content-validation-name="val8"/>
          <table:table-cell table:number-columns-repeated="2"/>
          <table:table-cell table:style-name="ce239"/>
          <table:table-cell table:style-name="ce243" table:formula="of:=IFERROR(IF(ISBLANK([.Z258]); &quot;&quot;; IF([.$G258]=&quot;Long&quot;; ([.Z258]-[.$L258])*[.$K258]/[.$N258]; ([.$L258]-[.Z258])*[.$K258]/[.$N258])-[.$S258]); &quot;&quot;)">
            <text:p/>
          </table:table-cell>
          <table:table-cell/>
          <table:table-cell table:style-name="ce243" table:formula="of:=IFERROR(IF(ISBLANK([.AB258]); &quot;&quot;; IF([.$G258]=&quot;Long&quot;; ([.AB258]-[.$L258])*[.$K258]/[.$N258]; ([.$L258]-[.AB258])*[.$K258]/[.$N258])-[.$S258]); &quot;&quot;)">
            <text:p/>
          </table:table-cell>
          <table:table-cell/>
          <table:table-cell table:style-name="ce243" table:formula="of:=IFERROR(IF(ISBLANK([.AD258]); &quot;&quot;; IF([.$G258]=&quot;Long&quot;; ([.AD258]-[.$L258])*[.$K258]/[.$N258]; ([.$L258]-[.AD258])*[.$K258]/[.$N258])-[.$S258]); &quot;&quot;)">
            <text:p/>
          </table:table-cell>
          <table:table-cell table:number-columns-repeated="2"/>
          <table:table-cell table:formula="of:=IF(ISBLANK([.B258]); &quot;&quot;; DAY([.B258]))">
            <text:p/>
          </table:table-cell>
          <table:table-cell table:formula="of:=IF(ISBLANK([.B258]); &quot;&quot;; WEEKDAY([.B258]))">
            <text:p/>
          </table:table-cell>
          <table:table-cell table:formula="of:=IF(ISBLANK([.B258]); &quot;&quot;; WEEKNUM([.B258]))">
            <text:p/>
          </table:table-cell>
          <table:table-cell table:formula="of:=IF(ISBLANK([.B258]); &quot;&quot;; MONTH([.B258]))">
            <text:p/>
          </table:table-cell>
          <table:table-cell table:formula="of:=IF(ISBLANK([.L258]); &quot;&quot;; [.K258]*[.L258])">
            <text:p/>
          </table:table-cell>
          <table:table-cell table:formula="of:=IF(ISNUMBER([.AL258]); [.AL258]*0.0035; &quot;&quot;)">
            <text:p/>
          </table:table-cell>
          <table:table-cell table:formula="of:=IF(ISBLANK([.Q258]); &quot;&quot;; [.P258]*[.Q258])">
            <text:p/>
          </table:table-cell>
          <table:table-cell table:formula="of:=IF(ISNUMBER([.AN258]); [.AN258]*0.0035; &quot;&quot;)">
            <text:p/>
          </table:table-cell>
          <table:table-cell table:formula="of:=IF(ISBLANK([.Q258]); &quot;&quot;; SUM([.$S$3:.S258]))">
            <text:p/>
          </table:table-cell>
          <table:table-cell table:formula="of:=IF(ISBLANK([.R258]); &quot;&quot;; SUM([.$T$3:.T258]))">
            <text:p/>
          </table:table-cell>
          <table:table-cell table:formula="of:=IF(OR(ISBLANK([.J258]); ISBLANK([.R258])); &quot;&quot;;ROUND(([.R258]-[.J258])*60*24))">
            <text:p/>
          </table:table-cell>
          <table:table-cell table:number-columns-repeated="20"/>
        </table:table-row>
        <table:table-row table:style-name="ro2">
          <table:table-cell office:value-type="float" office:value="257" calcext:value-type="float">
            <text:p>25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59]=&quot;Long&quot; ; [.L259]-[Overview.$C$4]/[.K259]  ;  IF([.G259]=&quot;Short&quot;; [.L259]+[Overview.$C$4]/[.K259]; &quot;&quot;) ); &quot;&quot;)">
            <text:p/>
          </table:table-cell>
          <table:table-cell table:formula="of:=IFERROR(ABS([.M259]-[.L259])*[.K259]; &quot;&quot;)">
            <text:p/>
          </table:table-cell>
          <table:table-cell table:style-name="ce312" table:formula="of:=IFERROR(  IF([.G259]=&quot;Long&quot;;  [.L259]+[Overview.$C$4]/[.K259]  *  [Overview.$C$6]  ;  IF([.G259]=&quot;Short&quot;   ;  [.L259]-[Overview.$C$4]/[.K259]  * [Overview.$C$6]  ; &quot;&quot;  )  )   ; &quot;&quot;)">
            <text:p/>
          </table:table-cell>
          <table:table-cell table:number-columns-repeated="3"/>
          <table:table-cell table:style-name="ce182" table:formula="of:=IFERROR([.T259]/[.N259]; &quot;&quot;)">
            <text:p/>
          </table:table-cell>
          <table:table-cell table:style-name="ce203" table:formula="of:=IFERROR(   IF( AND( [.G259]=&quot;Long&quot;;   [.P259]=[.K259])  ;  [.K259]*([.Q259]-[.L259])  ;    IF(  AND(  [.G259]=&quot;Short&quot;  ;   [.P259]=[.K259]   )   ;   [.K259]*([.L259]-[.Q259])   ;  &quot;&quot;)) ; &quot;&quot;)">
            <text:p/>
          </table:table-cell>
          <table:table-cell table:style-name="ce215" table:formula="of:=IF(ISNUMBER([.T259]); IF([.T259]&gt;=0; &quot;Win&quot;; &quot;Loss&quot;); &quot;&quot;)">
            <text:p/>
          </table:table-cell>
          <table:table-cell table:style-name="ce220" table:formula="of:=IF(ISNUMBER([.T259]); ROUND(([.R259]-[.J259])*60*24); &quot;&quot;)">
            <text:p/>
          </table:table-cell>
          <table:table-cell table:content-validation-name="val8"/>
          <table:table-cell table:number-columns-repeated="2"/>
          <table:table-cell table:style-name="ce239"/>
          <table:table-cell table:style-name="ce243" table:formula="of:=IFERROR(IF(ISBLANK([.Z259]); &quot;&quot;; IF([.$G259]=&quot;Long&quot;; ([.Z259]-[.$L259])*[.$K259]/[.$N259]; ([.$L259]-[.Z259])*[.$K259]/[.$N259])-[.$S259]); &quot;&quot;)">
            <text:p/>
          </table:table-cell>
          <table:table-cell/>
          <table:table-cell table:style-name="ce243" table:formula="of:=IFERROR(IF(ISBLANK([.AB259]); &quot;&quot;; IF([.$G259]=&quot;Long&quot;; ([.AB259]-[.$L259])*[.$K259]/[.$N259]; ([.$L259]-[.AB259])*[.$K259]/[.$N259])-[.$S259]); &quot;&quot;)">
            <text:p/>
          </table:table-cell>
          <table:table-cell/>
          <table:table-cell table:style-name="ce243" table:formula="of:=IFERROR(IF(ISBLANK([.AD259]); &quot;&quot;; IF([.$G259]=&quot;Long&quot;; ([.AD259]-[.$L259])*[.$K259]/[.$N259]; ([.$L259]-[.AD259])*[.$K259]/[.$N259])-[.$S259]); &quot;&quot;)">
            <text:p/>
          </table:table-cell>
          <table:table-cell table:number-columns-repeated="2"/>
          <table:table-cell table:formula="of:=IF(ISBLANK([.B259]); &quot;&quot;; DAY([.B259]))">
            <text:p/>
          </table:table-cell>
          <table:table-cell table:formula="of:=IF(ISBLANK([.B259]); &quot;&quot;; WEEKDAY([.B259]))">
            <text:p/>
          </table:table-cell>
          <table:table-cell table:formula="of:=IF(ISBLANK([.B259]); &quot;&quot;; WEEKNUM([.B259]))">
            <text:p/>
          </table:table-cell>
          <table:table-cell table:formula="of:=IF(ISBLANK([.B259]); &quot;&quot;; MONTH([.B259]))">
            <text:p/>
          </table:table-cell>
          <table:table-cell table:formula="of:=IF(ISBLANK([.L259]); &quot;&quot;; [.K259]*[.L259])">
            <text:p/>
          </table:table-cell>
          <table:table-cell table:formula="of:=IF(ISNUMBER([.AL259]); [.AL259]*0.0035; &quot;&quot;)">
            <text:p/>
          </table:table-cell>
          <table:table-cell table:formula="of:=IF(ISBLANK([.Q259]); &quot;&quot;; [.P259]*[.Q259])">
            <text:p/>
          </table:table-cell>
          <table:table-cell table:formula="of:=IF(ISNUMBER([.AN259]); [.AN259]*0.0035; &quot;&quot;)">
            <text:p/>
          </table:table-cell>
          <table:table-cell table:formula="of:=IF(ISBLANK([.Q259]); &quot;&quot;; SUM([.$S$3:.S259]))">
            <text:p/>
          </table:table-cell>
          <table:table-cell table:formula="of:=IF(ISBLANK([.R259]); &quot;&quot;; SUM([.$T$3:.T259]))">
            <text:p/>
          </table:table-cell>
          <table:table-cell table:formula="of:=IF(OR(ISBLANK([.J259]); ISBLANK([.R259])); &quot;&quot;;ROUND(([.R259]-[.J259])*60*24))">
            <text:p/>
          </table:table-cell>
          <table:table-cell table:number-columns-repeated="20"/>
        </table:table-row>
        <table:table-row table:style-name="ro2">
          <table:table-cell office:value-type="float" office:value="258" calcext:value-type="float">
            <text:p>25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60]=&quot;Long&quot; ; [.L260]-[Overview.$C$4]/[.K260]  ;  IF([.G260]=&quot;Short&quot;; [.L260]+[Overview.$C$4]/[.K260]; &quot;&quot;) ); &quot;&quot;)">
            <text:p/>
          </table:table-cell>
          <table:table-cell table:formula="of:=IFERROR(ABS([.M260]-[.L260])*[.K260]; &quot;&quot;)">
            <text:p/>
          </table:table-cell>
          <table:table-cell table:style-name="ce312" table:formula="of:=IFERROR(  IF([.G260]=&quot;Long&quot;;  [.L260]+[Overview.$C$4]/[.K260]  *  [Overview.$C$6]  ;  IF([.G260]=&quot;Short&quot;   ;  [.L260]-[Overview.$C$4]/[.K260]  * [Overview.$C$6]  ; &quot;&quot;  )  )   ; &quot;&quot;)">
            <text:p/>
          </table:table-cell>
          <table:table-cell table:number-columns-repeated="3"/>
          <table:table-cell table:style-name="ce182" table:formula="of:=IFERROR([.T260]/[.N260]; &quot;&quot;)">
            <text:p/>
          </table:table-cell>
          <table:table-cell table:style-name="ce203" table:formula="of:=IFERROR(   IF( AND( [.G260]=&quot;Long&quot;;   [.P260]=[.K260])  ;  [.K260]*([.Q260]-[.L260])  ;    IF(  AND(  [.G260]=&quot;Short&quot;  ;   [.P260]=[.K260]   )   ;   [.K260]*([.L260]-[.Q260])   ;  &quot;&quot;)) ; &quot;&quot;)">
            <text:p/>
          </table:table-cell>
          <table:table-cell table:style-name="ce215" table:formula="of:=IF(ISNUMBER([.T260]); IF([.T260]&gt;=0; &quot;Win&quot;; &quot;Loss&quot;); &quot;&quot;)">
            <text:p/>
          </table:table-cell>
          <table:table-cell table:style-name="ce220" table:formula="of:=IF(ISNUMBER([.T260]); ROUND(([.R260]-[.J260])*60*24); &quot;&quot;)">
            <text:p/>
          </table:table-cell>
          <table:table-cell table:content-validation-name="val8"/>
          <table:table-cell table:number-columns-repeated="2"/>
          <table:table-cell table:style-name="ce239"/>
          <table:table-cell table:style-name="ce243" table:formula="of:=IFERROR(IF(ISBLANK([.Z260]); &quot;&quot;; IF([.$G260]=&quot;Long&quot;; ([.Z260]-[.$L260])*[.$K260]/[.$N260]; ([.$L260]-[.Z260])*[.$K260]/[.$N260])-[.$S260]); &quot;&quot;)">
            <text:p/>
          </table:table-cell>
          <table:table-cell/>
          <table:table-cell table:style-name="ce243" table:formula="of:=IFERROR(IF(ISBLANK([.AB260]); &quot;&quot;; IF([.$G260]=&quot;Long&quot;; ([.AB260]-[.$L260])*[.$K260]/[.$N260]; ([.$L260]-[.AB260])*[.$K260]/[.$N260])-[.$S260]); &quot;&quot;)">
            <text:p/>
          </table:table-cell>
          <table:table-cell/>
          <table:table-cell table:style-name="ce243" table:formula="of:=IFERROR(IF(ISBLANK([.AD260]); &quot;&quot;; IF([.$G260]=&quot;Long&quot;; ([.AD260]-[.$L260])*[.$K260]/[.$N260]; ([.$L260]-[.AD260])*[.$K260]/[.$N260])-[.$S260]); &quot;&quot;)">
            <text:p/>
          </table:table-cell>
          <table:table-cell table:number-columns-repeated="2"/>
          <table:table-cell table:formula="of:=IF(ISBLANK([.B260]); &quot;&quot;; DAY([.B260]))">
            <text:p/>
          </table:table-cell>
          <table:table-cell table:formula="of:=IF(ISBLANK([.B260]); &quot;&quot;; WEEKDAY([.B260]))">
            <text:p/>
          </table:table-cell>
          <table:table-cell table:formula="of:=IF(ISBLANK([.B260]); &quot;&quot;; WEEKNUM([.B260]))">
            <text:p/>
          </table:table-cell>
          <table:table-cell table:formula="of:=IF(ISBLANK([.B260]); &quot;&quot;; MONTH([.B260]))">
            <text:p/>
          </table:table-cell>
          <table:table-cell table:formula="of:=IF(ISBLANK([.L260]); &quot;&quot;; [.K260]*[.L260])">
            <text:p/>
          </table:table-cell>
          <table:table-cell table:formula="of:=IF(ISNUMBER([.AL260]); [.AL260]*0.0035; &quot;&quot;)">
            <text:p/>
          </table:table-cell>
          <table:table-cell table:formula="of:=IF(ISBLANK([.Q260]); &quot;&quot;; [.P260]*[.Q260])">
            <text:p/>
          </table:table-cell>
          <table:table-cell table:formula="of:=IF(ISNUMBER([.AN260]); [.AN260]*0.0035; &quot;&quot;)">
            <text:p/>
          </table:table-cell>
          <table:table-cell table:formula="of:=IF(ISBLANK([.Q260]); &quot;&quot;; SUM([.$S$3:.S260]))">
            <text:p/>
          </table:table-cell>
          <table:table-cell table:formula="of:=IF(ISBLANK([.R260]); &quot;&quot;; SUM([.$T$3:.T260]))">
            <text:p/>
          </table:table-cell>
          <table:table-cell table:formula="of:=IF(OR(ISBLANK([.J260]); ISBLANK([.R260])); &quot;&quot;;ROUND(([.R260]-[.J260])*60*24))">
            <text:p/>
          </table:table-cell>
          <table:table-cell table:number-columns-repeated="20"/>
        </table:table-row>
        <table:table-row table:style-name="ro2">
          <table:table-cell office:value-type="float" office:value="259" calcext:value-type="float">
            <text:p>25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61]=&quot;Long&quot; ; [.L261]-[Overview.$C$4]/[.K261]  ;  IF([.G261]=&quot;Short&quot;; [.L261]+[Overview.$C$4]/[.K261]; &quot;&quot;) ); &quot;&quot;)">
            <text:p/>
          </table:table-cell>
          <table:table-cell table:formula="of:=IFERROR(ABS([.M261]-[.L261])*[.K261]; &quot;&quot;)">
            <text:p/>
          </table:table-cell>
          <table:table-cell table:style-name="ce312" table:formula="of:=IFERROR(  IF([.G261]=&quot;Long&quot;;  [.L261]+[Overview.$C$4]/[.K261]  *  [Overview.$C$6]  ;  IF([.G261]=&quot;Short&quot;   ;  [.L261]-[Overview.$C$4]/[.K261]  * [Overview.$C$6]  ; &quot;&quot;  )  )   ; &quot;&quot;)">
            <text:p/>
          </table:table-cell>
          <table:table-cell table:number-columns-repeated="3"/>
          <table:table-cell table:style-name="ce182" table:formula="of:=IFERROR([.T261]/[.N261]; &quot;&quot;)">
            <text:p/>
          </table:table-cell>
          <table:table-cell table:style-name="ce203" table:formula="of:=IFERROR(   IF( AND( [.G261]=&quot;Long&quot;;   [.P261]=[.K261])  ;  [.K261]*([.Q261]-[.L261])  ;    IF(  AND(  [.G261]=&quot;Short&quot;  ;   [.P261]=[.K261]   )   ;   [.K261]*([.L261]-[.Q261])   ;  &quot;&quot;)) ; &quot;&quot;)">
            <text:p/>
          </table:table-cell>
          <table:table-cell table:style-name="ce215" table:formula="of:=IF(ISNUMBER([.T261]); IF([.T261]&gt;=0; &quot;Win&quot;; &quot;Loss&quot;); &quot;&quot;)">
            <text:p/>
          </table:table-cell>
          <table:table-cell table:style-name="ce220" table:formula="of:=IF(ISNUMBER([.T261]); ROUND(([.R261]-[.J261])*60*24); &quot;&quot;)">
            <text:p/>
          </table:table-cell>
          <table:table-cell table:content-validation-name="val8"/>
          <table:table-cell table:number-columns-repeated="2"/>
          <table:table-cell table:style-name="ce239"/>
          <table:table-cell table:style-name="ce243" table:formula="of:=IFERROR(IF(ISBLANK([.Z261]); &quot;&quot;; IF([.$G261]=&quot;Long&quot;; ([.Z261]-[.$L261])*[.$K261]/[.$N261]; ([.$L261]-[.Z261])*[.$K261]/[.$N261])-[.$S261]); &quot;&quot;)">
            <text:p/>
          </table:table-cell>
          <table:table-cell/>
          <table:table-cell table:style-name="ce243" table:formula="of:=IFERROR(IF(ISBLANK([.AB261]); &quot;&quot;; IF([.$G261]=&quot;Long&quot;; ([.AB261]-[.$L261])*[.$K261]/[.$N261]; ([.$L261]-[.AB261])*[.$K261]/[.$N261])-[.$S261]); &quot;&quot;)">
            <text:p/>
          </table:table-cell>
          <table:table-cell/>
          <table:table-cell table:style-name="ce243" table:formula="of:=IFERROR(IF(ISBLANK([.AD261]); &quot;&quot;; IF([.$G261]=&quot;Long&quot;; ([.AD261]-[.$L261])*[.$K261]/[.$N261]; ([.$L261]-[.AD261])*[.$K261]/[.$N261])-[.$S261]); &quot;&quot;)">
            <text:p/>
          </table:table-cell>
          <table:table-cell table:number-columns-repeated="2"/>
          <table:table-cell table:formula="of:=IF(ISBLANK([.B261]); &quot;&quot;; DAY([.B261]))">
            <text:p/>
          </table:table-cell>
          <table:table-cell table:formula="of:=IF(ISBLANK([.B261]); &quot;&quot;; WEEKDAY([.B261]))">
            <text:p/>
          </table:table-cell>
          <table:table-cell table:formula="of:=IF(ISBLANK([.B261]); &quot;&quot;; WEEKNUM([.B261]))">
            <text:p/>
          </table:table-cell>
          <table:table-cell table:formula="of:=IF(ISBLANK([.B261]); &quot;&quot;; MONTH([.B261]))">
            <text:p/>
          </table:table-cell>
          <table:table-cell table:formula="of:=IF(ISBLANK([.L261]); &quot;&quot;; [.K261]*[.L261])">
            <text:p/>
          </table:table-cell>
          <table:table-cell table:formula="of:=IF(ISNUMBER([.AL261]); [.AL261]*0.0035; &quot;&quot;)">
            <text:p/>
          </table:table-cell>
          <table:table-cell table:formula="of:=IF(ISBLANK([.Q261]); &quot;&quot;; [.P261]*[.Q261])">
            <text:p/>
          </table:table-cell>
          <table:table-cell table:formula="of:=IF(ISNUMBER([.AN261]); [.AN261]*0.0035; &quot;&quot;)">
            <text:p/>
          </table:table-cell>
          <table:table-cell table:formula="of:=IF(ISBLANK([.Q261]); &quot;&quot;; SUM([.$S$3:.S261]))">
            <text:p/>
          </table:table-cell>
          <table:table-cell table:formula="of:=IF(ISBLANK([.R261]); &quot;&quot;; SUM([.$T$3:.T261]))">
            <text:p/>
          </table:table-cell>
          <table:table-cell table:formula="of:=IF(OR(ISBLANK([.J261]); ISBLANK([.R261])); &quot;&quot;;ROUND(([.R261]-[.J261])*60*24))">
            <text:p/>
          </table:table-cell>
          <table:table-cell table:number-columns-repeated="20"/>
        </table:table-row>
        <table:table-row table:style-name="ro2">
          <table:table-cell office:value-type="float" office:value="260" calcext:value-type="float">
            <text:p>26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62]=&quot;Long&quot; ; [.L262]-[Overview.$C$4]/[.K262]  ;  IF([.G262]=&quot;Short&quot;; [.L262]+[Overview.$C$4]/[.K262]; &quot;&quot;) ); &quot;&quot;)">
            <text:p/>
          </table:table-cell>
          <table:table-cell table:formula="of:=IFERROR(ABS([.M262]-[.L262])*[.K262]; &quot;&quot;)">
            <text:p/>
          </table:table-cell>
          <table:table-cell table:style-name="ce312" table:formula="of:=IFERROR(  IF([.G262]=&quot;Long&quot;;  [.L262]+[Overview.$C$4]/[.K262]  *  [Overview.$C$6]  ;  IF([.G262]=&quot;Short&quot;   ;  [.L262]-[Overview.$C$4]/[.K262]  * [Overview.$C$6]  ; &quot;&quot;  )  )   ; &quot;&quot;)">
            <text:p/>
          </table:table-cell>
          <table:table-cell table:number-columns-repeated="3"/>
          <table:table-cell table:style-name="ce182" table:formula="of:=IFERROR([.T262]/[.N262]; &quot;&quot;)">
            <text:p/>
          </table:table-cell>
          <table:table-cell table:style-name="ce203" table:formula="of:=IFERROR(   IF( AND( [.G262]=&quot;Long&quot;;   [.P262]=[.K262])  ;  [.K262]*([.Q262]-[.L262])  ;    IF(  AND(  [.G262]=&quot;Short&quot;  ;   [.P262]=[.K262]   )   ;   [.K262]*([.L262]-[.Q262])   ;  &quot;&quot;)) ; &quot;&quot;)">
            <text:p/>
          </table:table-cell>
          <table:table-cell table:style-name="ce215" table:formula="of:=IF(ISNUMBER([.T262]); IF([.T262]&gt;=0; &quot;Win&quot;; &quot;Loss&quot;); &quot;&quot;)">
            <text:p/>
          </table:table-cell>
          <table:table-cell table:style-name="ce220" table:formula="of:=IF(ISNUMBER([.T262]); ROUND(([.R262]-[.J262])*60*24); &quot;&quot;)">
            <text:p/>
          </table:table-cell>
          <table:table-cell table:content-validation-name="val8"/>
          <table:table-cell table:number-columns-repeated="2"/>
          <table:table-cell table:style-name="ce239"/>
          <table:table-cell table:style-name="ce243" table:formula="of:=IFERROR(IF(ISBLANK([.Z262]); &quot;&quot;; IF([.$G262]=&quot;Long&quot;; ([.Z262]-[.$L262])*[.$K262]/[.$N262]; ([.$L262]-[.Z262])*[.$K262]/[.$N262])-[.$S262]); &quot;&quot;)">
            <text:p/>
          </table:table-cell>
          <table:table-cell/>
          <table:table-cell table:style-name="ce243" table:formula="of:=IFERROR(IF(ISBLANK([.AB262]); &quot;&quot;; IF([.$G262]=&quot;Long&quot;; ([.AB262]-[.$L262])*[.$K262]/[.$N262]; ([.$L262]-[.AB262])*[.$K262]/[.$N262])-[.$S262]); &quot;&quot;)">
            <text:p/>
          </table:table-cell>
          <table:table-cell/>
          <table:table-cell table:style-name="ce243" table:formula="of:=IFERROR(IF(ISBLANK([.AD262]); &quot;&quot;; IF([.$G262]=&quot;Long&quot;; ([.AD262]-[.$L262])*[.$K262]/[.$N262]; ([.$L262]-[.AD262])*[.$K262]/[.$N262])-[.$S262]); &quot;&quot;)">
            <text:p/>
          </table:table-cell>
          <table:table-cell table:number-columns-repeated="2"/>
          <table:table-cell table:formula="of:=IF(ISBLANK([.B262]); &quot;&quot;; DAY([.B262]))">
            <text:p/>
          </table:table-cell>
          <table:table-cell table:formula="of:=IF(ISBLANK([.B262]); &quot;&quot;; WEEKDAY([.B262]))">
            <text:p/>
          </table:table-cell>
          <table:table-cell table:formula="of:=IF(ISBLANK([.B262]); &quot;&quot;; WEEKNUM([.B262]))">
            <text:p/>
          </table:table-cell>
          <table:table-cell table:formula="of:=IF(ISBLANK([.B262]); &quot;&quot;; MONTH([.B262]))">
            <text:p/>
          </table:table-cell>
          <table:table-cell table:formula="of:=IF(ISBLANK([.L262]); &quot;&quot;; [.K262]*[.L262])">
            <text:p/>
          </table:table-cell>
          <table:table-cell table:formula="of:=IF(ISNUMBER([.AL262]); [.AL262]*0.0035; &quot;&quot;)">
            <text:p/>
          </table:table-cell>
          <table:table-cell table:formula="of:=IF(ISBLANK([.Q262]); &quot;&quot;; [.P262]*[.Q262])">
            <text:p/>
          </table:table-cell>
          <table:table-cell table:formula="of:=IF(ISNUMBER([.AN262]); [.AN262]*0.0035; &quot;&quot;)">
            <text:p/>
          </table:table-cell>
          <table:table-cell table:formula="of:=IF(ISBLANK([.Q262]); &quot;&quot;; SUM([.$S$3:.S262]))">
            <text:p/>
          </table:table-cell>
          <table:table-cell table:formula="of:=IF(ISBLANK([.R262]); &quot;&quot;; SUM([.$T$3:.T262]))">
            <text:p/>
          </table:table-cell>
          <table:table-cell table:formula="of:=IF(OR(ISBLANK([.J262]); ISBLANK([.R262])); &quot;&quot;;ROUND(([.R262]-[.J262])*60*24))">
            <text:p/>
          </table:table-cell>
          <table:table-cell table:number-columns-repeated="20"/>
        </table:table-row>
        <table:table-row table:style-name="ro2">
          <table:table-cell office:value-type="float" office:value="261" calcext:value-type="float">
            <text:p>26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63]=&quot;Long&quot; ; [.L263]-[Overview.$C$4]/[.K263]  ;  IF([.G263]=&quot;Short&quot;; [.L263]+[Overview.$C$4]/[.K263]; &quot;&quot;) ); &quot;&quot;)">
            <text:p/>
          </table:table-cell>
          <table:table-cell table:formula="of:=IFERROR(ABS([.M263]-[.L263])*[.K263]; &quot;&quot;)">
            <text:p/>
          </table:table-cell>
          <table:table-cell table:style-name="ce312" table:formula="of:=IFERROR(  IF([.G263]=&quot;Long&quot;;  [.L263]+[Overview.$C$4]/[.K263]  *  [Overview.$C$6]  ;  IF([.G263]=&quot;Short&quot;   ;  [.L263]-[Overview.$C$4]/[.K263]  * [Overview.$C$6]  ; &quot;&quot;  )  )   ; &quot;&quot;)">
            <text:p/>
          </table:table-cell>
          <table:table-cell table:number-columns-repeated="3"/>
          <table:table-cell table:style-name="ce182" table:formula="of:=IFERROR([.T263]/[.N263]; &quot;&quot;)">
            <text:p/>
          </table:table-cell>
          <table:table-cell table:style-name="ce203" table:formula="of:=IFERROR(   IF( AND( [.G263]=&quot;Long&quot;;   [.P263]=[.K263])  ;  [.K263]*([.Q263]-[.L263])  ;    IF(  AND(  [.G263]=&quot;Short&quot;  ;   [.P263]=[.K263]   )   ;   [.K263]*([.L263]-[.Q263])   ;  &quot;&quot;)) ; &quot;&quot;)">
            <text:p/>
          </table:table-cell>
          <table:table-cell table:style-name="ce215" table:formula="of:=IF(ISNUMBER([.T263]); IF([.T263]&gt;=0; &quot;Win&quot;; &quot;Loss&quot;); &quot;&quot;)">
            <text:p/>
          </table:table-cell>
          <table:table-cell table:style-name="ce220" table:formula="of:=IF(ISNUMBER([.T263]); ROUND(([.R263]-[.J263])*60*24); &quot;&quot;)">
            <text:p/>
          </table:table-cell>
          <table:table-cell table:content-validation-name="val8"/>
          <table:table-cell table:number-columns-repeated="2"/>
          <table:table-cell table:style-name="ce239"/>
          <table:table-cell table:style-name="ce243" table:formula="of:=IFERROR(IF(ISBLANK([.Z263]); &quot;&quot;; IF([.$G263]=&quot;Long&quot;; ([.Z263]-[.$L263])*[.$K263]/[.$N263]; ([.$L263]-[.Z263])*[.$K263]/[.$N263])-[.$S263]); &quot;&quot;)">
            <text:p/>
          </table:table-cell>
          <table:table-cell/>
          <table:table-cell table:style-name="ce243" table:formula="of:=IFERROR(IF(ISBLANK([.AB263]); &quot;&quot;; IF([.$G263]=&quot;Long&quot;; ([.AB263]-[.$L263])*[.$K263]/[.$N263]; ([.$L263]-[.AB263])*[.$K263]/[.$N263])-[.$S263]); &quot;&quot;)">
            <text:p/>
          </table:table-cell>
          <table:table-cell/>
          <table:table-cell table:style-name="ce243" table:formula="of:=IFERROR(IF(ISBLANK([.AD263]); &quot;&quot;; IF([.$G263]=&quot;Long&quot;; ([.AD263]-[.$L263])*[.$K263]/[.$N263]; ([.$L263]-[.AD263])*[.$K263]/[.$N263])-[.$S263]); &quot;&quot;)">
            <text:p/>
          </table:table-cell>
          <table:table-cell table:number-columns-repeated="2"/>
          <table:table-cell table:formula="of:=IF(ISBLANK([.B263]); &quot;&quot;; DAY([.B263]))">
            <text:p/>
          </table:table-cell>
          <table:table-cell table:formula="of:=IF(ISBLANK([.B263]); &quot;&quot;; WEEKDAY([.B263]))">
            <text:p/>
          </table:table-cell>
          <table:table-cell table:formula="of:=IF(ISBLANK([.B263]); &quot;&quot;; WEEKNUM([.B263]))">
            <text:p/>
          </table:table-cell>
          <table:table-cell table:formula="of:=IF(ISBLANK([.B263]); &quot;&quot;; MONTH([.B263]))">
            <text:p/>
          </table:table-cell>
          <table:table-cell table:formula="of:=IF(ISBLANK([.L263]); &quot;&quot;; [.K263]*[.L263])">
            <text:p/>
          </table:table-cell>
          <table:table-cell table:formula="of:=IF(ISNUMBER([.AL263]); [.AL263]*0.0035; &quot;&quot;)">
            <text:p/>
          </table:table-cell>
          <table:table-cell table:formula="of:=IF(ISBLANK([.Q263]); &quot;&quot;; [.P263]*[.Q263])">
            <text:p/>
          </table:table-cell>
          <table:table-cell table:formula="of:=IF(ISNUMBER([.AN263]); [.AN263]*0.0035; &quot;&quot;)">
            <text:p/>
          </table:table-cell>
          <table:table-cell table:formula="of:=IF(ISBLANK([.Q263]); &quot;&quot;; SUM([.$S$3:.S263]))">
            <text:p/>
          </table:table-cell>
          <table:table-cell table:formula="of:=IF(ISBLANK([.R263]); &quot;&quot;; SUM([.$T$3:.T263]))">
            <text:p/>
          </table:table-cell>
          <table:table-cell table:formula="of:=IF(OR(ISBLANK([.J263]); ISBLANK([.R263])); &quot;&quot;;ROUND(([.R263]-[.J263])*60*24))">
            <text:p/>
          </table:table-cell>
          <table:table-cell table:number-columns-repeated="20"/>
        </table:table-row>
        <table:table-row table:style-name="ro2">
          <table:table-cell office:value-type="float" office:value="262" calcext:value-type="float">
            <text:p>26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64]=&quot;Long&quot; ; [.L264]-[Overview.$C$4]/[.K264]  ;  IF([.G264]=&quot;Short&quot;; [.L264]+[Overview.$C$4]/[.K264]; &quot;&quot;) ); &quot;&quot;)">
            <text:p/>
          </table:table-cell>
          <table:table-cell table:formula="of:=IFERROR(ABS([.M264]-[.L264])*[.K264]; &quot;&quot;)">
            <text:p/>
          </table:table-cell>
          <table:table-cell table:style-name="ce312" table:formula="of:=IFERROR(  IF([.G264]=&quot;Long&quot;;  [.L264]+[Overview.$C$4]/[.K264]  *  [Overview.$C$6]  ;  IF([.G264]=&quot;Short&quot;   ;  [.L264]-[Overview.$C$4]/[.K264]  * [Overview.$C$6]  ; &quot;&quot;  )  )   ; &quot;&quot;)">
            <text:p/>
          </table:table-cell>
          <table:table-cell table:number-columns-repeated="3"/>
          <table:table-cell table:style-name="ce182" table:formula="of:=IFERROR([.T264]/[.N264]; &quot;&quot;)">
            <text:p/>
          </table:table-cell>
          <table:table-cell table:style-name="ce203" table:formula="of:=IFERROR(   IF( AND( [.G264]=&quot;Long&quot;;   [.P264]=[.K264])  ;  [.K264]*([.Q264]-[.L264])  ;    IF(  AND(  [.G264]=&quot;Short&quot;  ;   [.P264]=[.K264]   )   ;   [.K264]*([.L264]-[.Q264])   ;  &quot;&quot;)) ; &quot;&quot;)">
            <text:p/>
          </table:table-cell>
          <table:table-cell table:style-name="ce215" table:formula="of:=IF(ISNUMBER([.T264]); IF([.T264]&gt;=0; &quot;Win&quot;; &quot;Loss&quot;); &quot;&quot;)">
            <text:p/>
          </table:table-cell>
          <table:table-cell table:style-name="ce220" table:formula="of:=IF(ISNUMBER([.T264]); ROUND(([.R264]-[.J264])*60*24); &quot;&quot;)">
            <text:p/>
          </table:table-cell>
          <table:table-cell table:content-validation-name="val8"/>
          <table:table-cell table:number-columns-repeated="2"/>
          <table:table-cell table:style-name="ce239"/>
          <table:table-cell table:style-name="ce243" table:formula="of:=IFERROR(IF(ISBLANK([.Z264]); &quot;&quot;; IF([.$G264]=&quot;Long&quot;; ([.Z264]-[.$L264])*[.$K264]/[.$N264]; ([.$L264]-[.Z264])*[.$K264]/[.$N264])-[.$S264]); &quot;&quot;)">
            <text:p/>
          </table:table-cell>
          <table:table-cell/>
          <table:table-cell table:style-name="ce243" table:formula="of:=IFERROR(IF(ISBLANK([.AB264]); &quot;&quot;; IF([.$G264]=&quot;Long&quot;; ([.AB264]-[.$L264])*[.$K264]/[.$N264]; ([.$L264]-[.AB264])*[.$K264]/[.$N264])-[.$S264]); &quot;&quot;)">
            <text:p/>
          </table:table-cell>
          <table:table-cell/>
          <table:table-cell table:style-name="ce243" table:formula="of:=IFERROR(IF(ISBLANK([.AD264]); &quot;&quot;; IF([.$G264]=&quot;Long&quot;; ([.AD264]-[.$L264])*[.$K264]/[.$N264]; ([.$L264]-[.AD264])*[.$K264]/[.$N264])-[.$S264]); &quot;&quot;)">
            <text:p/>
          </table:table-cell>
          <table:table-cell table:number-columns-repeated="2"/>
          <table:table-cell table:formula="of:=IF(ISBLANK([.B264]); &quot;&quot;; DAY([.B264]))">
            <text:p/>
          </table:table-cell>
          <table:table-cell table:formula="of:=IF(ISBLANK([.B264]); &quot;&quot;; WEEKDAY([.B264]))">
            <text:p/>
          </table:table-cell>
          <table:table-cell table:formula="of:=IF(ISBLANK([.B264]); &quot;&quot;; WEEKNUM([.B264]))">
            <text:p/>
          </table:table-cell>
          <table:table-cell table:formula="of:=IF(ISBLANK([.B264]); &quot;&quot;; MONTH([.B264]))">
            <text:p/>
          </table:table-cell>
          <table:table-cell table:formula="of:=IF(ISBLANK([.L264]); &quot;&quot;; [.K264]*[.L264])">
            <text:p/>
          </table:table-cell>
          <table:table-cell table:formula="of:=IF(ISNUMBER([.AL264]); [.AL264]*0.0035; &quot;&quot;)">
            <text:p/>
          </table:table-cell>
          <table:table-cell table:formula="of:=IF(ISBLANK([.Q264]); &quot;&quot;; [.P264]*[.Q264])">
            <text:p/>
          </table:table-cell>
          <table:table-cell table:formula="of:=IF(ISNUMBER([.AN264]); [.AN264]*0.0035; &quot;&quot;)">
            <text:p/>
          </table:table-cell>
          <table:table-cell table:formula="of:=IF(ISBLANK([.Q264]); &quot;&quot;; SUM([.$S$3:.S264]))">
            <text:p/>
          </table:table-cell>
          <table:table-cell table:formula="of:=IF(ISBLANK([.R264]); &quot;&quot;; SUM([.$T$3:.T264]))">
            <text:p/>
          </table:table-cell>
          <table:table-cell table:formula="of:=IF(OR(ISBLANK([.J264]); ISBLANK([.R264])); &quot;&quot;;ROUND(([.R264]-[.J264])*60*24))">
            <text:p/>
          </table:table-cell>
          <table:table-cell table:number-columns-repeated="20"/>
        </table:table-row>
        <table:table-row table:style-name="ro2">
          <table:table-cell office:value-type="float" office:value="263" calcext:value-type="float">
            <text:p>26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65]=&quot;Long&quot; ; [.L265]-[Overview.$C$4]/[.K265]  ;  IF([.G265]=&quot;Short&quot;; [.L265]+[Overview.$C$4]/[.K265]; &quot;&quot;) ); &quot;&quot;)">
            <text:p/>
          </table:table-cell>
          <table:table-cell table:formula="of:=IFERROR(ABS([.M265]-[.L265])*[.K265]; &quot;&quot;)">
            <text:p/>
          </table:table-cell>
          <table:table-cell table:style-name="ce312" table:formula="of:=IFERROR(  IF([.G265]=&quot;Long&quot;;  [.L265]+[Overview.$C$4]/[.K265]  *  [Overview.$C$6]  ;  IF([.G265]=&quot;Short&quot;   ;  [.L265]-[Overview.$C$4]/[.K265]  * [Overview.$C$6]  ; &quot;&quot;  )  )   ; &quot;&quot;)">
            <text:p/>
          </table:table-cell>
          <table:table-cell table:number-columns-repeated="3"/>
          <table:table-cell table:style-name="ce182" table:formula="of:=IFERROR([.T265]/[.N265]; &quot;&quot;)">
            <text:p/>
          </table:table-cell>
          <table:table-cell table:style-name="ce203" table:formula="of:=IFERROR(   IF( AND( [.G265]=&quot;Long&quot;;   [.P265]=[.K265])  ;  [.K265]*([.Q265]-[.L265])  ;    IF(  AND(  [.G265]=&quot;Short&quot;  ;   [.P265]=[.K265]   )   ;   [.K265]*([.L265]-[.Q265])   ;  &quot;&quot;)) ; &quot;&quot;)">
            <text:p/>
          </table:table-cell>
          <table:table-cell table:style-name="ce215" table:formula="of:=IF(ISNUMBER([.T265]); IF([.T265]&gt;=0; &quot;Win&quot;; &quot;Loss&quot;); &quot;&quot;)">
            <text:p/>
          </table:table-cell>
          <table:table-cell table:style-name="ce220" table:formula="of:=IF(ISNUMBER([.T265]); ROUND(([.R265]-[.J265])*60*24); &quot;&quot;)">
            <text:p/>
          </table:table-cell>
          <table:table-cell table:content-validation-name="val8"/>
          <table:table-cell table:number-columns-repeated="2"/>
          <table:table-cell table:style-name="ce239"/>
          <table:table-cell table:style-name="ce243" table:formula="of:=IFERROR(IF(ISBLANK([.Z265]); &quot;&quot;; IF([.$G265]=&quot;Long&quot;; ([.Z265]-[.$L265])*[.$K265]/[.$N265]; ([.$L265]-[.Z265])*[.$K265]/[.$N265])-[.$S265]); &quot;&quot;)">
            <text:p/>
          </table:table-cell>
          <table:table-cell/>
          <table:table-cell table:style-name="ce243" table:formula="of:=IFERROR(IF(ISBLANK([.AB265]); &quot;&quot;; IF([.$G265]=&quot;Long&quot;; ([.AB265]-[.$L265])*[.$K265]/[.$N265]; ([.$L265]-[.AB265])*[.$K265]/[.$N265])-[.$S265]); &quot;&quot;)">
            <text:p/>
          </table:table-cell>
          <table:table-cell/>
          <table:table-cell table:style-name="ce243" table:formula="of:=IFERROR(IF(ISBLANK([.AD265]); &quot;&quot;; IF([.$G265]=&quot;Long&quot;; ([.AD265]-[.$L265])*[.$K265]/[.$N265]; ([.$L265]-[.AD265])*[.$K265]/[.$N265])-[.$S265]); &quot;&quot;)">
            <text:p/>
          </table:table-cell>
          <table:table-cell table:number-columns-repeated="2"/>
          <table:table-cell table:formula="of:=IF(ISBLANK([.B265]); &quot;&quot;; DAY([.B265]))">
            <text:p/>
          </table:table-cell>
          <table:table-cell table:formula="of:=IF(ISBLANK([.B265]); &quot;&quot;; WEEKDAY([.B265]))">
            <text:p/>
          </table:table-cell>
          <table:table-cell table:formula="of:=IF(ISBLANK([.B265]); &quot;&quot;; WEEKNUM([.B265]))">
            <text:p/>
          </table:table-cell>
          <table:table-cell table:formula="of:=IF(ISBLANK([.B265]); &quot;&quot;; MONTH([.B265]))">
            <text:p/>
          </table:table-cell>
          <table:table-cell table:formula="of:=IF(ISBLANK([.L265]); &quot;&quot;; [.K265]*[.L265])">
            <text:p/>
          </table:table-cell>
          <table:table-cell table:formula="of:=IF(ISNUMBER([.AL265]); [.AL265]*0.0035; &quot;&quot;)">
            <text:p/>
          </table:table-cell>
          <table:table-cell table:formula="of:=IF(ISBLANK([.Q265]); &quot;&quot;; [.P265]*[.Q265])">
            <text:p/>
          </table:table-cell>
          <table:table-cell table:formula="of:=IF(ISNUMBER([.AN265]); [.AN265]*0.0035; &quot;&quot;)">
            <text:p/>
          </table:table-cell>
          <table:table-cell table:formula="of:=IF(ISBLANK([.Q265]); &quot;&quot;; SUM([.$S$3:.S265]))">
            <text:p/>
          </table:table-cell>
          <table:table-cell table:formula="of:=IF(ISBLANK([.R265]); &quot;&quot;; SUM([.$T$3:.T265]))">
            <text:p/>
          </table:table-cell>
          <table:table-cell table:formula="of:=IF(OR(ISBLANK([.J265]); ISBLANK([.R265])); &quot;&quot;;ROUND(([.R265]-[.J265])*60*24))">
            <text:p/>
          </table:table-cell>
          <table:table-cell table:number-columns-repeated="20"/>
        </table:table-row>
        <table:table-row table:style-name="ro2">
          <table:table-cell office:value-type="float" office:value="264" calcext:value-type="float">
            <text:p>26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66]=&quot;Long&quot; ; [.L266]-[Overview.$C$4]/[.K266]  ;  IF([.G266]=&quot;Short&quot;; [.L266]+[Overview.$C$4]/[.K266]; &quot;&quot;) ); &quot;&quot;)">
            <text:p/>
          </table:table-cell>
          <table:table-cell table:formula="of:=IFERROR(ABS([.M266]-[.L266])*[.K266]; &quot;&quot;)">
            <text:p/>
          </table:table-cell>
          <table:table-cell table:style-name="ce312" table:formula="of:=IFERROR(  IF([.G266]=&quot;Long&quot;;  [.L266]+[Overview.$C$4]/[.K266]  *  [Overview.$C$6]  ;  IF([.G266]=&quot;Short&quot;   ;  [.L266]-[Overview.$C$4]/[.K266]  * [Overview.$C$6]  ; &quot;&quot;  )  )   ; &quot;&quot;)">
            <text:p/>
          </table:table-cell>
          <table:table-cell table:number-columns-repeated="3"/>
          <table:table-cell table:style-name="ce182" table:formula="of:=IFERROR([.T266]/[.N266]; &quot;&quot;)">
            <text:p/>
          </table:table-cell>
          <table:table-cell table:style-name="ce203" table:formula="of:=IFERROR(   IF( AND( [.G266]=&quot;Long&quot;;   [.P266]=[.K266])  ;  [.K266]*([.Q266]-[.L266])  ;    IF(  AND(  [.G266]=&quot;Short&quot;  ;   [.P266]=[.K266]   )   ;   [.K266]*([.L266]-[.Q266])   ;  &quot;&quot;)) ; &quot;&quot;)">
            <text:p/>
          </table:table-cell>
          <table:table-cell table:style-name="ce215" table:formula="of:=IF(ISNUMBER([.T266]); IF([.T266]&gt;=0; &quot;Win&quot;; &quot;Loss&quot;); &quot;&quot;)">
            <text:p/>
          </table:table-cell>
          <table:table-cell table:style-name="ce220" table:formula="of:=IF(ISNUMBER([.T266]); ROUND(([.R266]-[.J266])*60*24); &quot;&quot;)">
            <text:p/>
          </table:table-cell>
          <table:table-cell table:content-validation-name="val8"/>
          <table:table-cell table:number-columns-repeated="2"/>
          <table:table-cell table:style-name="ce239"/>
          <table:table-cell table:style-name="ce243" table:formula="of:=IFERROR(IF(ISBLANK([.Z266]); &quot;&quot;; IF([.$G266]=&quot;Long&quot;; ([.Z266]-[.$L266])*[.$K266]/[.$N266]; ([.$L266]-[.Z266])*[.$K266]/[.$N266])-[.$S266]); &quot;&quot;)">
            <text:p/>
          </table:table-cell>
          <table:table-cell/>
          <table:table-cell table:style-name="ce243" table:formula="of:=IFERROR(IF(ISBLANK([.AB266]); &quot;&quot;; IF([.$G266]=&quot;Long&quot;; ([.AB266]-[.$L266])*[.$K266]/[.$N266]; ([.$L266]-[.AB266])*[.$K266]/[.$N266])-[.$S266]); &quot;&quot;)">
            <text:p/>
          </table:table-cell>
          <table:table-cell/>
          <table:table-cell table:style-name="ce243" table:formula="of:=IFERROR(IF(ISBLANK([.AD266]); &quot;&quot;; IF([.$G266]=&quot;Long&quot;; ([.AD266]-[.$L266])*[.$K266]/[.$N266]; ([.$L266]-[.AD266])*[.$K266]/[.$N266])-[.$S266]); &quot;&quot;)">
            <text:p/>
          </table:table-cell>
          <table:table-cell table:number-columns-repeated="2"/>
          <table:table-cell table:formula="of:=IF(ISBLANK([.B266]); &quot;&quot;; DAY([.B266]))">
            <text:p/>
          </table:table-cell>
          <table:table-cell table:formula="of:=IF(ISBLANK([.B266]); &quot;&quot;; WEEKDAY([.B266]))">
            <text:p/>
          </table:table-cell>
          <table:table-cell table:formula="of:=IF(ISBLANK([.B266]); &quot;&quot;; WEEKNUM([.B266]))">
            <text:p/>
          </table:table-cell>
          <table:table-cell table:formula="of:=IF(ISBLANK([.B266]); &quot;&quot;; MONTH([.B266]))">
            <text:p/>
          </table:table-cell>
          <table:table-cell table:formula="of:=IF(ISBLANK([.L266]); &quot;&quot;; [.K266]*[.L266])">
            <text:p/>
          </table:table-cell>
          <table:table-cell table:formula="of:=IF(ISNUMBER([.AL266]); [.AL266]*0.0035; &quot;&quot;)">
            <text:p/>
          </table:table-cell>
          <table:table-cell table:formula="of:=IF(ISBLANK([.Q266]); &quot;&quot;; [.P266]*[.Q266])">
            <text:p/>
          </table:table-cell>
          <table:table-cell table:formula="of:=IF(ISNUMBER([.AN266]); [.AN266]*0.0035; &quot;&quot;)">
            <text:p/>
          </table:table-cell>
          <table:table-cell table:formula="of:=IF(ISBLANK([.Q266]); &quot;&quot;; SUM([.$S$3:.S266]))">
            <text:p/>
          </table:table-cell>
          <table:table-cell table:formula="of:=IF(ISBLANK([.R266]); &quot;&quot;; SUM([.$T$3:.T266]))">
            <text:p/>
          </table:table-cell>
          <table:table-cell table:formula="of:=IF(OR(ISBLANK([.J266]); ISBLANK([.R266])); &quot;&quot;;ROUND(([.R266]-[.J266])*60*24))">
            <text:p/>
          </table:table-cell>
          <table:table-cell table:number-columns-repeated="20"/>
        </table:table-row>
        <table:table-row table:style-name="ro2">
          <table:table-cell office:value-type="float" office:value="265" calcext:value-type="float">
            <text:p>26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67]=&quot;Long&quot; ; [.L267]-[Overview.$C$4]/[.K267]  ;  IF([.G267]=&quot;Short&quot;; [.L267]+[Overview.$C$4]/[.K267]; &quot;&quot;) ); &quot;&quot;)">
            <text:p/>
          </table:table-cell>
          <table:table-cell table:formula="of:=IFERROR(ABS([.M267]-[.L267])*[.K267]; &quot;&quot;)">
            <text:p/>
          </table:table-cell>
          <table:table-cell table:style-name="ce312" table:formula="of:=IFERROR(  IF([.G267]=&quot;Long&quot;;  [.L267]+[Overview.$C$4]/[.K267]  *  [Overview.$C$6]  ;  IF([.G267]=&quot;Short&quot;   ;  [.L267]-[Overview.$C$4]/[.K267]  * [Overview.$C$6]  ; &quot;&quot;  )  )   ; &quot;&quot;)">
            <text:p/>
          </table:table-cell>
          <table:table-cell table:number-columns-repeated="3"/>
          <table:table-cell table:style-name="ce182" table:formula="of:=IFERROR([.T267]/[.N267]; &quot;&quot;)">
            <text:p/>
          </table:table-cell>
          <table:table-cell table:style-name="ce203" table:formula="of:=IFERROR(   IF( AND( [.G267]=&quot;Long&quot;;   [.P267]=[.K267])  ;  [.K267]*([.Q267]-[.L267])  ;    IF(  AND(  [.G267]=&quot;Short&quot;  ;   [.P267]=[.K267]   )   ;   [.K267]*([.L267]-[.Q267])   ;  &quot;&quot;)) ; &quot;&quot;)">
            <text:p/>
          </table:table-cell>
          <table:table-cell table:style-name="ce215" table:formula="of:=IF(ISNUMBER([.T267]); IF([.T267]&gt;=0; &quot;Win&quot;; &quot;Loss&quot;); &quot;&quot;)">
            <text:p/>
          </table:table-cell>
          <table:table-cell table:style-name="ce220" table:formula="of:=IF(ISNUMBER([.T267]); ROUND(([.R267]-[.J267])*60*24); &quot;&quot;)">
            <text:p/>
          </table:table-cell>
          <table:table-cell table:content-validation-name="val8"/>
          <table:table-cell table:number-columns-repeated="2"/>
          <table:table-cell table:style-name="ce239"/>
          <table:table-cell table:style-name="ce243" table:formula="of:=IFERROR(IF(ISBLANK([.Z267]); &quot;&quot;; IF([.$G267]=&quot;Long&quot;; ([.Z267]-[.$L267])*[.$K267]/[.$N267]; ([.$L267]-[.Z267])*[.$K267]/[.$N267])-[.$S267]); &quot;&quot;)">
            <text:p/>
          </table:table-cell>
          <table:table-cell/>
          <table:table-cell table:style-name="ce243" table:formula="of:=IFERROR(IF(ISBLANK([.AB267]); &quot;&quot;; IF([.$G267]=&quot;Long&quot;; ([.AB267]-[.$L267])*[.$K267]/[.$N267]; ([.$L267]-[.AB267])*[.$K267]/[.$N267])-[.$S267]); &quot;&quot;)">
            <text:p/>
          </table:table-cell>
          <table:table-cell/>
          <table:table-cell table:style-name="ce243" table:formula="of:=IFERROR(IF(ISBLANK([.AD267]); &quot;&quot;; IF([.$G267]=&quot;Long&quot;; ([.AD267]-[.$L267])*[.$K267]/[.$N267]; ([.$L267]-[.AD267])*[.$K267]/[.$N267])-[.$S267]); &quot;&quot;)">
            <text:p/>
          </table:table-cell>
          <table:table-cell table:number-columns-repeated="2"/>
          <table:table-cell table:formula="of:=IF(ISBLANK([.B267]); &quot;&quot;; DAY([.B267]))">
            <text:p/>
          </table:table-cell>
          <table:table-cell table:formula="of:=IF(ISBLANK([.B267]); &quot;&quot;; WEEKDAY([.B267]))">
            <text:p/>
          </table:table-cell>
          <table:table-cell table:formula="of:=IF(ISBLANK([.B267]); &quot;&quot;; WEEKNUM([.B267]))">
            <text:p/>
          </table:table-cell>
          <table:table-cell table:formula="of:=IF(ISBLANK([.B267]); &quot;&quot;; MONTH([.B267]))">
            <text:p/>
          </table:table-cell>
          <table:table-cell table:formula="of:=IF(ISBLANK([.L267]); &quot;&quot;; [.K267]*[.L267])">
            <text:p/>
          </table:table-cell>
          <table:table-cell table:formula="of:=IF(ISNUMBER([.AL267]); [.AL267]*0.0035; &quot;&quot;)">
            <text:p/>
          </table:table-cell>
          <table:table-cell table:formula="of:=IF(ISBLANK([.Q267]); &quot;&quot;; [.P267]*[.Q267])">
            <text:p/>
          </table:table-cell>
          <table:table-cell table:formula="of:=IF(ISNUMBER([.AN267]); [.AN267]*0.0035; &quot;&quot;)">
            <text:p/>
          </table:table-cell>
          <table:table-cell table:formula="of:=IF(ISBLANK([.Q267]); &quot;&quot;; SUM([.$S$3:.S267]))">
            <text:p/>
          </table:table-cell>
          <table:table-cell table:formula="of:=IF(ISBLANK([.R267]); &quot;&quot;; SUM([.$T$3:.T267]))">
            <text:p/>
          </table:table-cell>
          <table:table-cell table:formula="of:=IF(OR(ISBLANK([.J267]); ISBLANK([.R267])); &quot;&quot;;ROUND(([.R267]-[.J267])*60*24))">
            <text:p/>
          </table:table-cell>
          <table:table-cell table:number-columns-repeated="20"/>
        </table:table-row>
        <table:table-row table:style-name="ro2">
          <table:table-cell office:value-type="float" office:value="266" calcext:value-type="float">
            <text:p>26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68]=&quot;Long&quot; ; [.L268]-[Overview.$C$4]/[.K268]  ;  IF([.G268]=&quot;Short&quot;; [.L268]+[Overview.$C$4]/[.K268]; &quot;&quot;) ); &quot;&quot;)">
            <text:p/>
          </table:table-cell>
          <table:table-cell table:formula="of:=IFERROR(ABS([.M268]-[.L268])*[.K268]; &quot;&quot;)">
            <text:p/>
          </table:table-cell>
          <table:table-cell table:style-name="ce312" table:formula="of:=IFERROR(  IF([.G268]=&quot;Long&quot;;  [.L268]+[Overview.$C$4]/[.K268]  *  [Overview.$C$6]  ;  IF([.G268]=&quot;Short&quot;   ;  [.L268]-[Overview.$C$4]/[.K268]  * [Overview.$C$6]  ; &quot;&quot;  )  )   ; &quot;&quot;)">
            <text:p/>
          </table:table-cell>
          <table:table-cell table:number-columns-repeated="3"/>
          <table:table-cell table:style-name="ce182" table:formula="of:=IFERROR([.T268]/[.N268]; &quot;&quot;)">
            <text:p/>
          </table:table-cell>
          <table:table-cell table:style-name="ce203" table:formula="of:=IFERROR(   IF( AND( [.G268]=&quot;Long&quot;;   [.P268]=[.K268])  ;  [.K268]*([.Q268]-[.L268])  ;    IF(  AND(  [.G268]=&quot;Short&quot;  ;   [.P268]=[.K268]   )   ;   [.K268]*([.L268]-[.Q268])   ;  &quot;&quot;)) ; &quot;&quot;)">
            <text:p/>
          </table:table-cell>
          <table:table-cell table:style-name="ce215" table:formula="of:=IF(ISNUMBER([.T268]); IF([.T268]&gt;=0; &quot;Win&quot;; &quot;Loss&quot;); &quot;&quot;)">
            <text:p/>
          </table:table-cell>
          <table:table-cell table:style-name="ce220" table:formula="of:=IF(ISNUMBER([.T268]); ROUND(([.R268]-[.J268])*60*24); &quot;&quot;)">
            <text:p/>
          </table:table-cell>
          <table:table-cell table:content-validation-name="val8"/>
          <table:table-cell table:number-columns-repeated="2"/>
          <table:table-cell table:style-name="ce239"/>
          <table:table-cell table:style-name="ce243" table:formula="of:=IFERROR(IF(ISBLANK([.Z268]); &quot;&quot;; IF([.$G268]=&quot;Long&quot;; ([.Z268]-[.$L268])*[.$K268]/[.$N268]; ([.$L268]-[.Z268])*[.$K268]/[.$N268])-[.$S268]); &quot;&quot;)">
            <text:p/>
          </table:table-cell>
          <table:table-cell/>
          <table:table-cell table:style-name="ce243" table:formula="of:=IFERROR(IF(ISBLANK([.AB268]); &quot;&quot;; IF([.$G268]=&quot;Long&quot;; ([.AB268]-[.$L268])*[.$K268]/[.$N268]; ([.$L268]-[.AB268])*[.$K268]/[.$N268])-[.$S268]); &quot;&quot;)">
            <text:p/>
          </table:table-cell>
          <table:table-cell/>
          <table:table-cell table:style-name="ce243" table:formula="of:=IFERROR(IF(ISBLANK([.AD268]); &quot;&quot;; IF([.$G268]=&quot;Long&quot;; ([.AD268]-[.$L268])*[.$K268]/[.$N268]; ([.$L268]-[.AD268])*[.$K268]/[.$N268])-[.$S268]); &quot;&quot;)">
            <text:p/>
          </table:table-cell>
          <table:table-cell table:number-columns-repeated="2"/>
          <table:table-cell table:formula="of:=IF(ISBLANK([.B268]); &quot;&quot;; DAY([.B268]))">
            <text:p/>
          </table:table-cell>
          <table:table-cell table:formula="of:=IF(ISBLANK([.B268]); &quot;&quot;; WEEKDAY([.B268]))">
            <text:p/>
          </table:table-cell>
          <table:table-cell table:formula="of:=IF(ISBLANK([.B268]); &quot;&quot;; WEEKNUM([.B268]))">
            <text:p/>
          </table:table-cell>
          <table:table-cell table:formula="of:=IF(ISBLANK([.B268]); &quot;&quot;; MONTH([.B268]))">
            <text:p/>
          </table:table-cell>
          <table:table-cell table:formula="of:=IF(ISBLANK([.L268]); &quot;&quot;; [.K268]*[.L268])">
            <text:p/>
          </table:table-cell>
          <table:table-cell table:formula="of:=IF(ISNUMBER([.AL268]); [.AL268]*0.0035; &quot;&quot;)">
            <text:p/>
          </table:table-cell>
          <table:table-cell table:formula="of:=IF(ISBLANK([.Q268]); &quot;&quot;; [.P268]*[.Q268])">
            <text:p/>
          </table:table-cell>
          <table:table-cell table:formula="of:=IF(ISNUMBER([.AN268]); [.AN268]*0.0035; &quot;&quot;)">
            <text:p/>
          </table:table-cell>
          <table:table-cell table:formula="of:=IF(ISBLANK([.Q268]); &quot;&quot;; SUM([.$S$3:.S268]))">
            <text:p/>
          </table:table-cell>
          <table:table-cell table:formula="of:=IF(ISBLANK([.R268]); &quot;&quot;; SUM([.$T$3:.T268]))">
            <text:p/>
          </table:table-cell>
          <table:table-cell table:formula="of:=IF(OR(ISBLANK([.J268]); ISBLANK([.R268])); &quot;&quot;;ROUND(([.R268]-[.J268])*60*24))">
            <text:p/>
          </table:table-cell>
          <table:table-cell table:number-columns-repeated="20"/>
        </table:table-row>
        <table:table-row table:style-name="ro2">
          <table:table-cell office:value-type="float" office:value="267" calcext:value-type="float">
            <text:p>26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69]=&quot;Long&quot; ; [.L269]-[Overview.$C$4]/[.K269]  ;  IF([.G269]=&quot;Short&quot;; [.L269]+[Overview.$C$4]/[.K269]; &quot;&quot;) ); &quot;&quot;)">
            <text:p/>
          </table:table-cell>
          <table:table-cell table:formula="of:=IFERROR(ABS([.M269]-[.L269])*[.K269]; &quot;&quot;)">
            <text:p/>
          </table:table-cell>
          <table:table-cell table:style-name="ce312" table:formula="of:=IFERROR(  IF([.G269]=&quot;Long&quot;;  [.L269]+[Overview.$C$4]/[.K269]  *  [Overview.$C$6]  ;  IF([.G269]=&quot;Short&quot;   ;  [.L269]-[Overview.$C$4]/[.K269]  * [Overview.$C$6]  ; &quot;&quot;  )  )   ; &quot;&quot;)">
            <text:p/>
          </table:table-cell>
          <table:table-cell table:number-columns-repeated="3"/>
          <table:table-cell table:style-name="ce182" table:formula="of:=IFERROR([.T269]/[.N269]; &quot;&quot;)">
            <text:p/>
          </table:table-cell>
          <table:table-cell table:style-name="ce203" table:formula="of:=IFERROR(   IF( AND( [.G269]=&quot;Long&quot;;   [.P269]=[.K269])  ;  [.K269]*([.Q269]-[.L269])  ;    IF(  AND(  [.G269]=&quot;Short&quot;  ;   [.P269]=[.K269]   )   ;   [.K269]*([.L269]-[.Q269])   ;  &quot;&quot;)) ; &quot;&quot;)">
            <text:p/>
          </table:table-cell>
          <table:table-cell table:style-name="ce215" table:formula="of:=IF(ISNUMBER([.T269]); IF([.T269]&gt;=0; &quot;Win&quot;; &quot;Loss&quot;); &quot;&quot;)">
            <text:p/>
          </table:table-cell>
          <table:table-cell table:style-name="ce220" table:formula="of:=IF(ISNUMBER([.T269]); ROUND(([.R269]-[.J269])*60*24); &quot;&quot;)">
            <text:p/>
          </table:table-cell>
          <table:table-cell table:content-validation-name="val8"/>
          <table:table-cell table:number-columns-repeated="2"/>
          <table:table-cell table:style-name="ce239"/>
          <table:table-cell table:style-name="ce243" table:formula="of:=IFERROR(IF(ISBLANK([.Z269]); &quot;&quot;; IF([.$G269]=&quot;Long&quot;; ([.Z269]-[.$L269])*[.$K269]/[.$N269]; ([.$L269]-[.Z269])*[.$K269]/[.$N269])-[.$S269]); &quot;&quot;)">
            <text:p/>
          </table:table-cell>
          <table:table-cell/>
          <table:table-cell table:style-name="ce243" table:formula="of:=IFERROR(IF(ISBLANK([.AB269]); &quot;&quot;; IF([.$G269]=&quot;Long&quot;; ([.AB269]-[.$L269])*[.$K269]/[.$N269]; ([.$L269]-[.AB269])*[.$K269]/[.$N269])-[.$S269]); &quot;&quot;)">
            <text:p/>
          </table:table-cell>
          <table:table-cell/>
          <table:table-cell table:style-name="ce243" table:formula="of:=IFERROR(IF(ISBLANK([.AD269]); &quot;&quot;; IF([.$G269]=&quot;Long&quot;; ([.AD269]-[.$L269])*[.$K269]/[.$N269]; ([.$L269]-[.AD269])*[.$K269]/[.$N269])-[.$S269]); &quot;&quot;)">
            <text:p/>
          </table:table-cell>
          <table:table-cell table:number-columns-repeated="2"/>
          <table:table-cell table:formula="of:=IF(ISBLANK([.B269]); &quot;&quot;; DAY([.B269]))">
            <text:p/>
          </table:table-cell>
          <table:table-cell table:formula="of:=IF(ISBLANK([.B269]); &quot;&quot;; WEEKDAY([.B269]))">
            <text:p/>
          </table:table-cell>
          <table:table-cell table:formula="of:=IF(ISBLANK([.B269]); &quot;&quot;; WEEKNUM([.B269]))">
            <text:p/>
          </table:table-cell>
          <table:table-cell table:formula="of:=IF(ISBLANK([.B269]); &quot;&quot;; MONTH([.B269]))">
            <text:p/>
          </table:table-cell>
          <table:table-cell table:formula="of:=IF(ISBLANK([.L269]); &quot;&quot;; [.K269]*[.L269])">
            <text:p/>
          </table:table-cell>
          <table:table-cell table:formula="of:=IF(ISNUMBER([.AL269]); [.AL269]*0.0035; &quot;&quot;)">
            <text:p/>
          </table:table-cell>
          <table:table-cell table:formula="of:=IF(ISBLANK([.Q269]); &quot;&quot;; [.P269]*[.Q269])">
            <text:p/>
          </table:table-cell>
          <table:table-cell table:formula="of:=IF(ISNUMBER([.AN269]); [.AN269]*0.0035; &quot;&quot;)">
            <text:p/>
          </table:table-cell>
          <table:table-cell table:formula="of:=IF(ISBLANK([.Q269]); &quot;&quot;; SUM([.$S$3:.S269]))">
            <text:p/>
          </table:table-cell>
          <table:table-cell table:formula="of:=IF(ISBLANK([.R269]); &quot;&quot;; SUM([.$T$3:.T269]))">
            <text:p/>
          </table:table-cell>
          <table:table-cell table:formula="of:=IF(OR(ISBLANK([.J269]); ISBLANK([.R269])); &quot;&quot;;ROUND(([.R269]-[.J269])*60*24))">
            <text:p/>
          </table:table-cell>
          <table:table-cell table:number-columns-repeated="20"/>
        </table:table-row>
        <table:table-row table:style-name="ro2">
          <table:table-cell office:value-type="float" office:value="268" calcext:value-type="float">
            <text:p>26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70]=&quot;Long&quot; ; [.L270]-[Overview.$C$4]/[.K270]  ;  IF([.G270]=&quot;Short&quot;; [.L270]+[Overview.$C$4]/[.K270]; &quot;&quot;) ); &quot;&quot;)">
            <text:p/>
          </table:table-cell>
          <table:table-cell table:formula="of:=IFERROR(ABS([.M270]-[.L270])*[.K270]; &quot;&quot;)">
            <text:p/>
          </table:table-cell>
          <table:table-cell table:style-name="ce312" table:formula="of:=IFERROR(  IF([.G270]=&quot;Long&quot;;  [.L270]+[Overview.$C$4]/[.K270]  *  [Overview.$C$6]  ;  IF([.G270]=&quot;Short&quot;   ;  [.L270]-[Overview.$C$4]/[.K270]  * [Overview.$C$6]  ; &quot;&quot;  )  )   ; &quot;&quot;)">
            <text:p/>
          </table:table-cell>
          <table:table-cell table:number-columns-repeated="3"/>
          <table:table-cell table:style-name="ce182" table:formula="of:=IFERROR([.T270]/[.N270]; &quot;&quot;)">
            <text:p/>
          </table:table-cell>
          <table:table-cell table:style-name="ce203" table:formula="of:=IFERROR(   IF( AND( [.G270]=&quot;Long&quot;;   [.P270]=[.K270])  ;  [.K270]*([.Q270]-[.L270])  ;    IF(  AND(  [.G270]=&quot;Short&quot;  ;   [.P270]=[.K270]   )   ;   [.K270]*([.L270]-[.Q270])   ;  &quot;&quot;)) ; &quot;&quot;)">
            <text:p/>
          </table:table-cell>
          <table:table-cell table:style-name="ce215" table:formula="of:=IF(ISNUMBER([.T270]); IF([.T270]&gt;=0; &quot;Win&quot;; &quot;Loss&quot;); &quot;&quot;)">
            <text:p/>
          </table:table-cell>
          <table:table-cell table:style-name="ce220" table:formula="of:=IF(ISNUMBER([.T270]); ROUND(([.R270]-[.J270])*60*24); &quot;&quot;)">
            <text:p/>
          </table:table-cell>
          <table:table-cell table:content-validation-name="val8"/>
          <table:table-cell table:number-columns-repeated="2"/>
          <table:table-cell table:style-name="ce239"/>
          <table:table-cell table:style-name="ce243" table:formula="of:=IFERROR(IF(ISBLANK([.Z270]); &quot;&quot;; IF([.$G270]=&quot;Long&quot;; ([.Z270]-[.$L270])*[.$K270]/[.$N270]; ([.$L270]-[.Z270])*[.$K270]/[.$N270])-[.$S270]); &quot;&quot;)">
            <text:p/>
          </table:table-cell>
          <table:table-cell/>
          <table:table-cell table:style-name="ce243" table:formula="of:=IFERROR(IF(ISBLANK([.AB270]); &quot;&quot;; IF([.$G270]=&quot;Long&quot;; ([.AB270]-[.$L270])*[.$K270]/[.$N270]; ([.$L270]-[.AB270])*[.$K270]/[.$N270])-[.$S270]); &quot;&quot;)">
            <text:p/>
          </table:table-cell>
          <table:table-cell/>
          <table:table-cell table:style-name="ce243" table:formula="of:=IFERROR(IF(ISBLANK([.AD270]); &quot;&quot;; IF([.$G270]=&quot;Long&quot;; ([.AD270]-[.$L270])*[.$K270]/[.$N270]; ([.$L270]-[.AD270])*[.$K270]/[.$N270])-[.$S270]); &quot;&quot;)">
            <text:p/>
          </table:table-cell>
          <table:table-cell table:number-columns-repeated="2"/>
          <table:table-cell table:formula="of:=IF(ISBLANK([.B270]); &quot;&quot;; DAY([.B270]))">
            <text:p/>
          </table:table-cell>
          <table:table-cell table:formula="of:=IF(ISBLANK([.B270]); &quot;&quot;; WEEKDAY([.B270]))">
            <text:p/>
          </table:table-cell>
          <table:table-cell table:formula="of:=IF(ISBLANK([.B270]); &quot;&quot;; WEEKNUM([.B270]))">
            <text:p/>
          </table:table-cell>
          <table:table-cell table:formula="of:=IF(ISBLANK([.B270]); &quot;&quot;; MONTH([.B270]))">
            <text:p/>
          </table:table-cell>
          <table:table-cell table:formula="of:=IF(ISBLANK([.L270]); &quot;&quot;; [.K270]*[.L270])">
            <text:p/>
          </table:table-cell>
          <table:table-cell table:formula="of:=IF(ISNUMBER([.AL270]); [.AL270]*0.0035; &quot;&quot;)">
            <text:p/>
          </table:table-cell>
          <table:table-cell table:formula="of:=IF(ISBLANK([.Q270]); &quot;&quot;; [.P270]*[.Q270])">
            <text:p/>
          </table:table-cell>
          <table:table-cell table:formula="of:=IF(ISNUMBER([.AN270]); [.AN270]*0.0035; &quot;&quot;)">
            <text:p/>
          </table:table-cell>
          <table:table-cell table:formula="of:=IF(ISBLANK([.Q270]); &quot;&quot;; SUM([.$S$3:.S270]))">
            <text:p/>
          </table:table-cell>
          <table:table-cell table:formula="of:=IF(ISBLANK([.R270]); &quot;&quot;; SUM([.$T$3:.T270]))">
            <text:p/>
          </table:table-cell>
          <table:table-cell table:formula="of:=IF(OR(ISBLANK([.J270]); ISBLANK([.R270])); &quot;&quot;;ROUND(([.R270]-[.J270])*60*24))">
            <text:p/>
          </table:table-cell>
          <table:table-cell table:number-columns-repeated="20"/>
        </table:table-row>
        <table:table-row table:style-name="ro2">
          <table:table-cell office:value-type="float" office:value="269" calcext:value-type="float">
            <text:p>26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71]=&quot;Long&quot; ; [.L271]-[Overview.$C$4]/[.K271]  ;  IF([.G271]=&quot;Short&quot;; [.L271]+[Overview.$C$4]/[.K271]; &quot;&quot;) ); &quot;&quot;)">
            <text:p/>
          </table:table-cell>
          <table:table-cell table:formula="of:=IFERROR(ABS([.M271]-[.L271])*[.K271]; &quot;&quot;)">
            <text:p/>
          </table:table-cell>
          <table:table-cell table:style-name="ce312" table:formula="of:=IFERROR(  IF([.G271]=&quot;Long&quot;;  [.L271]+[Overview.$C$4]/[.K271]  *  [Overview.$C$6]  ;  IF([.G271]=&quot;Short&quot;   ;  [.L271]-[Overview.$C$4]/[.K271]  * [Overview.$C$6]  ; &quot;&quot;  )  )   ; &quot;&quot;)">
            <text:p/>
          </table:table-cell>
          <table:table-cell table:number-columns-repeated="3"/>
          <table:table-cell table:style-name="ce182" table:formula="of:=IFERROR([.T271]/[.N271]; &quot;&quot;)">
            <text:p/>
          </table:table-cell>
          <table:table-cell table:style-name="ce203" table:formula="of:=IFERROR(   IF( AND( [.G271]=&quot;Long&quot;;   [.P271]=[.K271])  ;  [.K271]*([.Q271]-[.L271])  ;    IF(  AND(  [.G271]=&quot;Short&quot;  ;   [.P271]=[.K271]   )   ;   [.K271]*([.L271]-[.Q271])   ;  &quot;&quot;)) ; &quot;&quot;)">
            <text:p/>
          </table:table-cell>
          <table:table-cell table:style-name="ce215" table:formula="of:=IF(ISNUMBER([.T271]); IF([.T271]&gt;=0; &quot;Win&quot;; &quot;Loss&quot;); &quot;&quot;)">
            <text:p/>
          </table:table-cell>
          <table:table-cell table:style-name="ce220" table:formula="of:=IF(ISNUMBER([.T271]); ROUND(([.R271]-[.J271])*60*24); &quot;&quot;)">
            <text:p/>
          </table:table-cell>
          <table:table-cell table:content-validation-name="val8"/>
          <table:table-cell table:number-columns-repeated="2"/>
          <table:table-cell table:style-name="ce239"/>
          <table:table-cell table:style-name="ce243" table:formula="of:=IFERROR(IF(ISBLANK([.Z271]); &quot;&quot;; IF([.$G271]=&quot;Long&quot;; ([.Z271]-[.$L271])*[.$K271]/[.$N271]; ([.$L271]-[.Z271])*[.$K271]/[.$N271])-[.$S271]); &quot;&quot;)">
            <text:p/>
          </table:table-cell>
          <table:table-cell/>
          <table:table-cell table:style-name="ce243" table:formula="of:=IFERROR(IF(ISBLANK([.AB271]); &quot;&quot;; IF([.$G271]=&quot;Long&quot;; ([.AB271]-[.$L271])*[.$K271]/[.$N271]; ([.$L271]-[.AB271])*[.$K271]/[.$N271])-[.$S271]); &quot;&quot;)">
            <text:p/>
          </table:table-cell>
          <table:table-cell/>
          <table:table-cell table:style-name="ce243" table:formula="of:=IFERROR(IF(ISBLANK([.AD271]); &quot;&quot;; IF([.$G271]=&quot;Long&quot;; ([.AD271]-[.$L271])*[.$K271]/[.$N271]; ([.$L271]-[.AD271])*[.$K271]/[.$N271])-[.$S271]); &quot;&quot;)">
            <text:p/>
          </table:table-cell>
          <table:table-cell table:number-columns-repeated="2"/>
          <table:table-cell table:formula="of:=IF(ISBLANK([.B271]); &quot;&quot;; DAY([.B271]))">
            <text:p/>
          </table:table-cell>
          <table:table-cell table:formula="of:=IF(ISBLANK([.B271]); &quot;&quot;; WEEKDAY([.B271]))">
            <text:p/>
          </table:table-cell>
          <table:table-cell table:formula="of:=IF(ISBLANK([.B271]); &quot;&quot;; WEEKNUM([.B271]))">
            <text:p/>
          </table:table-cell>
          <table:table-cell table:formula="of:=IF(ISBLANK([.B271]); &quot;&quot;; MONTH([.B271]))">
            <text:p/>
          </table:table-cell>
          <table:table-cell table:formula="of:=IF(ISBLANK([.L271]); &quot;&quot;; [.K271]*[.L271])">
            <text:p/>
          </table:table-cell>
          <table:table-cell table:formula="of:=IF(ISNUMBER([.AL271]); [.AL271]*0.0035; &quot;&quot;)">
            <text:p/>
          </table:table-cell>
          <table:table-cell table:formula="of:=IF(ISBLANK([.Q271]); &quot;&quot;; [.P271]*[.Q271])">
            <text:p/>
          </table:table-cell>
          <table:table-cell table:formula="of:=IF(ISNUMBER([.AN271]); [.AN271]*0.0035; &quot;&quot;)">
            <text:p/>
          </table:table-cell>
          <table:table-cell table:formula="of:=IF(ISBLANK([.Q271]); &quot;&quot;; SUM([.$S$3:.S271]))">
            <text:p/>
          </table:table-cell>
          <table:table-cell table:formula="of:=IF(ISBLANK([.R271]); &quot;&quot;; SUM([.$T$3:.T271]))">
            <text:p/>
          </table:table-cell>
          <table:table-cell table:formula="of:=IF(OR(ISBLANK([.J271]); ISBLANK([.R271])); &quot;&quot;;ROUND(([.R271]-[.J271])*60*24))">
            <text:p/>
          </table:table-cell>
          <table:table-cell table:number-columns-repeated="20"/>
        </table:table-row>
        <table:table-row table:style-name="ro2">
          <table:table-cell office:value-type="float" office:value="270" calcext:value-type="float">
            <text:p>27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72]=&quot;Long&quot; ; [.L272]-[Overview.$C$4]/[.K272]  ;  IF([.G272]=&quot;Short&quot;; [.L272]+[Overview.$C$4]/[.K272]; &quot;&quot;) ); &quot;&quot;)">
            <text:p/>
          </table:table-cell>
          <table:table-cell table:formula="of:=IFERROR(ABS([.M272]-[.L272])*[.K272]; &quot;&quot;)">
            <text:p/>
          </table:table-cell>
          <table:table-cell table:style-name="ce312" table:formula="of:=IFERROR(  IF([.G272]=&quot;Long&quot;;  [.L272]+[Overview.$C$4]/[.K272]  *  [Overview.$C$6]  ;  IF([.G272]=&quot;Short&quot;   ;  [.L272]-[Overview.$C$4]/[.K272]  * [Overview.$C$6]  ; &quot;&quot;  )  )   ; &quot;&quot;)">
            <text:p/>
          </table:table-cell>
          <table:table-cell table:number-columns-repeated="3"/>
          <table:table-cell table:style-name="ce182" table:formula="of:=IFERROR([.T272]/[.N272]; &quot;&quot;)">
            <text:p/>
          </table:table-cell>
          <table:table-cell table:style-name="ce203" table:formula="of:=IFERROR(   IF( AND( [.G272]=&quot;Long&quot;;   [.P272]=[.K272])  ;  [.K272]*([.Q272]-[.L272])  ;    IF(  AND(  [.G272]=&quot;Short&quot;  ;   [.P272]=[.K272]   )   ;   [.K272]*([.L272]-[.Q272])   ;  &quot;&quot;)) ; &quot;&quot;)">
            <text:p/>
          </table:table-cell>
          <table:table-cell table:style-name="ce215" table:formula="of:=IF(ISNUMBER([.T272]); IF([.T272]&gt;=0; &quot;Win&quot;; &quot;Loss&quot;); &quot;&quot;)">
            <text:p/>
          </table:table-cell>
          <table:table-cell table:style-name="ce220" table:formula="of:=IF(ISNUMBER([.T272]); ROUND(([.R272]-[.J272])*60*24); &quot;&quot;)">
            <text:p/>
          </table:table-cell>
          <table:table-cell table:content-validation-name="val8"/>
          <table:table-cell table:number-columns-repeated="2"/>
          <table:table-cell table:style-name="ce239"/>
          <table:table-cell table:style-name="ce243" table:formula="of:=IFERROR(IF(ISBLANK([.Z272]); &quot;&quot;; IF([.$G272]=&quot;Long&quot;; ([.Z272]-[.$L272])*[.$K272]/[.$N272]; ([.$L272]-[.Z272])*[.$K272]/[.$N272])-[.$S272]); &quot;&quot;)">
            <text:p/>
          </table:table-cell>
          <table:table-cell/>
          <table:table-cell table:style-name="ce243" table:formula="of:=IFERROR(IF(ISBLANK([.AB272]); &quot;&quot;; IF([.$G272]=&quot;Long&quot;; ([.AB272]-[.$L272])*[.$K272]/[.$N272]; ([.$L272]-[.AB272])*[.$K272]/[.$N272])-[.$S272]); &quot;&quot;)">
            <text:p/>
          </table:table-cell>
          <table:table-cell/>
          <table:table-cell table:style-name="ce243" table:formula="of:=IFERROR(IF(ISBLANK([.AD272]); &quot;&quot;; IF([.$G272]=&quot;Long&quot;; ([.AD272]-[.$L272])*[.$K272]/[.$N272]; ([.$L272]-[.AD272])*[.$K272]/[.$N272])-[.$S272]); &quot;&quot;)">
            <text:p/>
          </table:table-cell>
          <table:table-cell table:number-columns-repeated="2"/>
          <table:table-cell table:formula="of:=IF(ISBLANK([.B272]); &quot;&quot;; DAY([.B272]))">
            <text:p/>
          </table:table-cell>
          <table:table-cell table:formula="of:=IF(ISBLANK([.B272]); &quot;&quot;; WEEKDAY([.B272]))">
            <text:p/>
          </table:table-cell>
          <table:table-cell table:formula="of:=IF(ISBLANK([.B272]); &quot;&quot;; WEEKNUM([.B272]))">
            <text:p/>
          </table:table-cell>
          <table:table-cell table:formula="of:=IF(ISBLANK([.B272]); &quot;&quot;; MONTH([.B272]))">
            <text:p/>
          </table:table-cell>
          <table:table-cell table:formula="of:=IF(ISBLANK([.L272]); &quot;&quot;; [.K272]*[.L272])">
            <text:p/>
          </table:table-cell>
          <table:table-cell table:formula="of:=IF(ISNUMBER([.AL272]); [.AL272]*0.0035; &quot;&quot;)">
            <text:p/>
          </table:table-cell>
          <table:table-cell table:formula="of:=IF(ISBLANK([.Q272]); &quot;&quot;; [.P272]*[.Q272])">
            <text:p/>
          </table:table-cell>
          <table:table-cell table:formula="of:=IF(ISNUMBER([.AN272]); [.AN272]*0.0035; &quot;&quot;)">
            <text:p/>
          </table:table-cell>
          <table:table-cell table:formula="of:=IF(ISBLANK([.Q272]); &quot;&quot;; SUM([.$S$3:.S272]))">
            <text:p/>
          </table:table-cell>
          <table:table-cell table:formula="of:=IF(ISBLANK([.R272]); &quot;&quot;; SUM([.$T$3:.T272]))">
            <text:p/>
          </table:table-cell>
          <table:table-cell table:formula="of:=IF(OR(ISBLANK([.J272]); ISBLANK([.R272])); &quot;&quot;;ROUND(([.R272]-[.J272])*60*24))">
            <text:p/>
          </table:table-cell>
          <table:table-cell table:number-columns-repeated="20"/>
        </table:table-row>
        <table:table-row table:style-name="ro2">
          <table:table-cell office:value-type="float" office:value="271" calcext:value-type="float">
            <text:p>27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73]=&quot;Long&quot; ; [.L273]-[Overview.$C$4]/[.K273]  ;  IF([.G273]=&quot;Short&quot;; [.L273]+[Overview.$C$4]/[.K273]; &quot;&quot;) ); &quot;&quot;)">
            <text:p/>
          </table:table-cell>
          <table:table-cell table:formula="of:=IFERROR(ABS([.M273]-[.L273])*[.K273]; &quot;&quot;)">
            <text:p/>
          </table:table-cell>
          <table:table-cell table:style-name="ce312" table:formula="of:=IFERROR(  IF([.G273]=&quot;Long&quot;;  [.L273]+[Overview.$C$4]/[.K273]  *  [Overview.$C$6]  ;  IF([.G273]=&quot;Short&quot;   ;  [.L273]-[Overview.$C$4]/[.K273]  * [Overview.$C$6]  ; &quot;&quot;  )  )   ; &quot;&quot;)">
            <text:p/>
          </table:table-cell>
          <table:table-cell table:number-columns-repeated="3"/>
          <table:table-cell table:style-name="ce182" table:formula="of:=IFERROR([.T273]/[.N273]; &quot;&quot;)">
            <text:p/>
          </table:table-cell>
          <table:table-cell table:style-name="ce203" table:formula="of:=IFERROR(   IF( AND( [.G273]=&quot;Long&quot;;   [.P273]=[.K273])  ;  [.K273]*([.Q273]-[.L273])  ;    IF(  AND(  [.G273]=&quot;Short&quot;  ;   [.P273]=[.K273]   )   ;   [.K273]*([.L273]-[.Q273])   ;  &quot;&quot;)) ; &quot;&quot;)">
            <text:p/>
          </table:table-cell>
          <table:table-cell table:style-name="ce215" table:formula="of:=IF(ISNUMBER([.T273]); IF([.T273]&gt;=0; &quot;Win&quot;; &quot;Loss&quot;); &quot;&quot;)">
            <text:p/>
          </table:table-cell>
          <table:table-cell table:style-name="ce220" table:formula="of:=IF(ISNUMBER([.T273]); ROUND(([.R273]-[.J273])*60*24); &quot;&quot;)">
            <text:p/>
          </table:table-cell>
          <table:table-cell table:content-validation-name="val8"/>
          <table:table-cell table:number-columns-repeated="2"/>
          <table:table-cell table:style-name="ce239"/>
          <table:table-cell table:style-name="ce243" table:formula="of:=IFERROR(IF(ISBLANK([.Z273]); &quot;&quot;; IF([.$G273]=&quot;Long&quot;; ([.Z273]-[.$L273])*[.$K273]/[.$N273]; ([.$L273]-[.Z273])*[.$K273]/[.$N273])-[.$S273]); &quot;&quot;)">
            <text:p/>
          </table:table-cell>
          <table:table-cell/>
          <table:table-cell table:style-name="ce243" table:formula="of:=IFERROR(IF(ISBLANK([.AB273]); &quot;&quot;; IF([.$G273]=&quot;Long&quot;; ([.AB273]-[.$L273])*[.$K273]/[.$N273]; ([.$L273]-[.AB273])*[.$K273]/[.$N273])-[.$S273]); &quot;&quot;)">
            <text:p/>
          </table:table-cell>
          <table:table-cell/>
          <table:table-cell table:style-name="ce243" table:formula="of:=IFERROR(IF(ISBLANK([.AD273]); &quot;&quot;; IF([.$G273]=&quot;Long&quot;; ([.AD273]-[.$L273])*[.$K273]/[.$N273]; ([.$L273]-[.AD273])*[.$K273]/[.$N273])-[.$S273]); &quot;&quot;)">
            <text:p/>
          </table:table-cell>
          <table:table-cell table:number-columns-repeated="2"/>
          <table:table-cell table:formula="of:=IF(ISBLANK([.B273]); &quot;&quot;; DAY([.B273]))">
            <text:p/>
          </table:table-cell>
          <table:table-cell table:formula="of:=IF(ISBLANK([.B273]); &quot;&quot;; WEEKDAY([.B273]))">
            <text:p/>
          </table:table-cell>
          <table:table-cell table:formula="of:=IF(ISBLANK([.B273]); &quot;&quot;; WEEKNUM([.B273]))">
            <text:p/>
          </table:table-cell>
          <table:table-cell table:formula="of:=IF(ISBLANK([.B273]); &quot;&quot;; MONTH([.B273]))">
            <text:p/>
          </table:table-cell>
          <table:table-cell table:formula="of:=IF(ISBLANK([.L273]); &quot;&quot;; [.K273]*[.L273])">
            <text:p/>
          </table:table-cell>
          <table:table-cell table:formula="of:=IF(ISNUMBER([.AL273]); [.AL273]*0.0035; &quot;&quot;)">
            <text:p/>
          </table:table-cell>
          <table:table-cell table:formula="of:=IF(ISBLANK([.Q273]); &quot;&quot;; [.P273]*[.Q273])">
            <text:p/>
          </table:table-cell>
          <table:table-cell table:formula="of:=IF(ISNUMBER([.AN273]); [.AN273]*0.0035; &quot;&quot;)">
            <text:p/>
          </table:table-cell>
          <table:table-cell table:formula="of:=IF(ISBLANK([.Q273]); &quot;&quot;; SUM([.$S$3:.S273]))">
            <text:p/>
          </table:table-cell>
          <table:table-cell table:formula="of:=IF(ISBLANK([.R273]); &quot;&quot;; SUM([.$T$3:.T273]))">
            <text:p/>
          </table:table-cell>
          <table:table-cell table:formula="of:=IF(OR(ISBLANK([.J273]); ISBLANK([.R273])); &quot;&quot;;ROUND(([.R273]-[.J273])*60*24))">
            <text:p/>
          </table:table-cell>
          <table:table-cell table:number-columns-repeated="20"/>
        </table:table-row>
        <table:table-row table:style-name="ro2">
          <table:table-cell office:value-type="float" office:value="272" calcext:value-type="float">
            <text:p>27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74]=&quot;Long&quot; ; [.L274]-[Overview.$C$4]/[.K274]  ;  IF([.G274]=&quot;Short&quot;; [.L274]+[Overview.$C$4]/[.K274]; &quot;&quot;) ); &quot;&quot;)">
            <text:p/>
          </table:table-cell>
          <table:table-cell table:formula="of:=IFERROR(ABS([.M274]-[.L274])*[.K274]; &quot;&quot;)">
            <text:p/>
          </table:table-cell>
          <table:table-cell table:style-name="ce312" table:formula="of:=IFERROR(  IF([.G274]=&quot;Long&quot;;  [.L274]+[Overview.$C$4]/[.K274]  *  [Overview.$C$6]  ;  IF([.G274]=&quot;Short&quot;   ;  [.L274]-[Overview.$C$4]/[.K274]  * [Overview.$C$6]  ; &quot;&quot;  )  )   ; &quot;&quot;)">
            <text:p/>
          </table:table-cell>
          <table:table-cell table:number-columns-repeated="3"/>
          <table:table-cell table:style-name="ce182" table:formula="of:=IFERROR([.T274]/[.N274]; &quot;&quot;)">
            <text:p/>
          </table:table-cell>
          <table:table-cell table:style-name="ce203" table:formula="of:=IFERROR(   IF( AND( [.G274]=&quot;Long&quot;;   [.P274]=[.K274])  ;  [.K274]*([.Q274]-[.L274])  ;    IF(  AND(  [.G274]=&quot;Short&quot;  ;   [.P274]=[.K274]   )   ;   [.K274]*([.L274]-[.Q274])   ;  &quot;&quot;)) ; &quot;&quot;)">
            <text:p/>
          </table:table-cell>
          <table:table-cell table:style-name="ce215" table:formula="of:=IF(ISNUMBER([.T274]); IF([.T274]&gt;=0; &quot;Win&quot;; &quot;Loss&quot;); &quot;&quot;)">
            <text:p/>
          </table:table-cell>
          <table:table-cell table:style-name="ce220" table:formula="of:=IF(ISNUMBER([.T274]); ROUND(([.R274]-[.J274])*60*24); &quot;&quot;)">
            <text:p/>
          </table:table-cell>
          <table:table-cell table:content-validation-name="val8"/>
          <table:table-cell table:number-columns-repeated="2"/>
          <table:table-cell table:style-name="ce239"/>
          <table:table-cell table:style-name="ce243" table:formula="of:=IFERROR(IF(ISBLANK([.Z274]); &quot;&quot;; IF([.$G274]=&quot;Long&quot;; ([.Z274]-[.$L274])*[.$K274]/[.$N274]; ([.$L274]-[.Z274])*[.$K274]/[.$N274])-[.$S274]); &quot;&quot;)">
            <text:p/>
          </table:table-cell>
          <table:table-cell/>
          <table:table-cell table:style-name="ce243" table:formula="of:=IFERROR(IF(ISBLANK([.AB274]); &quot;&quot;; IF([.$G274]=&quot;Long&quot;; ([.AB274]-[.$L274])*[.$K274]/[.$N274]; ([.$L274]-[.AB274])*[.$K274]/[.$N274])-[.$S274]); &quot;&quot;)">
            <text:p/>
          </table:table-cell>
          <table:table-cell/>
          <table:table-cell table:style-name="ce243" table:formula="of:=IFERROR(IF(ISBLANK([.AD274]); &quot;&quot;; IF([.$G274]=&quot;Long&quot;; ([.AD274]-[.$L274])*[.$K274]/[.$N274]; ([.$L274]-[.AD274])*[.$K274]/[.$N274])-[.$S274]); &quot;&quot;)">
            <text:p/>
          </table:table-cell>
          <table:table-cell table:number-columns-repeated="2"/>
          <table:table-cell table:formula="of:=IF(ISBLANK([.B274]); &quot;&quot;; DAY([.B274]))">
            <text:p/>
          </table:table-cell>
          <table:table-cell table:formula="of:=IF(ISBLANK([.B274]); &quot;&quot;; WEEKDAY([.B274]))">
            <text:p/>
          </table:table-cell>
          <table:table-cell table:formula="of:=IF(ISBLANK([.B274]); &quot;&quot;; WEEKNUM([.B274]))">
            <text:p/>
          </table:table-cell>
          <table:table-cell table:formula="of:=IF(ISBLANK([.B274]); &quot;&quot;; MONTH([.B274]))">
            <text:p/>
          </table:table-cell>
          <table:table-cell table:formula="of:=IF(ISBLANK([.L274]); &quot;&quot;; [.K274]*[.L274])">
            <text:p/>
          </table:table-cell>
          <table:table-cell table:formula="of:=IF(ISNUMBER([.AL274]); [.AL274]*0.0035; &quot;&quot;)">
            <text:p/>
          </table:table-cell>
          <table:table-cell table:formula="of:=IF(ISBLANK([.Q274]); &quot;&quot;; [.P274]*[.Q274])">
            <text:p/>
          </table:table-cell>
          <table:table-cell table:formula="of:=IF(ISNUMBER([.AN274]); [.AN274]*0.0035; &quot;&quot;)">
            <text:p/>
          </table:table-cell>
          <table:table-cell table:formula="of:=IF(ISBLANK([.Q274]); &quot;&quot;; SUM([.$S$3:.S274]))">
            <text:p/>
          </table:table-cell>
          <table:table-cell table:formula="of:=IF(ISBLANK([.R274]); &quot;&quot;; SUM([.$T$3:.T274]))">
            <text:p/>
          </table:table-cell>
          <table:table-cell table:formula="of:=IF(OR(ISBLANK([.J274]); ISBLANK([.R274])); &quot;&quot;;ROUND(([.R274]-[.J274])*60*24))">
            <text:p/>
          </table:table-cell>
          <table:table-cell table:number-columns-repeated="20"/>
        </table:table-row>
        <table:table-row table:style-name="ro2">
          <table:table-cell office:value-type="float" office:value="273" calcext:value-type="float">
            <text:p>27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75]=&quot;Long&quot; ; [.L275]-[Overview.$C$4]/[.K275]  ;  IF([.G275]=&quot;Short&quot;; [.L275]+[Overview.$C$4]/[.K275]; &quot;&quot;) ); &quot;&quot;)">
            <text:p/>
          </table:table-cell>
          <table:table-cell table:formula="of:=IFERROR(ABS([.M275]-[.L275])*[.K275]; &quot;&quot;)">
            <text:p/>
          </table:table-cell>
          <table:table-cell table:style-name="ce312" table:formula="of:=IFERROR(  IF([.G275]=&quot;Long&quot;;  [.L275]+[Overview.$C$4]/[.K275]  *  [Overview.$C$6]  ;  IF([.G275]=&quot;Short&quot;   ;  [.L275]-[Overview.$C$4]/[.K275]  * [Overview.$C$6]  ; &quot;&quot;  )  )   ; &quot;&quot;)">
            <text:p/>
          </table:table-cell>
          <table:table-cell table:number-columns-repeated="3"/>
          <table:table-cell table:style-name="ce182" table:formula="of:=IFERROR([.T275]/[.N275]; &quot;&quot;)">
            <text:p/>
          </table:table-cell>
          <table:table-cell table:style-name="ce203" table:formula="of:=IFERROR(   IF( AND( [.G275]=&quot;Long&quot;;   [.P275]=[.K275])  ;  [.K275]*([.Q275]-[.L275])  ;    IF(  AND(  [.G275]=&quot;Short&quot;  ;   [.P275]=[.K275]   )   ;   [.K275]*([.L275]-[.Q275])   ;  &quot;&quot;)) ; &quot;&quot;)">
            <text:p/>
          </table:table-cell>
          <table:table-cell table:style-name="ce215" table:formula="of:=IF(ISNUMBER([.T275]); IF([.T275]&gt;=0; &quot;Win&quot;; &quot;Loss&quot;); &quot;&quot;)">
            <text:p/>
          </table:table-cell>
          <table:table-cell table:style-name="ce220" table:formula="of:=IF(ISNUMBER([.T275]); ROUND(([.R275]-[.J275])*60*24); &quot;&quot;)">
            <text:p/>
          </table:table-cell>
          <table:table-cell table:content-validation-name="val8"/>
          <table:table-cell table:number-columns-repeated="2"/>
          <table:table-cell table:style-name="ce239"/>
          <table:table-cell table:style-name="ce243" table:formula="of:=IFERROR(IF(ISBLANK([.Z275]); &quot;&quot;; IF([.$G275]=&quot;Long&quot;; ([.Z275]-[.$L275])*[.$K275]/[.$N275]; ([.$L275]-[.Z275])*[.$K275]/[.$N275])-[.$S275]); &quot;&quot;)">
            <text:p/>
          </table:table-cell>
          <table:table-cell/>
          <table:table-cell table:style-name="ce243" table:formula="of:=IFERROR(IF(ISBLANK([.AB275]); &quot;&quot;; IF([.$G275]=&quot;Long&quot;; ([.AB275]-[.$L275])*[.$K275]/[.$N275]; ([.$L275]-[.AB275])*[.$K275]/[.$N275])-[.$S275]); &quot;&quot;)">
            <text:p/>
          </table:table-cell>
          <table:table-cell/>
          <table:table-cell table:style-name="ce243" table:formula="of:=IFERROR(IF(ISBLANK([.AD275]); &quot;&quot;; IF([.$G275]=&quot;Long&quot;; ([.AD275]-[.$L275])*[.$K275]/[.$N275]; ([.$L275]-[.AD275])*[.$K275]/[.$N275])-[.$S275]); &quot;&quot;)">
            <text:p/>
          </table:table-cell>
          <table:table-cell table:number-columns-repeated="2"/>
          <table:table-cell table:formula="of:=IF(ISBLANK([.B275]); &quot;&quot;; DAY([.B275]))">
            <text:p/>
          </table:table-cell>
          <table:table-cell table:formula="of:=IF(ISBLANK([.B275]); &quot;&quot;; WEEKDAY([.B275]))">
            <text:p/>
          </table:table-cell>
          <table:table-cell table:formula="of:=IF(ISBLANK([.B275]); &quot;&quot;; WEEKNUM([.B275]))">
            <text:p/>
          </table:table-cell>
          <table:table-cell table:formula="of:=IF(ISBLANK([.B275]); &quot;&quot;; MONTH([.B275]))">
            <text:p/>
          </table:table-cell>
          <table:table-cell table:formula="of:=IF(ISBLANK([.L275]); &quot;&quot;; [.K275]*[.L275])">
            <text:p/>
          </table:table-cell>
          <table:table-cell table:formula="of:=IF(ISNUMBER([.AL275]); [.AL275]*0.0035; &quot;&quot;)">
            <text:p/>
          </table:table-cell>
          <table:table-cell table:formula="of:=IF(ISBLANK([.Q275]); &quot;&quot;; [.P275]*[.Q275])">
            <text:p/>
          </table:table-cell>
          <table:table-cell table:formula="of:=IF(ISNUMBER([.AN275]); [.AN275]*0.0035; &quot;&quot;)">
            <text:p/>
          </table:table-cell>
          <table:table-cell table:formula="of:=IF(ISBLANK([.Q275]); &quot;&quot;; SUM([.$S$3:.S275]))">
            <text:p/>
          </table:table-cell>
          <table:table-cell table:formula="of:=IF(ISBLANK([.R275]); &quot;&quot;; SUM([.$T$3:.T275]))">
            <text:p/>
          </table:table-cell>
          <table:table-cell table:formula="of:=IF(OR(ISBLANK([.J275]); ISBLANK([.R275])); &quot;&quot;;ROUND(([.R275]-[.J275])*60*24))">
            <text:p/>
          </table:table-cell>
          <table:table-cell table:number-columns-repeated="20"/>
        </table:table-row>
        <table:table-row table:style-name="ro2">
          <table:table-cell office:value-type="float" office:value="274" calcext:value-type="float">
            <text:p>27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76]=&quot;Long&quot; ; [.L276]-[Overview.$C$4]/[.K276]  ;  IF([.G276]=&quot;Short&quot;; [.L276]+[Overview.$C$4]/[.K276]; &quot;&quot;) ); &quot;&quot;)">
            <text:p/>
          </table:table-cell>
          <table:table-cell table:formula="of:=IFERROR(ABS([.M276]-[.L276])*[.K276]; &quot;&quot;)">
            <text:p/>
          </table:table-cell>
          <table:table-cell table:style-name="ce312" table:formula="of:=IFERROR(  IF([.G276]=&quot;Long&quot;;  [.L276]+[Overview.$C$4]/[.K276]  *  [Overview.$C$6]  ;  IF([.G276]=&quot;Short&quot;   ;  [.L276]-[Overview.$C$4]/[.K276]  * [Overview.$C$6]  ; &quot;&quot;  )  )   ; &quot;&quot;)">
            <text:p/>
          </table:table-cell>
          <table:table-cell table:number-columns-repeated="3"/>
          <table:table-cell table:style-name="ce182" table:formula="of:=IFERROR([.T276]/[.N276]; &quot;&quot;)">
            <text:p/>
          </table:table-cell>
          <table:table-cell table:style-name="ce203" table:formula="of:=IFERROR(   IF( AND( [.G276]=&quot;Long&quot;;   [.P276]=[.K276])  ;  [.K276]*([.Q276]-[.L276])  ;    IF(  AND(  [.G276]=&quot;Short&quot;  ;   [.P276]=[.K276]   )   ;   [.K276]*([.L276]-[.Q276])   ;  &quot;&quot;)) ; &quot;&quot;)">
            <text:p/>
          </table:table-cell>
          <table:table-cell table:style-name="ce215" table:formula="of:=IF(ISNUMBER([.T276]); IF([.T276]&gt;=0; &quot;Win&quot;; &quot;Loss&quot;); &quot;&quot;)">
            <text:p/>
          </table:table-cell>
          <table:table-cell table:style-name="ce220" table:formula="of:=IF(ISNUMBER([.T276]); ROUND(([.R276]-[.J276])*60*24); &quot;&quot;)">
            <text:p/>
          </table:table-cell>
          <table:table-cell table:content-validation-name="val8"/>
          <table:table-cell table:number-columns-repeated="2"/>
          <table:table-cell table:style-name="ce239"/>
          <table:table-cell table:style-name="ce243" table:formula="of:=IFERROR(IF(ISBLANK([.Z276]); &quot;&quot;; IF([.$G276]=&quot;Long&quot;; ([.Z276]-[.$L276])*[.$K276]/[.$N276]; ([.$L276]-[.Z276])*[.$K276]/[.$N276])-[.$S276]); &quot;&quot;)">
            <text:p/>
          </table:table-cell>
          <table:table-cell/>
          <table:table-cell table:style-name="ce243" table:formula="of:=IFERROR(IF(ISBLANK([.AB276]); &quot;&quot;; IF([.$G276]=&quot;Long&quot;; ([.AB276]-[.$L276])*[.$K276]/[.$N276]; ([.$L276]-[.AB276])*[.$K276]/[.$N276])-[.$S276]); &quot;&quot;)">
            <text:p/>
          </table:table-cell>
          <table:table-cell/>
          <table:table-cell table:style-name="ce243" table:formula="of:=IFERROR(IF(ISBLANK([.AD276]); &quot;&quot;; IF([.$G276]=&quot;Long&quot;; ([.AD276]-[.$L276])*[.$K276]/[.$N276]; ([.$L276]-[.AD276])*[.$K276]/[.$N276])-[.$S276]); &quot;&quot;)">
            <text:p/>
          </table:table-cell>
          <table:table-cell table:number-columns-repeated="2"/>
          <table:table-cell table:formula="of:=IF(ISBLANK([.B276]); &quot;&quot;; DAY([.B276]))">
            <text:p/>
          </table:table-cell>
          <table:table-cell table:formula="of:=IF(ISBLANK([.B276]); &quot;&quot;; WEEKDAY([.B276]))">
            <text:p/>
          </table:table-cell>
          <table:table-cell table:formula="of:=IF(ISBLANK([.B276]); &quot;&quot;; WEEKNUM([.B276]))">
            <text:p/>
          </table:table-cell>
          <table:table-cell table:formula="of:=IF(ISBLANK([.B276]); &quot;&quot;; MONTH([.B276]))">
            <text:p/>
          </table:table-cell>
          <table:table-cell table:formula="of:=IF(ISBLANK([.L276]); &quot;&quot;; [.K276]*[.L276])">
            <text:p/>
          </table:table-cell>
          <table:table-cell table:formula="of:=IF(ISNUMBER([.AL276]); [.AL276]*0.0035; &quot;&quot;)">
            <text:p/>
          </table:table-cell>
          <table:table-cell table:formula="of:=IF(ISBLANK([.Q276]); &quot;&quot;; [.P276]*[.Q276])">
            <text:p/>
          </table:table-cell>
          <table:table-cell table:formula="of:=IF(ISNUMBER([.AN276]); [.AN276]*0.0035; &quot;&quot;)">
            <text:p/>
          </table:table-cell>
          <table:table-cell table:formula="of:=IF(ISBLANK([.Q276]); &quot;&quot;; SUM([.$S$3:.S276]))">
            <text:p/>
          </table:table-cell>
          <table:table-cell table:formula="of:=IF(ISBLANK([.R276]); &quot;&quot;; SUM([.$T$3:.T276]))">
            <text:p/>
          </table:table-cell>
          <table:table-cell table:formula="of:=IF(OR(ISBLANK([.J276]); ISBLANK([.R276])); &quot;&quot;;ROUND(([.R276]-[.J276])*60*24))">
            <text:p/>
          </table:table-cell>
          <table:table-cell table:number-columns-repeated="20"/>
        </table:table-row>
        <table:table-row table:style-name="ro2">
          <table:table-cell office:value-type="float" office:value="275" calcext:value-type="float">
            <text:p>27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77]=&quot;Long&quot; ; [.L277]-[Overview.$C$4]/[.K277]  ;  IF([.G277]=&quot;Short&quot;; [.L277]+[Overview.$C$4]/[.K277]; &quot;&quot;) ); &quot;&quot;)">
            <text:p/>
          </table:table-cell>
          <table:table-cell table:formula="of:=IFERROR(ABS([.M277]-[.L277])*[.K277]; &quot;&quot;)">
            <text:p/>
          </table:table-cell>
          <table:table-cell table:style-name="ce312" table:formula="of:=IFERROR(  IF([.G277]=&quot;Long&quot;;  [.L277]+[Overview.$C$4]/[.K277]  *  [Overview.$C$6]  ;  IF([.G277]=&quot;Short&quot;   ;  [.L277]-[Overview.$C$4]/[.K277]  * [Overview.$C$6]  ; &quot;&quot;  )  )   ; &quot;&quot;)">
            <text:p/>
          </table:table-cell>
          <table:table-cell table:number-columns-repeated="3"/>
          <table:table-cell table:style-name="ce182" table:formula="of:=IFERROR([.T277]/[.N277]; &quot;&quot;)">
            <text:p/>
          </table:table-cell>
          <table:table-cell table:style-name="ce203" table:formula="of:=IFERROR(   IF( AND( [.G277]=&quot;Long&quot;;   [.P277]=[.K277])  ;  [.K277]*([.Q277]-[.L277])  ;    IF(  AND(  [.G277]=&quot;Short&quot;  ;   [.P277]=[.K277]   )   ;   [.K277]*([.L277]-[.Q277])   ;  &quot;&quot;)) ; &quot;&quot;)">
            <text:p/>
          </table:table-cell>
          <table:table-cell table:style-name="ce215" table:formula="of:=IF(ISNUMBER([.T277]); IF([.T277]&gt;=0; &quot;Win&quot;; &quot;Loss&quot;); &quot;&quot;)">
            <text:p/>
          </table:table-cell>
          <table:table-cell table:style-name="ce220" table:formula="of:=IF(ISNUMBER([.T277]); ROUND(([.R277]-[.J277])*60*24); &quot;&quot;)">
            <text:p/>
          </table:table-cell>
          <table:table-cell table:content-validation-name="val8"/>
          <table:table-cell table:number-columns-repeated="2"/>
          <table:table-cell table:style-name="ce239"/>
          <table:table-cell table:style-name="ce243" table:formula="of:=IFERROR(IF(ISBLANK([.Z277]); &quot;&quot;; IF([.$G277]=&quot;Long&quot;; ([.Z277]-[.$L277])*[.$K277]/[.$N277]; ([.$L277]-[.Z277])*[.$K277]/[.$N277])-[.$S277]); &quot;&quot;)">
            <text:p/>
          </table:table-cell>
          <table:table-cell/>
          <table:table-cell table:style-name="ce243" table:formula="of:=IFERROR(IF(ISBLANK([.AB277]); &quot;&quot;; IF([.$G277]=&quot;Long&quot;; ([.AB277]-[.$L277])*[.$K277]/[.$N277]; ([.$L277]-[.AB277])*[.$K277]/[.$N277])-[.$S277]); &quot;&quot;)">
            <text:p/>
          </table:table-cell>
          <table:table-cell/>
          <table:table-cell table:style-name="ce243" table:formula="of:=IFERROR(IF(ISBLANK([.AD277]); &quot;&quot;; IF([.$G277]=&quot;Long&quot;; ([.AD277]-[.$L277])*[.$K277]/[.$N277]; ([.$L277]-[.AD277])*[.$K277]/[.$N277])-[.$S277]); &quot;&quot;)">
            <text:p/>
          </table:table-cell>
          <table:table-cell table:number-columns-repeated="2"/>
          <table:table-cell table:formula="of:=IF(ISBLANK([.B277]); &quot;&quot;; DAY([.B277]))">
            <text:p/>
          </table:table-cell>
          <table:table-cell table:formula="of:=IF(ISBLANK([.B277]); &quot;&quot;; WEEKDAY([.B277]))">
            <text:p/>
          </table:table-cell>
          <table:table-cell table:formula="of:=IF(ISBLANK([.B277]); &quot;&quot;; WEEKNUM([.B277]))">
            <text:p/>
          </table:table-cell>
          <table:table-cell table:formula="of:=IF(ISBLANK([.B277]); &quot;&quot;; MONTH([.B277]))">
            <text:p/>
          </table:table-cell>
          <table:table-cell table:formula="of:=IF(ISBLANK([.L277]); &quot;&quot;; [.K277]*[.L277])">
            <text:p/>
          </table:table-cell>
          <table:table-cell table:formula="of:=IF(ISNUMBER([.AL277]); [.AL277]*0.0035; &quot;&quot;)">
            <text:p/>
          </table:table-cell>
          <table:table-cell table:formula="of:=IF(ISBLANK([.Q277]); &quot;&quot;; [.P277]*[.Q277])">
            <text:p/>
          </table:table-cell>
          <table:table-cell table:formula="of:=IF(ISNUMBER([.AN277]); [.AN277]*0.0035; &quot;&quot;)">
            <text:p/>
          </table:table-cell>
          <table:table-cell table:formula="of:=IF(ISBLANK([.Q277]); &quot;&quot;; SUM([.$S$3:.S277]))">
            <text:p/>
          </table:table-cell>
          <table:table-cell table:formula="of:=IF(ISBLANK([.R277]); &quot;&quot;; SUM([.$T$3:.T277]))">
            <text:p/>
          </table:table-cell>
          <table:table-cell table:formula="of:=IF(OR(ISBLANK([.J277]); ISBLANK([.R277])); &quot;&quot;;ROUND(([.R277]-[.J277])*60*24))">
            <text:p/>
          </table:table-cell>
          <table:table-cell table:number-columns-repeated="20"/>
        </table:table-row>
        <table:table-row table:style-name="ro2">
          <table:table-cell office:value-type="float" office:value="276" calcext:value-type="float">
            <text:p>27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78]=&quot;Long&quot; ; [.L278]-[Overview.$C$4]/[.K278]  ;  IF([.G278]=&quot;Short&quot;; [.L278]+[Overview.$C$4]/[.K278]; &quot;&quot;) ); &quot;&quot;)">
            <text:p/>
          </table:table-cell>
          <table:table-cell table:formula="of:=IFERROR(ABS([.M278]-[.L278])*[.K278]; &quot;&quot;)">
            <text:p/>
          </table:table-cell>
          <table:table-cell table:style-name="ce312" table:formula="of:=IFERROR(  IF([.G278]=&quot;Long&quot;;  [.L278]+[Overview.$C$4]/[.K278]  *  [Overview.$C$6]  ;  IF([.G278]=&quot;Short&quot;   ;  [.L278]-[Overview.$C$4]/[.K278]  * [Overview.$C$6]  ; &quot;&quot;  )  )   ; &quot;&quot;)">
            <text:p/>
          </table:table-cell>
          <table:table-cell table:number-columns-repeated="3"/>
          <table:table-cell table:style-name="ce182" table:formula="of:=IFERROR([.T278]/[.N278]; &quot;&quot;)">
            <text:p/>
          </table:table-cell>
          <table:table-cell table:style-name="ce203" table:formula="of:=IFERROR(   IF( AND( [.G278]=&quot;Long&quot;;   [.P278]=[.K278])  ;  [.K278]*([.Q278]-[.L278])  ;    IF(  AND(  [.G278]=&quot;Short&quot;  ;   [.P278]=[.K278]   )   ;   [.K278]*([.L278]-[.Q278])   ;  &quot;&quot;)) ; &quot;&quot;)">
            <text:p/>
          </table:table-cell>
          <table:table-cell table:style-name="ce215" table:formula="of:=IF(ISNUMBER([.T278]); IF([.T278]&gt;=0; &quot;Win&quot;; &quot;Loss&quot;); &quot;&quot;)">
            <text:p/>
          </table:table-cell>
          <table:table-cell table:style-name="ce220" table:formula="of:=IF(ISNUMBER([.T278]); ROUND(([.R278]-[.J278])*60*24); &quot;&quot;)">
            <text:p/>
          </table:table-cell>
          <table:table-cell table:content-validation-name="val8"/>
          <table:table-cell table:number-columns-repeated="2"/>
          <table:table-cell table:style-name="ce239"/>
          <table:table-cell table:style-name="ce243" table:formula="of:=IFERROR(IF(ISBLANK([.Z278]); &quot;&quot;; IF([.$G278]=&quot;Long&quot;; ([.Z278]-[.$L278])*[.$K278]/[.$N278]; ([.$L278]-[.Z278])*[.$K278]/[.$N278])-[.$S278]); &quot;&quot;)">
            <text:p/>
          </table:table-cell>
          <table:table-cell/>
          <table:table-cell table:style-name="ce243" table:formula="of:=IFERROR(IF(ISBLANK([.AB278]); &quot;&quot;; IF([.$G278]=&quot;Long&quot;; ([.AB278]-[.$L278])*[.$K278]/[.$N278]; ([.$L278]-[.AB278])*[.$K278]/[.$N278])-[.$S278]); &quot;&quot;)">
            <text:p/>
          </table:table-cell>
          <table:table-cell/>
          <table:table-cell table:style-name="ce243" table:formula="of:=IFERROR(IF(ISBLANK([.AD278]); &quot;&quot;; IF([.$G278]=&quot;Long&quot;; ([.AD278]-[.$L278])*[.$K278]/[.$N278]; ([.$L278]-[.AD278])*[.$K278]/[.$N278])-[.$S278]); &quot;&quot;)">
            <text:p/>
          </table:table-cell>
          <table:table-cell table:number-columns-repeated="2"/>
          <table:table-cell table:formula="of:=IF(ISBLANK([.B278]); &quot;&quot;; DAY([.B278]))">
            <text:p/>
          </table:table-cell>
          <table:table-cell table:formula="of:=IF(ISBLANK([.B278]); &quot;&quot;; WEEKDAY([.B278]))">
            <text:p/>
          </table:table-cell>
          <table:table-cell table:formula="of:=IF(ISBLANK([.B278]); &quot;&quot;; WEEKNUM([.B278]))">
            <text:p/>
          </table:table-cell>
          <table:table-cell table:formula="of:=IF(ISBLANK([.B278]); &quot;&quot;; MONTH([.B278]))">
            <text:p/>
          </table:table-cell>
          <table:table-cell table:formula="of:=IF(ISBLANK([.L278]); &quot;&quot;; [.K278]*[.L278])">
            <text:p/>
          </table:table-cell>
          <table:table-cell table:formula="of:=IF(ISNUMBER([.AL278]); [.AL278]*0.0035; &quot;&quot;)">
            <text:p/>
          </table:table-cell>
          <table:table-cell table:formula="of:=IF(ISBLANK([.Q278]); &quot;&quot;; [.P278]*[.Q278])">
            <text:p/>
          </table:table-cell>
          <table:table-cell table:formula="of:=IF(ISNUMBER([.AN278]); [.AN278]*0.0035; &quot;&quot;)">
            <text:p/>
          </table:table-cell>
          <table:table-cell table:formula="of:=IF(ISBLANK([.Q278]); &quot;&quot;; SUM([.$S$3:.S278]))">
            <text:p/>
          </table:table-cell>
          <table:table-cell table:formula="of:=IF(ISBLANK([.R278]); &quot;&quot;; SUM([.$T$3:.T278]))">
            <text:p/>
          </table:table-cell>
          <table:table-cell table:formula="of:=IF(OR(ISBLANK([.J278]); ISBLANK([.R278])); &quot;&quot;;ROUND(([.R278]-[.J278])*60*24))">
            <text:p/>
          </table:table-cell>
          <table:table-cell table:number-columns-repeated="20"/>
        </table:table-row>
        <table:table-row table:style-name="ro2">
          <table:table-cell office:value-type="float" office:value="277" calcext:value-type="float">
            <text:p>27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79]=&quot;Long&quot; ; [.L279]-[Overview.$C$4]/[.K279]  ;  IF([.G279]=&quot;Short&quot;; [.L279]+[Overview.$C$4]/[.K279]; &quot;&quot;) ); &quot;&quot;)">
            <text:p/>
          </table:table-cell>
          <table:table-cell table:formula="of:=IFERROR(ABS([.M279]-[.L279])*[.K279]; &quot;&quot;)">
            <text:p/>
          </table:table-cell>
          <table:table-cell table:style-name="ce312" table:formula="of:=IFERROR(  IF([.G279]=&quot;Long&quot;;  [.L279]+[Overview.$C$4]/[.K279]  *  [Overview.$C$6]  ;  IF([.G279]=&quot;Short&quot;   ;  [.L279]-[Overview.$C$4]/[.K279]  * [Overview.$C$6]  ; &quot;&quot;  )  )   ; &quot;&quot;)">
            <text:p/>
          </table:table-cell>
          <table:table-cell table:number-columns-repeated="3"/>
          <table:table-cell table:style-name="ce182" table:formula="of:=IFERROR([.T279]/[.N279]; &quot;&quot;)">
            <text:p/>
          </table:table-cell>
          <table:table-cell table:style-name="ce203" table:formula="of:=IFERROR(   IF( AND( [.G279]=&quot;Long&quot;;   [.P279]=[.K279])  ;  [.K279]*([.Q279]-[.L279])  ;    IF(  AND(  [.G279]=&quot;Short&quot;  ;   [.P279]=[.K279]   )   ;   [.K279]*([.L279]-[.Q279])   ;  &quot;&quot;)) ; &quot;&quot;)">
            <text:p/>
          </table:table-cell>
          <table:table-cell table:style-name="ce215" table:formula="of:=IF(ISNUMBER([.T279]); IF([.T279]&gt;=0; &quot;Win&quot;; &quot;Loss&quot;); &quot;&quot;)">
            <text:p/>
          </table:table-cell>
          <table:table-cell table:style-name="ce220" table:formula="of:=IF(ISNUMBER([.T279]); ROUND(([.R279]-[.J279])*60*24); &quot;&quot;)">
            <text:p/>
          </table:table-cell>
          <table:table-cell table:content-validation-name="val8"/>
          <table:table-cell table:number-columns-repeated="2"/>
          <table:table-cell table:style-name="ce239"/>
          <table:table-cell table:style-name="ce243" table:formula="of:=IFERROR(IF(ISBLANK([.Z279]); &quot;&quot;; IF([.$G279]=&quot;Long&quot;; ([.Z279]-[.$L279])*[.$K279]/[.$N279]; ([.$L279]-[.Z279])*[.$K279]/[.$N279])-[.$S279]); &quot;&quot;)">
            <text:p/>
          </table:table-cell>
          <table:table-cell/>
          <table:table-cell table:style-name="ce243" table:formula="of:=IFERROR(IF(ISBLANK([.AB279]); &quot;&quot;; IF([.$G279]=&quot;Long&quot;; ([.AB279]-[.$L279])*[.$K279]/[.$N279]; ([.$L279]-[.AB279])*[.$K279]/[.$N279])-[.$S279]); &quot;&quot;)">
            <text:p/>
          </table:table-cell>
          <table:table-cell/>
          <table:table-cell table:style-name="ce243" table:formula="of:=IFERROR(IF(ISBLANK([.AD279]); &quot;&quot;; IF([.$G279]=&quot;Long&quot;; ([.AD279]-[.$L279])*[.$K279]/[.$N279]; ([.$L279]-[.AD279])*[.$K279]/[.$N279])-[.$S279]); &quot;&quot;)">
            <text:p/>
          </table:table-cell>
          <table:table-cell table:number-columns-repeated="2"/>
          <table:table-cell table:formula="of:=IF(ISBLANK([.B279]); &quot;&quot;; DAY([.B279]))">
            <text:p/>
          </table:table-cell>
          <table:table-cell table:formula="of:=IF(ISBLANK([.B279]); &quot;&quot;; WEEKDAY([.B279]))">
            <text:p/>
          </table:table-cell>
          <table:table-cell table:formula="of:=IF(ISBLANK([.B279]); &quot;&quot;; WEEKNUM([.B279]))">
            <text:p/>
          </table:table-cell>
          <table:table-cell table:formula="of:=IF(ISBLANK([.B279]); &quot;&quot;; MONTH([.B279]))">
            <text:p/>
          </table:table-cell>
          <table:table-cell table:formula="of:=IF(ISBLANK([.L279]); &quot;&quot;; [.K279]*[.L279])">
            <text:p/>
          </table:table-cell>
          <table:table-cell table:formula="of:=IF(ISNUMBER([.AL279]); [.AL279]*0.0035; &quot;&quot;)">
            <text:p/>
          </table:table-cell>
          <table:table-cell table:formula="of:=IF(ISBLANK([.Q279]); &quot;&quot;; [.P279]*[.Q279])">
            <text:p/>
          </table:table-cell>
          <table:table-cell table:formula="of:=IF(ISNUMBER([.AN279]); [.AN279]*0.0035; &quot;&quot;)">
            <text:p/>
          </table:table-cell>
          <table:table-cell table:formula="of:=IF(ISBLANK([.Q279]); &quot;&quot;; SUM([.$S$3:.S279]))">
            <text:p/>
          </table:table-cell>
          <table:table-cell table:formula="of:=IF(ISBLANK([.R279]); &quot;&quot;; SUM([.$T$3:.T279]))">
            <text:p/>
          </table:table-cell>
          <table:table-cell table:formula="of:=IF(OR(ISBLANK([.J279]); ISBLANK([.R279])); &quot;&quot;;ROUND(([.R279]-[.J279])*60*24))">
            <text:p/>
          </table:table-cell>
          <table:table-cell table:number-columns-repeated="20"/>
        </table:table-row>
        <table:table-row table:style-name="ro2">
          <table:table-cell office:value-type="float" office:value="278" calcext:value-type="float">
            <text:p>27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80]=&quot;Long&quot; ; [.L280]-[Overview.$C$4]/[.K280]  ;  IF([.G280]=&quot;Short&quot;; [.L280]+[Overview.$C$4]/[.K280]; &quot;&quot;) ); &quot;&quot;)">
            <text:p/>
          </table:table-cell>
          <table:table-cell table:formula="of:=IFERROR(ABS([.M280]-[.L280])*[.K280]; &quot;&quot;)">
            <text:p/>
          </table:table-cell>
          <table:table-cell table:style-name="ce312" table:formula="of:=IFERROR(  IF([.G280]=&quot;Long&quot;;  [.L280]+[Overview.$C$4]/[.K280]  *  [Overview.$C$6]  ;  IF([.G280]=&quot;Short&quot;   ;  [.L280]-[Overview.$C$4]/[.K280]  * [Overview.$C$6]  ; &quot;&quot;  )  )   ; &quot;&quot;)">
            <text:p/>
          </table:table-cell>
          <table:table-cell table:number-columns-repeated="3"/>
          <table:table-cell table:style-name="ce182" table:formula="of:=IFERROR([.T280]/[.N280]; &quot;&quot;)">
            <text:p/>
          </table:table-cell>
          <table:table-cell table:style-name="ce203" table:formula="of:=IFERROR(   IF( AND( [.G280]=&quot;Long&quot;;   [.P280]=[.K280])  ;  [.K280]*([.Q280]-[.L280])  ;    IF(  AND(  [.G280]=&quot;Short&quot;  ;   [.P280]=[.K280]   )   ;   [.K280]*([.L280]-[.Q280])   ;  &quot;&quot;)) ; &quot;&quot;)">
            <text:p/>
          </table:table-cell>
          <table:table-cell table:style-name="ce215" table:formula="of:=IF(ISNUMBER([.T280]); IF([.T280]&gt;=0; &quot;Win&quot;; &quot;Loss&quot;); &quot;&quot;)">
            <text:p/>
          </table:table-cell>
          <table:table-cell table:style-name="ce220" table:formula="of:=IF(ISNUMBER([.T280]); ROUND(([.R280]-[.J280])*60*24); &quot;&quot;)">
            <text:p/>
          </table:table-cell>
          <table:table-cell table:content-validation-name="val8"/>
          <table:table-cell table:number-columns-repeated="2"/>
          <table:table-cell table:style-name="ce239"/>
          <table:table-cell table:style-name="ce243" table:formula="of:=IFERROR(IF(ISBLANK([.Z280]); &quot;&quot;; IF([.$G280]=&quot;Long&quot;; ([.Z280]-[.$L280])*[.$K280]/[.$N280]; ([.$L280]-[.Z280])*[.$K280]/[.$N280])-[.$S280]); &quot;&quot;)">
            <text:p/>
          </table:table-cell>
          <table:table-cell/>
          <table:table-cell table:style-name="ce243" table:formula="of:=IFERROR(IF(ISBLANK([.AB280]); &quot;&quot;; IF([.$G280]=&quot;Long&quot;; ([.AB280]-[.$L280])*[.$K280]/[.$N280]; ([.$L280]-[.AB280])*[.$K280]/[.$N280])-[.$S280]); &quot;&quot;)">
            <text:p/>
          </table:table-cell>
          <table:table-cell/>
          <table:table-cell table:style-name="ce243" table:formula="of:=IFERROR(IF(ISBLANK([.AD280]); &quot;&quot;; IF([.$G280]=&quot;Long&quot;; ([.AD280]-[.$L280])*[.$K280]/[.$N280]; ([.$L280]-[.AD280])*[.$K280]/[.$N280])-[.$S280]); &quot;&quot;)">
            <text:p/>
          </table:table-cell>
          <table:table-cell table:number-columns-repeated="2"/>
          <table:table-cell table:formula="of:=IF(ISBLANK([.B280]); &quot;&quot;; DAY([.B280]))">
            <text:p/>
          </table:table-cell>
          <table:table-cell table:formula="of:=IF(ISBLANK([.B280]); &quot;&quot;; WEEKDAY([.B280]))">
            <text:p/>
          </table:table-cell>
          <table:table-cell table:formula="of:=IF(ISBLANK([.B280]); &quot;&quot;; WEEKNUM([.B280]))">
            <text:p/>
          </table:table-cell>
          <table:table-cell table:formula="of:=IF(ISBLANK([.B280]); &quot;&quot;; MONTH([.B280]))">
            <text:p/>
          </table:table-cell>
          <table:table-cell table:formula="of:=IF(ISBLANK([.L280]); &quot;&quot;; [.K280]*[.L280])">
            <text:p/>
          </table:table-cell>
          <table:table-cell table:formula="of:=IF(ISNUMBER([.AL280]); [.AL280]*0.0035; &quot;&quot;)">
            <text:p/>
          </table:table-cell>
          <table:table-cell table:formula="of:=IF(ISBLANK([.Q280]); &quot;&quot;; [.P280]*[.Q280])">
            <text:p/>
          </table:table-cell>
          <table:table-cell table:formula="of:=IF(ISNUMBER([.AN280]); [.AN280]*0.0035; &quot;&quot;)">
            <text:p/>
          </table:table-cell>
          <table:table-cell table:formula="of:=IF(ISBLANK([.Q280]); &quot;&quot;; SUM([.$S$3:.S280]))">
            <text:p/>
          </table:table-cell>
          <table:table-cell table:formula="of:=IF(ISBLANK([.R280]); &quot;&quot;; SUM([.$T$3:.T280]))">
            <text:p/>
          </table:table-cell>
          <table:table-cell table:formula="of:=IF(OR(ISBLANK([.J280]); ISBLANK([.R280])); &quot;&quot;;ROUND(([.R280]-[.J280])*60*24))">
            <text:p/>
          </table:table-cell>
          <table:table-cell table:number-columns-repeated="20"/>
        </table:table-row>
        <table:table-row table:style-name="ro2">
          <table:table-cell office:value-type="float" office:value="279" calcext:value-type="float">
            <text:p>27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81]=&quot;Long&quot; ; [.L281]-[Overview.$C$4]/[.K281]  ;  IF([.G281]=&quot;Short&quot;; [.L281]+[Overview.$C$4]/[.K281]; &quot;&quot;) ); &quot;&quot;)">
            <text:p/>
          </table:table-cell>
          <table:table-cell table:formula="of:=IFERROR(ABS([.M281]-[.L281])*[.K281]; &quot;&quot;)">
            <text:p/>
          </table:table-cell>
          <table:table-cell table:style-name="ce312" table:formula="of:=IFERROR(  IF([.G281]=&quot;Long&quot;;  [.L281]+[Overview.$C$4]/[.K281]  *  [Overview.$C$6]  ;  IF([.G281]=&quot;Short&quot;   ;  [.L281]-[Overview.$C$4]/[.K281]  * [Overview.$C$6]  ; &quot;&quot;  )  )   ; &quot;&quot;)">
            <text:p/>
          </table:table-cell>
          <table:table-cell table:number-columns-repeated="3"/>
          <table:table-cell table:style-name="ce182" table:formula="of:=IFERROR([.T281]/[.N281]; &quot;&quot;)">
            <text:p/>
          </table:table-cell>
          <table:table-cell table:style-name="ce203" table:formula="of:=IFERROR(   IF( AND( [.G281]=&quot;Long&quot;;   [.P281]=[.K281])  ;  [.K281]*([.Q281]-[.L281])  ;    IF(  AND(  [.G281]=&quot;Short&quot;  ;   [.P281]=[.K281]   )   ;   [.K281]*([.L281]-[.Q281])   ;  &quot;&quot;)) ; &quot;&quot;)">
            <text:p/>
          </table:table-cell>
          <table:table-cell table:style-name="ce215" table:formula="of:=IF(ISNUMBER([.T281]); IF([.T281]&gt;=0; &quot;Win&quot;; &quot;Loss&quot;); &quot;&quot;)">
            <text:p/>
          </table:table-cell>
          <table:table-cell table:style-name="ce220" table:formula="of:=IF(ISNUMBER([.T281]); ROUND(([.R281]-[.J281])*60*24); &quot;&quot;)">
            <text:p/>
          </table:table-cell>
          <table:table-cell table:content-validation-name="val8"/>
          <table:table-cell table:number-columns-repeated="2"/>
          <table:table-cell table:style-name="ce239"/>
          <table:table-cell table:style-name="ce243" table:formula="of:=IFERROR(IF(ISBLANK([.Z281]); &quot;&quot;; IF([.$G281]=&quot;Long&quot;; ([.Z281]-[.$L281])*[.$K281]/[.$N281]; ([.$L281]-[.Z281])*[.$K281]/[.$N281])-[.$S281]); &quot;&quot;)">
            <text:p/>
          </table:table-cell>
          <table:table-cell/>
          <table:table-cell table:style-name="ce243" table:formula="of:=IFERROR(IF(ISBLANK([.AB281]); &quot;&quot;; IF([.$G281]=&quot;Long&quot;; ([.AB281]-[.$L281])*[.$K281]/[.$N281]; ([.$L281]-[.AB281])*[.$K281]/[.$N281])-[.$S281]); &quot;&quot;)">
            <text:p/>
          </table:table-cell>
          <table:table-cell/>
          <table:table-cell table:style-name="ce243" table:formula="of:=IFERROR(IF(ISBLANK([.AD281]); &quot;&quot;; IF([.$G281]=&quot;Long&quot;; ([.AD281]-[.$L281])*[.$K281]/[.$N281]; ([.$L281]-[.AD281])*[.$K281]/[.$N281])-[.$S281]); &quot;&quot;)">
            <text:p/>
          </table:table-cell>
          <table:table-cell table:number-columns-repeated="2"/>
          <table:table-cell table:formula="of:=IF(ISBLANK([.B281]); &quot;&quot;; DAY([.B281]))">
            <text:p/>
          </table:table-cell>
          <table:table-cell table:formula="of:=IF(ISBLANK([.B281]); &quot;&quot;; WEEKDAY([.B281]))">
            <text:p/>
          </table:table-cell>
          <table:table-cell table:formula="of:=IF(ISBLANK([.B281]); &quot;&quot;; WEEKNUM([.B281]))">
            <text:p/>
          </table:table-cell>
          <table:table-cell table:formula="of:=IF(ISBLANK([.B281]); &quot;&quot;; MONTH([.B281]))">
            <text:p/>
          </table:table-cell>
          <table:table-cell table:formula="of:=IF(ISBLANK([.L281]); &quot;&quot;; [.K281]*[.L281])">
            <text:p/>
          </table:table-cell>
          <table:table-cell table:formula="of:=IF(ISNUMBER([.AL281]); [.AL281]*0.0035; &quot;&quot;)">
            <text:p/>
          </table:table-cell>
          <table:table-cell table:formula="of:=IF(ISBLANK([.Q281]); &quot;&quot;; [.P281]*[.Q281])">
            <text:p/>
          </table:table-cell>
          <table:table-cell table:formula="of:=IF(ISNUMBER([.AN281]); [.AN281]*0.0035; &quot;&quot;)">
            <text:p/>
          </table:table-cell>
          <table:table-cell table:formula="of:=IF(ISBLANK([.Q281]); &quot;&quot;; SUM([.$S$3:.S281]))">
            <text:p/>
          </table:table-cell>
          <table:table-cell table:formula="of:=IF(ISBLANK([.R281]); &quot;&quot;; SUM([.$T$3:.T281]))">
            <text:p/>
          </table:table-cell>
          <table:table-cell table:formula="of:=IF(OR(ISBLANK([.J281]); ISBLANK([.R281])); &quot;&quot;;ROUND(([.R281]-[.J281])*60*24))">
            <text:p/>
          </table:table-cell>
          <table:table-cell table:number-columns-repeated="20"/>
        </table:table-row>
        <table:table-row table:style-name="ro2">
          <table:table-cell office:value-type="float" office:value="280" calcext:value-type="float">
            <text:p>28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82]=&quot;Long&quot; ; [.L282]-[Overview.$C$4]/[.K282]  ;  IF([.G282]=&quot;Short&quot;; [.L282]+[Overview.$C$4]/[.K282]; &quot;&quot;) ); &quot;&quot;)">
            <text:p/>
          </table:table-cell>
          <table:table-cell table:formula="of:=IFERROR(ABS([.M282]-[.L282])*[.K282]; &quot;&quot;)">
            <text:p/>
          </table:table-cell>
          <table:table-cell table:style-name="ce312" table:formula="of:=IFERROR(  IF([.G282]=&quot;Long&quot;;  [.L282]+[Overview.$C$4]/[.K282]  *  [Overview.$C$6]  ;  IF([.G282]=&quot;Short&quot;   ;  [.L282]-[Overview.$C$4]/[.K282]  * [Overview.$C$6]  ; &quot;&quot;  )  )   ; &quot;&quot;)">
            <text:p/>
          </table:table-cell>
          <table:table-cell table:number-columns-repeated="3"/>
          <table:table-cell table:style-name="ce182" table:formula="of:=IFERROR([.T282]/[.N282]; &quot;&quot;)">
            <text:p/>
          </table:table-cell>
          <table:table-cell table:style-name="ce203" table:formula="of:=IFERROR(   IF( AND( [.G282]=&quot;Long&quot;;   [.P282]=[.K282])  ;  [.K282]*([.Q282]-[.L282])  ;    IF(  AND(  [.G282]=&quot;Short&quot;  ;   [.P282]=[.K282]   )   ;   [.K282]*([.L282]-[.Q282])   ;  &quot;&quot;)) ; &quot;&quot;)">
            <text:p/>
          </table:table-cell>
          <table:table-cell table:style-name="ce215" table:formula="of:=IF(ISNUMBER([.T282]); IF([.T282]&gt;=0; &quot;Win&quot;; &quot;Loss&quot;); &quot;&quot;)">
            <text:p/>
          </table:table-cell>
          <table:table-cell table:style-name="ce220" table:formula="of:=IF(ISNUMBER([.T282]); ROUND(([.R282]-[.J282])*60*24); &quot;&quot;)">
            <text:p/>
          </table:table-cell>
          <table:table-cell table:content-validation-name="val8"/>
          <table:table-cell table:number-columns-repeated="2"/>
          <table:table-cell table:style-name="ce239"/>
          <table:table-cell table:style-name="ce243" table:formula="of:=IFERROR(IF(ISBLANK([.Z282]); &quot;&quot;; IF([.$G282]=&quot;Long&quot;; ([.Z282]-[.$L282])*[.$K282]/[.$N282]; ([.$L282]-[.Z282])*[.$K282]/[.$N282])-[.$S282]); &quot;&quot;)">
            <text:p/>
          </table:table-cell>
          <table:table-cell/>
          <table:table-cell table:style-name="ce243" table:formula="of:=IFERROR(IF(ISBLANK([.AB282]); &quot;&quot;; IF([.$G282]=&quot;Long&quot;; ([.AB282]-[.$L282])*[.$K282]/[.$N282]; ([.$L282]-[.AB282])*[.$K282]/[.$N282])-[.$S282]); &quot;&quot;)">
            <text:p/>
          </table:table-cell>
          <table:table-cell/>
          <table:table-cell table:style-name="ce243" table:formula="of:=IFERROR(IF(ISBLANK([.AD282]); &quot;&quot;; IF([.$G282]=&quot;Long&quot;; ([.AD282]-[.$L282])*[.$K282]/[.$N282]; ([.$L282]-[.AD282])*[.$K282]/[.$N282])-[.$S282]); &quot;&quot;)">
            <text:p/>
          </table:table-cell>
          <table:table-cell table:number-columns-repeated="2"/>
          <table:table-cell table:formula="of:=IF(ISBLANK([.B282]); &quot;&quot;; DAY([.B282]))">
            <text:p/>
          </table:table-cell>
          <table:table-cell table:formula="of:=IF(ISBLANK([.B282]); &quot;&quot;; WEEKDAY([.B282]))">
            <text:p/>
          </table:table-cell>
          <table:table-cell table:formula="of:=IF(ISBLANK([.B282]); &quot;&quot;; WEEKNUM([.B282]))">
            <text:p/>
          </table:table-cell>
          <table:table-cell table:formula="of:=IF(ISBLANK([.B282]); &quot;&quot;; MONTH([.B282]))">
            <text:p/>
          </table:table-cell>
          <table:table-cell table:formula="of:=IF(ISBLANK([.L282]); &quot;&quot;; [.K282]*[.L282])">
            <text:p/>
          </table:table-cell>
          <table:table-cell table:formula="of:=IF(ISNUMBER([.AL282]); [.AL282]*0.0035; &quot;&quot;)">
            <text:p/>
          </table:table-cell>
          <table:table-cell table:formula="of:=IF(ISBLANK([.Q282]); &quot;&quot;; [.P282]*[.Q282])">
            <text:p/>
          </table:table-cell>
          <table:table-cell table:formula="of:=IF(ISNUMBER([.AN282]); [.AN282]*0.0035; &quot;&quot;)">
            <text:p/>
          </table:table-cell>
          <table:table-cell table:formula="of:=IF(ISBLANK([.Q282]); &quot;&quot;; SUM([.$S$3:.S282]))">
            <text:p/>
          </table:table-cell>
          <table:table-cell table:formula="of:=IF(ISBLANK([.R282]); &quot;&quot;; SUM([.$T$3:.T282]))">
            <text:p/>
          </table:table-cell>
          <table:table-cell table:formula="of:=IF(OR(ISBLANK([.J282]); ISBLANK([.R282])); &quot;&quot;;ROUND(([.R282]-[.J282])*60*24))">
            <text:p/>
          </table:table-cell>
          <table:table-cell table:number-columns-repeated="20"/>
        </table:table-row>
        <table:table-row table:style-name="ro2">
          <table:table-cell office:value-type="float" office:value="281" calcext:value-type="float">
            <text:p>28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83]=&quot;Long&quot; ; [.L283]-[Overview.$C$4]/[.K283]  ;  IF([.G283]=&quot;Short&quot;; [.L283]+[Overview.$C$4]/[.K283]; &quot;&quot;) ); &quot;&quot;)">
            <text:p/>
          </table:table-cell>
          <table:table-cell table:formula="of:=IFERROR(ABS([.M283]-[.L283])*[.K283]; &quot;&quot;)">
            <text:p/>
          </table:table-cell>
          <table:table-cell table:style-name="ce312" table:formula="of:=IFERROR(  IF([.G283]=&quot;Long&quot;;  [.L283]+[Overview.$C$4]/[.K283]  *  [Overview.$C$6]  ;  IF([.G283]=&quot;Short&quot;   ;  [.L283]-[Overview.$C$4]/[.K283]  * [Overview.$C$6]  ; &quot;&quot;  )  )   ; &quot;&quot;)">
            <text:p/>
          </table:table-cell>
          <table:table-cell table:number-columns-repeated="3"/>
          <table:table-cell table:style-name="ce182" table:formula="of:=IFERROR([.T283]/[.N283]; &quot;&quot;)">
            <text:p/>
          </table:table-cell>
          <table:table-cell table:style-name="ce203" table:formula="of:=IFERROR(   IF( AND( [.G283]=&quot;Long&quot;;   [.P283]=[.K283])  ;  [.K283]*([.Q283]-[.L283])  ;    IF(  AND(  [.G283]=&quot;Short&quot;  ;   [.P283]=[.K283]   )   ;   [.K283]*([.L283]-[.Q283])   ;  &quot;&quot;)) ; &quot;&quot;)">
            <text:p/>
          </table:table-cell>
          <table:table-cell table:style-name="ce215" table:formula="of:=IF(ISNUMBER([.T283]); IF([.T283]&gt;=0; &quot;Win&quot;; &quot;Loss&quot;); &quot;&quot;)">
            <text:p/>
          </table:table-cell>
          <table:table-cell table:style-name="ce220" table:formula="of:=IF(ISNUMBER([.T283]); ROUND(([.R283]-[.J283])*60*24); &quot;&quot;)">
            <text:p/>
          </table:table-cell>
          <table:table-cell table:content-validation-name="val8"/>
          <table:table-cell table:number-columns-repeated="2"/>
          <table:table-cell table:style-name="ce239"/>
          <table:table-cell table:style-name="ce243" table:formula="of:=IFERROR(IF(ISBLANK([.Z283]); &quot;&quot;; IF([.$G283]=&quot;Long&quot;; ([.Z283]-[.$L283])*[.$K283]/[.$N283]; ([.$L283]-[.Z283])*[.$K283]/[.$N283])-[.$S283]); &quot;&quot;)">
            <text:p/>
          </table:table-cell>
          <table:table-cell/>
          <table:table-cell table:style-name="ce243" table:formula="of:=IFERROR(IF(ISBLANK([.AB283]); &quot;&quot;; IF([.$G283]=&quot;Long&quot;; ([.AB283]-[.$L283])*[.$K283]/[.$N283]; ([.$L283]-[.AB283])*[.$K283]/[.$N283])-[.$S283]); &quot;&quot;)">
            <text:p/>
          </table:table-cell>
          <table:table-cell/>
          <table:table-cell table:style-name="ce243" table:formula="of:=IFERROR(IF(ISBLANK([.AD283]); &quot;&quot;; IF([.$G283]=&quot;Long&quot;; ([.AD283]-[.$L283])*[.$K283]/[.$N283]; ([.$L283]-[.AD283])*[.$K283]/[.$N283])-[.$S283]); &quot;&quot;)">
            <text:p/>
          </table:table-cell>
          <table:table-cell table:number-columns-repeated="2"/>
          <table:table-cell table:formula="of:=IF(ISBLANK([.B283]); &quot;&quot;; DAY([.B283]))">
            <text:p/>
          </table:table-cell>
          <table:table-cell table:formula="of:=IF(ISBLANK([.B283]); &quot;&quot;; WEEKDAY([.B283]))">
            <text:p/>
          </table:table-cell>
          <table:table-cell table:formula="of:=IF(ISBLANK([.B283]); &quot;&quot;; WEEKNUM([.B283]))">
            <text:p/>
          </table:table-cell>
          <table:table-cell table:formula="of:=IF(ISBLANK([.B283]); &quot;&quot;; MONTH([.B283]))">
            <text:p/>
          </table:table-cell>
          <table:table-cell table:formula="of:=IF(ISBLANK([.L283]); &quot;&quot;; [.K283]*[.L283])">
            <text:p/>
          </table:table-cell>
          <table:table-cell table:formula="of:=IF(ISNUMBER([.AL283]); [.AL283]*0.0035; &quot;&quot;)">
            <text:p/>
          </table:table-cell>
          <table:table-cell table:formula="of:=IF(ISBLANK([.Q283]); &quot;&quot;; [.P283]*[.Q283])">
            <text:p/>
          </table:table-cell>
          <table:table-cell table:formula="of:=IF(ISNUMBER([.AN283]); [.AN283]*0.0035; &quot;&quot;)">
            <text:p/>
          </table:table-cell>
          <table:table-cell table:formula="of:=IF(ISBLANK([.Q283]); &quot;&quot;; SUM([.$S$3:.S283]))">
            <text:p/>
          </table:table-cell>
          <table:table-cell table:formula="of:=IF(ISBLANK([.R283]); &quot;&quot;; SUM([.$T$3:.T283]))">
            <text:p/>
          </table:table-cell>
          <table:table-cell table:formula="of:=IF(OR(ISBLANK([.J283]); ISBLANK([.R283])); &quot;&quot;;ROUND(([.R283]-[.J283])*60*24))">
            <text:p/>
          </table:table-cell>
          <table:table-cell table:number-columns-repeated="20"/>
        </table:table-row>
        <table:table-row table:style-name="ro2">
          <table:table-cell office:value-type="float" office:value="282" calcext:value-type="float">
            <text:p>28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84]=&quot;Long&quot; ; [.L284]-[Overview.$C$4]/[.K284]  ;  IF([.G284]=&quot;Short&quot;; [.L284]+[Overview.$C$4]/[.K284]; &quot;&quot;) ); &quot;&quot;)">
            <text:p/>
          </table:table-cell>
          <table:table-cell table:formula="of:=IFERROR(ABS([.M284]-[.L284])*[.K284]; &quot;&quot;)">
            <text:p/>
          </table:table-cell>
          <table:table-cell table:style-name="ce312" table:formula="of:=IFERROR(  IF([.G284]=&quot;Long&quot;;  [.L284]+[Overview.$C$4]/[.K284]  *  [Overview.$C$6]  ;  IF([.G284]=&quot;Short&quot;   ;  [.L284]-[Overview.$C$4]/[.K284]  * [Overview.$C$6]  ; &quot;&quot;  )  )   ; &quot;&quot;)">
            <text:p/>
          </table:table-cell>
          <table:table-cell table:number-columns-repeated="3"/>
          <table:table-cell table:style-name="ce182" table:formula="of:=IFERROR([.T284]/[.N284]; &quot;&quot;)">
            <text:p/>
          </table:table-cell>
          <table:table-cell table:style-name="ce203" table:formula="of:=IFERROR(   IF( AND( [.G284]=&quot;Long&quot;;   [.P284]=[.K284])  ;  [.K284]*([.Q284]-[.L284])  ;    IF(  AND(  [.G284]=&quot;Short&quot;  ;   [.P284]=[.K284]   )   ;   [.K284]*([.L284]-[.Q284])   ;  &quot;&quot;)) ; &quot;&quot;)">
            <text:p/>
          </table:table-cell>
          <table:table-cell table:style-name="ce215" table:formula="of:=IF(ISNUMBER([.T284]); IF([.T284]&gt;=0; &quot;Win&quot;; &quot;Loss&quot;); &quot;&quot;)">
            <text:p/>
          </table:table-cell>
          <table:table-cell table:style-name="ce220" table:formula="of:=IF(ISNUMBER([.T284]); ROUND(([.R284]-[.J284])*60*24); &quot;&quot;)">
            <text:p/>
          </table:table-cell>
          <table:table-cell table:content-validation-name="val8"/>
          <table:table-cell table:number-columns-repeated="2"/>
          <table:table-cell table:style-name="ce239"/>
          <table:table-cell table:style-name="ce243" table:formula="of:=IFERROR(IF(ISBLANK([.Z284]); &quot;&quot;; IF([.$G284]=&quot;Long&quot;; ([.Z284]-[.$L284])*[.$K284]/[.$N284]; ([.$L284]-[.Z284])*[.$K284]/[.$N284])-[.$S284]); &quot;&quot;)">
            <text:p/>
          </table:table-cell>
          <table:table-cell/>
          <table:table-cell table:style-name="ce243" table:formula="of:=IFERROR(IF(ISBLANK([.AB284]); &quot;&quot;; IF([.$G284]=&quot;Long&quot;; ([.AB284]-[.$L284])*[.$K284]/[.$N284]; ([.$L284]-[.AB284])*[.$K284]/[.$N284])-[.$S284]); &quot;&quot;)">
            <text:p/>
          </table:table-cell>
          <table:table-cell/>
          <table:table-cell table:style-name="ce243" table:formula="of:=IFERROR(IF(ISBLANK([.AD284]); &quot;&quot;; IF([.$G284]=&quot;Long&quot;; ([.AD284]-[.$L284])*[.$K284]/[.$N284]; ([.$L284]-[.AD284])*[.$K284]/[.$N284])-[.$S284]); &quot;&quot;)">
            <text:p/>
          </table:table-cell>
          <table:table-cell table:number-columns-repeated="2"/>
          <table:table-cell table:formula="of:=IF(ISBLANK([.B284]); &quot;&quot;; DAY([.B284]))">
            <text:p/>
          </table:table-cell>
          <table:table-cell table:formula="of:=IF(ISBLANK([.B284]); &quot;&quot;; WEEKDAY([.B284]))">
            <text:p/>
          </table:table-cell>
          <table:table-cell table:formula="of:=IF(ISBLANK([.B284]); &quot;&quot;; WEEKNUM([.B284]))">
            <text:p/>
          </table:table-cell>
          <table:table-cell table:formula="of:=IF(ISBLANK([.B284]); &quot;&quot;; MONTH([.B284]))">
            <text:p/>
          </table:table-cell>
          <table:table-cell table:formula="of:=IF(ISBLANK([.L284]); &quot;&quot;; [.K284]*[.L284])">
            <text:p/>
          </table:table-cell>
          <table:table-cell table:formula="of:=IF(ISNUMBER([.AL284]); [.AL284]*0.0035; &quot;&quot;)">
            <text:p/>
          </table:table-cell>
          <table:table-cell table:formula="of:=IF(ISBLANK([.Q284]); &quot;&quot;; [.P284]*[.Q284])">
            <text:p/>
          </table:table-cell>
          <table:table-cell table:formula="of:=IF(ISNUMBER([.AN284]); [.AN284]*0.0035; &quot;&quot;)">
            <text:p/>
          </table:table-cell>
          <table:table-cell table:formula="of:=IF(ISBLANK([.Q284]); &quot;&quot;; SUM([.$S$3:.S284]))">
            <text:p/>
          </table:table-cell>
          <table:table-cell table:formula="of:=IF(ISBLANK([.R284]); &quot;&quot;; SUM([.$T$3:.T284]))">
            <text:p/>
          </table:table-cell>
          <table:table-cell table:formula="of:=IF(OR(ISBLANK([.J284]); ISBLANK([.R284])); &quot;&quot;;ROUND(([.R284]-[.J284])*60*24))">
            <text:p/>
          </table:table-cell>
          <table:table-cell table:number-columns-repeated="20"/>
        </table:table-row>
        <table:table-row table:style-name="ro2">
          <table:table-cell office:value-type="float" office:value="283" calcext:value-type="float">
            <text:p>28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85]=&quot;Long&quot; ; [.L285]-[Overview.$C$4]/[.K285]  ;  IF([.G285]=&quot;Short&quot;; [.L285]+[Overview.$C$4]/[.K285]; &quot;&quot;) ); &quot;&quot;)">
            <text:p/>
          </table:table-cell>
          <table:table-cell table:formula="of:=IFERROR(ABS([.M285]-[.L285])*[.K285]; &quot;&quot;)">
            <text:p/>
          </table:table-cell>
          <table:table-cell table:style-name="ce312" table:formula="of:=IFERROR(  IF([.G285]=&quot;Long&quot;;  [.L285]+[Overview.$C$4]/[.K285]  *  [Overview.$C$6]  ;  IF([.G285]=&quot;Short&quot;   ;  [.L285]-[Overview.$C$4]/[.K285]  * [Overview.$C$6]  ; &quot;&quot;  )  )   ; &quot;&quot;)">
            <text:p/>
          </table:table-cell>
          <table:table-cell table:number-columns-repeated="3"/>
          <table:table-cell table:style-name="ce182" table:formula="of:=IFERROR([.T285]/[.N285]; &quot;&quot;)">
            <text:p/>
          </table:table-cell>
          <table:table-cell table:style-name="ce203" table:formula="of:=IFERROR(   IF( AND( [.G285]=&quot;Long&quot;;   [.P285]=[.K285])  ;  [.K285]*([.Q285]-[.L285])  ;    IF(  AND(  [.G285]=&quot;Short&quot;  ;   [.P285]=[.K285]   )   ;   [.K285]*([.L285]-[.Q285])   ;  &quot;&quot;)) ; &quot;&quot;)">
            <text:p/>
          </table:table-cell>
          <table:table-cell table:style-name="ce215" table:formula="of:=IF(ISNUMBER([.T285]); IF([.T285]&gt;=0; &quot;Win&quot;; &quot;Loss&quot;); &quot;&quot;)">
            <text:p/>
          </table:table-cell>
          <table:table-cell table:style-name="ce220" table:formula="of:=IF(ISNUMBER([.T285]); ROUND(([.R285]-[.J285])*60*24); &quot;&quot;)">
            <text:p/>
          </table:table-cell>
          <table:table-cell table:content-validation-name="val8"/>
          <table:table-cell table:number-columns-repeated="2"/>
          <table:table-cell table:style-name="ce239"/>
          <table:table-cell table:style-name="ce243" table:formula="of:=IFERROR(IF(ISBLANK([.Z285]); &quot;&quot;; IF([.$G285]=&quot;Long&quot;; ([.Z285]-[.$L285])*[.$K285]/[.$N285]; ([.$L285]-[.Z285])*[.$K285]/[.$N285])-[.$S285]); &quot;&quot;)">
            <text:p/>
          </table:table-cell>
          <table:table-cell/>
          <table:table-cell table:style-name="ce243" table:formula="of:=IFERROR(IF(ISBLANK([.AB285]); &quot;&quot;; IF([.$G285]=&quot;Long&quot;; ([.AB285]-[.$L285])*[.$K285]/[.$N285]; ([.$L285]-[.AB285])*[.$K285]/[.$N285])-[.$S285]); &quot;&quot;)">
            <text:p/>
          </table:table-cell>
          <table:table-cell/>
          <table:table-cell table:style-name="ce243" table:formula="of:=IFERROR(IF(ISBLANK([.AD285]); &quot;&quot;; IF([.$G285]=&quot;Long&quot;; ([.AD285]-[.$L285])*[.$K285]/[.$N285]; ([.$L285]-[.AD285])*[.$K285]/[.$N285])-[.$S285]); &quot;&quot;)">
            <text:p/>
          </table:table-cell>
          <table:table-cell table:number-columns-repeated="2"/>
          <table:table-cell table:formula="of:=IF(ISBLANK([.B285]); &quot;&quot;; DAY([.B285]))">
            <text:p/>
          </table:table-cell>
          <table:table-cell table:formula="of:=IF(ISBLANK([.B285]); &quot;&quot;; WEEKDAY([.B285]))">
            <text:p/>
          </table:table-cell>
          <table:table-cell table:formula="of:=IF(ISBLANK([.B285]); &quot;&quot;; WEEKNUM([.B285]))">
            <text:p/>
          </table:table-cell>
          <table:table-cell table:formula="of:=IF(ISBLANK([.B285]); &quot;&quot;; MONTH([.B285]))">
            <text:p/>
          </table:table-cell>
          <table:table-cell table:formula="of:=IF(ISBLANK([.L285]); &quot;&quot;; [.K285]*[.L285])">
            <text:p/>
          </table:table-cell>
          <table:table-cell table:formula="of:=IF(ISNUMBER([.AL285]); [.AL285]*0.0035; &quot;&quot;)">
            <text:p/>
          </table:table-cell>
          <table:table-cell table:formula="of:=IF(ISBLANK([.Q285]); &quot;&quot;; [.P285]*[.Q285])">
            <text:p/>
          </table:table-cell>
          <table:table-cell table:formula="of:=IF(ISNUMBER([.AN285]); [.AN285]*0.0035; &quot;&quot;)">
            <text:p/>
          </table:table-cell>
          <table:table-cell table:formula="of:=IF(ISBLANK([.Q285]); &quot;&quot;; SUM([.$S$3:.S285]))">
            <text:p/>
          </table:table-cell>
          <table:table-cell table:formula="of:=IF(ISBLANK([.R285]); &quot;&quot;; SUM([.$T$3:.T285]))">
            <text:p/>
          </table:table-cell>
          <table:table-cell table:formula="of:=IF(OR(ISBLANK([.J285]); ISBLANK([.R285])); &quot;&quot;;ROUND(([.R285]-[.J285])*60*24))">
            <text:p/>
          </table:table-cell>
          <table:table-cell table:number-columns-repeated="20"/>
        </table:table-row>
        <table:table-row table:style-name="ro2">
          <table:table-cell office:value-type="float" office:value="284" calcext:value-type="float">
            <text:p>28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86]=&quot;Long&quot; ; [.L286]-[Overview.$C$4]/[.K286]  ;  IF([.G286]=&quot;Short&quot;; [.L286]+[Overview.$C$4]/[.K286]; &quot;&quot;) ); &quot;&quot;)">
            <text:p/>
          </table:table-cell>
          <table:table-cell table:formula="of:=IFERROR(ABS([.M286]-[.L286])*[.K286]; &quot;&quot;)">
            <text:p/>
          </table:table-cell>
          <table:table-cell table:style-name="ce312" table:formula="of:=IFERROR(  IF([.G286]=&quot;Long&quot;;  [.L286]+[Overview.$C$4]/[.K286]  *  [Overview.$C$6]  ;  IF([.G286]=&quot;Short&quot;   ;  [.L286]-[Overview.$C$4]/[.K286]  * [Overview.$C$6]  ; &quot;&quot;  )  )   ; &quot;&quot;)">
            <text:p/>
          </table:table-cell>
          <table:table-cell table:number-columns-repeated="3"/>
          <table:table-cell table:style-name="ce182" table:formula="of:=IFERROR([.T286]/[.N286]; &quot;&quot;)">
            <text:p/>
          </table:table-cell>
          <table:table-cell table:style-name="ce203" table:formula="of:=IFERROR(   IF( AND( [.G286]=&quot;Long&quot;;   [.P286]=[.K286])  ;  [.K286]*([.Q286]-[.L286])  ;    IF(  AND(  [.G286]=&quot;Short&quot;  ;   [.P286]=[.K286]   )   ;   [.K286]*([.L286]-[.Q286])   ;  &quot;&quot;)) ; &quot;&quot;)">
            <text:p/>
          </table:table-cell>
          <table:table-cell table:style-name="ce215" table:formula="of:=IF(ISNUMBER([.T286]); IF([.T286]&gt;=0; &quot;Win&quot;; &quot;Loss&quot;); &quot;&quot;)">
            <text:p/>
          </table:table-cell>
          <table:table-cell table:style-name="ce220" table:formula="of:=IF(ISNUMBER([.T286]); ROUND(([.R286]-[.J286])*60*24); &quot;&quot;)">
            <text:p/>
          </table:table-cell>
          <table:table-cell table:content-validation-name="val8"/>
          <table:table-cell table:number-columns-repeated="2"/>
          <table:table-cell table:style-name="ce239"/>
          <table:table-cell table:style-name="ce243" table:formula="of:=IFERROR(IF(ISBLANK([.Z286]); &quot;&quot;; IF([.$G286]=&quot;Long&quot;; ([.Z286]-[.$L286])*[.$K286]/[.$N286]; ([.$L286]-[.Z286])*[.$K286]/[.$N286])-[.$S286]); &quot;&quot;)">
            <text:p/>
          </table:table-cell>
          <table:table-cell/>
          <table:table-cell table:style-name="ce243" table:formula="of:=IFERROR(IF(ISBLANK([.AB286]); &quot;&quot;; IF([.$G286]=&quot;Long&quot;; ([.AB286]-[.$L286])*[.$K286]/[.$N286]; ([.$L286]-[.AB286])*[.$K286]/[.$N286])-[.$S286]); &quot;&quot;)">
            <text:p/>
          </table:table-cell>
          <table:table-cell/>
          <table:table-cell table:style-name="ce243" table:formula="of:=IFERROR(IF(ISBLANK([.AD286]); &quot;&quot;; IF([.$G286]=&quot;Long&quot;; ([.AD286]-[.$L286])*[.$K286]/[.$N286]; ([.$L286]-[.AD286])*[.$K286]/[.$N286])-[.$S286]); &quot;&quot;)">
            <text:p/>
          </table:table-cell>
          <table:table-cell table:number-columns-repeated="2"/>
          <table:table-cell table:formula="of:=IF(ISBLANK([.B286]); &quot;&quot;; DAY([.B286]))">
            <text:p/>
          </table:table-cell>
          <table:table-cell table:formula="of:=IF(ISBLANK([.B286]); &quot;&quot;; WEEKDAY([.B286]))">
            <text:p/>
          </table:table-cell>
          <table:table-cell table:formula="of:=IF(ISBLANK([.B286]); &quot;&quot;; WEEKNUM([.B286]))">
            <text:p/>
          </table:table-cell>
          <table:table-cell table:formula="of:=IF(ISBLANK([.B286]); &quot;&quot;; MONTH([.B286]))">
            <text:p/>
          </table:table-cell>
          <table:table-cell table:formula="of:=IF(ISBLANK([.L286]); &quot;&quot;; [.K286]*[.L286])">
            <text:p/>
          </table:table-cell>
          <table:table-cell table:formula="of:=IF(ISNUMBER([.AL286]); [.AL286]*0.0035; &quot;&quot;)">
            <text:p/>
          </table:table-cell>
          <table:table-cell table:formula="of:=IF(ISBLANK([.Q286]); &quot;&quot;; [.P286]*[.Q286])">
            <text:p/>
          </table:table-cell>
          <table:table-cell table:formula="of:=IF(ISNUMBER([.AN286]); [.AN286]*0.0035; &quot;&quot;)">
            <text:p/>
          </table:table-cell>
          <table:table-cell table:formula="of:=IF(ISBLANK([.Q286]); &quot;&quot;; SUM([.$S$3:.S286]))">
            <text:p/>
          </table:table-cell>
          <table:table-cell table:formula="of:=IF(ISBLANK([.R286]); &quot;&quot;; SUM([.$T$3:.T286]))">
            <text:p/>
          </table:table-cell>
          <table:table-cell table:formula="of:=IF(OR(ISBLANK([.J286]); ISBLANK([.R286])); &quot;&quot;;ROUND(([.R286]-[.J286])*60*24))">
            <text:p/>
          </table:table-cell>
          <table:table-cell table:number-columns-repeated="20"/>
        </table:table-row>
        <table:table-row table:style-name="ro2">
          <table:table-cell office:value-type="float" office:value="285" calcext:value-type="float">
            <text:p>28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87]=&quot;Long&quot; ; [.L287]-[Overview.$C$4]/[.K287]  ;  IF([.G287]=&quot;Short&quot;; [.L287]+[Overview.$C$4]/[.K287]; &quot;&quot;) ); &quot;&quot;)">
            <text:p/>
          </table:table-cell>
          <table:table-cell table:formula="of:=IFERROR(ABS([.M287]-[.L287])*[.K287]; &quot;&quot;)">
            <text:p/>
          </table:table-cell>
          <table:table-cell table:style-name="ce312" table:formula="of:=IFERROR(  IF([.G287]=&quot;Long&quot;;  [.L287]+[Overview.$C$4]/[.K287]  *  [Overview.$C$6]  ;  IF([.G287]=&quot;Short&quot;   ;  [.L287]-[Overview.$C$4]/[.K287]  * [Overview.$C$6]  ; &quot;&quot;  )  )   ; &quot;&quot;)">
            <text:p/>
          </table:table-cell>
          <table:table-cell table:number-columns-repeated="3"/>
          <table:table-cell table:style-name="ce182" table:formula="of:=IFERROR([.T287]/[.N287]; &quot;&quot;)">
            <text:p/>
          </table:table-cell>
          <table:table-cell table:style-name="ce203" table:formula="of:=IFERROR(   IF( AND( [.G287]=&quot;Long&quot;;   [.P287]=[.K287])  ;  [.K287]*([.Q287]-[.L287])  ;    IF(  AND(  [.G287]=&quot;Short&quot;  ;   [.P287]=[.K287]   )   ;   [.K287]*([.L287]-[.Q287])   ;  &quot;&quot;)) ; &quot;&quot;)">
            <text:p/>
          </table:table-cell>
          <table:table-cell table:style-name="ce215" table:formula="of:=IF(ISNUMBER([.T287]); IF([.T287]&gt;=0; &quot;Win&quot;; &quot;Loss&quot;); &quot;&quot;)">
            <text:p/>
          </table:table-cell>
          <table:table-cell table:style-name="ce220" table:formula="of:=IF(ISNUMBER([.T287]); ROUND(([.R287]-[.J287])*60*24); &quot;&quot;)">
            <text:p/>
          </table:table-cell>
          <table:table-cell table:content-validation-name="val8"/>
          <table:table-cell table:number-columns-repeated="2"/>
          <table:table-cell table:style-name="ce239"/>
          <table:table-cell table:style-name="ce243" table:formula="of:=IFERROR(IF(ISBLANK([.Z287]); &quot;&quot;; IF([.$G287]=&quot;Long&quot;; ([.Z287]-[.$L287])*[.$K287]/[.$N287]; ([.$L287]-[.Z287])*[.$K287]/[.$N287])-[.$S287]); &quot;&quot;)">
            <text:p/>
          </table:table-cell>
          <table:table-cell/>
          <table:table-cell table:style-name="ce243" table:formula="of:=IFERROR(IF(ISBLANK([.AB287]); &quot;&quot;; IF([.$G287]=&quot;Long&quot;; ([.AB287]-[.$L287])*[.$K287]/[.$N287]; ([.$L287]-[.AB287])*[.$K287]/[.$N287])-[.$S287]); &quot;&quot;)">
            <text:p/>
          </table:table-cell>
          <table:table-cell/>
          <table:table-cell table:style-name="ce243" table:formula="of:=IFERROR(IF(ISBLANK([.AD287]); &quot;&quot;; IF([.$G287]=&quot;Long&quot;; ([.AD287]-[.$L287])*[.$K287]/[.$N287]; ([.$L287]-[.AD287])*[.$K287]/[.$N287])-[.$S287]); &quot;&quot;)">
            <text:p/>
          </table:table-cell>
          <table:table-cell table:number-columns-repeated="2"/>
          <table:table-cell table:formula="of:=IF(ISBLANK([.B287]); &quot;&quot;; DAY([.B287]))">
            <text:p/>
          </table:table-cell>
          <table:table-cell table:formula="of:=IF(ISBLANK([.B287]); &quot;&quot;; WEEKDAY([.B287]))">
            <text:p/>
          </table:table-cell>
          <table:table-cell table:formula="of:=IF(ISBLANK([.B287]); &quot;&quot;; WEEKNUM([.B287]))">
            <text:p/>
          </table:table-cell>
          <table:table-cell table:formula="of:=IF(ISBLANK([.B287]); &quot;&quot;; MONTH([.B287]))">
            <text:p/>
          </table:table-cell>
          <table:table-cell table:formula="of:=IF(ISBLANK([.L287]); &quot;&quot;; [.K287]*[.L287])">
            <text:p/>
          </table:table-cell>
          <table:table-cell table:formula="of:=IF(ISNUMBER([.AL287]); [.AL287]*0.0035; &quot;&quot;)">
            <text:p/>
          </table:table-cell>
          <table:table-cell table:formula="of:=IF(ISBLANK([.Q287]); &quot;&quot;; [.P287]*[.Q287])">
            <text:p/>
          </table:table-cell>
          <table:table-cell table:formula="of:=IF(ISNUMBER([.AN287]); [.AN287]*0.0035; &quot;&quot;)">
            <text:p/>
          </table:table-cell>
          <table:table-cell table:formula="of:=IF(ISBLANK([.Q287]); &quot;&quot;; SUM([.$S$3:.S287]))">
            <text:p/>
          </table:table-cell>
          <table:table-cell table:formula="of:=IF(ISBLANK([.R287]); &quot;&quot;; SUM([.$T$3:.T287]))">
            <text:p/>
          </table:table-cell>
          <table:table-cell table:formula="of:=IF(OR(ISBLANK([.J287]); ISBLANK([.R287])); &quot;&quot;;ROUND(([.R287]-[.J287])*60*24))">
            <text:p/>
          </table:table-cell>
          <table:table-cell table:number-columns-repeated="20"/>
        </table:table-row>
        <table:table-row table:style-name="ro2">
          <table:table-cell office:value-type="float" office:value="286" calcext:value-type="float">
            <text:p>28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88]=&quot;Long&quot; ; [.L288]-[Overview.$C$4]/[.K288]  ;  IF([.G288]=&quot;Short&quot;; [.L288]+[Overview.$C$4]/[.K288]; &quot;&quot;) ); &quot;&quot;)">
            <text:p/>
          </table:table-cell>
          <table:table-cell table:formula="of:=IFERROR(ABS([.M288]-[.L288])*[.K288]; &quot;&quot;)">
            <text:p/>
          </table:table-cell>
          <table:table-cell table:style-name="ce312" table:formula="of:=IFERROR(  IF([.G288]=&quot;Long&quot;;  [.L288]+[Overview.$C$4]/[.K288]  *  [Overview.$C$6]  ;  IF([.G288]=&quot;Short&quot;   ;  [.L288]-[Overview.$C$4]/[.K288]  * [Overview.$C$6]  ; &quot;&quot;  )  )   ; &quot;&quot;)">
            <text:p/>
          </table:table-cell>
          <table:table-cell table:number-columns-repeated="3"/>
          <table:table-cell table:style-name="ce182" table:formula="of:=IFERROR([.T288]/[.N288]; &quot;&quot;)">
            <text:p/>
          </table:table-cell>
          <table:table-cell table:style-name="ce203" table:formula="of:=IFERROR(   IF( AND( [.G288]=&quot;Long&quot;;   [.P288]=[.K288])  ;  [.K288]*([.Q288]-[.L288])  ;    IF(  AND(  [.G288]=&quot;Short&quot;  ;   [.P288]=[.K288]   )   ;   [.K288]*([.L288]-[.Q288])   ;  &quot;&quot;)) ; &quot;&quot;)">
            <text:p/>
          </table:table-cell>
          <table:table-cell table:style-name="ce215" table:formula="of:=IF(ISNUMBER([.T288]); IF([.T288]&gt;=0; &quot;Win&quot;; &quot;Loss&quot;); &quot;&quot;)">
            <text:p/>
          </table:table-cell>
          <table:table-cell table:style-name="ce220" table:formula="of:=IF(ISNUMBER([.T288]); ROUND(([.R288]-[.J288])*60*24); &quot;&quot;)">
            <text:p/>
          </table:table-cell>
          <table:table-cell table:content-validation-name="val8"/>
          <table:table-cell table:number-columns-repeated="2"/>
          <table:table-cell table:style-name="ce239"/>
          <table:table-cell table:style-name="ce243" table:formula="of:=IFERROR(IF(ISBLANK([.Z288]); &quot;&quot;; IF([.$G288]=&quot;Long&quot;; ([.Z288]-[.$L288])*[.$K288]/[.$N288]; ([.$L288]-[.Z288])*[.$K288]/[.$N288])-[.$S288]); &quot;&quot;)">
            <text:p/>
          </table:table-cell>
          <table:table-cell/>
          <table:table-cell table:style-name="ce243" table:formula="of:=IFERROR(IF(ISBLANK([.AB288]); &quot;&quot;; IF([.$G288]=&quot;Long&quot;; ([.AB288]-[.$L288])*[.$K288]/[.$N288]; ([.$L288]-[.AB288])*[.$K288]/[.$N288])-[.$S288]); &quot;&quot;)">
            <text:p/>
          </table:table-cell>
          <table:table-cell/>
          <table:table-cell table:style-name="ce243" table:formula="of:=IFERROR(IF(ISBLANK([.AD288]); &quot;&quot;; IF([.$G288]=&quot;Long&quot;; ([.AD288]-[.$L288])*[.$K288]/[.$N288]; ([.$L288]-[.AD288])*[.$K288]/[.$N288])-[.$S288]); &quot;&quot;)">
            <text:p/>
          </table:table-cell>
          <table:table-cell table:number-columns-repeated="2"/>
          <table:table-cell table:formula="of:=IF(ISBLANK([.B288]); &quot;&quot;; DAY([.B288]))">
            <text:p/>
          </table:table-cell>
          <table:table-cell table:formula="of:=IF(ISBLANK([.B288]); &quot;&quot;; WEEKDAY([.B288]))">
            <text:p/>
          </table:table-cell>
          <table:table-cell table:formula="of:=IF(ISBLANK([.B288]); &quot;&quot;; WEEKNUM([.B288]))">
            <text:p/>
          </table:table-cell>
          <table:table-cell table:formula="of:=IF(ISBLANK([.B288]); &quot;&quot;; MONTH([.B288]))">
            <text:p/>
          </table:table-cell>
          <table:table-cell table:formula="of:=IF(ISBLANK([.L288]); &quot;&quot;; [.K288]*[.L288])">
            <text:p/>
          </table:table-cell>
          <table:table-cell table:formula="of:=IF(ISNUMBER([.AL288]); [.AL288]*0.0035; &quot;&quot;)">
            <text:p/>
          </table:table-cell>
          <table:table-cell table:formula="of:=IF(ISBLANK([.Q288]); &quot;&quot;; [.P288]*[.Q288])">
            <text:p/>
          </table:table-cell>
          <table:table-cell table:formula="of:=IF(ISNUMBER([.AN288]); [.AN288]*0.0035; &quot;&quot;)">
            <text:p/>
          </table:table-cell>
          <table:table-cell table:formula="of:=IF(ISBLANK([.Q288]); &quot;&quot;; SUM([.$S$3:.S288]))">
            <text:p/>
          </table:table-cell>
          <table:table-cell table:formula="of:=IF(ISBLANK([.R288]); &quot;&quot;; SUM([.$T$3:.T288]))">
            <text:p/>
          </table:table-cell>
          <table:table-cell table:formula="of:=IF(OR(ISBLANK([.J288]); ISBLANK([.R288])); &quot;&quot;;ROUND(([.R288]-[.J288])*60*24))">
            <text:p/>
          </table:table-cell>
          <table:table-cell table:number-columns-repeated="20"/>
        </table:table-row>
        <table:table-row table:style-name="ro2">
          <table:table-cell office:value-type="float" office:value="287" calcext:value-type="float">
            <text:p>28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89]=&quot;Long&quot; ; [.L289]-[Overview.$C$4]/[.K289]  ;  IF([.G289]=&quot;Short&quot;; [.L289]+[Overview.$C$4]/[.K289]; &quot;&quot;) ); &quot;&quot;)">
            <text:p/>
          </table:table-cell>
          <table:table-cell table:formula="of:=IFERROR(ABS([.M289]-[.L289])*[.K289]; &quot;&quot;)">
            <text:p/>
          </table:table-cell>
          <table:table-cell table:style-name="ce312" table:formula="of:=IFERROR(  IF([.G289]=&quot;Long&quot;;  [.L289]+[Overview.$C$4]/[.K289]  *  [Overview.$C$6]  ;  IF([.G289]=&quot;Short&quot;   ;  [.L289]-[Overview.$C$4]/[.K289]  * [Overview.$C$6]  ; &quot;&quot;  )  )   ; &quot;&quot;)">
            <text:p/>
          </table:table-cell>
          <table:table-cell table:number-columns-repeated="3"/>
          <table:table-cell table:style-name="ce182" table:formula="of:=IFERROR([.T289]/[.N289]; &quot;&quot;)">
            <text:p/>
          </table:table-cell>
          <table:table-cell table:style-name="ce203" table:formula="of:=IFERROR(   IF( AND( [.G289]=&quot;Long&quot;;   [.P289]=[.K289])  ;  [.K289]*([.Q289]-[.L289])  ;    IF(  AND(  [.G289]=&quot;Short&quot;  ;   [.P289]=[.K289]   )   ;   [.K289]*([.L289]-[.Q289])   ;  &quot;&quot;)) ; &quot;&quot;)">
            <text:p/>
          </table:table-cell>
          <table:table-cell table:style-name="ce215" table:formula="of:=IF(ISNUMBER([.T289]); IF([.T289]&gt;=0; &quot;Win&quot;; &quot;Loss&quot;); &quot;&quot;)">
            <text:p/>
          </table:table-cell>
          <table:table-cell table:style-name="ce220" table:formula="of:=IF(ISNUMBER([.T289]); ROUND(([.R289]-[.J289])*60*24); &quot;&quot;)">
            <text:p/>
          </table:table-cell>
          <table:table-cell table:content-validation-name="val8"/>
          <table:table-cell table:number-columns-repeated="2"/>
          <table:table-cell table:style-name="ce239"/>
          <table:table-cell table:style-name="ce243" table:formula="of:=IFERROR(IF(ISBLANK([.Z289]); &quot;&quot;; IF([.$G289]=&quot;Long&quot;; ([.Z289]-[.$L289])*[.$K289]/[.$N289]; ([.$L289]-[.Z289])*[.$K289]/[.$N289])-[.$S289]); &quot;&quot;)">
            <text:p/>
          </table:table-cell>
          <table:table-cell/>
          <table:table-cell table:style-name="ce243" table:formula="of:=IFERROR(IF(ISBLANK([.AB289]); &quot;&quot;; IF([.$G289]=&quot;Long&quot;; ([.AB289]-[.$L289])*[.$K289]/[.$N289]; ([.$L289]-[.AB289])*[.$K289]/[.$N289])-[.$S289]); &quot;&quot;)">
            <text:p/>
          </table:table-cell>
          <table:table-cell/>
          <table:table-cell table:style-name="ce243" table:formula="of:=IFERROR(IF(ISBLANK([.AD289]); &quot;&quot;; IF([.$G289]=&quot;Long&quot;; ([.AD289]-[.$L289])*[.$K289]/[.$N289]; ([.$L289]-[.AD289])*[.$K289]/[.$N289])-[.$S289]); &quot;&quot;)">
            <text:p/>
          </table:table-cell>
          <table:table-cell table:number-columns-repeated="2"/>
          <table:table-cell table:formula="of:=IF(ISBLANK([.B289]); &quot;&quot;; DAY([.B289]))">
            <text:p/>
          </table:table-cell>
          <table:table-cell table:formula="of:=IF(ISBLANK([.B289]); &quot;&quot;; WEEKDAY([.B289]))">
            <text:p/>
          </table:table-cell>
          <table:table-cell table:formula="of:=IF(ISBLANK([.B289]); &quot;&quot;; WEEKNUM([.B289]))">
            <text:p/>
          </table:table-cell>
          <table:table-cell table:formula="of:=IF(ISBLANK([.B289]); &quot;&quot;; MONTH([.B289]))">
            <text:p/>
          </table:table-cell>
          <table:table-cell table:formula="of:=IF(ISBLANK([.L289]); &quot;&quot;; [.K289]*[.L289])">
            <text:p/>
          </table:table-cell>
          <table:table-cell table:formula="of:=IF(ISNUMBER([.AL289]); [.AL289]*0.0035; &quot;&quot;)">
            <text:p/>
          </table:table-cell>
          <table:table-cell table:formula="of:=IF(ISBLANK([.Q289]); &quot;&quot;; [.P289]*[.Q289])">
            <text:p/>
          </table:table-cell>
          <table:table-cell table:formula="of:=IF(ISNUMBER([.AN289]); [.AN289]*0.0035; &quot;&quot;)">
            <text:p/>
          </table:table-cell>
          <table:table-cell table:formula="of:=IF(ISBLANK([.Q289]); &quot;&quot;; SUM([.$S$3:.S289]))">
            <text:p/>
          </table:table-cell>
          <table:table-cell table:formula="of:=IF(ISBLANK([.R289]); &quot;&quot;; SUM([.$T$3:.T289]))">
            <text:p/>
          </table:table-cell>
          <table:table-cell table:formula="of:=IF(OR(ISBLANK([.J289]); ISBLANK([.R289])); &quot;&quot;;ROUND(([.R289]-[.J289])*60*24))">
            <text:p/>
          </table:table-cell>
          <table:table-cell table:number-columns-repeated="20"/>
        </table:table-row>
        <table:table-row table:style-name="ro2">
          <table:table-cell office:value-type="float" office:value="288" calcext:value-type="float">
            <text:p>28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90]=&quot;Long&quot; ; [.L290]-[Overview.$C$4]/[.K290]  ;  IF([.G290]=&quot;Short&quot;; [.L290]+[Overview.$C$4]/[.K290]; &quot;&quot;) ); &quot;&quot;)">
            <text:p/>
          </table:table-cell>
          <table:table-cell table:formula="of:=IFERROR(ABS([.M290]-[.L290])*[.K290]; &quot;&quot;)">
            <text:p/>
          </table:table-cell>
          <table:table-cell table:style-name="ce312" table:formula="of:=IFERROR(  IF([.G290]=&quot;Long&quot;;  [.L290]+[Overview.$C$4]/[.K290]  *  [Overview.$C$6]  ;  IF([.G290]=&quot;Short&quot;   ;  [.L290]-[Overview.$C$4]/[.K290]  * [Overview.$C$6]  ; &quot;&quot;  )  )   ; &quot;&quot;)">
            <text:p/>
          </table:table-cell>
          <table:table-cell table:number-columns-repeated="3"/>
          <table:table-cell table:style-name="ce182" table:formula="of:=IFERROR([.T290]/[.N290]; &quot;&quot;)">
            <text:p/>
          </table:table-cell>
          <table:table-cell table:style-name="ce203" table:formula="of:=IFERROR(   IF( AND( [.G290]=&quot;Long&quot;;   [.P290]=[.K290])  ;  [.K290]*([.Q290]-[.L290])  ;    IF(  AND(  [.G290]=&quot;Short&quot;  ;   [.P290]=[.K290]   )   ;   [.K290]*([.L290]-[.Q290])   ;  &quot;&quot;)) ; &quot;&quot;)">
            <text:p/>
          </table:table-cell>
          <table:table-cell table:style-name="ce215" table:formula="of:=IF(ISNUMBER([.T290]); IF([.T290]&gt;=0; &quot;Win&quot;; &quot;Loss&quot;); &quot;&quot;)">
            <text:p/>
          </table:table-cell>
          <table:table-cell table:style-name="ce220" table:formula="of:=IF(ISNUMBER([.T290]); ROUND(([.R290]-[.J290])*60*24); &quot;&quot;)">
            <text:p/>
          </table:table-cell>
          <table:table-cell table:content-validation-name="val8"/>
          <table:table-cell table:number-columns-repeated="2"/>
          <table:table-cell table:style-name="ce239"/>
          <table:table-cell table:style-name="ce243" table:formula="of:=IFERROR(IF(ISBLANK([.Z290]); &quot;&quot;; IF([.$G290]=&quot;Long&quot;; ([.Z290]-[.$L290])*[.$K290]/[.$N290]; ([.$L290]-[.Z290])*[.$K290]/[.$N290])-[.$S290]); &quot;&quot;)">
            <text:p/>
          </table:table-cell>
          <table:table-cell/>
          <table:table-cell table:style-name="ce243" table:formula="of:=IFERROR(IF(ISBLANK([.AB290]); &quot;&quot;; IF([.$G290]=&quot;Long&quot;; ([.AB290]-[.$L290])*[.$K290]/[.$N290]; ([.$L290]-[.AB290])*[.$K290]/[.$N290])-[.$S290]); &quot;&quot;)">
            <text:p/>
          </table:table-cell>
          <table:table-cell/>
          <table:table-cell table:style-name="ce243" table:formula="of:=IFERROR(IF(ISBLANK([.AD290]); &quot;&quot;; IF([.$G290]=&quot;Long&quot;; ([.AD290]-[.$L290])*[.$K290]/[.$N290]; ([.$L290]-[.AD290])*[.$K290]/[.$N290])-[.$S290]); &quot;&quot;)">
            <text:p/>
          </table:table-cell>
          <table:table-cell table:number-columns-repeated="2"/>
          <table:table-cell table:formula="of:=IF(ISBLANK([.B290]); &quot;&quot;; DAY([.B290]))">
            <text:p/>
          </table:table-cell>
          <table:table-cell table:formula="of:=IF(ISBLANK([.B290]); &quot;&quot;; WEEKDAY([.B290]))">
            <text:p/>
          </table:table-cell>
          <table:table-cell table:formula="of:=IF(ISBLANK([.B290]); &quot;&quot;; WEEKNUM([.B290]))">
            <text:p/>
          </table:table-cell>
          <table:table-cell table:formula="of:=IF(ISBLANK([.B290]); &quot;&quot;; MONTH([.B290]))">
            <text:p/>
          </table:table-cell>
          <table:table-cell table:formula="of:=IF(ISBLANK([.L290]); &quot;&quot;; [.K290]*[.L290])">
            <text:p/>
          </table:table-cell>
          <table:table-cell table:formula="of:=IF(ISNUMBER([.AL290]); [.AL290]*0.0035; &quot;&quot;)">
            <text:p/>
          </table:table-cell>
          <table:table-cell table:formula="of:=IF(ISBLANK([.Q290]); &quot;&quot;; [.P290]*[.Q290])">
            <text:p/>
          </table:table-cell>
          <table:table-cell table:formula="of:=IF(ISNUMBER([.AN290]); [.AN290]*0.0035; &quot;&quot;)">
            <text:p/>
          </table:table-cell>
          <table:table-cell table:formula="of:=IF(ISBLANK([.Q290]); &quot;&quot;; SUM([.$S$3:.S290]))">
            <text:p/>
          </table:table-cell>
          <table:table-cell table:formula="of:=IF(ISBLANK([.R290]); &quot;&quot;; SUM([.$T$3:.T290]))">
            <text:p/>
          </table:table-cell>
          <table:table-cell table:formula="of:=IF(OR(ISBLANK([.J290]); ISBLANK([.R290])); &quot;&quot;;ROUND(([.R290]-[.J290])*60*24))">
            <text:p/>
          </table:table-cell>
          <table:table-cell table:number-columns-repeated="20"/>
        </table:table-row>
        <table:table-row table:style-name="ro2">
          <table:table-cell office:value-type="float" office:value="289" calcext:value-type="float">
            <text:p>28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91]=&quot;Long&quot; ; [.L291]-[Overview.$C$4]/[.K291]  ;  IF([.G291]=&quot;Short&quot;; [.L291]+[Overview.$C$4]/[.K291]; &quot;&quot;) ); &quot;&quot;)">
            <text:p/>
          </table:table-cell>
          <table:table-cell table:formula="of:=IFERROR(ABS([.M291]-[.L291])*[.K291]; &quot;&quot;)">
            <text:p/>
          </table:table-cell>
          <table:table-cell table:style-name="ce312" table:formula="of:=IFERROR(  IF([.G291]=&quot;Long&quot;;  [.L291]+[Overview.$C$4]/[.K291]  *  [Overview.$C$6]  ;  IF([.G291]=&quot;Short&quot;   ;  [.L291]-[Overview.$C$4]/[.K291]  * [Overview.$C$6]  ; &quot;&quot;  )  )   ; &quot;&quot;)">
            <text:p/>
          </table:table-cell>
          <table:table-cell table:number-columns-repeated="3"/>
          <table:table-cell table:style-name="ce182" table:formula="of:=IFERROR([.T291]/[.N291]; &quot;&quot;)">
            <text:p/>
          </table:table-cell>
          <table:table-cell table:style-name="ce203" table:formula="of:=IFERROR(   IF( AND( [.G291]=&quot;Long&quot;;   [.P291]=[.K291])  ;  [.K291]*([.Q291]-[.L291])  ;    IF(  AND(  [.G291]=&quot;Short&quot;  ;   [.P291]=[.K291]   )   ;   [.K291]*([.L291]-[.Q291])   ;  &quot;&quot;)) ; &quot;&quot;)">
            <text:p/>
          </table:table-cell>
          <table:table-cell table:style-name="ce215" table:formula="of:=IF(ISNUMBER([.T291]); IF([.T291]&gt;=0; &quot;Win&quot;; &quot;Loss&quot;); &quot;&quot;)">
            <text:p/>
          </table:table-cell>
          <table:table-cell table:style-name="ce220" table:formula="of:=IF(ISNUMBER([.T291]); ROUND(([.R291]-[.J291])*60*24); &quot;&quot;)">
            <text:p/>
          </table:table-cell>
          <table:table-cell table:content-validation-name="val8"/>
          <table:table-cell table:number-columns-repeated="2"/>
          <table:table-cell table:style-name="ce239"/>
          <table:table-cell table:style-name="ce243" table:formula="of:=IFERROR(IF(ISBLANK([.Z291]); &quot;&quot;; IF([.$G291]=&quot;Long&quot;; ([.Z291]-[.$L291])*[.$K291]/[.$N291]; ([.$L291]-[.Z291])*[.$K291]/[.$N291])-[.$S291]); &quot;&quot;)">
            <text:p/>
          </table:table-cell>
          <table:table-cell/>
          <table:table-cell table:style-name="ce243" table:formula="of:=IFERROR(IF(ISBLANK([.AB291]); &quot;&quot;; IF([.$G291]=&quot;Long&quot;; ([.AB291]-[.$L291])*[.$K291]/[.$N291]; ([.$L291]-[.AB291])*[.$K291]/[.$N291])-[.$S291]); &quot;&quot;)">
            <text:p/>
          </table:table-cell>
          <table:table-cell/>
          <table:table-cell table:style-name="ce243" table:formula="of:=IFERROR(IF(ISBLANK([.AD291]); &quot;&quot;; IF([.$G291]=&quot;Long&quot;; ([.AD291]-[.$L291])*[.$K291]/[.$N291]; ([.$L291]-[.AD291])*[.$K291]/[.$N291])-[.$S291]); &quot;&quot;)">
            <text:p/>
          </table:table-cell>
          <table:table-cell table:number-columns-repeated="2"/>
          <table:table-cell table:formula="of:=IF(ISBLANK([.B291]); &quot;&quot;; DAY([.B291]))">
            <text:p/>
          </table:table-cell>
          <table:table-cell table:formula="of:=IF(ISBLANK([.B291]); &quot;&quot;; WEEKDAY([.B291]))">
            <text:p/>
          </table:table-cell>
          <table:table-cell table:formula="of:=IF(ISBLANK([.B291]); &quot;&quot;; WEEKNUM([.B291]))">
            <text:p/>
          </table:table-cell>
          <table:table-cell table:formula="of:=IF(ISBLANK([.B291]); &quot;&quot;; MONTH([.B291]))">
            <text:p/>
          </table:table-cell>
          <table:table-cell table:formula="of:=IF(ISBLANK([.L291]); &quot;&quot;; [.K291]*[.L291])">
            <text:p/>
          </table:table-cell>
          <table:table-cell table:formula="of:=IF(ISNUMBER([.AL291]); [.AL291]*0.0035; &quot;&quot;)">
            <text:p/>
          </table:table-cell>
          <table:table-cell table:formula="of:=IF(ISBLANK([.Q291]); &quot;&quot;; [.P291]*[.Q291])">
            <text:p/>
          </table:table-cell>
          <table:table-cell table:formula="of:=IF(ISNUMBER([.AN291]); [.AN291]*0.0035; &quot;&quot;)">
            <text:p/>
          </table:table-cell>
          <table:table-cell table:formula="of:=IF(ISBLANK([.Q291]); &quot;&quot;; SUM([.$S$3:.S291]))">
            <text:p/>
          </table:table-cell>
          <table:table-cell table:formula="of:=IF(ISBLANK([.R291]); &quot;&quot;; SUM([.$T$3:.T291]))">
            <text:p/>
          </table:table-cell>
          <table:table-cell table:formula="of:=IF(OR(ISBLANK([.J291]); ISBLANK([.R291])); &quot;&quot;;ROUND(([.R291]-[.J291])*60*24))">
            <text:p/>
          </table:table-cell>
          <table:table-cell table:number-columns-repeated="20"/>
        </table:table-row>
        <table:table-row table:style-name="ro2">
          <table:table-cell office:value-type="float" office:value="290" calcext:value-type="float">
            <text:p>29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92]=&quot;Long&quot; ; [.L292]-[Overview.$C$4]/[.K292]  ;  IF([.G292]=&quot;Short&quot;; [.L292]+[Overview.$C$4]/[.K292]; &quot;&quot;) ); &quot;&quot;)">
            <text:p/>
          </table:table-cell>
          <table:table-cell table:formula="of:=IFERROR(ABS([.M292]-[.L292])*[.K292]; &quot;&quot;)">
            <text:p/>
          </table:table-cell>
          <table:table-cell table:style-name="ce312" table:formula="of:=IFERROR(  IF([.G292]=&quot;Long&quot;;  [.L292]+[Overview.$C$4]/[.K292]  *  [Overview.$C$6]  ;  IF([.G292]=&quot;Short&quot;   ;  [.L292]-[Overview.$C$4]/[.K292]  * [Overview.$C$6]  ; &quot;&quot;  )  )   ; &quot;&quot;)">
            <text:p/>
          </table:table-cell>
          <table:table-cell table:number-columns-repeated="3"/>
          <table:table-cell table:style-name="ce182" table:formula="of:=IFERROR([.T292]/[.N292]; &quot;&quot;)">
            <text:p/>
          </table:table-cell>
          <table:table-cell table:style-name="ce203" table:formula="of:=IFERROR(   IF( AND( [.G292]=&quot;Long&quot;;   [.P292]=[.K292])  ;  [.K292]*([.Q292]-[.L292])  ;    IF(  AND(  [.G292]=&quot;Short&quot;  ;   [.P292]=[.K292]   )   ;   [.K292]*([.L292]-[.Q292])   ;  &quot;&quot;)) ; &quot;&quot;)">
            <text:p/>
          </table:table-cell>
          <table:table-cell table:style-name="ce215" table:formula="of:=IF(ISNUMBER([.T292]); IF([.T292]&gt;=0; &quot;Win&quot;; &quot;Loss&quot;); &quot;&quot;)">
            <text:p/>
          </table:table-cell>
          <table:table-cell table:style-name="ce220" table:formula="of:=IF(ISNUMBER([.T292]); ROUND(([.R292]-[.J292])*60*24); &quot;&quot;)">
            <text:p/>
          </table:table-cell>
          <table:table-cell table:content-validation-name="val8"/>
          <table:table-cell table:number-columns-repeated="2"/>
          <table:table-cell table:style-name="ce239"/>
          <table:table-cell table:style-name="ce243" table:formula="of:=IFERROR(IF(ISBLANK([.Z292]); &quot;&quot;; IF([.$G292]=&quot;Long&quot;; ([.Z292]-[.$L292])*[.$K292]/[.$N292]; ([.$L292]-[.Z292])*[.$K292]/[.$N292])-[.$S292]); &quot;&quot;)">
            <text:p/>
          </table:table-cell>
          <table:table-cell/>
          <table:table-cell table:style-name="ce243" table:formula="of:=IFERROR(IF(ISBLANK([.AB292]); &quot;&quot;; IF([.$G292]=&quot;Long&quot;; ([.AB292]-[.$L292])*[.$K292]/[.$N292]; ([.$L292]-[.AB292])*[.$K292]/[.$N292])-[.$S292]); &quot;&quot;)">
            <text:p/>
          </table:table-cell>
          <table:table-cell/>
          <table:table-cell table:style-name="ce243" table:formula="of:=IFERROR(IF(ISBLANK([.AD292]); &quot;&quot;; IF([.$G292]=&quot;Long&quot;; ([.AD292]-[.$L292])*[.$K292]/[.$N292]; ([.$L292]-[.AD292])*[.$K292]/[.$N292])-[.$S292]); &quot;&quot;)">
            <text:p/>
          </table:table-cell>
          <table:table-cell table:number-columns-repeated="2"/>
          <table:table-cell table:formula="of:=IF(ISBLANK([.B292]); &quot;&quot;; DAY([.B292]))">
            <text:p/>
          </table:table-cell>
          <table:table-cell table:formula="of:=IF(ISBLANK([.B292]); &quot;&quot;; WEEKDAY([.B292]))">
            <text:p/>
          </table:table-cell>
          <table:table-cell table:formula="of:=IF(ISBLANK([.B292]); &quot;&quot;; WEEKNUM([.B292]))">
            <text:p/>
          </table:table-cell>
          <table:table-cell table:formula="of:=IF(ISBLANK([.B292]); &quot;&quot;; MONTH([.B292]))">
            <text:p/>
          </table:table-cell>
          <table:table-cell table:formula="of:=IF(ISBLANK([.L292]); &quot;&quot;; [.K292]*[.L292])">
            <text:p/>
          </table:table-cell>
          <table:table-cell table:formula="of:=IF(ISNUMBER([.AL292]); [.AL292]*0.0035; &quot;&quot;)">
            <text:p/>
          </table:table-cell>
          <table:table-cell table:formula="of:=IF(ISBLANK([.Q292]); &quot;&quot;; [.P292]*[.Q292])">
            <text:p/>
          </table:table-cell>
          <table:table-cell table:formula="of:=IF(ISNUMBER([.AN292]); [.AN292]*0.0035; &quot;&quot;)">
            <text:p/>
          </table:table-cell>
          <table:table-cell table:formula="of:=IF(ISBLANK([.Q292]); &quot;&quot;; SUM([.$S$3:.S292]))">
            <text:p/>
          </table:table-cell>
          <table:table-cell table:formula="of:=IF(ISBLANK([.R292]); &quot;&quot;; SUM([.$T$3:.T292]))">
            <text:p/>
          </table:table-cell>
          <table:table-cell table:formula="of:=IF(OR(ISBLANK([.J292]); ISBLANK([.R292])); &quot;&quot;;ROUND(([.R292]-[.J292])*60*24))">
            <text:p/>
          </table:table-cell>
          <table:table-cell table:number-columns-repeated="20"/>
        </table:table-row>
        <table:table-row table:style-name="ro2">
          <table:table-cell office:value-type="float" office:value="291" calcext:value-type="float">
            <text:p>29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93]=&quot;Long&quot; ; [.L293]-[Overview.$C$4]/[.K293]  ;  IF([.G293]=&quot;Short&quot;; [.L293]+[Overview.$C$4]/[.K293]; &quot;&quot;) ); &quot;&quot;)">
            <text:p/>
          </table:table-cell>
          <table:table-cell table:formula="of:=IFERROR(ABS([.M293]-[.L293])*[.K293]; &quot;&quot;)">
            <text:p/>
          </table:table-cell>
          <table:table-cell table:style-name="ce312" table:formula="of:=IFERROR(  IF([.G293]=&quot;Long&quot;;  [.L293]+[Overview.$C$4]/[.K293]  *  [Overview.$C$6]  ;  IF([.G293]=&quot;Short&quot;   ;  [.L293]-[Overview.$C$4]/[.K293]  * [Overview.$C$6]  ; &quot;&quot;  )  )   ; &quot;&quot;)">
            <text:p/>
          </table:table-cell>
          <table:table-cell table:number-columns-repeated="3"/>
          <table:table-cell table:style-name="ce182" table:formula="of:=IFERROR([.T293]/[.N293]; &quot;&quot;)">
            <text:p/>
          </table:table-cell>
          <table:table-cell table:style-name="ce203" table:formula="of:=IFERROR(   IF( AND( [.G293]=&quot;Long&quot;;   [.P293]=[.K293])  ;  [.K293]*([.Q293]-[.L293])  ;    IF(  AND(  [.G293]=&quot;Short&quot;  ;   [.P293]=[.K293]   )   ;   [.K293]*([.L293]-[.Q293])   ;  &quot;&quot;)) ; &quot;&quot;)">
            <text:p/>
          </table:table-cell>
          <table:table-cell table:style-name="ce215" table:formula="of:=IF(ISNUMBER([.T293]); IF([.T293]&gt;=0; &quot;Win&quot;; &quot;Loss&quot;); &quot;&quot;)">
            <text:p/>
          </table:table-cell>
          <table:table-cell table:style-name="ce220" table:formula="of:=IF(ISNUMBER([.T293]); ROUND(([.R293]-[.J293])*60*24); &quot;&quot;)">
            <text:p/>
          </table:table-cell>
          <table:table-cell table:content-validation-name="val8"/>
          <table:table-cell table:number-columns-repeated="2"/>
          <table:table-cell table:style-name="ce239"/>
          <table:table-cell table:style-name="ce243" table:formula="of:=IFERROR(IF(ISBLANK([.Z293]); &quot;&quot;; IF([.$G293]=&quot;Long&quot;; ([.Z293]-[.$L293])*[.$K293]/[.$N293]; ([.$L293]-[.Z293])*[.$K293]/[.$N293])-[.$S293]); &quot;&quot;)">
            <text:p/>
          </table:table-cell>
          <table:table-cell/>
          <table:table-cell table:style-name="ce243" table:formula="of:=IFERROR(IF(ISBLANK([.AB293]); &quot;&quot;; IF([.$G293]=&quot;Long&quot;; ([.AB293]-[.$L293])*[.$K293]/[.$N293]; ([.$L293]-[.AB293])*[.$K293]/[.$N293])-[.$S293]); &quot;&quot;)">
            <text:p/>
          </table:table-cell>
          <table:table-cell/>
          <table:table-cell table:style-name="ce243" table:formula="of:=IFERROR(IF(ISBLANK([.AD293]); &quot;&quot;; IF([.$G293]=&quot;Long&quot;; ([.AD293]-[.$L293])*[.$K293]/[.$N293]; ([.$L293]-[.AD293])*[.$K293]/[.$N293])-[.$S293]); &quot;&quot;)">
            <text:p/>
          </table:table-cell>
          <table:table-cell table:number-columns-repeated="2"/>
          <table:table-cell table:formula="of:=IF(ISBLANK([.B293]); &quot;&quot;; DAY([.B293]))">
            <text:p/>
          </table:table-cell>
          <table:table-cell table:formula="of:=IF(ISBLANK([.B293]); &quot;&quot;; WEEKDAY([.B293]))">
            <text:p/>
          </table:table-cell>
          <table:table-cell table:formula="of:=IF(ISBLANK([.B293]); &quot;&quot;; WEEKNUM([.B293]))">
            <text:p/>
          </table:table-cell>
          <table:table-cell table:formula="of:=IF(ISBLANK([.B293]); &quot;&quot;; MONTH([.B293]))">
            <text:p/>
          </table:table-cell>
          <table:table-cell table:formula="of:=IF(ISBLANK([.L293]); &quot;&quot;; [.K293]*[.L293])">
            <text:p/>
          </table:table-cell>
          <table:table-cell table:formula="of:=IF(ISNUMBER([.AL293]); [.AL293]*0.0035; &quot;&quot;)">
            <text:p/>
          </table:table-cell>
          <table:table-cell table:formula="of:=IF(ISBLANK([.Q293]); &quot;&quot;; [.P293]*[.Q293])">
            <text:p/>
          </table:table-cell>
          <table:table-cell table:formula="of:=IF(ISNUMBER([.AN293]); [.AN293]*0.0035; &quot;&quot;)">
            <text:p/>
          </table:table-cell>
          <table:table-cell table:formula="of:=IF(ISBLANK([.Q293]); &quot;&quot;; SUM([.$S$3:.S293]))">
            <text:p/>
          </table:table-cell>
          <table:table-cell table:formula="of:=IF(ISBLANK([.R293]); &quot;&quot;; SUM([.$T$3:.T293]))">
            <text:p/>
          </table:table-cell>
          <table:table-cell table:formula="of:=IF(OR(ISBLANK([.J293]); ISBLANK([.R293])); &quot;&quot;;ROUND(([.R293]-[.J293])*60*24))">
            <text:p/>
          </table:table-cell>
          <table:table-cell table:number-columns-repeated="20"/>
        </table:table-row>
        <table:table-row table:style-name="ro2">
          <table:table-cell office:value-type="float" office:value="292" calcext:value-type="float">
            <text:p>29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94]=&quot;Long&quot; ; [.L294]-[Overview.$C$4]/[.K294]  ;  IF([.G294]=&quot;Short&quot;; [.L294]+[Overview.$C$4]/[.K294]; &quot;&quot;) ); &quot;&quot;)">
            <text:p/>
          </table:table-cell>
          <table:table-cell table:formula="of:=IFERROR(ABS([.M294]-[.L294])*[.K294]; &quot;&quot;)">
            <text:p/>
          </table:table-cell>
          <table:table-cell table:style-name="ce312" table:formula="of:=IFERROR(  IF([.G294]=&quot;Long&quot;;  [.L294]+[Overview.$C$4]/[.K294]  *  [Overview.$C$6]  ;  IF([.G294]=&quot;Short&quot;   ;  [.L294]-[Overview.$C$4]/[.K294]  * [Overview.$C$6]  ; &quot;&quot;  )  )   ; &quot;&quot;)">
            <text:p/>
          </table:table-cell>
          <table:table-cell table:number-columns-repeated="3"/>
          <table:table-cell table:style-name="ce182" table:formula="of:=IFERROR([.T294]/[.N294]; &quot;&quot;)">
            <text:p/>
          </table:table-cell>
          <table:table-cell table:style-name="ce203" table:formula="of:=IFERROR(   IF( AND( [.G294]=&quot;Long&quot;;   [.P294]=[.K294])  ;  [.K294]*([.Q294]-[.L294])  ;    IF(  AND(  [.G294]=&quot;Short&quot;  ;   [.P294]=[.K294]   )   ;   [.K294]*([.L294]-[.Q294])   ;  &quot;&quot;)) ; &quot;&quot;)">
            <text:p/>
          </table:table-cell>
          <table:table-cell table:style-name="ce215" table:formula="of:=IF(ISNUMBER([.T294]); IF([.T294]&gt;=0; &quot;Win&quot;; &quot;Loss&quot;); &quot;&quot;)">
            <text:p/>
          </table:table-cell>
          <table:table-cell table:style-name="ce220" table:formula="of:=IF(ISNUMBER([.T294]); ROUND(([.R294]-[.J294])*60*24); &quot;&quot;)">
            <text:p/>
          </table:table-cell>
          <table:table-cell table:content-validation-name="val8"/>
          <table:table-cell table:number-columns-repeated="2"/>
          <table:table-cell table:style-name="ce239"/>
          <table:table-cell table:style-name="ce243" table:formula="of:=IFERROR(IF(ISBLANK([.Z294]); &quot;&quot;; IF([.$G294]=&quot;Long&quot;; ([.Z294]-[.$L294])*[.$K294]/[.$N294]; ([.$L294]-[.Z294])*[.$K294]/[.$N294])-[.$S294]); &quot;&quot;)">
            <text:p/>
          </table:table-cell>
          <table:table-cell/>
          <table:table-cell table:style-name="ce243" table:formula="of:=IFERROR(IF(ISBLANK([.AB294]); &quot;&quot;; IF([.$G294]=&quot;Long&quot;; ([.AB294]-[.$L294])*[.$K294]/[.$N294]; ([.$L294]-[.AB294])*[.$K294]/[.$N294])-[.$S294]); &quot;&quot;)">
            <text:p/>
          </table:table-cell>
          <table:table-cell/>
          <table:table-cell table:style-name="ce243" table:formula="of:=IFERROR(IF(ISBLANK([.AD294]); &quot;&quot;; IF([.$G294]=&quot;Long&quot;; ([.AD294]-[.$L294])*[.$K294]/[.$N294]; ([.$L294]-[.AD294])*[.$K294]/[.$N294])-[.$S294]); &quot;&quot;)">
            <text:p/>
          </table:table-cell>
          <table:table-cell table:number-columns-repeated="2"/>
          <table:table-cell table:formula="of:=IF(ISBLANK([.B294]); &quot;&quot;; DAY([.B294]))">
            <text:p/>
          </table:table-cell>
          <table:table-cell table:formula="of:=IF(ISBLANK([.B294]); &quot;&quot;; WEEKDAY([.B294]))">
            <text:p/>
          </table:table-cell>
          <table:table-cell table:formula="of:=IF(ISBLANK([.B294]); &quot;&quot;; WEEKNUM([.B294]))">
            <text:p/>
          </table:table-cell>
          <table:table-cell table:formula="of:=IF(ISBLANK([.B294]); &quot;&quot;; MONTH([.B294]))">
            <text:p/>
          </table:table-cell>
          <table:table-cell table:formula="of:=IF(ISBLANK([.L294]); &quot;&quot;; [.K294]*[.L294])">
            <text:p/>
          </table:table-cell>
          <table:table-cell table:formula="of:=IF(ISNUMBER([.AL294]); [.AL294]*0.0035; &quot;&quot;)">
            <text:p/>
          </table:table-cell>
          <table:table-cell table:formula="of:=IF(ISBLANK([.Q294]); &quot;&quot;; [.P294]*[.Q294])">
            <text:p/>
          </table:table-cell>
          <table:table-cell table:formula="of:=IF(ISNUMBER([.AN294]); [.AN294]*0.0035; &quot;&quot;)">
            <text:p/>
          </table:table-cell>
          <table:table-cell table:formula="of:=IF(ISBLANK([.Q294]); &quot;&quot;; SUM([.$S$3:.S294]))">
            <text:p/>
          </table:table-cell>
          <table:table-cell table:formula="of:=IF(ISBLANK([.R294]); &quot;&quot;; SUM([.$T$3:.T294]))">
            <text:p/>
          </table:table-cell>
          <table:table-cell table:formula="of:=IF(OR(ISBLANK([.J294]); ISBLANK([.R294])); &quot;&quot;;ROUND(([.R294]-[.J294])*60*24))">
            <text:p/>
          </table:table-cell>
          <table:table-cell table:number-columns-repeated="20"/>
        </table:table-row>
        <table:table-row table:style-name="ro2">
          <table:table-cell office:value-type="float" office:value="293" calcext:value-type="float">
            <text:p>29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95]=&quot;Long&quot; ; [.L295]-[Overview.$C$4]/[.K295]  ;  IF([.G295]=&quot;Short&quot;; [.L295]+[Overview.$C$4]/[.K295]; &quot;&quot;) ); &quot;&quot;)">
            <text:p/>
          </table:table-cell>
          <table:table-cell table:formula="of:=IFERROR(ABS([.M295]-[.L295])*[.K295]; &quot;&quot;)">
            <text:p/>
          </table:table-cell>
          <table:table-cell table:style-name="ce312" table:formula="of:=IFERROR(  IF([.G295]=&quot;Long&quot;;  [.L295]+[Overview.$C$4]/[.K295]  *  [Overview.$C$6]  ;  IF([.G295]=&quot;Short&quot;   ;  [.L295]-[Overview.$C$4]/[.K295]  * [Overview.$C$6]  ; &quot;&quot;  )  )   ; &quot;&quot;)">
            <text:p/>
          </table:table-cell>
          <table:table-cell table:number-columns-repeated="3"/>
          <table:table-cell table:style-name="ce182" table:formula="of:=IFERROR([.T295]/[.N295]; &quot;&quot;)">
            <text:p/>
          </table:table-cell>
          <table:table-cell table:style-name="ce203" table:formula="of:=IFERROR(   IF( AND( [.G295]=&quot;Long&quot;;   [.P295]=[.K295])  ;  [.K295]*([.Q295]-[.L295])  ;    IF(  AND(  [.G295]=&quot;Short&quot;  ;   [.P295]=[.K295]   )   ;   [.K295]*([.L295]-[.Q295])   ;  &quot;&quot;)) ; &quot;&quot;)">
            <text:p/>
          </table:table-cell>
          <table:table-cell table:style-name="ce215" table:formula="of:=IF(ISNUMBER([.T295]); IF([.T295]&gt;=0; &quot;Win&quot;; &quot;Loss&quot;); &quot;&quot;)">
            <text:p/>
          </table:table-cell>
          <table:table-cell table:style-name="ce220" table:formula="of:=IF(ISNUMBER([.T295]); ROUND(([.R295]-[.J295])*60*24); &quot;&quot;)">
            <text:p/>
          </table:table-cell>
          <table:table-cell table:content-validation-name="val8"/>
          <table:table-cell table:number-columns-repeated="2"/>
          <table:table-cell table:style-name="ce239"/>
          <table:table-cell table:style-name="ce243" table:formula="of:=IFERROR(IF(ISBLANK([.Z295]); &quot;&quot;; IF([.$G295]=&quot;Long&quot;; ([.Z295]-[.$L295])*[.$K295]/[.$N295]; ([.$L295]-[.Z295])*[.$K295]/[.$N295])-[.$S295]); &quot;&quot;)">
            <text:p/>
          </table:table-cell>
          <table:table-cell/>
          <table:table-cell table:style-name="ce243" table:formula="of:=IFERROR(IF(ISBLANK([.AB295]); &quot;&quot;; IF([.$G295]=&quot;Long&quot;; ([.AB295]-[.$L295])*[.$K295]/[.$N295]; ([.$L295]-[.AB295])*[.$K295]/[.$N295])-[.$S295]); &quot;&quot;)">
            <text:p/>
          </table:table-cell>
          <table:table-cell/>
          <table:table-cell table:style-name="ce243" table:formula="of:=IFERROR(IF(ISBLANK([.AD295]); &quot;&quot;; IF([.$G295]=&quot;Long&quot;; ([.AD295]-[.$L295])*[.$K295]/[.$N295]; ([.$L295]-[.AD295])*[.$K295]/[.$N295])-[.$S295]); &quot;&quot;)">
            <text:p/>
          </table:table-cell>
          <table:table-cell table:number-columns-repeated="2"/>
          <table:table-cell table:formula="of:=IF(ISBLANK([.B295]); &quot;&quot;; DAY([.B295]))">
            <text:p/>
          </table:table-cell>
          <table:table-cell table:formula="of:=IF(ISBLANK([.B295]); &quot;&quot;; WEEKDAY([.B295]))">
            <text:p/>
          </table:table-cell>
          <table:table-cell table:formula="of:=IF(ISBLANK([.B295]); &quot;&quot;; WEEKNUM([.B295]))">
            <text:p/>
          </table:table-cell>
          <table:table-cell table:formula="of:=IF(ISBLANK([.B295]); &quot;&quot;; MONTH([.B295]))">
            <text:p/>
          </table:table-cell>
          <table:table-cell table:formula="of:=IF(ISBLANK([.L295]); &quot;&quot;; [.K295]*[.L295])">
            <text:p/>
          </table:table-cell>
          <table:table-cell table:formula="of:=IF(ISNUMBER([.AL295]); [.AL295]*0.0035; &quot;&quot;)">
            <text:p/>
          </table:table-cell>
          <table:table-cell table:formula="of:=IF(ISBLANK([.Q295]); &quot;&quot;; [.P295]*[.Q295])">
            <text:p/>
          </table:table-cell>
          <table:table-cell table:formula="of:=IF(ISNUMBER([.AN295]); [.AN295]*0.0035; &quot;&quot;)">
            <text:p/>
          </table:table-cell>
          <table:table-cell table:formula="of:=IF(ISBLANK([.Q295]); &quot;&quot;; SUM([.$S$3:.S295]))">
            <text:p/>
          </table:table-cell>
          <table:table-cell table:formula="of:=IF(ISBLANK([.R295]); &quot;&quot;; SUM([.$T$3:.T295]))">
            <text:p/>
          </table:table-cell>
          <table:table-cell table:formula="of:=IF(OR(ISBLANK([.J295]); ISBLANK([.R295])); &quot;&quot;;ROUND(([.R295]-[.J295])*60*24))">
            <text:p/>
          </table:table-cell>
          <table:table-cell table:number-columns-repeated="20"/>
        </table:table-row>
        <table:table-row table:style-name="ro2">
          <table:table-cell office:value-type="float" office:value="294" calcext:value-type="float">
            <text:p>29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96]=&quot;Long&quot; ; [.L296]-[Overview.$C$4]/[.K296]  ;  IF([.G296]=&quot;Short&quot;; [.L296]+[Overview.$C$4]/[.K296]; &quot;&quot;) ); &quot;&quot;)">
            <text:p/>
          </table:table-cell>
          <table:table-cell table:formula="of:=IFERROR(ABS([.M296]-[.L296])*[.K296]; &quot;&quot;)">
            <text:p/>
          </table:table-cell>
          <table:table-cell table:style-name="ce312" table:formula="of:=IFERROR(  IF([.G296]=&quot;Long&quot;;  [.L296]+[Overview.$C$4]/[.K296]  *  [Overview.$C$6]  ;  IF([.G296]=&quot;Short&quot;   ;  [.L296]-[Overview.$C$4]/[.K296]  * [Overview.$C$6]  ; &quot;&quot;  )  )   ; &quot;&quot;)">
            <text:p/>
          </table:table-cell>
          <table:table-cell table:number-columns-repeated="3"/>
          <table:table-cell table:style-name="ce182" table:formula="of:=IFERROR([.T296]/[.N296]; &quot;&quot;)">
            <text:p/>
          </table:table-cell>
          <table:table-cell table:style-name="ce203" table:formula="of:=IFERROR(   IF( AND( [.G296]=&quot;Long&quot;;   [.P296]=[.K296])  ;  [.K296]*([.Q296]-[.L296])  ;    IF(  AND(  [.G296]=&quot;Short&quot;  ;   [.P296]=[.K296]   )   ;   [.K296]*([.L296]-[.Q296])   ;  &quot;&quot;)) ; &quot;&quot;)">
            <text:p/>
          </table:table-cell>
          <table:table-cell table:style-name="ce215" table:formula="of:=IF(ISNUMBER([.T296]); IF([.T296]&gt;=0; &quot;Win&quot;; &quot;Loss&quot;); &quot;&quot;)">
            <text:p/>
          </table:table-cell>
          <table:table-cell table:style-name="ce220" table:formula="of:=IF(ISNUMBER([.T296]); ROUND(([.R296]-[.J296])*60*24); &quot;&quot;)">
            <text:p/>
          </table:table-cell>
          <table:table-cell table:content-validation-name="val8"/>
          <table:table-cell table:number-columns-repeated="2"/>
          <table:table-cell table:style-name="ce239"/>
          <table:table-cell table:style-name="ce243" table:formula="of:=IFERROR(IF(ISBLANK([.Z296]); &quot;&quot;; IF([.$G296]=&quot;Long&quot;; ([.Z296]-[.$L296])*[.$K296]/[.$N296]; ([.$L296]-[.Z296])*[.$K296]/[.$N296])-[.$S296]); &quot;&quot;)">
            <text:p/>
          </table:table-cell>
          <table:table-cell/>
          <table:table-cell table:style-name="ce243" table:formula="of:=IFERROR(IF(ISBLANK([.AB296]); &quot;&quot;; IF([.$G296]=&quot;Long&quot;; ([.AB296]-[.$L296])*[.$K296]/[.$N296]; ([.$L296]-[.AB296])*[.$K296]/[.$N296])-[.$S296]); &quot;&quot;)">
            <text:p/>
          </table:table-cell>
          <table:table-cell/>
          <table:table-cell table:style-name="ce243" table:formula="of:=IFERROR(IF(ISBLANK([.AD296]); &quot;&quot;; IF([.$G296]=&quot;Long&quot;; ([.AD296]-[.$L296])*[.$K296]/[.$N296]; ([.$L296]-[.AD296])*[.$K296]/[.$N296])-[.$S296]); &quot;&quot;)">
            <text:p/>
          </table:table-cell>
          <table:table-cell table:number-columns-repeated="2"/>
          <table:table-cell table:formula="of:=IF(ISBLANK([.B296]); &quot;&quot;; DAY([.B296]))">
            <text:p/>
          </table:table-cell>
          <table:table-cell table:formula="of:=IF(ISBLANK([.B296]); &quot;&quot;; WEEKDAY([.B296]))">
            <text:p/>
          </table:table-cell>
          <table:table-cell table:formula="of:=IF(ISBLANK([.B296]); &quot;&quot;; WEEKNUM([.B296]))">
            <text:p/>
          </table:table-cell>
          <table:table-cell table:formula="of:=IF(ISBLANK([.B296]); &quot;&quot;; MONTH([.B296]))">
            <text:p/>
          </table:table-cell>
          <table:table-cell table:formula="of:=IF(ISBLANK([.L296]); &quot;&quot;; [.K296]*[.L296])">
            <text:p/>
          </table:table-cell>
          <table:table-cell table:formula="of:=IF(ISNUMBER([.AL296]); [.AL296]*0.0035; &quot;&quot;)">
            <text:p/>
          </table:table-cell>
          <table:table-cell table:formula="of:=IF(ISBLANK([.Q296]); &quot;&quot;; [.P296]*[.Q296])">
            <text:p/>
          </table:table-cell>
          <table:table-cell table:formula="of:=IF(ISNUMBER([.AN296]); [.AN296]*0.0035; &quot;&quot;)">
            <text:p/>
          </table:table-cell>
          <table:table-cell table:formula="of:=IF(ISBLANK([.Q296]); &quot;&quot;; SUM([.$S$3:.S296]))">
            <text:p/>
          </table:table-cell>
          <table:table-cell table:formula="of:=IF(ISBLANK([.R296]); &quot;&quot;; SUM([.$T$3:.T296]))">
            <text:p/>
          </table:table-cell>
          <table:table-cell table:formula="of:=IF(OR(ISBLANK([.J296]); ISBLANK([.R296])); &quot;&quot;;ROUND(([.R296]-[.J296])*60*24))">
            <text:p/>
          </table:table-cell>
          <table:table-cell table:number-columns-repeated="20"/>
        </table:table-row>
        <table:table-row table:style-name="ro2">
          <table:table-cell office:value-type="float" office:value="295" calcext:value-type="float">
            <text:p>29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97]=&quot;Long&quot; ; [.L297]-[Overview.$C$4]/[.K297]  ;  IF([.G297]=&quot;Short&quot;; [.L297]+[Overview.$C$4]/[.K297]; &quot;&quot;) ); &quot;&quot;)">
            <text:p/>
          </table:table-cell>
          <table:table-cell table:formula="of:=IFERROR(ABS([.M297]-[.L297])*[.K297]; &quot;&quot;)">
            <text:p/>
          </table:table-cell>
          <table:table-cell table:style-name="ce312" table:formula="of:=IFERROR(  IF([.G297]=&quot;Long&quot;;  [.L297]+[Overview.$C$4]/[.K297]  *  [Overview.$C$6]  ;  IF([.G297]=&quot;Short&quot;   ;  [.L297]-[Overview.$C$4]/[.K297]  * [Overview.$C$6]  ; &quot;&quot;  )  )   ; &quot;&quot;)">
            <text:p/>
          </table:table-cell>
          <table:table-cell table:number-columns-repeated="3"/>
          <table:table-cell table:style-name="ce182" table:formula="of:=IFERROR([.T297]/[.N297]; &quot;&quot;)">
            <text:p/>
          </table:table-cell>
          <table:table-cell table:style-name="ce203" table:formula="of:=IFERROR(   IF( AND( [.G297]=&quot;Long&quot;;   [.P297]=[.K297])  ;  [.K297]*([.Q297]-[.L297])  ;    IF(  AND(  [.G297]=&quot;Short&quot;  ;   [.P297]=[.K297]   )   ;   [.K297]*([.L297]-[.Q297])   ;  &quot;&quot;)) ; &quot;&quot;)">
            <text:p/>
          </table:table-cell>
          <table:table-cell table:style-name="ce215" table:formula="of:=IF(ISNUMBER([.T297]); IF([.T297]&gt;=0; &quot;Win&quot;; &quot;Loss&quot;); &quot;&quot;)">
            <text:p/>
          </table:table-cell>
          <table:table-cell table:style-name="ce220" table:formula="of:=IF(ISNUMBER([.T297]); ROUND(([.R297]-[.J297])*60*24); &quot;&quot;)">
            <text:p/>
          </table:table-cell>
          <table:table-cell table:content-validation-name="val8"/>
          <table:table-cell table:number-columns-repeated="2"/>
          <table:table-cell table:style-name="ce239"/>
          <table:table-cell table:style-name="ce243" table:formula="of:=IFERROR(IF(ISBLANK([.Z297]); &quot;&quot;; IF([.$G297]=&quot;Long&quot;; ([.Z297]-[.$L297])*[.$K297]/[.$N297]; ([.$L297]-[.Z297])*[.$K297]/[.$N297])-[.$S297]); &quot;&quot;)">
            <text:p/>
          </table:table-cell>
          <table:table-cell/>
          <table:table-cell table:style-name="ce243" table:formula="of:=IFERROR(IF(ISBLANK([.AB297]); &quot;&quot;; IF([.$G297]=&quot;Long&quot;; ([.AB297]-[.$L297])*[.$K297]/[.$N297]; ([.$L297]-[.AB297])*[.$K297]/[.$N297])-[.$S297]); &quot;&quot;)">
            <text:p/>
          </table:table-cell>
          <table:table-cell/>
          <table:table-cell table:style-name="ce243" table:formula="of:=IFERROR(IF(ISBLANK([.AD297]); &quot;&quot;; IF([.$G297]=&quot;Long&quot;; ([.AD297]-[.$L297])*[.$K297]/[.$N297]; ([.$L297]-[.AD297])*[.$K297]/[.$N297])-[.$S297]); &quot;&quot;)">
            <text:p/>
          </table:table-cell>
          <table:table-cell table:number-columns-repeated="2"/>
          <table:table-cell table:formula="of:=IF(ISBLANK([.B297]); &quot;&quot;; DAY([.B297]))">
            <text:p/>
          </table:table-cell>
          <table:table-cell table:formula="of:=IF(ISBLANK([.B297]); &quot;&quot;; WEEKDAY([.B297]))">
            <text:p/>
          </table:table-cell>
          <table:table-cell table:formula="of:=IF(ISBLANK([.B297]); &quot;&quot;; WEEKNUM([.B297]))">
            <text:p/>
          </table:table-cell>
          <table:table-cell table:formula="of:=IF(ISBLANK([.B297]); &quot;&quot;; MONTH([.B297]))">
            <text:p/>
          </table:table-cell>
          <table:table-cell table:formula="of:=IF(ISBLANK([.L297]); &quot;&quot;; [.K297]*[.L297])">
            <text:p/>
          </table:table-cell>
          <table:table-cell table:formula="of:=IF(ISNUMBER([.AL297]); [.AL297]*0.0035; &quot;&quot;)">
            <text:p/>
          </table:table-cell>
          <table:table-cell table:formula="of:=IF(ISBLANK([.Q297]); &quot;&quot;; [.P297]*[.Q297])">
            <text:p/>
          </table:table-cell>
          <table:table-cell table:formula="of:=IF(ISNUMBER([.AN297]); [.AN297]*0.0035; &quot;&quot;)">
            <text:p/>
          </table:table-cell>
          <table:table-cell table:formula="of:=IF(ISBLANK([.Q297]); &quot;&quot;; SUM([.$S$3:.S297]))">
            <text:p/>
          </table:table-cell>
          <table:table-cell table:formula="of:=IF(ISBLANK([.R297]); &quot;&quot;; SUM([.$T$3:.T297]))">
            <text:p/>
          </table:table-cell>
          <table:table-cell table:formula="of:=IF(OR(ISBLANK([.J297]); ISBLANK([.R297])); &quot;&quot;;ROUND(([.R297]-[.J297])*60*24))">
            <text:p/>
          </table:table-cell>
          <table:table-cell table:number-columns-repeated="20"/>
        </table:table-row>
        <table:table-row table:style-name="ro2">
          <table:table-cell office:value-type="float" office:value="296" calcext:value-type="float">
            <text:p>29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98]=&quot;Long&quot; ; [.L298]-[Overview.$C$4]/[.K298]  ;  IF([.G298]=&quot;Short&quot;; [.L298]+[Overview.$C$4]/[.K298]; &quot;&quot;) ); &quot;&quot;)">
            <text:p/>
          </table:table-cell>
          <table:table-cell table:formula="of:=IFERROR(ABS([.M298]-[.L298])*[.K298]; &quot;&quot;)">
            <text:p/>
          </table:table-cell>
          <table:table-cell table:style-name="ce312" table:formula="of:=IFERROR(  IF([.G298]=&quot;Long&quot;;  [.L298]+[Overview.$C$4]/[.K298]  *  [Overview.$C$6]  ;  IF([.G298]=&quot;Short&quot;   ;  [.L298]-[Overview.$C$4]/[.K298]  * [Overview.$C$6]  ; &quot;&quot;  )  )   ; &quot;&quot;)">
            <text:p/>
          </table:table-cell>
          <table:table-cell table:number-columns-repeated="3"/>
          <table:table-cell table:style-name="ce182" table:formula="of:=IFERROR([.T298]/[.N298]; &quot;&quot;)">
            <text:p/>
          </table:table-cell>
          <table:table-cell table:style-name="ce203" table:formula="of:=IFERROR(   IF( AND( [.G298]=&quot;Long&quot;;   [.P298]=[.K298])  ;  [.K298]*([.Q298]-[.L298])  ;    IF(  AND(  [.G298]=&quot;Short&quot;  ;   [.P298]=[.K298]   )   ;   [.K298]*([.L298]-[.Q298])   ;  &quot;&quot;)) ; &quot;&quot;)">
            <text:p/>
          </table:table-cell>
          <table:table-cell table:style-name="ce215" table:formula="of:=IF(ISNUMBER([.T298]); IF([.T298]&gt;=0; &quot;Win&quot;; &quot;Loss&quot;); &quot;&quot;)">
            <text:p/>
          </table:table-cell>
          <table:table-cell table:style-name="ce220" table:formula="of:=IF(ISNUMBER([.T298]); ROUND(([.R298]-[.J298])*60*24); &quot;&quot;)">
            <text:p/>
          </table:table-cell>
          <table:table-cell table:content-validation-name="val8"/>
          <table:table-cell table:number-columns-repeated="2"/>
          <table:table-cell table:style-name="ce239"/>
          <table:table-cell table:style-name="ce243" table:formula="of:=IFERROR(IF(ISBLANK([.Z298]); &quot;&quot;; IF([.$G298]=&quot;Long&quot;; ([.Z298]-[.$L298])*[.$K298]/[.$N298]; ([.$L298]-[.Z298])*[.$K298]/[.$N298])-[.$S298]); &quot;&quot;)">
            <text:p/>
          </table:table-cell>
          <table:table-cell/>
          <table:table-cell table:style-name="ce243" table:formula="of:=IFERROR(IF(ISBLANK([.AB298]); &quot;&quot;; IF([.$G298]=&quot;Long&quot;; ([.AB298]-[.$L298])*[.$K298]/[.$N298]; ([.$L298]-[.AB298])*[.$K298]/[.$N298])-[.$S298]); &quot;&quot;)">
            <text:p/>
          </table:table-cell>
          <table:table-cell/>
          <table:table-cell table:style-name="ce243" table:formula="of:=IFERROR(IF(ISBLANK([.AD298]); &quot;&quot;; IF([.$G298]=&quot;Long&quot;; ([.AD298]-[.$L298])*[.$K298]/[.$N298]; ([.$L298]-[.AD298])*[.$K298]/[.$N298])-[.$S298]); &quot;&quot;)">
            <text:p/>
          </table:table-cell>
          <table:table-cell table:number-columns-repeated="2"/>
          <table:table-cell table:formula="of:=IF(ISBLANK([.B298]); &quot;&quot;; DAY([.B298]))">
            <text:p/>
          </table:table-cell>
          <table:table-cell table:formula="of:=IF(ISBLANK([.B298]); &quot;&quot;; WEEKDAY([.B298]))">
            <text:p/>
          </table:table-cell>
          <table:table-cell table:formula="of:=IF(ISBLANK([.B298]); &quot;&quot;; WEEKNUM([.B298]))">
            <text:p/>
          </table:table-cell>
          <table:table-cell table:formula="of:=IF(ISBLANK([.B298]); &quot;&quot;; MONTH([.B298]))">
            <text:p/>
          </table:table-cell>
          <table:table-cell table:formula="of:=IF(ISBLANK([.L298]); &quot;&quot;; [.K298]*[.L298])">
            <text:p/>
          </table:table-cell>
          <table:table-cell table:formula="of:=IF(ISNUMBER([.AL298]); [.AL298]*0.0035; &quot;&quot;)">
            <text:p/>
          </table:table-cell>
          <table:table-cell table:formula="of:=IF(ISBLANK([.Q298]); &quot;&quot;; [.P298]*[.Q298])">
            <text:p/>
          </table:table-cell>
          <table:table-cell table:formula="of:=IF(ISNUMBER([.AN298]); [.AN298]*0.0035; &quot;&quot;)">
            <text:p/>
          </table:table-cell>
          <table:table-cell table:formula="of:=IF(ISBLANK([.Q298]); &quot;&quot;; SUM([.$S$3:.S298]))">
            <text:p/>
          </table:table-cell>
          <table:table-cell table:formula="of:=IF(ISBLANK([.R298]); &quot;&quot;; SUM([.$T$3:.T298]))">
            <text:p/>
          </table:table-cell>
          <table:table-cell table:formula="of:=IF(OR(ISBLANK([.J298]); ISBLANK([.R298])); &quot;&quot;;ROUND(([.R298]-[.J298])*60*24))">
            <text:p/>
          </table:table-cell>
          <table:table-cell table:number-columns-repeated="20"/>
        </table:table-row>
        <table:table-row table:style-name="ro2">
          <table:table-cell office:value-type="float" office:value="297" calcext:value-type="float">
            <text:p>29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299]=&quot;Long&quot; ; [.L299]-[Overview.$C$4]/[.K299]  ;  IF([.G299]=&quot;Short&quot;; [.L299]+[Overview.$C$4]/[.K299]; &quot;&quot;) ); &quot;&quot;)">
            <text:p/>
          </table:table-cell>
          <table:table-cell table:formula="of:=IFERROR(ABS([.M299]-[.L299])*[.K299]; &quot;&quot;)">
            <text:p/>
          </table:table-cell>
          <table:table-cell table:style-name="ce312" table:formula="of:=IFERROR(  IF([.G299]=&quot;Long&quot;;  [.L299]+[Overview.$C$4]/[.K299]  *  [Overview.$C$6]  ;  IF([.G299]=&quot;Short&quot;   ;  [.L299]-[Overview.$C$4]/[.K299]  * [Overview.$C$6]  ; &quot;&quot;  )  )   ; &quot;&quot;)">
            <text:p/>
          </table:table-cell>
          <table:table-cell table:number-columns-repeated="3"/>
          <table:table-cell table:style-name="ce182" table:formula="of:=IFERROR([.T299]/[.N299]; &quot;&quot;)">
            <text:p/>
          </table:table-cell>
          <table:table-cell table:style-name="ce203" table:formula="of:=IFERROR(   IF( AND( [.G299]=&quot;Long&quot;;   [.P299]=[.K299])  ;  [.K299]*([.Q299]-[.L299])  ;    IF(  AND(  [.G299]=&quot;Short&quot;  ;   [.P299]=[.K299]   )   ;   [.K299]*([.L299]-[.Q299])   ;  &quot;&quot;)) ; &quot;&quot;)">
            <text:p/>
          </table:table-cell>
          <table:table-cell table:style-name="ce215" table:formula="of:=IF(ISNUMBER([.T299]); IF([.T299]&gt;=0; &quot;Win&quot;; &quot;Loss&quot;); &quot;&quot;)">
            <text:p/>
          </table:table-cell>
          <table:table-cell table:style-name="ce220" table:formula="of:=IF(ISNUMBER([.T299]); ROUND(([.R299]-[.J299])*60*24); &quot;&quot;)">
            <text:p/>
          </table:table-cell>
          <table:table-cell table:content-validation-name="val8"/>
          <table:table-cell table:number-columns-repeated="2"/>
          <table:table-cell table:style-name="ce239"/>
          <table:table-cell table:style-name="ce243" table:formula="of:=IFERROR(IF(ISBLANK([.Z299]); &quot;&quot;; IF([.$G299]=&quot;Long&quot;; ([.Z299]-[.$L299])*[.$K299]/[.$N299]; ([.$L299]-[.Z299])*[.$K299]/[.$N299])-[.$S299]); &quot;&quot;)">
            <text:p/>
          </table:table-cell>
          <table:table-cell/>
          <table:table-cell table:style-name="ce243" table:formula="of:=IFERROR(IF(ISBLANK([.AB299]); &quot;&quot;; IF([.$G299]=&quot;Long&quot;; ([.AB299]-[.$L299])*[.$K299]/[.$N299]; ([.$L299]-[.AB299])*[.$K299]/[.$N299])-[.$S299]); &quot;&quot;)">
            <text:p/>
          </table:table-cell>
          <table:table-cell/>
          <table:table-cell table:style-name="ce243" table:formula="of:=IFERROR(IF(ISBLANK([.AD299]); &quot;&quot;; IF([.$G299]=&quot;Long&quot;; ([.AD299]-[.$L299])*[.$K299]/[.$N299]; ([.$L299]-[.AD299])*[.$K299]/[.$N299])-[.$S299]); &quot;&quot;)">
            <text:p/>
          </table:table-cell>
          <table:table-cell table:number-columns-repeated="2"/>
          <table:table-cell table:formula="of:=IF(ISBLANK([.B299]); &quot;&quot;; DAY([.B299]))">
            <text:p/>
          </table:table-cell>
          <table:table-cell table:formula="of:=IF(ISBLANK([.B299]); &quot;&quot;; WEEKDAY([.B299]))">
            <text:p/>
          </table:table-cell>
          <table:table-cell table:formula="of:=IF(ISBLANK([.B299]); &quot;&quot;; WEEKNUM([.B299]))">
            <text:p/>
          </table:table-cell>
          <table:table-cell table:formula="of:=IF(ISBLANK([.B299]); &quot;&quot;; MONTH([.B299]))">
            <text:p/>
          </table:table-cell>
          <table:table-cell table:formula="of:=IF(ISBLANK([.L299]); &quot;&quot;; [.K299]*[.L299])">
            <text:p/>
          </table:table-cell>
          <table:table-cell table:formula="of:=IF(ISNUMBER([.AL299]); [.AL299]*0.0035; &quot;&quot;)">
            <text:p/>
          </table:table-cell>
          <table:table-cell table:formula="of:=IF(ISBLANK([.Q299]); &quot;&quot;; [.P299]*[.Q299])">
            <text:p/>
          </table:table-cell>
          <table:table-cell table:formula="of:=IF(ISNUMBER([.AN299]); [.AN299]*0.0035; &quot;&quot;)">
            <text:p/>
          </table:table-cell>
          <table:table-cell table:formula="of:=IF(ISBLANK([.Q299]); &quot;&quot;; SUM([.$S$3:.S299]))">
            <text:p/>
          </table:table-cell>
          <table:table-cell table:formula="of:=IF(ISBLANK([.R299]); &quot;&quot;; SUM([.$T$3:.T299]))">
            <text:p/>
          </table:table-cell>
          <table:table-cell table:formula="of:=IF(OR(ISBLANK([.J299]); ISBLANK([.R299])); &quot;&quot;;ROUND(([.R299]-[.J299])*60*24))">
            <text:p/>
          </table:table-cell>
          <table:table-cell table:number-columns-repeated="20"/>
        </table:table-row>
        <table:table-row table:style-name="ro2">
          <table:table-cell office:value-type="float" office:value="298" calcext:value-type="float">
            <text:p>29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00]=&quot;Long&quot; ; [.L300]-[Overview.$C$4]/[.K300]  ;  IF([.G300]=&quot;Short&quot;; [.L300]+[Overview.$C$4]/[.K300]; &quot;&quot;) ); &quot;&quot;)">
            <text:p/>
          </table:table-cell>
          <table:table-cell table:formula="of:=IFERROR(ABS([.M300]-[.L300])*[.K300]; &quot;&quot;)">
            <text:p/>
          </table:table-cell>
          <table:table-cell table:style-name="ce312" table:formula="of:=IFERROR(  IF([.G300]=&quot;Long&quot;;  [.L300]+[Overview.$C$4]/[.K300]  *  [Overview.$C$6]  ;  IF([.G300]=&quot;Short&quot;   ;  [.L300]-[Overview.$C$4]/[.K300]  * [Overview.$C$6]  ; &quot;&quot;  )  )   ; &quot;&quot;)">
            <text:p/>
          </table:table-cell>
          <table:table-cell table:number-columns-repeated="3"/>
          <table:table-cell table:style-name="ce182" table:formula="of:=IFERROR([.T300]/[.N300]; &quot;&quot;)">
            <text:p/>
          </table:table-cell>
          <table:table-cell table:style-name="ce203" table:formula="of:=IFERROR(   IF( AND( [.G300]=&quot;Long&quot;;   [.P300]=[.K300])  ;  [.K300]*([.Q300]-[.L300])  ;    IF(  AND(  [.G300]=&quot;Short&quot;  ;   [.P300]=[.K300]   )   ;   [.K300]*([.L300]-[.Q300])   ;  &quot;&quot;)) ; &quot;&quot;)">
            <text:p/>
          </table:table-cell>
          <table:table-cell table:style-name="ce215" table:formula="of:=IF(ISNUMBER([.T300]); IF([.T300]&gt;=0; &quot;Win&quot;; &quot;Loss&quot;); &quot;&quot;)">
            <text:p/>
          </table:table-cell>
          <table:table-cell table:style-name="ce220" table:formula="of:=IF(ISNUMBER([.T300]); ROUND(([.R300]-[.J300])*60*24); &quot;&quot;)">
            <text:p/>
          </table:table-cell>
          <table:table-cell table:content-validation-name="val8"/>
          <table:table-cell table:number-columns-repeated="2"/>
          <table:table-cell table:style-name="ce239"/>
          <table:table-cell table:style-name="ce243" table:formula="of:=IFERROR(IF(ISBLANK([.Z300]); &quot;&quot;; IF([.$G300]=&quot;Long&quot;; ([.Z300]-[.$L300])*[.$K300]/[.$N300]; ([.$L300]-[.Z300])*[.$K300]/[.$N300])-[.$S300]); &quot;&quot;)">
            <text:p/>
          </table:table-cell>
          <table:table-cell/>
          <table:table-cell table:style-name="ce243" table:formula="of:=IFERROR(IF(ISBLANK([.AB300]); &quot;&quot;; IF([.$G300]=&quot;Long&quot;; ([.AB300]-[.$L300])*[.$K300]/[.$N300]; ([.$L300]-[.AB300])*[.$K300]/[.$N300])-[.$S300]); &quot;&quot;)">
            <text:p/>
          </table:table-cell>
          <table:table-cell/>
          <table:table-cell table:style-name="ce243" table:formula="of:=IFERROR(IF(ISBLANK([.AD300]); &quot;&quot;; IF([.$G300]=&quot;Long&quot;; ([.AD300]-[.$L300])*[.$K300]/[.$N300]; ([.$L300]-[.AD300])*[.$K300]/[.$N300])-[.$S300]); &quot;&quot;)">
            <text:p/>
          </table:table-cell>
          <table:table-cell table:number-columns-repeated="2"/>
          <table:table-cell table:formula="of:=IF(ISBLANK([.B300]); &quot;&quot;; DAY([.B300]))">
            <text:p/>
          </table:table-cell>
          <table:table-cell table:formula="of:=IF(ISBLANK([.B300]); &quot;&quot;; WEEKDAY([.B300]))">
            <text:p/>
          </table:table-cell>
          <table:table-cell table:formula="of:=IF(ISBLANK([.B300]); &quot;&quot;; WEEKNUM([.B300]))">
            <text:p/>
          </table:table-cell>
          <table:table-cell table:formula="of:=IF(ISBLANK([.B300]); &quot;&quot;; MONTH([.B300]))">
            <text:p/>
          </table:table-cell>
          <table:table-cell table:formula="of:=IF(ISBLANK([.L300]); &quot;&quot;; [.K300]*[.L300])">
            <text:p/>
          </table:table-cell>
          <table:table-cell table:formula="of:=IF(ISNUMBER([.AL300]); [.AL300]*0.0035; &quot;&quot;)">
            <text:p/>
          </table:table-cell>
          <table:table-cell table:formula="of:=IF(ISBLANK([.Q300]); &quot;&quot;; [.P300]*[.Q300])">
            <text:p/>
          </table:table-cell>
          <table:table-cell table:formula="of:=IF(ISNUMBER([.AN300]); [.AN300]*0.0035; &quot;&quot;)">
            <text:p/>
          </table:table-cell>
          <table:table-cell table:formula="of:=IF(ISBLANK([.Q300]); &quot;&quot;; SUM([.$S$3:.S300]))">
            <text:p/>
          </table:table-cell>
          <table:table-cell table:formula="of:=IF(ISBLANK([.R300]); &quot;&quot;; SUM([.$T$3:.T300]))">
            <text:p/>
          </table:table-cell>
          <table:table-cell table:formula="of:=IF(OR(ISBLANK([.J300]); ISBLANK([.R300])); &quot;&quot;;ROUND(([.R300]-[.J300])*60*24))">
            <text:p/>
          </table:table-cell>
          <table:table-cell table:number-columns-repeated="20"/>
        </table:table-row>
        <table:table-row table:style-name="ro2">
          <table:table-cell office:value-type="float" office:value="299" calcext:value-type="float">
            <text:p>29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01]=&quot;Long&quot; ; [.L301]-[Overview.$C$4]/[.K301]  ;  IF([.G301]=&quot;Short&quot;; [.L301]+[Overview.$C$4]/[.K301]; &quot;&quot;) ); &quot;&quot;)">
            <text:p/>
          </table:table-cell>
          <table:table-cell table:formula="of:=IFERROR(ABS([.M301]-[.L301])*[.K301]; &quot;&quot;)">
            <text:p/>
          </table:table-cell>
          <table:table-cell table:style-name="ce312" table:formula="of:=IFERROR(  IF([.G301]=&quot;Long&quot;;  [.L301]+[Overview.$C$4]/[.K301]  *  [Overview.$C$6]  ;  IF([.G301]=&quot;Short&quot;   ;  [.L301]-[Overview.$C$4]/[.K301]  * [Overview.$C$6]  ; &quot;&quot;  )  )   ; &quot;&quot;)">
            <text:p/>
          </table:table-cell>
          <table:table-cell table:number-columns-repeated="3"/>
          <table:table-cell table:style-name="ce182" table:formula="of:=IFERROR([.T301]/[.N301]; &quot;&quot;)">
            <text:p/>
          </table:table-cell>
          <table:table-cell table:style-name="ce203" table:formula="of:=IFERROR(   IF( AND( [.G301]=&quot;Long&quot;;   [.P301]=[.K301])  ;  [.K301]*([.Q301]-[.L301])  ;    IF(  AND(  [.G301]=&quot;Short&quot;  ;   [.P301]=[.K301]   )   ;   [.K301]*([.L301]-[.Q301])   ;  &quot;&quot;)) ; &quot;&quot;)">
            <text:p/>
          </table:table-cell>
          <table:table-cell table:style-name="ce215" table:formula="of:=IF(ISNUMBER([.T301]); IF([.T301]&gt;=0; &quot;Win&quot;; &quot;Loss&quot;); &quot;&quot;)">
            <text:p/>
          </table:table-cell>
          <table:table-cell table:style-name="ce220" table:formula="of:=IF(ISNUMBER([.T301]); ROUND(([.R301]-[.J301])*60*24); &quot;&quot;)">
            <text:p/>
          </table:table-cell>
          <table:table-cell table:content-validation-name="val8"/>
          <table:table-cell table:number-columns-repeated="2"/>
          <table:table-cell table:style-name="ce239"/>
          <table:table-cell table:style-name="ce243" table:formula="of:=IFERROR(IF(ISBLANK([.Z301]); &quot;&quot;; IF([.$G301]=&quot;Long&quot;; ([.Z301]-[.$L301])*[.$K301]/[.$N301]; ([.$L301]-[.Z301])*[.$K301]/[.$N301])-[.$S301]); &quot;&quot;)">
            <text:p/>
          </table:table-cell>
          <table:table-cell/>
          <table:table-cell table:style-name="ce243" table:formula="of:=IFERROR(IF(ISBLANK([.AB301]); &quot;&quot;; IF([.$G301]=&quot;Long&quot;; ([.AB301]-[.$L301])*[.$K301]/[.$N301]; ([.$L301]-[.AB301])*[.$K301]/[.$N301])-[.$S301]); &quot;&quot;)">
            <text:p/>
          </table:table-cell>
          <table:table-cell/>
          <table:table-cell table:style-name="ce243" table:formula="of:=IFERROR(IF(ISBLANK([.AD301]); &quot;&quot;; IF([.$G301]=&quot;Long&quot;; ([.AD301]-[.$L301])*[.$K301]/[.$N301]; ([.$L301]-[.AD301])*[.$K301]/[.$N301])-[.$S301]); &quot;&quot;)">
            <text:p/>
          </table:table-cell>
          <table:table-cell table:number-columns-repeated="2"/>
          <table:table-cell table:formula="of:=IF(ISBLANK([.B301]); &quot;&quot;; DAY([.B301]))">
            <text:p/>
          </table:table-cell>
          <table:table-cell table:formula="of:=IF(ISBLANK([.B301]); &quot;&quot;; WEEKDAY([.B301]))">
            <text:p/>
          </table:table-cell>
          <table:table-cell table:formula="of:=IF(ISBLANK([.B301]); &quot;&quot;; WEEKNUM([.B301]))">
            <text:p/>
          </table:table-cell>
          <table:table-cell table:formula="of:=IF(ISBLANK([.B301]); &quot;&quot;; MONTH([.B301]))">
            <text:p/>
          </table:table-cell>
          <table:table-cell table:formula="of:=IF(ISBLANK([.L301]); &quot;&quot;; [.K301]*[.L301])">
            <text:p/>
          </table:table-cell>
          <table:table-cell table:formula="of:=IF(ISNUMBER([.AL301]); [.AL301]*0.0035; &quot;&quot;)">
            <text:p/>
          </table:table-cell>
          <table:table-cell table:formula="of:=IF(ISBLANK([.Q301]); &quot;&quot;; [.P301]*[.Q301])">
            <text:p/>
          </table:table-cell>
          <table:table-cell table:formula="of:=IF(ISNUMBER([.AN301]); [.AN301]*0.0035; &quot;&quot;)">
            <text:p/>
          </table:table-cell>
          <table:table-cell table:formula="of:=IF(ISBLANK([.Q301]); &quot;&quot;; SUM([.$S$3:.S301]))">
            <text:p/>
          </table:table-cell>
          <table:table-cell table:formula="of:=IF(ISBLANK([.R301]); &quot;&quot;; SUM([.$T$3:.T301]))">
            <text:p/>
          </table:table-cell>
          <table:table-cell table:formula="of:=IF(OR(ISBLANK([.J301]); ISBLANK([.R301])); &quot;&quot;;ROUND(([.R301]-[.J301])*60*24))">
            <text:p/>
          </table:table-cell>
          <table:table-cell table:number-columns-repeated="20"/>
        </table:table-row>
        <table:table-row table:style-name="ro2">
          <table:table-cell office:value-type="float" office:value="300" calcext:value-type="float">
            <text:p>30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02]=&quot;Long&quot; ; [.L302]-[Overview.$C$4]/[.K302]  ;  IF([.G302]=&quot;Short&quot;; [.L302]+[Overview.$C$4]/[.K302]; &quot;&quot;) ); &quot;&quot;)">
            <text:p/>
          </table:table-cell>
          <table:table-cell table:formula="of:=IFERROR(ABS([.M302]-[.L302])*[.K302]; &quot;&quot;)">
            <text:p/>
          </table:table-cell>
          <table:table-cell table:style-name="ce312" table:formula="of:=IFERROR(  IF([.G302]=&quot;Long&quot;;  [.L302]+[Overview.$C$4]/[.K302]  *  [Overview.$C$6]  ;  IF([.G302]=&quot;Short&quot;   ;  [.L302]-[Overview.$C$4]/[.K302]  * [Overview.$C$6]  ; &quot;&quot;  )  )   ; &quot;&quot;)">
            <text:p/>
          </table:table-cell>
          <table:table-cell table:number-columns-repeated="3"/>
          <table:table-cell table:style-name="ce182" table:formula="of:=IFERROR([.T302]/[.N302]; &quot;&quot;)">
            <text:p/>
          </table:table-cell>
          <table:table-cell table:style-name="ce203" table:formula="of:=IFERROR(   IF( AND( [.G302]=&quot;Long&quot;;   [.P302]=[.K302])  ;  [.K302]*([.Q302]-[.L302])  ;    IF(  AND(  [.G302]=&quot;Short&quot;  ;   [.P302]=[.K302]   )   ;   [.K302]*([.L302]-[.Q302])   ;  &quot;&quot;)) ; &quot;&quot;)">
            <text:p/>
          </table:table-cell>
          <table:table-cell table:style-name="ce215" table:formula="of:=IF(ISNUMBER([.T302]); IF([.T302]&gt;=0; &quot;Win&quot;; &quot;Loss&quot;); &quot;&quot;)">
            <text:p/>
          </table:table-cell>
          <table:table-cell table:style-name="ce220" table:formula="of:=IF(ISNUMBER([.T302]); ROUND(([.R302]-[.J302])*60*24); &quot;&quot;)">
            <text:p/>
          </table:table-cell>
          <table:table-cell table:content-validation-name="val8"/>
          <table:table-cell table:number-columns-repeated="2"/>
          <table:table-cell table:style-name="ce239"/>
          <table:table-cell table:style-name="ce243" table:formula="of:=IFERROR(IF(ISBLANK([.Z302]); &quot;&quot;; IF([.$G302]=&quot;Long&quot;; ([.Z302]-[.$L302])*[.$K302]/[.$N302]; ([.$L302]-[.Z302])*[.$K302]/[.$N302])-[.$S302]); &quot;&quot;)">
            <text:p/>
          </table:table-cell>
          <table:table-cell/>
          <table:table-cell table:style-name="ce243" table:formula="of:=IFERROR(IF(ISBLANK([.AB302]); &quot;&quot;; IF([.$G302]=&quot;Long&quot;; ([.AB302]-[.$L302])*[.$K302]/[.$N302]; ([.$L302]-[.AB302])*[.$K302]/[.$N302])-[.$S302]); &quot;&quot;)">
            <text:p/>
          </table:table-cell>
          <table:table-cell/>
          <table:table-cell table:style-name="ce243" table:formula="of:=IFERROR(IF(ISBLANK([.AD302]); &quot;&quot;; IF([.$G302]=&quot;Long&quot;; ([.AD302]-[.$L302])*[.$K302]/[.$N302]; ([.$L302]-[.AD302])*[.$K302]/[.$N302])-[.$S302]); &quot;&quot;)">
            <text:p/>
          </table:table-cell>
          <table:table-cell table:number-columns-repeated="2"/>
          <table:table-cell table:formula="of:=IF(ISBLANK([.B302]); &quot;&quot;; DAY([.B302]))">
            <text:p/>
          </table:table-cell>
          <table:table-cell table:formula="of:=IF(ISBLANK([.B302]); &quot;&quot;; WEEKDAY([.B302]))">
            <text:p/>
          </table:table-cell>
          <table:table-cell table:formula="of:=IF(ISBLANK([.B302]); &quot;&quot;; WEEKNUM([.B302]))">
            <text:p/>
          </table:table-cell>
          <table:table-cell table:formula="of:=IF(ISBLANK([.B302]); &quot;&quot;; MONTH([.B302]))">
            <text:p/>
          </table:table-cell>
          <table:table-cell table:formula="of:=IF(ISBLANK([.L302]); &quot;&quot;; [.K302]*[.L302])">
            <text:p/>
          </table:table-cell>
          <table:table-cell table:formula="of:=IF(ISNUMBER([.AL302]); [.AL302]*0.0035; &quot;&quot;)">
            <text:p/>
          </table:table-cell>
          <table:table-cell table:formula="of:=IF(ISBLANK([.Q302]); &quot;&quot;; [.P302]*[.Q302])">
            <text:p/>
          </table:table-cell>
          <table:table-cell table:formula="of:=IF(ISNUMBER([.AN302]); [.AN302]*0.0035; &quot;&quot;)">
            <text:p/>
          </table:table-cell>
          <table:table-cell table:formula="of:=IF(ISBLANK([.Q302]); &quot;&quot;; SUM([.$S$3:.S302]))">
            <text:p/>
          </table:table-cell>
          <table:table-cell table:formula="of:=IF(ISBLANK([.R302]); &quot;&quot;; SUM([.$T$3:.T302]))">
            <text:p/>
          </table:table-cell>
          <table:table-cell table:formula="of:=IF(OR(ISBLANK([.J302]); ISBLANK([.R302])); &quot;&quot;;ROUND(([.R302]-[.J302])*60*24))">
            <text:p/>
          </table:table-cell>
          <table:table-cell table:number-columns-repeated="20"/>
        </table:table-row>
        <table:table-row table:style-name="ro2">
          <table:table-cell office:value-type="float" office:value="301" calcext:value-type="float">
            <text:p>30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03]=&quot;Long&quot; ; [.L303]-[Overview.$C$4]/[.K303]  ;  IF([.G303]=&quot;Short&quot;; [.L303]+[Overview.$C$4]/[.K303]; &quot;&quot;) ); &quot;&quot;)">
            <text:p/>
          </table:table-cell>
          <table:table-cell table:formula="of:=IFERROR(ABS([.M303]-[.L303])*[.K303]; &quot;&quot;)">
            <text:p/>
          </table:table-cell>
          <table:table-cell table:style-name="ce312" table:formula="of:=IFERROR(  IF([.G303]=&quot;Long&quot;;  [.L303]+[Overview.$C$4]/[.K303]  *  [Overview.$C$6]  ;  IF([.G303]=&quot;Short&quot;   ;  [.L303]-[Overview.$C$4]/[.K303]  * [Overview.$C$6]  ; &quot;&quot;  )  )   ; &quot;&quot;)">
            <text:p/>
          </table:table-cell>
          <table:table-cell table:number-columns-repeated="3"/>
          <table:table-cell table:style-name="ce182" table:formula="of:=IFERROR([.T303]/[.N303]; &quot;&quot;)">
            <text:p/>
          </table:table-cell>
          <table:table-cell table:style-name="ce203" table:formula="of:=IFERROR(   IF( AND( [.G303]=&quot;Long&quot;;   [.P303]=[.K303])  ;  [.K303]*([.Q303]-[.L303])  ;    IF(  AND(  [.G303]=&quot;Short&quot;  ;   [.P303]=[.K303]   )   ;   [.K303]*([.L303]-[.Q303])   ;  &quot;&quot;)) ; &quot;&quot;)">
            <text:p/>
          </table:table-cell>
          <table:table-cell table:style-name="ce215" table:formula="of:=IF(ISNUMBER([.T303]); IF([.T303]&gt;=0; &quot;Win&quot;; &quot;Loss&quot;); &quot;&quot;)">
            <text:p/>
          </table:table-cell>
          <table:table-cell table:style-name="ce220" table:formula="of:=IF(ISNUMBER([.T303]); ROUND(([.R303]-[.J303])*60*24); &quot;&quot;)">
            <text:p/>
          </table:table-cell>
          <table:table-cell table:content-validation-name="val8"/>
          <table:table-cell table:number-columns-repeated="2"/>
          <table:table-cell table:style-name="ce239"/>
          <table:table-cell table:style-name="ce243" table:formula="of:=IFERROR(IF(ISBLANK([.Z303]); &quot;&quot;; IF([.$G303]=&quot;Long&quot;; ([.Z303]-[.$L303])*[.$K303]/[.$N303]; ([.$L303]-[.Z303])*[.$K303]/[.$N303])-[.$S303]); &quot;&quot;)">
            <text:p/>
          </table:table-cell>
          <table:table-cell/>
          <table:table-cell table:style-name="ce243" table:formula="of:=IFERROR(IF(ISBLANK([.AB303]); &quot;&quot;; IF([.$G303]=&quot;Long&quot;; ([.AB303]-[.$L303])*[.$K303]/[.$N303]; ([.$L303]-[.AB303])*[.$K303]/[.$N303])-[.$S303]); &quot;&quot;)">
            <text:p/>
          </table:table-cell>
          <table:table-cell/>
          <table:table-cell table:style-name="ce243" table:formula="of:=IFERROR(IF(ISBLANK([.AD303]); &quot;&quot;; IF([.$G303]=&quot;Long&quot;; ([.AD303]-[.$L303])*[.$K303]/[.$N303]; ([.$L303]-[.AD303])*[.$K303]/[.$N303])-[.$S303]); &quot;&quot;)">
            <text:p/>
          </table:table-cell>
          <table:table-cell table:number-columns-repeated="2"/>
          <table:table-cell table:formula="of:=IF(ISBLANK([.B303]); &quot;&quot;; DAY([.B303]))">
            <text:p/>
          </table:table-cell>
          <table:table-cell table:formula="of:=IF(ISBLANK([.B303]); &quot;&quot;; WEEKDAY([.B303]))">
            <text:p/>
          </table:table-cell>
          <table:table-cell table:formula="of:=IF(ISBLANK([.B303]); &quot;&quot;; WEEKNUM([.B303]))">
            <text:p/>
          </table:table-cell>
          <table:table-cell table:formula="of:=IF(ISBLANK([.B303]); &quot;&quot;; MONTH([.B303]))">
            <text:p/>
          </table:table-cell>
          <table:table-cell table:formula="of:=IF(ISBLANK([.L303]); &quot;&quot;; [.K303]*[.L303])">
            <text:p/>
          </table:table-cell>
          <table:table-cell table:formula="of:=IF(ISNUMBER([.AL303]); [.AL303]*0.0035; &quot;&quot;)">
            <text:p/>
          </table:table-cell>
          <table:table-cell table:formula="of:=IF(ISBLANK([.Q303]); &quot;&quot;; [.P303]*[.Q303])">
            <text:p/>
          </table:table-cell>
          <table:table-cell table:formula="of:=IF(ISNUMBER([.AN303]); [.AN303]*0.0035; &quot;&quot;)">
            <text:p/>
          </table:table-cell>
          <table:table-cell table:formula="of:=IF(ISBLANK([.Q303]); &quot;&quot;; SUM([.$S$3:.S303]))">
            <text:p/>
          </table:table-cell>
          <table:table-cell table:formula="of:=IF(ISBLANK([.R303]); &quot;&quot;; SUM([.$T$3:.T303]))">
            <text:p/>
          </table:table-cell>
          <table:table-cell table:formula="of:=IF(OR(ISBLANK([.J303]); ISBLANK([.R303])); &quot;&quot;;ROUND(([.R303]-[.J303])*60*24))">
            <text:p/>
          </table:table-cell>
          <table:table-cell table:number-columns-repeated="20"/>
        </table:table-row>
        <table:table-row table:style-name="ro2">
          <table:table-cell office:value-type="float" office:value="302" calcext:value-type="float">
            <text:p>30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04]=&quot;Long&quot; ; [.L304]-[Overview.$C$4]/[.K304]  ;  IF([.G304]=&quot;Short&quot;; [.L304]+[Overview.$C$4]/[.K304]; &quot;&quot;) ); &quot;&quot;)">
            <text:p/>
          </table:table-cell>
          <table:table-cell table:formula="of:=IFERROR(ABS([.M304]-[.L304])*[.K304]; &quot;&quot;)">
            <text:p/>
          </table:table-cell>
          <table:table-cell table:style-name="ce312" table:formula="of:=IFERROR(  IF([.G304]=&quot;Long&quot;;  [.L304]+[Overview.$C$4]/[.K304]  *  [Overview.$C$6]  ;  IF([.G304]=&quot;Short&quot;   ;  [.L304]-[Overview.$C$4]/[.K304]  * [Overview.$C$6]  ; &quot;&quot;  )  )   ; &quot;&quot;)">
            <text:p/>
          </table:table-cell>
          <table:table-cell table:number-columns-repeated="3"/>
          <table:table-cell table:style-name="ce182" table:formula="of:=IFERROR([.T304]/[.N304]; &quot;&quot;)">
            <text:p/>
          </table:table-cell>
          <table:table-cell table:style-name="ce203" table:formula="of:=IFERROR(   IF( AND( [.G304]=&quot;Long&quot;;   [.P304]=[.K304])  ;  [.K304]*([.Q304]-[.L304])  ;    IF(  AND(  [.G304]=&quot;Short&quot;  ;   [.P304]=[.K304]   )   ;   [.K304]*([.L304]-[.Q304])   ;  &quot;&quot;)) ; &quot;&quot;)">
            <text:p/>
          </table:table-cell>
          <table:table-cell table:style-name="ce215" table:formula="of:=IF(ISNUMBER([.T304]); IF([.T304]&gt;=0; &quot;Win&quot;; &quot;Loss&quot;); &quot;&quot;)">
            <text:p/>
          </table:table-cell>
          <table:table-cell table:style-name="ce220" table:formula="of:=IF(ISNUMBER([.T304]); ROUND(([.R304]-[.J304])*60*24); &quot;&quot;)">
            <text:p/>
          </table:table-cell>
          <table:table-cell table:content-validation-name="val8"/>
          <table:table-cell table:number-columns-repeated="2"/>
          <table:table-cell table:style-name="ce239"/>
          <table:table-cell table:style-name="ce243" table:formula="of:=IFERROR(IF(ISBLANK([.Z304]); &quot;&quot;; IF([.$G304]=&quot;Long&quot;; ([.Z304]-[.$L304])*[.$K304]/[.$N304]; ([.$L304]-[.Z304])*[.$K304]/[.$N304])-[.$S304]); &quot;&quot;)">
            <text:p/>
          </table:table-cell>
          <table:table-cell/>
          <table:table-cell table:style-name="ce243" table:formula="of:=IFERROR(IF(ISBLANK([.AB304]); &quot;&quot;; IF([.$G304]=&quot;Long&quot;; ([.AB304]-[.$L304])*[.$K304]/[.$N304]; ([.$L304]-[.AB304])*[.$K304]/[.$N304])-[.$S304]); &quot;&quot;)">
            <text:p/>
          </table:table-cell>
          <table:table-cell/>
          <table:table-cell table:style-name="ce243" table:formula="of:=IFERROR(IF(ISBLANK([.AD304]); &quot;&quot;; IF([.$G304]=&quot;Long&quot;; ([.AD304]-[.$L304])*[.$K304]/[.$N304]; ([.$L304]-[.AD304])*[.$K304]/[.$N304])-[.$S304]); &quot;&quot;)">
            <text:p/>
          </table:table-cell>
          <table:table-cell table:number-columns-repeated="2"/>
          <table:table-cell table:formula="of:=IF(ISBLANK([.B304]); &quot;&quot;; DAY([.B304]))">
            <text:p/>
          </table:table-cell>
          <table:table-cell table:formula="of:=IF(ISBLANK([.B304]); &quot;&quot;; WEEKDAY([.B304]))">
            <text:p/>
          </table:table-cell>
          <table:table-cell table:formula="of:=IF(ISBLANK([.B304]); &quot;&quot;; WEEKNUM([.B304]))">
            <text:p/>
          </table:table-cell>
          <table:table-cell table:formula="of:=IF(ISBLANK([.B304]); &quot;&quot;; MONTH([.B304]))">
            <text:p/>
          </table:table-cell>
          <table:table-cell table:formula="of:=IF(ISBLANK([.L304]); &quot;&quot;; [.K304]*[.L304])">
            <text:p/>
          </table:table-cell>
          <table:table-cell table:formula="of:=IF(ISNUMBER([.AL304]); [.AL304]*0.0035; &quot;&quot;)">
            <text:p/>
          </table:table-cell>
          <table:table-cell table:formula="of:=IF(ISBLANK([.Q304]); &quot;&quot;; [.P304]*[.Q304])">
            <text:p/>
          </table:table-cell>
          <table:table-cell table:formula="of:=IF(ISNUMBER([.AN304]); [.AN304]*0.0035; &quot;&quot;)">
            <text:p/>
          </table:table-cell>
          <table:table-cell table:formula="of:=IF(ISBLANK([.Q304]); &quot;&quot;; SUM([.$S$3:.S304]))">
            <text:p/>
          </table:table-cell>
          <table:table-cell table:formula="of:=IF(ISBLANK([.R304]); &quot;&quot;; SUM([.$T$3:.T304]))">
            <text:p/>
          </table:table-cell>
          <table:table-cell table:formula="of:=IF(OR(ISBLANK([.J304]); ISBLANK([.R304])); &quot;&quot;;ROUND(([.R304]-[.J304])*60*24))">
            <text:p/>
          </table:table-cell>
          <table:table-cell table:number-columns-repeated="20"/>
        </table:table-row>
        <table:table-row table:style-name="ro2">
          <table:table-cell office:value-type="float" office:value="303" calcext:value-type="float">
            <text:p>30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05]=&quot;Long&quot; ; [.L305]-[Overview.$C$4]/[.K305]  ;  IF([.G305]=&quot;Short&quot;; [.L305]+[Overview.$C$4]/[.K305]; &quot;&quot;) ); &quot;&quot;)">
            <text:p/>
          </table:table-cell>
          <table:table-cell table:formula="of:=IFERROR(ABS([.M305]-[.L305])*[.K305]; &quot;&quot;)">
            <text:p/>
          </table:table-cell>
          <table:table-cell table:style-name="ce312" table:formula="of:=IFERROR(  IF([.G305]=&quot;Long&quot;;  [.L305]+[Overview.$C$4]/[.K305]  *  [Overview.$C$6]  ;  IF([.G305]=&quot;Short&quot;   ;  [.L305]-[Overview.$C$4]/[.K305]  * [Overview.$C$6]  ; &quot;&quot;  )  )   ; &quot;&quot;)">
            <text:p/>
          </table:table-cell>
          <table:table-cell table:number-columns-repeated="3"/>
          <table:table-cell table:style-name="ce182" table:formula="of:=IFERROR([.T305]/[.N305]; &quot;&quot;)">
            <text:p/>
          </table:table-cell>
          <table:table-cell table:style-name="ce203" table:formula="of:=IFERROR(   IF( AND( [.G305]=&quot;Long&quot;;   [.P305]=[.K305])  ;  [.K305]*([.Q305]-[.L305])  ;    IF(  AND(  [.G305]=&quot;Short&quot;  ;   [.P305]=[.K305]   )   ;   [.K305]*([.L305]-[.Q305])   ;  &quot;&quot;)) ; &quot;&quot;)">
            <text:p/>
          </table:table-cell>
          <table:table-cell table:style-name="ce215" table:formula="of:=IF(ISNUMBER([.T305]); IF([.T305]&gt;=0; &quot;Win&quot;; &quot;Loss&quot;); &quot;&quot;)">
            <text:p/>
          </table:table-cell>
          <table:table-cell table:style-name="ce220" table:formula="of:=IF(ISNUMBER([.T305]); ROUND(([.R305]-[.J305])*60*24); &quot;&quot;)">
            <text:p/>
          </table:table-cell>
          <table:table-cell table:content-validation-name="val8"/>
          <table:table-cell table:number-columns-repeated="2"/>
          <table:table-cell table:style-name="ce239"/>
          <table:table-cell table:style-name="ce243" table:formula="of:=IFERROR(IF(ISBLANK([.Z305]); &quot;&quot;; IF([.$G305]=&quot;Long&quot;; ([.Z305]-[.$L305])*[.$K305]/[.$N305]; ([.$L305]-[.Z305])*[.$K305]/[.$N305])-[.$S305]); &quot;&quot;)">
            <text:p/>
          </table:table-cell>
          <table:table-cell/>
          <table:table-cell table:style-name="ce243" table:formula="of:=IFERROR(IF(ISBLANK([.AB305]); &quot;&quot;; IF([.$G305]=&quot;Long&quot;; ([.AB305]-[.$L305])*[.$K305]/[.$N305]; ([.$L305]-[.AB305])*[.$K305]/[.$N305])-[.$S305]); &quot;&quot;)">
            <text:p/>
          </table:table-cell>
          <table:table-cell/>
          <table:table-cell table:style-name="ce243" table:formula="of:=IFERROR(IF(ISBLANK([.AD305]); &quot;&quot;; IF([.$G305]=&quot;Long&quot;; ([.AD305]-[.$L305])*[.$K305]/[.$N305]; ([.$L305]-[.AD305])*[.$K305]/[.$N305])-[.$S305]); &quot;&quot;)">
            <text:p/>
          </table:table-cell>
          <table:table-cell table:number-columns-repeated="2"/>
          <table:table-cell table:formula="of:=IF(ISBLANK([.B305]); &quot;&quot;; DAY([.B305]))">
            <text:p/>
          </table:table-cell>
          <table:table-cell table:formula="of:=IF(ISBLANK([.B305]); &quot;&quot;; WEEKDAY([.B305]))">
            <text:p/>
          </table:table-cell>
          <table:table-cell table:formula="of:=IF(ISBLANK([.B305]); &quot;&quot;; WEEKNUM([.B305]))">
            <text:p/>
          </table:table-cell>
          <table:table-cell table:formula="of:=IF(ISBLANK([.B305]); &quot;&quot;; MONTH([.B305]))">
            <text:p/>
          </table:table-cell>
          <table:table-cell table:formula="of:=IF(ISBLANK([.L305]); &quot;&quot;; [.K305]*[.L305])">
            <text:p/>
          </table:table-cell>
          <table:table-cell table:formula="of:=IF(ISNUMBER([.AL305]); [.AL305]*0.0035; &quot;&quot;)">
            <text:p/>
          </table:table-cell>
          <table:table-cell table:formula="of:=IF(ISBLANK([.Q305]); &quot;&quot;; [.P305]*[.Q305])">
            <text:p/>
          </table:table-cell>
          <table:table-cell table:formula="of:=IF(ISNUMBER([.AN305]); [.AN305]*0.0035; &quot;&quot;)">
            <text:p/>
          </table:table-cell>
          <table:table-cell table:formula="of:=IF(ISBLANK([.Q305]); &quot;&quot;; SUM([.$S$3:.S305]))">
            <text:p/>
          </table:table-cell>
          <table:table-cell table:formula="of:=IF(ISBLANK([.R305]); &quot;&quot;; SUM([.$T$3:.T305]))">
            <text:p/>
          </table:table-cell>
          <table:table-cell table:formula="of:=IF(OR(ISBLANK([.J305]); ISBLANK([.R305])); &quot;&quot;;ROUND(([.R305]-[.J305])*60*24))">
            <text:p/>
          </table:table-cell>
          <table:table-cell table:number-columns-repeated="20"/>
        </table:table-row>
        <table:table-row table:style-name="ro2">
          <table:table-cell office:value-type="float" office:value="304" calcext:value-type="float">
            <text:p>30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06]=&quot;Long&quot; ; [.L306]-[Overview.$C$4]/[.K306]  ;  IF([.G306]=&quot;Short&quot;; [.L306]+[Overview.$C$4]/[.K306]; &quot;&quot;) ); &quot;&quot;)">
            <text:p/>
          </table:table-cell>
          <table:table-cell table:formula="of:=IFERROR(ABS([.M306]-[.L306])*[.K306]; &quot;&quot;)">
            <text:p/>
          </table:table-cell>
          <table:table-cell table:style-name="ce312" table:formula="of:=IFERROR(  IF([.G306]=&quot;Long&quot;;  [.L306]+[Overview.$C$4]/[.K306]  *  [Overview.$C$6]  ;  IF([.G306]=&quot;Short&quot;   ;  [.L306]-[Overview.$C$4]/[.K306]  * [Overview.$C$6]  ; &quot;&quot;  )  )   ; &quot;&quot;)">
            <text:p/>
          </table:table-cell>
          <table:table-cell table:number-columns-repeated="3"/>
          <table:table-cell table:style-name="ce182" table:formula="of:=IFERROR([.T306]/[.N306]; &quot;&quot;)">
            <text:p/>
          </table:table-cell>
          <table:table-cell table:style-name="ce203" table:formula="of:=IFERROR(   IF( AND( [.G306]=&quot;Long&quot;;   [.P306]=[.K306])  ;  [.K306]*([.Q306]-[.L306])  ;    IF(  AND(  [.G306]=&quot;Short&quot;  ;   [.P306]=[.K306]   )   ;   [.K306]*([.L306]-[.Q306])   ;  &quot;&quot;)) ; &quot;&quot;)">
            <text:p/>
          </table:table-cell>
          <table:table-cell table:style-name="ce215" table:formula="of:=IF(ISNUMBER([.T306]); IF([.T306]&gt;=0; &quot;Win&quot;; &quot;Loss&quot;); &quot;&quot;)">
            <text:p/>
          </table:table-cell>
          <table:table-cell table:style-name="ce220" table:formula="of:=IF(ISNUMBER([.T306]); ROUND(([.R306]-[.J306])*60*24); &quot;&quot;)">
            <text:p/>
          </table:table-cell>
          <table:table-cell table:content-validation-name="val8"/>
          <table:table-cell table:number-columns-repeated="2"/>
          <table:table-cell table:style-name="ce239"/>
          <table:table-cell table:style-name="ce243" table:formula="of:=IFERROR(IF(ISBLANK([.Z306]); &quot;&quot;; IF([.$G306]=&quot;Long&quot;; ([.Z306]-[.$L306])*[.$K306]/[.$N306]; ([.$L306]-[.Z306])*[.$K306]/[.$N306])-[.$S306]); &quot;&quot;)">
            <text:p/>
          </table:table-cell>
          <table:table-cell/>
          <table:table-cell table:style-name="ce243" table:formula="of:=IFERROR(IF(ISBLANK([.AB306]); &quot;&quot;; IF([.$G306]=&quot;Long&quot;; ([.AB306]-[.$L306])*[.$K306]/[.$N306]; ([.$L306]-[.AB306])*[.$K306]/[.$N306])-[.$S306]); &quot;&quot;)">
            <text:p/>
          </table:table-cell>
          <table:table-cell/>
          <table:table-cell table:style-name="ce243" table:formula="of:=IFERROR(IF(ISBLANK([.AD306]); &quot;&quot;; IF([.$G306]=&quot;Long&quot;; ([.AD306]-[.$L306])*[.$K306]/[.$N306]; ([.$L306]-[.AD306])*[.$K306]/[.$N306])-[.$S306]); &quot;&quot;)">
            <text:p/>
          </table:table-cell>
          <table:table-cell table:number-columns-repeated="2"/>
          <table:table-cell table:formula="of:=IF(ISBLANK([.B306]); &quot;&quot;; DAY([.B306]))">
            <text:p/>
          </table:table-cell>
          <table:table-cell table:formula="of:=IF(ISBLANK([.B306]); &quot;&quot;; WEEKDAY([.B306]))">
            <text:p/>
          </table:table-cell>
          <table:table-cell table:formula="of:=IF(ISBLANK([.B306]); &quot;&quot;; WEEKNUM([.B306]))">
            <text:p/>
          </table:table-cell>
          <table:table-cell table:formula="of:=IF(ISBLANK([.B306]); &quot;&quot;; MONTH([.B306]))">
            <text:p/>
          </table:table-cell>
          <table:table-cell table:formula="of:=IF(ISBLANK([.L306]); &quot;&quot;; [.K306]*[.L306])">
            <text:p/>
          </table:table-cell>
          <table:table-cell table:formula="of:=IF(ISNUMBER([.AL306]); [.AL306]*0.0035; &quot;&quot;)">
            <text:p/>
          </table:table-cell>
          <table:table-cell table:formula="of:=IF(ISBLANK([.Q306]); &quot;&quot;; [.P306]*[.Q306])">
            <text:p/>
          </table:table-cell>
          <table:table-cell table:formula="of:=IF(ISNUMBER([.AN306]); [.AN306]*0.0035; &quot;&quot;)">
            <text:p/>
          </table:table-cell>
          <table:table-cell table:formula="of:=IF(ISBLANK([.Q306]); &quot;&quot;; SUM([.$S$3:.S306]))">
            <text:p/>
          </table:table-cell>
          <table:table-cell table:formula="of:=IF(ISBLANK([.R306]); &quot;&quot;; SUM([.$T$3:.T306]))">
            <text:p/>
          </table:table-cell>
          <table:table-cell table:formula="of:=IF(OR(ISBLANK([.J306]); ISBLANK([.R306])); &quot;&quot;;ROUND(([.R306]-[.J306])*60*24))">
            <text:p/>
          </table:table-cell>
          <table:table-cell table:number-columns-repeated="20"/>
        </table:table-row>
        <table:table-row table:style-name="ro2">
          <table:table-cell office:value-type="float" office:value="305" calcext:value-type="float">
            <text:p>30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07]=&quot;Long&quot; ; [.L307]-[Overview.$C$4]/[.K307]  ;  IF([.G307]=&quot;Short&quot;; [.L307]+[Overview.$C$4]/[.K307]; &quot;&quot;) ); &quot;&quot;)">
            <text:p/>
          </table:table-cell>
          <table:table-cell table:formula="of:=IFERROR(ABS([.M307]-[.L307])*[.K307]; &quot;&quot;)">
            <text:p/>
          </table:table-cell>
          <table:table-cell table:style-name="ce312" table:formula="of:=IFERROR(  IF([.G307]=&quot;Long&quot;;  [.L307]+[Overview.$C$4]/[.K307]  *  [Overview.$C$6]  ;  IF([.G307]=&quot;Short&quot;   ;  [.L307]-[Overview.$C$4]/[.K307]  * [Overview.$C$6]  ; &quot;&quot;  )  )   ; &quot;&quot;)">
            <text:p/>
          </table:table-cell>
          <table:table-cell table:number-columns-repeated="3"/>
          <table:table-cell table:style-name="ce182" table:formula="of:=IFERROR([.T307]/[.N307]; &quot;&quot;)">
            <text:p/>
          </table:table-cell>
          <table:table-cell table:style-name="ce203" table:formula="of:=IFERROR(   IF( AND( [.G307]=&quot;Long&quot;;   [.P307]=[.K307])  ;  [.K307]*([.Q307]-[.L307])  ;    IF(  AND(  [.G307]=&quot;Short&quot;  ;   [.P307]=[.K307]   )   ;   [.K307]*([.L307]-[.Q307])   ;  &quot;&quot;)) ; &quot;&quot;)">
            <text:p/>
          </table:table-cell>
          <table:table-cell table:style-name="ce215" table:formula="of:=IF(ISNUMBER([.T307]); IF([.T307]&gt;=0; &quot;Win&quot;; &quot;Loss&quot;); &quot;&quot;)">
            <text:p/>
          </table:table-cell>
          <table:table-cell table:style-name="ce220" table:formula="of:=IF(ISNUMBER([.T307]); ROUND(([.R307]-[.J307])*60*24); &quot;&quot;)">
            <text:p/>
          </table:table-cell>
          <table:table-cell table:content-validation-name="val8"/>
          <table:table-cell table:number-columns-repeated="2"/>
          <table:table-cell table:style-name="ce239"/>
          <table:table-cell table:style-name="ce243" table:formula="of:=IFERROR(IF(ISBLANK([.Z307]); &quot;&quot;; IF([.$G307]=&quot;Long&quot;; ([.Z307]-[.$L307])*[.$K307]/[.$N307]; ([.$L307]-[.Z307])*[.$K307]/[.$N307])-[.$S307]); &quot;&quot;)">
            <text:p/>
          </table:table-cell>
          <table:table-cell/>
          <table:table-cell table:style-name="ce243" table:formula="of:=IFERROR(IF(ISBLANK([.AB307]); &quot;&quot;; IF([.$G307]=&quot;Long&quot;; ([.AB307]-[.$L307])*[.$K307]/[.$N307]; ([.$L307]-[.AB307])*[.$K307]/[.$N307])-[.$S307]); &quot;&quot;)">
            <text:p/>
          </table:table-cell>
          <table:table-cell/>
          <table:table-cell table:style-name="ce243" table:formula="of:=IFERROR(IF(ISBLANK([.AD307]); &quot;&quot;; IF([.$G307]=&quot;Long&quot;; ([.AD307]-[.$L307])*[.$K307]/[.$N307]; ([.$L307]-[.AD307])*[.$K307]/[.$N307])-[.$S307]); &quot;&quot;)">
            <text:p/>
          </table:table-cell>
          <table:table-cell table:number-columns-repeated="2"/>
          <table:table-cell table:formula="of:=IF(ISBLANK([.B307]); &quot;&quot;; DAY([.B307]))">
            <text:p/>
          </table:table-cell>
          <table:table-cell table:formula="of:=IF(ISBLANK([.B307]); &quot;&quot;; WEEKDAY([.B307]))">
            <text:p/>
          </table:table-cell>
          <table:table-cell table:formula="of:=IF(ISBLANK([.B307]); &quot;&quot;; WEEKNUM([.B307]))">
            <text:p/>
          </table:table-cell>
          <table:table-cell table:formula="of:=IF(ISBLANK([.B307]); &quot;&quot;; MONTH([.B307]))">
            <text:p/>
          </table:table-cell>
          <table:table-cell table:formula="of:=IF(ISBLANK([.L307]); &quot;&quot;; [.K307]*[.L307])">
            <text:p/>
          </table:table-cell>
          <table:table-cell table:formula="of:=IF(ISNUMBER([.AL307]); [.AL307]*0.0035; &quot;&quot;)">
            <text:p/>
          </table:table-cell>
          <table:table-cell table:formula="of:=IF(ISBLANK([.Q307]); &quot;&quot;; [.P307]*[.Q307])">
            <text:p/>
          </table:table-cell>
          <table:table-cell table:formula="of:=IF(ISNUMBER([.AN307]); [.AN307]*0.0035; &quot;&quot;)">
            <text:p/>
          </table:table-cell>
          <table:table-cell table:formula="of:=IF(ISBLANK([.Q307]); &quot;&quot;; SUM([.$S$3:.S307]))">
            <text:p/>
          </table:table-cell>
          <table:table-cell table:formula="of:=IF(ISBLANK([.R307]); &quot;&quot;; SUM([.$T$3:.T307]))">
            <text:p/>
          </table:table-cell>
          <table:table-cell table:formula="of:=IF(OR(ISBLANK([.J307]); ISBLANK([.R307])); &quot;&quot;;ROUND(([.R307]-[.J307])*60*24))">
            <text:p/>
          </table:table-cell>
          <table:table-cell table:number-columns-repeated="20"/>
        </table:table-row>
        <table:table-row table:style-name="ro2">
          <table:table-cell office:value-type="float" office:value="306" calcext:value-type="float">
            <text:p>30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08]=&quot;Long&quot; ; [.L308]-[Overview.$C$4]/[.K308]  ;  IF([.G308]=&quot;Short&quot;; [.L308]+[Overview.$C$4]/[.K308]; &quot;&quot;) ); &quot;&quot;)">
            <text:p/>
          </table:table-cell>
          <table:table-cell table:formula="of:=IFERROR(ABS([.M308]-[.L308])*[.K308]; &quot;&quot;)">
            <text:p/>
          </table:table-cell>
          <table:table-cell table:style-name="ce312" table:formula="of:=IFERROR(  IF([.G308]=&quot;Long&quot;;  [.L308]+[Overview.$C$4]/[.K308]  *  [Overview.$C$6]  ;  IF([.G308]=&quot;Short&quot;   ;  [.L308]-[Overview.$C$4]/[.K308]  * [Overview.$C$6]  ; &quot;&quot;  )  )   ; &quot;&quot;)">
            <text:p/>
          </table:table-cell>
          <table:table-cell table:number-columns-repeated="3"/>
          <table:table-cell table:style-name="ce182" table:formula="of:=IFERROR([.T308]/[.N308]; &quot;&quot;)">
            <text:p/>
          </table:table-cell>
          <table:table-cell table:style-name="ce203" table:formula="of:=IFERROR(   IF( AND( [.G308]=&quot;Long&quot;;   [.P308]=[.K308])  ;  [.K308]*([.Q308]-[.L308])  ;    IF(  AND(  [.G308]=&quot;Short&quot;  ;   [.P308]=[.K308]   )   ;   [.K308]*([.L308]-[.Q308])   ;  &quot;&quot;)) ; &quot;&quot;)">
            <text:p/>
          </table:table-cell>
          <table:table-cell table:style-name="ce215" table:formula="of:=IF(ISNUMBER([.T308]); IF([.T308]&gt;=0; &quot;Win&quot;; &quot;Loss&quot;); &quot;&quot;)">
            <text:p/>
          </table:table-cell>
          <table:table-cell table:style-name="ce220" table:formula="of:=IF(ISNUMBER([.T308]); ROUND(([.R308]-[.J308])*60*24); &quot;&quot;)">
            <text:p/>
          </table:table-cell>
          <table:table-cell table:content-validation-name="val8"/>
          <table:table-cell table:number-columns-repeated="2"/>
          <table:table-cell table:style-name="ce239"/>
          <table:table-cell table:style-name="ce243" table:formula="of:=IFERROR(IF(ISBLANK([.Z308]); &quot;&quot;; IF([.$G308]=&quot;Long&quot;; ([.Z308]-[.$L308])*[.$K308]/[.$N308]; ([.$L308]-[.Z308])*[.$K308]/[.$N308])-[.$S308]); &quot;&quot;)">
            <text:p/>
          </table:table-cell>
          <table:table-cell/>
          <table:table-cell table:style-name="ce243" table:formula="of:=IFERROR(IF(ISBLANK([.AB308]); &quot;&quot;; IF([.$G308]=&quot;Long&quot;; ([.AB308]-[.$L308])*[.$K308]/[.$N308]; ([.$L308]-[.AB308])*[.$K308]/[.$N308])-[.$S308]); &quot;&quot;)">
            <text:p/>
          </table:table-cell>
          <table:table-cell/>
          <table:table-cell table:style-name="ce243" table:formula="of:=IFERROR(IF(ISBLANK([.AD308]); &quot;&quot;; IF([.$G308]=&quot;Long&quot;; ([.AD308]-[.$L308])*[.$K308]/[.$N308]; ([.$L308]-[.AD308])*[.$K308]/[.$N308])-[.$S308]); &quot;&quot;)">
            <text:p/>
          </table:table-cell>
          <table:table-cell table:number-columns-repeated="2"/>
          <table:table-cell table:formula="of:=IF(ISBLANK([.B308]); &quot;&quot;; DAY([.B308]))">
            <text:p/>
          </table:table-cell>
          <table:table-cell table:formula="of:=IF(ISBLANK([.B308]); &quot;&quot;; WEEKDAY([.B308]))">
            <text:p/>
          </table:table-cell>
          <table:table-cell table:formula="of:=IF(ISBLANK([.B308]); &quot;&quot;; WEEKNUM([.B308]))">
            <text:p/>
          </table:table-cell>
          <table:table-cell table:formula="of:=IF(ISBLANK([.B308]); &quot;&quot;; MONTH([.B308]))">
            <text:p/>
          </table:table-cell>
          <table:table-cell table:formula="of:=IF(ISBLANK([.L308]); &quot;&quot;; [.K308]*[.L308])">
            <text:p/>
          </table:table-cell>
          <table:table-cell table:formula="of:=IF(ISNUMBER([.AL308]); [.AL308]*0.0035; &quot;&quot;)">
            <text:p/>
          </table:table-cell>
          <table:table-cell table:formula="of:=IF(ISBLANK([.Q308]); &quot;&quot;; [.P308]*[.Q308])">
            <text:p/>
          </table:table-cell>
          <table:table-cell table:formula="of:=IF(ISNUMBER([.AN308]); [.AN308]*0.0035; &quot;&quot;)">
            <text:p/>
          </table:table-cell>
          <table:table-cell table:formula="of:=IF(ISBLANK([.Q308]); &quot;&quot;; SUM([.$S$3:.S308]))">
            <text:p/>
          </table:table-cell>
          <table:table-cell table:formula="of:=IF(ISBLANK([.R308]); &quot;&quot;; SUM([.$T$3:.T308]))">
            <text:p/>
          </table:table-cell>
          <table:table-cell table:formula="of:=IF(OR(ISBLANK([.J308]); ISBLANK([.R308])); &quot;&quot;;ROUND(([.R308]-[.J308])*60*24))">
            <text:p/>
          </table:table-cell>
          <table:table-cell table:number-columns-repeated="20"/>
        </table:table-row>
        <table:table-row table:style-name="ro2">
          <table:table-cell office:value-type="float" office:value="307" calcext:value-type="float">
            <text:p>30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09]=&quot;Long&quot; ; [.L309]-[Overview.$C$4]/[.K309]  ;  IF([.G309]=&quot;Short&quot;; [.L309]+[Overview.$C$4]/[.K309]; &quot;&quot;) ); &quot;&quot;)">
            <text:p/>
          </table:table-cell>
          <table:table-cell table:formula="of:=IFERROR(ABS([.M309]-[.L309])*[.K309]; &quot;&quot;)">
            <text:p/>
          </table:table-cell>
          <table:table-cell table:style-name="ce312" table:formula="of:=IFERROR(  IF([.G309]=&quot;Long&quot;;  [.L309]+[Overview.$C$4]/[.K309]  *  [Overview.$C$6]  ;  IF([.G309]=&quot;Short&quot;   ;  [.L309]-[Overview.$C$4]/[.K309]  * [Overview.$C$6]  ; &quot;&quot;  )  )   ; &quot;&quot;)">
            <text:p/>
          </table:table-cell>
          <table:table-cell table:number-columns-repeated="3"/>
          <table:table-cell table:style-name="ce182" table:formula="of:=IFERROR([.T309]/[.N309]; &quot;&quot;)">
            <text:p/>
          </table:table-cell>
          <table:table-cell table:style-name="ce203" table:formula="of:=IFERROR(   IF( AND( [.G309]=&quot;Long&quot;;   [.P309]=[.K309])  ;  [.K309]*([.Q309]-[.L309])  ;    IF(  AND(  [.G309]=&quot;Short&quot;  ;   [.P309]=[.K309]   )   ;   [.K309]*([.L309]-[.Q309])   ;  &quot;&quot;)) ; &quot;&quot;)">
            <text:p/>
          </table:table-cell>
          <table:table-cell table:style-name="ce215" table:formula="of:=IF(ISNUMBER([.T309]); IF([.T309]&gt;=0; &quot;Win&quot;; &quot;Loss&quot;); &quot;&quot;)">
            <text:p/>
          </table:table-cell>
          <table:table-cell table:style-name="ce220" table:formula="of:=IF(ISNUMBER([.T309]); ROUND(([.R309]-[.J309])*60*24); &quot;&quot;)">
            <text:p/>
          </table:table-cell>
          <table:table-cell table:content-validation-name="val8"/>
          <table:table-cell table:number-columns-repeated="2"/>
          <table:table-cell table:style-name="ce239"/>
          <table:table-cell table:style-name="ce243" table:formula="of:=IFERROR(IF(ISBLANK([.Z309]); &quot;&quot;; IF([.$G309]=&quot;Long&quot;; ([.Z309]-[.$L309])*[.$K309]/[.$N309]; ([.$L309]-[.Z309])*[.$K309]/[.$N309])-[.$S309]); &quot;&quot;)">
            <text:p/>
          </table:table-cell>
          <table:table-cell/>
          <table:table-cell table:style-name="ce243" table:formula="of:=IFERROR(IF(ISBLANK([.AB309]); &quot;&quot;; IF([.$G309]=&quot;Long&quot;; ([.AB309]-[.$L309])*[.$K309]/[.$N309]; ([.$L309]-[.AB309])*[.$K309]/[.$N309])-[.$S309]); &quot;&quot;)">
            <text:p/>
          </table:table-cell>
          <table:table-cell/>
          <table:table-cell table:style-name="ce243" table:formula="of:=IFERROR(IF(ISBLANK([.AD309]); &quot;&quot;; IF([.$G309]=&quot;Long&quot;; ([.AD309]-[.$L309])*[.$K309]/[.$N309]; ([.$L309]-[.AD309])*[.$K309]/[.$N309])-[.$S309]); &quot;&quot;)">
            <text:p/>
          </table:table-cell>
          <table:table-cell table:number-columns-repeated="2"/>
          <table:table-cell table:formula="of:=IF(ISBLANK([.B309]); &quot;&quot;; DAY([.B309]))">
            <text:p/>
          </table:table-cell>
          <table:table-cell table:formula="of:=IF(ISBLANK([.B309]); &quot;&quot;; WEEKDAY([.B309]))">
            <text:p/>
          </table:table-cell>
          <table:table-cell table:formula="of:=IF(ISBLANK([.B309]); &quot;&quot;; WEEKNUM([.B309]))">
            <text:p/>
          </table:table-cell>
          <table:table-cell table:formula="of:=IF(ISBLANK([.B309]); &quot;&quot;; MONTH([.B309]))">
            <text:p/>
          </table:table-cell>
          <table:table-cell table:formula="of:=IF(ISBLANK([.L309]); &quot;&quot;; [.K309]*[.L309])">
            <text:p/>
          </table:table-cell>
          <table:table-cell table:formula="of:=IF(ISNUMBER([.AL309]); [.AL309]*0.0035; &quot;&quot;)">
            <text:p/>
          </table:table-cell>
          <table:table-cell table:formula="of:=IF(ISBLANK([.Q309]); &quot;&quot;; [.P309]*[.Q309])">
            <text:p/>
          </table:table-cell>
          <table:table-cell table:formula="of:=IF(ISNUMBER([.AN309]); [.AN309]*0.0035; &quot;&quot;)">
            <text:p/>
          </table:table-cell>
          <table:table-cell table:formula="of:=IF(ISBLANK([.Q309]); &quot;&quot;; SUM([.$S$3:.S309]))">
            <text:p/>
          </table:table-cell>
          <table:table-cell table:formula="of:=IF(ISBLANK([.R309]); &quot;&quot;; SUM([.$T$3:.T309]))">
            <text:p/>
          </table:table-cell>
          <table:table-cell table:formula="of:=IF(OR(ISBLANK([.J309]); ISBLANK([.R309])); &quot;&quot;;ROUND(([.R309]-[.J309])*60*24))">
            <text:p/>
          </table:table-cell>
          <table:table-cell table:number-columns-repeated="20"/>
        </table:table-row>
        <table:table-row table:style-name="ro2">
          <table:table-cell office:value-type="float" office:value="308" calcext:value-type="float">
            <text:p>30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10]=&quot;Long&quot; ; [.L310]-[Overview.$C$4]/[.K310]  ;  IF([.G310]=&quot;Short&quot;; [.L310]+[Overview.$C$4]/[.K310]; &quot;&quot;) ); &quot;&quot;)">
            <text:p/>
          </table:table-cell>
          <table:table-cell table:formula="of:=IFERROR(ABS([.M310]-[.L310])*[.K310]; &quot;&quot;)">
            <text:p/>
          </table:table-cell>
          <table:table-cell table:style-name="ce312" table:formula="of:=IFERROR(  IF([.G310]=&quot;Long&quot;;  [.L310]+[Overview.$C$4]/[.K310]  *  [Overview.$C$6]  ;  IF([.G310]=&quot;Short&quot;   ;  [.L310]-[Overview.$C$4]/[.K310]  * [Overview.$C$6]  ; &quot;&quot;  )  )   ; &quot;&quot;)">
            <text:p/>
          </table:table-cell>
          <table:table-cell table:number-columns-repeated="3"/>
          <table:table-cell table:style-name="ce182" table:formula="of:=IFERROR([.T310]/[.N310]; &quot;&quot;)">
            <text:p/>
          </table:table-cell>
          <table:table-cell table:style-name="ce203" table:formula="of:=IFERROR(   IF( AND( [.G310]=&quot;Long&quot;;   [.P310]=[.K310])  ;  [.K310]*([.Q310]-[.L310])  ;    IF(  AND(  [.G310]=&quot;Short&quot;  ;   [.P310]=[.K310]   )   ;   [.K310]*([.L310]-[.Q310])   ;  &quot;&quot;)) ; &quot;&quot;)">
            <text:p/>
          </table:table-cell>
          <table:table-cell table:style-name="ce215" table:formula="of:=IF(ISNUMBER([.T310]); IF([.T310]&gt;=0; &quot;Win&quot;; &quot;Loss&quot;); &quot;&quot;)">
            <text:p/>
          </table:table-cell>
          <table:table-cell table:style-name="ce220" table:formula="of:=IF(ISNUMBER([.T310]); ROUND(([.R310]-[.J310])*60*24); &quot;&quot;)">
            <text:p/>
          </table:table-cell>
          <table:table-cell table:content-validation-name="val8"/>
          <table:table-cell table:number-columns-repeated="2"/>
          <table:table-cell table:style-name="ce239"/>
          <table:table-cell table:style-name="ce243" table:formula="of:=IFERROR(IF(ISBLANK([.Z310]); &quot;&quot;; IF([.$G310]=&quot;Long&quot;; ([.Z310]-[.$L310])*[.$K310]/[.$N310]; ([.$L310]-[.Z310])*[.$K310]/[.$N310])-[.$S310]); &quot;&quot;)">
            <text:p/>
          </table:table-cell>
          <table:table-cell/>
          <table:table-cell table:style-name="ce243" table:formula="of:=IFERROR(IF(ISBLANK([.AB310]); &quot;&quot;; IF([.$G310]=&quot;Long&quot;; ([.AB310]-[.$L310])*[.$K310]/[.$N310]; ([.$L310]-[.AB310])*[.$K310]/[.$N310])-[.$S310]); &quot;&quot;)">
            <text:p/>
          </table:table-cell>
          <table:table-cell/>
          <table:table-cell table:style-name="ce243" table:formula="of:=IFERROR(IF(ISBLANK([.AD310]); &quot;&quot;; IF([.$G310]=&quot;Long&quot;; ([.AD310]-[.$L310])*[.$K310]/[.$N310]; ([.$L310]-[.AD310])*[.$K310]/[.$N310])-[.$S310]); &quot;&quot;)">
            <text:p/>
          </table:table-cell>
          <table:table-cell table:number-columns-repeated="2"/>
          <table:table-cell table:formula="of:=IF(ISBLANK([.B310]); &quot;&quot;; DAY([.B310]))">
            <text:p/>
          </table:table-cell>
          <table:table-cell table:formula="of:=IF(ISBLANK([.B310]); &quot;&quot;; WEEKDAY([.B310]))">
            <text:p/>
          </table:table-cell>
          <table:table-cell table:formula="of:=IF(ISBLANK([.B310]); &quot;&quot;; WEEKNUM([.B310]))">
            <text:p/>
          </table:table-cell>
          <table:table-cell table:formula="of:=IF(ISBLANK([.B310]); &quot;&quot;; MONTH([.B310]))">
            <text:p/>
          </table:table-cell>
          <table:table-cell table:formula="of:=IF(ISBLANK([.L310]); &quot;&quot;; [.K310]*[.L310])">
            <text:p/>
          </table:table-cell>
          <table:table-cell table:formula="of:=IF(ISNUMBER([.AL310]); [.AL310]*0.0035; &quot;&quot;)">
            <text:p/>
          </table:table-cell>
          <table:table-cell table:formula="of:=IF(ISBLANK([.Q310]); &quot;&quot;; [.P310]*[.Q310])">
            <text:p/>
          </table:table-cell>
          <table:table-cell table:formula="of:=IF(ISNUMBER([.AN310]); [.AN310]*0.0035; &quot;&quot;)">
            <text:p/>
          </table:table-cell>
          <table:table-cell table:formula="of:=IF(ISBLANK([.Q310]); &quot;&quot;; SUM([.$S$3:.S310]))">
            <text:p/>
          </table:table-cell>
          <table:table-cell table:formula="of:=IF(ISBLANK([.R310]); &quot;&quot;; SUM([.$T$3:.T310]))">
            <text:p/>
          </table:table-cell>
          <table:table-cell table:formula="of:=IF(OR(ISBLANK([.J310]); ISBLANK([.R310])); &quot;&quot;;ROUND(([.R310]-[.J310])*60*24))">
            <text:p/>
          </table:table-cell>
          <table:table-cell table:number-columns-repeated="20"/>
        </table:table-row>
        <table:table-row table:style-name="ro2">
          <table:table-cell office:value-type="float" office:value="309" calcext:value-type="float">
            <text:p>30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11]=&quot;Long&quot; ; [.L311]-[Overview.$C$4]/[.K311]  ;  IF([.G311]=&quot;Short&quot;; [.L311]+[Overview.$C$4]/[.K311]; &quot;&quot;) ); &quot;&quot;)">
            <text:p/>
          </table:table-cell>
          <table:table-cell table:formula="of:=IFERROR(ABS([.M311]-[.L311])*[.K311]; &quot;&quot;)">
            <text:p/>
          </table:table-cell>
          <table:table-cell table:style-name="ce312" table:formula="of:=IFERROR(  IF([.G311]=&quot;Long&quot;;  [.L311]+[Overview.$C$4]/[.K311]  *  [Overview.$C$6]  ;  IF([.G311]=&quot;Short&quot;   ;  [.L311]-[Overview.$C$4]/[.K311]  * [Overview.$C$6]  ; &quot;&quot;  )  )   ; &quot;&quot;)">
            <text:p/>
          </table:table-cell>
          <table:table-cell table:number-columns-repeated="3"/>
          <table:table-cell table:style-name="ce182" table:formula="of:=IFERROR([.T311]/[.N311]; &quot;&quot;)">
            <text:p/>
          </table:table-cell>
          <table:table-cell table:style-name="ce203" table:formula="of:=IFERROR(   IF( AND( [.G311]=&quot;Long&quot;;   [.P311]=[.K311])  ;  [.K311]*([.Q311]-[.L311])  ;    IF(  AND(  [.G311]=&quot;Short&quot;  ;   [.P311]=[.K311]   )   ;   [.K311]*([.L311]-[.Q311])   ;  &quot;&quot;)) ; &quot;&quot;)">
            <text:p/>
          </table:table-cell>
          <table:table-cell table:style-name="ce215" table:formula="of:=IF(ISNUMBER([.T311]); IF([.T311]&gt;=0; &quot;Win&quot;; &quot;Loss&quot;); &quot;&quot;)">
            <text:p/>
          </table:table-cell>
          <table:table-cell table:style-name="ce220" table:formula="of:=IF(ISNUMBER([.T311]); ROUND(([.R311]-[.J311])*60*24); &quot;&quot;)">
            <text:p/>
          </table:table-cell>
          <table:table-cell table:content-validation-name="val8"/>
          <table:table-cell table:number-columns-repeated="2"/>
          <table:table-cell table:style-name="ce239"/>
          <table:table-cell table:style-name="ce243" table:formula="of:=IFERROR(IF(ISBLANK([.Z311]); &quot;&quot;; IF([.$G311]=&quot;Long&quot;; ([.Z311]-[.$L311])*[.$K311]/[.$N311]; ([.$L311]-[.Z311])*[.$K311]/[.$N311])-[.$S311]); &quot;&quot;)">
            <text:p/>
          </table:table-cell>
          <table:table-cell/>
          <table:table-cell table:style-name="ce243" table:formula="of:=IFERROR(IF(ISBLANK([.AB311]); &quot;&quot;; IF([.$G311]=&quot;Long&quot;; ([.AB311]-[.$L311])*[.$K311]/[.$N311]; ([.$L311]-[.AB311])*[.$K311]/[.$N311])-[.$S311]); &quot;&quot;)">
            <text:p/>
          </table:table-cell>
          <table:table-cell/>
          <table:table-cell table:style-name="ce243" table:formula="of:=IFERROR(IF(ISBLANK([.AD311]); &quot;&quot;; IF([.$G311]=&quot;Long&quot;; ([.AD311]-[.$L311])*[.$K311]/[.$N311]; ([.$L311]-[.AD311])*[.$K311]/[.$N311])-[.$S311]); &quot;&quot;)">
            <text:p/>
          </table:table-cell>
          <table:table-cell table:number-columns-repeated="2"/>
          <table:table-cell table:formula="of:=IF(ISBLANK([.B311]); &quot;&quot;; DAY([.B311]))">
            <text:p/>
          </table:table-cell>
          <table:table-cell table:formula="of:=IF(ISBLANK([.B311]); &quot;&quot;; WEEKDAY([.B311]))">
            <text:p/>
          </table:table-cell>
          <table:table-cell table:formula="of:=IF(ISBLANK([.B311]); &quot;&quot;; WEEKNUM([.B311]))">
            <text:p/>
          </table:table-cell>
          <table:table-cell table:formula="of:=IF(ISBLANK([.B311]); &quot;&quot;; MONTH([.B311]))">
            <text:p/>
          </table:table-cell>
          <table:table-cell table:formula="of:=IF(ISBLANK([.L311]); &quot;&quot;; [.K311]*[.L311])">
            <text:p/>
          </table:table-cell>
          <table:table-cell table:formula="of:=IF(ISNUMBER([.AL311]); [.AL311]*0.0035; &quot;&quot;)">
            <text:p/>
          </table:table-cell>
          <table:table-cell table:formula="of:=IF(ISBLANK([.Q311]); &quot;&quot;; [.P311]*[.Q311])">
            <text:p/>
          </table:table-cell>
          <table:table-cell table:formula="of:=IF(ISNUMBER([.AN311]); [.AN311]*0.0035; &quot;&quot;)">
            <text:p/>
          </table:table-cell>
          <table:table-cell table:formula="of:=IF(ISBLANK([.Q311]); &quot;&quot;; SUM([.$S$3:.S311]))">
            <text:p/>
          </table:table-cell>
          <table:table-cell table:formula="of:=IF(ISBLANK([.R311]); &quot;&quot;; SUM([.$T$3:.T311]))">
            <text:p/>
          </table:table-cell>
          <table:table-cell table:formula="of:=IF(OR(ISBLANK([.J311]); ISBLANK([.R311])); &quot;&quot;;ROUND(([.R311]-[.J311])*60*24))">
            <text:p/>
          </table:table-cell>
          <table:table-cell table:number-columns-repeated="20"/>
        </table:table-row>
        <table:table-row table:style-name="ro2">
          <table:table-cell office:value-type="float" office:value="310" calcext:value-type="float">
            <text:p>31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12]=&quot;Long&quot; ; [.L312]-[Overview.$C$4]/[.K312]  ;  IF([.G312]=&quot;Short&quot;; [.L312]+[Overview.$C$4]/[.K312]; &quot;&quot;) ); &quot;&quot;)">
            <text:p/>
          </table:table-cell>
          <table:table-cell table:formula="of:=IFERROR(ABS([.M312]-[.L312])*[.K312]; &quot;&quot;)">
            <text:p/>
          </table:table-cell>
          <table:table-cell table:style-name="ce312" table:formula="of:=IFERROR(  IF([.G312]=&quot;Long&quot;;  [.L312]+[Overview.$C$4]/[.K312]  *  [Overview.$C$6]  ;  IF([.G312]=&quot;Short&quot;   ;  [.L312]-[Overview.$C$4]/[.K312]  * [Overview.$C$6]  ; &quot;&quot;  )  )   ; &quot;&quot;)">
            <text:p/>
          </table:table-cell>
          <table:table-cell table:number-columns-repeated="3"/>
          <table:table-cell table:style-name="ce182" table:formula="of:=IFERROR([.T312]/[.N312]; &quot;&quot;)">
            <text:p/>
          </table:table-cell>
          <table:table-cell table:style-name="ce203" table:formula="of:=IFERROR(   IF( AND( [.G312]=&quot;Long&quot;;   [.P312]=[.K312])  ;  [.K312]*([.Q312]-[.L312])  ;    IF(  AND(  [.G312]=&quot;Short&quot;  ;   [.P312]=[.K312]   )   ;   [.K312]*([.L312]-[.Q312])   ;  &quot;&quot;)) ; &quot;&quot;)">
            <text:p/>
          </table:table-cell>
          <table:table-cell table:style-name="ce215" table:formula="of:=IF(ISNUMBER([.T312]); IF([.T312]&gt;=0; &quot;Win&quot;; &quot;Loss&quot;); &quot;&quot;)">
            <text:p/>
          </table:table-cell>
          <table:table-cell table:style-name="ce220" table:formula="of:=IF(ISNUMBER([.T312]); ROUND(([.R312]-[.J312])*60*24); &quot;&quot;)">
            <text:p/>
          </table:table-cell>
          <table:table-cell table:content-validation-name="val8"/>
          <table:table-cell table:number-columns-repeated="2"/>
          <table:table-cell table:style-name="ce239"/>
          <table:table-cell table:style-name="ce243" table:formula="of:=IFERROR(IF(ISBLANK([.Z312]); &quot;&quot;; IF([.$G312]=&quot;Long&quot;; ([.Z312]-[.$L312])*[.$K312]/[.$N312]; ([.$L312]-[.Z312])*[.$K312]/[.$N312])-[.$S312]); &quot;&quot;)">
            <text:p/>
          </table:table-cell>
          <table:table-cell/>
          <table:table-cell table:style-name="ce243" table:formula="of:=IFERROR(IF(ISBLANK([.AB312]); &quot;&quot;; IF([.$G312]=&quot;Long&quot;; ([.AB312]-[.$L312])*[.$K312]/[.$N312]; ([.$L312]-[.AB312])*[.$K312]/[.$N312])-[.$S312]); &quot;&quot;)">
            <text:p/>
          </table:table-cell>
          <table:table-cell/>
          <table:table-cell table:style-name="ce243" table:formula="of:=IFERROR(IF(ISBLANK([.AD312]); &quot;&quot;; IF([.$G312]=&quot;Long&quot;; ([.AD312]-[.$L312])*[.$K312]/[.$N312]; ([.$L312]-[.AD312])*[.$K312]/[.$N312])-[.$S312]); &quot;&quot;)">
            <text:p/>
          </table:table-cell>
          <table:table-cell table:number-columns-repeated="2"/>
          <table:table-cell table:formula="of:=IF(ISBLANK([.B312]); &quot;&quot;; DAY([.B312]))">
            <text:p/>
          </table:table-cell>
          <table:table-cell table:formula="of:=IF(ISBLANK([.B312]); &quot;&quot;; WEEKDAY([.B312]))">
            <text:p/>
          </table:table-cell>
          <table:table-cell table:formula="of:=IF(ISBLANK([.B312]); &quot;&quot;; WEEKNUM([.B312]))">
            <text:p/>
          </table:table-cell>
          <table:table-cell table:formula="of:=IF(ISBLANK([.B312]); &quot;&quot;; MONTH([.B312]))">
            <text:p/>
          </table:table-cell>
          <table:table-cell table:formula="of:=IF(ISBLANK([.L312]); &quot;&quot;; [.K312]*[.L312])">
            <text:p/>
          </table:table-cell>
          <table:table-cell table:formula="of:=IF(ISNUMBER([.AL312]); [.AL312]*0.0035; &quot;&quot;)">
            <text:p/>
          </table:table-cell>
          <table:table-cell table:formula="of:=IF(ISBLANK([.Q312]); &quot;&quot;; [.P312]*[.Q312])">
            <text:p/>
          </table:table-cell>
          <table:table-cell table:formula="of:=IF(ISNUMBER([.AN312]); [.AN312]*0.0035; &quot;&quot;)">
            <text:p/>
          </table:table-cell>
          <table:table-cell table:formula="of:=IF(ISBLANK([.Q312]); &quot;&quot;; SUM([.$S$3:.S312]))">
            <text:p/>
          </table:table-cell>
          <table:table-cell table:formula="of:=IF(ISBLANK([.R312]); &quot;&quot;; SUM([.$T$3:.T312]))">
            <text:p/>
          </table:table-cell>
          <table:table-cell table:formula="of:=IF(OR(ISBLANK([.J312]); ISBLANK([.R312])); &quot;&quot;;ROUND(([.R312]-[.J312])*60*24))">
            <text:p/>
          </table:table-cell>
          <table:table-cell table:number-columns-repeated="20"/>
        </table:table-row>
        <table:table-row table:style-name="ro2">
          <table:table-cell office:value-type="float" office:value="311" calcext:value-type="float">
            <text:p>31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13]=&quot;Long&quot; ; [.L313]-[Overview.$C$4]/[.K313]  ;  IF([.G313]=&quot;Short&quot;; [.L313]+[Overview.$C$4]/[.K313]; &quot;&quot;) ); &quot;&quot;)">
            <text:p/>
          </table:table-cell>
          <table:table-cell table:formula="of:=IFERROR(ABS([.M313]-[.L313])*[.K313]; &quot;&quot;)">
            <text:p/>
          </table:table-cell>
          <table:table-cell table:style-name="ce312" table:formula="of:=IFERROR(  IF([.G313]=&quot;Long&quot;;  [.L313]+[Overview.$C$4]/[.K313]  *  [Overview.$C$6]  ;  IF([.G313]=&quot;Short&quot;   ;  [.L313]-[Overview.$C$4]/[.K313]  * [Overview.$C$6]  ; &quot;&quot;  )  )   ; &quot;&quot;)">
            <text:p/>
          </table:table-cell>
          <table:table-cell table:number-columns-repeated="3"/>
          <table:table-cell table:style-name="ce182" table:formula="of:=IFERROR([.T313]/[.N313]; &quot;&quot;)">
            <text:p/>
          </table:table-cell>
          <table:table-cell table:style-name="ce203" table:formula="of:=IFERROR(   IF( AND( [.G313]=&quot;Long&quot;;   [.P313]=[.K313])  ;  [.K313]*([.Q313]-[.L313])  ;    IF(  AND(  [.G313]=&quot;Short&quot;  ;   [.P313]=[.K313]   )   ;   [.K313]*([.L313]-[.Q313])   ;  &quot;&quot;)) ; &quot;&quot;)">
            <text:p/>
          </table:table-cell>
          <table:table-cell table:style-name="ce215" table:formula="of:=IF(ISNUMBER([.T313]); IF([.T313]&gt;=0; &quot;Win&quot;; &quot;Loss&quot;); &quot;&quot;)">
            <text:p/>
          </table:table-cell>
          <table:table-cell table:style-name="ce220" table:formula="of:=IF(ISNUMBER([.T313]); ROUND(([.R313]-[.J313])*60*24); &quot;&quot;)">
            <text:p/>
          </table:table-cell>
          <table:table-cell table:content-validation-name="val8"/>
          <table:table-cell table:number-columns-repeated="2"/>
          <table:table-cell table:style-name="ce239"/>
          <table:table-cell table:style-name="ce243" table:formula="of:=IFERROR(IF(ISBLANK([.Z313]); &quot;&quot;; IF([.$G313]=&quot;Long&quot;; ([.Z313]-[.$L313])*[.$K313]/[.$N313]; ([.$L313]-[.Z313])*[.$K313]/[.$N313])-[.$S313]); &quot;&quot;)">
            <text:p/>
          </table:table-cell>
          <table:table-cell/>
          <table:table-cell table:style-name="ce243" table:formula="of:=IFERROR(IF(ISBLANK([.AB313]); &quot;&quot;; IF([.$G313]=&quot;Long&quot;; ([.AB313]-[.$L313])*[.$K313]/[.$N313]; ([.$L313]-[.AB313])*[.$K313]/[.$N313])-[.$S313]); &quot;&quot;)">
            <text:p/>
          </table:table-cell>
          <table:table-cell/>
          <table:table-cell table:style-name="ce243" table:formula="of:=IFERROR(IF(ISBLANK([.AD313]); &quot;&quot;; IF([.$G313]=&quot;Long&quot;; ([.AD313]-[.$L313])*[.$K313]/[.$N313]; ([.$L313]-[.AD313])*[.$K313]/[.$N313])-[.$S313]); &quot;&quot;)">
            <text:p/>
          </table:table-cell>
          <table:table-cell table:number-columns-repeated="2"/>
          <table:table-cell table:formula="of:=IF(ISBLANK([.B313]); &quot;&quot;; DAY([.B313]))">
            <text:p/>
          </table:table-cell>
          <table:table-cell table:formula="of:=IF(ISBLANK([.B313]); &quot;&quot;; WEEKDAY([.B313]))">
            <text:p/>
          </table:table-cell>
          <table:table-cell table:formula="of:=IF(ISBLANK([.B313]); &quot;&quot;; WEEKNUM([.B313]))">
            <text:p/>
          </table:table-cell>
          <table:table-cell table:formula="of:=IF(ISBLANK([.B313]); &quot;&quot;; MONTH([.B313]))">
            <text:p/>
          </table:table-cell>
          <table:table-cell table:formula="of:=IF(ISBLANK([.L313]); &quot;&quot;; [.K313]*[.L313])">
            <text:p/>
          </table:table-cell>
          <table:table-cell table:formula="of:=IF(ISNUMBER([.AL313]); [.AL313]*0.0035; &quot;&quot;)">
            <text:p/>
          </table:table-cell>
          <table:table-cell table:formula="of:=IF(ISBLANK([.Q313]); &quot;&quot;; [.P313]*[.Q313])">
            <text:p/>
          </table:table-cell>
          <table:table-cell table:formula="of:=IF(ISNUMBER([.AN313]); [.AN313]*0.0035; &quot;&quot;)">
            <text:p/>
          </table:table-cell>
          <table:table-cell table:formula="of:=IF(ISBLANK([.Q313]); &quot;&quot;; SUM([.$S$3:.S313]))">
            <text:p/>
          </table:table-cell>
          <table:table-cell table:formula="of:=IF(ISBLANK([.R313]); &quot;&quot;; SUM([.$T$3:.T313]))">
            <text:p/>
          </table:table-cell>
          <table:table-cell table:formula="of:=IF(OR(ISBLANK([.J313]); ISBLANK([.R313])); &quot;&quot;;ROUND(([.R313]-[.J313])*60*24))">
            <text:p/>
          </table:table-cell>
          <table:table-cell table:number-columns-repeated="20"/>
        </table:table-row>
        <table:table-row table:style-name="ro2">
          <table:table-cell office:value-type="float" office:value="312" calcext:value-type="float">
            <text:p>31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14]=&quot;Long&quot; ; [.L314]-[Overview.$C$4]/[.K314]  ;  IF([.G314]=&quot;Short&quot;; [.L314]+[Overview.$C$4]/[.K314]; &quot;&quot;) ); &quot;&quot;)">
            <text:p/>
          </table:table-cell>
          <table:table-cell table:formula="of:=IFERROR(ABS([.M314]-[.L314])*[.K314]; &quot;&quot;)">
            <text:p/>
          </table:table-cell>
          <table:table-cell table:style-name="ce312" table:formula="of:=IFERROR(  IF([.G314]=&quot;Long&quot;;  [.L314]+[Overview.$C$4]/[.K314]  *  [Overview.$C$6]  ;  IF([.G314]=&quot;Short&quot;   ;  [.L314]-[Overview.$C$4]/[.K314]  * [Overview.$C$6]  ; &quot;&quot;  )  )   ; &quot;&quot;)">
            <text:p/>
          </table:table-cell>
          <table:table-cell table:number-columns-repeated="3"/>
          <table:table-cell table:style-name="ce182" table:formula="of:=IFERROR([.T314]/[.N314]; &quot;&quot;)">
            <text:p/>
          </table:table-cell>
          <table:table-cell table:style-name="ce203" table:formula="of:=IFERROR(   IF( AND( [.G314]=&quot;Long&quot;;   [.P314]=[.K314])  ;  [.K314]*([.Q314]-[.L314])  ;    IF(  AND(  [.G314]=&quot;Short&quot;  ;   [.P314]=[.K314]   )   ;   [.K314]*([.L314]-[.Q314])   ;  &quot;&quot;)) ; &quot;&quot;)">
            <text:p/>
          </table:table-cell>
          <table:table-cell table:style-name="ce215" table:formula="of:=IF(ISNUMBER([.T314]); IF([.T314]&gt;=0; &quot;Win&quot;; &quot;Loss&quot;); &quot;&quot;)">
            <text:p/>
          </table:table-cell>
          <table:table-cell table:style-name="ce220" table:formula="of:=IF(ISNUMBER([.T314]); ROUND(([.R314]-[.J314])*60*24); &quot;&quot;)">
            <text:p/>
          </table:table-cell>
          <table:table-cell table:content-validation-name="val8"/>
          <table:table-cell table:number-columns-repeated="2"/>
          <table:table-cell table:style-name="ce239"/>
          <table:table-cell table:style-name="ce243" table:formula="of:=IFERROR(IF(ISBLANK([.Z314]); &quot;&quot;; IF([.$G314]=&quot;Long&quot;; ([.Z314]-[.$L314])*[.$K314]/[.$N314]; ([.$L314]-[.Z314])*[.$K314]/[.$N314])-[.$S314]); &quot;&quot;)">
            <text:p/>
          </table:table-cell>
          <table:table-cell/>
          <table:table-cell table:style-name="ce243" table:formula="of:=IFERROR(IF(ISBLANK([.AB314]); &quot;&quot;; IF([.$G314]=&quot;Long&quot;; ([.AB314]-[.$L314])*[.$K314]/[.$N314]; ([.$L314]-[.AB314])*[.$K314]/[.$N314])-[.$S314]); &quot;&quot;)">
            <text:p/>
          </table:table-cell>
          <table:table-cell/>
          <table:table-cell table:style-name="ce243" table:formula="of:=IFERROR(IF(ISBLANK([.AD314]); &quot;&quot;; IF([.$G314]=&quot;Long&quot;; ([.AD314]-[.$L314])*[.$K314]/[.$N314]; ([.$L314]-[.AD314])*[.$K314]/[.$N314])-[.$S314]); &quot;&quot;)">
            <text:p/>
          </table:table-cell>
          <table:table-cell table:number-columns-repeated="2"/>
          <table:table-cell table:formula="of:=IF(ISBLANK([.B314]); &quot;&quot;; DAY([.B314]))">
            <text:p/>
          </table:table-cell>
          <table:table-cell table:formula="of:=IF(ISBLANK([.B314]); &quot;&quot;; WEEKDAY([.B314]))">
            <text:p/>
          </table:table-cell>
          <table:table-cell table:formula="of:=IF(ISBLANK([.B314]); &quot;&quot;; WEEKNUM([.B314]))">
            <text:p/>
          </table:table-cell>
          <table:table-cell table:formula="of:=IF(ISBLANK([.B314]); &quot;&quot;; MONTH([.B314]))">
            <text:p/>
          </table:table-cell>
          <table:table-cell table:formula="of:=IF(ISBLANK([.L314]); &quot;&quot;; [.K314]*[.L314])">
            <text:p/>
          </table:table-cell>
          <table:table-cell table:formula="of:=IF(ISNUMBER([.AL314]); [.AL314]*0.0035; &quot;&quot;)">
            <text:p/>
          </table:table-cell>
          <table:table-cell table:formula="of:=IF(ISBLANK([.Q314]); &quot;&quot;; [.P314]*[.Q314])">
            <text:p/>
          </table:table-cell>
          <table:table-cell table:formula="of:=IF(ISNUMBER([.AN314]); [.AN314]*0.0035; &quot;&quot;)">
            <text:p/>
          </table:table-cell>
          <table:table-cell table:formula="of:=IF(ISBLANK([.Q314]); &quot;&quot;; SUM([.$S$3:.S314]))">
            <text:p/>
          </table:table-cell>
          <table:table-cell table:formula="of:=IF(ISBLANK([.R314]); &quot;&quot;; SUM([.$T$3:.T314]))">
            <text:p/>
          </table:table-cell>
          <table:table-cell table:formula="of:=IF(OR(ISBLANK([.J314]); ISBLANK([.R314])); &quot;&quot;;ROUND(([.R314]-[.J314])*60*24))">
            <text:p/>
          </table:table-cell>
          <table:table-cell table:number-columns-repeated="20"/>
        </table:table-row>
        <table:table-row table:style-name="ro2">
          <table:table-cell office:value-type="float" office:value="313" calcext:value-type="float">
            <text:p>31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15]=&quot;Long&quot; ; [.L315]-[Overview.$C$4]/[.K315]  ;  IF([.G315]=&quot;Short&quot;; [.L315]+[Overview.$C$4]/[.K315]; &quot;&quot;) ); &quot;&quot;)">
            <text:p/>
          </table:table-cell>
          <table:table-cell table:formula="of:=IFERROR(ABS([.M315]-[.L315])*[.K315]; &quot;&quot;)">
            <text:p/>
          </table:table-cell>
          <table:table-cell table:style-name="ce312" table:formula="of:=IFERROR(  IF([.G315]=&quot;Long&quot;;  [.L315]+[Overview.$C$4]/[.K315]  *  [Overview.$C$6]  ;  IF([.G315]=&quot;Short&quot;   ;  [.L315]-[Overview.$C$4]/[.K315]  * [Overview.$C$6]  ; &quot;&quot;  )  )   ; &quot;&quot;)">
            <text:p/>
          </table:table-cell>
          <table:table-cell table:number-columns-repeated="3"/>
          <table:table-cell table:style-name="ce182" table:formula="of:=IFERROR([.T315]/[.N315]; &quot;&quot;)">
            <text:p/>
          </table:table-cell>
          <table:table-cell table:style-name="ce203" table:formula="of:=IFERROR(   IF( AND( [.G315]=&quot;Long&quot;;   [.P315]=[.K315])  ;  [.K315]*([.Q315]-[.L315])  ;    IF(  AND(  [.G315]=&quot;Short&quot;  ;   [.P315]=[.K315]   )   ;   [.K315]*([.L315]-[.Q315])   ;  &quot;&quot;)) ; &quot;&quot;)">
            <text:p/>
          </table:table-cell>
          <table:table-cell table:style-name="ce215" table:formula="of:=IF(ISNUMBER([.T315]); IF([.T315]&gt;=0; &quot;Win&quot;; &quot;Loss&quot;); &quot;&quot;)">
            <text:p/>
          </table:table-cell>
          <table:table-cell table:style-name="ce220" table:formula="of:=IF(ISNUMBER([.T315]); ROUND(([.R315]-[.J315])*60*24); &quot;&quot;)">
            <text:p/>
          </table:table-cell>
          <table:table-cell table:content-validation-name="val8"/>
          <table:table-cell table:number-columns-repeated="2"/>
          <table:table-cell table:style-name="ce239"/>
          <table:table-cell table:style-name="ce243" table:formula="of:=IFERROR(IF(ISBLANK([.Z315]); &quot;&quot;; IF([.$G315]=&quot;Long&quot;; ([.Z315]-[.$L315])*[.$K315]/[.$N315]; ([.$L315]-[.Z315])*[.$K315]/[.$N315])-[.$S315]); &quot;&quot;)">
            <text:p/>
          </table:table-cell>
          <table:table-cell/>
          <table:table-cell table:style-name="ce243" table:formula="of:=IFERROR(IF(ISBLANK([.AB315]); &quot;&quot;; IF([.$G315]=&quot;Long&quot;; ([.AB315]-[.$L315])*[.$K315]/[.$N315]; ([.$L315]-[.AB315])*[.$K315]/[.$N315])-[.$S315]); &quot;&quot;)">
            <text:p/>
          </table:table-cell>
          <table:table-cell/>
          <table:table-cell table:style-name="ce243" table:formula="of:=IFERROR(IF(ISBLANK([.AD315]); &quot;&quot;; IF([.$G315]=&quot;Long&quot;; ([.AD315]-[.$L315])*[.$K315]/[.$N315]; ([.$L315]-[.AD315])*[.$K315]/[.$N315])-[.$S315]); &quot;&quot;)">
            <text:p/>
          </table:table-cell>
          <table:table-cell table:number-columns-repeated="2"/>
          <table:table-cell table:formula="of:=IF(ISBLANK([.B315]); &quot;&quot;; DAY([.B315]))">
            <text:p/>
          </table:table-cell>
          <table:table-cell table:formula="of:=IF(ISBLANK([.B315]); &quot;&quot;; WEEKDAY([.B315]))">
            <text:p/>
          </table:table-cell>
          <table:table-cell table:formula="of:=IF(ISBLANK([.B315]); &quot;&quot;; WEEKNUM([.B315]))">
            <text:p/>
          </table:table-cell>
          <table:table-cell table:formula="of:=IF(ISBLANK([.B315]); &quot;&quot;; MONTH([.B315]))">
            <text:p/>
          </table:table-cell>
          <table:table-cell table:formula="of:=IF(ISBLANK([.L315]); &quot;&quot;; [.K315]*[.L315])">
            <text:p/>
          </table:table-cell>
          <table:table-cell table:formula="of:=IF(ISNUMBER([.AL315]); [.AL315]*0.0035; &quot;&quot;)">
            <text:p/>
          </table:table-cell>
          <table:table-cell table:formula="of:=IF(ISBLANK([.Q315]); &quot;&quot;; [.P315]*[.Q315])">
            <text:p/>
          </table:table-cell>
          <table:table-cell table:formula="of:=IF(ISNUMBER([.AN315]); [.AN315]*0.0035; &quot;&quot;)">
            <text:p/>
          </table:table-cell>
          <table:table-cell table:formula="of:=IF(ISBLANK([.Q315]); &quot;&quot;; SUM([.$S$3:.S315]))">
            <text:p/>
          </table:table-cell>
          <table:table-cell table:formula="of:=IF(ISBLANK([.R315]); &quot;&quot;; SUM([.$T$3:.T315]))">
            <text:p/>
          </table:table-cell>
          <table:table-cell table:formula="of:=IF(OR(ISBLANK([.J315]); ISBLANK([.R315])); &quot;&quot;;ROUND(([.R315]-[.J315])*60*24))">
            <text:p/>
          </table:table-cell>
          <table:table-cell table:number-columns-repeated="20"/>
        </table:table-row>
        <table:table-row table:style-name="ro2">
          <table:table-cell office:value-type="float" office:value="314" calcext:value-type="float">
            <text:p>31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16]=&quot;Long&quot; ; [.L316]-[Overview.$C$4]/[.K316]  ;  IF([.G316]=&quot;Short&quot;; [.L316]+[Overview.$C$4]/[.K316]; &quot;&quot;) ); &quot;&quot;)">
            <text:p/>
          </table:table-cell>
          <table:table-cell table:formula="of:=IFERROR(ABS([.M316]-[.L316])*[.K316]; &quot;&quot;)">
            <text:p/>
          </table:table-cell>
          <table:table-cell table:style-name="ce312" table:formula="of:=IFERROR(  IF([.G316]=&quot;Long&quot;;  [.L316]+[Overview.$C$4]/[.K316]  *  [Overview.$C$6]  ;  IF([.G316]=&quot;Short&quot;   ;  [.L316]-[Overview.$C$4]/[.K316]  * [Overview.$C$6]  ; &quot;&quot;  )  )   ; &quot;&quot;)">
            <text:p/>
          </table:table-cell>
          <table:table-cell table:number-columns-repeated="3"/>
          <table:table-cell table:style-name="ce182" table:formula="of:=IFERROR([.T316]/[.N316]; &quot;&quot;)">
            <text:p/>
          </table:table-cell>
          <table:table-cell table:style-name="ce203" table:formula="of:=IFERROR(   IF( AND( [.G316]=&quot;Long&quot;;   [.P316]=[.K316])  ;  [.K316]*([.Q316]-[.L316])  ;    IF(  AND(  [.G316]=&quot;Short&quot;  ;   [.P316]=[.K316]   )   ;   [.K316]*([.L316]-[.Q316])   ;  &quot;&quot;)) ; &quot;&quot;)">
            <text:p/>
          </table:table-cell>
          <table:table-cell table:style-name="ce215" table:formula="of:=IF(ISNUMBER([.T316]); IF([.T316]&gt;=0; &quot;Win&quot;; &quot;Loss&quot;); &quot;&quot;)">
            <text:p/>
          </table:table-cell>
          <table:table-cell table:style-name="ce220" table:formula="of:=IF(ISNUMBER([.T316]); ROUND(([.R316]-[.J316])*60*24); &quot;&quot;)">
            <text:p/>
          </table:table-cell>
          <table:table-cell table:content-validation-name="val8"/>
          <table:table-cell table:number-columns-repeated="2"/>
          <table:table-cell table:style-name="ce239"/>
          <table:table-cell table:style-name="ce243" table:formula="of:=IFERROR(IF(ISBLANK([.Z316]); &quot;&quot;; IF([.$G316]=&quot;Long&quot;; ([.Z316]-[.$L316])*[.$K316]/[.$N316]; ([.$L316]-[.Z316])*[.$K316]/[.$N316])-[.$S316]); &quot;&quot;)">
            <text:p/>
          </table:table-cell>
          <table:table-cell/>
          <table:table-cell table:style-name="ce243" table:formula="of:=IFERROR(IF(ISBLANK([.AB316]); &quot;&quot;; IF([.$G316]=&quot;Long&quot;; ([.AB316]-[.$L316])*[.$K316]/[.$N316]; ([.$L316]-[.AB316])*[.$K316]/[.$N316])-[.$S316]); &quot;&quot;)">
            <text:p/>
          </table:table-cell>
          <table:table-cell/>
          <table:table-cell table:style-name="ce243" table:formula="of:=IFERROR(IF(ISBLANK([.AD316]); &quot;&quot;; IF([.$G316]=&quot;Long&quot;; ([.AD316]-[.$L316])*[.$K316]/[.$N316]; ([.$L316]-[.AD316])*[.$K316]/[.$N316])-[.$S316]); &quot;&quot;)">
            <text:p/>
          </table:table-cell>
          <table:table-cell table:number-columns-repeated="2"/>
          <table:table-cell table:formula="of:=IF(ISBLANK([.B316]); &quot;&quot;; DAY([.B316]))">
            <text:p/>
          </table:table-cell>
          <table:table-cell table:formula="of:=IF(ISBLANK([.B316]); &quot;&quot;; WEEKDAY([.B316]))">
            <text:p/>
          </table:table-cell>
          <table:table-cell table:formula="of:=IF(ISBLANK([.B316]); &quot;&quot;; WEEKNUM([.B316]))">
            <text:p/>
          </table:table-cell>
          <table:table-cell table:formula="of:=IF(ISBLANK([.B316]); &quot;&quot;; MONTH([.B316]))">
            <text:p/>
          </table:table-cell>
          <table:table-cell table:formula="of:=IF(ISBLANK([.L316]); &quot;&quot;; [.K316]*[.L316])">
            <text:p/>
          </table:table-cell>
          <table:table-cell table:formula="of:=IF(ISNUMBER([.AL316]); [.AL316]*0.0035; &quot;&quot;)">
            <text:p/>
          </table:table-cell>
          <table:table-cell table:formula="of:=IF(ISBLANK([.Q316]); &quot;&quot;; [.P316]*[.Q316])">
            <text:p/>
          </table:table-cell>
          <table:table-cell table:formula="of:=IF(ISNUMBER([.AN316]); [.AN316]*0.0035; &quot;&quot;)">
            <text:p/>
          </table:table-cell>
          <table:table-cell table:formula="of:=IF(ISBLANK([.Q316]); &quot;&quot;; SUM([.$S$3:.S316]))">
            <text:p/>
          </table:table-cell>
          <table:table-cell table:formula="of:=IF(ISBLANK([.R316]); &quot;&quot;; SUM([.$T$3:.T316]))">
            <text:p/>
          </table:table-cell>
          <table:table-cell table:formula="of:=IF(OR(ISBLANK([.J316]); ISBLANK([.R316])); &quot;&quot;;ROUND(([.R316]-[.J316])*60*24))">
            <text:p/>
          </table:table-cell>
          <table:table-cell table:number-columns-repeated="20"/>
        </table:table-row>
        <table:table-row table:style-name="ro2">
          <table:table-cell office:value-type="float" office:value="315" calcext:value-type="float">
            <text:p>31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17]=&quot;Long&quot; ; [.L317]-[Overview.$C$4]/[.K317]  ;  IF([.G317]=&quot;Short&quot;; [.L317]+[Overview.$C$4]/[.K317]; &quot;&quot;) ); &quot;&quot;)">
            <text:p/>
          </table:table-cell>
          <table:table-cell table:formula="of:=IFERROR(ABS([.M317]-[.L317])*[.K317]; &quot;&quot;)">
            <text:p/>
          </table:table-cell>
          <table:table-cell table:style-name="ce312" table:formula="of:=IFERROR(  IF([.G317]=&quot;Long&quot;;  [.L317]+[Overview.$C$4]/[.K317]  *  [Overview.$C$6]  ;  IF([.G317]=&quot;Short&quot;   ;  [.L317]-[Overview.$C$4]/[.K317]  * [Overview.$C$6]  ; &quot;&quot;  )  )   ; &quot;&quot;)">
            <text:p/>
          </table:table-cell>
          <table:table-cell table:number-columns-repeated="3"/>
          <table:table-cell table:style-name="ce182" table:formula="of:=IFERROR([.T317]/[.N317]; &quot;&quot;)">
            <text:p/>
          </table:table-cell>
          <table:table-cell table:style-name="ce203" table:formula="of:=IFERROR(   IF( AND( [.G317]=&quot;Long&quot;;   [.P317]=[.K317])  ;  [.K317]*([.Q317]-[.L317])  ;    IF(  AND(  [.G317]=&quot;Short&quot;  ;   [.P317]=[.K317]   )   ;   [.K317]*([.L317]-[.Q317])   ;  &quot;&quot;)) ; &quot;&quot;)">
            <text:p/>
          </table:table-cell>
          <table:table-cell table:style-name="ce215" table:formula="of:=IF(ISNUMBER([.T317]); IF([.T317]&gt;=0; &quot;Win&quot;; &quot;Loss&quot;); &quot;&quot;)">
            <text:p/>
          </table:table-cell>
          <table:table-cell table:style-name="ce220" table:formula="of:=IF(ISNUMBER([.T317]); ROUND(([.R317]-[.J317])*60*24); &quot;&quot;)">
            <text:p/>
          </table:table-cell>
          <table:table-cell table:content-validation-name="val8"/>
          <table:table-cell table:number-columns-repeated="2"/>
          <table:table-cell table:style-name="ce239"/>
          <table:table-cell table:style-name="ce243" table:formula="of:=IFERROR(IF(ISBLANK([.Z317]); &quot;&quot;; IF([.$G317]=&quot;Long&quot;; ([.Z317]-[.$L317])*[.$K317]/[.$N317]; ([.$L317]-[.Z317])*[.$K317]/[.$N317])-[.$S317]); &quot;&quot;)">
            <text:p/>
          </table:table-cell>
          <table:table-cell/>
          <table:table-cell table:style-name="ce243" table:formula="of:=IFERROR(IF(ISBLANK([.AB317]); &quot;&quot;; IF([.$G317]=&quot;Long&quot;; ([.AB317]-[.$L317])*[.$K317]/[.$N317]; ([.$L317]-[.AB317])*[.$K317]/[.$N317])-[.$S317]); &quot;&quot;)">
            <text:p/>
          </table:table-cell>
          <table:table-cell/>
          <table:table-cell table:style-name="ce243" table:formula="of:=IFERROR(IF(ISBLANK([.AD317]); &quot;&quot;; IF([.$G317]=&quot;Long&quot;; ([.AD317]-[.$L317])*[.$K317]/[.$N317]; ([.$L317]-[.AD317])*[.$K317]/[.$N317])-[.$S317]); &quot;&quot;)">
            <text:p/>
          </table:table-cell>
          <table:table-cell table:number-columns-repeated="2"/>
          <table:table-cell table:formula="of:=IF(ISBLANK([.B317]); &quot;&quot;; DAY([.B317]))">
            <text:p/>
          </table:table-cell>
          <table:table-cell table:formula="of:=IF(ISBLANK([.B317]); &quot;&quot;; WEEKDAY([.B317]))">
            <text:p/>
          </table:table-cell>
          <table:table-cell table:formula="of:=IF(ISBLANK([.B317]); &quot;&quot;; WEEKNUM([.B317]))">
            <text:p/>
          </table:table-cell>
          <table:table-cell table:formula="of:=IF(ISBLANK([.B317]); &quot;&quot;; MONTH([.B317]))">
            <text:p/>
          </table:table-cell>
          <table:table-cell table:formula="of:=IF(ISBLANK([.L317]); &quot;&quot;; [.K317]*[.L317])">
            <text:p/>
          </table:table-cell>
          <table:table-cell table:formula="of:=IF(ISNUMBER([.AL317]); [.AL317]*0.0035; &quot;&quot;)">
            <text:p/>
          </table:table-cell>
          <table:table-cell table:formula="of:=IF(ISBLANK([.Q317]); &quot;&quot;; [.P317]*[.Q317])">
            <text:p/>
          </table:table-cell>
          <table:table-cell table:formula="of:=IF(ISNUMBER([.AN317]); [.AN317]*0.0035; &quot;&quot;)">
            <text:p/>
          </table:table-cell>
          <table:table-cell table:formula="of:=IF(ISBLANK([.Q317]); &quot;&quot;; SUM([.$S$3:.S317]))">
            <text:p/>
          </table:table-cell>
          <table:table-cell table:formula="of:=IF(ISBLANK([.R317]); &quot;&quot;; SUM([.$T$3:.T317]))">
            <text:p/>
          </table:table-cell>
          <table:table-cell table:formula="of:=IF(OR(ISBLANK([.J317]); ISBLANK([.R317])); &quot;&quot;;ROUND(([.R317]-[.J317])*60*24))">
            <text:p/>
          </table:table-cell>
          <table:table-cell table:number-columns-repeated="20"/>
        </table:table-row>
        <table:table-row table:style-name="ro2">
          <table:table-cell office:value-type="float" office:value="316" calcext:value-type="float">
            <text:p>31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18]=&quot;Long&quot; ; [.L318]-[Overview.$C$4]/[.K318]  ;  IF([.G318]=&quot;Short&quot;; [.L318]+[Overview.$C$4]/[.K318]; &quot;&quot;) ); &quot;&quot;)">
            <text:p/>
          </table:table-cell>
          <table:table-cell table:formula="of:=IFERROR(ABS([.M318]-[.L318])*[.K318]; &quot;&quot;)">
            <text:p/>
          </table:table-cell>
          <table:table-cell table:style-name="ce312" table:formula="of:=IFERROR(  IF([.G318]=&quot;Long&quot;;  [.L318]+[Overview.$C$4]/[.K318]  *  [Overview.$C$6]  ;  IF([.G318]=&quot;Short&quot;   ;  [.L318]-[Overview.$C$4]/[.K318]  * [Overview.$C$6]  ; &quot;&quot;  )  )   ; &quot;&quot;)">
            <text:p/>
          </table:table-cell>
          <table:table-cell table:number-columns-repeated="3"/>
          <table:table-cell table:style-name="ce182" table:formula="of:=IFERROR([.T318]/[.N318]; &quot;&quot;)">
            <text:p/>
          </table:table-cell>
          <table:table-cell table:style-name="ce203" table:formula="of:=IFERROR(   IF( AND( [.G318]=&quot;Long&quot;;   [.P318]=[.K318])  ;  [.K318]*([.Q318]-[.L318])  ;    IF(  AND(  [.G318]=&quot;Short&quot;  ;   [.P318]=[.K318]   )   ;   [.K318]*([.L318]-[.Q318])   ;  &quot;&quot;)) ; &quot;&quot;)">
            <text:p/>
          </table:table-cell>
          <table:table-cell table:style-name="ce215" table:formula="of:=IF(ISNUMBER([.T318]); IF([.T318]&gt;=0; &quot;Win&quot;; &quot;Loss&quot;); &quot;&quot;)">
            <text:p/>
          </table:table-cell>
          <table:table-cell table:style-name="ce220" table:formula="of:=IF(ISNUMBER([.T318]); ROUND(([.R318]-[.J318])*60*24); &quot;&quot;)">
            <text:p/>
          </table:table-cell>
          <table:table-cell table:content-validation-name="val8"/>
          <table:table-cell table:number-columns-repeated="2"/>
          <table:table-cell table:style-name="ce239"/>
          <table:table-cell table:style-name="ce243" table:formula="of:=IFERROR(IF(ISBLANK([.Z318]); &quot;&quot;; IF([.$G318]=&quot;Long&quot;; ([.Z318]-[.$L318])*[.$K318]/[.$N318]; ([.$L318]-[.Z318])*[.$K318]/[.$N318])-[.$S318]); &quot;&quot;)">
            <text:p/>
          </table:table-cell>
          <table:table-cell/>
          <table:table-cell table:style-name="ce243" table:formula="of:=IFERROR(IF(ISBLANK([.AB318]); &quot;&quot;; IF([.$G318]=&quot;Long&quot;; ([.AB318]-[.$L318])*[.$K318]/[.$N318]; ([.$L318]-[.AB318])*[.$K318]/[.$N318])-[.$S318]); &quot;&quot;)">
            <text:p/>
          </table:table-cell>
          <table:table-cell/>
          <table:table-cell table:style-name="ce243" table:formula="of:=IFERROR(IF(ISBLANK([.AD318]); &quot;&quot;; IF([.$G318]=&quot;Long&quot;; ([.AD318]-[.$L318])*[.$K318]/[.$N318]; ([.$L318]-[.AD318])*[.$K318]/[.$N318])-[.$S318]); &quot;&quot;)">
            <text:p/>
          </table:table-cell>
          <table:table-cell table:number-columns-repeated="2"/>
          <table:table-cell table:formula="of:=IF(ISBLANK([.B318]); &quot;&quot;; DAY([.B318]))">
            <text:p/>
          </table:table-cell>
          <table:table-cell table:formula="of:=IF(ISBLANK([.B318]); &quot;&quot;; WEEKDAY([.B318]))">
            <text:p/>
          </table:table-cell>
          <table:table-cell table:formula="of:=IF(ISBLANK([.B318]); &quot;&quot;; WEEKNUM([.B318]))">
            <text:p/>
          </table:table-cell>
          <table:table-cell table:formula="of:=IF(ISBLANK([.B318]); &quot;&quot;; MONTH([.B318]))">
            <text:p/>
          </table:table-cell>
          <table:table-cell table:formula="of:=IF(ISBLANK([.L318]); &quot;&quot;; [.K318]*[.L318])">
            <text:p/>
          </table:table-cell>
          <table:table-cell table:formula="of:=IF(ISNUMBER([.AL318]); [.AL318]*0.0035; &quot;&quot;)">
            <text:p/>
          </table:table-cell>
          <table:table-cell table:formula="of:=IF(ISBLANK([.Q318]); &quot;&quot;; [.P318]*[.Q318])">
            <text:p/>
          </table:table-cell>
          <table:table-cell table:formula="of:=IF(ISNUMBER([.AN318]); [.AN318]*0.0035; &quot;&quot;)">
            <text:p/>
          </table:table-cell>
          <table:table-cell table:formula="of:=IF(ISBLANK([.Q318]); &quot;&quot;; SUM([.$S$3:.S318]))">
            <text:p/>
          </table:table-cell>
          <table:table-cell table:formula="of:=IF(ISBLANK([.R318]); &quot;&quot;; SUM([.$T$3:.T318]))">
            <text:p/>
          </table:table-cell>
          <table:table-cell table:formula="of:=IF(OR(ISBLANK([.J318]); ISBLANK([.R318])); &quot;&quot;;ROUND(([.R318]-[.J318])*60*24))">
            <text:p/>
          </table:table-cell>
          <table:table-cell table:number-columns-repeated="20"/>
        </table:table-row>
        <table:table-row table:style-name="ro2">
          <table:table-cell office:value-type="float" office:value="317" calcext:value-type="float">
            <text:p>31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19]=&quot;Long&quot; ; [.L319]-[Overview.$C$4]/[.K319]  ;  IF([.G319]=&quot;Short&quot;; [.L319]+[Overview.$C$4]/[.K319]; &quot;&quot;) ); &quot;&quot;)">
            <text:p/>
          </table:table-cell>
          <table:table-cell table:formula="of:=IFERROR(ABS([.M319]-[.L319])*[.K319]; &quot;&quot;)">
            <text:p/>
          </table:table-cell>
          <table:table-cell table:style-name="ce312" table:formula="of:=IFERROR(  IF([.G319]=&quot;Long&quot;;  [.L319]+[Overview.$C$4]/[.K319]  *  [Overview.$C$6]  ;  IF([.G319]=&quot;Short&quot;   ;  [.L319]-[Overview.$C$4]/[.K319]  * [Overview.$C$6]  ; &quot;&quot;  )  )   ; &quot;&quot;)">
            <text:p/>
          </table:table-cell>
          <table:table-cell table:number-columns-repeated="3"/>
          <table:table-cell table:style-name="ce182" table:formula="of:=IFERROR([.T319]/[.N319]; &quot;&quot;)">
            <text:p/>
          </table:table-cell>
          <table:table-cell table:style-name="ce203" table:formula="of:=IFERROR(   IF( AND( [.G319]=&quot;Long&quot;;   [.P319]=[.K319])  ;  [.K319]*([.Q319]-[.L319])  ;    IF(  AND(  [.G319]=&quot;Short&quot;  ;   [.P319]=[.K319]   )   ;   [.K319]*([.L319]-[.Q319])   ;  &quot;&quot;)) ; &quot;&quot;)">
            <text:p/>
          </table:table-cell>
          <table:table-cell table:style-name="ce215" table:formula="of:=IF(ISNUMBER([.T319]); IF([.T319]&gt;=0; &quot;Win&quot;; &quot;Loss&quot;); &quot;&quot;)">
            <text:p/>
          </table:table-cell>
          <table:table-cell table:style-name="ce220" table:formula="of:=IF(ISNUMBER([.T319]); ROUND(([.R319]-[.J319])*60*24); &quot;&quot;)">
            <text:p/>
          </table:table-cell>
          <table:table-cell table:content-validation-name="val8"/>
          <table:table-cell table:number-columns-repeated="2"/>
          <table:table-cell table:style-name="ce239"/>
          <table:table-cell table:style-name="ce243" table:formula="of:=IFERROR(IF(ISBLANK([.Z319]); &quot;&quot;; IF([.$G319]=&quot;Long&quot;; ([.Z319]-[.$L319])*[.$K319]/[.$N319]; ([.$L319]-[.Z319])*[.$K319]/[.$N319])-[.$S319]); &quot;&quot;)">
            <text:p/>
          </table:table-cell>
          <table:table-cell/>
          <table:table-cell table:style-name="ce243" table:formula="of:=IFERROR(IF(ISBLANK([.AB319]); &quot;&quot;; IF([.$G319]=&quot;Long&quot;; ([.AB319]-[.$L319])*[.$K319]/[.$N319]; ([.$L319]-[.AB319])*[.$K319]/[.$N319])-[.$S319]); &quot;&quot;)">
            <text:p/>
          </table:table-cell>
          <table:table-cell/>
          <table:table-cell table:style-name="ce243" table:formula="of:=IFERROR(IF(ISBLANK([.AD319]); &quot;&quot;; IF([.$G319]=&quot;Long&quot;; ([.AD319]-[.$L319])*[.$K319]/[.$N319]; ([.$L319]-[.AD319])*[.$K319]/[.$N319])-[.$S319]); &quot;&quot;)">
            <text:p/>
          </table:table-cell>
          <table:table-cell table:number-columns-repeated="2"/>
          <table:table-cell table:formula="of:=IF(ISBLANK([.B319]); &quot;&quot;; DAY([.B319]))">
            <text:p/>
          </table:table-cell>
          <table:table-cell table:formula="of:=IF(ISBLANK([.B319]); &quot;&quot;; WEEKDAY([.B319]))">
            <text:p/>
          </table:table-cell>
          <table:table-cell table:formula="of:=IF(ISBLANK([.B319]); &quot;&quot;; WEEKNUM([.B319]))">
            <text:p/>
          </table:table-cell>
          <table:table-cell table:formula="of:=IF(ISBLANK([.B319]); &quot;&quot;; MONTH([.B319]))">
            <text:p/>
          </table:table-cell>
          <table:table-cell table:formula="of:=IF(ISBLANK([.L319]); &quot;&quot;; [.K319]*[.L319])">
            <text:p/>
          </table:table-cell>
          <table:table-cell table:formula="of:=IF(ISNUMBER([.AL319]); [.AL319]*0.0035; &quot;&quot;)">
            <text:p/>
          </table:table-cell>
          <table:table-cell table:formula="of:=IF(ISBLANK([.Q319]); &quot;&quot;; [.P319]*[.Q319])">
            <text:p/>
          </table:table-cell>
          <table:table-cell table:formula="of:=IF(ISNUMBER([.AN319]); [.AN319]*0.0035; &quot;&quot;)">
            <text:p/>
          </table:table-cell>
          <table:table-cell table:formula="of:=IF(ISBLANK([.Q319]); &quot;&quot;; SUM([.$S$3:.S319]))">
            <text:p/>
          </table:table-cell>
          <table:table-cell table:formula="of:=IF(ISBLANK([.R319]); &quot;&quot;; SUM([.$T$3:.T319]))">
            <text:p/>
          </table:table-cell>
          <table:table-cell table:formula="of:=IF(OR(ISBLANK([.J319]); ISBLANK([.R319])); &quot;&quot;;ROUND(([.R319]-[.J319])*60*24))">
            <text:p/>
          </table:table-cell>
          <table:table-cell table:number-columns-repeated="20"/>
        </table:table-row>
        <table:table-row table:style-name="ro2">
          <table:table-cell office:value-type="float" office:value="318" calcext:value-type="float">
            <text:p>31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20]=&quot;Long&quot; ; [.L320]-[Overview.$C$4]/[.K320]  ;  IF([.G320]=&quot;Short&quot;; [.L320]+[Overview.$C$4]/[.K320]; &quot;&quot;) ); &quot;&quot;)">
            <text:p/>
          </table:table-cell>
          <table:table-cell table:formula="of:=IFERROR(ABS([.M320]-[.L320])*[.K320]; &quot;&quot;)">
            <text:p/>
          </table:table-cell>
          <table:table-cell table:style-name="ce312" table:formula="of:=IFERROR(  IF([.G320]=&quot;Long&quot;;  [.L320]+[Overview.$C$4]/[.K320]  *  [Overview.$C$6]  ;  IF([.G320]=&quot;Short&quot;   ;  [.L320]-[Overview.$C$4]/[.K320]  * [Overview.$C$6]  ; &quot;&quot;  )  )   ; &quot;&quot;)">
            <text:p/>
          </table:table-cell>
          <table:table-cell table:number-columns-repeated="3"/>
          <table:table-cell table:style-name="ce182" table:formula="of:=IFERROR([.T320]/[.N320]; &quot;&quot;)">
            <text:p/>
          </table:table-cell>
          <table:table-cell table:style-name="ce203" table:formula="of:=IFERROR(   IF( AND( [.G320]=&quot;Long&quot;;   [.P320]=[.K320])  ;  [.K320]*([.Q320]-[.L320])  ;    IF(  AND(  [.G320]=&quot;Short&quot;  ;   [.P320]=[.K320]   )   ;   [.K320]*([.L320]-[.Q320])   ;  &quot;&quot;)) ; &quot;&quot;)">
            <text:p/>
          </table:table-cell>
          <table:table-cell table:style-name="ce215" table:formula="of:=IF(ISNUMBER([.T320]); IF([.T320]&gt;=0; &quot;Win&quot;; &quot;Loss&quot;); &quot;&quot;)">
            <text:p/>
          </table:table-cell>
          <table:table-cell table:style-name="ce220" table:formula="of:=IF(ISNUMBER([.T320]); ROUND(([.R320]-[.J320])*60*24); &quot;&quot;)">
            <text:p/>
          </table:table-cell>
          <table:table-cell table:content-validation-name="val8"/>
          <table:table-cell table:number-columns-repeated="2"/>
          <table:table-cell table:style-name="ce239"/>
          <table:table-cell table:style-name="ce243" table:formula="of:=IFERROR(IF(ISBLANK([.Z320]); &quot;&quot;; IF([.$G320]=&quot;Long&quot;; ([.Z320]-[.$L320])*[.$K320]/[.$N320]; ([.$L320]-[.Z320])*[.$K320]/[.$N320])-[.$S320]); &quot;&quot;)">
            <text:p/>
          </table:table-cell>
          <table:table-cell/>
          <table:table-cell table:style-name="ce243" table:formula="of:=IFERROR(IF(ISBLANK([.AB320]); &quot;&quot;; IF([.$G320]=&quot;Long&quot;; ([.AB320]-[.$L320])*[.$K320]/[.$N320]; ([.$L320]-[.AB320])*[.$K320]/[.$N320])-[.$S320]); &quot;&quot;)">
            <text:p/>
          </table:table-cell>
          <table:table-cell/>
          <table:table-cell table:style-name="ce243" table:formula="of:=IFERROR(IF(ISBLANK([.AD320]); &quot;&quot;; IF([.$G320]=&quot;Long&quot;; ([.AD320]-[.$L320])*[.$K320]/[.$N320]; ([.$L320]-[.AD320])*[.$K320]/[.$N320])-[.$S320]); &quot;&quot;)">
            <text:p/>
          </table:table-cell>
          <table:table-cell table:number-columns-repeated="2"/>
          <table:table-cell table:formula="of:=IF(ISBLANK([.B320]); &quot;&quot;; DAY([.B320]))">
            <text:p/>
          </table:table-cell>
          <table:table-cell table:formula="of:=IF(ISBLANK([.B320]); &quot;&quot;; WEEKDAY([.B320]))">
            <text:p/>
          </table:table-cell>
          <table:table-cell table:formula="of:=IF(ISBLANK([.B320]); &quot;&quot;; WEEKNUM([.B320]))">
            <text:p/>
          </table:table-cell>
          <table:table-cell table:formula="of:=IF(ISBLANK([.B320]); &quot;&quot;; MONTH([.B320]))">
            <text:p/>
          </table:table-cell>
          <table:table-cell table:formula="of:=IF(ISBLANK([.L320]); &quot;&quot;; [.K320]*[.L320])">
            <text:p/>
          </table:table-cell>
          <table:table-cell table:formula="of:=IF(ISNUMBER([.AL320]); [.AL320]*0.0035; &quot;&quot;)">
            <text:p/>
          </table:table-cell>
          <table:table-cell table:formula="of:=IF(ISBLANK([.Q320]); &quot;&quot;; [.P320]*[.Q320])">
            <text:p/>
          </table:table-cell>
          <table:table-cell table:formula="of:=IF(ISNUMBER([.AN320]); [.AN320]*0.0035; &quot;&quot;)">
            <text:p/>
          </table:table-cell>
          <table:table-cell table:formula="of:=IF(ISBLANK([.Q320]); &quot;&quot;; SUM([.$S$3:.S320]))">
            <text:p/>
          </table:table-cell>
          <table:table-cell table:formula="of:=IF(ISBLANK([.R320]); &quot;&quot;; SUM([.$T$3:.T320]))">
            <text:p/>
          </table:table-cell>
          <table:table-cell table:formula="of:=IF(OR(ISBLANK([.J320]); ISBLANK([.R320])); &quot;&quot;;ROUND(([.R320]-[.J320])*60*24))">
            <text:p/>
          </table:table-cell>
          <table:table-cell table:number-columns-repeated="20"/>
        </table:table-row>
        <table:table-row table:style-name="ro2">
          <table:table-cell office:value-type="float" office:value="319" calcext:value-type="float">
            <text:p>31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21]=&quot;Long&quot; ; [.L321]-[Overview.$C$4]/[.K321]  ;  IF([.G321]=&quot;Short&quot;; [.L321]+[Overview.$C$4]/[.K321]; &quot;&quot;) ); &quot;&quot;)">
            <text:p/>
          </table:table-cell>
          <table:table-cell table:formula="of:=IFERROR(ABS([.M321]-[.L321])*[.K321]; &quot;&quot;)">
            <text:p/>
          </table:table-cell>
          <table:table-cell table:style-name="ce312" table:formula="of:=IFERROR(  IF([.G321]=&quot;Long&quot;;  [.L321]+[Overview.$C$4]/[.K321]  *  [Overview.$C$6]  ;  IF([.G321]=&quot;Short&quot;   ;  [.L321]-[Overview.$C$4]/[.K321]  * [Overview.$C$6]  ; &quot;&quot;  )  )   ; &quot;&quot;)">
            <text:p/>
          </table:table-cell>
          <table:table-cell table:number-columns-repeated="3"/>
          <table:table-cell table:style-name="ce182" table:formula="of:=IFERROR([.T321]/[.N321]; &quot;&quot;)">
            <text:p/>
          </table:table-cell>
          <table:table-cell table:style-name="ce203" table:formula="of:=IFERROR(   IF( AND( [.G321]=&quot;Long&quot;;   [.P321]=[.K321])  ;  [.K321]*([.Q321]-[.L321])  ;    IF(  AND(  [.G321]=&quot;Short&quot;  ;   [.P321]=[.K321]   )   ;   [.K321]*([.L321]-[.Q321])   ;  &quot;&quot;)) ; &quot;&quot;)">
            <text:p/>
          </table:table-cell>
          <table:table-cell table:style-name="ce215" table:formula="of:=IF(ISNUMBER([.T321]); IF([.T321]&gt;=0; &quot;Win&quot;; &quot;Loss&quot;); &quot;&quot;)">
            <text:p/>
          </table:table-cell>
          <table:table-cell table:style-name="ce220" table:formula="of:=IF(ISNUMBER([.T321]); ROUND(([.R321]-[.J321])*60*24); &quot;&quot;)">
            <text:p/>
          </table:table-cell>
          <table:table-cell table:content-validation-name="val8"/>
          <table:table-cell table:number-columns-repeated="2"/>
          <table:table-cell table:style-name="ce239"/>
          <table:table-cell table:style-name="ce243" table:formula="of:=IFERROR(IF(ISBLANK([.Z321]); &quot;&quot;; IF([.$G321]=&quot;Long&quot;; ([.Z321]-[.$L321])*[.$K321]/[.$N321]; ([.$L321]-[.Z321])*[.$K321]/[.$N321])-[.$S321]); &quot;&quot;)">
            <text:p/>
          </table:table-cell>
          <table:table-cell/>
          <table:table-cell table:style-name="ce243" table:formula="of:=IFERROR(IF(ISBLANK([.AB321]); &quot;&quot;; IF([.$G321]=&quot;Long&quot;; ([.AB321]-[.$L321])*[.$K321]/[.$N321]; ([.$L321]-[.AB321])*[.$K321]/[.$N321])-[.$S321]); &quot;&quot;)">
            <text:p/>
          </table:table-cell>
          <table:table-cell/>
          <table:table-cell table:style-name="ce243" table:formula="of:=IFERROR(IF(ISBLANK([.AD321]); &quot;&quot;; IF([.$G321]=&quot;Long&quot;; ([.AD321]-[.$L321])*[.$K321]/[.$N321]; ([.$L321]-[.AD321])*[.$K321]/[.$N321])-[.$S321]); &quot;&quot;)">
            <text:p/>
          </table:table-cell>
          <table:table-cell table:number-columns-repeated="2"/>
          <table:table-cell table:formula="of:=IF(ISBLANK([.B321]); &quot;&quot;; DAY([.B321]))">
            <text:p/>
          </table:table-cell>
          <table:table-cell table:formula="of:=IF(ISBLANK([.B321]); &quot;&quot;; WEEKDAY([.B321]))">
            <text:p/>
          </table:table-cell>
          <table:table-cell table:formula="of:=IF(ISBLANK([.B321]); &quot;&quot;; WEEKNUM([.B321]))">
            <text:p/>
          </table:table-cell>
          <table:table-cell table:formula="of:=IF(ISBLANK([.B321]); &quot;&quot;; MONTH([.B321]))">
            <text:p/>
          </table:table-cell>
          <table:table-cell table:formula="of:=IF(ISBLANK([.L321]); &quot;&quot;; [.K321]*[.L321])">
            <text:p/>
          </table:table-cell>
          <table:table-cell table:formula="of:=IF(ISNUMBER([.AL321]); [.AL321]*0.0035; &quot;&quot;)">
            <text:p/>
          </table:table-cell>
          <table:table-cell table:formula="of:=IF(ISBLANK([.Q321]); &quot;&quot;; [.P321]*[.Q321])">
            <text:p/>
          </table:table-cell>
          <table:table-cell table:formula="of:=IF(ISNUMBER([.AN321]); [.AN321]*0.0035; &quot;&quot;)">
            <text:p/>
          </table:table-cell>
          <table:table-cell table:formula="of:=IF(ISBLANK([.Q321]); &quot;&quot;; SUM([.$S$3:.S321]))">
            <text:p/>
          </table:table-cell>
          <table:table-cell table:formula="of:=IF(ISBLANK([.R321]); &quot;&quot;; SUM([.$T$3:.T321]))">
            <text:p/>
          </table:table-cell>
          <table:table-cell table:formula="of:=IF(OR(ISBLANK([.J321]); ISBLANK([.R321])); &quot;&quot;;ROUND(([.R321]-[.J321])*60*24))">
            <text:p/>
          </table:table-cell>
          <table:table-cell table:number-columns-repeated="20"/>
        </table:table-row>
        <table:table-row table:style-name="ro2">
          <table:table-cell office:value-type="float" office:value="320" calcext:value-type="float">
            <text:p>32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22]=&quot;Long&quot; ; [.L322]-[Overview.$C$4]/[.K322]  ;  IF([.G322]=&quot;Short&quot;; [.L322]+[Overview.$C$4]/[.K322]; &quot;&quot;) ); &quot;&quot;)">
            <text:p/>
          </table:table-cell>
          <table:table-cell table:formula="of:=IFERROR(ABS([.M322]-[.L322])*[.K322]; &quot;&quot;)">
            <text:p/>
          </table:table-cell>
          <table:table-cell table:style-name="ce312" table:formula="of:=IFERROR(  IF([.G322]=&quot;Long&quot;;  [.L322]+[Overview.$C$4]/[.K322]  *  [Overview.$C$6]  ;  IF([.G322]=&quot;Short&quot;   ;  [.L322]-[Overview.$C$4]/[.K322]  * [Overview.$C$6]  ; &quot;&quot;  )  )   ; &quot;&quot;)">
            <text:p/>
          </table:table-cell>
          <table:table-cell table:number-columns-repeated="3"/>
          <table:table-cell table:style-name="ce182" table:formula="of:=IFERROR([.T322]/[.N322]; &quot;&quot;)">
            <text:p/>
          </table:table-cell>
          <table:table-cell table:style-name="ce203" table:formula="of:=IFERROR(   IF( AND( [.G322]=&quot;Long&quot;;   [.P322]=[.K322])  ;  [.K322]*([.Q322]-[.L322])  ;    IF(  AND(  [.G322]=&quot;Short&quot;  ;   [.P322]=[.K322]   )   ;   [.K322]*([.L322]-[.Q322])   ;  &quot;&quot;)) ; &quot;&quot;)">
            <text:p/>
          </table:table-cell>
          <table:table-cell table:style-name="ce215" table:formula="of:=IF(ISNUMBER([.T322]); IF([.T322]&gt;=0; &quot;Win&quot;; &quot;Loss&quot;); &quot;&quot;)">
            <text:p/>
          </table:table-cell>
          <table:table-cell table:style-name="ce220" table:formula="of:=IF(ISNUMBER([.T322]); ROUND(([.R322]-[.J322])*60*24); &quot;&quot;)">
            <text:p/>
          </table:table-cell>
          <table:table-cell table:content-validation-name="val8"/>
          <table:table-cell table:number-columns-repeated="2"/>
          <table:table-cell table:style-name="ce239"/>
          <table:table-cell table:style-name="ce243" table:formula="of:=IFERROR(IF(ISBLANK([.Z322]); &quot;&quot;; IF([.$G322]=&quot;Long&quot;; ([.Z322]-[.$L322])*[.$K322]/[.$N322]; ([.$L322]-[.Z322])*[.$K322]/[.$N322])-[.$S322]); &quot;&quot;)">
            <text:p/>
          </table:table-cell>
          <table:table-cell/>
          <table:table-cell table:style-name="ce243" table:formula="of:=IFERROR(IF(ISBLANK([.AB322]); &quot;&quot;; IF([.$G322]=&quot;Long&quot;; ([.AB322]-[.$L322])*[.$K322]/[.$N322]; ([.$L322]-[.AB322])*[.$K322]/[.$N322])-[.$S322]); &quot;&quot;)">
            <text:p/>
          </table:table-cell>
          <table:table-cell/>
          <table:table-cell table:style-name="ce243" table:formula="of:=IFERROR(IF(ISBLANK([.AD322]); &quot;&quot;; IF([.$G322]=&quot;Long&quot;; ([.AD322]-[.$L322])*[.$K322]/[.$N322]; ([.$L322]-[.AD322])*[.$K322]/[.$N322])-[.$S322]); &quot;&quot;)">
            <text:p/>
          </table:table-cell>
          <table:table-cell table:number-columns-repeated="2"/>
          <table:table-cell table:formula="of:=IF(ISBLANK([.B322]); &quot;&quot;; DAY([.B322]))">
            <text:p/>
          </table:table-cell>
          <table:table-cell table:formula="of:=IF(ISBLANK([.B322]); &quot;&quot;; WEEKDAY([.B322]))">
            <text:p/>
          </table:table-cell>
          <table:table-cell table:formula="of:=IF(ISBLANK([.B322]); &quot;&quot;; WEEKNUM([.B322]))">
            <text:p/>
          </table:table-cell>
          <table:table-cell table:formula="of:=IF(ISBLANK([.B322]); &quot;&quot;; MONTH([.B322]))">
            <text:p/>
          </table:table-cell>
          <table:table-cell table:formula="of:=IF(ISBLANK([.L322]); &quot;&quot;; [.K322]*[.L322])">
            <text:p/>
          </table:table-cell>
          <table:table-cell table:formula="of:=IF(ISNUMBER([.AL322]); [.AL322]*0.0035; &quot;&quot;)">
            <text:p/>
          </table:table-cell>
          <table:table-cell table:formula="of:=IF(ISBLANK([.Q322]); &quot;&quot;; [.P322]*[.Q322])">
            <text:p/>
          </table:table-cell>
          <table:table-cell table:formula="of:=IF(ISNUMBER([.AN322]); [.AN322]*0.0035; &quot;&quot;)">
            <text:p/>
          </table:table-cell>
          <table:table-cell table:formula="of:=IF(ISBLANK([.Q322]); &quot;&quot;; SUM([.$S$3:.S322]))">
            <text:p/>
          </table:table-cell>
          <table:table-cell table:formula="of:=IF(ISBLANK([.R322]); &quot;&quot;; SUM([.$T$3:.T322]))">
            <text:p/>
          </table:table-cell>
          <table:table-cell table:formula="of:=IF(OR(ISBLANK([.J322]); ISBLANK([.R322])); &quot;&quot;;ROUND(([.R322]-[.J322])*60*24))">
            <text:p/>
          </table:table-cell>
          <table:table-cell table:number-columns-repeated="20"/>
        </table:table-row>
        <table:table-row table:style-name="ro2">
          <table:table-cell office:value-type="float" office:value="321" calcext:value-type="float">
            <text:p>32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23]=&quot;Long&quot; ; [.L323]-[Overview.$C$4]/[.K323]  ;  IF([.G323]=&quot;Short&quot;; [.L323]+[Overview.$C$4]/[.K323]; &quot;&quot;) ); &quot;&quot;)">
            <text:p/>
          </table:table-cell>
          <table:table-cell table:formula="of:=IFERROR(ABS([.M323]-[.L323])*[.K323]; &quot;&quot;)">
            <text:p/>
          </table:table-cell>
          <table:table-cell table:style-name="ce312" table:formula="of:=IFERROR(  IF([.G323]=&quot;Long&quot;;  [.L323]+[Overview.$C$4]/[.K323]  *  [Overview.$C$6]  ;  IF([.G323]=&quot;Short&quot;   ;  [.L323]-[Overview.$C$4]/[.K323]  * [Overview.$C$6]  ; &quot;&quot;  )  )   ; &quot;&quot;)">
            <text:p/>
          </table:table-cell>
          <table:table-cell table:number-columns-repeated="3"/>
          <table:table-cell table:style-name="ce182" table:formula="of:=IFERROR([.T323]/[.N323]; &quot;&quot;)">
            <text:p/>
          </table:table-cell>
          <table:table-cell table:style-name="ce203" table:formula="of:=IFERROR(   IF( AND( [.G323]=&quot;Long&quot;;   [.P323]=[.K323])  ;  [.K323]*([.Q323]-[.L323])  ;    IF(  AND(  [.G323]=&quot;Short&quot;  ;   [.P323]=[.K323]   )   ;   [.K323]*([.L323]-[.Q323])   ;  &quot;&quot;)) ; &quot;&quot;)">
            <text:p/>
          </table:table-cell>
          <table:table-cell table:style-name="ce215" table:formula="of:=IF(ISNUMBER([.T323]); IF([.T323]&gt;=0; &quot;Win&quot;; &quot;Loss&quot;); &quot;&quot;)">
            <text:p/>
          </table:table-cell>
          <table:table-cell table:style-name="ce220" table:formula="of:=IF(ISNUMBER([.T323]); ROUND(([.R323]-[.J323])*60*24); &quot;&quot;)">
            <text:p/>
          </table:table-cell>
          <table:table-cell table:content-validation-name="val8"/>
          <table:table-cell table:number-columns-repeated="2"/>
          <table:table-cell table:style-name="ce239"/>
          <table:table-cell table:style-name="ce243" table:formula="of:=IFERROR(IF(ISBLANK([.Z323]); &quot;&quot;; IF([.$G323]=&quot;Long&quot;; ([.Z323]-[.$L323])*[.$K323]/[.$N323]; ([.$L323]-[.Z323])*[.$K323]/[.$N323])-[.$S323]); &quot;&quot;)">
            <text:p/>
          </table:table-cell>
          <table:table-cell/>
          <table:table-cell table:style-name="ce243" table:formula="of:=IFERROR(IF(ISBLANK([.AB323]); &quot;&quot;; IF([.$G323]=&quot;Long&quot;; ([.AB323]-[.$L323])*[.$K323]/[.$N323]; ([.$L323]-[.AB323])*[.$K323]/[.$N323])-[.$S323]); &quot;&quot;)">
            <text:p/>
          </table:table-cell>
          <table:table-cell/>
          <table:table-cell table:style-name="ce243" table:formula="of:=IFERROR(IF(ISBLANK([.AD323]); &quot;&quot;; IF([.$G323]=&quot;Long&quot;; ([.AD323]-[.$L323])*[.$K323]/[.$N323]; ([.$L323]-[.AD323])*[.$K323]/[.$N323])-[.$S323]); &quot;&quot;)">
            <text:p/>
          </table:table-cell>
          <table:table-cell table:number-columns-repeated="2"/>
          <table:table-cell table:formula="of:=IF(ISBLANK([.B323]); &quot;&quot;; DAY([.B323]))">
            <text:p/>
          </table:table-cell>
          <table:table-cell table:formula="of:=IF(ISBLANK([.B323]); &quot;&quot;; WEEKDAY([.B323]))">
            <text:p/>
          </table:table-cell>
          <table:table-cell table:formula="of:=IF(ISBLANK([.B323]); &quot;&quot;; WEEKNUM([.B323]))">
            <text:p/>
          </table:table-cell>
          <table:table-cell table:formula="of:=IF(ISBLANK([.B323]); &quot;&quot;; MONTH([.B323]))">
            <text:p/>
          </table:table-cell>
          <table:table-cell table:formula="of:=IF(ISBLANK([.L323]); &quot;&quot;; [.K323]*[.L323])">
            <text:p/>
          </table:table-cell>
          <table:table-cell table:formula="of:=IF(ISNUMBER([.AL323]); [.AL323]*0.0035; &quot;&quot;)">
            <text:p/>
          </table:table-cell>
          <table:table-cell table:formula="of:=IF(ISBLANK([.Q323]); &quot;&quot;; [.P323]*[.Q323])">
            <text:p/>
          </table:table-cell>
          <table:table-cell table:formula="of:=IF(ISNUMBER([.AN323]); [.AN323]*0.0035; &quot;&quot;)">
            <text:p/>
          </table:table-cell>
          <table:table-cell table:formula="of:=IF(ISBLANK([.Q323]); &quot;&quot;; SUM([.$S$3:.S323]))">
            <text:p/>
          </table:table-cell>
          <table:table-cell table:formula="of:=IF(ISBLANK([.R323]); &quot;&quot;; SUM([.$T$3:.T323]))">
            <text:p/>
          </table:table-cell>
          <table:table-cell table:formula="of:=IF(OR(ISBLANK([.J323]); ISBLANK([.R323])); &quot;&quot;;ROUND(([.R323]-[.J323])*60*24))">
            <text:p/>
          </table:table-cell>
          <table:table-cell table:number-columns-repeated="20"/>
        </table:table-row>
        <table:table-row table:style-name="ro2">
          <table:table-cell office:value-type="float" office:value="322" calcext:value-type="float">
            <text:p>32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24]=&quot;Long&quot; ; [.L324]-[Overview.$C$4]/[.K324]  ;  IF([.G324]=&quot;Short&quot;; [.L324]+[Overview.$C$4]/[.K324]; &quot;&quot;) ); &quot;&quot;)">
            <text:p/>
          </table:table-cell>
          <table:table-cell table:formula="of:=IFERROR(ABS([.M324]-[.L324])*[.K324]; &quot;&quot;)">
            <text:p/>
          </table:table-cell>
          <table:table-cell table:style-name="ce312" table:formula="of:=IFERROR(  IF([.G324]=&quot;Long&quot;;  [.L324]+[Overview.$C$4]/[.K324]  *  [Overview.$C$6]  ;  IF([.G324]=&quot;Short&quot;   ;  [.L324]-[Overview.$C$4]/[.K324]  * [Overview.$C$6]  ; &quot;&quot;  )  )   ; &quot;&quot;)">
            <text:p/>
          </table:table-cell>
          <table:table-cell table:number-columns-repeated="3"/>
          <table:table-cell table:style-name="ce182" table:formula="of:=IFERROR([.T324]/[.N324]; &quot;&quot;)">
            <text:p/>
          </table:table-cell>
          <table:table-cell table:style-name="ce203" table:formula="of:=IFERROR(   IF( AND( [.G324]=&quot;Long&quot;;   [.P324]=[.K324])  ;  [.K324]*([.Q324]-[.L324])  ;    IF(  AND(  [.G324]=&quot;Short&quot;  ;   [.P324]=[.K324]   )   ;   [.K324]*([.L324]-[.Q324])   ;  &quot;&quot;)) ; &quot;&quot;)">
            <text:p/>
          </table:table-cell>
          <table:table-cell table:style-name="ce215" table:formula="of:=IF(ISNUMBER([.T324]); IF([.T324]&gt;=0; &quot;Win&quot;; &quot;Loss&quot;); &quot;&quot;)">
            <text:p/>
          </table:table-cell>
          <table:table-cell table:style-name="ce220" table:formula="of:=IF(ISNUMBER([.T324]); ROUND(([.R324]-[.J324])*60*24); &quot;&quot;)">
            <text:p/>
          </table:table-cell>
          <table:table-cell table:content-validation-name="val8"/>
          <table:table-cell table:number-columns-repeated="2"/>
          <table:table-cell table:style-name="ce239"/>
          <table:table-cell table:style-name="ce243" table:formula="of:=IFERROR(IF(ISBLANK([.Z324]); &quot;&quot;; IF([.$G324]=&quot;Long&quot;; ([.Z324]-[.$L324])*[.$K324]/[.$N324]; ([.$L324]-[.Z324])*[.$K324]/[.$N324])-[.$S324]); &quot;&quot;)">
            <text:p/>
          </table:table-cell>
          <table:table-cell/>
          <table:table-cell table:style-name="ce243" table:formula="of:=IFERROR(IF(ISBLANK([.AB324]); &quot;&quot;; IF([.$G324]=&quot;Long&quot;; ([.AB324]-[.$L324])*[.$K324]/[.$N324]; ([.$L324]-[.AB324])*[.$K324]/[.$N324])-[.$S324]); &quot;&quot;)">
            <text:p/>
          </table:table-cell>
          <table:table-cell/>
          <table:table-cell table:style-name="ce243" table:formula="of:=IFERROR(IF(ISBLANK([.AD324]); &quot;&quot;; IF([.$G324]=&quot;Long&quot;; ([.AD324]-[.$L324])*[.$K324]/[.$N324]; ([.$L324]-[.AD324])*[.$K324]/[.$N324])-[.$S324]); &quot;&quot;)">
            <text:p/>
          </table:table-cell>
          <table:table-cell table:number-columns-repeated="2"/>
          <table:table-cell table:formula="of:=IF(ISBLANK([.B324]); &quot;&quot;; DAY([.B324]))">
            <text:p/>
          </table:table-cell>
          <table:table-cell table:formula="of:=IF(ISBLANK([.B324]); &quot;&quot;; WEEKDAY([.B324]))">
            <text:p/>
          </table:table-cell>
          <table:table-cell table:formula="of:=IF(ISBLANK([.B324]); &quot;&quot;; WEEKNUM([.B324]))">
            <text:p/>
          </table:table-cell>
          <table:table-cell table:formula="of:=IF(ISBLANK([.B324]); &quot;&quot;; MONTH([.B324]))">
            <text:p/>
          </table:table-cell>
          <table:table-cell table:formula="of:=IF(ISBLANK([.L324]); &quot;&quot;; [.K324]*[.L324])">
            <text:p/>
          </table:table-cell>
          <table:table-cell table:formula="of:=IF(ISNUMBER([.AL324]); [.AL324]*0.0035; &quot;&quot;)">
            <text:p/>
          </table:table-cell>
          <table:table-cell table:formula="of:=IF(ISBLANK([.Q324]); &quot;&quot;; [.P324]*[.Q324])">
            <text:p/>
          </table:table-cell>
          <table:table-cell table:formula="of:=IF(ISNUMBER([.AN324]); [.AN324]*0.0035; &quot;&quot;)">
            <text:p/>
          </table:table-cell>
          <table:table-cell table:formula="of:=IF(ISBLANK([.Q324]); &quot;&quot;; SUM([.$S$3:.S324]))">
            <text:p/>
          </table:table-cell>
          <table:table-cell table:formula="of:=IF(ISBLANK([.R324]); &quot;&quot;; SUM([.$T$3:.T324]))">
            <text:p/>
          </table:table-cell>
          <table:table-cell table:formula="of:=IF(OR(ISBLANK([.J324]); ISBLANK([.R324])); &quot;&quot;;ROUND(([.R324]-[.J324])*60*24))">
            <text:p/>
          </table:table-cell>
          <table:table-cell table:number-columns-repeated="20"/>
        </table:table-row>
        <table:table-row table:style-name="ro2">
          <table:table-cell office:value-type="float" office:value="323" calcext:value-type="float">
            <text:p>32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25]=&quot;Long&quot; ; [.L325]-[Overview.$C$4]/[.K325]  ;  IF([.G325]=&quot;Short&quot;; [.L325]+[Overview.$C$4]/[.K325]; &quot;&quot;) ); &quot;&quot;)">
            <text:p/>
          </table:table-cell>
          <table:table-cell table:formula="of:=IFERROR(ABS([.M325]-[.L325])*[.K325]; &quot;&quot;)">
            <text:p/>
          </table:table-cell>
          <table:table-cell table:style-name="ce312" table:formula="of:=IFERROR(  IF([.G325]=&quot;Long&quot;;  [.L325]+[Overview.$C$4]/[.K325]  *  [Overview.$C$6]  ;  IF([.G325]=&quot;Short&quot;   ;  [.L325]-[Overview.$C$4]/[.K325]  * [Overview.$C$6]  ; &quot;&quot;  )  )   ; &quot;&quot;)">
            <text:p/>
          </table:table-cell>
          <table:table-cell table:number-columns-repeated="3"/>
          <table:table-cell table:style-name="ce182" table:formula="of:=IFERROR([.T325]/[.N325]; &quot;&quot;)">
            <text:p/>
          </table:table-cell>
          <table:table-cell table:style-name="ce203" table:formula="of:=IFERROR(   IF( AND( [.G325]=&quot;Long&quot;;   [.P325]=[.K325])  ;  [.K325]*([.Q325]-[.L325])  ;    IF(  AND(  [.G325]=&quot;Short&quot;  ;   [.P325]=[.K325]   )   ;   [.K325]*([.L325]-[.Q325])   ;  &quot;&quot;)) ; &quot;&quot;)">
            <text:p/>
          </table:table-cell>
          <table:table-cell table:style-name="ce215" table:formula="of:=IF(ISNUMBER([.T325]); IF([.T325]&gt;=0; &quot;Win&quot;; &quot;Loss&quot;); &quot;&quot;)">
            <text:p/>
          </table:table-cell>
          <table:table-cell table:style-name="ce220" table:formula="of:=IF(ISNUMBER([.T325]); ROUND(([.R325]-[.J325])*60*24); &quot;&quot;)">
            <text:p/>
          </table:table-cell>
          <table:table-cell table:content-validation-name="val8"/>
          <table:table-cell table:number-columns-repeated="2"/>
          <table:table-cell table:style-name="ce239"/>
          <table:table-cell table:style-name="ce243" table:formula="of:=IFERROR(IF(ISBLANK([.Z325]); &quot;&quot;; IF([.$G325]=&quot;Long&quot;; ([.Z325]-[.$L325])*[.$K325]/[.$N325]; ([.$L325]-[.Z325])*[.$K325]/[.$N325])-[.$S325]); &quot;&quot;)">
            <text:p/>
          </table:table-cell>
          <table:table-cell/>
          <table:table-cell table:style-name="ce243" table:formula="of:=IFERROR(IF(ISBLANK([.AB325]); &quot;&quot;; IF([.$G325]=&quot;Long&quot;; ([.AB325]-[.$L325])*[.$K325]/[.$N325]; ([.$L325]-[.AB325])*[.$K325]/[.$N325])-[.$S325]); &quot;&quot;)">
            <text:p/>
          </table:table-cell>
          <table:table-cell/>
          <table:table-cell table:style-name="ce243" table:formula="of:=IFERROR(IF(ISBLANK([.AD325]); &quot;&quot;; IF([.$G325]=&quot;Long&quot;; ([.AD325]-[.$L325])*[.$K325]/[.$N325]; ([.$L325]-[.AD325])*[.$K325]/[.$N325])-[.$S325]); &quot;&quot;)">
            <text:p/>
          </table:table-cell>
          <table:table-cell table:number-columns-repeated="2"/>
          <table:table-cell table:formula="of:=IF(ISBLANK([.B325]); &quot;&quot;; DAY([.B325]))">
            <text:p/>
          </table:table-cell>
          <table:table-cell table:formula="of:=IF(ISBLANK([.B325]); &quot;&quot;; WEEKDAY([.B325]))">
            <text:p/>
          </table:table-cell>
          <table:table-cell table:formula="of:=IF(ISBLANK([.B325]); &quot;&quot;; WEEKNUM([.B325]))">
            <text:p/>
          </table:table-cell>
          <table:table-cell table:formula="of:=IF(ISBLANK([.B325]); &quot;&quot;; MONTH([.B325]))">
            <text:p/>
          </table:table-cell>
          <table:table-cell table:formula="of:=IF(ISBLANK([.L325]); &quot;&quot;; [.K325]*[.L325])">
            <text:p/>
          </table:table-cell>
          <table:table-cell table:formula="of:=IF(ISNUMBER([.AL325]); [.AL325]*0.0035; &quot;&quot;)">
            <text:p/>
          </table:table-cell>
          <table:table-cell table:formula="of:=IF(ISBLANK([.Q325]); &quot;&quot;; [.P325]*[.Q325])">
            <text:p/>
          </table:table-cell>
          <table:table-cell table:formula="of:=IF(ISNUMBER([.AN325]); [.AN325]*0.0035; &quot;&quot;)">
            <text:p/>
          </table:table-cell>
          <table:table-cell table:formula="of:=IF(ISBLANK([.Q325]); &quot;&quot;; SUM([.$S$3:.S325]))">
            <text:p/>
          </table:table-cell>
          <table:table-cell table:formula="of:=IF(ISBLANK([.R325]); &quot;&quot;; SUM([.$T$3:.T325]))">
            <text:p/>
          </table:table-cell>
          <table:table-cell table:formula="of:=IF(OR(ISBLANK([.J325]); ISBLANK([.R325])); &quot;&quot;;ROUND(([.R325]-[.J325])*60*24))">
            <text:p/>
          </table:table-cell>
          <table:table-cell table:number-columns-repeated="20"/>
        </table:table-row>
        <table:table-row table:style-name="ro2">
          <table:table-cell office:value-type="float" office:value="324" calcext:value-type="float">
            <text:p>32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26]=&quot;Long&quot; ; [.L326]-[Overview.$C$4]/[.K326]  ;  IF([.G326]=&quot;Short&quot;; [.L326]+[Overview.$C$4]/[.K326]; &quot;&quot;) ); &quot;&quot;)">
            <text:p/>
          </table:table-cell>
          <table:table-cell table:formula="of:=IFERROR(ABS([.M326]-[.L326])*[.K326]; &quot;&quot;)">
            <text:p/>
          </table:table-cell>
          <table:table-cell table:style-name="ce312" table:formula="of:=IFERROR(  IF([.G326]=&quot;Long&quot;;  [.L326]+[Overview.$C$4]/[.K326]  *  [Overview.$C$6]  ;  IF([.G326]=&quot;Short&quot;   ;  [.L326]-[Overview.$C$4]/[.K326]  * [Overview.$C$6]  ; &quot;&quot;  )  )   ; &quot;&quot;)">
            <text:p/>
          </table:table-cell>
          <table:table-cell table:number-columns-repeated="3"/>
          <table:table-cell table:style-name="ce182" table:formula="of:=IFERROR([.T326]/[.N326]; &quot;&quot;)">
            <text:p/>
          </table:table-cell>
          <table:table-cell table:style-name="ce203" table:formula="of:=IFERROR(   IF( AND( [.G326]=&quot;Long&quot;;   [.P326]=[.K326])  ;  [.K326]*([.Q326]-[.L326])  ;    IF(  AND(  [.G326]=&quot;Short&quot;  ;   [.P326]=[.K326]   )   ;   [.K326]*([.L326]-[.Q326])   ;  &quot;&quot;)) ; &quot;&quot;)">
            <text:p/>
          </table:table-cell>
          <table:table-cell table:style-name="ce215" table:formula="of:=IF(ISNUMBER([.T326]); IF([.T326]&gt;=0; &quot;Win&quot;; &quot;Loss&quot;); &quot;&quot;)">
            <text:p/>
          </table:table-cell>
          <table:table-cell table:style-name="ce220" table:formula="of:=IF(ISNUMBER([.T326]); ROUND(([.R326]-[.J326])*60*24); &quot;&quot;)">
            <text:p/>
          </table:table-cell>
          <table:table-cell table:content-validation-name="val8"/>
          <table:table-cell table:number-columns-repeated="2"/>
          <table:table-cell table:style-name="ce239"/>
          <table:table-cell table:style-name="ce243" table:formula="of:=IFERROR(IF(ISBLANK([.Z326]); &quot;&quot;; IF([.$G326]=&quot;Long&quot;; ([.Z326]-[.$L326])*[.$K326]/[.$N326]; ([.$L326]-[.Z326])*[.$K326]/[.$N326])-[.$S326]); &quot;&quot;)">
            <text:p/>
          </table:table-cell>
          <table:table-cell/>
          <table:table-cell table:style-name="ce243" table:formula="of:=IFERROR(IF(ISBLANK([.AB326]); &quot;&quot;; IF([.$G326]=&quot;Long&quot;; ([.AB326]-[.$L326])*[.$K326]/[.$N326]; ([.$L326]-[.AB326])*[.$K326]/[.$N326])-[.$S326]); &quot;&quot;)">
            <text:p/>
          </table:table-cell>
          <table:table-cell/>
          <table:table-cell table:style-name="ce243" table:formula="of:=IFERROR(IF(ISBLANK([.AD326]); &quot;&quot;; IF([.$G326]=&quot;Long&quot;; ([.AD326]-[.$L326])*[.$K326]/[.$N326]; ([.$L326]-[.AD326])*[.$K326]/[.$N326])-[.$S326]); &quot;&quot;)">
            <text:p/>
          </table:table-cell>
          <table:table-cell table:number-columns-repeated="2"/>
          <table:table-cell table:formula="of:=IF(ISBLANK([.B326]); &quot;&quot;; DAY([.B326]))">
            <text:p/>
          </table:table-cell>
          <table:table-cell table:formula="of:=IF(ISBLANK([.B326]); &quot;&quot;; WEEKDAY([.B326]))">
            <text:p/>
          </table:table-cell>
          <table:table-cell table:formula="of:=IF(ISBLANK([.B326]); &quot;&quot;; WEEKNUM([.B326]))">
            <text:p/>
          </table:table-cell>
          <table:table-cell table:formula="of:=IF(ISBLANK([.B326]); &quot;&quot;; MONTH([.B326]))">
            <text:p/>
          </table:table-cell>
          <table:table-cell table:formula="of:=IF(ISBLANK([.L326]); &quot;&quot;; [.K326]*[.L326])">
            <text:p/>
          </table:table-cell>
          <table:table-cell table:formula="of:=IF(ISNUMBER([.AL326]); [.AL326]*0.0035; &quot;&quot;)">
            <text:p/>
          </table:table-cell>
          <table:table-cell table:formula="of:=IF(ISBLANK([.Q326]); &quot;&quot;; [.P326]*[.Q326])">
            <text:p/>
          </table:table-cell>
          <table:table-cell table:formula="of:=IF(ISNUMBER([.AN326]); [.AN326]*0.0035; &quot;&quot;)">
            <text:p/>
          </table:table-cell>
          <table:table-cell table:formula="of:=IF(ISBLANK([.Q326]); &quot;&quot;; SUM([.$S$3:.S326]))">
            <text:p/>
          </table:table-cell>
          <table:table-cell table:formula="of:=IF(ISBLANK([.R326]); &quot;&quot;; SUM([.$T$3:.T326]))">
            <text:p/>
          </table:table-cell>
          <table:table-cell table:formula="of:=IF(OR(ISBLANK([.J326]); ISBLANK([.R326])); &quot;&quot;;ROUND(([.R326]-[.J326])*60*24))">
            <text:p/>
          </table:table-cell>
          <table:table-cell table:number-columns-repeated="20"/>
        </table:table-row>
        <table:table-row table:style-name="ro2">
          <table:table-cell office:value-type="float" office:value="325" calcext:value-type="float">
            <text:p>32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27]=&quot;Long&quot; ; [.L327]-[Overview.$C$4]/[.K327]  ;  IF([.G327]=&quot;Short&quot;; [.L327]+[Overview.$C$4]/[.K327]; &quot;&quot;) ); &quot;&quot;)">
            <text:p/>
          </table:table-cell>
          <table:table-cell table:formula="of:=IFERROR(ABS([.M327]-[.L327])*[.K327]; &quot;&quot;)">
            <text:p/>
          </table:table-cell>
          <table:table-cell table:style-name="ce312" table:formula="of:=IFERROR(  IF([.G327]=&quot;Long&quot;;  [.L327]+[Overview.$C$4]/[.K327]  *  [Overview.$C$6]  ;  IF([.G327]=&quot;Short&quot;   ;  [.L327]-[Overview.$C$4]/[.K327]  * [Overview.$C$6]  ; &quot;&quot;  )  )   ; &quot;&quot;)">
            <text:p/>
          </table:table-cell>
          <table:table-cell table:number-columns-repeated="3"/>
          <table:table-cell table:style-name="ce182" table:formula="of:=IFERROR([.T327]/[.N327]; &quot;&quot;)">
            <text:p/>
          </table:table-cell>
          <table:table-cell table:style-name="ce203" table:formula="of:=IFERROR(   IF( AND( [.G327]=&quot;Long&quot;;   [.P327]=[.K327])  ;  [.K327]*([.Q327]-[.L327])  ;    IF(  AND(  [.G327]=&quot;Short&quot;  ;   [.P327]=[.K327]   )   ;   [.K327]*([.L327]-[.Q327])   ;  &quot;&quot;)) ; &quot;&quot;)">
            <text:p/>
          </table:table-cell>
          <table:table-cell table:style-name="ce215" table:formula="of:=IF(ISNUMBER([.T327]); IF([.T327]&gt;=0; &quot;Win&quot;; &quot;Loss&quot;); &quot;&quot;)">
            <text:p/>
          </table:table-cell>
          <table:table-cell table:style-name="ce220" table:formula="of:=IF(ISNUMBER([.T327]); ROUND(([.R327]-[.J327])*60*24); &quot;&quot;)">
            <text:p/>
          </table:table-cell>
          <table:table-cell table:content-validation-name="val8"/>
          <table:table-cell table:number-columns-repeated="2"/>
          <table:table-cell table:style-name="ce239"/>
          <table:table-cell table:style-name="ce243" table:formula="of:=IFERROR(IF(ISBLANK([.Z327]); &quot;&quot;; IF([.$G327]=&quot;Long&quot;; ([.Z327]-[.$L327])*[.$K327]/[.$N327]; ([.$L327]-[.Z327])*[.$K327]/[.$N327])-[.$S327]); &quot;&quot;)">
            <text:p/>
          </table:table-cell>
          <table:table-cell/>
          <table:table-cell table:style-name="ce243" table:formula="of:=IFERROR(IF(ISBLANK([.AB327]); &quot;&quot;; IF([.$G327]=&quot;Long&quot;; ([.AB327]-[.$L327])*[.$K327]/[.$N327]; ([.$L327]-[.AB327])*[.$K327]/[.$N327])-[.$S327]); &quot;&quot;)">
            <text:p/>
          </table:table-cell>
          <table:table-cell/>
          <table:table-cell table:style-name="ce243" table:formula="of:=IFERROR(IF(ISBLANK([.AD327]); &quot;&quot;; IF([.$G327]=&quot;Long&quot;; ([.AD327]-[.$L327])*[.$K327]/[.$N327]; ([.$L327]-[.AD327])*[.$K327]/[.$N327])-[.$S327]); &quot;&quot;)">
            <text:p/>
          </table:table-cell>
          <table:table-cell table:number-columns-repeated="2"/>
          <table:table-cell table:formula="of:=IF(ISBLANK([.B327]); &quot;&quot;; DAY([.B327]))">
            <text:p/>
          </table:table-cell>
          <table:table-cell table:formula="of:=IF(ISBLANK([.B327]); &quot;&quot;; WEEKDAY([.B327]))">
            <text:p/>
          </table:table-cell>
          <table:table-cell table:formula="of:=IF(ISBLANK([.B327]); &quot;&quot;; WEEKNUM([.B327]))">
            <text:p/>
          </table:table-cell>
          <table:table-cell table:formula="of:=IF(ISBLANK([.B327]); &quot;&quot;; MONTH([.B327]))">
            <text:p/>
          </table:table-cell>
          <table:table-cell table:formula="of:=IF(ISBLANK([.L327]); &quot;&quot;; [.K327]*[.L327])">
            <text:p/>
          </table:table-cell>
          <table:table-cell table:formula="of:=IF(ISNUMBER([.AL327]); [.AL327]*0.0035; &quot;&quot;)">
            <text:p/>
          </table:table-cell>
          <table:table-cell table:formula="of:=IF(ISBLANK([.Q327]); &quot;&quot;; [.P327]*[.Q327])">
            <text:p/>
          </table:table-cell>
          <table:table-cell table:formula="of:=IF(ISNUMBER([.AN327]); [.AN327]*0.0035; &quot;&quot;)">
            <text:p/>
          </table:table-cell>
          <table:table-cell table:formula="of:=IF(ISBLANK([.Q327]); &quot;&quot;; SUM([.$S$3:.S327]))">
            <text:p/>
          </table:table-cell>
          <table:table-cell table:formula="of:=IF(ISBLANK([.R327]); &quot;&quot;; SUM([.$T$3:.T327]))">
            <text:p/>
          </table:table-cell>
          <table:table-cell table:formula="of:=IF(OR(ISBLANK([.J327]); ISBLANK([.R327])); &quot;&quot;;ROUND(([.R327]-[.J327])*60*24))">
            <text:p/>
          </table:table-cell>
          <table:table-cell table:number-columns-repeated="20"/>
        </table:table-row>
        <table:table-row table:style-name="ro2">
          <table:table-cell office:value-type="float" office:value="326" calcext:value-type="float">
            <text:p>32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28]=&quot;Long&quot; ; [.L328]-[Overview.$C$4]/[.K328]  ;  IF([.G328]=&quot;Short&quot;; [.L328]+[Overview.$C$4]/[.K328]; &quot;&quot;) ); &quot;&quot;)">
            <text:p/>
          </table:table-cell>
          <table:table-cell table:formula="of:=IFERROR(ABS([.M328]-[.L328])*[.K328]; &quot;&quot;)">
            <text:p/>
          </table:table-cell>
          <table:table-cell table:style-name="ce312" table:formula="of:=IFERROR(  IF([.G328]=&quot;Long&quot;;  [.L328]+[Overview.$C$4]/[.K328]  *  [Overview.$C$6]  ;  IF([.G328]=&quot;Short&quot;   ;  [.L328]-[Overview.$C$4]/[.K328]  * [Overview.$C$6]  ; &quot;&quot;  )  )   ; &quot;&quot;)">
            <text:p/>
          </table:table-cell>
          <table:table-cell table:number-columns-repeated="3"/>
          <table:table-cell table:style-name="ce182" table:formula="of:=IFERROR([.T328]/[.N328]; &quot;&quot;)">
            <text:p/>
          </table:table-cell>
          <table:table-cell table:style-name="ce203" table:formula="of:=IFERROR(   IF( AND( [.G328]=&quot;Long&quot;;   [.P328]=[.K328])  ;  [.K328]*([.Q328]-[.L328])  ;    IF(  AND(  [.G328]=&quot;Short&quot;  ;   [.P328]=[.K328]   )   ;   [.K328]*([.L328]-[.Q328])   ;  &quot;&quot;)) ; &quot;&quot;)">
            <text:p/>
          </table:table-cell>
          <table:table-cell table:style-name="ce215" table:formula="of:=IF(ISNUMBER([.T328]); IF([.T328]&gt;=0; &quot;Win&quot;; &quot;Loss&quot;); &quot;&quot;)">
            <text:p/>
          </table:table-cell>
          <table:table-cell table:style-name="ce220" table:formula="of:=IF(ISNUMBER([.T328]); ROUND(([.R328]-[.J328])*60*24); &quot;&quot;)">
            <text:p/>
          </table:table-cell>
          <table:table-cell table:content-validation-name="val8"/>
          <table:table-cell table:number-columns-repeated="2"/>
          <table:table-cell table:style-name="ce239"/>
          <table:table-cell table:style-name="ce243" table:formula="of:=IFERROR(IF(ISBLANK([.Z328]); &quot;&quot;; IF([.$G328]=&quot;Long&quot;; ([.Z328]-[.$L328])*[.$K328]/[.$N328]; ([.$L328]-[.Z328])*[.$K328]/[.$N328])-[.$S328]); &quot;&quot;)">
            <text:p/>
          </table:table-cell>
          <table:table-cell/>
          <table:table-cell table:style-name="ce243" table:formula="of:=IFERROR(IF(ISBLANK([.AB328]); &quot;&quot;; IF([.$G328]=&quot;Long&quot;; ([.AB328]-[.$L328])*[.$K328]/[.$N328]; ([.$L328]-[.AB328])*[.$K328]/[.$N328])-[.$S328]); &quot;&quot;)">
            <text:p/>
          </table:table-cell>
          <table:table-cell/>
          <table:table-cell table:style-name="ce243" table:formula="of:=IFERROR(IF(ISBLANK([.AD328]); &quot;&quot;; IF([.$G328]=&quot;Long&quot;; ([.AD328]-[.$L328])*[.$K328]/[.$N328]; ([.$L328]-[.AD328])*[.$K328]/[.$N328])-[.$S328]); &quot;&quot;)">
            <text:p/>
          </table:table-cell>
          <table:table-cell table:number-columns-repeated="2"/>
          <table:table-cell table:formula="of:=IF(ISBLANK([.B328]); &quot;&quot;; DAY([.B328]))">
            <text:p/>
          </table:table-cell>
          <table:table-cell table:formula="of:=IF(ISBLANK([.B328]); &quot;&quot;; WEEKDAY([.B328]))">
            <text:p/>
          </table:table-cell>
          <table:table-cell table:formula="of:=IF(ISBLANK([.B328]); &quot;&quot;; WEEKNUM([.B328]))">
            <text:p/>
          </table:table-cell>
          <table:table-cell table:formula="of:=IF(ISBLANK([.B328]); &quot;&quot;; MONTH([.B328]))">
            <text:p/>
          </table:table-cell>
          <table:table-cell table:formula="of:=IF(ISBLANK([.L328]); &quot;&quot;; [.K328]*[.L328])">
            <text:p/>
          </table:table-cell>
          <table:table-cell table:formula="of:=IF(ISNUMBER([.AL328]); [.AL328]*0.0035; &quot;&quot;)">
            <text:p/>
          </table:table-cell>
          <table:table-cell table:formula="of:=IF(ISBLANK([.Q328]); &quot;&quot;; [.P328]*[.Q328])">
            <text:p/>
          </table:table-cell>
          <table:table-cell table:formula="of:=IF(ISNUMBER([.AN328]); [.AN328]*0.0035; &quot;&quot;)">
            <text:p/>
          </table:table-cell>
          <table:table-cell table:formula="of:=IF(ISBLANK([.Q328]); &quot;&quot;; SUM([.$S$3:.S328]))">
            <text:p/>
          </table:table-cell>
          <table:table-cell table:formula="of:=IF(ISBLANK([.R328]); &quot;&quot;; SUM([.$T$3:.T328]))">
            <text:p/>
          </table:table-cell>
          <table:table-cell table:formula="of:=IF(OR(ISBLANK([.J328]); ISBLANK([.R328])); &quot;&quot;;ROUND(([.R328]-[.J328])*60*24))">
            <text:p/>
          </table:table-cell>
          <table:table-cell table:number-columns-repeated="20"/>
        </table:table-row>
        <table:table-row table:style-name="ro2">
          <table:table-cell office:value-type="float" office:value="327" calcext:value-type="float">
            <text:p>32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29]=&quot;Long&quot; ; [.L329]-[Overview.$C$4]/[.K329]  ;  IF([.G329]=&quot;Short&quot;; [.L329]+[Overview.$C$4]/[.K329]; &quot;&quot;) ); &quot;&quot;)">
            <text:p/>
          </table:table-cell>
          <table:table-cell table:formula="of:=IFERROR(ABS([.M329]-[.L329])*[.K329]; &quot;&quot;)">
            <text:p/>
          </table:table-cell>
          <table:table-cell table:style-name="ce312" table:formula="of:=IFERROR(  IF([.G329]=&quot;Long&quot;;  [.L329]+[Overview.$C$4]/[.K329]  *  [Overview.$C$6]  ;  IF([.G329]=&quot;Short&quot;   ;  [.L329]-[Overview.$C$4]/[.K329]  * [Overview.$C$6]  ; &quot;&quot;  )  )   ; &quot;&quot;)">
            <text:p/>
          </table:table-cell>
          <table:table-cell table:number-columns-repeated="3"/>
          <table:table-cell table:style-name="ce182" table:formula="of:=IFERROR([.T329]/[.N329]; &quot;&quot;)">
            <text:p/>
          </table:table-cell>
          <table:table-cell table:style-name="ce203" table:formula="of:=IFERROR(   IF( AND( [.G329]=&quot;Long&quot;;   [.P329]=[.K329])  ;  [.K329]*([.Q329]-[.L329])  ;    IF(  AND(  [.G329]=&quot;Short&quot;  ;   [.P329]=[.K329]   )   ;   [.K329]*([.L329]-[.Q329])   ;  &quot;&quot;)) ; &quot;&quot;)">
            <text:p/>
          </table:table-cell>
          <table:table-cell table:style-name="ce215" table:formula="of:=IF(ISNUMBER([.T329]); IF([.T329]&gt;=0; &quot;Win&quot;; &quot;Loss&quot;); &quot;&quot;)">
            <text:p/>
          </table:table-cell>
          <table:table-cell table:style-name="ce220" table:formula="of:=IF(ISNUMBER([.T329]); ROUND(([.R329]-[.J329])*60*24); &quot;&quot;)">
            <text:p/>
          </table:table-cell>
          <table:table-cell table:content-validation-name="val8"/>
          <table:table-cell table:number-columns-repeated="2"/>
          <table:table-cell table:style-name="ce239"/>
          <table:table-cell table:style-name="ce243" table:formula="of:=IFERROR(IF(ISBLANK([.Z329]); &quot;&quot;; IF([.$G329]=&quot;Long&quot;; ([.Z329]-[.$L329])*[.$K329]/[.$N329]; ([.$L329]-[.Z329])*[.$K329]/[.$N329])-[.$S329]); &quot;&quot;)">
            <text:p/>
          </table:table-cell>
          <table:table-cell/>
          <table:table-cell table:style-name="ce243" table:formula="of:=IFERROR(IF(ISBLANK([.AB329]); &quot;&quot;; IF([.$G329]=&quot;Long&quot;; ([.AB329]-[.$L329])*[.$K329]/[.$N329]; ([.$L329]-[.AB329])*[.$K329]/[.$N329])-[.$S329]); &quot;&quot;)">
            <text:p/>
          </table:table-cell>
          <table:table-cell/>
          <table:table-cell table:style-name="ce243" table:formula="of:=IFERROR(IF(ISBLANK([.AD329]); &quot;&quot;; IF([.$G329]=&quot;Long&quot;; ([.AD329]-[.$L329])*[.$K329]/[.$N329]; ([.$L329]-[.AD329])*[.$K329]/[.$N329])-[.$S329]); &quot;&quot;)">
            <text:p/>
          </table:table-cell>
          <table:table-cell table:number-columns-repeated="2"/>
          <table:table-cell table:formula="of:=IF(ISBLANK([.B329]); &quot;&quot;; DAY([.B329]))">
            <text:p/>
          </table:table-cell>
          <table:table-cell table:formula="of:=IF(ISBLANK([.B329]); &quot;&quot;; WEEKDAY([.B329]))">
            <text:p/>
          </table:table-cell>
          <table:table-cell table:formula="of:=IF(ISBLANK([.B329]); &quot;&quot;; WEEKNUM([.B329]))">
            <text:p/>
          </table:table-cell>
          <table:table-cell table:formula="of:=IF(ISBLANK([.B329]); &quot;&quot;; MONTH([.B329]))">
            <text:p/>
          </table:table-cell>
          <table:table-cell table:formula="of:=IF(ISBLANK([.L329]); &quot;&quot;; [.K329]*[.L329])">
            <text:p/>
          </table:table-cell>
          <table:table-cell table:formula="of:=IF(ISNUMBER([.AL329]); [.AL329]*0.0035; &quot;&quot;)">
            <text:p/>
          </table:table-cell>
          <table:table-cell table:formula="of:=IF(ISBLANK([.Q329]); &quot;&quot;; [.P329]*[.Q329])">
            <text:p/>
          </table:table-cell>
          <table:table-cell table:formula="of:=IF(ISNUMBER([.AN329]); [.AN329]*0.0035; &quot;&quot;)">
            <text:p/>
          </table:table-cell>
          <table:table-cell table:formula="of:=IF(ISBLANK([.Q329]); &quot;&quot;; SUM([.$S$3:.S329]))">
            <text:p/>
          </table:table-cell>
          <table:table-cell table:formula="of:=IF(ISBLANK([.R329]); &quot;&quot;; SUM([.$T$3:.T329]))">
            <text:p/>
          </table:table-cell>
          <table:table-cell table:formula="of:=IF(OR(ISBLANK([.J329]); ISBLANK([.R329])); &quot;&quot;;ROUND(([.R329]-[.J329])*60*24))">
            <text:p/>
          </table:table-cell>
          <table:table-cell table:number-columns-repeated="20"/>
        </table:table-row>
        <table:table-row table:style-name="ro2">
          <table:table-cell office:value-type="float" office:value="328" calcext:value-type="float">
            <text:p>32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30]=&quot;Long&quot; ; [.L330]-[Overview.$C$4]/[.K330]  ;  IF([.G330]=&quot;Short&quot;; [.L330]+[Overview.$C$4]/[.K330]; &quot;&quot;) ); &quot;&quot;)">
            <text:p/>
          </table:table-cell>
          <table:table-cell table:formula="of:=IFERROR(ABS([.M330]-[.L330])*[.K330]; &quot;&quot;)">
            <text:p/>
          </table:table-cell>
          <table:table-cell table:style-name="ce312" table:formula="of:=IFERROR(  IF([.G330]=&quot;Long&quot;;  [.L330]+[Overview.$C$4]/[.K330]  *  [Overview.$C$6]  ;  IF([.G330]=&quot;Short&quot;   ;  [.L330]-[Overview.$C$4]/[.K330]  * [Overview.$C$6]  ; &quot;&quot;  )  )   ; &quot;&quot;)">
            <text:p/>
          </table:table-cell>
          <table:table-cell table:number-columns-repeated="3"/>
          <table:table-cell table:style-name="ce182" table:formula="of:=IFERROR([.T330]/[.N330]; &quot;&quot;)">
            <text:p/>
          </table:table-cell>
          <table:table-cell table:style-name="ce203" table:formula="of:=IFERROR(   IF( AND( [.G330]=&quot;Long&quot;;   [.P330]=[.K330])  ;  [.K330]*([.Q330]-[.L330])  ;    IF(  AND(  [.G330]=&quot;Short&quot;  ;   [.P330]=[.K330]   )   ;   [.K330]*([.L330]-[.Q330])   ;  &quot;&quot;)) ; &quot;&quot;)">
            <text:p/>
          </table:table-cell>
          <table:table-cell table:style-name="ce215" table:formula="of:=IF(ISNUMBER([.T330]); IF([.T330]&gt;=0; &quot;Win&quot;; &quot;Loss&quot;); &quot;&quot;)">
            <text:p/>
          </table:table-cell>
          <table:table-cell table:style-name="ce220" table:formula="of:=IF(ISNUMBER([.T330]); ROUND(([.R330]-[.J330])*60*24); &quot;&quot;)">
            <text:p/>
          </table:table-cell>
          <table:table-cell table:content-validation-name="val8"/>
          <table:table-cell table:number-columns-repeated="2"/>
          <table:table-cell table:style-name="ce239"/>
          <table:table-cell table:style-name="ce243" table:formula="of:=IFERROR(IF(ISBLANK([.Z330]); &quot;&quot;; IF([.$G330]=&quot;Long&quot;; ([.Z330]-[.$L330])*[.$K330]/[.$N330]; ([.$L330]-[.Z330])*[.$K330]/[.$N330])-[.$S330]); &quot;&quot;)">
            <text:p/>
          </table:table-cell>
          <table:table-cell/>
          <table:table-cell table:style-name="ce243" table:formula="of:=IFERROR(IF(ISBLANK([.AB330]); &quot;&quot;; IF([.$G330]=&quot;Long&quot;; ([.AB330]-[.$L330])*[.$K330]/[.$N330]; ([.$L330]-[.AB330])*[.$K330]/[.$N330])-[.$S330]); &quot;&quot;)">
            <text:p/>
          </table:table-cell>
          <table:table-cell/>
          <table:table-cell table:style-name="ce243" table:formula="of:=IFERROR(IF(ISBLANK([.AD330]); &quot;&quot;; IF([.$G330]=&quot;Long&quot;; ([.AD330]-[.$L330])*[.$K330]/[.$N330]; ([.$L330]-[.AD330])*[.$K330]/[.$N330])-[.$S330]); &quot;&quot;)">
            <text:p/>
          </table:table-cell>
          <table:table-cell table:number-columns-repeated="2"/>
          <table:table-cell table:formula="of:=IF(ISBLANK([.B330]); &quot;&quot;; DAY([.B330]))">
            <text:p/>
          </table:table-cell>
          <table:table-cell table:formula="of:=IF(ISBLANK([.B330]); &quot;&quot;; WEEKDAY([.B330]))">
            <text:p/>
          </table:table-cell>
          <table:table-cell table:formula="of:=IF(ISBLANK([.B330]); &quot;&quot;; WEEKNUM([.B330]))">
            <text:p/>
          </table:table-cell>
          <table:table-cell table:formula="of:=IF(ISBLANK([.B330]); &quot;&quot;; MONTH([.B330]))">
            <text:p/>
          </table:table-cell>
          <table:table-cell table:formula="of:=IF(ISBLANK([.L330]); &quot;&quot;; [.K330]*[.L330])">
            <text:p/>
          </table:table-cell>
          <table:table-cell table:formula="of:=IF(ISNUMBER([.AL330]); [.AL330]*0.0035; &quot;&quot;)">
            <text:p/>
          </table:table-cell>
          <table:table-cell table:formula="of:=IF(ISBLANK([.Q330]); &quot;&quot;; [.P330]*[.Q330])">
            <text:p/>
          </table:table-cell>
          <table:table-cell table:formula="of:=IF(ISNUMBER([.AN330]); [.AN330]*0.0035; &quot;&quot;)">
            <text:p/>
          </table:table-cell>
          <table:table-cell table:formula="of:=IF(ISBLANK([.Q330]); &quot;&quot;; SUM([.$S$3:.S330]))">
            <text:p/>
          </table:table-cell>
          <table:table-cell table:formula="of:=IF(ISBLANK([.R330]); &quot;&quot;; SUM([.$T$3:.T330]))">
            <text:p/>
          </table:table-cell>
          <table:table-cell table:formula="of:=IF(OR(ISBLANK([.J330]); ISBLANK([.R330])); &quot;&quot;;ROUND(([.R330]-[.J330])*60*24))">
            <text:p/>
          </table:table-cell>
          <table:table-cell table:number-columns-repeated="20"/>
        </table:table-row>
        <table:table-row table:style-name="ro2">
          <table:table-cell office:value-type="float" office:value="329" calcext:value-type="float">
            <text:p>32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31]=&quot;Long&quot; ; [.L331]-[Overview.$C$4]/[.K331]  ;  IF([.G331]=&quot;Short&quot;; [.L331]+[Overview.$C$4]/[.K331]; &quot;&quot;) ); &quot;&quot;)">
            <text:p/>
          </table:table-cell>
          <table:table-cell table:formula="of:=IFERROR(ABS([.M331]-[.L331])*[.K331]; &quot;&quot;)">
            <text:p/>
          </table:table-cell>
          <table:table-cell table:style-name="ce312" table:formula="of:=IFERROR(  IF([.G331]=&quot;Long&quot;;  [.L331]+[Overview.$C$4]/[.K331]  *  [Overview.$C$6]  ;  IF([.G331]=&quot;Short&quot;   ;  [.L331]-[Overview.$C$4]/[.K331]  * [Overview.$C$6]  ; &quot;&quot;  )  )   ; &quot;&quot;)">
            <text:p/>
          </table:table-cell>
          <table:table-cell table:number-columns-repeated="3"/>
          <table:table-cell table:style-name="ce182" table:formula="of:=IFERROR([.T331]/[.N331]; &quot;&quot;)">
            <text:p/>
          </table:table-cell>
          <table:table-cell table:style-name="ce203" table:formula="of:=IFERROR(   IF( AND( [.G331]=&quot;Long&quot;;   [.P331]=[.K331])  ;  [.K331]*([.Q331]-[.L331])  ;    IF(  AND(  [.G331]=&quot;Short&quot;  ;   [.P331]=[.K331]   )   ;   [.K331]*([.L331]-[.Q331])   ;  &quot;&quot;)) ; &quot;&quot;)">
            <text:p/>
          </table:table-cell>
          <table:table-cell table:style-name="ce215" table:formula="of:=IF(ISNUMBER([.T331]); IF([.T331]&gt;=0; &quot;Win&quot;; &quot;Loss&quot;); &quot;&quot;)">
            <text:p/>
          </table:table-cell>
          <table:table-cell table:style-name="ce220" table:formula="of:=IF(ISNUMBER([.T331]); ROUND(([.R331]-[.J331])*60*24); &quot;&quot;)">
            <text:p/>
          </table:table-cell>
          <table:table-cell table:content-validation-name="val8"/>
          <table:table-cell table:number-columns-repeated="2"/>
          <table:table-cell table:style-name="ce239"/>
          <table:table-cell table:style-name="ce243" table:formula="of:=IFERROR(IF(ISBLANK([.Z331]); &quot;&quot;; IF([.$G331]=&quot;Long&quot;; ([.Z331]-[.$L331])*[.$K331]/[.$N331]; ([.$L331]-[.Z331])*[.$K331]/[.$N331])-[.$S331]); &quot;&quot;)">
            <text:p/>
          </table:table-cell>
          <table:table-cell/>
          <table:table-cell table:style-name="ce243" table:formula="of:=IFERROR(IF(ISBLANK([.AB331]); &quot;&quot;; IF([.$G331]=&quot;Long&quot;; ([.AB331]-[.$L331])*[.$K331]/[.$N331]; ([.$L331]-[.AB331])*[.$K331]/[.$N331])-[.$S331]); &quot;&quot;)">
            <text:p/>
          </table:table-cell>
          <table:table-cell/>
          <table:table-cell table:style-name="ce243" table:formula="of:=IFERROR(IF(ISBLANK([.AD331]); &quot;&quot;; IF([.$G331]=&quot;Long&quot;; ([.AD331]-[.$L331])*[.$K331]/[.$N331]; ([.$L331]-[.AD331])*[.$K331]/[.$N331])-[.$S331]); &quot;&quot;)">
            <text:p/>
          </table:table-cell>
          <table:table-cell table:number-columns-repeated="2"/>
          <table:table-cell table:formula="of:=IF(ISBLANK([.B331]); &quot;&quot;; DAY([.B331]))">
            <text:p/>
          </table:table-cell>
          <table:table-cell table:formula="of:=IF(ISBLANK([.B331]); &quot;&quot;; WEEKDAY([.B331]))">
            <text:p/>
          </table:table-cell>
          <table:table-cell table:formula="of:=IF(ISBLANK([.B331]); &quot;&quot;; WEEKNUM([.B331]))">
            <text:p/>
          </table:table-cell>
          <table:table-cell table:formula="of:=IF(ISBLANK([.B331]); &quot;&quot;; MONTH([.B331]))">
            <text:p/>
          </table:table-cell>
          <table:table-cell table:formula="of:=IF(ISBLANK([.L331]); &quot;&quot;; [.K331]*[.L331])">
            <text:p/>
          </table:table-cell>
          <table:table-cell table:formula="of:=IF(ISNUMBER([.AL331]); [.AL331]*0.0035; &quot;&quot;)">
            <text:p/>
          </table:table-cell>
          <table:table-cell table:formula="of:=IF(ISBLANK([.Q331]); &quot;&quot;; [.P331]*[.Q331])">
            <text:p/>
          </table:table-cell>
          <table:table-cell table:formula="of:=IF(ISNUMBER([.AN331]); [.AN331]*0.0035; &quot;&quot;)">
            <text:p/>
          </table:table-cell>
          <table:table-cell table:formula="of:=IF(ISBLANK([.Q331]); &quot;&quot;; SUM([.$S$3:.S331]))">
            <text:p/>
          </table:table-cell>
          <table:table-cell table:formula="of:=IF(ISBLANK([.R331]); &quot;&quot;; SUM([.$T$3:.T331]))">
            <text:p/>
          </table:table-cell>
          <table:table-cell table:formula="of:=IF(OR(ISBLANK([.J331]); ISBLANK([.R331])); &quot;&quot;;ROUND(([.R331]-[.J331])*60*24))">
            <text:p/>
          </table:table-cell>
          <table:table-cell table:number-columns-repeated="20"/>
        </table:table-row>
        <table:table-row table:style-name="ro2">
          <table:table-cell office:value-type="float" office:value="330" calcext:value-type="float">
            <text:p>33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32]=&quot;Long&quot; ; [.L332]-[Overview.$C$4]/[.K332]  ;  IF([.G332]=&quot;Short&quot;; [.L332]+[Overview.$C$4]/[.K332]; &quot;&quot;) ); &quot;&quot;)">
            <text:p/>
          </table:table-cell>
          <table:table-cell table:formula="of:=IFERROR(ABS([.M332]-[.L332])*[.K332]; &quot;&quot;)">
            <text:p/>
          </table:table-cell>
          <table:table-cell table:style-name="ce312" table:formula="of:=IFERROR(  IF([.G332]=&quot;Long&quot;;  [.L332]+[Overview.$C$4]/[.K332]  *  [Overview.$C$6]  ;  IF([.G332]=&quot;Short&quot;   ;  [.L332]-[Overview.$C$4]/[.K332]  * [Overview.$C$6]  ; &quot;&quot;  )  )   ; &quot;&quot;)">
            <text:p/>
          </table:table-cell>
          <table:table-cell table:number-columns-repeated="3"/>
          <table:table-cell table:style-name="ce182" table:formula="of:=IFERROR([.T332]/[.N332]; &quot;&quot;)">
            <text:p/>
          </table:table-cell>
          <table:table-cell table:style-name="ce203" table:formula="of:=IFERROR(   IF( AND( [.G332]=&quot;Long&quot;;   [.P332]=[.K332])  ;  [.K332]*([.Q332]-[.L332])  ;    IF(  AND(  [.G332]=&quot;Short&quot;  ;   [.P332]=[.K332]   )   ;   [.K332]*([.L332]-[.Q332])   ;  &quot;&quot;)) ; &quot;&quot;)">
            <text:p/>
          </table:table-cell>
          <table:table-cell table:style-name="ce215" table:formula="of:=IF(ISNUMBER([.T332]); IF([.T332]&gt;=0; &quot;Win&quot;; &quot;Loss&quot;); &quot;&quot;)">
            <text:p/>
          </table:table-cell>
          <table:table-cell table:style-name="ce220" table:formula="of:=IF(ISNUMBER([.T332]); ROUND(([.R332]-[.J332])*60*24); &quot;&quot;)">
            <text:p/>
          </table:table-cell>
          <table:table-cell table:content-validation-name="val8"/>
          <table:table-cell table:number-columns-repeated="2"/>
          <table:table-cell table:style-name="ce239"/>
          <table:table-cell table:style-name="ce243" table:formula="of:=IFERROR(IF(ISBLANK([.Z332]); &quot;&quot;; IF([.$G332]=&quot;Long&quot;; ([.Z332]-[.$L332])*[.$K332]/[.$N332]; ([.$L332]-[.Z332])*[.$K332]/[.$N332])-[.$S332]); &quot;&quot;)">
            <text:p/>
          </table:table-cell>
          <table:table-cell/>
          <table:table-cell table:style-name="ce243" table:formula="of:=IFERROR(IF(ISBLANK([.AB332]); &quot;&quot;; IF([.$G332]=&quot;Long&quot;; ([.AB332]-[.$L332])*[.$K332]/[.$N332]; ([.$L332]-[.AB332])*[.$K332]/[.$N332])-[.$S332]); &quot;&quot;)">
            <text:p/>
          </table:table-cell>
          <table:table-cell/>
          <table:table-cell table:style-name="ce243" table:formula="of:=IFERROR(IF(ISBLANK([.AD332]); &quot;&quot;; IF([.$G332]=&quot;Long&quot;; ([.AD332]-[.$L332])*[.$K332]/[.$N332]; ([.$L332]-[.AD332])*[.$K332]/[.$N332])-[.$S332]); &quot;&quot;)">
            <text:p/>
          </table:table-cell>
          <table:table-cell table:number-columns-repeated="2"/>
          <table:table-cell table:formula="of:=IF(ISBLANK([.B332]); &quot;&quot;; DAY([.B332]))">
            <text:p/>
          </table:table-cell>
          <table:table-cell table:formula="of:=IF(ISBLANK([.B332]); &quot;&quot;; WEEKDAY([.B332]))">
            <text:p/>
          </table:table-cell>
          <table:table-cell table:formula="of:=IF(ISBLANK([.B332]); &quot;&quot;; WEEKNUM([.B332]))">
            <text:p/>
          </table:table-cell>
          <table:table-cell table:formula="of:=IF(ISBLANK([.B332]); &quot;&quot;; MONTH([.B332]))">
            <text:p/>
          </table:table-cell>
          <table:table-cell table:formula="of:=IF(ISBLANK([.L332]); &quot;&quot;; [.K332]*[.L332])">
            <text:p/>
          </table:table-cell>
          <table:table-cell table:formula="of:=IF(ISNUMBER([.AL332]); [.AL332]*0.0035; &quot;&quot;)">
            <text:p/>
          </table:table-cell>
          <table:table-cell table:formula="of:=IF(ISBLANK([.Q332]); &quot;&quot;; [.P332]*[.Q332])">
            <text:p/>
          </table:table-cell>
          <table:table-cell table:formula="of:=IF(ISNUMBER([.AN332]); [.AN332]*0.0035; &quot;&quot;)">
            <text:p/>
          </table:table-cell>
          <table:table-cell table:formula="of:=IF(ISBLANK([.Q332]); &quot;&quot;; SUM([.$S$3:.S332]))">
            <text:p/>
          </table:table-cell>
          <table:table-cell table:formula="of:=IF(ISBLANK([.R332]); &quot;&quot;; SUM([.$T$3:.T332]))">
            <text:p/>
          </table:table-cell>
          <table:table-cell table:formula="of:=IF(OR(ISBLANK([.J332]); ISBLANK([.R332])); &quot;&quot;;ROUND(([.R332]-[.J332])*60*24))">
            <text:p/>
          </table:table-cell>
          <table:table-cell table:number-columns-repeated="20"/>
        </table:table-row>
        <table:table-row table:style-name="ro2">
          <table:table-cell office:value-type="float" office:value="331" calcext:value-type="float">
            <text:p>33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33]=&quot;Long&quot; ; [.L333]-[Overview.$C$4]/[.K333]  ;  IF([.G333]=&quot;Short&quot;; [.L333]+[Overview.$C$4]/[.K333]; &quot;&quot;) ); &quot;&quot;)">
            <text:p/>
          </table:table-cell>
          <table:table-cell table:formula="of:=IFERROR(ABS([.M333]-[.L333])*[.K333]; &quot;&quot;)">
            <text:p/>
          </table:table-cell>
          <table:table-cell table:style-name="ce312" table:formula="of:=IFERROR(  IF([.G333]=&quot;Long&quot;;  [.L333]+[Overview.$C$4]/[.K333]  *  [Overview.$C$6]  ;  IF([.G333]=&quot;Short&quot;   ;  [.L333]-[Overview.$C$4]/[.K333]  * [Overview.$C$6]  ; &quot;&quot;  )  )   ; &quot;&quot;)">
            <text:p/>
          </table:table-cell>
          <table:table-cell table:number-columns-repeated="3"/>
          <table:table-cell table:style-name="ce182" table:formula="of:=IFERROR([.T333]/[.N333]; &quot;&quot;)">
            <text:p/>
          </table:table-cell>
          <table:table-cell table:style-name="ce203" table:formula="of:=IFERROR(   IF( AND( [.G333]=&quot;Long&quot;;   [.P333]=[.K333])  ;  [.K333]*([.Q333]-[.L333])  ;    IF(  AND(  [.G333]=&quot;Short&quot;  ;   [.P333]=[.K333]   )   ;   [.K333]*([.L333]-[.Q333])   ;  &quot;&quot;)) ; &quot;&quot;)">
            <text:p/>
          </table:table-cell>
          <table:table-cell table:style-name="ce215" table:formula="of:=IF(ISNUMBER([.T333]); IF([.T333]&gt;=0; &quot;Win&quot;; &quot;Loss&quot;); &quot;&quot;)">
            <text:p/>
          </table:table-cell>
          <table:table-cell table:style-name="ce220" table:formula="of:=IF(ISNUMBER([.T333]); ROUND(([.R333]-[.J333])*60*24); &quot;&quot;)">
            <text:p/>
          </table:table-cell>
          <table:table-cell table:content-validation-name="val8"/>
          <table:table-cell table:number-columns-repeated="2"/>
          <table:table-cell table:style-name="ce239"/>
          <table:table-cell table:style-name="ce243" table:formula="of:=IFERROR(IF(ISBLANK([.Z333]); &quot;&quot;; IF([.$G333]=&quot;Long&quot;; ([.Z333]-[.$L333])*[.$K333]/[.$N333]; ([.$L333]-[.Z333])*[.$K333]/[.$N333])-[.$S333]); &quot;&quot;)">
            <text:p/>
          </table:table-cell>
          <table:table-cell/>
          <table:table-cell table:style-name="ce243" table:formula="of:=IFERROR(IF(ISBLANK([.AB333]); &quot;&quot;; IF([.$G333]=&quot;Long&quot;; ([.AB333]-[.$L333])*[.$K333]/[.$N333]; ([.$L333]-[.AB333])*[.$K333]/[.$N333])-[.$S333]); &quot;&quot;)">
            <text:p/>
          </table:table-cell>
          <table:table-cell/>
          <table:table-cell table:style-name="ce243" table:formula="of:=IFERROR(IF(ISBLANK([.AD333]); &quot;&quot;; IF([.$G333]=&quot;Long&quot;; ([.AD333]-[.$L333])*[.$K333]/[.$N333]; ([.$L333]-[.AD333])*[.$K333]/[.$N333])-[.$S333]); &quot;&quot;)">
            <text:p/>
          </table:table-cell>
          <table:table-cell table:number-columns-repeated="2"/>
          <table:table-cell table:formula="of:=IF(ISBLANK([.B333]); &quot;&quot;; DAY([.B333]))">
            <text:p/>
          </table:table-cell>
          <table:table-cell table:formula="of:=IF(ISBLANK([.B333]); &quot;&quot;; WEEKDAY([.B333]))">
            <text:p/>
          </table:table-cell>
          <table:table-cell table:formula="of:=IF(ISBLANK([.B333]); &quot;&quot;; WEEKNUM([.B333]))">
            <text:p/>
          </table:table-cell>
          <table:table-cell table:formula="of:=IF(ISBLANK([.B333]); &quot;&quot;; MONTH([.B333]))">
            <text:p/>
          </table:table-cell>
          <table:table-cell table:formula="of:=IF(ISBLANK([.L333]); &quot;&quot;; [.K333]*[.L333])">
            <text:p/>
          </table:table-cell>
          <table:table-cell table:formula="of:=IF(ISNUMBER([.AL333]); [.AL333]*0.0035; &quot;&quot;)">
            <text:p/>
          </table:table-cell>
          <table:table-cell table:formula="of:=IF(ISBLANK([.Q333]); &quot;&quot;; [.P333]*[.Q333])">
            <text:p/>
          </table:table-cell>
          <table:table-cell table:formula="of:=IF(ISNUMBER([.AN333]); [.AN333]*0.0035; &quot;&quot;)">
            <text:p/>
          </table:table-cell>
          <table:table-cell table:formula="of:=IF(ISBLANK([.Q333]); &quot;&quot;; SUM([.$S$3:.S333]))">
            <text:p/>
          </table:table-cell>
          <table:table-cell table:formula="of:=IF(ISBLANK([.R333]); &quot;&quot;; SUM([.$T$3:.T333]))">
            <text:p/>
          </table:table-cell>
          <table:table-cell table:formula="of:=IF(OR(ISBLANK([.J333]); ISBLANK([.R333])); &quot;&quot;;ROUND(([.R333]-[.J333])*60*24))">
            <text:p/>
          </table:table-cell>
          <table:table-cell table:number-columns-repeated="20"/>
        </table:table-row>
        <table:table-row table:style-name="ro2">
          <table:table-cell office:value-type="float" office:value="332" calcext:value-type="float">
            <text:p>33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34]=&quot;Long&quot; ; [.L334]-[Overview.$C$4]/[.K334]  ;  IF([.G334]=&quot;Short&quot;; [.L334]+[Overview.$C$4]/[.K334]; &quot;&quot;) ); &quot;&quot;)">
            <text:p/>
          </table:table-cell>
          <table:table-cell table:formula="of:=IFERROR(ABS([.M334]-[.L334])*[.K334]; &quot;&quot;)">
            <text:p/>
          </table:table-cell>
          <table:table-cell table:style-name="ce312" table:formula="of:=IFERROR(  IF([.G334]=&quot;Long&quot;;  [.L334]+[Overview.$C$4]/[.K334]  *  [Overview.$C$6]  ;  IF([.G334]=&quot;Short&quot;   ;  [.L334]-[Overview.$C$4]/[.K334]  * [Overview.$C$6]  ; &quot;&quot;  )  )   ; &quot;&quot;)">
            <text:p/>
          </table:table-cell>
          <table:table-cell table:number-columns-repeated="3"/>
          <table:table-cell table:style-name="ce182" table:formula="of:=IFERROR([.T334]/[.N334]; &quot;&quot;)">
            <text:p/>
          </table:table-cell>
          <table:table-cell table:style-name="ce203" table:formula="of:=IFERROR(   IF( AND( [.G334]=&quot;Long&quot;;   [.P334]=[.K334])  ;  [.K334]*([.Q334]-[.L334])  ;    IF(  AND(  [.G334]=&quot;Short&quot;  ;   [.P334]=[.K334]   )   ;   [.K334]*([.L334]-[.Q334])   ;  &quot;&quot;)) ; &quot;&quot;)">
            <text:p/>
          </table:table-cell>
          <table:table-cell table:style-name="ce215" table:formula="of:=IF(ISNUMBER([.T334]); IF([.T334]&gt;=0; &quot;Win&quot;; &quot;Loss&quot;); &quot;&quot;)">
            <text:p/>
          </table:table-cell>
          <table:table-cell table:style-name="ce220" table:formula="of:=IF(ISNUMBER([.T334]); ROUND(([.R334]-[.J334])*60*24); &quot;&quot;)">
            <text:p/>
          </table:table-cell>
          <table:table-cell table:content-validation-name="val8"/>
          <table:table-cell table:number-columns-repeated="2"/>
          <table:table-cell table:style-name="ce239"/>
          <table:table-cell table:style-name="ce243" table:formula="of:=IFERROR(IF(ISBLANK([.Z334]); &quot;&quot;; IF([.$G334]=&quot;Long&quot;; ([.Z334]-[.$L334])*[.$K334]/[.$N334]; ([.$L334]-[.Z334])*[.$K334]/[.$N334])-[.$S334]); &quot;&quot;)">
            <text:p/>
          </table:table-cell>
          <table:table-cell/>
          <table:table-cell table:style-name="ce243" table:formula="of:=IFERROR(IF(ISBLANK([.AB334]); &quot;&quot;; IF([.$G334]=&quot;Long&quot;; ([.AB334]-[.$L334])*[.$K334]/[.$N334]; ([.$L334]-[.AB334])*[.$K334]/[.$N334])-[.$S334]); &quot;&quot;)">
            <text:p/>
          </table:table-cell>
          <table:table-cell/>
          <table:table-cell table:style-name="ce243" table:formula="of:=IFERROR(IF(ISBLANK([.AD334]); &quot;&quot;; IF([.$G334]=&quot;Long&quot;; ([.AD334]-[.$L334])*[.$K334]/[.$N334]; ([.$L334]-[.AD334])*[.$K334]/[.$N334])-[.$S334]); &quot;&quot;)">
            <text:p/>
          </table:table-cell>
          <table:table-cell table:number-columns-repeated="2"/>
          <table:table-cell table:formula="of:=IF(ISBLANK([.B334]); &quot;&quot;; DAY([.B334]))">
            <text:p/>
          </table:table-cell>
          <table:table-cell table:formula="of:=IF(ISBLANK([.B334]); &quot;&quot;; WEEKDAY([.B334]))">
            <text:p/>
          </table:table-cell>
          <table:table-cell table:formula="of:=IF(ISBLANK([.B334]); &quot;&quot;; WEEKNUM([.B334]))">
            <text:p/>
          </table:table-cell>
          <table:table-cell table:formula="of:=IF(ISBLANK([.B334]); &quot;&quot;; MONTH([.B334]))">
            <text:p/>
          </table:table-cell>
          <table:table-cell table:formula="of:=IF(ISBLANK([.L334]); &quot;&quot;; [.K334]*[.L334])">
            <text:p/>
          </table:table-cell>
          <table:table-cell table:formula="of:=IF(ISNUMBER([.AL334]); [.AL334]*0.0035; &quot;&quot;)">
            <text:p/>
          </table:table-cell>
          <table:table-cell table:formula="of:=IF(ISBLANK([.Q334]); &quot;&quot;; [.P334]*[.Q334])">
            <text:p/>
          </table:table-cell>
          <table:table-cell table:formula="of:=IF(ISNUMBER([.AN334]); [.AN334]*0.0035; &quot;&quot;)">
            <text:p/>
          </table:table-cell>
          <table:table-cell table:formula="of:=IF(ISBLANK([.Q334]); &quot;&quot;; SUM([.$S$3:.S334]))">
            <text:p/>
          </table:table-cell>
          <table:table-cell table:formula="of:=IF(ISBLANK([.R334]); &quot;&quot;; SUM([.$T$3:.T334]))">
            <text:p/>
          </table:table-cell>
          <table:table-cell table:formula="of:=IF(OR(ISBLANK([.J334]); ISBLANK([.R334])); &quot;&quot;;ROUND(([.R334]-[.J334])*60*24))">
            <text:p/>
          </table:table-cell>
          <table:table-cell table:number-columns-repeated="20"/>
        </table:table-row>
        <table:table-row table:style-name="ro2">
          <table:table-cell office:value-type="float" office:value="333" calcext:value-type="float">
            <text:p>33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35]=&quot;Long&quot; ; [.L335]-[Overview.$C$4]/[.K335]  ;  IF([.G335]=&quot;Short&quot;; [.L335]+[Overview.$C$4]/[.K335]; &quot;&quot;) ); &quot;&quot;)">
            <text:p/>
          </table:table-cell>
          <table:table-cell table:formula="of:=IFERROR(ABS([.M335]-[.L335])*[.K335]; &quot;&quot;)">
            <text:p/>
          </table:table-cell>
          <table:table-cell table:style-name="ce312" table:formula="of:=IFERROR(  IF([.G335]=&quot;Long&quot;;  [.L335]+[Overview.$C$4]/[.K335]  *  [Overview.$C$6]  ;  IF([.G335]=&quot;Short&quot;   ;  [.L335]-[Overview.$C$4]/[.K335]  * [Overview.$C$6]  ; &quot;&quot;  )  )   ; &quot;&quot;)">
            <text:p/>
          </table:table-cell>
          <table:table-cell table:number-columns-repeated="3"/>
          <table:table-cell table:style-name="ce182" table:formula="of:=IFERROR([.T335]/[.N335]; &quot;&quot;)">
            <text:p/>
          </table:table-cell>
          <table:table-cell table:style-name="ce203" table:formula="of:=IFERROR(   IF( AND( [.G335]=&quot;Long&quot;;   [.P335]=[.K335])  ;  [.K335]*([.Q335]-[.L335])  ;    IF(  AND(  [.G335]=&quot;Short&quot;  ;   [.P335]=[.K335]   )   ;   [.K335]*([.L335]-[.Q335])   ;  &quot;&quot;)) ; &quot;&quot;)">
            <text:p/>
          </table:table-cell>
          <table:table-cell table:style-name="ce215" table:formula="of:=IF(ISNUMBER([.T335]); IF([.T335]&gt;=0; &quot;Win&quot;; &quot;Loss&quot;); &quot;&quot;)">
            <text:p/>
          </table:table-cell>
          <table:table-cell table:style-name="ce220" table:formula="of:=IF(ISNUMBER([.T335]); ROUND(([.R335]-[.J335])*60*24); &quot;&quot;)">
            <text:p/>
          </table:table-cell>
          <table:table-cell table:content-validation-name="val8"/>
          <table:table-cell table:number-columns-repeated="2"/>
          <table:table-cell table:style-name="ce239"/>
          <table:table-cell table:style-name="ce243" table:formula="of:=IFERROR(IF(ISBLANK([.Z335]); &quot;&quot;; IF([.$G335]=&quot;Long&quot;; ([.Z335]-[.$L335])*[.$K335]/[.$N335]; ([.$L335]-[.Z335])*[.$K335]/[.$N335])-[.$S335]); &quot;&quot;)">
            <text:p/>
          </table:table-cell>
          <table:table-cell/>
          <table:table-cell table:style-name="ce243" table:formula="of:=IFERROR(IF(ISBLANK([.AB335]); &quot;&quot;; IF([.$G335]=&quot;Long&quot;; ([.AB335]-[.$L335])*[.$K335]/[.$N335]; ([.$L335]-[.AB335])*[.$K335]/[.$N335])-[.$S335]); &quot;&quot;)">
            <text:p/>
          </table:table-cell>
          <table:table-cell/>
          <table:table-cell table:style-name="ce243" table:formula="of:=IFERROR(IF(ISBLANK([.AD335]); &quot;&quot;; IF([.$G335]=&quot;Long&quot;; ([.AD335]-[.$L335])*[.$K335]/[.$N335]; ([.$L335]-[.AD335])*[.$K335]/[.$N335])-[.$S335]); &quot;&quot;)">
            <text:p/>
          </table:table-cell>
          <table:table-cell table:number-columns-repeated="2"/>
          <table:table-cell table:formula="of:=IF(ISBLANK([.B335]); &quot;&quot;; DAY([.B335]))">
            <text:p/>
          </table:table-cell>
          <table:table-cell table:formula="of:=IF(ISBLANK([.B335]); &quot;&quot;; WEEKDAY([.B335]))">
            <text:p/>
          </table:table-cell>
          <table:table-cell table:formula="of:=IF(ISBLANK([.B335]); &quot;&quot;; WEEKNUM([.B335]))">
            <text:p/>
          </table:table-cell>
          <table:table-cell table:formula="of:=IF(ISBLANK([.B335]); &quot;&quot;; MONTH([.B335]))">
            <text:p/>
          </table:table-cell>
          <table:table-cell table:formula="of:=IF(ISBLANK([.L335]); &quot;&quot;; [.K335]*[.L335])">
            <text:p/>
          </table:table-cell>
          <table:table-cell table:formula="of:=IF(ISNUMBER([.AL335]); [.AL335]*0.0035; &quot;&quot;)">
            <text:p/>
          </table:table-cell>
          <table:table-cell table:formula="of:=IF(ISBLANK([.Q335]); &quot;&quot;; [.P335]*[.Q335])">
            <text:p/>
          </table:table-cell>
          <table:table-cell table:formula="of:=IF(ISNUMBER([.AN335]); [.AN335]*0.0035; &quot;&quot;)">
            <text:p/>
          </table:table-cell>
          <table:table-cell table:formula="of:=IF(ISBLANK([.Q335]); &quot;&quot;; SUM([.$S$3:.S335]))">
            <text:p/>
          </table:table-cell>
          <table:table-cell table:formula="of:=IF(ISBLANK([.R335]); &quot;&quot;; SUM([.$T$3:.T335]))">
            <text:p/>
          </table:table-cell>
          <table:table-cell table:formula="of:=IF(OR(ISBLANK([.J335]); ISBLANK([.R335])); &quot;&quot;;ROUND(([.R335]-[.J335])*60*24))">
            <text:p/>
          </table:table-cell>
          <table:table-cell table:number-columns-repeated="20"/>
        </table:table-row>
        <table:table-row table:style-name="ro2">
          <table:table-cell office:value-type="float" office:value="334" calcext:value-type="float">
            <text:p>33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36]=&quot;Long&quot; ; [.L336]-[Overview.$C$4]/[.K336]  ;  IF([.G336]=&quot;Short&quot;; [.L336]+[Overview.$C$4]/[.K336]; &quot;&quot;) ); &quot;&quot;)">
            <text:p/>
          </table:table-cell>
          <table:table-cell table:formula="of:=IFERROR(ABS([.M336]-[.L336])*[.K336]; &quot;&quot;)">
            <text:p/>
          </table:table-cell>
          <table:table-cell table:style-name="ce312" table:formula="of:=IFERROR(  IF([.G336]=&quot;Long&quot;;  [.L336]+[Overview.$C$4]/[.K336]  *  [Overview.$C$6]  ;  IF([.G336]=&quot;Short&quot;   ;  [.L336]-[Overview.$C$4]/[.K336]  * [Overview.$C$6]  ; &quot;&quot;  )  )   ; &quot;&quot;)">
            <text:p/>
          </table:table-cell>
          <table:table-cell table:number-columns-repeated="3"/>
          <table:table-cell table:style-name="ce182" table:formula="of:=IFERROR([.T336]/[.N336]; &quot;&quot;)">
            <text:p/>
          </table:table-cell>
          <table:table-cell table:style-name="ce203" table:formula="of:=IFERROR(   IF( AND( [.G336]=&quot;Long&quot;;   [.P336]=[.K336])  ;  [.K336]*([.Q336]-[.L336])  ;    IF(  AND(  [.G336]=&quot;Short&quot;  ;   [.P336]=[.K336]   )   ;   [.K336]*([.L336]-[.Q336])   ;  &quot;&quot;)) ; &quot;&quot;)">
            <text:p/>
          </table:table-cell>
          <table:table-cell table:style-name="ce215" table:formula="of:=IF(ISNUMBER([.T336]); IF([.T336]&gt;=0; &quot;Win&quot;; &quot;Loss&quot;); &quot;&quot;)">
            <text:p/>
          </table:table-cell>
          <table:table-cell table:style-name="ce220" table:formula="of:=IF(ISNUMBER([.T336]); ROUND(([.R336]-[.J336])*60*24); &quot;&quot;)">
            <text:p/>
          </table:table-cell>
          <table:table-cell table:content-validation-name="val8"/>
          <table:table-cell table:number-columns-repeated="2"/>
          <table:table-cell table:style-name="ce239"/>
          <table:table-cell table:style-name="ce243" table:formula="of:=IFERROR(IF(ISBLANK([.Z336]); &quot;&quot;; IF([.$G336]=&quot;Long&quot;; ([.Z336]-[.$L336])*[.$K336]/[.$N336]; ([.$L336]-[.Z336])*[.$K336]/[.$N336])-[.$S336]); &quot;&quot;)">
            <text:p/>
          </table:table-cell>
          <table:table-cell/>
          <table:table-cell table:style-name="ce243" table:formula="of:=IFERROR(IF(ISBLANK([.AB336]); &quot;&quot;; IF([.$G336]=&quot;Long&quot;; ([.AB336]-[.$L336])*[.$K336]/[.$N336]; ([.$L336]-[.AB336])*[.$K336]/[.$N336])-[.$S336]); &quot;&quot;)">
            <text:p/>
          </table:table-cell>
          <table:table-cell/>
          <table:table-cell table:style-name="ce243" table:formula="of:=IFERROR(IF(ISBLANK([.AD336]); &quot;&quot;; IF([.$G336]=&quot;Long&quot;; ([.AD336]-[.$L336])*[.$K336]/[.$N336]; ([.$L336]-[.AD336])*[.$K336]/[.$N336])-[.$S336]); &quot;&quot;)">
            <text:p/>
          </table:table-cell>
          <table:table-cell table:number-columns-repeated="2"/>
          <table:table-cell table:formula="of:=IF(ISBLANK([.B336]); &quot;&quot;; DAY([.B336]))">
            <text:p/>
          </table:table-cell>
          <table:table-cell table:formula="of:=IF(ISBLANK([.B336]); &quot;&quot;; WEEKDAY([.B336]))">
            <text:p/>
          </table:table-cell>
          <table:table-cell table:formula="of:=IF(ISBLANK([.B336]); &quot;&quot;; WEEKNUM([.B336]))">
            <text:p/>
          </table:table-cell>
          <table:table-cell table:formula="of:=IF(ISBLANK([.B336]); &quot;&quot;; MONTH([.B336]))">
            <text:p/>
          </table:table-cell>
          <table:table-cell table:formula="of:=IF(ISBLANK([.L336]); &quot;&quot;; [.K336]*[.L336])">
            <text:p/>
          </table:table-cell>
          <table:table-cell table:formula="of:=IF(ISNUMBER([.AL336]); [.AL336]*0.0035; &quot;&quot;)">
            <text:p/>
          </table:table-cell>
          <table:table-cell table:formula="of:=IF(ISBLANK([.Q336]); &quot;&quot;; [.P336]*[.Q336])">
            <text:p/>
          </table:table-cell>
          <table:table-cell table:formula="of:=IF(ISNUMBER([.AN336]); [.AN336]*0.0035; &quot;&quot;)">
            <text:p/>
          </table:table-cell>
          <table:table-cell table:formula="of:=IF(ISBLANK([.Q336]); &quot;&quot;; SUM([.$S$3:.S336]))">
            <text:p/>
          </table:table-cell>
          <table:table-cell table:formula="of:=IF(ISBLANK([.R336]); &quot;&quot;; SUM([.$T$3:.T336]))">
            <text:p/>
          </table:table-cell>
          <table:table-cell table:formula="of:=IF(OR(ISBLANK([.J336]); ISBLANK([.R336])); &quot;&quot;;ROUND(([.R336]-[.J336])*60*24))">
            <text:p/>
          </table:table-cell>
          <table:table-cell table:number-columns-repeated="20"/>
        </table:table-row>
        <table:table-row table:style-name="ro2">
          <table:table-cell office:value-type="float" office:value="335" calcext:value-type="float">
            <text:p>33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37]=&quot;Long&quot; ; [.L337]-[Overview.$C$4]/[.K337]  ;  IF([.G337]=&quot;Short&quot;; [.L337]+[Overview.$C$4]/[.K337]; &quot;&quot;) ); &quot;&quot;)">
            <text:p/>
          </table:table-cell>
          <table:table-cell table:formula="of:=IFERROR(ABS([.M337]-[.L337])*[.K337]; &quot;&quot;)">
            <text:p/>
          </table:table-cell>
          <table:table-cell table:style-name="ce312" table:formula="of:=IFERROR(  IF([.G337]=&quot;Long&quot;;  [.L337]+[Overview.$C$4]/[.K337]  *  [Overview.$C$6]  ;  IF([.G337]=&quot;Short&quot;   ;  [.L337]-[Overview.$C$4]/[.K337]  * [Overview.$C$6]  ; &quot;&quot;  )  )   ; &quot;&quot;)">
            <text:p/>
          </table:table-cell>
          <table:table-cell table:number-columns-repeated="3"/>
          <table:table-cell table:style-name="ce182" table:formula="of:=IFERROR([.T337]/[.N337]; &quot;&quot;)">
            <text:p/>
          </table:table-cell>
          <table:table-cell table:style-name="ce203" table:formula="of:=IFERROR(   IF( AND( [.G337]=&quot;Long&quot;;   [.P337]=[.K337])  ;  [.K337]*([.Q337]-[.L337])  ;    IF(  AND(  [.G337]=&quot;Short&quot;  ;   [.P337]=[.K337]   )   ;   [.K337]*([.L337]-[.Q337])   ;  &quot;&quot;)) ; &quot;&quot;)">
            <text:p/>
          </table:table-cell>
          <table:table-cell table:style-name="ce215" table:formula="of:=IF(ISNUMBER([.T337]); IF([.T337]&gt;=0; &quot;Win&quot;; &quot;Loss&quot;); &quot;&quot;)">
            <text:p/>
          </table:table-cell>
          <table:table-cell table:style-name="ce220" table:formula="of:=IF(ISNUMBER([.T337]); ROUND(([.R337]-[.J337])*60*24); &quot;&quot;)">
            <text:p/>
          </table:table-cell>
          <table:table-cell table:content-validation-name="val8"/>
          <table:table-cell table:number-columns-repeated="2"/>
          <table:table-cell table:style-name="ce239"/>
          <table:table-cell table:style-name="ce243" table:formula="of:=IFERROR(IF(ISBLANK([.Z337]); &quot;&quot;; IF([.$G337]=&quot;Long&quot;; ([.Z337]-[.$L337])*[.$K337]/[.$N337]; ([.$L337]-[.Z337])*[.$K337]/[.$N337])-[.$S337]); &quot;&quot;)">
            <text:p/>
          </table:table-cell>
          <table:table-cell/>
          <table:table-cell table:style-name="ce243" table:formula="of:=IFERROR(IF(ISBLANK([.AB337]); &quot;&quot;; IF([.$G337]=&quot;Long&quot;; ([.AB337]-[.$L337])*[.$K337]/[.$N337]; ([.$L337]-[.AB337])*[.$K337]/[.$N337])-[.$S337]); &quot;&quot;)">
            <text:p/>
          </table:table-cell>
          <table:table-cell/>
          <table:table-cell table:style-name="ce243" table:formula="of:=IFERROR(IF(ISBLANK([.AD337]); &quot;&quot;; IF([.$G337]=&quot;Long&quot;; ([.AD337]-[.$L337])*[.$K337]/[.$N337]; ([.$L337]-[.AD337])*[.$K337]/[.$N337])-[.$S337]); &quot;&quot;)">
            <text:p/>
          </table:table-cell>
          <table:table-cell table:number-columns-repeated="2"/>
          <table:table-cell table:formula="of:=IF(ISBLANK([.B337]); &quot;&quot;; DAY([.B337]))">
            <text:p/>
          </table:table-cell>
          <table:table-cell table:formula="of:=IF(ISBLANK([.B337]); &quot;&quot;; WEEKDAY([.B337]))">
            <text:p/>
          </table:table-cell>
          <table:table-cell table:formula="of:=IF(ISBLANK([.B337]); &quot;&quot;; WEEKNUM([.B337]))">
            <text:p/>
          </table:table-cell>
          <table:table-cell table:formula="of:=IF(ISBLANK([.B337]); &quot;&quot;; MONTH([.B337]))">
            <text:p/>
          </table:table-cell>
          <table:table-cell table:formula="of:=IF(ISBLANK([.L337]); &quot;&quot;; [.K337]*[.L337])">
            <text:p/>
          </table:table-cell>
          <table:table-cell table:formula="of:=IF(ISNUMBER([.AL337]); [.AL337]*0.0035; &quot;&quot;)">
            <text:p/>
          </table:table-cell>
          <table:table-cell table:formula="of:=IF(ISBLANK([.Q337]); &quot;&quot;; [.P337]*[.Q337])">
            <text:p/>
          </table:table-cell>
          <table:table-cell table:formula="of:=IF(ISNUMBER([.AN337]); [.AN337]*0.0035; &quot;&quot;)">
            <text:p/>
          </table:table-cell>
          <table:table-cell table:formula="of:=IF(ISBLANK([.Q337]); &quot;&quot;; SUM([.$S$3:.S337]))">
            <text:p/>
          </table:table-cell>
          <table:table-cell table:formula="of:=IF(ISBLANK([.R337]); &quot;&quot;; SUM([.$T$3:.T337]))">
            <text:p/>
          </table:table-cell>
          <table:table-cell table:formula="of:=IF(OR(ISBLANK([.J337]); ISBLANK([.R337])); &quot;&quot;;ROUND(([.R337]-[.J337])*60*24))">
            <text:p/>
          </table:table-cell>
          <table:table-cell table:number-columns-repeated="20"/>
        </table:table-row>
        <table:table-row table:style-name="ro2">
          <table:table-cell office:value-type="float" office:value="336" calcext:value-type="float">
            <text:p>33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38]=&quot;Long&quot; ; [.L338]-[Overview.$C$4]/[.K338]  ;  IF([.G338]=&quot;Short&quot;; [.L338]+[Overview.$C$4]/[.K338]; &quot;&quot;) ); &quot;&quot;)">
            <text:p/>
          </table:table-cell>
          <table:table-cell table:formula="of:=IFERROR(ABS([.M338]-[.L338])*[.K338]; &quot;&quot;)">
            <text:p/>
          </table:table-cell>
          <table:table-cell table:style-name="ce312" table:formula="of:=IFERROR(  IF([.G338]=&quot;Long&quot;;  [.L338]+[Overview.$C$4]/[.K338]  *  [Overview.$C$6]  ;  IF([.G338]=&quot;Short&quot;   ;  [.L338]-[Overview.$C$4]/[.K338]  * [Overview.$C$6]  ; &quot;&quot;  )  )   ; &quot;&quot;)">
            <text:p/>
          </table:table-cell>
          <table:table-cell table:number-columns-repeated="3"/>
          <table:table-cell table:style-name="ce182" table:formula="of:=IFERROR([.T338]/[.N338]; &quot;&quot;)">
            <text:p/>
          </table:table-cell>
          <table:table-cell table:style-name="ce203" table:formula="of:=IFERROR(   IF( AND( [.G338]=&quot;Long&quot;;   [.P338]=[.K338])  ;  [.K338]*([.Q338]-[.L338])  ;    IF(  AND(  [.G338]=&quot;Short&quot;  ;   [.P338]=[.K338]   )   ;   [.K338]*([.L338]-[.Q338])   ;  &quot;&quot;)) ; &quot;&quot;)">
            <text:p/>
          </table:table-cell>
          <table:table-cell table:style-name="ce215" table:formula="of:=IF(ISNUMBER([.T338]); IF([.T338]&gt;=0; &quot;Win&quot;; &quot;Loss&quot;); &quot;&quot;)">
            <text:p/>
          </table:table-cell>
          <table:table-cell table:style-name="ce220" table:formula="of:=IF(ISNUMBER([.T338]); ROUND(([.R338]-[.J338])*60*24); &quot;&quot;)">
            <text:p/>
          </table:table-cell>
          <table:table-cell table:content-validation-name="val8"/>
          <table:table-cell table:number-columns-repeated="2"/>
          <table:table-cell table:style-name="ce239"/>
          <table:table-cell table:style-name="ce243" table:formula="of:=IFERROR(IF(ISBLANK([.Z338]); &quot;&quot;; IF([.$G338]=&quot;Long&quot;; ([.Z338]-[.$L338])*[.$K338]/[.$N338]; ([.$L338]-[.Z338])*[.$K338]/[.$N338])-[.$S338]); &quot;&quot;)">
            <text:p/>
          </table:table-cell>
          <table:table-cell/>
          <table:table-cell table:style-name="ce243" table:formula="of:=IFERROR(IF(ISBLANK([.AB338]); &quot;&quot;; IF([.$G338]=&quot;Long&quot;; ([.AB338]-[.$L338])*[.$K338]/[.$N338]; ([.$L338]-[.AB338])*[.$K338]/[.$N338])-[.$S338]); &quot;&quot;)">
            <text:p/>
          </table:table-cell>
          <table:table-cell/>
          <table:table-cell table:style-name="ce243" table:formula="of:=IFERROR(IF(ISBLANK([.AD338]); &quot;&quot;; IF([.$G338]=&quot;Long&quot;; ([.AD338]-[.$L338])*[.$K338]/[.$N338]; ([.$L338]-[.AD338])*[.$K338]/[.$N338])-[.$S338]); &quot;&quot;)">
            <text:p/>
          </table:table-cell>
          <table:table-cell table:number-columns-repeated="2"/>
          <table:table-cell table:formula="of:=IF(ISBLANK([.B338]); &quot;&quot;; DAY([.B338]))">
            <text:p/>
          </table:table-cell>
          <table:table-cell table:formula="of:=IF(ISBLANK([.B338]); &quot;&quot;; WEEKDAY([.B338]))">
            <text:p/>
          </table:table-cell>
          <table:table-cell table:formula="of:=IF(ISBLANK([.B338]); &quot;&quot;; WEEKNUM([.B338]))">
            <text:p/>
          </table:table-cell>
          <table:table-cell table:formula="of:=IF(ISBLANK([.B338]); &quot;&quot;; MONTH([.B338]))">
            <text:p/>
          </table:table-cell>
          <table:table-cell table:formula="of:=IF(ISBLANK([.L338]); &quot;&quot;; [.K338]*[.L338])">
            <text:p/>
          </table:table-cell>
          <table:table-cell table:formula="of:=IF(ISNUMBER([.AL338]); [.AL338]*0.0035; &quot;&quot;)">
            <text:p/>
          </table:table-cell>
          <table:table-cell table:formula="of:=IF(ISBLANK([.Q338]); &quot;&quot;; [.P338]*[.Q338])">
            <text:p/>
          </table:table-cell>
          <table:table-cell table:formula="of:=IF(ISNUMBER([.AN338]); [.AN338]*0.0035; &quot;&quot;)">
            <text:p/>
          </table:table-cell>
          <table:table-cell table:formula="of:=IF(ISBLANK([.Q338]); &quot;&quot;; SUM([.$S$3:.S338]))">
            <text:p/>
          </table:table-cell>
          <table:table-cell table:formula="of:=IF(ISBLANK([.R338]); &quot;&quot;; SUM([.$T$3:.T338]))">
            <text:p/>
          </table:table-cell>
          <table:table-cell table:formula="of:=IF(OR(ISBLANK([.J338]); ISBLANK([.R338])); &quot;&quot;;ROUND(([.R338]-[.J338])*60*24))">
            <text:p/>
          </table:table-cell>
          <table:table-cell table:number-columns-repeated="20"/>
        </table:table-row>
        <table:table-row table:style-name="ro2">
          <table:table-cell office:value-type="float" office:value="337" calcext:value-type="float">
            <text:p>33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39]=&quot;Long&quot; ; [.L339]-[Overview.$C$4]/[.K339]  ;  IF([.G339]=&quot;Short&quot;; [.L339]+[Overview.$C$4]/[.K339]; &quot;&quot;) ); &quot;&quot;)">
            <text:p/>
          </table:table-cell>
          <table:table-cell table:formula="of:=IFERROR(ABS([.M339]-[.L339])*[.K339]; &quot;&quot;)">
            <text:p/>
          </table:table-cell>
          <table:table-cell table:style-name="ce312" table:formula="of:=IFERROR(  IF([.G339]=&quot;Long&quot;;  [.L339]+[Overview.$C$4]/[.K339]  *  [Overview.$C$6]  ;  IF([.G339]=&quot;Short&quot;   ;  [.L339]-[Overview.$C$4]/[.K339]  * [Overview.$C$6]  ; &quot;&quot;  )  )   ; &quot;&quot;)">
            <text:p/>
          </table:table-cell>
          <table:table-cell table:number-columns-repeated="3"/>
          <table:table-cell table:style-name="ce182" table:formula="of:=IFERROR([.T339]/[.N339]; &quot;&quot;)">
            <text:p/>
          </table:table-cell>
          <table:table-cell table:style-name="ce203" table:formula="of:=IFERROR(   IF( AND( [.G339]=&quot;Long&quot;;   [.P339]=[.K339])  ;  [.K339]*([.Q339]-[.L339])  ;    IF(  AND(  [.G339]=&quot;Short&quot;  ;   [.P339]=[.K339]   )   ;   [.K339]*([.L339]-[.Q339])   ;  &quot;&quot;)) ; &quot;&quot;)">
            <text:p/>
          </table:table-cell>
          <table:table-cell table:style-name="ce215" table:formula="of:=IF(ISNUMBER([.T339]); IF([.T339]&gt;=0; &quot;Win&quot;; &quot;Loss&quot;); &quot;&quot;)">
            <text:p/>
          </table:table-cell>
          <table:table-cell table:style-name="ce220" table:formula="of:=IF(ISNUMBER([.T339]); ROUND(([.R339]-[.J339])*60*24); &quot;&quot;)">
            <text:p/>
          </table:table-cell>
          <table:table-cell table:content-validation-name="val8"/>
          <table:table-cell table:number-columns-repeated="2"/>
          <table:table-cell table:style-name="ce239"/>
          <table:table-cell table:style-name="ce243" table:formula="of:=IFERROR(IF(ISBLANK([.Z339]); &quot;&quot;; IF([.$G339]=&quot;Long&quot;; ([.Z339]-[.$L339])*[.$K339]/[.$N339]; ([.$L339]-[.Z339])*[.$K339]/[.$N339])-[.$S339]); &quot;&quot;)">
            <text:p/>
          </table:table-cell>
          <table:table-cell/>
          <table:table-cell table:style-name="ce243" table:formula="of:=IFERROR(IF(ISBLANK([.AB339]); &quot;&quot;; IF([.$G339]=&quot;Long&quot;; ([.AB339]-[.$L339])*[.$K339]/[.$N339]; ([.$L339]-[.AB339])*[.$K339]/[.$N339])-[.$S339]); &quot;&quot;)">
            <text:p/>
          </table:table-cell>
          <table:table-cell/>
          <table:table-cell table:style-name="ce243" table:formula="of:=IFERROR(IF(ISBLANK([.AD339]); &quot;&quot;; IF([.$G339]=&quot;Long&quot;; ([.AD339]-[.$L339])*[.$K339]/[.$N339]; ([.$L339]-[.AD339])*[.$K339]/[.$N339])-[.$S339]); &quot;&quot;)">
            <text:p/>
          </table:table-cell>
          <table:table-cell table:number-columns-repeated="2"/>
          <table:table-cell table:formula="of:=IF(ISBLANK([.B339]); &quot;&quot;; DAY([.B339]))">
            <text:p/>
          </table:table-cell>
          <table:table-cell table:formula="of:=IF(ISBLANK([.B339]); &quot;&quot;; WEEKDAY([.B339]))">
            <text:p/>
          </table:table-cell>
          <table:table-cell table:formula="of:=IF(ISBLANK([.B339]); &quot;&quot;; WEEKNUM([.B339]))">
            <text:p/>
          </table:table-cell>
          <table:table-cell table:formula="of:=IF(ISBLANK([.B339]); &quot;&quot;; MONTH([.B339]))">
            <text:p/>
          </table:table-cell>
          <table:table-cell table:formula="of:=IF(ISBLANK([.L339]); &quot;&quot;; [.K339]*[.L339])">
            <text:p/>
          </table:table-cell>
          <table:table-cell table:formula="of:=IF(ISNUMBER([.AL339]); [.AL339]*0.0035; &quot;&quot;)">
            <text:p/>
          </table:table-cell>
          <table:table-cell table:formula="of:=IF(ISBLANK([.Q339]); &quot;&quot;; [.P339]*[.Q339])">
            <text:p/>
          </table:table-cell>
          <table:table-cell table:formula="of:=IF(ISNUMBER([.AN339]); [.AN339]*0.0035; &quot;&quot;)">
            <text:p/>
          </table:table-cell>
          <table:table-cell table:formula="of:=IF(ISBLANK([.Q339]); &quot;&quot;; SUM([.$S$3:.S339]))">
            <text:p/>
          </table:table-cell>
          <table:table-cell table:formula="of:=IF(ISBLANK([.R339]); &quot;&quot;; SUM([.$T$3:.T339]))">
            <text:p/>
          </table:table-cell>
          <table:table-cell table:formula="of:=IF(OR(ISBLANK([.J339]); ISBLANK([.R339])); &quot;&quot;;ROUND(([.R339]-[.J339])*60*24))">
            <text:p/>
          </table:table-cell>
          <table:table-cell table:number-columns-repeated="20"/>
        </table:table-row>
        <table:table-row table:style-name="ro2">
          <table:table-cell office:value-type="float" office:value="338" calcext:value-type="float">
            <text:p>33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40]=&quot;Long&quot; ; [.L340]-[Overview.$C$4]/[.K340]  ;  IF([.G340]=&quot;Short&quot;; [.L340]+[Overview.$C$4]/[.K340]; &quot;&quot;) ); &quot;&quot;)">
            <text:p/>
          </table:table-cell>
          <table:table-cell table:formula="of:=IFERROR(ABS([.M340]-[.L340])*[.K340]; &quot;&quot;)">
            <text:p/>
          </table:table-cell>
          <table:table-cell table:style-name="ce312" table:formula="of:=IFERROR(  IF([.G340]=&quot;Long&quot;;  [.L340]+[Overview.$C$4]/[.K340]  *  [Overview.$C$6]  ;  IF([.G340]=&quot;Short&quot;   ;  [.L340]-[Overview.$C$4]/[.K340]  * [Overview.$C$6]  ; &quot;&quot;  )  )   ; &quot;&quot;)">
            <text:p/>
          </table:table-cell>
          <table:table-cell table:number-columns-repeated="3"/>
          <table:table-cell table:style-name="ce182" table:formula="of:=IFERROR([.T340]/[.N340]; &quot;&quot;)">
            <text:p/>
          </table:table-cell>
          <table:table-cell table:style-name="ce203" table:formula="of:=IFERROR(   IF( AND( [.G340]=&quot;Long&quot;;   [.P340]=[.K340])  ;  [.K340]*([.Q340]-[.L340])  ;    IF(  AND(  [.G340]=&quot;Short&quot;  ;   [.P340]=[.K340]   )   ;   [.K340]*([.L340]-[.Q340])   ;  &quot;&quot;)) ; &quot;&quot;)">
            <text:p/>
          </table:table-cell>
          <table:table-cell table:style-name="ce215" table:formula="of:=IF(ISNUMBER([.T340]); IF([.T340]&gt;=0; &quot;Win&quot;; &quot;Loss&quot;); &quot;&quot;)">
            <text:p/>
          </table:table-cell>
          <table:table-cell table:style-name="ce220" table:formula="of:=IF(ISNUMBER([.T340]); ROUND(([.R340]-[.J340])*60*24); &quot;&quot;)">
            <text:p/>
          </table:table-cell>
          <table:table-cell table:content-validation-name="val8"/>
          <table:table-cell table:number-columns-repeated="2"/>
          <table:table-cell table:style-name="ce239"/>
          <table:table-cell table:style-name="ce243" table:formula="of:=IFERROR(IF(ISBLANK([.Z340]); &quot;&quot;; IF([.$G340]=&quot;Long&quot;; ([.Z340]-[.$L340])*[.$K340]/[.$N340]; ([.$L340]-[.Z340])*[.$K340]/[.$N340])-[.$S340]); &quot;&quot;)">
            <text:p/>
          </table:table-cell>
          <table:table-cell/>
          <table:table-cell table:style-name="ce243" table:formula="of:=IFERROR(IF(ISBLANK([.AB340]); &quot;&quot;; IF([.$G340]=&quot;Long&quot;; ([.AB340]-[.$L340])*[.$K340]/[.$N340]; ([.$L340]-[.AB340])*[.$K340]/[.$N340])-[.$S340]); &quot;&quot;)">
            <text:p/>
          </table:table-cell>
          <table:table-cell/>
          <table:table-cell table:style-name="ce243" table:formula="of:=IFERROR(IF(ISBLANK([.AD340]); &quot;&quot;; IF([.$G340]=&quot;Long&quot;; ([.AD340]-[.$L340])*[.$K340]/[.$N340]; ([.$L340]-[.AD340])*[.$K340]/[.$N340])-[.$S340]); &quot;&quot;)">
            <text:p/>
          </table:table-cell>
          <table:table-cell table:number-columns-repeated="2"/>
          <table:table-cell table:formula="of:=IF(ISBLANK([.B340]); &quot;&quot;; DAY([.B340]))">
            <text:p/>
          </table:table-cell>
          <table:table-cell table:formula="of:=IF(ISBLANK([.B340]); &quot;&quot;; WEEKDAY([.B340]))">
            <text:p/>
          </table:table-cell>
          <table:table-cell table:formula="of:=IF(ISBLANK([.B340]); &quot;&quot;; WEEKNUM([.B340]))">
            <text:p/>
          </table:table-cell>
          <table:table-cell table:formula="of:=IF(ISBLANK([.B340]); &quot;&quot;; MONTH([.B340]))">
            <text:p/>
          </table:table-cell>
          <table:table-cell table:formula="of:=IF(ISBLANK([.L340]); &quot;&quot;; [.K340]*[.L340])">
            <text:p/>
          </table:table-cell>
          <table:table-cell table:formula="of:=IF(ISNUMBER([.AL340]); [.AL340]*0.0035; &quot;&quot;)">
            <text:p/>
          </table:table-cell>
          <table:table-cell table:formula="of:=IF(ISBLANK([.Q340]); &quot;&quot;; [.P340]*[.Q340])">
            <text:p/>
          </table:table-cell>
          <table:table-cell table:formula="of:=IF(ISNUMBER([.AN340]); [.AN340]*0.0035; &quot;&quot;)">
            <text:p/>
          </table:table-cell>
          <table:table-cell table:formula="of:=IF(ISBLANK([.Q340]); &quot;&quot;; SUM([.$S$3:.S340]))">
            <text:p/>
          </table:table-cell>
          <table:table-cell table:formula="of:=IF(ISBLANK([.R340]); &quot;&quot;; SUM([.$T$3:.T340]))">
            <text:p/>
          </table:table-cell>
          <table:table-cell table:formula="of:=IF(OR(ISBLANK([.J340]); ISBLANK([.R340])); &quot;&quot;;ROUND(([.R340]-[.J340])*60*24))">
            <text:p/>
          </table:table-cell>
          <table:table-cell table:number-columns-repeated="20"/>
        </table:table-row>
        <table:table-row table:style-name="ro2">
          <table:table-cell office:value-type="float" office:value="339" calcext:value-type="float">
            <text:p>33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41]=&quot;Long&quot; ; [.L341]-[Overview.$C$4]/[.K341]  ;  IF([.G341]=&quot;Short&quot;; [.L341]+[Overview.$C$4]/[.K341]; &quot;&quot;) ); &quot;&quot;)">
            <text:p/>
          </table:table-cell>
          <table:table-cell table:formula="of:=IFERROR(ABS([.M341]-[.L341])*[.K341]; &quot;&quot;)">
            <text:p/>
          </table:table-cell>
          <table:table-cell table:style-name="ce312" table:formula="of:=IFERROR(  IF([.G341]=&quot;Long&quot;;  [.L341]+[Overview.$C$4]/[.K341]  *  [Overview.$C$6]  ;  IF([.G341]=&quot;Short&quot;   ;  [.L341]-[Overview.$C$4]/[.K341]  * [Overview.$C$6]  ; &quot;&quot;  )  )   ; &quot;&quot;)">
            <text:p/>
          </table:table-cell>
          <table:table-cell table:number-columns-repeated="3"/>
          <table:table-cell table:style-name="ce182" table:formula="of:=IFERROR([.T341]/[.N341]; &quot;&quot;)">
            <text:p/>
          </table:table-cell>
          <table:table-cell table:style-name="ce203" table:formula="of:=IFERROR(   IF( AND( [.G341]=&quot;Long&quot;;   [.P341]=[.K341])  ;  [.K341]*([.Q341]-[.L341])  ;    IF(  AND(  [.G341]=&quot;Short&quot;  ;   [.P341]=[.K341]   )   ;   [.K341]*([.L341]-[.Q341])   ;  &quot;&quot;)) ; &quot;&quot;)">
            <text:p/>
          </table:table-cell>
          <table:table-cell table:style-name="ce215" table:formula="of:=IF(ISNUMBER([.T341]); IF([.T341]&gt;=0; &quot;Win&quot;; &quot;Loss&quot;); &quot;&quot;)">
            <text:p/>
          </table:table-cell>
          <table:table-cell table:style-name="ce220" table:formula="of:=IF(ISNUMBER([.T341]); ROUND(([.R341]-[.J341])*60*24); &quot;&quot;)">
            <text:p/>
          </table:table-cell>
          <table:table-cell table:content-validation-name="val8"/>
          <table:table-cell table:number-columns-repeated="2"/>
          <table:table-cell table:style-name="ce239"/>
          <table:table-cell table:style-name="ce243" table:formula="of:=IFERROR(IF(ISBLANK([.Z341]); &quot;&quot;; IF([.$G341]=&quot;Long&quot;; ([.Z341]-[.$L341])*[.$K341]/[.$N341]; ([.$L341]-[.Z341])*[.$K341]/[.$N341])-[.$S341]); &quot;&quot;)">
            <text:p/>
          </table:table-cell>
          <table:table-cell/>
          <table:table-cell table:style-name="ce243" table:formula="of:=IFERROR(IF(ISBLANK([.AB341]); &quot;&quot;; IF([.$G341]=&quot;Long&quot;; ([.AB341]-[.$L341])*[.$K341]/[.$N341]; ([.$L341]-[.AB341])*[.$K341]/[.$N341])-[.$S341]); &quot;&quot;)">
            <text:p/>
          </table:table-cell>
          <table:table-cell/>
          <table:table-cell table:style-name="ce243" table:formula="of:=IFERROR(IF(ISBLANK([.AD341]); &quot;&quot;; IF([.$G341]=&quot;Long&quot;; ([.AD341]-[.$L341])*[.$K341]/[.$N341]; ([.$L341]-[.AD341])*[.$K341]/[.$N341])-[.$S341]); &quot;&quot;)">
            <text:p/>
          </table:table-cell>
          <table:table-cell table:number-columns-repeated="2"/>
          <table:table-cell table:formula="of:=IF(ISBLANK([.B341]); &quot;&quot;; DAY([.B341]))">
            <text:p/>
          </table:table-cell>
          <table:table-cell table:formula="of:=IF(ISBLANK([.B341]); &quot;&quot;; WEEKDAY([.B341]))">
            <text:p/>
          </table:table-cell>
          <table:table-cell table:formula="of:=IF(ISBLANK([.B341]); &quot;&quot;; WEEKNUM([.B341]))">
            <text:p/>
          </table:table-cell>
          <table:table-cell table:formula="of:=IF(ISBLANK([.B341]); &quot;&quot;; MONTH([.B341]))">
            <text:p/>
          </table:table-cell>
          <table:table-cell table:formula="of:=IF(ISBLANK([.L341]); &quot;&quot;; [.K341]*[.L341])">
            <text:p/>
          </table:table-cell>
          <table:table-cell table:formula="of:=IF(ISNUMBER([.AL341]); [.AL341]*0.0035; &quot;&quot;)">
            <text:p/>
          </table:table-cell>
          <table:table-cell table:formula="of:=IF(ISBLANK([.Q341]); &quot;&quot;; [.P341]*[.Q341])">
            <text:p/>
          </table:table-cell>
          <table:table-cell table:formula="of:=IF(ISNUMBER([.AN341]); [.AN341]*0.0035; &quot;&quot;)">
            <text:p/>
          </table:table-cell>
          <table:table-cell table:formula="of:=IF(ISBLANK([.Q341]); &quot;&quot;; SUM([.$S$3:.S341]))">
            <text:p/>
          </table:table-cell>
          <table:table-cell table:formula="of:=IF(ISBLANK([.R341]); &quot;&quot;; SUM([.$T$3:.T341]))">
            <text:p/>
          </table:table-cell>
          <table:table-cell table:formula="of:=IF(OR(ISBLANK([.J341]); ISBLANK([.R341])); &quot;&quot;;ROUND(([.R341]-[.J341])*60*24))">
            <text:p/>
          </table:table-cell>
          <table:table-cell table:number-columns-repeated="20"/>
        </table:table-row>
        <table:table-row table:style-name="ro2">
          <table:table-cell office:value-type="float" office:value="340" calcext:value-type="float">
            <text:p>34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42]=&quot;Long&quot; ; [.L342]-[Overview.$C$4]/[.K342]  ;  IF([.G342]=&quot;Short&quot;; [.L342]+[Overview.$C$4]/[.K342]; &quot;&quot;) ); &quot;&quot;)">
            <text:p/>
          </table:table-cell>
          <table:table-cell table:formula="of:=IFERROR(ABS([.M342]-[.L342])*[.K342]; &quot;&quot;)">
            <text:p/>
          </table:table-cell>
          <table:table-cell table:style-name="ce312" table:formula="of:=IFERROR(  IF([.G342]=&quot;Long&quot;;  [.L342]+[Overview.$C$4]/[.K342]  *  [Overview.$C$6]  ;  IF([.G342]=&quot;Short&quot;   ;  [.L342]-[Overview.$C$4]/[.K342]  * [Overview.$C$6]  ; &quot;&quot;  )  )   ; &quot;&quot;)">
            <text:p/>
          </table:table-cell>
          <table:table-cell table:number-columns-repeated="3"/>
          <table:table-cell table:style-name="ce182" table:formula="of:=IFERROR([.T342]/[.N342]; &quot;&quot;)">
            <text:p/>
          </table:table-cell>
          <table:table-cell table:style-name="ce203" table:formula="of:=IFERROR(   IF( AND( [.G342]=&quot;Long&quot;;   [.P342]=[.K342])  ;  [.K342]*([.Q342]-[.L342])  ;    IF(  AND(  [.G342]=&quot;Short&quot;  ;   [.P342]=[.K342]   )   ;   [.K342]*([.L342]-[.Q342])   ;  &quot;&quot;)) ; &quot;&quot;)">
            <text:p/>
          </table:table-cell>
          <table:table-cell table:style-name="ce215" table:formula="of:=IF(ISNUMBER([.T342]); IF([.T342]&gt;=0; &quot;Win&quot;; &quot;Loss&quot;); &quot;&quot;)">
            <text:p/>
          </table:table-cell>
          <table:table-cell table:style-name="ce220" table:formula="of:=IF(ISNUMBER([.T342]); ROUND(([.R342]-[.J342])*60*24); &quot;&quot;)">
            <text:p/>
          </table:table-cell>
          <table:table-cell table:content-validation-name="val8"/>
          <table:table-cell table:number-columns-repeated="2"/>
          <table:table-cell table:style-name="ce239"/>
          <table:table-cell table:style-name="ce243" table:formula="of:=IFERROR(IF(ISBLANK([.Z342]); &quot;&quot;; IF([.$G342]=&quot;Long&quot;; ([.Z342]-[.$L342])*[.$K342]/[.$N342]; ([.$L342]-[.Z342])*[.$K342]/[.$N342])-[.$S342]); &quot;&quot;)">
            <text:p/>
          </table:table-cell>
          <table:table-cell/>
          <table:table-cell table:style-name="ce243" table:formula="of:=IFERROR(IF(ISBLANK([.AB342]); &quot;&quot;; IF([.$G342]=&quot;Long&quot;; ([.AB342]-[.$L342])*[.$K342]/[.$N342]; ([.$L342]-[.AB342])*[.$K342]/[.$N342])-[.$S342]); &quot;&quot;)">
            <text:p/>
          </table:table-cell>
          <table:table-cell/>
          <table:table-cell table:style-name="ce243" table:formula="of:=IFERROR(IF(ISBLANK([.AD342]); &quot;&quot;; IF([.$G342]=&quot;Long&quot;; ([.AD342]-[.$L342])*[.$K342]/[.$N342]; ([.$L342]-[.AD342])*[.$K342]/[.$N342])-[.$S342]); &quot;&quot;)">
            <text:p/>
          </table:table-cell>
          <table:table-cell table:number-columns-repeated="2"/>
          <table:table-cell table:formula="of:=IF(ISBLANK([.B342]); &quot;&quot;; DAY([.B342]))">
            <text:p/>
          </table:table-cell>
          <table:table-cell table:formula="of:=IF(ISBLANK([.B342]); &quot;&quot;; WEEKDAY([.B342]))">
            <text:p/>
          </table:table-cell>
          <table:table-cell table:formula="of:=IF(ISBLANK([.B342]); &quot;&quot;; WEEKNUM([.B342]))">
            <text:p/>
          </table:table-cell>
          <table:table-cell table:formula="of:=IF(ISBLANK([.B342]); &quot;&quot;; MONTH([.B342]))">
            <text:p/>
          </table:table-cell>
          <table:table-cell table:formula="of:=IF(ISBLANK([.L342]); &quot;&quot;; [.K342]*[.L342])">
            <text:p/>
          </table:table-cell>
          <table:table-cell table:formula="of:=IF(ISNUMBER([.AL342]); [.AL342]*0.0035; &quot;&quot;)">
            <text:p/>
          </table:table-cell>
          <table:table-cell table:formula="of:=IF(ISBLANK([.Q342]); &quot;&quot;; [.P342]*[.Q342])">
            <text:p/>
          </table:table-cell>
          <table:table-cell table:formula="of:=IF(ISNUMBER([.AN342]); [.AN342]*0.0035; &quot;&quot;)">
            <text:p/>
          </table:table-cell>
          <table:table-cell table:formula="of:=IF(ISBLANK([.Q342]); &quot;&quot;; SUM([.$S$3:.S342]))">
            <text:p/>
          </table:table-cell>
          <table:table-cell table:formula="of:=IF(ISBLANK([.R342]); &quot;&quot;; SUM([.$T$3:.T342]))">
            <text:p/>
          </table:table-cell>
          <table:table-cell table:formula="of:=IF(OR(ISBLANK([.J342]); ISBLANK([.R342])); &quot;&quot;;ROUND(([.R342]-[.J342])*60*24))">
            <text:p/>
          </table:table-cell>
          <table:table-cell table:number-columns-repeated="20"/>
        </table:table-row>
        <table:table-row table:style-name="ro2">
          <table:table-cell office:value-type="float" office:value="341" calcext:value-type="float">
            <text:p>34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43]=&quot;Long&quot; ; [.L343]-[Overview.$C$4]/[.K343]  ;  IF([.G343]=&quot;Short&quot;; [.L343]+[Overview.$C$4]/[.K343]; &quot;&quot;) ); &quot;&quot;)">
            <text:p/>
          </table:table-cell>
          <table:table-cell table:formula="of:=IFERROR(ABS([.M343]-[.L343])*[.K343]; &quot;&quot;)">
            <text:p/>
          </table:table-cell>
          <table:table-cell table:style-name="ce312" table:formula="of:=IFERROR(  IF([.G343]=&quot;Long&quot;;  [.L343]+[Overview.$C$4]/[.K343]  *  [Overview.$C$6]  ;  IF([.G343]=&quot;Short&quot;   ;  [.L343]-[Overview.$C$4]/[.K343]  * [Overview.$C$6]  ; &quot;&quot;  )  )   ; &quot;&quot;)">
            <text:p/>
          </table:table-cell>
          <table:table-cell table:number-columns-repeated="3"/>
          <table:table-cell table:style-name="ce182" table:formula="of:=IFERROR([.T343]/[.N343]; &quot;&quot;)">
            <text:p/>
          </table:table-cell>
          <table:table-cell table:style-name="ce203" table:formula="of:=IFERROR(   IF( AND( [.G343]=&quot;Long&quot;;   [.P343]=[.K343])  ;  [.K343]*([.Q343]-[.L343])  ;    IF(  AND(  [.G343]=&quot;Short&quot;  ;   [.P343]=[.K343]   )   ;   [.K343]*([.L343]-[.Q343])   ;  &quot;&quot;)) ; &quot;&quot;)">
            <text:p/>
          </table:table-cell>
          <table:table-cell table:style-name="ce215" table:formula="of:=IF(ISNUMBER([.T343]); IF([.T343]&gt;=0; &quot;Win&quot;; &quot;Loss&quot;); &quot;&quot;)">
            <text:p/>
          </table:table-cell>
          <table:table-cell table:style-name="ce220" table:formula="of:=IF(ISNUMBER([.T343]); ROUND(([.R343]-[.J343])*60*24); &quot;&quot;)">
            <text:p/>
          </table:table-cell>
          <table:table-cell table:content-validation-name="val8"/>
          <table:table-cell table:number-columns-repeated="2"/>
          <table:table-cell table:style-name="ce239"/>
          <table:table-cell table:style-name="ce243" table:formula="of:=IFERROR(IF(ISBLANK([.Z343]); &quot;&quot;; IF([.$G343]=&quot;Long&quot;; ([.Z343]-[.$L343])*[.$K343]/[.$N343]; ([.$L343]-[.Z343])*[.$K343]/[.$N343])-[.$S343]); &quot;&quot;)">
            <text:p/>
          </table:table-cell>
          <table:table-cell/>
          <table:table-cell table:style-name="ce243" table:formula="of:=IFERROR(IF(ISBLANK([.AB343]); &quot;&quot;; IF([.$G343]=&quot;Long&quot;; ([.AB343]-[.$L343])*[.$K343]/[.$N343]; ([.$L343]-[.AB343])*[.$K343]/[.$N343])-[.$S343]); &quot;&quot;)">
            <text:p/>
          </table:table-cell>
          <table:table-cell/>
          <table:table-cell table:style-name="ce243" table:formula="of:=IFERROR(IF(ISBLANK([.AD343]); &quot;&quot;; IF([.$G343]=&quot;Long&quot;; ([.AD343]-[.$L343])*[.$K343]/[.$N343]; ([.$L343]-[.AD343])*[.$K343]/[.$N343])-[.$S343]); &quot;&quot;)">
            <text:p/>
          </table:table-cell>
          <table:table-cell table:number-columns-repeated="2"/>
          <table:table-cell table:formula="of:=IF(ISBLANK([.B343]); &quot;&quot;; DAY([.B343]))">
            <text:p/>
          </table:table-cell>
          <table:table-cell table:formula="of:=IF(ISBLANK([.B343]); &quot;&quot;; WEEKDAY([.B343]))">
            <text:p/>
          </table:table-cell>
          <table:table-cell table:formula="of:=IF(ISBLANK([.B343]); &quot;&quot;; WEEKNUM([.B343]))">
            <text:p/>
          </table:table-cell>
          <table:table-cell table:formula="of:=IF(ISBLANK([.B343]); &quot;&quot;; MONTH([.B343]))">
            <text:p/>
          </table:table-cell>
          <table:table-cell table:formula="of:=IF(ISBLANK([.L343]); &quot;&quot;; [.K343]*[.L343])">
            <text:p/>
          </table:table-cell>
          <table:table-cell table:formula="of:=IF(ISNUMBER([.AL343]); [.AL343]*0.0035; &quot;&quot;)">
            <text:p/>
          </table:table-cell>
          <table:table-cell table:formula="of:=IF(ISBLANK([.Q343]); &quot;&quot;; [.P343]*[.Q343])">
            <text:p/>
          </table:table-cell>
          <table:table-cell table:formula="of:=IF(ISNUMBER([.AN343]); [.AN343]*0.0035; &quot;&quot;)">
            <text:p/>
          </table:table-cell>
          <table:table-cell table:formula="of:=IF(ISBLANK([.Q343]); &quot;&quot;; SUM([.$S$3:.S343]))">
            <text:p/>
          </table:table-cell>
          <table:table-cell table:formula="of:=IF(ISBLANK([.R343]); &quot;&quot;; SUM([.$T$3:.T343]))">
            <text:p/>
          </table:table-cell>
          <table:table-cell table:formula="of:=IF(OR(ISBLANK([.J343]); ISBLANK([.R343])); &quot;&quot;;ROUND(([.R343]-[.J343])*60*24))">
            <text:p/>
          </table:table-cell>
          <table:table-cell table:number-columns-repeated="20"/>
        </table:table-row>
        <table:table-row table:style-name="ro2">
          <table:table-cell office:value-type="float" office:value="342" calcext:value-type="float">
            <text:p>34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44]=&quot;Long&quot; ; [.L344]-[Overview.$C$4]/[.K344]  ;  IF([.G344]=&quot;Short&quot;; [.L344]+[Overview.$C$4]/[.K344]; &quot;&quot;) ); &quot;&quot;)">
            <text:p/>
          </table:table-cell>
          <table:table-cell table:formula="of:=IFERROR(ABS([.M344]-[.L344])*[.K344]; &quot;&quot;)">
            <text:p/>
          </table:table-cell>
          <table:table-cell table:style-name="ce312" table:formula="of:=IFERROR(  IF([.G344]=&quot;Long&quot;;  [.L344]+[Overview.$C$4]/[.K344]  *  [Overview.$C$6]  ;  IF([.G344]=&quot;Short&quot;   ;  [.L344]-[Overview.$C$4]/[.K344]  * [Overview.$C$6]  ; &quot;&quot;  )  )   ; &quot;&quot;)">
            <text:p/>
          </table:table-cell>
          <table:table-cell table:number-columns-repeated="3"/>
          <table:table-cell table:style-name="ce182" table:formula="of:=IFERROR([.T344]/[.N344]; &quot;&quot;)">
            <text:p/>
          </table:table-cell>
          <table:table-cell table:style-name="ce203" table:formula="of:=IFERROR(   IF( AND( [.G344]=&quot;Long&quot;;   [.P344]=[.K344])  ;  [.K344]*([.Q344]-[.L344])  ;    IF(  AND(  [.G344]=&quot;Short&quot;  ;   [.P344]=[.K344]   )   ;   [.K344]*([.L344]-[.Q344])   ;  &quot;&quot;)) ; &quot;&quot;)">
            <text:p/>
          </table:table-cell>
          <table:table-cell table:style-name="ce215" table:formula="of:=IF(ISNUMBER([.T344]); IF([.T344]&gt;=0; &quot;Win&quot;; &quot;Loss&quot;); &quot;&quot;)">
            <text:p/>
          </table:table-cell>
          <table:table-cell table:style-name="ce220" table:formula="of:=IF(ISNUMBER([.T344]); ROUND(([.R344]-[.J344])*60*24); &quot;&quot;)">
            <text:p/>
          </table:table-cell>
          <table:table-cell table:content-validation-name="val8"/>
          <table:table-cell table:number-columns-repeated="2"/>
          <table:table-cell table:style-name="ce239"/>
          <table:table-cell table:style-name="ce243" table:formula="of:=IFERROR(IF(ISBLANK([.Z344]); &quot;&quot;; IF([.$G344]=&quot;Long&quot;; ([.Z344]-[.$L344])*[.$K344]/[.$N344]; ([.$L344]-[.Z344])*[.$K344]/[.$N344])-[.$S344]); &quot;&quot;)">
            <text:p/>
          </table:table-cell>
          <table:table-cell/>
          <table:table-cell table:style-name="ce243" table:formula="of:=IFERROR(IF(ISBLANK([.AB344]); &quot;&quot;; IF([.$G344]=&quot;Long&quot;; ([.AB344]-[.$L344])*[.$K344]/[.$N344]; ([.$L344]-[.AB344])*[.$K344]/[.$N344])-[.$S344]); &quot;&quot;)">
            <text:p/>
          </table:table-cell>
          <table:table-cell/>
          <table:table-cell table:style-name="ce243" table:formula="of:=IFERROR(IF(ISBLANK([.AD344]); &quot;&quot;; IF([.$G344]=&quot;Long&quot;; ([.AD344]-[.$L344])*[.$K344]/[.$N344]; ([.$L344]-[.AD344])*[.$K344]/[.$N344])-[.$S344]); &quot;&quot;)">
            <text:p/>
          </table:table-cell>
          <table:table-cell table:number-columns-repeated="2"/>
          <table:table-cell table:formula="of:=IF(ISBLANK([.B344]); &quot;&quot;; DAY([.B344]))">
            <text:p/>
          </table:table-cell>
          <table:table-cell table:formula="of:=IF(ISBLANK([.B344]); &quot;&quot;; WEEKDAY([.B344]))">
            <text:p/>
          </table:table-cell>
          <table:table-cell table:formula="of:=IF(ISBLANK([.B344]); &quot;&quot;; WEEKNUM([.B344]))">
            <text:p/>
          </table:table-cell>
          <table:table-cell table:formula="of:=IF(ISBLANK([.B344]); &quot;&quot;; MONTH([.B344]))">
            <text:p/>
          </table:table-cell>
          <table:table-cell table:formula="of:=IF(ISBLANK([.L344]); &quot;&quot;; [.K344]*[.L344])">
            <text:p/>
          </table:table-cell>
          <table:table-cell table:formula="of:=IF(ISNUMBER([.AL344]); [.AL344]*0.0035; &quot;&quot;)">
            <text:p/>
          </table:table-cell>
          <table:table-cell table:formula="of:=IF(ISBLANK([.Q344]); &quot;&quot;; [.P344]*[.Q344])">
            <text:p/>
          </table:table-cell>
          <table:table-cell table:formula="of:=IF(ISNUMBER([.AN344]); [.AN344]*0.0035; &quot;&quot;)">
            <text:p/>
          </table:table-cell>
          <table:table-cell table:formula="of:=IF(ISBLANK([.Q344]); &quot;&quot;; SUM([.$S$3:.S344]))">
            <text:p/>
          </table:table-cell>
          <table:table-cell table:formula="of:=IF(ISBLANK([.R344]); &quot;&quot;; SUM([.$T$3:.T344]))">
            <text:p/>
          </table:table-cell>
          <table:table-cell table:formula="of:=IF(OR(ISBLANK([.J344]); ISBLANK([.R344])); &quot;&quot;;ROUND(([.R344]-[.J344])*60*24))">
            <text:p/>
          </table:table-cell>
          <table:table-cell table:number-columns-repeated="20"/>
        </table:table-row>
        <table:table-row table:style-name="ro2">
          <table:table-cell office:value-type="float" office:value="343" calcext:value-type="float">
            <text:p>34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45]=&quot;Long&quot; ; [.L345]-[Overview.$C$4]/[.K345]  ;  IF([.G345]=&quot;Short&quot;; [.L345]+[Overview.$C$4]/[.K345]; &quot;&quot;) ); &quot;&quot;)">
            <text:p/>
          </table:table-cell>
          <table:table-cell table:formula="of:=IFERROR(ABS([.M345]-[.L345])*[.K345]; &quot;&quot;)">
            <text:p/>
          </table:table-cell>
          <table:table-cell table:style-name="ce312" table:formula="of:=IFERROR(  IF([.G345]=&quot;Long&quot;;  [.L345]+[Overview.$C$4]/[.K345]  *  [Overview.$C$6]  ;  IF([.G345]=&quot;Short&quot;   ;  [.L345]-[Overview.$C$4]/[.K345]  * [Overview.$C$6]  ; &quot;&quot;  )  )   ; &quot;&quot;)">
            <text:p/>
          </table:table-cell>
          <table:table-cell table:number-columns-repeated="3"/>
          <table:table-cell table:style-name="ce182" table:formula="of:=IFERROR([.T345]/[.N345]; &quot;&quot;)">
            <text:p/>
          </table:table-cell>
          <table:table-cell table:style-name="ce203" table:formula="of:=IFERROR(   IF( AND( [.G345]=&quot;Long&quot;;   [.P345]=[.K345])  ;  [.K345]*([.Q345]-[.L345])  ;    IF(  AND(  [.G345]=&quot;Short&quot;  ;   [.P345]=[.K345]   )   ;   [.K345]*([.L345]-[.Q345])   ;  &quot;&quot;)) ; &quot;&quot;)">
            <text:p/>
          </table:table-cell>
          <table:table-cell table:style-name="ce215" table:formula="of:=IF(ISNUMBER([.T345]); IF([.T345]&gt;=0; &quot;Win&quot;; &quot;Loss&quot;); &quot;&quot;)">
            <text:p/>
          </table:table-cell>
          <table:table-cell table:style-name="ce220" table:formula="of:=IF(ISNUMBER([.T345]); ROUND(([.R345]-[.J345])*60*24); &quot;&quot;)">
            <text:p/>
          </table:table-cell>
          <table:table-cell table:content-validation-name="val8"/>
          <table:table-cell table:number-columns-repeated="2"/>
          <table:table-cell table:style-name="ce239"/>
          <table:table-cell table:style-name="ce243" table:formula="of:=IFERROR(IF(ISBLANK([.Z345]); &quot;&quot;; IF([.$G345]=&quot;Long&quot;; ([.Z345]-[.$L345])*[.$K345]/[.$N345]; ([.$L345]-[.Z345])*[.$K345]/[.$N345])-[.$S345]); &quot;&quot;)">
            <text:p/>
          </table:table-cell>
          <table:table-cell/>
          <table:table-cell table:style-name="ce243" table:formula="of:=IFERROR(IF(ISBLANK([.AB345]); &quot;&quot;; IF([.$G345]=&quot;Long&quot;; ([.AB345]-[.$L345])*[.$K345]/[.$N345]; ([.$L345]-[.AB345])*[.$K345]/[.$N345])-[.$S345]); &quot;&quot;)">
            <text:p/>
          </table:table-cell>
          <table:table-cell/>
          <table:table-cell table:style-name="ce243" table:formula="of:=IFERROR(IF(ISBLANK([.AD345]); &quot;&quot;; IF([.$G345]=&quot;Long&quot;; ([.AD345]-[.$L345])*[.$K345]/[.$N345]; ([.$L345]-[.AD345])*[.$K345]/[.$N345])-[.$S345]); &quot;&quot;)">
            <text:p/>
          </table:table-cell>
          <table:table-cell table:number-columns-repeated="2"/>
          <table:table-cell table:formula="of:=IF(ISBLANK([.B345]); &quot;&quot;; DAY([.B345]))">
            <text:p/>
          </table:table-cell>
          <table:table-cell table:formula="of:=IF(ISBLANK([.B345]); &quot;&quot;; WEEKDAY([.B345]))">
            <text:p/>
          </table:table-cell>
          <table:table-cell table:formula="of:=IF(ISBLANK([.B345]); &quot;&quot;; WEEKNUM([.B345]))">
            <text:p/>
          </table:table-cell>
          <table:table-cell table:formula="of:=IF(ISBLANK([.B345]); &quot;&quot;; MONTH([.B345]))">
            <text:p/>
          </table:table-cell>
          <table:table-cell table:formula="of:=IF(ISBLANK([.L345]); &quot;&quot;; [.K345]*[.L345])">
            <text:p/>
          </table:table-cell>
          <table:table-cell table:formula="of:=IF(ISNUMBER([.AL345]); [.AL345]*0.0035; &quot;&quot;)">
            <text:p/>
          </table:table-cell>
          <table:table-cell table:formula="of:=IF(ISBLANK([.Q345]); &quot;&quot;; [.P345]*[.Q345])">
            <text:p/>
          </table:table-cell>
          <table:table-cell table:formula="of:=IF(ISNUMBER([.AN345]); [.AN345]*0.0035; &quot;&quot;)">
            <text:p/>
          </table:table-cell>
          <table:table-cell table:formula="of:=IF(ISBLANK([.Q345]); &quot;&quot;; SUM([.$S$3:.S345]))">
            <text:p/>
          </table:table-cell>
          <table:table-cell table:formula="of:=IF(ISBLANK([.R345]); &quot;&quot;; SUM([.$T$3:.T345]))">
            <text:p/>
          </table:table-cell>
          <table:table-cell table:formula="of:=IF(OR(ISBLANK([.J345]); ISBLANK([.R345])); &quot;&quot;;ROUND(([.R345]-[.J345])*60*24))">
            <text:p/>
          </table:table-cell>
          <table:table-cell table:number-columns-repeated="20"/>
        </table:table-row>
        <table:table-row table:style-name="ro2">
          <table:table-cell office:value-type="float" office:value="344" calcext:value-type="float">
            <text:p>34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46]=&quot;Long&quot; ; [.L346]-[Overview.$C$4]/[.K346]  ;  IF([.G346]=&quot;Short&quot;; [.L346]+[Overview.$C$4]/[.K346]; &quot;&quot;) ); &quot;&quot;)">
            <text:p/>
          </table:table-cell>
          <table:table-cell table:formula="of:=IFERROR(ABS([.M346]-[.L346])*[.K346]; &quot;&quot;)">
            <text:p/>
          </table:table-cell>
          <table:table-cell table:style-name="ce312" table:formula="of:=IFERROR(  IF([.G346]=&quot;Long&quot;;  [.L346]+[Overview.$C$4]/[.K346]  *  [Overview.$C$6]  ;  IF([.G346]=&quot;Short&quot;   ;  [.L346]-[Overview.$C$4]/[.K346]  * [Overview.$C$6]  ; &quot;&quot;  )  )   ; &quot;&quot;)">
            <text:p/>
          </table:table-cell>
          <table:table-cell table:number-columns-repeated="3"/>
          <table:table-cell table:style-name="ce182" table:formula="of:=IFERROR([.T346]/[.N346]; &quot;&quot;)">
            <text:p/>
          </table:table-cell>
          <table:table-cell table:style-name="ce203" table:formula="of:=IFERROR(   IF( AND( [.G346]=&quot;Long&quot;;   [.P346]=[.K346])  ;  [.K346]*([.Q346]-[.L346])  ;    IF(  AND(  [.G346]=&quot;Short&quot;  ;   [.P346]=[.K346]   )   ;   [.K346]*([.L346]-[.Q346])   ;  &quot;&quot;)) ; &quot;&quot;)">
            <text:p/>
          </table:table-cell>
          <table:table-cell table:style-name="ce215" table:formula="of:=IF(ISNUMBER([.T346]); IF([.T346]&gt;=0; &quot;Win&quot;; &quot;Loss&quot;); &quot;&quot;)">
            <text:p/>
          </table:table-cell>
          <table:table-cell table:style-name="ce220" table:formula="of:=IF(ISNUMBER([.T346]); ROUND(([.R346]-[.J346])*60*24); &quot;&quot;)">
            <text:p/>
          </table:table-cell>
          <table:table-cell table:content-validation-name="val8"/>
          <table:table-cell table:number-columns-repeated="2"/>
          <table:table-cell table:style-name="ce239"/>
          <table:table-cell table:style-name="ce243" table:formula="of:=IFERROR(IF(ISBLANK([.Z346]); &quot;&quot;; IF([.$G346]=&quot;Long&quot;; ([.Z346]-[.$L346])*[.$K346]/[.$N346]; ([.$L346]-[.Z346])*[.$K346]/[.$N346])-[.$S346]); &quot;&quot;)">
            <text:p/>
          </table:table-cell>
          <table:table-cell/>
          <table:table-cell table:style-name="ce243" table:formula="of:=IFERROR(IF(ISBLANK([.AB346]); &quot;&quot;; IF([.$G346]=&quot;Long&quot;; ([.AB346]-[.$L346])*[.$K346]/[.$N346]; ([.$L346]-[.AB346])*[.$K346]/[.$N346])-[.$S346]); &quot;&quot;)">
            <text:p/>
          </table:table-cell>
          <table:table-cell/>
          <table:table-cell table:style-name="ce243" table:formula="of:=IFERROR(IF(ISBLANK([.AD346]); &quot;&quot;; IF([.$G346]=&quot;Long&quot;; ([.AD346]-[.$L346])*[.$K346]/[.$N346]; ([.$L346]-[.AD346])*[.$K346]/[.$N346])-[.$S346]); &quot;&quot;)">
            <text:p/>
          </table:table-cell>
          <table:table-cell table:number-columns-repeated="2"/>
          <table:table-cell table:formula="of:=IF(ISBLANK([.B346]); &quot;&quot;; DAY([.B346]))">
            <text:p/>
          </table:table-cell>
          <table:table-cell table:formula="of:=IF(ISBLANK([.B346]); &quot;&quot;; WEEKDAY([.B346]))">
            <text:p/>
          </table:table-cell>
          <table:table-cell table:formula="of:=IF(ISBLANK([.B346]); &quot;&quot;; WEEKNUM([.B346]))">
            <text:p/>
          </table:table-cell>
          <table:table-cell table:formula="of:=IF(ISBLANK([.B346]); &quot;&quot;; MONTH([.B346]))">
            <text:p/>
          </table:table-cell>
          <table:table-cell table:formula="of:=IF(ISBLANK([.L346]); &quot;&quot;; [.K346]*[.L346])">
            <text:p/>
          </table:table-cell>
          <table:table-cell table:formula="of:=IF(ISNUMBER([.AL346]); [.AL346]*0.0035; &quot;&quot;)">
            <text:p/>
          </table:table-cell>
          <table:table-cell table:formula="of:=IF(ISBLANK([.Q346]); &quot;&quot;; [.P346]*[.Q346])">
            <text:p/>
          </table:table-cell>
          <table:table-cell table:formula="of:=IF(ISNUMBER([.AN346]); [.AN346]*0.0035; &quot;&quot;)">
            <text:p/>
          </table:table-cell>
          <table:table-cell table:formula="of:=IF(ISBLANK([.Q346]); &quot;&quot;; SUM([.$S$3:.S346]))">
            <text:p/>
          </table:table-cell>
          <table:table-cell table:formula="of:=IF(ISBLANK([.R346]); &quot;&quot;; SUM([.$T$3:.T346]))">
            <text:p/>
          </table:table-cell>
          <table:table-cell table:formula="of:=IF(OR(ISBLANK([.J346]); ISBLANK([.R346])); &quot;&quot;;ROUND(([.R346]-[.J346])*60*24))">
            <text:p/>
          </table:table-cell>
          <table:table-cell table:number-columns-repeated="20"/>
        </table:table-row>
        <table:table-row table:style-name="ro2">
          <table:table-cell office:value-type="float" office:value="345" calcext:value-type="float">
            <text:p>34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47]=&quot;Long&quot; ; [.L347]-[Overview.$C$4]/[.K347]  ;  IF([.G347]=&quot;Short&quot;; [.L347]+[Overview.$C$4]/[.K347]; &quot;&quot;) ); &quot;&quot;)">
            <text:p/>
          </table:table-cell>
          <table:table-cell table:formula="of:=IFERROR(ABS([.M347]-[.L347])*[.K347]; &quot;&quot;)">
            <text:p/>
          </table:table-cell>
          <table:table-cell table:style-name="ce312" table:formula="of:=IFERROR(  IF([.G347]=&quot;Long&quot;;  [.L347]+[Overview.$C$4]/[.K347]  *  [Overview.$C$6]  ;  IF([.G347]=&quot;Short&quot;   ;  [.L347]-[Overview.$C$4]/[.K347]  * [Overview.$C$6]  ; &quot;&quot;  )  )   ; &quot;&quot;)">
            <text:p/>
          </table:table-cell>
          <table:table-cell table:number-columns-repeated="3"/>
          <table:table-cell table:style-name="ce182" table:formula="of:=IFERROR([.T347]/[.N347]; &quot;&quot;)">
            <text:p/>
          </table:table-cell>
          <table:table-cell table:style-name="ce203" table:formula="of:=IFERROR(   IF( AND( [.G347]=&quot;Long&quot;;   [.P347]=[.K347])  ;  [.K347]*([.Q347]-[.L347])  ;    IF(  AND(  [.G347]=&quot;Short&quot;  ;   [.P347]=[.K347]   )   ;   [.K347]*([.L347]-[.Q347])   ;  &quot;&quot;)) ; &quot;&quot;)">
            <text:p/>
          </table:table-cell>
          <table:table-cell table:style-name="ce215" table:formula="of:=IF(ISNUMBER([.T347]); IF([.T347]&gt;=0; &quot;Win&quot;; &quot;Loss&quot;); &quot;&quot;)">
            <text:p/>
          </table:table-cell>
          <table:table-cell table:style-name="ce220" table:formula="of:=IF(ISNUMBER([.T347]); ROUND(([.R347]-[.J347])*60*24); &quot;&quot;)">
            <text:p/>
          </table:table-cell>
          <table:table-cell table:content-validation-name="val8"/>
          <table:table-cell table:number-columns-repeated="2"/>
          <table:table-cell table:style-name="ce239"/>
          <table:table-cell table:style-name="ce243" table:formula="of:=IFERROR(IF(ISBLANK([.Z347]); &quot;&quot;; IF([.$G347]=&quot;Long&quot;; ([.Z347]-[.$L347])*[.$K347]/[.$N347]; ([.$L347]-[.Z347])*[.$K347]/[.$N347])-[.$S347]); &quot;&quot;)">
            <text:p/>
          </table:table-cell>
          <table:table-cell/>
          <table:table-cell table:style-name="ce243" table:formula="of:=IFERROR(IF(ISBLANK([.AB347]); &quot;&quot;; IF([.$G347]=&quot;Long&quot;; ([.AB347]-[.$L347])*[.$K347]/[.$N347]; ([.$L347]-[.AB347])*[.$K347]/[.$N347])-[.$S347]); &quot;&quot;)">
            <text:p/>
          </table:table-cell>
          <table:table-cell/>
          <table:table-cell table:style-name="ce243" table:formula="of:=IFERROR(IF(ISBLANK([.AD347]); &quot;&quot;; IF([.$G347]=&quot;Long&quot;; ([.AD347]-[.$L347])*[.$K347]/[.$N347]; ([.$L347]-[.AD347])*[.$K347]/[.$N347])-[.$S347]); &quot;&quot;)">
            <text:p/>
          </table:table-cell>
          <table:table-cell table:number-columns-repeated="2"/>
          <table:table-cell table:formula="of:=IF(ISBLANK([.B347]); &quot;&quot;; DAY([.B347]))">
            <text:p/>
          </table:table-cell>
          <table:table-cell table:formula="of:=IF(ISBLANK([.B347]); &quot;&quot;; WEEKDAY([.B347]))">
            <text:p/>
          </table:table-cell>
          <table:table-cell table:formula="of:=IF(ISBLANK([.B347]); &quot;&quot;; WEEKNUM([.B347]))">
            <text:p/>
          </table:table-cell>
          <table:table-cell table:formula="of:=IF(ISBLANK([.B347]); &quot;&quot;; MONTH([.B347]))">
            <text:p/>
          </table:table-cell>
          <table:table-cell table:formula="of:=IF(ISBLANK([.L347]); &quot;&quot;; [.K347]*[.L347])">
            <text:p/>
          </table:table-cell>
          <table:table-cell table:formula="of:=IF(ISNUMBER([.AL347]); [.AL347]*0.0035; &quot;&quot;)">
            <text:p/>
          </table:table-cell>
          <table:table-cell table:formula="of:=IF(ISBLANK([.Q347]); &quot;&quot;; [.P347]*[.Q347])">
            <text:p/>
          </table:table-cell>
          <table:table-cell table:formula="of:=IF(ISNUMBER([.AN347]); [.AN347]*0.0035; &quot;&quot;)">
            <text:p/>
          </table:table-cell>
          <table:table-cell table:formula="of:=IF(ISBLANK([.Q347]); &quot;&quot;; SUM([.$S$3:.S347]))">
            <text:p/>
          </table:table-cell>
          <table:table-cell table:formula="of:=IF(ISBLANK([.R347]); &quot;&quot;; SUM([.$T$3:.T347]))">
            <text:p/>
          </table:table-cell>
          <table:table-cell table:formula="of:=IF(OR(ISBLANK([.J347]); ISBLANK([.R347])); &quot;&quot;;ROUND(([.R347]-[.J347])*60*24))">
            <text:p/>
          </table:table-cell>
          <table:table-cell table:number-columns-repeated="20"/>
        </table:table-row>
        <table:table-row table:style-name="ro2">
          <table:table-cell office:value-type="float" office:value="346" calcext:value-type="float">
            <text:p>34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48]=&quot;Long&quot; ; [.L348]-[Overview.$C$4]/[.K348]  ;  IF([.G348]=&quot;Short&quot;; [.L348]+[Overview.$C$4]/[.K348]; &quot;&quot;) ); &quot;&quot;)">
            <text:p/>
          </table:table-cell>
          <table:table-cell table:formula="of:=IFERROR(ABS([.M348]-[.L348])*[.K348]; &quot;&quot;)">
            <text:p/>
          </table:table-cell>
          <table:table-cell table:style-name="ce312" table:formula="of:=IFERROR(  IF([.G348]=&quot;Long&quot;;  [.L348]+[Overview.$C$4]/[.K348]  *  [Overview.$C$6]  ;  IF([.G348]=&quot;Short&quot;   ;  [.L348]-[Overview.$C$4]/[.K348]  * [Overview.$C$6]  ; &quot;&quot;  )  )   ; &quot;&quot;)">
            <text:p/>
          </table:table-cell>
          <table:table-cell table:number-columns-repeated="3"/>
          <table:table-cell table:style-name="ce182" table:formula="of:=IFERROR([.T348]/[.N348]; &quot;&quot;)">
            <text:p/>
          </table:table-cell>
          <table:table-cell table:style-name="ce203" table:formula="of:=IFERROR(   IF( AND( [.G348]=&quot;Long&quot;;   [.P348]=[.K348])  ;  [.K348]*([.Q348]-[.L348])  ;    IF(  AND(  [.G348]=&quot;Short&quot;  ;   [.P348]=[.K348]   )   ;   [.K348]*([.L348]-[.Q348])   ;  &quot;&quot;)) ; &quot;&quot;)">
            <text:p/>
          </table:table-cell>
          <table:table-cell table:style-name="ce215" table:formula="of:=IF(ISNUMBER([.T348]); IF([.T348]&gt;=0; &quot;Win&quot;; &quot;Loss&quot;); &quot;&quot;)">
            <text:p/>
          </table:table-cell>
          <table:table-cell table:style-name="ce220" table:formula="of:=IF(ISNUMBER([.T348]); ROUND(([.R348]-[.J348])*60*24); &quot;&quot;)">
            <text:p/>
          </table:table-cell>
          <table:table-cell table:content-validation-name="val8"/>
          <table:table-cell table:number-columns-repeated="2"/>
          <table:table-cell table:style-name="ce239"/>
          <table:table-cell table:style-name="ce243" table:formula="of:=IFERROR(IF(ISBLANK([.Z348]); &quot;&quot;; IF([.$G348]=&quot;Long&quot;; ([.Z348]-[.$L348])*[.$K348]/[.$N348]; ([.$L348]-[.Z348])*[.$K348]/[.$N348])-[.$S348]); &quot;&quot;)">
            <text:p/>
          </table:table-cell>
          <table:table-cell/>
          <table:table-cell table:style-name="ce243" table:formula="of:=IFERROR(IF(ISBLANK([.AB348]); &quot;&quot;; IF([.$G348]=&quot;Long&quot;; ([.AB348]-[.$L348])*[.$K348]/[.$N348]; ([.$L348]-[.AB348])*[.$K348]/[.$N348])-[.$S348]); &quot;&quot;)">
            <text:p/>
          </table:table-cell>
          <table:table-cell/>
          <table:table-cell table:style-name="ce243" table:formula="of:=IFERROR(IF(ISBLANK([.AD348]); &quot;&quot;; IF([.$G348]=&quot;Long&quot;; ([.AD348]-[.$L348])*[.$K348]/[.$N348]; ([.$L348]-[.AD348])*[.$K348]/[.$N348])-[.$S348]); &quot;&quot;)">
            <text:p/>
          </table:table-cell>
          <table:table-cell table:number-columns-repeated="2"/>
          <table:table-cell table:formula="of:=IF(ISBLANK([.B348]); &quot;&quot;; DAY([.B348]))">
            <text:p/>
          </table:table-cell>
          <table:table-cell table:formula="of:=IF(ISBLANK([.B348]); &quot;&quot;; WEEKDAY([.B348]))">
            <text:p/>
          </table:table-cell>
          <table:table-cell table:formula="of:=IF(ISBLANK([.B348]); &quot;&quot;; WEEKNUM([.B348]))">
            <text:p/>
          </table:table-cell>
          <table:table-cell table:formula="of:=IF(ISBLANK([.B348]); &quot;&quot;; MONTH([.B348]))">
            <text:p/>
          </table:table-cell>
          <table:table-cell table:formula="of:=IF(ISBLANK([.L348]); &quot;&quot;; [.K348]*[.L348])">
            <text:p/>
          </table:table-cell>
          <table:table-cell table:formula="of:=IF(ISNUMBER([.AL348]); [.AL348]*0.0035; &quot;&quot;)">
            <text:p/>
          </table:table-cell>
          <table:table-cell table:formula="of:=IF(ISBLANK([.Q348]); &quot;&quot;; [.P348]*[.Q348])">
            <text:p/>
          </table:table-cell>
          <table:table-cell table:formula="of:=IF(ISNUMBER([.AN348]); [.AN348]*0.0035; &quot;&quot;)">
            <text:p/>
          </table:table-cell>
          <table:table-cell table:formula="of:=IF(ISBLANK([.Q348]); &quot;&quot;; SUM([.$S$3:.S348]))">
            <text:p/>
          </table:table-cell>
          <table:table-cell table:formula="of:=IF(ISBLANK([.R348]); &quot;&quot;; SUM([.$T$3:.T348]))">
            <text:p/>
          </table:table-cell>
          <table:table-cell table:formula="of:=IF(OR(ISBLANK([.J348]); ISBLANK([.R348])); &quot;&quot;;ROUND(([.R348]-[.J348])*60*24))">
            <text:p/>
          </table:table-cell>
          <table:table-cell table:number-columns-repeated="20"/>
        </table:table-row>
        <table:table-row table:style-name="ro2">
          <table:table-cell office:value-type="float" office:value="347" calcext:value-type="float">
            <text:p>34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49]=&quot;Long&quot; ; [.L349]-[Overview.$C$4]/[.K349]  ;  IF([.G349]=&quot;Short&quot;; [.L349]+[Overview.$C$4]/[.K349]; &quot;&quot;) ); &quot;&quot;)">
            <text:p/>
          </table:table-cell>
          <table:table-cell table:formula="of:=IFERROR(ABS([.M349]-[.L349])*[.K349]; &quot;&quot;)">
            <text:p/>
          </table:table-cell>
          <table:table-cell table:style-name="ce312" table:formula="of:=IFERROR(  IF([.G349]=&quot;Long&quot;;  [.L349]+[Overview.$C$4]/[.K349]  *  [Overview.$C$6]  ;  IF([.G349]=&quot;Short&quot;   ;  [.L349]-[Overview.$C$4]/[.K349]  * [Overview.$C$6]  ; &quot;&quot;  )  )   ; &quot;&quot;)">
            <text:p/>
          </table:table-cell>
          <table:table-cell table:number-columns-repeated="3"/>
          <table:table-cell table:style-name="ce182" table:formula="of:=IFERROR([.T349]/[.N349]; &quot;&quot;)">
            <text:p/>
          </table:table-cell>
          <table:table-cell table:style-name="ce203" table:formula="of:=IFERROR(   IF( AND( [.G349]=&quot;Long&quot;;   [.P349]=[.K349])  ;  [.K349]*([.Q349]-[.L349])  ;    IF(  AND(  [.G349]=&quot;Short&quot;  ;   [.P349]=[.K349]   )   ;   [.K349]*([.L349]-[.Q349])   ;  &quot;&quot;)) ; &quot;&quot;)">
            <text:p/>
          </table:table-cell>
          <table:table-cell table:style-name="ce215" table:formula="of:=IF(ISNUMBER([.T349]); IF([.T349]&gt;=0; &quot;Win&quot;; &quot;Loss&quot;); &quot;&quot;)">
            <text:p/>
          </table:table-cell>
          <table:table-cell table:style-name="ce220" table:formula="of:=IF(ISNUMBER([.T349]); ROUND(([.R349]-[.J349])*60*24); &quot;&quot;)">
            <text:p/>
          </table:table-cell>
          <table:table-cell table:content-validation-name="val8"/>
          <table:table-cell table:number-columns-repeated="2"/>
          <table:table-cell table:style-name="ce239"/>
          <table:table-cell table:style-name="ce243" table:formula="of:=IFERROR(IF(ISBLANK([.Z349]); &quot;&quot;; IF([.$G349]=&quot;Long&quot;; ([.Z349]-[.$L349])*[.$K349]/[.$N349]; ([.$L349]-[.Z349])*[.$K349]/[.$N349])-[.$S349]); &quot;&quot;)">
            <text:p/>
          </table:table-cell>
          <table:table-cell/>
          <table:table-cell table:style-name="ce243" table:formula="of:=IFERROR(IF(ISBLANK([.AB349]); &quot;&quot;; IF([.$G349]=&quot;Long&quot;; ([.AB349]-[.$L349])*[.$K349]/[.$N349]; ([.$L349]-[.AB349])*[.$K349]/[.$N349])-[.$S349]); &quot;&quot;)">
            <text:p/>
          </table:table-cell>
          <table:table-cell/>
          <table:table-cell table:style-name="ce243" table:formula="of:=IFERROR(IF(ISBLANK([.AD349]); &quot;&quot;; IF([.$G349]=&quot;Long&quot;; ([.AD349]-[.$L349])*[.$K349]/[.$N349]; ([.$L349]-[.AD349])*[.$K349]/[.$N349])-[.$S349]); &quot;&quot;)">
            <text:p/>
          </table:table-cell>
          <table:table-cell table:number-columns-repeated="2"/>
          <table:table-cell table:formula="of:=IF(ISBLANK([.B349]); &quot;&quot;; DAY([.B349]))">
            <text:p/>
          </table:table-cell>
          <table:table-cell table:formula="of:=IF(ISBLANK([.B349]); &quot;&quot;; WEEKDAY([.B349]))">
            <text:p/>
          </table:table-cell>
          <table:table-cell table:formula="of:=IF(ISBLANK([.B349]); &quot;&quot;; WEEKNUM([.B349]))">
            <text:p/>
          </table:table-cell>
          <table:table-cell table:formula="of:=IF(ISBLANK([.B349]); &quot;&quot;; MONTH([.B349]))">
            <text:p/>
          </table:table-cell>
          <table:table-cell table:formula="of:=IF(ISBLANK([.L349]); &quot;&quot;; [.K349]*[.L349])">
            <text:p/>
          </table:table-cell>
          <table:table-cell table:formula="of:=IF(ISNUMBER([.AL349]); [.AL349]*0.0035; &quot;&quot;)">
            <text:p/>
          </table:table-cell>
          <table:table-cell table:formula="of:=IF(ISBLANK([.Q349]); &quot;&quot;; [.P349]*[.Q349])">
            <text:p/>
          </table:table-cell>
          <table:table-cell table:formula="of:=IF(ISNUMBER([.AN349]); [.AN349]*0.0035; &quot;&quot;)">
            <text:p/>
          </table:table-cell>
          <table:table-cell table:formula="of:=IF(ISBLANK([.Q349]); &quot;&quot;; SUM([.$S$3:.S349]))">
            <text:p/>
          </table:table-cell>
          <table:table-cell table:formula="of:=IF(ISBLANK([.R349]); &quot;&quot;; SUM([.$T$3:.T349]))">
            <text:p/>
          </table:table-cell>
          <table:table-cell table:formula="of:=IF(OR(ISBLANK([.J349]); ISBLANK([.R349])); &quot;&quot;;ROUND(([.R349]-[.J349])*60*24))">
            <text:p/>
          </table:table-cell>
          <table:table-cell table:number-columns-repeated="20"/>
        </table:table-row>
        <table:table-row table:style-name="ro2">
          <table:table-cell office:value-type="float" office:value="348" calcext:value-type="float">
            <text:p>34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50]=&quot;Long&quot; ; [.L350]-[Overview.$C$4]/[.K350]  ;  IF([.G350]=&quot;Short&quot;; [.L350]+[Overview.$C$4]/[.K350]; &quot;&quot;) ); &quot;&quot;)">
            <text:p/>
          </table:table-cell>
          <table:table-cell table:formula="of:=IFERROR(ABS([.M350]-[.L350])*[.K350]; &quot;&quot;)">
            <text:p/>
          </table:table-cell>
          <table:table-cell table:style-name="ce312" table:formula="of:=IFERROR(  IF([.G350]=&quot;Long&quot;;  [.L350]+[Overview.$C$4]/[.K350]  *  [Overview.$C$6]  ;  IF([.G350]=&quot;Short&quot;   ;  [.L350]-[Overview.$C$4]/[.K350]  * [Overview.$C$6]  ; &quot;&quot;  )  )   ; &quot;&quot;)">
            <text:p/>
          </table:table-cell>
          <table:table-cell table:number-columns-repeated="3"/>
          <table:table-cell table:style-name="ce182" table:formula="of:=IFERROR([.T350]/[.N350]; &quot;&quot;)">
            <text:p/>
          </table:table-cell>
          <table:table-cell table:style-name="ce203" table:formula="of:=IFERROR(   IF( AND( [.G350]=&quot;Long&quot;;   [.P350]=[.K350])  ;  [.K350]*([.Q350]-[.L350])  ;    IF(  AND(  [.G350]=&quot;Short&quot;  ;   [.P350]=[.K350]   )   ;   [.K350]*([.L350]-[.Q350])   ;  &quot;&quot;)) ; &quot;&quot;)">
            <text:p/>
          </table:table-cell>
          <table:table-cell table:style-name="ce215" table:formula="of:=IF(ISNUMBER([.T350]); IF([.T350]&gt;=0; &quot;Win&quot;; &quot;Loss&quot;); &quot;&quot;)">
            <text:p/>
          </table:table-cell>
          <table:table-cell table:style-name="ce220" table:formula="of:=IF(ISNUMBER([.T350]); ROUND(([.R350]-[.J350])*60*24); &quot;&quot;)">
            <text:p/>
          </table:table-cell>
          <table:table-cell table:content-validation-name="val8"/>
          <table:table-cell table:number-columns-repeated="2"/>
          <table:table-cell table:style-name="ce239"/>
          <table:table-cell table:style-name="ce243" table:formula="of:=IFERROR(IF(ISBLANK([.Z350]); &quot;&quot;; IF([.$G350]=&quot;Long&quot;; ([.Z350]-[.$L350])*[.$K350]/[.$N350]; ([.$L350]-[.Z350])*[.$K350]/[.$N350])-[.$S350]); &quot;&quot;)">
            <text:p/>
          </table:table-cell>
          <table:table-cell/>
          <table:table-cell table:style-name="ce243" table:formula="of:=IFERROR(IF(ISBLANK([.AB350]); &quot;&quot;; IF([.$G350]=&quot;Long&quot;; ([.AB350]-[.$L350])*[.$K350]/[.$N350]; ([.$L350]-[.AB350])*[.$K350]/[.$N350])-[.$S350]); &quot;&quot;)">
            <text:p/>
          </table:table-cell>
          <table:table-cell/>
          <table:table-cell table:style-name="ce243" table:formula="of:=IFERROR(IF(ISBLANK([.AD350]); &quot;&quot;; IF([.$G350]=&quot;Long&quot;; ([.AD350]-[.$L350])*[.$K350]/[.$N350]; ([.$L350]-[.AD350])*[.$K350]/[.$N350])-[.$S350]); &quot;&quot;)">
            <text:p/>
          </table:table-cell>
          <table:table-cell table:number-columns-repeated="2"/>
          <table:table-cell table:formula="of:=IF(ISBLANK([.B350]); &quot;&quot;; DAY([.B350]))">
            <text:p/>
          </table:table-cell>
          <table:table-cell table:formula="of:=IF(ISBLANK([.B350]); &quot;&quot;; WEEKDAY([.B350]))">
            <text:p/>
          </table:table-cell>
          <table:table-cell table:formula="of:=IF(ISBLANK([.B350]); &quot;&quot;; WEEKNUM([.B350]))">
            <text:p/>
          </table:table-cell>
          <table:table-cell table:formula="of:=IF(ISBLANK([.B350]); &quot;&quot;; MONTH([.B350]))">
            <text:p/>
          </table:table-cell>
          <table:table-cell table:formula="of:=IF(ISBLANK([.L350]); &quot;&quot;; [.K350]*[.L350])">
            <text:p/>
          </table:table-cell>
          <table:table-cell table:formula="of:=IF(ISNUMBER([.AL350]); [.AL350]*0.0035; &quot;&quot;)">
            <text:p/>
          </table:table-cell>
          <table:table-cell table:formula="of:=IF(ISBLANK([.Q350]); &quot;&quot;; [.P350]*[.Q350])">
            <text:p/>
          </table:table-cell>
          <table:table-cell table:formula="of:=IF(ISNUMBER([.AN350]); [.AN350]*0.0035; &quot;&quot;)">
            <text:p/>
          </table:table-cell>
          <table:table-cell table:formula="of:=IF(ISBLANK([.Q350]); &quot;&quot;; SUM([.$S$3:.S350]))">
            <text:p/>
          </table:table-cell>
          <table:table-cell table:formula="of:=IF(ISBLANK([.R350]); &quot;&quot;; SUM([.$T$3:.T350]))">
            <text:p/>
          </table:table-cell>
          <table:table-cell table:formula="of:=IF(OR(ISBLANK([.J350]); ISBLANK([.R350])); &quot;&quot;;ROUND(([.R350]-[.J350])*60*24))">
            <text:p/>
          </table:table-cell>
          <table:table-cell table:number-columns-repeated="20"/>
        </table:table-row>
        <table:table-row table:style-name="ro2">
          <table:table-cell office:value-type="float" office:value="349" calcext:value-type="float">
            <text:p>34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51]=&quot;Long&quot; ; [.L351]-[Overview.$C$4]/[.K351]  ;  IF([.G351]=&quot;Short&quot;; [.L351]+[Overview.$C$4]/[.K351]; &quot;&quot;) ); &quot;&quot;)">
            <text:p/>
          </table:table-cell>
          <table:table-cell table:formula="of:=IFERROR(ABS([.M351]-[.L351])*[.K351]; &quot;&quot;)">
            <text:p/>
          </table:table-cell>
          <table:table-cell table:style-name="ce312" table:formula="of:=IFERROR(  IF([.G351]=&quot;Long&quot;;  [.L351]+[Overview.$C$4]/[.K351]  *  [Overview.$C$6]  ;  IF([.G351]=&quot;Short&quot;   ;  [.L351]-[Overview.$C$4]/[.K351]  * [Overview.$C$6]  ; &quot;&quot;  )  )   ; &quot;&quot;)">
            <text:p/>
          </table:table-cell>
          <table:table-cell table:number-columns-repeated="3"/>
          <table:table-cell table:style-name="ce182" table:formula="of:=IFERROR([.T351]/[.N351]; &quot;&quot;)">
            <text:p/>
          </table:table-cell>
          <table:table-cell table:style-name="ce203" table:formula="of:=IFERROR(   IF( AND( [.G351]=&quot;Long&quot;;   [.P351]=[.K351])  ;  [.K351]*([.Q351]-[.L351])  ;    IF(  AND(  [.G351]=&quot;Short&quot;  ;   [.P351]=[.K351]   )   ;   [.K351]*([.L351]-[.Q351])   ;  &quot;&quot;)) ; &quot;&quot;)">
            <text:p/>
          </table:table-cell>
          <table:table-cell table:style-name="ce215" table:formula="of:=IF(ISNUMBER([.T351]); IF([.T351]&gt;=0; &quot;Win&quot;; &quot;Loss&quot;); &quot;&quot;)">
            <text:p/>
          </table:table-cell>
          <table:table-cell table:style-name="ce220" table:formula="of:=IF(ISNUMBER([.T351]); ROUND(([.R351]-[.J351])*60*24); &quot;&quot;)">
            <text:p/>
          </table:table-cell>
          <table:table-cell table:content-validation-name="val8"/>
          <table:table-cell table:number-columns-repeated="2"/>
          <table:table-cell table:style-name="ce239"/>
          <table:table-cell table:style-name="ce243" table:formula="of:=IFERROR(IF(ISBLANK([.Z351]); &quot;&quot;; IF([.$G351]=&quot;Long&quot;; ([.Z351]-[.$L351])*[.$K351]/[.$N351]; ([.$L351]-[.Z351])*[.$K351]/[.$N351])-[.$S351]); &quot;&quot;)">
            <text:p/>
          </table:table-cell>
          <table:table-cell/>
          <table:table-cell table:style-name="ce243" table:formula="of:=IFERROR(IF(ISBLANK([.AB351]); &quot;&quot;; IF([.$G351]=&quot;Long&quot;; ([.AB351]-[.$L351])*[.$K351]/[.$N351]; ([.$L351]-[.AB351])*[.$K351]/[.$N351])-[.$S351]); &quot;&quot;)">
            <text:p/>
          </table:table-cell>
          <table:table-cell/>
          <table:table-cell table:style-name="ce243" table:formula="of:=IFERROR(IF(ISBLANK([.AD351]); &quot;&quot;; IF([.$G351]=&quot;Long&quot;; ([.AD351]-[.$L351])*[.$K351]/[.$N351]; ([.$L351]-[.AD351])*[.$K351]/[.$N351])-[.$S351]); &quot;&quot;)">
            <text:p/>
          </table:table-cell>
          <table:table-cell table:number-columns-repeated="2"/>
          <table:table-cell table:formula="of:=IF(ISBLANK([.B351]); &quot;&quot;; DAY([.B351]))">
            <text:p/>
          </table:table-cell>
          <table:table-cell table:formula="of:=IF(ISBLANK([.B351]); &quot;&quot;; WEEKDAY([.B351]))">
            <text:p/>
          </table:table-cell>
          <table:table-cell table:formula="of:=IF(ISBLANK([.B351]); &quot;&quot;; WEEKNUM([.B351]))">
            <text:p/>
          </table:table-cell>
          <table:table-cell table:formula="of:=IF(ISBLANK([.B351]); &quot;&quot;; MONTH([.B351]))">
            <text:p/>
          </table:table-cell>
          <table:table-cell table:formula="of:=IF(ISBLANK([.L351]); &quot;&quot;; [.K351]*[.L351])">
            <text:p/>
          </table:table-cell>
          <table:table-cell table:formula="of:=IF(ISNUMBER([.AL351]); [.AL351]*0.0035; &quot;&quot;)">
            <text:p/>
          </table:table-cell>
          <table:table-cell table:formula="of:=IF(ISBLANK([.Q351]); &quot;&quot;; [.P351]*[.Q351])">
            <text:p/>
          </table:table-cell>
          <table:table-cell table:formula="of:=IF(ISNUMBER([.AN351]); [.AN351]*0.0035; &quot;&quot;)">
            <text:p/>
          </table:table-cell>
          <table:table-cell table:formula="of:=IF(ISBLANK([.Q351]); &quot;&quot;; SUM([.$S$3:.S351]))">
            <text:p/>
          </table:table-cell>
          <table:table-cell table:formula="of:=IF(ISBLANK([.R351]); &quot;&quot;; SUM([.$T$3:.T351]))">
            <text:p/>
          </table:table-cell>
          <table:table-cell table:formula="of:=IF(OR(ISBLANK([.J351]); ISBLANK([.R351])); &quot;&quot;;ROUND(([.R351]-[.J351])*60*24))">
            <text:p/>
          </table:table-cell>
          <table:table-cell table:number-columns-repeated="20"/>
        </table:table-row>
        <table:table-row table:style-name="ro2">
          <table:table-cell office:value-type="float" office:value="350" calcext:value-type="float">
            <text:p>35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52]=&quot;Long&quot; ; [.L352]-[Overview.$C$4]/[.K352]  ;  IF([.G352]=&quot;Short&quot;; [.L352]+[Overview.$C$4]/[.K352]; &quot;&quot;) ); &quot;&quot;)">
            <text:p/>
          </table:table-cell>
          <table:table-cell table:formula="of:=IFERROR(ABS([.M352]-[.L352])*[.K352]; &quot;&quot;)">
            <text:p/>
          </table:table-cell>
          <table:table-cell table:style-name="ce312" table:formula="of:=IFERROR(  IF([.G352]=&quot;Long&quot;;  [.L352]+[Overview.$C$4]/[.K352]  *  [Overview.$C$6]  ;  IF([.G352]=&quot;Short&quot;   ;  [.L352]-[Overview.$C$4]/[.K352]  * [Overview.$C$6]  ; &quot;&quot;  )  )   ; &quot;&quot;)">
            <text:p/>
          </table:table-cell>
          <table:table-cell table:number-columns-repeated="3"/>
          <table:table-cell table:style-name="ce182" table:formula="of:=IFERROR([.T352]/[.N352]; &quot;&quot;)">
            <text:p/>
          </table:table-cell>
          <table:table-cell table:style-name="ce203" table:formula="of:=IFERROR(   IF( AND( [.G352]=&quot;Long&quot;;   [.P352]=[.K352])  ;  [.K352]*([.Q352]-[.L352])  ;    IF(  AND(  [.G352]=&quot;Short&quot;  ;   [.P352]=[.K352]   )   ;   [.K352]*([.L352]-[.Q352])   ;  &quot;&quot;)) ; &quot;&quot;)">
            <text:p/>
          </table:table-cell>
          <table:table-cell table:style-name="ce215" table:formula="of:=IF(ISNUMBER([.T352]); IF([.T352]&gt;=0; &quot;Win&quot;; &quot;Loss&quot;); &quot;&quot;)">
            <text:p/>
          </table:table-cell>
          <table:table-cell table:style-name="ce220" table:formula="of:=IF(ISNUMBER([.T352]); ROUND(([.R352]-[.J352])*60*24); &quot;&quot;)">
            <text:p/>
          </table:table-cell>
          <table:table-cell table:content-validation-name="val8"/>
          <table:table-cell table:number-columns-repeated="2"/>
          <table:table-cell table:style-name="ce239"/>
          <table:table-cell table:style-name="ce243" table:formula="of:=IFERROR(IF(ISBLANK([.Z352]); &quot;&quot;; IF([.$G352]=&quot;Long&quot;; ([.Z352]-[.$L352])*[.$K352]/[.$N352]; ([.$L352]-[.Z352])*[.$K352]/[.$N352])-[.$S352]); &quot;&quot;)">
            <text:p/>
          </table:table-cell>
          <table:table-cell/>
          <table:table-cell table:style-name="ce243" table:formula="of:=IFERROR(IF(ISBLANK([.AB352]); &quot;&quot;; IF([.$G352]=&quot;Long&quot;; ([.AB352]-[.$L352])*[.$K352]/[.$N352]; ([.$L352]-[.AB352])*[.$K352]/[.$N352])-[.$S352]); &quot;&quot;)">
            <text:p/>
          </table:table-cell>
          <table:table-cell/>
          <table:table-cell table:style-name="ce243" table:formula="of:=IFERROR(IF(ISBLANK([.AD352]); &quot;&quot;; IF([.$G352]=&quot;Long&quot;; ([.AD352]-[.$L352])*[.$K352]/[.$N352]; ([.$L352]-[.AD352])*[.$K352]/[.$N352])-[.$S352]); &quot;&quot;)">
            <text:p/>
          </table:table-cell>
          <table:table-cell table:number-columns-repeated="2"/>
          <table:table-cell table:formula="of:=IF(ISBLANK([.B352]); &quot;&quot;; DAY([.B352]))">
            <text:p/>
          </table:table-cell>
          <table:table-cell table:formula="of:=IF(ISBLANK([.B352]); &quot;&quot;; WEEKDAY([.B352]))">
            <text:p/>
          </table:table-cell>
          <table:table-cell table:formula="of:=IF(ISBLANK([.B352]); &quot;&quot;; WEEKNUM([.B352]))">
            <text:p/>
          </table:table-cell>
          <table:table-cell table:formula="of:=IF(ISBLANK([.B352]); &quot;&quot;; MONTH([.B352]))">
            <text:p/>
          </table:table-cell>
          <table:table-cell table:formula="of:=IF(ISBLANK([.L352]); &quot;&quot;; [.K352]*[.L352])">
            <text:p/>
          </table:table-cell>
          <table:table-cell table:formula="of:=IF(ISNUMBER([.AL352]); [.AL352]*0.0035; &quot;&quot;)">
            <text:p/>
          </table:table-cell>
          <table:table-cell table:formula="of:=IF(ISBLANK([.Q352]); &quot;&quot;; [.P352]*[.Q352])">
            <text:p/>
          </table:table-cell>
          <table:table-cell table:formula="of:=IF(ISNUMBER([.AN352]); [.AN352]*0.0035; &quot;&quot;)">
            <text:p/>
          </table:table-cell>
          <table:table-cell table:formula="of:=IF(ISBLANK([.Q352]); &quot;&quot;; SUM([.$S$3:.S352]))">
            <text:p/>
          </table:table-cell>
          <table:table-cell table:formula="of:=IF(ISBLANK([.R352]); &quot;&quot;; SUM([.$T$3:.T352]))">
            <text:p/>
          </table:table-cell>
          <table:table-cell table:formula="of:=IF(OR(ISBLANK([.J352]); ISBLANK([.R352])); &quot;&quot;;ROUND(([.R352]-[.J352])*60*24))">
            <text:p/>
          </table:table-cell>
          <table:table-cell table:number-columns-repeated="20"/>
        </table:table-row>
        <table:table-row table:style-name="ro2">
          <table:table-cell office:value-type="float" office:value="351" calcext:value-type="float">
            <text:p>35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53]=&quot;Long&quot; ; [.L353]-[Overview.$C$4]/[.K353]  ;  IF([.G353]=&quot;Short&quot;; [.L353]+[Overview.$C$4]/[.K353]; &quot;&quot;) ); &quot;&quot;)">
            <text:p/>
          </table:table-cell>
          <table:table-cell table:formula="of:=IFERROR(ABS([.M353]-[.L353])*[.K353]; &quot;&quot;)">
            <text:p/>
          </table:table-cell>
          <table:table-cell table:style-name="ce312" table:formula="of:=IFERROR(  IF([.G353]=&quot;Long&quot;;  [.L353]+[Overview.$C$4]/[.K353]  *  [Overview.$C$6]  ;  IF([.G353]=&quot;Short&quot;   ;  [.L353]-[Overview.$C$4]/[.K353]  * [Overview.$C$6]  ; &quot;&quot;  )  )   ; &quot;&quot;)">
            <text:p/>
          </table:table-cell>
          <table:table-cell table:number-columns-repeated="3"/>
          <table:table-cell table:style-name="ce182" table:formula="of:=IFERROR([.T353]/[.N353]; &quot;&quot;)">
            <text:p/>
          </table:table-cell>
          <table:table-cell table:style-name="ce203" table:formula="of:=IFERROR(   IF( AND( [.G353]=&quot;Long&quot;;   [.P353]=[.K353])  ;  [.K353]*([.Q353]-[.L353])  ;    IF(  AND(  [.G353]=&quot;Short&quot;  ;   [.P353]=[.K353]   )   ;   [.K353]*([.L353]-[.Q353])   ;  &quot;&quot;)) ; &quot;&quot;)">
            <text:p/>
          </table:table-cell>
          <table:table-cell table:style-name="ce215" table:formula="of:=IF(ISNUMBER([.T353]); IF([.T353]&gt;=0; &quot;Win&quot;; &quot;Loss&quot;); &quot;&quot;)">
            <text:p/>
          </table:table-cell>
          <table:table-cell table:style-name="ce220" table:formula="of:=IF(ISNUMBER([.T353]); ROUND(([.R353]-[.J353])*60*24); &quot;&quot;)">
            <text:p/>
          </table:table-cell>
          <table:table-cell table:content-validation-name="val8"/>
          <table:table-cell table:number-columns-repeated="2"/>
          <table:table-cell table:style-name="ce239"/>
          <table:table-cell table:style-name="ce243" table:formula="of:=IFERROR(IF(ISBLANK([.Z353]); &quot;&quot;; IF([.$G353]=&quot;Long&quot;; ([.Z353]-[.$L353])*[.$K353]/[.$N353]; ([.$L353]-[.Z353])*[.$K353]/[.$N353])-[.$S353]); &quot;&quot;)">
            <text:p/>
          </table:table-cell>
          <table:table-cell/>
          <table:table-cell table:style-name="ce243" table:formula="of:=IFERROR(IF(ISBLANK([.AB353]); &quot;&quot;; IF([.$G353]=&quot;Long&quot;; ([.AB353]-[.$L353])*[.$K353]/[.$N353]; ([.$L353]-[.AB353])*[.$K353]/[.$N353])-[.$S353]); &quot;&quot;)">
            <text:p/>
          </table:table-cell>
          <table:table-cell/>
          <table:table-cell table:style-name="ce243" table:formula="of:=IFERROR(IF(ISBLANK([.AD353]); &quot;&quot;; IF([.$G353]=&quot;Long&quot;; ([.AD353]-[.$L353])*[.$K353]/[.$N353]; ([.$L353]-[.AD353])*[.$K353]/[.$N353])-[.$S353]); &quot;&quot;)">
            <text:p/>
          </table:table-cell>
          <table:table-cell table:number-columns-repeated="2"/>
          <table:table-cell table:formula="of:=IF(ISBLANK([.B353]); &quot;&quot;; DAY([.B353]))">
            <text:p/>
          </table:table-cell>
          <table:table-cell table:formula="of:=IF(ISBLANK([.B353]); &quot;&quot;; WEEKDAY([.B353]))">
            <text:p/>
          </table:table-cell>
          <table:table-cell table:formula="of:=IF(ISBLANK([.B353]); &quot;&quot;; WEEKNUM([.B353]))">
            <text:p/>
          </table:table-cell>
          <table:table-cell table:formula="of:=IF(ISBLANK([.B353]); &quot;&quot;; MONTH([.B353]))">
            <text:p/>
          </table:table-cell>
          <table:table-cell table:formula="of:=IF(ISBLANK([.L353]); &quot;&quot;; [.K353]*[.L353])">
            <text:p/>
          </table:table-cell>
          <table:table-cell table:formula="of:=IF(ISNUMBER([.AL353]); [.AL353]*0.0035; &quot;&quot;)">
            <text:p/>
          </table:table-cell>
          <table:table-cell table:formula="of:=IF(ISBLANK([.Q353]); &quot;&quot;; [.P353]*[.Q353])">
            <text:p/>
          </table:table-cell>
          <table:table-cell table:formula="of:=IF(ISNUMBER([.AN353]); [.AN353]*0.0035; &quot;&quot;)">
            <text:p/>
          </table:table-cell>
          <table:table-cell table:formula="of:=IF(ISBLANK([.Q353]); &quot;&quot;; SUM([.$S$3:.S353]))">
            <text:p/>
          </table:table-cell>
          <table:table-cell table:formula="of:=IF(ISBLANK([.R353]); &quot;&quot;; SUM([.$T$3:.T353]))">
            <text:p/>
          </table:table-cell>
          <table:table-cell table:formula="of:=IF(OR(ISBLANK([.J353]); ISBLANK([.R353])); &quot;&quot;;ROUND(([.R353]-[.J353])*60*24))">
            <text:p/>
          </table:table-cell>
          <table:table-cell table:number-columns-repeated="20"/>
        </table:table-row>
        <table:table-row table:style-name="ro2">
          <table:table-cell office:value-type="float" office:value="352" calcext:value-type="float">
            <text:p>35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54]=&quot;Long&quot; ; [.L354]-[Overview.$C$4]/[.K354]  ;  IF([.G354]=&quot;Short&quot;; [.L354]+[Overview.$C$4]/[.K354]; &quot;&quot;) ); &quot;&quot;)">
            <text:p/>
          </table:table-cell>
          <table:table-cell table:formula="of:=IFERROR(ABS([.M354]-[.L354])*[.K354]; &quot;&quot;)">
            <text:p/>
          </table:table-cell>
          <table:table-cell table:style-name="ce312" table:formula="of:=IFERROR(  IF([.G354]=&quot;Long&quot;;  [.L354]+[Overview.$C$4]/[.K354]  *  [Overview.$C$6]  ;  IF([.G354]=&quot;Short&quot;   ;  [.L354]-[Overview.$C$4]/[.K354]  * [Overview.$C$6]  ; &quot;&quot;  )  )   ; &quot;&quot;)">
            <text:p/>
          </table:table-cell>
          <table:table-cell table:number-columns-repeated="3"/>
          <table:table-cell table:style-name="ce182" table:formula="of:=IFERROR([.T354]/[.N354]; &quot;&quot;)">
            <text:p/>
          </table:table-cell>
          <table:table-cell table:style-name="ce203" table:formula="of:=IFERROR(   IF( AND( [.G354]=&quot;Long&quot;;   [.P354]=[.K354])  ;  [.K354]*([.Q354]-[.L354])  ;    IF(  AND(  [.G354]=&quot;Short&quot;  ;   [.P354]=[.K354]   )   ;   [.K354]*([.L354]-[.Q354])   ;  &quot;&quot;)) ; &quot;&quot;)">
            <text:p/>
          </table:table-cell>
          <table:table-cell table:style-name="ce215" table:formula="of:=IF(ISNUMBER([.T354]); IF([.T354]&gt;=0; &quot;Win&quot;; &quot;Loss&quot;); &quot;&quot;)">
            <text:p/>
          </table:table-cell>
          <table:table-cell table:style-name="ce220" table:formula="of:=IF(ISNUMBER([.T354]); ROUND(([.R354]-[.J354])*60*24); &quot;&quot;)">
            <text:p/>
          </table:table-cell>
          <table:table-cell table:content-validation-name="val8"/>
          <table:table-cell table:number-columns-repeated="2"/>
          <table:table-cell table:style-name="ce239"/>
          <table:table-cell table:style-name="ce243" table:formula="of:=IFERROR(IF(ISBLANK([.Z354]); &quot;&quot;; IF([.$G354]=&quot;Long&quot;; ([.Z354]-[.$L354])*[.$K354]/[.$N354]; ([.$L354]-[.Z354])*[.$K354]/[.$N354])-[.$S354]); &quot;&quot;)">
            <text:p/>
          </table:table-cell>
          <table:table-cell/>
          <table:table-cell table:style-name="ce243" table:formula="of:=IFERROR(IF(ISBLANK([.AB354]); &quot;&quot;; IF([.$G354]=&quot;Long&quot;; ([.AB354]-[.$L354])*[.$K354]/[.$N354]; ([.$L354]-[.AB354])*[.$K354]/[.$N354])-[.$S354]); &quot;&quot;)">
            <text:p/>
          </table:table-cell>
          <table:table-cell/>
          <table:table-cell table:style-name="ce243" table:formula="of:=IFERROR(IF(ISBLANK([.AD354]); &quot;&quot;; IF([.$G354]=&quot;Long&quot;; ([.AD354]-[.$L354])*[.$K354]/[.$N354]; ([.$L354]-[.AD354])*[.$K354]/[.$N354])-[.$S354]); &quot;&quot;)">
            <text:p/>
          </table:table-cell>
          <table:table-cell table:number-columns-repeated="2"/>
          <table:table-cell table:formula="of:=IF(ISBLANK([.B354]); &quot;&quot;; DAY([.B354]))">
            <text:p/>
          </table:table-cell>
          <table:table-cell table:formula="of:=IF(ISBLANK([.B354]); &quot;&quot;; WEEKDAY([.B354]))">
            <text:p/>
          </table:table-cell>
          <table:table-cell table:formula="of:=IF(ISBLANK([.B354]); &quot;&quot;; WEEKNUM([.B354]))">
            <text:p/>
          </table:table-cell>
          <table:table-cell table:formula="of:=IF(ISBLANK([.B354]); &quot;&quot;; MONTH([.B354]))">
            <text:p/>
          </table:table-cell>
          <table:table-cell table:formula="of:=IF(ISBLANK([.L354]); &quot;&quot;; [.K354]*[.L354])">
            <text:p/>
          </table:table-cell>
          <table:table-cell table:formula="of:=IF(ISNUMBER([.AL354]); [.AL354]*0.0035; &quot;&quot;)">
            <text:p/>
          </table:table-cell>
          <table:table-cell table:formula="of:=IF(ISBLANK([.Q354]); &quot;&quot;; [.P354]*[.Q354])">
            <text:p/>
          </table:table-cell>
          <table:table-cell table:formula="of:=IF(ISNUMBER([.AN354]); [.AN354]*0.0035; &quot;&quot;)">
            <text:p/>
          </table:table-cell>
          <table:table-cell table:formula="of:=IF(ISBLANK([.Q354]); &quot;&quot;; SUM([.$S$3:.S354]))">
            <text:p/>
          </table:table-cell>
          <table:table-cell table:formula="of:=IF(ISBLANK([.R354]); &quot;&quot;; SUM([.$T$3:.T354]))">
            <text:p/>
          </table:table-cell>
          <table:table-cell table:formula="of:=IF(OR(ISBLANK([.J354]); ISBLANK([.R354])); &quot;&quot;;ROUND(([.R354]-[.J354])*60*24))">
            <text:p/>
          </table:table-cell>
          <table:table-cell table:number-columns-repeated="20"/>
        </table:table-row>
        <table:table-row table:style-name="ro2">
          <table:table-cell office:value-type="float" office:value="353" calcext:value-type="float">
            <text:p>35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55]=&quot;Long&quot; ; [.L355]-[Overview.$C$4]/[.K355]  ;  IF([.G355]=&quot;Short&quot;; [.L355]+[Overview.$C$4]/[.K355]; &quot;&quot;) ); &quot;&quot;)">
            <text:p/>
          </table:table-cell>
          <table:table-cell table:formula="of:=IFERROR(ABS([.M355]-[.L355])*[.K355]; &quot;&quot;)">
            <text:p/>
          </table:table-cell>
          <table:table-cell table:style-name="ce312" table:formula="of:=IFERROR(  IF([.G355]=&quot;Long&quot;;  [.L355]+[Overview.$C$4]/[.K355]  *  [Overview.$C$6]  ;  IF([.G355]=&quot;Short&quot;   ;  [.L355]-[Overview.$C$4]/[.K355]  * [Overview.$C$6]  ; &quot;&quot;  )  )   ; &quot;&quot;)">
            <text:p/>
          </table:table-cell>
          <table:table-cell table:number-columns-repeated="3"/>
          <table:table-cell table:style-name="ce182" table:formula="of:=IFERROR([.T355]/[.N355]; &quot;&quot;)">
            <text:p/>
          </table:table-cell>
          <table:table-cell table:style-name="ce203" table:formula="of:=IFERROR(   IF( AND( [.G355]=&quot;Long&quot;;   [.P355]=[.K355])  ;  [.K355]*([.Q355]-[.L355])  ;    IF(  AND(  [.G355]=&quot;Short&quot;  ;   [.P355]=[.K355]   )   ;   [.K355]*([.L355]-[.Q355])   ;  &quot;&quot;)) ; &quot;&quot;)">
            <text:p/>
          </table:table-cell>
          <table:table-cell table:style-name="ce215" table:formula="of:=IF(ISNUMBER([.T355]); IF([.T355]&gt;=0; &quot;Win&quot;; &quot;Loss&quot;); &quot;&quot;)">
            <text:p/>
          </table:table-cell>
          <table:table-cell table:style-name="ce220" table:formula="of:=IF(ISNUMBER([.T355]); ROUND(([.R355]-[.J355])*60*24); &quot;&quot;)">
            <text:p/>
          </table:table-cell>
          <table:table-cell table:content-validation-name="val8"/>
          <table:table-cell table:number-columns-repeated="2"/>
          <table:table-cell table:style-name="ce239"/>
          <table:table-cell table:style-name="ce243" table:formula="of:=IFERROR(IF(ISBLANK([.Z355]); &quot;&quot;; IF([.$G355]=&quot;Long&quot;; ([.Z355]-[.$L355])*[.$K355]/[.$N355]; ([.$L355]-[.Z355])*[.$K355]/[.$N355])-[.$S355]); &quot;&quot;)">
            <text:p/>
          </table:table-cell>
          <table:table-cell/>
          <table:table-cell table:style-name="ce243" table:formula="of:=IFERROR(IF(ISBLANK([.AB355]); &quot;&quot;; IF([.$G355]=&quot;Long&quot;; ([.AB355]-[.$L355])*[.$K355]/[.$N355]; ([.$L355]-[.AB355])*[.$K355]/[.$N355])-[.$S355]); &quot;&quot;)">
            <text:p/>
          </table:table-cell>
          <table:table-cell/>
          <table:table-cell table:style-name="ce243" table:formula="of:=IFERROR(IF(ISBLANK([.AD355]); &quot;&quot;; IF([.$G355]=&quot;Long&quot;; ([.AD355]-[.$L355])*[.$K355]/[.$N355]; ([.$L355]-[.AD355])*[.$K355]/[.$N355])-[.$S355]); &quot;&quot;)">
            <text:p/>
          </table:table-cell>
          <table:table-cell table:number-columns-repeated="2"/>
          <table:table-cell table:formula="of:=IF(ISBLANK([.B355]); &quot;&quot;; DAY([.B355]))">
            <text:p/>
          </table:table-cell>
          <table:table-cell table:formula="of:=IF(ISBLANK([.B355]); &quot;&quot;; WEEKDAY([.B355]))">
            <text:p/>
          </table:table-cell>
          <table:table-cell table:formula="of:=IF(ISBLANK([.B355]); &quot;&quot;; WEEKNUM([.B355]))">
            <text:p/>
          </table:table-cell>
          <table:table-cell table:formula="of:=IF(ISBLANK([.B355]); &quot;&quot;; MONTH([.B355]))">
            <text:p/>
          </table:table-cell>
          <table:table-cell table:formula="of:=IF(ISBLANK([.L355]); &quot;&quot;; [.K355]*[.L355])">
            <text:p/>
          </table:table-cell>
          <table:table-cell table:formula="of:=IF(ISNUMBER([.AL355]); [.AL355]*0.0035; &quot;&quot;)">
            <text:p/>
          </table:table-cell>
          <table:table-cell table:formula="of:=IF(ISBLANK([.Q355]); &quot;&quot;; [.P355]*[.Q355])">
            <text:p/>
          </table:table-cell>
          <table:table-cell table:formula="of:=IF(ISNUMBER([.AN355]); [.AN355]*0.0035; &quot;&quot;)">
            <text:p/>
          </table:table-cell>
          <table:table-cell table:formula="of:=IF(ISBLANK([.Q355]); &quot;&quot;; SUM([.$S$3:.S355]))">
            <text:p/>
          </table:table-cell>
          <table:table-cell table:formula="of:=IF(ISBLANK([.R355]); &quot;&quot;; SUM([.$T$3:.T355]))">
            <text:p/>
          </table:table-cell>
          <table:table-cell table:formula="of:=IF(OR(ISBLANK([.J355]); ISBLANK([.R355])); &quot;&quot;;ROUND(([.R355]-[.J355])*60*24))">
            <text:p/>
          </table:table-cell>
          <table:table-cell table:number-columns-repeated="20"/>
        </table:table-row>
        <table:table-row table:style-name="ro2">
          <table:table-cell office:value-type="float" office:value="354" calcext:value-type="float">
            <text:p>35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56]=&quot;Long&quot; ; [.L356]-[Overview.$C$4]/[.K356]  ;  IF([.G356]=&quot;Short&quot;; [.L356]+[Overview.$C$4]/[.K356]; &quot;&quot;) ); &quot;&quot;)">
            <text:p/>
          </table:table-cell>
          <table:table-cell table:formula="of:=IFERROR(ABS([.M356]-[.L356])*[.K356]; &quot;&quot;)">
            <text:p/>
          </table:table-cell>
          <table:table-cell table:style-name="ce312" table:formula="of:=IFERROR(  IF([.G356]=&quot;Long&quot;;  [.L356]+[Overview.$C$4]/[.K356]  *  [Overview.$C$6]  ;  IF([.G356]=&quot;Short&quot;   ;  [.L356]-[Overview.$C$4]/[.K356]  * [Overview.$C$6]  ; &quot;&quot;  )  )   ; &quot;&quot;)">
            <text:p/>
          </table:table-cell>
          <table:table-cell table:number-columns-repeated="3"/>
          <table:table-cell table:style-name="ce182" table:formula="of:=IFERROR([.T356]/[.N356]; &quot;&quot;)">
            <text:p/>
          </table:table-cell>
          <table:table-cell table:style-name="ce203" table:formula="of:=IFERROR(   IF( AND( [.G356]=&quot;Long&quot;;   [.P356]=[.K356])  ;  [.K356]*([.Q356]-[.L356])  ;    IF(  AND(  [.G356]=&quot;Short&quot;  ;   [.P356]=[.K356]   )   ;   [.K356]*([.L356]-[.Q356])   ;  &quot;&quot;)) ; &quot;&quot;)">
            <text:p/>
          </table:table-cell>
          <table:table-cell table:style-name="ce215" table:formula="of:=IF(ISNUMBER([.T356]); IF([.T356]&gt;=0; &quot;Win&quot;; &quot;Loss&quot;); &quot;&quot;)">
            <text:p/>
          </table:table-cell>
          <table:table-cell table:style-name="ce220" table:formula="of:=IF(ISNUMBER([.T356]); ROUND(([.R356]-[.J356])*60*24); &quot;&quot;)">
            <text:p/>
          </table:table-cell>
          <table:table-cell table:content-validation-name="val8"/>
          <table:table-cell table:number-columns-repeated="2"/>
          <table:table-cell table:style-name="ce239"/>
          <table:table-cell table:style-name="ce243" table:formula="of:=IFERROR(IF(ISBLANK([.Z356]); &quot;&quot;; IF([.$G356]=&quot;Long&quot;; ([.Z356]-[.$L356])*[.$K356]/[.$N356]; ([.$L356]-[.Z356])*[.$K356]/[.$N356])-[.$S356]); &quot;&quot;)">
            <text:p/>
          </table:table-cell>
          <table:table-cell/>
          <table:table-cell table:style-name="ce243" table:formula="of:=IFERROR(IF(ISBLANK([.AB356]); &quot;&quot;; IF([.$G356]=&quot;Long&quot;; ([.AB356]-[.$L356])*[.$K356]/[.$N356]; ([.$L356]-[.AB356])*[.$K356]/[.$N356])-[.$S356]); &quot;&quot;)">
            <text:p/>
          </table:table-cell>
          <table:table-cell/>
          <table:table-cell table:style-name="ce243" table:formula="of:=IFERROR(IF(ISBLANK([.AD356]); &quot;&quot;; IF([.$G356]=&quot;Long&quot;; ([.AD356]-[.$L356])*[.$K356]/[.$N356]; ([.$L356]-[.AD356])*[.$K356]/[.$N356])-[.$S356]); &quot;&quot;)">
            <text:p/>
          </table:table-cell>
          <table:table-cell table:number-columns-repeated="2"/>
          <table:table-cell table:formula="of:=IF(ISBLANK([.B356]); &quot;&quot;; DAY([.B356]))">
            <text:p/>
          </table:table-cell>
          <table:table-cell table:formula="of:=IF(ISBLANK([.B356]); &quot;&quot;; WEEKDAY([.B356]))">
            <text:p/>
          </table:table-cell>
          <table:table-cell table:formula="of:=IF(ISBLANK([.B356]); &quot;&quot;; WEEKNUM([.B356]))">
            <text:p/>
          </table:table-cell>
          <table:table-cell table:formula="of:=IF(ISBLANK([.B356]); &quot;&quot;; MONTH([.B356]))">
            <text:p/>
          </table:table-cell>
          <table:table-cell table:formula="of:=IF(ISBLANK([.L356]); &quot;&quot;; [.K356]*[.L356])">
            <text:p/>
          </table:table-cell>
          <table:table-cell table:formula="of:=IF(ISNUMBER([.AL356]); [.AL356]*0.0035; &quot;&quot;)">
            <text:p/>
          </table:table-cell>
          <table:table-cell table:formula="of:=IF(ISBLANK([.Q356]); &quot;&quot;; [.P356]*[.Q356])">
            <text:p/>
          </table:table-cell>
          <table:table-cell table:formula="of:=IF(ISNUMBER([.AN356]); [.AN356]*0.0035; &quot;&quot;)">
            <text:p/>
          </table:table-cell>
          <table:table-cell table:formula="of:=IF(ISBLANK([.Q356]); &quot;&quot;; SUM([.$S$3:.S356]))">
            <text:p/>
          </table:table-cell>
          <table:table-cell table:formula="of:=IF(ISBLANK([.R356]); &quot;&quot;; SUM([.$T$3:.T356]))">
            <text:p/>
          </table:table-cell>
          <table:table-cell table:formula="of:=IF(OR(ISBLANK([.J356]); ISBLANK([.R356])); &quot;&quot;;ROUND(([.R356]-[.J356])*60*24))">
            <text:p/>
          </table:table-cell>
          <table:table-cell table:number-columns-repeated="20"/>
        </table:table-row>
        <table:table-row table:style-name="ro2">
          <table:table-cell office:value-type="float" office:value="355" calcext:value-type="float">
            <text:p>35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57]=&quot;Long&quot; ; [.L357]-[Overview.$C$4]/[.K357]  ;  IF([.G357]=&quot;Short&quot;; [.L357]+[Overview.$C$4]/[.K357]; &quot;&quot;) ); &quot;&quot;)">
            <text:p/>
          </table:table-cell>
          <table:table-cell table:formula="of:=IFERROR(ABS([.M357]-[.L357])*[.K357]; &quot;&quot;)">
            <text:p/>
          </table:table-cell>
          <table:table-cell table:style-name="ce312" table:formula="of:=IFERROR(  IF([.G357]=&quot;Long&quot;;  [.L357]+[Overview.$C$4]/[.K357]  *  [Overview.$C$6]  ;  IF([.G357]=&quot;Short&quot;   ;  [.L357]-[Overview.$C$4]/[.K357]  * [Overview.$C$6]  ; &quot;&quot;  )  )   ; &quot;&quot;)">
            <text:p/>
          </table:table-cell>
          <table:table-cell table:number-columns-repeated="3"/>
          <table:table-cell table:style-name="ce182" table:formula="of:=IFERROR([.T357]/[.N357]; &quot;&quot;)">
            <text:p/>
          </table:table-cell>
          <table:table-cell table:style-name="ce203" table:formula="of:=IFERROR(   IF( AND( [.G357]=&quot;Long&quot;;   [.P357]=[.K357])  ;  [.K357]*([.Q357]-[.L357])  ;    IF(  AND(  [.G357]=&quot;Short&quot;  ;   [.P357]=[.K357]   )   ;   [.K357]*([.L357]-[.Q357])   ;  &quot;&quot;)) ; &quot;&quot;)">
            <text:p/>
          </table:table-cell>
          <table:table-cell table:style-name="ce215" table:formula="of:=IF(ISNUMBER([.T357]); IF([.T357]&gt;=0; &quot;Win&quot;; &quot;Loss&quot;); &quot;&quot;)">
            <text:p/>
          </table:table-cell>
          <table:table-cell table:style-name="ce220" table:formula="of:=IF(ISNUMBER([.T357]); ROUND(([.R357]-[.J357])*60*24); &quot;&quot;)">
            <text:p/>
          </table:table-cell>
          <table:table-cell table:content-validation-name="val8"/>
          <table:table-cell table:number-columns-repeated="2"/>
          <table:table-cell table:style-name="ce239"/>
          <table:table-cell table:style-name="ce243" table:formula="of:=IFERROR(IF(ISBLANK([.Z357]); &quot;&quot;; IF([.$G357]=&quot;Long&quot;; ([.Z357]-[.$L357])*[.$K357]/[.$N357]; ([.$L357]-[.Z357])*[.$K357]/[.$N357])-[.$S357]); &quot;&quot;)">
            <text:p/>
          </table:table-cell>
          <table:table-cell/>
          <table:table-cell table:style-name="ce243" table:formula="of:=IFERROR(IF(ISBLANK([.AB357]); &quot;&quot;; IF([.$G357]=&quot;Long&quot;; ([.AB357]-[.$L357])*[.$K357]/[.$N357]; ([.$L357]-[.AB357])*[.$K357]/[.$N357])-[.$S357]); &quot;&quot;)">
            <text:p/>
          </table:table-cell>
          <table:table-cell/>
          <table:table-cell table:style-name="ce243" table:formula="of:=IFERROR(IF(ISBLANK([.AD357]); &quot;&quot;; IF([.$G357]=&quot;Long&quot;; ([.AD357]-[.$L357])*[.$K357]/[.$N357]; ([.$L357]-[.AD357])*[.$K357]/[.$N357])-[.$S357]); &quot;&quot;)">
            <text:p/>
          </table:table-cell>
          <table:table-cell table:number-columns-repeated="2"/>
          <table:table-cell table:formula="of:=IF(ISBLANK([.B357]); &quot;&quot;; DAY([.B357]))">
            <text:p/>
          </table:table-cell>
          <table:table-cell table:formula="of:=IF(ISBLANK([.B357]); &quot;&quot;; WEEKDAY([.B357]))">
            <text:p/>
          </table:table-cell>
          <table:table-cell table:formula="of:=IF(ISBLANK([.B357]); &quot;&quot;; WEEKNUM([.B357]))">
            <text:p/>
          </table:table-cell>
          <table:table-cell table:formula="of:=IF(ISBLANK([.B357]); &quot;&quot;; MONTH([.B357]))">
            <text:p/>
          </table:table-cell>
          <table:table-cell table:formula="of:=IF(ISBLANK([.L357]); &quot;&quot;; [.K357]*[.L357])">
            <text:p/>
          </table:table-cell>
          <table:table-cell table:formula="of:=IF(ISNUMBER([.AL357]); [.AL357]*0.0035; &quot;&quot;)">
            <text:p/>
          </table:table-cell>
          <table:table-cell table:formula="of:=IF(ISBLANK([.Q357]); &quot;&quot;; [.P357]*[.Q357])">
            <text:p/>
          </table:table-cell>
          <table:table-cell table:formula="of:=IF(ISNUMBER([.AN357]); [.AN357]*0.0035; &quot;&quot;)">
            <text:p/>
          </table:table-cell>
          <table:table-cell table:formula="of:=IF(ISBLANK([.Q357]); &quot;&quot;; SUM([.$S$3:.S357]))">
            <text:p/>
          </table:table-cell>
          <table:table-cell table:formula="of:=IF(ISBLANK([.R357]); &quot;&quot;; SUM([.$T$3:.T357]))">
            <text:p/>
          </table:table-cell>
          <table:table-cell table:formula="of:=IF(OR(ISBLANK([.J357]); ISBLANK([.R357])); &quot;&quot;;ROUND(([.R357]-[.J357])*60*24))">
            <text:p/>
          </table:table-cell>
          <table:table-cell table:number-columns-repeated="20"/>
        </table:table-row>
        <table:table-row table:style-name="ro2">
          <table:table-cell office:value-type="float" office:value="356" calcext:value-type="float">
            <text:p>35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58]=&quot;Long&quot; ; [.L358]-[Overview.$C$4]/[.K358]  ;  IF([.G358]=&quot;Short&quot;; [.L358]+[Overview.$C$4]/[.K358]; &quot;&quot;) ); &quot;&quot;)">
            <text:p/>
          </table:table-cell>
          <table:table-cell table:formula="of:=IFERROR(ABS([.M358]-[.L358])*[.K358]; &quot;&quot;)">
            <text:p/>
          </table:table-cell>
          <table:table-cell table:style-name="ce312" table:formula="of:=IFERROR(  IF([.G358]=&quot;Long&quot;;  [.L358]+[Overview.$C$4]/[.K358]  *  [Overview.$C$6]  ;  IF([.G358]=&quot;Short&quot;   ;  [.L358]-[Overview.$C$4]/[.K358]  * [Overview.$C$6]  ; &quot;&quot;  )  )   ; &quot;&quot;)">
            <text:p/>
          </table:table-cell>
          <table:table-cell table:number-columns-repeated="3"/>
          <table:table-cell table:style-name="ce182" table:formula="of:=IFERROR([.T358]/[.N358]; &quot;&quot;)">
            <text:p/>
          </table:table-cell>
          <table:table-cell table:style-name="ce203" table:formula="of:=IFERROR(   IF( AND( [.G358]=&quot;Long&quot;;   [.P358]=[.K358])  ;  [.K358]*([.Q358]-[.L358])  ;    IF(  AND(  [.G358]=&quot;Short&quot;  ;   [.P358]=[.K358]   )   ;   [.K358]*([.L358]-[.Q358])   ;  &quot;&quot;)) ; &quot;&quot;)">
            <text:p/>
          </table:table-cell>
          <table:table-cell table:style-name="ce215" table:formula="of:=IF(ISNUMBER([.T358]); IF([.T358]&gt;=0; &quot;Win&quot;; &quot;Loss&quot;); &quot;&quot;)">
            <text:p/>
          </table:table-cell>
          <table:table-cell table:style-name="ce220" table:formula="of:=IF(ISNUMBER([.T358]); ROUND(([.R358]-[.J358])*60*24); &quot;&quot;)">
            <text:p/>
          </table:table-cell>
          <table:table-cell table:content-validation-name="val8"/>
          <table:table-cell table:number-columns-repeated="2"/>
          <table:table-cell table:style-name="ce239"/>
          <table:table-cell table:style-name="ce243" table:formula="of:=IFERROR(IF(ISBLANK([.Z358]); &quot;&quot;; IF([.$G358]=&quot;Long&quot;; ([.Z358]-[.$L358])*[.$K358]/[.$N358]; ([.$L358]-[.Z358])*[.$K358]/[.$N358])-[.$S358]); &quot;&quot;)">
            <text:p/>
          </table:table-cell>
          <table:table-cell/>
          <table:table-cell table:style-name="ce243" table:formula="of:=IFERROR(IF(ISBLANK([.AB358]); &quot;&quot;; IF([.$G358]=&quot;Long&quot;; ([.AB358]-[.$L358])*[.$K358]/[.$N358]; ([.$L358]-[.AB358])*[.$K358]/[.$N358])-[.$S358]); &quot;&quot;)">
            <text:p/>
          </table:table-cell>
          <table:table-cell/>
          <table:table-cell table:style-name="ce243" table:formula="of:=IFERROR(IF(ISBLANK([.AD358]); &quot;&quot;; IF([.$G358]=&quot;Long&quot;; ([.AD358]-[.$L358])*[.$K358]/[.$N358]; ([.$L358]-[.AD358])*[.$K358]/[.$N358])-[.$S358]); &quot;&quot;)">
            <text:p/>
          </table:table-cell>
          <table:table-cell table:number-columns-repeated="2"/>
          <table:table-cell table:formula="of:=IF(ISBLANK([.B358]); &quot;&quot;; DAY([.B358]))">
            <text:p/>
          </table:table-cell>
          <table:table-cell table:formula="of:=IF(ISBLANK([.B358]); &quot;&quot;; WEEKDAY([.B358]))">
            <text:p/>
          </table:table-cell>
          <table:table-cell table:formula="of:=IF(ISBLANK([.B358]); &quot;&quot;; WEEKNUM([.B358]))">
            <text:p/>
          </table:table-cell>
          <table:table-cell table:formula="of:=IF(ISBLANK([.B358]); &quot;&quot;; MONTH([.B358]))">
            <text:p/>
          </table:table-cell>
          <table:table-cell table:formula="of:=IF(ISBLANK([.L358]); &quot;&quot;; [.K358]*[.L358])">
            <text:p/>
          </table:table-cell>
          <table:table-cell table:formula="of:=IF(ISNUMBER([.AL358]); [.AL358]*0.0035; &quot;&quot;)">
            <text:p/>
          </table:table-cell>
          <table:table-cell table:formula="of:=IF(ISBLANK([.Q358]); &quot;&quot;; [.P358]*[.Q358])">
            <text:p/>
          </table:table-cell>
          <table:table-cell table:formula="of:=IF(ISNUMBER([.AN358]); [.AN358]*0.0035; &quot;&quot;)">
            <text:p/>
          </table:table-cell>
          <table:table-cell table:formula="of:=IF(ISBLANK([.Q358]); &quot;&quot;; SUM([.$S$3:.S358]))">
            <text:p/>
          </table:table-cell>
          <table:table-cell table:formula="of:=IF(ISBLANK([.R358]); &quot;&quot;; SUM([.$T$3:.T358]))">
            <text:p/>
          </table:table-cell>
          <table:table-cell table:formula="of:=IF(OR(ISBLANK([.J358]); ISBLANK([.R358])); &quot;&quot;;ROUND(([.R358]-[.J358])*60*24))">
            <text:p/>
          </table:table-cell>
          <table:table-cell table:number-columns-repeated="20"/>
        </table:table-row>
        <table:table-row table:style-name="ro2">
          <table:table-cell office:value-type="float" office:value="357" calcext:value-type="float">
            <text:p>35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59]=&quot;Long&quot; ; [.L359]-[Overview.$C$4]/[.K359]  ;  IF([.G359]=&quot;Short&quot;; [.L359]+[Overview.$C$4]/[.K359]; &quot;&quot;) ); &quot;&quot;)">
            <text:p/>
          </table:table-cell>
          <table:table-cell table:formula="of:=IFERROR(ABS([.M359]-[.L359])*[.K359]; &quot;&quot;)">
            <text:p/>
          </table:table-cell>
          <table:table-cell table:style-name="ce312" table:formula="of:=IFERROR(  IF([.G359]=&quot;Long&quot;;  [.L359]+[Overview.$C$4]/[.K359]  *  [Overview.$C$6]  ;  IF([.G359]=&quot;Short&quot;   ;  [.L359]-[Overview.$C$4]/[.K359]  * [Overview.$C$6]  ; &quot;&quot;  )  )   ; &quot;&quot;)">
            <text:p/>
          </table:table-cell>
          <table:table-cell table:number-columns-repeated="3"/>
          <table:table-cell table:style-name="ce182" table:formula="of:=IFERROR([.T359]/[.N359]; &quot;&quot;)">
            <text:p/>
          </table:table-cell>
          <table:table-cell table:style-name="ce203" table:formula="of:=IFERROR(   IF( AND( [.G359]=&quot;Long&quot;;   [.P359]=[.K359])  ;  [.K359]*([.Q359]-[.L359])  ;    IF(  AND(  [.G359]=&quot;Short&quot;  ;   [.P359]=[.K359]   )   ;   [.K359]*([.L359]-[.Q359])   ;  &quot;&quot;)) ; &quot;&quot;)">
            <text:p/>
          </table:table-cell>
          <table:table-cell table:style-name="ce215" table:formula="of:=IF(ISNUMBER([.T359]); IF([.T359]&gt;=0; &quot;Win&quot;; &quot;Loss&quot;); &quot;&quot;)">
            <text:p/>
          </table:table-cell>
          <table:table-cell table:style-name="ce220" table:formula="of:=IF(ISNUMBER([.T359]); ROUND(([.R359]-[.J359])*60*24); &quot;&quot;)">
            <text:p/>
          </table:table-cell>
          <table:table-cell table:content-validation-name="val8"/>
          <table:table-cell table:number-columns-repeated="2"/>
          <table:table-cell table:style-name="ce239"/>
          <table:table-cell table:style-name="ce243" table:formula="of:=IFERROR(IF(ISBLANK([.Z359]); &quot;&quot;; IF([.$G359]=&quot;Long&quot;; ([.Z359]-[.$L359])*[.$K359]/[.$N359]; ([.$L359]-[.Z359])*[.$K359]/[.$N359])-[.$S359]); &quot;&quot;)">
            <text:p/>
          </table:table-cell>
          <table:table-cell/>
          <table:table-cell table:style-name="ce243" table:formula="of:=IFERROR(IF(ISBLANK([.AB359]); &quot;&quot;; IF([.$G359]=&quot;Long&quot;; ([.AB359]-[.$L359])*[.$K359]/[.$N359]; ([.$L359]-[.AB359])*[.$K359]/[.$N359])-[.$S359]); &quot;&quot;)">
            <text:p/>
          </table:table-cell>
          <table:table-cell/>
          <table:table-cell table:style-name="ce243" table:formula="of:=IFERROR(IF(ISBLANK([.AD359]); &quot;&quot;; IF([.$G359]=&quot;Long&quot;; ([.AD359]-[.$L359])*[.$K359]/[.$N359]; ([.$L359]-[.AD359])*[.$K359]/[.$N359])-[.$S359]); &quot;&quot;)">
            <text:p/>
          </table:table-cell>
          <table:table-cell table:number-columns-repeated="2"/>
          <table:table-cell table:formula="of:=IF(ISBLANK([.B359]); &quot;&quot;; DAY([.B359]))">
            <text:p/>
          </table:table-cell>
          <table:table-cell table:formula="of:=IF(ISBLANK([.B359]); &quot;&quot;; WEEKDAY([.B359]))">
            <text:p/>
          </table:table-cell>
          <table:table-cell table:formula="of:=IF(ISBLANK([.B359]); &quot;&quot;; WEEKNUM([.B359]))">
            <text:p/>
          </table:table-cell>
          <table:table-cell table:formula="of:=IF(ISBLANK([.B359]); &quot;&quot;; MONTH([.B359]))">
            <text:p/>
          </table:table-cell>
          <table:table-cell table:formula="of:=IF(ISBLANK([.L359]); &quot;&quot;; [.K359]*[.L359])">
            <text:p/>
          </table:table-cell>
          <table:table-cell table:formula="of:=IF(ISNUMBER([.AL359]); [.AL359]*0.0035; &quot;&quot;)">
            <text:p/>
          </table:table-cell>
          <table:table-cell table:formula="of:=IF(ISBLANK([.Q359]); &quot;&quot;; [.P359]*[.Q359])">
            <text:p/>
          </table:table-cell>
          <table:table-cell table:formula="of:=IF(ISNUMBER([.AN359]); [.AN359]*0.0035; &quot;&quot;)">
            <text:p/>
          </table:table-cell>
          <table:table-cell table:formula="of:=IF(ISBLANK([.Q359]); &quot;&quot;; SUM([.$S$3:.S359]))">
            <text:p/>
          </table:table-cell>
          <table:table-cell table:formula="of:=IF(ISBLANK([.R359]); &quot;&quot;; SUM([.$T$3:.T359]))">
            <text:p/>
          </table:table-cell>
          <table:table-cell table:formula="of:=IF(OR(ISBLANK([.J359]); ISBLANK([.R359])); &quot;&quot;;ROUND(([.R359]-[.J359])*60*24))">
            <text:p/>
          </table:table-cell>
          <table:table-cell table:number-columns-repeated="20"/>
        </table:table-row>
        <table:table-row table:style-name="ro2">
          <table:table-cell office:value-type="float" office:value="358" calcext:value-type="float">
            <text:p>35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60]=&quot;Long&quot; ; [.L360]-[Overview.$C$4]/[.K360]  ;  IF([.G360]=&quot;Short&quot;; [.L360]+[Overview.$C$4]/[.K360]; &quot;&quot;) ); &quot;&quot;)">
            <text:p/>
          </table:table-cell>
          <table:table-cell table:formula="of:=IFERROR(ABS([.M360]-[.L360])*[.K360]; &quot;&quot;)">
            <text:p/>
          </table:table-cell>
          <table:table-cell table:style-name="ce312" table:formula="of:=IFERROR(  IF([.G360]=&quot;Long&quot;;  [.L360]+[Overview.$C$4]/[.K360]  *  [Overview.$C$6]  ;  IF([.G360]=&quot;Short&quot;   ;  [.L360]-[Overview.$C$4]/[.K360]  * [Overview.$C$6]  ; &quot;&quot;  )  )   ; &quot;&quot;)">
            <text:p/>
          </table:table-cell>
          <table:table-cell table:number-columns-repeated="3"/>
          <table:table-cell table:style-name="ce182" table:formula="of:=IFERROR([.T360]/[.N360]; &quot;&quot;)">
            <text:p/>
          </table:table-cell>
          <table:table-cell table:style-name="ce203" table:formula="of:=IFERROR(   IF( AND( [.G360]=&quot;Long&quot;;   [.P360]=[.K360])  ;  [.K360]*([.Q360]-[.L360])  ;    IF(  AND(  [.G360]=&quot;Short&quot;  ;   [.P360]=[.K360]   )   ;   [.K360]*([.L360]-[.Q360])   ;  &quot;&quot;)) ; &quot;&quot;)">
            <text:p/>
          </table:table-cell>
          <table:table-cell table:style-name="ce215" table:formula="of:=IF(ISNUMBER([.T360]); IF([.T360]&gt;=0; &quot;Win&quot;; &quot;Loss&quot;); &quot;&quot;)">
            <text:p/>
          </table:table-cell>
          <table:table-cell table:style-name="ce220" table:formula="of:=IF(ISNUMBER([.T360]); ROUND(([.R360]-[.J360])*60*24); &quot;&quot;)">
            <text:p/>
          </table:table-cell>
          <table:table-cell table:content-validation-name="val8"/>
          <table:table-cell table:number-columns-repeated="2"/>
          <table:table-cell table:style-name="ce239"/>
          <table:table-cell table:style-name="ce243" table:formula="of:=IFERROR(IF(ISBLANK([.Z360]); &quot;&quot;; IF([.$G360]=&quot;Long&quot;; ([.Z360]-[.$L360])*[.$K360]/[.$N360]; ([.$L360]-[.Z360])*[.$K360]/[.$N360])-[.$S360]); &quot;&quot;)">
            <text:p/>
          </table:table-cell>
          <table:table-cell/>
          <table:table-cell table:style-name="ce243" table:formula="of:=IFERROR(IF(ISBLANK([.AB360]); &quot;&quot;; IF([.$G360]=&quot;Long&quot;; ([.AB360]-[.$L360])*[.$K360]/[.$N360]; ([.$L360]-[.AB360])*[.$K360]/[.$N360])-[.$S360]); &quot;&quot;)">
            <text:p/>
          </table:table-cell>
          <table:table-cell/>
          <table:table-cell table:style-name="ce243" table:formula="of:=IFERROR(IF(ISBLANK([.AD360]); &quot;&quot;; IF([.$G360]=&quot;Long&quot;; ([.AD360]-[.$L360])*[.$K360]/[.$N360]; ([.$L360]-[.AD360])*[.$K360]/[.$N360])-[.$S360]); &quot;&quot;)">
            <text:p/>
          </table:table-cell>
          <table:table-cell table:number-columns-repeated="2"/>
          <table:table-cell table:formula="of:=IF(ISBLANK([.B360]); &quot;&quot;; DAY([.B360]))">
            <text:p/>
          </table:table-cell>
          <table:table-cell table:formula="of:=IF(ISBLANK([.B360]); &quot;&quot;; WEEKDAY([.B360]))">
            <text:p/>
          </table:table-cell>
          <table:table-cell table:formula="of:=IF(ISBLANK([.B360]); &quot;&quot;; WEEKNUM([.B360]))">
            <text:p/>
          </table:table-cell>
          <table:table-cell table:formula="of:=IF(ISBLANK([.B360]); &quot;&quot;; MONTH([.B360]))">
            <text:p/>
          </table:table-cell>
          <table:table-cell table:formula="of:=IF(ISBLANK([.L360]); &quot;&quot;; [.K360]*[.L360])">
            <text:p/>
          </table:table-cell>
          <table:table-cell table:formula="of:=IF(ISNUMBER([.AL360]); [.AL360]*0.0035; &quot;&quot;)">
            <text:p/>
          </table:table-cell>
          <table:table-cell table:formula="of:=IF(ISBLANK([.Q360]); &quot;&quot;; [.P360]*[.Q360])">
            <text:p/>
          </table:table-cell>
          <table:table-cell table:formula="of:=IF(ISNUMBER([.AN360]); [.AN360]*0.0035; &quot;&quot;)">
            <text:p/>
          </table:table-cell>
          <table:table-cell table:formula="of:=IF(ISBLANK([.Q360]); &quot;&quot;; SUM([.$S$3:.S360]))">
            <text:p/>
          </table:table-cell>
          <table:table-cell table:formula="of:=IF(ISBLANK([.R360]); &quot;&quot;; SUM([.$T$3:.T360]))">
            <text:p/>
          </table:table-cell>
          <table:table-cell table:formula="of:=IF(OR(ISBLANK([.J360]); ISBLANK([.R360])); &quot;&quot;;ROUND(([.R360]-[.J360])*60*24))">
            <text:p/>
          </table:table-cell>
          <table:table-cell table:number-columns-repeated="20"/>
        </table:table-row>
        <table:table-row table:style-name="ro2">
          <table:table-cell office:value-type="float" office:value="359" calcext:value-type="float">
            <text:p>35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61]=&quot;Long&quot; ; [.L361]-[Overview.$C$4]/[.K361]  ;  IF([.G361]=&quot;Short&quot;; [.L361]+[Overview.$C$4]/[.K361]; &quot;&quot;) ); &quot;&quot;)">
            <text:p/>
          </table:table-cell>
          <table:table-cell table:formula="of:=IFERROR(ABS([.M361]-[.L361])*[.K361]; &quot;&quot;)">
            <text:p/>
          </table:table-cell>
          <table:table-cell table:style-name="ce312" table:formula="of:=IFERROR(  IF([.G361]=&quot;Long&quot;;  [.L361]+[Overview.$C$4]/[.K361]  *  [Overview.$C$6]  ;  IF([.G361]=&quot;Short&quot;   ;  [.L361]-[Overview.$C$4]/[.K361]  * [Overview.$C$6]  ; &quot;&quot;  )  )   ; &quot;&quot;)">
            <text:p/>
          </table:table-cell>
          <table:table-cell table:number-columns-repeated="3"/>
          <table:table-cell table:style-name="ce182" table:formula="of:=IFERROR([.T361]/[.N361]; &quot;&quot;)">
            <text:p/>
          </table:table-cell>
          <table:table-cell table:style-name="ce203" table:formula="of:=IFERROR(   IF( AND( [.G361]=&quot;Long&quot;;   [.P361]=[.K361])  ;  [.K361]*([.Q361]-[.L361])  ;    IF(  AND(  [.G361]=&quot;Short&quot;  ;   [.P361]=[.K361]   )   ;   [.K361]*([.L361]-[.Q361])   ;  &quot;&quot;)) ; &quot;&quot;)">
            <text:p/>
          </table:table-cell>
          <table:table-cell table:style-name="ce215" table:formula="of:=IF(ISNUMBER([.T361]); IF([.T361]&gt;=0; &quot;Win&quot;; &quot;Loss&quot;); &quot;&quot;)">
            <text:p/>
          </table:table-cell>
          <table:table-cell table:style-name="ce220" table:formula="of:=IF(ISNUMBER([.T361]); ROUND(([.R361]-[.J361])*60*24); &quot;&quot;)">
            <text:p/>
          </table:table-cell>
          <table:table-cell table:content-validation-name="val8"/>
          <table:table-cell table:number-columns-repeated="2"/>
          <table:table-cell table:style-name="ce239"/>
          <table:table-cell table:style-name="ce243" table:formula="of:=IFERROR(IF(ISBLANK([.Z361]); &quot;&quot;; IF([.$G361]=&quot;Long&quot;; ([.Z361]-[.$L361])*[.$K361]/[.$N361]; ([.$L361]-[.Z361])*[.$K361]/[.$N361])-[.$S361]); &quot;&quot;)">
            <text:p/>
          </table:table-cell>
          <table:table-cell/>
          <table:table-cell table:style-name="ce243" table:formula="of:=IFERROR(IF(ISBLANK([.AB361]); &quot;&quot;; IF([.$G361]=&quot;Long&quot;; ([.AB361]-[.$L361])*[.$K361]/[.$N361]; ([.$L361]-[.AB361])*[.$K361]/[.$N361])-[.$S361]); &quot;&quot;)">
            <text:p/>
          </table:table-cell>
          <table:table-cell/>
          <table:table-cell table:style-name="ce243" table:formula="of:=IFERROR(IF(ISBLANK([.AD361]); &quot;&quot;; IF([.$G361]=&quot;Long&quot;; ([.AD361]-[.$L361])*[.$K361]/[.$N361]; ([.$L361]-[.AD361])*[.$K361]/[.$N361])-[.$S361]); &quot;&quot;)">
            <text:p/>
          </table:table-cell>
          <table:table-cell table:number-columns-repeated="2"/>
          <table:table-cell table:formula="of:=IF(ISBLANK([.B361]); &quot;&quot;; DAY([.B361]))">
            <text:p/>
          </table:table-cell>
          <table:table-cell table:formula="of:=IF(ISBLANK([.B361]); &quot;&quot;; WEEKDAY([.B361]))">
            <text:p/>
          </table:table-cell>
          <table:table-cell table:formula="of:=IF(ISBLANK([.B361]); &quot;&quot;; WEEKNUM([.B361]))">
            <text:p/>
          </table:table-cell>
          <table:table-cell table:formula="of:=IF(ISBLANK([.B361]); &quot;&quot;; MONTH([.B361]))">
            <text:p/>
          </table:table-cell>
          <table:table-cell table:formula="of:=IF(ISBLANK([.L361]); &quot;&quot;; [.K361]*[.L361])">
            <text:p/>
          </table:table-cell>
          <table:table-cell table:formula="of:=IF(ISNUMBER([.AL361]); [.AL361]*0.0035; &quot;&quot;)">
            <text:p/>
          </table:table-cell>
          <table:table-cell table:formula="of:=IF(ISBLANK([.Q361]); &quot;&quot;; [.P361]*[.Q361])">
            <text:p/>
          </table:table-cell>
          <table:table-cell table:formula="of:=IF(ISNUMBER([.AN361]); [.AN361]*0.0035; &quot;&quot;)">
            <text:p/>
          </table:table-cell>
          <table:table-cell table:formula="of:=IF(ISBLANK([.Q361]); &quot;&quot;; SUM([.$S$3:.S361]))">
            <text:p/>
          </table:table-cell>
          <table:table-cell table:formula="of:=IF(ISBLANK([.R361]); &quot;&quot;; SUM([.$T$3:.T361]))">
            <text:p/>
          </table:table-cell>
          <table:table-cell table:formula="of:=IF(OR(ISBLANK([.J361]); ISBLANK([.R361])); &quot;&quot;;ROUND(([.R361]-[.J361])*60*24))">
            <text:p/>
          </table:table-cell>
          <table:table-cell table:number-columns-repeated="20"/>
        </table:table-row>
        <table:table-row table:style-name="ro2">
          <table:table-cell office:value-type="float" office:value="360" calcext:value-type="float">
            <text:p>36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62]=&quot;Long&quot; ; [.L362]-[Overview.$C$4]/[.K362]  ;  IF([.G362]=&quot;Short&quot;; [.L362]+[Overview.$C$4]/[.K362]; &quot;&quot;) ); &quot;&quot;)">
            <text:p/>
          </table:table-cell>
          <table:table-cell table:formula="of:=IFERROR(ABS([.M362]-[.L362])*[.K362]; &quot;&quot;)">
            <text:p/>
          </table:table-cell>
          <table:table-cell table:style-name="ce312" table:formula="of:=IFERROR(  IF([.G362]=&quot;Long&quot;;  [.L362]+[Overview.$C$4]/[.K362]  *  [Overview.$C$6]  ;  IF([.G362]=&quot;Short&quot;   ;  [.L362]-[Overview.$C$4]/[.K362]  * [Overview.$C$6]  ; &quot;&quot;  )  )   ; &quot;&quot;)">
            <text:p/>
          </table:table-cell>
          <table:table-cell table:number-columns-repeated="3"/>
          <table:table-cell table:style-name="ce182" table:formula="of:=IFERROR([.T362]/[.N362]; &quot;&quot;)">
            <text:p/>
          </table:table-cell>
          <table:table-cell table:style-name="ce203" table:formula="of:=IFERROR(   IF( AND( [.G362]=&quot;Long&quot;;   [.P362]=[.K362])  ;  [.K362]*([.Q362]-[.L362])  ;    IF(  AND(  [.G362]=&quot;Short&quot;  ;   [.P362]=[.K362]   )   ;   [.K362]*([.L362]-[.Q362])   ;  &quot;&quot;)) ; &quot;&quot;)">
            <text:p/>
          </table:table-cell>
          <table:table-cell table:style-name="ce215" table:formula="of:=IF(ISNUMBER([.T362]); IF([.T362]&gt;=0; &quot;Win&quot;; &quot;Loss&quot;); &quot;&quot;)">
            <text:p/>
          </table:table-cell>
          <table:table-cell table:style-name="ce220" table:formula="of:=IF(ISNUMBER([.T362]); ROUND(([.R362]-[.J362])*60*24); &quot;&quot;)">
            <text:p/>
          </table:table-cell>
          <table:table-cell table:content-validation-name="val8"/>
          <table:table-cell table:number-columns-repeated="2"/>
          <table:table-cell table:style-name="ce239"/>
          <table:table-cell table:style-name="ce243" table:formula="of:=IFERROR(IF(ISBLANK([.Z362]); &quot;&quot;; IF([.$G362]=&quot;Long&quot;; ([.Z362]-[.$L362])*[.$K362]/[.$N362]; ([.$L362]-[.Z362])*[.$K362]/[.$N362])-[.$S362]); &quot;&quot;)">
            <text:p/>
          </table:table-cell>
          <table:table-cell/>
          <table:table-cell table:style-name="ce243" table:formula="of:=IFERROR(IF(ISBLANK([.AB362]); &quot;&quot;; IF([.$G362]=&quot;Long&quot;; ([.AB362]-[.$L362])*[.$K362]/[.$N362]; ([.$L362]-[.AB362])*[.$K362]/[.$N362])-[.$S362]); &quot;&quot;)">
            <text:p/>
          </table:table-cell>
          <table:table-cell/>
          <table:table-cell table:style-name="ce243" table:formula="of:=IFERROR(IF(ISBLANK([.AD362]); &quot;&quot;; IF([.$G362]=&quot;Long&quot;; ([.AD362]-[.$L362])*[.$K362]/[.$N362]; ([.$L362]-[.AD362])*[.$K362]/[.$N362])-[.$S362]); &quot;&quot;)">
            <text:p/>
          </table:table-cell>
          <table:table-cell table:number-columns-repeated="2"/>
          <table:table-cell table:formula="of:=IF(ISBLANK([.B362]); &quot;&quot;; DAY([.B362]))">
            <text:p/>
          </table:table-cell>
          <table:table-cell table:formula="of:=IF(ISBLANK([.B362]); &quot;&quot;; WEEKDAY([.B362]))">
            <text:p/>
          </table:table-cell>
          <table:table-cell table:formula="of:=IF(ISBLANK([.B362]); &quot;&quot;; WEEKNUM([.B362]))">
            <text:p/>
          </table:table-cell>
          <table:table-cell table:formula="of:=IF(ISBLANK([.B362]); &quot;&quot;; MONTH([.B362]))">
            <text:p/>
          </table:table-cell>
          <table:table-cell table:formula="of:=IF(ISBLANK([.L362]); &quot;&quot;; [.K362]*[.L362])">
            <text:p/>
          </table:table-cell>
          <table:table-cell table:formula="of:=IF(ISNUMBER([.AL362]); [.AL362]*0.0035; &quot;&quot;)">
            <text:p/>
          </table:table-cell>
          <table:table-cell table:formula="of:=IF(ISBLANK([.Q362]); &quot;&quot;; [.P362]*[.Q362])">
            <text:p/>
          </table:table-cell>
          <table:table-cell table:formula="of:=IF(ISNUMBER([.AN362]); [.AN362]*0.0035; &quot;&quot;)">
            <text:p/>
          </table:table-cell>
          <table:table-cell table:formula="of:=IF(ISBLANK([.Q362]); &quot;&quot;; SUM([.$S$3:.S362]))">
            <text:p/>
          </table:table-cell>
          <table:table-cell table:formula="of:=IF(ISBLANK([.R362]); &quot;&quot;; SUM([.$T$3:.T362]))">
            <text:p/>
          </table:table-cell>
          <table:table-cell table:formula="of:=IF(OR(ISBLANK([.J362]); ISBLANK([.R362])); &quot;&quot;;ROUND(([.R362]-[.J362])*60*24))">
            <text:p/>
          </table:table-cell>
          <table:table-cell table:number-columns-repeated="20"/>
        </table:table-row>
        <table:table-row table:style-name="ro2">
          <table:table-cell office:value-type="float" office:value="361" calcext:value-type="float">
            <text:p>36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63]=&quot;Long&quot; ; [.L363]-[Overview.$C$4]/[.K363]  ;  IF([.G363]=&quot;Short&quot;; [.L363]+[Overview.$C$4]/[.K363]; &quot;&quot;) ); &quot;&quot;)">
            <text:p/>
          </table:table-cell>
          <table:table-cell table:formula="of:=IFERROR(ABS([.M363]-[.L363])*[.K363]; &quot;&quot;)">
            <text:p/>
          </table:table-cell>
          <table:table-cell table:style-name="ce312" table:formula="of:=IFERROR(  IF([.G363]=&quot;Long&quot;;  [.L363]+[Overview.$C$4]/[.K363]  *  [Overview.$C$6]  ;  IF([.G363]=&quot;Short&quot;   ;  [.L363]-[Overview.$C$4]/[.K363]  * [Overview.$C$6]  ; &quot;&quot;  )  )   ; &quot;&quot;)">
            <text:p/>
          </table:table-cell>
          <table:table-cell table:number-columns-repeated="3"/>
          <table:table-cell table:style-name="ce182" table:formula="of:=IFERROR([.T363]/[.N363]; &quot;&quot;)">
            <text:p/>
          </table:table-cell>
          <table:table-cell table:style-name="ce203" table:formula="of:=IFERROR(   IF( AND( [.G363]=&quot;Long&quot;;   [.P363]=[.K363])  ;  [.K363]*([.Q363]-[.L363])  ;    IF(  AND(  [.G363]=&quot;Short&quot;  ;   [.P363]=[.K363]   )   ;   [.K363]*([.L363]-[.Q363])   ;  &quot;&quot;)) ; &quot;&quot;)">
            <text:p/>
          </table:table-cell>
          <table:table-cell table:style-name="ce215" table:formula="of:=IF(ISNUMBER([.T363]); IF([.T363]&gt;=0; &quot;Win&quot;; &quot;Loss&quot;); &quot;&quot;)">
            <text:p/>
          </table:table-cell>
          <table:table-cell table:style-name="ce220" table:formula="of:=IF(ISNUMBER([.T363]); ROUND(([.R363]-[.J363])*60*24); &quot;&quot;)">
            <text:p/>
          </table:table-cell>
          <table:table-cell table:content-validation-name="val8"/>
          <table:table-cell table:number-columns-repeated="2"/>
          <table:table-cell table:style-name="ce239"/>
          <table:table-cell table:style-name="ce243" table:formula="of:=IFERROR(IF(ISBLANK([.Z363]); &quot;&quot;; IF([.$G363]=&quot;Long&quot;; ([.Z363]-[.$L363])*[.$K363]/[.$N363]; ([.$L363]-[.Z363])*[.$K363]/[.$N363])-[.$S363]); &quot;&quot;)">
            <text:p/>
          </table:table-cell>
          <table:table-cell/>
          <table:table-cell table:style-name="ce243" table:formula="of:=IFERROR(IF(ISBLANK([.AB363]); &quot;&quot;; IF([.$G363]=&quot;Long&quot;; ([.AB363]-[.$L363])*[.$K363]/[.$N363]; ([.$L363]-[.AB363])*[.$K363]/[.$N363])-[.$S363]); &quot;&quot;)">
            <text:p/>
          </table:table-cell>
          <table:table-cell/>
          <table:table-cell table:style-name="ce243" table:formula="of:=IFERROR(IF(ISBLANK([.AD363]); &quot;&quot;; IF([.$G363]=&quot;Long&quot;; ([.AD363]-[.$L363])*[.$K363]/[.$N363]; ([.$L363]-[.AD363])*[.$K363]/[.$N363])-[.$S363]); &quot;&quot;)">
            <text:p/>
          </table:table-cell>
          <table:table-cell table:number-columns-repeated="2"/>
          <table:table-cell table:formula="of:=IF(ISBLANK([.B363]); &quot;&quot;; DAY([.B363]))">
            <text:p/>
          </table:table-cell>
          <table:table-cell table:formula="of:=IF(ISBLANK([.B363]); &quot;&quot;; WEEKDAY([.B363]))">
            <text:p/>
          </table:table-cell>
          <table:table-cell table:formula="of:=IF(ISBLANK([.B363]); &quot;&quot;; WEEKNUM([.B363]))">
            <text:p/>
          </table:table-cell>
          <table:table-cell table:formula="of:=IF(ISBLANK([.B363]); &quot;&quot;; MONTH([.B363]))">
            <text:p/>
          </table:table-cell>
          <table:table-cell table:formula="of:=IF(ISBLANK([.L363]); &quot;&quot;; [.K363]*[.L363])">
            <text:p/>
          </table:table-cell>
          <table:table-cell table:formula="of:=IF(ISNUMBER([.AL363]); [.AL363]*0.0035; &quot;&quot;)">
            <text:p/>
          </table:table-cell>
          <table:table-cell table:formula="of:=IF(ISBLANK([.Q363]); &quot;&quot;; [.P363]*[.Q363])">
            <text:p/>
          </table:table-cell>
          <table:table-cell table:formula="of:=IF(ISNUMBER([.AN363]); [.AN363]*0.0035; &quot;&quot;)">
            <text:p/>
          </table:table-cell>
          <table:table-cell table:formula="of:=IF(ISBLANK([.Q363]); &quot;&quot;; SUM([.$S$3:.S363]))">
            <text:p/>
          </table:table-cell>
          <table:table-cell table:formula="of:=IF(ISBLANK([.R363]); &quot;&quot;; SUM([.$T$3:.T363]))">
            <text:p/>
          </table:table-cell>
          <table:table-cell table:formula="of:=IF(OR(ISBLANK([.J363]); ISBLANK([.R363])); &quot;&quot;;ROUND(([.R363]-[.J363])*60*24))">
            <text:p/>
          </table:table-cell>
          <table:table-cell table:number-columns-repeated="20"/>
        </table:table-row>
        <table:table-row table:style-name="ro2">
          <table:table-cell office:value-type="float" office:value="362" calcext:value-type="float">
            <text:p>36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64]=&quot;Long&quot; ; [.L364]-[Overview.$C$4]/[.K364]  ;  IF([.G364]=&quot;Short&quot;; [.L364]+[Overview.$C$4]/[.K364]; &quot;&quot;) ); &quot;&quot;)">
            <text:p/>
          </table:table-cell>
          <table:table-cell table:formula="of:=IFERROR(ABS([.M364]-[.L364])*[.K364]; &quot;&quot;)">
            <text:p/>
          </table:table-cell>
          <table:table-cell table:style-name="ce312" table:formula="of:=IFERROR(  IF([.G364]=&quot;Long&quot;;  [.L364]+[Overview.$C$4]/[.K364]  *  [Overview.$C$6]  ;  IF([.G364]=&quot;Short&quot;   ;  [.L364]-[Overview.$C$4]/[.K364]  * [Overview.$C$6]  ; &quot;&quot;  )  )   ; &quot;&quot;)">
            <text:p/>
          </table:table-cell>
          <table:table-cell table:number-columns-repeated="3"/>
          <table:table-cell table:style-name="ce182" table:formula="of:=IFERROR([.T364]/[.N364]; &quot;&quot;)">
            <text:p/>
          </table:table-cell>
          <table:table-cell table:style-name="ce203" table:formula="of:=IFERROR(   IF( AND( [.G364]=&quot;Long&quot;;   [.P364]=[.K364])  ;  [.K364]*([.Q364]-[.L364])  ;    IF(  AND(  [.G364]=&quot;Short&quot;  ;   [.P364]=[.K364]   )   ;   [.K364]*([.L364]-[.Q364])   ;  &quot;&quot;)) ; &quot;&quot;)">
            <text:p/>
          </table:table-cell>
          <table:table-cell table:style-name="ce215" table:formula="of:=IF(ISNUMBER([.T364]); IF([.T364]&gt;=0; &quot;Win&quot;; &quot;Loss&quot;); &quot;&quot;)">
            <text:p/>
          </table:table-cell>
          <table:table-cell table:style-name="ce220" table:formula="of:=IF(ISNUMBER([.T364]); ROUND(([.R364]-[.J364])*60*24); &quot;&quot;)">
            <text:p/>
          </table:table-cell>
          <table:table-cell table:content-validation-name="val8"/>
          <table:table-cell table:number-columns-repeated="2"/>
          <table:table-cell table:style-name="ce239"/>
          <table:table-cell table:style-name="ce243" table:formula="of:=IFERROR(IF(ISBLANK([.Z364]); &quot;&quot;; IF([.$G364]=&quot;Long&quot;; ([.Z364]-[.$L364])*[.$K364]/[.$N364]; ([.$L364]-[.Z364])*[.$K364]/[.$N364])-[.$S364]); &quot;&quot;)">
            <text:p/>
          </table:table-cell>
          <table:table-cell/>
          <table:table-cell table:style-name="ce243" table:formula="of:=IFERROR(IF(ISBLANK([.AB364]); &quot;&quot;; IF([.$G364]=&quot;Long&quot;; ([.AB364]-[.$L364])*[.$K364]/[.$N364]; ([.$L364]-[.AB364])*[.$K364]/[.$N364])-[.$S364]); &quot;&quot;)">
            <text:p/>
          </table:table-cell>
          <table:table-cell/>
          <table:table-cell table:style-name="ce243" table:formula="of:=IFERROR(IF(ISBLANK([.AD364]); &quot;&quot;; IF([.$G364]=&quot;Long&quot;; ([.AD364]-[.$L364])*[.$K364]/[.$N364]; ([.$L364]-[.AD364])*[.$K364]/[.$N364])-[.$S364]); &quot;&quot;)">
            <text:p/>
          </table:table-cell>
          <table:table-cell table:number-columns-repeated="2"/>
          <table:table-cell table:formula="of:=IF(ISBLANK([.B364]); &quot;&quot;; DAY([.B364]))">
            <text:p/>
          </table:table-cell>
          <table:table-cell table:formula="of:=IF(ISBLANK([.B364]); &quot;&quot;; WEEKDAY([.B364]))">
            <text:p/>
          </table:table-cell>
          <table:table-cell table:formula="of:=IF(ISBLANK([.B364]); &quot;&quot;; WEEKNUM([.B364]))">
            <text:p/>
          </table:table-cell>
          <table:table-cell table:formula="of:=IF(ISBLANK([.B364]); &quot;&quot;; MONTH([.B364]))">
            <text:p/>
          </table:table-cell>
          <table:table-cell table:formula="of:=IF(ISBLANK([.L364]); &quot;&quot;; [.K364]*[.L364])">
            <text:p/>
          </table:table-cell>
          <table:table-cell table:formula="of:=IF(ISNUMBER([.AL364]); [.AL364]*0.0035; &quot;&quot;)">
            <text:p/>
          </table:table-cell>
          <table:table-cell table:formula="of:=IF(ISBLANK([.Q364]); &quot;&quot;; [.P364]*[.Q364])">
            <text:p/>
          </table:table-cell>
          <table:table-cell table:formula="of:=IF(ISNUMBER([.AN364]); [.AN364]*0.0035; &quot;&quot;)">
            <text:p/>
          </table:table-cell>
          <table:table-cell table:formula="of:=IF(ISBLANK([.Q364]); &quot;&quot;; SUM([.$S$3:.S364]))">
            <text:p/>
          </table:table-cell>
          <table:table-cell table:formula="of:=IF(ISBLANK([.R364]); &quot;&quot;; SUM([.$T$3:.T364]))">
            <text:p/>
          </table:table-cell>
          <table:table-cell table:formula="of:=IF(OR(ISBLANK([.J364]); ISBLANK([.R364])); &quot;&quot;;ROUND(([.R364]-[.J364])*60*24))">
            <text:p/>
          </table:table-cell>
          <table:table-cell table:number-columns-repeated="20"/>
        </table:table-row>
        <table:table-row table:style-name="ro2">
          <table:table-cell office:value-type="float" office:value="363" calcext:value-type="float">
            <text:p>36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65]=&quot;Long&quot; ; [.L365]-[Overview.$C$4]/[.K365]  ;  IF([.G365]=&quot;Short&quot;; [.L365]+[Overview.$C$4]/[.K365]; &quot;&quot;) ); &quot;&quot;)">
            <text:p/>
          </table:table-cell>
          <table:table-cell table:formula="of:=IFERROR(ABS([.M365]-[.L365])*[.K365]; &quot;&quot;)">
            <text:p/>
          </table:table-cell>
          <table:table-cell table:style-name="ce312" table:formula="of:=IFERROR(  IF([.G365]=&quot;Long&quot;;  [.L365]+[Overview.$C$4]/[.K365]  *  [Overview.$C$6]  ;  IF([.G365]=&quot;Short&quot;   ;  [.L365]-[Overview.$C$4]/[.K365]  * [Overview.$C$6]  ; &quot;&quot;  )  )   ; &quot;&quot;)">
            <text:p/>
          </table:table-cell>
          <table:table-cell table:number-columns-repeated="3"/>
          <table:table-cell table:style-name="ce182" table:formula="of:=IFERROR([.T365]/[.N365]; &quot;&quot;)">
            <text:p/>
          </table:table-cell>
          <table:table-cell table:style-name="ce203" table:formula="of:=IFERROR(   IF( AND( [.G365]=&quot;Long&quot;;   [.P365]=[.K365])  ;  [.K365]*([.Q365]-[.L365])  ;    IF(  AND(  [.G365]=&quot;Short&quot;  ;   [.P365]=[.K365]   )   ;   [.K365]*([.L365]-[.Q365])   ;  &quot;&quot;)) ; &quot;&quot;)">
            <text:p/>
          </table:table-cell>
          <table:table-cell table:style-name="ce215" table:formula="of:=IF(ISNUMBER([.T365]); IF([.T365]&gt;=0; &quot;Win&quot;; &quot;Loss&quot;); &quot;&quot;)">
            <text:p/>
          </table:table-cell>
          <table:table-cell table:style-name="ce220" table:formula="of:=IF(ISNUMBER([.T365]); ROUND(([.R365]-[.J365])*60*24); &quot;&quot;)">
            <text:p/>
          </table:table-cell>
          <table:table-cell table:content-validation-name="val8"/>
          <table:table-cell table:number-columns-repeated="2"/>
          <table:table-cell table:style-name="ce239"/>
          <table:table-cell table:style-name="ce243" table:formula="of:=IFERROR(IF(ISBLANK([.Z365]); &quot;&quot;; IF([.$G365]=&quot;Long&quot;; ([.Z365]-[.$L365])*[.$K365]/[.$N365]; ([.$L365]-[.Z365])*[.$K365]/[.$N365])-[.$S365]); &quot;&quot;)">
            <text:p/>
          </table:table-cell>
          <table:table-cell/>
          <table:table-cell table:style-name="ce243" table:formula="of:=IFERROR(IF(ISBLANK([.AB365]); &quot;&quot;; IF([.$G365]=&quot;Long&quot;; ([.AB365]-[.$L365])*[.$K365]/[.$N365]; ([.$L365]-[.AB365])*[.$K365]/[.$N365])-[.$S365]); &quot;&quot;)">
            <text:p/>
          </table:table-cell>
          <table:table-cell/>
          <table:table-cell table:style-name="ce243" table:formula="of:=IFERROR(IF(ISBLANK([.AD365]); &quot;&quot;; IF([.$G365]=&quot;Long&quot;; ([.AD365]-[.$L365])*[.$K365]/[.$N365]; ([.$L365]-[.AD365])*[.$K365]/[.$N365])-[.$S365]); &quot;&quot;)">
            <text:p/>
          </table:table-cell>
          <table:table-cell table:number-columns-repeated="2"/>
          <table:table-cell table:formula="of:=IF(ISBLANK([.B365]); &quot;&quot;; DAY([.B365]))">
            <text:p/>
          </table:table-cell>
          <table:table-cell table:formula="of:=IF(ISBLANK([.B365]); &quot;&quot;; WEEKDAY([.B365]))">
            <text:p/>
          </table:table-cell>
          <table:table-cell table:formula="of:=IF(ISBLANK([.B365]); &quot;&quot;; WEEKNUM([.B365]))">
            <text:p/>
          </table:table-cell>
          <table:table-cell table:formula="of:=IF(ISBLANK([.B365]); &quot;&quot;; MONTH([.B365]))">
            <text:p/>
          </table:table-cell>
          <table:table-cell table:formula="of:=IF(ISBLANK([.L365]); &quot;&quot;; [.K365]*[.L365])">
            <text:p/>
          </table:table-cell>
          <table:table-cell table:formula="of:=IF(ISNUMBER([.AL365]); [.AL365]*0.0035; &quot;&quot;)">
            <text:p/>
          </table:table-cell>
          <table:table-cell table:formula="of:=IF(ISBLANK([.Q365]); &quot;&quot;; [.P365]*[.Q365])">
            <text:p/>
          </table:table-cell>
          <table:table-cell table:formula="of:=IF(ISNUMBER([.AN365]); [.AN365]*0.0035; &quot;&quot;)">
            <text:p/>
          </table:table-cell>
          <table:table-cell table:formula="of:=IF(ISBLANK([.Q365]); &quot;&quot;; SUM([.$S$3:.S365]))">
            <text:p/>
          </table:table-cell>
          <table:table-cell table:formula="of:=IF(ISBLANK([.R365]); &quot;&quot;; SUM([.$T$3:.T365]))">
            <text:p/>
          </table:table-cell>
          <table:table-cell table:formula="of:=IF(OR(ISBLANK([.J365]); ISBLANK([.R365])); &quot;&quot;;ROUND(([.R365]-[.J365])*60*24))">
            <text:p/>
          </table:table-cell>
          <table:table-cell table:number-columns-repeated="20"/>
        </table:table-row>
        <table:table-row table:style-name="ro2">
          <table:table-cell office:value-type="float" office:value="364" calcext:value-type="float">
            <text:p>36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66]=&quot;Long&quot; ; [.L366]-[Overview.$C$4]/[.K366]  ;  IF([.G366]=&quot;Short&quot;; [.L366]+[Overview.$C$4]/[.K366]; &quot;&quot;) ); &quot;&quot;)">
            <text:p/>
          </table:table-cell>
          <table:table-cell table:formula="of:=IFERROR(ABS([.M366]-[.L366])*[.K366]; &quot;&quot;)">
            <text:p/>
          </table:table-cell>
          <table:table-cell table:style-name="ce312" table:formula="of:=IFERROR(  IF([.G366]=&quot;Long&quot;;  [.L366]+[Overview.$C$4]/[.K366]  *  [Overview.$C$6]  ;  IF([.G366]=&quot;Short&quot;   ;  [.L366]-[Overview.$C$4]/[.K366]  * [Overview.$C$6]  ; &quot;&quot;  )  )   ; &quot;&quot;)">
            <text:p/>
          </table:table-cell>
          <table:table-cell table:number-columns-repeated="3"/>
          <table:table-cell table:style-name="ce182" table:formula="of:=IFERROR([.T366]/[.N366]; &quot;&quot;)">
            <text:p/>
          </table:table-cell>
          <table:table-cell table:style-name="ce203" table:formula="of:=IFERROR(   IF( AND( [.G366]=&quot;Long&quot;;   [.P366]=[.K366])  ;  [.K366]*([.Q366]-[.L366])  ;    IF(  AND(  [.G366]=&quot;Short&quot;  ;   [.P366]=[.K366]   )   ;   [.K366]*([.L366]-[.Q366])   ;  &quot;&quot;)) ; &quot;&quot;)">
            <text:p/>
          </table:table-cell>
          <table:table-cell table:style-name="ce215" table:formula="of:=IF(ISNUMBER([.T366]); IF([.T366]&gt;=0; &quot;Win&quot;; &quot;Loss&quot;); &quot;&quot;)">
            <text:p/>
          </table:table-cell>
          <table:table-cell table:style-name="ce220" table:formula="of:=IF(ISNUMBER([.T366]); ROUND(([.R366]-[.J366])*60*24); &quot;&quot;)">
            <text:p/>
          </table:table-cell>
          <table:table-cell table:content-validation-name="val8"/>
          <table:table-cell table:number-columns-repeated="2"/>
          <table:table-cell table:style-name="ce239"/>
          <table:table-cell table:style-name="ce243" table:formula="of:=IFERROR(IF(ISBLANK([.Z366]); &quot;&quot;; IF([.$G366]=&quot;Long&quot;; ([.Z366]-[.$L366])*[.$K366]/[.$N366]; ([.$L366]-[.Z366])*[.$K366]/[.$N366])-[.$S366]); &quot;&quot;)">
            <text:p/>
          </table:table-cell>
          <table:table-cell/>
          <table:table-cell table:style-name="ce243" table:formula="of:=IFERROR(IF(ISBLANK([.AB366]); &quot;&quot;; IF([.$G366]=&quot;Long&quot;; ([.AB366]-[.$L366])*[.$K366]/[.$N366]; ([.$L366]-[.AB366])*[.$K366]/[.$N366])-[.$S366]); &quot;&quot;)">
            <text:p/>
          </table:table-cell>
          <table:table-cell/>
          <table:table-cell table:style-name="ce243" table:formula="of:=IFERROR(IF(ISBLANK([.AD366]); &quot;&quot;; IF([.$G366]=&quot;Long&quot;; ([.AD366]-[.$L366])*[.$K366]/[.$N366]; ([.$L366]-[.AD366])*[.$K366]/[.$N366])-[.$S366]); &quot;&quot;)">
            <text:p/>
          </table:table-cell>
          <table:table-cell table:number-columns-repeated="2"/>
          <table:table-cell table:formula="of:=IF(ISBLANK([.B366]); &quot;&quot;; DAY([.B366]))">
            <text:p/>
          </table:table-cell>
          <table:table-cell table:formula="of:=IF(ISBLANK([.B366]); &quot;&quot;; WEEKDAY([.B366]))">
            <text:p/>
          </table:table-cell>
          <table:table-cell table:formula="of:=IF(ISBLANK([.B366]); &quot;&quot;; WEEKNUM([.B366]))">
            <text:p/>
          </table:table-cell>
          <table:table-cell table:formula="of:=IF(ISBLANK([.B366]); &quot;&quot;; MONTH([.B366]))">
            <text:p/>
          </table:table-cell>
          <table:table-cell table:formula="of:=IF(ISBLANK([.L366]); &quot;&quot;; [.K366]*[.L366])">
            <text:p/>
          </table:table-cell>
          <table:table-cell table:formula="of:=IF(ISNUMBER([.AL366]); [.AL366]*0.0035; &quot;&quot;)">
            <text:p/>
          </table:table-cell>
          <table:table-cell table:formula="of:=IF(ISBLANK([.Q366]); &quot;&quot;; [.P366]*[.Q366])">
            <text:p/>
          </table:table-cell>
          <table:table-cell table:formula="of:=IF(ISNUMBER([.AN366]); [.AN366]*0.0035; &quot;&quot;)">
            <text:p/>
          </table:table-cell>
          <table:table-cell table:formula="of:=IF(ISBLANK([.Q366]); &quot;&quot;; SUM([.$S$3:.S366]))">
            <text:p/>
          </table:table-cell>
          <table:table-cell table:formula="of:=IF(ISBLANK([.R366]); &quot;&quot;; SUM([.$T$3:.T366]))">
            <text:p/>
          </table:table-cell>
          <table:table-cell table:formula="of:=IF(OR(ISBLANK([.J366]); ISBLANK([.R366])); &quot;&quot;;ROUND(([.R366]-[.J366])*60*24))">
            <text:p/>
          </table:table-cell>
          <table:table-cell table:number-columns-repeated="20"/>
        </table:table-row>
        <table:table-row table:style-name="ro2">
          <table:table-cell office:value-type="float" office:value="365" calcext:value-type="float">
            <text:p>36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67]=&quot;Long&quot; ; [.L367]-[Overview.$C$4]/[.K367]  ;  IF([.G367]=&quot;Short&quot;; [.L367]+[Overview.$C$4]/[.K367]; &quot;&quot;) ); &quot;&quot;)">
            <text:p/>
          </table:table-cell>
          <table:table-cell table:formula="of:=IFERROR(ABS([.M367]-[.L367])*[.K367]; &quot;&quot;)">
            <text:p/>
          </table:table-cell>
          <table:table-cell table:style-name="ce312" table:formula="of:=IFERROR(  IF([.G367]=&quot;Long&quot;;  [.L367]+[Overview.$C$4]/[.K367]  *  [Overview.$C$6]  ;  IF([.G367]=&quot;Short&quot;   ;  [.L367]-[Overview.$C$4]/[.K367]  * [Overview.$C$6]  ; &quot;&quot;  )  )   ; &quot;&quot;)">
            <text:p/>
          </table:table-cell>
          <table:table-cell table:number-columns-repeated="3"/>
          <table:table-cell table:style-name="ce182" table:formula="of:=IFERROR([.T367]/[.N367]; &quot;&quot;)">
            <text:p/>
          </table:table-cell>
          <table:table-cell table:style-name="ce203" table:formula="of:=IFERROR(   IF( AND( [.G367]=&quot;Long&quot;;   [.P367]=[.K367])  ;  [.K367]*([.Q367]-[.L367])  ;    IF(  AND(  [.G367]=&quot;Short&quot;  ;   [.P367]=[.K367]   )   ;   [.K367]*([.L367]-[.Q367])   ;  &quot;&quot;)) ; &quot;&quot;)">
            <text:p/>
          </table:table-cell>
          <table:table-cell table:style-name="ce215" table:formula="of:=IF(ISNUMBER([.T367]); IF([.T367]&gt;=0; &quot;Win&quot;; &quot;Loss&quot;); &quot;&quot;)">
            <text:p/>
          </table:table-cell>
          <table:table-cell table:style-name="ce220" table:formula="of:=IF(ISNUMBER([.T367]); ROUND(([.R367]-[.J367])*60*24); &quot;&quot;)">
            <text:p/>
          </table:table-cell>
          <table:table-cell table:content-validation-name="val8"/>
          <table:table-cell table:number-columns-repeated="2"/>
          <table:table-cell table:style-name="ce239"/>
          <table:table-cell table:style-name="ce243" table:formula="of:=IFERROR(IF(ISBLANK([.Z367]); &quot;&quot;; IF([.$G367]=&quot;Long&quot;; ([.Z367]-[.$L367])*[.$K367]/[.$N367]; ([.$L367]-[.Z367])*[.$K367]/[.$N367])-[.$S367]); &quot;&quot;)">
            <text:p/>
          </table:table-cell>
          <table:table-cell/>
          <table:table-cell table:style-name="ce243" table:formula="of:=IFERROR(IF(ISBLANK([.AB367]); &quot;&quot;; IF([.$G367]=&quot;Long&quot;; ([.AB367]-[.$L367])*[.$K367]/[.$N367]; ([.$L367]-[.AB367])*[.$K367]/[.$N367])-[.$S367]); &quot;&quot;)">
            <text:p/>
          </table:table-cell>
          <table:table-cell/>
          <table:table-cell table:style-name="ce243" table:formula="of:=IFERROR(IF(ISBLANK([.AD367]); &quot;&quot;; IF([.$G367]=&quot;Long&quot;; ([.AD367]-[.$L367])*[.$K367]/[.$N367]; ([.$L367]-[.AD367])*[.$K367]/[.$N367])-[.$S367]); &quot;&quot;)">
            <text:p/>
          </table:table-cell>
          <table:table-cell table:number-columns-repeated="2"/>
          <table:table-cell table:formula="of:=IF(ISBLANK([.B367]); &quot;&quot;; DAY([.B367]))">
            <text:p/>
          </table:table-cell>
          <table:table-cell table:formula="of:=IF(ISBLANK([.B367]); &quot;&quot;; WEEKDAY([.B367]))">
            <text:p/>
          </table:table-cell>
          <table:table-cell table:formula="of:=IF(ISBLANK([.B367]); &quot;&quot;; WEEKNUM([.B367]))">
            <text:p/>
          </table:table-cell>
          <table:table-cell table:formula="of:=IF(ISBLANK([.B367]); &quot;&quot;; MONTH([.B367]))">
            <text:p/>
          </table:table-cell>
          <table:table-cell table:formula="of:=IF(ISBLANK([.L367]); &quot;&quot;; [.K367]*[.L367])">
            <text:p/>
          </table:table-cell>
          <table:table-cell table:formula="of:=IF(ISNUMBER([.AL367]); [.AL367]*0.0035; &quot;&quot;)">
            <text:p/>
          </table:table-cell>
          <table:table-cell table:formula="of:=IF(ISBLANK([.Q367]); &quot;&quot;; [.P367]*[.Q367])">
            <text:p/>
          </table:table-cell>
          <table:table-cell table:formula="of:=IF(ISNUMBER([.AN367]); [.AN367]*0.0035; &quot;&quot;)">
            <text:p/>
          </table:table-cell>
          <table:table-cell table:formula="of:=IF(ISBLANK([.Q367]); &quot;&quot;; SUM([.$S$3:.S367]))">
            <text:p/>
          </table:table-cell>
          <table:table-cell table:formula="of:=IF(ISBLANK([.R367]); &quot;&quot;; SUM([.$T$3:.T367]))">
            <text:p/>
          </table:table-cell>
          <table:table-cell table:formula="of:=IF(OR(ISBLANK([.J367]); ISBLANK([.R367])); &quot;&quot;;ROUND(([.R367]-[.J367])*60*24))">
            <text:p/>
          </table:table-cell>
          <table:table-cell table:number-columns-repeated="20"/>
        </table:table-row>
        <table:table-row table:style-name="ro2">
          <table:table-cell office:value-type="float" office:value="366" calcext:value-type="float">
            <text:p>36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68]=&quot;Long&quot; ; [.L368]-[Overview.$C$4]/[.K368]  ;  IF([.G368]=&quot;Short&quot;; [.L368]+[Overview.$C$4]/[.K368]; &quot;&quot;) ); &quot;&quot;)">
            <text:p/>
          </table:table-cell>
          <table:table-cell table:formula="of:=IFERROR(ABS([.M368]-[.L368])*[.K368]; &quot;&quot;)">
            <text:p/>
          </table:table-cell>
          <table:table-cell table:style-name="ce312" table:formula="of:=IFERROR(  IF([.G368]=&quot;Long&quot;;  [.L368]+[Overview.$C$4]/[.K368]  *  [Overview.$C$6]  ;  IF([.G368]=&quot;Short&quot;   ;  [.L368]-[Overview.$C$4]/[.K368]  * [Overview.$C$6]  ; &quot;&quot;  )  )   ; &quot;&quot;)">
            <text:p/>
          </table:table-cell>
          <table:table-cell table:number-columns-repeated="3"/>
          <table:table-cell table:style-name="ce182" table:formula="of:=IFERROR([.T368]/[.N368]; &quot;&quot;)">
            <text:p/>
          </table:table-cell>
          <table:table-cell table:style-name="ce203" table:formula="of:=IFERROR(   IF( AND( [.G368]=&quot;Long&quot;;   [.P368]=[.K368])  ;  [.K368]*([.Q368]-[.L368])  ;    IF(  AND(  [.G368]=&quot;Short&quot;  ;   [.P368]=[.K368]   )   ;   [.K368]*([.L368]-[.Q368])   ;  &quot;&quot;)) ; &quot;&quot;)">
            <text:p/>
          </table:table-cell>
          <table:table-cell table:style-name="ce215" table:formula="of:=IF(ISNUMBER([.T368]); IF([.T368]&gt;=0; &quot;Win&quot;; &quot;Loss&quot;); &quot;&quot;)">
            <text:p/>
          </table:table-cell>
          <table:table-cell table:style-name="ce220" table:formula="of:=IF(ISNUMBER([.T368]); ROUND(([.R368]-[.J368])*60*24); &quot;&quot;)">
            <text:p/>
          </table:table-cell>
          <table:table-cell table:content-validation-name="val8"/>
          <table:table-cell table:number-columns-repeated="2"/>
          <table:table-cell table:style-name="ce239"/>
          <table:table-cell table:style-name="ce243" table:formula="of:=IFERROR(IF(ISBLANK([.Z368]); &quot;&quot;; IF([.$G368]=&quot;Long&quot;; ([.Z368]-[.$L368])*[.$K368]/[.$N368]; ([.$L368]-[.Z368])*[.$K368]/[.$N368])-[.$S368]); &quot;&quot;)">
            <text:p/>
          </table:table-cell>
          <table:table-cell/>
          <table:table-cell table:style-name="ce243" table:formula="of:=IFERROR(IF(ISBLANK([.AB368]); &quot;&quot;; IF([.$G368]=&quot;Long&quot;; ([.AB368]-[.$L368])*[.$K368]/[.$N368]; ([.$L368]-[.AB368])*[.$K368]/[.$N368])-[.$S368]); &quot;&quot;)">
            <text:p/>
          </table:table-cell>
          <table:table-cell/>
          <table:table-cell table:style-name="ce243" table:formula="of:=IFERROR(IF(ISBLANK([.AD368]); &quot;&quot;; IF([.$G368]=&quot;Long&quot;; ([.AD368]-[.$L368])*[.$K368]/[.$N368]; ([.$L368]-[.AD368])*[.$K368]/[.$N368])-[.$S368]); &quot;&quot;)">
            <text:p/>
          </table:table-cell>
          <table:table-cell table:number-columns-repeated="2"/>
          <table:table-cell table:formula="of:=IF(ISBLANK([.B368]); &quot;&quot;; DAY([.B368]))">
            <text:p/>
          </table:table-cell>
          <table:table-cell table:formula="of:=IF(ISBLANK([.B368]); &quot;&quot;; WEEKDAY([.B368]))">
            <text:p/>
          </table:table-cell>
          <table:table-cell table:formula="of:=IF(ISBLANK([.B368]); &quot;&quot;; WEEKNUM([.B368]))">
            <text:p/>
          </table:table-cell>
          <table:table-cell table:formula="of:=IF(ISBLANK([.B368]); &quot;&quot;; MONTH([.B368]))">
            <text:p/>
          </table:table-cell>
          <table:table-cell table:formula="of:=IF(ISBLANK([.L368]); &quot;&quot;; [.K368]*[.L368])">
            <text:p/>
          </table:table-cell>
          <table:table-cell table:formula="of:=IF(ISNUMBER([.AL368]); [.AL368]*0.0035; &quot;&quot;)">
            <text:p/>
          </table:table-cell>
          <table:table-cell table:formula="of:=IF(ISBLANK([.Q368]); &quot;&quot;; [.P368]*[.Q368])">
            <text:p/>
          </table:table-cell>
          <table:table-cell table:formula="of:=IF(ISNUMBER([.AN368]); [.AN368]*0.0035; &quot;&quot;)">
            <text:p/>
          </table:table-cell>
          <table:table-cell table:formula="of:=IF(ISBLANK([.Q368]); &quot;&quot;; SUM([.$S$3:.S368]))">
            <text:p/>
          </table:table-cell>
          <table:table-cell table:formula="of:=IF(ISBLANK([.R368]); &quot;&quot;; SUM([.$T$3:.T368]))">
            <text:p/>
          </table:table-cell>
          <table:table-cell table:formula="of:=IF(OR(ISBLANK([.J368]); ISBLANK([.R368])); &quot;&quot;;ROUND(([.R368]-[.J368])*60*24))">
            <text:p/>
          </table:table-cell>
          <table:table-cell table:number-columns-repeated="20"/>
        </table:table-row>
        <table:table-row table:style-name="ro2">
          <table:table-cell office:value-type="float" office:value="367" calcext:value-type="float">
            <text:p>36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69]=&quot;Long&quot; ; [.L369]-[Overview.$C$4]/[.K369]  ;  IF([.G369]=&quot;Short&quot;; [.L369]+[Overview.$C$4]/[.K369]; &quot;&quot;) ); &quot;&quot;)">
            <text:p/>
          </table:table-cell>
          <table:table-cell table:formula="of:=IFERROR(ABS([.M369]-[.L369])*[.K369]; &quot;&quot;)">
            <text:p/>
          </table:table-cell>
          <table:table-cell table:style-name="ce312" table:formula="of:=IFERROR(  IF([.G369]=&quot;Long&quot;;  [.L369]+[Overview.$C$4]/[.K369]  *  [Overview.$C$6]  ;  IF([.G369]=&quot;Short&quot;   ;  [.L369]-[Overview.$C$4]/[.K369]  * [Overview.$C$6]  ; &quot;&quot;  )  )   ; &quot;&quot;)">
            <text:p/>
          </table:table-cell>
          <table:table-cell table:number-columns-repeated="3"/>
          <table:table-cell table:style-name="ce182" table:formula="of:=IFERROR([.T369]/[.N369]; &quot;&quot;)">
            <text:p/>
          </table:table-cell>
          <table:table-cell table:style-name="ce203" table:formula="of:=IFERROR(   IF( AND( [.G369]=&quot;Long&quot;;   [.P369]=[.K369])  ;  [.K369]*([.Q369]-[.L369])  ;    IF(  AND(  [.G369]=&quot;Short&quot;  ;   [.P369]=[.K369]   )   ;   [.K369]*([.L369]-[.Q369])   ;  &quot;&quot;)) ; &quot;&quot;)">
            <text:p/>
          </table:table-cell>
          <table:table-cell table:style-name="ce215" table:formula="of:=IF(ISNUMBER([.T369]); IF([.T369]&gt;=0; &quot;Win&quot;; &quot;Loss&quot;); &quot;&quot;)">
            <text:p/>
          </table:table-cell>
          <table:table-cell table:style-name="ce220" table:formula="of:=IF(ISNUMBER([.T369]); ROUND(([.R369]-[.J369])*60*24); &quot;&quot;)">
            <text:p/>
          </table:table-cell>
          <table:table-cell table:content-validation-name="val8"/>
          <table:table-cell table:number-columns-repeated="2"/>
          <table:table-cell table:style-name="ce239"/>
          <table:table-cell table:style-name="ce243" table:formula="of:=IFERROR(IF(ISBLANK([.Z369]); &quot;&quot;; IF([.$G369]=&quot;Long&quot;; ([.Z369]-[.$L369])*[.$K369]/[.$N369]; ([.$L369]-[.Z369])*[.$K369]/[.$N369])-[.$S369]); &quot;&quot;)">
            <text:p/>
          </table:table-cell>
          <table:table-cell/>
          <table:table-cell table:style-name="ce243" table:formula="of:=IFERROR(IF(ISBLANK([.AB369]); &quot;&quot;; IF([.$G369]=&quot;Long&quot;; ([.AB369]-[.$L369])*[.$K369]/[.$N369]; ([.$L369]-[.AB369])*[.$K369]/[.$N369])-[.$S369]); &quot;&quot;)">
            <text:p/>
          </table:table-cell>
          <table:table-cell/>
          <table:table-cell table:style-name="ce243" table:formula="of:=IFERROR(IF(ISBLANK([.AD369]); &quot;&quot;; IF([.$G369]=&quot;Long&quot;; ([.AD369]-[.$L369])*[.$K369]/[.$N369]; ([.$L369]-[.AD369])*[.$K369]/[.$N369])-[.$S369]); &quot;&quot;)">
            <text:p/>
          </table:table-cell>
          <table:table-cell table:number-columns-repeated="2"/>
          <table:table-cell table:formula="of:=IF(ISBLANK([.B369]); &quot;&quot;; DAY([.B369]))">
            <text:p/>
          </table:table-cell>
          <table:table-cell table:formula="of:=IF(ISBLANK([.B369]); &quot;&quot;; WEEKDAY([.B369]))">
            <text:p/>
          </table:table-cell>
          <table:table-cell table:formula="of:=IF(ISBLANK([.B369]); &quot;&quot;; WEEKNUM([.B369]))">
            <text:p/>
          </table:table-cell>
          <table:table-cell table:formula="of:=IF(ISBLANK([.B369]); &quot;&quot;; MONTH([.B369]))">
            <text:p/>
          </table:table-cell>
          <table:table-cell table:formula="of:=IF(ISBLANK([.L369]); &quot;&quot;; [.K369]*[.L369])">
            <text:p/>
          </table:table-cell>
          <table:table-cell table:formula="of:=IF(ISNUMBER([.AL369]); [.AL369]*0.0035; &quot;&quot;)">
            <text:p/>
          </table:table-cell>
          <table:table-cell table:formula="of:=IF(ISBLANK([.Q369]); &quot;&quot;; [.P369]*[.Q369])">
            <text:p/>
          </table:table-cell>
          <table:table-cell table:formula="of:=IF(ISNUMBER([.AN369]); [.AN369]*0.0035; &quot;&quot;)">
            <text:p/>
          </table:table-cell>
          <table:table-cell table:formula="of:=IF(ISBLANK([.Q369]); &quot;&quot;; SUM([.$S$3:.S369]))">
            <text:p/>
          </table:table-cell>
          <table:table-cell table:formula="of:=IF(ISBLANK([.R369]); &quot;&quot;; SUM([.$T$3:.T369]))">
            <text:p/>
          </table:table-cell>
          <table:table-cell table:formula="of:=IF(OR(ISBLANK([.J369]); ISBLANK([.R369])); &quot;&quot;;ROUND(([.R369]-[.J369])*60*24))">
            <text:p/>
          </table:table-cell>
          <table:table-cell table:number-columns-repeated="20"/>
        </table:table-row>
        <table:table-row table:style-name="ro2">
          <table:table-cell office:value-type="float" office:value="368" calcext:value-type="float">
            <text:p>36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70]=&quot;Long&quot; ; [.L370]-[Overview.$C$4]/[.K370]  ;  IF([.G370]=&quot;Short&quot;; [.L370]+[Overview.$C$4]/[.K370]; &quot;&quot;) ); &quot;&quot;)">
            <text:p/>
          </table:table-cell>
          <table:table-cell table:formula="of:=IFERROR(ABS([.M370]-[.L370])*[.K370]; &quot;&quot;)">
            <text:p/>
          </table:table-cell>
          <table:table-cell table:style-name="ce312" table:formula="of:=IFERROR(  IF([.G370]=&quot;Long&quot;;  [.L370]+[Overview.$C$4]/[.K370]  *  [Overview.$C$6]  ;  IF([.G370]=&quot;Short&quot;   ;  [.L370]-[Overview.$C$4]/[.K370]  * [Overview.$C$6]  ; &quot;&quot;  )  )   ; &quot;&quot;)">
            <text:p/>
          </table:table-cell>
          <table:table-cell table:number-columns-repeated="3"/>
          <table:table-cell table:style-name="ce182" table:formula="of:=IFERROR([.T370]/[.N370]; &quot;&quot;)">
            <text:p/>
          </table:table-cell>
          <table:table-cell table:style-name="ce203" table:formula="of:=IFERROR(   IF( AND( [.G370]=&quot;Long&quot;;   [.P370]=[.K370])  ;  [.K370]*([.Q370]-[.L370])  ;    IF(  AND(  [.G370]=&quot;Short&quot;  ;   [.P370]=[.K370]   )   ;   [.K370]*([.L370]-[.Q370])   ;  &quot;&quot;)) ; &quot;&quot;)">
            <text:p/>
          </table:table-cell>
          <table:table-cell table:style-name="ce215" table:formula="of:=IF(ISNUMBER([.T370]); IF([.T370]&gt;=0; &quot;Win&quot;; &quot;Loss&quot;); &quot;&quot;)">
            <text:p/>
          </table:table-cell>
          <table:table-cell table:style-name="ce220" table:formula="of:=IF(ISNUMBER([.T370]); ROUND(([.R370]-[.J370])*60*24); &quot;&quot;)">
            <text:p/>
          </table:table-cell>
          <table:table-cell table:content-validation-name="val8"/>
          <table:table-cell table:number-columns-repeated="2"/>
          <table:table-cell table:style-name="ce239"/>
          <table:table-cell table:style-name="ce243" table:formula="of:=IFERROR(IF(ISBLANK([.Z370]); &quot;&quot;; IF([.$G370]=&quot;Long&quot;; ([.Z370]-[.$L370])*[.$K370]/[.$N370]; ([.$L370]-[.Z370])*[.$K370]/[.$N370])-[.$S370]); &quot;&quot;)">
            <text:p/>
          </table:table-cell>
          <table:table-cell/>
          <table:table-cell table:style-name="ce243" table:formula="of:=IFERROR(IF(ISBLANK([.AB370]); &quot;&quot;; IF([.$G370]=&quot;Long&quot;; ([.AB370]-[.$L370])*[.$K370]/[.$N370]; ([.$L370]-[.AB370])*[.$K370]/[.$N370])-[.$S370]); &quot;&quot;)">
            <text:p/>
          </table:table-cell>
          <table:table-cell/>
          <table:table-cell table:style-name="ce243" table:formula="of:=IFERROR(IF(ISBLANK([.AD370]); &quot;&quot;; IF([.$G370]=&quot;Long&quot;; ([.AD370]-[.$L370])*[.$K370]/[.$N370]; ([.$L370]-[.AD370])*[.$K370]/[.$N370])-[.$S370]); &quot;&quot;)">
            <text:p/>
          </table:table-cell>
          <table:table-cell table:number-columns-repeated="2"/>
          <table:table-cell table:formula="of:=IF(ISBLANK([.B370]); &quot;&quot;; DAY([.B370]))">
            <text:p/>
          </table:table-cell>
          <table:table-cell table:formula="of:=IF(ISBLANK([.B370]); &quot;&quot;; WEEKDAY([.B370]))">
            <text:p/>
          </table:table-cell>
          <table:table-cell table:formula="of:=IF(ISBLANK([.B370]); &quot;&quot;; WEEKNUM([.B370]))">
            <text:p/>
          </table:table-cell>
          <table:table-cell table:formula="of:=IF(ISBLANK([.B370]); &quot;&quot;; MONTH([.B370]))">
            <text:p/>
          </table:table-cell>
          <table:table-cell table:formula="of:=IF(ISBLANK([.L370]); &quot;&quot;; [.K370]*[.L370])">
            <text:p/>
          </table:table-cell>
          <table:table-cell table:formula="of:=IF(ISNUMBER([.AL370]); [.AL370]*0.0035; &quot;&quot;)">
            <text:p/>
          </table:table-cell>
          <table:table-cell table:formula="of:=IF(ISBLANK([.Q370]); &quot;&quot;; [.P370]*[.Q370])">
            <text:p/>
          </table:table-cell>
          <table:table-cell table:formula="of:=IF(ISNUMBER([.AN370]); [.AN370]*0.0035; &quot;&quot;)">
            <text:p/>
          </table:table-cell>
          <table:table-cell table:formula="of:=IF(ISBLANK([.Q370]); &quot;&quot;; SUM([.$S$3:.S370]))">
            <text:p/>
          </table:table-cell>
          <table:table-cell table:formula="of:=IF(ISBLANK([.R370]); &quot;&quot;; SUM([.$T$3:.T370]))">
            <text:p/>
          </table:table-cell>
          <table:table-cell table:formula="of:=IF(OR(ISBLANK([.J370]); ISBLANK([.R370])); &quot;&quot;;ROUND(([.R370]-[.J370])*60*24))">
            <text:p/>
          </table:table-cell>
          <table:table-cell table:number-columns-repeated="20"/>
        </table:table-row>
        <table:table-row table:style-name="ro2">
          <table:table-cell office:value-type="float" office:value="369" calcext:value-type="float">
            <text:p>36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71]=&quot;Long&quot; ; [.L371]-[Overview.$C$4]/[.K371]  ;  IF([.G371]=&quot;Short&quot;; [.L371]+[Overview.$C$4]/[.K371]; &quot;&quot;) ); &quot;&quot;)">
            <text:p/>
          </table:table-cell>
          <table:table-cell table:formula="of:=IFERROR(ABS([.M371]-[.L371])*[.K371]; &quot;&quot;)">
            <text:p/>
          </table:table-cell>
          <table:table-cell table:style-name="ce312" table:formula="of:=IFERROR(  IF([.G371]=&quot;Long&quot;;  [.L371]+[Overview.$C$4]/[.K371]  *  [Overview.$C$6]  ;  IF([.G371]=&quot;Short&quot;   ;  [.L371]-[Overview.$C$4]/[.K371]  * [Overview.$C$6]  ; &quot;&quot;  )  )   ; &quot;&quot;)">
            <text:p/>
          </table:table-cell>
          <table:table-cell table:number-columns-repeated="3"/>
          <table:table-cell table:style-name="ce182" table:formula="of:=IFERROR([.T371]/[.N371]; &quot;&quot;)">
            <text:p/>
          </table:table-cell>
          <table:table-cell table:style-name="ce203" table:formula="of:=IFERROR(   IF( AND( [.G371]=&quot;Long&quot;;   [.P371]=[.K371])  ;  [.K371]*([.Q371]-[.L371])  ;    IF(  AND(  [.G371]=&quot;Short&quot;  ;   [.P371]=[.K371]   )   ;   [.K371]*([.L371]-[.Q371])   ;  &quot;&quot;)) ; &quot;&quot;)">
            <text:p/>
          </table:table-cell>
          <table:table-cell table:style-name="ce215" table:formula="of:=IF(ISNUMBER([.T371]); IF([.T371]&gt;=0; &quot;Win&quot;; &quot;Loss&quot;); &quot;&quot;)">
            <text:p/>
          </table:table-cell>
          <table:table-cell table:style-name="ce220" table:formula="of:=IF(ISNUMBER([.T371]); ROUND(([.R371]-[.J371])*60*24); &quot;&quot;)">
            <text:p/>
          </table:table-cell>
          <table:table-cell table:content-validation-name="val8"/>
          <table:table-cell table:number-columns-repeated="2"/>
          <table:table-cell table:style-name="ce239"/>
          <table:table-cell table:style-name="ce243" table:formula="of:=IFERROR(IF(ISBLANK([.Z371]); &quot;&quot;; IF([.$G371]=&quot;Long&quot;; ([.Z371]-[.$L371])*[.$K371]/[.$N371]; ([.$L371]-[.Z371])*[.$K371]/[.$N371])-[.$S371]); &quot;&quot;)">
            <text:p/>
          </table:table-cell>
          <table:table-cell/>
          <table:table-cell table:style-name="ce243" table:formula="of:=IFERROR(IF(ISBLANK([.AB371]); &quot;&quot;; IF([.$G371]=&quot;Long&quot;; ([.AB371]-[.$L371])*[.$K371]/[.$N371]; ([.$L371]-[.AB371])*[.$K371]/[.$N371])-[.$S371]); &quot;&quot;)">
            <text:p/>
          </table:table-cell>
          <table:table-cell/>
          <table:table-cell table:style-name="ce243" table:formula="of:=IFERROR(IF(ISBLANK([.AD371]); &quot;&quot;; IF([.$G371]=&quot;Long&quot;; ([.AD371]-[.$L371])*[.$K371]/[.$N371]; ([.$L371]-[.AD371])*[.$K371]/[.$N371])-[.$S371]); &quot;&quot;)">
            <text:p/>
          </table:table-cell>
          <table:table-cell table:number-columns-repeated="2"/>
          <table:table-cell table:formula="of:=IF(ISBLANK([.B371]); &quot;&quot;; DAY([.B371]))">
            <text:p/>
          </table:table-cell>
          <table:table-cell table:formula="of:=IF(ISBLANK([.B371]); &quot;&quot;; WEEKDAY([.B371]))">
            <text:p/>
          </table:table-cell>
          <table:table-cell table:formula="of:=IF(ISBLANK([.B371]); &quot;&quot;; WEEKNUM([.B371]))">
            <text:p/>
          </table:table-cell>
          <table:table-cell table:formula="of:=IF(ISBLANK([.B371]); &quot;&quot;; MONTH([.B371]))">
            <text:p/>
          </table:table-cell>
          <table:table-cell table:formula="of:=IF(ISBLANK([.L371]); &quot;&quot;; [.K371]*[.L371])">
            <text:p/>
          </table:table-cell>
          <table:table-cell table:formula="of:=IF(ISNUMBER([.AL371]); [.AL371]*0.0035; &quot;&quot;)">
            <text:p/>
          </table:table-cell>
          <table:table-cell table:formula="of:=IF(ISBLANK([.Q371]); &quot;&quot;; [.P371]*[.Q371])">
            <text:p/>
          </table:table-cell>
          <table:table-cell table:formula="of:=IF(ISNUMBER([.AN371]); [.AN371]*0.0035; &quot;&quot;)">
            <text:p/>
          </table:table-cell>
          <table:table-cell table:formula="of:=IF(ISBLANK([.Q371]); &quot;&quot;; SUM([.$S$3:.S371]))">
            <text:p/>
          </table:table-cell>
          <table:table-cell table:formula="of:=IF(ISBLANK([.R371]); &quot;&quot;; SUM([.$T$3:.T371]))">
            <text:p/>
          </table:table-cell>
          <table:table-cell table:formula="of:=IF(OR(ISBLANK([.J371]); ISBLANK([.R371])); &quot;&quot;;ROUND(([.R371]-[.J371])*60*24))">
            <text:p/>
          </table:table-cell>
          <table:table-cell table:number-columns-repeated="20"/>
        </table:table-row>
        <table:table-row table:style-name="ro2">
          <table:table-cell office:value-type="float" office:value="370" calcext:value-type="float">
            <text:p>37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72]=&quot;Long&quot; ; [.L372]-[Overview.$C$4]/[.K372]  ;  IF([.G372]=&quot;Short&quot;; [.L372]+[Overview.$C$4]/[.K372]; &quot;&quot;) ); &quot;&quot;)">
            <text:p/>
          </table:table-cell>
          <table:table-cell table:formula="of:=IFERROR(ABS([.M372]-[.L372])*[.K372]; &quot;&quot;)">
            <text:p/>
          </table:table-cell>
          <table:table-cell table:style-name="ce312" table:formula="of:=IFERROR(  IF([.G372]=&quot;Long&quot;;  [.L372]+[Overview.$C$4]/[.K372]  *  [Overview.$C$6]  ;  IF([.G372]=&quot;Short&quot;   ;  [.L372]-[Overview.$C$4]/[.K372]  * [Overview.$C$6]  ; &quot;&quot;  )  )   ; &quot;&quot;)">
            <text:p/>
          </table:table-cell>
          <table:table-cell table:number-columns-repeated="3"/>
          <table:table-cell table:style-name="ce182" table:formula="of:=IFERROR([.T372]/[.N372]; &quot;&quot;)">
            <text:p/>
          </table:table-cell>
          <table:table-cell table:style-name="ce203" table:formula="of:=IFERROR(   IF( AND( [.G372]=&quot;Long&quot;;   [.P372]=[.K372])  ;  [.K372]*([.Q372]-[.L372])  ;    IF(  AND(  [.G372]=&quot;Short&quot;  ;   [.P372]=[.K372]   )   ;   [.K372]*([.L372]-[.Q372])   ;  &quot;&quot;)) ; &quot;&quot;)">
            <text:p/>
          </table:table-cell>
          <table:table-cell table:style-name="ce215" table:formula="of:=IF(ISNUMBER([.T372]); IF([.T372]&gt;=0; &quot;Win&quot;; &quot;Loss&quot;); &quot;&quot;)">
            <text:p/>
          </table:table-cell>
          <table:table-cell table:style-name="ce220" table:formula="of:=IF(ISNUMBER([.T372]); ROUND(([.R372]-[.J372])*60*24); &quot;&quot;)">
            <text:p/>
          </table:table-cell>
          <table:table-cell table:content-validation-name="val8"/>
          <table:table-cell table:number-columns-repeated="2"/>
          <table:table-cell table:style-name="ce239"/>
          <table:table-cell table:style-name="ce243" table:formula="of:=IFERROR(IF(ISBLANK([.Z372]); &quot;&quot;; IF([.$G372]=&quot;Long&quot;; ([.Z372]-[.$L372])*[.$K372]/[.$N372]; ([.$L372]-[.Z372])*[.$K372]/[.$N372])-[.$S372]); &quot;&quot;)">
            <text:p/>
          </table:table-cell>
          <table:table-cell/>
          <table:table-cell table:style-name="ce243" table:formula="of:=IFERROR(IF(ISBLANK([.AB372]); &quot;&quot;; IF([.$G372]=&quot;Long&quot;; ([.AB372]-[.$L372])*[.$K372]/[.$N372]; ([.$L372]-[.AB372])*[.$K372]/[.$N372])-[.$S372]); &quot;&quot;)">
            <text:p/>
          </table:table-cell>
          <table:table-cell/>
          <table:table-cell table:style-name="ce243" table:formula="of:=IFERROR(IF(ISBLANK([.AD372]); &quot;&quot;; IF([.$G372]=&quot;Long&quot;; ([.AD372]-[.$L372])*[.$K372]/[.$N372]; ([.$L372]-[.AD372])*[.$K372]/[.$N372])-[.$S372]); &quot;&quot;)">
            <text:p/>
          </table:table-cell>
          <table:table-cell table:number-columns-repeated="2"/>
          <table:table-cell table:formula="of:=IF(ISBLANK([.B372]); &quot;&quot;; DAY([.B372]))">
            <text:p/>
          </table:table-cell>
          <table:table-cell table:formula="of:=IF(ISBLANK([.B372]); &quot;&quot;; WEEKDAY([.B372]))">
            <text:p/>
          </table:table-cell>
          <table:table-cell table:formula="of:=IF(ISBLANK([.B372]); &quot;&quot;; WEEKNUM([.B372]))">
            <text:p/>
          </table:table-cell>
          <table:table-cell table:formula="of:=IF(ISBLANK([.B372]); &quot;&quot;; MONTH([.B372]))">
            <text:p/>
          </table:table-cell>
          <table:table-cell table:formula="of:=IF(ISBLANK([.L372]); &quot;&quot;; [.K372]*[.L372])">
            <text:p/>
          </table:table-cell>
          <table:table-cell table:formula="of:=IF(ISNUMBER([.AL372]); [.AL372]*0.0035; &quot;&quot;)">
            <text:p/>
          </table:table-cell>
          <table:table-cell table:formula="of:=IF(ISBLANK([.Q372]); &quot;&quot;; [.P372]*[.Q372])">
            <text:p/>
          </table:table-cell>
          <table:table-cell table:formula="of:=IF(ISNUMBER([.AN372]); [.AN372]*0.0035; &quot;&quot;)">
            <text:p/>
          </table:table-cell>
          <table:table-cell table:formula="of:=IF(ISBLANK([.Q372]); &quot;&quot;; SUM([.$S$3:.S372]))">
            <text:p/>
          </table:table-cell>
          <table:table-cell table:formula="of:=IF(ISBLANK([.R372]); &quot;&quot;; SUM([.$T$3:.T372]))">
            <text:p/>
          </table:table-cell>
          <table:table-cell table:formula="of:=IF(OR(ISBLANK([.J372]); ISBLANK([.R372])); &quot;&quot;;ROUND(([.R372]-[.J372])*60*24))">
            <text:p/>
          </table:table-cell>
          <table:table-cell table:number-columns-repeated="20"/>
        </table:table-row>
        <table:table-row table:style-name="ro2">
          <table:table-cell office:value-type="float" office:value="371" calcext:value-type="float">
            <text:p>37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73]=&quot;Long&quot; ; [.L373]-[Overview.$C$4]/[.K373]  ;  IF([.G373]=&quot;Short&quot;; [.L373]+[Overview.$C$4]/[.K373]; &quot;&quot;) ); &quot;&quot;)">
            <text:p/>
          </table:table-cell>
          <table:table-cell table:formula="of:=IFERROR(ABS([.M373]-[.L373])*[.K373]; &quot;&quot;)">
            <text:p/>
          </table:table-cell>
          <table:table-cell table:style-name="ce312" table:formula="of:=IFERROR(  IF([.G373]=&quot;Long&quot;;  [.L373]+[Overview.$C$4]/[.K373]  *  [Overview.$C$6]  ;  IF([.G373]=&quot;Short&quot;   ;  [.L373]-[Overview.$C$4]/[.K373]  * [Overview.$C$6]  ; &quot;&quot;  )  )   ; &quot;&quot;)">
            <text:p/>
          </table:table-cell>
          <table:table-cell table:number-columns-repeated="3"/>
          <table:table-cell table:style-name="ce182" table:formula="of:=IFERROR([.T373]/[.N373]; &quot;&quot;)">
            <text:p/>
          </table:table-cell>
          <table:table-cell table:style-name="ce203" table:formula="of:=IFERROR(   IF( AND( [.G373]=&quot;Long&quot;;   [.P373]=[.K373])  ;  [.K373]*([.Q373]-[.L373])  ;    IF(  AND(  [.G373]=&quot;Short&quot;  ;   [.P373]=[.K373]   )   ;   [.K373]*([.L373]-[.Q373])   ;  &quot;&quot;)) ; &quot;&quot;)">
            <text:p/>
          </table:table-cell>
          <table:table-cell table:style-name="ce215" table:formula="of:=IF(ISNUMBER([.T373]); IF([.T373]&gt;=0; &quot;Win&quot;; &quot;Loss&quot;); &quot;&quot;)">
            <text:p/>
          </table:table-cell>
          <table:table-cell table:style-name="ce220" table:formula="of:=IF(ISNUMBER([.T373]); ROUND(([.R373]-[.J373])*60*24); &quot;&quot;)">
            <text:p/>
          </table:table-cell>
          <table:table-cell table:content-validation-name="val8"/>
          <table:table-cell table:number-columns-repeated="2"/>
          <table:table-cell table:style-name="ce239"/>
          <table:table-cell table:style-name="ce243" table:formula="of:=IFERROR(IF(ISBLANK([.Z373]); &quot;&quot;; IF([.$G373]=&quot;Long&quot;; ([.Z373]-[.$L373])*[.$K373]/[.$N373]; ([.$L373]-[.Z373])*[.$K373]/[.$N373])-[.$S373]); &quot;&quot;)">
            <text:p/>
          </table:table-cell>
          <table:table-cell/>
          <table:table-cell table:style-name="ce243" table:formula="of:=IFERROR(IF(ISBLANK([.AB373]); &quot;&quot;; IF([.$G373]=&quot;Long&quot;; ([.AB373]-[.$L373])*[.$K373]/[.$N373]; ([.$L373]-[.AB373])*[.$K373]/[.$N373])-[.$S373]); &quot;&quot;)">
            <text:p/>
          </table:table-cell>
          <table:table-cell/>
          <table:table-cell table:style-name="ce243" table:formula="of:=IFERROR(IF(ISBLANK([.AD373]); &quot;&quot;; IF([.$G373]=&quot;Long&quot;; ([.AD373]-[.$L373])*[.$K373]/[.$N373]; ([.$L373]-[.AD373])*[.$K373]/[.$N373])-[.$S373]); &quot;&quot;)">
            <text:p/>
          </table:table-cell>
          <table:table-cell table:number-columns-repeated="2"/>
          <table:table-cell table:formula="of:=IF(ISBLANK([.B373]); &quot;&quot;; DAY([.B373]))">
            <text:p/>
          </table:table-cell>
          <table:table-cell table:formula="of:=IF(ISBLANK([.B373]); &quot;&quot;; WEEKDAY([.B373]))">
            <text:p/>
          </table:table-cell>
          <table:table-cell table:formula="of:=IF(ISBLANK([.B373]); &quot;&quot;; WEEKNUM([.B373]))">
            <text:p/>
          </table:table-cell>
          <table:table-cell table:formula="of:=IF(ISBLANK([.B373]); &quot;&quot;; MONTH([.B373]))">
            <text:p/>
          </table:table-cell>
          <table:table-cell table:formula="of:=IF(ISBLANK([.L373]); &quot;&quot;; [.K373]*[.L373])">
            <text:p/>
          </table:table-cell>
          <table:table-cell table:formula="of:=IF(ISNUMBER([.AL373]); [.AL373]*0.0035; &quot;&quot;)">
            <text:p/>
          </table:table-cell>
          <table:table-cell table:formula="of:=IF(ISBLANK([.Q373]); &quot;&quot;; [.P373]*[.Q373])">
            <text:p/>
          </table:table-cell>
          <table:table-cell table:formula="of:=IF(ISNUMBER([.AN373]); [.AN373]*0.0035; &quot;&quot;)">
            <text:p/>
          </table:table-cell>
          <table:table-cell table:formula="of:=IF(ISBLANK([.Q373]); &quot;&quot;; SUM([.$S$3:.S373]))">
            <text:p/>
          </table:table-cell>
          <table:table-cell table:formula="of:=IF(ISBLANK([.R373]); &quot;&quot;; SUM([.$T$3:.T373]))">
            <text:p/>
          </table:table-cell>
          <table:table-cell table:formula="of:=IF(OR(ISBLANK([.J373]); ISBLANK([.R373])); &quot;&quot;;ROUND(([.R373]-[.J373])*60*24))">
            <text:p/>
          </table:table-cell>
          <table:table-cell table:number-columns-repeated="20"/>
        </table:table-row>
        <table:table-row table:style-name="ro2">
          <table:table-cell office:value-type="float" office:value="372" calcext:value-type="float">
            <text:p>37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74]=&quot;Long&quot; ; [.L374]-[Overview.$C$4]/[.K374]  ;  IF([.G374]=&quot;Short&quot;; [.L374]+[Overview.$C$4]/[.K374]; &quot;&quot;) ); &quot;&quot;)">
            <text:p/>
          </table:table-cell>
          <table:table-cell table:formula="of:=IFERROR(ABS([.M374]-[.L374])*[.K374]; &quot;&quot;)">
            <text:p/>
          </table:table-cell>
          <table:table-cell table:style-name="ce312" table:formula="of:=IFERROR(  IF([.G374]=&quot;Long&quot;;  [.L374]+[Overview.$C$4]/[.K374]  *  [Overview.$C$6]  ;  IF([.G374]=&quot;Short&quot;   ;  [.L374]-[Overview.$C$4]/[.K374]  * [Overview.$C$6]  ; &quot;&quot;  )  )   ; &quot;&quot;)">
            <text:p/>
          </table:table-cell>
          <table:table-cell table:number-columns-repeated="3"/>
          <table:table-cell table:style-name="ce182" table:formula="of:=IFERROR([.T374]/[.N374]; &quot;&quot;)">
            <text:p/>
          </table:table-cell>
          <table:table-cell table:style-name="ce203" table:formula="of:=IFERROR(   IF( AND( [.G374]=&quot;Long&quot;;   [.P374]=[.K374])  ;  [.K374]*([.Q374]-[.L374])  ;    IF(  AND(  [.G374]=&quot;Short&quot;  ;   [.P374]=[.K374]   )   ;   [.K374]*([.L374]-[.Q374])   ;  &quot;&quot;)) ; &quot;&quot;)">
            <text:p/>
          </table:table-cell>
          <table:table-cell table:style-name="ce215" table:formula="of:=IF(ISNUMBER([.T374]); IF([.T374]&gt;=0; &quot;Win&quot;; &quot;Loss&quot;); &quot;&quot;)">
            <text:p/>
          </table:table-cell>
          <table:table-cell table:style-name="ce220" table:formula="of:=IF(ISNUMBER([.T374]); ROUND(([.R374]-[.J374])*60*24); &quot;&quot;)">
            <text:p/>
          </table:table-cell>
          <table:table-cell table:content-validation-name="val8"/>
          <table:table-cell table:number-columns-repeated="2"/>
          <table:table-cell table:style-name="ce239"/>
          <table:table-cell table:style-name="ce243" table:formula="of:=IFERROR(IF(ISBLANK([.Z374]); &quot;&quot;; IF([.$G374]=&quot;Long&quot;; ([.Z374]-[.$L374])*[.$K374]/[.$N374]; ([.$L374]-[.Z374])*[.$K374]/[.$N374])-[.$S374]); &quot;&quot;)">
            <text:p/>
          </table:table-cell>
          <table:table-cell/>
          <table:table-cell table:style-name="ce243" table:formula="of:=IFERROR(IF(ISBLANK([.AB374]); &quot;&quot;; IF([.$G374]=&quot;Long&quot;; ([.AB374]-[.$L374])*[.$K374]/[.$N374]; ([.$L374]-[.AB374])*[.$K374]/[.$N374])-[.$S374]); &quot;&quot;)">
            <text:p/>
          </table:table-cell>
          <table:table-cell/>
          <table:table-cell table:style-name="ce243" table:formula="of:=IFERROR(IF(ISBLANK([.AD374]); &quot;&quot;; IF([.$G374]=&quot;Long&quot;; ([.AD374]-[.$L374])*[.$K374]/[.$N374]; ([.$L374]-[.AD374])*[.$K374]/[.$N374])-[.$S374]); &quot;&quot;)">
            <text:p/>
          </table:table-cell>
          <table:table-cell table:number-columns-repeated="2"/>
          <table:table-cell table:formula="of:=IF(ISBLANK([.B374]); &quot;&quot;; DAY([.B374]))">
            <text:p/>
          </table:table-cell>
          <table:table-cell table:formula="of:=IF(ISBLANK([.B374]); &quot;&quot;; WEEKDAY([.B374]))">
            <text:p/>
          </table:table-cell>
          <table:table-cell table:formula="of:=IF(ISBLANK([.B374]); &quot;&quot;; WEEKNUM([.B374]))">
            <text:p/>
          </table:table-cell>
          <table:table-cell table:formula="of:=IF(ISBLANK([.B374]); &quot;&quot;; MONTH([.B374]))">
            <text:p/>
          </table:table-cell>
          <table:table-cell table:formula="of:=IF(ISBLANK([.L374]); &quot;&quot;; [.K374]*[.L374])">
            <text:p/>
          </table:table-cell>
          <table:table-cell table:formula="of:=IF(ISNUMBER([.AL374]); [.AL374]*0.0035; &quot;&quot;)">
            <text:p/>
          </table:table-cell>
          <table:table-cell table:formula="of:=IF(ISBLANK([.Q374]); &quot;&quot;; [.P374]*[.Q374])">
            <text:p/>
          </table:table-cell>
          <table:table-cell table:formula="of:=IF(ISNUMBER([.AN374]); [.AN374]*0.0035; &quot;&quot;)">
            <text:p/>
          </table:table-cell>
          <table:table-cell table:formula="of:=IF(ISBLANK([.Q374]); &quot;&quot;; SUM([.$S$3:.S374]))">
            <text:p/>
          </table:table-cell>
          <table:table-cell table:formula="of:=IF(ISBLANK([.R374]); &quot;&quot;; SUM([.$T$3:.T374]))">
            <text:p/>
          </table:table-cell>
          <table:table-cell table:formula="of:=IF(OR(ISBLANK([.J374]); ISBLANK([.R374])); &quot;&quot;;ROUND(([.R374]-[.J374])*60*24))">
            <text:p/>
          </table:table-cell>
          <table:table-cell table:number-columns-repeated="20"/>
        </table:table-row>
        <table:table-row table:style-name="ro2">
          <table:table-cell office:value-type="float" office:value="373" calcext:value-type="float">
            <text:p>37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75]=&quot;Long&quot; ; [.L375]-[Overview.$C$4]/[.K375]  ;  IF([.G375]=&quot;Short&quot;; [.L375]+[Overview.$C$4]/[.K375]; &quot;&quot;) ); &quot;&quot;)">
            <text:p/>
          </table:table-cell>
          <table:table-cell table:formula="of:=IFERROR(ABS([.M375]-[.L375])*[.K375]; &quot;&quot;)">
            <text:p/>
          </table:table-cell>
          <table:table-cell table:style-name="ce312" table:formula="of:=IFERROR(  IF([.G375]=&quot;Long&quot;;  [.L375]+[Overview.$C$4]/[.K375]  *  [Overview.$C$6]  ;  IF([.G375]=&quot;Short&quot;   ;  [.L375]-[Overview.$C$4]/[.K375]  * [Overview.$C$6]  ; &quot;&quot;  )  )   ; &quot;&quot;)">
            <text:p/>
          </table:table-cell>
          <table:table-cell table:number-columns-repeated="3"/>
          <table:table-cell table:style-name="ce182" table:formula="of:=IFERROR([.T375]/[.N375]; &quot;&quot;)">
            <text:p/>
          </table:table-cell>
          <table:table-cell table:style-name="ce203" table:formula="of:=IFERROR(   IF( AND( [.G375]=&quot;Long&quot;;   [.P375]=[.K375])  ;  [.K375]*([.Q375]-[.L375])  ;    IF(  AND(  [.G375]=&quot;Short&quot;  ;   [.P375]=[.K375]   )   ;   [.K375]*([.L375]-[.Q375])   ;  &quot;&quot;)) ; &quot;&quot;)">
            <text:p/>
          </table:table-cell>
          <table:table-cell table:style-name="ce215" table:formula="of:=IF(ISNUMBER([.T375]); IF([.T375]&gt;=0; &quot;Win&quot;; &quot;Loss&quot;); &quot;&quot;)">
            <text:p/>
          </table:table-cell>
          <table:table-cell table:style-name="ce220" table:formula="of:=IF(ISNUMBER([.T375]); ROUND(([.R375]-[.J375])*60*24); &quot;&quot;)">
            <text:p/>
          </table:table-cell>
          <table:table-cell table:content-validation-name="val8"/>
          <table:table-cell table:number-columns-repeated="2"/>
          <table:table-cell table:style-name="ce239"/>
          <table:table-cell table:style-name="ce243" table:formula="of:=IFERROR(IF(ISBLANK([.Z375]); &quot;&quot;; IF([.$G375]=&quot;Long&quot;; ([.Z375]-[.$L375])*[.$K375]/[.$N375]; ([.$L375]-[.Z375])*[.$K375]/[.$N375])-[.$S375]); &quot;&quot;)">
            <text:p/>
          </table:table-cell>
          <table:table-cell/>
          <table:table-cell table:style-name="ce243" table:formula="of:=IFERROR(IF(ISBLANK([.AB375]); &quot;&quot;; IF([.$G375]=&quot;Long&quot;; ([.AB375]-[.$L375])*[.$K375]/[.$N375]; ([.$L375]-[.AB375])*[.$K375]/[.$N375])-[.$S375]); &quot;&quot;)">
            <text:p/>
          </table:table-cell>
          <table:table-cell/>
          <table:table-cell table:style-name="ce243" table:formula="of:=IFERROR(IF(ISBLANK([.AD375]); &quot;&quot;; IF([.$G375]=&quot;Long&quot;; ([.AD375]-[.$L375])*[.$K375]/[.$N375]; ([.$L375]-[.AD375])*[.$K375]/[.$N375])-[.$S375]); &quot;&quot;)">
            <text:p/>
          </table:table-cell>
          <table:table-cell table:number-columns-repeated="2"/>
          <table:table-cell table:formula="of:=IF(ISBLANK([.B375]); &quot;&quot;; DAY([.B375]))">
            <text:p/>
          </table:table-cell>
          <table:table-cell table:formula="of:=IF(ISBLANK([.B375]); &quot;&quot;; WEEKDAY([.B375]))">
            <text:p/>
          </table:table-cell>
          <table:table-cell table:formula="of:=IF(ISBLANK([.B375]); &quot;&quot;; WEEKNUM([.B375]))">
            <text:p/>
          </table:table-cell>
          <table:table-cell table:formula="of:=IF(ISBLANK([.B375]); &quot;&quot;; MONTH([.B375]))">
            <text:p/>
          </table:table-cell>
          <table:table-cell table:formula="of:=IF(ISBLANK([.L375]); &quot;&quot;; [.K375]*[.L375])">
            <text:p/>
          </table:table-cell>
          <table:table-cell table:formula="of:=IF(ISNUMBER([.AL375]); [.AL375]*0.0035; &quot;&quot;)">
            <text:p/>
          </table:table-cell>
          <table:table-cell table:formula="of:=IF(ISBLANK([.Q375]); &quot;&quot;; [.P375]*[.Q375])">
            <text:p/>
          </table:table-cell>
          <table:table-cell table:formula="of:=IF(ISNUMBER([.AN375]); [.AN375]*0.0035; &quot;&quot;)">
            <text:p/>
          </table:table-cell>
          <table:table-cell table:formula="of:=IF(ISBLANK([.Q375]); &quot;&quot;; SUM([.$S$3:.S375]))">
            <text:p/>
          </table:table-cell>
          <table:table-cell table:formula="of:=IF(ISBLANK([.R375]); &quot;&quot;; SUM([.$T$3:.T375]))">
            <text:p/>
          </table:table-cell>
          <table:table-cell table:formula="of:=IF(OR(ISBLANK([.J375]); ISBLANK([.R375])); &quot;&quot;;ROUND(([.R375]-[.J375])*60*24))">
            <text:p/>
          </table:table-cell>
          <table:table-cell table:number-columns-repeated="20"/>
        </table:table-row>
        <table:table-row table:style-name="ro2">
          <table:table-cell office:value-type="float" office:value="374" calcext:value-type="float">
            <text:p>37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76]=&quot;Long&quot; ; [.L376]-[Overview.$C$4]/[.K376]  ;  IF([.G376]=&quot;Short&quot;; [.L376]+[Overview.$C$4]/[.K376]; &quot;&quot;) ); &quot;&quot;)">
            <text:p/>
          </table:table-cell>
          <table:table-cell table:formula="of:=IFERROR(ABS([.M376]-[.L376])*[.K376]; &quot;&quot;)">
            <text:p/>
          </table:table-cell>
          <table:table-cell table:style-name="ce312" table:formula="of:=IFERROR(  IF([.G376]=&quot;Long&quot;;  [.L376]+[Overview.$C$4]/[.K376]  *  [Overview.$C$6]  ;  IF([.G376]=&quot;Short&quot;   ;  [.L376]-[Overview.$C$4]/[.K376]  * [Overview.$C$6]  ; &quot;&quot;  )  )   ; &quot;&quot;)">
            <text:p/>
          </table:table-cell>
          <table:table-cell table:number-columns-repeated="3"/>
          <table:table-cell table:style-name="ce182" table:formula="of:=IFERROR([.T376]/[.N376]; &quot;&quot;)">
            <text:p/>
          </table:table-cell>
          <table:table-cell table:style-name="ce203" table:formula="of:=IFERROR(   IF( AND( [.G376]=&quot;Long&quot;;   [.P376]=[.K376])  ;  [.K376]*([.Q376]-[.L376])  ;    IF(  AND(  [.G376]=&quot;Short&quot;  ;   [.P376]=[.K376]   )   ;   [.K376]*([.L376]-[.Q376])   ;  &quot;&quot;)) ; &quot;&quot;)">
            <text:p/>
          </table:table-cell>
          <table:table-cell table:style-name="ce215" table:formula="of:=IF(ISNUMBER([.T376]); IF([.T376]&gt;=0; &quot;Win&quot;; &quot;Loss&quot;); &quot;&quot;)">
            <text:p/>
          </table:table-cell>
          <table:table-cell table:style-name="ce220" table:formula="of:=IF(ISNUMBER([.T376]); ROUND(([.R376]-[.J376])*60*24); &quot;&quot;)">
            <text:p/>
          </table:table-cell>
          <table:table-cell table:content-validation-name="val8"/>
          <table:table-cell table:number-columns-repeated="2"/>
          <table:table-cell table:style-name="ce239"/>
          <table:table-cell table:style-name="ce243" table:formula="of:=IFERROR(IF(ISBLANK([.Z376]); &quot;&quot;; IF([.$G376]=&quot;Long&quot;; ([.Z376]-[.$L376])*[.$K376]/[.$N376]; ([.$L376]-[.Z376])*[.$K376]/[.$N376])-[.$S376]); &quot;&quot;)">
            <text:p/>
          </table:table-cell>
          <table:table-cell/>
          <table:table-cell table:style-name="ce243" table:formula="of:=IFERROR(IF(ISBLANK([.AB376]); &quot;&quot;; IF([.$G376]=&quot;Long&quot;; ([.AB376]-[.$L376])*[.$K376]/[.$N376]; ([.$L376]-[.AB376])*[.$K376]/[.$N376])-[.$S376]); &quot;&quot;)">
            <text:p/>
          </table:table-cell>
          <table:table-cell/>
          <table:table-cell table:style-name="ce243" table:formula="of:=IFERROR(IF(ISBLANK([.AD376]); &quot;&quot;; IF([.$G376]=&quot;Long&quot;; ([.AD376]-[.$L376])*[.$K376]/[.$N376]; ([.$L376]-[.AD376])*[.$K376]/[.$N376])-[.$S376]); &quot;&quot;)">
            <text:p/>
          </table:table-cell>
          <table:table-cell table:number-columns-repeated="2"/>
          <table:table-cell table:formula="of:=IF(ISBLANK([.B376]); &quot;&quot;; DAY([.B376]))">
            <text:p/>
          </table:table-cell>
          <table:table-cell table:formula="of:=IF(ISBLANK([.B376]); &quot;&quot;; WEEKDAY([.B376]))">
            <text:p/>
          </table:table-cell>
          <table:table-cell table:formula="of:=IF(ISBLANK([.B376]); &quot;&quot;; WEEKNUM([.B376]))">
            <text:p/>
          </table:table-cell>
          <table:table-cell table:formula="of:=IF(ISBLANK([.B376]); &quot;&quot;; MONTH([.B376]))">
            <text:p/>
          </table:table-cell>
          <table:table-cell table:formula="of:=IF(ISBLANK([.L376]); &quot;&quot;; [.K376]*[.L376])">
            <text:p/>
          </table:table-cell>
          <table:table-cell table:formula="of:=IF(ISNUMBER([.AL376]); [.AL376]*0.0035; &quot;&quot;)">
            <text:p/>
          </table:table-cell>
          <table:table-cell table:formula="of:=IF(ISBLANK([.Q376]); &quot;&quot;; [.P376]*[.Q376])">
            <text:p/>
          </table:table-cell>
          <table:table-cell table:formula="of:=IF(ISNUMBER([.AN376]); [.AN376]*0.0035; &quot;&quot;)">
            <text:p/>
          </table:table-cell>
          <table:table-cell table:formula="of:=IF(ISBLANK([.Q376]); &quot;&quot;; SUM([.$S$3:.S376]))">
            <text:p/>
          </table:table-cell>
          <table:table-cell table:formula="of:=IF(ISBLANK([.R376]); &quot;&quot;; SUM([.$T$3:.T376]))">
            <text:p/>
          </table:table-cell>
          <table:table-cell table:formula="of:=IF(OR(ISBLANK([.J376]); ISBLANK([.R376])); &quot;&quot;;ROUND(([.R376]-[.J376])*60*24))">
            <text:p/>
          </table:table-cell>
          <table:table-cell table:number-columns-repeated="20"/>
        </table:table-row>
        <table:table-row table:style-name="ro2">
          <table:table-cell office:value-type="float" office:value="375" calcext:value-type="float">
            <text:p>37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77]=&quot;Long&quot; ; [.L377]-[Overview.$C$4]/[.K377]  ;  IF([.G377]=&quot;Short&quot;; [.L377]+[Overview.$C$4]/[.K377]; &quot;&quot;) ); &quot;&quot;)">
            <text:p/>
          </table:table-cell>
          <table:table-cell table:formula="of:=IFERROR(ABS([.M377]-[.L377])*[.K377]; &quot;&quot;)">
            <text:p/>
          </table:table-cell>
          <table:table-cell table:style-name="ce312" table:formula="of:=IFERROR(  IF([.G377]=&quot;Long&quot;;  [.L377]+[Overview.$C$4]/[.K377]  *  [Overview.$C$6]  ;  IF([.G377]=&quot;Short&quot;   ;  [.L377]-[Overview.$C$4]/[.K377]  * [Overview.$C$6]  ; &quot;&quot;  )  )   ; &quot;&quot;)">
            <text:p/>
          </table:table-cell>
          <table:table-cell table:number-columns-repeated="3"/>
          <table:table-cell table:style-name="ce182" table:formula="of:=IFERROR([.T377]/[.N377]; &quot;&quot;)">
            <text:p/>
          </table:table-cell>
          <table:table-cell table:style-name="ce203" table:formula="of:=IFERROR(   IF( AND( [.G377]=&quot;Long&quot;;   [.P377]=[.K377])  ;  [.K377]*([.Q377]-[.L377])  ;    IF(  AND(  [.G377]=&quot;Short&quot;  ;   [.P377]=[.K377]   )   ;   [.K377]*([.L377]-[.Q377])   ;  &quot;&quot;)) ; &quot;&quot;)">
            <text:p/>
          </table:table-cell>
          <table:table-cell table:style-name="ce215" table:formula="of:=IF(ISNUMBER([.T377]); IF([.T377]&gt;=0; &quot;Win&quot;; &quot;Loss&quot;); &quot;&quot;)">
            <text:p/>
          </table:table-cell>
          <table:table-cell table:style-name="ce220" table:formula="of:=IF(ISNUMBER([.T377]); ROUND(([.R377]-[.J377])*60*24); &quot;&quot;)">
            <text:p/>
          </table:table-cell>
          <table:table-cell table:content-validation-name="val8"/>
          <table:table-cell table:number-columns-repeated="2"/>
          <table:table-cell table:style-name="ce239"/>
          <table:table-cell table:style-name="ce243" table:formula="of:=IFERROR(IF(ISBLANK([.Z377]); &quot;&quot;; IF([.$G377]=&quot;Long&quot;; ([.Z377]-[.$L377])*[.$K377]/[.$N377]; ([.$L377]-[.Z377])*[.$K377]/[.$N377])-[.$S377]); &quot;&quot;)">
            <text:p/>
          </table:table-cell>
          <table:table-cell/>
          <table:table-cell table:style-name="ce243" table:formula="of:=IFERROR(IF(ISBLANK([.AB377]); &quot;&quot;; IF([.$G377]=&quot;Long&quot;; ([.AB377]-[.$L377])*[.$K377]/[.$N377]; ([.$L377]-[.AB377])*[.$K377]/[.$N377])-[.$S377]); &quot;&quot;)">
            <text:p/>
          </table:table-cell>
          <table:table-cell/>
          <table:table-cell table:style-name="ce243" table:formula="of:=IFERROR(IF(ISBLANK([.AD377]); &quot;&quot;; IF([.$G377]=&quot;Long&quot;; ([.AD377]-[.$L377])*[.$K377]/[.$N377]; ([.$L377]-[.AD377])*[.$K377]/[.$N377])-[.$S377]); &quot;&quot;)">
            <text:p/>
          </table:table-cell>
          <table:table-cell table:number-columns-repeated="2"/>
          <table:table-cell table:formula="of:=IF(ISBLANK([.B377]); &quot;&quot;; DAY([.B377]))">
            <text:p/>
          </table:table-cell>
          <table:table-cell table:formula="of:=IF(ISBLANK([.B377]); &quot;&quot;; WEEKDAY([.B377]))">
            <text:p/>
          </table:table-cell>
          <table:table-cell table:formula="of:=IF(ISBLANK([.B377]); &quot;&quot;; WEEKNUM([.B377]))">
            <text:p/>
          </table:table-cell>
          <table:table-cell table:formula="of:=IF(ISBLANK([.B377]); &quot;&quot;; MONTH([.B377]))">
            <text:p/>
          </table:table-cell>
          <table:table-cell table:formula="of:=IF(ISBLANK([.L377]); &quot;&quot;; [.K377]*[.L377])">
            <text:p/>
          </table:table-cell>
          <table:table-cell table:formula="of:=IF(ISNUMBER([.AL377]); [.AL377]*0.0035; &quot;&quot;)">
            <text:p/>
          </table:table-cell>
          <table:table-cell table:formula="of:=IF(ISBLANK([.Q377]); &quot;&quot;; [.P377]*[.Q377])">
            <text:p/>
          </table:table-cell>
          <table:table-cell table:formula="of:=IF(ISNUMBER([.AN377]); [.AN377]*0.0035; &quot;&quot;)">
            <text:p/>
          </table:table-cell>
          <table:table-cell table:formula="of:=IF(ISBLANK([.Q377]); &quot;&quot;; SUM([.$S$3:.S377]))">
            <text:p/>
          </table:table-cell>
          <table:table-cell table:formula="of:=IF(ISBLANK([.R377]); &quot;&quot;; SUM([.$T$3:.T377]))">
            <text:p/>
          </table:table-cell>
          <table:table-cell table:formula="of:=IF(OR(ISBLANK([.J377]); ISBLANK([.R377])); &quot;&quot;;ROUND(([.R377]-[.J377])*60*24))">
            <text:p/>
          </table:table-cell>
          <table:table-cell table:number-columns-repeated="20"/>
        </table:table-row>
        <table:table-row table:style-name="ro2">
          <table:table-cell office:value-type="float" office:value="376" calcext:value-type="float">
            <text:p>37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78]=&quot;Long&quot; ; [.L378]-[Overview.$C$4]/[.K378]  ;  IF([.G378]=&quot;Short&quot;; [.L378]+[Overview.$C$4]/[.K378]; &quot;&quot;) ); &quot;&quot;)">
            <text:p/>
          </table:table-cell>
          <table:table-cell table:formula="of:=IFERROR(ABS([.M378]-[.L378])*[.K378]; &quot;&quot;)">
            <text:p/>
          </table:table-cell>
          <table:table-cell table:style-name="ce312" table:formula="of:=IFERROR(  IF([.G378]=&quot;Long&quot;;  [.L378]+[Overview.$C$4]/[.K378]  *  [Overview.$C$6]  ;  IF([.G378]=&quot;Short&quot;   ;  [.L378]-[Overview.$C$4]/[.K378]  * [Overview.$C$6]  ; &quot;&quot;  )  )   ; &quot;&quot;)">
            <text:p/>
          </table:table-cell>
          <table:table-cell table:number-columns-repeated="3"/>
          <table:table-cell table:style-name="ce182" table:formula="of:=IFERROR([.T378]/[.N378]; &quot;&quot;)">
            <text:p/>
          </table:table-cell>
          <table:table-cell table:style-name="ce203" table:formula="of:=IFERROR(   IF( AND( [.G378]=&quot;Long&quot;;   [.P378]=[.K378])  ;  [.K378]*([.Q378]-[.L378])  ;    IF(  AND(  [.G378]=&quot;Short&quot;  ;   [.P378]=[.K378]   )   ;   [.K378]*([.L378]-[.Q378])   ;  &quot;&quot;)) ; &quot;&quot;)">
            <text:p/>
          </table:table-cell>
          <table:table-cell table:style-name="ce215" table:formula="of:=IF(ISNUMBER([.T378]); IF([.T378]&gt;=0; &quot;Win&quot;; &quot;Loss&quot;); &quot;&quot;)">
            <text:p/>
          </table:table-cell>
          <table:table-cell table:style-name="ce220" table:formula="of:=IF(ISNUMBER([.T378]); ROUND(([.R378]-[.J378])*60*24); &quot;&quot;)">
            <text:p/>
          </table:table-cell>
          <table:table-cell table:content-validation-name="val8"/>
          <table:table-cell table:number-columns-repeated="2"/>
          <table:table-cell table:style-name="ce239"/>
          <table:table-cell table:style-name="ce243" table:formula="of:=IFERROR(IF(ISBLANK([.Z378]); &quot;&quot;; IF([.$G378]=&quot;Long&quot;; ([.Z378]-[.$L378])*[.$K378]/[.$N378]; ([.$L378]-[.Z378])*[.$K378]/[.$N378])-[.$S378]); &quot;&quot;)">
            <text:p/>
          </table:table-cell>
          <table:table-cell/>
          <table:table-cell table:style-name="ce243" table:formula="of:=IFERROR(IF(ISBLANK([.AB378]); &quot;&quot;; IF([.$G378]=&quot;Long&quot;; ([.AB378]-[.$L378])*[.$K378]/[.$N378]; ([.$L378]-[.AB378])*[.$K378]/[.$N378])-[.$S378]); &quot;&quot;)">
            <text:p/>
          </table:table-cell>
          <table:table-cell/>
          <table:table-cell table:style-name="ce243" table:formula="of:=IFERROR(IF(ISBLANK([.AD378]); &quot;&quot;; IF([.$G378]=&quot;Long&quot;; ([.AD378]-[.$L378])*[.$K378]/[.$N378]; ([.$L378]-[.AD378])*[.$K378]/[.$N378])-[.$S378]); &quot;&quot;)">
            <text:p/>
          </table:table-cell>
          <table:table-cell table:number-columns-repeated="2"/>
          <table:table-cell table:formula="of:=IF(ISBLANK([.B378]); &quot;&quot;; DAY([.B378]))">
            <text:p/>
          </table:table-cell>
          <table:table-cell table:formula="of:=IF(ISBLANK([.B378]); &quot;&quot;; WEEKDAY([.B378]))">
            <text:p/>
          </table:table-cell>
          <table:table-cell table:formula="of:=IF(ISBLANK([.B378]); &quot;&quot;; WEEKNUM([.B378]))">
            <text:p/>
          </table:table-cell>
          <table:table-cell table:formula="of:=IF(ISBLANK([.B378]); &quot;&quot;; MONTH([.B378]))">
            <text:p/>
          </table:table-cell>
          <table:table-cell table:formula="of:=IF(ISBLANK([.L378]); &quot;&quot;; [.K378]*[.L378])">
            <text:p/>
          </table:table-cell>
          <table:table-cell table:formula="of:=IF(ISNUMBER([.AL378]); [.AL378]*0.0035; &quot;&quot;)">
            <text:p/>
          </table:table-cell>
          <table:table-cell table:formula="of:=IF(ISBLANK([.Q378]); &quot;&quot;; [.P378]*[.Q378])">
            <text:p/>
          </table:table-cell>
          <table:table-cell table:formula="of:=IF(ISNUMBER([.AN378]); [.AN378]*0.0035; &quot;&quot;)">
            <text:p/>
          </table:table-cell>
          <table:table-cell table:formula="of:=IF(ISBLANK([.Q378]); &quot;&quot;; SUM([.$S$3:.S378]))">
            <text:p/>
          </table:table-cell>
          <table:table-cell table:formula="of:=IF(ISBLANK([.R378]); &quot;&quot;; SUM([.$T$3:.T378]))">
            <text:p/>
          </table:table-cell>
          <table:table-cell table:formula="of:=IF(OR(ISBLANK([.J378]); ISBLANK([.R378])); &quot;&quot;;ROUND(([.R378]-[.J378])*60*24))">
            <text:p/>
          </table:table-cell>
          <table:table-cell table:number-columns-repeated="20"/>
        </table:table-row>
        <table:table-row table:style-name="ro2">
          <table:table-cell office:value-type="float" office:value="377" calcext:value-type="float">
            <text:p>37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79]=&quot;Long&quot; ; [.L379]-[Overview.$C$4]/[.K379]  ;  IF([.G379]=&quot;Short&quot;; [.L379]+[Overview.$C$4]/[.K379]; &quot;&quot;) ); &quot;&quot;)">
            <text:p/>
          </table:table-cell>
          <table:table-cell table:formula="of:=IFERROR(ABS([.M379]-[.L379])*[.K379]; &quot;&quot;)">
            <text:p/>
          </table:table-cell>
          <table:table-cell table:style-name="ce312" table:formula="of:=IFERROR(  IF([.G379]=&quot;Long&quot;;  [.L379]+[Overview.$C$4]/[.K379]  *  [Overview.$C$6]  ;  IF([.G379]=&quot;Short&quot;   ;  [.L379]-[Overview.$C$4]/[.K379]  * [Overview.$C$6]  ; &quot;&quot;  )  )   ; &quot;&quot;)">
            <text:p/>
          </table:table-cell>
          <table:table-cell table:number-columns-repeated="3"/>
          <table:table-cell table:style-name="ce182" table:formula="of:=IFERROR([.T379]/[.N379]; &quot;&quot;)">
            <text:p/>
          </table:table-cell>
          <table:table-cell table:style-name="ce203" table:formula="of:=IFERROR(   IF( AND( [.G379]=&quot;Long&quot;;   [.P379]=[.K379])  ;  [.K379]*([.Q379]-[.L379])  ;    IF(  AND(  [.G379]=&quot;Short&quot;  ;   [.P379]=[.K379]   )   ;   [.K379]*([.L379]-[.Q379])   ;  &quot;&quot;)) ; &quot;&quot;)">
            <text:p/>
          </table:table-cell>
          <table:table-cell table:style-name="ce215" table:formula="of:=IF(ISNUMBER([.T379]); IF([.T379]&gt;=0; &quot;Win&quot;; &quot;Loss&quot;); &quot;&quot;)">
            <text:p/>
          </table:table-cell>
          <table:table-cell table:style-name="ce220" table:formula="of:=IF(ISNUMBER([.T379]); ROUND(([.R379]-[.J379])*60*24); &quot;&quot;)">
            <text:p/>
          </table:table-cell>
          <table:table-cell table:content-validation-name="val8"/>
          <table:table-cell table:number-columns-repeated="2"/>
          <table:table-cell table:style-name="ce239"/>
          <table:table-cell table:style-name="ce243" table:formula="of:=IFERROR(IF(ISBLANK([.Z379]); &quot;&quot;; IF([.$G379]=&quot;Long&quot;; ([.Z379]-[.$L379])*[.$K379]/[.$N379]; ([.$L379]-[.Z379])*[.$K379]/[.$N379])-[.$S379]); &quot;&quot;)">
            <text:p/>
          </table:table-cell>
          <table:table-cell/>
          <table:table-cell table:style-name="ce243" table:formula="of:=IFERROR(IF(ISBLANK([.AB379]); &quot;&quot;; IF([.$G379]=&quot;Long&quot;; ([.AB379]-[.$L379])*[.$K379]/[.$N379]; ([.$L379]-[.AB379])*[.$K379]/[.$N379])-[.$S379]); &quot;&quot;)">
            <text:p/>
          </table:table-cell>
          <table:table-cell/>
          <table:table-cell table:style-name="ce243" table:formula="of:=IFERROR(IF(ISBLANK([.AD379]); &quot;&quot;; IF([.$G379]=&quot;Long&quot;; ([.AD379]-[.$L379])*[.$K379]/[.$N379]; ([.$L379]-[.AD379])*[.$K379]/[.$N379])-[.$S379]); &quot;&quot;)">
            <text:p/>
          </table:table-cell>
          <table:table-cell table:number-columns-repeated="2"/>
          <table:table-cell table:formula="of:=IF(ISBLANK([.B379]); &quot;&quot;; DAY([.B379]))">
            <text:p/>
          </table:table-cell>
          <table:table-cell table:formula="of:=IF(ISBLANK([.B379]); &quot;&quot;; WEEKDAY([.B379]))">
            <text:p/>
          </table:table-cell>
          <table:table-cell table:formula="of:=IF(ISBLANK([.B379]); &quot;&quot;; WEEKNUM([.B379]))">
            <text:p/>
          </table:table-cell>
          <table:table-cell table:formula="of:=IF(ISBLANK([.B379]); &quot;&quot;; MONTH([.B379]))">
            <text:p/>
          </table:table-cell>
          <table:table-cell table:formula="of:=IF(ISBLANK([.L379]); &quot;&quot;; [.K379]*[.L379])">
            <text:p/>
          </table:table-cell>
          <table:table-cell table:formula="of:=IF(ISNUMBER([.AL379]); [.AL379]*0.0035; &quot;&quot;)">
            <text:p/>
          </table:table-cell>
          <table:table-cell table:formula="of:=IF(ISBLANK([.Q379]); &quot;&quot;; [.P379]*[.Q379])">
            <text:p/>
          </table:table-cell>
          <table:table-cell table:formula="of:=IF(ISNUMBER([.AN379]); [.AN379]*0.0035; &quot;&quot;)">
            <text:p/>
          </table:table-cell>
          <table:table-cell table:formula="of:=IF(ISBLANK([.Q379]); &quot;&quot;; SUM([.$S$3:.S379]))">
            <text:p/>
          </table:table-cell>
          <table:table-cell table:formula="of:=IF(ISBLANK([.R379]); &quot;&quot;; SUM([.$T$3:.T379]))">
            <text:p/>
          </table:table-cell>
          <table:table-cell table:formula="of:=IF(OR(ISBLANK([.J379]); ISBLANK([.R379])); &quot;&quot;;ROUND(([.R379]-[.J379])*60*24))">
            <text:p/>
          </table:table-cell>
          <table:table-cell table:number-columns-repeated="20"/>
        </table:table-row>
        <table:table-row table:style-name="ro2">
          <table:table-cell office:value-type="float" office:value="378" calcext:value-type="float">
            <text:p>37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80]=&quot;Long&quot; ; [.L380]-[Overview.$C$4]/[.K380]  ;  IF([.G380]=&quot;Short&quot;; [.L380]+[Overview.$C$4]/[.K380]; &quot;&quot;) ); &quot;&quot;)">
            <text:p/>
          </table:table-cell>
          <table:table-cell table:formula="of:=IFERROR(ABS([.M380]-[.L380])*[.K380]; &quot;&quot;)">
            <text:p/>
          </table:table-cell>
          <table:table-cell table:style-name="ce312" table:formula="of:=IFERROR(  IF([.G380]=&quot;Long&quot;;  [.L380]+[Overview.$C$4]/[.K380]  *  [Overview.$C$6]  ;  IF([.G380]=&quot;Short&quot;   ;  [.L380]-[Overview.$C$4]/[.K380]  * [Overview.$C$6]  ; &quot;&quot;  )  )   ; &quot;&quot;)">
            <text:p/>
          </table:table-cell>
          <table:table-cell table:number-columns-repeated="3"/>
          <table:table-cell table:style-name="ce182" table:formula="of:=IFERROR([.T380]/[.N380]; &quot;&quot;)">
            <text:p/>
          </table:table-cell>
          <table:table-cell table:style-name="ce203" table:formula="of:=IFERROR(   IF( AND( [.G380]=&quot;Long&quot;;   [.P380]=[.K380])  ;  [.K380]*([.Q380]-[.L380])  ;    IF(  AND(  [.G380]=&quot;Short&quot;  ;   [.P380]=[.K380]   )   ;   [.K380]*([.L380]-[.Q380])   ;  &quot;&quot;)) ; &quot;&quot;)">
            <text:p/>
          </table:table-cell>
          <table:table-cell table:style-name="ce215" table:formula="of:=IF(ISNUMBER([.T380]); IF([.T380]&gt;=0; &quot;Win&quot;; &quot;Loss&quot;); &quot;&quot;)">
            <text:p/>
          </table:table-cell>
          <table:table-cell table:style-name="ce220" table:formula="of:=IF(ISNUMBER([.T380]); ROUND(([.R380]-[.J380])*60*24); &quot;&quot;)">
            <text:p/>
          </table:table-cell>
          <table:table-cell table:content-validation-name="val8"/>
          <table:table-cell table:number-columns-repeated="2"/>
          <table:table-cell table:style-name="ce239"/>
          <table:table-cell table:style-name="ce243" table:formula="of:=IFERROR(IF(ISBLANK([.Z380]); &quot;&quot;; IF([.$G380]=&quot;Long&quot;; ([.Z380]-[.$L380])*[.$K380]/[.$N380]; ([.$L380]-[.Z380])*[.$K380]/[.$N380])-[.$S380]); &quot;&quot;)">
            <text:p/>
          </table:table-cell>
          <table:table-cell/>
          <table:table-cell table:style-name="ce243" table:formula="of:=IFERROR(IF(ISBLANK([.AB380]); &quot;&quot;; IF([.$G380]=&quot;Long&quot;; ([.AB380]-[.$L380])*[.$K380]/[.$N380]; ([.$L380]-[.AB380])*[.$K380]/[.$N380])-[.$S380]); &quot;&quot;)">
            <text:p/>
          </table:table-cell>
          <table:table-cell/>
          <table:table-cell table:style-name="ce243" table:formula="of:=IFERROR(IF(ISBLANK([.AD380]); &quot;&quot;; IF([.$G380]=&quot;Long&quot;; ([.AD380]-[.$L380])*[.$K380]/[.$N380]; ([.$L380]-[.AD380])*[.$K380]/[.$N380])-[.$S380]); &quot;&quot;)">
            <text:p/>
          </table:table-cell>
          <table:table-cell table:number-columns-repeated="2"/>
          <table:table-cell table:formula="of:=IF(ISBLANK([.B380]); &quot;&quot;; DAY([.B380]))">
            <text:p/>
          </table:table-cell>
          <table:table-cell table:formula="of:=IF(ISBLANK([.B380]); &quot;&quot;; WEEKDAY([.B380]))">
            <text:p/>
          </table:table-cell>
          <table:table-cell table:formula="of:=IF(ISBLANK([.B380]); &quot;&quot;; WEEKNUM([.B380]))">
            <text:p/>
          </table:table-cell>
          <table:table-cell table:formula="of:=IF(ISBLANK([.B380]); &quot;&quot;; MONTH([.B380]))">
            <text:p/>
          </table:table-cell>
          <table:table-cell table:formula="of:=IF(ISBLANK([.L380]); &quot;&quot;; [.K380]*[.L380])">
            <text:p/>
          </table:table-cell>
          <table:table-cell table:formula="of:=IF(ISNUMBER([.AL380]); [.AL380]*0.0035; &quot;&quot;)">
            <text:p/>
          </table:table-cell>
          <table:table-cell table:formula="of:=IF(ISBLANK([.Q380]); &quot;&quot;; [.P380]*[.Q380])">
            <text:p/>
          </table:table-cell>
          <table:table-cell table:formula="of:=IF(ISNUMBER([.AN380]); [.AN380]*0.0035; &quot;&quot;)">
            <text:p/>
          </table:table-cell>
          <table:table-cell table:formula="of:=IF(ISBLANK([.Q380]); &quot;&quot;; SUM([.$S$3:.S380]))">
            <text:p/>
          </table:table-cell>
          <table:table-cell table:formula="of:=IF(ISBLANK([.R380]); &quot;&quot;; SUM([.$T$3:.T380]))">
            <text:p/>
          </table:table-cell>
          <table:table-cell table:formula="of:=IF(OR(ISBLANK([.J380]); ISBLANK([.R380])); &quot;&quot;;ROUND(([.R380]-[.J380])*60*24))">
            <text:p/>
          </table:table-cell>
          <table:table-cell table:number-columns-repeated="20"/>
        </table:table-row>
        <table:table-row table:style-name="ro2">
          <table:table-cell office:value-type="float" office:value="379" calcext:value-type="float">
            <text:p>37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81]=&quot;Long&quot; ; [.L381]-[Overview.$C$4]/[.K381]  ;  IF([.G381]=&quot;Short&quot;; [.L381]+[Overview.$C$4]/[.K381]; &quot;&quot;) ); &quot;&quot;)">
            <text:p/>
          </table:table-cell>
          <table:table-cell table:formula="of:=IFERROR(ABS([.M381]-[.L381])*[.K381]; &quot;&quot;)">
            <text:p/>
          </table:table-cell>
          <table:table-cell table:style-name="ce312" table:formula="of:=IFERROR(  IF([.G381]=&quot;Long&quot;;  [.L381]+[Overview.$C$4]/[.K381]  *  [Overview.$C$6]  ;  IF([.G381]=&quot;Short&quot;   ;  [.L381]-[Overview.$C$4]/[.K381]  * [Overview.$C$6]  ; &quot;&quot;  )  )   ; &quot;&quot;)">
            <text:p/>
          </table:table-cell>
          <table:table-cell table:number-columns-repeated="3"/>
          <table:table-cell table:style-name="ce182" table:formula="of:=IFERROR([.T381]/[.N381]; &quot;&quot;)">
            <text:p/>
          </table:table-cell>
          <table:table-cell table:style-name="ce203" table:formula="of:=IFERROR(   IF( AND( [.G381]=&quot;Long&quot;;   [.P381]=[.K381])  ;  [.K381]*([.Q381]-[.L381])  ;    IF(  AND(  [.G381]=&quot;Short&quot;  ;   [.P381]=[.K381]   )   ;   [.K381]*([.L381]-[.Q381])   ;  &quot;&quot;)) ; &quot;&quot;)">
            <text:p/>
          </table:table-cell>
          <table:table-cell table:style-name="ce215" table:formula="of:=IF(ISNUMBER([.T381]); IF([.T381]&gt;=0; &quot;Win&quot;; &quot;Loss&quot;); &quot;&quot;)">
            <text:p/>
          </table:table-cell>
          <table:table-cell table:style-name="ce220" table:formula="of:=IF(ISNUMBER([.T381]); ROUND(([.R381]-[.J381])*60*24); &quot;&quot;)">
            <text:p/>
          </table:table-cell>
          <table:table-cell table:content-validation-name="val8"/>
          <table:table-cell table:number-columns-repeated="2"/>
          <table:table-cell table:style-name="ce239"/>
          <table:table-cell table:style-name="ce243" table:formula="of:=IFERROR(IF(ISBLANK([.Z381]); &quot;&quot;; IF([.$G381]=&quot;Long&quot;; ([.Z381]-[.$L381])*[.$K381]/[.$N381]; ([.$L381]-[.Z381])*[.$K381]/[.$N381])-[.$S381]); &quot;&quot;)">
            <text:p/>
          </table:table-cell>
          <table:table-cell/>
          <table:table-cell table:style-name="ce243" table:formula="of:=IFERROR(IF(ISBLANK([.AB381]); &quot;&quot;; IF([.$G381]=&quot;Long&quot;; ([.AB381]-[.$L381])*[.$K381]/[.$N381]; ([.$L381]-[.AB381])*[.$K381]/[.$N381])-[.$S381]); &quot;&quot;)">
            <text:p/>
          </table:table-cell>
          <table:table-cell/>
          <table:table-cell table:style-name="ce243" table:formula="of:=IFERROR(IF(ISBLANK([.AD381]); &quot;&quot;; IF([.$G381]=&quot;Long&quot;; ([.AD381]-[.$L381])*[.$K381]/[.$N381]; ([.$L381]-[.AD381])*[.$K381]/[.$N381])-[.$S381]); &quot;&quot;)">
            <text:p/>
          </table:table-cell>
          <table:table-cell table:number-columns-repeated="2"/>
          <table:table-cell table:formula="of:=IF(ISBLANK([.B381]); &quot;&quot;; DAY([.B381]))">
            <text:p/>
          </table:table-cell>
          <table:table-cell table:formula="of:=IF(ISBLANK([.B381]); &quot;&quot;; WEEKDAY([.B381]))">
            <text:p/>
          </table:table-cell>
          <table:table-cell table:formula="of:=IF(ISBLANK([.B381]); &quot;&quot;; WEEKNUM([.B381]))">
            <text:p/>
          </table:table-cell>
          <table:table-cell table:formula="of:=IF(ISBLANK([.B381]); &quot;&quot;; MONTH([.B381]))">
            <text:p/>
          </table:table-cell>
          <table:table-cell table:formula="of:=IF(ISBLANK([.L381]); &quot;&quot;; [.K381]*[.L381])">
            <text:p/>
          </table:table-cell>
          <table:table-cell table:formula="of:=IF(ISNUMBER([.AL381]); [.AL381]*0.0035; &quot;&quot;)">
            <text:p/>
          </table:table-cell>
          <table:table-cell table:formula="of:=IF(ISBLANK([.Q381]); &quot;&quot;; [.P381]*[.Q381])">
            <text:p/>
          </table:table-cell>
          <table:table-cell table:formula="of:=IF(ISNUMBER([.AN381]); [.AN381]*0.0035; &quot;&quot;)">
            <text:p/>
          </table:table-cell>
          <table:table-cell table:formula="of:=IF(ISBLANK([.Q381]); &quot;&quot;; SUM([.$S$3:.S381]))">
            <text:p/>
          </table:table-cell>
          <table:table-cell table:formula="of:=IF(ISBLANK([.R381]); &quot;&quot;; SUM([.$T$3:.T381]))">
            <text:p/>
          </table:table-cell>
          <table:table-cell table:formula="of:=IF(OR(ISBLANK([.J381]); ISBLANK([.R381])); &quot;&quot;;ROUND(([.R381]-[.J381])*60*24))">
            <text:p/>
          </table:table-cell>
          <table:table-cell table:number-columns-repeated="20"/>
        </table:table-row>
        <table:table-row table:style-name="ro2">
          <table:table-cell office:value-type="float" office:value="380" calcext:value-type="float">
            <text:p>38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82]=&quot;Long&quot; ; [.L382]-[Overview.$C$4]/[.K382]  ;  IF([.G382]=&quot;Short&quot;; [.L382]+[Overview.$C$4]/[.K382]; &quot;&quot;) ); &quot;&quot;)">
            <text:p/>
          </table:table-cell>
          <table:table-cell table:formula="of:=IFERROR(ABS([.M382]-[.L382])*[.K382]; &quot;&quot;)">
            <text:p/>
          </table:table-cell>
          <table:table-cell table:style-name="ce312" table:formula="of:=IFERROR(  IF([.G382]=&quot;Long&quot;;  [.L382]+[Overview.$C$4]/[.K382]  *  [Overview.$C$6]  ;  IF([.G382]=&quot;Short&quot;   ;  [.L382]-[Overview.$C$4]/[.K382]  * [Overview.$C$6]  ; &quot;&quot;  )  )   ; &quot;&quot;)">
            <text:p/>
          </table:table-cell>
          <table:table-cell table:number-columns-repeated="3"/>
          <table:table-cell table:style-name="ce182" table:formula="of:=IFERROR([.T382]/[.N382]; &quot;&quot;)">
            <text:p/>
          </table:table-cell>
          <table:table-cell table:style-name="ce203" table:formula="of:=IFERROR(   IF( AND( [.G382]=&quot;Long&quot;;   [.P382]=[.K382])  ;  [.K382]*([.Q382]-[.L382])  ;    IF(  AND(  [.G382]=&quot;Short&quot;  ;   [.P382]=[.K382]   )   ;   [.K382]*([.L382]-[.Q382])   ;  &quot;&quot;)) ; &quot;&quot;)">
            <text:p/>
          </table:table-cell>
          <table:table-cell table:style-name="ce215" table:formula="of:=IF(ISNUMBER([.T382]); IF([.T382]&gt;=0; &quot;Win&quot;; &quot;Loss&quot;); &quot;&quot;)">
            <text:p/>
          </table:table-cell>
          <table:table-cell table:style-name="ce220" table:formula="of:=IF(ISNUMBER([.T382]); ROUND(([.R382]-[.J382])*60*24); &quot;&quot;)">
            <text:p/>
          </table:table-cell>
          <table:table-cell table:content-validation-name="val8"/>
          <table:table-cell table:number-columns-repeated="2"/>
          <table:table-cell table:style-name="ce239"/>
          <table:table-cell table:style-name="ce243" table:formula="of:=IFERROR(IF(ISBLANK([.Z382]); &quot;&quot;; IF([.$G382]=&quot;Long&quot;; ([.Z382]-[.$L382])*[.$K382]/[.$N382]; ([.$L382]-[.Z382])*[.$K382]/[.$N382])-[.$S382]); &quot;&quot;)">
            <text:p/>
          </table:table-cell>
          <table:table-cell/>
          <table:table-cell table:style-name="ce243" table:formula="of:=IFERROR(IF(ISBLANK([.AB382]); &quot;&quot;; IF([.$G382]=&quot;Long&quot;; ([.AB382]-[.$L382])*[.$K382]/[.$N382]; ([.$L382]-[.AB382])*[.$K382]/[.$N382])-[.$S382]); &quot;&quot;)">
            <text:p/>
          </table:table-cell>
          <table:table-cell/>
          <table:table-cell table:style-name="ce243" table:formula="of:=IFERROR(IF(ISBLANK([.AD382]); &quot;&quot;; IF([.$G382]=&quot;Long&quot;; ([.AD382]-[.$L382])*[.$K382]/[.$N382]; ([.$L382]-[.AD382])*[.$K382]/[.$N382])-[.$S382]); &quot;&quot;)">
            <text:p/>
          </table:table-cell>
          <table:table-cell table:number-columns-repeated="2"/>
          <table:table-cell table:formula="of:=IF(ISBLANK([.B382]); &quot;&quot;; DAY([.B382]))">
            <text:p/>
          </table:table-cell>
          <table:table-cell table:formula="of:=IF(ISBLANK([.B382]); &quot;&quot;; WEEKDAY([.B382]))">
            <text:p/>
          </table:table-cell>
          <table:table-cell table:formula="of:=IF(ISBLANK([.B382]); &quot;&quot;; WEEKNUM([.B382]))">
            <text:p/>
          </table:table-cell>
          <table:table-cell table:formula="of:=IF(ISBLANK([.B382]); &quot;&quot;; MONTH([.B382]))">
            <text:p/>
          </table:table-cell>
          <table:table-cell table:formula="of:=IF(ISBLANK([.L382]); &quot;&quot;; [.K382]*[.L382])">
            <text:p/>
          </table:table-cell>
          <table:table-cell table:formula="of:=IF(ISNUMBER([.AL382]); [.AL382]*0.0035; &quot;&quot;)">
            <text:p/>
          </table:table-cell>
          <table:table-cell table:formula="of:=IF(ISBLANK([.Q382]); &quot;&quot;; [.P382]*[.Q382])">
            <text:p/>
          </table:table-cell>
          <table:table-cell table:formula="of:=IF(ISNUMBER([.AN382]); [.AN382]*0.0035; &quot;&quot;)">
            <text:p/>
          </table:table-cell>
          <table:table-cell table:formula="of:=IF(ISBLANK([.Q382]); &quot;&quot;; SUM([.$S$3:.S382]))">
            <text:p/>
          </table:table-cell>
          <table:table-cell table:formula="of:=IF(ISBLANK([.R382]); &quot;&quot;; SUM([.$T$3:.T382]))">
            <text:p/>
          </table:table-cell>
          <table:table-cell table:formula="of:=IF(OR(ISBLANK([.J382]); ISBLANK([.R382])); &quot;&quot;;ROUND(([.R382]-[.J382])*60*24))">
            <text:p/>
          </table:table-cell>
          <table:table-cell table:number-columns-repeated="20"/>
        </table:table-row>
        <table:table-row table:style-name="ro2">
          <table:table-cell office:value-type="float" office:value="381" calcext:value-type="float">
            <text:p>38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83]=&quot;Long&quot; ; [.L383]-[Overview.$C$4]/[.K383]  ;  IF([.G383]=&quot;Short&quot;; [.L383]+[Overview.$C$4]/[.K383]; &quot;&quot;) ); &quot;&quot;)">
            <text:p/>
          </table:table-cell>
          <table:table-cell table:formula="of:=IFERROR(ABS([.M383]-[.L383])*[.K383]; &quot;&quot;)">
            <text:p/>
          </table:table-cell>
          <table:table-cell table:style-name="ce312" table:formula="of:=IFERROR(  IF([.G383]=&quot;Long&quot;;  [.L383]+[Overview.$C$4]/[.K383]  *  [Overview.$C$6]  ;  IF([.G383]=&quot;Short&quot;   ;  [.L383]-[Overview.$C$4]/[.K383]  * [Overview.$C$6]  ; &quot;&quot;  )  )   ; &quot;&quot;)">
            <text:p/>
          </table:table-cell>
          <table:table-cell table:number-columns-repeated="3"/>
          <table:table-cell table:style-name="ce182" table:formula="of:=IFERROR([.T383]/[.N383]; &quot;&quot;)">
            <text:p/>
          </table:table-cell>
          <table:table-cell table:style-name="ce203" table:formula="of:=IFERROR(   IF( AND( [.G383]=&quot;Long&quot;;   [.P383]=[.K383])  ;  [.K383]*([.Q383]-[.L383])  ;    IF(  AND(  [.G383]=&quot;Short&quot;  ;   [.P383]=[.K383]   )   ;   [.K383]*([.L383]-[.Q383])   ;  &quot;&quot;)) ; &quot;&quot;)">
            <text:p/>
          </table:table-cell>
          <table:table-cell table:style-name="ce215" table:formula="of:=IF(ISNUMBER([.T383]); IF([.T383]&gt;=0; &quot;Win&quot;; &quot;Loss&quot;); &quot;&quot;)">
            <text:p/>
          </table:table-cell>
          <table:table-cell table:style-name="ce220" table:formula="of:=IF(ISNUMBER([.T383]); ROUND(([.R383]-[.J383])*60*24); &quot;&quot;)">
            <text:p/>
          </table:table-cell>
          <table:table-cell table:content-validation-name="val8"/>
          <table:table-cell table:number-columns-repeated="2"/>
          <table:table-cell table:style-name="ce239"/>
          <table:table-cell table:style-name="ce243" table:formula="of:=IFERROR(IF(ISBLANK([.Z383]); &quot;&quot;; IF([.$G383]=&quot;Long&quot;; ([.Z383]-[.$L383])*[.$K383]/[.$N383]; ([.$L383]-[.Z383])*[.$K383]/[.$N383])-[.$S383]); &quot;&quot;)">
            <text:p/>
          </table:table-cell>
          <table:table-cell/>
          <table:table-cell table:style-name="ce243" table:formula="of:=IFERROR(IF(ISBLANK([.AB383]); &quot;&quot;; IF([.$G383]=&quot;Long&quot;; ([.AB383]-[.$L383])*[.$K383]/[.$N383]; ([.$L383]-[.AB383])*[.$K383]/[.$N383])-[.$S383]); &quot;&quot;)">
            <text:p/>
          </table:table-cell>
          <table:table-cell/>
          <table:table-cell table:style-name="ce243" table:formula="of:=IFERROR(IF(ISBLANK([.AD383]); &quot;&quot;; IF([.$G383]=&quot;Long&quot;; ([.AD383]-[.$L383])*[.$K383]/[.$N383]; ([.$L383]-[.AD383])*[.$K383]/[.$N383])-[.$S383]); &quot;&quot;)">
            <text:p/>
          </table:table-cell>
          <table:table-cell table:number-columns-repeated="2"/>
          <table:table-cell table:formula="of:=IF(ISBLANK([.B383]); &quot;&quot;; DAY([.B383]))">
            <text:p/>
          </table:table-cell>
          <table:table-cell table:formula="of:=IF(ISBLANK([.B383]); &quot;&quot;; WEEKDAY([.B383]))">
            <text:p/>
          </table:table-cell>
          <table:table-cell table:formula="of:=IF(ISBLANK([.B383]); &quot;&quot;; WEEKNUM([.B383]))">
            <text:p/>
          </table:table-cell>
          <table:table-cell table:formula="of:=IF(ISBLANK([.B383]); &quot;&quot;; MONTH([.B383]))">
            <text:p/>
          </table:table-cell>
          <table:table-cell table:formula="of:=IF(ISBLANK([.L383]); &quot;&quot;; [.K383]*[.L383])">
            <text:p/>
          </table:table-cell>
          <table:table-cell table:formula="of:=IF(ISNUMBER([.AL383]); [.AL383]*0.0035; &quot;&quot;)">
            <text:p/>
          </table:table-cell>
          <table:table-cell table:formula="of:=IF(ISBLANK([.Q383]); &quot;&quot;; [.P383]*[.Q383])">
            <text:p/>
          </table:table-cell>
          <table:table-cell table:formula="of:=IF(ISNUMBER([.AN383]); [.AN383]*0.0035; &quot;&quot;)">
            <text:p/>
          </table:table-cell>
          <table:table-cell table:formula="of:=IF(ISBLANK([.Q383]); &quot;&quot;; SUM([.$S$3:.S383]))">
            <text:p/>
          </table:table-cell>
          <table:table-cell table:formula="of:=IF(ISBLANK([.R383]); &quot;&quot;; SUM([.$T$3:.T383]))">
            <text:p/>
          </table:table-cell>
          <table:table-cell table:formula="of:=IF(OR(ISBLANK([.J383]); ISBLANK([.R383])); &quot;&quot;;ROUND(([.R383]-[.J383])*60*24))">
            <text:p/>
          </table:table-cell>
          <table:table-cell table:number-columns-repeated="20"/>
        </table:table-row>
        <table:table-row table:style-name="ro2">
          <table:table-cell office:value-type="float" office:value="382" calcext:value-type="float">
            <text:p>38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84]=&quot;Long&quot; ; [.L384]-[Overview.$C$4]/[.K384]  ;  IF([.G384]=&quot;Short&quot;; [.L384]+[Overview.$C$4]/[.K384]; &quot;&quot;) ); &quot;&quot;)">
            <text:p/>
          </table:table-cell>
          <table:table-cell table:formula="of:=IFERROR(ABS([.M384]-[.L384])*[.K384]; &quot;&quot;)">
            <text:p/>
          </table:table-cell>
          <table:table-cell table:style-name="ce312" table:formula="of:=IFERROR(  IF([.G384]=&quot;Long&quot;;  [.L384]+[Overview.$C$4]/[.K384]  *  [Overview.$C$6]  ;  IF([.G384]=&quot;Short&quot;   ;  [.L384]-[Overview.$C$4]/[.K384]  * [Overview.$C$6]  ; &quot;&quot;  )  )   ; &quot;&quot;)">
            <text:p/>
          </table:table-cell>
          <table:table-cell table:number-columns-repeated="3"/>
          <table:table-cell table:style-name="ce182" table:formula="of:=IFERROR([.T384]/[.N384]; &quot;&quot;)">
            <text:p/>
          </table:table-cell>
          <table:table-cell table:style-name="ce203" table:formula="of:=IFERROR(   IF( AND( [.G384]=&quot;Long&quot;;   [.P384]=[.K384])  ;  [.K384]*([.Q384]-[.L384])  ;    IF(  AND(  [.G384]=&quot;Short&quot;  ;   [.P384]=[.K384]   )   ;   [.K384]*([.L384]-[.Q384])   ;  &quot;&quot;)) ; &quot;&quot;)">
            <text:p/>
          </table:table-cell>
          <table:table-cell table:style-name="ce215" table:formula="of:=IF(ISNUMBER([.T384]); IF([.T384]&gt;=0; &quot;Win&quot;; &quot;Loss&quot;); &quot;&quot;)">
            <text:p/>
          </table:table-cell>
          <table:table-cell table:style-name="ce220" table:formula="of:=IF(ISNUMBER([.T384]); ROUND(([.R384]-[.J384])*60*24); &quot;&quot;)">
            <text:p/>
          </table:table-cell>
          <table:table-cell table:content-validation-name="val8"/>
          <table:table-cell table:number-columns-repeated="2"/>
          <table:table-cell table:style-name="ce239"/>
          <table:table-cell table:style-name="ce243" table:formula="of:=IFERROR(IF(ISBLANK([.Z384]); &quot;&quot;; IF([.$G384]=&quot;Long&quot;; ([.Z384]-[.$L384])*[.$K384]/[.$N384]; ([.$L384]-[.Z384])*[.$K384]/[.$N384])-[.$S384]); &quot;&quot;)">
            <text:p/>
          </table:table-cell>
          <table:table-cell/>
          <table:table-cell table:style-name="ce243" table:formula="of:=IFERROR(IF(ISBLANK([.AB384]); &quot;&quot;; IF([.$G384]=&quot;Long&quot;; ([.AB384]-[.$L384])*[.$K384]/[.$N384]; ([.$L384]-[.AB384])*[.$K384]/[.$N384])-[.$S384]); &quot;&quot;)">
            <text:p/>
          </table:table-cell>
          <table:table-cell/>
          <table:table-cell table:style-name="ce243" table:formula="of:=IFERROR(IF(ISBLANK([.AD384]); &quot;&quot;; IF([.$G384]=&quot;Long&quot;; ([.AD384]-[.$L384])*[.$K384]/[.$N384]; ([.$L384]-[.AD384])*[.$K384]/[.$N384])-[.$S384]); &quot;&quot;)">
            <text:p/>
          </table:table-cell>
          <table:table-cell table:number-columns-repeated="2"/>
          <table:table-cell table:formula="of:=IF(ISBLANK([.B384]); &quot;&quot;; DAY([.B384]))">
            <text:p/>
          </table:table-cell>
          <table:table-cell table:formula="of:=IF(ISBLANK([.B384]); &quot;&quot;; WEEKDAY([.B384]))">
            <text:p/>
          </table:table-cell>
          <table:table-cell table:formula="of:=IF(ISBLANK([.B384]); &quot;&quot;; WEEKNUM([.B384]))">
            <text:p/>
          </table:table-cell>
          <table:table-cell table:formula="of:=IF(ISBLANK([.B384]); &quot;&quot;; MONTH([.B384]))">
            <text:p/>
          </table:table-cell>
          <table:table-cell table:formula="of:=IF(ISBLANK([.L384]); &quot;&quot;; [.K384]*[.L384])">
            <text:p/>
          </table:table-cell>
          <table:table-cell table:formula="of:=IF(ISNUMBER([.AL384]); [.AL384]*0.0035; &quot;&quot;)">
            <text:p/>
          </table:table-cell>
          <table:table-cell table:formula="of:=IF(ISBLANK([.Q384]); &quot;&quot;; [.P384]*[.Q384])">
            <text:p/>
          </table:table-cell>
          <table:table-cell table:formula="of:=IF(ISNUMBER([.AN384]); [.AN384]*0.0035; &quot;&quot;)">
            <text:p/>
          </table:table-cell>
          <table:table-cell table:formula="of:=IF(ISBLANK([.Q384]); &quot;&quot;; SUM([.$S$3:.S384]))">
            <text:p/>
          </table:table-cell>
          <table:table-cell table:formula="of:=IF(ISBLANK([.R384]); &quot;&quot;; SUM([.$T$3:.T384]))">
            <text:p/>
          </table:table-cell>
          <table:table-cell table:formula="of:=IF(OR(ISBLANK([.J384]); ISBLANK([.R384])); &quot;&quot;;ROUND(([.R384]-[.J384])*60*24))">
            <text:p/>
          </table:table-cell>
          <table:table-cell table:number-columns-repeated="20"/>
        </table:table-row>
        <table:table-row table:style-name="ro2">
          <table:table-cell office:value-type="float" office:value="383" calcext:value-type="float">
            <text:p>38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85]=&quot;Long&quot; ; [.L385]-[Overview.$C$4]/[.K385]  ;  IF([.G385]=&quot;Short&quot;; [.L385]+[Overview.$C$4]/[.K385]; &quot;&quot;) ); &quot;&quot;)">
            <text:p/>
          </table:table-cell>
          <table:table-cell table:formula="of:=IFERROR(ABS([.M385]-[.L385])*[.K385]; &quot;&quot;)">
            <text:p/>
          </table:table-cell>
          <table:table-cell table:style-name="ce312" table:formula="of:=IFERROR(  IF([.G385]=&quot;Long&quot;;  [.L385]+[Overview.$C$4]/[.K385]  *  [Overview.$C$6]  ;  IF([.G385]=&quot;Short&quot;   ;  [.L385]-[Overview.$C$4]/[.K385]  * [Overview.$C$6]  ; &quot;&quot;  )  )   ; &quot;&quot;)">
            <text:p/>
          </table:table-cell>
          <table:table-cell table:number-columns-repeated="3"/>
          <table:table-cell table:style-name="ce182" table:formula="of:=IFERROR([.T385]/[.N385]; &quot;&quot;)">
            <text:p/>
          </table:table-cell>
          <table:table-cell table:style-name="ce203" table:formula="of:=IFERROR(   IF( AND( [.G385]=&quot;Long&quot;;   [.P385]=[.K385])  ;  [.K385]*([.Q385]-[.L385])  ;    IF(  AND(  [.G385]=&quot;Short&quot;  ;   [.P385]=[.K385]   )   ;   [.K385]*([.L385]-[.Q385])   ;  &quot;&quot;)) ; &quot;&quot;)">
            <text:p/>
          </table:table-cell>
          <table:table-cell table:style-name="ce215" table:formula="of:=IF(ISNUMBER([.T385]); IF([.T385]&gt;=0; &quot;Win&quot;; &quot;Loss&quot;); &quot;&quot;)">
            <text:p/>
          </table:table-cell>
          <table:table-cell table:style-name="ce220" table:formula="of:=IF(ISNUMBER([.T385]); ROUND(([.R385]-[.J385])*60*24); &quot;&quot;)">
            <text:p/>
          </table:table-cell>
          <table:table-cell table:content-validation-name="val8"/>
          <table:table-cell table:number-columns-repeated="2"/>
          <table:table-cell table:style-name="ce239"/>
          <table:table-cell table:style-name="ce243" table:formula="of:=IFERROR(IF(ISBLANK([.Z385]); &quot;&quot;; IF([.$G385]=&quot;Long&quot;; ([.Z385]-[.$L385])*[.$K385]/[.$N385]; ([.$L385]-[.Z385])*[.$K385]/[.$N385])-[.$S385]); &quot;&quot;)">
            <text:p/>
          </table:table-cell>
          <table:table-cell/>
          <table:table-cell table:style-name="ce243" table:formula="of:=IFERROR(IF(ISBLANK([.AB385]); &quot;&quot;; IF([.$G385]=&quot;Long&quot;; ([.AB385]-[.$L385])*[.$K385]/[.$N385]; ([.$L385]-[.AB385])*[.$K385]/[.$N385])-[.$S385]); &quot;&quot;)">
            <text:p/>
          </table:table-cell>
          <table:table-cell/>
          <table:table-cell table:style-name="ce243" table:formula="of:=IFERROR(IF(ISBLANK([.AD385]); &quot;&quot;; IF([.$G385]=&quot;Long&quot;; ([.AD385]-[.$L385])*[.$K385]/[.$N385]; ([.$L385]-[.AD385])*[.$K385]/[.$N385])-[.$S385]); &quot;&quot;)">
            <text:p/>
          </table:table-cell>
          <table:table-cell table:number-columns-repeated="2"/>
          <table:table-cell table:formula="of:=IF(ISBLANK([.B385]); &quot;&quot;; DAY([.B385]))">
            <text:p/>
          </table:table-cell>
          <table:table-cell table:formula="of:=IF(ISBLANK([.B385]); &quot;&quot;; WEEKDAY([.B385]))">
            <text:p/>
          </table:table-cell>
          <table:table-cell table:formula="of:=IF(ISBLANK([.B385]); &quot;&quot;; WEEKNUM([.B385]))">
            <text:p/>
          </table:table-cell>
          <table:table-cell table:formula="of:=IF(ISBLANK([.B385]); &quot;&quot;; MONTH([.B385]))">
            <text:p/>
          </table:table-cell>
          <table:table-cell table:formula="of:=IF(ISBLANK([.L385]); &quot;&quot;; [.K385]*[.L385])">
            <text:p/>
          </table:table-cell>
          <table:table-cell table:formula="of:=IF(ISNUMBER([.AL385]); [.AL385]*0.0035; &quot;&quot;)">
            <text:p/>
          </table:table-cell>
          <table:table-cell table:formula="of:=IF(ISBLANK([.Q385]); &quot;&quot;; [.P385]*[.Q385])">
            <text:p/>
          </table:table-cell>
          <table:table-cell table:formula="of:=IF(ISNUMBER([.AN385]); [.AN385]*0.0035; &quot;&quot;)">
            <text:p/>
          </table:table-cell>
          <table:table-cell table:formula="of:=IF(ISBLANK([.Q385]); &quot;&quot;; SUM([.$S$3:.S385]))">
            <text:p/>
          </table:table-cell>
          <table:table-cell table:formula="of:=IF(ISBLANK([.R385]); &quot;&quot;; SUM([.$T$3:.T385]))">
            <text:p/>
          </table:table-cell>
          <table:table-cell table:formula="of:=IF(OR(ISBLANK([.J385]); ISBLANK([.R385])); &quot;&quot;;ROUND(([.R385]-[.J385])*60*24))">
            <text:p/>
          </table:table-cell>
          <table:table-cell table:number-columns-repeated="20"/>
        </table:table-row>
        <table:table-row table:style-name="ro2">
          <table:table-cell office:value-type="float" office:value="384" calcext:value-type="float">
            <text:p>38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86]=&quot;Long&quot; ; [.L386]-[Overview.$C$4]/[.K386]  ;  IF([.G386]=&quot;Short&quot;; [.L386]+[Overview.$C$4]/[.K386]; &quot;&quot;) ); &quot;&quot;)">
            <text:p/>
          </table:table-cell>
          <table:table-cell table:formula="of:=IFERROR(ABS([.M386]-[.L386])*[.K386]; &quot;&quot;)">
            <text:p/>
          </table:table-cell>
          <table:table-cell table:style-name="ce312" table:formula="of:=IFERROR(  IF([.G386]=&quot;Long&quot;;  [.L386]+[Overview.$C$4]/[.K386]  *  [Overview.$C$6]  ;  IF([.G386]=&quot;Short&quot;   ;  [.L386]-[Overview.$C$4]/[.K386]  * [Overview.$C$6]  ; &quot;&quot;  )  )   ; &quot;&quot;)">
            <text:p/>
          </table:table-cell>
          <table:table-cell table:number-columns-repeated="3"/>
          <table:table-cell table:style-name="ce182" table:formula="of:=IFERROR([.T386]/[.N386]; &quot;&quot;)">
            <text:p/>
          </table:table-cell>
          <table:table-cell table:style-name="ce203" table:formula="of:=IFERROR(   IF( AND( [.G386]=&quot;Long&quot;;   [.P386]=[.K386])  ;  [.K386]*([.Q386]-[.L386])  ;    IF(  AND(  [.G386]=&quot;Short&quot;  ;   [.P386]=[.K386]   )   ;   [.K386]*([.L386]-[.Q386])   ;  &quot;&quot;)) ; &quot;&quot;)">
            <text:p/>
          </table:table-cell>
          <table:table-cell table:style-name="ce215" table:formula="of:=IF(ISNUMBER([.T386]); IF([.T386]&gt;=0; &quot;Win&quot;; &quot;Loss&quot;); &quot;&quot;)">
            <text:p/>
          </table:table-cell>
          <table:table-cell table:style-name="ce220" table:formula="of:=IF(ISNUMBER([.T386]); ROUND(([.R386]-[.J386])*60*24); &quot;&quot;)">
            <text:p/>
          </table:table-cell>
          <table:table-cell table:content-validation-name="val8"/>
          <table:table-cell table:number-columns-repeated="2"/>
          <table:table-cell table:style-name="ce239"/>
          <table:table-cell table:style-name="ce243" table:formula="of:=IFERROR(IF(ISBLANK([.Z386]); &quot;&quot;; IF([.$G386]=&quot;Long&quot;; ([.Z386]-[.$L386])*[.$K386]/[.$N386]; ([.$L386]-[.Z386])*[.$K386]/[.$N386])-[.$S386]); &quot;&quot;)">
            <text:p/>
          </table:table-cell>
          <table:table-cell/>
          <table:table-cell table:style-name="ce243" table:formula="of:=IFERROR(IF(ISBLANK([.AB386]); &quot;&quot;; IF([.$G386]=&quot;Long&quot;; ([.AB386]-[.$L386])*[.$K386]/[.$N386]; ([.$L386]-[.AB386])*[.$K386]/[.$N386])-[.$S386]); &quot;&quot;)">
            <text:p/>
          </table:table-cell>
          <table:table-cell/>
          <table:table-cell table:style-name="ce243" table:formula="of:=IFERROR(IF(ISBLANK([.AD386]); &quot;&quot;; IF([.$G386]=&quot;Long&quot;; ([.AD386]-[.$L386])*[.$K386]/[.$N386]; ([.$L386]-[.AD386])*[.$K386]/[.$N386])-[.$S386]); &quot;&quot;)">
            <text:p/>
          </table:table-cell>
          <table:table-cell table:number-columns-repeated="2"/>
          <table:table-cell table:formula="of:=IF(ISBLANK([.B386]); &quot;&quot;; DAY([.B386]))">
            <text:p/>
          </table:table-cell>
          <table:table-cell table:formula="of:=IF(ISBLANK([.B386]); &quot;&quot;; WEEKDAY([.B386]))">
            <text:p/>
          </table:table-cell>
          <table:table-cell table:formula="of:=IF(ISBLANK([.B386]); &quot;&quot;; WEEKNUM([.B386]))">
            <text:p/>
          </table:table-cell>
          <table:table-cell table:formula="of:=IF(ISBLANK([.B386]); &quot;&quot;; MONTH([.B386]))">
            <text:p/>
          </table:table-cell>
          <table:table-cell table:formula="of:=IF(ISBLANK([.L386]); &quot;&quot;; [.K386]*[.L386])">
            <text:p/>
          </table:table-cell>
          <table:table-cell table:formula="of:=IF(ISNUMBER([.AL386]); [.AL386]*0.0035; &quot;&quot;)">
            <text:p/>
          </table:table-cell>
          <table:table-cell table:formula="of:=IF(ISBLANK([.Q386]); &quot;&quot;; [.P386]*[.Q386])">
            <text:p/>
          </table:table-cell>
          <table:table-cell table:formula="of:=IF(ISNUMBER([.AN386]); [.AN386]*0.0035; &quot;&quot;)">
            <text:p/>
          </table:table-cell>
          <table:table-cell table:formula="of:=IF(ISBLANK([.Q386]); &quot;&quot;; SUM([.$S$3:.S386]))">
            <text:p/>
          </table:table-cell>
          <table:table-cell table:formula="of:=IF(ISBLANK([.R386]); &quot;&quot;; SUM([.$T$3:.T386]))">
            <text:p/>
          </table:table-cell>
          <table:table-cell table:formula="of:=IF(OR(ISBLANK([.J386]); ISBLANK([.R386])); &quot;&quot;;ROUND(([.R386]-[.J386])*60*24))">
            <text:p/>
          </table:table-cell>
          <table:table-cell table:number-columns-repeated="20"/>
        </table:table-row>
        <table:table-row table:style-name="ro2">
          <table:table-cell office:value-type="float" office:value="385" calcext:value-type="float">
            <text:p>38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87]=&quot;Long&quot; ; [.L387]-[Overview.$C$4]/[.K387]  ;  IF([.G387]=&quot;Short&quot;; [.L387]+[Overview.$C$4]/[.K387]; &quot;&quot;) ); &quot;&quot;)">
            <text:p/>
          </table:table-cell>
          <table:table-cell table:formula="of:=IFERROR(ABS([.M387]-[.L387])*[.K387]; &quot;&quot;)">
            <text:p/>
          </table:table-cell>
          <table:table-cell table:style-name="ce312" table:formula="of:=IFERROR(  IF([.G387]=&quot;Long&quot;;  [.L387]+[Overview.$C$4]/[.K387]  *  [Overview.$C$6]  ;  IF([.G387]=&quot;Short&quot;   ;  [.L387]-[Overview.$C$4]/[.K387]  * [Overview.$C$6]  ; &quot;&quot;  )  )   ; &quot;&quot;)">
            <text:p/>
          </table:table-cell>
          <table:table-cell table:number-columns-repeated="3"/>
          <table:table-cell table:style-name="ce182" table:formula="of:=IFERROR([.T387]/[.N387]; &quot;&quot;)">
            <text:p/>
          </table:table-cell>
          <table:table-cell table:style-name="ce203" table:formula="of:=IFERROR(   IF( AND( [.G387]=&quot;Long&quot;;   [.P387]=[.K387])  ;  [.K387]*([.Q387]-[.L387])  ;    IF(  AND(  [.G387]=&quot;Short&quot;  ;   [.P387]=[.K387]   )   ;   [.K387]*([.L387]-[.Q387])   ;  &quot;&quot;)) ; &quot;&quot;)">
            <text:p/>
          </table:table-cell>
          <table:table-cell table:style-name="ce215" table:formula="of:=IF(ISNUMBER([.T387]); IF([.T387]&gt;=0; &quot;Win&quot;; &quot;Loss&quot;); &quot;&quot;)">
            <text:p/>
          </table:table-cell>
          <table:table-cell table:style-name="ce220" table:formula="of:=IF(ISNUMBER([.T387]); ROUND(([.R387]-[.J387])*60*24); &quot;&quot;)">
            <text:p/>
          </table:table-cell>
          <table:table-cell table:content-validation-name="val8"/>
          <table:table-cell table:number-columns-repeated="2"/>
          <table:table-cell table:style-name="ce239"/>
          <table:table-cell table:style-name="ce243" table:formula="of:=IFERROR(IF(ISBLANK([.Z387]); &quot;&quot;; IF([.$G387]=&quot;Long&quot;; ([.Z387]-[.$L387])*[.$K387]/[.$N387]; ([.$L387]-[.Z387])*[.$K387]/[.$N387])-[.$S387]); &quot;&quot;)">
            <text:p/>
          </table:table-cell>
          <table:table-cell/>
          <table:table-cell table:style-name="ce243" table:formula="of:=IFERROR(IF(ISBLANK([.AB387]); &quot;&quot;; IF([.$G387]=&quot;Long&quot;; ([.AB387]-[.$L387])*[.$K387]/[.$N387]; ([.$L387]-[.AB387])*[.$K387]/[.$N387])-[.$S387]); &quot;&quot;)">
            <text:p/>
          </table:table-cell>
          <table:table-cell/>
          <table:table-cell table:style-name="ce243" table:formula="of:=IFERROR(IF(ISBLANK([.AD387]); &quot;&quot;; IF([.$G387]=&quot;Long&quot;; ([.AD387]-[.$L387])*[.$K387]/[.$N387]; ([.$L387]-[.AD387])*[.$K387]/[.$N387])-[.$S387]); &quot;&quot;)">
            <text:p/>
          </table:table-cell>
          <table:table-cell table:number-columns-repeated="2"/>
          <table:table-cell table:formula="of:=IF(ISBLANK([.B387]); &quot;&quot;; DAY([.B387]))">
            <text:p/>
          </table:table-cell>
          <table:table-cell table:formula="of:=IF(ISBLANK([.B387]); &quot;&quot;; WEEKDAY([.B387]))">
            <text:p/>
          </table:table-cell>
          <table:table-cell table:formula="of:=IF(ISBLANK([.B387]); &quot;&quot;; WEEKNUM([.B387]))">
            <text:p/>
          </table:table-cell>
          <table:table-cell table:formula="of:=IF(ISBLANK([.B387]); &quot;&quot;; MONTH([.B387]))">
            <text:p/>
          </table:table-cell>
          <table:table-cell table:formula="of:=IF(ISBLANK([.L387]); &quot;&quot;; [.K387]*[.L387])">
            <text:p/>
          </table:table-cell>
          <table:table-cell table:formula="of:=IF(ISNUMBER([.AL387]); [.AL387]*0.0035; &quot;&quot;)">
            <text:p/>
          </table:table-cell>
          <table:table-cell table:formula="of:=IF(ISBLANK([.Q387]); &quot;&quot;; [.P387]*[.Q387])">
            <text:p/>
          </table:table-cell>
          <table:table-cell table:formula="of:=IF(ISNUMBER([.AN387]); [.AN387]*0.0035; &quot;&quot;)">
            <text:p/>
          </table:table-cell>
          <table:table-cell table:formula="of:=IF(ISBLANK([.Q387]); &quot;&quot;; SUM([.$S$3:.S387]))">
            <text:p/>
          </table:table-cell>
          <table:table-cell table:formula="of:=IF(ISBLANK([.R387]); &quot;&quot;; SUM([.$T$3:.T387]))">
            <text:p/>
          </table:table-cell>
          <table:table-cell table:formula="of:=IF(OR(ISBLANK([.J387]); ISBLANK([.R387])); &quot;&quot;;ROUND(([.R387]-[.J387])*60*24))">
            <text:p/>
          </table:table-cell>
          <table:table-cell table:number-columns-repeated="20"/>
        </table:table-row>
        <table:table-row table:style-name="ro2">
          <table:table-cell office:value-type="float" office:value="386" calcext:value-type="float">
            <text:p>38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88]=&quot;Long&quot; ; [.L388]-[Overview.$C$4]/[.K388]  ;  IF([.G388]=&quot;Short&quot;; [.L388]+[Overview.$C$4]/[.K388]; &quot;&quot;) ); &quot;&quot;)">
            <text:p/>
          </table:table-cell>
          <table:table-cell table:formula="of:=IFERROR(ABS([.M388]-[.L388])*[.K388]; &quot;&quot;)">
            <text:p/>
          </table:table-cell>
          <table:table-cell table:style-name="ce312" table:formula="of:=IFERROR(  IF([.G388]=&quot;Long&quot;;  [.L388]+[Overview.$C$4]/[.K388]  *  [Overview.$C$6]  ;  IF([.G388]=&quot;Short&quot;   ;  [.L388]-[Overview.$C$4]/[.K388]  * [Overview.$C$6]  ; &quot;&quot;  )  )   ; &quot;&quot;)">
            <text:p/>
          </table:table-cell>
          <table:table-cell table:number-columns-repeated="3"/>
          <table:table-cell table:style-name="ce182" table:formula="of:=IFERROR([.T388]/[.N388]; &quot;&quot;)">
            <text:p/>
          </table:table-cell>
          <table:table-cell table:style-name="ce203" table:formula="of:=IFERROR(   IF( AND( [.G388]=&quot;Long&quot;;   [.P388]=[.K388])  ;  [.K388]*([.Q388]-[.L388])  ;    IF(  AND(  [.G388]=&quot;Short&quot;  ;   [.P388]=[.K388]   )   ;   [.K388]*([.L388]-[.Q388])   ;  &quot;&quot;)) ; &quot;&quot;)">
            <text:p/>
          </table:table-cell>
          <table:table-cell table:style-name="ce215" table:formula="of:=IF(ISNUMBER([.T388]); IF([.T388]&gt;=0; &quot;Win&quot;; &quot;Loss&quot;); &quot;&quot;)">
            <text:p/>
          </table:table-cell>
          <table:table-cell table:style-name="ce220" table:formula="of:=IF(ISNUMBER([.T388]); ROUND(([.R388]-[.J388])*60*24); &quot;&quot;)">
            <text:p/>
          </table:table-cell>
          <table:table-cell table:content-validation-name="val8"/>
          <table:table-cell table:number-columns-repeated="2"/>
          <table:table-cell table:style-name="ce239"/>
          <table:table-cell table:style-name="ce243" table:formula="of:=IFERROR(IF(ISBLANK([.Z388]); &quot;&quot;; IF([.$G388]=&quot;Long&quot;; ([.Z388]-[.$L388])*[.$K388]/[.$N388]; ([.$L388]-[.Z388])*[.$K388]/[.$N388])-[.$S388]); &quot;&quot;)">
            <text:p/>
          </table:table-cell>
          <table:table-cell/>
          <table:table-cell table:style-name="ce243" table:formula="of:=IFERROR(IF(ISBLANK([.AB388]); &quot;&quot;; IF([.$G388]=&quot;Long&quot;; ([.AB388]-[.$L388])*[.$K388]/[.$N388]; ([.$L388]-[.AB388])*[.$K388]/[.$N388])-[.$S388]); &quot;&quot;)">
            <text:p/>
          </table:table-cell>
          <table:table-cell/>
          <table:table-cell table:style-name="ce243" table:formula="of:=IFERROR(IF(ISBLANK([.AD388]); &quot;&quot;; IF([.$G388]=&quot;Long&quot;; ([.AD388]-[.$L388])*[.$K388]/[.$N388]; ([.$L388]-[.AD388])*[.$K388]/[.$N388])-[.$S388]); &quot;&quot;)">
            <text:p/>
          </table:table-cell>
          <table:table-cell table:number-columns-repeated="2"/>
          <table:table-cell table:formula="of:=IF(ISBLANK([.B388]); &quot;&quot;; DAY([.B388]))">
            <text:p/>
          </table:table-cell>
          <table:table-cell table:formula="of:=IF(ISBLANK([.B388]); &quot;&quot;; WEEKDAY([.B388]))">
            <text:p/>
          </table:table-cell>
          <table:table-cell table:formula="of:=IF(ISBLANK([.B388]); &quot;&quot;; WEEKNUM([.B388]))">
            <text:p/>
          </table:table-cell>
          <table:table-cell table:formula="of:=IF(ISBLANK([.B388]); &quot;&quot;; MONTH([.B388]))">
            <text:p/>
          </table:table-cell>
          <table:table-cell table:formula="of:=IF(ISBLANK([.L388]); &quot;&quot;; [.K388]*[.L388])">
            <text:p/>
          </table:table-cell>
          <table:table-cell table:formula="of:=IF(ISNUMBER([.AL388]); [.AL388]*0.0035; &quot;&quot;)">
            <text:p/>
          </table:table-cell>
          <table:table-cell table:formula="of:=IF(ISBLANK([.Q388]); &quot;&quot;; [.P388]*[.Q388])">
            <text:p/>
          </table:table-cell>
          <table:table-cell table:formula="of:=IF(ISNUMBER([.AN388]); [.AN388]*0.0035; &quot;&quot;)">
            <text:p/>
          </table:table-cell>
          <table:table-cell table:formula="of:=IF(ISBLANK([.Q388]); &quot;&quot;; SUM([.$S$3:.S388]))">
            <text:p/>
          </table:table-cell>
          <table:table-cell table:formula="of:=IF(ISBLANK([.R388]); &quot;&quot;; SUM([.$T$3:.T388]))">
            <text:p/>
          </table:table-cell>
          <table:table-cell table:formula="of:=IF(OR(ISBLANK([.J388]); ISBLANK([.R388])); &quot;&quot;;ROUND(([.R388]-[.J388])*60*24))">
            <text:p/>
          </table:table-cell>
          <table:table-cell table:number-columns-repeated="20"/>
        </table:table-row>
        <table:table-row table:style-name="ro2">
          <table:table-cell office:value-type="float" office:value="387" calcext:value-type="float">
            <text:p>38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89]=&quot;Long&quot; ; [.L389]-[Overview.$C$4]/[.K389]  ;  IF([.G389]=&quot;Short&quot;; [.L389]+[Overview.$C$4]/[.K389]; &quot;&quot;) ); &quot;&quot;)">
            <text:p/>
          </table:table-cell>
          <table:table-cell table:formula="of:=IFERROR(ABS([.M389]-[.L389])*[.K389]; &quot;&quot;)">
            <text:p/>
          </table:table-cell>
          <table:table-cell table:style-name="ce312" table:formula="of:=IFERROR(  IF([.G389]=&quot;Long&quot;;  [.L389]+[Overview.$C$4]/[.K389]  *  [Overview.$C$6]  ;  IF([.G389]=&quot;Short&quot;   ;  [.L389]-[Overview.$C$4]/[.K389]  * [Overview.$C$6]  ; &quot;&quot;  )  )   ; &quot;&quot;)">
            <text:p/>
          </table:table-cell>
          <table:table-cell table:number-columns-repeated="3"/>
          <table:table-cell table:style-name="ce182" table:formula="of:=IFERROR([.T389]/[.N389]; &quot;&quot;)">
            <text:p/>
          </table:table-cell>
          <table:table-cell table:style-name="ce203" table:formula="of:=IFERROR(   IF( AND( [.G389]=&quot;Long&quot;;   [.P389]=[.K389])  ;  [.K389]*([.Q389]-[.L389])  ;    IF(  AND(  [.G389]=&quot;Short&quot;  ;   [.P389]=[.K389]   )   ;   [.K389]*([.L389]-[.Q389])   ;  &quot;&quot;)) ; &quot;&quot;)">
            <text:p/>
          </table:table-cell>
          <table:table-cell table:style-name="ce215" table:formula="of:=IF(ISNUMBER([.T389]); IF([.T389]&gt;=0; &quot;Win&quot;; &quot;Loss&quot;); &quot;&quot;)">
            <text:p/>
          </table:table-cell>
          <table:table-cell table:style-name="ce220" table:formula="of:=IF(ISNUMBER([.T389]); ROUND(([.R389]-[.J389])*60*24); &quot;&quot;)">
            <text:p/>
          </table:table-cell>
          <table:table-cell table:content-validation-name="val8"/>
          <table:table-cell table:number-columns-repeated="2"/>
          <table:table-cell table:style-name="ce239"/>
          <table:table-cell table:style-name="ce243" table:formula="of:=IFERROR(IF(ISBLANK([.Z389]); &quot;&quot;; IF([.$G389]=&quot;Long&quot;; ([.Z389]-[.$L389])*[.$K389]/[.$N389]; ([.$L389]-[.Z389])*[.$K389]/[.$N389])-[.$S389]); &quot;&quot;)">
            <text:p/>
          </table:table-cell>
          <table:table-cell/>
          <table:table-cell table:style-name="ce243" table:formula="of:=IFERROR(IF(ISBLANK([.AB389]); &quot;&quot;; IF([.$G389]=&quot;Long&quot;; ([.AB389]-[.$L389])*[.$K389]/[.$N389]; ([.$L389]-[.AB389])*[.$K389]/[.$N389])-[.$S389]); &quot;&quot;)">
            <text:p/>
          </table:table-cell>
          <table:table-cell/>
          <table:table-cell table:style-name="ce243" table:formula="of:=IFERROR(IF(ISBLANK([.AD389]); &quot;&quot;; IF([.$G389]=&quot;Long&quot;; ([.AD389]-[.$L389])*[.$K389]/[.$N389]; ([.$L389]-[.AD389])*[.$K389]/[.$N389])-[.$S389]); &quot;&quot;)">
            <text:p/>
          </table:table-cell>
          <table:table-cell table:number-columns-repeated="2"/>
          <table:table-cell table:formula="of:=IF(ISBLANK([.B389]); &quot;&quot;; DAY([.B389]))">
            <text:p/>
          </table:table-cell>
          <table:table-cell table:formula="of:=IF(ISBLANK([.B389]); &quot;&quot;; WEEKDAY([.B389]))">
            <text:p/>
          </table:table-cell>
          <table:table-cell table:formula="of:=IF(ISBLANK([.B389]); &quot;&quot;; WEEKNUM([.B389]))">
            <text:p/>
          </table:table-cell>
          <table:table-cell table:formula="of:=IF(ISBLANK([.B389]); &quot;&quot;; MONTH([.B389]))">
            <text:p/>
          </table:table-cell>
          <table:table-cell table:formula="of:=IF(ISBLANK([.L389]); &quot;&quot;; [.K389]*[.L389])">
            <text:p/>
          </table:table-cell>
          <table:table-cell table:formula="of:=IF(ISNUMBER([.AL389]); [.AL389]*0.0035; &quot;&quot;)">
            <text:p/>
          </table:table-cell>
          <table:table-cell table:formula="of:=IF(ISBLANK([.Q389]); &quot;&quot;; [.P389]*[.Q389])">
            <text:p/>
          </table:table-cell>
          <table:table-cell table:formula="of:=IF(ISNUMBER([.AN389]); [.AN389]*0.0035; &quot;&quot;)">
            <text:p/>
          </table:table-cell>
          <table:table-cell table:formula="of:=IF(ISBLANK([.Q389]); &quot;&quot;; SUM([.$S$3:.S389]))">
            <text:p/>
          </table:table-cell>
          <table:table-cell table:formula="of:=IF(ISBLANK([.R389]); &quot;&quot;; SUM([.$T$3:.T389]))">
            <text:p/>
          </table:table-cell>
          <table:table-cell table:formula="of:=IF(OR(ISBLANK([.J389]); ISBLANK([.R389])); &quot;&quot;;ROUND(([.R389]-[.J389])*60*24))">
            <text:p/>
          </table:table-cell>
          <table:table-cell table:number-columns-repeated="20"/>
        </table:table-row>
        <table:table-row table:style-name="ro2">
          <table:table-cell office:value-type="float" office:value="388" calcext:value-type="float">
            <text:p>38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90]=&quot;Long&quot; ; [.L390]-[Overview.$C$4]/[.K390]  ;  IF([.G390]=&quot;Short&quot;; [.L390]+[Overview.$C$4]/[.K390]; &quot;&quot;) ); &quot;&quot;)">
            <text:p/>
          </table:table-cell>
          <table:table-cell table:formula="of:=IFERROR(ABS([.M390]-[.L390])*[.K390]; &quot;&quot;)">
            <text:p/>
          </table:table-cell>
          <table:table-cell table:style-name="ce312" table:formula="of:=IFERROR(  IF([.G390]=&quot;Long&quot;;  [.L390]+[Overview.$C$4]/[.K390]  *  [Overview.$C$6]  ;  IF([.G390]=&quot;Short&quot;   ;  [.L390]-[Overview.$C$4]/[.K390]  * [Overview.$C$6]  ; &quot;&quot;  )  )   ; &quot;&quot;)">
            <text:p/>
          </table:table-cell>
          <table:table-cell table:number-columns-repeated="3"/>
          <table:table-cell table:style-name="ce182" table:formula="of:=IFERROR([.T390]/[.N390]; &quot;&quot;)">
            <text:p/>
          </table:table-cell>
          <table:table-cell table:style-name="ce203" table:formula="of:=IFERROR(   IF( AND( [.G390]=&quot;Long&quot;;   [.P390]=[.K390])  ;  [.K390]*([.Q390]-[.L390])  ;    IF(  AND(  [.G390]=&quot;Short&quot;  ;   [.P390]=[.K390]   )   ;   [.K390]*([.L390]-[.Q390])   ;  &quot;&quot;)) ; &quot;&quot;)">
            <text:p/>
          </table:table-cell>
          <table:table-cell table:style-name="ce215" table:formula="of:=IF(ISNUMBER([.T390]); IF([.T390]&gt;=0; &quot;Win&quot;; &quot;Loss&quot;); &quot;&quot;)">
            <text:p/>
          </table:table-cell>
          <table:table-cell table:style-name="ce220" table:formula="of:=IF(ISNUMBER([.T390]); ROUND(([.R390]-[.J390])*60*24); &quot;&quot;)">
            <text:p/>
          </table:table-cell>
          <table:table-cell table:content-validation-name="val8"/>
          <table:table-cell table:number-columns-repeated="2"/>
          <table:table-cell table:style-name="ce239"/>
          <table:table-cell table:style-name="ce243" table:formula="of:=IFERROR(IF(ISBLANK([.Z390]); &quot;&quot;; IF([.$G390]=&quot;Long&quot;; ([.Z390]-[.$L390])*[.$K390]/[.$N390]; ([.$L390]-[.Z390])*[.$K390]/[.$N390])-[.$S390]); &quot;&quot;)">
            <text:p/>
          </table:table-cell>
          <table:table-cell/>
          <table:table-cell table:style-name="ce243" table:formula="of:=IFERROR(IF(ISBLANK([.AB390]); &quot;&quot;; IF([.$G390]=&quot;Long&quot;; ([.AB390]-[.$L390])*[.$K390]/[.$N390]; ([.$L390]-[.AB390])*[.$K390]/[.$N390])-[.$S390]); &quot;&quot;)">
            <text:p/>
          </table:table-cell>
          <table:table-cell/>
          <table:table-cell table:style-name="ce243" table:formula="of:=IFERROR(IF(ISBLANK([.AD390]); &quot;&quot;; IF([.$G390]=&quot;Long&quot;; ([.AD390]-[.$L390])*[.$K390]/[.$N390]; ([.$L390]-[.AD390])*[.$K390]/[.$N390])-[.$S390]); &quot;&quot;)">
            <text:p/>
          </table:table-cell>
          <table:table-cell table:number-columns-repeated="2"/>
          <table:table-cell table:formula="of:=IF(ISBLANK([.B390]); &quot;&quot;; DAY([.B390]))">
            <text:p/>
          </table:table-cell>
          <table:table-cell table:formula="of:=IF(ISBLANK([.B390]); &quot;&quot;; WEEKDAY([.B390]))">
            <text:p/>
          </table:table-cell>
          <table:table-cell table:formula="of:=IF(ISBLANK([.B390]); &quot;&quot;; WEEKNUM([.B390]))">
            <text:p/>
          </table:table-cell>
          <table:table-cell table:formula="of:=IF(ISBLANK([.B390]); &quot;&quot;; MONTH([.B390]))">
            <text:p/>
          </table:table-cell>
          <table:table-cell table:formula="of:=IF(ISBLANK([.L390]); &quot;&quot;; [.K390]*[.L390])">
            <text:p/>
          </table:table-cell>
          <table:table-cell table:formula="of:=IF(ISNUMBER([.AL390]); [.AL390]*0.0035; &quot;&quot;)">
            <text:p/>
          </table:table-cell>
          <table:table-cell table:formula="of:=IF(ISBLANK([.Q390]); &quot;&quot;; [.P390]*[.Q390])">
            <text:p/>
          </table:table-cell>
          <table:table-cell table:formula="of:=IF(ISNUMBER([.AN390]); [.AN390]*0.0035; &quot;&quot;)">
            <text:p/>
          </table:table-cell>
          <table:table-cell table:formula="of:=IF(ISBLANK([.Q390]); &quot;&quot;; SUM([.$S$3:.S390]))">
            <text:p/>
          </table:table-cell>
          <table:table-cell table:formula="of:=IF(ISBLANK([.R390]); &quot;&quot;; SUM([.$T$3:.T390]))">
            <text:p/>
          </table:table-cell>
          <table:table-cell table:formula="of:=IF(OR(ISBLANK([.J390]); ISBLANK([.R390])); &quot;&quot;;ROUND(([.R390]-[.J390])*60*24))">
            <text:p/>
          </table:table-cell>
          <table:table-cell table:number-columns-repeated="20"/>
        </table:table-row>
        <table:table-row table:style-name="ro2">
          <table:table-cell office:value-type="float" office:value="389" calcext:value-type="float">
            <text:p>38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91]=&quot;Long&quot; ; [.L391]-[Overview.$C$4]/[.K391]  ;  IF([.G391]=&quot;Short&quot;; [.L391]+[Overview.$C$4]/[.K391]; &quot;&quot;) ); &quot;&quot;)">
            <text:p/>
          </table:table-cell>
          <table:table-cell table:formula="of:=IFERROR(ABS([.M391]-[.L391])*[.K391]; &quot;&quot;)">
            <text:p/>
          </table:table-cell>
          <table:table-cell table:style-name="ce312" table:formula="of:=IFERROR(  IF([.G391]=&quot;Long&quot;;  [.L391]+[Overview.$C$4]/[.K391]  *  [Overview.$C$6]  ;  IF([.G391]=&quot;Short&quot;   ;  [.L391]-[Overview.$C$4]/[.K391]  * [Overview.$C$6]  ; &quot;&quot;  )  )   ; &quot;&quot;)">
            <text:p/>
          </table:table-cell>
          <table:table-cell table:number-columns-repeated="3"/>
          <table:table-cell table:style-name="ce182" table:formula="of:=IFERROR([.T391]/[.N391]; &quot;&quot;)">
            <text:p/>
          </table:table-cell>
          <table:table-cell table:style-name="ce203" table:formula="of:=IFERROR(   IF( AND( [.G391]=&quot;Long&quot;;   [.P391]=[.K391])  ;  [.K391]*([.Q391]-[.L391])  ;    IF(  AND(  [.G391]=&quot;Short&quot;  ;   [.P391]=[.K391]   )   ;   [.K391]*([.L391]-[.Q391])   ;  &quot;&quot;)) ; &quot;&quot;)">
            <text:p/>
          </table:table-cell>
          <table:table-cell table:style-name="ce215" table:formula="of:=IF(ISNUMBER([.T391]); IF([.T391]&gt;=0; &quot;Win&quot;; &quot;Loss&quot;); &quot;&quot;)">
            <text:p/>
          </table:table-cell>
          <table:table-cell table:style-name="ce220" table:formula="of:=IF(ISNUMBER([.T391]); ROUND(([.R391]-[.J391])*60*24); &quot;&quot;)">
            <text:p/>
          </table:table-cell>
          <table:table-cell table:content-validation-name="val8"/>
          <table:table-cell table:number-columns-repeated="2"/>
          <table:table-cell table:style-name="ce239"/>
          <table:table-cell table:style-name="ce243" table:formula="of:=IFERROR(IF(ISBLANK([.Z391]); &quot;&quot;; IF([.$G391]=&quot;Long&quot;; ([.Z391]-[.$L391])*[.$K391]/[.$N391]; ([.$L391]-[.Z391])*[.$K391]/[.$N391])-[.$S391]); &quot;&quot;)">
            <text:p/>
          </table:table-cell>
          <table:table-cell/>
          <table:table-cell table:style-name="ce243" table:formula="of:=IFERROR(IF(ISBLANK([.AB391]); &quot;&quot;; IF([.$G391]=&quot;Long&quot;; ([.AB391]-[.$L391])*[.$K391]/[.$N391]; ([.$L391]-[.AB391])*[.$K391]/[.$N391])-[.$S391]); &quot;&quot;)">
            <text:p/>
          </table:table-cell>
          <table:table-cell/>
          <table:table-cell table:style-name="ce243" table:formula="of:=IFERROR(IF(ISBLANK([.AD391]); &quot;&quot;; IF([.$G391]=&quot;Long&quot;; ([.AD391]-[.$L391])*[.$K391]/[.$N391]; ([.$L391]-[.AD391])*[.$K391]/[.$N391])-[.$S391]); &quot;&quot;)">
            <text:p/>
          </table:table-cell>
          <table:table-cell table:number-columns-repeated="2"/>
          <table:table-cell table:formula="of:=IF(ISBLANK([.B391]); &quot;&quot;; DAY([.B391]))">
            <text:p/>
          </table:table-cell>
          <table:table-cell table:formula="of:=IF(ISBLANK([.B391]); &quot;&quot;; WEEKDAY([.B391]))">
            <text:p/>
          </table:table-cell>
          <table:table-cell table:formula="of:=IF(ISBLANK([.B391]); &quot;&quot;; WEEKNUM([.B391]))">
            <text:p/>
          </table:table-cell>
          <table:table-cell table:formula="of:=IF(ISBLANK([.B391]); &quot;&quot;; MONTH([.B391]))">
            <text:p/>
          </table:table-cell>
          <table:table-cell table:formula="of:=IF(ISBLANK([.L391]); &quot;&quot;; [.K391]*[.L391])">
            <text:p/>
          </table:table-cell>
          <table:table-cell table:formula="of:=IF(ISNUMBER([.AL391]); [.AL391]*0.0035; &quot;&quot;)">
            <text:p/>
          </table:table-cell>
          <table:table-cell table:formula="of:=IF(ISBLANK([.Q391]); &quot;&quot;; [.P391]*[.Q391])">
            <text:p/>
          </table:table-cell>
          <table:table-cell table:formula="of:=IF(ISNUMBER([.AN391]); [.AN391]*0.0035; &quot;&quot;)">
            <text:p/>
          </table:table-cell>
          <table:table-cell table:formula="of:=IF(ISBLANK([.Q391]); &quot;&quot;; SUM([.$S$3:.S391]))">
            <text:p/>
          </table:table-cell>
          <table:table-cell table:formula="of:=IF(ISBLANK([.R391]); &quot;&quot;; SUM([.$T$3:.T391]))">
            <text:p/>
          </table:table-cell>
          <table:table-cell table:formula="of:=IF(OR(ISBLANK([.J391]); ISBLANK([.R391])); &quot;&quot;;ROUND(([.R391]-[.J391])*60*24))">
            <text:p/>
          </table:table-cell>
          <table:table-cell table:number-columns-repeated="20"/>
        </table:table-row>
        <table:table-row table:style-name="ro2">
          <table:table-cell office:value-type="float" office:value="390" calcext:value-type="float">
            <text:p>39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92]=&quot;Long&quot; ; [.L392]-[Overview.$C$4]/[.K392]  ;  IF([.G392]=&quot;Short&quot;; [.L392]+[Overview.$C$4]/[.K392]; &quot;&quot;) ); &quot;&quot;)">
            <text:p/>
          </table:table-cell>
          <table:table-cell table:formula="of:=IFERROR(ABS([.M392]-[.L392])*[.K392]; &quot;&quot;)">
            <text:p/>
          </table:table-cell>
          <table:table-cell table:style-name="ce312" table:formula="of:=IFERROR(  IF([.G392]=&quot;Long&quot;;  [.L392]+[Overview.$C$4]/[.K392]  *  [Overview.$C$6]  ;  IF([.G392]=&quot;Short&quot;   ;  [.L392]-[Overview.$C$4]/[.K392]  * [Overview.$C$6]  ; &quot;&quot;  )  )   ; &quot;&quot;)">
            <text:p/>
          </table:table-cell>
          <table:table-cell table:number-columns-repeated="3"/>
          <table:table-cell table:style-name="ce182" table:formula="of:=IFERROR([.T392]/[.N392]; &quot;&quot;)">
            <text:p/>
          </table:table-cell>
          <table:table-cell table:style-name="ce203" table:formula="of:=IFERROR(   IF( AND( [.G392]=&quot;Long&quot;;   [.P392]=[.K392])  ;  [.K392]*([.Q392]-[.L392])  ;    IF(  AND(  [.G392]=&quot;Short&quot;  ;   [.P392]=[.K392]   )   ;   [.K392]*([.L392]-[.Q392])   ;  &quot;&quot;)) ; &quot;&quot;)">
            <text:p/>
          </table:table-cell>
          <table:table-cell table:style-name="ce215" table:formula="of:=IF(ISNUMBER([.T392]); IF([.T392]&gt;=0; &quot;Win&quot;; &quot;Loss&quot;); &quot;&quot;)">
            <text:p/>
          </table:table-cell>
          <table:table-cell table:style-name="ce220" table:formula="of:=IF(ISNUMBER([.T392]); ROUND(([.R392]-[.J392])*60*24); &quot;&quot;)">
            <text:p/>
          </table:table-cell>
          <table:table-cell table:content-validation-name="val8"/>
          <table:table-cell table:number-columns-repeated="2"/>
          <table:table-cell table:style-name="ce239"/>
          <table:table-cell table:style-name="ce243" table:formula="of:=IFERROR(IF(ISBLANK([.Z392]); &quot;&quot;; IF([.$G392]=&quot;Long&quot;; ([.Z392]-[.$L392])*[.$K392]/[.$N392]; ([.$L392]-[.Z392])*[.$K392]/[.$N392])-[.$S392]); &quot;&quot;)">
            <text:p/>
          </table:table-cell>
          <table:table-cell/>
          <table:table-cell table:style-name="ce243" table:formula="of:=IFERROR(IF(ISBLANK([.AB392]); &quot;&quot;; IF([.$G392]=&quot;Long&quot;; ([.AB392]-[.$L392])*[.$K392]/[.$N392]; ([.$L392]-[.AB392])*[.$K392]/[.$N392])-[.$S392]); &quot;&quot;)">
            <text:p/>
          </table:table-cell>
          <table:table-cell/>
          <table:table-cell table:style-name="ce243" table:formula="of:=IFERROR(IF(ISBLANK([.AD392]); &quot;&quot;; IF([.$G392]=&quot;Long&quot;; ([.AD392]-[.$L392])*[.$K392]/[.$N392]; ([.$L392]-[.AD392])*[.$K392]/[.$N392])-[.$S392]); &quot;&quot;)">
            <text:p/>
          </table:table-cell>
          <table:table-cell table:number-columns-repeated="2"/>
          <table:table-cell table:formula="of:=IF(ISBLANK([.B392]); &quot;&quot;; DAY([.B392]))">
            <text:p/>
          </table:table-cell>
          <table:table-cell table:formula="of:=IF(ISBLANK([.B392]); &quot;&quot;; WEEKDAY([.B392]))">
            <text:p/>
          </table:table-cell>
          <table:table-cell table:formula="of:=IF(ISBLANK([.B392]); &quot;&quot;; WEEKNUM([.B392]))">
            <text:p/>
          </table:table-cell>
          <table:table-cell table:formula="of:=IF(ISBLANK([.B392]); &quot;&quot;; MONTH([.B392]))">
            <text:p/>
          </table:table-cell>
          <table:table-cell table:formula="of:=IF(ISBLANK([.L392]); &quot;&quot;; [.K392]*[.L392])">
            <text:p/>
          </table:table-cell>
          <table:table-cell table:formula="of:=IF(ISNUMBER([.AL392]); [.AL392]*0.0035; &quot;&quot;)">
            <text:p/>
          </table:table-cell>
          <table:table-cell table:formula="of:=IF(ISBLANK([.Q392]); &quot;&quot;; [.P392]*[.Q392])">
            <text:p/>
          </table:table-cell>
          <table:table-cell table:formula="of:=IF(ISNUMBER([.AN392]); [.AN392]*0.0035; &quot;&quot;)">
            <text:p/>
          </table:table-cell>
          <table:table-cell table:formula="of:=IF(ISBLANK([.Q392]); &quot;&quot;; SUM([.$S$3:.S392]))">
            <text:p/>
          </table:table-cell>
          <table:table-cell table:formula="of:=IF(ISBLANK([.R392]); &quot;&quot;; SUM([.$T$3:.T392]))">
            <text:p/>
          </table:table-cell>
          <table:table-cell table:formula="of:=IF(OR(ISBLANK([.J392]); ISBLANK([.R392])); &quot;&quot;;ROUND(([.R392]-[.J392])*60*24))">
            <text:p/>
          </table:table-cell>
          <table:table-cell table:number-columns-repeated="20"/>
        </table:table-row>
        <table:table-row table:style-name="ro2">
          <table:table-cell office:value-type="float" office:value="391" calcext:value-type="float">
            <text:p>39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93]=&quot;Long&quot; ; [.L393]-[Overview.$C$4]/[.K393]  ;  IF([.G393]=&quot;Short&quot;; [.L393]+[Overview.$C$4]/[.K393]; &quot;&quot;) ); &quot;&quot;)">
            <text:p/>
          </table:table-cell>
          <table:table-cell table:formula="of:=IFERROR(ABS([.M393]-[.L393])*[.K393]; &quot;&quot;)">
            <text:p/>
          </table:table-cell>
          <table:table-cell table:style-name="ce312" table:formula="of:=IFERROR(  IF([.G393]=&quot;Long&quot;;  [.L393]+[Overview.$C$4]/[.K393]  *  [Overview.$C$6]  ;  IF([.G393]=&quot;Short&quot;   ;  [.L393]-[Overview.$C$4]/[.K393]  * [Overview.$C$6]  ; &quot;&quot;  )  )   ; &quot;&quot;)">
            <text:p/>
          </table:table-cell>
          <table:table-cell table:number-columns-repeated="3"/>
          <table:table-cell table:style-name="ce182" table:formula="of:=IFERROR([.T393]/[.N393]; &quot;&quot;)">
            <text:p/>
          </table:table-cell>
          <table:table-cell table:style-name="ce203" table:formula="of:=IFERROR(   IF( AND( [.G393]=&quot;Long&quot;;   [.P393]=[.K393])  ;  [.K393]*([.Q393]-[.L393])  ;    IF(  AND(  [.G393]=&quot;Short&quot;  ;   [.P393]=[.K393]   )   ;   [.K393]*([.L393]-[.Q393])   ;  &quot;&quot;)) ; &quot;&quot;)">
            <text:p/>
          </table:table-cell>
          <table:table-cell table:style-name="ce215" table:formula="of:=IF(ISNUMBER([.T393]); IF([.T393]&gt;=0; &quot;Win&quot;; &quot;Loss&quot;); &quot;&quot;)">
            <text:p/>
          </table:table-cell>
          <table:table-cell table:style-name="ce220" table:formula="of:=IF(ISNUMBER([.T393]); ROUND(([.R393]-[.J393])*60*24); &quot;&quot;)">
            <text:p/>
          </table:table-cell>
          <table:table-cell table:content-validation-name="val8"/>
          <table:table-cell table:number-columns-repeated="2"/>
          <table:table-cell table:style-name="ce239"/>
          <table:table-cell table:style-name="ce243" table:formula="of:=IFERROR(IF(ISBLANK([.Z393]); &quot;&quot;; IF([.$G393]=&quot;Long&quot;; ([.Z393]-[.$L393])*[.$K393]/[.$N393]; ([.$L393]-[.Z393])*[.$K393]/[.$N393])-[.$S393]); &quot;&quot;)">
            <text:p/>
          </table:table-cell>
          <table:table-cell/>
          <table:table-cell table:style-name="ce243" table:formula="of:=IFERROR(IF(ISBLANK([.AB393]); &quot;&quot;; IF([.$G393]=&quot;Long&quot;; ([.AB393]-[.$L393])*[.$K393]/[.$N393]; ([.$L393]-[.AB393])*[.$K393]/[.$N393])-[.$S393]); &quot;&quot;)">
            <text:p/>
          </table:table-cell>
          <table:table-cell/>
          <table:table-cell table:style-name="ce243" table:formula="of:=IFERROR(IF(ISBLANK([.AD393]); &quot;&quot;; IF([.$G393]=&quot;Long&quot;; ([.AD393]-[.$L393])*[.$K393]/[.$N393]; ([.$L393]-[.AD393])*[.$K393]/[.$N393])-[.$S393]); &quot;&quot;)">
            <text:p/>
          </table:table-cell>
          <table:table-cell table:number-columns-repeated="2"/>
          <table:table-cell table:formula="of:=IF(ISBLANK([.B393]); &quot;&quot;; DAY([.B393]))">
            <text:p/>
          </table:table-cell>
          <table:table-cell table:formula="of:=IF(ISBLANK([.B393]); &quot;&quot;; WEEKDAY([.B393]))">
            <text:p/>
          </table:table-cell>
          <table:table-cell table:formula="of:=IF(ISBLANK([.B393]); &quot;&quot;; WEEKNUM([.B393]))">
            <text:p/>
          </table:table-cell>
          <table:table-cell table:formula="of:=IF(ISBLANK([.B393]); &quot;&quot;; MONTH([.B393]))">
            <text:p/>
          </table:table-cell>
          <table:table-cell table:formula="of:=IF(ISBLANK([.L393]); &quot;&quot;; [.K393]*[.L393])">
            <text:p/>
          </table:table-cell>
          <table:table-cell table:formula="of:=IF(ISNUMBER([.AL393]); [.AL393]*0.0035; &quot;&quot;)">
            <text:p/>
          </table:table-cell>
          <table:table-cell table:formula="of:=IF(ISBLANK([.Q393]); &quot;&quot;; [.P393]*[.Q393])">
            <text:p/>
          </table:table-cell>
          <table:table-cell table:formula="of:=IF(ISNUMBER([.AN393]); [.AN393]*0.0035; &quot;&quot;)">
            <text:p/>
          </table:table-cell>
          <table:table-cell table:formula="of:=IF(ISBLANK([.Q393]); &quot;&quot;; SUM([.$S$3:.S393]))">
            <text:p/>
          </table:table-cell>
          <table:table-cell table:formula="of:=IF(ISBLANK([.R393]); &quot;&quot;; SUM([.$T$3:.T393]))">
            <text:p/>
          </table:table-cell>
          <table:table-cell table:formula="of:=IF(OR(ISBLANK([.J393]); ISBLANK([.R393])); &quot;&quot;;ROUND(([.R393]-[.J393])*60*24))">
            <text:p/>
          </table:table-cell>
          <table:table-cell table:number-columns-repeated="20"/>
        </table:table-row>
        <table:table-row table:style-name="ro2">
          <table:table-cell office:value-type="float" office:value="392" calcext:value-type="float">
            <text:p>39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94]=&quot;Long&quot; ; [.L394]-[Overview.$C$4]/[.K394]  ;  IF([.G394]=&quot;Short&quot;; [.L394]+[Overview.$C$4]/[.K394]; &quot;&quot;) ); &quot;&quot;)">
            <text:p/>
          </table:table-cell>
          <table:table-cell table:formula="of:=IFERROR(ABS([.M394]-[.L394])*[.K394]; &quot;&quot;)">
            <text:p/>
          </table:table-cell>
          <table:table-cell table:style-name="ce312" table:formula="of:=IFERROR(  IF([.G394]=&quot;Long&quot;;  [.L394]+[Overview.$C$4]/[.K394]  *  [Overview.$C$6]  ;  IF([.G394]=&quot;Short&quot;   ;  [.L394]-[Overview.$C$4]/[.K394]  * [Overview.$C$6]  ; &quot;&quot;  )  )   ; &quot;&quot;)">
            <text:p/>
          </table:table-cell>
          <table:table-cell table:number-columns-repeated="3"/>
          <table:table-cell table:style-name="ce182" table:formula="of:=IFERROR([.T394]/[.N394]; &quot;&quot;)">
            <text:p/>
          </table:table-cell>
          <table:table-cell table:style-name="ce203" table:formula="of:=IFERROR(   IF( AND( [.G394]=&quot;Long&quot;;   [.P394]=[.K394])  ;  [.K394]*([.Q394]-[.L394])  ;    IF(  AND(  [.G394]=&quot;Short&quot;  ;   [.P394]=[.K394]   )   ;   [.K394]*([.L394]-[.Q394])   ;  &quot;&quot;)) ; &quot;&quot;)">
            <text:p/>
          </table:table-cell>
          <table:table-cell table:style-name="ce215" table:formula="of:=IF(ISNUMBER([.T394]); IF([.T394]&gt;=0; &quot;Win&quot;; &quot;Loss&quot;); &quot;&quot;)">
            <text:p/>
          </table:table-cell>
          <table:table-cell table:style-name="ce220" table:formula="of:=IF(ISNUMBER([.T394]); ROUND(([.R394]-[.J394])*60*24); &quot;&quot;)">
            <text:p/>
          </table:table-cell>
          <table:table-cell table:content-validation-name="val8"/>
          <table:table-cell table:number-columns-repeated="2"/>
          <table:table-cell table:style-name="ce239"/>
          <table:table-cell table:style-name="ce243" table:formula="of:=IFERROR(IF(ISBLANK([.Z394]); &quot;&quot;; IF([.$G394]=&quot;Long&quot;; ([.Z394]-[.$L394])*[.$K394]/[.$N394]; ([.$L394]-[.Z394])*[.$K394]/[.$N394])-[.$S394]); &quot;&quot;)">
            <text:p/>
          </table:table-cell>
          <table:table-cell/>
          <table:table-cell table:style-name="ce243" table:formula="of:=IFERROR(IF(ISBLANK([.AB394]); &quot;&quot;; IF([.$G394]=&quot;Long&quot;; ([.AB394]-[.$L394])*[.$K394]/[.$N394]; ([.$L394]-[.AB394])*[.$K394]/[.$N394])-[.$S394]); &quot;&quot;)">
            <text:p/>
          </table:table-cell>
          <table:table-cell/>
          <table:table-cell table:style-name="ce243" table:formula="of:=IFERROR(IF(ISBLANK([.AD394]); &quot;&quot;; IF([.$G394]=&quot;Long&quot;; ([.AD394]-[.$L394])*[.$K394]/[.$N394]; ([.$L394]-[.AD394])*[.$K394]/[.$N394])-[.$S394]); &quot;&quot;)">
            <text:p/>
          </table:table-cell>
          <table:table-cell table:number-columns-repeated="2"/>
          <table:table-cell table:formula="of:=IF(ISBLANK([.B394]); &quot;&quot;; DAY([.B394]))">
            <text:p/>
          </table:table-cell>
          <table:table-cell table:formula="of:=IF(ISBLANK([.B394]); &quot;&quot;; WEEKDAY([.B394]))">
            <text:p/>
          </table:table-cell>
          <table:table-cell table:formula="of:=IF(ISBLANK([.B394]); &quot;&quot;; WEEKNUM([.B394]))">
            <text:p/>
          </table:table-cell>
          <table:table-cell table:formula="of:=IF(ISBLANK([.B394]); &quot;&quot;; MONTH([.B394]))">
            <text:p/>
          </table:table-cell>
          <table:table-cell table:formula="of:=IF(ISBLANK([.L394]); &quot;&quot;; [.K394]*[.L394])">
            <text:p/>
          </table:table-cell>
          <table:table-cell table:formula="of:=IF(ISNUMBER([.AL394]); [.AL394]*0.0035; &quot;&quot;)">
            <text:p/>
          </table:table-cell>
          <table:table-cell table:formula="of:=IF(ISBLANK([.Q394]); &quot;&quot;; [.P394]*[.Q394])">
            <text:p/>
          </table:table-cell>
          <table:table-cell table:formula="of:=IF(ISNUMBER([.AN394]); [.AN394]*0.0035; &quot;&quot;)">
            <text:p/>
          </table:table-cell>
          <table:table-cell table:formula="of:=IF(ISBLANK([.Q394]); &quot;&quot;; SUM([.$S$3:.S394]))">
            <text:p/>
          </table:table-cell>
          <table:table-cell table:formula="of:=IF(ISBLANK([.R394]); &quot;&quot;; SUM([.$T$3:.T394]))">
            <text:p/>
          </table:table-cell>
          <table:table-cell table:formula="of:=IF(OR(ISBLANK([.J394]); ISBLANK([.R394])); &quot;&quot;;ROUND(([.R394]-[.J394])*60*24))">
            <text:p/>
          </table:table-cell>
          <table:table-cell table:number-columns-repeated="20"/>
        </table:table-row>
        <table:table-row table:style-name="ro2">
          <table:table-cell office:value-type="float" office:value="393" calcext:value-type="float">
            <text:p>39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95]=&quot;Long&quot; ; [.L395]-[Overview.$C$4]/[.K395]  ;  IF([.G395]=&quot;Short&quot;; [.L395]+[Overview.$C$4]/[.K395]; &quot;&quot;) ); &quot;&quot;)">
            <text:p/>
          </table:table-cell>
          <table:table-cell table:formula="of:=IFERROR(ABS([.M395]-[.L395])*[.K395]; &quot;&quot;)">
            <text:p/>
          </table:table-cell>
          <table:table-cell table:style-name="ce312" table:formula="of:=IFERROR(  IF([.G395]=&quot;Long&quot;;  [.L395]+[Overview.$C$4]/[.K395]  *  [Overview.$C$6]  ;  IF([.G395]=&quot;Short&quot;   ;  [.L395]-[Overview.$C$4]/[.K395]  * [Overview.$C$6]  ; &quot;&quot;  )  )   ; &quot;&quot;)">
            <text:p/>
          </table:table-cell>
          <table:table-cell table:number-columns-repeated="3"/>
          <table:table-cell table:style-name="ce182" table:formula="of:=IFERROR([.T395]/[.N395]; &quot;&quot;)">
            <text:p/>
          </table:table-cell>
          <table:table-cell table:style-name="ce203" table:formula="of:=IFERROR(   IF( AND( [.G395]=&quot;Long&quot;;   [.P395]=[.K395])  ;  [.K395]*([.Q395]-[.L395])  ;    IF(  AND(  [.G395]=&quot;Short&quot;  ;   [.P395]=[.K395]   )   ;   [.K395]*([.L395]-[.Q395])   ;  &quot;&quot;)) ; &quot;&quot;)">
            <text:p/>
          </table:table-cell>
          <table:table-cell table:style-name="ce215" table:formula="of:=IF(ISNUMBER([.T395]); IF([.T395]&gt;=0; &quot;Win&quot;; &quot;Loss&quot;); &quot;&quot;)">
            <text:p/>
          </table:table-cell>
          <table:table-cell table:style-name="ce220" table:formula="of:=IF(ISNUMBER([.T395]); ROUND(([.R395]-[.J395])*60*24); &quot;&quot;)">
            <text:p/>
          </table:table-cell>
          <table:table-cell table:content-validation-name="val8"/>
          <table:table-cell table:number-columns-repeated="2"/>
          <table:table-cell table:style-name="ce239"/>
          <table:table-cell table:style-name="ce243" table:formula="of:=IFERROR(IF(ISBLANK([.Z395]); &quot;&quot;; IF([.$G395]=&quot;Long&quot;; ([.Z395]-[.$L395])*[.$K395]/[.$N395]; ([.$L395]-[.Z395])*[.$K395]/[.$N395])-[.$S395]); &quot;&quot;)">
            <text:p/>
          </table:table-cell>
          <table:table-cell/>
          <table:table-cell table:style-name="ce243" table:formula="of:=IFERROR(IF(ISBLANK([.AB395]); &quot;&quot;; IF([.$G395]=&quot;Long&quot;; ([.AB395]-[.$L395])*[.$K395]/[.$N395]; ([.$L395]-[.AB395])*[.$K395]/[.$N395])-[.$S395]); &quot;&quot;)">
            <text:p/>
          </table:table-cell>
          <table:table-cell/>
          <table:table-cell table:style-name="ce243" table:formula="of:=IFERROR(IF(ISBLANK([.AD395]); &quot;&quot;; IF([.$G395]=&quot;Long&quot;; ([.AD395]-[.$L395])*[.$K395]/[.$N395]; ([.$L395]-[.AD395])*[.$K395]/[.$N395])-[.$S395]); &quot;&quot;)">
            <text:p/>
          </table:table-cell>
          <table:table-cell table:number-columns-repeated="2"/>
          <table:table-cell table:formula="of:=IF(ISBLANK([.B395]); &quot;&quot;; DAY([.B395]))">
            <text:p/>
          </table:table-cell>
          <table:table-cell table:formula="of:=IF(ISBLANK([.B395]); &quot;&quot;; WEEKDAY([.B395]))">
            <text:p/>
          </table:table-cell>
          <table:table-cell table:formula="of:=IF(ISBLANK([.B395]); &quot;&quot;; WEEKNUM([.B395]))">
            <text:p/>
          </table:table-cell>
          <table:table-cell table:formula="of:=IF(ISBLANK([.B395]); &quot;&quot;; MONTH([.B395]))">
            <text:p/>
          </table:table-cell>
          <table:table-cell table:formula="of:=IF(ISBLANK([.L395]); &quot;&quot;; [.K395]*[.L395])">
            <text:p/>
          </table:table-cell>
          <table:table-cell table:formula="of:=IF(ISNUMBER([.AL395]); [.AL395]*0.0035; &quot;&quot;)">
            <text:p/>
          </table:table-cell>
          <table:table-cell table:formula="of:=IF(ISBLANK([.Q395]); &quot;&quot;; [.P395]*[.Q395])">
            <text:p/>
          </table:table-cell>
          <table:table-cell table:formula="of:=IF(ISNUMBER([.AN395]); [.AN395]*0.0035; &quot;&quot;)">
            <text:p/>
          </table:table-cell>
          <table:table-cell table:formula="of:=IF(ISBLANK([.Q395]); &quot;&quot;; SUM([.$S$3:.S395]))">
            <text:p/>
          </table:table-cell>
          <table:table-cell table:formula="of:=IF(ISBLANK([.R395]); &quot;&quot;; SUM([.$T$3:.T395]))">
            <text:p/>
          </table:table-cell>
          <table:table-cell table:formula="of:=IF(OR(ISBLANK([.J395]); ISBLANK([.R395])); &quot;&quot;;ROUND(([.R395]-[.J395])*60*24))">
            <text:p/>
          </table:table-cell>
          <table:table-cell table:number-columns-repeated="20"/>
        </table:table-row>
        <table:table-row table:style-name="ro2">
          <table:table-cell office:value-type="float" office:value="394" calcext:value-type="float">
            <text:p>39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96]=&quot;Long&quot; ; [.L396]-[Overview.$C$4]/[.K396]  ;  IF([.G396]=&quot;Short&quot;; [.L396]+[Overview.$C$4]/[.K396]; &quot;&quot;) ); &quot;&quot;)">
            <text:p/>
          </table:table-cell>
          <table:table-cell table:formula="of:=IFERROR(ABS([.M396]-[.L396])*[.K396]; &quot;&quot;)">
            <text:p/>
          </table:table-cell>
          <table:table-cell table:style-name="ce312" table:formula="of:=IFERROR(  IF([.G396]=&quot;Long&quot;;  [.L396]+[Overview.$C$4]/[.K396]  *  [Overview.$C$6]  ;  IF([.G396]=&quot;Short&quot;   ;  [.L396]-[Overview.$C$4]/[.K396]  * [Overview.$C$6]  ; &quot;&quot;  )  )   ; &quot;&quot;)">
            <text:p/>
          </table:table-cell>
          <table:table-cell table:number-columns-repeated="3"/>
          <table:table-cell table:style-name="ce182" table:formula="of:=IFERROR([.T396]/[.N396]; &quot;&quot;)">
            <text:p/>
          </table:table-cell>
          <table:table-cell table:style-name="ce203" table:formula="of:=IFERROR(   IF( AND( [.G396]=&quot;Long&quot;;   [.P396]=[.K396])  ;  [.K396]*([.Q396]-[.L396])  ;    IF(  AND(  [.G396]=&quot;Short&quot;  ;   [.P396]=[.K396]   )   ;   [.K396]*([.L396]-[.Q396])   ;  &quot;&quot;)) ; &quot;&quot;)">
            <text:p/>
          </table:table-cell>
          <table:table-cell table:style-name="ce215" table:formula="of:=IF(ISNUMBER([.T396]); IF([.T396]&gt;=0; &quot;Win&quot;; &quot;Loss&quot;); &quot;&quot;)">
            <text:p/>
          </table:table-cell>
          <table:table-cell table:style-name="ce220" table:formula="of:=IF(ISNUMBER([.T396]); ROUND(([.R396]-[.J396])*60*24); &quot;&quot;)">
            <text:p/>
          </table:table-cell>
          <table:table-cell table:content-validation-name="val8"/>
          <table:table-cell table:number-columns-repeated="2"/>
          <table:table-cell table:style-name="ce239"/>
          <table:table-cell table:style-name="ce243" table:formula="of:=IFERROR(IF(ISBLANK([.Z396]); &quot;&quot;; IF([.$G396]=&quot;Long&quot;; ([.Z396]-[.$L396])*[.$K396]/[.$N396]; ([.$L396]-[.Z396])*[.$K396]/[.$N396])-[.$S396]); &quot;&quot;)">
            <text:p/>
          </table:table-cell>
          <table:table-cell/>
          <table:table-cell table:style-name="ce243" table:formula="of:=IFERROR(IF(ISBLANK([.AB396]); &quot;&quot;; IF([.$G396]=&quot;Long&quot;; ([.AB396]-[.$L396])*[.$K396]/[.$N396]; ([.$L396]-[.AB396])*[.$K396]/[.$N396])-[.$S396]); &quot;&quot;)">
            <text:p/>
          </table:table-cell>
          <table:table-cell/>
          <table:table-cell table:style-name="ce243" table:formula="of:=IFERROR(IF(ISBLANK([.AD396]); &quot;&quot;; IF([.$G396]=&quot;Long&quot;; ([.AD396]-[.$L396])*[.$K396]/[.$N396]; ([.$L396]-[.AD396])*[.$K396]/[.$N396])-[.$S396]); &quot;&quot;)">
            <text:p/>
          </table:table-cell>
          <table:table-cell table:number-columns-repeated="2"/>
          <table:table-cell table:formula="of:=IF(ISBLANK([.B396]); &quot;&quot;; DAY([.B396]))">
            <text:p/>
          </table:table-cell>
          <table:table-cell table:formula="of:=IF(ISBLANK([.B396]); &quot;&quot;; WEEKDAY([.B396]))">
            <text:p/>
          </table:table-cell>
          <table:table-cell table:formula="of:=IF(ISBLANK([.B396]); &quot;&quot;; WEEKNUM([.B396]))">
            <text:p/>
          </table:table-cell>
          <table:table-cell table:formula="of:=IF(ISBLANK([.B396]); &quot;&quot;; MONTH([.B396]))">
            <text:p/>
          </table:table-cell>
          <table:table-cell table:formula="of:=IF(ISBLANK([.L396]); &quot;&quot;; [.K396]*[.L396])">
            <text:p/>
          </table:table-cell>
          <table:table-cell table:formula="of:=IF(ISNUMBER([.AL396]); [.AL396]*0.0035; &quot;&quot;)">
            <text:p/>
          </table:table-cell>
          <table:table-cell table:formula="of:=IF(ISBLANK([.Q396]); &quot;&quot;; [.P396]*[.Q396])">
            <text:p/>
          </table:table-cell>
          <table:table-cell table:formula="of:=IF(ISNUMBER([.AN396]); [.AN396]*0.0035; &quot;&quot;)">
            <text:p/>
          </table:table-cell>
          <table:table-cell table:formula="of:=IF(ISBLANK([.Q396]); &quot;&quot;; SUM([.$S$3:.S396]))">
            <text:p/>
          </table:table-cell>
          <table:table-cell table:formula="of:=IF(ISBLANK([.R396]); &quot;&quot;; SUM([.$T$3:.T396]))">
            <text:p/>
          </table:table-cell>
          <table:table-cell table:formula="of:=IF(OR(ISBLANK([.J396]); ISBLANK([.R396])); &quot;&quot;;ROUND(([.R396]-[.J396])*60*24))">
            <text:p/>
          </table:table-cell>
          <table:table-cell table:number-columns-repeated="20"/>
        </table:table-row>
        <table:table-row table:style-name="ro2">
          <table:table-cell office:value-type="float" office:value="395" calcext:value-type="float">
            <text:p>39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97]=&quot;Long&quot; ; [.L397]-[Overview.$C$4]/[.K397]  ;  IF([.G397]=&quot;Short&quot;; [.L397]+[Overview.$C$4]/[.K397]; &quot;&quot;) ); &quot;&quot;)">
            <text:p/>
          </table:table-cell>
          <table:table-cell table:formula="of:=IFERROR(ABS([.M397]-[.L397])*[.K397]; &quot;&quot;)">
            <text:p/>
          </table:table-cell>
          <table:table-cell table:style-name="ce312" table:formula="of:=IFERROR(  IF([.G397]=&quot;Long&quot;;  [.L397]+[Overview.$C$4]/[.K397]  *  [Overview.$C$6]  ;  IF([.G397]=&quot;Short&quot;   ;  [.L397]-[Overview.$C$4]/[.K397]  * [Overview.$C$6]  ; &quot;&quot;  )  )   ; &quot;&quot;)">
            <text:p/>
          </table:table-cell>
          <table:table-cell table:number-columns-repeated="3"/>
          <table:table-cell table:style-name="ce182" table:formula="of:=IFERROR([.T397]/[.N397]; &quot;&quot;)">
            <text:p/>
          </table:table-cell>
          <table:table-cell table:style-name="ce203" table:formula="of:=IFERROR(   IF( AND( [.G397]=&quot;Long&quot;;   [.P397]=[.K397])  ;  [.K397]*([.Q397]-[.L397])  ;    IF(  AND(  [.G397]=&quot;Short&quot;  ;   [.P397]=[.K397]   )   ;   [.K397]*([.L397]-[.Q397])   ;  &quot;&quot;)) ; &quot;&quot;)">
            <text:p/>
          </table:table-cell>
          <table:table-cell table:style-name="ce215" table:formula="of:=IF(ISNUMBER([.T397]); IF([.T397]&gt;=0; &quot;Win&quot;; &quot;Loss&quot;); &quot;&quot;)">
            <text:p/>
          </table:table-cell>
          <table:table-cell table:style-name="ce220" table:formula="of:=IF(ISNUMBER([.T397]); ROUND(([.R397]-[.J397])*60*24); &quot;&quot;)">
            <text:p/>
          </table:table-cell>
          <table:table-cell table:content-validation-name="val8"/>
          <table:table-cell table:number-columns-repeated="2"/>
          <table:table-cell table:style-name="ce239"/>
          <table:table-cell table:style-name="ce243" table:formula="of:=IFERROR(IF(ISBLANK([.Z397]); &quot;&quot;; IF([.$G397]=&quot;Long&quot;; ([.Z397]-[.$L397])*[.$K397]/[.$N397]; ([.$L397]-[.Z397])*[.$K397]/[.$N397])-[.$S397]); &quot;&quot;)">
            <text:p/>
          </table:table-cell>
          <table:table-cell/>
          <table:table-cell table:style-name="ce243" table:formula="of:=IFERROR(IF(ISBLANK([.AB397]); &quot;&quot;; IF([.$G397]=&quot;Long&quot;; ([.AB397]-[.$L397])*[.$K397]/[.$N397]; ([.$L397]-[.AB397])*[.$K397]/[.$N397])-[.$S397]); &quot;&quot;)">
            <text:p/>
          </table:table-cell>
          <table:table-cell/>
          <table:table-cell table:style-name="ce243" table:formula="of:=IFERROR(IF(ISBLANK([.AD397]); &quot;&quot;; IF([.$G397]=&quot;Long&quot;; ([.AD397]-[.$L397])*[.$K397]/[.$N397]; ([.$L397]-[.AD397])*[.$K397]/[.$N397])-[.$S397]); &quot;&quot;)">
            <text:p/>
          </table:table-cell>
          <table:table-cell table:number-columns-repeated="2"/>
          <table:table-cell table:formula="of:=IF(ISBLANK([.B397]); &quot;&quot;; DAY([.B397]))">
            <text:p/>
          </table:table-cell>
          <table:table-cell table:formula="of:=IF(ISBLANK([.B397]); &quot;&quot;; WEEKDAY([.B397]))">
            <text:p/>
          </table:table-cell>
          <table:table-cell table:formula="of:=IF(ISBLANK([.B397]); &quot;&quot;; WEEKNUM([.B397]))">
            <text:p/>
          </table:table-cell>
          <table:table-cell table:formula="of:=IF(ISBLANK([.B397]); &quot;&quot;; MONTH([.B397]))">
            <text:p/>
          </table:table-cell>
          <table:table-cell table:formula="of:=IF(ISBLANK([.L397]); &quot;&quot;; [.K397]*[.L397])">
            <text:p/>
          </table:table-cell>
          <table:table-cell table:formula="of:=IF(ISNUMBER([.AL397]); [.AL397]*0.0035; &quot;&quot;)">
            <text:p/>
          </table:table-cell>
          <table:table-cell table:formula="of:=IF(ISBLANK([.Q397]); &quot;&quot;; [.P397]*[.Q397])">
            <text:p/>
          </table:table-cell>
          <table:table-cell table:formula="of:=IF(ISNUMBER([.AN397]); [.AN397]*0.0035; &quot;&quot;)">
            <text:p/>
          </table:table-cell>
          <table:table-cell table:formula="of:=IF(ISBLANK([.Q397]); &quot;&quot;; SUM([.$S$3:.S397]))">
            <text:p/>
          </table:table-cell>
          <table:table-cell table:formula="of:=IF(ISBLANK([.R397]); &quot;&quot;; SUM([.$T$3:.T397]))">
            <text:p/>
          </table:table-cell>
          <table:table-cell table:formula="of:=IF(OR(ISBLANK([.J397]); ISBLANK([.R397])); &quot;&quot;;ROUND(([.R397]-[.J397])*60*24))">
            <text:p/>
          </table:table-cell>
          <table:table-cell table:number-columns-repeated="20"/>
        </table:table-row>
        <table:table-row table:style-name="ro2">
          <table:table-cell office:value-type="float" office:value="396" calcext:value-type="float">
            <text:p>39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98]=&quot;Long&quot; ; [.L398]-[Overview.$C$4]/[.K398]  ;  IF([.G398]=&quot;Short&quot;; [.L398]+[Overview.$C$4]/[.K398]; &quot;&quot;) ); &quot;&quot;)">
            <text:p/>
          </table:table-cell>
          <table:table-cell table:formula="of:=IFERROR(ABS([.M398]-[.L398])*[.K398]; &quot;&quot;)">
            <text:p/>
          </table:table-cell>
          <table:table-cell table:style-name="ce312" table:formula="of:=IFERROR(  IF([.G398]=&quot;Long&quot;;  [.L398]+[Overview.$C$4]/[.K398]  *  [Overview.$C$6]  ;  IF([.G398]=&quot;Short&quot;   ;  [.L398]-[Overview.$C$4]/[.K398]  * [Overview.$C$6]  ; &quot;&quot;  )  )   ; &quot;&quot;)">
            <text:p/>
          </table:table-cell>
          <table:table-cell table:number-columns-repeated="3"/>
          <table:table-cell table:style-name="ce182" table:formula="of:=IFERROR([.T398]/[.N398]; &quot;&quot;)">
            <text:p/>
          </table:table-cell>
          <table:table-cell table:style-name="ce203" table:formula="of:=IFERROR(   IF( AND( [.G398]=&quot;Long&quot;;   [.P398]=[.K398])  ;  [.K398]*([.Q398]-[.L398])  ;    IF(  AND(  [.G398]=&quot;Short&quot;  ;   [.P398]=[.K398]   )   ;   [.K398]*([.L398]-[.Q398])   ;  &quot;&quot;)) ; &quot;&quot;)">
            <text:p/>
          </table:table-cell>
          <table:table-cell table:style-name="ce215" table:formula="of:=IF(ISNUMBER([.T398]); IF([.T398]&gt;=0; &quot;Win&quot;; &quot;Loss&quot;); &quot;&quot;)">
            <text:p/>
          </table:table-cell>
          <table:table-cell table:style-name="ce220" table:formula="of:=IF(ISNUMBER([.T398]); ROUND(([.R398]-[.J398])*60*24); &quot;&quot;)">
            <text:p/>
          </table:table-cell>
          <table:table-cell table:content-validation-name="val8"/>
          <table:table-cell table:number-columns-repeated="2"/>
          <table:table-cell table:style-name="ce239"/>
          <table:table-cell table:style-name="ce243" table:formula="of:=IFERROR(IF(ISBLANK([.Z398]); &quot;&quot;; IF([.$G398]=&quot;Long&quot;; ([.Z398]-[.$L398])*[.$K398]/[.$N398]; ([.$L398]-[.Z398])*[.$K398]/[.$N398])-[.$S398]); &quot;&quot;)">
            <text:p/>
          </table:table-cell>
          <table:table-cell/>
          <table:table-cell table:style-name="ce243" table:formula="of:=IFERROR(IF(ISBLANK([.AB398]); &quot;&quot;; IF([.$G398]=&quot;Long&quot;; ([.AB398]-[.$L398])*[.$K398]/[.$N398]; ([.$L398]-[.AB398])*[.$K398]/[.$N398])-[.$S398]); &quot;&quot;)">
            <text:p/>
          </table:table-cell>
          <table:table-cell/>
          <table:table-cell table:style-name="ce243" table:formula="of:=IFERROR(IF(ISBLANK([.AD398]); &quot;&quot;; IF([.$G398]=&quot;Long&quot;; ([.AD398]-[.$L398])*[.$K398]/[.$N398]; ([.$L398]-[.AD398])*[.$K398]/[.$N398])-[.$S398]); &quot;&quot;)">
            <text:p/>
          </table:table-cell>
          <table:table-cell table:number-columns-repeated="2"/>
          <table:table-cell table:formula="of:=IF(ISBLANK([.B398]); &quot;&quot;; DAY([.B398]))">
            <text:p/>
          </table:table-cell>
          <table:table-cell table:formula="of:=IF(ISBLANK([.B398]); &quot;&quot;; WEEKDAY([.B398]))">
            <text:p/>
          </table:table-cell>
          <table:table-cell table:formula="of:=IF(ISBLANK([.B398]); &quot;&quot;; WEEKNUM([.B398]))">
            <text:p/>
          </table:table-cell>
          <table:table-cell table:formula="of:=IF(ISBLANK([.B398]); &quot;&quot;; MONTH([.B398]))">
            <text:p/>
          </table:table-cell>
          <table:table-cell table:formula="of:=IF(ISBLANK([.L398]); &quot;&quot;; [.K398]*[.L398])">
            <text:p/>
          </table:table-cell>
          <table:table-cell table:formula="of:=IF(ISNUMBER([.AL398]); [.AL398]*0.0035; &quot;&quot;)">
            <text:p/>
          </table:table-cell>
          <table:table-cell table:formula="of:=IF(ISBLANK([.Q398]); &quot;&quot;; [.P398]*[.Q398])">
            <text:p/>
          </table:table-cell>
          <table:table-cell table:formula="of:=IF(ISNUMBER([.AN398]); [.AN398]*0.0035; &quot;&quot;)">
            <text:p/>
          </table:table-cell>
          <table:table-cell table:formula="of:=IF(ISBLANK([.Q398]); &quot;&quot;; SUM([.$S$3:.S398]))">
            <text:p/>
          </table:table-cell>
          <table:table-cell table:formula="of:=IF(ISBLANK([.R398]); &quot;&quot;; SUM([.$T$3:.T398]))">
            <text:p/>
          </table:table-cell>
          <table:table-cell table:formula="of:=IF(OR(ISBLANK([.J398]); ISBLANK([.R398])); &quot;&quot;;ROUND(([.R398]-[.J398])*60*24))">
            <text:p/>
          </table:table-cell>
          <table:table-cell table:number-columns-repeated="20"/>
        </table:table-row>
        <table:table-row table:style-name="ro2">
          <table:table-cell office:value-type="float" office:value="397" calcext:value-type="float">
            <text:p>39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399]=&quot;Long&quot; ; [.L399]-[Overview.$C$4]/[.K399]  ;  IF([.G399]=&quot;Short&quot;; [.L399]+[Overview.$C$4]/[.K399]; &quot;&quot;) ); &quot;&quot;)">
            <text:p/>
          </table:table-cell>
          <table:table-cell table:formula="of:=IFERROR(ABS([.M399]-[.L399])*[.K399]; &quot;&quot;)">
            <text:p/>
          </table:table-cell>
          <table:table-cell table:style-name="ce312" table:formula="of:=IFERROR(  IF([.G399]=&quot;Long&quot;;  [.L399]+[Overview.$C$4]/[.K399]  *  [Overview.$C$6]  ;  IF([.G399]=&quot;Short&quot;   ;  [.L399]-[Overview.$C$4]/[.K399]  * [Overview.$C$6]  ; &quot;&quot;  )  )   ; &quot;&quot;)">
            <text:p/>
          </table:table-cell>
          <table:table-cell table:number-columns-repeated="3"/>
          <table:table-cell table:style-name="ce182" table:formula="of:=IFERROR([.T399]/[.N399]; &quot;&quot;)">
            <text:p/>
          </table:table-cell>
          <table:table-cell table:style-name="ce203" table:formula="of:=IFERROR(   IF( AND( [.G399]=&quot;Long&quot;;   [.P399]=[.K399])  ;  [.K399]*([.Q399]-[.L399])  ;    IF(  AND(  [.G399]=&quot;Short&quot;  ;   [.P399]=[.K399]   )   ;   [.K399]*([.L399]-[.Q399])   ;  &quot;&quot;)) ; &quot;&quot;)">
            <text:p/>
          </table:table-cell>
          <table:table-cell table:style-name="ce215" table:formula="of:=IF(ISNUMBER([.T399]); IF([.T399]&gt;=0; &quot;Win&quot;; &quot;Loss&quot;); &quot;&quot;)">
            <text:p/>
          </table:table-cell>
          <table:table-cell table:style-name="ce220" table:formula="of:=IF(ISNUMBER([.T399]); ROUND(([.R399]-[.J399])*60*24); &quot;&quot;)">
            <text:p/>
          </table:table-cell>
          <table:table-cell table:content-validation-name="val8"/>
          <table:table-cell table:number-columns-repeated="2"/>
          <table:table-cell table:style-name="ce239"/>
          <table:table-cell table:style-name="ce243" table:formula="of:=IFERROR(IF(ISBLANK([.Z399]); &quot;&quot;; IF([.$G399]=&quot;Long&quot;; ([.Z399]-[.$L399])*[.$K399]/[.$N399]; ([.$L399]-[.Z399])*[.$K399]/[.$N399])-[.$S399]); &quot;&quot;)">
            <text:p/>
          </table:table-cell>
          <table:table-cell/>
          <table:table-cell table:style-name="ce243" table:formula="of:=IFERROR(IF(ISBLANK([.AB399]); &quot;&quot;; IF([.$G399]=&quot;Long&quot;; ([.AB399]-[.$L399])*[.$K399]/[.$N399]; ([.$L399]-[.AB399])*[.$K399]/[.$N399])-[.$S399]); &quot;&quot;)">
            <text:p/>
          </table:table-cell>
          <table:table-cell/>
          <table:table-cell table:style-name="ce243" table:formula="of:=IFERROR(IF(ISBLANK([.AD399]); &quot;&quot;; IF([.$G399]=&quot;Long&quot;; ([.AD399]-[.$L399])*[.$K399]/[.$N399]; ([.$L399]-[.AD399])*[.$K399]/[.$N399])-[.$S399]); &quot;&quot;)">
            <text:p/>
          </table:table-cell>
          <table:table-cell table:number-columns-repeated="2"/>
          <table:table-cell table:formula="of:=IF(ISBLANK([.B399]); &quot;&quot;; DAY([.B399]))">
            <text:p/>
          </table:table-cell>
          <table:table-cell table:formula="of:=IF(ISBLANK([.B399]); &quot;&quot;; WEEKDAY([.B399]))">
            <text:p/>
          </table:table-cell>
          <table:table-cell table:formula="of:=IF(ISBLANK([.B399]); &quot;&quot;; WEEKNUM([.B399]))">
            <text:p/>
          </table:table-cell>
          <table:table-cell table:formula="of:=IF(ISBLANK([.B399]); &quot;&quot;; MONTH([.B399]))">
            <text:p/>
          </table:table-cell>
          <table:table-cell table:formula="of:=IF(ISBLANK([.L399]); &quot;&quot;; [.K399]*[.L399])">
            <text:p/>
          </table:table-cell>
          <table:table-cell table:formula="of:=IF(ISNUMBER([.AL399]); [.AL399]*0.0035; &quot;&quot;)">
            <text:p/>
          </table:table-cell>
          <table:table-cell table:formula="of:=IF(ISBLANK([.Q399]); &quot;&quot;; [.P399]*[.Q399])">
            <text:p/>
          </table:table-cell>
          <table:table-cell table:formula="of:=IF(ISNUMBER([.AN399]); [.AN399]*0.0035; &quot;&quot;)">
            <text:p/>
          </table:table-cell>
          <table:table-cell table:formula="of:=IF(ISBLANK([.Q399]); &quot;&quot;; SUM([.$S$3:.S399]))">
            <text:p/>
          </table:table-cell>
          <table:table-cell table:formula="of:=IF(ISBLANK([.R399]); &quot;&quot;; SUM([.$T$3:.T399]))">
            <text:p/>
          </table:table-cell>
          <table:table-cell table:formula="of:=IF(OR(ISBLANK([.J399]); ISBLANK([.R399])); &quot;&quot;;ROUND(([.R399]-[.J399])*60*24))">
            <text:p/>
          </table:table-cell>
          <table:table-cell table:number-columns-repeated="20"/>
        </table:table-row>
        <table:table-row table:style-name="ro2">
          <table:table-cell office:value-type="float" office:value="398" calcext:value-type="float">
            <text:p>39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00]=&quot;Long&quot; ; [.L400]-[Overview.$C$4]/[.K400]  ;  IF([.G400]=&quot;Short&quot;; [.L400]+[Overview.$C$4]/[.K400]; &quot;&quot;) ); &quot;&quot;)">
            <text:p/>
          </table:table-cell>
          <table:table-cell table:formula="of:=IFERROR(ABS([.M400]-[.L400])*[.K400]; &quot;&quot;)">
            <text:p/>
          </table:table-cell>
          <table:table-cell table:style-name="ce312" table:formula="of:=IFERROR(  IF([.G400]=&quot;Long&quot;;  [.L400]+[Overview.$C$4]/[.K400]  *  [Overview.$C$6]  ;  IF([.G400]=&quot;Short&quot;   ;  [.L400]-[Overview.$C$4]/[.K400]  * [Overview.$C$6]  ; &quot;&quot;  )  )   ; &quot;&quot;)">
            <text:p/>
          </table:table-cell>
          <table:table-cell table:number-columns-repeated="3"/>
          <table:table-cell table:style-name="ce182" table:formula="of:=IFERROR([.T400]/[.N400]; &quot;&quot;)">
            <text:p/>
          </table:table-cell>
          <table:table-cell table:style-name="ce203" table:formula="of:=IFERROR(   IF( AND( [.G400]=&quot;Long&quot;;   [.P400]=[.K400])  ;  [.K400]*([.Q400]-[.L400])  ;    IF(  AND(  [.G400]=&quot;Short&quot;  ;   [.P400]=[.K400]   )   ;   [.K400]*([.L400]-[.Q400])   ;  &quot;&quot;)) ; &quot;&quot;)">
            <text:p/>
          </table:table-cell>
          <table:table-cell table:style-name="ce215" table:formula="of:=IF(ISNUMBER([.T400]); IF([.T400]&gt;=0; &quot;Win&quot;; &quot;Loss&quot;); &quot;&quot;)">
            <text:p/>
          </table:table-cell>
          <table:table-cell table:style-name="ce220" table:formula="of:=IF(ISNUMBER([.T400]); ROUND(([.R400]-[.J400])*60*24); &quot;&quot;)">
            <text:p/>
          </table:table-cell>
          <table:table-cell table:content-validation-name="val8"/>
          <table:table-cell table:number-columns-repeated="2"/>
          <table:table-cell table:style-name="ce239"/>
          <table:table-cell table:style-name="ce243" table:formula="of:=IFERROR(IF(ISBLANK([.Z400]); &quot;&quot;; IF([.$G400]=&quot;Long&quot;; ([.Z400]-[.$L400])*[.$K400]/[.$N400]; ([.$L400]-[.Z400])*[.$K400]/[.$N400])-[.$S400]); &quot;&quot;)">
            <text:p/>
          </table:table-cell>
          <table:table-cell/>
          <table:table-cell table:style-name="ce243" table:formula="of:=IFERROR(IF(ISBLANK([.AB400]); &quot;&quot;; IF([.$G400]=&quot;Long&quot;; ([.AB400]-[.$L400])*[.$K400]/[.$N400]; ([.$L400]-[.AB400])*[.$K400]/[.$N400])-[.$S400]); &quot;&quot;)">
            <text:p/>
          </table:table-cell>
          <table:table-cell/>
          <table:table-cell table:style-name="ce243" table:formula="of:=IFERROR(IF(ISBLANK([.AD400]); &quot;&quot;; IF([.$G400]=&quot;Long&quot;; ([.AD400]-[.$L400])*[.$K400]/[.$N400]; ([.$L400]-[.AD400])*[.$K400]/[.$N400])-[.$S400]); &quot;&quot;)">
            <text:p/>
          </table:table-cell>
          <table:table-cell table:number-columns-repeated="2"/>
          <table:table-cell table:formula="of:=IF(ISBLANK([.B400]); &quot;&quot;; DAY([.B400]))">
            <text:p/>
          </table:table-cell>
          <table:table-cell table:formula="of:=IF(ISBLANK([.B400]); &quot;&quot;; WEEKDAY([.B400]))">
            <text:p/>
          </table:table-cell>
          <table:table-cell table:formula="of:=IF(ISBLANK([.B400]); &quot;&quot;; WEEKNUM([.B400]))">
            <text:p/>
          </table:table-cell>
          <table:table-cell table:formula="of:=IF(ISBLANK([.B400]); &quot;&quot;; MONTH([.B400]))">
            <text:p/>
          </table:table-cell>
          <table:table-cell table:formula="of:=IF(ISBLANK([.L400]); &quot;&quot;; [.K400]*[.L400])">
            <text:p/>
          </table:table-cell>
          <table:table-cell table:formula="of:=IF(ISNUMBER([.AL400]); [.AL400]*0.0035; &quot;&quot;)">
            <text:p/>
          </table:table-cell>
          <table:table-cell table:formula="of:=IF(ISBLANK([.Q400]); &quot;&quot;; [.P400]*[.Q400])">
            <text:p/>
          </table:table-cell>
          <table:table-cell table:formula="of:=IF(ISNUMBER([.AN400]); [.AN400]*0.0035; &quot;&quot;)">
            <text:p/>
          </table:table-cell>
          <table:table-cell table:formula="of:=IF(ISBLANK([.Q400]); &quot;&quot;; SUM([.$S$3:.S400]))">
            <text:p/>
          </table:table-cell>
          <table:table-cell table:formula="of:=IF(ISBLANK([.R400]); &quot;&quot;; SUM([.$T$3:.T400]))">
            <text:p/>
          </table:table-cell>
          <table:table-cell table:formula="of:=IF(OR(ISBLANK([.J400]); ISBLANK([.R400])); &quot;&quot;;ROUND(([.R400]-[.J400])*60*24))">
            <text:p/>
          </table:table-cell>
          <table:table-cell table:number-columns-repeated="20"/>
        </table:table-row>
        <table:table-row table:style-name="ro2">
          <table:table-cell office:value-type="float" office:value="399" calcext:value-type="float">
            <text:p>39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01]=&quot;Long&quot; ; [.L401]-[Overview.$C$4]/[.K401]  ;  IF([.G401]=&quot;Short&quot;; [.L401]+[Overview.$C$4]/[.K401]; &quot;&quot;) ); &quot;&quot;)">
            <text:p/>
          </table:table-cell>
          <table:table-cell table:formula="of:=IFERROR(ABS([.M401]-[.L401])*[.K401]; &quot;&quot;)">
            <text:p/>
          </table:table-cell>
          <table:table-cell table:style-name="ce312" table:formula="of:=IFERROR(  IF([.G401]=&quot;Long&quot;;  [.L401]+[Overview.$C$4]/[.K401]  *  [Overview.$C$6]  ;  IF([.G401]=&quot;Short&quot;   ;  [.L401]-[Overview.$C$4]/[.K401]  * [Overview.$C$6]  ; &quot;&quot;  )  )   ; &quot;&quot;)">
            <text:p/>
          </table:table-cell>
          <table:table-cell table:number-columns-repeated="3"/>
          <table:table-cell table:style-name="ce182" table:formula="of:=IFERROR([.T401]/[.N401]; &quot;&quot;)">
            <text:p/>
          </table:table-cell>
          <table:table-cell table:style-name="ce203" table:formula="of:=IFERROR(   IF( AND( [.G401]=&quot;Long&quot;;   [.P401]=[.K401])  ;  [.K401]*([.Q401]-[.L401])  ;    IF(  AND(  [.G401]=&quot;Short&quot;  ;   [.P401]=[.K401]   )   ;   [.K401]*([.L401]-[.Q401])   ;  &quot;&quot;)) ; &quot;&quot;)">
            <text:p/>
          </table:table-cell>
          <table:table-cell table:style-name="ce215" table:formula="of:=IF(ISNUMBER([.T401]); IF([.T401]&gt;=0; &quot;Win&quot;; &quot;Loss&quot;); &quot;&quot;)">
            <text:p/>
          </table:table-cell>
          <table:table-cell table:style-name="ce220" table:formula="of:=IF(ISNUMBER([.T401]); ROUND(([.R401]-[.J401])*60*24); &quot;&quot;)">
            <text:p/>
          </table:table-cell>
          <table:table-cell table:content-validation-name="val8"/>
          <table:table-cell table:number-columns-repeated="2"/>
          <table:table-cell table:style-name="ce239"/>
          <table:table-cell table:style-name="ce243" table:formula="of:=IFERROR(IF(ISBLANK([.Z401]); &quot;&quot;; IF([.$G401]=&quot;Long&quot;; ([.Z401]-[.$L401])*[.$K401]/[.$N401]; ([.$L401]-[.Z401])*[.$K401]/[.$N401])-[.$S401]); &quot;&quot;)">
            <text:p/>
          </table:table-cell>
          <table:table-cell/>
          <table:table-cell table:style-name="ce243" table:formula="of:=IFERROR(IF(ISBLANK([.AB401]); &quot;&quot;; IF([.$G401]=&quot;Long&quot;; ([.AB401]-[.$L401])*[.$K401]/[.$N401]; ([.$L401]-[.AB401])*[.$K401]/[.$N401])-[.$S401]); &quot;&quot;)">
            <text:p/>
          </table:table-cell>
          <table:table-cell/>
          <table:table-cell table:style-name="ce243" table:formula="of:=IFERROR(IF(ISBLANK([.AD401]); &quot;&quot;; IF([.$G401]=&quot;Long&quot;; ([.AD401]-[.$L401])*[.$K401]/[.$N401]; ([.$L401]-[.AD401])*[.$K401]/[.$N401])-[.$S401]); &quot;&quot;)">
            <text:p/>
          </table:table-cell>
          <table:table-cell table:number-columns-repeated="2"/>
          <table:table-cell table:formula="of:=IF(ISBLANK([.B401]); &quot;&quot;; DAY([.B401]))">
            <text:p/>
          </table:table-cell>
          <table:table-cell table:formula="of:=IF(ISBLANK([.B401]); &quot;&quot;; WEEKDAY([.B401]))">
            <text:p/>
          </table:table-cell>
          <table:table-cell table:formula="of:=IF(ISBLANK([.B401]); &quot;&quot;; WEEKNUM([.B401]))">
            <text:p/>
          </table:table-cell>
          <table:table-cell table:formula="of:=IF(ISBLANK([.B401]); &quot;&quot;; MONTH([.B401]))">
            <text:p/>
          </table:table-cell>
          <table:table-cell table:formula="of:=IF(ISBLANK([.L401]); &quot;&quot;; [.K401]*[.L401])">
            <text:p/>
          </table:table-cell>
          <table:table-cell table:formula="of:=IF(ISNUMBER([.AL401]); [.AL401]*0.0035; &quot;&quot;)">
            <text:p/>
          </table:table-cell>
          <table:table-cell table:formula="of:=IF(ISBLANK([.Q401]); &quot;&quot;; [.P401]*[.Q401])">
            <text:p/>
          </table:table-cell>
          <table:table-cell table:formula="of:=IF(ISNUMBER([.AN401]); [.AN401]*0.0035; &quot;&quot;)">
            <text:p/>
          </table:table-cell>
          <table:table-cell table:formula="of:=IF(ISBLANK([.Q401]); &quot;&quot;; SUM([.$S$3:.S401]))">
            <text:p/>
          </table:table-cell>
          <table:table-cell table:formula="of:=IF(ISBLANK([.R401]); &quot;&quot;; SUM([.$T$3:.T401]))">
            <text:p/>
          </table:table-cell>
          <table:table-cell table:formula="of:=IF(OR(ISBLANK([.J401]); ISBLANK([.R401])); &quot;&quot;;ROUND(([.R401]-[.J401])*60*24))">
            <text:p/>
          </table:table-cell>
          <table:table-cell table:number-columns-repeated="20"/>
        </table:table-row>
        <table:table-row table:style-name="ro2">
          <table:table-cell office:value-type="float" office:value="400" calcext:value-type="float">
            <text:p>40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02]=&quot;Long&quot; ; [.L402]-[Overview.$C$4]/[.K402]  ;  IF([.G402]=&quot;Short&quot;; [.L402]+[Overview.$C$4]/[.K402]; &quot;&quot;) ); &quot;&quot;)">
            <text:p/>
          </table:table-cell>
          <table:table-cell table:formula="of:=IFERROR(ABS([.M402]-[.L402])*[.K402]; &quot;&quot;)">
            <text:p/>
          </table:table-cell>
          <table:table-cell table:style-name="ce312" table:formula="of:=IFERROR(  IF([.G402]=&quot;Long&quot;;  [.L402]+[Overview.$C$4]/[.K402]  *  [Overview.$C$6]  ;  IF([.G402]=&quot;Short&quot;   ;  [.L402]-[Overview.$C$4]/[.K402]  * [Overview.$C$6]  ; &quot;&quot;  )  )   ; &quot;&quot;)">
            <text:p/>
          </table:table-cell>
          <table:table-cell table:number-columns-repeated="3"/>
          <table:table-cell table:style-name="ce182" table:formula="of:=IFERROR([.T402]/[.N402]; &quot;&quot;)">
            <text:p/>
          </table:table-cell>
          <table:table-cell table:style-name="ce203" table:formula="of:=IFERROR(   IF( AND( [.G402]=&quot;Long&quot;;   [.P402]=[.K402])  ;  [.K402]*([.Q402]-[.L402])  ;    IF(  AND(  [.G402]=&quot;Short&quot;  ;   [.P402]=[.K402]   )   ;   [.K402]*([.L402]-[.Q402])   ;  &quot;&quot;)) ; &quot;&quot;)">
            <text:p/>
          </table:table-cell>
          <table:table-cell table:style-name="ce215" table:formula="of:=IF(ISNUMBER([.T402]); IF([.T402]&gt;=0; &quot;Win&quot;; &quot;Loss&quot;); &quot;&quot;)">
            <text:p/>
          </table:table-cell>
          <table:table-cell table:style-name="ce220" table:formula="of:=IF(ISNUMBER([.T402]); ROUND(([.R402]-[.J402])*60*24); &quot;&quot;)">
            <text:p/>
          </table:table-cell>
          <table:table-cell table:content-validation-name="val8"/>
          <table:table-cell table:number-columns-repeated="2"/>
          <table:table-cell table:style-name="ce239"/>
          <table:table-cell table:style-name="ce243" table:formula="of:=IFERROR(IF(ISBLANK([.Z402]); &quot;&quot;; IF([.$G402]=&quot;Long&quot;; ([.Z402]-[.$L402])*[.$K402]/[.$N402]; ([.$L402]-[.Z402])*[.$K402]/[.$N402])-[.$S402]); &quot;&quot;)">
            <text:p/>
          </table:table-cell>
          <table:table-cell/>
          <table:table-cell table:style-name="ce243" table:formula="of:=IFERROR(IF(ISBLANK([.AB402]); &quot;&quot;; IF([.$G402]=&quot;Long&quot;; ([.AB402]-[.$L402])*[.$K402]/[.$N402]; ([.$L402]-[.AB402])*[.$K402]/[.$N402])-[.$S402]); &quot;&quot;)">
            <text:p/>
          </table:table-cell>
          <table:table-cell/>
          <table:table-cell table:style-name="ce243" table:formula="of:=IFERROR(IF(ISBLANK([.AD402]); &quot;&quot;; IF([.$G402]=&quot;Long&quot;; ([.AD402]-[.$L402])*[.$K402]/[.$N402]; ([.$L402]-[.AD402])*[.$K402]/[.$N402])-[.$S402]); &quot;&quot;)">
            <text:p/>
          </table:table-cell>
          <table:table-cell table:number-columns-repeated="2"/>
          <table:table-cell table:formula="of:=IF(ISBLANK([.B402]); &quot;&quot;; DAY([.B402]))">
            <text:p/>
          </table:table-cell>
          <table:table-cell table:formula="of:=IF(ISBLANK([.B402]); &quot;&quot;; WEEKDAY([.B402]))">
            <text:p/>
          </table:table-cell>
          <table:table-cell table:formula="of:=IF(ISBLANK([.B402]); &quot;&quot;; WEEKNUM([.B402]))">
            <text:p/>
          </table:table-cell>
          <table:table-cell table:formula="of:=IF(ISBLANK([.B402]); &quot;&quot;; MONTH([.B402]))">
            <text:p/>
          </table:table-cell>
          <table:table-cell table:formula="of:=IF(ISBLANK([.L402]); &quot;&quot;; [.K402]*[.L402])">
            <text:p/>
          </table:table-cell>
          <table:table-cell table:formula="of:=IF(ISNUMBER([.AL402]); [.AL402]*0.0035; &quot;&quot;)">
            <text:p/>
          </table:table-cell>
          <table:table-cell table:formula="of:=IF(ISBLANK([.Q402]); &quot;&quot;; [.P402]*[.Q402])">
            <text:p/>
          </table:table-cell>
          <table:table-cell table:formula="of:=IF(ISNUMBER([.AN402]); [.AN402]*0.0035; &quot;&quot;)">
            <text:p/>
          </table:table-cell>
          <table:table-cell table:formula="of:=IF(ISBLANK([.Q402]); &quot;&quot;; SUM([.$S$3:.S402]))">
            <text:p/>
          </table:table-cell>
          <table:table-cell table:formula="of:=IF(ISBLANK([.R402]); &quot;&quot;; SUM([.$T$3:.T402]))">
            <text:p/>
          </table:table-cell>
          <table:table-cell table:formula="of:=IF(OR(ISBLANK([.J402]); ISBLANK([.R402])); &quot;&quot;;ROUND(([.R402]-[.J402])*60*24))">
            <text:p/>
          </table:table-cell>
          <table:table-cell table:number-columns-repeated="20"/>
        </table:table-row>
        <table:table-row table:style-name="ro2">
          <table:table-cell office:value-type="float" office:value="401" calcext:value-type="float">
            <text:p>40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03]=&quot;Long&quot; ; [.L403]-[Overview.$C$4]/[.K403]  ;  IF([.G403]=&quot;Short&quot;; [.L403]+[Overview.$C$4]/[.K403]; &quot;&quot;) ); &quot;&quot;)">
            <text:p/>
          </table:table-cell>
          <table:table-cell table:formula="of:=IFERROR(ABS([.M403]-[.L403])*[.K403]; &quot;&quot;)">
            <text:p/>
          </table:table-cell>
          <table:table-cell table:style-name="ce312" table:formula="of:=IFERROR(  IF([.G403]=&quot;Long&quot;;  [.L403]+[Overview.$C$4]/[.K403]  *  [Overview.$C$6]  ;  IF([.G403]=&quot;Short&quot;   ;  [.L403]-[Overview.$C$4]/[.K403]  * [Overview.$C$6]  ; &quot;&quot;  )  )   ; &quot;&quot;)">
            <text:p/>
          </table:table-cell>
          <table:table-cell table:number-columns-repeated="3"/>
          <table:table-cell table:style-name="ce182" table:formula="of:=IFERROR([.T403]/[.N403]; &quot;&quot;)">
            <text:p/>
          </table:table-cell>
          <table:table-cell table:style-name="ce203" table:formula="of:=IFERROR(   IF( AND( [.G403]=&quot;Long&quot;;   [.P403]=[.K403])  ;  [.K403]*([.Q403]-[.L403])  ;    IF(  AND(  [.G403]=&quot;Short&quot;  ;   [.P403]=[.K403]   )   ;   [.K403]*([.L403]-[.Q403])   ;  &quot;&quot;)) ; &quot;&quot;)">
            <text:p/>
          </table:table-cell>
          <table:table-cell table:style-name="ce215" table:formula="of:=IF(ISNUMBER([.T403]); IF([.T403]&gt;=0; &quot;Win&quot;; &quot;Loss&quot;); &quot;&quot;)">
            <text:p/>
          </table:table-cell>
          <table:table-cell table:style-name="ce220" table:formula="of:=IF(ISNUMBER([.T403]); ROUND(([.R403]-[.J403])*60*24); &quot;&quot;)">
            <text:p/>
          </table:table-cell>
          <table:table-cell table:content-validation-name="val8"/>
          <table:table-cell table:number-columns-repeated="2"/>
          <table:table-cell table:style-name="ce239"/>
          <table:table-cell table:style-name="ce243" table:formula="of:=IFERROR(IF(ISBLANK([.Z403]); &quot;&quot;; IF([.$G403]=&quot;Long&quot;; ([.Z403]-[.$L403])*[.$K403]/[.$N403]; ([.$L403]-[.Z403])*[.$K403]/[.$N403])-[.$S403]); &quot;&quot;)">
            <text:p/>
          </table:table-cell>
          <table:table-cell/>
          <table:table-cell table:style-name="ce243" table:formula="of:=IFERROR(IF(ISBLANK([.AB403]); &quot;&quot;; IF([.$G403]=&quot;Long&quot;; ([.AB403]-[.$L403])*[.$K403]/[.$N403]; ([.$L403]-[.AB403])*[.$K403]/[.$N403])-[.$S403]); &quot;&quot;)">
            <text:p/>
          </table:table-cell>
          <table:table-cell/>
          <table:table-cell table:style-name="ce243" table:formula="of:=IFERROR(IF(ISBLANK([.AD403]); &quot;&quot;; IF([.$G403]=&quot;Long&quot;; ([.AD403]-[.$L403])*[.$K403]/[.$N403]; ([.$L403]-[.AD403])*[.$K403]/[.$N403])-[.$S403]); &quot;&quot;)">
            <text:p/>
          </table:table-cell>
          <table:table-cell table:number-columns-repeated="2"/>
          <table:table-cell table:formula="of:=IF(ISBLANK([.B403]); &quot;&quot;; DAY([.B403]))">
            <text:p/>
          </table:table-cell>
          <table:table-cell table:formula="of:=IF(ISBLANK([.B403]); &quot;&quot;; WEEKDAY([.B403]))">
            <text:p/>
          </table:table-cell>
          <table:table-cell table:formula="of:=IF(ISBLANK([.B403]); &quot;&quot;; WEEKNUM([.B403]))">
            <text:p/>
          </table:table-cell>
          <table:table-cell table:formula="of:=IF(ISBLANK([.B403]); &quot;&quot;; MONTH([.B403]))">
            <text:p/>
          </table:table-cell>
          <table:table-cell table:formula="of:=IF(ISBLANK([.L403]); &quot;&quot;; [.K403]*[.L403])">
            <text:p/>
          </table:table-cell>
          <table:table-cell table:formula="of:=IF(ISNUMBER([.AL403]); [.AL403]*0.0035; &quot;&quot;)">
            <text:p/>
          </table:table-cell>
          <table:table-cell table:formula="of:=IF(ISBLANK([.Q403]); &quot;&quot;; [.P403]*[.Q403])">
            <text:p/>
          </table:table-cell>
          <table:table-cell table:formula="of:=IF(ISNUMBER([.AN403]); [.AN403]*0.0035; &quot;&quot;)">
            <text:p/>
          </table:table-cell>
          <table:table-cell table:formula="of:=IF(ISBLANK([.Q403]); &quot;&quot;; SUM([.$S$3:.S403]))">
            <text:p/>
          </table:table-cell>
          <table:table-cell table:formula="of:=IF(ISBLANK([.R403]); &quot;&quot;; SUM([.$T$3:.T403]))">
            <text:p/>
          </table:table-cell>
          <table:table-cell table:formula="of:=IF(OR(ISBLANK([.J403]); ISBLANK([.R403])); &quot;&quot;;ROUND(([.R403]-[.J403])*60*24))">
            <text:p/>
          </table:table-cell>
          <table:table-cell table:number-columns-repeated="20"/>
        </table:table-row>
        <table:table-row table:style-name="ro2">
          <table:table-cell office:value-type="float" office:value="402" calcext:value-type="float">
            <text:p>40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04]=&quot;Long&quot; ; [.L404]-[Overview.$C$4]/[.K404]  ;  IF([.G404]=&quot;Short&quot;; [.L404]+[Overview.$C$4]/[.K404]; &quot;&quot;) ); &quot;&quot;)">
            <text:p/>
          </table:table-cell>
          <table:table-cell table:formula="of:=IFERROR(ABS([.M404]-[.L404])*[.K404]; &quot;&quot;)">
            <text:p/>
          </table:table-cell>
          <table:table-cell table:style-name="ce312" table:formula="of:=IFERROR(  IF([.G404]=&quot;Long&quot;;  [.L404]+[Overview.$C$4]/[.K404]  *  [Overview.$C$6]  ;  IF([.G404]=&quot;Short&quot;   ;  [.L404]-[Overview.$C$4]/[.K404]  * [Overview.$C$6]  ; &quot;&quot;  )  )   ; &quot;&quot;)">
            <text:p/>
          </table:table-cell>
          <table:table-cell table:number-columns-repeated="3"/>
          <table:table-cell table:style-name="ce182" table:formula="of:=IFERROR([.T404]/[.N404]; &quot;&quot;)">
            <text:p/>
          </table:table-cell>
          <table:table-cell table:style-name="ce203" table:formula="of:=IFERROR(   IF( AND( [.G404]=&quot;Long&quot;;   [.P404]=[.K404])  ;  [.K404]*([.Q404]-[.L404])  ;    IF(  AND(  [.G404]=&quot;Short&quot;  ;   [.P404]=[.K404]   )   ;   [.K404]*([.L404]-[.Q404])   ;  &quot;&quot;)) ; &quot;&quot;)">
            <text:p/>
          </table:table-cell>
          <table:table-cell table:style-name="ce215" table:formula="of:=IF(ISNUMBER([.T404]); IF([.T404]&gt;=0; &quot;Win&quot;; &quot;Loss&quot;); &quot;&quot;)">
            <text:p/>
          </table:table-cell>
          <table:table-cell table:style-name="ce220" table:formula="of:=IF(ISNUMBER([.T404]); ROUND(([.R404]-[.J404])*60*24); &quot;&quot;)">
            <text:p/>
          </table:table-cell>
          <table:table-cell table:content-validation-name="val8"/>
          <table:table-cell table:number-columns-repeated="2"/>
          <table:table-cell table:style-name="ce239"/>
          <table:table-cell table:style-name="ce243" table:formula="of:=IFERROR(IF(ISBLANK([.Z404]); &quot;&quot;; IF([.$G404]=&quot;Long&quot;; ([.Z404]-[.$L404])*[.$K404]/[.$N404]; ([.$L404]-[.Z404])*[.$K404]/[.$N404])-[.$S404]); &quot;&quot;)">
            <text:p/>
          </table:table-cell>
          <table:table-cell/>
          <table:table-cell table:style-name="ce243" table:formula="of:=IFERROR(IF(ISBLANK([.AB404]); &quot;&quot;; IF([.$G404]=&quot;Long&quot;; ([.AB404]-[.$L404])*[.$K404]/[.$N404]; ([.$L404]-[.AB404])*[.$K404]/[.$N404])-[.$S404]); &quot;&quot;)">
            <text:p/>
          </table:table-cell>
          <table:table-cell/>
          <table:table-cell table:style-name="ce243" table:formula="of:=IFERROR(IF(ISBLANK([.AD404]); &quot;&quot;; IF([.$G404]=&quot;Long&quot;; ([.AD404]-[.$L404])*[.$K404]/[.$N404]; ([.$L404]-[.AD404])*[.$K404]/[.$N404])-[.$S404]); &quot;&quot;)">
            <text:p/>
          </table:table-cell>
          <table:table-cell table:number-columns-repeated="2"/>
          <table:table-cell table:formula="of:=IF(ISBLANK([.B404]); &quot;&quot;; DAY([.B404]))">
            <text:p/>
          </table:table-cell>
          <table:table-cell table:formula="of:=IF(ISBLANK([.B404]); &quot;&quot;; WEEKDAY([.B404]))">
            <text:p/>
          </table:table-cell>
          <table:table-cell table:formula="of:=IF(ISBLANK([.B404]); &quot;&quot;; WEEKNUM([.B404]))">
            <text:p/>
          </table:table-cell>
          <table:table-cell table:formula="of:=IF(ISBLANK([.B404]); &quot;&quot;; MONTH([.B404]))">
            <text:p/>
          </table:table-cell>
          <table:table-cell table:formula="of:=IF(ISBLANK([.L404]); &quot;&quot;; [.K404]*[.L404])">
            <text:p/>
          </table:table-cell>
          <table:table-cell table:formula="of:=IF(ISNUMBER([.AL404]); [.AL404]*0.0035; &quot;&quot;)">
            <text:p/>
          </table:table-cell>
          <table:table-cell table:formula="of:=IF(ISBLANK([.Q404]); &quot;&quot;; [.P404]*[.Q404])">
            <text:p/>
          </table:table-cell>
          <table:table-cell table:formula="of:=IF(ISNUMBER([.AN404]); [.AN404]*0.0035; &quot;&quot;)">
            <text:p/>
          </table:table-cell>
          <table:table-cell table:formula="of:=IF(ISBLANK([.Q404]); &quot;&quot;; SUM([.$S$3:.S404]))">
            <text:p/>
          </table:table-cell>
          <table:table-cell table:formula="of:=IF(ISBLANK([.R404]); &quot;&quot;; SUM([.$T$3:.T404]))">
            <text:p/>
          </table:table-cell>
          <table:table-cell table:formula="of:=IF(OR(ISBLANK([.J404]); ISBLANK([.R404])); &quot;&quot;;ROUND(([.R404]-[.J404])*60*24))">
            <text:p/>
          </table:table-cell>
          <table:table-cell table:number-columns-repeated="20"/>
        </table:table-row>
        <table:table-row table:style-name="ro2">
          <table:table-cell office:value-type="float" office:value="403" calcext:value-type="float">
            <text:p>40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05]=&quot;Long&quot; ; [.L405]-[Overview.$C$4]/[.K405]  ;  IF([.G405]=&quot;Short&quot;; [.L405]+[Overview.$C$4]/[.K405]; &quot;&quot;) ); &quot;&quot;)">
            <text:p/>
          </table:table-cell>
          <table:table-cell table:formula="of:=IFERROR(ABS([.M405]-[.L405])*[.K405]; &quot;&quot;)">
            <text:p/>
          </table:table-cell>
          <table:table-cell table:style-name="ce312" table:formula="of:=IFERROR(  IF([.G405]=&quot;Long&quot;;  [.L405]+[Overview.$C$4]/[.K405]  *  [Overview.$C$6]  ;  IF([.G405]=&quot;Short&quot;   ;  [.L405]-[Overview.$C$4]/[.K405]  * [Overview.$C$6]  ; &quot;&quot;  )  )   ; &quot;&quot;)">
            <text:p/>
          </table:table-cell>
          <table:table-cell table:number-columns-repeated="3"/>
          <table:table-cell table:style-name="ce182" table:formula="of:=IFERROR([.T405]/[.N405]; &quot;&quot;)">
            <text:p/>
          </table:table-cell>
          <table:table-cell table:style-name="ce203" table:formula="of:=IFERROR(   IF( AND( [.G405]=&quot;Long&quot;;   [.P405]=[.K405])  ;  [.K405]*([.Q405]-[.L405])  ;    IF(  AND(  [.G405]=&quot;Short&quot;  ;   [.P405]=[.K405]   )   ;   [.K405]*([.L405]-[.Q405])   ;  &quot;&quot;)) ; &quot;&quot;)">
            <text:p/>
          </table:table-cell>
          <table:table-cell table:style-name="ce215" table:formula="of:=IF(ISNUMBER([.T405]); IF([.T405]&gt;=0; &quot;Win&quot;; &quot;Loss&quot;); &quot;&quot;)">
            <text:p/>
          </table:table-cell>
          <table:table-cell table:style-name="ce220" table:formula="of:=IF(ISNUMBER([.T405]); ROUND(([.R405]-[.J405])*60*24); &quot;&quot;)">
            <text:p/>
          </table:table-cell>
          <table:table-cell table:content-validation-name="val8"/>
          <table:table-cell table:number-columns-repeated="2"/>
          <table:table-cell table:style-name="ce239"/>
          <table:table-cell table:style-name="ce243" table:formula="of:=IFERROR(IF(ISBLANK([.Z405]); &quot;&quot;; IF([.$G405]=&quot;Long&quot;; ([.Z405]-[.$L405])*[.$K405]/[.$N405]; ([.$L405]-[.Z405])*[.$K405]/[.$N405])-[.$S405]); &quot;&quot;)">
            <text:p/>
          </table:table-cell>
          <table:table-cell/>
          <table:table-cell table:style-name="ce243" table:formula="of:=IFERROR(IF(ISBLANK([.AB405]); &quot;&quot;; IF([.$G405]=&quot;Long&quot;; ([.AB405]-[.$L405])*[.$K405]/[.$N405]; ([.$L405]-[.AB405])*[.$K405]/[.$N405])-[.$S405]); &quot;&quot;)">
            <text:p/>
          </table:table-cell>
          <table:table-cell/>
          <table:table-cell table:style-name="ce243" table:formula="of:=IFERROR(IF(ISBLANK([.AD405]); &quot;&quot;; IF([.$G405]=&quot;Long&quot;; ([.AD405]-[.$L405])*[.$K405]/[.$N405]; ([.$L405]-[.AD405])*[.$K405]/[.$N405])-[.$S405]); &quot;&quot;)">
            <text:p/>
          </table:table-cell>
          <table:table-cell table:number-columns-repeated="2"/>
          <table:table-cell table:formula="of:=IF(ISBLANK([.B405]); &quot;&quot;; DAY([.B405]))">
            <text:p/>
          </table:table-cell>
          <table:table-cell table:formula="of:=IF(ISBLANK([.B405]); &quot;&quot;; WEEKDAY([.B405]))">
            <text:p/>
          </table:table-cell>
          <table:table-cell table:formula="of:=IF(ISBLANK([.B405]); &quot;&quot;; WEEKNUM([.B405]))">
            <text:p/>
          </table:table-cell>
          <table:table-cell table:formula="of:=IF(ISBLANK([.B405]); &quot;&quot;; MONTH([.B405]))">
            <text:p/>
          </table:table-cell>
          <table:table-cell table:formula="of:=IF(ISBLANK([.L405]); &quot;&quot;; [.K405]*[.L405])">
            <text:p/>
          </table:table-cell>
          <table:table-cell table:formula="of:=IF(ISNUMBER([.AL405]); [.AL405]*0.0035; &quot;&quot;)">
            <text:p/>
          </table:table-cell>
          <table:table-cell table:formula="of:=IF(ISBLANK([.Q405]); &quot;&quot;; [.P405]*[.Q405])">
            <text:p/>
          </table:table-cell>
          <table:table-cell table:formula="of:=IF(ISNUMBER([.AN405]); [.AN405]*0.0035; &quot;&quot;)">
            <text:p/>
          </table:table-cell>
          <table:table-cell table:formula="of:=IF(ISBLANK([.Q405]); &quot;&quot;; SUM([.$S$3:.S405]))">
            <text:p/>
          </table:table-cell>
          <table:table-cell table:formula="of:=IF(ISBLANK([.R405]); &quot;&quot;; SUM([.$T$3:.T405]))">
            <text:p/>
          </table:table-cell>
          <table:table-cell table:formula="of:=IF(OR(ISBLANK([.J405]); ISBLANK([.R405])); &quot;&quot;;ROUND(([.R405]-[.J405])*60*24))">
            <text:p/>
          </table:table-cell>
          <table:table-cell table:number-columns-repeated="20"/>
        </table:table-row>
        <table:table-row table:style-name="ro2">
          <table:table-cell office:value-type="float" office:value="404" calcext:value-type="float">
            <text:p>40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06]=&quot;Long&quot; ; [.L406]-[Overview.$C$4]/[.K406]  ;  IF([.G406]=&quot;Short&quot;; [.L406]+[Overview.$C$4]/[.K406]; &quot;&quot;) ); &quot;&quot;)">
            <text:p/>
          </table:table-cell>
          <table:table-cell table:formula="of:=IFERROR(ABS([.M406]-[.L406])*[.K406]; &quot;&quot;)">
            <text:p/>
          </table:table-cell>
          <table:table-cell table:style-name="ce312" table:formula="of:=IFERROR(  IF([.G406]=&quot;Long&quot;;  [.L406]+[Overview.$C$4]/[.K406]  *  [Overview.$C$6]  ;  IF([.G406]=&quot;Short&quot;   ;  [.L406]-[Overview.$C$4]/[.K406]  * [Overview.$C$6]  ; &quot;&quot;  )  )   ; &quot;&quot;)">
            <text:p/>
          </table:table-cell>
          <table:table-cell table:number-columns-repeated="3"/>
          <table:table-cell table:style-name="ce182" table:formula="of:=IFERROR([.T406]/[.N406]; &quot;&quot;)">
            <text:p/>
          </table:table-cell>
          <table:table-cell table:style-name="ce203" table:formula="of:=IFERROR(   IF( AND( [.G406]=&quot;Long&quot;;   [.P406]=[.K406])  ;  [.K406]*([.Q406]-[.L406])  ;    IF(  AND(  [.G406]=&quot;Short&quot;  ;   [.P406]=[.K406]   )   ;   [.K406]*([.L406]-[.Q406])   ;  &quot;&quot;)) ; &quot;&quot;)">
            <text:p/>
          </table:table-cell>
          <table:table-cell table:style-name="ce215" table:formula="of:=IF(ISNUMBER([.T406]); IF([.T406]&gt;=0; &quot;Win&quot;; &quot;Loss&quot;); &quot;&quot;)">
            <text:p/>
          </table:table-cell>
          <table:table-cell table:style-name="ce220" table:formula="of:=IF(ISNUMBER([.T406]); ROUND(([.R406]-[.J406])*60*24); &quot;&quot;)">
            <text:p/>
          </table:table-cell>
          <table:table-cell table:content-validation-name="val8"/>
          <table:table-cell table:number-columns-repeated="2"/>
          <table:table-cell table:style-name="ce239"/>
          <table:table-cell table:style-name="ce243" table:formula="of:=IFERROR(IF(ISBLANK([.Z406]); &quot;&quot;; IF([.$G406]=&quot;Long&quot;; ([.Z406]-[.$L406])*[.$K406]/[.$N406]; ([.$L406]-[.Z406])*[.$K406]/[.$N406])-[.$S406]); &quot;&quot;)">
            <text:p/>
          </table:table-cell>
          <table:table-cell/>
          <table:table-cell table:style-name="ce243" table:formula="of:=IFERROR(IF(ISBLANK([.AB406]); &quot;&quot;; IF([.$G406]=&quot;Long&quot;; ([.AB406]-[.$L406])*[.$K406]/[.$N406]; ([.$L406]-[.AB406])*[.$K406]/[.$N406])-[.$S406]); &quot;&quot;)">
            <text:p/>
          </table:table-cell>
          <table:table-cell/>
          <table:table-cell table:style-name="ce243" table:formula="of:=IFERROR(IF(ISBLANK([.AD406]); &quot;&quot;; IF([.$G406]=&quot;Long&quot;; ([.AD406]-[.$L406])*[.$K406]/[.$N406]; ([.$L406]-[.AD406])*[.$K406]/[.$N406])-[.$S406]); &quot;&quot;)">
            <text:p/>
          </table:table-cell>
          <table:table-cell table:number-columns-repeated="2"/>
          <table:table-cell table:formula="of:=IF(ISBLANK([.B406]); &quot;&quot;; DAY([.B406]))">
            <text:p/>
          </table:table-cell>
          <table:table-cell table:formula="of:=IF(ISBLANK([.B406]); &quot;&quot;; WEEKDAY([.B406]))">
            <text:p/>
          </table:table-cell>
          <table:table-cell table:formula="of:=IF(ISBLANK([.B406]); &quot;&quot;; WEEKNUM([.B406]))">
            <text:p/>
          </table:table-cell>
          <table:table-cell table:formula="of:=IF(ISBLANK([.B406]); &quot;&quot;; MONTH([.B406]))">
            <text:p/>
          </table:table-cell>
          <table:table-cell table:formula="of:=IF(ISBLANK([.L406]); &quot;&quot;; [.K406]*[.L406])">
            <text:p/>
          </table:table-cell>
          <table:table-cell table:formula="of:=IF(ISNUMBER([.AL406]); [.AL406]*0.0035; &quot;&quot;)">
            <text:p/>
          </table:table-cell>
          <table:table-cell table:formula="of:=IF(ISBLANK([.Q406]); &quot;&quot;; [.P406]*[.Q406])">
            <text:p/>
          </table:table-cell>
          <table:table-cell table:formula="of:=IF(ISNUMBER([.AN406]); [.AN406]*0.0035; &quot;&quot;)">
            <text:p/>
          </table:table-cell>
          <table:table-cell table:formula="of:=IF(ISBLANK([.Q406]); &quot;&quot;; SUM([.$S$3:.S406]))">
            <text:p/>
          </table:table-cell>
          <table:table-cell table:formula="of:=IF(ISBLANK([.R406]); &quot;&quot;; SUM([.$T$3:.T406]))">
            <text:p/>
          </table:table-cell>
          <table:table-cell table:formula="of:=IF(OR(ISBLANK([.J406]); ISBLANK([.R406])); &quot;&quot;;ROUND(([.R406]-[.J406])*60*24))">
            <text:p/>
          </table:table-cell>
          <table:table-cell table:number-columns-repeated="20"/>
        </table:table-row>
        <table:table-row table:style-name="ro2">
          <table:table-cell office:value-type="float" office:value="405" calcext:value-type="float">
            <text:p>40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07]=&quot;Long&quot; ; [.L407]-[Overview.$C$4]/[.K407]  ;  IF([.G407]=&quot;Short&quot;; [.L407]+[Overview.$C$4]/[.K407]; &quot;&quot;) ); &quot;&quot;)">
            <text:p/>
          </table:table-cell>
          <table:table-cell table:formula="of:=IFERROR(ABS([.M407]-[.L407])*[.K407]; &quot;&quot;)">
            <text:p/>
          </table:table-cell>
          <table:table-cell table:style-name="ce312" table:formula="of:=IFERROR(  IF([.G407]=&quot;Long&quot;;  [.L407]+[Overview.$C$4]/[.K407]  *  [Overview.$C$6]  ;  IF([.G407]=&quot;Short&quot;   ;  [.L407]-[Overview.$C$4]/[.K407]  * [Overview.$C$6]  ; &quot;&quot;  )  )   ; &quot;&quot;)">
            <text:p/>
          </table:table-cell>
          <table:table-cell table:number-columns-repeated="3"/>
          <table:table-cell table:style-name="ce182" table:formula="of:=IFERROR([.T407]/[.N407]; &quot;&quot;)">
            <text:p/>
          </table:table-cell>
          <table:table-cell table:style-name="ce203" table:formula="of:=IFERROR(   IF( AND( [.G407]=&quot;Long&quot;;   [.P407]=[.K407])  ;  [.K407]*([.Q407]-[.L407])  ;    IF(  AND(  [.G407]=&quot;Short&quot;  ;   [.P407]=[.K407]   )   ;   [.K407]*([.L407]-[.Q407])   ;  &quot;&quot;)) ; &quot;&quot;)">
            <text:p/>
          </table:table-cell>
          <table:table-cell table:style-name="ce215" table:formula="of:=IF(ISNUMBER([.T407]); IF([.T407]&gt;=0; &quot;Win&quot;; &quot;Loss&quot;); &quot;&quot;)">
            <text:p/>
          </table:table-cell>
          <table:table-cell table:style-name="ce220" table:formula="of:=IF(ISNUMBER([.T407]); ROUND(([.R407]-[.J407])*60*24); &quot;&quot;)">
            <text:p/>
          </table:table-cell>
          <table:table-cell table:content-validation-name="val8"/>
          <table:table-cell table:number-columns-repeated="2"/>
          <table:table-cell table:style-name="ce239"/>
          <table:table-cell table:style-name="ce243" table:formula="of:=IFERROR(IF(ISBLANK([.Z407]); &quot;&quot;; IF([.$G407]=&quot;Long&quot;; ([.Z407]-[.$L407])*[.$K407]/[.$N407]; ([.$L407]-[.Z407])*[.$K407]/[.$N407])-[.$S407]); &quot;&quot;)">
            <text:p/>
          </table:table-cell>
          <table:table-cell/>
          <table:table-cell table:style-name="ce243" table:formula="of:=IFERROR(IF(ISBLANK([.AB407]); &quot;&quot;; IF([.$G407]=&quot;Long&quot;; ([.AB407]-[.$L407])*[.$K407]/[.$N407]; ([.$L407]-[.AB407])*[.$K407]/[.$N407])-[.$S407]); &quot;&quot;)">
            <text:p/>
          </table:table-cell>
          <table:table-cell/>
          <table:table-cell table:style-name="ce243" table:formula="of:=IFERROR(IF(ISBLANK([.AD407]); &quot;&quot;; IF([.$G407]=&quot;Long&quot;; ([.AD407]-[.$L407])*[.$K407]/[.$N407]; ([.$L407]-[.AD407])*[.$K407]/[.$N407])-[.$S407]); &quot;&quot;)">
            <text:p/>
          </table:table-cell>
          <table:table-cell table:number-columns-repeated="2"/>
          <table:table-cell table:formula="of:=IF(ISBLANK([.B407]); &quot;&quot;; DAY([.B407]))">
            <text:p/>
          </table:table-cell>
          <table:table-cell table:formula="of:=IF(ISBLANK([.B407]); &quot;&quot;; WEEKDAY([.B407]))">
            <text:p/>
          </table:table-cell>
          <table:table-cell table:formula="of:=IF(ISBLANK([.B407]); &quot;&quot;; WEEKNUM([.B407]))">
            <text:p/>
          </table:table-cell>
          <table:table-cell table:formula="of:=IF(ISBLANK([.B407]); &quot;&quot;; MONTH([.B407]))">
            <text:p/>
          </table:table-cell>
          <table:table-cell table:formula="of:=IF(ISBLANK([.L407]); &quot;&quot;; [.K407]*[.L407])">
            <text:p/>
          </table:table-cell>
          <table:table-cell table:formula="of:=IF(ISNUMBER([.AL407]); [.AL407]*0.0035; &quot;&quot;)">
            <text:p/>
          </table:table-cell>
          <table:table-cell table:formula="of:=IF(ISBLANK([.Q407]); &quot;&quot;; [.P407]*[.Q407])">
            <text:p/>
          </table:table-cell>
          <table:table-cell table:formula="of:=IF(ISNUMBER([.AN407]); [.AN407]*0.0035; &quot;&quot;)">
            <text:p/>
          </table:table-cell>
          <table:table-cell table:formula="of:=IF(ISBLANK([.Q407]); &quot;&quot;; SUM([.$S$3:.S407]))">
            <text:p/>
          </table:table-cell>
          <table:table-cell table:formula="of:=IF(ISBLANK([.R407]); &quot;&quot;; SUM([.$T$3:.T407]))">
            <text:p/>
          </table:table-cell>
          <table:table-cell table:formula="of:=IF(OR(ISBLANK([.J407]); ISBLANK([.R407])); &quot;&quot;;ROUND(([.R407]-[.J407])*60*24))">
            <text:p/>
          </table:table-cell>
          <table:table-cell table:number-columns-repeated="20"/>
        </table:table-row>
        <table:table-row table:style-name="ro2">
          <table:table-cell office:value-type="float" office:value="406" calcext:value-type="float">
            <text:p>40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08]=&quot;Long&quot; ; [.L408]-[Overview.$C$4]/[.K408]  ;  IF([.G408]=&quot;Short&quot;; [.L408]+[Overview.$C$4]/[.K408]; &quot;&quot;) ); &quot;&quot;)">
            <text:p/>
          </table:table-cell>
          <table:table-cell table:formula="of:=IFERROR(ABS([.M408]-[.L408])*[.K408]; &quot;&quot;)">
            <text:p/>
          </table:table-cell>
          <table:table-cell table:style-name="ce312" table:formula="of:=IFERROR(  IF([.G408]=&quot;Long&quot;;  [.L408]+[Overview.$C$4]/[.K408]  *  [Overview.$C$6]  ;  IF([.G408]=&quot;Short&quot;   ;  [.L408]-[Overview.$C$4]/[.K408]  * [Overview.$C$6]  ; &quot;&quot;  )  )   ; &quot;&quot;)">
            <text:p/>
          </table:table-cell>
          <table:table-cell table:number-columns-repeated="3"/>
          <table:table-cell table:style-name="ce182" table:formula="of:=IFERROR([.T408]/[.N408]; &quot;&quot;)">
            <text:p/>
          </table:table-cell>
          <table:table-cell table:style-name="ce203" table:formula="of:=IFERROR(   IF( AND( [.G408]=&quot;Long&quot;;   [.P408]=[.K408])  ;  [.K408]*([.Q408]-[.L408])  ;    IF(  AND(  [.G408]=&quot;Short&quot;  ;   [.P408]=[.K408]   )   ;   [.K408]*([.L408]-[.Q408])   ;  &quot;&quot;)) ; &quot;&quot;)">
            <text:p/>
          </table:table-cell>
          <table:table-cell table:style-name="ce215" table:formula="of:=IF(ISNUMBER([.T408]); IF([.T408]&gt;=0; &quot;Win&quot;; &quot;Loss&quot;); &quot;&quot;)">
            <text:p/>
          </table:table-cell>
          <table:table-cell table:style-name="ce220" table:formula="of:=IF(ISNUMBER([.T408]); ROUND(([.R408]-[.J408])*60*24); &quot;&quot;)">
            <text:p/>
          </table:table-cell>
          <table:table-cell table:content-validation-name="val8"/>
          <table:table-cell table:number-columns-repeated="2"/>
          <table:table-cell table:style-name="ce239"/>
          <table:table-cell table:style-name="ce243" table:formula="of:=IFERROR(IF(ISBLANK([.Z408]); &quot;&quot;; IF([.$G408]=&quot;Long&quot;; ([.Z408]-[.$L408])*[.$K408]/[.$N408]; ([.$L408]-[.Z408])*[.$K408]/[.$N408])-[.$S408]); &quot;&quot;)">
            <text:p/>
          </table:table-cell>
          <table:table-cell/>
          <table:table-cell table:style-name="ce243" table:formula="of:=IFERROR(IF(ISBLANK([.AB408]); &quot;&quot;; IF([.$G408]=&quot;Long&quot;; ([.AB408]-[.$L408])*[.$K408]/[.$N408]; ([.$L408]-[.AB408])*[.$K408]/[.$N408])-[.$S408]); &quot;&quot;)">
            <text:p/>
          </table:table-cell>
          <table:table-cell/>
          <table:table-cell table:style-name="ce243" table:formula="of:=IFERROR(IF(ISBLANK([.AD408]); &quot;&quot;; IF([.$G408]=&quot;Long&quot;; ([.AD408]-[.$L408])*[.$K408]/[.$N408]; ([.$L408]-[.AD408])*[.$K408]/[.$N408])-[.$S408]); &quot;&quot;)">
            <text:p/>
          </table:table-cell>
          <table:table-cell table:number-columns-repeated="2"/>
          <table:table-cell table:formula="of:=IF(ISBLANK([.B408]); &quot;&quot;; DAY([.B408]))">
            <text:p/>
          </table:table-cell>
          <table:table-cell table:formula="of:=IF(ISBLANK([.B408]); &quot;&quot;; WEEKDAY([.B408]))">
            <text:p/>
          </table:table-cell>
          <table:table-cell table:formula="of:=IF(ISBLANK([.B408]); &quot;&quot;; WEEKNUM([.B408]))">
            <text:p/>
          </table:table-cell>
          <table:table-cell table:formula="of:=IF(ISBLANK([.B408]); &quot;&quot;; MONTH([.B408]))">
            <text:p/>
          </table:table-cell>
          <table:table-cell table:formula="of:=IF(ISBLANK([.L408]); &quot;&quot;; [.K408]*[.L408])">
            <text:p/>
          </table:table-cell>
          <table:table-cell table:formula="of:=IF(ISNUMBER([.AL408]); [.AL408]*0.0035; &quot;&quot;)">
            <text:p/>
          </table:table-cell>
          <table:table-cell table:formula="of:=IF(ISBLANK([.Q408]); &quot;&quot;; [.P408]*[.Q408])">
            <text:p/>
          </table:table-cell>
          <table:table-cell table:formula="of:=IF(ISNUMBER([.AN408]); [.AN408]*0.0035; &quot;&quot;)">
            <text:p/>
          </table:table-cell>
          <table:table-cell table:formula="of:=IF(ISBLANK([.Q408]); &quot;&quot;; SUM([.$S$3:.S408]))">
            <text:p/>
          </table:table-cell>
          <table:table-cell table:formula="of:=IF(ISBLANK([.R408]); &quot;&quot;; SUM([.$T$3:.T408]))">
            <text:p/>
          </table:table-cell>
          <table:table-cell table:formula="of:=IF(OR(ISBLANK([.J408]); ISBLANK([.R408])); &quot;&quot;;ROUND(([.R408]-[.J408])*60*24))">
            <text:p/>
          </table:table-cell>
          <table:table-cell table:number-columns-repeated="20"/>
        </table:table-row>
        <table:table-row table:style-name="ro2">
          <table:table-cell office:value-type="float" office:value="407" calcext:value-type="float">
            <text:p>40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09]=&quot;Long&quot; ; [.L409]-[Overview.$C$4]/[.K409]  ;  IF([.G409]=&quot;Short&quot;; [.L409]+[Overview.$C$4]/[.K409]; &quot;&quot;) ); &quot;&quot;)">
            <text:p/>
          </table:table-cell>
          <table:table-cell table:formula="of:=IFERROR(ABS([.M409]-[.L409])*[.K409]; &quot;&quot;)">
            <text:p/>
          </table:table-cell>
          <table:table-cell table:style-name="ce312" table:formula="of:=IFERROR(  IF([.G409]=&quot;Long&quot;;  [.L409]+[Overview.$C$4]/[.K409]  *  [Overview.$C$6]  ;  IF([.G409]=&quot;Short&quot;   ;  [.L409]-[Overview.$C$4]/[.K409]  * [Overview.$C$6]  ; &quot;&quot;  )  )   ; &quot;&quot;)">
            <text:p/>
          </table:table-cell>
          <table:table-cell table:number-columns-repeated="3"/>
          <table:table-cell table:style-name="ce182" table:formula="of:=IFERROR([.T409]/[.N409]; &quot;&quot;)">
            <text:p/>
          </table:table-cell>
          <table:table-cell table:style-name="ce203" table:formula="of:=IFERROR(   IF( AND( [.G409]=&quot;Long&quot;;   [.P409]=[.K409])  ;  [.K409]*([.Q409]-[.L409])  ;    IF(  AND(  [.G409]=&quot;Short&quot;  ;   [.P409]=[.K409]   )   ;   [.K409]*([.L409]-[.Q409])   ;  &quot;&quot;)) ; &quot;&quot;)">
            <text:p/>
          </table:table-cell>
          <table:table-cell table:style-name="ce215" table:formula="of:=IF(ISNUMBER([.T409]); IF([.T409]&gt;=0; &quot;Win&quot;; &quot;Loss&quot;); &quot;&quot;)">
            <text:p/>
          </table:table-cell>
          <table:table-cell table:style-name="ce220" table:formula="of:=IF(ISNUMBER([.T409]); ROUND(([.R409]-[.J409])*60*24); &quot;&quot;)">
            <text:p/>
          </table:table-cell>
          <table:table-cell table:content-validation-name="val8"/>
          <table:table-cell table:number-columns-repeated="2"/>
          <table:table-cell table:style-name="ce239"/>
          <table:table-cell table:style-name="ce243" table:formula="of:=IFERROR(IF(ISBLANK([.Z409]); &quot;&quot;; IF([.$G409]=&quot;Long&quot;; ([.Z409]-[.$L409])*[.$K409]/[.$N409]; ([.$L409]-[.Z409])*[.$K409]/[.$N409])-[.$S409]); &quot;&quot;)">
            <text:p/>
          </table:table-cell>
          <table:table-cell/>
          <table:table-cell table:style-name="ce243" table:formula="of:=IFERROR(IF(ISBLANK([.AB409]); &quot;&quot;; IF([.$G409]=&quot;Long&quot;; ([.AB409]-[.$L409])*[.$K409]/[.$N409]; ([.$L409]-[.AB409])*[.$K409]/[.$N409])-[.$S409]); &quot;&quot;)">
            <text:p/>
          </table:table-cell>
          <table:table-cell/>
          <table:table-cell table:style-name="ce243" table:formula="of:=IFERROR(IF(ISBLANK([.AD409]); &quot;&quot;; IF([.$G409]=&quot;Long&quot;; ([.AD409]-[.$L409])*[.$K409]/[.$N409]; ([.$L409]-[.AD409])*[.$K409]/[.$N409])-[.$S409]); &quot;&quot;)">
            <text:p/>
          </table:table-cell>
          <table:table-cell table:number-columns-repeated="2"/>
          <table:table-cell table:formula="of:=IF(ISBLANK([.B409]); &quot;&quot;; DAY([.B409]))">
            <text:p/>
          </table:table-cell>
          <table:table-cell table:formula="of:=IF(ISBLANK([.B409]); &quot;&quot;; WEEKDAY([.B409]))">
            <text:p/>
          </table:table-cell>
          <table:table-cell table:formula="of:=IF(ISBLANK([.B409]); &quot;&quot;; WEEKNUM([.B409]))">
            <text:p/>
          </table:table-cell>
          <table:table-cell table:formula="of:=IF(ISBLANK([.B409]); &quot;&quot;; MONTH([.B409]))">
            <text:p/>
          </table:table-cell>
          <table:table-cell table:formula="of:=IF(ISBLANK([.L409]); &quot;&quot;; [.K409]*[.L409])">
            <text:p/>
          </table:table-cell>
          <table:table-cell table:formula="of:=IF(ISNUMBER([.AL409]); [.AL409]*0.0035; &quot;&quot;)">
            <text:p/>
          </table:table-cell>
          <table:table-cell table:formula="of:=IF(ISBLANK([.Q409]); &quot;&quot;; [.P409]*[.Q409])">
            <text:p/>
          </table:table-cell>
          <table:table-cell table:formula="of:=IF(ISNUMBER([.AN409]); [.AN409]*0.0035; &quot;&quot;)">
            <text:p/>
          </table:table-cell>
          <table:table-cell table:formula="of:=IF(ISBLANK([.Q409]); &quot;&quot;; SUM([.$S$3:.S409]))">
            <text:p/>
          </table:table-cell>
          <table:table-cell table:formula="of:=IF(ISBLANK([.R409]); &quot;&quot;; SUM([.$T$3:.T409]))">
            <text:p/>
          </table:table-cell>
          <table:table-cell table:formula="of:=IF(OR(ISBLANK([.J409]); ISBLANK([.R409])); &quot;&quot;;ROUND(([.R409]-[.J409])*60*24))">
            <text:p/>
          </table:table-cell>
          <table:table-cell table:number-columns-repeated="20"/>
        </table:table-row>
        <table:table-row table:style-name="ro2">
          <table:table-cell office:value-type="float" office:value="408" calcext:value-type="float">
            <text:p>40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10]=&quot;Long&quot; ; [.L410]-[Overview.$C$4]/[.K410]  ;  IF([.G410]=&quot;Short&quot;; [.L410]+[Overview.$C$4]/[.K410]; &quot;&quot;) ); &quot;&quot;)">
            <text:p/>
          </table:table-cell>
          <table:table-cell table:formula="of:=IFERROR(ABS([.M410]-[.L410])*[.K410]; &quot;&quot;)">
            <text:p/>
          </table:table-cell>
          <table:table-cell table:style-name="ce312" table:formula="of:=IFERROR(  IF([.G410]=&quot;Long&quot;;  [.L410]+[Overview.$C$4]/[.K410]  *  [Overview.$C$6]  ;  IF([.G410]=&quot;Short&quot;   ;  [.L410]-[Overview.$C$4]/[.K410]  * [Overview.$C$6]  ; &quot;&quot;  )  )   ; &quot;&quot;)">
            <text:p/>
          </table:table-cell>
          <table:table-cell table:number-columns-repeated="3"/>
          <table:table-cell table:style-name="ce182" table:formula="of:=IFERROR([.T410]/[.N410]; &quot;&quot;)">
            <text:p/>
          </table:table-cell>
          <table:table-cell table:style-name="ce203" table:formula="of:=IFERROR(   IF( AND( [.G410]=&quot;Long&quot;;   [.P410]=[.K410])  ;  [.K410]*([.Q410]-[.L410])  ;    IF(  AND(  [.G410]=&quot;Short&quot;  ;   [.P410]=[.K410]   )   ;   [.K410]*([.L410]-[.Q410])   ;  &quot;&quot;)) ; &quot;&quot;)">
            <text:p/>
          </table:table-cell>
          <table:table-cell table:style-name="ce215" table:formula="of:=IF(ISNUMBER([.T410]); IF([.T410]&gt;=0; &quot;Win&quot;; &quot;Loss&quot;); &quot;&quot;)">
            <text:p/>
          </table:table-cell>
          <table:table-cell table:style-name="ce220" table:formula="of:=IF(ISNUMBER([.T410]); ROUND(([.R410]-[.J410])*60*24); &quot;&quot;)">
            <text:p/>
          </table:table-cell>
          <table:table-cell table:content-validation-name="val8"/>
          <table:table-cell table:number-columns-repeated="2"/>
          <table:table-cell table:style-name="ce239"/>
          <table:table-cell table:style-name="ce243" table:formula="of:=IFERROR(IF(ISBLANK([.Z410]); &quot;&quot;; IF([.$G410]=&quot;Long&quot;; ([.Z410]-[.$L410])*[.$K410]/[.$N410]; ([.$L410]-[.Z410])*[.$K410]/[.$N410])-[.$S410]); &quot;&quot;)">
            <text:p/>
          </table:table-cell>
          <table:table-cell/>
          <table:table-cell table:style-name="ce243" table:formula="of:=IFERROR(IF(ISBLANK([.AB410]); &quot;&quot;; IF([.$G410]=&quot;Long&quot;; ([.AB410]-[.$L410])*[.$K410]/[.$N410]; ([.$L410]-[.AB410])*[.$K410]/[.$N410])-[.$S410]); &quot;&quot;)">
            <text:p/>
          </table:table-cell>
          <table:table-cell/>
          <table:table-cell table:style-name="ce243" table:formula="of:=IFERROR(IF(ISBLANK([.AD410]); &quot;&quot;; IF([.$G410]=&quot;Long&quot;; ([.AD410]-[.$L410])*[.$K410]/[.$N410]; ([.$L410]-[.AD410])*[.$K410]/[.$N410])-[.$S410]); &quot;&quot;)">
            <text:p/>
          </table:table-cell>
          <table:table-cell table:number-columns-repeated="2"/>
          <table:table-cell table:formula="of:=IF(ISBLANK([.B410]); &quot;&quot;; DAY([.B410]))">
            <text:p/>
          </table:table-cell>
          <table:table-cell table:formula="of:=IF(ISBLANK([.B410]); &quot;&quot;; WEEKDAY([.B410]))">
            <text:p/>
          </table:table-cell>
          <table:table-cell table:formula="of:=IF(ISBLANK([.B410]); &quot;&quot;; WEEKNUM([.B410]))">
            <text:p/>
          </table:table-cell>
          <table:table-cell table:formula="of:=IF(ISBLANK([.B410]); &quot;&quot;; MONTH([.B410]))">
            <text:p/>
          </table:table-cell>
          <table:table-cell table:formula="of:=IF(ISBLANK([.L410]); &quot;&quot;; [.K410]*[.L410])">
            <text:p/>
          </table:table-cell>
          <table:table-cell table:formula="of:=IF(ISNUMBER([.AL410]); [.AL410]*0.0035; &quot;&quot;)">
            <text:p/>
          </table:table-cell>
          <table:table-cell table:formula="of:=IF(ISBLANK([.Q410]); &quot;&quot;; [.P410]*[.Q410])">
            <text:p/>
          </table:table-cell>
          <table:table-cell table:formula="of:=IF(ISNUMBER([.AN410]); [.AN410]*0.0035; &quot;&quot;)">
            <text:p/>
          </table:table-cell>
          <table:table-cell table:formula="of:=IF(ISBLANK([.Q410]); &quot;&quot;; SUM([.$S$3:.S410]))">
            <text:p/>
          </table:table-cell>
          <table:table-cell table:formula="of:=IF(ISBLANK([.R410]); &quot;&quot;; SUM([.$T$3:.T410]))">
            <text:p/>
          </table:table-cell>
          <table:table-cell table:formula="of:=IF(OR(ISBLANK([.J410]); ISBLANK([.R410])); &quot;&quot;;ROUND(([.R410]-[.J410])*60*24))">
            <text:p/>
          </table:table-cell>
          <table:table-cell table:number-columns-repeated="20"/>
        </table:table-row>
        <table:table-row table:style-name="ro2">
          <table:table-cell office:value-type="float" office:value="409" calcext:value-type="float">
            <text:p>40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11]=&quot;Long&quot; ; [.L411]-[Overview.$C$4]/[.K411]  ;  IF([.G411]=&quot;Short&quot;; [.L411]+[Overview.$C$4]/[.K411]; &quot;&quot;) ); &quot;&quot;)">
            <text:p/>
          </table:table-cell>
          <table:table-cell table:formula="of:=IFERROR(ABS([.M411]-[.L411])*[.K411]; &quot;&quot;)">
            <text:p/>
          </table:table-cell>
          <table:table-cell table:style-name="ce312" table:formula="of:=IFERROR(  IF([.G411]=&quot;Long&quot;;  [.L411]+[Overview.$C$4]/[.K411]  *  [Overview.$C$6]  ;  IF([.G411]=&quot;Short&quot;   ;  [.L411]-[Overview.$C$4]/[.K411]  * [Overview.$C$6]  ; &quot;&quot;  )  )   ; &quot;&quot;)">
            <text:p/>
          </table:table-cell>
          <table:table-cell table:number-columns-repeated="3"/>
          <table:table-cell table:style-name="ce182" table:formula="of:=IFERROR([.T411]/[.N411]; &quot;&quot;)">
            <text:p/>
          </table:table-cell>
          <table:table-cell table:style-name="ce203" table:formula="of:=IFERROR(   IF( AND( [.G411]=&quot;Long&quot;;   [.P411]=[.K411])  ;  [.K411]*([.Q411]-[.L411])  ;    IF(  AND(  [.G411]=&quot;Short&quot;  ;   [.P411]=[.K411]   )   ;   [.K411]*([.L411]-[.Q411])   ;  &quot;&quot;)) ; &quot;&quot;)">
            <text:p/>
          </table:table-cell>
          <table:table-cell table:style-name="ce215" table:formula="of:=IF(ISNUMBER([.T411]); IF([.T411]&gt;=0; &quot;Win&quot;; &quot;Loss&quot;); &quot;&quot;)">
            <text:p/>
          </table:table-cell>
          <table:table-cell table:style-name="ce220" table:formula="of:=IF(ISNUMBER([.T411]); ROUND(([.R411]-[.J411])*60*24); &quot;&quot;)">
            <text:p/>
          </table:table-cell>
          <table:table-cell table:content-validation-name="val8"/>
          <table:table-cell table:number-columns-repeated="2"/>
          <table:table-cell table:style-name="ce239"/>
          <table:table-cell table:style-name="ce243" table:formula="of:=IFERROR(IF(ISBLANK([.Z411]); &quot;&quot;; IF([.$G411]=&quot;Long&quot;; ([.Z411]-[.$L411])*[.$K411]/[.$N411]; ([.$L411]-[.Z411])*[.$K411]/[.$N411])-[.$S411]); &quot;&quot;)">
            <text:p/>
          </table:table-cell>
          <table:table-cell/>
          <table:table-cell table:style-name="ce243" table:formula="of:=IFERROR(IF(ISBLANK([.AB411]); &quot;&quot;; IF([.$G411]=&quot;Long&quot;; ([.AB411]-[.$L411])*[.$K411]/[.$N411]; ([.$L411]-[.AB411])*[.$K411]/[.$N411])-[.$S411]); &quot;&quot;)">
            <text:p/>
          </table:table-cell>
          <table:table-cell/>
          <table:table-cell table:style-name="ce243" table:formula="of:=IFERROR(IF(ISBLANK([.AD411]); &quot;&quot;; IF([.$G411]=&quot;Long&quot;; ([.AD411]-[.$L411])*[.$K411]/[.$N411]; ([.$L411]-[.AD411])*[.$K411]/[.$N411])-[.$S411]); &quot;&quot;)">
            <text:p/>
          </table:table-cell>
          <table:table-cell table:number-columns-repeated="2"/>
          <table:table-cell table:formula="of:=IF(ISBLANK([.B411]); &quot;&quot;; DAY([.B411]))">
            <text:p/>
          </table:table-cell>
          <table:table-cell table:formula="of:=IF(ISBLANK([.B411]); &quot;&quot;; WEEKDAY([.B411]))">
            <text:p/>
          </table:table-cell>
          <table:table-cell table:formula="of:=IF(ISBLANK([.B411]); &quot;&quot;; WEEKNUM([.B411]))">
            <text:p/>
          </table:table-cell>
          <table:table-cell table:formula="of:=IF(ISBLANK([.B411]); &quot;&quot;; MONTH([.B411]))">
            <text:p/>
          </table:table-cell>
          <table:table-cell table:formula="of:=IF(ISBLANK([.L411]); &quot;&quot;; [.K411]*[.L411])">
            <text:p/>
          </table:table-cell>
          <table:table-cell table:formula="of:=IF(ISNUMBER([.AL411]); [.AL411]*0.0035; &quot;&quot;)">
            <text:p/>
          </table:table-cell>
          <table:table-cell table:formula="of:=IF(ISBLANK([.Q411]); &quot;&quot;; [.P411]*[.Q411])">
            <text:p/>
          </table:table-cell>
          <table:table-cell table:formula="of:=IF(ISNUMBER([.AN411]); [.AN411]*0.0035; &quot;&quot;)">
            <text:p/>
          </table:table-cell>
          <table:table-cell table:formula="of:=IF(ISBLANK([.Q411]); &quot;&quot;; SUM([.$S$3:.S411]))">
            <text:p/>
          </table:table-cell>
          <table:table-cell table:formula="of:=IF(ISBLANK([.R411]); &quot;&quot;; SUM([.$T$3:.T411]))">
            <text:p/>
          </table:table-cell>
          <table:table-cell table:formula="of:=IF(OR(ISBLANK([.J411]); ISBLANK([.R411])); &quot;&quot;;ROUND(([.R411]-[.J411])*60*24))">
            <text:p/>
          </table:table-cell>
          <table:table-cell table:number-columns-repeated="20"/>
        </table:table-row>
        <table:table-row table:style-name="ro2">
          <table:table-cell office:value-type="float" office:value="410" calcext:value-type="float">
            <text:p>41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12]=&quot;Long&quot; ; [.L412]-[Overview.$C$4]/[.K412]  ;  IF([.G412]=&quot;Short&quot;; [.L412]+[Overview.$C$4]/[.K412]; &quot;&quot;) ); &quot;&quot;)">
            <text:p/>
          </table:table-cell>
          <table:table-cell table:formula="of:=IFERROR(ABS([.M412]-[.L412])*[.K412]; &quot;&quot;)">
            <text:p/>
          </table:table-cell>
          <table:table-cell table:style-name="ce312" table:formula="of:=IFERROR(  IF([.G412]=&quot;Long&quot;;  [.L412]+[Overview.$C$4]/[.K412]  *  [Overview.$C$6]  ;  IF([.G412]=&quot;Short&quot;   ;  [.L412]-[Overview.$C$4]/[.K412]  * [Overview.$C$6]  ; &quot;&quot;  )  )   ; &quot;&quot;)">
            <text:p/>
          </table:table-cell>
          <table:table-cell table:number-columns-repeated="3"/>
          <table:table-cell table:style-name="ce182" table:formula="of:=IFERROR([.T412]/[.N412]; &quot;&quot;)">
            <text:p/>
          </table:table-cell>
          <table:table-cell table:style-name="ce203" table:formula="of:=IFERROR(   IF( AND( [.G412]=&quot;Long&quot;;   [.P412]=[.K412])  ;  [.K412]*([.Q412]-[.L412])  ;    IF(  AND(  [.G412]=&quot;Short&quot;  ;   [.P412]=[.K412]   )   ;   [.K412]*([.L412]-[.Q412])   ;  &quot;&quot;)) ; &quot;&quot;)">
            <text:p/>
          </table:table-cell>
          <table:table-cell table:style-name="ce215" table:formula="of:=IF(ISNUMBER([.T412]); IF([.T412]&gt;=0; &quot;Win&quot;; &quot;Loss&quot;); &quot;&quot;)">
            <text:p/>
          </table:table-cell>
          <table:table-cell table:style-name="ce220" table:formula="of:=IF(ISNUMBER([.T412]); ROUND(([.R412]-[.J412])*60*24); &quot;&quot;)">
            <text:p/>
          </table:table-cell>
          <table:table-cell table:content-validation-name="val8"/>
          <table:table-cell table:number-columns-repeated="2"/>
          <table:table-cell table:style-name="ce239"/>
          <table:table-cell table:style-name="ce243" table:formula="of:=IFERROR(IF(ISBLANK([.Z412]); &quot;&quot;; IF([.$G412]=&quot;Long&quot;; ([.Z412]-[.$L412])*[.$K412]/[.$N412]; ([.$L412]-[.Z412])*[.$K412]/[.$N412])-[.$S412]); &quot;&quot;)">
            <text:p/>
          </table:table-cell>
          <table:table-cell/>
          <table:table-cell table:style-name="ce243" table:formula="of:=IFERROR(IF(ISBLANK([.AB412]); &quot;&quot;; IF([.$G412]=&quot;Long&quot;; ([.AB412]-[.$L412])*[.$K412]/[.$N412]; ([.$L412]-[.AB412])*[.$K412]/[.$N412])-[.$S412]); &quot;&quot;)">
            <text:p/>
          </table:table-cell>
          <table:table-cell/>
          <table:table-cell table:style-name="ce243" table:formula="of:=IFERROR(IF(ISBLANK([.AD412]); &quot;&quot;; IF([.$G412]=&quot;Long&quot;; ([.AD412]-[.$L412])*[.$K412]/[.$N412]; ([.$L412]-[.AD412])*[.$K412]/[.$N412])-[.$S412]); &quot;&quot;)">
            <text:p/>
          </table:table-cell>
          <table:table-cell table:number-columns-repeated="2"/>
          <table:table-cell table:formula="of:=IF(ISBLANK([.B412]); &quot;&quot;; DAY([.B412]))">
            <text:p/>
          </table:table-cell>
          <table:table-cell table:formula="of:=IF(ISBLANK([.B412]); &quot;&quot;; WEEKDAY([.B412]))">
            <text:p/>
          </table:table-cell>
          <table:table-cell table:formula="of:=IF(ISBLANK([.B412]); &quot;&quot;; WEEKNUM([.B412]))">
            <text:p/>
          </table:table-cell>
          <table:table-cell table:formula="of:=IF(ISBLANK([.B412]); &quot;&quot;; MONTH([.B412]))">
            <text:p/>
          </table:table-cell>
          <table:table-cell table:formula="of:=IF(ISBLANK([.L412]); &quot;&quot;; [.K412]*[.L412])">
            <text:p/>
          </table:table-cell>
          <table:table-cell table:formula="of:=IF(ISNUMBER([.AL412]); [.AL412]*0.0035; &quot;&quot;)">
            <text:p/>
          </table:table-cell>
          <table:table-cell table:formula="of:=IF(ISBLANK([.Q412]); &quot;&quot;; [.P412]*[.Q412])">
            <text:p/>
          </table:table-cell>
          <table:table-cell table:formula="of:=IF(ISNUMBER([.AN412]); [.AN412]*0.0035; &quot;&quot;)">
            <text:p/>
          </table:table-cell>
          <table:table-cell table:formula="of:=IF(ISBLANK([.Q412]); &quot;&quot;; SUM([.$S$3:.S412]))">
            <text:p/>
          </table:table-cell>
          <table:table-cell table:formula="of:=IF(ISBLANK([.R412]); &quot;&quot;; SUM([.$T$3:.T412]))">
            <text:p/>
          </table:table-cell>
          <table:table-cell table:formula="of:=IF(OR(ISBLANK([.J412]); ISBLANK([.R412])); &quot;&quot;;ROUND(([.R412]-[.J412])*60*24))">
            <text:p/>
          </table:table-cell>
          <table:table-cell table:number-columns-repeated="20"/>
        </table:table-row>
        <table:table-row table:style-name="ro2">
          <table:table-cell office:value-type="float" office:value="411" calcext:value-type="float">
            <text:p>41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13]=&quot;Long&quot; ; [.L413]-[Overview.$C$4]/[.K413]  ;  IF([.G413]=&quot;Short&quot;; [.L413]+[Overview.$C$4]/[.K413]; &quot;&quot;) ); &quot;&quot;)">
            <text:p/>
          </table:table-cell>
          <table:table-cell table:formula="of:=IFERROR(ABS([.M413]-[.L413])*[.K413]; &quot;&quot;)">
            <text:p/>
          </table:table-cell>
          <table:table-cell table:style-name="ce312" table:formula="of:=IFERROR(  IF([.G413]=&quot;Long&quot;;  [.L413]+[Overview.$C$4]/[.K413]  *  [Overview.$C$6]  ;  IF([.G413]=&quot;Short&quot;   ;  [.L413]-[Overview.$C$4]/[.K413]  * [Overview.$C$6]  ; &quot;&quot;  )  )   ; &quot;&quot;)">
            <text:p/>
          </table:table-cell>
          <table:table-cell table:number-columns-repeated="3"/>
          <table:table-cell table:style-name="ce182" table:formula="of:=IFERROR([.T413]/[.N413]; &quot;&quot;)">
            <text:p/>
          </table:table-cell>
          <table:table-cell table:style-name="ce203" table:formula="of:=IFERROR(   IF( AND( [.G413]=&quot;Long&quot;;   [.P413]=[.K413])  ;  [.K413]*([.Q413]-[.L413])  ;    IF(  AND(  [.G413]=&quot;Short&quot;  ;   [.P413]=[.K413]   )   ;   [.K413]*([.L413]-[.Q413])   ;  &quot;&quot;)) ; &quot;&quot;)">
            <text:p/>
          </table:table-cell>
          <table:table-cell table:style-name="ce215" table:formula="of:=IF(ISNUMBER([.T413]); IF([.T413]&gt;=0; &quot;Win&quot;; &quot;Loss&quot;); &quot;&quot;)">
            <text:p/>
          </table:table-cell>
          <table:table-cell table:style-name="ce220" table:formula="of:=IF(ISNUMBER([.T413]); ROUND(([.R413]-[.J413])*60*24); &quot;&quot;)">
            <text:p/>
          </table:table-cell>
          <table:table-cell table:content-validation-name="val8"/>
          <table:table-cell table:number-columns-repeated="2"/>
          <table:table-cell table:style-name="ce239"/>
          <table:table-cell table:style-name="ce243" table:formula="of:=IFERROR(IF(ISBLANK([.Z413]); &quot;&quot;; IF([.$G413]=&quot;Long&quot;; ([.Z413]-[.$L413])*[.$K413]/[.$N413]; ([.$L413]-[.Z413])*[.$K413]/[.$N413])-[.$S413]); &quot;&quot;)">
            <text:p/>
          </table:table-cell>
          <table:table-cell/>
          <table:table-cell table:style-name="ce243" table:formula="of:=IFERROR(IF(ISBLANK([.AB413]); &quot;&quot;; IF([.$G413]=&quot;Long&quot;; ([.AB413]-[.$L413])*[.$K413]/[.$N413]; ([.$L413]-[.AB413])*[.$K413]/[.$N413])-[.$S413]); &quot;&quot;)">
            <text:p/>
          </table:table-cell>
          <table:table-cell/>
          <table:table-cell table:style-name="ce243" table:formula="of:=IFERROR(IF(ISBLANK([.AD413]); &quot;&quot;; IF([.$G413]=&quot;Long&quot;; ([.AD413]-[.$L413])*[.$K413]/[.$N413]; ([.$L413]-[.AD413])*[.$K413]/[.$N413])-[.$S413]); &quot;&quot;)">
            <text:p/>
          </table:table-cell>
          <table:table-cell table:number-columns-repeated="2"/>
          <table:table-cell table:formula="of:=IF(ISBLANK([.B413]); &quot;&quot;; DAY([.B413]))">
            <text:p/>
          </table:table-cell>
          <table:table-cell table:formula="of:=IF(ISBLANK([.B413]); &quot;&quot;; WEEKDAY([.B413]))">
            <text:p/>
          </table:table-cell>
          <table:table-cell table:formula="of:=IF(ISBLANK([.B413]); &quot;&quot;; WEEKNUM([.B413]))">
            <text:p/>
          </table:table-cell>
          <table:table-cell table:formula="of:=IF(ISBLANK([.B413]); &quot;&quot;; MONTH([.B413]))">
            <text:p/>
          </table:table-cell>
          <table:table-cell table:formula="of:=IF(ISBLANK([.L413]); &quot;&quot;; [.K413]*[.L413])">
            <text:p/>
          </table:table-cell>
          <table:table-cell table:formula="of:=IF(ISNUMBER([.AL413]); [.AL413]*0.0035; &quot;&quot;)">
            <text:p/>
          </table:table-cell>
          <table:table-cell table:formula="of:=IF(ISBLANK([.Q413]); &quot;&quot;; [.P413]*[.Q413])">
            <text:p/>
          </table:table-cell>
          <table:table-cell table:formula="of:=IF(ISNUMBER([.AN413]); [.AN413]*0.0035; &quot;&quot;)">
            <text:p/>
          </table:table-cell>
          <table:table-cell table:formula="of:=IF(ISBLANK([.Q413]); &quot;&quot;; SUM([.$S$3:.S413]))">
            <text:p/>
          </table:table-cell>
          <table:table-cell table:formula="of:=IF(ISBLANK([.R413]); &quot;&quot;; SUM([.$T$3:.T413]))">
            <text:p/>
          </table:table-cell>
          <table:table-cell table:formula="of:=IF(OR(ISBLANK([.J413]); ISBLANK([.R413])); &quot;&quot;;ROUND(([.R413]-[.J413])*60*24))">
            <text:p/>
          </table:table-cell>
          <table:table-cell table:number-columns-repeated="20"/>
        </table:table-row>
        <table:table-row table:style-name="ro2">
          <table:table-cell office:value-type="float" office:value="412" calcext:value-type="float">
            <text:p>41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14]=&quot;Long&quot; ; [.L414]-[Overview.$C$4]/[.K414]  ;  IF([.G414]=&quot;Short&quot;; [.L414]+[Overview.$C$4]/[.K414]; &quot;&quot;) ); &quot;&quot;)">
            <text:p/>
          </table:table-cell>
          <table:table-cell table:formula="of:=IFERROR(ABS([.M414]-[.L414])*[.K414]; &quot;&quot;)">
            <text:p/>
          </table:table-cell>
          <table:table-cell table:style-name="ce312" table:formula="of:=IFERROR(  IF([.G414]=&quot;Long&quot;;  [.L414]+[Overview.$C$4]/[.K414]  *  [Overview.$C$6]  ;  IF([.G414]=&quot;Short&quot;   ;  [.L414]-[Overview.$C$4]/[.K414]  * [Overview.$C$6]  ; &quot;&quot;  )  )   ; &quot;&quot;)">
            <text:p/>
          </table:table-cell>
          <table:table-cell table:number-columns-repeated="3"/>
          <table:table-cell table:style-name="ce182" table:formula="of:=IFERROR([.T414]/[.N414]; &quot;&quot;)">
            <text:p/>
          </table:table-cell>
          <table:table-cell table:style-name="ce203" table:formula="of:=IFERROR(   IF( AND( [.G414]=&quot;Long&quot;;   [.P414]=[.K414])  ;  [.K414]*([.Q414]-[.L414])  ;    IF(  AND(  [.G414]=&quot;Short&quot;  ;   [.P414]=[.K414]   )   ;   [.K414]*([.L414]-[.Q414])   ;  &quot;&quot;)) ; &quot;&quot;)">
            <text:p/>
          </table:table-cell>
          <table:table-cell table:style-name="ce215" table:formula="of:=IF(ISNUMBER([.T414]); IF([.T414]&gt;=0; &quot;Win&quot;; &quot;Loss&quot;); &quot;&quot;)">
            <text:p/>
          </table:table-cell>
          <table:table-cell table:style-name="ce220" table:formula="of:=IF(ISNUMBER([.T414]); ROUND(([.R414]-[.J414])*60*24); &quot;&quot;)">
            <text:p/>
          </table:table-cell>
          <table:table-cell table:content-validation-name="val8"/>
          <table:table-cell table:number-columns-repeated="2"/>
          <table:table-cell table:style-name="ce239"/>
          <table:table-cell table:style-name="ce243" table:formula="of:=IFERROR(IF(ISBLANK([.Z414]); &quot;&quot;; IF([.$G414]=&quot;Long&quot;; ([.Z414]-[.$L414])*[.$K414]/[.$N414]; ([.$L414]-[.Z414])*[.$K414]/[.$N414])-[.$S414]); &quot;&quot;)">
            <text:p/>
          </table:table-cell>
          <table:table-cell/>
          <table:table-cell table:style-name="ce243" table:formula="of:=IFERROR(IF(ISBLANK([.AB414]); &quot;&quot;; IF([.$G414]=&quot;Long&quot;; ([.AB414]-[.$L414])*[.$K414]/[.$N414]; ([.$L414]-[.AB414])*[.$K414]/[.$N414])-[.$S414]); &quot;&quot;)">
            <text:p/>
          </table:table-cell>
          <table:table-cell/>
          <table:table-cell table:style-name="ce243" table:formula="of:=IFERROR(IF(ISBLANK([.AD414]); &quot;&quot;; IF([.$G414]=&quot;Long&quot;; ([.AD414]-[.$L414])*[.$K414]/[.$N414]; ([.$L414]-[.AD414])*[.$K414]/[.$N414])-[.$S414]); &quot;&quot;)">
            <text:p/>
          </table:table-cell>
          <table:table-cell table:number-columns-repeated="2"/>
          <table:table-cell table:formula="of:=IF(ISBLANK([.B414]); &quot;&quot;; DAY([.B414]))">
            <text:p/>
          </table:table-cell>
          <table:table-cell table:formula="of:=IF(ISBLANK([.B414]); &quot;&quot;; WEEKDAY([.B414]))">
            <text:p/>
          </table:table-cell>
          <table:table-cell table:formula="of:=IF(ISBLANK([.B414]); &quot;&quot;; WEEKNUM([.B414]))">
            <text:p/>
          </table:table-cell>
          <table:table-cell table:formula="of:=IF(ISBLANK([.B414]); &quot;&quot;; MONTH([.B414]))">
            <text:p/>
          </table:table-cell>
          <table:table-cell table:formula="of:=IF(ISBLANK([.L414]); &quot;&quot;; [.K414]*[.L414])">
            <text:p/>
          </table:table-cell>
          <table:table-cell table:formula="of:=IF(ISNUMBER([.AL414]); [.AL414]*0.0035; &quot;&quot;)">
            <text:p/>
          </table:table-cell>
          <table:table-cell table:formula="of:=IF(ISBLANK([.Q414]); &quot;&quot;; [.P414]*[.Q414])">
            <text:p/>
          </table:table-cell>
          <table:table-cell table:formula="of:=IF(ISNUMBER([.AN414]); [.AN414]*0.0035; &quot;&quot;)">
            <text:p/>
          </table:table-cell>
          <table:table-cell table:formula="of:=IF(ISBLANK([.Q414]); &quot;&quot;; SUM([.$S$3:.S414]))">
            <text:p/>
          </table:table-cell>
          <table:table-cell table:formula="of:=IF(ISBLANK([.R414]); &quot;&quot;; SUM([.$T$3:.T414]))">
            <text:p/>
          </table:table-cell>
          <table:table-cell table:formula="of:=IF(OR(ISBLANK([.J414]); ISBLANK([.R414])); &quot;&quot;;ROUND(([.R414]-[.J414])*60*24))">
            <text:p/>
          </table:table-cell>
          <table:table-cell table:number-columns-repeated="20"/>
        </table:table-row>
        <table:table-row table:style-name="ro2">
          <table:table-cell office:value-type="float" office:value="413" calcext:value-type="float">
            <text:p>41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15]=&quot;Long&quot; ; [.L415]-[Overview.$C$4]/[.K415]  ;  IF([.G415]=&quot;Short&quot;; [.L415]+[Overview.$C$4]/[.K415]; &quot;&quot;) ); &quot;&quot;)">
            <text:p/>
          </table:table-cell>
          <table:table-cell table:formula="of:=IFERROR(ABS([.M415]-[.L415])*[.K415]; &quot;&quot;)">
            <text:p/>
          </table:table-cell>
          <table:table-cell table:style-name="ce312" table:formula="of:=IFERROR(  IF([.G415]=&quot;Long&quot;;  [.L415]+[Overview.$C$4]/[.K415]  *  [Overview.$C$6]  ;  IF([.G415]=&quot;Short&quot;   ;  [.L415]-[Overview.$C$4]/[.K415]  * [Overview.$C$6]  ; &quot;&quot;  )  )   ; &quot;&quot;)">
            <text:p/>
          </table:table-cell>
          <table:table-cell table:number-columns-repeated="3"/>
          <table:table-cell table:style-name="ce182" table:formula="of:=IFERROR([.T415]/[.N415]; &quot;&quot;)">
            <text:p/>
          </table:table-cell>
          <table:table-cell table:style-name="ce203" table:formula="of:=IFERROR(   IF( AND( [.G415]=&quot;Long&quot;;   [.P415]=[.K415])  ;  [.K415]*([.Q415]-[.L415])  ;    IF(  AND(  [.G415]=&quot;Short&quot;  ;   [.P415]=[.K415]   )   ;   [.K415]*([.L415]-[.Q415])   ;  &quot;&quot;)) ; &quot;&quot;)">
            <text:p/>
          </table:table-cell>
          <table:table-cell table:style-name="ce215" table:formula="of:=IF(ISNUMBER([.T415]); IF([.T415]&gt;=0; &quot;Win&quot;; &quot;Loss&quot;); &quot;&quot;)">
            <text:p/>
          </table:table-cell>
          <table:table-cell table:style-name="ce220" table:formula="of:=IF(ISNUMBER([.T415]); ROUND(([.R415]-[.J415])*60*24); &quot;&quot;)">
            <text:p/>
          </table:table-cell>
          <table:table-cell table:content-validation-name="val8"/>
          <table:table-cell table:number-columns-repeated="2"/>
          <table:table-cell table:style-name="ce239"/>
          <table:table-cell table:style-name="ce243" table:formula="of:=IFERROR(IF(ISBLANK([.Z415]); &quot;&quot;; IF([.$G415]=&quot;Long&quot;; ([.Z415]-[.$L415])*[.$K415]/[.$N415]; ([.$L415]-[.Z415])*[.$K415]/[.$N415])-[.$S415]); &quot;&quot;)">
            <text:p/>
          </table:table-cell>
          <table:table-cell/>
          <table:table-cell table:style-name="ce243" table:formula="of:=IFERROR(IF(ISBLANK([.AB415]); &quot;&quot;; IF([.$G415]=&quot;Long&quot;; ([.AB415]-[.$L415])*[.$K415]/[.$N415]; ([.$L415]-[.AB415])*[.$K415]/[.$N415])-[.$S415]); &quot;&quot;)">
            <text:p/>
          </table:table-cell>
          <table:table-cell/>
          <table:table-cell table:style-name="ce243" table:formula="of:=IFERROR(IF(ISBLANK([.AD415]); &quot;&quot;; IF([.$G415]=&quot;Long&quot;; ([.AD415]-[.$L415])*[.$K415]/[.$N415]; ([.$L415]-[.AD415])*[.$K415]/[.$N415])-[.$S415]); &quot;&quot;)">
            <text:p/>
          </table:table-cell>
          <table:table-cell table:number-columns-repeated="2"/>
          <table:table-cell table:formula="of:=IF(ISBLANK([.B415]); &quot;&quot;; DAY([.B415]))">
            <text:p/>
          </table:table-cell>
          <table:table-cell table:formula="of:=IF(ISBLANK([.B415]); &quot;&quot;; WEEKDAY([.B415]))">
            <text:p/>
          </table:table-cell>
          <table:table-cell table:formula="of:=IF(ISBLANK([.B415]); &quot;&quot;; WEEKNUM([.B415]))">
            <text:p/>
          </table:table-cell>
          <table:table-cell table:formula="of:=IF(ISBLANK([.B415]); &quot;&quot;; MONTH([.B415]))">
            <text:p/>
          </table:table-cell>
          <table:table-cell table:formula="of:=IF(ISBLANK([.L415]); &quot;&quot;; [.K415]*[.L415])">
            <text:p/>
          </table:table-cell>
          <table:table-cell table:formula="of:=IF(ISNUMBER([.AL415]); [.AL415]*0.0035; &quot;&quot;)">
            <text:p/>
          </table:table-cell>
          <table:table-cell table:formula="of:=IF(ISBLANK([.Q415]); &quot;&quot;; [.P415]*[.Q415])">
            <text:p/>
          </table:table-cell>
          <table:table-cell table:formula="of:=IF(ISNUMBER([.AN415]); [.AN415]*0.0035; &quot;&quot;)">
            <text:p/>
          </table:table-cell>
          <table:table-cell table:formula="of:=IF(ISBLANK([.Q415]); &quot;&quot;; SUM([.$S$3:.S415]))">
            <text:p/>
          </table:table-cell>
          <table:table-cell table:formula="of:=IF(ISBLANK([.R415]); &quot;&quot;; SUM([.$T$3:.T415]))">
            <text:p/>
          </table:table-cell>
          <table:table-cell table:formula="of:=IF(OR(ISBLANK([.J415]); ISBLANK([.R415])); &quot;&quot;;ROUND(([.R415]-[.J415])*60*24))">
            <text:p/>
          </table:table-cell>
          <table:table-cell table:number-columns-repeated="20"/>
        </table:table-row>
        <table:table-row table:style-name="ro2">
          <table:table-cell office:value-type="float" office:value="414" calcext:value-type="float">
            <text:p>41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16]=&quot;Long&quot; ; [.L416]-[Overview.$C$4]/[.K416]  ;  IF([.G416]=&quot;Short&quot;; [.L416]+[Overview.$C$4]/[.K416]; &quot;&quot;) ); &quot;&quot;)">
            <text:p/>
          </table:table-cell>
          <table:table-cell table:formula="of:=IFERROR(ABS([.M416]-[.L416])*[.K416]; &quot;&quot;)">
            <text:p/>
          </table:table-cell>
          <table:table-cell table:style-name="ce312" table:formula="of:=IFERROR(  IF([.G416]=&quot;Long&quot;;  [.L416]+[Overview.$C$4]/[.K416]  *  [Overview.$C$6]  ;  IF([.G416]=&quot;Short&quot;   ;  [.L416]-[Overview.$C$4]/[.K416]  * [Overview.$C$6]  ; &quot;&quot;  )  )   ; &quot;&quot;)">
            <text:p/>
          </table:table-cell>
          <table:table-cell table:number-columns-repeated="3"/>
          <table:table-cell table:style-name="ce182" table:formula="of:=IFERROR([.T416]/[.N416]; &quot;&quot;)">
            <text:p/>
          </table:table-cell>
          <table:table-cell table:style-name="ce203" table:formula="of:=IFERROR(   IF( AND( [.G416]=&quot;Long&quot;;   [.P416]=[.K416])  ;  [.K416]*([.Q416]-[.L416])  ;    IF(  AND(  [.G416]=&quot;Short&quot;  ;   [.P416]=[.K416]   )   ;   [.K416]*([.L416]-[.Q416])   ;  &quot;&quot;)) ; &quot;&quot;)">
            <text:p/>
          </table:table-cell>
          <table:table-cell table:style-name="ce215" table:formula="of:=IF(ISNUMBER([.T416]); IF([.T416]&gt;=0; &quot;Win&quot;; &quot;Loss&quot;); &quot;&quot;)">
            <text:p/>
          </table:table-cell>
          <table:table-cell table:style-name="ce220" table:formula="of:=IF(ISNUMBER([.T416]); ROUND(([.R416]-[.J416])*60*24); &quot;&quot;)">
            <text:p/>
          </table:table-cell>
          <table:table-cell table:content-validation-name="val8"/>
          <table:table-cell table:number-columns-repeated="2"/>
          <table:table-cell table:style-name="ce239"/>
          <table:table-cell table:style-name="ce243" table:formula="of:=IFERROR(IF(ISBLANK([.Z416]); &quot;&quot;; IF([.$G416]=&quot;Long&quot;; ([.Z416]-[.$L416])*[.$K416]/[.$N416]; ([.$L416]-[.Z416])*[.$K416]/[.$N416])-[.$S416]); &quot;&quot;)">
            <text:p/>
          </table:table-cell>
          <table:table-cell/>
          <table:table-cell table:style-name="ce243" table:formula="of:=IFERROR(IF(ISBLANK([.AB416]); &quot;&quot;; IF([.$G416]=&quot;Long&quot;; ([.AB416]-[.$L416])*[.$K416]/[.$N416]; ([.$L416]-[.AB416])*[.$K416]/[.$N416])-[.$S416]); &quot;&quot;)">
            <text:p/>
          </table:table-cell>
          <table:table-cell/>
          <table:table-cell table:style-name="ce243" table:formula="of:=IFERROR(IF(ISBLANK([.AD416]); &quot;&quot;; IF([.$G416]=&quot;Long&quot;; ([.AD416]-[.$L416])*[.$K416]/[.$N416]; ([.$L416]-[.AD416])*[.$K416]/[.$N416])-[.$S416]); &quot;&quot;)">
            <text:p/>
          </table:table-cell>
          <table:table-cell table:number-columns-repeated="2"/>
          <table:table-cell table:formula="of:=IF(ISBLANK([.B416]); &quot;&quot;; DAY([.B416]))">
            <text:p/>
          </table:table-cell>
          <table:table-cell table:formula="of:=IF(ISBLANK([.B416]); &quot;&quot;; WEEKDAY([.B416]))">
            <text:p/>
          </table:table-cell>
          <table:table-cell table:formula="of:=IF(ISBLANK([.B416]); &quot;&quot;; WEEKNUM([.B416]))">
            <text:p/>
          </table:table-cell>
          <table:table-cell table:formula="of:=IF(ISBLANK([.B416]); &quot;&quot;; MONTH([.B416]))">
            <text:p/>
          </table:table-cell>
          <table:table-cell table:formula="of:=IF(ISBLANK([.L416]); &quot;&quot;; [.K416]*[.L416])">
            <text:p/>
          </table:table-cell>
          <table:table-cell table:formula="of:=IF(ISNUMBER([.AL416]); [.AL416]*0.0035; &quot;&quot;)">
            <text:p/>
          </table:table-cell>
          <table:table-cell table:formula="of:=IF(ISBLANK([.Q416]); &quot;&quot;; [.P416]*[.Q416])">
            <text:p/>
          </table:table-cell>
          <table:table-cell table:formula="of:=IF(ISNUMBER([.AN416]); [.AN416]*0.0035; &quot;&quot;)">
            <text:p/>
          </table:table-cell>
          <table:table-cell table:formula="of:=IF(ISBLANK([.Q416]); &quot;&quot;; SUM([.$S$3:.S416]))">
            <text:p/>
          </table:table-cell>
          <table:table-cell table:formula="of:=IF(ISBLANK([.R416]); &quot;&quot;; SUM([.$T$3:.T416]))">
            <text:p/>
          </table:table-cell>
          <table:table-cell table:formula="of:=IF(OR(ISBLANK([.J416]); ISBLANK([.R416])); &quot;&quot;;ROUND(([.R416]-[.J416])*60*24))">
            <text:p/>
          </table:table-cell>
          <table:table-cell table:number-columns-repeated="20"/>
        </table:table-row>
        <table:table-row table:style-name="ro2">
          <table:table-cell office:value-type="float" office:value="415" calcext:value-type="float">
            <text:p>41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17]=&quot;Long&quot; ; [.L417]-[Overview.$C$4]/[.K417]  ;  IF([.G417]=&quot;Short&quot;; [.L417]+[Overview.$C$4]/[.K417]; &quot;&quot;) ); &quot;&quot;)">
            <text:p/>
          </table:table-cell>
          <table:table-cell table:formula="of:=IFERROR(ABS([.M417]-[.L417])*[.K417]; &quot;&quot;)">
            <text:p/>
          </table:table-cell>
          <table:table-cell table:style-name="ce312" table:formula="of:=IFERROR(  IF([.G417]=&quot;Long&quot;;  [.L417]+[Overview.$C$4]/[.K417]  *  [Overview.$C$6]  ;  IF([.G417]=&quot;Short&quot;   ;  [.L417]-[Overview.$C$4]/[.K417]  * [Overview.$C$6]  ; &quot;&quot;  )  )   ; &quot;&quot;)">
            <text:p/>
          </table:table-cell>
          <table:table-cell table:number-columns-repeated="3"/>
          <table:table-cell table:style-name="ce182" table:formula="of:=IFERROR([.T417]/[.N417]; &quot;&quot;)">
            <text:p/>
          </table:table-cell>
          <table:table-cell table:style-name="ce203" table:formula="of:=IFERROR(   IF( AND( [.G417]=&quot;Long&quot;;   [.P417]=[.K417])  ;  [.K417]*([.Q417]-[.L417])  ;    IF(  AND(  [.G417]=&quot;Short&quot;  ;   [.P417]=[.K417]   )   ;   [.K417]*([.L417]-[.Q417])   ;  &quot;&quot;)) ; &quot;&quot;)">
            <text:p/>
          </table:table-cell>
          <table:table-cell table:style-name="ce215" table:formula="of:=IF(ISNUMBER([.T417]); IF([.T417]&gt;=0; &quot;Win&quot;; &quot;Loss&quot;); &quot;&quot;)">
            <text:p/>
          </table:table-cell>
          <table:table-cell table:style-name="ce220" table:formula="of:=IF(ISNUMBER([.T417]); ROUND(([.R417]-[.J417])*60*24); &quot;&quot;)">
            <text:p/>
          </table:table-cell>
          <table:table-cell table:content-validation-name="val8"/>
          <table:table-cell table:number-columns-repeated="2"/>
          <table:table-cell table:style-name="ce239"/>
          <table:table-cell table:style-name="ce243" table:formula="of:=IFERROR(IF(ISBLANK([.Z417]); &quot;&quot;; IF([.$G417]=&quot;Long&quot;; ([.Z417]-[.$L417])*[.$K417]/[.$N417]; ([.$L417]-[.Z417])*[.$K417]/[.$N417])-[.$S417]); &quot;&quot;)">
            <text:p/>
          </table:table-cell>
          <table:table-cell/>
          <table:table-cell table:style-name="ce243" table:formula="of:=IFERROR(IF(ISBLANK([.AB417]); &quot;&quot;; IF([.$G417]=&quot;Long&quot;; ([.AB417]-[.$L417])*[.$K417]/[.$N417]; ([.$L417]-[.AB417])*[.$K417]/[.$N417])-[.$S417]); &quot;&quot;)">
            <text:p/>
          </table:table-cell>
          <table:table-cell/>
          <table:table-cell table:style-name="ce243" table:formula="of:=IFERROR(IF(ISBLANK([.AD417]); &quot;&quot;; IF([.$G417]=&quot;Long&quot;; ([.AD417]-[.$L417])*[.$K417]/[.$N417]; ([.$L417]-[.AD417])*[.$K417]/[.$N417])-[.$S417]); &quot;&quot;)">
            <text:p/>
          </table:table-cell>
          <table:table-cell table:number-columns-repeated="2"/>
          <table:table-cell table:formula="of:=IF(ISBLANK([.B417]); &quot;&quot;; DAY([.B417]))">
            <text:p/>
          </table:table-cell>
          <table:table-cell table:formula="of:=IF(ISBLANK([.B417]); &quot;&quot;; WEEKDAY([.B417]))">
            <text:p/>
          </table:table-cell>
          <table:table-cell table:formula="of:=IF(ISBLANK([.B417]); &quot;&quot;; WEEKNUM([.B417]))">
            <text:p/>
          </table:table-cell>
          <table:table-cell table:formula="of:=IF(ISBLANK([.B417]); &quot;&quot;; MONTH([.B417]))">
            <text:p/>
          </table:table-cell>
          <table:table-cell table:formula="of:=IF(ISBLANK([.L417]); &quot;&quot;; [.K417]*[.L417])">
            <text:p/>
          </table:table-cell>
          <table:table-cell table:formula="of:=IF(ISNUMBER([.AL417]); [.AL417]*0.0035; &quot;&quot;)">
            <text:p/>
          </table:table-cell>
          <table:table-cell table:formula="of:=IF(ISBLANK([.Q417]); &quot;&quot;; [.P417]*[.Q417])">
            <text:p/>
          </table:table-cell>
          <table:table-cell table:formula="of:=IF(ISNUMBER([.AN417]); [.AN417]*0.0035; &quot;&quot;)">
            <text:p/>
          </table:table-cell>
          <table:table-cell table:formula="of:=IF(ISBLANK([.Q417]); &quot;&quot;; SUM([.$S$3:.S417]))">
            <text:p/>
          </table:table-cell>
          <table:table-cell table:formula="of:=IF(ISBLANK([.R417]); &quot;&quot;; SUM([.$T$3:.T417]))">
            <text:p/>
          </table:table-cell>
          <table:table-cell table:formula="of:=IF(OR(ISBLANK([.J417]); ISBLANK([.R417])); &quot;&quot;;ROUND(([.R417]-[.J417])*60*24))">
            <text:p/>
          </table:table-cell>
          <table:table-cell table:number-columns-repeated="20"/>
        </table:table-row>
        <table:table-row table:style-name="ro2">
          <table:table-cell office:value-type="float" office:value="416" calcext:value-type="float">
            <text:p>41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18]=&quot;Long&quot; ; [.L418]-[Overview.$C$4]/[.K418]  ;  IF([.G418]=&quot;Short&quot;; [.L418]+[Overview.$C$4]/[.K418]; &quot;&quot;) ); &quot;&quot;)">
            <text:p/>
          </table:table-cell>
          <table:table-cell table:formula="of:=IFERROR(ABS([.M418]-[.L418])*[.K418]; &quot;&quot;)">
            <text:p/>
          </table:table-cell>
          <table:table-cell table:style-name="ce312" table:formula="of:=IFERROR(  IF([.G418]=&quot;Long&quot;;  [.L418]+[Overview.$C$4]/[.K418]  *  [Overview.$C$6]  ;  IF([.G418]=&quot;Short&quot;   ;  [.L418]-[Overview.$C$4]/[.K418]  * [Overview.$C$6]  ; &quot;&quot;  )  )   ; &quot;&quot;)">
            <text:p/>
          </table:table-cell>
          <table:table-cell table:number-columns-repeated="3"/>
          <table:table-cell table:style-name="ce182" table:formula="of:=IFERROR([.T418]/[.N418]; &quot;&quot;)">
            <text:p/>
          </table:table-cell>
          <table:table-cell table:style-name="ce203" table:formula="of:=IFERROR(   IF( AND( [.G418]=&quot;Long&quot;;   [.P418]=[.K418])  ;  [.K418]*([.Q418]-[.L418])  ;    IF(  AND(  [.G418]=&quot;Short&quot;  ;   [.P418]=[.K418]   )   ;   [.K418]*([.L418]-[.Q418])   ;  &quot;&quot;)) ; &quot;&quot;)">
            <text:p/>
          </table:table-cell>
          <table:table-cell table:style-name="ce215" table:formula="of:=IF(ISNUMBER([.T418]); IF([.T418]&gt;=0; &quot;Win&quot;; &quot;Loss&quot;); &quot;&quot;)">
            <text:p/>
          </table:table-cell>
          <table:table-cell table:style-name="ce220" table:formula="of:=IF(ISNUMBER([.T418]); ROUND(([.R418]-[.J418])*60*24); &quot;&quot;)">
            <text:p/>
          </table:table-cell>
          <table:table-cell table:content-validation-name="val8"/>
          <table:table-cell table:number-columns-repeated="2"/>
          <table:table-cell table:style-name="ce239"/>
          <table:table-cell table:style-name="ce243" table:formula="of:=IFERROR(IF(ISBLANK([.Z418]); &quot;&quot;; IF([.$G418]=&quot;Long&quot;; ([.Z418]-[.$L418])*[.$K418]/[.$N418]; ([.$L418]-[.Z418])*[.$K418]/[.$N418])-[.$S418]); &quot;&quot;)">
            <text:p/>
          </table:table-cell>
          <table:table-cell/>
          <table:table-cell table:style-name="ce243" table:formula="of:=IFERROR(IF(ISBLANK([.AB418]); &quot;&quot;; IF([.$G418]=&quot;Long&quot;; ([.AB418]-[.$L418])*[.$K418]/[.$N418]; ([.$L418]-[.AB418])*[.$K418]/[.$N418])-[.$S418]); &quot;&quot;)">
            <text:p/>
          </table:table-cell>
          <table:table-cell/>
          <table:table-cell table:style-name="ce243" table:formula="of:=IFERROR(IF(ISBLANK([.AD418]); &quot;&quot;; IF([.$G418]=&quot;Long&quot;; ([.AD418]-[.$L418])*[.$K418]/[.$N418]; ([.$L418]-[.AD418])*[.$K418]/[.$N418])-[.$S418]); &quot;&quot;)">
            <text:p/>
          </table:table-cell>
          <table:table-cell table:number-columns-repeated="2"/>
          <table:table-cell table:formula="of:=IF(ISBLANK([.B418]); &quot;&quot;; DAY([.B418]))">
            <text:p/>
          </table:table-cell>
          <table:table-cell table:formula="of:=IF(ISBLANK([.B418]); &quot;&quot;; WEEKDAY([.B418]))">
            <text:p/>
          </table:table-cell>
          <table:table-cell table:formula="of:=IF(ISBLANK([.B418]); &quot;&quot;; WEEKNUM([.B418]))">
            <text:p/>
          </table:table-cell>
          <table:table-cell table:formula="of:=IF(ISBLANK([.B418]); &quot;&quot;; MONTH([.B418]))">
            <text:p/>
          </table:table-cell>
          <table:table-cell table:formula="of:=IF(ISBLANK([.L418]); &quot;&quot;; [.K418]*[.L418])">
            <text:p/>
          </table:table-cell>
          <table:table-cell table:formula="of:=IF(ISNUMBER([.AL418]); [.AL418]*0.0035; &quot;&quot;)">
            <text:p/>
          </table:table-cell>
          <table:table-cell table:formula="of:=IF(ISBLANK([.Q418]); &quot;&quot;; [.P418]*[.Q418])">
            <text:p/>
          </table:table-cell>
          <table:table-cell table:formula="of:=IF(ISNUMBER([.AN418]); [.AN418]*0.0035; &quot;&quot;)">
            <text:p/>
          </table:table-cell>
          <table:table-cell table:formula="of:=IF(ISBLANK([.Q418]); &quot;&quot;; SUM([.$S$3:.S418]))">
            <text:p/>
          </table:table-cell>
          <table:table-cell table:formula="of:=IF(ISBLANK([.R418]); &quot;&quot;; SUM([.$T$3:.T418]))">
            <text:p/>
          </table:table-cell>
          <table:table-cell table:formula="of:=IF(OR(ISBLANK([.J418]); ISBLANK([.R418])); &quot;&quot;;ROUND(([.R418]-[.J418])*60*24))">
            <text:p/>
          </table:table-cell>
          <table:table-cell table:number-columns-repeated="20"/>
        </table:table-row>
        <table:table-row table:style-name="ro2">
          <table:table-cell office:value-type="float" office:value="417" calcext:value-type="float">
            <text:p>41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19]=&quot;Long&quot; ; [.L419]-[Overview.$C$4]/[.K419]  ;  IF([.G419]=&quot;Short&quot;; [.L419]+[Overview.$C$4]/[.K419]; &quot;&quot;) ); &quot;&quot;)">
            <text:p/>
          </table:table-cell>
          <table:table-cell table:formula="of:=IFERROR(ABS([.M419]-[.L419])*[.K419]; &quot;&quot;)">
            <text:p/>
          </table:table-cell>
          <table:table-cell table:style-name="ce312" table:formula="of:=IFERROR(  IF([.G419]=&quot;Long&quot;;  [.L419]+[Overview.$C$4]/[.K419]  *  [Overview.$C$6]  ;  IF([.G419]=&quot;Short&quot;   ;  [.L419]-[Overview.$C$4]/[.K419]  * [Overview.$C$6]  ; &quot;&quot;  )  )   ; &quot;&quot;)">
            <text:p/>
          </table:table-cell>
          <table:table-cell table:number-columns-repeated="3"/>
          <table:table-cell table:style-name="ce182" table:formula="of:=IFERROR([.T419]/[.N419]; &quot;&quot;)">
            <text:p/>
          </table:table-cell>
          <table:table-cell table:style-name="ce203" table:formula="of:=IFERROR(   IF( AND( [.G419]=&quot;Long&quot;;   [.P419]=[.K419])  ;  [.K419]*([.Q419]-[.L419])  ;    IF(  AND(  [.G419]=&quot;Short&quot;  ;   [.P419]=[.K419]   )   ;   [.K419]*([.L419]-[.Q419])   ;  &quot;&quot;)) ; &quot;&quot;)">
            <text:p/>
          </table:table-cell>
          <table:table-cell table:style-name="ce215" table:formula="of:=IF(ISNUMBER([.T419]); IF([.T419]&gt;=0; &quot;Win&quot;; &quot;Loss&quot;); &quot;&quot;)">
            <text:p/>
          </table:table-cell>
          <table:table-cell table:style-name="ce220" table:formula="of:=IF(ISNUMBER([.T419]); ROUND(([.R419]-[.J419])*60*24); &quot;&quot;)">
            <text:p/>
          </table:table-cell>
          <table:table-cell table:content-validation-name="val8"/>
          <table:table-cell table:number-columns-repeated="2"/>
          <table:table-cell table:style-name="ce239"/>
          <table:table-cell table:style-name="ce243" table:formula="of:=IFERROR(IF(ISBLANK([.Z419]); &quot;&quot;; IF([.$G419]=&quot;Long&quot;; ([.Z419]-[.$L419])*[.$K419]/[.$N419]; ([.$L419]-[.Z419])*[.$K419]/[.$N419])-[.$S419]); &quot;&quot;)">
            <text:p/>
          </table:table-cell>
          <table:table-cell/>
          <table:table-cell table:style-name="ce243" table:formula="of:=IFERROR(IF(ISBLANK([.AB419]); &quot;&quot;; IF([.$G419]=&quot;Long&quot;; ([.AB419]-[.$L419])*[.$K419]/[.$N419]; ([.$L419]-[.AB419])*[.$K419]/[.$N419])-[.$S419]); &quot;&quot;)">
            <text:p/>
          </table:table-cell>
          <table:table-cell/>
          <table:table-cell table:style-name="ce243" table:formula="of:=IFERROR(IF(ISBLANK([.AD419]); &quot;&quot;; IF([.$G419]=&quot;Long&quot;; ([.AD419]-[.$L419])*[.$K419]/[.$N419]; ([.$L419]-[.AD419])*[.$K419]/[.$N419])-[.$S419]); &quot;&quot;)">
            <text:p/>
          </table:table-cell>
          <table:table-cell table:number-columns-repeated="2"/>
          <table:table-cell table:formula="of:=IF(ISBLANK([.B419]); &quot;&quot;; DAY([.B419]))">
            <text:p/>
          </table:table-cell>
          <table:table-cell table:formula="of:=IF(ISBLANK([.B419]); &quot;&quot;; WEEKDAY([.B419]))">
            <text:p/>
          </table:table-cell>
          <table:table-cell table:formula="of:=IF(ISBLANK([.B419]); &quot;&quot;; WEEKNUM([.B419]))">
            <text:p/>
          </table:table-cell>
          <table:table-cell table:formula="of:=IF(ISBLANK([.B419]); &quot;&quot;; MONTH([.B419]))">
            <text:p/>
          </table:table-cell>
          <table:table-cell table:formula="of:=IF(ISBLANK([.L419]); &quot;&quot;; [.K419]*[.L419])">
            <text:p/>
          </table:table-cell>
          <table:table-cell table:formula="of:=IF(ISNUMBER([.AL419]); [.AL419]*0.0035; &quot;&quot;)">
            <text:p/>
          </table:table-cell>
          <table:table-cell table:formula="of:=IF(ISBLANK([.Q419]); &quot;&quot;; [.P419]*[.Q419])">
            <text:p/>
          </table:table-cell>
          <table:table-cell table:formula="of:=IF(ISNUMBER([.AN419]); [.AN419]*0.0035; &quot;&quot;)">
            <text:p/>
          </table:table-cell>
          <table:table-cell table:formula="of:=IF(ISBLANK([.Q419]); &quot;&quot;; SUM([.$S$3:.S419]))">
            <text:p/>
          </table:table-cell>
          <table:table-cell table:formula="of:=IF(ISBLANK([.R419]); &quot;&quot;; SUM([.$T$3:.T419]))">
            <text:p/>
          </table:table-cell>
          <table:table-cell table:formula="of:=IF(OR(ISBLANK([.J419]); ISBLANK([.R419])); &quot;&quot;;ROUND(([.R419]-[.J419])*60*24))">
            <text:p/>
          </table:table-cell>
          <table:table-cell table:number-columns-repeated="20"/>
        </table:table-row>
        <table:table-row table:style-name="ro2">
          <table:table-cell office:value-type="float" office:value="418" calcext:value-type="float">
            <text:p>41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20]=&quot;Long&quot; ; [.L420]-[Overview.$C$4]/[.K420]  ;  IF([.G420]=&quot;Short&quot;; [.L420]+[Overview.$C$4]/[.K420]; &quot;&quot;) ); &quot;&quot;)">
            <text:p/>
          </table:table-cell>
          <table:table-cell table:formula="of:=IFERROR(ABS([.M420]-[.L420])*[.K420]; &quot;&quot;)">
            <text:p/>
          </table:table-cell>
          <table:table-cell table:style-name="ce312" table:formula="of:=IFERROR(  IF([.G420]=&quot;Long&quot;;  [.L420]+[Overview.$C$4]/[.K420]  *  [Overview.$C$6]  ;  IF([.G420]=&quot;Short&quot;   ;  [.L420]-[Overview.$C$4]/[.K420]  * [Overview.$C$6]  ; &quot;&quot;  )  )   ; &quot;&quot;)">
            <text:p/>
          </table:table-cell>
          <table:table-cell table:number-columns-repeated="3"/>
          <table:table-cell table:style-name="ce182" table:formula="of:=IFERROR([.T420]/[.N420]; &quot;&quot;)">
            <text:p/>
          </table:table-cell>
          <table:table-cell table:style-name="ce203" table:formula="of:=IFERROR(   IF( AND( [.G420]=&quot;Long&quot;;   [.P420]=[.K420])  ;  [.K420]*([.Q420]-[.L420])  ;    IF(  AND(  [.G420]=&quot;Short&quot;  ;   [.P420]=[.K420]   )   ;   [.K420]*([.L420]-[.Q420])   ;  &quot;&quot;)) ; &quot;&quot;)">
            <text:p/>
          </table:table-cell>
          <table:table-cell table:style-name="ce215" table:formula="of:=IF(ISNUMBER([.T420]); IF([.T420]&gt;=0; &quot;Win&quot;; &quot;Loss&quot;); &quot;&quot;)">
            <text:p/>
          </table:table-cell>
          <table:table-cell table:style-name="ce220" table:formula="of:=IF(ISNUMBER([.T420]); ROUND(([.R420]-[.J420])*60*24); &quot;&quot;)">
            <text:p/>
          </table:table-cell>
          <table:table-cell table:content-validation-name="val8"/>
          <table:table-cell table:number-columns-repeated="2"/>
          <table:table-cell table:style-name="ce239"/>
          <table:table-cell table:style-name="ce243" table:formula="of:=IFERROR(IF(ISBLANK([.Z420]); &quot;&quot;; IF([.$G420]=&quot;Long&quot;; ([.Z420]-[.$L420])*[.$K420]/[.$N420]; ([.$L420]-[.Z420])*[.$K420]/[.$N420])-[.$S420]); &quot;&quot;)">
            <text:p/>
          </table:table-cell>
          <table:table-cell/>
          <table:table-cell table:style-name="ce243" table:formula="of:=IFERROR(IF(ISBLANK([.AB420]); &quot;&quot;; IF([.$G420]=&quot;Long&quot;; ([.AB420]-[.$L420])*[.$K420]/[.$N420]; ([.$L420]-[.AB420])*[.$K420]/[.$N420])-[.$S420]); &quot;&quot;)">
            <text:p/>
          </table:table-cell>
          <table:table-cell/>
          <table:table-cell table:style-name="ce243" table:formula="of:=IFERROR(IF(ISBLANK([.AD420]); &quot;&quot;; IF([.$G420]=&quot;Long&quot;; ([.AD420]-[.$L420])*[.$K420]/[.$N420]; ([.$L420]-[.AD420])*[.$K420]/[.$N420])-[.$S420]); &quot;&quot;)">
            <text:p/>
          </table:table-cell>
          <table:table-cell table:number-columns-repeated="2"/>
          <table:table-cell table:formula="of:=IF(ISBLANK([.B420]); &quot;&quot;; DAY([.B420]))">
            <text:p/>
          </table:table-cell>
          <table:table-cell table:formula="of:=IF(ISBLANK([.B420]); &quot;&quot;; WEEKDAY([.B420]))">
            <text:p/>
          </table:table-cell>
          <table:table-cell table:formula="of:=IF(ISBLANK([.B420]); &quot;&quot;; WEEKNUM([.B420]))">
            <text:p/>
          </table:table-cell>
          <table:table-cell table:formula="of:=IF(ISBLANK([.B420]); &quot;&quot;; MONTH([.B420]))">
            <text:p/>
          </table:table-cell>
          <table:table-cell table:formula="of:=IF(ISBLANK([.L420]); &quot;&quot;; [.K420]*[.L420])">
            <text:p/>
          </table:table-cell>
          <table:table-cell table:formula="of:=IF(ISNUMBER([.AL420]); [.AL420]*0.0035; &quot;&quot;)">
            <text:p/>
          </table:table-cell>
          <table:table-cell table:formula="of:=IF(ISBLANK([.Q420]); &quot;&quot;; [.P420]*[.Q420])">
            <text:p/>
          </table:table-cell>
          <table:table-cell table:formula="of:=IF(ISNUMBER([.AN420]); [.AN420]*0.0035; &quot;&quot;)">
            <text:p/>
          </table:table-cell>
          <table:table-cell table:formula="of:=IF(ISBLANK([.Q420]); &quot;&quot;; SUM([.$S$3:.S420]))">
            <text:p/>
          </table:table-cell>
          <table:table-cell table:formula="of:=IF(ISBLANK([.R420]); &quot;&quot;; SUM([.$T$3:.T420]))">
            <text:p/>
          </table:table-cell>
          <table:table-cell table:formula="of:=IF(OR(ISBLANK([.J420]); ISBLANK([.R420])); &quot;&quot;;ROUND(([.R420]-[.J420])*60*24))">
            <text:p/>
          </table:table-cell>
          <table:table-cell table:number-columns-repeated="20"/>
        </table:table-row>
        <table:table-row table:style-name="ro2">
          <table:table-cell office:value-type="float" office:value="419" calcext:value-type="float">
            <text:p>41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21]=&quot;Long&quot; ; [.L421]-[Overview.$C$4]/[.K421]  ;  IF([.G421]=&quot;Short&quot;; [.L421]+[Overview.$C$4]/[.K421]; &quot;&quot;) ); &quot;&quot;)">
            <text:p/>
          </table:table-cell>
          <table:table-cell table:formula="of:=IFERROR(ABS([.M421]-[.L421])*[.K421]; &quot;&quot;)">
            <text:p/>
          </table:table-cell>
          <table:table-cell table:style-name="ce312" table:formula="of:=IFERROR(  IF([.G421]=&quot;Long&quot;;  [.L421]+[Overview.$C$4]/[.K421]  *  [Overview.$C$6]  ;  IF([.G421]=&quot;Short&quot;   ;  [.L421]-[Overview.$C$4]/[.K421]  * [Overview.$C$6]  ; &quot;&quot;  )  )   ; &quot;&quot;)">
            <text:p/>
          </table:table-cell>
          <table:table-cell table:number-columns-repeated="3"/>
          <table:table-cell table:style-name="ce182" table:formula="of:=IFERROR([.T421]/[.N421]; &quot;&quot;)">
            <text:p/>
          </table:table-cell>
          <table:table-cell table:style-name="ce203" table:formula="of:=IFERROR(   IF( AND( [.G421]=&quot;Long&quot;;   [.P421]=[.K421])  ;  [.K421]*([.Q421]-[.L421])  ;    IF(  AND(  [.G421]=&quot;Short&quot;  ;   [.P421]=[.K421]   )   ;   [.K421]*([.L421]-[.Q421])   ;  &quot;&quot;)) ; &quot;&quot;)">
            <text:p/>
          </table:table-cell>
          <table:table-cell table:style-name="ce215" table:formula="of:=IF(ISNUMBER([.T421]); IF([.T421]&gt;=0; &quot;Win&quot;; &quot;Loss&quot;); &quot;&quot;)">
            <text:p/>
          </table:table-cell>
          <table:table-cell table:style-name="ce220" table:formula="of:=IF(ISNUMBER([.T421]); ROUND(([.R421]-[.J421])*60*24); &quot;&quot;)">
            <text:p/>
          </table:table-cell>
          <table:table-cell table:content-validation-name="val8"/>
          <table:table-cell table:number-columns-repeated="2"/>
          <table:table-cell table:style-name="ce239"/>
          <table:table-cell table:style-name="ce243" table:formula="of:=IFERROR(IF(ISBLANK([.Z421]); &quot;&quot;; IF([.$G421]=&quot;Long&quot;; ([.Z421]-[.$L421])*[.$K421]/[.$N421]; ([.$L421]-[.Z421])*[.$K421]/[.$N421])-[.$S421]); &quot;&quot;)">
            <text:p/>
          </table:table-cell>
          <table:table-cell/>
          <table:table-cell table:style-name="ce243" table:formula="of:=IFERROR(IF(ISBLANK([.AB421]); &quot;&quot;; IF([.$G421]=&quot;Long&quot;; ([.AB421]-[.$L421])*[.$K421]/[.$N421]; ([.$L421]-[.AB421])*[.$K421]/[.$N421])-[.$S421]); &quot;&quot;)">
            <text:p/>
          </table:table-cell>
          <table:table-cell/>
          <table:table-cell table:style-name="ce243" table:formula="of:=IFERROR(IF(ISBLANK([.AD421]); &quot;&quot;; IF([.$G421]=&quot;Long&quot;; ([.AD421]-[.$L421])*[.$K421]/[.$N421]; ([.$L421]-[.AD421])*[.$K421]/[.$N421])-[.$S421]); &quot;&quot;)">
            <text:p/>
          </table:table-cell>
          <table:table-cell table:number-columns-repeated="2"/>
          <table:table-cell table:formula="of:=IF(ISBLANK([.B421]); &quot;&quot;; DAY([.B421]))">
            <text:p/>
          </table:table-cell>
          <table:table-cell table:formula="of:=IF(ISBLANK([.B421]); &quot;&quot;; WEEKDAY([.B421]))">
            <text:p/>
          </table:table-cell>
          <table:table-cell table:formula="of:=IF(ISBLANK([.B421]); &quot;&quot;; WEEKNUM([.B421]))">
            <text:p/>
          </table:table-cell>
          <table:table-cell table:formula="of:=IF(ISBLANK([.B421]); &quot;&quot;; MONTH([.B421]))">
            <text:p/>
          </table:table-cell>
          <table:table-cell table:formula="of:=IF(ISBLANK([.L421]); &quot;&quot;; [.K421]*[.L421])">
            <text:p/>
          </table:table-cell>
          <table:table-cell table:formula="of:=IF(ISNUMBER([.AL421]); [.AL421]*0.0035; &quot;&quot;)">
            <text:p/>
          </table:table-cell>
          <table:table-cell table:formula="of:=IF(ISBLANK([.Q421]); &quot;&quot;; [.P421]*[.Q421])">
            <text:p/>
          </table:table-cell>
          <table:table-cell table:formula="of:=IF(ISNUMBER([.AN421]); [.AN421]*0.0035; &quot;&quot;)">
            <text:p/>
          </table:table-cell>
          <table:table-cell table:formula="of:=IF(ISBLANK([.Q421]); &quot;&quot;; SUM([.$S$3:.S421]))">
            <text:p/>
          </table:table-cell>
          <table:table-cell table:formula="of:=IF(ISBLANK([.R421]); &quot;&quot;; SUM([.$T$3:.T421]))">
            <text:p/>
          </table:table-cell>
          <table:table-cell table:formula="of:=IF(OR(ISBLANK([.J421]); ISBLANK([.R421])); &quot;&quot;;ROUND(([.R421]-[.J421])*60*24))">
            <text:p/>
          </table:table-cell>
          <table:table-cell table:number-columns-repeated="20"/>
        </table:table-row>
        <table:table-row table:style-name="ro2">
          <table:table-cell office:value-type="float" office:value="420" calcext:value-type="float">
            <text:p>42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22]=&quot;Long&quot; ; [.L422]-[Overview.$C$4]/[.K422]  ;  IF([.G422]=&quot;Short&quot;; [.L422]+[Overview.$C$4]/[.K422]; &quot;&quot;) ); &quot;&quot;)">
            <text:p/>
          </table:table-cell>
          <table:table-cell table:formula="of:=IFERROR(ABS([.M422]-[.L422])*[.K422]; &quot;&quot;)">
            <text:p/>
          </table:table-cell>
          <table:table-cell table:style-name="ce312" table:formula="of:=IFERROR(  IF([.G422]=&quot;Long&quot;;  [.L422]+[Overview.$C$4]/[.K422]  *  [Overview.$C$6]  ;  IF([.G422]=&quot;Short&quot;   ;  [.L422]-[Overview.$C$4]/[.K422]  * [Overview.$C$6]  ; &quot;&quot;  )  )   ; &quot;&quot;)">
            <text:p/>
          </table:table-cell>
          <table:table-cell table:number-columns-repeated="3"/>
          <table:table-cell table:style-name="ce182" table:formula="of:=IFERROR([.T422]/[.N422]; &quot;&quot;)">
            <text:p/>
          </table:table-cell>
          <table:table-cell table:style-name="ce203" table:formula="of:=IFERROR(   IF( AND( [.G422]=&quot;Long&quot;;   [.P422]=[.K422])  ;  [.K422]*([.Q422]-[.L422])  ;    IF(  AND(  [.G422]=&quot;Short&quot;  ;   [.P422]=[.K422]   )   ;   [.K422]*([.L422]-[.Q422])   ;  &quot;&quot;)) ; &quot;&quot;)">
            <text:p/>
          </table:table-cell>
          <table:table-cell table:style-name="ce215" table:formula="of:=IF(ISNUMBER([.T422]); IF([.T422]&gt;=0; &quot;Win&quot;; &quot;Loss&quot;); &quot;&quot;)">
            <text:p/>
          </table:table-cell>
          <table:table-cell table:style-name="ce220" table:formula="of:=IF(ISNUMBER([.T422]); ROUND(([.R422]-[.J422])*60*24); &quot;&quot;)">
            <text:p/>
          </table:table-cell>
          <table:table-cell table:content-validation-name="val8"/>
          <table:table-cell table:number-columns-repeated="2"/>
          <table:table-cell table:style-name="ce239"/>
          <table:table-cell table:style-name="ce243" table:formula="of:=IFERROR(IF(ISBLANK([.Z422]); &quot;&quot;; IF([.$G422]=&quot;Long&quot;; ([.Z422]-[.$L422])*[.$K422]/[.$N422]; ([.$L422]-[.Z422])*[.$K422]/[.$N422])-[.$S422]); &quot;&quot;)">
            <text:p/>
          </table:table-cell>
          <table:table-cell/>
          <table:table-cell table:style-name="ce243" table:formula="of:=IFERROR(IF(ISBLANK([.AB422]); &quot;&quot;; IF([.$G422]=&quot;Long&quot;; ([.AB422]-[.$L422])*[.$K422]/[.$N422]; ([.$L422]-[.AB422])*[.$K422]/[.$N422])-[.$S422]); &quot;&quot;)">
            <text:p/>
          </table:table-cell>
          <table:table-cell/>
          <table:table-cell table:style-name="ce243" table:formula="of:=IFERROR(IF(ISBLANK([.AD422]); &quot;&quot;; IF([.$G422]=&quot;Long&quot;; ([.AD422]-[.$L422])*[.$K422]/[.$N422]; ([.$L422]-[.AD422])*[.$K422]/[.$N422])-[.$S422]); &quot;&quot;)">
            <text:p/>
          </table:table-cell>
          <table:table-cell table:number-columns-repeated="2"/>
          <table:table-cell table:formula="of:=IF(ISBLANK([.B422]); &quot;&quot;; DAY([.B422]))">
            <text:p/>
          </table:table-cell>
          <table:table-cell table:formula="of:=IF(ISBLANK([.B422]); &quot;&quot;; WEEKDAY([.B422]))">
            <text:p/>
          </table:table-cell>
          <table:table-cell table:formula="of:=IF(ISBLANK([.B422]); &quot;&quot;; WEEKNUM([.B422]))">
            <text:p/>
          </table:table-cell>
          <table:table-cell table:formula="of:=IF(ISBLANK([.B422]); &quot;&quot;; MONTH([.B422]))">
            <text:p/>
          </table:table-cell>
          <table:table-cell table:formula="of:=IF(ISBLANK([.L422]); &quot;&quot;; [.K422]*[.L422])">
            <text:p/>
          </table:table-cell>
          <table:table-cell table:formula="of:=IF(ISNUMBER([.AL422]); [.AL422]*0.0035; &quot;&quot;)">
            <text:p/>
          </table:table-cell>
          <table:table-cell table:formula="of:=IF(ISBLANK([.Q422]); &quot;&quot;; [.P422]*[.Q422])">
            <text:p/>
          </table:table-cell>
          <table:table-cell table:formula="of:=IF(ISNUMBER([.AN422]); [.AN422]*0.0035; &quot;&quot;)">
            <text:p/>
          </table:table-cell>
          <table:table-cell table:formula="of:=IF(ISBLANK([.Q422]); &quot;&quot;; SUM([.$S$3:.S422]))">
            <text:p/>
          </table:table-cell>
          <table:table-cell table:formula="of:=IF(ISBLANK([.R422]); &quot;&quot;; SUM([.$T$3:.T422]))">
            <text:p/>
          </table:table-cell>
          <table:table-cell table:formula="of:=IF(OR(ISBLANK([.J422]); ISBLANK([.R422])); &quot;&quot;;ROUND(([.R422]-[.J422])*60*24))">
            <text:p/>
          </table:table-cell>
          <table:table-cell table:number-columns-repeated="20"/>
        </table:table-row>
        <table:table-row table:style-name="ro2">
          <table:table-cell office:value-type="float" office:value="421" calcext:value-type="float">
            <text:p>42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23]=&quot;Long&quot; ; [.L423]-[Overview.$C$4]/[.K423]  ;  IF([.G423]=&quot;Short&quot;; [.L423]+[Overview.$C$4]/[.K423]; &quot;&quot;) ); &quot;&quot;)">
            <text:p/>
          </table:table-cell>
          <table:table-cell table:formula="of:=IFERROR(ABS([.M423]-[.L423])*[.K423]; &quot;&quot;)">
            <text:p/>
          </table:table-cell>
          <table:table-cell table:style-name="ce312" table:formula="of:=IFERROR(  IF([.G423]=&quot;Long&quot;;  [.L423]+[Overview.$C$4]/[.K423]  *  [Overview.$C$6]  ;  IF([.G423]=&quot;Short&quot;   ;  [.L423]-[Overview.$C$4]/[.K423]  * [Overview.$C$6]  ; &quot;&quot;  )  )   ; &quot;&quot;)">
            <text:p/>
          </table:table-cell>
          <table:table-cell table:number-columns-repeated="3"/>
          <table:table-cell table:style-name="ce182" table:formula="of:=IFERROR([.T423]/[.N423]; &quot;&quot;)">
            <text:p/>
          </table:table-cell>
          <table:table-cell table:style-name="ce203" table:formula="of:=IFERROR(   IF( AND( [.G423]=&quot;Long&quot;;   [.P423]=[.K423])  ;  [.K423]*([.Q423]-[.L423])  ;    IF(  AND(  [.G423]=&quot;Short&quot;  ;   [.P423]=[.K423]   )   ;   [.K423]*([.L423]-[.Q423])   ;  &quot;&quot;)) ; &quot;&quot;)">
            <text:p/>
          </table:table-cell>
          <table:table-cell table:style-name="ce215" table:formula="of:=IF(ISNUMBER([.T423]); IF([.T423]&gt;=0; &quot;Win&quot;; &quot;Loss&quot;); &quot;&quot;)">
            <text:p/>
          </table:table-cell>
          <table:table-cell table:style-name="ce220" table:formula="of:=IF(ISNUMBER([.T423]); ROUND(([.R423]-[.J423])*60*24); &quot;&quot;)">
            <text:p/>
          </table:table-cell>
          <table:table-cell table:content-validation-name="val8"/>
          <table:table-cell table:number-columns-repeated="2"/>
          <table:table-cell table:style-name="ce239"/>
          <table:table-cell table:style-name="ce243" table:formula="of:=IFERROR(IF(ISBLANK([.Z423]); &quot;&quot;; IF([.$G423]=&quot;Long&quot;; ([.Z423]-[.$L423])*[.$K423]/[.$N423]; ([.$L423]-[.Z423])*[.$K423]/[.$N423])-[.$S423]); &quot;&quot;)">
            <text:p/>
          </table:table-cell>
          <table:table-cell/>
          <table:table-cell table:style-name="ce243" table:formula="of:=IFERROR(IF(ISBLANK([.AB423]); &quot;&quot;; IF([.$G423]=&quot;Long&quot;; ([.AB423]-[.$L423])*[.$K423]/[.$N423]; ([.$L423]-[.AB423])*[.$K423]/[.$N423])-[.$S423]); &quot;&quot;)">
            <text:p/>
          </table:table-cell>
          <table:table-cell/>
          <table:table-cell table:style-name="ce243" table:formula="of:=IFERROR(IF(ISBLANK([.AD423]); &quot;&quot;; IF([.$G423]=&quot;Long&quot;; ([.AD423]-[.$L423])*[.$K423]/[.$N423]; ([.$L423]-[.AD423])*[.$K423]/[.$N423])-[.$S423]); &quot;&quot;)">
            <text:p/>
          </table:table-cell>
          <table:table-cell table:number-columns-repeated="2"/>
          <table:table-cell table:formula="of:=IF(ISBLANK([.B423]); &quot;&quot;; DAY([.B423]))">
            <text:p/>
          </table:table-cell>
          <table:table-cell table:formula="of:=IF(ISBLANK([.B423]); &quot;&quot;; WEEKDAY([.B423]))">
            <text:p/>
          </table:table-cell>
          <table:table-cell table:formula="of:=IF(ISBLANK([.B423]); &quot;&quot;; WEEKNUM([.B423]))">
            <text:p/>
          </table:table-cell>
          <table:table-cell table:formula="of:=IF(ISBLANK([.B423]); &quot;&quot;; MONTH([.B423]))">
            <text:p/>
          </table:table-cell>
          <table:table-cell table:formula="of:=IF(ISBLANK([.L423]); &quot;&quot;; [.K423]*[.L423])">
            <text:p/>
          </table:table-cell>
          <table:table-cell table:formula="of:=IF(ISNUMBER([.AL423]); [.AL423]*0.0035; &quot;&quot;)">
            <text:p/>
          </table:table-cell>
          <table:table-cell table:formula="of:=IF(ISBLANK([.Q423]); &quot;&quot;; [.P423]*[.Q423])">
            <text:p/>
          </table:table-cell>
          <table:table-cell table:formula="of:=IF(ISNUMBER([.AN423]); [.AN423]*0.0035; &quot;&quot;)">
            <text:p/>
          </table:table-cell>
          <table:table-cell table:formula="of:=IF(ISBLANK([.Q423]); &quot;&quot;; SUM([.$S$3:.S423]))">
            <text:p/>
          </table:table-cell>
          <table:table-cell table:formula="of:=IF(ISBLANK([.R423]); &quot;&quot;; SUM([.$T$3:.T423]))">
            <text:p/>
          </table:table-cell>
          <table:table-cell table:formula="of:=IF(OR(ISBLANK([.J423]); ISBLANK([.R423])); &quot;&quot;;ROUND(([.R423]-[.J423])*60*24))">
            <text:p/>
          </table:table-cell>
          <table:table-cell table:number-columns-repeated="20"/>
        </table:table-row>
        <table:table-row table:style-name="ro2">
          <table:table-cell office:value-type="float" office:value="422" calcext:value-type="float">
            <text:p>42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24]=&quot;Long&quot; ; [.L424]-[Overview.$C$4]/[.K424]  ;  IF([.G424]=&quot;Short&quot;; [.L424]+[Overview.$C$4]/[.K424]; &quot;&quot;) ); &quot;&quot;)">
            <text:p/>
          </table:table-cell>
          <table:table-cell table:formula="of:=IFERROR(ABS([.M424]-[.L424])*[.K424]; &quot;&quot;)">
            <text:p/>
          </table:table-cell>
          <table:table-cell table:style-name="ce312" table:formula="of:=IFERROR(  IF([.G424]=&quot;Long&quot;;  [.L424]+[Overview.$C$4]/[.K424]  *  [Overview.$C$6]  ;  IF([.G424]=&quot;Short&quot;   ;  [.L424]-[Overview.$C$4]/[.K424]  * [Overview.$C$6]  ; &quot;&quot;  )  )   ; &quot;&quot;)">
            <text:p/>
          </table:table-cell>
          <table:table-cell table:number-columns-repeated="3"/>
          <table:table-cell table:style-name="ce182" table:formula="of:=IFERROR([.T424]/[.N424]; &quot;&quot;)">
            <text:p/>
          </table:table-cell>
          <table:table-cell table:style-name="ce203" table:formula="of:=IFERROR(   IF( AND( [.G424]=&quot;Long&quot;;   [.P424]=[.K424])  ;  [.K424]*([.Q424]-[.L424])  ;    IF(  AND(  [.G424]=&quot;Short&quot;  ;   [.P424]=[.K424]   )   ;   [.K424]*([.L424]-[.Q424])   ;  &quot;&quot;)) ; &quot;&quot;)">
            <text:p/>
          </table:table-cell>
          <table:table-cell table:style-name="ce215" table:formula="of:=IF(ISNUMBER([.T424]); IF([.T424]&gt;=0; &quot;Win&quot;; &quot;Loss&quot;); &quot;&quot;)">
            <text:p/>
          </table:table-cell>
          <table:table-cell table:style-name="ce220" table:formula="of:=IF(ISNUMBER([.T424]); ROUND(([.R424]-[.J424])*60*24); &quot;&quot;)">
            <text:p/>
          </table:table-cell>
          <table:table-cell table:content-validation-name="val8"/>
          <table:table-cell table:number-columns-repeated="2"/>
          <table:table-cell table:style-name="ce239"/>
          <table:table-cell table:style-name="ce243" table:formula="of:=IFERROR(IF(ISBLANK([.Z424]); &quot;&quot;; IF([.$G424]=&quot;Long&quot;; ([.Z424]-[.$L424])*[.$K424]/[.$N424]; ([.$L424]-[.Z424])*[.$K424]/[.$N424])-[.$S424]); &quot;&quot;)">
            <text:p/>
          </table:table-cell>
          <table:table-cell/>
          <table:table-cell table:style-name="ce243" table:formula="of:=IFERROR(IF(ISBLANK([.AB424]); &quot;&quot;; IF([.$G424]=&quot;Long&quot;; ([.AB424]-[.$L424])*[.$K424]/[.$N424]; ([.$L424]-[.AB424])*[.$K424]/[.$N424])-[.$S424]); &quot;&quot;)">
            <text:p/>
          </table:table-cell>
          <table:table-cell/>
          <table:table-cell table:style-name="ce243" table:formula="of:=IFERROR(IF(ISBLANK([.AD424]); &quot;&quot;; IF([.$G424]=&quot;Long&quot;; ([.AD424]-[.$L424])*[.$K424]/[.$N424]; ([.$L424]-[.AD424])*[.$K424]/[.$N424])-[.$S424]); &quot;&quot;)">
            <text:p/>
          </table:table-cell>
          <table:table-cell table:number-columns-repeated="2"/>
          <table:table-cell table:formula="of:=IF(ISBLANK([.B424]); &quot;&quot;; DAY([.B424]))">
            <text:p/>
          </table:table-cell>
          <table:table-cell table:formula="of:=IF(ISBLANK([.B424]); &quot;&quot;; WEEKDAY([.B424]))">
            <text:p/>
          </table:table-cell>
          <table:table-cell table:formula="of:=IF(ISBLANK([.B424]); &quot;&quot;; WEEKNUM([.B424]))">
            <text:p/>
          </table:table-cell>
          <table:table-cell table:formula="of:=IF(ISBLANK([.B424]); &quot;&quot;; MONTH([.B424]))">
            <text:p/>
          </table:table-cell>
          <table:table-cell table:formula="of:=IF(ISBLANK([.L424]); &quot;&quot;; [.K424]*[.L424])">
            <text:p/>
          </table:table-cell>
          <table:table-cell table:formula="of:=IF(ISNUMBER([.AL424]); [.AL424]*0.0035; &quot;&quot;)">
            <text:p/>
          </table:table-cell>
          <table:table-cell table:formula="of:=IF(ISBLANK([.Q424]); &quot;&quot;; [.P424]*[.Q424])">
            <text:p/>
          </table:table-cell>
          <table:table-cell table:formula="of:=IF(ISNUMBER([.AN424]); [.AN424]*0.0035; &quot;&quot;)">
            <text:p/>
          </table:table-cell>
          <table:table-cell table:formula="of:=IF(ISBLANK([.Q424]); &quot;&quot;; SUM([.$S$3:.S424]))">
            <text:p/>
          </table:table-cell>
          <table:table-cell table:formula="of:=IF(ISBLANK([.R424]); &quot;&quot;; SUM([.$T$3:.T424]))">
            <text:p/>
          </table:table-cell>
          <table:table-cell table:formula="of:=IF(OR(ISBLANK([.J424]); ISBLANK([.R424])); &quot;&quot;;ROUND(([.R424]-[.J424])*60*24))">
            <text:p/>
          </table:table-cell>
          <table:table-cell table:number-columns-repeated="20"/>
        </table:table-row>
        <table:table-row table:style-name="ro2">
          <table:table-cell office:value-type="float" office:value="423" calcext:value-type="float">
            <text:p>42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25]=&quot;Long&quot; ; [.L425]-[Overview.$C$4]/[.K425]  ;  IF([.G425]=&quot;Short&quot;; [.L425]+[Overview.$C$4]/[.K425]; &quot;&quot;) ); &quot;&quot;)">
            <text:p/>
          </table:table-cell>
          <table:table-cell table:formula="of:=IFERROR(ABS([.M425]-[.L425])*[.K425]; &quot;&quot;)">
            <text:p/>
          </table:table-cell>
          <table:table-cell table:style-name="ce312" table:formula="of:=IFERROR(  IF([.G425]=&quot;Long&quot;;  [.L425]+[Overview.$C$4]/[.K425]  *  [Overview.$C$6]  ;  IF([.G425]=&quot;Short&quot;   ;  [.L425]-[Overview.$C$4]/[.K425]  * [Overview.$C$6]  ; &quot;&quot;  )  )   ; &quot;&quot;)">
            <text:p/>
          </table:table-cell>
          <table:table-cell table:number-columns-repeated="3"/>
          <table:table-cell table:style-name="ce182" table:formula="of:=IFERROR([.T425]/[.N425]; &quot;&quot;)">
            <text:p/>
          </table:table-cell>
          <table:table-cell table:style-name="ce203" table:formula="of:=IFERROR(   IF( AND( [.G425]=&quot;Long&quot;;   [.P425]=[.K425])  ;  [.K425]*([.Q425]-[.L425])  ;    IF(  AND(  [.G425]=&quot;Short&quot;  ;   [.P425]=[.K425]   )   ;   [.K425]*([.L425]-[.Q425])   ;  &quot;&quot;)) ; &quot;&quot;)">
            <text:p/>
          </table:table-cell>
          <table:table-cell table:style-name="ce215" table:formula="of:=IF(ISNUMBER([.T425]); IF([.T425]&gt;=0; &quot;Win&quot;; &quot;Loss&quot;); &quot;&quot;)">
            <text:p/>
          </table:table-cell>
          <table:table-cell table:style-name="ce220" table:formula="of:=IF(ISNUMBER([.T425]); ROUND(([.R425]-[.J425])*60*24); &quot;&quot;)">
            <text:p/>
          </table:table-cell>
          <table:table-cell table:content-validation-name="val8"/>
          <table:table-cell table:number-columns-repeated="2"/>
          <table:table-cell table:style-name="ce239"/>
          <table:table-cell table:style-name="ce243" table:formula="of:=IFERROR(IF(ISBLANK([.Z425]); &quot;&quot;; IF([.$G425]=&quot;Long&quot;; ([.Z425]-[.$L425])*[.$K425]/[.$N425]; ([.$L425]-[.Z425])*[.$K425]/[.$N425])-[.$S425]); &quot;&quot;)">
            <text:p/>
          </table:table-cell>
          <table:table-cell/>
          <table:table-cell table:style-name="ce243" table:formula="of:=IFERROR(IF(ISBLANK([.AB425]); &quot;&quot;; IF([.$G425]=&quot;Long&quot;; ([.AB425]-[.$L425])*[.$K425]/[.$N425]; ([.$L425]-[.AB425])*[.$K425]/[.$N425])-[.$S425]); &quot;&quot;)">
            <text:p/>
          </table:table-cell>
          <table:table-cell/>
          <table:table-cell table:style-name="ce243" table:formula="of:=IFERROR(IF(ISBLANK([.AD425]); &quot;&quot;; IF([.$G425]=&quot;Long&quot;; ([.AD425]-[.$L425])*[.$K425]/[.$N425]; ([.$L425]-[.AD425])*[.$K425]/[.$N425])-[.$S425]); &quot;&quot;)">
            <text:p/>
          </table:table-cell>
          <table:table-cell table:number-columns-repeated="2"/>
          <table:table-cell table:formula="of:=IF(ISBLANK([.B425]); &quot;&quot;; DAY([.B425]))">
            <text:p/>
          </table:table-cell>
          <table:table-cell table:formula="of:=IF(ISBLANK([.B425]); &quot;&quot;; WEEKDAY([.B425]))">
            <text:p/>
          </table:table-cell>
          <table:table-cell table:formula="of:=IF(ISBLANK([.B425]); &quot;&quot;; WEEKNUM([.B425]))">
            <text:p/>
          </table:table-cell>
          <table:table-cell table:formula="of:=IF(ISBLANK([.B425]); &quot;&quot;; MONTH([.B425]))">
            <text:p/>
          </table:table-cell>
          <table:table-cell table:formula="of:=IF(ISBLANK([.L425]); &quot;&quot;; [.K425]*[.L425])">
            <text:p/>
          </table:table-cell>
          <table:table-cell table:formula="of:=IF(ISNUMBER([.AL425]); [.AL425]*0.0035; &quot;&quot;)">
            <text:p/>
          </table:table-cell>
          <table:table-cell table:formula="of:=IF(ISBLANK([.Q425]); &quot;&quot;; [.P425]*[.Q425])">
            <text:p/>
          </table:table-cell>
          <table:table-cell table:formula="of:=IF(ISNUMBER([.AN425]); [.AN425]*0.0035; &quot;&quot;)">
            <text:p/>
          </table:table-cell>
          <table:table-cell table:formula="of:=IF(ISBLANK([.Q425]); &quot;&quot;; SUM([.$S$3:.S425]))">
            <text:p/>
          </table:table-cell>
          <table:table-cell table:formula="of:=IF(ISBLANK([.R425]); &quot;&quot;; SUM([.$T$3:.T425]))">
            <text:p/>
          </table:table-cell>
          <table:table-cell table:formula="of:=IF(OR(ISBLANK([.J425]); ISBLANK([.R425])); &quot;&quot;;ROUND(([.R425]-[.J425])*60*24))">
            <text:p/>
          </table:table-cell>
          <table:table-cell table:number-columns-repeated="20"/>
        </table:table-row>
        <table:table-row table:style-name="ro2">
          <table:table-cell office:value-type="float" office:value="424" calcext:value-type="float">
            <text:p>42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26]=&quot;Long&quot; ; [.L426]-[Overview.$C$4]/[.K426]  ;  IF([.G426]=&quot;Short&quot;; [.L426]+[Overview.$C$4]/[.K426]; &quot;&quot;) ); &quot;&quot;)">
            <text:p/>
          </table:table-cell>
          <table:table-cell table:formula="of:=IFERROR(ABS([.M426]-[.L426])*[.K426]; &quot;&quot;)">
            <text:p/>
          </table:table-cell>
          <table:table-cell table:style-name="ce312" table:formula="of:=IFERROR(  IF([.G426]=&quot;Long&quot;;  [.L426]+[Overview.$C$4]/[.K426]  *  [Overview.$C$6]  ;  IF([.G426]=&quot;Short&quot;   ;  [.L426]-[Overview.$C$4]/[.K426]  * [Overview.$C$6]  ; &quot;&quot;  )  )   ; &quot;&quot;)">
            <text:p/>
          </table:table-cell>
          <table:table-cell table:number-columns-repeated="3"/>
          <table:table-cell table:style-name="ce182" table:formula="of:=IFERROR([.T426]/[.N426]; &quot;&quot;)">
            <text:p/>
          </table:table-cell>
          <table:table-cell table:style-name="ce203" table:formula="of:=IFERROR(   IF( AND( [.G426]=&quot;Long&quot;;   [.P426]=[.K426])  ;  [.K426]*([.Q426]-[.L426])  ;    IF(  AND(  [.G426]=&quot;Short&quot;  ;   [.P426]=[.K426]   )   ;   [.K426]*([.L426]-[.Q426])   ;  &quot;&quot;)) ; &quot;&quot;)">
            <text:p/>
          </table:table-cell>
          <table:table-cell table:style-name="ce215" table:formula="of:=IF(ISNUMBER([.T426]); IF([.T426]&gt;=0; &quot;Win&quot;; &quot;Loss&quot;); &quot;&quot;)">
            <text:p/>
          </table:table-cell>
          <table:table-cell table:style-name="ce220" table:formula="of:=IF(ISNUMBER([.T426]); ROUND(([.R426]-[.J426])*60*24); &quot;&quot;)">
            <text:p/>
          </table:table-cell>
          <table:table-cell table:content-validation-name="val8"/>
          <table:table-cell table:number-columns-repeated="2"/>
          <table:table-cell table:style-name="ce239"/>
          <table:table-cell table:style-name="ce243" table:formula="of:=IFERROR(IF(ISBLANK([.Z426]); &quot;&quot;; IF([.$G426]=&quot;Long&quot;; ([.Z426]-[.$L426])*[.$K426]/[.$N426]; ([.$L426]-[.Z426])*[.$K426]/[.$N426])-[.$S426]); &quot;&quot;)">
            <text:p/>
          </table:table-cell>
          <table:table-cell/>
          <table:table-cell table:style-name="ce243" table:formula="of:=IFERROR(IF(ISBLANK([.AB426]); &quot;&quot;; IF([.$G426]=&quot;Long&quot;; ([.AB426]-[.$L426])*[.$K426]/[.$N426]; ([.$L426]-[.AB426])*[.$K426]/[.$N426])-[.$S426]); &quot;&quot;)">
            <text:p/>
          </table:table-cell>
          <table:table-cell/>
          <table:table-cell table:style-name="ce243" table:formula="of:=IFERROR(IF(ISBLANK([.AD426]); &quot;&quot;; IF([.$G426]=&quot;Long&quot;; ([.AD426]-[.$L426])*[.$K426]/[.$N426]; ([.$L426]-[.AD426])*[.$K426]/[.$N426])-[.$S426]); &quot;&quot;)">
            <text:p/>
          </table:table-cell>
          <table:table-cell table:number-columns-repeated="2"/>
          <table:table-cell table:formula="of:=IF(ISBLANK([.B426]); &quot;&quot;; DAY([.B426]))">
            <text:p/>
          </table:table-cell>
          <table:table-cell table:formula="of:=IF(ISBLANK([.B426]); &quot;&quot;; WEEKDAY([.B426]))">
            <text:p/>
          </table:table-cell>
          <table:table-cell table:formula="of:=IF(ISBLANK([.B426]); &quot;&quot;; WEEKNUM([.B426]))">
            <text:p/>
          </table:table-cell>
          <table:table-cell table:formula="of:=IF(ISBLANK([.B426]); &quot;&quot;; MONTH([.B426]))">
            <text:p/>
          </table:table-cell>
          <table:table-cell table:formula="of:=IF(ISBLANK([.L426]); &quot;&quot;; [.K426]*[.L426])">
            <text:p/>
          </table:table-cell>
          <table:table-cell table:formula="of:=IF(ISNUMBER([.AL426]); [.AL426]*0.0035; &quot;&quot;)">
            <text:p/>
          </table:table-cell>
          <table:table-cell table:formula="of:=IF(ISBLANK([.Q426]); &quot;&quot;; [.P426]*[.Q426])">
            <text:p/>
          </table:table-cell>
          <table:table-cell table:formula="of:=IF(ISNUMBER([.AN426]); [.AN426]*0.0035; &quot;&quot;)">
            <text:p/>
          </table:table-cell>
          <table:table-cell table:formula="of:=IF(ISBLANK([.Q426]); &quot;&quot;; SUM([.$S$3:.S426]))">
            <text:p/>
          </table:table-cell>
          <table:table-cell table:formula="of:=IF(ISBLANK([.R426]); &quot;&quot;; SUM([.$T$3:.T426]))">
            <text:p/>
          </table:table-cell>
          <table:table-cell table:formula="of:=IF(OR(ISBLANK([.J426]); ISBLANK([.R426])); &quot;&quot;;ROUND(([.R426]-[.J426])*60*24))">
            <text:p/>
          </table:table-cell>
          <table:table-cell table:number-columns-repeated="20"/>
        </table:table-row>
        <table:table-row table:style-name="ro2">
          <table:table-cell office:value-type="float" office:value="425" calcext:value-type="float">
            <text:p>42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27]=&quot;Long&quot; ; [.L427]-[Overview.$C$4]/[.K427]  ;  IF([.G427]=&quot;Short&quot;; [.L427]+[Overview.$C$4]/[.K427]; &quot;&quot;) ); &quot;&quot;)">
            <text:p/>
          </table:table-cell>
          <table:table-cell table:formula="of:=IFERROR(ABS([.M427]-[.L427])*[.K427]; &quot;&quot;)">
            <text:p/>
          </table:table-cell>
          <table:table-cell table:style-name="ce312" table:formula="of:=IFERROR(  IF([.G427]=&quot;Long&quot;;  [.L427]+[Overview.$C$4]/[.K427]  *  [Overview.$C$6]  ;  IF([.G427]=&quot;Short&quot;   ;  [.L427]-[Overview.$C$4]/[.K427]  * [Overview.$C$6]  ; &quot;&quot;  )  )   ; &quot;&quot;)">
            <text:p/>
          </table:table-cell>
          <table:table-cell table:number-columns-repeated="3"/>
          <table:table-cell table:style-name="ce182" table:formula="of:=IFERROR([.T427]/[.N427]; &quot;&quot;)">
            <text:p/>
          </table:table-cell>
          <table:table-cell table:style-name="ce203" table:formula="of:=IFERROR(   IF( AND( [.G427]=&quot;Long&quot;;   [.P427]=[.K427])  ;  [.K427]*([.Q427]-[.L427])  ;    IF(  AND(  [.G427]=&quot;Short&quot;  ;   [.P427]=[.K427]   )   ;   [.K427]*([.L427]-[.Q427])   ;  &quot;&quot;)) ; &quot;&quot;)">
            <text:p/>
          </table:table-cell>
          <table:table-cell table:style-name="ce215" table:formula="of:=IF(ISNUMBER([.T427]); IF([.T427]&gt;=0; &quot;Win&quot;; &quot;Loss&quot;); &quot;&quot;)">
            <text:p/>
          </table:table-cell>
          <table:table-cell table:style-name="ce220" table:formula="of:=IF(ISNUMBER([.T427]); ROUND(([.R427]-[.J427])*60*24); &quot;&quot;)">
            <text:p/>
          </table:table-cell>
          <table:table-cell table:content-validation-name="val8"/>
          <table:table-cell table:number-columns-repeated="2"/>
          <table:table-cell table:style-name="ce239"/>
          <table:table-cell table:style-name="ce243" table:formula="of:=IFERROR(IF(ISBLANK([.Z427]); &quot;&quot;; IF([.$G427]=&quot;Long&quot;; ([.Z427]-[.$L427])*[.$K427]/[.$N427]; ([.$L427]-[.Z427])*[.$K427]/[.$N427])-[.$S427]); &quot;&quot;)">
            <text:p/>
          </table:table-cell>
          <table:table-cell/>
          <table:table-cell table:style-name="ce243" table:formula="of:=IFERROR(IF(ISBLANK([.AB427]); &quot;&quot;; IF([.$G427]=&quot;Long&quot;; ([.AB427]-[.$L427])*[.$K427]/[.$N427]; ([.$L427]-[.AB427])*[.$K427]/[.$N427])-[.$S427]); &quot;&quot;)">
            <text:p/>
          </table:table-cell>
          <table:table-cell/>
          <table:table-cell table:style-name="ce243" table:formula="of:=IFERROR(IF(ISBLANK([.AD427]); &quot;&quot;; IF([.$G427]=&quot;Long&quot;; ([.AD427]-[.$L427])*[.$K427]/[.$N427]; ([.$L427]-[.AD427])*[.$K427]/[.$N427])-[.$S427]); &quot;&quot;)">
            <text:p/>
          </table:table-cell>
          <table:table-cell table:number-columns-repeated="2"/>
          <table:table-cell table:formula="of:=IF(ISBLANK([.B427]); &quot;&quot;; DAY([.B427]))">
            <text:p/>
          </table:table-cell>
          <table:table-cell table:formula="of:=IF(ISBLANK([.B427]); &quot;&quot;; WEEKDAY([.B427]))">
            <text:p/>
          </table:table-cell>
          <table:table-cell table:formula="of:=IF(ISBLANK([.B427]); &quot;&quot;; WEEKNUM([.B427]))">
            <text:p/>
          </table:table-cell>
          <table:table-cell table:formula="of:=IF(ISBLANK([.B427]); &quot;&quot;; MONTH([.B427]))">
            <text:p/>
          </table:table-cell>
          <table:table-cell table:formula="of:=IF(ISBLANK([.L427]); &quot;&quot;; [.K427]*[.L427])">
            <text:p/>
          </table:table-cell>
          <table:table-cell table:formula="of:=IF(ISNUMBER([.AL427]); [.AL427]*0.0035; &quot;&quot;)">
            <text:p/>
          </table:table-cell>
          <table:table-cell table:formula="of:=IF(ISBLANK([.Q427]); &quot;&quot;; [.P427]*[.Q427])">
            <text:p/>
          </table:table-cell>
          <table:table-cell table:formula="of:=IF(ISNUMBER([.AN427]); [.AN427]*0.0035; &quot;&quot;)">
            <text:p/>
          </table:table-cell>
          <table:table-cell table:formula="of:=IF(ISBLANK([.Q427]); &quot;&quot;; SUM([.$S$3:.S427]))">
            <text:p/>
          </table:table-cell>
          <table:table-cell table:formula="of:=IF(ISBLANK([.R427]); &quot;&quot;; SUM([.$T$3:.T427]))">
            <text:p/>
          </table:table-cell>
          <table:table-cell table:formula="of:=IF(OR(ISBLANK([.J427]); ISBLANK([.R427])); &quot;&quot;;ROUND(([.R427]-[.J427])*60*24))">
            <text:p/>
          </table:table-cell>
          <table:table-cell table:number-columns-repeated="20"/>
        </table:table-row>
        <table:table-row table:style-name="ro2">
          <table:table-cell office:value-type="float" office:value="426" calcext:value-type="float">
            <text:p>42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28]=&quot;Long&quot; ; [.L428]-[Overview.$C$4]/[.K428]  ;  IF([.G428]=&quot;Short&quot;; [.L428]+[Overview.$C$4]/[.K428]; &quot;&quot;) ); &quot;&quot;)">
            <text:p/>
          </table:table-cell>
          <table:table-cell table:formula="of:=IFERROR(ABS([.M428]-[.L428])*[.K428]; &quot;&quot;)">
            <text:p/>
          </table:table-cell>
          <table:table-cell table:style-name="ce312" table:formula="of:=IFERROR(  IF([.G428]=&quot;Long&quot;;  [.L428]+[Overview.$C$4]/[.K428]  *  [Overview.$C$6]  ;  IF([.G428]=&quot;Short&quot;   ;  [.L428]-[Overview.$C$4]/[.K428]  * [Overview.$C$6]  ; &quot;&quot;  )  )   ; &quot;&quot;)">
            <text:p/>
          </table:table-cell>
          <table:table-cell table:number-columns-repeated="3"/>
          <table:table-cell table:style-name="ce182" table:formula="of:=IFERROR([.T428]/[.N428]; &quot;&quot;)">
            <text:p/>
          </table:table-cell>
          <table:table-cell table:style-name="ce203" table:formula="of:=IFERROR(   IF( AND( [.G428]=&quot;Long&quot;;   [.P428]=[.K428])  ;  [.K428]*([.Q428]-[.L428])  ;    IF(  AND(  [.G428]=&quot;Short&quot;  ;   [.P428]=[.K428]   )   ;   [.K428]*([.L428]-[.Q428])   ;  &quot;&quot;)) ; &quot;&quot;)">
            <text:p/>
          </table:table-cell>
          <table:table-cell table:style-name="ce215" table:formula="of:=IF(ISNUMBER([.T428]); IF([.T428]&gt;=0; &quot;Win&quot;; &quot;Loss&quot;); &quot;&quot;)">
            <text:p/>
          </table:table-cell>
          <table:table-cell table:style-name="ce220" table:formula="of:=IF(ISNUMBER([.T428]); ROUND(([.R428]-[.J428])*60*24); &quot;&quot;)">
            <text:p/>
          </table:table-cell>
          <table:table-cell table:content-validation-name="val8"/>
          <table:table-cell table:number-columns-repeated="2"/>
          <table:table-cell table:style-name="ce239"/>
          <table:table-cell table:style-name="ce243" table:formula="of:=IFERROR(IF(ISBLANK([.Z428]); &quot;&quot;; IF([.$G428]=&quot;Long&quot;; ([.Z428]-[.$L428])*[.$K428]/[.$N428]; ([.$L428]-[.Z428])*[.$K428]/[.$N428])-[.$S428]); &quot;&quot;)">
            <text:p/>
          </table:table-cell>
          <table:table-cell/>
          <table:table-cell table:style-name="ce243" table:formula="of:=IFERROR(IF(ISBLANK([.AB428]); &quot;&quot;; IF([.$G428]=&quot;Long&quot;; ([.AB428]-[.$L428])*[.$K428]/[.$N428]; ([.$L428]-[.AB428])*[.$K428]/[.$N428])-[.$S428]); &quot;&quot;)">
            <text:p/>
          </table:table-cell>
          <table:table-cell/>
          <table:table-cell table:style-name="ce243" table:formula="of:=IFERROR(IF(ISBLANK([.AD428]); &quot;&quot;; IF([.$G428]=&quot;Long&quot;; ([.AD428]-[.$L428])*[.$K428]/[.$N428]; ([.$L428]-[.AD428])*[.$K428]/[.$N428])-[.$S428]); &quot;&quot;)">
            <text:p/>
          </table:table-cell>
          <table:table-cell table:number-columns-repeated="2"/>
          <table:table-cell table:formula="of:=IF(ISBLANK([.B428]); &quot;&quot;; DAY([.B428]))">
            <text:p/>
          </table:table-cell>
          <table:table-cell table:formula="of:=IF(ISBLANK([.B428]); &quot;&quot;; WEEKDAY([.B428]))">
            <text:p/>
          </table:table-cell>
          <table:table-cell table:formula="of:=IF(ISBLANK([.B428]); &quot;&quot;; WEEKNUM([.B428]))">
            <text:p/>
          </table:table-cell>
          <table:table-cell table:formula="of:=IF(ISBLANK([.B428]); &quot;&quot;; MONTH([.B428]))">
            <text:p/>
          </table:table-cell>
          <table:table-cell table:formula="of:=IF(ISBLANK([.L428]); &quot;&quot;; [.K428]*[.L428])">
            <text:p/>
          </table:table-cell>
          <table:table-cell table:formula="of:=IF(ISNUMBER([.AL428]); [.AL428]*0.0035; &quot;&quot;)">
            <text:p/>
          </table:table-cell>
          <table:table-cell table:formula="of:=IF(ISBLANK([.Q428]); &quot;&quot;; [.P428]*[.Q428])">
            <text:p/>
          </table:table-cell>
          <table:table-cell table:formula="of:=IF(ISNUMBER([.AN428]); [.AN428]*0.0035; &quot;&quot;)">
            <text:p/>
          </table:table-cell>
          <table:table-cell table:formula="of:=IF(ISBLANK([.Q428]); &quot;&quot;; SUM([.$S$3:.S428]))">
            <text:p/>
          </table:table-cell>
          <table:table-cell table:formula="of:=IF(ISBLANK([.R428]); &quot;&quot;; SUM([.$T$3:.T428]))">
            <text:p/>
          </table:table-cell>
          <table:table-cell table:formula="of:=IF(OR(ISBLANK([.J428]); ISBLANK([.R428])); &quot;&quot;;ROUND(([.R428]-[.J428])*60*24))">
            <text:p/>
          </table:table-cell>
          <table:table-cell table:number-columns-repeated="20"/>
        </table:table-row>
        <table:table-row table:style-name="ro2">
          <table:table-cell office:value-type="float" office:value="427" calcext:value-type="float">
            <text:p>42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29]=&quot;Long&quot; ; [.L429]-[Overview.$C$4]/[.K429]  ;  IF([.G429]=&quot;Short&quot;; [.L429]+[Overview.$C$4]/[.K429]; &quot;&quot;) ); &quot;&quot;)">
            <text:p/>
          </table:table-cell>
          <table:table-cell table:formula="of:=IFERROR(ABS([.M429]-[.L429])*[.K429]; &quot;&quot;)">
            <text:p/>
          </table:table-cell>
          <table:table-cell table:style-name="ce312" table:formula="of:=IFERROR(  IF([.G429]=&quot;Long&quot;;  [.L429]+[Overview.$C$4]/[.K429]  *  [Overview.$C$6]  ;  IF([.G429]=&quot;Short&quot;   ;  [.L429]-[Overview.$C$4]/[.K429]  * [Overview.$C$6]  ; &quot;&quot;  )  )   ; &quot;&quot;)">
            <text:p/>
          </table:table-cell>
          <table:table-cell table:number-columns-repeated="3"/>
          <table:table-cell table:style-name="ce182" table:formula="of:=IFERROR([.T429]/[.N429]; &quot;&quot;)">
            <text:p/>
          </table:table-cell>
          <table:table-cell table:style-name="ce203" table:formula="of:=IFERROR(   IF( AND( [.G429]=&quot;Long&quot;;   [.P429]=[.K429])  ;  [.K429]*([.Q429]-[.L429])  ;    IF(  AND(  [.G429]=&quot;Short&quot;  ;   [.P429]=[.K429]   )   ;   [.K429]*([.L429]-[.Q429])   ;  &quot;&quot;)) ; &quot;&quot;)">
            <text:p/>
          </table:table-cell>
          <table:table-cell table:style-name="ce215" table:formula="of:=IF(ISNUMBER([.T429]); IF([.T429]&gt;=0; &quot;Win&quot;; &quot;Loss&quot;); &quot;&quot;)">
            <text:p/>
          </table:table-cell>
          <table:table-cell table:style-name="ce220" table:formula="of:=IF(ISNUMBER([.T429]); ROUND(([.R429]-[.J429])*60*24); &quot;&quot;)">
            <text:p/>
          </table:table-cell>
          <table:table-cell table:content-validation-name="val8"/>
          <table:table-cell table:number-columns-repeated="2"/>
          <table:table-cell table:style-name="ce239"/>
          <table:table-cell table:style-name="ce243" table:formula="of:=IFERROR(IF(ISBLANK([.Z429]); &quot;&quot;; IF([.$G429]=&quot;Long&quot;; ([.Z429]-[.$L429])*[.$K429]/[.$N429]; ([.$L429]-[.Z429])*[.$K429]/[.$N429])-[.$S429]); &quot;&quot;)">
            <text:p/>
          </table:table-cell>
          <table:table-cell/>
          <table:table-cell table:style-name="ce243" table:formula="of:=IFERROR(IF(ISBLANK([.AB429]); &quot;&quot;; IF([.$G429]=&quot;Long&quot;; ([.AB429]-[.$L429])*[.$K429]/[.$N429]; ([.$L429]-[.AB429])*[.$K429]/[.$N429])-[.$S429]); &quot;&quot;)">
            <text:p/>
          </table:table-cell>
          <table:table-cell/>
          <table:table-cell table:style-name="ce243" table:formula="of:=IFERROR(IF(ISBLANK([.AD429]); &quot;&quot;; IF([.$G429]=&quot;Long&quot;; ([.AD429]-[.$L429])*[.$K429]/[.$N429]; ([.$L429]-[.AD429])*[.$K429]/[.$N429])-[.$S429]); &quot;&quot;)">
            <text:p/>
          </table:table-cell>
          <table:table-cell table:number-columns-repeated="2"/>
          <table:table-cell table:formula="of:=IF(ISBLANK([.B429]); &quot;&quot;; DAY([.B429]))">
            <text:p/>
          </table:table-cell>
          <table:table-cell table:formula="of:=IF(ISBLANK([.B429]); &quot;&quot;; WEEKDAY([.B429]))">
            <text:p/>
          </table:table-cell>
          <table:table-cell table:formula="of:=IF(ISBLANK([.B429]); &quot;&quot;; WEEKNUM([.B429]))">
            <text:p/>
          </table:table-cell>
          <table:table-cell table:formula="of:=IF(ISBLANK([.B429]); &quot;&quot;; MONTH([.B429]))">
            <text:p/>
          </table:table-cell>
          <table:table-cell table:formula="of:=IF(ISBLANK([.L429]); &quot;&quot;; [.K429]*[.L429])">
            <text:p/>
          </table:table-cell>
          <table:table-cell table:formula="of:=IF(ISNUMBER([.AL429]); [.AL429]*0.0035; &quot;&quot;)">
            <text:p/>
          </table:table-cell>
          <table:table-cell table:formula="of:=IF(ISBLANK([.Q429]); &quot;&quot;; [.P429]*[.Q429])">
            <text:p/>
          </table:table-cell>
          <table:table-cell table:formula="of:=IF(ISNUMBER([.AN429]); [.AN429]*0.0035; &quot;&quot;)">
            <text:p/>
          </table:table-cell>
          <table:table-cell table:formula="of:=IF(ISBLANK([.Q429]); &quot;&quot;; SUM([.$S$3:.S429]))">
            <text:p/>
          </table:table-cell>
          <table:table-cell table:formula="of:=IF(ISBLANK([.R429]); &quot;&quot;; SUM([.$T$3:.T429]))">
            <text:p/>
          </table:table-cell>
          <table:table-cell table:formula="of:=IF(OR(ISBLANK([.J429]); ISBLANK([.R429])); &quot;&quot;;ROUND(([.R429]-[.J429])*60*24))">
            <text:p/>
          </table:table-cell>
          <table:table-cell table:number-columns-repeated="20"/>
        </table:table-row>
        <table:table-row table:style-name="ro2">
          <table:table-cell office:value-type="float" office:value="428" calcext:value-type="float">
            <text:p>42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30]=&quot;Long&quot; ; [.L430]-[Overview.$C$4]/[.K430]  ;  IF([.G430]=&quot;Short&quot;; [.L430]+[Overview.$C$4]/[.K430]; &quot;&quot;) ); &quot;&quot;)">
            <text:p/>
          </table:table-cell>
          <table:table-cell table:formula="of:=IFERROR(ABS([.M430]-[.L430])*[.K430]; &quot;&quot;)">
            <text:p/>
          </table:table-cell>
          <table:table-cell table:style-name="ce312" table:formula="of:=IFERROR(  IF([.G430]=&quot;Long&quot;;  [.L430]+[Overview.$C$4]/[.K430]  *  [Overview.$C$6]  ;  IF([.G430]=&quot;Short&quot;   ;  [.L430]-[Overview.$C$4]/[.K430]  * [Overview.$C$6]  ; &quot;&quot;  )  )   ; &quot;&quot;)">
            <text:p/>
          </table:table-cell>
          <table:table-cell table:number-columns-repeated="3"/>
          <table:table-cell table:style-name="ce182" table:formula="of:=IFERROR([.T430]/[.N430]; &quot;&quot;)">
            <text:p/>
          </table:table-cell>
          <table:table-cell table:style-name="ce203" table:formula="of:=IFERROR(   IF( AND( [.G430]=&quot;Long&quot;;   [.P430]=[.K430])  ;  [.K430]*([.Q430]-[.L430])  ;    IF(  AND(  [.G430]=&quot;Short&quot;  ;   [.P430]=[.K430]   )   ;   [.K430]*([.L430]-[.Q430])   ;  &quot;&quot;)) ; &quot;&quot;)">
            <text:p/>
          </table:table-cell>
          <table:table-cell table:style-name="ce215" table:formula="of:=IF(ISNUMBER([.T430]); IF([.T430]&gt;=0; &quot;Win&quot;; &quot;Loss&quot;); &quot;&quot;)">
            <text:p/>
          </table:table-cell>
          <table:table-cell table:style-name="ce220" table:formula="of:=IF(ISNUMBER([.T430]); ROUND(([.R430]-[.J430])*60*24); &quot;&quot;)">
            <text:p/>
          </table:table-cell>
          <table:table-cell table:content-validation-name="val8"/>
          <table:table-cell table:number-columns-repeated="2"/>
          <table:table-cell table:style-name="ce239"/>
          <table:table-cell table:style-name="ce243" table:formula="of:=IFERROR(IF(ISBLANK([.Z430]); &quot;&quot;; IF([.$G430]=&quot;Long&quot;; ([.Z430]-[.$L430])*[.$K430]/[.$N430]; ([.$L430]-[.Z430])*[.$K430]/[.$N430])-[.$S430]); &quot;&quot;)">
            <text:p/>
          </table:table-cell>
          <table:table-cell/>
          <table:table-cell table:style-name="ce243" table:formula="of:=IFERROR(IF(ISBLANK([.AB430]); &quot;&quot;; IF([.$G430]=&quot;Long&quot;; ([.AB430]-[.$L430])*[.$K430]/[.$N430]; ([.$L430]-[.AB430])*[.$K430]/[.$N430])-[.$S430]); &quot;&quot;)">
            <text:p/>
          </table:table-cell>
          <table:table-cell/>
          <table:table-cell table:style-name="ce243" table:formula="of:=IFERROR(IF(ISBLANK([.AD430]); &quot;&quot;; IF([.$G430]=&quot;Long&quot;; ([.AD430]-[.$L430])*[.$K430]/[.$N430]; ([.$L430]-[.AD430])*[.$K430]/[.$N430])-[.$S430]); &quot;&quot;)">
            <text:p/>
          </table:table-cell>
          <table:table-cell table:number-columns-repeated="2"/>
          <table:table-cell table:formula="of:=IF(ISBLANK([.B430]); &quot;&quot;; DAY([.B430]))">
            <text:p/>
          </table:table-cell>
          <table:table-cell table:formula="of:=IF(ISBLANK([.B430]); &quot;&quot;; WEEKDAY([.B430]))">
            <text:p/>
          </table:table-cell>
          <table:table-cell table:formula="of:=IF(ISBLANK([.B430]); &quot;&quot;; WEEKNUM([.B430]))">
            <text:p/>
          </table:table-cell>
          <table:table-cell table:formula="of:=IF(ISBLANK([.B430]); &quot;&quot;; MONTH([.B430]))">
            <text:p/>
          </table:table-cell>
          <table:table-cell table:formula="of:=IF(ISBLANK([.L430]); &quot;&quot;; [.K430]*[.L430])">
            <text:p/>
          </table:table-cell>
          <table:table-cell table:formula="of:=IF(ISNUMBER([.AL430]); [.AL430]*0.0035; &quot;&quot;)">
            <text:p/>
          </table:table-cell>
          <table:table-cell table:formula="of:=IF(ISBLANK([.Q430]); &quot;&quot;; [.P430]*[.Q430])">
            <text:p/>
          </table:table-cell>
          <table:table-cell table:formula="of:=IF(ISNUMBER([.AN430]); [.AN430]*0.0035; &quot;&quot;)">
            <text:p/>
          </table:table-cell>
          <table:table-cell table:formula="of:=IF(ISBLANK([.Q430]); &quot;&quot;; SUM([.$S$3:.S430]))">
            <text:p/>
          </table:table-cell>
          <table:table-cell table:formula="of:=IF(ISBLANK([.R430]); &quot;&quot;; SUM([.$T$3:.T430]))">
            <text:p/>
          </table:table-cell>
          <table:table-cell table:formula="of:=IF(OR(ISBLANK([.J430]); ISBLANK([.R430])); &quot;&quot;;ROUND(([.R430]-[.J430])*60*24))">
            <text:p/>
          </table:table-cell>
          <table:table-cell table:number-columns-repeated="20"/>
        </table:table-row>
        <table:table-row table:style-name="ro2">
          <table:table-cell office:value-type="float" office:value="429" calcext:value-type="float">
            <text:p>42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31]=&quot;Long&quot; ; [.L431]-[Overview.$C$4]/[.K431]  ;  IF([.G431]=&quot;Short&quot;; [.L431]+[Overview.$C$4]/[.K431]; &quot;&quot;) ); &quot;&quot;)">
            <text:p/>
          </table:table-cell>
          <table:table-cell table:formula="of:=IFERROR(ABS([.M431]-[.L431])*[.K431]; &quot;&quot;)">
            <text:p/>
          </table:table-cell>
          <table:table-cell table:style-name="ce312" table:formula="of:=IFERROR(  IF([.G431]=&quot;Long&quot;;  [.L431]+[Overview.$C$4]/[.K431]  *  [Overview.$C$6]  ;  IF([.G431]=&quot;Short&quot;   ;  [.L431]-[Overview.$C$4]/[.K431]  * [Overview.$C$6]  ; &quot;&quot;  )  )   ; &quot;&quot;)">
            <text:p/>
          </table:table-cell>
          <table:table-cell table:number-columns-repeated="3"/>
          <table:table-cell table:style-name="ce182" table:formula="of:=IFERROR([.T431]/[.N431]; &quot;&quot;)">
            <text:p/>
          </table:table-cell>
          <table:table-cell table:style-name="ce203" table:formula="of:=IFERROR(   IF( AND( [.G431]=&quot;Long&quot;;   [.P431]=[.K431])  ;  [.K431]*([.Q431]-[.L431])  ;    IF(  AND(  [.G431]=&quot;Short&quot;  ;   [.P431]=[.K431]   )   ;   [.K431]*([.L431]-[.Q431])   ;  &quot;&quot;)) ; &quot;&quot;)">
            <text:p/>
          </table:table-cell>
          <table:table-cell table:style-name="ce215" table:formula="of:=IF(ISNUMBER([.T431]); IF([.T431]&gt;=0; &quot;Win&quot;; &quot;Loss&quot;); &quot;&quot;)">
            <text:p/>
          </table:table-cell>
          <table:table-cell table:style-name="ce220" table:formula="of:=IF(ISNUMBER([.T431]); ROUND(([.R431]-[.J431])*60*24); &quot;&quot;)">
            <text:p/>
          </table:table-cell>
          <table:table-cell table:content-validation-name="val8"/>
          <table:table-cell table:number-columns-repeated="2"/>
          <table:table-cell table:style-name="ce239"/>
          <table:table-cell table:style-name="ce243" table:formula="of:=IFERROR(IF(ISBLANK([.Z431]); &quot;&quot;; IF([.$G431]=&quot;Long&quot;; ([.Z431]-[.$L431])*[.$K431]/[.$N431]; ([.$L431]-[.Z431])*[.$K431]/[.$N431])-[.$S431]); &quot;&quot;)">
            <text:p/>
          </table:table-cell>
          <table:table-cell/>
          <table:table-cell table:style-name="ce243" table:formula="of:=IFERROR(IF(ISBLANK([.AB431]); &quot;&quot;; IF([.$G431]=&quot;Long&quot;; ([.AB431]-[.$L431])*[.$K431]/[.$N431]; ([.$L431]-[.AB431])*[.$K431]/[.$N431])-[.$S431]); &quot;&quot;)">
            <text:p/>
          </table:table-cell>
          <table:table-cell/>
          <table:table-cell table:style-name="ce243" table:formula="of:=IFERROR(IF(ISBLANK([.AD431]); &quot;&quot;; IF([.$G431]=&quot;Long&quot;; ([.AD431]-[.$L431])*[.$K431]/[.$N431]; ([.$L431]-[.AD431])*[.$K431]/[.$N431])-[.$S431]); &quot;&quot;)">
            <text:p/>
          </table:table-cell>
          <table:table-cell table:number-columns-repeated="2"/>
          <table:table-cell table:formula="of:=IF(ISBLANK([.B431]); &quot;&quot;; DAY([.B431]))">
            <text:p/>
          </table:table-cell>
          <table:table-cell table:formula="of:=IF(ISBLANK([.B431]); &quot;&quot;; WEEKDAY([.B431]))">
            <text:p/>
          </table:table-cell>
          <table:table-cell table:formula="of:=IF(ISBLANK([.B431]); &quot;&quot;; WEEKNUM([.B431]))">
            <text:p/>
          </table:table-cell>
          <table:table-cell table:formula="of:=IF(ISBLANK([.B431]); &quot;&quot;; MONTH([.B431]))">
            <text:p/>
          </table:table-cell>
          <table:table-cell table:formula="of:=IF(ISBLANK([.L431]); &quot;&quot;; [.K431]*[.L431])">
            <text:p/>
          </table:table-cell>
          <table:table-cell table:formula="of:=IF(ISNUMBER([.AL431]); [.AL431]*0.0035; &quot;&quot;)">
            <text:p/>
          </table:table-cell>
          <table:table-cell table:formula="of:=IF(ISBLANK([.Q431]); &quot;&quot;; [.P431]*[.Q431])">
            <text:p/>
          </table:table-cell>
          <table:table-cell table:formula="of:=IF(ISNUMBER([.AN431]); [.AN431]*0.0035; &quot;&quot;)">
            <text:p/>
          </table:table-cell>
          <table:table-cell table:formula="of:=IF(ISBLANK([.Q431]); &quot;&quot;; SUM([.$S$3:.S431]))">
            <text:p/>
          </table:table-cell>
          <table:table-cell table:formula="of:=IF(ISBLANK([.R431]); &quot;&quot;; SUM([.$T$3:.T431]))">
            <text:p/>
          </table:table-cell>
          <table:table-cell table:formula="of:=IF(OR(ISBLANK([.J431]); ISBLANK([.R431])); &quot;&quot;;ROUND(([.R431]-[.J431])*60*24))">
            <text:p/>
          </table:table-cell>
          <table:table-cell table:number-columns-repeated="20"/>
        </table:table-row>
        <table:table-row table:style-name="ro2">
          <table:table-cell office:value-type="float" office:value="430" calcext:value-type="float">
            <text:p>43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32]=&quot;Long&quot; ; [.L432]-[Overview.$C$4]/[.K432]  ;  IF([.G432]=&quot;Short&quot;; [.L432]+[Overview.$C$4]/[.K432]; &quot;&quot;) ); &quot;&quot;)">
            <text:p/>
          </table:table-cell>
          <table:table-cell table:formula="of:=IFERROR(ABS([.M432]-[.L432])*[.K432]; &quot;&quot;)">
            <text:p/>
          </table:table-cell>
          <table:table-cell table:style-name="ce312" table:formula="of:=IFERROR(  IF([.G432]=&quot;Long&quot;;  [.L432]+[Overview.$C$4]/[.K432]  *  [Overview.$C$6]  ;  IF([.G432]=&quot;Short&quot;   ;  [.L432]-[Overview.$C$4]/[.K432]  * [Overview.$C$6]  ; &quot;&quot;  )  )   ; &quot;&quot;)">
            <text:p/>
          </table:table-cell>
          <table:table-cell table:number-columns-repeated="3"/>
          <table:table-cell table:style-name="ce182" table:formula="of:=IFERROR([.T432]/[.N432]; &quot;&quot;)">
            <text:p/>
          </table:table-cell>
          <table:table-cell table:style-name="ce203" table:formula="of:=IFERROR(   IF( AND( [.G432]=&quot;Long&quot;;   [.P432]=[.K432])  ;  [.K432]*([.Q432]-[.L432])  ;    IF(  AND(  [.G432]=&quot;Short&quot;  ;   [.P432]=[.K432]   )   ;   [.K432]*([.L432]-[.Q432])   ;  &quot;&quot;)) ; &quot;&quot;)">
            <text:p/>
          </table:table-cell>
          <table:table-cell table:style-name="ce215" table:formula="of:=IF(ISNUMBER([.T432]); IF([.T432]&gt;=0; &quot;Win&quot;; &quot;Loss&quot;); &quot;&quot;)">
            <text:p/>
          </table:table-cell>
          <table:table-cell table:style-name="ce220" table:formula="of:=IF(ISNUMBER([.T432]); ROUND(([.R432]-[.J432])*60*24); &quot;&quot;)">
            <text:p/>
          </table:table-cell>
          <table:table-cell table:content-validation-name="val8"/>
          <table:table-cell table:number-columns-repeated="2"/>
          <table:table-cell table:style-name="ce239"/>
          <table:table-cell table:style-name="ce243" table:formula="of:=IFERROR(IF(ISBLANK([.Z432]); &quot;&quot;; IF([.$G432]=&quot;Long&quot;; ([.Z432]-[.$L432])*[.$K432]/[.$N432]; ([.$L432]-[.Z432])*[.$K432]/[.$N432])-[.$S432]); &quot;&quot;)">
            <text:p/>
          </table:table-cell>
          <table:table-cell/>
          <table:table-cell table:style-name="ce243" table:formula="of:=IFERROR(IF(ISBLANK([.AB432]); &quot;&quot;; IF([.$G432]=&quot;Long&quot;; ([.AB432]-[.$L432])*[.$K432]/[.$N432]; ([.$L432]-[.AB432])*[.$K432]/[.$N432])-[.$S432]); &quot;&quot;)">
            <text:p/>
          </table:table-cell>
          <table:table-cell/>
          <table:table-cell table:style-name="ce243" table:formula="of:=IFERROR(IF(ISBLANK([.AD432]); &quot;&quot;; IF([.$G432]=&quot;Long&quot;; ([.AD432]-[.$L432])*[.$K432]/[.$N432]; ([.$L432]-[.AD432])*[.$K432]/[.$N432])-[.$S432]); &quot;&quot;)">
            <text:p/>
          </table:table-cell>
          <table:table-cell table:number-columns-repeated="2"/>
          <table:table-cell table:formula="of:=IF(ISBLANK([.B432]); &quot;&quot;; DAY([.B432]))">
            <text:p/>
          </table:table-cell>
          <table:table-cell table:formula="of:=IF(ISBLANK([.B432]); &quot;&quot;; WEEKDAY([.B432]))">
            <text:p/>
          </table:table-cell>
          <table:table-cell table:formula="of:=IF(ISBLANK([.B432]); &quot;&quot;; WEEKNUM([.B432]))">
            <text:p/>
          </table:table-cell>
          <table:table-cell table:formula="of:=IF(ISBLANK([.B432]); &quot;&quot;; MONTH([.B432]))">
            <text:p/>
          </table:table-cell>
          <table:table-cell table:formula="of:=IF(ISBLANK([.L432]); &quot;&quot;; [.K432]*[.L432])">
            <text:p/>
          </table:table-cell>
          <table:table-cell table:formula="of:=IF(ISNUMBER([.AL432]); [.AL432]*0.0035; &quot;&quot;)">
            <text:p/>
          </table:table-cell>
          <table:table-cell table:formula="of:=IF(ISBLANK([.Q432]); &quot;&quot;; [.P432]*[.Q432])">
            <text:p/>
          </table:table-cell>
          <table:table-cell table:formula="of:=IF(ISNUMBER([.AN432]); [.AN432]*0.0035; &quot;&quot;)">
            <text:p/>
          </table:table-cell>
          <table:table-cell table:formula="of:=IF(ISBLANK([.Q432]); &quot;&quot;; SUM([.$S$3:.S432]))">
            <text:p/>
          </table:table-cell>
          <table:table-cell table:formula="of:=IF(ISBLANK([.R432]); &quot;&quot;; SUM([.$T$3:.T432]))">
            <text:p/>
          </table:table-cell>
          <table:table-cell table:formula="of:=IF(OR(ISBLANK([.J432]); ISBLANK([.R432])); &quot;&quot;;ROUND(([.R432]-[.J432])*60*24))">
            <text:p/>
          </table:table-cell>
          <table:table-cell table:number-columns-repeated="20"/>
        </table:table-row>
        <table:table-row table:style-name="ro2">
          <table:table-cell office:value-type="float" office:value="431" calcext:value-type="float">
            <text:p>43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33]=&quot;Long&quot; ; [.L433]-[Overview.$C$4]/[.K433]  ;  IF([.G433]=&quot;Short&quot;; [.L433]+[Overview.$C$4]/[.K433]; &quot;&quot;) ); &quot;&quot;)">
            <text:p/>
          </table:table-cell>
          <table:table-cell table:formula="of:=IFERROR(ABS([.M433]-[.L433])*[.K433]; &quot;&quot;)">
            <text:p/>
          </table:table-cell>
          <table:table-cell table:style-name="ce312" table:formula="of:=IFERROR(  IF([.G433]=&quot;Long&quot;;  [.L433]+[Overview.$C$4]/[.K433]  *  [Overview.$C$6]  ;  IF([.G433]=&quot;Short&quot;   ;  [.L433]-[Overview.$C$4]/[.K433]  * [Overview.$C$6]  ; &quot;&quot;  )  )   ; &quot;&quot;)">
            <text:p/>
          </table:table-cell>
          <table:table-cell table:number-columns-repeated="3"/>
          <table:table-cell table:style-name="ce182" table:formula="of:=IFERROR([.T433]/[.N433]; &quot;&quot;)">
            <text:p/>
          </table:table-cell>
          <table:table-cell table:style-name="ce203" table:formula="of:=IFERROR(   IF( AND( [.G433]=&quot;Long&quot;;   [.P433]=[.K433])  ;  [.K433]*([.Q433]-[.L433])  ;    IF(  AND(  [.G433]=&quot;Short&quot;  ;   [.P433]=[.K433]   )   ;   [.K433]*([.L433]-[.Q433])   ;  &quot;&quot;)) ; &quot;&quot;)">
            <text:p/>
          </table:table-cell>
          <table:table-cell table:style-name="ce215" table:formula="of:=IF(ISNUMBER([.T433]); IF([.T433]&gt;=0; &quot;Win&quot;; &quot;Loss&quot;); &quot;&quot;)">
            <text:p/>
          </table:table-cell>
          <table:table-cell table:style-name="ce220" table:formula="of:=IF(ISNUMBER([.T433]); ROUND(([.R433]-[.J433])*60*24); &quot;&quot;)">
            <text:p/>
          </table:table-cell>
          <table:table-cell table:content-validation-name="val8"/>
          <table:table-cell table:number-columns-repeated="2"/>
          <table:table-cell table:style-name="ce239"/>
          <table:table-cell table:style-name="ce243" table:formula="of:=IFERROR(IF(ISBLANK([.Z433]); &quot;&quot;; IF([.$G433]=&quot;Long&quot;; ([.Z433]-[.$L433])*[.$K433]/[.$N433]; ([.$L433]-[.Z433])*[.$K433]/[.$N433])-[.$S433]); &quot;&quot;)">
            <text:p/>
          </table:table-cell>
          <table:table-cell/>
          <table:table-cell table:style-name="ce243" table:formula="of:=IFERROR(IF(ISBLANK([.AB433]); &quot;&quot;; IF([.$G433]=&quot;Long&quot;; ([.AB433]-[.$L433])*[.$K433]/[.$N433]; ([.$L433]-[.AB433])*[.$K433]/[.$N433])-[.$S433]); &quot;&quot;)">
            <text:p/>
          </table:table-cell>
          <table:table-cell/>
          <table:table-cell table:style-name="ce243" table:formula="of:=IFERROR(IF(ISBLANK([.AD433]); &quot;&quot;; IF([.$G433]=&quot;Long&quot;; ([.AD433]-[.$L433])*[.$K433]/[.$N433]; ([.$L433]-[.AD433])*[.$K433]/[.$N433])-[.$S433]); &quot;&quot;)">
            <text:p/>
          </table:table-cell>
          <table:table-cell table:number-columns-repeated="2"/>
          <table:table-cell table:formula="of:=IF(ISBLANK([.B433]); &quot;&quot;; DAY([.B433]))">
            <text:p/>
          </table:table-cell>
          <table:table-cell table:formula="of:=IF(ISBLANK([.B433]); &quot;&quot;; WEEKDAY([.B433]))">
            <text:p/>
          </table:table-cell>
          <table:table-cell table:formula="of:=IF(ISBLANK([.B433]); &quot;&quot;; WEEKNUM([.B433]))">
            <text:p/>
          </table:table-cell>
          <table:table-cell table:formula="of:=IF(ISBLANK([.B433]); &quot;&quot;; MONTH([.B433]))">
            <text:p/>
          </table:table-cell>
          <table:table-cell table:formula="of:=IF(ISBLANK([.L433]); &quot;&quot;; [.K433]*[.L433])">
            <text:p/>
          </table:table-cell>
          <table:table-cell table:formula="of:=IF(ISNUMBER([.AL433]); [.AL433]*0.0035; &quot;&quot;)">
            <text:p/>
          </table:table-cell>
          <table:table-cell table:formula="of:=IF(ISBLANK([.Q433]); &quot;&quot;; [.P433]*[.Q433])">
            <text:p/>
          </table:table-cell>
          <table:table-cell table:formula="of:=IF(ISNUMBER([.AN433]); [.AN433]*0.0035; &quot;&quot;)">
            <text:p/>
          </table:table-cell>
          <table:table-cell table:formula="of:=IF(ISBLANK([.Q433]); &quot;&quot;; SUM([.$S$3:.S433]))">
            <text:p/>
          </table:table-cell>
          <table:table-cell table:formula="of:=IF(ISBLANK([.R433]); &quot;&quot;; SUM([.$T$3:.T433]))">
            <text:p/>
          </table:table-cell>
          <table:table-cell table:formula="of:=IF(OR(ISBLANK([.J433]); ISBLANK([.R433])); &quot;&quot;;ROUND(([.R433]-[.J433])*60*24))">
            <text:p/>
          </table:table-cell>
          <table:table-cell table:number-columns-repeated="20"/>
        </table:table-row>
        <table:table-row table:style-name="ro2">
          <table:table-cell office:value-type="float" office:value="432" calcext:value-type="float">
            <text:p>43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34]=&quot;Long&quot; ; [.L434]-[Overview.$C$4]/[.K434]  ;  IF([.G434]=&quot;Short&quot;; [.L434]+[Overview.$C$4]/[.K434]; &quot;&quot;) ); &quot;&quot;)">
            <text:p/>
          </table:table-cell>
          <table:table-cell table:formula="of:=IFERROR(ABS([.M434]-[.L434])*[.K434]; &quot;&quot;)">
            <text:p/>
          </table:table-cell>
          <table:table-cell table:style-name="ce312" table:formula="of:=IFERROR(  IF([.G434]=&quot;Long&quot;;  [.L434]+[Overview.$C$4]/[.K434]  *  [Overview.$C$6]  ;  IF([.G434]=&quot;Short&quot;   ;  [.L434]-[Overview.$C$4]/[.K434]  * [Overview.$C$6]  ; &quot;&quot;  )  )   ; &quot;&quot;)">
            <text:p/>
          </table:table-cell>
          <table:table-cell table:number-columns-repeated="3"/>
          <table:table-cell table:style-name="ce182" table:formula="of:=IFERROR([.T434]/[.N434]; &quot;&quot;)">
            <text:p/>
          </table:table-cell>
          <table:table-cell table:style-name="ce203" table:formula="of:=IFERROR(   IF( AND( [.G434]=&quot;Long&quot;;   [.P434]=[.K434])  ;  [.K434]*([.Q434]-[.L434])  ;    IF(  AND(  [.G434]=&quot;Short&quot;  ;   [.P434]=[.K434]   )   ;   [.K434]*([.L434]-[.Q434])   ;  &quot;&quot;)) ; &quot;&quot;)">
            <text:p/>
          </table:table-cell>
          <table:table-cell table:style-name="ce215" table:formula="of:=IF(ISNUMBER([.T434]); IF([.T434]&gt;=0; &quot;Win&quot;; &quot;Loss&quot;); &quot;&quot;)">
            <text:p/>
          </table:table-cell>
          <table:table-cell table:style-name="ce220" table:formula="of:=IF(ISNUMBER([.T434]); ROUND(([.R434]-[.J434])*60*24); &quot;&quot;)">
            <text:p/>
          </table:table-cell>
          <table:table-cell table:content-validation-name="val8"/>
          <table:table-cell table:number-columns-repeated="2"/>
          <table:table-cell table:style-name="ce239"/>
          <table:table-cell table:style-name="ce243" table:formula="of:=IFERROR(IF(ISBLANK([.Z434]); &quot;&quot;; IF([.$G434]=&quot;Long&quot;; ([.Z434]-[.$L434])*[.$K434]/[.$N434]; ([.$L434]-[.Z434])*[.$K434]/[.$N434])-[.$S434]); &quot;&quot;)">
            <text:p/>
          </table:table-cell>
          <table:table-cell/>
          <table:table-cell table:style-name="ce243" table:formula="of:=IFERROR(IF(ISBLANK([.AB434]); &quot;&quot;; IF([.$G434]=&quot;Long&quot;; ([.AB434]-[.$L434])*[.$K434]/[.$N434]; ([.$L434]-[.AB434])*[.$K434]/[.$N434])-[.$S434]); &quot;&quot;)">
            <text:p/>
          </table:table-cell>
          <table:table-cell/>
          <table:table-cell table:style-name="ce243" table:formula="of:=IFERROR(IF(ISBLANK([.AD434]); &quot;&quot;; IF([.$G434]=&quot;Long&quot;; ([.AD434]-[.$L434])*[.$K434]/[.$N434]; ([.$L434]-[.AD434])*[.$K434]/[.$N434])-[.$S434]); &quot;&quot;)">
            <text:p/>
          </table:table-cell>
          <table:table-cell table:number-columns-repeated="2"/>
          <table:table-cell table:formula="of:=IF(ISBLANK([.B434]); &quot;&quot;; DAY([.B434]))">
            <text:p/>
          </table:table-cell>
          <table:table-cell table:formula="of:=IF(ISBLANK([.B434]); &quot;&quot;; WEEKDAY([.B434]))">
            <text:p/>
          </table:table-cell>
          <table:table-cell table:formula="of:=IF(ISBLANK([.B434]); &quot;&quot;; WEEKNUM([.B434]))">
            <text:p/>
          </table:table-cell>
          <table:table-cell table:formula="of:=IF(ISBLANK([.B434]); &quot;&quot;; MONTH([.B434]))">
            <text:p/>
          </table:table-cell>
          <table:table-cell table:formula="of:=IF(ISBLANK([.L434]); &quot;&quot;; [.K434]*[.L434])">
            <text:p/>
          </table:table-cell>
          <table:table-cell table:formula="of:=IF(ISNUMBER([.AL434]); [.AL434]*0.0035; &quot;&quot;)">
            <text:p/>
          </table:table-cell>
          <table:table-cell table:formula="of:=IF(ISBLANK([.Q434]); &quot;&quot;; [.P434]*[.Q434])">
            <text:p/>
          </table:table-cell>
          <table:table-cell table:formula="of:=IF(ISNUMBER([.AN434]); [.AN434]*0.0035; &quot;&quot;)">
            <text:p/>
          </table:table-cell>
          <table:table-cell table:formula="of:=IF(ISBLANK([.Q434]); &quot;&quot;; SUM([.$S$3:.S434]))">
            <text:p/>
          </table:table-cell>
          <table:table-cell table:formula="of:=IF(ISBLANK([.R434]); &quot;&quot;; SUM([.$T$3:.T434]))">
            <text:p/>
          </table:table-cell>
          <table:table-cell table:formula="of:=IF(OR(ISBLANK([.J434]); ISBLANK([.R434])); &quot;&quot;;ROUND(([.R434]-[.J434])*60*24))">
            <text:p/>
          </table:table-cell>
          <table:table-cell table:number-columns-repeated="20"/>
        </table:table-row>
        <table:table-row table:style-name="ro2">
          <table:table-cell office:value-type="float" office:value="433" calcext:value-type="float">
            <text:p>43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35]=&quot;Long&quot; ; [.L435]-[Overview.$C$4]/[.K435]  ;  IF([.G435]=&quot;Short&quot;; [.L435]+[Overview.$C$4]/[.K435]; &quot;&quot;) ); &quot;&quot;)">
            <text:p/>
          </table:table-cell>
          <table:table-cell table:formula="of:=IFERROR(ABS([.M435]-[.L435])*[.K435]; &quot;&quot;)">
            <text:p/>
          </table:table-cell>
          <table:table-cell table:style-name="ce312" table:formula="of:=IFERROR(  IF([.G435]=&quot;Long&quot;;  [.L435]+[Overview.$C$4]/[.K435]  *  [Overview.$C$6]  ;  IF([.G435]=&quot;Short&quot;   ;  [.L435]-[Overview.$C$4]/[.K435]  * [Overview.$C$6]  ; &quot;&quot;  )  )   ; &quot;&quot;)">
            <text:p/>
          </table:table-cell>
          <table:table-cell table:number-columns-repeated="3"/>
          <table:table-cell table:style-name="ce182" table:formula="of:=IFERROR([.T435]/[.N435]; &quot;&quot;)">
            <text:p/>
          </table:table-cell>
          <table:table-cell table:style-name="ce203" table:formula="of:=IFERROR(   IF( AND( [.G435]=&quot;Long&quot;;   [.P435]=[.K435])  ;  [.K435]*([.Q435]-[.L435])  ;    IF(  AND(  [.G435]=&quot;Short&quot;  ;   [.P435]=[.K435]   )   ;   [.K435]*([.L435]-[.Q435])   ;  &quot;&quot;)) ; &quot;&quot;)">
            <text:p/>
          </table:table-cell>
          <table:table-cell table:style-name="ce215" table:formula="of:=IF(ISNUMBER([.T435]); IF([.T435]&gt;=0; &quot;Win&quot;; &quot;Loss&quot;); &quot;&quot;)">
            <text:p/>
          </table:table-cell>
          <table:table-cell table:style-name="ce220" table:formula="of:=IF(ISNUMBER([.T435]); ROUND(([.R435]-[.J435])*60*24); &quot;&quot;)">
            <text:p/>
          </table:table-cell>
          <table:table-cell table:content-validation-name="val8"/>
          <table:table-cell table:number-columns-repeated="2"/>
          <table:table-cell table:style-name="ce239"/>
          <table:table-cell table:style-name="ce243" table:formula="of:=IFERROR(IF(ISBLANK([.Z435]); &quot;&quot;; IF([.$G435]=&quot;Long&quot;; ([.Z435]-[.$L435])*[.$K435]/[.$N435]; ([.$L435]-[.Z435])*[.$K435]/[.$N435])-[.$S435]); &quot;&quot;)">
            <text:p/>
          </table:table-cell>
          <table:table-cell/>
          <table:table-cell table:style-name="ce243" table:formula="of:=IFERROR(IF(ISBLANK([.AB435]); &quot;&quot;; IF([.$G435]=&quot;Long&quot;; ([.AB435]-[.$L435])*[.$K435]/[.$N435]; ([.$L435]-[.AB435])*[.$K435]/[.$N435])-[.$S435]); &quot;&quot;)">
            <text:p/>
          </table:table-cell>
          <table:table-cell/>
          <table:table-cell table:style-name="ce243" table:formula="of:=IFERROR(IF(ISBLANK([.AD435]); &quot;&quot;; IF([.$G435]=&quot;Long&quot;; ([.AD435]-[.$L435])*[.$K435]/[.$N435]; ([.$L435]-[.AD435])*[.$K435]/[.$N435])-[.$S435]); &quot;&quot;)">
            <text:p/>
          </table:table-cell>
          <table:table-cell table:number-columns-repeated="2"/>
          <table:table-cell table:formula="of:=IF(ISBLANK([.B435]); &quot;&quot;; DAY([.B435]))">
            <text:p/>
          </table:table-cell>
          <table:table-cell table:formula="of:=IF(ISBLANK([.B435]); &quot;&quot;; WEEKDAY([.B435]))">
            <text:p/>
          </table:table-cell>
          <table:table-cell table:formula="of:=IF(ISBLANK([.B435]); &quot;&quot;; WEEKNUM([.B435]))">
            <text:p/>
          </table:table-cell>
          <table:table-cell table:formula="of:=IF(ISBLANK([.B435]); &quot;&quot;; MONTH([.B435]))">
            <text:p/>
          </table:table-cell>
          <table:table-cell table:formula="of:=IF(ISBLANK([.L435]); &quot;&quot;; [.K435]*[.L435])">
            <text:p/>
          </table:table-cell>
          <table:table-cell table:formula="of:=IF(ISNUMBER([.AL435]); [.AL435]*0.0035; &quot;&quot;)">
            <text:p/>
          </table:table-cell>
          <table:table-cell table:formula="of:=IF(ISBLANK([.Q435]); &quot;&quot;; [.P435]*[.Q435])">
            <text:p/>
          </table:table-cell>
          <table:table-cell table:formula="of:=IF(ISNUMBER([.AN435]); [.AN435]*0.0035; &quot;&quot;)">
            <text:p/>
          </table:table-cell>
          <table:table-cell table:formula="of:=IF(ISBLANK([.Q435]); &quot;&quot;; SUM([.$S$3:.S435]))">
            <text:p/>
          </table:table-cell>
          <table:table-cell table:formula="of:=IF(ISBLANK([.R435]); &quot;&quot;; SUM([.$T$3:.T435]))">
            <text:p/>
          </table:table-cell>
          <table:table-cell table:formula="of:=IF(OR(ISBLANK([.J435]); ISBLANK([.R435])); &quot;&quot;;ROUND(([.R435]-[.J435])*60*24))">
            <text:p/>
          </table:table-cell>
          <table:table-cell table:number-columns-repeated="20"/>
        </table:table-row>
        <table:table-row table:style-name="ro2">
          <table:table-cell office:value-type="float" office:value="434" calcext:value-type="float">
            <text:p>43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36]=&quot;Long&quot; ; [.L436]-[Overview.$C$4]/[.K436]  ;  IF([.G436]=&quot;Short&quot;; [.L436]+[Overview.$C$4]/[.K436]; &quot;&quot;) ); &quot;&quot;)">
            <text:p/>
          </table:table-cell>
          <table:table-cell table:formula="of:=IFERROR(ABS([.M436]-[.L436])*[.K436]; &quot;&quot;)">
            <text:p/>
          </table:table-cell>
          <table:table-cell table:style-name="ce312" table:formula="of:=IFERROR(  IF([.G436]=&quot;Long&quot;;  [.L436]+[Overview.$C$4]/[.K436]  *  [Overview.$C$6]  ;  IF([.G436]=&quot;Short&quot;   ;  [.L436]-[Overview.$C$4]/[.K436]  * [Overview.$C$6]  ; &quot;&quot;  )  )   ; &quot;&quot;)">
            <text:p/>
          </table:table-cell>
          <table:table-cell table:number-columns-repeated="3"/>
          <table:table-cell table:style-name="ce182" table:formula="of:=IFERROR([.T436]/[.N436]; &quot;&quot;)">
            <text:p/>
          </table:table-cell>
          <table:table-cell table:style-name="ce203" table:formula="of:=IFERROR(   IF( AND( [.G436]=&quot;Long&quot;;   [.P436]=[.K436])  ;  [.K436]*([.Q436]-[.L436])  ;    IF(  AND(  [.G436]=&quot;Short&quot;  ;   [.P436]=[.K436]   )   ;   [.K436]*([.L436]-[.Q436])   ;  &quot;&quot;)) ; &quot;&quot;)">
            <text:p/>
          </table:table-cell>
          <table:table-cell table:style-name="ce215" table:formula="of:=IF(ISNUMBER([.T436]); IF([.T436]&gt;=0; &quot;Win&quot;; &quot;Loss&quot;); &quot;&quot;)">
            <text:p/>
          </table:table-cell>
          <table:table-cell table:style-name="ce220" table:formula="of:=IF(ISNUMBER([.T436]); ROUND(([.R436]-[.J436])*60*24); &quot;&quot;)">
            <text:p/>
          </table:table-cell>
          <table:table-cell table:content-validation-name="val8"/>
          <table:table-cell table:number-columns-repeated="2"/>
          <table:table-cell table:style-name="ce239"/>
          <table:table-cell table:style-name="ce243" table:formula="of:=IFERROR(IF(ISBLANK([.Z436]); &quot;&quot;; IF([.$G436]=&quot;Long&quot;; ([.Z436]-[.$L436])*[.$K436]/[.$N436]; ([.$L436]-[.Z436])*[.$K436]/[.$N436])-[.$S436]); &quot;&quot;)">
            <text:p/>
          </table:table-cell>
          <table:table-cell/>
          <table:table-cell table:style-name="ce243" table:formula="of:=IFERROR(IF(ISBLANK([.AB436]); &quot;&quot;; IF([.$G436]=&quot;Long&quot;; ([.AB436]-[.$L436])*[.$K436]/[.$N436]; ([.$L436]-[.AB436])*[.$K436]/[.$N436])-[.$S436]); &quot;&quot;)">
            <text:p/>
          </table:table-cell>
          <table:table-cell/>
          <table:table-cell table:style-name="ce243" table:formula="of:=IFERROR(IF(ISBLANK([.AD436]); &quot;&quot;; IF([.$G436]=&quot;Long&quot;; ([.AD436]-[.$L436])*[.$K436]/[.$N436]; ([.$L436]-[.AD436])*[.$K436]/[.$N436])-[.$S436]); &quot;&quot;)">
            <text:p/>
          </table:table-cell>
          <table:table-cell table:number-columns-repeated="2"/>
          <table:table-cell table:formula="of:=IF(ISBLANK([.B436]); &quot;&quot;; DAY([.B436]))">
            <text:p/>
          </table:table-cell>
          <table:table-cell table:formula="of:=IF(ISBLANK([.B436]); &quot;&quot;; WEEKDAY([.B436]))">
            <text:p/>
          </table:table-cell>
          <table:table-cell table:formula="of:=IF(ISBLANK([.B436]); &quot;&quot;; WEEKNUM([.B436]))">
            <text:p/>
          </table:table-cell>
          <table:table-cell table:formula="of:=IF(ISBLANK([.B436]); &quot;&quot;; MONTH([.B436]))">
            <text:p/>
          </table:table-cell>
          <table:table-cell table:formula="of:=IF(ISBLANK([.L436]); &quot;&quot;; [.K436]*[.L436])">
            <text:p/>
          </table:table-cell>
          <table:table-cell table:formula="of:=IF(ISNUMBER([.AL436]); [.AL436]*0.0035; &quot;&quot;)">
            <text:p/>
          </table:table-cell>
          <table:table-cell table:formula="of:=IF(ISBLANK([.Q436]); &quot;&quot;; [.P436]*[.Q436])">
            <text:p/>
          </table:table-cell>
          <table:table-cell table:formula="of:=IF(ISNUMBER([.AN436]); [.AN436]*0.0035; &quot;&quot;)">
            <text:p/>
          </table:table-cell>
          <table:table-cell table:formula="of:=IF(ISBLANK([.Q436]); &quot;&quot;; SUM([.$S$3:.S436]))">
            <text:p/>
          </table:table-cell>
          <table:table-cell table:formula="of:=IF(ISBLANK([.R436]); &quot;&quot;; SUM([.$T$3:.T436]))">
            <text:p/>
          </table:table-cell>
          <table:table-cell table:formula="of:=IF(OR(ISBLANK([.J436]); ISBLANK([.R436])); &quot;&quot;;ROUND(([.R436]-[.J436])*60*24))">
            <text:p/>
          </table:table-cell>
          <table:table-cell table:number-columns-repeated="20"/>
        </table:table-row>
        <table:table-row table:style-name="ro2">
          <table:table-cell office:value-type="float" office:value="435" calcext:value-type="float">
            <text:p>43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37]=&quot;Long&quot; ; [.L437]-[Overview.$C$4]/[.K437]  ;  IF([.G437]=&quot;Short&quot;; [.L437]+[Overview.$C$4]/[.K437]; &quot;&quot;) ); &quot;&quot;)">
            <text:p/>
          </table:table-cell>
          <table:table-cell table:formula="of:=IFERROR(ABS([.M437]-[.L437])*[.K437]; &quot;&quot;)">
            <text:p/>
          </table:table-cell>
          <table:table-cell table:style-name="ce312" table:formula="of:=IFERROR(  IF([.G437]=&quot;Long&quot;;  [.L437]+[Overview.$C$4]/[.K437]  *  [Overview.$C$6]  ;  IF([.G437]=&quot;Short&quot;   ;  [.L437]-[Overview.$C$4]/[.K437]  * [Overview.$C$6]  ; &quot;&quot;  )  )   ; &quot;&quot;)">
            <text:p/>
          </table:table-cell>
          <table:table-cell table:number-columns-repeated="3"/>
          <table:table-cell table:style-name="ce182" table:formula="of:=IFERROR([.T437]/[.N437]; &quot;&quot;)">
            <text:p/>
          </table:table-cell>
          <table:table-cell table:style-name="ce203" table:formula="of:=IFERROR(   IF( AND( [.G437]=&quot;Long&quot;;   [.P437]=[.K437])  ;  [.K437]*([.Q437]-[.L437])  ;    IF(  AND(  [.G437]=&quot;Short&quot;  ;   [.P437]=[.K437]   )   ;   [.K437]*([.L437]-[.Q437])   ;  &quot;&quot;)) ; &quot;&quot;)">
            <text:p/>
          </table:table-cell>
          <table:table-cell table:style-name="ce215" table:formula="of:=IF(ISNUMBER([.T437]); IF([.T437]&gt;=0; &quot;Win&quot;; &quot;Loss&quot;); &quot;&quot;)">
            <text:p/>
          </table:table-cell>
          <table:table-cell table:style-name="ce220" table:formula="of:=IF(ISNUMBER([.T437]); ROUND(([.R437]-[.J437])*60*24); &quot;&quot;)">
            <text:p/>
          </table:table-cell>
          <table:table-cell table:content-validation-name="val8"/>
          <table:table-cell table:number-columns-repeated="2"/>
          <table:table-cell table:style-name="ce239"/>
          <table:table-cell table:style-name="ce243" table:formula="of:=IFERROR(IF(ISBLANK([.Z437]); &quot;&quot;; IF([.$G437]=&quot;Long&quot;; ([.Z437]-[.$L437])*[.$K437]/[.$N437]; ([.$L437]-[.Z437])*[.$K437]/[.$N437])-[.$S437]); &quot;&quot;)">
            <text:p/>
          </table:table-cell>
          <table:table-cell/>
          <table:table-cell table:style-name="ce243" table:formula="of:=IFERROR(IF(ISBLANK([.AB437]); &quot;&quot;; IF([.$G437]=&quot;Long&quot;; ([.AB437]-[.$L437])*[.$K437]/[.$N437]; ([.$L437]-[.AB437])*[.$K437]/[.$N437])-[.$S437]); &quot;&quot;)">
            <text:p/>
          </table:table-cell>
          <table:table-cell/>
          <table:table-cell table:style-name="ce243" table:formula="of:=IFERROR(IF(ISBLANK([.AD437]); &quot;&quot;; IF([.$G437]=&quot;Long&quot;; ([.AD437]-[.$L437])*[.$K437]/[.$N437]; ([.$L437]-[.AD437])*[.$K437]/[.$N437])-[.$S437]); &quot;&quot;)">
            <text:p/>
          </table:table-cell>
          <table:table-cell table:number-columns-repeated="2"/>
          <table:table-cell table:formula="of:=IF(ISBLANK([.B437]); &quot;&quot;; DAY([.B437]))">
            <text:p/>
          </table:table-cell>
          <table:table-cell table:formula="of:=IF(ISBLANK([.B437]); &quot;&quot;; WEEKDAY([.B437]))">
            <text:p/>
          </table:table-cell>
          <table:table-cell table:formula="of:=IF(ISBLANK([.B437]); &quot;&quot;; WEEKNUM([.B437]))">
            <text:p/>
          </table:table-cell>
          <table:table-cell table:formula="of:=IF(ISBLANK([.B437]); &quot;&quot;; MONTH([.B437]))">
            <text:p/>
          </table:table-cell>
          <table:table-cell table:formula="of:=IF(ISBLANK([.L437]); &quot;&quot;; [.K437]*[.L437])">
            <text:p/>
          </table:table-cell>
          <table:table-cell table:formula="of:=IF(ISNUMBER([.AL437]); [.AL437]*0.0035; &quot;&quot;)">
            <text:p/>
          </table:table-cell>
          <table:table-cell table:formula="of:=IF(ISBLANK([.Q437]); &quot;&quot;; [.P437]*[.Q437])">
            <text:p/>
          </table:table-cell>
          <table:table-cell table:formula="of:=IF(ISNUMBER([.AN437]); [.AN437]*0.0035; &quot;&quot;)">
            <text:p/>
          </table:table-cell>
          <table:table-cell table:formula="of:=IF(ISBLANK([.Q437]); &quot;&quot;; SUM([.$S$3:.S437]))">
            <text:p/>
          </table:table-cell>
          <table:table-cell table:formula="of:=IF(ISBLANK([.R437]); &quot;&quot;; SUM([.$T$3:.T437]))">
            <text:p/>
          </table:table-cell>
          <table:table-cell table:formula="of:=IF(OR(ISBLANK([.J437]); ISBLANK([.R437])); &quot;&quot;;ROUND(([.R437]-[.J437])*60*24))">
            <text:p/>
          </table:table-cell>
          <table:table-cell table:number-columns-repeated="20"/>
        </table:table-row>
        <table:table-row table:style-name="ro2">
          <table:table-cell office:value-type="float" office:value="436" calcext:value-type="float">
            <text:p>43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38]=&quot;Long&quot; ; [.L438]-[Overview.$C$4]/[.K438]  ;  IF([.G438]=&quot;Short&quot;; [.L438]+[Overview.$C$4]/[.K438]; &quot;&quot;) ); &quot;&quot;)">
            <text:p/>
          </table:table-cell>
          <table:table-cell table:formula="of:=IFERROR(ABS([.M438]-[.L438])*[.K438]; &quot;&quot;)">
            <text:p/>
          </table:table-cell>
          <table:table-cell table:style-name="ce312" table:formula="of:=IFERROR(  IF([.G438]=&quot;Long&quot;;  [.L438]+[Overview.$C$4]/[.K438]  *  [Overview.$C$6]  ;  IF([.G438]=&quot;Short&quot;   ;  [.L438]-[Overview.$C$4]/[.K438]  * [Overview.$C$6]  ; &quot;&quot;  )  )   ; &quot;&quot;)">
            <text:p/>
          </table:table-cell>
          <table:table-cell table:number-columns-repeated="3"/>
          <table:table-cell table:style-name="ce182" table:formula="of:=IFERROR([.T438]/[.N438]; &quot;&quot;)">
            <text:p/>
          </table:table-cell>
          <table:table-cell table:style-name="ce203" table:formula="of:=IFERROR(   IF( AND( [.G438]=&quot;Long&quot;;   [.P438]=[.K438])  ;  [.K438]*([.Q438]-[.L438])  ;    IF(  AND(  [.G438]=&quot;Short&quot;  ;   [.P438]=[.K438]   )   ;   [.K438]*([.L438]-[.Q438])   ;  &quot;&quot;)) ; &quot;&quot;)">
            <text:p/>
          </table:table-cell>
          <table:table-cell table:style-name="ce215" table:formula="of:=IF(ISNUMBER([.T438]); IF([.T438]&gt;=0; &quot;Win&quot;; &quot;Loss&quot;); &quot;&quot;)">
            <text:p/>
          </table:table-cell>
          <table:table-cell table:style-name="ce220" table:formula="of:=IF(ISNUMBER([.T438]); ROUND(([.R438]-[.J438])*60*24); &quot;&quot;)">
            <text:p/>
          </table:table-cell>
          <table:table-cell table:content-validation-name="val8"/>
          <table:table-cell table:number-columns-repeated="2"/>
          <table:table-cell table:style-name="ce239"/>
          <table:table-cell table:style-name="ce243" table:formula="of:=IFERROR(IF(ISBLANK([.Z438]); &quot;&quot;; IF([.$G438]=&quot;Long&quot;; ([.Z438]-[.$L438])*[.$K438]/[.$N438]; ([.$L438]-[.Z438])*[.$K438]/[.$N438])-[.$S438]); &quot;&quot;)">
            <text:p/>
          </table:table-cell>
          <table:table-cell/>
          <table:table-cell table:style-name="ce243" table:formula="of:=IFERROR(IF(ISBLANK([.AB438]); &quot;&quot;; IF([.$G438]=&quot;Long&quot;; ([.AB438]-[.$L438])*[.$K438]/[.$N438]; ([.$L438]-[.AB438])*[.$K438]/[.$N438])-[.$S438]); &quot;&quot;)">
            <text:p/>
          </table:table-cell>
          <table:table-cell/>
          <table:table-cell table:style-name="ce243" table:formula="of:=IFERROR(IF(ISBLANK([.AD438]); &quot;&quot;; IF([.$G438]=&quot;Long&quot;; ([.AD438]-[.$L438])*[.$K438]/[.$N438]; ([.$L438]-[.AD438])*[.$K438]/[.$N438])-[.$S438]); &quot;&quot;)">
            <text:p/>
          </table:table-cell>
          <table:table-cell table:number-columns-repeated="2"/>
          <table:table-cell table:formula="of:=IF(ISBLANK([.B438]); &quot;&quot;; DAY([.B438]))">
            <text:p/>
          </table:table-cell>
          <table:table-cell table:formula="of:=IF(ISBLANK([.B438]); &quot;&quot;; WEEKDAY([.B438]))">
            <text:p/>
          </table:table-cell>
          <table:table-cell table:formula="of:=IF(ISBLANK([.B438]); &quot;&quot;; WEEKNUM([.B438]))">
            <text:p/>
          </table:table-cell>
          <table:table-cell table:formula="of:=IF(ISBLANK([.B438]); &quot;&quot;; MONTH([.B438]))">
            <text:p/>
          </table:table-cell>
          <table:table-cell table:formula="of:=IF(ISBLANK([.L438]); &quot;&quot;; [.K438]*[.L438])">
            <text:p/>
          </table:table-cell>
          <table:table-cell table:formula="of:=IF(ISNUMBER([.AL438]); [.AL438]*0.0035; &quot;&quot;)">
            <text:p/>
          </table:table-cell>
          <table:table-cell table:formula="of:=IF(ISBLANK([.Q438]); &quot;&quot;; [.P438]*[.Q438])">
            <text:p/>
          </table:table-cell>
          <table:table-cell table:formula="of:=IF(ISNUMBER([.AN438]); [.AN438]*0.0035; &quot;&quot;)">
            <text:p/>
          </table:table-cell>
          <table:table-cell table:formula="of:=IF(ISBLANK([.Q438]); &quot;&quot;; SUM([.$S$3:.S438]))">
            <text:p/>
          </table:table-cell>
          <table:table-cell table:formula="of:=IF(ISBLANK([.R438]); &quot;&quot;; SUM([.$T$3:.T438]))">
            <text:p/>
          </table:table-cell>
          <table:table-cell table:formula="of:=IF(OR(ISBLANK([.J438]); ISBLANK([.R438])); &quot;&quot;;ROUND(([.R438]-[.J438])*60*24))">
            <text:p/>
          </table:table-cell>
          <table:table-cell table:number-columns-repeated="20"/>
        </table:table-row>
        <table:table-row table:style-name="ro2">
          <table:table-cell office:value-type="float" office:value="437" calcext:value-type="float">
            <text:p>43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39]=&quot;Long&quot; ; [.L439]-[Overview.$C$4]/[.K439]  ;  IF([.G439]=&quot;Short&quot;; [.L439]+[Overview.$C$4]/[.K439]; &quot;&quot;) ); &quot;&quot;)">
            <text:p/>
          </table:table-cell>
          <table:table-cell table:formula="of:=IFERROR(ABS([.M439]-[.L439])*[.K439]; &quot;&quot;)">
            <text:p/>
          </table:table-cell>
          <table:table-cell table:style-name="ce312" table:formula="of:=IFERROR(  IF([.G439]=&quot;Long&quot;;  [.L439]+[Overview.$C$4]/[.K439]  *  [Overview.$C$6]  ;  IF([.G439]=&quot;Short&quot;   ;  [.L439]-[Overview.$C$4]/[.K439]  * [Overview.$C$6]  ; &quot;&quot;  )  )   ; &quot;&quot;)">
            <text:p/>
          </table:table-cell>
          <table:table-cell table:number-columns-repeated="3"/>
          <table:table-cell table:style-name="ce182" table:formula="of:=IFERROR([.T439]/[.N439]; &quot;&quot;)">
            <text:p/>
          </table:table-cell>
          <table:table-cell table:style-name="ce203" table:formula="of:=IFERROR(   IF( AND( [.G439]=&quot;Long&quot;;   [.P439]=[.K439])  ;  [.K439]*([.Q439]-[.L439])  ;    IF(  AND(  [.G439]=&quot;Short&quot;  ;   [.P439]=[.K439]   )   ;   [.K439]*([.L439]-[.Q439])   ;  &quot;&quot;)) ; &quot;&quot;)">
            <text:p/>
          </table:table-cell>
          <table:table-cell table:style-name="ce215" table:formula="of:=IF(ISNUMBER([.T439]); IF([.T439]&gt;=0; &quot;Win&quot;; &quot;Loss&quot;); &quot;&quot;)">
            <text:p/>
          </table:table-cell>
          <table:table-cell table:style-name="ce220" table:formula="of:=IF(ISNUMBER([.T439]); ROUND(([.R439]-[.J439])*60*24); &quot;&quot;)">
            <text:p/>
          </table:table-cell>
          <table:table-cell table:content-validation-name="val8"/>
          <table:table-cell table:number-columns-repeated="2"/>
          <table:table-cell table:style-name="ce239"/>
          <table:table-cell table:style-name="ce243" table:formula="of:=IFERROR(IF(ISBLANK([.Z439]); &quot;&quot;; IF([.$G439]=&quot;Long&quot;; ([.Z439]-[.$L439])*[.$K439]/[.$N439]; ([.$L439]-[.Z439])*[.$K439]/[.$N439])-[.$S439]); &quot;&quot;)">
            <text:p/>
          </table:table-cell>
          <table:table-cell/>
          <table:table-cell table:style-name="ce243" table:formula="of:=IFERROR(IF(ISBLANK([.AB439]); &quot;&quot;; IF([.$G439]=&quot;Long&quot;; ([.AB439]-[.$L439])*[.$K439]/[.$N439]; ([.$L439]-[.AB439])*[.$K439]/[.$N439])-[.$S439]); &quot;&quot;)">
            <text:p/>
          </table:table-cell>
          <table:table-cell/>
          <table:table-cell table:style-name="ce243" table:formula="of:=IFERROR(IF(ISBLANK([.AD439]); &quot;&quot;; IF([.$G439]=&quot;Long&quot;; ([.AD439]-[.$L439])*[.$K439]/[.$N439]; ([.$L439]-[.AD439])*[.$K439]/[.$N439])-[.$S439]); &quot;&quot;)">
            <text:p/>
          </table:table-cell>
          <table:table-cell table:number-columns-repeated="2"/>
          <table:table-cell table:formula="of:=IF(ISBLANK([.B439]); &quot;&quot;; DAY([.B439]))">
            <text:p/>
          </table:table-cell>
          <table:table-cell table:formula="of:=IF(ISBLANK([.B439]); &quot;&quot;; WEEKDAY([.B439]))">
            <text:p/>
          </table:table-cell>
          <table:table-cell table:formula="of:=IF(ISBLANK([.B439]); &quot;&quot;; WEEKNUM([.B439]))">
            <text:p/>
          </table:table-cell>
          <table:table-cell table:formula="of:=IF(ISBLANK([.B439]); &quot;&quot;; MONTH([.B439]))">
            <text:p/>
          </table:table-cell>
          <table:table-cell table:formula="of:=IF(ISBLANK([.L439]); &quot;&quot;; [.K439]*[.L439])">
            <text:p/>
          </table:table-cell>
          <table:table-cell table:formula="of:=IF(ISNUMBER([.AL439]); [.AL439]*0.0035; &quot;&quot;)">
            <text:p/>
          </table:table-cell>
          <table:table-cell table:formula="of:=IF(ISBLANK([.Q439]); &quot;&quot;; [.P439]*[.Q439])">
            <text:p/>
          </table:table-cell>
          <table:table-cell table:formula="of:=IF(ISNUMBER([.AN439]); [.AN439]*0.0035; &quot;&quot;)">
            <text:p/>
          </table:table-cell>
          <table:table-cell table:formula="of:=IF(ISBLANK([.Q439]); &quot;&quot;; SUM([.$S$3:.S439]))">
            <text:p/>
          </table:table-cell>
          <table:table-cell table:formula="of:=IF(ISBLANK([.R439]); &quot;&quot;; SUM([.$T$3:.T439]))">
            <text:p/>
          </table:table-cell>
          <table:table-cell table:formula="of:=IF(OR(ISBLANK([.J439]); ISBLANK([.R439])); &quot;&quot;;ROUND(([.R439]-[.J439])*60*24))">
            <text:p/>
          </table:table-cell>
          <table:table-cell table:number-columns-repeated="20"/>
        </table:table-row>
        <table:table-row table:style-name="ro2">
          <table:table-cell office:value-type="float" office:value="438" calcext:value-type="float">
            <text:p>43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40]=&quot;Long&quot; ; [.L440]-[Overview.$C$4]/[.K440]  ;  IF([.G440]=&quot;Short&quot;; [.L440]+[Overview.$C$4]/[.K440]; &quot;&quot;) ); &quot;&quot;)">
            <text:p/>
          </table:table-cell>
          <table:table-cell table:formula="of:=IFERROR(ABS([.M440]-[.L440])*[.K440]; &quot;&quot;)">
            <text:p/>
          </table:table-cell>
          <table:table-cell table:style-name="ce312" table:formula="of:=IFERROR(  IF([.G440]=&quot;Long&quot;;  [.L440]+[Overview.$C$4]/[.K440]  *  [Overview.$C$6]  ;  IF([.G440]=&quot;Short&quot;   ;  [.L440]-[Overview.$C$4]/[.K440]  * [Overview.$C$6]  ; &quot;&quot;  )  )   ; &quot;&quot;)">
            <text:p/>
          </table:table-cell>
          <table:table-cell table:number-columns-repeated="3"/>
          <table:table-cell table:style-name="ce182" table:formula="of:=IFERROR([.T440]/[.N440]; &quot;&quot;)">
            <text:p/>
          </table:table-cell>
          <table:table-cell table:style-name="ce203" table:formula="of:=IFERROR(   IF( AND( [.G440]=&quot;Long&quot;;   [.P440]=[.K440])  ;  [.K440]*([.Q440]-[.L440])  ;    IF(  AND(  [.G440]=&quot;Short&quot;  ;   [.P440]=[.K440]   )   ;   [.K440]*([.L440]-[.Q440])   ;  &quot;&quot;)) ; &quot;&quot;)">
            <text:p/>
          </table:table-cell>
          <table:table-cell table:style-name="ce215" table:formula="of:=IF(ISNUMBER([.T440]); IF([.T440]&gt;=0; &quot;Win&quot;; &quot;Loss&quot;); &quot;&quot;)">
            <text:p/>
          </table:table-cell>
          <table:table-cell table:style-name="ce220" table:formula="of:=IF(ISNUMBER([.T440]); ROUND(([.R440]-[.J440])*60*24); &quot;&quot;)">
            <text:p/>
          </table:table-cell>
          <table:table-cell table:content-validation-name="val8"/>
          <table:table-cell table:number-columns-repeated="2"/>
          <table:table-cell table:style-name="ce239"/>
          <table:table-cell table:style-name="ce243" table:formula="of:=IFERROR(IF(ISBLANK([.Z440]); &quot;&quot;; IF([.$G440]=&quot;Long&quot;; ([.Z440]-[.$L440])*[.$K440]/[.$N440]; ([.$L440]-[.Z440])*[.$K440]/[.$N440])-[.$S440]); &quot;&quot;)">
            <text:p/>
          </table:table-cell>
          <table:table-cell/>
          <table:table-cell table:style-name="ce243" table:formula="of:=IFERROR(IF(ISBLANK([.AB440]); &quot;&quot;; IF([.$G440]=&quot;Long&quot;; ([.AB440]-[.$L440])*[.$K440]/[.$N440]; ([.$L440]-[.AB440])*[.$K440]/[.$N440])-[.$S440]); &quot;&quot;)">
            <text:p/>
          </table:table-cell>
          <table:table-cell/>
          <table:table-cell table:style-name="ce243" table:formula="of:=IFERROR(IF(ISBLANK([.AD440]); &quot;&quot;; IF([.$G440]=&quot;Long&quot;; ([.AD440]-[.$L440])*[.$K440]/[.$N440]; ([.$L440]-[.AD440])*[.$K440]/[.$N440])-[.$S440]); &quot;&quot;)">
            <text:p/>
          </table:table-cell>
          <table:table-cell table:number-columns-repeated="2"/>
          <table:table-cell table:formula="of:=IF(ISBLANK([.B440]); &quot;&quot;; DAY([.B440]))">
            <text:p/>
          </table:table-cell>
          <table:table-cell table:formula="of:=IF(ISBLANK([.B440]); &quot;&quot;; WEEKDAY([.B440]))">
            <text:p/>
          </table:table-cell>
          <table:table-cell table:formula="of:=IF(ISBLANK([.B440]); &quot;&quot;; WEEKNUM([.B440]))">
            <text:p/>
          </table:table-cell>
          <table:table-cell table:formula="of:=IF(ISBLANK([.B440]); &quot;&quot;; MONTH([.B440]))">
            <text:p/>
          </table:table-cell>
          <table:table-cell table:formula="of:=IF(ISBLANK([.L440]); &quot;&quot;; [.K440]*[.L440])">
            <text:p/>
          </table:table-cell>
          <table:table-cell table:formula="of:=IF(ISNUMBER([.AL440]); [.AL440]*0.0035; &quot;&quot;)">
            <text:p/>
          </table:table-cell>
          <table:table-cell table:formula="of:=IF(ISBLANK([.Q440]); &quot;&quot;; [.P440]*[.Q440])">
            <text:p/>
          </table:table-cell>
          <table:table-cell table:formula="of:=IF(ISNUMBER([.AN440]); [.AN440]*0.0035; &quot;&quot;)">
            <text:p/>
          </table:table-cell>
          <table:table-cell table:formula="of:=IF(ISBLANK([.Q440]); &quot;&quot;; SUM([.$S$3:.S440]))">
            <text:p/>
          </table:table-cell>
          <table:table-cell table:formula="of:=IF(ISBLANK([.R440]); &quot;&quot;; SUM([.$T$3:.T440]))">
            <text:p/>
          </table:table-cell>
          <table:table-cell table:formula="of:=IF(OR(ISBLANK([.J440]); ISBLANK([.R440])); &quot;&quot;;ROUND(([.R440]-[.J440])*60*24))">
            <text:p/>
          </table:table-cell>
          <table:table-cell table:number-columns-repeated="20"/>
        </table:table-row>
        <table:table-row table:style-name="ro2">
          <table:table-cell office:value-type="float" office:value="439" calcext:value-type="float">
            <text:p>43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41]=&quot;Long&quot; ; [.L441]-[Overview.$C$4]/[.K441]  ;  IF([.G441]=&quot;Short&quot;; [.L441]+[Overview.$C$4]/[.K441]; &quot;&quot;) ); &quot;&quot;)">
            <text:p/>
          </table:table-cell>
          <table:table-cell table:formula="of:=IFERROR(ABS([.M441]-[.L441])*[.K441]; &quot;&quot;)">
            <text:p/>
          </table:table-cell>
          <table:table-cell table:style-name="ce312" table:formula="of:=IFERROR(  IF([.G441]=&quot;Long&quot;;  [.L441]+[Overview.$C$4]/[.K441]  *  [Overview.$C$6]  ;  IF([.G441]=&quot;Short&quot;   ;  [.L441]-[Overview.$C$4]/[.K441]  * [Overview.$C$6]  ; &quot;&quot;  )  )   ; &quot;&quot;)">
            <text:p/>
          </table:table-cell>
          <table:table-cell table:number-columns-repeated="3"/>
          <table:table-cell table:style-name="ce182" table:formula="of:=IFERROR([.T441]/[.N441]; &quot;&quot;)">
            <text:p/>
          </table:table-cell>
          <table:table-cell table:style-name="ce203" table:formula="of:=IFERROR(   IF( AND( [.G441]=&quot;Long&quot;;   [.P441]=[.K441])  ;  [.K441]*([.Q441]-[.L441])  ;    IF(  AND(  [.G441]=&quot;Short&quot;  ;   [.P441]=[.K441]   )   ;   [.K441]*([.L441]-[.Q441])   ;  &quot;&quot;)) ; &quot;&quot;)">
            <text:p/>
          </table:table-cell>
          <table:table-cell table:style-name="ce215" table:formula="of:=IF(ISNUMBER([.T441]); IF([.T441]&gt;=0; &quot;Win&quot;; &quot;Loss&quot;); &quot;&quot;)">
            <text:p/>
          </table:table-cell>
          <table:table-cell table:style-name="ce220" table:formula="of:=IF(ISNUMBER([.T441]); ROUND(([.R441]-[.J441])*60*24); &quot;&quot;)">
            <text:p/>
          </table:table-cell>
          <table:table-cell table:content-validation-name="val8"/>
          <table:table-cell table:number-columns-repeated="2"/>
          <table:table-cell table:style-name="ce239"/>
          <table:table-cell table:style-name="ce243" table:formula="of:=IFERROR(IF(ISBLANK([.Z441]); &quot;&quot;; IF([.$G441]=&quot;Long&quot;; ([.Z441]-[.$L441])*[.$K441]/[.$N441]; ([.$L441]-[.Z441])*[.$K441]/[.$N441])-[.$S441]); &quot;&quot;)">
            <text:p/>
          </table:table-cell>
          <table:table-cell/>
          <table:table-cell table:style-name="ce243" table:formula="of:=IFERROR(IF(ISBLANK([.AB441]); &quot;&quot;; IF([.$G441]=&quot;Long&quot;; ([.AB441]-[.$L441])*[.$K441]/[.$N441]; ([.$L441]-[.AB441])*[.$K441]/[.$N441])-[.$S441]); &quot;&quot;)">
            <text:p/>
          </table:table-cell>
          <table:table-cell/>
          <table:table-cell table:style-name="ce243" table:formula="of:=IFERROR(IF(ISBLANK([.AD441]); &quot;&quot;; IF([.$G441]=&quot;Long&quot;; ([.AD441]-[.$L441])*[.$K441]/[.$N441]; ([.$L441]-[.AD441])*[.$K441]/[.$N441])-[.$S441]); &quot;&quot;)">
            <text:p/>
          </table:table-cell>
          <table:table-cell table:number-columns-repeated="2"/>
          <table:table-cell table:formula="of:=IF(ISBLANK([.B441]); &quot;&quot;; DAY([.B441]))">
            <text:p/>
          </table:table-cell>
          <table:table-cell table:formula="of:=IF(ISBLANK([.B441]); &quot;&quot;; WEEKDAY([.B441]))">
            <text:p/>
          </table:table-cell>
          <table:table-cell table:formula="of:=IF(ISBLANK([.B441]); &quot;&quot;; WEEKNUM([.B441]))">
            <text:p/>
          </table:table-cell>
          <table:table-cell table:formula="of:=IF(ISBLANK([.B441]); &quot;&quot;; MONTH([.B441]))">
            <text:p/>
          </table:table-cell>
          <table:table-cell table:formula="of:=IF(ISBLANK([.L441]); &quot;&quot;; [.K441]*[.L441])">
            <text:p/>
          </table:table-cell>
          <table:table-cell table:formula="of:=IF(ISNUMBER([.AL441]); [.AL441]*0.0035; &quot;&quot;)">
            <text:p/>
          </table:table-cell>
          <table:table-cell table:formula="of:=IF(ISBLANK([.Q441]); &quot;&quot;; [.P441]*[.Q441])">
            <text:p/>
          </table:table-cell>
          <table:table-cell table:formula="of:=IF(ISNUMBER([.AN441]); [.AN441]*0.0035; &quot;&quot;)">
            <text:p/>
          </table:table-cell>
          <table:table-cell table:formula="of:=IF(ISBLANK([.Q441]); &quot;&quot;; SUM([.$S$3:.S441]))">
            <text:p/>
          </table:table-cell>
          <table:table-cell table:formula="of:=IF(ISBLANK([.R441]); &quot;&quot;; SUM([.$T$3:.T441]))">
            <text:p/>
          </table:table-cell>
          <table:table-cell table:formula="of:=IF(OR(ISBLANK([.J441]); ISBLANK([.R441])); &quot;&quot;;ROUND(([.R441]-[.J441])*60*24))">
            <text:p/>
          </table:table-cell>
          <table:table-cell table:number-columns-repeated="20"/>
        </table:table-row>
        <table:table-row table:style-name="ro2">
          <table:table-cell office:value-type="float" office:value="440" calcext:value-type="float">
            <text:p>44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42]=&quot;Long&quot; ; [.L442]-[Overview.$C$4]/[.K442]  ;  IF([.G442]=&quot;Short&quot;; [.L442]+[Overview.$C$4]/[.K442]; &quot;&quot;) ); &quot;&quot;)">
            <text:p/>
          </table:table-cell>
          <table:table-cell table:formula="of:=IFERROR(ABS([.M442]-[.L442])*[.K442]; &quot;&quot;)">
            <text:p/>
          </table:table-cell>
          <table:table-cell table:style-name="ce312" table:formula="of:=IFERROR(  IF([.G442]=&quot;Long&quot;;  [.L442]+[Overview.$C$4]/[.K442]  *  [Overview.$C$6]  ;  IF([.G442]=&quot;Short&quot;   ;  [.L442]-[Overview.$C$4]/[.K442]  * [Overview.$C$6]  ; &quot;&quot;  )  )   ; &quot;&quot;)">
            <text:p/>
          </table:table-cell>
          <table:table-cell table:number-columns-repeated="3"/>
          <table:table-cell table:style-name="ce182" table:formula="of:=IFERROR([.T442]/[.N442]; &quot;&quot;)">
            <text:p/>
          </table:table-cell>
          <table:table-cell table:style-name="ce203" table:formula="of:=IFERROR(   IF( AND( [.G442]=&quot;Long&quot;;   [.P442]=[.K442])  ;  [.K442]*([.Q442]-[.L442])  ;    IF(  AND(  [.G442]=&quot;Short&quot;  ;   [.P442]=[.K442]   )   ;   [.K442]*([.L442]-[.Q442])   ;  &quot;&quot;)) ; &quot;&quot;)">
            <text:p/>
          </table:table-cell>
          <table:table-cell table:style-name="ce215" table:formula="of:=IF(ISNUMBER([.T442]); IF([.T442]&gt;=0; &quot;Win&quot;; &quot;Loss&quot;); &quot;&quot;)">
            <text:p/>
          </table:table-cell>
          <table:table-cell table:style-name="ce220" table:formula="of:=IF(ISNUMBER([.T442]); ROUND(([.R442]-[.J442])*60*24); &quot;&quot;)">
            <text:p/>
          </table:table-cell>
          <table:table-cell table:content-validation-name="val8"/>
          <table:table-cell table:number-columns-repeated="2"/>
          <table:table-cell table:style-name="ce239"/>
          <table:table-cell table:style-name="ce243" table:formula="of:=IFERROR(IF(ISBLANK([.Z442]); &quot;&quot;; IF([.$G442]=&quot;Long&quot;; ([.Z442]-[.$L442])*[.$K442]/[.$N442]; ([.$L442]-[.Z442])*[.$K442]/[.$N442])-[.$S442]); &quot;&quot;)">
            <text:p/>
          </table:table-cell>
          <table:table-cell/>
          <table:table-cell table:style-name="ce243" table:formula="of:=IFERROR(IF(ISBLANK([.AB442]); &quot;&quot;; IF([.$G442]=&quot;Long&quot;; ([.AB442]-[.$L442])*[.$K442]/[.$N442]; ([.$L442]-[.AB442])*[.$K442]/[.$N442])-[.$S442]); &quot;&quot;)">
            <text:p/>
          </table:table-cell>
          <table:table-cell/>
          <table:table-cell table:style-name="ce243" table:formula="of:=IFERROR(IF(ISBLANK([.AD442]); &quot;&quot;; IF([.$G442]=&quot;Long&quot;; ([.AD442]-[.$L442])*[.$K442]/[.$N442]; ([.$L442]-[.AD442])*[.$K442]/[.$N442])-[.$S442]); &quot;&quot;)">
            <text:p/>
          </table:table-cell>
          <table:table-cell table:number-columns-repeated="2"/>
          <table:table-cell table:formula="of:=IF(ISBLANK([.B442]); &quot;&quot;; DAY([.B442]))">
            <text:p/>
          </table:table-cell>
          <table:table-cell table:formula="of:=IF(ISBLANK([.B442]); &quot;&quot;; WEEKDAY([.B442]))">
            <text:p/>
          </table:table-cell>
          <table:table-cell table:formula="of:=IF(ISBLANK([.B442]); &quot;&quot;; WEEKNUM([.B442]))">
            <text:p/>
          </table:table-cell>
          <table:table-cell table:formula="of:=IF(ISBLANK([.B442]); &quot;&quot;; MONTH([.B442]))">
            <text:p/>
          </table:table-cell>
          <table:table-cell table:formula="of:=IF(ISBLANK([.L442]); &quot;&quot;; [.K442]*[.L442])">
            <text:p/>
          </table:table-cell>
          <table:table-cell table:formula="of:=IF(ISNUMBER([.AL442]); [.AL442]*0.0035; &quot;&quot;)">
            <text:p/>
          </table:table-cell>
          <table:table-cell table:formula="of:=IF(ISBLANK([.Q442]); &quot;&quot;; [.P442]*[.Q442])">
            <text:p/>
          </table:table-cell>
          <table:table-cell table:formula="of:=IF(ISNUMBER([.AN442]); [.AN442]*0.0035; &quot;&quot;)">
            <text:p/>
          </table:table-cell>
          <table:table-cell table:formula="of:=IF(ISBLANK([.Q442]); &quot;&quot;; SUM([.$S$3:.S442]))">
            <text:p/>
          </table:table-cell>
          <table:table-cell table:formula="of:=IF(ISBLANK([.R442]); &quot;&quot;; SUM([.$T$3:.T442]))">
            <text:p/>
          </table:table-cell>
          <table:table-cell table:formula="of:=IF(OR(ISBLANK([.J442]); ISBLANK([.R442])); &quot;&quot;;ROUND(([.R442]-[.J442])*60*24))">
            <text:p/>
          </table:table-cell>
          <table:table-cell table:number-columns-repeated="20"/>
        </table:table-row>
        <table:table-row table:style-name="ro2">
          <table:table-cell office:value-type="float" office:value="441" calcext:value-type="float">
            <text:p>44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43]=&quot;Long&quot; ; [.L443]-[Overview.$C$4]/[.K443]  ;  IF([.G443]=&quot;Short&quot;; [.L443]+[Overview.$C$4]/[.K443]; &quot;&quot;) ); &quot;&quot;)">
            <text:p/>
          </table:table-cell>
          <table:table-cell table:formula="of:=IFERROR(ABS([.M443]-[.L443])*[.K443]; &quot;&quot;)">
            <text:p/>
          </table:table-cell>
          <table:table-cell table:style-name="ce312" table:formula="of:=IFERROR(  IF([.G443]=&quot;Long&quot;;  [.L443]+[Overview.$C$4]/[.K443]  *  [Overview.$C$6]  ;  IF([.G443]=&quot;Short&quot;   ;  [.L443]-[Overview.$C$4]/[.K443]  * [Overview.$C$6]  ; &quot;&quot;  )  )   ; &quot;&quot;)">
            <text:p/>
          </table:table-cell>
          <table:table-cell table:number-columns-repeated="3"/>
          <table:table-cell table:style-name="ce182" table:formula="of:=IFERROR([.T443]/[.N443]; &quot;&quot;)">
            <text:p/>
          </table:table-cell>
          <table:table-cell table:style-name="ce203" table:formula="of:=IFERROR(   IF( AND( [.G443]=&quot;Long&quot;;   [.P443]=[.K443])  ;  [.K443]*([.Q443]-[.L443])  ;    IF(  AND(  [.G443]=&quot;Short&quot;  ;   [.P443]=[.K443]   )   ;   [.K443]*([.L443]-[.Q443])   ;  &quot;&quot;)) ; &quot;&quot;)">
            <text:p/>
          </table:table-cell>
          <table:table-cell table:style-name="ce215" table:formula="of:=IF(ISNUMBER([.T443]); IF([.T443]&gt;=0; &quot;Win&quot;; &quot;Loss&quot;); &quot;&quot;)">
            <text:p/>
          </table:table-cell>
          <table:table-cell table:style-name="ce220" table:formula="of:=IF(ISNUMBER([.T443]); ROUND(([.R443]-[.J443])*60*24); &quot;&quot;)">
            <text:p/>
          </table:table-cell>
          <table:table-cell table:content-validation-name="val8"/>
          <table:table-cell table:number-columns-repeated="2"/>
          <table:table-cell table:style-name="ce239"/>
          <table:table-cell table:style-name="ce243" table:formula="of:=IFERROR(IF(ISBLANK([.Z443]); &quot;&quot;; IF([.$G443]=&quot;Long&quot;; ([.Z443]-[.$L443])*[.$K443]/[.$N443]; ([.$L443]-[.Z443])*[.$K443]/[.$N443])-[.$S443]); &quot;&quot;)">
            <text:p/>
          </table:table-cell>
          <table:table-cell/>
          <table:table-cell table:style-name="ce243" table:formula="of:=IFERROR(IF(ISBLANK([.AB443]); &quot;&quot;; IF([.$G443]=&quot;Long&quot;; ([.AB443]-[.$L443])*[.$K443]/[.$N443]; ([.$L443]-[.AB443])*[.$K443]/[.$N443])-[.$S443]); &quot;&quot;)">
            <text:p/>
          </table:table-cell>
          <table:table-cell/>
          <table:table-cell table:style-name="ce243" table:formula="of:=IFERROR(IF(ISBLANK([.AD443]); &quot;&quot;; IF([.$G443]=&quot;Long&quot;; ([.AD443]-[.$L443])*[.$K443]/[.$N443]; ([.$L443]-[.AD443])*[.$K443]/[.$N443])-[.$S443]); &quot;&quot;)">
            <text:p/>
          </table:table-cell>
          <table:table-cell table:number-columns-repeated="2"/>
          <table:table-cell table:formula="of:=IF(ISBLANK([.B443]); &quot;&quot;; DAY([.B443]))">
            <text:p/>
          </table:table-cell>
          <table:table-cell table:formula="of:=IF(ISBLANK([.B443]); &quot;&quot;; WEEKDAY([.B443]))">
            <text:p/>
          </table:table-cell>
          <table:table-cell table:formula="of:=IF(ISBLANK([.B443]); &quot;&quot;; WEEKNUM([.B443]))">
            <text:p/>
          </table:table-cell>
          <table:table-cell table:formula="of:=IF(ISBLANK([.B443]); &quot;&quot;; MONTH([.B443]))">
            <text:p/>
          </table:table-cell>
          <table:table-cell table:formula="of:=IF(ISBLANK([.L443]); &quot;&quot;; [.K443]*[.L443])">
            <text:p/>
          </table:table-cell>
          <table:table-cell table:formula="of:=IF(ISNUMBER([.AL443]); [.AL443]*0.0035; &quot;&quot;)">
            <text:p/>
          </table:table-cell>
          <table:table-cell table:formula="of:=IF(ISBLANK([.Q443]); &quot;&quot;; [.P443]*[.Q443])">
            <text:p/>
          </table:table-cell>
          <table:table-cell table:formula="of:=IF(ISNUMBER([.AN443]); [.AN443]*0.0035; &quot;&quot;)">
            <text:p/>
          </table:table-cell>
          <table:table-cell table:formula="of:=IF(ISBLANK([.Q443]); &quot;&quot;; SUM([.$S$3:.S443]))">
            <text:p/>
          </table:table-cell>
          <table:table-cell table:formula="of:=IF(ISBLANK([.R443]); &quot;&quot;; SUM([.$T$3:.T443]))">
            <text:p/>
          </table:table-cell>
          <table:table-cell table:formula="of:=IF(OR(ISBLANK([.J443]); ISBLANK([.R443])); &quot;&quot;;ROUND(([.R443]-[.J443])*60*24))">
            <text:p/>
          </table:table-cell>
          <table:table-cell table:number-columns-repeated="20"/>
        </table:table-row>
        <table:table-row table:style-name="ro2">
          <table:table-cell office:value-type="float" office:value="442" calcext:value-type="float">
            <text:p>44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44]=&quot;Long&quot; ; [.L444]-[Overview.$C$4]/[.K444]  ;  IF([.G444]=&quot;Short&quot;; [.L444]+[Overview.$C$4]/[.K444]; &quot;&quot;) ); &quot;&quot;)">
            <text:p/>
          </table:table-cell>
          <table:table-cell table:formula="of:=IFERROR(ABS([.M444]-[.L444])*[.K444]; &quot;&quot;)">
            <text:p/>
          </table:table-cell>
          <table:table-cell table:style-name="ce312" table:formula="of:=IFERROR(  IF([.G444]=&quot;Long&quot;;  [.L444]+[Overview.$C$4]/[.K444]  *  [Overview.$C$6]  ;  IF([.G444]=&quot;Short&quot;   ;  [.L444]-[Overview.$C$4]/[.K444]  * [Overview.$C$6]  ; &quot;&quot;  )  )   ; &quot;&quot;)">
            <text:p/>
          </table:table-cell>
          <table:table-cell table:number-columns-repeated="3"/>
          <table:table-cell table:style-name="ce182" table:formula="of:=IFERROR([.T444]/[.N444]; &quot;&quot;)">
            <text:p/>
          </table:table-cell>
          <table:table-cell table:style-name="ce203" table:formula="of:=IFERROR(   IF( AND( [.G444]=&quot;Long&quot;;   [.P444]=[.K444])  ;  [.K444]*([.Q444]-[.L444])  ;    IF(  AND(  [.G444]=&quot;Short&quot;  ;   [.P444]=[.K444]   )   ;   [.K444]*([.L444]-[.Q444])   ;  &quot;&quot;)) ; &quot;&quot;)">
            <text:p/>
          </table:table-cell>
          <table:table-cell table:style-name="ce215" table:formula="of:=IF(ISNUMBER([.T444]); IF([.T444]&gt;=0; &quot;Win&quot;; &quot;Loss&quot;); &quot;&quot;)">
            <text:p/>
          </table:table-cell>
          <table:table-cell table:style-name="ce220" table:formula="of:=IF(ISNUMBER([.T444]); ROUND(([.R444]-[.J444])*60*24); &quot;&quot;)">
            <text:p/>
          </table:table-cell>
          <table:table-cell table:content-validation-name="val8"/>
          <table:table-cell table:number-columns-repeated="2"/>
          <table:table-cell table:style-name="ce239"/>
          <table:table-cell table:style-name="ce243" table:formula="of:=IFERROR(IF(ISBLANK([.Z444]); &quot;&quot;; IF([.$G444]=&quot;Long&quot;; ([.Z444]-[.$L444])*[.$K444]/[.$N444]; ([.$L444]-[.Z444])*[.$K444]/[.$N444])-[.$S444]); &quot;&quot;)">
            <text:p/>
          </table:table-cell>
          <table:table-cell/>
          <table:table-cell table:style-name="ce243" table:formula="of:=IFERROR(IF(ISBLANK([.AB444]); &quot;&quot;; IF([.$G444]=&quot;Long&quot;; ([.AB444]-[.$L444])*[.$K444]/[.$N444]; ([.$L444]-[.AB444])*[.$K444]/[.$N444])-[.$S444]); &quot;&quot;)">
            <text:p/>
          </table:table-cell>
          <table:table-cell/>
          <table:table-cell table:style-name="ce243" table:formula="of:=IFERROR(IF(ISBLANK([.AD444]); &quot;&quot;; IF([.$G444]=&quot;Long&quot;; ([.AD444]-[.$L444])*[.$K444]/[.$N444]; ([.$L444]-[.AD444])*[.$K444]/[.$N444])-[.$S444]); &quot;&quot;)">
            <text:p/>
          </table:table-cell>
          <table:table-cell table:number-columns-repeated="2"/>
          <table:table-cell table:formula="of:=IF(ISBLANK([.B444]); &quot;&quot;; DAY([.B444]))">
            <text:p/>
          </table:table-cell>
          <table:table-cell table:formula="of:=IF(ISBLANK([.B444]); &quot;&quot;; WEEKDAY([.B444]))">
            <text:p/>
          </table:table-cell>
          <table:table-cell table:formula="of:=IF(ISBLANK([.B444]); &quot;&quot;; WEEKNUM([.B444]))">
            <text:p/>
          </table:table-cell>
          <table:table-cell table:formula="of:=IF(ISBLANK([.B444]); &quot;&quot;; MONTH([.B444]))">
            <text:p/>
          </table:table-cell>
          <table:table-cell table:formula="of:=IF(ISBLANK([.L444]); &quot;&quot;; [.K444]*[.L444])">
            <text:p/>
          </table:table-cell>
          <table:table-cell table:formula="of:=IF(ISNUMBER([.AL444]); [.AL444]*0.0035; &quot;&quot;)">
            <text:p/>
          </table:table-cell>
          <table:table-cell table:formula="of:=IF(ISBLANK([.Q444]); &quot;&quot;; [.P444]*[.Q444])">
            <text:p/>
          </table:table-cell>
          <table:table-cell table:formula="of:=IF(ISNUMBER([.AN444]); [.AN444]*0.0035; &quot;&quot;)">
            <text:p/>
          </table:table-cell>
          <table:table-cell table:formula="of:=IF(ISBLANK([.Q444]); &quot;&quot;; SUM([.$S$3:.S444]))">
            <text:p/>
          </table:table-cell>
          <table:table-cell table:formula="of:=IF(ISBLANK([.R444]); &quot;&quot;; SUM([.$T$3:.T444]))">
            <text:p/>
          </table:table-cell>
          <table:table-cell table:formula="of:=IF(OR(ISBLANK([.J444]); ISBLANK([.R444])); &quot;&quot;;ROUND(([.R444]-[.J444])*60*24))">
            <text:p/>
          </table:table-cell>
          <table:table-cell table:number-columns-repeated="20"/>
        </table:table-row>
        <table:table-row table:style-name="ro2">
          <table:table-cell office:value-type="float" office:value="443" calcext:value-type="float">
            <text:p>44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45]=&quot;Long&quot; ; [.L445]-[Overview.$C$4]/[.K445]  ;  IF([.G445]=&quot;Short&quot;; [.L445]+[Overview.$C$4]/[.K445]; &quot;&quot;) ); &quot;&quot;)">
            <text:p/>
          </table:table-cell>
          <table:table-cell table:formula="of:=IFERROR(ABS([.M445]-[.L445])*[.K445]; &quot;&quot;)">
            <text:p/>
          </table:table-cell>
          <table:table-cell table:style-name="ce312" table:formula="of:=IFERROR(  IF([.G445]=&quot;Long&quot;;  [.L445]+[Overview.$C$4]/[.K445]  *  [Overview.$C$6]  ;  IF([.G445]=&quot;Short&quot;   ;  [.L445]-[Overview.$C$4]/[.K445]  * [Overview.$C$6]  ; &quot;&quot;  )  )   ; &quot;&quot;)">
            <text:p/>
          </table:table-cell>
          <table:table-cell table:number-columns-repeated="3"/>
          <table:table-cell table:style-name="ce182" table:formula="of:=IFERROR([.T445]/[.N445]; &quot;&quot;)">
            <text:p/>
          </table:table-cell>
          <table:table-cell table:style-name="ce203" table:formula="of:=IFERROR(   IF( AND( [.G445]=&quot;Long&quot;;   [.P445]=[.K445])  ;  [.K445]*([.Q445]-[.L445])  ;    IF(  AND(  [.G445]=&quot;Short&quot;  ;   [.P445]=[.K445]   )   ;   [.K445]*([.L445]-[.Q445])   ;  &quot;&quot;)) ; &quot;&quot;)">
            <text:p/>
          </table:table-cell>
          <table:table-cell table:style-name="ce215" table:formula="of:=IF(ISNUMBER([.T445]); IF([.T445]&gt;=0; &quot;Win&quot;; &quot;Loss&quot;); &quot;&quot;)">
            <text:p/>
          </table:table-cell>
          <table:table-cell table:style-name="ce220" table:formula="of:=IF(ISNUMBER([.T445]); ROUND(([.R445]-[.J445])*60*24); &quot;&quot;)">
            <text:p/>
          </table:table-cell>
          <table:table-cell table:content-validation-name="val8"/>
          <table:table-cell table:number-columns-repeated="2"/>
          <table:table-cell table:style-name="ce239"/>
          <table:table-cell table:style-name="ce243" table:formula="of:=IFERROR(IF(ISBLANK([.Z445]); &quot;&quot;; IF([.$G445]=&quot;Long&quot;; ([.Z445]-[.$L445])*[.$K445]/[.$N445]; ([.$L445]-[.Z445])*[.$K445]/[.$N445])-[.$S445]); &quot;&quot;)">
            <text:p/>
          </table:table-cell>
          <table:table-cell/>
          <table:table-cell table:style-name="ce243" table:formula="of:=IFERROR(IF(ISBLANK([.AB445]); &quot;&quot;; IF([.$G445]=&quot;Long&quot;; ([.AB445]-[.$L445])*[.$K445]/[.$N445]; ([.$L445]-[.AB445])*[.$K445]/[.$N445])-[.$S445]); &quot;&quot;)">
            <text:p/>
          </table:table-cell>
          <table:table-cell/>
          <table:table-cell table:style-name="ce243" table:formula="of:=IFERROR(IF(ISBLANK([.AD445]); &quot;&quot;; IF([.$G445]=&quot;Long&quot;; ([.AD445]-[.$L445])*[.$K445]/[.$N445]; ([.$L445]-[.AD445])*[.$K445]/[.$N445])-[.$S445]); &quot;&quot;)">
            <text:p/>
          </table:table-cell>
          <table:table-cell table:number-columns-repeated="2"/>
          <table:table-cell table:formula="of:=IF(ISBLANK([.B445]); &quot;&quot;; DAY([.B445]))">
            <text:p/>
          </table:table-cell>
          <table:table-cell table:formula="of:=IF(ISBLANK([.B445]); &quot;&quot;; WEEKDAY([.B445]))">
            <text:p/>
          </table:table-cell>
          <table:table-cell table:formula="of:=IF(ISBLANK([.B445]); &quot;&quot;; WEEKNUM([.B445]))">
            <text:p/>
          </table:table-cell>
          <table:table-cell table:formula="of:=IF(ISBLANK([.B445]); &quot;&quot;; MONTH([.B445]))">
            <text:p/>
          </table:table-cell>
          <table:table-cell table:formula="of:=IF(ISBLANK([.L445]); &quot;&quot;; [.K445]*[.L445])">
            <text:p/>
          </table:table-cell>
          <table:table-cell table:formula="of:=IF(ISNUMBER([.AL445]); [.AL445]*0.0035; &quot;&quot;)">
            <text:p/>
          </table:table-cell>
          <table:table-cell table:formula="of:=IF(ISBLANK([.Q445]); &quot;&quot;; [.P445]*[.Q445])">
            <text:p/>
          </table:table-cell>
          <table:table-cell table:formula="of:=IF(ISNUMBER([.AN445]); [.AN445]*0.0035; &quot;&quot;)">
            <text:p/>
          </table:table-cell>
          <table:table-cell table:formula="of:=IF(ISBLANK([.Q445]); &quot;&quot;; SUM([.$S$3:.S445]))">
            <text:p/>
          </table:table-cell>
          <table:table-cell table:formula="of:=IF(ISBLANK([.R445]); &quot;&quot;; SUM([.$T$3:.T445]))">
            <text:p/>
          </table:table-cell>
          <table:table-cell table:formula="of:=IF(OR(ISBLANK([.J445]); ISBLANK([.R445])); &quot;&quot;;ROUND(([.R445]-[.J445])*60*24))">
            <text:p/>
          </table:table-cell>
          <table:table-cell table:number-columns-repeated="20"/>
        </table:table-row>
        <table:table-row table:style-name="ro2">
          <table:table-cell office:value-type="float" office:value="444" calcext:value-type="float">
            <text:p>44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46]=&quot;Long&quot; ; [.L446]-[Overview.$C$4]/[.K446]  ;  IF([.G446]=&quot;Short&quot;; [.L446]+[Overview.$C$4]/[.K446]; &quot;&quot;) ); &quot;&quot;)">
            <text:p/>
          </table:table-cell>
          <table:table-cell table:formula="of:=IFERROR(ABS([.M446]-[.L446])*[.K446]; &quot;&quot;)">
            <text:p/>
          </table:table-cell>
          <table:table-cell table:style-name="ce312" table:formula="of:=IFERROR(  IF([.G446]=&quot;Long&quot;;  [.L446]+[Overview.$C$4]/[.K446]  *  [Overview.$C$6]  ;  IF([.G446]=&quot;Short&quot;   ;  [.L446]-[Overview.$C$4]/[.K446]  * [Overview.$C$6]  ; &quot;&quot;  )  )   ; &quot;&quot;)">
            <text:p/>
          </table:table-cell>
          <table:table-cell table:number-columns-repeated="3"/>
          <table:table-cell table:style-name="ce182" table:formula="of:=IFERROR([.T446]/[.N446]; &quot;&quot;)">
            <text:p/>
          </table:table-cell>
          <table:table-cell table:style-name="ce203" table:formula="of:=IFERROR(   IF( AND( [.G446]=&quot;Long&quot;;   [.P446]=[.K446])  ;  [.K446]*([.Q446]-[.L446])  ;    IF(  AND(  [.G446]=&quot;Short&quot;  ;   [.P446]=[.K446]   )   ;   [.K446]*([.L446]-[.Q446])   ;  &quot;&quot;)) ; &quot;&quot;)">
            <text:p/>
          </table:table-cell>
          <table:table-cell table:style-name="ce215" table:formula="of:=IF(ISNUMBER([.T446]); IF([.T446]&gt;=0; &quot;Win&quot;; &quot;Loss&quot;); &quot;&quot;)">
            <text:p/>
          </table:table-cell>
          <table:table-cell table:style-name="ce220" table:formula="of:=IF(ISNUMBER([.T446]); ROUND(([.R446]-[.J446])*60*24); &quot;&quot;)">
            <text:p/>
          </table:table-cell>
          <table:table-cell table:content-validation-name="val8"/>
          <table:table-cell table:number-columns-repeated="2"/>
          <table:table-cell table:style-name="ce239"/>
          <table:table-cell table:style-name="ce243" table:formula="of:=IFERROR(IF(ISBLANK([.Z446]); &quot;&quot;; IF([.$G446]=&quot;Long&quot;; ([.Z446]-[.$L446])*[.$K446]/[.$N446]; ([.$L446]-[.Z446])*[.$K446]/[.$N446])-[.$S446]); &quot;&quot;)">
            <text:p/>
          </table:table-cell>
          <table:table-cell/>
          <table:table-cell table:style-name="ce243" table:formula="of:=IFERROR(IF(ISBLANK([.AB446]); &quot;&quot;; IF([.$G446]=&quot;Long&quot;; ([.AB446]-[.$L446])*[.$K446]/[.$N446]; ([.$L446]-[.AB446])*[.$K446]/[.$N446])-[.$S446]); &quot;&quot;)">
            <text:p/>
          </table:table-cell>
          <table:table-cell/>
          <table:table-cell table:style-name="ce243" table:formula="of:=IFERROR(IF(ISBLANK([.AD446]); &quot;&quot;; IF([.$G446]=&quot;Long&quot;; ([.AD446]-[.$L446])*[.$K446]/[.$N446]; ([.$L446]-[.AD446])*[.$K446]/[.$N446])-[.$S446]); &quot;&quot;)">
            <text:p/>
          </table:table-cell>
          <table:table-cell table:number-columns-repeated="2"/>
          <table:table-cell table:formula="of:=IF(ISBLANK([.B446]); &quot;&quot;; DAY([.B446]))">
            <text:p/>
          </table:table-cell>
          <table:table-cell table:formula="of:=IF(ISBLANK([.B446]); &quot;&quot;; WEEKDAY([.B446]))">
            <text:p/>
          </table:table-cell>
          <table:table-cell table:formula="of:=IF(ISBLANK([.B446]); &quot;&quot;; WEEKNUM([.B446]))">
            <text:p/>
          </table:table-cell>
          <table:table-cell table:formula="of:=IF(ISBLANK([.B446]); &quot;&quot;; MONTH([.B446]))">
            <text:p/>
          </table:table-cell>
          <table:table-cell table:formula="of:=IF(ISBLANK([.L446]); &quot;&quot;; [.K446]*[.L446])">
            <text:p/>
          </table:table-cell>
          <table:table-cell table:formula="of:=IF(ISNUMBER([.AL446]); [.AL446]*0.0035; &quot;&quot;)">
            <text:p/>
          </table:table-cell>
          <table:table-cell table:formula="of:=IF(ISBLANK([.Q446]); &quot;&quot;; [.P446]*[.Q446])">
            <text:p/>
          </table:table-cell>
          <table:table-cell table:formula="of:=IF(ISNUMBER([.AN446]); [.AN446]*0.0035; &quot;&quot;)">
            <text:p/>
          </table:table-cell>
          <table:table-cell table:formula="of:=IF(ISBLANK([.Q446]); &quot;&quot;; SUM([.$S$3:.S446]))">
            <text:p/>
          </table:table-cell>
          <table:table-cell table:formula="of:=IF(ISBLANK([.R446]); &quot;&quot;; SUM([.$T$3:.T446]))">
            <text:p/>
          </table:table-cell>
          <table:table-cell table:formula="of:=IF(OR(ISBLANK([.J446]); ISBLANK([.R446])); &quot;&quot;;ROUND(([.R446]-[.J446])*60*24))">
            <text:p/>
          </table:table-cell>
          <table:table-cell table:number-columns-repeated="20"/>
        </table:table-row>
        <table:table-row table:style-name="ro2">
          <table:table-cell office:value-type="float" office:value="445" calcext:value-type="float">
            <text:p>44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47]=&quot;Long&quot; ; [.L447]-[Overview.$C$4]/[.K447]  ;  IF([.G447]=&quot;Short&quot;; [.L447]+[Overview.$C$4]/[.K447]; &quot;&quot;) ); &quot;&quot;)">
            <text:p/>
          </table:table-cell>
          <table:table-cell table:formula="of:=IFERROR(ABS([.M447]-[.L447])*[.K447]; &quot;&quot;)">
            <text:p/>
          </table:table-cell>
          <table:table-cell table:style-name="ce312" table:formula="of:=IFERROR(  IF([.G447]=&quot;Long&quot;;  [.L447]+[Overview.$C$4]/[.K447]  *  [Overview.$C$6]  ;  IF([.G447]=&quot;Short&quot;   ;  [.L447]-[Overview.$C$4]/[.K447]  * [Overview.$C$6]  ; &quot;&quot;  )  )   ; &quot;&quot;)">
            <text:p/>
          </table:table-cell>
          <table:table-cell table:number-columns-repeated="3"/>
          <table:table-cell table:style-name="ce182" table:formula="of:=IFERROR([.T447]/[.N447]; &quot;&quot;)">
            <text:p/>
          </table:table-cell>
          <table:table-cell table:style-name="ce203" table:formula="of:=IFERROR(   IF( AND( [.G447]=&quot;Long&quot;;   [.P447]=[.K447])  ;  [.K447]*([.Q447]-[.L447])  ;    IF(  AND(  [.G447]=&quot;Short&quot;  ;   [.P447]=[.K447]   )   ;   [.K447]*([.L447]-[.Q447])   ;  &quot;&quot;)) ; &quot;&quot;)">
            <text:p/>
          </table:table-cell>
          <table:table-cell table:style-name="ce215" table:formula="of:=IF(ISNUMBER([.T447]); IF([.T447]&gt;=0; &quot;Win&quot;; &quot;Loss&quot;); &quot;&quot;)">
            <text:p/>
          </table:table-cell>
          <table:table-cell table:style-name="ce220" table:formula="of:=IF(ISNUMBER([.T447]); ROUND(([.R447]-[.J447])*60*24); &quot;&quot;)">
            <text:p/>
          </table:table-cell>
          <table:table-cell table:content-validation-name="val8"/>
          <table:table-cell table:number-columns-repeated="2"/>
          <table:table-cell table:style-name="ce239"/>
          <table:table-cell table:style-name="ce243" table:formula="of:=IFERROR(IF(ISBLANK([.Z447]); &quot;&quot;; IF([.$G447]=&quot;Long&quot;; ([.Z447]-[.$L447])*[.$K447]/[.$N447]; ([.$L447]-[.Z447])*[.$K447]/[.$N447])-[.$S447]); &quot;&quot;)">
            <text:p/>
          </table:table-cell>
          <table:table-cell/>
          <table:table-cell table:style-name="ce243" table:formula="of:=IFERROR(IF(ISBLANK([.AB447]); &quot;&quot;; IF([.$G447]=&quot;Long&quot;; ([.AB447]-[.$L447])*[.$K447]/[.$N447]; ([.$L447]-[.AB447])*[.$K447]/[.$N447])-[.$S447]); &quot;&quot;)">
            <text:p/>
          </table:table-cell>
          <table:table-cell/>
          <table:table-cell table:style-name="ce243" table:formula="of:=IFERROR(IF(ISBLANK([.AD447]); &quot;&quot;; IF([.$G447]=&quot;Long&quot;; ([.AD447]-[.$L447])*[.$K447]/[.$N447]; ([.$L447]-[.AD447])*[.$K447]/[.$N447])-[.$S447]); &quot;&quot;)">
            <text:p/>
          </table:table-cell>
          <table:table-cell table:number-columns-repeated="2"/>
          <table:table-cell table:formula="of:=IF(ISBLANK([.B447]); &quot;&quot;; DAY([.B447]))">
            <text:p/>
          </table:table-cell>
          <table:table-cell table:formula="of:=IF(ISBLANK([.B447]); &quot;&quot;; WEEKDAY([.B447]))">
            <text:p/>
          </table:table-cell>
          <table:table-cell table:formula="of:=IF(ISBLANK([.B447]); &quot;&quot;; WEEKNUM([.B447]))">
            <text:p/>
          </table:table-cell>
          <table:table-cell table:formula="of:=IF(ISBLANK([.B447]); &quot;&quot;; MONTH([.B447]))">
            <text:p/>
          </table:table-cell>
          <table:table-cell table:formula="of:=IF(ISBLANK([.L447]); &quot;&quot;; [.K447]*[.L447])">
            <text:p/>
          </table:table-cell>
          <table:table-cell table:formula="of:=IF(ISNUMBER([.AL447]); [.AL447]*0.0035; &quot;&quot;)">
            <text:p/>
          </table:table-cell>
          <table:table-cell table:formula="of:=IF(ISBLANK([.Q447]); &quot;&quot;; [.P447]*[.Q447])">
            <text:p/>
          </table:table-cell>
          <table:table-cell table:formula="of:=IF(ISNUMBER([.AN447]); [.AN447]*0.0035; &quot;&quot;)">
            <text:p/>
          </table:table-cell>
          <table:table-cell table:formula="of:=IF(ISBLANK([.Q447]); &quot;&quot;; SUM([.$S$3:.S447]))">
            <text:p/>
          </table:table-cell>
          <table:table-cell table:formula="of:=IF(ISBLANK([.R447]); &quot;&quot;; SUM([.$T$3:.T447]))">
            <text:p/>
          </table:table-cell>
          <table:table-cell table:formula="of:=IF(OR(ISBLANK([.J447]); ISBLANK([.R447])); &quot;&quot;;ROUND(([.R447]-[.J447])*60*24))">
            <text:p/>
          </table:table-cell>
          <table:table-cell table:number-columns-repeated="20"/>
        </table:table-row>
        <table:table-row table:style-name="ro2">
          <table:table-cell office:value-type="float" office:value="446" calcext:value-type="float">
            <text:p>44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48]=&quot;Long&quot; ; [.L448]-[Overview.$C$4]/[.K448]  ;  IF([.G448]=&quot;Short&quot;; [.L448]+[Overview.$C$4]/[.K448]; &quot;&quot;) ); &quot;&quot;)">
            <text:p/>
          </table:table-cell>
          <table:table-cell table:formula="of:=IFERROR(ABS([.M448]-[.L448])*[.K448]; &quot;&quot;)">
            <text:p/>
          </table:table-cell>
          <table:table-cell table:style-name="ce312" table:formula="of:=IFERROR(  IF([.G448]=&quot;Long&quot;;  [.L448]+[Overview.$C$4]/[.K448]  *  [Overview.$C$6]  ;  IF([.G448]=&quot;Short&quot;   ;  [.L448]-[Overview.$C$4]/[.K448]  * [Overview.$C$6]  ; &quot;&quot;  )  )   ; &quot;&quot;)">
            <text:p/>
          </table:table-cell>
          <table:table-cell table:number-columns-repeated="3"/>
          <table:table-cell table:style-name="ce182" table:formula="of:=IFERROR([.T448]/[.N448]; &quot;&quot;)">
            <text:p/>
          </table:table-cell>
          <table:table-cell table:style-name="ce203" table:formula="of:=IFERROR(   IF( AND( [.G448]=&quot;Long&quot;;   [.P448]=[.K448])  ;  [.K448]*([.Q448]-[.L448])  ;    IF(  AND(  [.G448]=&quot;Short&quot;  ;   [.P448]=[.K448]   )   ;   [.K448]*([.L448]-[.Q448])   ;  &quot;&quot;)) ; &quot;&quot;)">
            <text:p/>
          </table:table-cell>
          <table:table-cell table:style-name="ce215" table:formula="of:=IF(ISNUMBER([.T448]); IF([.T448]&gt;=0; &quot;Win&quot;; &quot;Loss&quot;); &quot;&quot;)">
            <text:p/>
          </table:table-cell>
          <table:table-cell table:style-name="ce220" table:formula="of:=IF(ISNUMBER([.T448]); ROUND(([.R448]-[.J448])*60*24); &quot;&quot;)">
            <text:p/>
          </table:table-cell>
          <table:table-cell table:content-validation-name="val8"/>
          <table:table-cell table:number-columns-repeated="2"/>
          <table:table-cell table:style-name="ce239"/>
          <table:table-cell table:style-name="ce243" table:formula="of:=IFERROR(IF(ISBLANK([.Z448]); &quot;&quot;; IF([.$G448]=&quot;Long&quot;; ([.Z448]-[.$L448])*[.$K448]/[.$N448]; ([.$L448]-[.Z448])*[.$K448]/[.$N448])-[.$S448]); &quot;&quot;)">
            <text:p/>
          </table:table-cell>
          <table:table-cell/>
          <table:table-cell table:style-name="ce243" table:formula="of:=IFERROR(IF(ISBLANK([.AB448]); &quot;&quot;; IF([.$G448]=&quot;Long&quot;; ([.AB448]-[.$L448])*[.$K448]/[.$N448]; ([.$L448]-[.AB448])*[.$K448]/[.$N448])-[.$S448]); &quot;&quot;)">
            <text:p/>
          </table:table-cell>
          <table:table-cell/>
          <table:table-cell table:style-name="ce243" table:formula="of:=IFERROR(IF(ISBLANK([.AD448]); &quot;&quot;; IF([.$G448]=&quot;Long&quot;; ([.AD448]-[.$L448])*[.$K448]/[.$N448]; ([.$L448]-[.AD448])*[.$K448]/[.$N448])-[.$S448]); &quot;&quot;)">
            <text:p/>
          </table:table-cell>
          <table:table-cell table:number-columns-repeated="2"/>
          <table:table-cell table:formula="of:=IF(ISBLANK([.B448]); &quot;&quot;; DAY([.B448]))">
            <text:p/>
          </table:table-cell>
          <table:table-cell table:formula="of:=IF(ISBLANK([.B448]); &quot;&quot;; WEEKDAY([.B448]))">
            <text:p/>
          </table:table-cell>
          <table:table-cell table:formula="of:=IF(ISBLANK([.B448]); &quot;&quot;; WEEKNUM([.B448]))">
            <text:p/>
          </table:table-cell>
          <table:table-cell table:formula="of:=IF(ISBLANK([.B448]); &quot;&quot;; MONTH([.B448]))">
            <text:p/>
          </table:table-cell>
          <table:table-cell table:formula="of:=IF(ISBLANK([.L448]); &quot;&quot;; [.K448]*[.L448])">
            <text:p/>
          </table:table-cell>
          <table:table-cell table:formula="of:=IF(ISNUMBER([.AL448]); [.AL448]*0.0035; &quot;&quot;)">
            <text:p/>
          </table:table-cell>
          <table:table-cell table:formula="of:=IF(ISBLANK([.Q448]); &quot;&quot;; [.P448]*[.Q448])">
            <text:p/>
          </table:table-cell>
          <table:table-cell table:formula="of:=IF(ISNUMBER([.AN448]); [.AN448]*0.0035; &quot;&quot;)">
            <text:p/>
          </table:table-cell>
          <table:table-cell table:formula="of:=IF(ISBLANK([.Q448]); &quot;&quot;; SUM([.$S$3:.S448]))">
            <text:p/>
          </table:table-cell>
          <table:table-cell table:formula="of:=IF(ISBLANK([.R448]); &quot;&quot;; SUM([.$T$3:.T448]))">
            <text:p/>
          </table:table-cell>
          <table:table-cell table:formula="of:=IF(OR(ISBLANK([.J448]); ISBLANK([.R448])); &quot;&quot;;ROUND(([.R448]-[.J448])*60*24))">
            <text:p/>
          </table:table-cell>
          <table:table-cell table:number-columns-repeated="20"/>
        </table:table-row>
        <table:table-row table:style-name="ro2">
          <table:table-cell office:value-type="float" office:value="447" calcext:value-type="float">
            <text:p>44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49]=&quot;Long&quot; ; [.L449]-[Overview.$C$4]/[.K449]  ;  IF([.G449]=&quot;Short&quot;; [.L449]+[Overview.$C$4]/[.K449]; &quot;&quot;) ); &quot;&quot;)">
            <text:p/>
          </table:table-cell>
          <table:table-cell table:formula="of:=IFERROR(ABS([.M449]-[.L449])*[.K449]; &quot;&quot;)">
            <text:p/>
          </table:table-cell>
          <table:table-cell table:style-name="ce312" table:formula="of:=IFERROR(  IF([.G449]=&quot;Long&quot;;  [.L449]+[Overview.$C$4]/[.K449]  *  [Overview.$C$6]  ;  IF([.G449]=&quot;Short&quot;   ;  [.L449]-[Overview.$C$4]/[.K449]  * [Overview.$C$6]  ; &quot;&quot;  )  )   ; &quot;&quot;)">
            <text:p/>
          </table:table-cell>
          <table:table-cell table:number-columns-repeated="3"/>
          <table:table-cell table:style-name="ce182" table:formula="of:=IFERROR([.T449]/[.N449]; &quot;&quot;)">
            <text:p/>
          </table:table-cell>
          <table:table-cell table:style-name="ce203" table:formula="of:=IFERROR(   IF( AND( [.G449]=&quot;Long&quot;;   [.P449]=[.K449])  ;  [.K449]*([.Q449]-[.L449])  ;    IF(  AND(  [.G449]=&quot;Short&quot;  ;   [.P449]=[.K449]   )   ;   [.K449]*([.L449]-[.Q449])   ;  &quot;&quot;)) ; &quot;&quot;)">
            <text:p/>
          </table:table-cell>
          <table:table-cell table:style-name="ce215" table:formula="of:=IF(ISNUMBER([.T449]); IF([.T449]&gt;=0; &quot;Win&quot;; &quot;Loss&quot;); &quot;&quot;)">
            <text:p/>
          </table:table-cell>
          <table:table-cell table:style-name="ce220" table:formula="of:=IF(ISNUMBER([.T449]); ROUND(([.R449]-[.J449])*60*24); &quot;&quot;)">
            <text:p/>
          </table:table-cell>
          <table:table-cell table:content-validation-name="val8"/>
          <table:table-cell table:number-columns-repeated="2"/>
          <table:table-cell table:style-name="ce239"/>
          <table:table-cell table:style-name="ce243" table:formula="of:=IFERROR(IF(ISBLANK([.Z449]); &quot;&quot;; IF([.$G449]=&quot;Long&quot;; ([.Z449]-[.$L449])*[.$K449]/[.$N449]; ([.$L449]-[.Z449])*[.$K449]/[.$N449])-[.$S449]); &quot;&quot;)">
            <text:p/>
          </table:table-cell>
          <table:table-cell/>
          <table:table-cell table:style-name="ce243" table:formula="of:=IFERROR(IF(ISBLANK([.AB449]); &quot;&quot;; IF([.$G449]=&quot;Long&quot;; ([.AB449]-[.$L449])*[.$K449]/[.$N449]; ([.$L449]-[.AB449])*[.$K449]/[.$N449])-[.$S449]); &quot;&quot;)">
            <text:p/>
          </table:table-cell>
          <table:table-cell/>
          <table:table-cell table:style-name="ce243" table:formula="of:=IFERROR(IF(ISBLANK([.AD449]); &quot;&quot;; IF([.$G449]=&quot;Long&quot;; ([.AD449]-[.$L449])*[.$K449]/[.$N449]; ([.$L449]-[.AD449])*[.$K449]/[.$N449])-[.$S449]); &quot;&quot;)">
            <text:p/>
          </table:table-cell>
          <table:table-cell table:number-columns-repeated="2"/>
          <table:table-cell table:formula="of:=IF(ISBLANK([.B449]); &quot;&quot;; DAY([.B449]))">
            <text:p/>
          </table:table-cell>
          <table:table-cell table:formula="of:=IF(ISBLANK([.B449]); &quot;&quot;; WEEKDAY([.B449]))">
            <text:p/>
          </table:table-cell>
          <table:table-cell table:formula="of:=IF(ISBLANK([.B449]); &quot;&quot;; WEEKNUM([.B449]))">
            <text:p/>
          </table:table-cell>
          <table:table-cell table:formula="of:=IF(ISBLANK([.B449]); &quot;&quot;; MONTH([.B449]))">
            <text:p/>
          </table:table-cell>
          <table:table-cell table:formula="of:=IF(ISBLANK([.L449]); &quot;&quot;; [.K449]*[.L449])">
            <text:p/>
          </table:table-cell>
          <table:table-cell table:formula="of:=IF(ISNUMBER([.AL449]); [.AL449]*0.0035; &quot;&quot;)">
            <text:p/>
          </table:table-cell>
          <table:table-cell table:formula="of:=IF(ISBLANK([.Q449]); &quot;&quot;; [.P449]*[.Q449])">
            <text:p/>
          </table:table-cell>
          <table:table-cell table:formula="of:=IF(ISNUMBER([.AN449]); [.AN449]*0.0035; &quot;&quot;)">
            <text:p/>
          </table:table-cell>
          <table:table-cell table:formula="of:=IF(ISBLANK([.Q449]); &quot;&quot;; SUM([.$S$3:.S449]))">
            <text:p/>
          </table:table-cell>
          <table:table-cell table:formula="of:=IF(ISBLANK([.R449]); &quot;&quot;; SUM([.$T$3:.T449]))">
            <text:p/>
          </table:table-cell>
          <table:table-cell table:formula="of:=IF(OR(ISBLANK([.J449]); ISBLANK([.R449])); &quot;&quot;;ROUND(([.R449]-[.J449])*60*24))">
            <text:p/>
          </table:table-cell>
          <table:table-cell table:number-columns-repeated="20"/>
        </table:table-row>
        <table:table-row table:style-name="ro2">
          <table:table-cell office:value-type="float" office:value="448" calcext:value-type="float">
            <text:p>44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50]=&quot;Long&quot; ; [.L450]-[Overview.$C$4]/[.K450]  ;  IF([.G450]=&quot;Short&quot;; [.L450]+[Overview.$C$4]/[.K450]; &quot;&quot;) ); &quot;&quot;)">
            <text:p/>
          </table:table-cell>
          <table:table-cell table:formula="of:=IFERROR(ABS([.M450]-[.L450])*[.K450]; &quot;&quot;)">
            <text:p/>
          </table:table-cell>
          <table:table-cell table:style-name="ce312" table:formula="of:=IFERROR(  IF([.G450]=&quot;Long&quot;;  [.L450]+[Overview.$C$4]/[.K450]  *  [Overview.$C$6]  ;  IF([.G450]=&quot;Short&quot;   ;  [.L450]-[Overview.$C$4]/[.K450]  * [Overview.$C$6]  ; &quot;&quot;  )  )   ; &quot;&quot;)">
            <text:p/>
          </table:table-cell>
          <table:table-cell table:number-columns-repeated="3"/>
          <table:table-cell table:style-name="ce182" table:formula="of:=IFERROR([.T450]/[.N450]; &quot;&quot;)">
            <text:p/>
          </table:table-cell>
          <table:table-cell table:style-name="ce203" table:formula="of:=IFERROR(   IF( AND( [.G450]=&quot;Long&quot;;   [.P450]=[.K450])  ;  [.K450]*([.Q450]-[.L450])  ;    IF(  AND(  [.G450]=&quot;Short&quot;  ;   [.P450]=[.K450]   )   ;   [.K450]*([.L450]-[.Q450])   ;  &quot;&quot;)) ; &quot;&quot;)">
            <text:p/>
          </table:table-cell>
          <table:table-cell table:style-name="ce215" table:formula="of:=IF(ISNUMBER([.T450]); IF([.T450]&gt;=0; &quot;Win&quot;; &quot;Loss&quot;); &quot;&quot;)">
            <text:p/>
          </table:table-cell>
          <table:table-cell table:style-name="ce220" table:formula="of:=IF(ISNUMBER([.T450]); ROUND(([.R450]-[.J450])*60*24); &quot;&quot;)">
            <text:p/>
          </table:table-cell>
          <table:table-cell table:content-validation-name="val8"/>
          <table:table-cell table:number-columns-repeated="2"/>
          <table:table-cell table:style-name="ce239"/>
          <table:table-cell table:style-name="ce243" table:formula="of:=IFERROR(IF(ISBLANK([.Z450]); &quot;&quot;; IF([.$G450]=&quot;Long&quot;; ([.Z450]-[.$L450])*[.$K450]/[.$N450]; ([.$L450]-[.Z450])*[.$K450]/[.$N450])-[.$S450]); &quot;&quot;)">
            <text:p/>
          </table:table-cell>
          <table:table-cell/>
          <table:table-cell table:style-name="ce243" table:formula="of:=IFERROR(IF(ISBLANK([.AB450]); &quot;&quot;; IF([.$G450]=&quot;Long&quot;; ([.AB450]-[.$L450])*[.$K450]/[.$N450]; ([.$L450]-[.AB450])*[.$K450]/[.$N450])-[.$S450]); &quot;&quot;)">
            <text:p/>
          </table:table-cell>
          <table:table-cell/>
          <table:table-cell table:style-name="ce243" table:formula="of:=IFERROR(IF(ISBLANK([.AD450]); &quot;&quot;; IF([.$G450]=&quot;Long&quot;; ([.AD450]-[.$L450])*[.$K450]/[.$N450]; ([.$L450]-[.AD450])*[.$K450]/[.$N450])-[.$S450]); &quot;&quot;)">
            <text:p/>
          </table:table-cell>
          <table:table-cell table:number-columns-repeated="2"/>
          <table:table-cell table:formula="of:=IF(ISBLANK([.B450]); &quot;&quot;; DAY([.B450]))">
            <text:p/>
          </table:table-cell>
          <table:table-cell table:formula="of:=IF(ISBLANK([.B450]); &quot;&quot;; WEEKDAY([.B450]))">
            <text:p/>
          </table:table-cell>
          <table:table-cell table:formula="of:=IF(ISBLANK([.B450]); &quot;&quot;; WEEKNUM([.B450]))">
            <text:p/>
          </table:table-cell>
          <table:table-cell table:formula="of:=IF(ISBLANK([.B450]); &quot;&quot;; MONTH([.B450]))">
            <text:p/>
          </table:table-cell>
          <table:table-cell table:formula="of:=IF(ISBLANK([.L450]); &quot;&quot;; [.K450]*[.L450])">
            <text:p/>
          </table:table-cell>
          <table:table-cell table:formula="of:=IF(ISNUMBER([.AL450]); [.AL450]*0.0035; &quot;&quot;)">
            <text:p/>
          </table:table-cell>
          <table:table-cell table:formula="of:=IF(ISBLANK([.Q450]); &quot;&quot;; [.P450]*[.Q450])">
            <text:p/>
          </table:table-cell>
          <table:table-cell table:formula="of:=IF(ISNUMBER([.AN450]); [.AN450]*0.0035; &quot;&quot;)">
            <text:p/>
          </table:table-cell>
          <table:table-cell table:formula="of:=IF(ISBLANK([.Q450]); &quot;&quot;; SUM([.$S$3:.S450]))">
            <text:p/>
          </table:table-cell>
          <table:table-cell table:formula="of:=IF(ISBLANK([.R450]); &quot;&quot;; SUM([.$T$3:.T450]))">
            <text:p/>
          </table:table-cell>
          <table:table-cell table:formula="of:=IF(OR(ISBLANK([.J450]); ISBLANK([.R450])); &quot;&quot;;ROUND(([.R450]-[.J450])*60*24))">
            <text:p/>
          </table:table-cell>
          <table:table-cell table:number-columns-repeated="20"/>
        </table:table-row>
        <table:table-row table:style-name="ro2">
          <table:table-cell office:value-type="float" office:value="449" calcext:value-type="float">
            <text:p>44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51]=&quot;Long&quot; ; [.L451]-[Overview.$C$4]/[.K451]  ;  IF([.G451]=&quot;Short&quot;; [.L451]+[Overview.$C$4]/[.K451]; &quot;&quot;) ); &quot;&quot;)">
            <text:p/>
          </table:table-cell>
          <table:table-cell table:formula="of:=IFERROR(ABS([.M451]-[.L451])*[.K451]; &quot;&quot;)">
            <text:p/>
          </table:table-cell>
          <table:table-cell table:style-name="ce312" table:formula="of:=IFERROR(  IF([.G451]=&quot;Long&quot;;  [.L451]+[Overview.$C$4]/[.K451]  *  [Overview.$C$6]  ;  IF([.G451]=&quot;Short&quot;   ;  [.L451]-[Overview.$C$4]/[.K451]  * [Overview.$C$6]  ; &quot;&quot;  )  )   ; &quot;&quot;)">
            <text:p/>
          </table:table-cell>
          <table:table-cell table:number-columns-repeated="3"/>
          <table:table-cell table:style-name="ce182" table:formula="of:=IFERROR([.T451]/[.N451]; &quot;&quot;)">
            <text:p/>
          </table:table-cell>
          <table:table-cell table:style-name="ce203" table:formula="of:=IFERROR(   IF( AND( [.G451]=&quot;Long&quot;;   [.P451]=[.K451])  ;  [.K451]*([.Q451]-[.L451])  ;    IF(  AND(  [.G451]=&quot;Short&quot;  ;   [.P451]=[.K451]   )   ;   [.K451]*([.L451]-[.Q451])   ;  &quot;&quot;)) ; &quot;&quot;)">
            <text:p/>
          </table:table-cell>
          <table:table-cell table:style-name="ce215" table:formula="of:=IF(ISNUMBER([.T451]); IF([.T451]&gt;=0; &quot;Win&quot;; &quot;Loss&quot;); &quot;&quot;)">
            <text:p/>
          </table:table-cell>
          <table:table-cell table:style-name="ce220" table:formula="of:=IF(ISNUMBER([.T451]); ROUND(([.R451]-[.J451])*60*24); &quot;&quot;)">
            <text:p/>
          </table:table-cell>
          <table:table-cell table:content-validation-name="val8"/>
          <table:table-cell table:number-columns-repeated="2"/>
          <table:table-cell table:style-name="ce239"/>
          <table:table-cell table:style-name="ce243" table:formula="of:=IFERROR(IF(ISBLANK([.Z451]); &quot;&quot;; IF([.$G451]=&quot;Long&quot;; ([.Z451]-[.$L451])*[.$K451]/[.$N451]; ([.$L451]-[.Z451])*[.$K451]/[.$N451])-[.$S451]); &quot;&quot;)">
            <text:p/>
          </table:table-cell>
          <table:table-cell/>
          <table:table-cell table:style-name="ce243" table:formula="of:=IFERROR(IF(ISBLANK([.AB451]); &quot;&quot;; IF([.$G451]=&quot;Long&quot;; ([.AB451]-[.$L451])*[.$K451]/[.$N451]; ([.$L451]-[.AB451])*[.$K451]/[.$N451])-[.$S451]); &quot;&quot;)">
            <text:p/>
          </table:table-cell>
          <table:table-cell/>
          <table:table-cell table:style-name="ce243" table:formula="of:=IFERROR(IF(ISBLANK([.AD451]); &quot;&quot;; IF([.$G451]=&quot;Long&quot;; ([.AD451]-[.$L451])*[.$K451]/[.$N451]; ([.$L451]-[.AD451])*[.$K451]/[.$N451])-[.$S451]); &quot;&quot;)">
            <text:p/>
          </table:table-cell>
          <table:table-cell table:number-columns-repeated="2"/>
          <table:table-cell table:formula="of:=IF(ISBLANK([.B451]); &quot;&quot;; DAY([.B451]))">
            <text:p/>
          </table:table-cell>
          <table:table-cell table:formula="of:=IF(ISBLANK([.B451]); &quot;&quot;; WEEKDAY([.B451]))">
            <text:p/>
          </table:table-cell>
          <table:table-cell table:formula="of:=IF(ISBLANK([.B451]); &quot;&quot;; WEEKNUM([.B451]))">
            <text:p/>
          </table:table-cell>
          <table:table-cell table:formula="of:=IF(ISBLANK([.B451]); &quot;&quot;; MONTH([.B451]))">
            <text:p/>
          </table:table-cell>
          <table:table-cell table:formula="of:=IF(ISBLANK([.L451]); &quot;&quot;; [.K451]*[.L451])">
            <text:p/>
          </table:table-cell>
          <table:table-cell table:formula="of:=IF(ISNUMBER([.AL451]); [.AL451]*0.0035; &quot;&quot;)">
            <text:p/>
          </table:table-cell>
          <table:table-cell table:formula="of:=IF(ISBLANK([.Q451]); &quot;&quot;; [.P451]*[.Q451])">
            <text:p/>
          </table:table-cell>
          <table:table-cell table:formula="of:=IF(ISNUMBER([.AN451]); [.AN451]*0.0035; &quot;&quot;)">
            <text:p/>
          </table:table-cell>
          <table:table-cell table:formula="of:=IF(ISBLANK([.Q451]); &quot;&quot;; SUM([.$S$3:.S451]))">
            <text:p/>
          </table:table-cell>
          <table:table-cell table:formula="of:=IF(ISBLANK([.R451]); &quot;&quot;; SUM([.$T$3:.T451]))">
            <text:p/>
          </table:table-cell>
          <table:table-cell table:formula="of:=IF(OR(ISBLANK([.J451]); ISBLANK([.R451])); &quot;&quot;;ROUND(([.R451]-[.J451])*60*24))">
            <text:p/>
          </table:table-cell>
          <table:table-cell table:number-columns-repeated="20"/>
        </table:table-row>
        <table:table-row table:style-name="ro2">
          <table:table-cell office:value-type="float" office:value="450" calcext:value-type="float">
            <text:p>45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52]=&quot;Long&quot; ; [.L452]-[Overview.$C$4]/[.K452]  ;  IF([.G452]=&quot;Short&quot;; [.L452]+[Overview.$C$4]/[.K452]; &quot;&quot;) ); &quot;&quot;)">
            <text:p/>
          </table:table-cell>
          <table:table-cell table:formula="of:=IFERROR(ABS([.M452]-[.L452])*[.K452]; &quot;&quot;)">
            <text:p/>
          </table:table-cell>
          <table:table-cell table:style-name="ce312" table:formula="of:=IFERROR(  IF([.G452]=&quot;Long&quot;;  [.L452]+[Overview.$C$4]/[.K452]  *  [Overview.$C$6]  ;  IF([.G452]=&quot;Short&quot;   ;  [.L452]-[Overview.$C$4]/[.K452]  * [Overview.$C$6]  ; &quot;&quot;  )  )   ; &quot;&quot;)">
            <text:p/>
          </table:table-cell>
          <table:table-cell table:number-columns-repeated="3"/>
          <table:table-cell table:style-name="ce182" table:formula="of:=IFERROR([.T452]/[.N452]; &quot;&quot;)">
            <text:p/>
          </table:table-cell>
          <table:table-cell table:style-name="ce203" table:formula="of:=IFERROR(   IF( AND( [.G452]=&quot;Long&quot;;   [.P452]=[.K452])  ;  [.K452]*([.Q452]-[.L452])  ;    IF(  AND(  [.G452]=&quot;Short&quot;  ;   [.P452]=[.K452]   )   ;   [.K452]*([.L452]-[.Q452])   ;  &quot;&quot;)) ; &quot;&quot;)">
            <text:p/>
          </table:table-cell>
          <table:table-cell table:style-name="ce215" table:formula="of:=IF(ISNUMBER([.T452]); IF([.T452]&gt;=0; &quot;Win&quot;; &quot;Loss&quot;); &quot;&quot;)">
            <text:p/>
          </table:table-cell>
          <table:table-cell table:style-name="ce220" table:formula="of:=IF(ISNUMBER([.T452]); ROUND(([.R452]-[.J452])*60*24); &quot;&quot;)">
            <text:p/>
          </table:table-cell>
          <table:table-cell table:content-validation-name="val8"/>
          <table:table-cell table:number-columns-repeated="2"/>
          <table:table-cell table:style-name="ce239"/>
          <table:table-cell table:style-name="ce243" table:formula="of:=IFERROR(IF(ISBLANK([.Z452]); &quot;&quot;; IF([.$G452]=&quot;Long&quot;; ([.Z452]-[.$L452])*[.$K452]/[.$N452]; ([.$L452]-[.Z452])*[.$K452]/[.$N452])-[.$S452]); &quot;&quot;)">
            <text:p/>
          </table:table-cell>
          <table:table-cell/>
          <table:table-cell table:style-name="ce243" table:formula="of:=IFERROR(IF(ISBLANK([.AB452]); &quot;&quot;; IF([.$G452]=&quot;Long&quot;; ([.AB452]-[.$L452])*[.$K452]/[.$N452]; ([.$L452]-[.AB452])*[.$K452]/[.$N452])-[.$S452]); &quot;&quot;)">
            <text:p/>
          </table:table-cell>
          <table:table-cell/>
          <table:table-cell table:style-name="ce243" table:formula="of:=IFERROR(IF(ISBLANK([.AD452]); &quot;&quot;; IF([.$G452]=&quot;Long&quot;; ([.AD452]-[.$L452])*[.$K452]/[.$N452]; ([.$L452]-[.AD452])*[.$K452]/[.$N452])-[.$S452]); &quot;&quot;)">
            <text:p/>
          </table:table-cell>
          <table:table-cell table:number-columns-repeated="2"/>
          <table:table-cell table:formula="of:=IF(ISBLANK([.B452]); &quot;&quot;; DAY([.B452]))">
            <text:p/>
          </table:table-cell>
          <table:table-cell table:formula="of:=IF(ISBLANK([.B452]); &quot;&quot;; WEEKDAY([.B452]))">
            <text:p/>
          </table:table-cell>
          <table:table-cell table:formula="of:=IF(ISBLANK([.B452]); &quot;&quot;; WEEKNUM([.B452]))">
            <text:p/>
          </table:table-cell>
          <table:table-cell table:formula="of:=IF(ISBLANK([.B452]); &quot;&quot;; MONTH([.B452]))">
            <text:p/>
          </table:table-cell>
          <table:table-cell table:formula="of:=IF(ISBLANK([.L452]); &quot;&quot;; [.K452]*[.L452])">
            <text:p/>
          </table:table-cell>
          <table:table-cell table:formula="of:=IF(ISNUMBER([.AL452]); [.AL452]*0.0035; &quot;&quot;)">
            <text:p/>
          </table:table-cell>
          <table:table-cell table:formula="of:=IF(ISBLANK([.Q452]); &quot;&quot;; [.P452]*[.Q452])">
            <text:p/>
          </table:table-cell>
          <table:table-cell table:formula="of:=IF(ISNUMBER([.AN452]); [.AN452]*0.0035; &quot;&quot;)">
            <text:p/>
          </table:table-cell>
          <table:table-cell table:formula="of:=IF(ISBLANK([.Q452]); &quot;&quot;; SUM([.$S$3:.S452]))">
            <text:p/>
          </table:table-cell>
          <table:table-cell table:formula="of:=IF(ISBLANK([.R452]); &quot;&quot;; SUM([.$T$3:.T452]))">
            <text:p/>
          </table:table-cell>
          <table:table-cell table:formula="of:=IF(OR(ISBLANK([.J452]); ISBLANK([.R452])); &quot;&quot;;ROUND(([.R452]-[.J452])*60*24))">
            <text:p/>
          </table:table-cell>
          <table:table-cell table:number-columns-repeated="20"/>
        </table:table-row>
        <table:table-row table:style-name="ro2">
          <table:table-cell office:value-type="float" office:value="451" calcext:value-type="float">
            <text:p>45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53]=&quot;Long&quot; ; [.L453]-[Overview.$C$4]/[.K453]  ;  IF([.G453]=&quot;Short&quot;; [.L453]+[Overview.$C$4]/[.K453]; &quot;&quot;) ); &quot;&quot;)">
            <text:p/>
          </table:table-cell>
          <table:table-cell table:formula="of:=IFERROR(ABS([.M453]-[.L453])*[.K453]; &quot;&quot;)">
            <text:p/>
          </table:table-cell>
          <table:table-cell table:style-name="ce312" table:formula="of:=IFERROR(  IF([.G453]=&quot;Long&quot;;  [.L453]+[Overview.$C$4]/[.K453]  *  [Overview.$C$6]  ;  IF([.G453]=&quot;Short&quot;   ;  [.L453]-[Overview.$C$4]/[.K453]  * [Overview.$C$6]  ; &quot;&quot;  )  )   ; &quot;&quot;)">
            <text:p/>
          </table:table-cell>
          <table:table-cell table:number-columns-repeated="3"/>
          <table:table-cell table:style-name="ce182" table:formula="of:=IFERROR([.T453]/[.N453]; &quot;&quot;)">
            <text:p/>
          </table:table-cell>
          <table:table-cell table:style-name="ce203" table:formula="of:=IFERROR(   IF( AND( [.G453]=&quot;Long&quot;;   [.P453]=[.K453])  ;  [.K453]*([.Q453]-[.L453])  ;    IF(  AND(  [.G453]=&quot;Short&quot;  ;   [.P453]=[.K453]   )   ;   [.K453]*([.L453]-[.Q453])   ;  &quot;&quot;)) ; &quot;&quot;)">
            <text:p/>
          </table:table-cell>
          <table:table-cell table:style-name="ce215" table:formula="of:=IF(ISNUMBER([.T453]); IF([.T453]&gt;=0; &quot;Win&quot;; &quot;Loss&quot;); &quot;&quot;)">
            <text:p/>
          </table:table-cell>
          <table:table-cell table:style-name="ce220" table:formula="of:=IF(ISNUMBER([.T453]); ROUND(([.R453]-[.J453])*60*24); &quot;&quot;)">
            <text:p/>
          </table:table-cell>
          <table:table-cell table:content-validation-name="val8"/>
          <table:table-cell table:number-columns-repeated="2"/>
          <table:table-cell table:style-name="ce239"/>
          <table:table-cell table:style-name="ce243" table:formula="of:=IFERROR(IF(ISBLANK([.Z453]); &quot;&quot;; IF([.$G453]=&quot;Long&quot;; ([.Z453]-[.$L453])*[.$K453]/[.$N453]; ([.$L453]-[.Z453])*[.$K453]/[.$N453])-[.$S453]); &quot;&quot;)">
            <text:p/>
          </table:table-cell>
          <table:table-cell/>
          <table:table-cell table:style-name="ce243" table:formula="of:=IFERROR(IF(ISBLANK([.AB453]); &quot;&quot;; IF([.$G453]=&quot;Long&quot;; ([.AB453]-[.$L453])*[.$K453]/[.$N453]; ([.$L453]-[.AB453])*[.$K453]/[.$N453])-[.$S453]); &quot;&quot;)">
            <text:p/>
          </table:table-cell>
          <table:table-cell/>
          <table:table-cell table:style-name="ce243" table:formula="of:=IFERROR(IF(ISBLANK([.AD453]); &quot;&quot;; IF([.$G453]=&quot;Long&quot;; ([.AD453]-[.$L453])*[.$K453]/[.$N453]; ([.$L453]-[.AD453])*[.$K453]/[.$N453])-[.$S453]); &quot;&quot;)">
            <text:p/>
          </table:table-cell>
          <table:table-cell table:number-columns-repeated="2"/>
          <table:table-cell table:formula="of:=IF(ISBLANK([.B453]); &quot;&quot;; DAY([.B453]))">
            <text:p/>
          </table:table-cell>
          <table:table-cell table:formula="of:=IF(ISBLANK([.B453]); &quot;&quot;; WEEKDAY([.B453]))">
            <text:p/>
          </table:table-cell>
          <table:table-cell table:formula="of:=IF(ISBLANK([.B453]); &quot;&quot;; WEEKNUM([.B453]))">
            <text:p/>
          </table:table-cell>
          <table:table-cell table:formula="of:=IF(ISBLANK([.B453]); &quot;&quot;; MONTH([.B453]))">
            <text:p/>
          </table:table-cell>
          <table:table-cell table:formula="of:=IF(ISBLANK([.L453]); &quot;&quot;; [.K453]*[.L453])">
            <text:p/>
          </table:table-cell>
          <table:table-cell table:formula="of:=IF(ISNUMBER([.AL453]); [.AL453]*0.0035; &quot;&quot;)">
            <text:p/>
          </table:table-cell>
          <table:table-cell table:formula="of:=IF(ISBLANK([.Q453]); &quot;&quot;; [.P453]*[.Q453])">
            <text:p/>
          </table:table-cell>
          <table:table-cell table:formula="of:=IF(ISNUMBER([.AN453]); [.AN453]*0.0035; &quot;&quot;)">
            <text:p/>
          </table:table-cell>
          <table:table-cell table:formula="of:=IF(ISBLANK([.Q453]); &quot;&quot;; SUM([.$S$3:.S453]))">
            <text:p/>
          </table:table-cell>
          <table:table-cell table:formula="of:=IF(ISBLANK([.R453]); &quot;&quot;; SUM([.$T$3:.T453]))">
            <text:p/>
          </table:table-cell>
          <table:table-cell table:formula="of:=IF(OR(ISBLANK([.J453]); ISBLANK([.R453])); &quot;&quot;;ROUND(([.R453]-[.J453])*60*24))">
            <text:p/>
          </table:table-cell>
          <table:table-cell table:number-columns-repeated="20"/>
        </table:table-row>
        <table:table-row table:style-name="ro2">
          <table:table-cell office:value-type="float" office:value="452" calcext:value-type="float">
            <text:p>45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54]=&quot;Long&quot; ; [.L454]-[Overview.$C$4]/[.K454]  ;  IF([.G454]=&quot;Short&quot;; [.L454]+[Overview.$C$4]/[.K454]; &quot;&quot;) ); &quot;&quot;)">
            <text:p/>
          </table:table-cell>
          <table:table-cell table:formula="of:=IFERROR(ABS([.M454]-[.L454])*[.K454]; &quot;&quot;)">
            <text:p/>
          </table:table-cell>
          <table:table-cell table:style-name="ce312" table:formula="of:=IFERROR(  IF([.G454]=&quot;Long&quot;;  [.L454]+[Overview.$C$4]/[.K454]  *  [Overview.$C$6]  ;  IF([.G454]=&quot;Short&quot;   ;  [.L454]-[Overview.$C$4]/[.K454]  * [Overview.$C$6]  ; &quot;&quot;  )  )   ; &quot;&quot;)">
            <text:p/>
          </table:table-cell>
          <table:table-cell table:number-columns-repeated="3"/>
          <table:table-cell table:style-name="ce182" table:formula="of:=IFERROR([.T454]/[.N454]; &quot;&quot;)">
            <text:p/>
          </table:table-cell>
          <table:table-cell table:style-name="ce203" table:formula="of:=IFERROR(   IF( AND( [.G454]=&quot;Long&quot;;   [.P454]=[.K454])  ;  [.K454]*([.Q454]-[.L454])  ;    IF(  AND(  [.G454]=&quot;Short&quot;  ;   [.P454]=[.K454]   )   ;   [.K454]*([.L454]-[.Q454])   ;  &quot;&quot;)) ; &quot;&quot;)">
            <text:p/>
          </table:table-cell>
          <table:table-cell table:style-name="ce215" table:formula="of:=IF(ISNUMBER([.T454]); IF([.T454]&gt;=0; &quot;Win&quot;; &quot;Loss&quot;); &quot;&quot;)">
            <text:p/>
          </table:table-cell>
          <table:table-cell table:style-name="ce220" table:formula="of:=IF(ISNUMBER([.T454]); ROUND(([.R454]-[.J454])*60*24); &quot;&quot;)">
            <text:p/>
          </table:table-cell>
          <table:table-cell table:content-validation-name="val8"/>
          <table:table-cell table:number-columns-repeated="2"/>
          <table:table-cell table:style-name="ce239"/>
          <table:table-cell table:style-name="ce243" table:formula="of:=IFERROR(IF(ISBLANK([.Z454]); &quot;&quot;; IF([.$G454]=&quot;Long&quot;; ([.Z454]-[.$L454])*[.$K454]/[.$N454]; ([.$L454]-[.Z454])*[.$K454]/[.$N454])-[.$S454]); &quot;&quot;)">
            <text:p/>
          </table:table-cell>
          <table:table-cell/>
          <table:table-cell table:style-name="ce243" table:formula="of:=IFERROR(IF(ISBLANK([.AB454]); &quot;&quot;; IF([.$G454]=&quot;Long&quot;; ([.AB454]-[.$L454])*[.$K454]/[.$N454]; ([.$L454]-[.AB454])*[.$K454]/[.$N454])-[.$S454]); &quot;&quot;)">
            <text:p/>
          </table:table-cell>
          <table:table-cell/>
          <table:table-cell table:style-name="ce243" table:formula="of:=IFERROR(IF(ISBLANK([.AD454]); &quot;&quot;; IF([.$G454]=&quot;Long&quot;; ([.AD454]-[.$L454])*[.$K454]/[.$N454]; ([.$L454]-[.AD454])*[.$K454]/[.$N454])-[.$S454]); &quot;&quot;)">
            <text:p/>
          </table:table-cell>
          <table:table-cell table:number-columns-repeated="2"/>
          <table:table-cell table:formula="of:=IF(ISBLANK([.B454]); &quot;&quot;; DAY([.B454]))">
            <text:p/>
          </table:table-cell>
          <table:table-cell table:formula="of:=IF(ISBLANK([.B454]); &quot;&quot;; WEEKDAY([.B454]))">
            <text:p/>
          </table:table-cell>
          <table:table-cell table:formula="of:=IF(ISBLANK([.B454]); &quot;&quot;; WEEKNUM([.B454]))">
            <text:p/>
          </table:table-cell>
          <table:table-cell table:formula="of:=IF(ISBLANK([.B454]); &quot;&quot;; MONTH([.B454]))">
            <text:p/>
          </table:table-cell>
          <table:table-cell table:formula="of:=IF(ISBLANK([.L454]); &quot;&quot;; [.K454]*[.L454])">
            <text:p/>
          </table:table-cell>
          <table:table-cell table:formula="of:=IF(ISNUMBER([.AL454]); [.AL454]*0.0035; &quot;&quot;)">
            <text:p/>
          </table:table-cell>
          <table:table-cell table:formula="of:=IF(ISBLANK([.Q454]); &quot;&quot;; [.P454]*[.Q454])">
            <text:p/>
          </table:table-cell>
          <table:table-cell table:formula="of:=IF(ISNUMBER([.AN454]); [.AN454]*0.0035; &quot;&quot;)">
            <text:p/>
          </table:table-cell>
          <table:table-cell table:formula="of:=IF(ISBLANK([.Q454]); &quot;&quot;; SUM([.$S$3:.S454]))">
            <text:p/>
          </table:table-cell>
          <table:table-cell table:formula="of:=IF(ISBLANK([.R454]); &quot;&quot;; SUM([.$T$3:.T454]))">
            <text:p/>
          </table:table-cell>
          <table:table-cell table:formula="of:=IF(OR(ISBLANK([.J454]); ISBLANK([.R454])); &quot;&quot;;ROUND(([.R454]-[.J454])*60*24))">
            <text:p/>
          </table:table-cell>
          <table:table-cell table:number-columns-repeated="20"/>
        </table:table-row>
        <table:table-row table:style-name="ro2">
          <table:table-cell office:value-type="float" office:value="453" calcext:value-type="float">
            <text:p>45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55]=&quot;Long&quot; ; [.L455]-[Overview.$C$4]/[.K455]  ;  IF([.G455]=&quot;Short&quot;; [.L455]+[Overview.$C$4]/[.K455]; &quot;&quot;) ); &quot;&quot;)">
            <text:p/>
          </table:table-cell>
          <table:table-cell table:formula="of:=IFERROR(ABS([.M455]-[.L455])*[.K455]; &quot;&quot;)">
            <text:p/>
          </table:table-cell>
          <table:table-cell table:style-name="ce312" table:formula="of:=IFERROR(  IF([.G455]=&quot;Long&quot;;  [.L455]+[Overview.$C$4]/[.K455]  *  [Overview.$C$6]  ;  IF([.G455]=&quot;Short&quot;   ;  [.L455]-[Overview.$C$4]/[.K455]  * [Overview.$C$6]  ; &quot;&quot;  )  )   ; &quot;&quot;)">
            <text:p/>
          </table:table-cell>
          <table:table-cell table:number-columns-repeated="3"/>
          <table:table-cell table:style-name="ce182" table:formula="of:=IFERROR([.T455]/[.N455]; &quot;&quot;)">
            <text:p/>
          </table:table-cell>
          <table:table-cell table:style-name="ce203" table:formula="of:=IFERROR(   IF( AND( [.G455]=&quot;Long&quot;;   [.P455]=[.K455])  ;  [.K455]*([.Q455]-[.L455])  ;    IF(  AND(  [.G455]=&quot;Short&quot;  ;   [.P455]=[.K455]   )   ;   [.K455]*([.L455]-[.Q455])   ;  &quot;&quot;)) ; &quot;&quot;)">
            <text:p/>
          </table:table-cell>
          <table:table-cell table:style-name="ce215" table:formula="of:=IF(ISNUMBER([.T455]); IF([.T455]&gt;=0; &quot;Win&quot;; &quot;Loss&quot;); &quot;&quot;)">
            <text:p/>
          </table:table-cell>
          <table:table-cell table:style-name="ce220" table:formula="of:=IF(ISNUMBER([.T455]); ROUND(([.R455]-[.J455])*60*24); &quot;&quot;)">
            <text:p/>
          </table:table-cell>
          <table:table-cell table:content-validation-name="val8"/>
          <table:table-cell table:number-columns-repeated="2"/>
          <table:table-cell table:style-name="ce239"/>
          <table:table-cell table:style-name="ce243" table:formula="of:=IFERROR(IF(ISBLANK([.Z455]); &quot;&quot;; IF([.$G455]=&quot;Long&quot;; ([.Z455]-[.$L455])*[.$K455]/[.$N455]; ([.$L455]-[.Z455])*[.$K455]/[.$N455])-[.$S455]); &quot;&quot;)">
            <text:p/>
          </table:table-cell>
          <table:table-cell/>
          <table:table-cell table:style-name="ce243" table:formula="of:=IFERROR(IF(ISBLANK([.AB455]); &quot;&quot;; IF([.$G455]=&quot;Long&quot;; ([.AB455]-[.$L455])*[.$K455]/[.$N455]; ([.$L455]-[.AB455])*[.$K455]/[.$N455])-[.$S455]); &quot;&quot;)">
            <text:p/>
          </table:table-cell>
          <table:table-cell/>
          <table:table-cell table:style-name="ce243" table:formula="of:=IFERROR(IF(ISBLANK([.AD455]); &quot;&quot;; IF([.$G455]=&quot;Long&quot;; ([.AD455]-[.$L455])*[.$K455]/[.$N455]; ([.$L455]-[.AD455])*[.$K455]/[.$N455])-[.$S455]); &quot;&quot;)">
            <text:p/>
          </table:table-cell>
          <table:table-cell table:number-columns-repeated="2"/>
          <table:table-cell table:formula="of:=IF(ISBLANK([.B455]); &quot;&quot;; DAY([.B455]))">
            <text:p/>
          </table:table-cell>
          <table:table-cell table:formula="of:=IF(ISBLANK([.B455]); &quot;&quot;; WEEKDAY([.B455]))">
            <text:p/>
          </table:table-cell>
          <table:table-cell table:formula="of:=IF(ISBLANK([.B455]); &quot;&quot;; WEEKNUM([.B455]))">
            <text:p/>
          </table:table-cell>
          <table:table-cell table:formula="of:=IF(ISBLANK([.B455]); &quot;&quot;; MONTH([.B455]))">
            <text:p/>
          </table:table-cell>
          <table:table-cell table:formula="of:=IF(ISBLANK([.L455]); &quot;&quot;; [.K455]*[.L455])">
            <text:p/>
          </table:table-cell>
          <table:table-cell table:formula="of:=IF(ISNUMBER([.AL455]); [.AL455]*0.0035; &quot;&quot;)">
            <text:p/>
          </table:table-cell>
          <table:table-cell table:formula="of:=IF(ISBLANK([.Q455]); &quot;&quot;; [.P455]*[.Q455])">
            <text:p/>
          </table:table-cell>
          <table:table-cell table:formula="of:=IF(ISNUMBER([.AN455]); [.AN455]*0.0035; &quot;&quot;)">
            <text:p/>
          </table:table-cell>
          <table:table-cell table:formula="of:=IF(ISBLANK([.Q455]); &quot;&quot;; SUM([.$S$3:.S455]))">
            <text:p/>
          </table:table-cell>
          <table:table-cell table:formula="of:=IF(ISBLANK([.R455]); &quot;&quot;; SUM([.$T$3:.T455]))">
            <text:p/>
          </table:table-cell>
          <table:table-cell table:formula="of:=IF(OR(ISBLANK([.J455]); ISBLANK([.R455])); &quot;&quot;;ROUND(([.R455]-[.J455])*60*24))">
            <text:p/>
          </table:table-cell>
          <table:table-cell table:number-columns-repeated="20"/>
        </table:table-row>
        <table:table-row table:style-name="ro2">
          <table:table-cell office:value-type="float" office:value="454" calcext:value-type="float">
            <text:p>45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56]=&quot;Long&quot; ; [.L456]-[Overview.$C$4]/[.K456]  ;  IF([.G456]=&quot;Short&quot;; [.L456]+[Overview.$C$4]/[.K456]; &quot;&quot;) ); &quot;&quot;)">
            <text:p/>
          </table:table-cell>
          <table:table-cell table:formula="of:=IFERROR(ABS([.M456]-[.L456])*[.K456]; &quot;&quot;)">
            <text:p/>
          </table:table-cell>
          <table:table-cell table:style-name="ce312" table:formula="of:=IFERROR(  IF([.G456]=&quot;Long&quot;;  [.L456]+[Overview.$C$4]/[.K456]  *  [Overview.$C$6]  ;  IF([.G456]=&quot;Short&quot;   ;  [.L456]-[Overview.$C$4]/[.K456]  * [Overview.$C$6]  ; &quot;&quot;  )  )   ; &quot;&quot;)">
            <text:p/>
          </table:table-cell>
          <table:table-cell table:number-columns-repeated="3"/>
          <table:table-cell table:style-name="ce182" table:formula="of:=IFERROR([.T456]/[.N456]; &quot;&quot;)">
            <text:p/>
          </table:table-cell>
          <table:table-cell table:style-name="ce203" table:formula="of:=IFERROR(   IF( AND( [.G456]=&quot;Long&quot;;   [.P456]=[.K456])  ;  [.K456]*([.Q456]-[.L456])  ;    IF(  AND(  [.G456]=&quot;Short&quot;  ;   [.P456]=[.K456]   )   ;   [.K456]*([.L456]-[.Q456])   ;  &quot;&quot;)) ; &quot;&quot;)">
            <text:p/>
          </table:table-cell>
          <table:table-cell table:style-name="ce215" table:formula="of:=IF(ISNUMBER([.T456]); IF([.T456]&gt;=0; &quot;Win&quot;; &quot;Loss&quot;); &quot;&quot;)">
            <text:p/>
          </table:table-cell>
          <table:table-cell table:style-name="ce220" table:formula="of:=IF(ISNUMBER([.T456]); ROUND(([.R456]-[.J456])*60*24); &quot;&quot;)">
            <text:p/>
          </table:table-cell>
          <table:table-cell table:content-validation-name="val8"/>
          <table:table-cell table:number-columns-repeated="2"/>
          <table:table-cell table:style-name="ce239"/>
          <table:table-cell table:style-name="ce243" table:formula="of:=IFERROR(IF(ISBLANK([.Z456]); &quot;&quot;; IF([.$G456]=&quot;Long&quot;; ([.Z456]-[.$L456])*[.$K456]/[.$N456]; ([.$L456]-[.Z456])*[.$K456]/[.$N456])-[.$S456]); &quot;&quot;)">
            <text:p/>
          </table:table-cell>
          <table:table-cell/>
          <table:table-cell table:style-name="ce243" table:formula="of:=IFERROR(IF(ISBLANK([.AB456]); &quot;&quot;; IF([.$G456]=&quot;Long&quot;; ([.AB456]-[.$L456])*[.$K456]/[.$N456]; ([.$L456]-[.AB456])*[.$K456]/[.$N456])-[.$S456]); &quot;&quot;)">
            <text:p/>
          </table:table-cell>
          <table:table-cell/>
          <table:table-cell table:style-name="ce243" table:formula="of:=IFERROR(IF(ISBLANK([.AD456]); &quot;&quot;; IF([.$G456]=&quot;Long&quot;; ([.AD456]-[.$L456])*[.$K456]/[.$N456]; ([.$L456]-[.AD456])*[.$K456]/[.$N456])-[.$S456]); &quot;&quot;)">
            <text:p/>
          </table:table-cell>
          <table:table-cell table:number-columns-repeated="2"/>
          <table:table-cell table:formula="of:=IF(ISBLANK([.B456]); &quot;&quot;; DAY([.B456]))">
            <text:p/>
          </table:table-cell>
          <table:table-cell table:formula="of:=IF(ISBLANK([.B456]); &quot;&quot;; WEEKDAY([.B456]))">
            <text:p/>
          </table:table-cell>
          <table:table-cell table:formula="of:=IF(ISBLANK([.B456]); &quot;&quot;; WEEKNUM([.B456]))">
            <text:p/>
          </table:table-cell>
          <table:table-cell table:formula="of:=IF(ISBLANK([.B456]); &quot;&quot;; MONTH([.B456]))">
            <text:p/>
          </table:table-cell>
          <table:table-cell table:formula="of:=IF(ISBLANK([.L456]); &quot;&quot;; [.K456]*[.L456])">
            <text:p/>
          </table:table-cell>
          <table:table-cell table:formula="of:=IF(ISNUMBER([.AL456]); [.AL456]*0.0035; &quot;&quot;)">
            <text:p/>
          </table:table-cell>
          <table:table-cell table:formula="of:=IF(ISBLANK([.Q456]); &quot;&quot;; [.P456]*[.Q456])">
            <text:p/>
          </table:table-cell>
          <table:table-cell table:formula="of:=IF(ISNUMBER([.AN456]); [.AN456]*0.0035; &quot;&quot;)">
            <text:p/>
          </table:table-cell>
          <table:table-cell table:formula="of:=IF(ISBLANK([.Q456]); &quot;&quot;; SUM([.$S$3:.S456]))">
            <text:p/>
          </table:table-cell>
          <table:table-cell table:formula="of:=IF(ISBLANK([.R456]); &quot;&quot;; SUM([.$T$3:.T456]))">
            <text:p/>
          </table:table-cell>
          <table:table-cell table:formula="of:=IF(OR(ISBLANK([.J456]); ISBLANK([.R456])); &quot;&quot;;ROUND(([.R456]-[.J456])*60*24))">
            <text:p/>
          </table:table-cell>
          <table:table-cell table:number-columns-repeated="20"/>
        </table:table-row>
        <table:table-row table:style-name="ro2">
          <table:table-cell office:value-type="float" office:value="455" calcext:value-type="float">
            <text:p>45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57]=&quot;Long&quot; ; [.L457]-[Overview.$C$4]/[.K457]  ;  IF([.G457]=&quot;Short&quot;; [.L457]+[Overview.$C$4]/[.K457]; &quot;&quot;) ); &quot;&quot;)">
            <text:p/>
          </table:table-cell>
          <table:table-cell table:formula="of:=IFERROR(ABS([.M457]-[.L457])*[.K457]; &quot;&quot;)">
            <text:p/>
          </table:table-cell>
          <table:table-cell table:style-name="ce312" table:formula="of:=IFERROR(  IF([.G457]=&quot;Long&quot;;  [.L457]+[Overview.$C$4]/[.K457]  *  [Overview.$C$6]  ;  IF([.G457]=&quot;Short&quot;   ;  [.L457]-[Overview.$C$4]/[.K457]  * [Overview.$C$6]  ; &quot;&quot;  )  )   ; &quot;&quot;)">
            <text:p/>
          </table:table-cell>
          <table:table-cell table:number-columns-repeated="3"/>
          <table:table-cell table:style-name="ce182" table:formula="of:=IFERROR([.T457]/[.N457]; &quot;&quot;)">
            <text:p/>
          </table:table-cell>
          <table:table-cell table:style-name="ce203" table:formula="of:=IFERROR(   IF( AND( [.G457]=&quot;Long&quot;;   [.P457]=[.K457])  ;  [.K457]*([.Q457]-[.L457])  ;    IF(  AND(  [.G457]=&quot;Short&quot;  ;   [.P457]=[.K457]   )   ;   [.K457]*([.L457]-[.Q457])   ;  &quot;&quot;)) ; &quot;&quot;)">
            <text:p/>
          </table:table-cell>
          <table:table-cell table:style-name="ce215" table:formula="of:=IF(ISNUMBER([.T457]); IF([.T457]&gt;=0; &quot;Win&quot;; &quot;Loss&quot;); &quot;&quot;)">
            <text:p/>
          </table:table-cell>
          <table:table-cell table:style-name="ce220" table:formula="of:=IF(ISNUMBER([.T457]); ROUND(([.R457]-[.J457])*60*24); &quot;&quot;)">
            <text:p/>
          </table:table-cell>
          <table:table-cell table:content-validation-name="val8"/>
          <table:table-cell table:number-columns-repeated="2"/>
          <table:table-cell table:style-name="ce239"/>
          <table:table-cell table:style-name="ce243" table:formula="of:=IFERROR(IF(ISBLANK([.Z457]); &quot;&quot;; IF([.$G457]=&quot;Long&quot;; ([.Z457]-[.$L457])*[.$K457]/[.$N457]; ([.$L457]-[.Z457])*[.$K457]/[.$N457])-[.$S457]); &quot;&quot;)">
            <text:p/>
          </table:table-cell>
          <table:table-cell/>
          <table:table-cell table:style-name="ce243" table:formula="of:=IFERROR(IF(ISBLANK([.AB457]); &quot;&quot;; IF([.$G457]=&quot;Long&quot;; ([.AB457]-[.$L457])*[.$K457]/[.$N457]; ([.$L457]-[.AB457])*[.$K457]/[.$N457])-[.$S457]); &quot;&quot;)">
            <text:p/>
          </table:table-cell>
          <table:table-cell/>
          <table:table-cell table:style-name="ce243" table:formula="of:=IFERROR(IF(ISBLANK([.AD457]); &quot;&quot;; IF([.$G457]=&quot;Long&quot;; ([.AD457]-[.$L457])*[.$K457]/[.$N457]; ([.$L457]-[.AD457])*[.$K457]/[.$N457])-[.$S457]); &quot;&quot;)">
            <text:p/>
          </table:table-cell>
          <table:table-cell table:number-columns-repeated="2"/>
          <table:table-cell table:formula="of:=IF(ISBLANK([.B457]); &quot;&quot;; DAY([.B457]))">
            <text:p/>
          </table:table-cell>
          <table:table-cell table:formula="of:=IF(ISBLANK([.B457]); &quot;&quot;; WEEKDAY([.B457]))">
            <text:p/>
          </table:table-cell>
          <table:table-cell table:formula="of:=IF(ISBLANK([.B457]); &quot;&quot;; WEEKNUM([.B457]))">
            <text:p/>
          </table:table-cell>
          <table:table-cell table:formula="of:=IF(ISBLANK([.B457]); &quot;&quot;; MONTH([.B457]))">
            <text:p/>
          </table:table-cell>
          <table:table-cell table:formula="of:=IF(ISBLANK([.L457]); &quot;&quot;; [.K457]*[.L457])">
            <text:p/>
          </table:table-cell>
          <table:table-cell table:formula="of:=IF(ISNUMBER([.AL457]); [.AL457]*0.0035; &quot;&quot;)">
            <text:p/>
          </table:table-cell>
          <table:table-cell table:formula="of:=IF(ISBLANK([.Q457]); &quot;&quot;; [.P457]*[.Q457])">
            <text:p/>
          </table:table-cell>
          <table:table-cell table:formula="of:=IF(ISNUMBER([.AN457]); [.AN457]*0.0035; &quot;&quot;)">
            <text:p/>
          </table:table-cell>
          <table:table-cell table:formula="of:=IF(ISBLANK([.Q457]); &quot;&quot;; SUM([.$S$3:.S457]))">
            <text:p/>
          </table:table-cell>
          <table:table-cell table:formula="of:=IF(ISBLANK([.R457]); &quot;&quot;; SUM([.$T$3:.T457]))">
            <text:p/>
          </table:table-cell>
          <table:table-cell table:formula="of:=IF(OR(ISBLANK([.J457]); ISBLANK([.R457])); &quot;&quot;;ROUND(([.R457]-[.J457])*60*24))">
            <text:p/>
          </table:table-cell>
          <table:table-cell table:number-columns-repeated="20"/>
        </table:table-row>
        <table:table-row table:style-name="ro2">
          <table:table-cell office:value-type="float" office:value="456" calcext:value-type="float">
            <text:p>45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58]=&quot;Long&quot; ; [.L458]-[Overview.$C$4]/[.K458]  ;  IF([.G458]=&quot;Short&quot;; [.L458]+[Overview.$C$4]/[.K458]; &quot;&quot;) ); &quot;&quot;)">
            <text:p/>
          </table:table-cell>
          <table:table-cell table:formula="of:=IFERROR(ABS([.M458]-[.L458])*[.K458]; &quot;&quot;)">
            <text:p/>
          </table:table-cell>
          <table:table-cell table:style-name="ce312" table:formula="of:=IFERROR(  IF([.G458]=&quot;Long&quot;;  [.L458]+[Overview.$C$4]/[.K458]  *  [Overview.$C$6]  ;  IF([.G458]=&quot;Short&quot;   ;  [.L458]-[Overview.$C$4]/[.K458]  * [Overview.$C$6]  ; &quot;&quot;  )  )   ; &quot;&quot;)">
            <text:p/>
          </table:table-cell>
          <table:table-cell table:number-columns-repeated="3"/>
          <table:table-cell table:style-name="ce182" table:formula="of:=IFERROR([.T458]/[.N458]; &quot;&quot;)">
            <text:p/>
          </table:table-cell>
          <table:table-cell table:style-name="ce203" table:formula="of:=IFERROR(   IF( AND( [.G458]=&quot;Long&quot;;   [.P458]=[.K458])  ;  [.K458]*([.Q458]-[.L458])  ;    IF(  AND(  [.G458]=&quot;Short&quot;  ;   [.P458]=[.K458]   )   ;   [.K458]*([.L458]-[.Q458])   ;  &quot;&quot;)) ; &quot;&quot;)">
            <text:p/>
          </table:table-cell>
          <table:table-cell table:style-name="ce215" table:formula="of:=IF(ISNUMBER([.T458]); IF([.T458]&gt;=0; &quot;Win&quot;; &quot;Loss&quot;); &quot;&quot;)">
            <text:p/>
          </table:table-cell>
          <table:table-cell table:style-name="ce220" table:formula="of:=IF(ISNUMBER([.T458]); ROUND(([.R458]-[.J458])*60*24); &quot;&quot;)">
            <text:p/>
          </table:table-cell>
          <table:table-cell table:content-validation-name="val8"/>
          <table:table-cell table:number-columns-repeated="2"/>
          <table:table-cell table:style-name="ce239"/>
          <table:table-cell table:style-name="ce243" table:formula="of:=IFERROR(IF(ISBLANK([.Z458]); &quot;&quot;; IF([.$G458]=&quot;Long&quot;; ([.Z458]-[.$L458])*[.$K458]/[.$N458]; ([.$L458]-[.Z458])*[.$K458]/[.$N458])-[.$S458]); &quot;&quot;)">
            <text:p/>
          </table:table-cell>
          <table:table-cell/>
          <table:table-cell table:style-name="ce243" table:formula="of:=IFERROR(IF(ISBLANK([.AB458]); &quot;&quot;; IF([.$G458]=&quot;Long&quot;; ([.AB458]-[.$L458])*[.$K458]/[.$N458]; ([.$L458]-[.AB458])*[.$K458]/[.$N458])-[.$S458]); &quot;&quot;)">
            <text:p/>
          </table:table-cell>
          <table:table-cell/>
          <table:table-cell table:style-name="ce243" table:formula="of:=IFERROR(IF(ISBLANK([.AD458]); &quot;&quot;; IF([.$G458]=&quot;Long&quot;; ([.AD458]-[.$L458])*[.$K458]/[.$N458]; ([.$L458]-[.AD458])*[.$K458]/[.$N458])-[.$S458]); &quot;&quot;)">
            <text:p/>
          </table:table-cell>
          <table:table-cell table:number-columns-repeated="2"/>
          <table:table-cell table:formula="of:=IF(ISBLANK([.B458]); &quot;&quot;; DAY([.B458]))">
            <text:p/>
          </table:table-cell>
          <table:table-cell table:formula="of:=IF(ISBLANK([.B458]); &quot;&quot;; WEEKDAY([.B458]))">
            <text:p/>
          </table:table-cell>
          <table:table-cell table:formula="of:=IF(ISBLANK([.B458]); &quot;&quot;; WEEKNUM([.B458]))">
            <text:p/>
          </table:table-cell>
          <table:table-cell table:formula="of:=IF(ISBLANK([.B458]); &quot;&quot;; MONTH([.B458]))">
            <text:p/>
          </table:table-cell>
          <table:table-cell table:formula="of:=IF(ISBLANK([.L458]); &quot;&quot;; [.K458]*[.L458])">
            <text:p/>
          </table:table-cell>
          <table:table-cell table:formula="of:=IF(ISNUMBER([.AL458]); [.AL458]*0.0035; &quot;&quot;)">
            <text:p/>
          </table:table-cell>
          <table:table-cell table:formula="of:=IF(ISBLANK([.Q458]); &quot;&quot;; [.P458]*[.Q458])">
            <text:p/>
          </table:table-cell>
          <table:table-cell table:formula="of:=IF(ISNUMBER([.AN458]); [.AN458]*0.0035; &quot;&quot;)">
            <text:p/>
          </table:table-cell>
          <table:table-cell table:formula="of:=IF(ISBLANK([.Q458]); &quot;&quot;; SUM([.$S$3:.S458]))">
            <text:p/>
          </table:table-cell>
          <table:table-cell table:formula="of:=IF(ISBLANK([.R458]); &quot;&quot;; SUM([.$T$3:.T458]))">
            <text:p/>
          </table:table-cell>
          <table:table-cell table:formula="of:=IF(OR(ISBLANK([.J458]); ISBLANK([.R458])); &quot;&quot;;ROUND(([.R458]-[.J458])*60*24))">
            <text:p/>
          </table:table-cell>
          <table:table-cell table:number-columns-repeated="20"/>
        </table:table-row>
        <table:table-row table:style-name="ro2">
          <table:table-cell office:value-type="float" office:value="457" calcext:value-type="float">
            <text:p>45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59]=&quot;Long&quot; ; [.L459]-[Overview.$C$4]/[.K459]  ;  IF([.G459]=&quot;Short&quot;; [.L459]+[Overview.$C$4]/[.K459]; &quot;&quot;) ); &quot;&quot;)">
            <text:p/>
          </table:table-cell>
          <table:table-cell table:formula="of:=IFERROR(ABS([.M459]-[.L459])*[.K459]; &quot;&quot;)">
            <text:p/>
          </table:table-cell>
          <table:table-cell table:style-name="ce312" table:formula="of:=IFERROR(  IF([.G459]=&quot;Long&quot;;  [.L459]+[Overview.$C$4]/[.K459]  *  [Overview.$C$6]  ;  IF([.G459]=&quot;Short&quot;   ;  [.L459]-[Overview.$C$4]/[.K459]  * [Overview.$C$6]  ; &quot;&quot;  )  )   ; &quot;&quot;)">
            <text:p/>
          </table:table-cell>
          <table:table-cell table:number-columns-repeated="3"/>
          <table:table-cell table:style-name="ce182" table:formula="of:=IFERROR([.T459]/[.N459]; &quot;&quot;)">
            <text:p/>
          </table:table-cell>
          <table:table-cell table:style-name="ce203" table:formula="of:=IFERROR(   IF( AND( [.G459]=&quot;Long&quot;;   [.P459]=[.K459])  ;  [.K459]*([.Q459]-[.L459])  ;    IF(  AND(  [.G459]=&quot;Short&quot;  ;   [.P459]=[.K459]   )   ;   [.K459]*([.L459]-[.Q459])   ;  &quot;&quot;)) ; &quot;&quot;)">
            <text:p/>
          </table:table-cell>
          <table:table-cell table:style-name="ce215" table:formula="of:=IF(ISNUMBER([.T459]); IF([.T459]&gt;=0; &quot;Win&quot;; &quot;Loss&quot;); &quot;&quot;)">
            <text:p/>
          </table:table-cell>
          <table:table-cell table:style-name="ce220" table:formula="of:=IF(ISNUMBER([.T459]); ROUND(([.R459]-[.J459])*60*24); &quot;&quot;)">
            <text:p/>
          </table:table-cell>
          <table:table-cell table:content-validation-name="val8"/>
          <table:table-cell table:number-columns-repeated="2"/>
          <table:table-cell table:style-name="ce239"/>
          <table:table-cell table:style-name="ce243" table:formula="of:=IFERROR(IF(ISBLANK([.Z459]); &quot;&quot;; IF([.$G459]=&quot;Long&quot;; ([.Z459]-[.$L459])*[.$K459]/[.$N459]; ([.$L459]-[.Z459])*[.$K459]/[.$N459])-[.$S459]); &quot;&quot;)">
            <text:p/>
          </table:table-cell>
          <table:table-cell/>
          <table:table-cell table:style-name="ce243" table:formula="of:=IFERROR(IF(ISBLANK([.AB459]); &quot;&quot;; IF([.$G459]=&quot;Long&quot;; ([.AB459]-[.$L459])*[.$K459]/[.$N459]; ([.$L459]-[.AB459])*[.$K459]/[.$N459])-[.$S459]); &quot;&quot;)">
            <text:p/>
          </table:table-cell>
          <table:table-cell/>
          <table:table-cell table:style-name="ce243" table:formula="of:=IFERROR(IF(ISBLANK([.AD459]); &quot;&quot;; IF([.$G459]=&quot;Long&quot;; ([.AD459]-[.$L459])*[.$K459]/[.$N459]; ([.$L459]-[.AD459])*[.$K459]/[.$N459])-[.$S459]); &quot;&quot;)">
            <text:p/>
          </table:table-cell>
          <table:table-cell table:number-columns-repeated="2"/>
          <table:table-cell table:formula="of:=IF(ISBLANK([.B459]); &quot;&quot;; DAY([.B459]))">
            <text:p/>
          </table:table-cell>
          <table:table-cell table:formula="of:=IF(ISBLANK([.B459]); &quot;&quot;; WEEKDAY([.B459]))">
            <text:p/>
          </table:table-cell>
          <table:table-cell table:formula="of:=IF(ISBLANK([.B459]); &quot;&quot;; WEEKNUM([.B459]))">
            <text:p/>
          </table:table-cell>
          <table:table-cell table:formula="of:=IF(ISBLANK([.B459]); &quot;&quot;; MONTH([.B459]))">
            <text:p/>
          </table:table-cell>
          <table:table-cell table:formula="of:=IF(ISBLANK([.L459]); &quot;&quot;; [.K459]*[.L459])">
            <text:p/>
          </table:table-cell>
          <table:table-cell table:formula="of:=IF(ISNUMBER([.AL459]); [.AL459]*0.0035; &quot;&quot;)">
            <text:p/>
          </table:table-cell>
          <table:table-cell table:formula="of:=IF(ISBLANK([.Q459]); &quot;&quot;; [.P459]*[.Q459])">
            <text:p/>
          </table:table-cell>
          <table:table-cell table:formula="of:=IF(ISNUMBER([.AN459]); [.AN459]*0.0035; &quot;&quot;)">
            <text:p/>
          </table:table-cell>
          <table:table-cell table:formula="of:=IF(ISBLANK([.Q459]); &quot;&quot;; SUM([.$S$3:.S459]))">
            <text:p/>
          </table:table-cell>
          <table:table-cell table:formula="of:=IF(ISBLANK([.R459]); &quot;&quot;; SUM([.$T$3:.T459]))">
            <text:p/>
          </table:table-cell>
          <table:table-cell table:formula="of:=IF(OR(ISBLANK([.J459]); ISBLANK([.R459])); &quot;&quot;;ROUND(([.R459]-[.J459])*60*24))">
            <text:p/>
          </table:table-cell>
          <table:table-cell table:number-columns-repeated="20"/>
        </table:table-row>
        <table:table-row table:style-name="ro2">
          <table:table-cell office:value-type="float" office:value="458" calcext:value-type="float">
            <text:p>45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60]=&quot;Long&quot; ; [.L460]-[Overview.$C$4]/[.K460]  ;  IF([.G460]=&quot;Short&quot;; [.L460]+[Overview.$C$4]/[.K460]; &quot;&quot;) ); &quot;&quot;)">
            <text:p/>
          </table:table-cell>
          <table:table-cell table:formula="of:=IFERROR(ABS([.M460]-[.L460])*[.K460]; &quot;&quot;)">
            <text:p/>
          </table:table-cell>
          <table:table-cell table:style-name="ce312" table:formula="of:=IFERROR(  IF([.G460]=&quot;Long&quot;;  [.L460]+[Overview.$C$4]/[.K460]  *  [Overview.$C$6]  ;  IF([.G460]=&quot;Short&quot;   ;  [.L460]-[Overview.$C$4]/[.K460]  * [Overview.$C$6]  ; &quot;&quot;  )  )   ; &quot;&quot;)">
            <text:p/>
          </table:table-cell>
          <table:table-cell table:number-columns-repeated="3"/>
          <table:table-cell table:style-name="ce182" table:formula="of:=IFERROR([.T460]/[.N460]; &quot;&quot;)">
            <text:p/>
          </table:table-cell>
          <table:table-cell table:style-name="ce203" table:formula="of:=IFERROR(   IF( AND( [.G460]=&quot;Long&quot;;   [.P460]=[.K460])  ;  [.K460]*([.Q460]-[.L460])  ;    IF(  AND(  [.G460]=&quot;Short&quot;  ;   [.P460]=[.K460]   )   ;   [.K460]*([.L460]-[.Q460])   ;  &quot;&quot;)) ; &quot;&quot;)">
            <text:p/>
          </table:table-cell>
          <table:table-cell table:style-name="ce215" table:formula="of:=IF(ISNUMBER([.T460]); IF([.T460]&gt;=0; &quot;Win&quot;; &quot;Loss&quot;); &quot;&quot;)">
            <text:p/>
          </table:table-cell>
          <table:table-cell table:style-name="ce220" table:formula="of:=IF(ISNUMBER([.T460]); ROUND(([.R460]-[.J460])*60*24); &quot;&quot;)">
            <text:p/>
          </table:table-cell>
          <table:table-cell table:content-validation-name="val8"/>
          <table:table-cell table:number-columns-repeated="2"/>
          <table:table-cell table:style-name="ce239"/>
          <table:table-cell table:style-name="ce243" table:formula="of:=IFERROR(IF(ISBLANK([.Z460]); &quot;&quot;; IF([.$G460]=&quot;Long&quot;; ([.Z460]-[.$L460])*[.$K460]/[.$N460]; ([.$L460]-[.Z460])*[.$K460]/[.$N460])-[.$S460]); &quot;&quot;)">
            <text:p/>
          </table:table-cell>
          <table:table-cell/>
          <table:table-cell table:style-name="ce243" table:formula="of:=IFERROR(IF(ISBLANK([.AB460]); &quot;&quot;; IF([.$G460]=&quot;Long&quot;; ([.AB460]-[.$L460])*[.$K460]/[.$N460]; ([.$L460]-[.AB460])*[.$K460]/[.$N460])-[.$S460]); &quot;&quot;)">
            <text:p/>
          </table:table-cell>
          <table:table-cell/>
          <table:table-cell table:style-name="ce243" table:formula="of:=IFERROR(IF(ISBLANK([.AD460]); &quot;&quot;; IF([.$G460]=&quot;Long&quot;; ([.AD460]-[.$L460])*[.$K460]/[.$N460]; ([.$L460]-[.AD460])*[.$K460]/[.$N460])-[.$S460]); &quot;&quot;)">
            <text:p/>
          </table:table-cell>
          <table:table-cell table:number-columns-repeated="2"/>
          <table:table-cell table:formula="of:=IF(ISBLANK([.B460]); &quot;&quot;; DAY([.B460]))">
            <text:p/>
          </table:table-cell>
          <table:table-cell table:formula="of:=IF(ISBLANK([.B460]); &quot;&quot;; WEEKDAY([.B460]))">
            <text:p/>
          </table:table-cell>
          <table:table-cell table:formula="of:=IF(ISBLANK([.B460]); &quot;&quot;; WEEKNUM([.B460]))">
            <text:p/>
          </table:table-cell>
          <table:table-cell table:formula="of:=IF(ISBLANK([.B460]); &quot;&quot;; MONTH([.B460]))">
            <text:p/>
          </table:table-cell>
          <table:table-cell table:formula="of:=IF(ISBLANK([.L460]); &quot;&quot;; [.K460]*[.L460])">
            <text:p/>
          </table:table-cell>
          <table:table-cell table:formula="of:=IF(ISNUMBER([.AL460]); [.AL460]*0.0035; &quot;&quot;)">
            <text:p/>
          </table:table-cell>
          <table:table-cell table:formula="of:=IF(ISBLANK([.Q460]); &quot;&quot;; [.P460]*[.Q460])">
            <text:p/>
          </table:table-cell>
          <table:table-cell table:formula="of:=IF(ISNUMBER([.AN460]); [.AN460]*0.0035; &quot;&quot;)">
            <text:p/>
          </table:table-cell>
          <table:table-cell table:formula="of:=IF(ISBLANK([.Q460]); &quot;&quot;; SUM([.$S$3:.S460]))">
            <text:p/>
          </table:table-cell>
          <table:table-cell table:formula="of:=IF(ISBLANK([.R460]); &quot;&quot;; SUM([.$T$3:.T460]))">
            <text:p/>
          </table:table-cell>
          <table:table-cell table:formula="of:=IF(OR(ISBLANK([.J460]); ISBLANK([.R460])); &quot;&quot;;ROUND(([.R460]-[.J460])*60*24))">
            <text:p/>
          </table:table-cell>
          <table:table-cell table:number-columns-repeated="20"/>
        </table:table-row>
        <table:table-row table:style-name="ro2">
          <table:table-cell office:value-type="float" office:value="459" calcext:value-type="float">
            <text:p>45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61]=&quot;Long&quot; ; [.L461]-[Overview.$C$4]/[.K461]  ;  IF([.G461]=&quot;Short&quot;; [.L461]+[Overview.$C$4]/[.K461]; &quot;&quot;) ); &quot;&quot;)">
            <text:p/>
          </table:table-cell>
          <table:table-cell table:formula="of:=IFERROR(ABS([.M461]-[.L461])*[.K461]; &quot;&quot;)">
            <text:p/>
          </table:table-cell>
          <table:table-cell table:style-name="ce312" table:formula="of:=IFERROR(  IF([.G461]=&quot;Long&quot;;  [.L461]+[Overview.$C$4]/[.K461]  *  [Overview.$C$6]  ;  IF([.G461]=&quot;Short&quot;   ;  [.L461]-[Overview.$C$4]/[.K461]  * [Overview.$C$6]  ; &quot;&quot;  )  )   ; &quot;&quot;)">
            <text:p/>
          </table:table-cell>
          <table:table-cell table:number-columns-repeated="3"/>
          <table:table-cell table:style-name="ce182" table:formula="of:=IFERROR([.T461]/[.N461]; &quot;&quot;)">
            <text:p/>
          </table:table-cell>
          <table:table-cell table:style-name="ce203" table:formula="of:=IFERROR(   IF( AND( [.G461]=&quot;Long&quot;;   [.P461]=[.K461])  ;  [.K461]*([.Q461]-[.L461])  ;    IF(  AND(  [.G461]=&quot;Short&quot;  ;   [.P461]=[.K461]   )   ;   [.K461]*([.L461]-[.Q461])   ;  &quot;&quot;)) ; &quot;&quot;)">
            <text:p/>
          </table:table-cell>
          <table:table-cell table:style-name="ce215" table:formula="of:=IF(ISNUMBER([.T461]); IF([.T461]&gt;=0; &quot;Win&quot;; &quot;Loss&quot;); &quot;&quot;)">
            <text:p/>
          </table:table-cell>
          <table:table-cell table:style-name="ce220" table:formula="of:=IF(ISNUMBER([.T461]); ROUND(([.R461]-[.J461])*60*24); &quot;&quot;)">
            <text:p/>
          </table:table-cell>
          <table:table-cell table:content-validation-name="val8"/>
          <table:table-cell table:number-columns-repeated="2"/>
          <table:table-cell table:style-name="ce239"/>
          <table:table-cell table:style-name="ce243" table:formula="of:=IFERROR(IF(ISBLANK([.Z461]); &quot;&quot;; IF([.$G461]=&quot;Long&quot;; ([.Z461]-[.$L461])*[.$K461]/[.$N461]; ([.$L461]-[.Z461])*[.$K461]/[.$N461])-[.$S461]); &quot;&quot;)">
            <text:p/>
          </table:table-cell>
          <table:table-cell/>
          <table:table-cell table:style-name="ce243" table:formula="of:=IFERROR(IF(ISBLANK([.AB461]); &quot;&quot;; IF([.$G461]=&quot;Long&quot;; ([.AB461]-[.$L461])*[.$K461]/[.$N461]; ([.$L461]-[.AB461])*[.$K461]/[.$N461])-[.$S461]); &quot;&quot;)">
            <text:p/>
          </table:table-cell>
          <table:table-cell/>
          <table:table-cell table:style-name="ce243" table:formula="of:=IFERROR(IF(ISBLANK([.AD461]); &quot;&quot;; IF([.$G461]=&quot;Long&quot;; ([.AD461]-[.$L461])*[.$K461]/[.$N461]; ([.$L461]-[.AD461])*[.$K461]/[.$N461])-[.$S461]); &quot;&quot;)">
            <text:p/>
          </table:table-cell>
          <table:table-cell table:number-columns-repeated="2"/>
          <table:table-cell table:formula="of:=IF(ISBLANK([.B461]); &quot;&quot;; DAY([.B461]))">
            <text:p/>
          </table:table-cell>
          <table:table-cell table:formula="of:=IF(ISBLANK([.B461]); &quot;&quot;; WEEKDAY([.B461]))">
            <text:p/>
          </table:table-cell>
          <table:table-cell table:formula="of:=IF(ISBLANK([.B461]); &quot;&quot;; WEEKNUM([.B461]))">
            <text:p/>
          </table:table-cell>
          <table:table-cell table:formula="of:=IF(ISBLANK([.B461]); &quot;&quot;; MONTH([.B461]))">
            <text:p/>
          </table:table-cell>
          <table:table-cell table:formula="of:=IF(ISBLANK([.L461]); &quot;&quot;; [.K461]*[.L461])">
            <text:p/>
          </table:table-cell>
          <table:table-cell table:formula="of:=IF(ISNUMBER([.AL461]); [.AL461]*0.0035; &quot;&quot;)">
            <text:p/>
          </table:table-cell>
          <table:table-cell table:formula="of:=IF(ISBLANK([.Q461]); &quot;&quot;; [.P461]*[.Q461])">
            <text:p/>
          </table:table-cell>
          <table:table-cell table:formula="of:=IF(ISNUMBER([.AN461]); [.AN461]*0.0035; &quot;&quot;)">
            <text:p/>
          </table:table-cell>
          <table:table-cell table:formula="of:=IF(ISBLANK([.Q461]); &quot;&quot;; SUM([.$S$3:.S461]))">
            <text:p/>
          </table:table-cell>
          <table:table-cell table:formula="of:=IF(ISBLANK([.R461]); &quot;&quot;; SUM([.$T$3:.T461]))">
            <text:p/>
          </table:table-cell>
          <table:table-cell table:formula="of:=IF(OR(ISBLANK([.J461]); ISBLANK([.R461])); &quot;&quot;;ROUND(([.R461]-[.J461])*60*24))">
            <text:p/>
          </table:table-cell>
          <table:table-cell table:number-columns-repeated="20"/>
        </table:table-row>
        <table:table-row table:style-name="ro2">
          <table:table-cell office:value-type="float" office:value="460" calcext:value-type="float">
            <text:p>46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62]=&quot;Long&quot; ; [.L462]-[Overview.$C$4]/[.K462]  ;  IF([.G462]=&quot;Short&quot;; [.L462]+[Overview.$C$4]/[.K462]; &quot;&quot;) ); &quot;&quot;)">
            <text:p/>
          </table:table-cell>
          <table:table-cell table:formula="of:=IFERROR(ABS([.M462]-[.L462])*[.K462]; &quot;&quot;)">
            <text:p/>
          </table:table-cell>
          <table:table-cell table:style-name="ce312" table:formula="of:=IFERROR(  IF([.G462]=&quot;Long&quot;;  [.L462]+[Overview.$C$4]/[.K462]  *  [Overview.$C$6]  ;  IF([.G462]=&quot;Short&quot;   ;  [.L462]-[Overview.$C$4]/[.K462]  * [Overview.$C$6]  ; &quot;&quot;  )  )   ; &quot;&quot;)">
            <text:p/>
          </table:table-cell>
          <table:table-cell table:number-columns-repeated="3"/>
          <table:table-cell table:style-name="ce182" table:formula="of:=IFERROR([.T462]/[.N462]; &quot;&quot;)">
            <text:p/>
          </table:table-cell>
          <table:table-cell table:style-name="ce203" table:formula="of:=IFERROR(   IF( AND( [.G462]=&quot;Long&quot;;   [.P462]=[.K462])  ;  [.K462]*([.Q462]-[.L462])  ;    IF(  AND(  [.G462]=&quot;Short&quot;  ;   [.P462]=[.K462]   )   ;   [.K462]*([.L462]-[.Q462])   ;  &quot;&quot;)) ; &quot;&quot;)">
            <text:p/>
          </table:table-cell>
          <table:table-cell table:style-name="ce215" table:formula="of:=IF(ISNUMBER([.T462]); IF([.T462]&gt;=0; &quot;Win&quot;; &quot;Loss&quot;); &quot;&quot;)">
            <text:p/>
          </table:table-cell>
          <table:table-cell table:style-name="ce220" table:formula="of:=IF(ISNUMBER([.T462]); ROUND(([.R462]-[.J462])*60*24); &quot;&quot;)">
            <text:p/>
          </table:table-cell>
          <table:table-cell table:content-validation-name="val8"/>
          <table:table-cell table:number-columns-repeated="2"/>
          <table:table-cell table:style-name="ce239"/>
          <table:table-cell table:style-name="ce243" table:formula="of:=IFERROR(IF(ISBLANK([.Z462]); &quot;&quot;; IF([.$G462]=&quot;Long&quot;; ([.Z462]-[.$L462])*[.$K462]/[.$N462]; ([.$L462]-[.Z462])*[.$K462]/[.$N462])-[.$S462]); &quot;&quot;)">
            <text:p/>
          </table:table-cell>
          <table:table-cell/>
          <table:table-cell table:style-name="ce243" table:formula="of:=IFERROR(IF(ISBLANK([.AB462]); &quot;&quot;; IF([.$G462]=&quot;Long&quot;; ([.AB462]-[.$L462])*[.$K462]/[.$N462]; ([.$L462]-[.AB462])*[.$K462]/[.$N462])-[.$S462]); &quot;&quot;)">
            <text:p/>
          </table:table-cell>
          <table:table-cell/>
          <table:table-cell table:style-name="ce243" table:formula="of:=IFERROR(IF(ISBLANK([.AD462]); &quot;&quot;; IF([.$G462]=&quot;Long&quot;; ([.AD462]-[.$L462])*[.$K462]/[.$N462]; ([.$L462]-[.AD462])*[.$K462]/[.$N462])-[.$S462]); &quot;&quot;)">
            <text:p/>
          </table:table-cell>
          <table:table-cell table:number-columns-repeated="2"/>
          <table:table-cell table:formula="of:=IF(ISBLANK([.B462]); &quot;&quot;; DAY([.B462]))">
            <text:p/>
          </table:table-cell>
          <table:table-cell table:formula="of:=IF(ISBLANK([.B462]); &quot;&quot;; WEEKDAY([.B462]))">
            <text:p/>
          </table:table-cell>
          <table:table-cell table:formula="of:=IF(ISBLANK([.B462]); &quot;&quot;; WEEKNUM([.B462]))">
            <text:p/>
          </table:table-cell>
          <table:table-cell table:formula="of:=IF(ISBLANK([.B462]); &quot;&quot;; MONTH([.B462]))">
            <text:p/>
          </table:table-cell>
          <table:table-cell table:formula="of:=IF(ISBLANK([.L462]); &quot;&quot;; [.K462]*[.L462])">
            <text:p/>
          </table:table-cell>
          <table:table-cell table:formula="of:=IF(ISNUMBER([.AL462]); [.AL462]*0.0035; &quot;&quot;)">
            <text:p/>
          </table:table-cell>
          <table:table-cell table:formula="of:=IF(ISBLANK([.Q462]); &quot;&quot;; [.P462]*[.Q462])">
            <text:p/>
          </table:table-cell>
          <table:table-cell table:formula="of:=IF(ISNUMBER([.AN462]); [.AN462]*0.0035; &quot;&quot;)">
            <text:p/>
          </table:table-cell>
          <table:table-cell table:formula="of:=IF(ISBLANK([.Q462]); &quot;&quot;; SUM([.$S$3:.S462]))">
            <text:p/>
          </table:table-cell>
          <table:table-cell table:formula="of:=IF(ISBLANK([.R462]); &quot;&quot;; SUM([.$T$3:.T462]))">
            <text:p/>
          </table:table-cell>
          <table:table-cell table:formula="of:=IF(OR(ISBLANK([.J462]); ISBLANK([.R462])); &quot;&quot;;ROUND(([.R462]-[.J462])*60*24))">
            <text:p/>
          </table:table-cell>
          <table:table-cell table:number-columns-repeated="20"/>
        </table:table-row>
        <table:table-row table:style-name="ro2">
          <table:table-cell office:value-type="float" office:value="461" calcext:value-type="float">
            <text:p>46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63]=&quot;Long&quot; ; [.L463]-[Overview.$C$4]/[.K463]  ;  IF([.G463]=&quot;Short&quot;; [.L463]+[Overview.$C$4]/[.K463]; &quot;&quot;) ); &quot;&quot;)">
            <text:p/>
          </table:table-cell>
          <table:table-cell table:formula="of:=IFERROR(ABS([.M463]-[.L463])*[.K463]; &quot;&quot;)">
            <text:p/>
          </table:table-cell>
          <table:table-cell table:style-name="ce312" table:formula="of:=IFERROR(  IF([.G463]=&quot;Long&quot;;  [.L463]+[Overview.$C$4]/[.K463]  *  [Overview.$C$6]  ;  IF([.G463]=&quot;Short&quot;   ;  [.L463]-[Overview.$C$4]/[.K463]  * [Overview.$C$6]  ; &quot;&quot;  )  )   ; &quot;&quot;)">
            <text:p/>
          </table:table-cell>
          <table:table-cell table:number-columns-repeated="3"/>
          <table:table-cell table:style-name="ce182" table:formula="of:=IFERROR([.T463]/[.N463]; &quot;&quot;)">
            <text:p/>
          </table:table-cell>
          <table:table-cell table:style-name="ce203" table:formula="of:=IFERROR(   IF( AND( [.G463]=&quot;Long&quot;;   [.P463]=[.K463])  ;  [.K463]*([.Q463]-[.L463])  ;    IF(  AND(  [.G463]=&quot;Short&quot;  ;   [.P463]=[.K463]   )   ;   [.K463]*([.L463]-[.Q463])   ;  &quot;&quot;)) ; &quot;&quot;)">
            <text:p/>
          </table:table-cell>
          <table:table-cell table:style-name="ce215" table:formula="of:=IF(ISNUMBER([.T463]); IF([.T463]&gt;=0; &quot;Win&quot;; &quot;Loss&quot;); &quot;&quot;)">
            <text:p/>
          </table:table-cell>
          <table:table-cell table:style-name="ce220" table:formula="of:=IF(ISNUMBER([.T463]); ROUND(([.R463]-[.J463])*60*24); &quot;&quot;)">
            <text:p/>
          </table:table-cell>
          <table:table-cell table:content-validation-name="val8"/>
          <table:table-cell table:number-columns-repeated="2"/>
          <table:table-cell table:style-name="ce239"/>
          <table:table-cell table:style-name="ce243" table:formula="of:=IFERROR(IF(ISBLANK([.Z463]); &quot;&quot;; IF([.$G463]=&quot;Long&quot;; ([.Z463]-[.$L463])*[.$K463]/[.$N463]; ([.$L463]-[.Z463])*[.$K463]/[.$N463])-[.$S463]); &quot;&quot;)">
            <text:p/>
          </table:table-cell>
          <table:table-cell/>
          <table:table-cell table:style-name="ce243" table:formula="of:=IFERROR(IF(ISBLANK([.AB463]); &quot;&quot;; IF([.$G463]=&quot;Long&quot;; ([.AB463]-[.$L463])*[.$K463]/[.$N463]; ([.$L463]-[.AB463])*[.$K463]/[.$N463])-[.$S463]); &quot;&quot;)">
            <text:p/>
          </table:table-cell>
          <table:table-cell/>
          <table:table-cell table:style-name="ce243" table:formula="of:=IFERROR(IF(ISBLANK([.AD463]); &quot;&quot;; IF([.$G463]=&quot;Long&quot;; ([.AD463]-[.$L463])*[.$K463]/[.$N463]; ([.$L463]-[.AD463])*[.$K463]/[.$N463])-[.$S463]); &quot;&quot;)">
            <text:p/>
          </table:table-cell>
          <table:table-cell table:number-columns-repeated="2"/>
          <table:table-cell table:formula="of:=IF(ISBLANK([.B463]); &quot;&quot;; DAY([.B463]))">
            <text:p/>
          </table:table-cell>
          <table:table-cell table:formula="of:=IF(ISBLANK([.B463]); &quot;&quot;; WEEKDAY([.B463]))">
            <text:p/>
          </table:table-cell>
          <table:table-cell table:formula="of:=IF(ISBLANK([.B463]); &quot;&quot;; WEEKNUM([.B463]))">
            <text:p/>
          </table:table-cell>
          <table:table-cell table:formula="of:=IF(ISBLANK([.B463]); &quot;&quot;; MONTH([.B463]))">
            <text:p/>
          </table:table-cell>
          <table:table-cell table:formula="of:=IF(ISBLANK([.L463]); &quot;&quot;; [.K463]*[.L463])">
            <text:p/>
          </table:table-cell>
          <table:table-cell table:formula="of:=IF(ISNUMBER([.AL463]); [.AL463]*0.0035; &quot;&quot;)">
            <text:p/>
          </table:table-cell>
          <table:table-cell table:formula="of:=IF(ISBLANK([.Q463]); &quot;&quot;; [.P463]*[.Q463])">
            <text:p/>
          </table:table-cell>
          <table:table-cell table:formula="of:=IF(ISNUMBER([.AN463]); [.AN463]*0.0035; &quot;&quot;)">
            <text:p/>
          </table:table-cell>
          <table:table-cell table:formula="of:=IF(ISBLANK([.Q463]); &quot;&quot;; SUM([.$S$3:.S463]))">
            <text:p/>
          </table:table-cell>
          <table:table-cell table:formula="of:=IF(ISBLANK([.R463]); &quot;&quot;; SUM([.$T$3:.T463]))">
            <text:p/>
          </table:table-cell>
          <table:table-cell table:formula="of:=IF(OR(ISBLANK([.J463]); ISBLANK([.R463])); &quot;&quot;;ROUND(([.R463]-[.J463])*60*24))">
            <text:p/>
          </table:table-cell>
          <table:table-cell table:number-columns-repeated="20"/>
        </table:table-row>
        <table:table-row table:style-name="ro2">
          <table:table-cell office:value-type="float" office:value="462" calcext:value-type="float">
            <text:p>46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64]=&quot;Long&quot; ; [.L464]-[Overview.$C$4]/[.K464]  ;  IF([.G464]=&quot;Short&quot;; [.L464]+[Overview.$C$4]/[.K464]; &quot;&quot;) ); &quot;&quot;)">
            <text:p/>
          </table:table-cell>
          <table:table-cell table:formula="of:=IFERROR(ABS([.M464]-[.L464])*[.K464]; &quot;&quot;)">
            <text:p/>
          </table:table-cell>
          <table:table-cell table:style-name="ce312" table:formula="of:=IFERROR(  IF([.G464]=&quot;Long&quot;;  [.L464]+[Overview.$C$4]/[.K464]  *  [Overview.$C$6]  ;  IF([.G464]=&quot;Short&quot;   ;  [.L464]-[Overview.$C$4]/[.K464]  * [Overview.$C$6]  ; &quot;&quot;  )  )   ; &quot;&quot;)">
            <text:p/>
          </table:table-cell>
          <table:table-cell table:number-columns-repeated="3"/>
          <table:table-cell table:style-name="ce182" table:formula="of:=IFERROR([.T464]/[.N464]; &quot;&quot;)">
            <text:p/>
          </table:table-cell>
          <table:table-cell table:style-name="ce203" table:formula="of:=IFERROR(   IF( AND( [.G464]=&quot;Long&quot;;   [.P464]=[.K464])  ;  [.K464]*([.Q464]-[.L464])  ;    IF(  AND(  [.G464]=&quot;Short&quot;  ;   [.P464]=[.K464]   )   ;   [.K464]*([.L464]-[.Q464])   ;  &quot;&quot;)) ; &quot;&quot;)">
            <text:p/>
          </table:table-cell>
          <table:table-cell table:style-name="ce215" table:formula="of:=IF(ISNUMBER([.T464]); IF([.T464]&gt;=0; &quot;Win&quot;; &quot;Loss&quot;); &quot;&quot;)">
            <text:p/>
          </table:table-cell>
          <table:table-cell table:style-name="ce220" table:formula="of:=IF(ISNUMBER([.T464]); ROUND(([.R464]-[.J464])*60*24); &quot;&quot;)">
            <text:p/>
          </table:table-cell>
          <table:table-cell table:content-validation-name="val8"/>
          <table:table-cell table:number-columns-repeated="2"/>
          <table:table-cell table:style-name="ce239"/>
          <table:table-cell table:style-name="ce243" table:formula="of:=IFERROR(IF(ISBLANK([.Z464]); &quot;&quot;; IF([.$G464]=&quot;Long&quot;; ([.Z464]-[.$L464])*[.$K464]/[.$N464]; ([.$L464]-[.Z464])*[.$K464]/[.$N464])-[.$S464]); &quot;&quot;)">
            <text:p/>
          </table:table-cell>
          <table:table-cell/>
          <table:table-cell table:style-name="ce243" table:formula="of:=IFERROR(IF(ISBLANK([.AB464]); &quot;&quot;; IF([.$G464]=&quot;Long&quot;; ([.AB464]-[.$L464])*[.$K464]/[.$N464]; ([.$L464]-[.AB464])*[.$K464]/[.$N464])-[.$S464]); &quot;&quot;)">
            <text:p/>
          </table:table-cell>
          <table:table-cell/>
          <table:table-cell table:style-name="ce243" table:formula="of:=IFERROR(IF(ISBLANK([.AD464]); &quot;&quot;; IF([.$G464]=&quot;Long&quot;; ([.AD464]-[.$L464])*[.$K464]/[.$N464]; ([.$L464]-[.AD464])*[.$K464]/[.$N464])-[.$S464]); &quot;&quot;)">
            <text:p/>
          </table:table-cell>
          <table:table-cell table:number-columns-repeated="2"/>
          <table:table-cell table:formula="of:=IF(ISBLANK([.B464]); &quot;&quot;; DAY([.B464]))">
            <text:p/>
          </table:table-cell>
          <table:table-cell table:formula="of:=IF(ISBLANK([.B464]); &quot;&quot;; WEEKDAY([.B464]))">
            <text:p/>
          </table:table-cell>
          <table:table-cell table:formula="of:=IF(ISBLANK([.B464]); &quot;&quot;; WEEKNUM([.B464]))">
            <text:p/>
          </table:table-cell>
          <table:table-cell table:formula="of:=IF(ISBLANK([.B464]); &quot;&quot;; MONTH([.B464]))">
            <text:p/>
          </table:table-cell>
          <table:table-cell table:formula="of:=IF(ISBLANK([.L464]); &quot;&quot;; [.K464]*[.L464])">
            <text:p/>
          </table:table-cell>
          <table:table-cell table:formula="of:=IF(ISNUMBER([.AL464]); [.AL464]*0.0035; &quot;&quot;)">
            <text:p/>
          </table:table-cell>
          <table:table-cell table:formula="of:=IF(ISBLANK([.Q464]); &quot;&quot;; [.P464]*[.Q464])">
            <text:p/>
          </table:table-cell>
          <table:table-cell table:formula="of:=IF(ISNUMBER([.AN464]); [.AN464]*0.0035; &quot;&quot;)">
            <text:p/>
          </table:table-cell>
          <table:table-cell table:formula="of:=IF(ISBLANK([.Q464]); &quot;&quot;; SUM([.$S$3:.S464]))">
            <text:p/>
          </table:table-cell>
          <table:table-cell table:formula="of:=IF(ISBLANK([.R464]); &quot;&quot;; SUM([.$T$3:.T464]))">
            <text:p/>
          </table:table-cell>
          <table:table-cell table:formula="of:=IF(OR(ISBLANK([.J464]); ISBLANK([.R464])); &quot;&quot;;ROUND(([.R464]-[.J464])*60*24))">
            <text:p/>
          </table:table-cell>
          <table:table-cell table:number-columns-repeated="20"/>
        </table:table-row>
        <table:table-row table:style-name="ro2">
          <table:table-cell office:value-type="float" office:value="463" calcext:value-type="float">
            <text:p>46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65]=&quot;Long&quot; ; [.L465]-[Overview.$C$4]/[.K465]  ;  IF([.G465]=&quot;Short&quot;; [.L465]+[Overview.$C$4]/[.K465]; &quot;&quot;) ); &quot;&quot;)">
            <text:p/>
          </table:table-cell>
          <table:table-cell table:formula="of:=IFERROR(ABS([.M465]-[.L465])*[.K465]; &quot;&quot;)">
            <text:p/>
          </table:table-cell>
          <table:table-cell table:style-name="ce312" table:formula="of:=IFERROR(  IF([.G465]=&quot;Long&quot;;  [.L465]+[Overview.$C$4]/[.K465]  *  [Overview.$C$6]  ;  IF([.G465]=&quot;Short&quot;   ;  [.L465]-[Overview.$C$4]/[.K465]  * [Overview.$C$6]  ; &quot;&quot;  )  )   ; &quot;&quot;)">
            <text:p/>
          </table:table-cell>
          <table:table-cell table:number-columns-repeated="3"/>
          <table:table-cell table:style-name="ce182" table:formula="of:=IFERROR([.T465]/[.N465]; &quot;&quot;)">
            <text:p/>
          </table:table-cell>
          <table:table-cell table:style-name="ce203" table:formula="of:=IFERROR(   IF( AND( [.G465]=&quot;Long&quot;;   [.P465]=[.K465])  ;  [.K465]*([.Q465]-[.L465])  ;    IF(  AND(  [.G465]=&quot;Short&quot;  ;   [.P465]=[.K465]   )   ;   [.K465]*([.L465]-[.Q465])   ;  &quot;&quot;)) ; &quot;&quot;)">
            <text:p/>
          </table:table-cell>
          <table:table-cell table:style-name="ce215" table:formula="of:=IF(ISNUMBER([.T465]); IF([.T465]&gt;=0; &quot;Win&quot;; &quot;Loss&quot;); &quot;&quot;)">
            <text:p/>
          </table:table-cell>
          <table:table-cell table:style-name="ce220" table:formula="of:=IF(ISNUMBER([.T465]); ROUND(([.R465]-[.J465])*60*24); &quot;&quot;)">
            <text:p/>
          </table:table-cell>
          <table:table-cell table:content-validation-name="val8"/>
          <table:table-cell table:number-columns-repeated="2"/>
          <table:table-cell table:style-name="ce239"/>
          <table:table-cell table:style-name="ce243" table:formula="of:=IFERROR(IF(ISBLANK([.Z465]); &quot;&quot;; IF([.$G465]=&quot;Long&quot;; ([.Z465]-[.$L465])*[.$K465]/[.$N465]; ([.$L465]-[.Z465])*[.$K465]/[.$N465])-[.$S465]); &quot;&quot;)">
            <text:p/>
          </table:table-cell>
          <table:table-cell/>
          <table:table-cell table:style-name="ce243" table:formula="of:=IFERROR(IF(ISBLANK([.AB465]); &quot;&quot;; IF([.$G465]=&quot;Long&quot;; ([.AB465]-[.$L465])*[.$K465]/[.$N465]; ([.$L465]-[.AB465])*[.$K465]/[.$N465])-[.$S465]); &quot;&quot;)">
            <text:p/>
          </table:table-cell>
          <table:table-cell/>
          <table:table-cell table:style-name="ce243" table:formula="of:=IFERROR(IF(ISBLANK([.AD465]); &quot;&quot;; IF([.$G465]=&quot;Long&quot;; ([.AD465]-[.$L465])*[.$K465]/[.$N465]; ([.$L465]-[.AD465])*[.$K465]/[.$N465])-[.$S465]); &quot;&quot;)">
            <text:p/>
          </table:table-cell>
          <table:table-cell table:number-columns-repeated="2"/>
          <table:table-cell table:formula="of:=IF(ISBLANK([.B465]); &quot;&quot;; DAY([.B465]))">
            <text:p/>
          </table:table-cell>
          <table:table-cell table:formula="of:=IF(ISBLANK([.B465]); &quot;&quot;; WEEKDAY([.B465]))">
            <text:p/>
          </table:table-cell>
          <table:table-cell table:formula="of:=IF(ISBLANK([.B465]); &quot;&quot;; WEEKNUM([.B465]))">
            <text:p/>
          </table:table-cell>
          <table:table-cell table:formula="of:=IF(ISBLANK([.B465]); &quot;&quot;; MONTH([.B465]))">
            <text:p/>
          </table:table-cell>
          <table:table-cell table:formula="of:=IF(ISBLANK([.L465]); &quot;&quot;; [.K465]*[.L465])">
            <text:p/>
          </table:table-cell>
          <table:table-cell table:formula="of:=IF(ISNUMBER([.AL465]); [.AL465]*0.0035; &quot;&quot;)">
            <text:p/>
          </table:table-cell>
          <table:table-cell table:formula="of:=IF(ISBLANK([.Q465]); &quot;&quot;; [.P465]*[.Q465])">
            <text:p/>
          </table:table-cell>
          <table:table-cell table:formula="of:=IF(ISNUMBER([.AN465]); [.AN465]*0.0035; &quot;&quot;)">
            <text:p/>
          </table:table-cell>
          <table:table-cell table:formula="of:=IF(ISBLANK([.Q465]); &quot;&quot;; SUM([.$S$3:.S465]))">
            <text:p/>
          </table:table-cell>
          <table:table-cell table:formula="of:=IF(ISBLANK([.R465]); &quot;&quot;; SUM([.$T$3:.T465]))">
            <text:p/>
          </table:table-cell>
          <table:table-cell table:formula="of:=IF(OR(ISBLANK([.J465]); ISBLANK([.R465])); &quot;&quot;;ROUND(([.R465]-[.J465])*60*24))">
            <text:p/>
          </table:table-cell>
          <table:table-cell table:number-columns-repeated="20"/>
        </table:table-row>
        <table:table-row table:style-name="ro2">
          <table:table-cell office:value-type="float" office:value="464" calcext:value-type="float">
            <text:p>46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66]=&quot;Long&quot; ; [.L466]-[Overview.$C$4]/[.K466]  ;  IF([.G466]=&quot;Short&quot;; [.L466]+[Overview.$C$4]/[.K466]; &quot;&quot;) ); &quot;&quot;)">
            <text:p/>
          </table:table-cell>
          <table:table-cell table:formula="of:=IFERROR(ABS([.M466]-[.L466])*[.K466]; &quot;&quot;)">
            <text:p/>
          </table:table-cell>
          <table:table-cell table:style-name="ce312" table:formula="of:=IFERROR(  IF([.G466]=&quot;Long&quot;;  [.L466]+[Overview.$C$4]/[.K466]  *  [Overview.$C$6]  ;  IF([.G466]=&quot;Short&quot;   ;  [.L466]-[Overview.$C$4]/[.K466]  * [Overview.$C$6]  ; &quot;&quot;  )  )   ; &quot;&quot;)">
            <text:p/>
          </table:table-cell>
          <table:table-cell table:number-columns-repeated="3"/>
          <table:table-cell table:style-name="ce182" table:formula="of:=IFERROR([.T466]/[.N466]; &quot;&quot;)">
            <text:p/>
          </table:table-cell>
          <table:table-cell table:style-name="ce203" table:formula="of:=IFERROR(   IF( AND( [.G466]=&quot;Long&quot;;   [.P466]=[.K466])  ;  [.K466]*([.Q466]-[.L466])  ;    IF(  AND(  [.G466]=&quot;Short&quot;  ;   [.P466]=[.K466]   )   ;   [.K466]*([.L466]-[.Q466])   ;  &quot;&quot;)) ; &quot;&quot;)">
            <text:p/>
          </table:table-cell>
          <table:table-cell table:style-name="ce215" table:formula="of:=IF(ISNUMBER([.T466]); IF([.T466]&gt;=0; &quot;Win&quot;; &quot;Loss&quot;); &quot;&quot;)">
            <text:p/>
          </table:table-cell>
          <table:table-cell table:style-name="ce220" table:formula="of:=IF(ISNUMBER([.T466]); ROUND(([.R466]-[.J466])*60*24); &quot;&quot;)">
            <text:p/>
          </table:table-cell>
          <table:table-cell table:content-validation-name="val8"/>
          <table:table-cell table:number-columns-repeated="2"/>
          <table:table-cell table:style-name="ce239"/>
          <table:table-cell table:style-name="ce243" table:formula="of:=IFERROR(IF(ISBLANK([.Z466]); &quot;&quot;; IF([.$G466]=&quot;Long&quot;; ([.Z466]-[.$L466])*[.$K466]/[.$N466]; ([.$L466]-[.Z466])*[.$K466]/[.$N466])-[.$S466]); &quot;&quot;)">
            <text:p/>
          </table:table-cell>
          <table:table-cell/>
          <table:table-cell table:style-name="ce243" table:formula="of:=IFERROR(IF(ISBLANK([.AB466]); &quot;&quot;; IF([.$G466]=&quot;Long&quot;; ([.AB466]-[.$L466])*[.$K466]/[.$N466]; ([.$L466]-[.AB466])*[.$K466]/[.$N466])-[.$S466]); &quot;&quot;)">
            <text:p/>
          </table:table-cell>
          <table:table-cell/>
          <table:table-cell table:style-name="ce243" table:formula="of:=IFERROR(IF(ISBLANK([.AD466]); &quot;&quot;; IF([.$G466]=&quot;Long&quot;; ([.AD466]-[.$L466])*[.$K466]/[.$N466]; ([.$L466]-[.AD466])*[.$K466]/[.$N466])-[.$S466]); &quot;&quot;)">
            <text:p/>
          </table:table-cell>
          <table:table-cell table:number-columns-repeated="2"/>
          <table:table-cell table:formula="of:=IF(ISBLANK([.B466]); &quot;&quot;; DAY([.B466]))">
            <text:p/>
          </table:table-cell>
          <table:table-cell table:formula="of:=IF(ISBLANK([.B466]); &quot;&quot;; WEEKDAY([.B466]))">
            <text:p/>
          </table:table-cell>
          <table:table-cell table:formula="of:=IF(ISBLANK([.B466]); &quot;&quot;; WEEKNUM([.B466]))">
            <text:p/>
          </table:table-cell>
          <table:table-cell table:formula="of:=IF(ISBLANK([.B466]); &quot;&quot;; MONTH([.B466]))">
            <text:p/>
          </table:table-cell>
          <table:table-cell table:formula="of:=IF(ISBLANK([.L466]); &quot;&quot;; [.K466]*[.L466])">
            <text:p/>
          </table:table-cell>
          <table:table-cell table:formula="of:=IF(ISNUMBER([.AL466]); [.AL466]*0.0035; &quot;&quot;)">
            <text:p/>
          </table:table-cell>
          <table:table-cell table:formula="of:=IF(ISBLANK([.Q466]); &quot;&quot;; [.P466]*[.Q466])">
            <text:p/>
          </table:table-cell>
          <table:table-cell table:formula="of:=IF(ISNUMBER([.AN466]); [.AN466]*0.0035; &quot;&quot;)">
            <text:p/>
          </table:table-cell>
          <table:table-cell table:formula="of:=IF(ISBLANK([.Q466]); &quot;&quot;; SUM([.$S$3:.S466]))">
            <text:p/>
          </table:table-cell>
          <table:table-cell table:formula="of:=IF(ISBLANK([.R466]); &quot;&quot;; SUM([.$T$3:.T466]))">
            <text:p/>
          </table:table-cell>
          <table:table-cell table:formula="of:=IF(OR(ISBLANK([.J466]); ISBLANK([.R466])); &quot;&quot;;ROUND(([.R466]-[.J466])*60*24))">
            <text:p/>
          </table:table-cell>
          <table:table-cell table:number-columns-repeated="20"/>
        </table:table-row>
        <table:table-row table:style-name="ro2">
          <table:table-cell office:value-type="float" office:value="465" calcext:value-type="float">
            <text:p>46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67]=&quot;Long&quot; ; [.L467]-[Overview.$C$4]/[.K467]  ;  IF([.G467]=&quot;Short&quot;; [.L467]+[Overview.$C$4]/[.K467]; &quot;&quot;) ); &quot;&quot;)">
            <text:p/>
          </table:table-cell>
          <table:table-cell table:formula="of:=IFERROR(ABS([.M467]-[.L467])*[.K467]; &quot;&quot;)">
            <text:p/>
          </table:table-cell>
          <table:table-cell table:style-name="ce312" table:formula="of:=IFERROR(  IF([.G467]=&quot;Long&quot;;  [.L467]+[Overview.$C$4]/[.K467]  *  [Overview.$C$6]  ;  IF([.G467]=&quot;Short&quot;   ;  [.L467]-[Overview.$C$4]/[.K467]  * [Overview.$C$6]  ; &quot;&quot;  )  )   ; &quot;&quot;)">
            <text:p/>
          </table:table-cell>
          <table:table-cell table:number-columns-repeated="3"/>
          <table:table-cell table:style-name="ce182" table:formula="of:=IFERROR([.T467]/[.N467]; &quot;&quot;)">
            <text:p/>
          </table:table-cell>
          <table:table-cell table:style-name="ce203" table:formula="of:=IFERROR(   IF( AND( [.G467]=&quot;Long&quot;;   [.P467]=[.K467])  ;  [.K467]*([.Q467]-[.L467])  ;    IF(  AND(  [.G467]=&quot;Short&quot;  ;   [.P467]=[.K467]   )   ;   [.K467]*([.L467]-[.Q467])   ;  &quot;&quot;)) ; &quot;&quot;)">
            <text:p/>
          </table:table-cell>
          <table:table-cell table:style-name="ce215" table:formula="of:=IF(ISNUMBER([.T467]); IF([.T467]&gt;=0; &quot;Win&quot;; &quot;Loss&quot;); &quot;&quot;)">
            <text:p/>
          </table:table-cell>
          <table:table-cell table:style-name="ce220" table:formula="of:=IF(ISNUMBER([.T467]); ROUND(([.R467]-[.J467])*60*24); &quot;&quot;)">
            <text:p/>
          </table:table-cell>
          <table:table-cell table:content-validation-name="val8"/>
          <table:table-cell table:number-columns-repeated="2"/>
          <table:table-cell table:style-name="ce239"/>
          <table:table-cell table:style-name="ce243" table:formula="of:=IFERROR(IF(ISBLANK([.Z467]); &quot;&quot;; IF([.$G467]=&quot;Long&quot;; ([.Z467]-[.$L467])*[.$K467]/[.$N467]; ([.$L467]-[.Z467])*[.$K467]/[.$N467])-[.$S467]); &quot;&quot;)">
            <text:p/>
          </table:table-cell>
          <table:table-cell/>
          <table:table-cell table:style-name="ce243" table:formula="of:=IFERROR(IF(ISBLANK([.AB467]); &quot;&quot;; IF([.$G467]=&quot;Long&quot;; ([.AB467]-[.$L467])*[.$K467]/[.$N467]; ([.$L467]-[.AB467])*[.$K467]/[.$N467])-[.$S467]); &quot;&quot;)">
            <text:p/>
          </table:table-cell>
          <table:table-cell/>
          <table:table-cell table:style-name="ce243" table:formula="of:=IFERROR(IF(ISBLANK([.AD467]); &quot;&quot;; IF([.$G467]=&quot;Long&quot;; ([.AD467]-[.$L467])*[.$K467]/[.$N467]; ([.$L467]-[.AD467])*[.$K467]/[.$N467])-[.$S467]); &quot;&quot;)">
            <text:p/>
          </table:table-cell>
          <table:table-cell table:number-columns-repeated="2"/>
          <table:table-cell table:formula="of:=IF(ISBLANK([.B467]); &quot;&quot;; DAY([.B467]))">
            <text:p/>
          </table:table-cell>
          <table:table-cell table:formula="of:=IF(ISBLANK([.B467]); &quot;&quot;; WEEKDAY([.B467]))">
            <text:p/>
          </table:table-cell>
          <table:table-cell table:formula="of:=IF(ISBLANK([.B467]); &quot;&quot;; WEEKNUM([.B467]))">
            <text:p/>
          </table:table-cell>
          <table:table-cell table:formula="of:=IF(ISBLANK([.B467]); &quot;&quot;; MONTH([.B467]))">
            <text:p/>
          </table:table-cell>
          <table:table-cell table:formula="of:=IF(ISBLANK([.L467]); &quot;&quot;; [.K467]*[.L467])">
            <text:p/>
          </table:table-cell>
          <table:table-cell table:formula="of:=IF(ISNUMBER([.AL467]); [.AL467]*0.0035; &quot;&quot;)">
            <text:p/>
          </table:table-cell>
          <table:table-cell table:formula="of:=IF(ISBLANK([.Q467]); &quot;&quot;; [.P467]*[.Q467])">
            <text:p/>
          </table:table-cell>
          <table:table-cell table:formula="of:=IF(ISNUMBER([.AN467]); [.AN467]*0.0035; &quot;&quot;)">
            <text:p/>
          </table:table-cell>
          <table:table-cell table:formula="of:=IF(ISBLANK([.Q467]); &quot;&quot;; SUM([.$S$3:.S467]))">
            <text:p/>
          </table:table-cell>
          <table:table-cell table:formula="of:=IF(ISBLANK([.R467]); &quot;&quot;; SUM([.$T$3:.T467]))">
            <text:p/>
          </table:table-cell>
          <table:table-cell table:formula="of:=IF(OR(ISBLANK([.J467]); ISBLANK([.R467])); &quot;&quot;;ROUND(([.R467]-[.J467])*60*24))">
            <text:p/>
          </table:table-cell>
          <table:table-cell table:number-columns-repeated="20"/>
        </table:table-row>
        <table:table-row table:style-name="ro2">
          <table:table-cell office:value-type="float" office:value="466" calcext:value-type="float">
            <text:p>46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68]=&quot;Long&quot; ; [.L468]-[Overview.$C$4]/[.K468]  ;  IF([.G468]=&quot;Short&quot;; [.L468]+[Overview.$C$4]/[.K468]; &quot;&quot;) ); &quot;&quot;)">
            <text:p/>
          </table:table-cell>
          <table:table-cell table:formula="of:=IFERROR(ABS([.M468]-[.L468])*[.K468]; &quot;&quot;)">
            <text:p/>
          </table:table-cell>
          <table:table-cell table:style-name="ce312" table:formula="of:=IFERROR(  IF([.G468]=&quot;Long&quot;;  [.L468]+[Overview.$C$4]/[.K468]  *  [Overview.$C$6]  ;  IF([.G468]=&quot;Short&quot;   ;  [.L468]-[Overview.$C$4]/[.K468]  * [Overview.$C$6]  ; &quot;&quot;  )  )   ; &quot;&quot;)">
            <text:p/>
          </table:table-cell>
          <table:table-cell table:number-columns-repeated="3"/>
          <table:table-cell table:style-name="ce182" table:formula="of:=IFERROR([.T468]/[.N468]; &quot;&quot;)">
            <text:p/>
          </table:table-cell>
          <table:table-cell table:style-name="ce203" table:formula="of:=IFERROR(   IF( AND( [.G468]=&quot;Long&quot;;   [.P468]=[.K468])  ;  [.K468]*([.Q468]-[.L468])  ;    IF(  AND(  [.G468]=&quot;Short&quot;  ;   [.P468]=[.K468]   )   ;   [.K468]*([.L468]-[.Q468])   ;  &quot;&quot;)) ; &quot;&quot;)">
            <text:p/>
          </table:table-cell>
          <table:table-cell table:style-name="ce215" table:formula="of:=IF(ISNUMBER([.T468]); IF([.T468]&gt;=0; &quot;Win&quot;; &quot;Loss&quot;); &quot;&quot;)">
            <text:p/>
          </table:table-cell>
          <table:table-cell table:style-name="ce220" table:formula="of:=IF(ISNUMBER([.T468]); ROUND(([.R468]-[.J468])*60*24); &quot;&quot;)">
            <text:p/>
          </table:table-cell>
          <table:table-cell table:content-validation-name="val8"/>
          <table:table-cell table:number-columns-repeated="2"/>
          <table:table-cell table:style-name="ce239"/>
          <table:table-cell table:style-name="ce243" table:formula="of:=IFERROR(IF(ISBLANK([.Z468]); &quot;&quot;; IF([.$G468]=&quot;Long&quot;; ([.Z468]-[.$L468])*[.$K468]/[.$N468]; ([.$L468]-[.Z468])*[.$K468]/[.$N468])-[.$S468]); &quot;&quot;)">
            <text:p/>
          </table:table-cell>
          <table:table-cell/>
          <table:table-cell table:style-name="ce243" table:formula="of:=IFERROR(IF(ISBLANK([.AB468]); &quot;&quot;; IF([.$G468]=&quot;Long&quot;; ([.AB468]-[.$L468])*[.$K468]/[.$N468]; ([.$L468]-[.AB468])*[.$K468]/[.$N468])-[.$S468]); &quot;&quot;)">
            <text:p/>
          </table:table-cell>
          <table:table-cell/>
          <table:table-cell table:style-name="ce243" table:formula="of:=IFERROR(IF(ISBLANK([.AD468]); &quot;&quot;; IF([.$G468]=&quot;Long&quot;; ([.AD468]-[.$L468])*[.$K468]/[.$N468]; ([.$L468]-[.AD468])*[.$K468]/[.$N468])-[.$S468]); &quot;&quot;)">
            <text:p/>
          </table:table-cell>
          <table:table-cell table:number-columns-repeated="2"/>
          <table:table-cell table:formula="of:=IF(ISBLANK([.B468]); &quot;&quot;; DAY([.B468]))">
            <text:p/>
          </table:table-cell>
          <table:table-cell table:formula="of:=IF(ISBLANK([.B468]); &quot;&quot;; WEEKDAY([.B468]))">
            <text:p/>
          </table:table-cell>
          <table:table-cell table:formula="of:=IF(ISBLANK([.B468]); &quot;&quot;; WEEKNUM([.B468]))">
            <text:p/>
          </table:table-cell>
          <table:table-cell table:formula="of:=IF(ISBLANK([.B468]); &quot;&quot;; MONTH([.B468]))">
            <text:p/>
          </table:table-cell>
          <table:table-cell table:formula="of:=IF(ISBLANK([.L468]); &quot;&quot;; [.K468]*[.L468])">
            <text:p/>
          </table:table-cell>
          <table:table-cell table:formula="of:=IF(ISNUMBER([.AL468]); [.AL468]*0.0035; &quot;&quot;)">
            <text:p/>
          </table:table-cell>
          <table:table-cell table:formula="of:=IF(ISBLANK([.Q468]); &quot;&quot;; [.P468]*[.Q468])">
            <text:p/>
          </table:table-cell>
          <table:table-cell table:formula="of:=IF(ISNUMBER([.AN468]); [.AN468]*0.0035; &quot;&quot;)">
            <text:p/>
          </table:table-cell>
          <table:table-cell table:formula="of:=IF(ISBLANK([.Q468]); &quot;&quot;; SUM([.$S$3:.S468]))">
            <text:p/>
          </table:table-cell>
          <table:table-cell table:formula="of:=IF(ISBLANK([.R468]); &quot;&quot;; SUM([.$T$3:.T468]))">
            <text:p/>
          </table:table-cell>
          <table:table-cell table:formula="of:=IF(OR(ISBLANK([.J468]); ISBLANK([.R468])); &quot;&quot;;ROUND(([.R468]-[.J468])*60*24))">
            <text:p/>
          </table:table-cell>
          <table:table-cell table:number-columns-repeated="20"/>
        </table:table-row>
        <table:table-row table:style-name="ro2">
          <table:table-cell office:value-type="float" office:value="467" calcext:value-type="float">
            <text:p>46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69]=&quot;Long&quot; ; [.L469]-[Overview.$C$4]/[.K469]  ;  IF([.G469]=&quot;Short&quot;; [.L469]+[Overview.$C$4]/[.K469]; &quot;&quot;) ); &quot;&quot;)">
            <text:p/>
          </table:table-cell>
          <table:table-cell table:formula="of:=IFERROR(ABS([.M469]-[.L469])*[.K469]; &quot;&quot;)">
            <text:p/>
          </table:table-cell>
          <table:table-cell table:style-name="ce312" table:formula="of:=IFERROR(  IF([.G469]=&quot;Long&quot;;  [.L469]+[Overview.$C$4]/[.K469]  *  [Overview.$C$6]  ;  IF([.G469]=&quot;Short&quot;   ;  [.L469]-[Overview.$C$4]/[.K469]  * [Overview.$C$6]  ; &quot;&quot;  )  )   ; &quot;&quot;)">
            <text:p/>
          </table:table-cell>
          <table:table-cell table:number-columns-repeated="3"/>
          <table:table-cell table:style-name="ce182" table:formula="of:=IFERROR([.T469]/[.N469]; &quot;&quot;)">
            <text:p/>
          </table:table-cell>
          <table:table-cell table:style-name="ce203" table:formula="of:=IFERROR(   IF( AND( [.G469]=&quot;Long&quot;;   [.P469]=[.K469])  ;  [.K469]*([.Q469]-[.L469])  ;    IF(  AND(  [.G469]=&quot;Short&quot;  ;   [.P469]=[.K469]   )   ;   [.K469]*([.L469]-[.Q469])   ;  &quot;&quot;)) ; &quot;&quot;)">
            <text:p/>
          </table:table-cell>
          <table:table-cell table:style-name="ce215" table:formula="of:=IF(ISNUMBER([.T469]); IF([.T469]&gt;=0; &quot;Win&quot;; &quot;Loss&quot;); &quot;&quot;)">
            <text:p/>
          </table:table-cell>
          <table:table-cell table:style-name="ce220" table:formula="of:=IF(ISNUMBER([.T469]); ROUND(([.R469]-[.J469])*60*24); &quot;&quot;)">
            <text:p/>
          </table:table-cell>
          <table:table-cell table:content-validation-name="val8"/>
          <table:table-cell table:number-columns-repeated="2"/>
          <table:table-cell table:style-name="ce239"/>
          <table:table-cell table:style-name="ce243" table:formula="of:=IFERROR(IF(ISBLANK([.Z469]); &quot;&quot;; IF([.$G469]=&quot;Long&quot;; ([.Z469]-[.$L469])*[.$K469]/[.$N469]; ([.$L469]-[.Z469])*[.$K469]/[.$N469])-[.$S469]); &quot;&quot;)">
            <text:p/>
          </table:table-cell>
          <table:table-cell/>
          <table:table-cell table:style-name="ce243" table:formula="of:=IFERROR(IF(ISBLANK([.AB469]); &quot;&quot;; IF([.$G469]=&quot;Long&quot;; ([.AB469]-[.$L469])*[.$K469]/[.$N469]; ([.$L469]-[.AB469])*[.$K469]/[.$N469])-[.$S469]); &quot;&quot;)">
            <text:p/>
          </table:table-cell>
          <table:table-cell/>
          <table:table-cell table:style-name="ce243" table:formula="of:=IFERROR(IF(ISBLANK([.AD469]); &quot;&quot;; IF([.$G469]=&quot;Long&quot;; ([.AD469]-[.$L469])*[.$K469]/[.$N469]; ([.$L469]-[.AD469])*[.$K469]/[.$N469])-[.$S469]); &quot;&quot;)">
            <text:p/>
          </table:table-cell>
          <table:table-cell table:number-columns-repeated="2"/>
          <table:table-cell table:formula="of:=IF(ISBLANK([.B469]); &quot;&quot;; DAY([.B469]))">
            <text:p/>
          </table:table-cell>
          <table:table-cell table:formula="of:=IF(ISBLANK([.B469]); &quot;&quot;; WEEKDAY([.B469]))">
            <text:p/>
          </table:table-cell>
          <table:table-cell table:formula="of:=IF(ISBLANK([.B469]); &quot;&quot;; WEEKNUM([.B469]))">
            <text:p/>
          </table:table-cell>
          <table:table-cell table:formula="of:=IF(ISBLANK([.B469]); &quot;&quot;; MONTH([.B469]))">
            <text:p/>
          </table:table-cell>
          <table:table-cell table:formula="of:=IF(ISBLANK([.L469]); &quot;&quot;; [.K469]*[.L469])">
            <text:p/>
          </table:table-cell>
          <table:table-cell table:formula="of:=IF(ISNUMBER([.AL469]); [.AL469]*0.0035; &quot;&quot;)">
            <text:p/>
          </table:table-cell>
          <table:table-cell table:formula="of:=IF(ISBLANK([.Q469]); &quot;&quot;; [.P469]*[.Q469])">
            <text:p/>
          </table:table-cell>
          <table:table-cell table:formula="of:=IF(ISNUMBER([.AN469]); [.AN469]*0.0035; &quot;&quot;)">
            <text:p/>
          </table:table-cell>
          <table:table-cell table:formula="of:=IF(ISBLANK([.Q469]); &quot;&quot;; SUM([.$S$3:.S469]))">
            <text:p/>
          </table:table-cell>
          <table:table-cell table:formula="of:=IF(ISBLANK([.R469]); &quot;&quot;; SUM([.$T$3:.T469]))">
            <text:p/>
          </table:table-cell>
          <table:table-cell table:formula="of:=IF(OR(ISBLANK([.J469]); ISBLANK([.R469])); &quot;&quot;;ROUND(([.R469]-[.J469])*60*24))">
            <text:p/>
          </table:table-cell>
          <table:table-cell table:number-columns-repeated="20"/>
        </table:table-row>
        <table:table-row table:style-name="ro2">
          <table:table-cell office:value-type="float" office:value="468" calcext:value-type="float">
            <text:p>46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70]=&quot;Long&quot; ; [.L470]-[Overview.$C$4]/[.K470]  ;  IF([.G470]=&quot;Short&quot;; [.L470]+[Overview.$C$4]/[.K470]; &quot;&quot;) ); &quot;&quot;)">
            <text:p/>
          </table:table-cell>
          <table:table-cell table:formula="of:=IFERROR(ABS([.M470]-[.L470])*[.K470]; &quot;&quot;)">
            <text:p/>
          </table:table-cell>
          <table:table-cell table:style-name="ce312" table:formula="of:=IFERROR(  IF([.G470]=&quot;Long&quot;;  [.L470]+[Overview.$C$4]/[.K470]  *  [Overview.$C$6]  ;  IF([.G470]=&quot;Short&quot;   ;  [.L470]-[Overview.$C$4]/[.K470]  * [Overview.$C$6]  ; &quot;&quot;  )  )   ; &quot;&quot;)">
            <text:p/>
          </table:table-cell>
          <table:table-cell table:number-columns-repeated="3"/>
          <table:table-cell table:style-name="ce182" table:formula="of:=IFERROR([.T470]/[.N470]; &quot;&quot;)">
            <text:p/>
          </table:table-cell>
          <table:table-cell table:style-name="ce203" table:formula="of:=IFERROR(   IF( AND( [.G470]=&quot;Long&quot;;   [.P470]=[.K470])  ;  [.K470]*([.Q470]-[.L470])  ;    IF(  AND(  [.G470]=&quot;Short&quot;  ;   [.P470]=[.K470]   )   ;   [.K470]*([.L470]-[.Q470])   ;  &quot;&quot;)) ; &quot;&quot;)">
            <text:p/>
          </table:table-cell>
          <table:table-cell table:style-name="ce215" table:formula="of:=IF(ISNUMBER([.T470]); IF([.T470]&gt;=0; &quot;Win&quot;; &quot;Loss&quot;); &quot;&quot;)">
            <text:p/>
          </table:table-cell>
          <table:table-cell table:style-name="ce220" table:formula="of:=IF(ISNUMBER([.T470]); ROUND(([.R470]-[.J470])*60*24); &quot;&quot;)">
            <text:p/>
          </table:table-cell>
          <table:table-cell table:content-validation-name="val8"/>
          <table:table-cell table:number-columns-repeated="2"/>
          <table:table-cell table:style-name="ce239"/>
          <table:table-cell table:style-name="ce243" table:formula="of:=IFERROR(IF(ISBLANK([.Z470]); &quot;&quot;; IF([.$G470]=&quot;Long&quot;; ([.Z470]-[.$L470])*[.$K470]/[.$N470]; ([.$L470]-[.Z470])*[.$K470]/[.$N470])-[.$S470]); &quot;&quot;)">
            <text:p/>
          </table:table-cell>
          <table:table-cell/>
          <table:table-cell table:style-name="ce243" table:formula="of:=IFERROR(IF(ISBLANK([.AB470]); &quot;&quot;; IF([.$G470]=&quot;Long&quot;; ([.AB470]-[.$L470])*[.$K470]/[.$N470]; ([.$L470]-[.AB470])*[.$K470]/[.$N470])-[.$S470]); &quot;&quot;)">
            <text:p/>
          </table:table-cell>
          <table:table-cell/>
          <table:table-cell table:style-name="ce243" table:formula="of:=IFERROR(IF(ISBLANK([.AD470]); &quot;&quot;; IF([.$G470]=&quot;Long&quot;; ([.AD470]-[.$L470])*[.$K470]/[.$N470]; ([.$L470]-[.AD470])*[.$K470]/[.$N470])-[.$S470]); &quot;&quot;)">
            <text:p/>
          </table:table-cell>
          <table:table-cell table:number-columns-repeated="2"/>
          <table:table-cell table:formula="of:=IF(ISBLANK([.B470]); &quot;&quot;; DAY([.B470]))">
            <text:p/>
          </table:table-cell>
          <table:table-cell table:formula="of:=IF(ISBLANK([.B470]); &quot;&quot;; WEEKDAY([.B470]))">
            <text:p/>
          </table:table-cell>
          <table:table-cell table:formula="of:=IF(ISBLANK([.B470]); &quot;&quot;; WEEKNUM([.B470]))">
            <text:p/>
          </table:table-cell>
          <table:table-cell table:formula="of:=IF(ISBLANK([.B470]); &quot;&quot;; MONTH([.B470]))">
            <text:p/>
          </table:table-cell>
          <table:table-cell table:formula="of:=IF(ISBLANK([.L470]); &quot;&quot;; [.K470]*[.L470])">
            <text:p/>
          </table:table-cell>
          <table:table-cell table:formula="of:=IF(ISNUMBER([.AL470]); [.AL470]*0.0035; &quot;&quot;)">
            <text:p/>
          </table:table-cell>
          <table:table-cell table:formula="of:=IF(ISBLANK([.Q470]); &quot;&quot;; [.P470]*[.Q470])">
            <text:p/>
          </table:table-cell>
          <table:table-cell table:formula="of:=IF(ISNUMBER([.AN470]); [.AN470]*0.0035; &quot;&quot;)">
            <text:p/>
          </table:table-cell>
          <table:table-cell table:formula="of:=IF(ISBLANK([.Q470]); &quot;&quot;; SUM([.$S$3:.S470]))">
            <text:p/>
          </table:table-cell>
          <table:table-cell table:formula="of:=IF(ISBLANK([.R470]); &quot;&quot;; SUM([.$T$3:.T470]))">
            <text:p/>
          </table:table-cell>
          <table:table-cell table:formula="of:=IF(OR(ISBLANK([.J470]); ISBLANK([.R470])); &quot;&quot;;ROUND(([.R470]-[.J470])*60*24))">
            <text:p/>
          </table:table-cell>
          <table:table-cell table:number-columns-repeated="20"/>
        </table:table-row>
        <table:table-row table:style-name="ro2">
          <table:table-cell office:value-type="float" office:value="469" calcext:value-type="float">
            <text:p>46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71]=&quot;Long&quot; ; [.L471]-[Overview.$C$4]/[.K471]  ;  IF([.G471]=&quot;Short&quot;; [.L471]+[Overview.$C$4]/[.K471]; &quot;&quot;) ); &quot;&quot;)">
            <text:p/>
          </table:table-cell>
          <table:table-cell table:formula="of:=IFERROR(ABS([.M471]-[.L471])*[.K471]; &quot;&quot;)">
            <text:p/>
          </table:table-cell>
          <table:table-cell table:style-name="ce312" table:formula="of:=IFERROR(  IF([.G471]=&quot;Long&quot;;  [.L471]+[Overview.$C$4]/[.K471]  *  [Overview.$C$6]  ;  IF([.G471]=&quot;Short&quot;   ;  [.L471]-[Overview.$C$4]/[.K471]  * [Overview.$C$6]  ; &quot;&quot;  )  )   ; &quot;&quot;)">
            <text:p/>
          </table:table-cell>
          <table:table-cell table:number-columns-repeated="3"/>
          <table:table-cell table:style-name="ce182" table:formula="of:=IFERROR([.T471]/[.N471]; &quot;&quot;)">
            <text:p/>
          </table:table-cell>
          <table:table-cell table:style-name="ce203" table:formula="of:=IFERROR(   IF( AND( [.G471]=&quot;Long&quot;;   [.P471]=[.K471])  ;  [.K471]*([.Q471]-[.L471])  ;    IF(  AND(  [.G471]=&quot;Short&quot;  ;   [.P471]=[.K471]   )   ;   [.K471]*([.L471]-[.Q471])   ;  &quot;&quot;)) ; &quot;&quot;)">
            <text:p/>
          </table:table-cell>
          <table:table-cell table:style-name="ce215" table:formula="of:=IF(ISNUMBER([.T471]); IF([.T471]&gt;=0; &quot;Win&quot;; &quot;Loss&quot;); &quot;&quot;)">
            <text:p/>
          </table:table-cell>
          <table:table-cell table:style-name="ce220" table:formula="of:=IF(ISNUMBER([.T471]); ROUND(([.R471]-[.J471])*60*24); &quot;&quot;)">
            <text:p/>
          </table:table-cell>
          <table:table-cell table:content-validation-name="val8"/>
          <table:table-cell table:number-columns-repeated="2"/>
          <table:table-cell table:style-name="ce239"/>
          <table:table-cell table:style-name="ce243" table:formula="of:=IFERROR(IF(ISBLANK([.Z471]); &quot;&quot;; IF([.$G471]=&quot;Long&quot;; ([.Z471]-[.$L471])*[.$K471]/[.$N471]; ([.$L471]-[.Z471])*[.$K471]/[.$N471])-[.$S471]); &quot;&quot;)">
            <text:p/>
          </table:table-cell>
          <table:table-cell/>
          <table:table-cell table:style-name="ce243" table:formula="of:=IFERROR(IF(ISBLANK([.AB471]); &quot;&quot;; IF([.$G471]=&quot;Long&quot;; ([.AB471]-[.$L471])*[.$K471]/[.$N471]; ([.$L471]-[.AB471])*[.$K471]/[.$N471])-[.$S471]); &quot;&quot;)">
            <text:p/>
          </table:table-cell>
          <table:table-cell/>
          <table:table-cell table:style-name="ce243" table:formula="of:=IFERROR(IF(ISBLANK([.AD471]); &quot;&quot;; IF([.$G471]=&quot;Long&quot;; ([.AD471]-[.$L471])*[.$K471]/[.$N471]; ([.$L471]-[.AD471])*[.$K471]/[.$N471])-[.$S471]); &quot;&quot;)">
            <text:p/>
          </table:table-cell>
          <table:table-cell table:number-columns-repeated="2"/>
          <table:table-cell table:formula="of:=IF(ISBLANK([.B471]); &quot;&quot;; DAY([.B471]))">
            <text:p/>
          </table:table-cell>
          <table:table-cell table:formula="of:=IF(ISBLANK([.B471]); &quot;&quot;; WEEKDAY([.B471]))">
            <text:p/>
          </table:table-cell>
          <table:table-cell table:formula="of:=IF(ISBLANK([.B471]); &quot;&quot;; WEEKNUM([.B471]))">
            <text:p/>
          </table:table-cell>
          <table:table-cell table:formula="of:=IF(ISBLANK([.B471]); &quot;&quot;; MONTH([.B471]))">
            <text:p/>
          </table:table-cell>
          <table:table-cell table:formula="of:=IF(ISBLANK([.L471]); &quot;&quot;; [.K471]*[.L471])">
            <text:p/>
          </table:table-cell>
          <table:table-cell table:formula="of:=IF(ISNUMBER([.AL471]); [.AL471]*0.0035; &quot;&quot;)">
            <text:p/>
          </table:table-cell>
          <table:table-cell table:formula="of:=IF(ISBLANK([.Q471]); &quot;&quot;; [.P471]*[.Q471])">
            <text:p/>
          </table:table-cell>
          <table:table-cell table:formula="of:=IF(ISNUMBER([.AN471]); [.AN471]*0.0035; &quot;&quot;)">
            <text:p/>
          </table:table-cell>
          <table:table-cell table:formula="of:=IF(ISBLANK([.Q471]); &quot;&quot;; SUM([.$S$3:.S471]))">
            <text:p/>
          </table:table-cell>
          <table:table-cell table:formula="of:=IF(ISBLANK([.R471]); &quot;&quot;; SUM([.$T$3:.T471]))">
            <text:p/>
          </table:table-cell>
          <table:table-cell table:formula="of:=IF(OR(ISBLANK([.J471]); ISBLANK([.R471])); &quot;&quot;;ROUND(([.R471]-[.J471])*60*24))">
            <text:p/>
          </table:table-cell>
          <table:table-cell table:number-columns-repeated="20"/>
        </table:table-row>
        <table:table-row table:style-name="ro2">
          <table:table-cell office:value-type="float" office:value="470" calcext:value-type="float">
            <text:p>47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72]=&quot;Long&quot; ; [.L472]-[Overview.$C$4]/[.K472]  ;  IF([.G472]=&quot;Short&quot;; [.L472]+[Overview.$C$4]/[.K472]; &quot;&quot;) ); &quot;&quot;)">
            <text:p/>
          </table:table-cell>
          <table:table-cell table:formula="of:=IFERROR(ABS([.M472]-[.L472])*[.K472]; &quot;&quot;)">
            <text:p/>
          </table:table-cell>
          <table:table-cell table:style-name="ce312" table:formula="of:=IFERROR(  IF([.G472]=&quot;Long&quot;;  [.L472]+[Overview.$C$4]/[.K472]  *  [Overview.$C$6]  ;  IF([.G472]=&quot;Short&quot;   ;  [.L472]-[Overview.$C$4]/[.K472]  * [Overview.$C$6]  ; &quot;&quot;  )  )   ; &quot;&quot;)">
            <text:p/>
          </table:table-cell>
          <table:table-cell table:number-columns-repeated="3"/>
          <table:table-cell table:style-name="ce182" table:formula="of:=IFERROR([.T472]/[.N472]; &quot;&quot;)">
            <text:p/>
          </table:table-cell>
          <table:table-cell table:style-name="ce203" table:formula="of:=IFERROR(   IF( AND( [.G472]=&quot;Long&quot;;   [.P472]=[.K472])  ;  [.K472]*([.Q472]-[.L472])  ;    IF(  AND(  [.G472]=&quot;Short&quot;  ;   [.P472]=[.K472]   )   ;   [.K472]*([.L472]-[.Q472])   ;  &quot;&quot;)) ; &quot;&quot;)">
            <text:p/>
          </table:table-cell>
          <table:table-cell table:style-name="ce215" table:formula="of:=IF(ISNUMBER([.T472]); IF([.T472]&gt;=0; &quot;Win&quot;; &quot;Loss&quot;); &quot;&quot;)">
            <text:p/>
          </table:table-cell>
          <table:table-cell table:style-name="ce220" table:formula="of:=IF(ISNUMBER([.T472]); ROUND(([.R472]-[.J472])*60*24); &quot;&quot;)">
            <text:p/>
          </table:table-cell>
          <table:table-cell table:content-validation-name="val8"/>
          <table:table-cell table:number-columns-repeated="2"/>
          <table:table-cell table:style-name="ce239"/>
          <table:table-cell table:style-name="ce243" table:formula="of:=IFERROR(IF(ISBLANK([.Z472]); &quot;&quot;; IF([.$G472]=&quot;Long&quot;; ([.Z472]-[.$L472])*[.$K472]/[.$N472]; ([.$L472]-[.Z472])*[.$K472]/[.$N472])-[.$S472]); &quot;&quot;)">
            <text:p/>
          </table:table-cell>
          <table:table-cell/>
          <table:table-cell table:style-name="ce243" table:formula="of:=IFERROR(IF(ISBLANK([.AB472]); &quot;&quot;; IF([.$G472]=&quot;Long&quot;; ([.AB472]-[.$L472])*[.$K472]/[.$N472]; ([.$L472]-[.AB472])*[.$K472]/[.$N472])-[.$S472]); &quot;&quot;)">
            <text:p/>
          </table:table-cell>
          <table:table-cell/>
          <table:table-cell table:style-name="ce243" table:formula="of:=IFERROR(IF(ISBLANK([.AD472]); &quot;&quot;; IF([.$G472]=&quot;Long&quot;; ([.AD472]-[.$L472])*[.$K472]/[.$N472]; ([.$L472]-[.AD472])*[.$K472]/[.$N472])-[.$S472]); &quot;&quot;)">
            <text:p/>
          </table:table-cell>
          <table:table-cell table:number-columns-repeated="2"/>
          <table:table-cell table:formula="of:=IF(ISBLANK([.B472]); &quot;&quot;; DAY([.B472]))">
            <text:p/>
          </table:table-cell>
          <table:table-cell table:formula="of:=IF(ISBLANK([.B472]); &quot;&quot;; WEEKDAY([.B472]))">
            <text:p/>
          </table:table-cell>
          <table:table-cell table:formula="of:=IF(ISBLANK([.B472]); &quot;&quot;; WEEKNUM([.B472]))">
            <text:p/>
          </table:table-cell>
          <table:table-cell table:formula="of:=IF(ISBLANK([.B472]); &quot;&quot;; MONTH([.B472]))">
            <text:p/>
          </table:table-cell>
          <table:table-cell table:formula="of:=IF(ISBLANK([.L472]); &quot;&quot;; [.K472]*[.L472])">
            <text:p/>
          </table:table-cell>
          <table:table-cell table:formula="of:=IF(ISNUMBER([.AL472]); [.AL472]*0.0035; &quot;&quot;)">
            <text:p/>
          </table:table-cell>
          <table:table-cell table:formula="of:=IF(ISBLANK([.Q472]); &quot;&quot;; [.P472]*[.Q472])">
            <text:p/>
          </table:table-cell>
          <table:table-cell table:formula="of:=IF(ISNUMBER([.AN472]); [.AN472]*0.0035; &quot;&quot;)">
            <text:p/>
          </table:table-cell>
          <table:table-cell table:formula="of:=IF(ISBLANK([.Q472]); &quot;&quot;; SUM([.$S$3:.S472]))">
            <text:p/>
          </table:table-cell>
          <table:table-cell table:formula="of:=IF(ISBLANK([.R472]); &quot;&quot;; SUM([.$T$3:.T472]))">
            <text:p/>
          </table:table-cell>
          <table:table-cell table:formula="of:=IF(OR(ISBLANK([.J472]); ISBLANK([.R472])); &quot;&quot;;ROUND(([.R472]-[.J472])*60*24))">
            <text:p/>
          </table:table-cell>
          <table:table-cell table:number-columns-repeated="20"/>
        </table:table-row>
        <table:table-row table:style-name="ro2">
          <table:table-cell office:value-type="float" office:value="471" calcext:value-type="float">
            <text:p>47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73]=&quot;Long&quot; ; [.L473]-[Overview.$C$4]/[.K473]  ;  IF([.G473]=&quot;Short&quot;; [.L473]+[Overview.$C$4]/[.K473]; &quot;&quot;) ); &quot;&quot;)">
            <text:p/>
          </table:table-cell>
          <table:table-cell table:formula="of:=IFERROR(ABS([.M473]-[.L473])*[.K473]; &quot;&quot;)">
            <text:p/>
          </table:table-cell>
          <table:table-cell table:style-name="ce312" table:formula="of:=IFERROR(  IF([.G473]=&quot;Long&quot;;  [.L473]+[Overview.$C$4]/[.K473]  *  [Overview.$C$6]  ;  IF([.G473]=&quot;Short&quot;   ;  [.L473]-[Overview.$C$4]/[.K473]  * [Overview.$C$6]  ; &quot;&quot;  )  )   ; &quot;&quot;)">
            <text:p/>
          </table:table-cell>
          <table:table-cell table:number-columns-repeated="3"/>
          <table:table-cell table:style-name="ce182" table:formula="of:=IFERROR([.T473]/[.N473]; &quot;&quot;)">
            <text:p/>
          </table:table-cell>
          <table:table-cell table:style-name="ce203" table:formula="of:=IFERROR(   IF( AND( [.G473]=&quot;Long&quot;;   [.P473]=[.K473])  ;  [.K473]*([.Q473]-[.L473])  ;    IF(  AND(  [.G473]=&quot;Short&quot;  ;   [.P473]=[.K473]   )   ;   [.K473]*([.L473]-[.Q473])   ;  &quot;&quot;)) ; &quot;&quot;)">
            <text:p/>
          </table:table-cell>
          <table:table-cell table:style-name="ce215" table:formula="of:=IF(ISNUMBER([.T473]); IF([.T473]&gt;=0; &quot;Win&quot;; &quot;Loss&quot;); &quot;&quot;)">
            <text:p/>
          </table:table-cell>
          <table:table-cell table:style-name="ce220" table:formula="of:=IF(ISNUMBER([.T473]); ROUND(([.R473]-[.J473])*60*24); &quot;&quot;)">
            <text:p/>
          </table:table-cell>
          <table:table-cell table:content-validation-name="val8"/>
          <table:table-cell table:number-columns-repeated="2"/>
          <table:table-cell table:style-name="ce239"/>
          <table:table-cell table:style-name="ce243" table:formula="of:=IFERROR(IF(ISBLANK([.Z473]); &quot;&quot;; IF([.$G473]=&quot;Long&quot;; ([.Z473]-[.$L473])*[.$K473]/[.$N473]; ([.$L473]-[.Z473])*[.$K473]/[.$N473])-[.$S473]); &quot;&quot;)">
            <text:p/>
          </table:table-cell>
          <table:table-cell/>
          <table:table-cell table:style-name="ce243" table:formula="of:=IFERROR(IF(ISBLANK([.AB473]); &quot;&quot;; IF([.$G473]=&quot;Long&quot;; ([.AB473]-[.$L473])*[.$K473]/[.$N473]; ([.$L473]-[.AB473])*[.$K473]/[.$N473])-[.$S473]); &quot;&quot;)">
            <text:p/>
          </table:table-cell>
          <table:table-cell/>
          <table:table-cell table:style-name="ce243" table:formula="of:=IFERROR(IF(ISBLANK([.AD473]); &quot;&quot;; IF([.$G473]=&quot;Long&quot;; ([.AD473]-[.$L473])*[.$K473]/[.$N473]; ([.$L473]-[.AD473])*[.$K473]/[.$N473])-[.$S473]); &quot;&quot;)">
            <text:p/>
          </table:table-cell>
          <table:table-cell table:number-columns-repeated="2"/>
          <table:table-cell table:formula="of:=IF(ISBLANK([.B473]); &quot;&quot;; DAY([.B473]))">
            <text:p/>
          </table:table-cell>
          <table:table-cell table:formula="of:=IF(ISBLANK([.B473]); &quot;&quot;; WEEKDAY([.B473]))">
            <text:p/>
          </table:table-cell>
          <table:table-cell table:formula="of:=IF(ISBLANK([.B473]); &quot;&quot;; WEEKNUM([.B473]))">
            <text:p/>
          </table:table-cell>
          <table:table-cell table:formula="of:=IF(ISBLANK([.B473]); &quot;&quot;; MONTH([.B473]))">
            <text:p/>
          </table:table-cell>
          <table:table-cell table:formula="of:=IF(ISBLANK([.L473]); &quot;&quot;; [.K473]*[.L473])">
            <text:p/>
          </table:table-cell>
          <table:table-cell table:formula="of:=IF(ISNUMBER([.AL473]); [.AL473]*0.0035; &quot;&quot;)">
            <text:p/>
          </table:table-cell>
          <table:table-cell table:formula="of:=IF(ISBLANK([.Q473]); &quot;&quot;; [.P473]*[.Q473])">
            <text:p/>
          </table:table-cell>
          <table:table-cell table:formula="of:=IF(ISNUMBER([.AN473]); [.AN473]*0.0035; &quot;&quot;)">
            <text:p/>
          </table:table-cell>
          <table:table-cell table:formula="of:=IF(ISBLANK([.Q473]); &quot;&quot;; SUM([.$S$3:.S473]))">
            <text:p/>
          </table:table-cell>
          <table:table-cell table:formula="of:=IF(ISBLANK([.R473]); &quot;&quot;; SUM([.$T$3:.T473]))">
            <text:p/>
          </table:table-cell>
          <table:table-cell table:formula="of:=IF(OR(ISBLANK([.J473]); ISBLANK([.R473])); &quot;&quot;;ROUND(([.R473]-[.J473])*60*24))">
            <text:p/>
          </table:table-cell>
          <table:table-cell table:number-columns-repeated="20"/>
        </table:table-row>
        <table:table-row table:style-name="ro2">
          <table:table-cell office:value-type="float" office:value="472" calcext:value-type="float">
            <text:p>47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74]=&quot;Long&quot; ; [.L474]-[Overview.$C$4]/[.K474]  ;  IF([.G474]=&quot;Short&quot;; [.L474]+[Overview.$C$4]/[.K474]; &quot;&quot;) ); &quot;&quot;)">
            <text:p/>
          </table:table-cell>
          <table:table-cell table:formula="of:=IFERROR(ABS([.M474]-[.L474])*[.K474]; &quot;&quot;)">
            <text:p/>
          </table:table-cell>
          <table:table-cell table:style-name="ce312" table:formula="of:=IFERROR(  IF([.G474]=&quot;Long&quot;;  [.L474]+[Overview.$C$4]/[.K474]  *  [Overview.$C$6]  ;  IF([.G474]=&quot;Short&quot;   ;  [.L474]-[Overview.$C$4]/[.K474]  * [Overview.$C$6]  ; &quot;&quot;  )  )   ; &quot;&quot;)">
            <text:p/>
          </table:table-cell>
          <table:table-cell table:number-columns-repeated="3"/>
          <table:table-cell table:style-name="ce182" table:formula="of:=IFERROR([.T474]/[.N474]; &quot;&quot;)">
            <text:p/>
          </table:table-cell>
          <table:table-cell table:style-name="ce203" table:formula="of:=IFERROR(   IF( AND( [.G474]=&quot;Long&quot;;   [.P474]=[.K474])  ;  [.K474]*([.Q474]-[.L474])  ;    IF(  AND(  [.G474]=&quot;Short&quot;  ;   [.P474]=[.K474]   )   ;   [.K474]*([.L474]-[.Q474])   ;  &quot;&quot;)) ; &quot;&quot;)">
            <text:p/>
          </table:table-cell>
          <table:table-cell table:style-name="ce215" table:formula="of:=IF(ISNUMBER([.T474]); IF([.T474]&gt;=0; &quot;Win&quot;; &quot;Loss&quot;); &quot;&quot;)">
            <text:p/>
          </table:table-cell>
          <table:table-cell table:style-name="ce220" table:formula="of:=IF(ISNUMBER([.T474]); ROUND(([.R474]-[.J474])*60*24); &quot;&quot;)">
            <text:p/>
          </table:table-cell>
          <table:table-cell table:content-validation-name="val8"/>
          <table:table-cell table:number-columns-repeated="2"/>
          <table:table-cell table:style-name="ce239"/>
          <table:table-cell table:style-name="ce243" table:formula="of:=IFERROR(IF(ISBLANK([.Z474]); &quot;&quot;; IF([.$G474]=&quot;Long&quot;; ([.Z474]-[.$L474])*[.$K474]/[.$N474]; ([.$L474]-[.Z474])*[.$K474]/[.$N474])-[.$S474]); &quot;&quot;)">
            <text:p/>
          </table:table-cell>
          <table:table-cell/>
          <table:table-cell table:style-name="ce243" table:formula="of:=IFERROR(IF(ISBLANK([.AB474]); &quot;&quot;; IF([.$G474]=&quot;Long&quot;; ([.AB474]-[.$L474])*[.$K474]/[.$N474]; ([.$L474]-[.AB474])*[.$K474]/[.$N474])-[.$S474]); &quot;&quot;)">
            <text:p/>
          </table:table-cell>
          <table:table-cell/>
          <table:table-cell table:style-name="ce243" table:formula="of:=IFERROR(IF(ISBLANK([.AD474]); &quot;&quot;; IF([.$G474]=&quot;Long&quot;; ([.AD474]-[.$L474])*[.$K474]/[.$N474]; ([.$L474]-[.AD474])*[.$K474]/[.$N474])-[.$S474]); &quot;&quot;)">
            <text:p/>
          </table:table-cell>
          <table:table-cell table:number-columns-repeated="2"/>
          <table:table-cell table:formula="of:=IF(ISBLANK([.B474]); &quot;&quot;; DAY([.B474]))">
            <text:p/>
          </table:table-cell>
          <table:table-cell table:formula="of:=IF(ISBLANK([.B474]); &quot;&quot;; WEEKDAY([.B474]))">
            <text:p/>
          </table:table-cell>
          <table:table-cell table:formula="of:=IF(ISBLANK([.B474]); &quot;&quot;; WEEKNUM([.B474]))">
            <text:p/>
          </table:table-cell>
          <table:table-cell table:formula="of:=IF(ISBLANK([.B474]); &quot;&quot;; MONTH([.B474]))">
            <text:p/>
          </table:table-cell>
          <table:table-cell table:formula="of:=IF(ISBLANK([.L474]); &quot;&quot;; [.K474]*[.L474])">
            <text:p/>
          </table:table-cell>
          <table:table-cell table:formula="of:=IF(ISNUMBER([.AL474]); [.AL474]*0.0035; &quot;&quot;)">
            <text:p/>
          </table:table-cell>
          <table:table-cell table:formula="of:=IF(ISBLANK([.Q474]); &quot;&quot;; [.P474]*[.Q474])">
            <text:p/>
          </table:table-cell>
          <table:table-cell table:formula="of:=IF(ISNUMBER([.AN474]); [.AN474]*0.0035; &quot;&quot;)">
            <text:p/>
          </table:table-cell>
          <table:table-cell table:formula="of:=IF(ISBLANK([.Q474]); &quot;&quot;; SUM([.$S$3:.S474]))">
            <text:p/>
          </table:table-cell>
          <table:table-cell table:formula="of:=IF(ISBLANK([.R474]); &quot;&quot;; SUM([.$T$3:.T474]))">
            <text:p/>
          </table:table-cell>
          <table:table-cell table:formula="of:=IF(OR(ISBLANK([.J474]); ISBLANK([.R474])); &quot;&quot;;ROUND(([.R474]-[.J474])*60*24))">
            <text:p/>
          </table:table-cell>
          <table:table-cell table:number-columns-repeated="20"/>
        </table:table-row>
        <table:table-row table:style-name="ro2">
          <table:table-cell office:value-type="float" office:value="473" calcext:value-type="float">
            <text:p>47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75]=&quot;Long&quot; ; [.L475]-[Overview.$C$4]/[.K475]  ;  IF([.G475]=&quot;Short&quot;; [.L475]+[Overview.$C$4]/[.K475]; &quot;&quot;) ); &quot;&quot;)">
            <text:p/>
          </table:table-cell>
          <table:table-cell table:formula="of:=IFERROR(ABS([.M475]-[.L475])*[.K475]; &quot;&quot;)">
            <text:p/>
          </table:table-cell>
          <table:table-cell table:style-name="ce312" table:formula="of:=IFERROR(  IF([.G475]=&quot;Long&quot;;  [.L475]+[Overview.$C$4]/[.K475]  *  [Overview.$C$6]  ;  IF([.G475]=&quot;Short&quot;   ;  [.L475]-[Overview.$C$4]/[.K475]  * [Overview.$C$6]  ; &quot;&quot;  )  )   ; &quot;&quot;)">
            <text:p/>
          </table:table-cell>
          <table:table-cell table:number-columns-repeated="3"/>
          <table:table-cell table:style-name="ce182" table:formula="of:=IFERROR([.T475]/[.N475]; &quot;&quot;)">
            <text:p/>
          </table:table-cell>
          <table:table-cell table:style-name="ce203" table:formula="of:=IFERROR(   IF( AND( [.G475]=&quot;Long&quot;;   [.P475]=[.K475])  ;  [.K475]*([.Q475]-[.L475])  ;    IF(  AND(  [.G475]=&quot;Short&quot;  ;   [.P475]=[.K475]   )   ;   [.K475]*([.L475]-[.Q475])   ;  &quot;&quot;)) ; &quot;&quot;)">
            <text:p/>
          </table:table-cell>
          <table:table-cell table:style-name="ce215" table:formula="of:=IF(ISNUMBER([.T475]); IF([.T475]&gt;=0; &quot;Win&quot;; &quot;Loss&quot;); &quot;&quot;)">
            <text:p/>
          </table:table-cell>
          <table:table-cell table:style-name="ce220" table:formula="of:=IF(ISNUMBER([.T475]); ROUND(([.R475]-[.J475])*60*24); &quot;&quot;)">
            <text:p/>
          </table:table-cell>
          <table:table-cell table:content-validation-name="val8"/>
          <table:table-cell table:number-columns-repeated="2"/>
          <table:table-cell table:style-name="ce239"/>
          <table:table-cell table:style-name="ce243" table:formula="of:=IFERROR(IF(ISBLANK([.Z475]); &quot;&quot;; IF([.$G475]=&quot;Long&quot;; ([.Z475]-[.$L475])*[.$K475]/[.$N475]; ([.$L475]-[.Z475])*[.$K475]/[.$N475])-[.$S475]); &quot;&quot;)">
            <text:p/>
          </table:table-cell>
          <table:table-cell/>
          <table:table-cell table:style-name="ce243" table:formula="of:=IFERROR(IF(ISBLANK([.AB475]); &quot;&quot;; IF([.$G475]=&quot;Long&quot;; ([.AB475]-[.$L475])*[.$K475]/[.$N475]; ([.$L475]-[.AB475])*[.$K475]/[.$N475])-[.$S475]); &quot;&quot;)">
            <text:p/>
          </table:table-cell>
          <table:table-cell/>
          <table:table-cell table:style-name="ce243" table:formula="of:=IFERROR(IF(ISBLANK([.AD475]); &quot;&quot;; IF([.$G475]=&quot;Long&quot;; ([.AD475]-[.$L475])*[.$K475]/[.$N475]; ([.$L475]-[.AD475])*[.$K475]/[.$N475])-[.$S475]); &quot;&quot;)">
            <text:p/>
          </table:table-cell>
          <table:table-cell table:number-columns-repeated="2"/>
          <table:table-cell table:formula="of:=IF(ISBLANK([.B475]); &quot;&quot;; DAY([.B475]))">
            <text:p/>
          </table:table-cell>
          <table:table-cell table:formula="of:=IF(ISBLANK([.B475]); &quot;&quot;; WEEKDAY([.B475]))">
            <text:p/>
          </table:table-cell>
          <table:table-cell table:formula="of:=IF(ISBLANK([.B475]); &quot;&quot;; WEEKNUM([.B475]))">
            <text:p/>
          </table:table-cell>
          <table:table-cell table:formula="of:=IF(ISBLANK([.B475]); &quot;&quot;; MONTH([.B475]))">
            <text:p/>
          </table:table-cell>
          <table:table-cell table:formula="of:=IF(ISBLANK([.L475]); &quot;&quot;; [.K475]*[.L475])">
            <text:p/>
          </table:table-cell>
          <table:table-cell table:formula="of:=IF(ISNUMBER([.AL475]); [.AL475]*0.0035; &quot;&quot;)">
            <text:p/>
          </table:table-cell>
          <table:table-cell table:formula="of:=IF(ISBLANK([.Q475]); &quot;&quot;; [.P475]*[.Q475])">
            <text:p/>
          </table:table-cell>
          <table:table-cell table:formula="of:=IF(ISNUMBER([.AN475]); [.AN475]*0.0035; &quot;&quot;)">
            <text:p/>
          </table:table-cell>
          <table:table-cell table:formula="of:=IF(ISBLANK([.Q475]); &quot;&quot;; SUM([.$S$3:.S475]))">
            <text:p/>
          </table:table-cell>
          <table:table-cell table:formula="of:=IF(ISBLANK([.R475]); &quot;&quot;; SUM([.$T$3:.T475]))">
            <text:p/>
          </table:table-cell>
          <table:table-cell table:formula="of:=IF(OR(ISBLANK([.J475]); ISBLANK([.R475])); &quot;&quot;;ROUND(([.R475]-[.J475])*60*24))">
            <text:p/>
          </table:table-cell>
          <table:table-cell table:number-columns-repeated="20"/>
        </table:table-row>
        <table:table-row table:style-name="ro2">
          <table:table-cell office:value-type="float" office:value="474" calcext:value-type="float">
            <text:p>47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76]=&quot;Long&quot; ; [.L476]-[Overview.$C$4]/[.K476]  ;  IF([.G476]=&quot;Short&quot;; [.L476]+[Overview.$C$4]/[.K476]; &quot;&quot;) ); &quot;&quot;)">
            <text:p/>
          </table:table-cell>
          <table:table-cell table:formula="of:=IFERROR(ABS([.M476]-[.L476])*[.K476]; &quot;&quot;)">
            <text:p/>
          </table:table-cell>
          <table:table-cell table:style-name="ce312" table:formula="of:=IFERROR(  IF([.G476]=&quot;Long&quot;;  [.L476]+[Overview.$C$4]/[.K476]  *  [Overview.$C$6]  ;  IF([.G476]=&quot;Short&quot;   ;  [.L476]-[Overview.$C$4]/[.K476]  * [Overview.$C$6]  ; &quot;&quot;  )  )   ; &quot;&quot;)">
            <text:p/>
          </table:table-cell>
          <table:table-cell table:number-columns-repeated="3"/>
          <table:table-cell table:style-name="ce182" table:formula="of:=IFERROR([.T476]/[.N476]; &quot;&quot;)">
            <text:p/>
          </table:table-cell>
          <table:table-cell table:style-name="ce203" table:formula="of:=IFERROR(   IF( AND( [.G476]=&quot;Long&quot;;   [.P476]=[.K476])  ;  [.K476]*([.Q476]-[.L476])  ;    IF(  AND(  [.G476]=&quot;Short&quot;  ;   [.P476]=[.K476]   )   ;   [.K476]*([.L476]-[.Q476])   ;  &quot;&quot;)) ; &quot;&quot;)">
            <text:p/>
          </table:table-cell>
          <table:table-cell table:style-name="ce215" table:formula="of:=IF(ISNUMBER([.T476]); IF([.T476]&gt;=0; &quot;Win&quot;; &quot;Loss&quot;); &quot;&quot;)">
            <text:p/>
          </table:table-cell>
          <table:table-cell table:style-name="ce220" table:formula="of:=IF(ISNUMBER([.T476]); ROUND(([.R476]-[.J476])*60*24); &quot;&quot;)">
            <text:p/>
          </table:table-cell>
          <table:table-cell table:content-validation-name="val8"/>
          <table:table-cell table:number-columns-repeated="2"/>
          <table:table-cell table:style-name="ce239"/>
          <table:table-cell table:style-name="ce243" table:formula="of:=IFERROR(IF(ISBLANK([.Z476]); &quot;&quot;; IF([.$G476]=&quot;Long&quot;; ([.Z476]-[.$L476])*[.$K476]/[.$N476]; ([.$L476]-[.Z476])*[.$K476]/[.$N476])-[.$S476]); &quot;&quot;)">
            <text:p/>
          </table:table-cell>
          <table:table-cell/>
          <table:table-cell table:style-name="ce243" table:formula="of:=IFERROR(IF(ISBLANK([.AB476]); &quot;&quot;; IF([.$G476]=&quot;Long&quot;; ([.AB476]-[.$L476])*[.$K476]/[.$N476]; ([.$L476]-[.AB476])*[.$K476]/[.$N476])-[.$S476]); &quot;&quot;)">
            <text:p/>
          </table:table-cell>
          <table:table-cell/>
          <table:table-cell table:style-name="ce243" table:formula="of:=IFERROR(IF(ISBLANK([.AD476]); &quot;&quot;; IF([.$G476]=&quot;Long&quot;; ([.AD476]-[.$L476])*[.$K476]/[.$N476]; ([.$L476]-[.AD476])*[.$K476]/[.$N476])-[.$S476]); &quot;&quot;)">
            <text:p/>
          </table:table-cell>
          <table:table-cell table:number-columns-repeated="2"/>
          <table:table-cell table:formula="of:=IF(ISBLANK([.B476]); &quot;&quot;; DAY([.B476]))">
            <text:p/>
          </table:table-cell>
          <table:table-cell table:formula="of:=IF(ISBLANK([.B476]); &quot;&quot;; WEEKDAY([.B476]))">
            <text:p/>
          </table:table-cell>
          <table:table-cell table:formula="of:=IF(ISBLANK([.B476]); &quot;&quot;; WEEKNUM([.B476]))">
            <text:p/>
          </table:table-cell>
          <table:table-cell table:formula="of:=IF(ISBLANK([.B476]); &quot;&quot;; MONTH([.B476]))">
            <text:p/>
          </table:table-cell>
          <table:table-cell table:formula="of:=IF(ISBLANK([.L476]); &quot;&quot;; [.K476]*[.L476])">
            <text:p/>
          </table:table-cell>
          <table:table-cell table:formula="of:=IF(ISNUMBER([.AL476]); [.AL476]*0.0035; &quot;&quot;)">
            <text:p/>
          </table:table-cell>
          <table:table-cell table:formula="of:=IF(ISBLANK([.Q476]); &quot;&quot;; [.P476]*[.Q476])">
            <text:p/>
          </table:table-cell>
          <table:table-cell table:formula="of:=IF(ISNUMBER([.AN476]); [.AN476]*0.0035; &quot;&quot;)">
            <text:p/>
          </table:table-cell>
          <table:table-cell table:formula="of:=IF(ISBLANK([.Q476]); &quot;&quot;; SUM([.$S$3:.S476]))">
            <text:p/>
          </table:table-cell>
          <table:table-cell table:formula="of:=IF(ISBLANK([.R476]); &quot;&quot;; SUM([.$T$3:.T476]))">
            <text:p/>
          </table:table-cell>
          <table:table-cell table:formula="of:=IF(OR(ISBLANK([.J476]); ISBLANK([.R476])); &quot;&quot;;ROUND(([.R476]-[.J476])*60*24))">
            <text:p/>
          </table:table-cell>
          <table:table-cell table:number-columns-repeated="20"/>
        </table:table-row>
        <table:table-row table:style-name="ro2">
          <table:table-cell office:value-type="float" office:value="475" calcext:value-type="float">
            <text:p>47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77]=&quot;Long&quot; ; [.L477]-[Overview.$C$4]/[.K477]  ;  IF([.G477]=&quot;Short&quot;; [.L477]+[Overview.$C$4]/[.K477]; &quot;&quot;) ); &quot;&quot;)">
            <text:p/>
          </table:table-cell>
          <table:table-cell table:formula="of:=IFERROR(ABS([.M477]-[.L477])*[.K477]; &quot;&quot;)">
            <text:p/>
          </table:table-cell>
          <table:table-cell table:style-name="ce312" table:formula="of:=IFERROR(  IF([.G477]=&quot;Long&quot;;  [.L477]+[Overview.$C$4]/[.K477]  *  [Overview.$C$6]  ;  IF([.G477]=&quot;Short&quot;   ;  [.L477]-[Overview.$C$4]/[.K477]  * [Overview.$C$6]  ; &quot;&quot;  )  )   ; &quot;&quot;)">
            <text:p/>
          </table:table-cell>
          <table:table-cell table:number-columns-repeated="3"/>
          <table:table-cell table:style-name="ce182" table:formula="of:=IFERROR([.T477]/[.N477]; &quot;&quot;)">
            <text:p/>
          </table:table-cell>
          <table:table-cell table:style-name="ce203" table:formula="of:=IFERROR(   IF( AND( [.G477]=&quot;Long&quot;;   [.P477]=[.K477])  ;  [.K477]*([.Q477]-[.L477])  ;    IF(  AND(  [.G477]=&quot;Short&quot;  ;   [.P477]=[.K477]   )   ;   [.K477]*([.L477]-[.Q477])   ;  &quot;&quot;)) ; &quot;&quot;)">
            <text:p/>
          </table:table-cell>
          <table:table-cell table:style-name="ce215" table:formula="of:=IF(ISNUMBER([.T477]); IF([.T477]&gt;=0; &quot;Win&quot;; &quot;Loss&quot;); &quot;&quot;)">
            <text:p/>
          </table:table-cell>
          <table:table-cell table:style-name="ce220" table:formula="of:=IF(ISNUMBER([.T477]); ROUND(([.R477]-[.J477])*60*24); &quot;&quot;)">
            <text:p/>
          </table:table-cell>
          <table:table-cell table:content-validation-name="val8"/>
          <table:table-cell table:number-columns-repeated="2"/>
          <table:table-cell table:style-name="ce239"/>
          <table:table-cell table:style-name="ce243" table:formula="of:=IFERROR(IF(ISBLANK([.Z477]); &quot;&quot;; IF([.$G477]=&quot;Long&quot;; ([.Z477]-[.$L477])*[.$K477]/[.$N477]; ([.$L477]-[.Z477])*[.$K477]/[.$N477])-[.$S477]); &quot;&quot;)">
            <text:p/>
          </table:table-cell>
          <table:table-cell/>
          <table:table-cell table:style-name="ce243" table:formula="of:=IFERROR(IF(ISBLANK([.AB477]); &quot;&quot;; IF([.$G477]=&quot;Long&quot;; ([.AB477]-[.$L477])*[.$K477]/[.$N477]; ([.$L477]-[.AB477])*[.$K477]/[.$N477])-[.$S477]); &quot;&quot;)">
            <text:p/>
          </table:table-cell>
          <table:table-cell/>
          <table:table-cell table:style-name="ce243" table:formula="of:=IFERROR(IF(ISBLANK([.AD477]); &quot;&quot;; IF([.$G477]=&quot;Long&quot;; ([.AD477]-[.$L477])*[.$K477]/[.$N477]; ([.$L477]-[.AD477])*[.$K477]/[.$N477])-[.$S477]); &quot;&quot;)">
            <text:p/>
          </table:table-cell>
          <table:table-cell table:number-columns-repeated="2"/>
          <table:table-cell table:formula="of:=IF(ISBLANK([.B477]); &quot;&quot;; DAY([.B477]))">
            <text:p/>
          </table:table-cell>
          <table:table-cell table:formula="of:=IF(ISBLANK([.B477]); &quot;&quot;; WEEKDAY([.B477]))">
            <text:p/>
          </table:table-cell>
          <table:table-cell table:formula="of:=IF(ISBLANK([.B477]); &quot;&quot;; WEEKNUM([.B477]))">
            <text:p/>
          </table:table-cell>
          <table:table-cell table:formula="of:=IF(ISBLANK([.B477]); &quot;&quot;; MONTH([.B477]))">
            <text:p/>
          </table:table-cell>
          <table:table-cell table:formula="of:=IF(ISBLANK([.L477]); &quot;&quot;; [.K477]*[.L477])">
            <text:p/>
          </table:table-cell>
          <table:table-cell table:formula="of:=IF(ISNUMBER([.AL477]); [.AL477]*0.0035; &quot;&quot;)">
            <text:p/>
          </table:table-cell>
          <table:table-cell table:formula="of:=IF(ISBLANK([.Q477]); &quot;&quot;; [.P477]*[.Q477])">
            <text:p/>
          </table:table-cell>
          <table:table-cell table:formula="of:=IF(ISNUMBER([.AN477]); [.AN477]*0.0035; &quot;&quot;)">
            <text:p/>
          </table:table-cell>
          <table:table-cell table:formula="of:=IF(ISBLANK([.Q477]); &quot;&quot;; SUM([.$S$3:.S477]))">
            <text:p/>
          </table:table-cell>
          <table:table-cell table:formula="of:=IF(ISBLANK([.R477]); &quot;&quot;; SUM([.$T$3:.T477]))">
            <text:p/>
          </table:table-cell>
          <table:table-cell table:formula="of:=IF(OR(ISBLANK([.J477]); ISBLANK([.R477])); &quot;&quot;;ROUND(([.R477]-[.J477])*60*24))">
            <text:p/>
          </table:table-cell>
          <table:table-cell table:number-columns-repeated="20"/>
        </table:table-row>
        <table:table-row table:style-name="ro2">
          <table:table-cell office:value-type="float" office:value="476" calcext:value-type="float">
            <text:p>47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78]=&quot;Long&quot; ; [.L478]-[Overview.$C$4]/[.K478]  ;  IF([.G478]=&quot;Short&quot;; [.L478]+[Overview.$C$4]/[.K478]; &quot;&quot;) ); &quot;&quot;)">
            <text:p/>
          </table:table-cell>
          <table:table-cell table:formula="of:=IFERROR(ABS([.M478]-[.L478])*[.K478]; &quot;&quot;)">
            <text:p/>
          </table:table-cell>
          <table:table-cell table:style-name="ce312" table:formula="of:=IFERROR(  IF([.G478]=&quot;Long&quot;;  [.L478]+[Overview.$C$4]/[.K478]  *  [Overview.$C$6]  ;  IF([.G478]=&quot;Short&quot;   ;  [.L478]-[Overview.$C$4]/[.K478]  * [Overview.$C$6]  ; &quot;&quot;  )  )   ; &quot;&quot;)">
            <text:p/>
          </table:table-cell>
          <table:table-cell table:number-columns-repeated="3"/>
          <table:table-cell table:style-name="ce182" table:formula="of:=IFERROR([.T478]/[.N478]; &quot;&quot;)">
            <text:p/>
          </table:table-cell>
          <table:table-cell table:style-name="ce203" table:formula="of:=IFERROR(   IF( AND( [.G478]=&quot;Long&quot;;   [.P478]=[.K478])  ;  [.K478]*([.Q478]-[.L478])  ;    IF(  AND(  [.G478]=&quot;Short&quot;  ;   [.P478]=[.K478]   )   ;   [.K478]*([.L478]-[.Q478])   ;  &quot;&quot;)) ; &quot;&quot;)">
            <text:p/>
          </table:table-cell>
          <table:table-cell table:style-name="ce215" table:formula="of:=IF(ISNUMBER([.T478]); IF([.T478]&gt;=0; &quot;Win&quot;; &quot;Loss&quot;); &quot;&quot;)">
            <text:p/>
          </table:table-cell>
          <table:table-cell table:style-name="ce220" table:formula="of:=IF(ISNUMBER([.T478]); ROUND(([.R478]-[.J478])*60*24); &quot;&quot;)">
            <text:p/>
          </table:table-cell>
          <table:table-cell table:content-validation-name="val8"/>
          <table:table-cell table:number-columns-repeated="2"/>
          <table:table-cell table:style-name="ce239"/>
          <table:table-cell table:style-name="ce243" table:formula="of:=IFERROR(IF(ISBLANK([.Z478]); &quot;&quot;; IF([.$G478]=&quot;Long&quot;; ([.Z478]-[.$L478])*[.$K478]/[.$N478]; ([.$L478]-[.Z478])*[.$K478]/[.$N478])-[.$S478]); &quot;&quot;)">
            <text:p/>
          </table:table-cell>
          <table:table-cell/>
          <table:table-cell table:style-name="ce243" table:formula="of:=IFERROR(IF(ISBLANK([.AB478]); &quot;&quot;; IF([.$G478]=&quot;Long&quot;; ([.AB478]-[.$L478])*[.$K478]/[.$N478]; ([.$L478]-[.AB478])*[.$K478]/[.$N478])-[.$S478]); &quot;&quot;)">
            <text:p/>
          </table:table-cell>
          <table:table-cell/>
          <table:table-cell table:style-name="ce243" table:formula="of:=IFERROR(IF(ISBLANK([.AD478]); &quot;&quot;; IF([.$G478]=&quot;Long&quot;; ([.AD478]-[.$L478])*[.$K478]/[.$N478]; ([.$L478]-[.AD478])*[.$K478]/[.$N478])-[.$S478]); &quot;&quot;)">
            <text:p/>
          </table:table-cell>
          <table:table-cell table:number-columns-repeated="2"/>
          <table:table-cell table:formula="of:=IF(ISBLANK([.B478]); &quot;&quot;; DAY([.B478]))">
            <text:p/>
          </table:table-cell>
          <table:table-cell table:formula="of:=IF(ISBLANK([.B478]); &quot;&quot;; WEEKDAY([.B478]))">
            <text:p/>
          </table:table-cell>
          <table:table-cell table:formula="of:=IF(ISBLANK([.B478]); &quot;&quot;; WEEKNUM([.B478]))">
            <text:p/>
          </table:table-cell>
          <table:table-cell table:formula="of:=IF(ISBLANK([.B478]); &quot;&quot;; MONTH([.B478]))">
            <text:p/>
          </table:table-cell>
          <table:table-cell table:formula="of:=IF(ISBLANK([.L478]); &quot;&quot;; [.K478]*[.L478])">
            <text:p/>
          </table:table-cell>
          <table:table-cell table:formula="of:=IF(ISNUMBER([.AL478]); [.AL478]*0.0035; &quot;&quot;)">
            <text:p/>
          </table:table-cell>
          <table:table-cell table:formula="of:=IF(ISBLANK([.Q478]); &quot;&quot;; [.P478]*[.Q478])">
            <text:p/>
          </table:table-cell>
          <table:table-cell table:formula="of:=IF(ISNUMBER([.AN478]); [.AN478]*0.0035; &quot;&quot;)">
            <text:p/>
          </table:table-cell>
          <table:table-cell table:formula="of:=IF(ISBLANK([.Q478]); &quot;&quot;; SUM([.$S$3:.S478]))">
            <text:p/>
          </table:table-cell>
          <table:table-cell table:formula="of:=IF(ISBLANK([.R478]); &quot;&quot;; SUM([.$T$3:.T478]))">
            <text:p/>
          </table:table-cell>
          <table:table-cell table:formula="of:=IF(OR(ISBLANK([.J478]); ISBLANK([.R478])); &quot;&quot;;ROUND(([.R478]-[.J478])*60*24))">
            <text:p/>
          </table:table-cell>
          <table:table-cell table:number-columns-repeated="20"/>
        </table:table-row>
        <table:table-row table:style-name="ro2">
          <table:table-cell office:value-type="float" office:value="477" calcext:value-type="float">
            <text:p>47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79]=&quot;Long&quot; ; [.L479]-[Overview.$C$4]/[.K479]  ;  IF([.G479]=&quot;Short&quot;; [.L479]+[Overview.$C$4]/[.K479]; &quot;&quot;) ); &quot;&quot;)">
            <text:p/>
          </table:table-cell>
          <table:table-cell table:formula="of:=IFERROR(ABS([.M479]-[.L479])*[.K479]; &quot;&quot;)">
            <text:p/>
          </table:table-cell>
          <table:table-cell table:style-name="ce312" table:formula="of:=IFERROR(  IF([.G479]=&quot;Long&quot;;  [.L479]+[Overview.$C$4]/[.K479]  *  [Overview.$C$6]  ;  IF([.G479]=&quot;Short&quot;   ;  [.L479]-[Overview.$C$4]/[.K479]  * [Overview.$C$6]  ; &quot;&quot;  )  )   ; &quot;&quot;)">
            <text:p/>
          </table:table-cell>
          <table:table-cell table:number-columns-repeated="3"/>
          <table:table-cell table:style-name="ce182" table:formula="of:=IFERROR([.T479]/[.N479]; &quot;&quot;)">
            <text:p/>
          </table:table-cell>
          <table:table-cell table:style-name="ce203" table:formula="of:=IFERROR(   IF( AND( [.G479]=&quot;Long&quot;;   [.P479]=[.K479])  ;  [.K479]*([.Q479]-[.L479])  ;    IF(  AND(  [.G479]=&quot;Short&quot;  ;   [.P479]=[.K479]   )   ;   [.K479]*([.L479]-[.Q479])   ;  &quot;&quot;)) ; &quot;&quot;)">
            <text:p/>
          </table:table-cell>
          <table:table-cell table:style-name="ce215" table:formula="of:=IF(ISNUMBER([.T479]); IF([.T479]&gt;=0; &quot;Win&quot;; &quot;Loss&quot;); &quot;&quot;)">
            <text:p/>
          </table:table-cell>
          <table:table-cell table:style-name="ce220" table:formula="of:=IF(ISNUMBER([.T479]); ROUND(([.R479]-[.J479])*60*24); &quot;&quot;)">
            <text:p/>
          </table:table-cell>
          <table:table-cell table:content-validation-name="val8"/>
          <table:table-cell table:number-columns-repeated="2"/>
          <table:table-cell table:style-name="ce239"/>
          <table:table-cell table:style-name="ce243" table:formula="of:=IFERROR(IF(ISBLANK([.Z479]); &quot;&quot;; IF([.$G479]=&quot;Long&quot;; ([.Z479]-[.$L479])*[.$K479]/[.$N479]; ([.$L479]-[.Z479])*[.$K479]/[.$N479])-[.$S479]); &quot;&quot;)">
            <text:p/>
          </table:table-cell>
          <table:table-cell/>
          <table:table-cell table:style-name="ce243" table:formula="of:=IFERROR(IF(ISBLANK([.AB479]); &quot;&quot;; IF([.$G479]=&quot;Long&quot;; ([.AB479]-[.$L479])*[.$K479]/[.$N479]; ([.$L479]-[.AB479])*[.$K479]/[.$N479])-[.$S479]); &quot;&quot;)">
            <text:p/>
          </table:table-cell>
          <table:table-cell/>
          <table:table-cell table:style-name="ce243" table:formula="of:=IFERROR(IF(ISBLANK([.AD479]); &quot;&quot;; IF([.$G479]=&quot;Long&quot;; ([.AD479]-[.$L479])*[.$K479]/[.$N479]; ([.$L479]-[.AD479])*[.$K479]/[.$N479])-[.$S479]); &quot;&quot;)">
            <text:p/>
          </table:table-cell>
          <table:table-cell table:number-columns-repeated="2"/>
          <table:table-cell table:formula="of:=IF(ISBLANK([.B479]); &quot;&quot;; DAY([.B479]))">
            <text:p/>
          </table:table-cell>
          <table:table-cell table:formula="of:=IF(ISBLANK([.B479]); &quot;&quot;; WEEKDAY([.B479]))">
            <text:p/>
          </table:table-cell>
          <table:table-cell table:formula="of:=IF(ISBLANK([.B479]); &quot;&quot;; WEEKNUM([.B479]))">
            <text:p/>
          </table:table-cell>
          <table:table-cell table:formula="of:=IF(ISBLANK([.B479]); &quot;&quot;; MONTH([.B479]))">
            <text:p/>
          </table:table-cell>
          <table:table-cell table:formula="of:=IF(ISBLANK([.L479]); &quot;&quot;; [.K479]*[.L479])">
            <text:p/>
          </table:table-cell>
          <table:table-cell table:formula="of:=IF(ISNUMBER([.AL479]); [.AL479]*0.0035; &quot;&quot;)">
            <text:p/>
          </table:table-cell>
          <table:table-cell table:formula="of:=IF(ISBLANK([.Q479]); &quot;&quot;; [.P479]*[.Q479])">
            <text:p/>
          </table:table-cell>
          <table:table-cell table:formula="of:=IF(ISNUMBER([.AN479]); [.AN479]*0.0035; &quot;&quot;)">
            <text:p/>
          </table:table-cell>
          <table:table-cell table:formula="of:=IF(ISBLANK([.Q479]); &quot;&quot;; SUM([.$S$3:.S479]))">
            <text:p/>
          </table:table-cell>
          <table:table-cell table:formula="of:=IF(ISBLANK([.R479]); &quot;&quot;; SUM([.$T$3:.T479]))">
            <text:p/>
          </table:table-cell>
          <table:table-cell table:formula="of:=IF(OR(ISBLANK([.J479]); ISBLANK([.R479])); &quot;&quot;;ROUND(([.R479]-[.J479])*60*24))">
            <text:p/>
          </table:table-cell>
          <table:table-cell table:number-columns-repeated="20"/>
        </table:table-row>
        <table:table-row table:style-name="ro2">
          <table:table-cell office:value-type="float" office:value="478" calcext:value-type="float">
            <text:p>47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80]=&quot;Long&quot; ; [.L480]-[Overview.$C$4]/[.K480]  ;  IF([.G480]=&quot;Short&quot;; [.L480]+[Overview.$C$4]/[.K480]; &quot;&quot;) ); &quot;&quot;)">
            <text:p/>
          </table:table-cell>
          <table:table-cell table:formula="of:=IFERROR(ABS([.M480]-[.L480])*[.K480]; &quot;&quot;)">
            <text:p/>
          </table:table-cell>
          <table:table-cell table:style-name="ce312" table:formula="of:=IFERROR(  IF([.G480]=&quot;Long&quot;;  [.L480]+[Overview.$C$4]/[.K480]  *  [Overview.$C$6]  ;  IF([.G480]=&quot;Short&quot;   ;  [.L480]-[Overview.$C$4]/[.K480]  * [Overview.$C$6]  ; &quot;&quot;  )  )   ; &quot;&quot;)">
            <text:p/>
          </table:table-cell>
          <table:table-cell table:number-columns-repeated="3"/>
          <table:table-cell table:style-name="ce182" table:formula="of:=IFERROR([.T480]/[.N480]; &quot;&quot;)">
            <text:p/>
          </table:table-cell>
          <table:table-cell table:style-name="ce203" table:formula="of:=IFERROR(   IF( AND( [.G480]=&quot;Long&quot;;   [.P480]=[.K480])  ;  [.K480]*([.Q480]-[.L480])  ;    IF(  AND(  [.G480]=&quot;Short&quot;  ;   [.P480]=[.K480]   )   ;   [.K480]*([.L480]-[.Q480])   ;  &quot;&quot;)) ; &quot;&quot;)">
            <text:p/>
          </table:table-cell>
          <table:table-cell table:style-name="ce215" table:formula="of:=IF(ISNUMBER([.T480]); IF([.T480]&gt;=0; &quot;Win&quot;; &quot;Loss&quot;); &quot;&quot;)">
            <text:p/>
          </table:table-cell>
          <table:table-cell table:style-name="ce220" table:formula="of:=IF(ISNUMBER([.T480]); ROUND(([.R480]-[.J480])*60*24); &quot;&quot;)">
            <text:p/>
          </table:table-cell>
          <table:table-cell table:content-validation-name="val8"/>
          <table:table-cell table:number-columns-repeated="2"/>
          <table:table-cell table:style-name="ce239"/>
          <table:table-cell table:style-name="ce243" table:formula="of:=IFERROR(IF(ISBLANK([.Z480]); &quot;&quot;; IF([.$G480]=&quot;Long&quot;; ([.Z480]-[.$L480])*[.$K480]/[.$N480]; ([.$L480]-[.Z480])*[.$K480]/[.$N480])-[.$S480]); &quot;&quot;)">
            <text:p/>
          </table:table-cell>
          <table:table-cell/>
          <table:table-cell table:style-name="ce243" table:formula="of:=IFERROR(IF(ISBLANK([.AB480]); &quot;&quot;; IF([.$G480]=&quot;Long&quot;; ([.AB480]-[.$L480])*[.$K480]/[.$N480]; ([.$L480]-[.AB480])*[.$K480]/[.$N480])-[.$S480]); &quot;&quot;)">
            <text:p/>
          </table:table-cell>
          <table:table-cell/>
          <table:table-cell table:style-name="ce243" table:formula="of:=IFERROR(IF(ISBLANK([.AD480]); &quot;&quot;; IF([.$G480]=&quot;Long&quot;; ([.AD480]-[.$L480])*[.$K480]/[.$N480]; ([.$L480]-[.AD480])*[.$K480]/[.$N480])-[.$S480]); &quot;&quot;)">
            <text:p/>
          </table:table-cell>
          <table:table-cell table:number-columns-repeated="2"/>
          <table:table-cell table:formula="of:=IF(ISBLANK([.B480]); &quot;&quot;; DAY([.B480]))">
            <text:p/>
          </table:table-cell>
          <table:table-cell table:formula="of:=IF(ISBLANK([.B480]); &quot;&quot;; WEEKDAY([.B480]))">
            <text:p/>
          </table:table-cell>
          <table:table-cell table:formula="of:=IF(ISBLANK([.B480]); &quot;&quot;; WEEKNUM([.B480]))">
            <text:p/>
          </table:table-cell>
          <table:table-cell table:formula="of:=IF(ISBLANK([.B480]); &quot;&quot;; MONTH([.B480]))">
            <text:p/>
          </table:table-cell>
          <table:table-cell table:formula="of:=IF(ISBLANK([.L480]); &quot;&quot;; [.K480]*[.L480])">
            <text:p/>
          </table:table-cell>
          <table:table-cell table:formula="of:=IF(ISNUMBER([.AL480]); [.AL480]*0.0035; &quot;&quot;)">
            <text:p/>
          </table:table-cell>
          <table:table-cell table:formula="of:=IF(ISBLANK([.Q480]); &quot;&quot;; [.P480]*[.Q480])">
            <text:p/>
          </table:table-cell>
          <table:table-cell table:formula="of:=IF(ISNUMBER([.AN480]); [.AN480]*0.0035; &quot;&quot;)">
            <text:p/>
          </table:table-cell>
          <table:table-cell table:formula="of:=IF(ISBLANK([.Q480]); &quot;&quot;; SUM([.$S$3:.S480]))">
            <text:p/>
          </table:table-cell>
          <table:table-cell table:formula="of:=IF(ISBLANK([.R480]); &quot;&quot;; SUM([.$T$3:.T480]))">
            <text:p/>
          </table:table-cell>
          <table:table-cell table:formula="of:=IF(OR(ISBLANK([.J480]); ISBLANK([.R480])); &quot;&quot;;ROUND(([.R480]-[.J480])*60*24))">
            <text:p/>
          </table:table-cell>
          <table:table-cell table:number-columns-repeated="20"/>
        </table:table-row>
        <table:table-row table:style-name="ro2">
          <table:table-cell office:value-type="float" office:value="479" calcext:value-type="float">
            <text:p>47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81]=&quot;Long&quot; ; [.L481]-[Overview.$C$4]/[.K481]  ;  IF([.G481]=&quot;Short&quot;; [.L481]+[Overview.$C$4]/[.K481]; &quot;&quot;) ); &quot;&quot;)">
            <text:p/>
          </table:table-cell>
          <table:table-cell table:formula="of:=IFERROR(ABS([.M481]-[.L481])*[.K481]; &quot;&quot;)">
            <text:p/>
          </table:table-cell>
          <table:table-cell table:style-name="ce312" table:formula="of:=IFERROR(  IF([.G481]=&quot;Long&quot;;  [.L481]+[Overview.$C$4]/[.K481]  *  [Overview.$C$6]  ;  IF([.G481]=&quot;Short&quot;   ;  [.L481]-[Overview.$C$4]/[.K481]  * [Overview.$C$6]  ; &quot;&quot;  )  )   ; &quot;&quot;)">
            <text:p/>
          </table:table-cell>
          <table:table-cell table:number-columns-repeated="3"/>
          <table:table-cell table:style-name="ce182" table:formula="of:=IFERROR([.T481]/[.N481]; &quot;&quot;)">
            <text:p/>
          </table:table-cell>
          <table:table-cell table:style-name="ce203" table:formula="of:=IFERROR(   IF( AND( [.G481]=&quot;Long&quot;;   [.P481]=[.K481])  ;  [.K481]*([.Q481]-[.L481])  ;    IF(  AND(  [.G481]=&quot;Short&quot;  ;   [.P481]=[.K481]   )   ;   [.K481]*([.L481]-[.Q481])   ;  &quot;&quot;)) ; &quot;&quot;)">
            <text:p/>
          </table:table-cell>
          <table:table-cell table:style-name="ce215" table:formula="of:=IF(ISNUMBER([.T481]); IF([.T481]&gt;=0; &quot;Win&quot;; &quot;Loss&quot;); &quot;&quot;)">
            <text:p/>
          </table:table-cell>
          <table:table-cell table:style-name="ce220" table:formula="of:=IF(ISNUMBER([.T481]); ROUND(([.R481]-[.J481])*60*24); &quot;&quot;)">
            <text:p/>
          </table:table-cell>
          <table:table-cell table:content-validation-name="val8"/>
          <table:table-cell table:number-columns-repeated="2"/>
          <table:table-cell table:style-name="ce239"/>
          <table:table-cell table:style-name="ce243" table:formula="of:=IFERROR(IF(ISBLANK([.Z481]); &quot;&quot;; IF([.$G481]=&quot;Long&quot;; ([.Z481]-[.$L481])*[.$K481]/[.$N481]; ([.$L481]-[.Z481])*[.$K481]/[.$N481])-[.$S481]); &quot;&quot;)">
            <text:p/>
          </table:table-cell>
          <table:table-cell/>
          <table:table-cell table:style-name="ce243" table:formula="of:=IFERROR(IF(ISBLANK([.AB481]); &quot;&quot;; IF([.$G481]=&quot;Long&quot;; ([.AB481]-[.$L481])*[.$K481]/[.$N481]; ([.$L481]-[.AB481])*[.$K481]/[.$N481])-[.$S481]); &quot;&quot;)">
            <text:p/>
          </table:table-cell>
          <table:table-cell/>
          <table:table-cell table:style-name="ce243" table:formula="of:=IFERROR(IF(ISBLANK([.AD481]); &quot;&quot;; IF([.$G481]=&quot;Long&quot;; ([.AD481]-[.$L481])*[.$K481]/[.$N481]; ([.$L481]-[.AD481])*[.$K481]/[.$N481])-[.$S481]); &quot;&quot;)">
            <text:p/>
          </table:table-cell>
          <table:table-cell table:number-columns-repeated="2"/>
          <table:table-cell table:formula="of:=IF(ISBLANK([.B481]); &quot;&quot;; DAY([.B481]))">
            <text:p/>
          </table:table-cell>
          <table:table-cell table:formula="of:=IF(ISBLANK([.B481]); &quot;&quot;; WEEKDAY([.B481]))">
            <text:p/>
          </table:table-cell>
          <table:table-cell table:formula="of:=IF(ISBLANK([.B481]); &quot;&quot;; WEEKNUM([.B481]))">
            <text:p/>
          </table:table-cell>
          <table:table-cell table:formula="of:=IF(ISBLANK([.B481]); &quot;&quot;; MONTH([.B481]))">
            <text:p/>
          </table:table-cell>
          <table:table-cell table:formula="of:=IF(ISBLANK([.L481]); &quot;&quot;; [.K481]*[.L481])">
            <text:p/>
          </table:table-cell>
          <table:table-cell table:formula="of:=IF(ISNUMBER([.AL481]); [.AL481]*0.0035; &quot;&quot;)">
            <text:p/>
          </table:table-cell>
          <table:table-cell table:formula="of:=IF(ISBLANK([.Q481]); &quot;&quot;; [.P481]*[.Q481])">
            <text:p/>
          </table:table-cell>
          <table:table-cell table:formula="of:=IF(ISNUMBER([.AN481]); [.AN481]*0.0035; &quot;&quot;)">
            <text:p/>
          </table:table-cell>
          <table:table-cell table:formula="of:=IF(ISBLANK([.Q481]); &quot;&quot;; SUM([.$S$3:.S481]))">
            <text:p/>
          </table:table-cell>
          <table:table-cell table:formula="of:=IF(ISBLANK([.R481]); &quot;&quot;; SUM([.$T$3:.T481]))">
            <text:p/>
          </table:table-cell>
          <table:table-cell table:formula="of:=IF(OR(ISBLANK([.J481]); ISBLANK([.R481])); &quot;&quot;;ROUND(([.R481]-[.J481])*60*24))">
            <text:p/>
          </table:table-cell>
          <table:table-cell table:number-columns-repeated="20"/>
        </table:table-row>
        <table:table-row table:style-name="ro2">
          <table:table-cell office:value-type="float" office:value="480" calcext:value-type="float">
            <text:p>48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82]=&quot;Long&quot; ; [.L482]-[Overview.$C$4]/[.K482]  ;  IF([.G482]=&quot;Short&quot;; [.L482]+[Overview.$C$4]/[.K482]; &quot;&quot;) ); &quot;&quot;)">
            <text:p/>
          </table:table-cell>
          <table:table-cell table:formula="of:=IFERROR(ABS([.M482]-[.L482])*[.K482]; &quot;&quot;)">
            <text:p/>
          </table:table-cell>
          <table:table-cell table:style-name="ce312" table:formula="of:=IFERROR(  IF([.G482]=&quot;Long&quot;;  [.L482]+[Overview.$C$4]/[.K482]  *  [Overview.$C$6]  ;  IF([.G482]=&quot;Short&quot;   ;  [.L482]-[Overview.$C$4]/[.K482]  * [Overview.$C$6]  ; &quot;&quot;  )  )   ; &quot;&quot;)">
            <text:p/>
          </table:table-cell>
          <table:table-cell table:number-columns-repeated="3"/>
          <table:table-cell table:style-name="ce182" table:formula="of:=IFERROR([.T482]/[.N482]; &quot;&quot;)">
            <text:p/>
          </table:table-cell>
          <table:table-cell table:style-name="ce203" table:formula="of:=IFERROR(   IF( AND( [.G482]=&quot;Long&quot;;   [.P482]=[.K482])  ;  [.K482]*([.Q482]-[.L482])  ;    IF(  AND(  [.G482]=&quot;Short&quot;  ;   [.P482]=[.K482]   )   ;   [.K482]*([.L482]-[.Q482])   ;  &quot;&quot;)) ; &quot;&quot;)">
            <text:p/>
          </table:table-cell>
          <table:table-cell table:style-name="ce215" table:formula="of:=IF(ISNUMBER([.T482]); IF([.T482]&gt;=0; &quot;Win&quot;; &quot;Loss&quot;); &quot;&quot;)">
            <text:p/>
          </table:table-cell>
          <table:table-cell table:style-name="ce220" table:formula="of:=IF(ISNUMBER([.T482]); ROUND(([.R482]-[.J482])*60*24); &quot;&quot;)">
            <text:p/>
          </table:table-cell>
          <table:table-cell table:content-validation-name="val8"/>
          <table:table-cell table:number-columns-repeated="2"/>
          <table:table-cell table:style-name="ce239"/>
          <table:table-cell table:style-name="ce243" table:formula="of:=IFERROR(IF(ISBLANK([.Z482]); &quot;&quot;; IF([.$G482]=&quot;Long&quot;; ([.Z482]-[.$L482])*[.$K482]/[.$N482]; ([.$L482]-[.Z482])*[.$K482]/[.$N482])-[.$S482]); &quot;&quot;)">
            <text:p/>
          </table:table-cell>
          <table:table-cell/>
          <table:table-cell table:style-name="ce243" table:formula="of:=IFERROR(IF(ISBLANK([.AB482]); &quot;&quot;; IF([.$G482]=&quot;Long&quot;; ([.AB482]-[.$L482])*[.$K482]/[.$N482]; ([.$L482]-[.AB482])*[.$K482]/[.$N482])-[.$S482]); &quot;&quot;)">
            <text:p/>
          </table:table-cell>
          <table:table-cell/>
          <table:table-cell table:style-name="ce243" table:formula="of:=IFERROR(IF(ISBLANK([.AD482]); &quot;&quot;; IF([.$G482]=&quot;Long&quot;; ([.AD482]-[.$L482])*[.$K482]/[.$N482]; ([.$L482]-[.AD482])*[.$K482]/[.$N482])-[.$S482]); &quot;&quot;)">
            <text:p/>
          </table:table-cell>
          <table:table-cell table:number-columns-repeated="2"/>
          <table:table-cell table:formula="of:=IF(ISBLANK([.B482]); &quot;&quot;; DAY([.B482]))">
            <text:p/>
          </table:table-cell>
          <table:table-cell table:formula="of:=IF(ISBLANK([.B482]); &quot;&quot;; WEEKDAY([.B482]))">
            <text:p/>
          </table:table-cell>
          <table:table-cell table:formula="of:=IF(ISBLANK([.B482]); &quot;&quot;; WEEKNUM([.B482]))">
            <text:p/>
          </table:table-cell>
          <table:table-cell table:formula="of:=IF(ISBLANK([.B482]); &quot;&quot;; MONTH([.B482]))">
            <text:p/>
          </table:table-cell>
          <table:table-cell table:formula="of:=IF(ISBLANK([.L482]); &quot;&quot;; [.K482]*[.L482])">
            <text:p/>
          </table:table-cell>
          <table:table-cell table:formula="of:=IF(ISNUMBER([.AL482]); [.AL482]*0.0035; &quot;&quot;)">
            <text:p/>
          </table:table-cell>
          <table:table-cell table:formula="of:=IF(ISBLANK([.Q482]); &quot;&quot;; [.P482]*[.Q482])">
            <text:p/>
          </table:table-cell>
          <table:table-cell table:formula="of:=IF(ISNUMBER([.AN482]); [.AN482]*0.0035; &quot;&quot;)">
            <text:p/>
          </table:table-cell>
          <table:table-cell table:formula="of:=IF(ISBLANK([.Q482]); &quot;&quot;; SUM([.$S$3:.S482]))">
            <text:p/>
          </table:table-cell>
          <table:table-cell table:formula="of:=IF(ISBLANK([.R482]); &quot;&quot;; SUM([.$T$3:.T482]))">
            <text:p/>
          </table:table-cell>
          <table:table-cell table:formula="of:=IF(OR(ISBLANK([.J482]); ISBLANK([.R482])); &quot;&quot;;ROUND(([.R482]-[.J482])*60*24))">
            <text:p/>
          </table:table-cell>
          <table:table-cell table:number-columns-repeated="20"/>
        </table:table-row>
        <table:table-row table:style-name="ro2">
          <table:table-cell office:value-type="float" office:value="481" calcext:value-type="float">
            <text:p>48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83]=&quot;Long&quot; ; [.L483]-[Overview.$C$4]/[.K483]  ;  IF([.G483]=&quot;Short&quot;; [.L483]+[Overview.$C$4]/[.K483]; &quot;&quot;) ); &quot;&quot;)">
            <text:p/>
          </table:table-cell>
          <table:table-cell table:formula="of:=IFERROR(ABS([.M483]-[.L483])*[.K483]; &quot;&quot;)">
            <text:p/>
          </table:table-cell>
          <table:table-cell table:style-name="ce312" table:formula="of:=IFERROR(  IF([.G483]=&quot;Long&quot;;  [.L483]+[Overview.$C$4]/[.K483]  *  [Overview.$C$6]  ;  IF([.G483]=&quot;Short&quot;   ;  [.L483]-[Overview.$C$4]/[.K483]  * [Overview.$C$6]  ; &quot;&quot;  )  )   ; &quot;&quot;)">
            <text:p/>
          </table:table-cell>
          <table:table-cell table:number-columns-repeated="3"/>
          <table:table-cell table:style-name="ce182" table:formula="of:=IFERROR([.T483]/[.N483]; &quot;&quot;)">
            <text:p/>
          </table:table-cell>
          <table:table-cell table:style-name="ce203" table:formula="of:=IFERROR(   IF( AND( [.G483]=&quot;Long&quot;;   [.P483]=[.K483])  ;  [.K483]*([.Q483]-[.L483])  ;    IF(  AND(  [.G483]=&quot;Short&quot;  ;   [.P483]=[.K483]   )   ;   [.K483]*([.L483]-[.Q483])   ;  &quot;&quot;)) ; &quot;&quot;)">
            <text:p/>
          </table:table-cell>
          <table:table-cell table:style-name="ce215" table:formula="of:=IF(ISNUMBER([.T483]); IF([.T483]&gt;=0; &quot;Win&quot;; &quot;Loss&quot;); &quot;&quot;)">
            <text:p/>
          </table:table-cell>
          <table:table-cell table:style-name="ce220" table:formula="of:=IF(ISNUMBER([.T483]); ROUND(([.R483]-[.J483])*60*24); &quot;&quot;)">
            <text:p/>
          </table:table-cell>
          <table:table-cell table:content-validation-name="val8"/>
          <table:table-cell table:number-columns-repeated="2"/>
          <table:table-cell table:style-name="ce239"/>
          <table:table-cell table:style-name="ce243" table:formula="of:=IFERROR(IF(ISBLANK([.Z483]); &quot;&quot;; IF([.$G483]=&quot;Long&quot;; ([.Z483]-[.$L483])*[.$K483]/[.$N483]; ([.$L483]-[.Z483])*[.$K483]/[.$N483])-[.$S483]); &quot;&quot;)">
            <text:p/>
          </table:table-cell>
          <table:table-cell/>
          <table:table-cell table:style-name="ce243" table:formula="of:=IFERROR(IF(ISBLANK([.AB483]); &quot;&quot;; IF([.$G483]=&quot;Long&quot;; ([.AB483]-[.$L483])*[.$K483]/[.$N483]; ([.$L483]-[.AB483])*[.$K483]/[.$N483])-[.$S483]); &quot;&quot;)">
            <text:p/>
          </table:table-cell>
          <table:table-cell/>
          <table:table-cell table:style-name="ce243" table:formula="of:=IFERROR(IF(ISBLANK([.AD483]); &quot;&quot;; IF([.$G483]=&quot;Long&quot;; ([.AD483]-[.$L483])*[.$K483]/[.$N483]; ([.$L483]-[.AD483])*[.$K483]/[.$N483])-[.$S483]); &quot;&quot;)">
            <text:p/>
          </table:table-cell>
          <table:table-cell table:number-columns-repeated="2"/>
          <table:table-cell table:formula="of:=IF(ISBLANK([.B483]); &quot;&quot;; DAY([.B483]))">
            <text:p/>
          </table:table-cell>
          <table:table-cell table:formula="of:=IF(ISBLANK([.B483]); &quot;&quot;; WEEKDAY([.B483]))">
            <text:p/>
          </table:table-cell>
          <table:table-cell table:formula="of:=IF(ISBLANK([.B483]); &quot;&quot;; WEEKNUM([.B483]))">
            <text:p/>
          </table:table-cell>
          <table:table-cell table:formula="of:=IF(ISBLANK([.B483]); &quot;&quot;; MONTH([.B483]))">
            <text:p/>
          </table:table-cell>
          <table:table-cell table:formula="of:=IF(ISBLANK([.L483]); &quot;&quot;; [.K483]*[.L483])">
            <text:p/>
          </table:table-cell>
          <table:table-cell table:formula="of:=IF(ISNUMBER([.AL483]); [.AL483]*0.0035; &quot;&quot;)">
            <text:p/>
          </table:table-cell>
          <table:table-cell table:formula="of:=IF(ISBLANK([.Q483]); &quot;&quot;; [.P483]*[.Q483])">
            <text:p/>
          </table:table-cell>
          <table:table-cell table:formula="of:=IF(ISNUMBER([.AN483]); [.AN483]*0.0035; &quot;&quot;)">
            <text:p/>
          </table:table-cell>
          <table:table-cell table:formula="of:=IF(ISBLANK([.Q483]); &quot;&quot;; SUM([.$S$3:.S483]))">
            <text:p/>
          </table:table-cell>
          <table:table-cell table:formula="of:=IF(ISBLANK([.R483]); &quot;&quot;; SUM([.$T$3:.T483]))">
            <text:p/>
          </table:table-cell>
          <table:table-cell table:formula="of:=IF(OR(ISBLANK([.J483]); ISBLANK([.R483])); &quot;&quot;;ROUND(([.R483]-[.J483])*60*24))">
            <text:p/>
          </table:table-cell>
          <table:table-cell table:number-columns-repeated="20"/>
        </table:table-row>
        <table:table-row table:style-name="ro2">
          <table:table-cell office:value-type="float" office:value="482" calcext:value-type="float">
            <text:p>48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84]=&quot;Long&quot; ; [.L484]-[Overview.$C$4]/[.K484]  ;  IF([.G484]=&quot;Short&quot;; [.L484]+[Overview.$C$4]/[.K484]; &quot;&quot;) ); &quot;&quot;)">
            <text:p/>
          </table:table-cell>
          <table:table-cell table:formula="of:=IFERROR(ABS([.M484]-[.L484])*[.K484]; &quot;&quot;)">
            <text:p/>
          </table:table-cell>
          <table:table-cell table:style-name="ce312" table:formula="of:=IFERROR(  IF([.G484]=&quot;Long&quot;;  [.L484]+[Overview.$C$4]/[.K484]  *  [Overview.$C$6]  ;  IF([.G484]=&quot;Short&quot;   ;  [.L484]-[Overview.$C$4]/[.K484]  * [Overview.$C$6]  ; &quot;&quot;  )  )   ; &quot;&quot;)">
            <text:p/>
          </table:table-cell>
          <table:table-cell table:number-columns-repeated="3"/>
          <table:table-cell table:style-name="ce182" table:formula="of:=IFERROR([.T484]/[.N484]; &quot;&quot;)">
            <text:p/>
          </table:table-cell>
          <table:table-cell table:style-name="ce203" table:formula="of:=IFERROR(   IF( AND( [.G484]=&quot;Long&quot;;   [.P484]=[.K484])  ;  [.K484]*([.Q484]-[.L484])  ;    IF(  AND(  [.G484]=&quot;Short&quot;  ;   [.P484]=[.K484]   )   ;   [.K484]*([.L484]-[.Q484])   ;  &quot;&quot;)) ; &quot;&quot;)">
            <text:p/>
          </table:table-cell>
          <table:table-cell table:style-name="ce215" table:formula="of:=IF(ISNUMBER([.T484]); IF([.T484]&gt;=0; &quot;Win&quot;; &quot;Loss&quot;); &quot;&quot;)">
            <text:p/>
          </table:table-cell>
          <table:table-cell table:style-name="ce220" table:formula="of:=IF(ISNUMBER([.T484]); ROUND(([.R484]-[.J484])*60*24); &quot;&quot;)">
            <text:p/>
          </table:table-cell>
          <table:table-cell table:content-validation-name="val8"/>
          <table:table-cell table:number-columns-repeated="2"/>
          <table:table-cell table:style-name="ce239"/>
          <table:table-cell table:style-name="ce243" table:formula="of:=IFERROR(IF(ISBLANK([.Z484]); &quot;&quot;; IF([.$G484]=&quot;Long&quot;; ([.Z484]-[.$L484])*[.$K484]/[.$N484]; ([.$L484]-[.Z484])*[.$K484]/[.$N484])-[.$S484]); &quot;&quot;)">
            <text:p/>
          </table:table-cell>
          <table:table-cell/>
          <table:table-cell table:style-name="ce243" table:formula="of:=IFERROR(IF(ISBLANK([.AB484]); &quot;&quot;; IF([.$G484]=&quot;Long&quot;; ([.AB484]-[.$L484])*[.$K484]/[.$N484]; ([.$L484]-[.AB484])*[.$K484]/[.$N484])-[.$S484]); &quot;&quot;)">
            <text:p/>
          </table:table-cell>
          <table:table-cell/>
          <table:table-cell table:style-name="ce243" table:formula="of:=IFERROR(IF(ISBLANK([.AD484]); &quot;&quot;; IF([.$G484]=&quot;Long&quot;; ([.AD484]-[.$L484])*[.$K484]/[.$N484]; ([.$L484]-[.AD484])*[.$K484]/[.$N484])-[.$S484]); &quot;&quot;)">
            <text:p/>
          </table:table-cell>
          <table:table-cell table:number-columns-repeated="2"/>
          <table:table-cell table:formula="of:=IF(ISBLANK([.B484]); &quot;&quot;; DAY([.B484]))">
            <text:p/>
          </table:table-cell>
          <table:table-cell table:formula="of:=IF(ISBLANK([.B484]); &quot;&quot;; WEEKDAY([.B484]))">
            <text:p/>
          </table:table-cell>
          <table:table-cell table:formula="of:=IF(ISBLANK([.B484]); &quot;&quot;; WEEKNUM([.B484]))">
            <text:p/>
          </table:table-cell>
          <table:table-cell table:formula="of:=IF(ISBLANK([.B484]); &quot;&quot;; MONTH([.B484]))">
            <text:p/>
          </table:table-cell>
          <table:table-cell table:formula="of:=IF(ISBLANK([.L484]); &quot;&quot;; [.K484]*[.L484])">
            <text:p/>
          </table:table-cell>
          <table:table-cell table:formula="of:=IF(ISNUMBER([.AL484]); [.AL484]*0.0035; &quot;&quot;)">
            <text:p/>
          </table:table-cell>
          <table:table-cell table:formula="of:=IF(ISBLANK([.Q484]); &quot;&quot;; [.P484]*[.Q484])">
            <text:p/>
          </table:table-cell>
          <table:table-cell table:formula="of:=IF(ISNUMBER([.AN484]); [.AN484]*0.0035; &quot;&quot;)">
            <text:p/>
          </table:table-cell>
          <table:table-cell table:formula="of:=IF(ISBLANK([.Q484]); &quot;&quot;; SUM([.$S$3:.S484]))">
            <text:p/>
          </table:table-cell>
          <table:table-cell table:formula="of:=IF(ISBLANK([.R484]); &quot;&quot;; SUM([.$T$3:.T484]))">
            <text:p/>
          </table:table-cell>
          <table:table-cell table:formula="of:=IF(OR(ISBLANK([.J484]); ISBLANK([.R484])); &quot;&quot;;ROUND(([.R484]-[.J484])*60*24))">
            <text:p/>
          </table:table-cell>
          <table:table-cell table:number-columns-repeated="20"/>
        </table:table-row>
        <table:table-row table:style-name="ro2">
          <table:table-cell office:value-type="float" office:value="483" calcext:value-type="float">
            <text:p>48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85]=&quot;Long&quot; ; [.L485]-[Overview.$C$4]/[.K485]  ;  IF([.G485]=&quot;Short&quot;; [.L485]+[Overview.$C$4]/[.K485]; &quot;&quot;) ); &quot;&quot;)">
            <text:p/>
          </table:table-cell>
          <table:table-cell table:formula="of:=IFERROR(ABS([.M485]-[.L485])*[.K485]; &quot;&quot;)">
            <text:p/>
          </table:table-cell>
          <table:table-cell table:style-name="ce312" table:formula="of:=IFERROR(  IF([.G485]=&quot;Long&quot;;  [.L485]+[Overview.$C$4]/[.K485]  *  [Overview.$C$6]  ;  IF([.G485]=&quot;Short&quot;   ;  [.L485]-[Overview.$C$4]/[.K485]  * [Overview.$C$6]  ; &quot;&quot;  )  )   ; &quot;&quot;)">
            <text:p/>
          </table:table-cell>
          <table:table-cell table:number-columns-repeated="3"/>
          <table:table-cell table:style-name="ce182" table:formula="of:=IFERROR([.T485]/[.N485]; &quot;&quot;)">
            <text:p/>
          </table:table-cell>
          <table:table-cell table:style-name="ce203" table:formula="of:=IFERROR(   IF( AND( [.G485]=&quot;Long&quot;;   [.P485]=[.K485])  ;  [.K485]*([.Q485]-[.L485])  ;    IF(  AND(  [.G485]=&quot;Short&quot;  ;   [.P485]=[.K485]   )   ;   [.K485]*([.L485]-[.Q485])   ;  &quot;&quot;)) ; &quot;&quot;)">
            <text:p/>
          </table:table-cell>
          <table:table-cell table:style-name="ce215" table:formula="of:=IF(ISNUMBER([.T485]); IF([.T485]&gt;=0; &quot;Win&quot;; &quot;Loss&quot;); &quot;&quot;)">
            <text:p/>
          </table:table-cell>
          <table:table-cell table:style-name="ce220" table:formula="of:=IF(ISNUMBER([.T485]); ROUND(([.R485]-[.J485])*60*24); &quot;&quot;)">
            <text:p/>
          </table:table-cell>
          <table:table-cell table:content-validation-name="val8"/>
          <table:table-cell table:number-columns-repeated="2"/>
          <table:table-cell table:style-name="ce239"/>
          <table:table-cell table:style-name="ce243" table:formula="of:=IFERROR(IF(ISBLANK([.Z485]); &quot;&quot;; IF([.$G485]=&quot;Long&quot;; ([.Z485]-[.$L485])*[.$K485]/[.$N485]; ([.$L485]-[.Z485])*[.$K485]/[.$N485])-[.$S485]); &quot;&quot;)">
            <text:p/>
          </table:table-cell>
          <table:table-cell/>
          <table:table-cell table:style-name="ce243" table:formula="of:=IFERROR(IF(ISBLANK([.AB485]); &quot;&quot;; IF([.$G485]=&quot;Long&quot;; ([.AB485]-[.$L485])*[.$K485]/[.$N485]; ([.$L485]-[.AB485])*[.$K485]/[.$N485])-[.$S485]); &quot;&quot;)">
            <text:p/>
          </table:table-cell>
          <table:table-cell/>
          <table:table-cell table:style-name="ce243" table:formula="of:=IFERROR(IF(ISBLANK([.AD485]); &quot;&quot;; IF([.$G485]=&quot;Long&quot;; ([.AD485]-[.$L485])*[.$K485]/[.$N485]; ([.$L485]-[.AD485])*[.$K485]/[.$N485])-[.$S485]); &quot;&quot;)">
            <text:p/>
          </table:table-cell>
          <table:table-cell table:number-columns-repeated="2"/>
          <table:table-cell table:formula="of:=IF(ISBLANK([.B485]); &quot;&quot;; DAY([.B485]))">
            <text:p/>
          </table:table-cell>
          <table:table-cell table:formula="of:=IF(ISBLANK([.B485]); &quot;&quot;; WEEKDAY([.B485]))">
            <text:p/>
          </table:table-cell>
          <table:table-cell table:formula="of:=IF(ISBLANK([.B485]); &quot;&quot;; WEEKNUM([.B485]))">
            <text:p/>
          </table:table-cell>
          <table:table-cell table:formula="of:=IF(ISBLANK([.B485]); &quot;&quot;; MONTH([.B485]))">
            <text:p/>
          </table:table-cell>
          <table:table-cell table:formula="of:=IF(ISBLANK([.L485]); &quot;&quot;; [.K485]*[.L485])">
            <text:p/>
          </table:table-cell>
          <table:table-cell table:formula="of:=IF(ISNUMBER([.AL485]); [.AL485]*0.0035; &quot;&quot;)">
            <text:p/>
          </table:table-cell>
          <table:table-cell table:formula="of:=IF(ISBLANK([.Q485]); &quot;&quot;; [.P485]*[.Q485])">
            <text:p/>
          </table:table-cell>
          <table:table-cell table:formula="of:=IF(ISNUMBER([.AN485]); [.AN485]*0.0035; &quot;&quot;)">
            <text:p/>
          </table:table-cell>
          <table:table-cell table:formula="of:=IF(ISBLANK([.Q485]); &quot;&quot;; SUM([.$S$3:.S485]))">
            <text:p/>
          </table:table-cell>
          <table:table-cell table:formula="of:=IF(ISBLANK([.R485]); &quot;&quot;; SUM([.$T$3:.T485]))">
            <text:p/>
          </table:table-cell>
          <table:table-cell table:formula="of:=IF(OR(ISBLANK([.J485]); ISBLANK([.R485])); &quot;&quot;;ROUND(([.R485]-[.J485])*60*24))">
            <text:p/>
          </table:table-cell>
          <table:table-cell table:number-columns-repeated="20"/>
        </table:table-row>
        <table:table-row table:style-name="ro2">
          <table:table-cell office:value-type="float" office:value="484" calcext:value-type="float">
            <text:p>48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86]=&quot;Long&quot; ; [.L486]-[Overview.$C$4]/[.K486]  ;  IF([.G486]=&quot;Short&quot;; [.L486]+[Overview.$C$4]/[.K486]; &quot;&quot;) ); &quot;&quot;)">
            <text:p/>
          </table:table-cell>
          <table:table-cell table:formula="of:=IFERROR(ABS([.M486]-[.L486])*[.K486]; &quot;&quot;)">
            <text:p/>
          </table:table-cell>
          <table:table-cell table:style-name="ce312" table:formula="of:=IFERROR(  IF([.G486]=&quot;Long&quot;;  [.L486]+[Overview.$C$4]/[.K486]  *  [Overview.$C$6]  ;  IF([.G486]=&quot;Short&quot;   ;  [.L486]-[Overview.$C$4]/[.K486]  * [Overview.$C$6]  ; &quot;&quot;  )  )   ; &quot;&quot;)">
            <text:p/>
          </table:table-cell>
          <table:table-cell table:number-columns-repeated="3"/>
          <table:table-cell table:style-name="ce182" table:formula="of:=IFERROR([.T486]/[.N486]; &quot;&quot;)">
            <text:p/>
          </table:table-cell>
          <table:table-cell table:style-name="ce203" table:formula="of:=IFERROR(   IF( AND( [.G486]=&quot;Long&quot;;   [.P486]=[.K486])  ;  [.K486]*([.Q486]-[.L486])  ;    IF(  AND(  [.G486]=&quot;Short&quot;  ;   [.P486]=[.K486]   )   ;   [.K486]*([.L486]-[.Q486])   ;  &quot;&quot;)) ; &quot;&quot;)">
            <text:p/>
          </table:table-cell>
          <table:table-cell table:style-name="ce215" table:formula="of:=IF(ISNUMBER([.T486]); IF([.T486]&gt;=0; &quot;Win&quot;; &quot;Loss&quot;); &quot;&quot;)">
            <text:p/>
          </table:table-cell>
          <table:table-cell table:style-name="ce220" table:formula="of:=IF(ISNUMBER([.T486]); ROUND(([.R486]-[.J486])*60*24); &quot;&quot;)">
            <text:p/>
          </table:table-cell>
          <table:table-cell table:content-validation-name="val8"/>
          <table:table-cell table:number-columns-repeated="2"/>
          <table:table-cell table:style-name="ce239"/>
          <table:table-cell table:style-name="ce243" table:formula="of:=IFERROR(IF(ISBLANK([.Z486]); &quot;&quot;; IF([.$G486]=&quot;Long&quot;; ([.Z486]-[.$L486])*[.$K486]/[.$N486]; ([.$L486]-[.Z486])*[.$K486]/[.$N486])-[.$S486]); &quot;&quot;)">
            <text:p/>
          </table:table-cell>
          <table:table-cell/>
          <table:table-cell table:style-name="ce243" table:formula="of:=IFERROR(IF(ISBLANK([.AB486]); &quot;&quot;; IF([.$G486]=&quot;Long&quot;; ([.AB486]-[.$L486])*[.$K486]/[.$N486]; ([.$L486]-[.AB486])*[.$K486]/[.$N486])-[.$S486]); &quot;&quot;)">
            <text:p/>
          </table:table-cell>
          <table:table-cell/>
          <table:table-cell table:style-name="ce243" table:formula="of:=IFERROR(IF(ISBLANK([.AD486]); &quot;&quot;; IF([.$G486]=&quot;Long&quot;; ([.AD486]-[.$L486])*[.$K486]/[.$N486]; ([.$L486]-[.AD486])*[.$K486]/[.$N486])-[.$S486]); &quot;&quot;)">
            <text:p/>
          </table:table-cell>
          <table:table-cell table:number-columns-repeated="2"/>
          <table:table-cell table:formula="of:=IF(ISBLANK([.B486]); &quot;&quot;; DAY([.B486]))">
            <text:p/>
          </table:table-cell>
          <table:table-cell table:formula="of:=IF(ISBLANK([.B486]); &quot;&quot;; WEEKDAY([.B486]))">
            <text:p/>
          </table:table-cell>
          <table:table-cell table:formula="of:=IF(ISBLANK([.B486]); &quot;&quot;; WEEKNUM([.B486]))">
            <text:p/>
          </table:table-cell>
          <table:table-cell table:formula="of:=IF(ISBLANK([.B486]); &quot;&quot;; MONTH([.B486]))">
            <text:p/>
          </table:table-cell>
          <table:table-cell table:formula="of:=IF(ISBLANK([.L486]); &quot;&quot;; [.K486]*[.L486])">
            <text:p/>
          </table:table-cell>
          <table:table-cell table:formula="of:=IF(ISNUMBER([.AL486]); [.AL486]*0.0035; &quot;&quot;)">
            <text:p/>
          </table:table-cell>
          <table:table-cell table:formula="of:=IF(ISBLANK([.Q486]); &quot;&quot;; [.P486]*[.Q486])">
            <text:p/>
          </table:table-cell>
          <table:table-cell table:formula="of:=IF(ISNUMBER([.AN486]); [.AN486]*0.0035; &quot;&quot;)">
            <text:p/>
          </table:table-cell>
          <table:table-cell table:formula="of:=IF(ISBLANK([.Q486]); &quot;&quot;; SUM([.$S$3:.S486]))">
            <text:p/>
          </table:table-cell>
          <table:table-cell table:formula="of:=IF(ISBLANK([.R486]); &quot;&quot;; SUM([.$T$3:.T486]))">
            <text:p/>
          </table:table-cell>
          <table:table-cell table:formula="of:=IF(OR(ISBLANK([.J486]); ISBLANK([.R486])); &quot;&quot;;ROUND(([.R486]-[.J486])*60*24))">
            <text:p/>
          </table:table-cell>
          <table:table-cell table:number-columns-repeated="20"/>
        </table:table-row>
        <table:table-row table:style-name="ro2">
          <table:table-cell office:value-type="float" office:value="485" calcext:value-type="float">
            <text:p>48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87]=&quot;Long&quot; ; [.L487]-[Overview.$C$4]/[.K487]  ;  IF([.G487]=&quot;Short&quot;; [.L487]+[Overview.$C$4]/[.K487]; &quot;&quot;) ); &quot;&quot;)">
            <text:p/>
          </table:table-cell>
          <table:table-cell table:formula="of:=IFERROR(ABS([.M487]-[.L487])*[.K487]; &quot;&quot;)">
            <text:p/>
          </table:table-cell>
          <table:table-cell table:style-name="ce312" table:formula="of:=IFERROR(  IF([.G487]=&quot;Long&quot;;  [.L487]+[Overview.$C$4]/[.K487]  *  [Overview.$C$6]  ;  IF([.G487]=&quot;Short&quot;   ;  [.L487]-[Overview.$C$4]/[.K487]  * [Overview.$C$6]  ; &quot;&quot;  )  )   ; &quot;&quot;)">
            <text:p/>
          </table:table-cell>
          <table:table-cell table:number-columns-repeated="3"/>
          <table:table-cell table:style-name="ce182" table:formula="of:=IFERROR([.T487]/[.N487]; &quot;&quot;)">
            <text:p/>
          </table:table-cell>
          <table:table-cell table:style-name="ce203" table:formula="of:=IFERROR(   IF( AND( [.G487]=&quot;Long&quot;;   [.P487]=[.K487])  ;  [.K487]*([.Q487]-[.L487])  ;    IF(  AND(  [.G487]=&quot;Short&quot;  ;   [.P487]=[.K487]   )   ;   [.K487]*([.L487]-[.Q487])   ;  &quot;&quot;)) ; &quot;&quot;)">
            <text:p/>
          </table:table-cell>
          <table:table-cell table:style-name="ce215" table:formula="of:=IF(ISNUMBER([.T487]); IF([.T487]&gt;=0; &quot;Win&quot;; &quot;Loss&quot;); &quot;&quot;)">
            <text:p/>
          </table:table-cell>
          <table:table-cell table:style-name="ce220" table:formula="of:=IF(ISNUMBER([.T487]); ROUND(([.R487]-[.J487])*60*24); &quot;&quot;)">
            <text:p/>
          </table:table-cell>
          <table:table-cell table:content-validation-name="val8"/>
          <table:table-cell table:number-columns-repeated="2"/>
          <table:table-cell table:style-name="ce239"/>
          <table:table-cell table:style-name="ce243" table:formula="of:=IFERROR(IF(ISBLANK([.Z487]); &quot;&quot;; IF([.$G487]=&quot;Long&quot;; ([.Z487]-[.$L487])*[.$K487]/[.$N487]; ([.$L487]-[.Z487])*[.$K487]/[.$N487])-[.$S487]); &quot;&quot;)">
            <text:p/>
          </table:table-cell>
          <table:table-cell/>
          <table:table-cell table:style-name="ce243" table:formula="of:=IFERROR(IF(ISBLANK([.AB487]); &quot;&quot;; IF([.$G487]=&quot;Long&quot;; ([.AB487]-[.$L487])*[.$K487]/[.$N487]; ([.$L487]-[.AB487])*[.$K487]/[.$N487])-[.$S487]); &quot;&quot;)">
            <text:p/>
          </table:table-cell>
          <table:table-cell/>
          <table:table-cell table:style-name="ce243" table:formula="of:=IFERROR(IF(ISBLANK([.AD487]); &quot;&quot;; IF([.$G487]=&quot;Long&quot;; ([.AD487]-[.$L487])*[.$K487]/[.$N487]; ([.$L487]-[.AD487])*[.$K487]/[.$N487])-[.$S487]); &quot;&quot;)">
            <text:p/>
          </table:table-cell>
          <table:table-cell table:number-columns-repeated="2"/>
          <table:table-cell table:formula="of:=IF(ISBLANK([.B487]); &quot;&quot;; DAY([.B487]))">
            <text:p/>
          </table:table-cell>
          <table:table-cell table:formula="of:=IF(ISBLANK([.B487]); &quot;&quot;; WEEKDAY([.B487]))">
            <text:p/>
          </table:table-cell>
          <table:table-cell table:formula="of:=IF(ISBLANK([.B487]); &quot;&quot;; WEEKNUM([.B487]))">
            <text:p/>
          </table:table-cell>
          <table:table-cell table:formula="of:=IF(ISBLANK([.B487]); &quot;&quot;; MONTH([.B487]))">
            <text:p/>
          </table:table-cell>
          <table:table-cell table:formula="of:=IF(ISBLANK([.L487]); &quot;&quot;; [.K487]*[.L487])">
            <text:p/>
          </table:table-cell>
          <table:table-cell table:formula="of:=IF(ISNUMBER([.AL487]); [.AL487]*0.0035; &quot;&quot;)">
            <text:p/>
          </table:table-cell>
          <table:table-cell table:formula="of:=IF(ISBLANK([.Q487]); &quot;&quot;; [.P487]*[.Q487])">
            <text:p/>
          </table:table-cell>
          <table:table-cell table:formula="of:=IF(ISNUMBER([.AN487]); [.AN487]*0.0035; &quot;&quot;)">
            <text:p/>
          </table:table-cell>
          <table:table-cell table:formula="of:=IF(ISBLANK([.Q487]); &quot;&quot;; SUM([.$S$3:.S487]))">
            <text:p/>
          </table:table-cell>
          <table:table-cell table:formula="of:=IF(ISBLANK([.R487]); &quot;&quot;; SUM([.$T$3:.T487]))">
            <text:p/>
          </table:table-cell>
          <table:table-cell table:formula="of:=IF(OR(ISBLANK([.J487]); ISBLANK([.R487])); &quot;&quot;;ROUND(([.R487]-[.J487])*60*24))">
            <text:p/>
          </table:table-cell>
          <table:table-cell table:number-columns-repeated="20"/>
        </table:table-row>
        <table:table-row table:style-name="ro2">
          <table:table-cell office:value-type="float" office:value="486" calcext:value-type="float">
            <text:p>48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88]=&quot;Long&quot; ; [.L488]-[Overview.$C$4]/[.K488]  ;  IF([.G488]=&quot;Short&quot;; [.L488]+[Overview.$C$4]/[.K488]; &quot;&quot;) ); &quot;&quot;)">
            <text:p/>
          </table:table-cell>
          <table:table-cell table:formula="of:=IFERROR(ABS([.M488]-[.L488])*[.K488]; &quot;&quot;)">
            <text:p/>
          </table:table-cell>
          <table:table-cell table:style-name="ce312" table:formula="of:=IFERROR(  IF([.G488]=&quot;Long&quot;;  [.L488]+[Overview.$C$4]/[.K488]  *  [Overview.$C$6]  ;  IF([.G488]=&quot;Short&quot;   ;  [.L488]-[Overview.$C$4]/[.K488]  * [Overview.$C$6]  ; &quot;&quot;  )  )   ; &quot;&quot;)">
            <text:p/>
          </table:table-cell>
          <table:table-cell table:number-columns-repeated="3"/>
          <table:table-cell table:style-name="ce182" table:formula="of:=IFERROR([.T488]/[.N488]; &quot;&quot;)">
            <text:p/>
          </table:table-cell>
          <table:table-cell table:style-name="ce203" table:formula="of:=IFERROR(   IF( AND( [.G488]=&quot;Long&quot;;   [.P488]=[.K488])  ;  [.K488]*([.Q488]-[.L488])  ;    IF(  AND(  [.G488]=&quot;Short&quot;  ;   [.P488]=[.K488]   )   ;   [.K488]*([.L488]-[.Q488])   ;  &quot;&quot;)) ; &quot;&quot;)">
            <text:p/>
          </table:table-cell>
          <table:table-cell table:style-name="ce215" table:formula="of:=IF(ISNUMBER([.T488]); IF([.T488]&gt;=0; &quot;Win&quot;; &quot;Loss&quot;); &quot;&quot;)">
            <text:p/>
          </table:table-cell>
          <table:table-cell table:style-name="ce220" table:formula="of:=IF(ISNUMBER([.T488]); ROUND(([.R488]-[.J488])*60*24); &quot;&quot;)">
            <text:p/>
          </table:table-cell>
          <table:table-cell table:content-validation-name="val8"/>
          <table:table-cell table:number-columns-repeated="2"/>
          <table:table-cell table:style-name="ce239"/>
          <table:table-cell table:style-name="ce243" table:formula="of:=IFERROR(IF(ISBLANK([.Z488]); &quot;&quot;; IF([.$G488]=&quot;Long&quot;; ([.Z488]-[.$L488])*[.$K488]/[.$N488]; ([.$L488]-[.Z488])*[.$K488]/[.$N488])-[.$S488]); &quot;&quot;)">
            <text:p/>
          </table:table-cell>
          <table:table-cell/>
          <table:table-cell table:style-name="ce243" table:formula="of:=IFERROR(IF(ISBLANK([.AB488]); &quot;&quot;; IF([.$G488]=&quot;Long&quot;; ([.AB488]-[.$L488])*[.$K488]/[.$N488]; ([.$L488]-[.AB488])*[.$K488]/[.$N488])-[.$S488]); &quot;&quot;)">
            <text:p/>
          </table:table-cell>
          <table:table-cell/>
          <table:table-cell table:style-name="ce243" table:formula="of:=IFERROR(IF(ISBLANK([.AD488]); &quot;&quot;; IF([.$G488]=&quot;Long&quot;; ([.AD488]-[.$L488])*[.$K488]/[.$N488]; ([.$L488]-[.AD488])*[.$K488]/[.$N488])-[.$S488]); &quot;&quot;)">
            <text:p/>
          </table:table-cell>
          <table:table-cell table:number-columns-repeated="2"/>
          <table:table-cell table:formula="of:=IF(ISBLANK([.B488]); &quot;&quot;; DAY([.B488]))">
            <text:p/>
          </table:table-cell>
          <table:table-cell table:formula="of:=IF(ISBLANK([.B488]); &quot;&quot;; WEEKDAY([.B488]))">
            <text:p/>
          </table:table-cell>
          <table:table-cell table:formula="of:=IF(ISBLANK([.B488]); &quot;&quot;; WEEKNUM([.B488]))">
            <text:p/>
          </table:table-cell>
          <table:table-cell table:formula="of:=IF(ISBLANK([.B488]); &quot;&quot;; MONTH([.B488]))">
            <text:p/>
          </table:table-cell>
          <table:table-cell table:formula="of:=IF(ISBLANK([.L488]); &quot;&quot;; [.K488]*[.L488])">
            <text:p/>
          </table:table-cell>
          <table:table-cell table:formula="of:=IF(ISNUMBER([.AL488]); [.AL488]*0.0035; &quot;&quot;)">
            <text:p/>
          </table:table-cell>
          <table:table-cell table:formula="of:=IF(ISBLANK([.Q488]); &quot;&quot;; [.P488]*[.Q488])">
            <text:p/>
          </table:table-cell>
          <table:table-cell table:formula="of:=IF(ISNUMBER([.AN488]); [.AN488]*0.0035; &quot;&quot;)">
            <text:p/>
          </table:table-cell>
          <table:table-cell table:formula="of:=IF(ISBLANK([.Q488]); &quot;&quot;; SUM([.$S$3:.S488]))">
            <text:p/>
          </table:table-cell>
          <table:table-cell table:formula="of:=IF(ISBLANK([.R488]); &quot;&quot;; SUM([.$T$3:.T488]))">
            <text:p/>
          </table:table-cell>
          <table:table-cell table:formula="of:=IF(OR(ISBLANK([.J488]); ISBLANK([.R488])); &quot;&quot;;ROUND(([.R488]-[.J488])*60*24))">
            <text:p/>
          </table:table-cell>
          <table:table-cell table:number-columns-repeated="20"/>
        </table:table-row>
        <table:table-row table:style-name="ro2">
          <table:table-cell office:value-type="float" office:value="487" calcext:value-type="float">
            <text:p>48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89]=&quot;Long&quot; ; [.L489]-[Overview.$C$4]/[.K489]  ;  IF([.G489]=&quot;Short&quot;; [.L489]+[Overview.$C$4]/[.K489]; &quot;&quot;) ); &quot;&quot;)">
            <text:p/>
          </table:table-cell>
          <table:table-cell table:formula="of:=IFERROR(ABS([.M489]-[.L489])*[.K489]; &quot;&quot;)">
            <text:p/>
          </table:table-cell>
          <table:table-cell table:style-name="ce312" table:formula="of:=IFERROR(  IF([.G489]=&quot;Long&quot;;  [.L489]+[Overview.$C$4]/[.K489]  *  [Overview.$C$6]  ;  IF([.G489]=&quot;Short&quot;   ;  [.L489]-[Overview.$C$4]/[.K489]  * [Overview.$C$6]  ; &quot;&quot;  )  )   ; &quot;&quot;)">
            <text:p/>
          </table:table-cell>
          <table:table-cell table:number-columns-repeated="3"/>
          <table:table-cell table:style-name="ce182" table:formula="of:=IFERROR([.T489]/[.N489]; &quot;&quot;)">
            <text:p/>
          </table:table-cell>
          <table:table-cell table:style-name="ce203" table:formula="of:=IFERROR(   IF( AND( [.G489]=&quot;Long&quot;;   [.P489]=[.K489])  ;  [.K489]*([.Q489]-[.L489])  ;    IF(  AND(  [.G489]=&quot;Short&quot;  ;   [.P489]=[.K489]   )   ;   [.K489]*([.L489]-[.Q489])   ;  &quot;&quot;)) ; &quot;&quot;)">
            <text:p/>
          </table:table-cell>
          <table:table-cell table:style-name="ce215" table:formula="of:=IF(ISNUMBER([.T489]); IF([.T489]&gt;=0; &quot;Win&quot;; &quot;Loss&quot;); &quot;&quot;)">
            <text:p/>
          </table:table-cell>
          <table:table-cell table:style-name="ce220" table:formula="of:=IF(ISNUMBER([.T489]); ROUND(([.R489]-[.J489])*60*24); &quot;&quot;)">
            <text:p/>
          </table:table-cell>
          <table:table-cell table:content-validation-name="val8"/>
          <table:table-cell table:number-columns-repeated="2"/>
          <table:table-cell table:style-name="ce239"/>
          <table:table-cell table:style-name="ce243" table:formula="of:=IFERROR(IF(ISBLANK([.Z489]); &quot;&quot;; IF([.$G489]=&quot;Long&quot;; ([.Z489]-[.$L489])*[.$K489]/[.$N489]; ([.$L489]-[.Z489])*[.$K489]/[.$N489])-[.$S489]); &quot;&quot;)">
            <text:p/>
          </table:table-cell>
          <table:table-cell/>
          <table:table-cell table:style-name="ce243" table:formula="of:=IFERROR(IF(ISBLANK([.AB489]); &quot;&quot;; IF([.$G489]=&quot;Long&quot;; ([.AB489]-[.$L489])*[.$K489]/[.$N489]; ([.$L489]-[.AB489])*[.$K489]/[.$N489])-[.$S489]); &quot;&quot;)">
            <text:p/>
          </table:table-cell>
          <table:table-cell/>
          <table:table-cell table:style-name="ce243" table:formula="of:=IFERROR(IF(ISBLANK([.AD489]); &quot;&quot;; IF([.$G489]=&quot;Long&quot;; ([.AD489]-[.$L489])*[.$K489]/[.$N489]; ([.$L489]-[.AD489])*[.$K489]/[.$N489])-[.$S489]); &quot;&quot;)">
            <text:p/>
          </table:table-cell>
          <table:table-cell table:number-columns-repeated="2"/>
          <table:table-cell table:formula="of:=IF(ISBLANK([.B489]); &quot;&quot;; DAY([.B489]))">
            <text:p/>
          </table:table-cell>
          <table:table-cell table:formula="of:=IF(ISBLANK([.B489]); &quot;&quot;; WEEKDAY([.B489]))">
            <text:p/>
          </table:table-cell>
          <table:table-cell table:formula="of:=IF(ISBLANK([.B489]); &quot;&quot;; WEEKNUM([.B489]))">
            <text:p/>
          </table:table-cell>
          <table:table-cell table:formula="of:=IF(ISBLANK([.B489]); &quot;&quot;; MONTH([.B489]))">
            <text:p/>
          </table:table-cell>
          <table:table-cell table:formula="of:=IF(ISBLANK([.L489]); &quot;&quot;; [.K489]*[.L489])">
            <text:p/>
          </table:table-cell>
          <table:table-cell table:formula="of:=IF(ISNUMBER([.AL489]); [.AL489]*0.0035; &quot;&quot;)">
            <text:p/>
          </table:table-cell>
          <table:table-cell table:formula="of:=IF(ISBLANK([.Q489]); &quot;&quot;; [.P489]*[.Q489])">
            <text:p/>
          </table:table-cell>
          <table:table-cell table:formula="of:=IF(ISNUMBER([.AN489]); [.AN489]*0.0035; &quot;&quot;)">
            <text:p/>
          </table:table-cell>
          <table:table-cell table:formula="of:=IF(ISBLANK([.Q489]); &quot;&quot;; SUM([.$S$3:.S489]))">
            <text:p/>
          </table:table-cell>
          <table:table-cell table:formula="of:=IF(ISBLANK([.R489]); &quot;&quot;; SUM([.$T$3:.T489]))">
            <text:p/>
          </table:table-cell>
          <table:table-cell table:formula="of:=IF(OR(ISBLANK([.J489]); ISBLANK([.R489])); &quot;&quot;;ROUND(([.R489]-[.J489])*60*24))">
            <text:p/>
          </table:table-cell>
          <table:table-cell table:number-columns-repeated="20"/>
        </table:table-row>
        <table:table-row table:style-name="ro2">
          <table:table-cell office:value-type="float" office:value="488" calcext:value-type="float">
            <text:p>48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90]=&quot;Long&quot; ; [.L490]-[Overview.$C$4]/[.K490]  ;  IF([.G490]=&quot;Short&quot;; [.L490]+[Overview.$C$4]/[.K490]; &quot;&quot;) ); &quot;&quot;)">
            <text:p/>
          </table:table-cell>
          <table:table-cell table:formula="of:=IFERROR(ABS([.M490]-[.L490])*[.K490]; &quot;&quot;)">
            <text:p/>
          </table:table-cell>
          <table:table-cell table:style-name="ce312" table:formula="of:=IFERROR(  IF([.G490]=&quot;Long&quot;;  [.L490]+[Overview.$C$4]/[.K490]  *  [Overview.$C$6]  ;  IF([.G490]=&quot;Short&quot;   ;  [.L490]-[Overview.$C$4]/[.K490]  * [Overview.$C$6]  ; &quot;&quot;  )  )   ; &quot;&quot;)">
            <text:p/>
          </table:table-cell>
          <table:table-cell table:number-columns-repeated="3"/>
          <table:table-cell table:style-name="ce182" table:formula="of:=IFERROR([.T490]/[.N490]; &quot;&quot;)">
            <text:p/>
          </table:table-cell>
          <table:table-cell table:style-name="ce203" table:formula="of:=IFERROR(   IF( AND( [.G490]=&quot;Long&quot;;   [.P490]=[.K490])  ;  [.K490]*([.Q490]-[.L490])  ;    IF(  AND(  [.G490]=&quot;Short&quot;  ;   [.P490]=[.K490]   )   ;   [.K490]*([.L490]-[.Q490])   ;  &quot;&quot;)) ; &quot;&quot;)">
            <text:p/>
          </table:table-cell>
          <table:table-cell table:style-name="ce215" table:formula="of:=IF(ISNUMBER([.T490]); IF([.T490]&gt;=0; &quot;Win&quot;; &quot;Loss&quot;); &quot;&quot;)">
            <text:p/>
          </table:table-cell>
          <table:table-cell table:style-name="ce220" table:formula="of:=IF(ISNUMBER([.T490]); ROUND(([.R490]-[.J490])*60*24); &quot;&quot;)">
            <text:p/>
          </table:table-cell>
          <table:table-cell table:content-validation-name="val8"/>
          <table:table-cell table:number-columns-repeated="2"/>
          <table:table-cell table:style-name="ce239"/>
          <table:table-cell table:style-name="ce243" table:formula="of:=IFERROR(IF(ISBLANK([.Z490]); &quot;&quot;; IF([.$G490]=&quot;Long&quot;; ([.Z490]-[.$L490])*[.$K490]/[.$N490]; ([.$L490]-[.Z490])*[.$K490]/[.$N490])-[.$S490]); &quot;&quot;)">
            <text:p/>
          </table:table-cell>
          <table:table-cell/>
          <table:table-cell table:style-name="ce243" table:formula="of:=IFERROR(IF(ISBLANK([.AB490]); &quot;&quot;; IF([.$G490]=&quot;Long&quot;; ([.AB490]-[.$L490])*[.$K490]/[.$N490]; ([.$L490]-[.AB490])*[.$K490]/[.$N490])-[.$S490]); &quot;&quot;)">
            <text:p/>
          </table:table-cell>
          <table:table-cell/>
          <table:table-cell table:style-name="ce243" table:formula="of:=IFERROR(IF(ISBLANK([.AD490]); &quot;&quot;; IF([.$G490]=&quot;Long&quot;; ([.AD490]-[.$L490])*[.$K490]/[.$N490]; ([.$L490]-[.AD490])*[.$K490]/[.$N490])-[.$S490]); &quot;&quot;)">
            <text:p/>
          </table:table-cell>
          <table:table-cell table:number-columns-repeated="2"/>
          <table:table-cell table:formula="of:=IF(ISBLANK([.B490]); &quot;&quot;; DAY([.B490]))">
            <text:p/>
          </table:table-cell>
          <table:table-cell table:formula="of:=IF(ISBLANK([.B490]); &quot;&quot;; WEEKDAY([.B490]))">
            <text:p/>
          </table:table-cell>
          <table:table-cell table:formula="of:=IF(ISBLANK([.B490]); &quot;&quot;; WEEKNUM([.B490]))">
            <text:p/>
          </table:table-cell>
          <table:table-cell table:formula="of:=IF(ISBLANK([.B490]); &quot;&quot;; MONTH([.B490]))">
            <text:p/>
          </table:table-cell>
          <table:table-cell table:formula="of:=IF(ISBLANK([.L490]); &quot;&quot;; [.K490]*[.L490])">
            <text:p/>
          </table:table-cell>
          <table:table-cell table:formula="of:=IF(ISNUMBER([.AL490]); [.AL490]*0.0035; &quot;&quot;)">
            <text:p/>
          </table:table-cell>
          <table:table-cell table:formula="of:=IF(ISBLANK([.Q490]); &quot;&quot;; [.P490]*[.Q490])">
            <text:p/>
          </table:table-cell>
          <table:table-cell table:formula="of:=IF(ISNUMBER([.AN490]); [.AN490]*0.0035; &quot;&quot;)">
            <text:p/>
          </table:table-cell>
          <table:table-cell table:formula="of:=IF(ISBLANK([.Q490]); &quot;&quot;; SUM([.$S$3:.S490]))">
            <text:p/>
          </table:table-cell>
          <table:table-cell table:formula="of:=IF(ISBLANK([.R490]); &quot;&quot;; SUM([.$T$3:.T490]))">
            <text:p/>
          </table:table-cell>
          <table:table-cell table:formula="of:=IF(OR(ISBLANK([.J490]); ISBLANK([.R490])); &quot;&quot;;ROUND(([.R490]-[.J490])*60*24))">
            <text:p/>
          </table:table-cell>
          <table:table-cell table:number-columns-repeated="20"/>
        </table:table-row>
        <table:table-row table:style-name="ro2">
          <table:table-cell office:value-type="float" office:value="489" calcext:value-type="float">
            <text:p>48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91]=&quot;Long&quot; ; [.L491]-[Overview.$C$4]/[.K491]  ;  IF([.G491]=&quot;Short&quot;; [.L491]+[Overview.$C$4]/[.K491]; &quot;&quot;) ); &quot;&quot;)">
            <text:p/>
          </table:table-cell>
          <table:table-cell table:formula="of:=IFERROR(ABS([.M491]-[.L491])*[.K491]; &quot;&quot;)">
            <text:p/>
          </table:table-cell>
          <table:table-cell table:style-name="ce312" table:formula="of:=IFERROR(  IF([.G491]=&quot;Long&quot;;  [.L491]+[Overview.$C$4]/[.K491]  *  [Overview.$C$6]  ;  IF([.G491]=&quot;Short&quot;   ;  [.L491]-[Overview.$C$4]/[.K491]  * [Overview.$C$6]  ; &quot;&quot;  )  )   ; &quot;&quot;)">
            <text:p/>
          </table:table-cell>
          <table:table-cell table:number-columns-repeated="3"/>
          <table:table-cell table:style-name="ce182" table:formula="of:=IFERROR([.T491]/[.N491]; &quot;&quot;)">
            <text:p/>
          </table:table-cell>
          <table:table-cell table:style-name="ce203" table:formula="of:=IFERROR(   IF( AND( [.G491]=&quot;Long&quot;;   [.P491]=[.K491])  ;  [.K491]*([.Q491]-[.L491])  ;    IF(  AND(  [.G491]=&quot;Short&quot;  ;   [.P491]=[.K491]   )   ;   [.K491]*([.L491]-[.Q491])   ;  &quot;&quot;)) ; &quot;&quot;)">
            <text:p/>
          </table:table-cell>
          <table:table-cell table:style-name="ce215" table:formula="of:=IF(ISNUMBER([.T491]); IF([.T491]&gt;=0; &quot;Win&quot;; &quot;Loss&quot;); &quot;&quot;)">
            <text:p/>
          </table:table-cell>
          <table:table-cell table:style-name="ce220" table:formula="of:=IF(ISNUMBER([.T491]); ROUND(([.R491]-[.J491])*60*24); &quot;&quot;)">
            <text:p/>
          </table:table-cell>
          <table:table-cell table:content-validation-name="val8"/>
          <table:table-cell table:number-columns-repeated="2"/>
          <table:table-cell table:style-name="ce239"/>
          <table:table-cell table:style-name="ce243" table:formula="of:=IFERROR(IF(ISBLANK([.Z491]); &quot;&quot;; IF([.$G491]=&quot;Long&quot;; ([.Z491]-[.$L491])*[.$K491]/[.$N491]; ([.$L491]-[.Z491])*[.$K491]/[.$N491])-[.$S491]); &quot;&quot;)">
            <text:p/>
          </table:table-cell>
          <table:table-cell/>
          <table:table-cell table:style-name="ce243" table:formula="of:=IFERROR(IF(ISBLANK([.AB491]); &quot;&quot;; IF([.$G491]=&quot;Long&quot;; ([.AB491]-[.$L491])*[.$K491]/[.$N491]; ([.$L491]-[.AB491])*[.$K491]/[.$N491])-[.$S491]); &quot;&quot;)">
            <text:p/>
          </table:table-cell>
          <table:table-cell/>
          <table:table-cell table:style-name="ce243" table:formula="of:=IFERROR(IF(ISBLANK([.AD491]); &quot;&quot;; IF([.$G491]=&quot;Long&quot;; ([.AD491]-[.$L491])*[.$K491]/[.$N491]; ([.$L491]-[.AD491])*[.$K491]/[.$N491])-[.$S491]); &quot;&quot;)">
            <text:p/>
          </table:table-cell>
          <table:table-cell table:number-columns-repeated="2"/>
          <table:table-cell table:formula="of:=IF(ISBLANK([.B491]); &quot;&quot;; DAY([.B491]))">
            <text:p/>
          </table:table-cell>
          <table:table-cell table:formula="of:=IF(ISBLANK([.B491]); &quot;&quot;; WEEKDAY([.B491]))">
            <text:p/>
          </table:table-cell>
          <table:table-cell table:formula="of:=IF(ISBLANK([.B491]); &quot;&quot;; WEEKNUM([.B491]))">
            <text:p/>
          </table:table-cell>
          <table:table-cell table:formula="of:=IF(ISBLANK([.B491]); &quot;&quot;; MONTH([.B491]))">
            <text:p/>
          </table:table-cell>
          <table:table-cell table:formula="of:=IF(ISBLANK([.L491]); &quot;&quot;; [.K491]*[.L491])">
            <text:p/>
          </table:table-cell>
          <table:table-cell table:formula="of:=IF(ISNUMBER([.AL491]); [.AL491]*0.0035; &quot;&quot;)">
            <text:p/>
          </table:table-cell>
          <table:table-cell table:formula="of:=IF(ISBLANK([.Q491]); &quot;&quot;; [.P491]*[.Q491])">
            <text:p/>
          </table:table-cell>
          <table:table-cell table:formula="of:=IF(ISNUMBER([.AN491]); [.AN491]*0.0035; &quot;&quot;)">
            <text:p/>
          </table:table-cell>
          <table:table-cell table:formula="of:=IF(ISBLANK([.Q491]); &quot;&quot;; SUM([.$S$3:.S491]))">
            <text:p/>
          </table:table-cell>
          <table:table-cell table:formula="of:=IF(ISBLANK([.R491]); &quot;&quot;; SUM([.$T$3:.T491]))">
            <text:p/>
          </table:table-cell>
          <table:table-cell table:formula="of:=IF(OR(ISBLANK([.J491]); ISBLANK([.R491])); &quot;&quot;;ROUND(([.R491]-[.J491])*60*24))">
            <text:p/>
          </table:table-cell>
          <table:table-cell table:number-columns-repeated="20"/>
        </table:table-row>
        <table:table-row table:style-name="ro2">
          <table:table-cell office:value-type="float" office:value="490" calcext:value-type="float">
            <text:p>49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92]=&quot;Long&quot; ; [.L492]-[Overview.$C$4]/[.K492]  ;  IF([.G492]=&quot;Short&quot;; [.L492]+[Overview.$C$4]/[.K492]; &quot;&quot;) ); &quot;&quot;)">
            <text:p/>
          </table:table-cell>
          <table:table-cell table:formula="of:=IFERROR(ABS([.M492]-[.L492])*[.K492]; &quot;&quot;)">
            <text:p/>
          </table:table-cell>
          <table:table-cell table:style-name="ce312" table:formula="of:=IFERROR(  IF([.G492]=&quot;Long&quot;;  [.L492]+[Overview.$C$4]/[.K492]  *  [Overview.$C$6]  ;  IF([.G492]=&quot;Short&quot;   ;  [.L492]-[Overview.$C$4]/[.K492]  * [Overview.$C$6]  ; &quot;&quot;  )  )   ; &quot;&quot;)">
            <text:p/>
          </table:table-cell>
          <table:table-cell table:number-columns-repeated="3"/>
          <table:table-cell table:style-name="ce182" table:formula="of:=IFERROR([.T492]/[.N492]; &quot;&quot;)">
            <text:p/>
          </table:table-cell>
          <table:table-cell table:style-name="ce203" table:formula="of:=IFERROR(   IF( AND( [.G492]=&quot;Long&quot;;   [.P492]=[.K492])  ;  [.K492]*([.Q492]-[.L492])  ;    IF(  AND(  [.G492]=&quot;Short&quot;  ;   [.P492]=[.K492]   )   ;   [.K492]*([.L492]-[.Q492])   ;  &quot;&quot;)) ; &quot;&quot;)">
            <text:p/>
          </table:table-cell>
          <table:table-cell table:style-name="ce215" table:formula="of:=IF(ISNUMBER([.T492]); IF([.T492]&gt;=0; &quot;Win&quot;; &quot;Loss&quot;); &quot;&quot;)">
            <text:p/>
          </table:table-cell>
          <table:table-cell table:style-name="ce220" table:formula="of:=IF(ISNUMBER([.T492]); ROUND(([.R492]-[.J492])*60*24); &quot;&quot;)">
            <text:p/>
          </table:table-cell>
          <table:table-cell table:content-validation-name="val8"/>
          <table:table-cell table:number-columns-repeated="2"/>
          <table:table-cell table:style-name="ce239"/>
          <table:table-cell table:style-name="ce243" table:formula="of:=IFERROR(IF(ISBLANK([.Z492]); &quot;&quot;; IF([.$G492]=&quot;Long&quot;; ([.Z492]-[.$L492])*[.$K492]/[.$N492]; ([.$L492]-[.Z492])*[.$K492]/[.$N492])-[.$S492]); &quot;&quot;)">
            <text:p/>
          </table:table-cell>
          <table:table-cell/>
          <table:table-cell table:style-name="ce243" table:formula="of:=IFERROR(IF(ISBLANK([.AB492]); &quot;&quot;; IF([.$G492]=&quot;Long&quot;; ([.AB492]-[.$L492])*[.$K492]/[.$N492]; ([.$L492]-[.AB492])*[.$K492]/[.$N492])-[.$S492]); &quot;&quot;)">
            <text:p/>
          </table:table-cell>
          <table:table-cell/>
          <table:table-cell table:style-name="ce243" table:formula="of:=IFERROR(IF(ISBLANK([.AD492]); &quot;&quot;; IF([.$G492]=&quot;Long&quot;; ([.AD492]-[.$L492])*[.$K492]/[.$N492]; ([.$L492]-[.AD492])*[.$K492]/[.$N492])-[.$S492]); &quot;&quot;)">
            <text:p/>
          </table:table-cell>
          <table:table-cell table:number-columns-repeated="2"/>
          <table:table-cell table:formula="of:=IF(ISBLANK([.B492]); &quot;&quot;; DAY([.B492]))">
            <text:p/>
          </table:table-cell>
          <table:table-cell table:formula="of:=IF(ISBLANK([.B492]); &quot;&quot;; WEEKDAY([.B492]))">
            <text:p/>
          </table:table-cell>
          <table:table-cell table:formula="of:=IF(ISBLANK([.B492]); &quot;&quot;; WEEKNUM([.B492]))">
            <text:p/>
          </table:table-cell>
          <table:table-cell table:formula="of:=IF(ISBLANK([.B492]); &quot;&quot;; MONTH([.B492]))">
            <text:p/>
          </table:table-cell>
          <table:table-cell table:formula="of:=IF(ISBLANK([.L492]); &quot;&quot;; [.K492]*[.L492])">
            <text:p/>
          </table:table-cell>
          <table:table-cell table:formula="of:=IF(ISNUMBER([.AL492]); [.AL492]*0.0035; &quot;&quot;)">
            <text:p/>
          </table:table-cell>
          <table:table-cell table:formula="of:=IF(ISBLANK([.Q492]); &quot;&quot;; [.P492]*[.Q492])">
            <text:p/>
          </table:table-cell>
          <table:table-cell table:formula="of:=IF(ISNUMBER([.AN492]); [.AN492]*0.0035; &quot;&quot;)">
            <text:p/>
          </table:table-cell>
          <table:table-cell table:formula="of:=IF(ISBLANK([.Q492]); &quot;&quot;; SUM([.$S$3:.S492]))">
            <text:p/>
          </table:table-cell>
          <table:table-cell table:formula="of:=IF(ISBLANK([.R492]); &quot;&quot;; SUM([.$T$3:.T492]))">
            <text:p/>
          </table:table-cell>
          <table:table-cell table:formula="of:=IF(OR(ISBLANK([.J492]); ISBLANK([.R492])); &quot;&quot;;ROUND(([.R492]-[.J492])*60*24))">
            <text:p/>
          </table:table-cell>
          <table:table-cell table:number-columns-repeated="20"/>
        </table:table-row>
        <table:table-row table:style-name="ro2">
          <table:table-cell office:value-type="float" office:value="491" calcext:value-type="float">
            <text:p>491</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93]=&quot;Long&quot; ; [.L493]-[Overview.$C$4]/[.K493]  ;  IF([.G493]=&quot;Short&quot;; [.L493]+[Overview.$C$4]/[.K493]; &quot;&quot;) ); &quot;&quot;)">
            <text:p/>
          </table:table-cell>
          <table:table-cell table:formula="of:=IFERROR(ABS([.M493]-[.L493])*[.K493]; &quot;&quot;)">
            <text:p/>
          </table:table-cell>
          <table:table-cell table:style-name="ce312" table:formula="of:=IFERROR(  IF([.G493]=&quot;Long&quot;;  [.L493]+[Overview.$C$4]/[.K493]  *  [Overview.$C$6]  ;  IF([.G493]=&quot;Short&quot;   ;  [.L493]-[Overview.$C$4]/[.K493]  * [Overview.$C$6]  ; &quot;&quot;  )  )   ; &quot;&quot;)">
            <text:p/>
          </table:table-cell>
          <table:table-cell table:number-columns-repeated="3"/>
          <table:table-cell table:style-name="ce182" table:formula="of:=IFERROR([.T493]/[.N493]; &quot;&quot;)">
            <text:p/>
          </table:table-cell>
          <table:table-cell table:style-name="ce203" table:formula="of:=IFERROR(   IF( AND( [.G493]=&quot;Long&quot;;   [.P493]=[.K493])  ;  [.K493]*([.Q493]-[.L493])  ;    IF(  AND(  [.G493]=&quot;Short&quot;  ;   [.P493]=[.K493]   )   ;   [.K493]*([.L493]-[.Q493])   ;  &quot;&quot;)) ; &quot;&quot;)">
            <text:p/>
          </table:table-cell>
          <table:table-cell table:style-name="ce215" table:formula="of:=IF(ISNUMBER([.T493]); IF([.T493]&gt;=0; &quot;Win&quot;; &quot;Loss&quot;); &quot;&quot;)">
            <text:p/>
          </table:table-cell>
          <table:table-cell table:style-name="ce220" table:formula="of:=IF(ISNUMBER([.T493]); ROUND(([.R493]-[.J493])*60*24); &quot;&quot;)">
            <text:p/>
          </table:table-cell>
          <table:table-cell table:content-validation-name="val8"/>
          <table:table-cell table:number-columns-repeated="2"/>
          <table:table-cell table:style-name="ce239"/>
          <table:table-cell table:style-name="ce243" table:formula="of:=IFERROR(IF(ISBLANK([.Z493]); &quot;&quot;; IF([.$G493]=&quot;Long&quot;; ([.Z493]-[.$L493])*[.$K493]/[.$N493]; ([.$L493]-[.Z493])*[.$K493]/[.$N493])-[.$S493]); &quot;&quot;)">
            <text:p/>
          </table:table-cell>
          <table:table-cell/>
          <table:table-cell table:style-name="ce243" table:formula="of:=IFERROR(IF(ISBLANK([.AB493]); &quot;&quot;; IF([.$G493]=&quot;Long&quot;; ([.AB493]-[.$L493])*[.$K493]/[.$N493]; ([.$L493]-[.AB493])*[.$K493]/[.$N493])-[.$S493]); &quot;&quot;)">
            <text:p/>
          </table:table-cell>
          <table:table-cell/>
          <table:table-cell table:style-name="ce243" table:formula="of:=IFERROR(IF(ISBLANK([.AD493]); &quot;&quot;; IF([.$G493]=&quot;Long&quot;; ([.AD493]-[.$L493])*[.$K493]/[.$N493]; ([.$L493]-[.AD493])*[.$K493]/[.$N493])-[.$S493]); &quot;&quot;)">
            <text:p/>
          </table:table-cell>
          <table:table-cell table:number-columns-repeated="2"/>
          <table:table-cell table:formula="of:=IF(ISBLANK([.B493]); &quot;&quot;; DAY([.B493]))">
            <text:p/>
          </table:table-cell>
          <table:table-cell table:formula="of:=IF(ISBLANK([.B493]); &quot;&quot;; WEEKDAY([.B493]))">
            <text:p/>
          </table:table-cell>
          <table:table-cell table:formula="of:=IF(ISBLANK([.B493]); &quot;&quot;; WEEKNUM([.B493]))">
            <text:p/>
          </table:table-cell>
          <table:table-cell table:formula="of:=IF(ISBLANK([.B493]); &quot;&quot;; MONTH([.B493]))">
            <text:p/>
          </table:table-cell>
          <table:table-cell table:formula="of:=IF(ISBLANK([.L493]); &quot;&quot;; [.K493]*[.L493])">
            <text:p/>
          </table:table-cell>
          <table:table-cell table:formula="of:=IF(ISNUMBER([.AL493]); [.AL493]*0.0035; &quot;&quot;)">
            <text:p/>
          </table:table-cell>
          <table:table-cell table:formula="of:=IF(ISBLANK([.Q493]); &quot;&quot;; [.P493]*[.Q493])">
            <text:p/>
          </table:table-cell>
          <table:table-cell table:formula="of:=IF(ISNUMBER([.AN493]); [.AN493]*0.0035; &quot;&quot;)">
            <text:p/>
          </table:table-cell>
          <table:table-cell table:formula="of:=IF(ISBLANK([.Q493]); &quot;&quot;; SUM([.$S$3:.S493]))">
            <text:p/>
          </table:table-cell>
          <table:table-cell table:formula="of:=IF(ISBLANK([.R493]); &quot;&quot;; SUM([.$T$3:.T493]))">
            <text:p/>
          </table:table-cell>
          <table:table-cell table:formula="of:=IF(OR(ISBLANK([.J493]); ISBLANK([.R493])); &quot;&quot;;ROUND(([.R493]-[.J493])*60*24))">
            <text:p/>
          </table:table-cell>
          <table:table-cell table:number-columns-repeated="20"/>
        </table:table-row>
        <table:table-row table:style-name="ro2">
          <table:table-cell office:value-type="float" office:value="492" calcext:value-type="float">
            <text:p>492</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94]=&quot;Long&quot; ; [.L494]-[Overview.$C$4]/[.K494]  ;  IF([.G494]=&quot;Short&quot;; [.L494]+[Overview.$C$4]/[.K494]; &quot;&quot;) ); &quot;&quot;)">
            <text:p/>
          </table:table-cell>
          <table:table-cell table:formula="of:=IFERROR(ABS([.M494]-[.L494])*[.K494]; &quot;&quot;)">
            <text:p/>
          </table:table-cell>
          <table:table-cell table:style-name="ce312" table:formula="of:=IFERROR(  IF([.G494]=&quot;Long&quot;;  [.L494]+[Overview.$C$4]/[.K494]  *  [Overview.$C$6]  ;  IF([.G494]=&quot;Short&quot;   ;  [.L494]-[Overview.$C$4]/[.K494]  * [Overview.$C$6]  ; &quot;&quot;  )  )   ; &quot;&quot;)">
            <text:p/>
          </table:table-cell>
          <table:table-cell table:number-columns-repeated="3"/>
          <table:table-cell table:style-name="ce182" table:formula="of:=IFERROR([.T494]/[.N494]; &quot;&quot;)">
            <text:p/>
          </table:table-cell>
          <table:table-cell table:style-name="ce203" table:formula="of:=IFERROR(   IF( AND( [.G494]=&quot;Long&quot;;   [.P494]=[.K494])  ;  [.K494]*([.Q494]-[.L494])  ;    IF(  AND(  [.G494]=&quot;Short&quot;  ;   [.P494]=[.K494]   )   ;   [.K494]*([.L494]-[.Q494])   ;  &quot;&quot;)) ; &quot;&quot;)">
            <text:p/>
          </table:table-cell>
          <table:table-cell table:style-name="ce215" table:formula="of:=IF(ISNUMBER([.T494]); IF([.T494]&gt;=0; &quot;Win&quot;; &quot;Loss&quot;); &quot;&quot;)">
            <text:p/>
          </table:table-cell>
          <table:table-cell table:style-name="ce220" table:formula="of:=IF(ISNUMBER([.T494]); ROUND(([.R494]-[.J494])*60*24); &quot;&quot;)">
            <text:p/>
          </table:table-cell>
          <table:table-cell table:content-validation-name="val8"/>
          <table:table-cell table:number-columns-repeated="2"/>
          <table:table-cell table:style-name="ce239"/>
          <table:table-cell table:style-name="ce243" table:formula="of:=IFERROR(IF(ISBLANK([.Z494]); &quot;&quot;; IF([.$G494]=&quot;Long&quot;; ([.Z494]-[.$L494])*[.$K494]/[.$N494]; ([.$L494]-[.Z494])*[.$K494]/[.$N494])-[.$S494]); &quot;&quot;)">
            <text:p/>
          </table:table-cell>
          <table:table-cell/>
          <table:table-cell table:style-name="ce243" table:formula="of:=IFERROR(IF(ISBLANK([.AB494]); &quot;&quot;; IF([.$G494]=&quot;Long&quot;; ([.AB494]-[.$L494])*[.$K494]/[.$N494]; ([.$L494]-[.AB494])*[.$K494]/[.$N494])-[.$S494]); &quot;&quot;)">
            <text:p/>
          </table:table-cell>
          <table:table-cell/>
          <table:table-cell table:style-name="ce243" table:formula="of:=IFERROR(IF(ISBLANK([.AD494]); &quot;&quot;; IF([.$G494]=&quot;Long&quot;; ([.AD494]-[.$L494])*[.$K494]/[.$N494]; ([.$L494]-[.AD494])*[.$K494]/[.$N494])-[.$S494]); &quot;&quot;)">
            <text:p/>
          </table:table-cell>
          <table:table-cell table:number-columns-repeated="2"/>
          <table:table-cell table:formula="of:=IF(ISBLANK([.B494]); &quot;&quot;; DAY([.B494]))">
            <text:p/>
          </table:table-cell>
          <table:table-cell table:formula="of:=IF(ISBLANK([.B494]); &quot;&quot;; WEEKDAY([.B494]))">
            <text:p/>
          </table:table-cell>
          <table:table-cell table:formula="of:=IF(ISBLANK([.B494]); &quot;&quot;; WEEKNUM([.B494]))">
            <text:p/>
          </table:table-cell>
          <table:table-cell table:formula="of:=IF(ISBLANK([.B494]); &quot;&quot;; MONTH([.B494]))">
            <text:p/>
          </table:table-cell>
          <table:table-cell table:formula="of:=IF(ISBLANK([.L494]); &quot;&quot;; [.K494]*[.L494])">
            <text:p/>
          </table:table-cell>
          <table:table-cell table:formula="of:=IF(ISNUMBER([.AL494]); [.AL494]*0.0035; &quot;&quot;)">
            <text:p/>
          </table:table-cell>
          <table:table-cell table:formula="of:=IF(ISBLANK([.Q494]); &quot;&quot;; [.P494]*[.Q494])">
            <text:p/>
          </table:table-cell>
          <table:table-cell table:formula="of:=IF(ISNUMBER([.AN494]); [.AN494]*0.0035; &quot;&quot;)">
            <text:p/>
          </table:table-cell>
          <table:table-cell table:formula="of:=IF(ISBLANK([.Q494]); &quot;&quot;; SUM([.$S$3:.S494]))">
            <text:p/>
          </table:table-cell>
          <table:table-cell table:formula="of:=IF(ISBLANK([.R494]); &quot;&quot;; SUM([.$T$3:.T494]))">
            <text:p/>
          </table:table-cell>
          <table:table-cell table:formula="of:=IF(OR(ISBLANK([.J494]); ISBLANK([.R494])); &quot;&quot;;ROUND(([.R494]-[.J494])*60*24))">
            <text:p/>
          </table:table-cell>
          <table:table-cell table:number-columns-repeated="20"/>
        </table:table-row>
        <table:table-row table:style-name="ro2">
          <table:table-cell office:value-type="float" office:value="493" calcext:value-type="float">
            <text:p>493</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95]=&quot;Long&quot; ; [.L495]-[Overview.$C$4]/[.K495]  ;  IF([.G495]=&quot;Short&quot;; [.L495]+[Overview.$C$4]/[.K495]; &quot;&quot;) ); &quot;&quot;)">
            <text:p/>
          </table:table-cell>
          <table:table-cell table:formula="of:=IFERROR(ABS([.M495]-[.L495])*[.K495]; &quot;&quot;)">
            <text:p/>
          </table:table-cell>
          <table:table-cell table:style-name="ce312" table:formula="of:=IFERROR(  IF([.G495]=&quot;Long&quot;;  [.L495]+[Overview.$C$4]/[.K495]  *  [Overview.$C$6]  ;  IF([.G495]=&quot;Short&quot;   ;  [.L495]-[Overview.$C$4]/[.K495]  * [Overview.$C$6]  ; &quot;&quot;  )  )   ; &quot;&quot;)">
            <text:p/>
          </table:table-cell>
          <table:table-cell table:number-columns-repeated="3"/>
          <table:table-cell table:style-name="ce182" table:formula="of:=IFERROR([.T495]/[.N495]; &quot;&quot;)">
            <text:p/>
          </table:table-cell>
          <table:table-cell table:style-name="ce203" table:formula="of:=IFERROR(   IF( AND( [.G495]=&quot;Long&quot;;   [.P495]=[.K495])  ;  [.K495]*([.Q495]-[.L495])  ;    IF(  AND(  [.G495]=&quot;Short&quot;  ;   [.P495]=[.K495]   )   ;   [.K495]*([.L495]-[.Q495])   ;  &quot;&quot;)) ; &quot;&quot;)">
            <text:p/>
          </table:table-cell>
          <table:table-cell table:style-name="ce215" table:formula="of:=IF(ISNUMBER([.T495]); IF([.T495]&gt;=0; &quot;Win&quot;; &quot;Loss&quot;); &quot;&quot;)">
            <text:p/>
          </table:table-cell>
          <table:table-cell table:style-name="ce220" table:formula="of:=IF(ISNUMBER([.T495]); ROUND(([.R495]-[.J495])*60*24); &quot;&quot;)">
            <text:p/>
          </table:table-cell>
          <table:table-cell table:content-validation-name="val8"/>
          <table:table-cell table:number-columns-repeated="2"/>
          <table:table-cell table:style-name="ce239"/>
          <table:table-cell table:style-name="ce243" table:formula="of:=IFERROR(IF(ISBLANK([.Z495]); &quot;&quot;; IF([.$G495]=&quot;Long&quot;; ([.Z495]-[.$L495])*[.$K495]/[.$N495]; ([.$L495]-[.Z495])*[.$K495]/[.$N495])-[.$S495]); &quot;&quot;)">
            <text:p/>
          </table:table-cell>
          <table:table-cell/>
          <table:table-cell table:style-name="ce243" table:formula="of:=IFERROR(IF(ISBLANK([.AB495]); &quot;&quot;; IF([.$G495]=&quot;Long&quot;; ([.AB495]-[.$L495])*[.$K495]/[.$N495]; ([.$L495]-[.AB495])*[.$K495]/[.$N495])-[.$S495]); &quot;&quot;)">
            <text:p/>
          </table:table-cell>
          <table:table-cell/>
          <table:table-cell table:style-name="ce243" table:formula="of:=IFERROR(IF(ISBLANK([.AD495]); &quot;&quot;; IF([.$G495]=&quot;Long&quot;; ([.AD495]-[.$L495])*[.$K495]/[.$N495]; ([.$L495]-[.AD495])*[.$K495]/[.$N495])-[.$S495]); &quot;&quot;)">
            <text:p/>
          </table:table-cell>
          <table:table-cell table:number-columns-repeated="2"/>
          <table:table-cell table:formula="of:=IF(ISBLANK([.B495]); &quot;&quot;; DAY([.B495]))">
            <text:p/>
          </table:table-cell>
          <table:table-cell table:formula="of:=IF(ISBLANK([.B495]); &quot;&quot;; WEEKDAY([.B495]))">
            <text:p/>
          </table:table-cell>
          <table:table-cell table:formula="of:=IF(ISBLANK([.B495]); &quot;&quot;; WEEKNUM([.B495]))">
            <text:p/>
          </table:table-cell>
          <table:table-cell table:formula="of:=IF(ISBLANK([.B495]); &quot;&quot;; MONTH([.B495]))">
            <text:p/>
          </table:table-cell>
          <table:table-cell table:formula="of:=IF(ISBLANK([.L495]); &quot;&quot;; [.K495]*[.L495])">
            <text:p/>
          </table:table-cell>
          <table:table-cell table:formula="of:=IF(ISNUMBER([.AL495]); [.AL495]*0.0035; &quot;&quot;)">
            <text:p/>
          </table:table-cell>
          <table:table-cell table:formula="of:=IF(ISBLANK([.Q495]); &quot;&quot;; [.P495]*[.Q495])">
            <text:p/>
          </table:table-cell>
          <table:table-cell table:formula="of:=IF(ISNUMBER([.AN495]); [.AN495]*0.0035; &quot;&quot;)">
            <text:p/>
          </table:table-cell>
          <table:table-cell table:formula="of:=IF(ISBLANK([.Q495]); &quot;&quot;; SUM([.$S$3:.S495]))">
            <text:p/>
          </table:table-cell>
          <table:table-cell table:formula="of:=IF(ISBLANK([.R495]); &quot;&quot;; SUM([.$T$3:.T495]))">
            <text:p/>
          </table:table-cell>
          <table:table-cell table:formula="of:=IF(OR(ISBLANK([.J495]); ISBLANK([.R495])); &quot;&quot;;ROUND(([.R495]-[.J495])*60*24))">
            <text:p/>
          </table:table-cell>
          <table:table-cell table:number-columns-repeated="20"/>
        </table:table-row>
        <table:table-row table:style-name="ro2">
          <table:table-cell office:value-type="float" office:value="494" calcext:value-type="float">
            <text:p>494</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96]=&quot;Long&quot; ; [.L496]-[Overview.$C$4]/[.K496]  ;  IF([.G496]=&quot;Short&quot;; [.L496]+[Overview.$C$4]/[.K496]; &quot;&quot;) ); &quot;&quot;)">
            <text:p/>
          </table:table-cell>
          <table:table-cell table:formula="of:=IFERROR(ABS([.M496]-[.L496])*[.K496]; &quot;&quot;)">
            <text:p/>
          </table:table-cell>
          <table:table-cell table:style-name="ce312" table:formula="of:=IFERROR(  IF([.G496]=&quot;Long&quot;;  [.L496]+[Overview.$C$4]/[.K496]  *  [Overview.$C$6]  ;  IF([.G496]=&quot;Short&quot;   ;  [.L496]-[Overview.$C$4]/[.K496]  * [Overview.$C$6]  ; &quot;&quot;  )  )   ; &quot;&quot;)">
            <text:p/>
          </table:table-cell>
          <table:table-cell table:number-columns-repeated="3"/>
          <table:table-cell table:style-name="ce182" table:formula="of:=IFERROR([.T496]/[.N496]; &quot;&quot;)">
            <text:p/>
          </table:table-cell>
          <table:table-cell table:style-name="ce203" table:formula="of:=IFERROR(   IF( AND( [.G496]=&quot;Long&quot;;   [.P496]=[.K496])  ;  [.K496]*([.Q496]-[.L496])  ;    IF(  AND(  [.G496]=&quot;Short&quot;  ;   [.P496]=[.K496]   )   ;   [.K496]*([.L496]-[.Q496])   ;  &quot;&quot;)) ; &quot;&quot;)">
            <text:p/>
          </table:table-cell>
          <table:table-cell table:style-name="ce215" table:formula="of:=IF(ISNUMBER([.T496]); IF([.T496]&gt;=0; &quot;Win&quot;; &quot;Loss&quot;); &quot;&quot;)">
            <text:p/>
          </table:table-cell>
          <table:table-cell table:style-name="ce220" table:formula="of:=IF(ISNUMBER([.T496]); ROUND(([.R496]-[.J496])*60*24); &quot;&quot;)">
            <text:p/>
          </table:table-cell>
          <table:table-cell table:content-validation-name="val8"/>
          <table:table-cell table:number-columns-repeated="2"/>
          <table:table-cell table:style-name="ce239"/>
          <table:table-cell table:style-name="ce243" table:formula="of:=IFERROR(IF(ISBLANK([.Z496]); &quot;&quot;; IF([.$G496]=&quot;Long&quot;; ([.Z496]-[.$L496])*[.$K496]/[.$N496]; ([.$L496]-[.Z496])*[.$K496]/[.$N496])-[.$S496]); &quot;&quot;)">
            <text:p/>
          </table:table-cell>
          <table:table-cell/>
          <table:table-cell table:style-name="ce243" table:formula="of:=IFERROR(IF(ISBLANK([.AB496]); &quot;&quot;; IF([.$G496]=&quot;Long&quot;; ([.AB496]-[.$L496])*[.$K496]/[.$N496]; ([.$L496]-[.AB496])*[.$K496]/[.$N496])-[.$S496]); &quot;&quot;)">
            <text:p/>
          </table:table-cell>
          <table:table-cell/>
          <table:table-cell table:style-name="ce243" table:formula="of:=IFERROR(IF(ISBLANK([.AD496]); &quot;&quot;; IF([.$G496]=&quot;Long&quot;; ([.AD496]-[.$L496])*[.$K496]/[.$N496]; ([.$L496]-[.AD496])*[.$K496]/[.$N496])-[.$S496]); &quot;&quot;)">
            <text:p/>
          </table:table-cell>
          <table:table-cell table:number-columns-repeated="2"/>
          <table:table-cell table:formula="of:=IF(ISBLANK([.B496]); &quot;&quot;; DAY([.B496]))">
            <text:p/>
          </table:table-cell>
          <table:table-cell table:formula="of:=IF(ISBLANK([.B496]); &quot;&quot;; WEEKDAY([.B496]))">
            <text:p/>
          </table:table-cell>
          <table:table-cell table:formula="of:=IF(ISBLANK([.B496]); &quot;&quot;; WEEKNUM([.B496]))">
            <text:p/>
          </table:table-cell>
          <table:table-cell table:formula="of:=IF(ISBLANK([.B496]); &quot;&quot;; MONTH([.B496]))">
            <text:p/>
          </table:table-cell>
          <table:table-cell table:formula="of:=IF(ISBLANK([.L496]); &quot;&quot;; [.K496]*[.L496])">
            <text:p/>
          </table:table-cell>
          <table:table-cell table:formula="of:=IF(ISNUMBER([.AL496]); [.AL496]*0.0035; &quot;&quot;)">
            <text:p/>
          </table:table-cell>
          <table:table-cell table:formula="of:=IF(ISBLANK([.Q496]); &quot;&quot;; [.P496]*[.Q496])">
            <text:p/>
          </table:table-cell>
          <table:table-cell table:formula="of:=IF(ISNUMBER([.AN496]); [.AN496]*0.0035; &quot;&quot;)">
            <text:p/>
          </table:table-cell>
          <table:table-cell table:formula="of:=IF(ISBLANK([.Q496]); &quot;&quot;; SUM([.$S$3:.S496]))">
            <text:p/>
          </table:table-cell>
          <table:table-cell table:formula="of:=IF(ISBLANK([.R496]); &quot;&quot;; SUM([.$T$3:.T496]))">
            <text:p/>
          </table:table-cell>
          <table:table-cell table:formula="of:=IF(OR(ISBLANK([.J496]); ISBLANK([.R496])); &quot;&quot;;ROUND(([.R496]-[.J496])*60*24))">
            <text:p/>
          </table:table-cell>
          <table:table-cell table:number-columns-repeated="20"/>
        </table:table-row>
        <table:table-row table:style-name="ro2">
          <table:table-cell office:value-type="float" office:value="495" calcext:value-type="float">
            <text:p>495</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97]=&quot;Long&quot; ; [.L497]-[Overview.$C$4]/[.K497]  ;  IF([.G497]=&quot;Short&quot;; [.L497]+[Overview.$C$4]/[.K497]; &quot;&quot;) ); &quot;&quot;)">
            <text:p/>
          </table:table-cell>
          <table:table-cell table:formula="of:=IFERROR(ABS([.M497]-[.L497])*[.K497]; &quot;&quot;)">
            <text:p/>
          </table:table-cell>
          <table:table-cell table:style-name="ce312" table:formula="of:=IFERROR(  IF([.G497]=&quot;Long&quot;;  [.L497]+[Overview.$C$4]/[.K497]  *  [Overview.$C$6]  ;  IF([.G497]=&quot;Short&quot;   ;  [.L497]-[Overview.$C$4]/[.K497]  * [Overview.$C$6]  ; &quot;&quot;  )  )   ; &quot;&quot;)">
            <text:p/>
          </table:table-cell>
          <table:table-cell table:number-columns-repeated="3"/>
          <table:table-cell table:style-name="ce182" table:formula="of:=IFERROR([.T497]/[.N497]; &quot;&quot;)">
            <text:p/>
          </table:table-cell>
          <table:table-cell table:style-name="ce203" table:formula="of:=IFERROR(   IF( AND( [.G497]=&quot;Long&quot;;   [.P497]=[.K497])  ;  [.K497]*([.Q497]-[.L497])  ;    IF(  AND(  [.G497]=&quot;Short&quot;  ;   [.P497]=[.K497]   )   ;   [.K497]*([.L497]-[.Q497])   ;  &quot;&quot;)) ; &quot;&quot;)">
            <text:p/>
          </table:table-cell>
          <table:table-cell table:style-name="ce215" table:formula="of:=IF(ISNUMBER([.T497]); IF([.T497]&gt;=0; &quot;Win&quot;; &quot;Loss&quot;); &quot;&quot;)">
            <text:p/>
          </table:table-cell>
          <table:table-cell table:style-name="ce220" table:formula="of:=IF(ISNUMBER([.T497]); ROUND(([.R497]-[.J497])*60*24); &quot;&quot;)">
            <text:p/>
          </table:table-cell>
          <table:table-cell table:content-validation-name="val8"/>
          <table:table-cell table:number-columns-repeated="2"/>
          <table:table-cell table:style-name="ce239"/>
          <table:table-cell table:style-name="ce243" table:formula="of:=IFERROR(IF(ISBLANK([.Z497]); &quot;&quot;; IF([.$G497]=&quot;Long&quot;; ([.Z497]-[.$L497])*[.$K497]/[.$N497]; ([.$L497]-[.Z497])*[.$K497]/[.$N497])-[.$S497]); &quot;&quot;)">
            <text:p/>
          </table:table-cell>
          <table:table-cell/>
          <table:table-cell table:style-name="ce243" table:formula="of:=IFERROR(IF(ISBLANK([.AB497]); &quot;&quot;; IF([.$G497]=&quot;Long&quot;; ([.AB497]-[.$L497])*[.$K497]/[.$N497]; ([.$L497]-[.AB497])*[.$K497]/[.$N497])-[.$S497]); &quot;&quot;)">
            <text:p/>
          </table:table-cell>
          <table:table-cell/>
          <table:table-cell table:style-name="ce243" table:formula="of:=IFERROR(IF(ISBLANK([.AD497]); &quot;&quot;; IF([.$G497]=&quot;Long&quot;; ([.AD497]-[.$L497])*[.$K497]/[.$N497]; ([.$L497]-[.AD497])*[.$K497]/[.$N497])-[.$S497]); &quot;&quot;)">
            <text:p/>
          </table:table-cell>
          <table:table-cell table:number-columns-repeated="2"/>
          <table:table-cell table:formula="of:=IF(ISBLANK([.B497]); &quot;&quot;; DAY([.B497]))">
            <text:p/>
          </table:table-cell>
          <table:table-cell table:formula="of:=IF(ISBLANK([.B497]); &quot;&quot;; WEEKDAY([.B497]))">
            <text:p/>
          </table:table-cell>
          <table:table-cell table:formula="of:=IF(ISBLANK([.B497]); &quot;&quot;; WEEKNUM([.B497]))">
            <text:p/>
          </table:table-cell>
          <table:table-cell table:formula="of:=IF(ISBLANK([.B497]); &quot;&quot;; MONTH([.B497]))">
            <text:p/>
          </table:table-cell>
          <table:table-cell table:formula="of:=IF(ISBLANK([.L497]); &quot;&quot;; [.K497]*[.L497])">
            <text:p/>
          </table:table-cell>
          <table:table-cell table:formula="of:=IF(ISNUMBER([.AL497]); [.AL497]*0.0035; &quot;&quot;)">
            <text:p/>
          </table:table-cell>
          <table:table-cell table:formula="of:=IF(ISBLANK([.Q497]); &quot;&quot;; [.P497]*[.Q497])">
            <text:p/>
          </table:table-cell>
          <table:table-cell table:formula="of:=IF(ISNUMBER([.AN497]); [.AN497]*0.0035; &quot;&quot;)">
            <text:p/>
          </table:table-cell>
          <table:table-cell table:formula="of:=IF(ISBLANK([.Q497]); &quot;&quot;; SUM([.$S$3:.S497]))">
            <text:p/>
          </table:table-cell>
          <table:table-cell table:formula="of:=IF(ISBLANK([.R497]); &quot;&quot;; SUM([.$T$3:.T497]))">
            <text:p/>
          </table:table-cell>
          <table:table-cell table:formula="of:=IF(OR(ISBLANK([.J497]); ISBLANK([.R497])); &quot;&quot;;ROUND(([.R497]-[.J497])*60*24))">
            <text:p/>
          </table:table-cell>
          <table:table-cell table:number-columns-repeated="20"/>
        </table:table-row>
        <table:table-row table:style-name="ro2">
          <table:table-cell office:value-type="float" office:value="496" calcext:value-type="float">
            <text:p>496</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98]=&quot;Long&quot; ; [.L498]-[Overview.$C$4]/[.K498]  ;  IF([.G498]=&quot;Short&quot;; [.L498]+[Overview.$C$4]/[.K498]; &quot;&quot;) ); &quot;&quot;)">
            <text:p/>
          </table:table-cell>
          <table:table-cell table:formula="of:=IFERROR(ABS([.M498]-[.L498])*[.K498]; &quot;&quot;)">
            <text:p/>
          </table:table-cell>
          <table:table-cell table:style-name="ce312" table:formula="of:=IFERROR(  IF([.G498]=&quot;Long&quot;;  [.L498]+[Overview.$C$4]/[.K498]  *  [Overview.$C$6]  ;  IF([.G498]=&quot;Short&quot;   ;  [.L498]-[Overview.$C$4]/[.K498]  * [Overview.$C$6]  ; &quot;&quot;  )  )   ; &quot;&quot;)">
            <text:p/>
          </table:table-cell>
          <table:table-cell table:number-columns-repeated="3"/>
          <table:table-cell table:style-name="ce182" table:formula="of:=IFERROR([.T498]/[.N498]; &quot;&quot;)">
            <text:p/>
          </table:table-cell>
          <table:table-cell table:style-name="ce203" table:formula="of:=IFERROR(   IF( AND( [.G498]=&quot;Long&quot;;   [.P498]=[.K498])  ;  [.K498]*([.Q498]-[.L498])  ;    IF(  AND(  [.G498]=&quot;Short&quot;  ;   [.P498]=[.K498]   )   ;   [.K498]*([.L498]-[.Q498])   ;  &quot;&quot;)) ; &quot;&quot;)">
            <text:p/>
          </table:table-cell>
          <table:table-cell table:style-name="ce215" table:formula="of:=IF(ISNUMBER([.T498]); IF([.T498]&gt;=0; &quot;Win&quot;; &quot;Loss&quot;); &quot;&quot;)">
            <text:p/>
          </table:table-cell>
          <table:table-cell table:style-name="ce220" table:formula="of:=IF(ISNUMBER([.T498]); ROUND(([.R498]-[.J498])*60*24); &quot;&quot;)">
            <text:p/>
          </table:table-cell>
          <table:table-cell table:content-validation-name="val8"/>
          <table:table-cell table:number-columns-repeated="2"/>
          <table:table-cell table:style-name="ce239"/>
          <table:table-cell table:style-name="ce243" table:formula="of:=IFERROR(IF(ISBLANK([.Z498]); &quot;&quot;; IF([.$G498]=&quot;Long&quot;; ([.Z498]-[.$L498])*[.$K498]/[.$N498]; ([.$L498]-[.Z498])*[.$K498]/[.$N498])-[.$S498]); &quot;&quot;)">
            <text:p/>
          </table:table-cell>
          <table:table-cell/>
          <table:table-cell table:style-name="ce243" table:formula="of:=IFERROR(IF(ISBLANK([.AB498]); &quot;&quot;; IF([.$G498]=&quot;Long&quot;; ([.AB498]-[.$L498])*[.$K498]/[.$N498]; ([.$L498]-[.AB498])*[.$K498]/[.$N498])-[.$S498]); &quot;&quot;)">
            <text:p/>
          </table:table-cell>
          <table:table-cell/>
          <table:table-cell table:style-name="ce243" table:formula="of:=IFERROR(IF(ISBLANK([.AD498]); &quot;&quot;; IF([.$G498]=&quot;Long&quot;; ([.AD498]-[.$L498])*[.$K498]/[.$N498]; ([.$L498]-[.AD498])*[.$K498]/[.$N498])-[.$S498]); &quot;&quot;)">
            <text:p/>
          </table:table-cell>
          <table:table-cell table:number-columns-repeated="2"/>
          <table:table-cell table:formula="of:=IF(ISBLANK([.B498]); &quot;&quot;; DAY([.B498]))">
            <text:p/>
          </table:table-cell>
          <table:table-cell table:formula="of:=IF(ISBLANK([.B498]); &quot;&quot;; WEEKDAY([.B498]))">
            <text:p/>
          </table:table-cell>
          <table:table-cell table:formula="of:=IF(ISBLANK([.B498]); &quot;&quot;; WEEKNUM([.B498]))">
            <text:p/>
          </table:table-cell>
          <table:table-cell table:formula="of:=IF(ISBLANK([.B498]); &quot;&quot;; MONTH([.B498]))">
            <text:p/>
          </table:table-cell>
          <table:table-cell table:formula="of:=IF(ISBLANK([.L498]); &quot;&quot;; [.K498]*[.L498])">
            <text:p/>
          </table:table-cell>
          <table:table-cell table:formula="of:=IF(ISNUMBER([.AL498]); [.AL498]*0.0035; &quot;&quot;)">
            <text:p/>
          </table:table-cell>
          <table:table-cell table:formula="of:=IF(ISBLANK([.Q498]); &quot;&quot;; [.P498]*[.Q498])">
            <text:p/>
          </table:table-cell>
          <table:table-cell table:formula="of:=IF(ISNUMBER([.AN498]); [.AN498]*0.0035; &quot;&quot;)">
            <text:p/>
          </table:table-cell>
          <table:table-cell table:formula="of:=IF(ISBLANK([.Q498]); &quot;&quot;; SUM([.$S$3:.S498]))">
            <text:p/>
          </table:table-cell>
          <table:table-cell table:formula="of:=IF(ISBLANK([.R498]); &quot;&quot;; SUM([.$T$3:.T498]))">
            <text:p/>
          </table:table-cell>
          <table:table-cell table:formula="of:=IF(OR(ISBLANK([.J498]); ISBLANK([.R498])); &quot;&quot;;ROUND(([.R498]-[.J498])*60*24))">
            <text:p/>
          </table:table-cell>
          <table:table-cell table:number-columns-repeated="20"/>
        </table:table-row>
        <table:table-row table:style-name="ro2">
          <table:table-cell office:value-type="float" office:value="497" calcext:value-type="float">
            <text:p>497</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499]=&quot;Long&quot; ; [.L499]-[Overview.$C$4]/[.K499]  ;  IF([.G499]=&quot;Short&quot;; [.L499]+[Overview.$C$4]/[.K499]; &quot;&quot;) ); &quot;&quot;)">
            <text:p/>
          </table:table-cell>
          <table:table-cell table:formula="of:=IFERROR(ABS([.M499]-[.L499])*[.K499]; &quot;&quot;)">
            <text:p/>
          </table:table-cell>
          <table:table-cell table:style-name="ce312" table:formula="of:=IFERROR(  IF([.G499]=&quot;Long&quot;;  [.L499]+[Overview.$C$4]/[.K499]  *  [Overview.$C$6]  ;  IF([.G499]=&quot;Short&quot;   ;  [.L499]-[Overview.$C$4]/[.K499]  * [Overview.$C$6]  ; &quot;&quot;  )  )   ; &quot;&quot;)">
            <text:p/>
          </table:table-cell>
          <table:table-cell table:number-columns-repeated="3"/>
          <table:table-cell table:style-name="ce182" table:formula="of:=IFERROR([.T499]/[.N499]; &quot;&quot;)">
            <text:p/>
          </table:table-cell>
          <table:table-cell table:style-name="ce203" table:formula="of:=IFERROR(   IF( AND( [.G499]=&quot;Long&quot;;   [.P499]=[.K499])  ;  [.K499]*([.Q499]-[.L499])  ;    IF(  AND(  [.G499]=&quot;Short&quot;  ;   [.P499]=[.K499]   )   ;   [.K499]*([.L499]-[.Q499])   ;  &quot;&quot;)) ; &quot;&quot;)">
            <text:p/>
          </table:table-cell>
          <table:table-cell table:style-name="ce215" table:formula="of:=IF(ISNUMBER([.T499]); IF([.T499]&gt;=0; &quot;Win&quot;; &quot;Loss&quot;); &quot;&quot;)">
            <text:p/>
          </table:table-cell>
          <table:table-cell table:style-name="ce220" table:formula="of:=IF(ISNUMBER([.T499]); ROUND(([.R499]-[.J499])*60*24); &quot;&quot;)">
            <text:p/>
          </table:table-cell>
          <table:table-cell table:content-validation-name="val8"/>
          <table:table-cell table:number-columns-repeated="2"/>
          <table:table-cell table:style-name="ce239"/>
          <table:table-cell table:style-name="ce243" table:formula="of:=IFERROR(IF(ISBLANK([.Z499]); &quot;&quot;; IF([.$G499]=&quot;Long&quot;; ([.Z499]-[.$L499])*[.$K499]/[.$N499]; ([.$L499]-[.Z499])*[.$K499]/[.$N499])-[.$S499]); &quot;&quot;)">
            <text:p/>
          </table:table-cell>
          <table:table-cell/>
          <table:table-cell table:style-name="ce243" table:formula="of:=IFERROR(IF(ISBLANK([.AB499]); &quot;&quot;; IF([.$G499]=&quot;Long&quot;; ([.AB499]-[.$L499])*[.$K499]/[.$N499]; ([.$L499]-[.AB499])*[.$K499]/[.$N499])-[.$S499]); &quot;&quot;)">
            <text:p/>
          </table:table-cell>
          <table:table-cell/>
          <table:table-cell table:style-name="ce243" table:formula="of:=IFERROR(IF(ISBLANK([.AD499]); &quot;&quot;; IF([.$G499]=&quot;Long&quot;; ([.AD499]-[.$L499])*[.$K499]/[.$N499]; ([.$L499]-[.AD499])*[.$K499]/[.$N499])-[.$S499]); &quot;&quot;)">
            <text:p/>
          </table:table-cell>
          <table:table-cell table:number-columns-repeated="2"/>
          <table:table-cell table:formula="of:=IF(ISBLANK([.B499]); &quot;&quot;; DAY([.B499]))">
            <text:p/>
          </table:table-cell>
          <table:table-cell table:formula="of:=IF(ISBLANK([.B499]); &quot;&quot;; WEEKDAY([.B499]))">
            <text:p/>
          </table:table-cell>
          <table:table-cell table:formula="of:=IF(ISBLANK([.B499]); &quot;&quot;; WEEKNUM([.B499]))">
            <text:p/>
          </table:table-cell>
          <table:table-cell table:formula="of:=IF(ISBLANK([.B499]); &quot;&quot;; MONTH([.B499]))">
            <text:p/>
          </table:table-cell>
          <table:table-cell table:formula="of:=IF(ISBLANK([.L499]); &quot;&quot;; [.K499]*[.L499])">
            <text:p/>
          </table:table-cell>
          <table:table-cell table:formula="of:=IF(ISNUMBER([.AL499]); [.AL499]*0.0035; &quot;&quot;)">
            <text:p/>
          </table:table-cell>
          <table:table-cell table:formula="of:=IF(ISBLANK([.Q499]); &quot;&quot;; [.P499]*[.Q499])">
            <text:p/>
          </table:table-cell>
          <table:table-cell table:formula="of:=IF(ISNUMBER([.AN499]); [.AN499]*0.0035; &quot;&quot;)">
            <text:p/>
          </table:table-cell>
          <table:table-cell table:formula="of:=IF(ISBLANK([.Q499]); &quot;&quot;; SUM([.$S$3:.S499]))">
            <text:p/>
          </table:table-cell>
          <table:table-cell table:formula="of:=IF(ISBLANK([.R499]); &quot;&quot;; SUM([.$T$3:.T499]))">
            <text:p/>
          </table:table-cell>
          <table:table-cell table:formula="of:=IF(OR(ISBLANK([.J499]); ISBLANK([.R499])); &quot;&quot;;ROUND(([.R499]-[.J499])*60*24))">
            <text:p/>
          </table:table-cell>
          <table:table-cell table:number-columns-repeated="20"/>
        </table:table-row>
        <table:table-row table:style-name="ro2">
          <table:table-cell office:value-type="float" office:value="498" calcext:value-type="float">
            <text:p>498</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500]=&quot;Long&quot; ; [.L500]-[Overview.$C$4]/[.K500]  ;  IF([.G500]=&quot;Short&quot;; [.L500]+[Overview.$C$4]/[.K500]; &quot;&quot;) ); &quot;&quot;)">
            <text:p/>
          </table:table-cell>
          <table:table-cell table:formula="of:=IFERROR(ABS([.M500]-[.L500])*[.K500]; &quot;&quot;)">
            <text:p/>
          </table:table-cell>
          <table:table-cell table:style-name="ce312" table:formula="of:=IFERROR(  IF([.G500]=&quot;Long&quot;;  [.L500]+[Overview.$C$4]/[.K500]  *  [Overview.$C$6]  ;  IF([.G500]=&quot;Short&quot;   ;  [.L500]-[Overview.$C$4]/[.K500]  * [Overview.$C$6]  ; &quot;&quot;  )  )   ; &quot;&quot;)">
            <text:p/>
          </table:table-cell>
          <table:table-cell table:number-columns-repeated="3"/>
          <table:table-cell table:style-name="ce182" table:formula="of:=IFERROR([.T500]/[.N500]; &quot;&quot;)">
            <text:p/>
          </table:table-cell>
          <table:table-cell table:style-name="ce203" table:formula="of:=IFERROR(   IF( AND( [.G500]=&quot;Long&quot;;   [.P500]=[.K500])  ;  [.K500]*([.Q500]-[.L500])  ;    IF(  AND(  [.G500]=&quot;Short&quot;  ;   [.P500]=[.K500]   )   ;   [.K500]*([.L500]-[.Q500])   ;  &quot;&quot;)) ; &quot;&quot;)">
            <text:p/>
          </table:table-cell>
          <table:table-cell table:style-name="ce215" table:formula="of:=IF(ISNUMBER([.T500]); IF([.T500]&gt;=0; &quot;Win&quot;; &quot;Loss&quot;); &quot;&quot;)">
            <text:p/>
          </table:table-cell>
          <table:table-cell table:style-name="ce220" table:formula="of:=IF(ISNUMBER([.T500]); ROUND(([.R500]-[.J500])*60*24); &quot;&quot;)">
            <text:p/>
          </table:table-cell>
          <table:table-cell table:content-validation-name="val8"/>
          <table:table-cell table:number-columns-repeated="2"/>
          <table:table-cell table:style-name="ce239"/>
          <table:table-cell table:style-name="ce243" table:formula="of:=IFERROR(IF(ISBLANK([.Z500]); &quot;&quot;; IF([.$G500]=&quot;Long&quot;; ([.Z500]-[.$L500])*[.$K500]/[.$N500]; ([.$L500]-[.Z500])*[.$K500]/[.$N500])-[.$S500]); &quot;&quot;)">
            <text:p/>
          </table:table-cell>
          <table:table-cell/>
          <table:table-cell table:style-name="ce243" table:formula="of:=IFERROR(IF(ISBLANK([.AB500]); &quot;&quot;; IF([.$G500]=&quot;Long&quot;; ([.AB500]-[.$L500])*[.$K500]/[.$N500]; ([.$L500]-[.AB500])*[.$K500]/[.$N500])-[.$S500]); &quot;&quot;)">
            <text:p/>
          </table:table-cell>
          <table:table-cell/>
          <table:table-cell table:style-name="ce243" table:formula="of:=IFERROR(IF(ISBLANK([.AD500]); &quot;&quot;; IF([.$G500]=&quot;Long&quot;; ([.AD500]-[.$L500])*[.$K500]/[.$N500]; ([.$L500]-[.AD500])*[.$K500]/[.$N500])-[.$S500]); &quot;&quot;)">
            <text:p/>
          </table:table-cell>
          <table:table-cell table:number-columns-repeated="2"/>
          <table:table-cell table:formula="of:=IF(ISBLANK([.B500]); &quot;&quot;; DAY([.B500]))">
            <text:p/>
          </table:table-cell>
          <table:table-cell table:formula="of:=IF(ISBLANK([.B500]); &quot;&quot;; WEEKDAY([.B500]))">
            <text:p/>
          </table:table-cell>
          <table:table-cell table:formula="of:=IF(ISBLANK([.B500]); &quot;&quot;; WEEKNUM([.B500]))">
            <text:p/>
          </table:table-cell>
          <table:table-cell table:formula="of:=IF(ISBLANK([.B500]); &quot;&quot;; MONTH([.B500]))">
            <text:p/>
          </table:table-cell>
          <table:table-cell table:formula="of:=IF(ISBLANK([.L500]); &quot;&quot;; [.K500]*[.L500])">
            <text:p/>
          </table:table-cell>
          <table:table-cell table:formula="of:=IF(ISNUMBER([.AL500]); [.AL500]*0.0035; &quot;&quot;)">
            <text:p/>
          </table:table-cell>
          <table:table-cell table:formula="of:=IF(ISBLANK([.Q500]); &quot;&quot;; [.P500]*[.Q500])">
            <text:p/>
          </table:table-cell>
          <table:table-cell table:formula="of:=IF(ISNUMBER([.AN500]); [.AN500]*0.0035; &quot;&quot;)">
            <text:p/>
          </table:table-cell>
          <table:table-cell table:formula="of:=IF(ISBLANK([.Q500]); &quot;&quot;; SUM([.$S$3:.S500]))">
            <text:p/>
          </table:table-cell>
          <table:table-cell table:formula="of:=IF(ISBLANK([.R500]); &quot;&quot;; SUM([.$T$3:.T500]))">
            <text:p/>
          </table:table-cell>
          <table:table-cell table:formula="of:=IF(OR(ISBLANK([.J500]); ISBLANK([.R500])); &quot;&quot;;ROUND(([.R500]-[.J500])*60*24))">
            <text:p/>
          </table:table-cell>
          <table:table-cell table:number-columns-repeated="20"/>
        </table:table-row>
        <table:table-row table:style-name="ro2">
          <table:table-cell office:value-type="float" office:value="499" calcext:value-type="float">
            <text:p>499</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501]=&quot;Long&quot; ; [.L501]-[Overview.$C$4]/[.K501]  ;  IF([.G501]=&quot;Short&quot;; [.L501]+[Overview.$C$4]/[.K501]; &quot;&quot;) ); &quot;&quot;)">
            <text:p/>
          </table:table-cell>
          <table:table-cell table:formula="of:=IFERROR(ABS([.M501]-[.L501])*[.K501]; &quot;&quot;)">
            <text:p/>
          </table:table-cell>
          <table:table-cell table:style-name="ce312" table:formula="of:=IFERROR(  IF([.G501]=&quot;Long&quot;;  [.L501]+[Overview.$C$4]/[.K501]  *  [Overview.$C$6]  ;  IF([.G501]=&quot;Short&quot;   ;  [.L501]-[Overview.$C$4]/[.K501]  * [Overview.$C$6]  ; &quot;&quot;  )  )   ; &quot;&quot;)">
            <text:p/>
          </table:table-cell>
          <table:table-cell table:number-columns-repeated="3"/>
          <table:table-cell table:style-name="ce182" table:formula="of:=IFERROR([.T501]/[.N501]; &quot;&quot;)">
            <text:p/>
          </table:table-cell>
          <table:table-cell table:style-name="ce203" table:formula="of:=IFERROR(   IF( AND( [.G501]=&quot;Long&quot;;   [.P501]=[.K501])  ;  [.K501]*([.Q501]-[.L501])  ;    IF(  AND(  [.G501]=&quot;Short&quot;  ;   [.P501]=[.K501]   )   ;   [.K501]*([.L501]-[.Q501])   ;  &quot;&quot;)) ; &quot;&quot;)">
            <text:p/>
          </table:table-cell>
          <table:table-cell table:style-name="ce215" table:formula="of:=IF(ISNUMBER([.T501]); IF([.T501]&gt;=0; &quot;Win&quot;; &quot;Loss&quot;); &quot;&quot;)">
            <text:p/>
          </table:table-cell>
          <table:table-cell table:style-name="ce220" table:formula="of:=IF(ISNUMBER([.T501]); ROUND(([.R501]-[.J501])*60*24); &quot;&quot;)">
            <text:p/>
          </table:table-cell>
          <table:table-cell table:content-validation-name="val8"/>
          <table:table-cell table:number-columns-repeated="2"/>
          <table:table-cell table:style-name="ce239"/>
          <table:table-cell table:style-name="ce243" table:formula="of:=IFERROR(IF(ISBLANK([.Z501]); &quot;&quot;; IF([.$G501]=&quot;Long&quot;; ([.Z501]-[.$L501])*[.$K501]/[.$N501]; ([.$L501]-[.Z501])*[.$K501]/[.$N501])-[.$S501]); &quot;&quot;)">
            <text:p/>
          </table:table-cell>
          <table:table-cell/>
          <table:table-cell table:style-name="ce243" table:formula="of:=IFERROR(IF(ISBLANK([.AB501]); &quot;&quot;; IF([.$G501]=&quot;Long&quot;; ([.AB501]-[.$L501])*[.$K501]/[.$N501]; ([.$L501]-[.AB501])*[.$K501]/[.$N501])-[.$S501]); &quot;&quot;)">
            <text:p/>
          </table:table-cell>
          <table:table-cell/>
          <table:table-cell table:style-name="ce243" table:formula="of:=IFERROR(IF(ISBLANK([.AD501]); &quot;&quot;; IF([.$G501]=&quot;Long&quot;; ([.AD501]-[.$L501])*[.$K501]/[.$N501]; ([.$L501]-[.AD501])*[.$K501]/[.$N501])-[.$S501]); &quot;&quot;)">
            <text:p/>
          </table:table-cell>
          <table:table-cell table:number-columns-repeated="2"/>
          <table:table-cell table:formula="of:=IF(ISBLANK([.B501]); &quot;&quot;; DAY([.B501]))">
            <text:p/>
          </table:table-cell>
          <table:table-cell table:formula="of:=IF(ISBLANK([.B501]); &quot;&quot;; WEEKDAY([.B501]))">
            <text:p/>
          </table:table-cell>
          <table:table-cell table:formula="of:=IF(ISBLANK([.B501]); &quot;&quot;; WEEKNUM([.B501]))">
            <text:p/>
          </table:table-cell>
          <table:table-cell table:formula="of:=IF(ISBLANK([.B501]); &quot;&quot;; MONTH([.B501]))">
            <text:p/>
          </table:table-cell>
          <table:table-cell table:formula="of:=IF(ISBLANK([.L501]); &quot;&quot;; [.K501]*[.L501])">
            <text:p/>
          </table:table-cell>
          <table:table-cell table:formula="of:=IF(ISNUMBER([.AL501]); [.AL501]*0.0035; &quot;&quot;)">
            <text:p/>
          </table:table-cell>
          <table:table-cell table:formula="of:=IF(ISBLANK([.Q501]); &quot;&quot;; [.P501]*[.Q501])">
            <text:p/>
          </table:table-cell>
          <table:table-cell table:formula="of:=IF(ISNUMBER([.AN501]); [.AN501]*0.0035; &quot;&quot;)">
            <text:p/>
          </table:table-cell>
          <table:table-cell table:formula="of:=IF(ISBLANK([.Q501]); &quot;&quot;; SUM([.$S$3:.S501]))">
            <text:p/>
          </table:table-cell>
          <table:table-cell table:formula="of:=IF(ISBLANK([.R501]); &quot;&quot;; SUM([.$T$3:.T501]))">
            <text:p/>
          </table:table-cell>
          <table:table-cell table:formula="of:=IF(OR(ISBLANK([.J501]); ISBLANK([.R501])); &quot;&quot;;ROUND(([.R501]-[.J501])*60*24))">
            <text:p/>
          </table:table-cell>
          <table:table-cell table:number-columns-repeated="20"/>
        </table:table-row>
        <table:table-row table:style-name="ro2">
          <table:table-cell office:value-type="float" office:value="500" calcext:value-type="float">
            <text:p>500</text:p>
          </table:table-cell>
          <table:table-cell table:number-columns-repeated="2"/>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3"/>
          <table:table-cell table:style-name="ce302" table:formula="of:=IFERROR(IF( [.G502]=&quot;Long&quot; ; [.L502]-[Overview.$C$4]/[.K502]  ;  IF([.G502]=&quot;Short&quot;; [.L502]+[Overview.$C$4]/[.K502]; &quot;&quot;) ); &quot;&quot;)">
            <text:p/>
          </table:table-cell>
          <table:table-cell table:formula="of:=IFERROR(ABS([.M502]-[.L502])*[.K502]; &quot;&quot;)">
            <text:p/>
          </table:table-cell>
          <table:table-cell table:style-name="ce312" table:formula="of:=IFERROR(  IF([.G502]=&quot;Long&quot;;  [.L502]+[Overview.$C$4]/[.K502]  *  [Overview.$C$6]  ;  IF([.G502]=&quot;Short&quot;   ;  [.L502]-[Overview.$C$4]/[.K502]  * [Overview.$C$6]  ; &quot;&quot;  )  )   ; &quot;&quot;)">
            <text:p/>
          </table:table-cell>
          <table:table-cell table:number-columns-repeated="3"/>
          <table:table-cell table:style-name="ce182" table:formula="of:=IFERROR([.T502]/[.N502]; &quot;&quot;)">
            <text:p/>
          </table:table-cell>
          <table:table-cell table:style-name="ce203" table:formula="of:=IFERROR(   IF( AND( [.G502]=&quot;Long&quot;;   [.P502]=[.K502])  ;  [.K502]*([.Q502]-[.L502])  ;    IF(  AND(  [.G502]=&quot;Short&quot;  ;   [.P502]=[.K502]   )   ;   [.K502]*([.L502]-[.Q502])   ;  &quot;&quot;)) ; &quot;&quot;)">
            <text:p/>
          </table:table-cell>
          <table:table-cell table:style-name="ce215" table:formula="of:=IF(ISNUMBER([.T502]); IF([.T502]&gt;=0; &quot;Win&quot;; &quot;Loss&quot;); &quot;&quot;)">
            <text:p/>
          </table:table-cell>
          <table:table-cell table:style-name="ce220" table:formula="of:=IF(ISNUMBER([.T502]); ROUND(([.R502]-[.J502])*60*24); &quot;&quot;)">
            <text:p/>
          </table:table-cell>
          <table:table-cell table:content-validation-name="val8"/>
          <table:table-cell table:number-columns-repeated="2"/>
          <table:table-cell table:style-name="ce239"/>
          <table:table-cell table:style-name="ce243" table:formula="of:=IFERROR(IF(ISBLANK([.Z502]); &quot;&quot;; IF([.$G502]=&quot;Long&quot;; ([.Z502]-[.$L502])*[.$K502]/[.$N502]; ([.$L502]-[.Z502])*[.$K502]/[.$N502])-[.$S502]); &quot;&quot;)">
            <text:p/>
          </table:table-cell>
          <table:table-cell/>
          <table:table-cell table:style-name="ce243" table:formula="of:=IFERROR(IF(ISBLANK([.AB502]); &quot;&quot;; IF([.$G502]=&quot;Long&quot;; ([.AB502]-[.$L502])*[.$K502]/[.$N502]; ([.$L502]-[.AB502])*[.$K502]/[.$N502])-[.$S502]); &quot;&quot;)">
            <text:p/>
          </table:table-cell>
          <table:table-cell/>
          <table:table-cell table:style-name="ce243" table:formula="of:=IFERROR(IF(ISBLANK([.AD502]); &quot;&quot;; IF([.$G502]=&quot;Long&quot;; ([.AD502]-[.$L502])*[.$K502]/[.$N502]; ([.$L502]-[.AD502])*[.$K502]/[.$N502])-[.$S502]); &quot;&quot;)">
            <text:p/>
          </table:table-cell>
          <table:table-cell table:number-columns-repeated="2"/>
          <table:table-cell table:formula="of:=IF(ISBLANK([.B502]); &quot;&quot;; DAY([.B502]))">
            <text:p/>
          </table:table-cell>
          <table:table-cell table:formula="of:=IF(ISBLANK([.B502]); &quot;&quot;; WEEKDAY([.B502]))">
            <text:p/>
          </table:table-cell>
          <table:table-cell table:formula="of:=IF(ISBLANK([.B502]); &quot;&quot;; WEEKNUM([.B502]))">
            <text:p/>
          </table:table-cell>
          <table:table-cell table:formula="of:=IF(ISBLANK([.B502]); &quot;&quot;; MONTH([.B502]))">
            <text:p/>
          </table:table-cell>
          <table:table-cell table:formula="of:=IF(ISBLANK([.L502]); &quot;&quot;; [.K502]*[.L502])">
            <text:p/>
          </table:table-cell>
          <table:table-cell table:formula="of:=IF(ISNUMBER([.AL502]); [.AL502]*0.0035; &quot;&quot;)">
            <text:p/>
          </table:table-cell>
          <table:table-cell table:formula="of:=IF(ISBLANK([.Q502]); &quot;&quot;; [.P502]*[.Q502])">
            <text:p/>
          </table:table-cell>
          <table:table-cell table:formula="of:=IF(ISNUMBER([.AN502]); [.AN502]*0.0035; &quot;&quot;)">
            <text:p/>
          </table:table-cell>
          <table:table-cell table:formula="of:=IF(ISBLANK([.Q502]); &quot;&quot;; SUM([.$S$3:.S502]))">
            <text:p/>
          </table:table-cell>
          <table:table-cell table:formula="of:=IF(ISBLANK([.R502]); &quot;&quot;; SUM([.$T$3:.T502]))">
            <text:p/>
          </table:table-cell>
          <table:table-cell table:formula="of:=IF(OR(ISBLANK([.J502]); ISBLANK([.R502])); &quot;&quot;;ROUND(([.R502]-[.J502])*60*24))">
            <text:p/>
          </table:table-cell>
          <table:table-cell table:number-columns-repeated="20"/>
        </table:table-row>
        <table:table-row table:style-name="ro2">
          <table:table-cell table:style-name="ce84"/>
          <table:table-cell table:style-name="ce96"/>
          <table:table-cell table:style-name="ce233"/>
          <table:table-cell table:style-name="ce233" table:content-validation-name="val1"/>
          <table:table-cell table:style-name="ce233" table:content-validation-name="val3"/>
          <table:table-cell table:style-name="ce190" table:content-validation-name="val4"/>
          <table:table-cell table:style-name="ce202" table:content-validation-name="val5"/>
          <table:table-cell table:style-name="ce211" table:content-validation-name="val6"/>
          <table:table-cell table:style-name="ce222" table:content-validation-name="val7"/>
          <table:table-cell table:style-name="ce230"/>
          <table:table-cell table:style-name="ce145"/>
          <table:table-cell table:style-name="ce153"/>
          <table:table-cell table:style-name="ce158"/>
          <table:table-cell table:style-name="ce84"/>
          <table:table-cell table:style-name="ce167"/>
          <table:table-cell table:style-name="ce171"/>
          <table:table-cell table:style-name="ce175"/>
          <table:table-cell table:style-name="ce179"/>
          <table:table-cell table:style-name="ce151"/>
          <table:table-cell table:style-name="ce156"/>
          <table:table-cell table:style-name="ce94" table:number-columns-repeated="2"/>
          <table:table-cell table:style-name="ce224" table:content-validation-name="val8"/>
          <table:table-cell table:style-name="ce233"/>
          <table:table-cell table:style-name="ce127"/>
          <table:table-cell table:style-name="ce165" table:number-columns-repeated="6"/>
          <table:table-cell table:number-columns-repeated="33"/>
        </table:table-row>
        <table:table-row table:style-name="ro2" table:number-rows-repeated="217">
          <table:table-cell table:style-name="ce140"/>
          <table:table-cell table:style-name="ce169"/>
          <table:table-cell table:style-name="ce234"/>
          <table:table-cell table:style-name="ce234" table:content-validation-name="val1"/>
          <table:table-cell table:style-name="ce234" table:content-validation-name="val3"/>
          <table:table-cell table:style-name="ce236" table:content-validation-name="val4"/>
          <table:table-cell table:style-name="ce204" table:content-validation-name="val5"/>
          <table:table-cell table:style-name="ce213" table:content-validation-name="val6"/>
          <table:table-cell table:style-name="ce225" table:content-validation-name="val7"/>
          <table:table-cell table:style-name="ce231"/>
          <table:table-cell table:style-name="ce245"/>
          <table:table-cell table:style-name="ce256"/>
          <table:table-cell table:style-name="ce263"/>
          <table:table-cell table:style-name="ce140"/>
          <table:table-cell table:style-name="ce273"/>
          <table:table-cell table:style-name="ce277"/>
          <table:table-cell table:style-name="ce282"/>
          <table:table-cell table:style-name="ce288"/>
          <table:table-cell table:style-name="ce293"/>
          <table:table-cell table:style-name="ce299"/>
          <table:table-cell table:style-name="ce305" table:number-columns-repeated="2"/>
          <table:table-cell table:style-name="ce314" table:content-validation-name="val8"/>
          <table:table-cell table:style-name="ce234"/>
          <table:table-cell table:style-name="ce321"/>
          <table:table-cell table:style-name="ce236" table:number-columns-repeated="6"/>
          <table:table-cell table:number-columns-repeated="33"/>
        </table:table-row>
        <table:table-row table:style-name="ro2" table:number-rows-repeated="1047855">
          <table:table-cell table:number-columns-repeated="3"/>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13"/>
          <table:table-cell table:content-validation-name="val8"/>
          <table:table-cell table:number-columns-repeated="41"/>
        </table:table-row>
        <table:table-row table:style-name="ro2">
          <table:table-cell table:number-columns-repeated="3"/>
          <table:table-cell table:content-validation-name="val1"/>
          <table:table-cell table:content-validation-name="val3"/>
          <table:table-cell table:content-validation-name="val4"/>
          <table:table-cell table:content-validation-name="val5"/>
          <table:table-cell table:content-validation-name="val6"/>
          <table:table-cell table:content-validation-name="val7"/>
          <table:table-cell table:number-columns-repeated="13"/>
          <table:table-cell table:content-validation-name="val8"/>
          <table:table-cell table:number-columns-repeated="41"/>
        </table:table-row>
      </table:table>
      <table:named-expressions>
        <table:named-range table:name="FRIDAY" table:base-cell-address="$Misc.$H$6" table:cell-range-address="$Misc.$H$22"/>
        <table:named-range table:name="MONDAY" table:base-cell-address="$Misc.$H$2" table:cell-range-address="$Misc.$H$18"/>
        <table:named-range table:name="SATURDAY" table:base-cell-address="$Misc.$H$7" table:cell-range-address="$Misc.$H$23"/>
        <table:named-range table:name="SUNDAY" table:base-cell-address="$Misc.$H$8" table:cell-range-address="$Misc.$H$24"/>
        <table:named-range table:name="THURSDAY" table:base-cell-address="$Misc.$H$5" table:cell-range-address="$Misc.$H$21"/>
        <table:named-range table:name="TUESDAY" table:base-cell-address="$Misc.$H$3" table:cell-range-address="$Misc.$H$19"/>
        <table:named-range table:name="WEDNESDAY" table:base-cell-address="$Misc.$H$4" table:cell-range-address="$Misc.$H$20"/>
      </table:named-expressions>
      <table:database-ranges>
        <table:database-range table:name="__Anonymous_Sheet_DB__2" table:target-range-address="Log.H1:Log.I1048576" table:contains-header="fals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text-style style:name="N100">
      <number:text-content/>
    </number:text-style>
    <number:number-style style:name="N111" number:title="To &quot;one&quot; ratio">
      <number:number number:decimal-places="0" loext:min-decimal-places="0" number:min-integer-digits="1" number:grouping="true"/>
      <number:text>:1</number:text>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number:text>
      <style:map style:condition="value()&gt;=0" style:apply-style-name="N113P0"/>
    </number:number-style>
    <number:date-style style:name="N114" number:title="User-defined">
      <number:day number:style="long"/>
      <number:text>/</number:text>
      <number:month number:style="long"/>
      <number:text>/</number:text>
      <number:year number:style="long"/>
      <number:text> </number:text>
      <number:hours number:style="long"/>
      <number:text>:</number:text>
      <number:minutes number:style="long"/>
    </number:date-style>
    <number:currency-style style:name="N116P0" style:volatile="true">
      <number:number number:decimal-places="0" loext:min-decimal-places="0" number:min-integer-digits="1" number:grouping="true"/>
      <number:text> </number:text>
      <number:currency-symbol number:language="fr" number:country="FR">F</number:currency-symbol>
    </number:currency-style>
    <number:currency-style style:name="N116">
      <number:text>-</number:text>
      <number:number number:decimal-places="0" loext:min-decimal-places="0"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loext:min-decimal-places="2" number:min-integer-digits="1" number:grouping="true"/>
      <number:text> </number:text>
      <number:currency-symbol number:language="fr" number:country="FR">F</number:currency-symbol>
    </number:currency-style>
    <number:currency-style style:name="N118">
      <number:text>-</number:text>
      <number:number number:decimal-places="2" loext:min-decimal-places="2" number:min-integer-digits="1" number:grouping="true"/>
      <number:text> </number:text>
      <number:currency-symbol number:language="fr" number:country="FR">F</number:currency-symbol>
      <style:map style:condition="value()&gt;=0" style:apply-style-name="N118P0"/>
    </number:currency-style>
    <number:currency-style style:name="N119P0" style:volatile="true">
      <number:number number:decimal-places="0" loext:min-decimal-places="0" number:min-integer-digits="1" number:grouping="true"/>
      <number:text> </number:text>
      <number:currency-symbol number:language="fr" number:country="FR">F</number:currency-symbol>
    </number:currency-style>
    <number:currency-style style:name="N119">
      <style:text-properties fo:color="#ff0000"/>
      <number:text>-</number:text>
      <number:number number:decimal-places="0" loext:min-decimal-places="0" number:min-integer-digits="1" number:grouping="true"/>
      <number:text> </number:text>
      <number:currency-symbol number:language="fr" number:country="FR">F</number:currency-symbol>
      <style:map style:condition="value()&gt;=0" style:apply-style-name="N119P0"/>
    </number:currency-style>
    <number:currency-style style:name="N120P0" style:volatile="true">
      <number:number number:decimal-places="2" loext:min-decimal-places="2" number:min-integer-digits="1" number:grouping="true"/>
      <number:text> </number:text>
      <number:currency-symbol number:language="fr" number:country="FR">F</number:currency-symbol>
    </number:currency-style>
    <number:currency-style style:name="N120">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20P0"/>
    </number:currency-style>
    <number:currency-style style:name="N122P0" style:volatile="true">
      <number:number number:decimal-places="2" loext:min-decimal-places="0" number:min-integer-digits="1" number:decimal-replacement="--" number:grouping="true"/>
      <number:text> </number:text>
      <number:currency-symbol number:language="fr" number:country="FR">F</number:currency-symbol>
    </number:currency-style>
    <number:currency-style style:name="N122">
      <style:text-properties fo:color="#ff0000"/>
      <number:text>-</number:text>
      <number:number number:decimal-places="2" loext:min-decimal-places="0" number:min-integer-digits="1" number:decimal-replacement="--" number:grouping="true"/>
      <number:text> </number:text>
      <number:currency-symbol number:language="fr" number:country="FR">F</number:currency-symbol>
      <style:map style:condition="value()&gt;=0" style:apply-style-name="N122P0"/>
    </number:currency-style>
    <number:number-style style:name="N124P0" style:volatile="true">
      <number:number number:decimal-places="0" loext:min-decimal-places="0" number:min-integer-digits="1" number:grouping="true"/>
      <number:text> </number:text>
    </number:number-style>
    <number:number-style style:name="N124">
      <number:text>(</number:text>
      <number:number number:decimal-places="0" loext:min-decimal-places="0" number:min-integer-digits="1" number:grouping="true"/>
      <number:text>)</number:text>
      <style:map style:condition="value()&gt;=0" style:apply-style-name="N124P0"/>
    </number:number-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number number:decimal-places="2" loext:min-decimal-places="2" number:min-integer-digits="1" number:grouping="true"/>
      <number:text> </number:text>
      <number:currency-symbol number:language="fr" number:country="FR">€</number:currency-symbol>
    </number:currency-style>
    <number:currency-style style:name="N12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8P0"/>
    </number:currency-style>
    <number:currency-style style:name="N130P0" style:volatile="true">
      <number:number number:decimal-places="2" loext:min-decimal-places="2" number:min-integer-digits="1" number:grouping="true"/>
      <number:text> </number:text>
      <number:currency-symbol number:language="fr" number:country="BE">€</number:currency-symbol>
    </number:currency-style>
    <number:currency-style style:name="N130">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30P0"/>
    </number:currency-style>
    <number:percentage-style style:name="N131">
      <number:number number:decimal-places="1" loext:min-decimal-places="1" number:min-integer-digits="1"/>
      <number:text>%</number:text>
    </number:percentage-style>
    <number:currency-style style:name="N133P0" style:volatile="true">
      <number:currency-symbol number:language="en" number:country="US">$</number:currency-symbol>
      <number:number number:decimal-places="0" loext:min-decimal-places="0" number:min-integer-digits="1" number:grouping="true"/>
    </number:currency-style>
    <number:currency-style style:name="N133">
      <number:text>-</number:text>
      <number:currency-symbol number:language="en" number:country="US">$</number:currency-symbol>
      <number:number number:decimal-places="0" loext:min-decimal-places="0" number:min-integer-digits="1" number:grouping="true"/>
      <style:map style:condition="value()&gt;=0" style:apply-style-name="N133P0"/>
    </number:currency-style>
    <number:currency-style style:name="N135P0" style:volatile="true">
      <number:currency-symbol number:language="en" number:country="US">$</number:currency-symbol>
      <number:number number:decimal-places="2" loext:min-decimal-places="2" number:min-integer-digits="1" number:grouping="true"/>
    </number:currency-style>
    <number:currency-style style:name="N135">
      <number:text>-</number:text>
      <number:currency-symbol number:language="en" number:country="US">$</number:currency-symbol>
      <number:number number:decimal-places="2" loext:min-decimal-places="2" number:min-integer-digits="1" number:grouping="true"/>
      <style:map style:condition="value()&gt;=0" style:apply-style-name="N135P0"/>
    </number:currency-style>
    <number:currency-style style:name="N136P0" style:volatile="true">
      <number:currency-symbol number:language="en" number:country="US">$</number:currency-symbol>
      <number:number number:decimal-places="0" loext:min-decimal-places="0" number:min-integer-digits="1" number:grouping="true"/>
    </number:currency-style>
    <number:currency-style style:name="N136">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36P0"/>
    </number:currency-style>
    <number:currency-style style:name="N137P0" style:volatile="true">
      <number:currency-symbol number:language="en" number:country="US">$</number:currency-symbol>
      <number:number number:decimal-places="2" loext:min-decimal-places="2" number:min-integer-digits="1" number:grouping="true"/>
    </number:currency-style>
    <number:currency-style style:name="N13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37P0"/>
    </number:currency-style>
    <number:currency-style style:name="N139P0" style:volatile="true">
      <number:currency-symbol number:language="en" number:country="US">$</number:currency-symbol>
      <number:number number:decimal-places="2" loext:min-decimal-places="0" number:min-integer-digits="1" number:decimal-replacement="--" number:grouping="true"/>
    </number:currency-style>
    <number:currency-style style:name="N139">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39P0"/>
    </number:currency-style>
    <number:currency-style style:name="N141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41">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41P0"/>
    </number:currency-style>
    <number:currency-style style:name="N143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43">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43P0"/>
    </number:currency-style>
    <number:number-style style:name="N144">
      <number:number number:decimal-places="1" loext:min-decimal-places="1" number:min-integer-digits="1"/>
    </number:number-style>
    <number:number-style style:name="N145">
      <number:number number:decimal-places="3" loext:min-decimal-places="3" number:min-integer-digits="1"/>
    </number:number-style>
    <number:number-style style:name="N146">
      <number:number number:decimal-places="3" loext:min-decimal-places="3" number:min-integer-digits="1" number:grouping="true"/>
    </number:number-style>
    <number:number-style style:name="N147">
      <number:number number:decimal-places="5" loext:min-decimal-places="5" number:min-integer-digits="1"/>
    </number:number-style>
    <number:number-style style:name="N148">
      <number:number number:decimal-places="4" loext:min-decimal-places="4" number:min-integer-digits="1"/>
    </number:number-style>
    <number:number-style style:name="N149">
      <number:number number:decimal-places="1" loext:min-decimal-places="1" number:min-integer-digits="1" number:grouping="true"/>
    </number:number-style>
    <number:number-style style:name="N152P0" style:volatile="true">
      <number:text>+</number:text>
      <number:number number:decimal-places="2" loext:min-decimal-places="2" number:min-integer-digits="1"/>
    </number:number-style>
    <number:number-style style:name="N152P1" style:volatile="true">
      <number:text>-</number:text>
      <number:number number:decimal-places="2" loext:min-decimal-places="2" number:min-integer-digits="1"/>
    </number:number-style>
    <number:number-style style:name="N152" number:title="User-defined">
      <number:number number:decimal-places="0" loext:min-decimal-places="0" number:min-integer-digits="1"/>
      <style:map style:condition="value()&gt;0" style:apply-style-name="N152P0"/>
      <style:map style:condition="value()&lt;0" style:apply-style-name="N152P1"/>
    </number:number-style>
    <number:number-style style:name="N155P0" style:volatile="true">
      <number:text>+</number:text>
      <number:number number:decimal-places="2" loext:min-decimal-places="2" number:min-integer-digits="1"/>
      <number:text> R</number:text>
    </number:number-style>
    <number:number-style style:name="N155P1" style:volatile="true">
      <number:text>-</number:text>
      <number:number number:decimal-places="2" loext:min-decimal-places="2" number:min-integer-digits="1"/>
      <number:text> R</number:text>
    </number:number-style>
    <number:number-style style:name="N155">
      <number:number number:decimal-places="0" loext:min-decimal-places="0" number:min-integer-digits="1"/>
      <style:map style:condition="value()&gt;0" style:apply-style-name="N155P0"/>
      <style:map style:condition="value()&lt;0" style:apply-style-name="N155P1"/>
    </number:number-style>
    <number:number-style style:name="N156" number:title="User-defined">
      <number:number number:decimal-places="2" loext:min-decimal-places="2" number:min-integer-digits="1" number:grouping="true"/>
      <number:text> Days</number:text>
    </number:number-style>
    <number:number-style style:name="N157" number:title="User-defined">
      <number:number number:decimal-places="2" loext:min-decimal-places="2" number:min-integer-digits="1" number:grouping="true"/>
      <number:text> $/d</number:text>
    </number:number-style>
    <number:number-style style:name="N158">
      <number:number number:decimal-places="4" loext:min-decimal-places="4" number:min-integer-digits="1" number:grouping="true"/>
    </number:number-style>
    <number:number-style style:name="N159">
      <number:number number:decimal-places="5" loext:min-decimal-places="5" number:min-integer-digits="1" number:grouping="true"/>
    </number:number-style>
    <number:number-style style:name="N160">
      <number:number number:decimal-places="0" loext:min-decimal-places="0" number:min-integer-digits="1" number:grouping="true"/>
      <number:text> min.</number:text>
    </number:number-style>
    <number:number-style style:name="N161">
      <number:number number:decimal-places="2" loext:min-decimal-places="2" number:min-integer-digits="1" number:grouping="true"/>
      <number:text> min</number:text>
    </number:number-style>
    <number:number-style style:name="N162" number:title="User-defined">
      <number:number number:decimal-places="2" loext:min-decimal-places="2" number:min-integer-digits="1" number:grouping="true"/>
      <number:text> $/m</number:text>
    </number:number-style>
    <number:date-style style:name="N16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6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65">
      <number:day number:calendar="jewish"/>
      <number:text> </number:text>
      <number:month number:calendar="jewish" number:style="long" number:textual="true"/>
      <number:text> </number:text>
      <number:year number:calendar="jewish" number:style="long"/>
    </number:date-style>
    <number:date-style style:name="N166">
      <number:month number:calendar="jewish" number:style="long" number:textual="true"/>
      <number:text> </number:text>
      <number:day number:calendar="jewish"/>
      <number:text> </number:text>
      <number:year number:calendar="jewish" number:style="long"/>
    </number:date-style>
    <number:date-style style:name="N167">
      <number:day number:calendar="jewish"/>
      <number:text> </number:text>
      <number:month number:calendar="jewish" number:style="long" number:textual="true"/>
    </number:date-style>
    <number:date-style style:name="N168">
      <number:month number:calendar="jewish" number:style="long" number:textual="true"/>
      <number:text> </number:text>
      <number:day number:calendar="jewish"/>
    </number:date-style>
    <number:date-style style:name="N169">
      <number:month number:calendar="jewish" number:style="long" number:textual="true"/>
      <number:text> </number:text>
      <number:year number:calendar="jewish" number:style="long"/>
    </number:date-style>
    <number:date-style style:name="N170">
      <number:month number:calendar="jewish" number:style="long" number:textual="true"/>
    </number:date-style>
    <number:number-style style:name="N171">
      <number:number number:decimal-places="12" loext:min-decimal-places="12" number:min-integer-digits="1"/>
    </number:number-style>
    <number:number-style style:name="N172">
      <number:number number:decimal-places="11" loext:min-decimal-places="11" number:min-integer-digits="1"/>
    </number:number-style>
    <number:number-style style:name="N173">
      <number:number number:decimal-places="10" loext:min-decimal-places="10" number:min-integer-digits="1"/>
    </number:number-style>
    <number:number-style style:name="N174">
      <number:number number:decimal-places="9" loext:min-decimal-places="9" number:min-integer-digits="1"/>
    </number:number-style>
    <number:number-style style:name="N175">
      <number:number number:decimal-places="8" loext:min-decimal-places="8" number:min-integer-digits="1"/>
    </number:number-style>
    <number:number-style style:name="N176">
      <number:number number:decimal-places="7" loext:min-decimal-places="7" number:min-integer-digits="1"/>
    </number:number-style>
    <number:number-style style:name="N177">
      <number:number number:decimal-places="6" loext:min-decimal-places="6" number:min-integer-digits="1"/>
    </number:number-style>
    <number:number-style style:name="N178">
      <number:number number:decimal-places="14" loext:min-decimal-places="14" number:min-integer-digits="1"/>
    </number:number-style>
    <number:number-style style:name="N179">
      <number:number number:decimal-places="13" loext:min-decimal-places="13" number:min-integer-digits="1"/>
    </number:number-style>
    <number:number-style style:name="N180">
      <number:number number:decimal-places="15" loext:min-decimal-places="15" number:min-integer-digits="1"/>
    </number:number-style>
    <number:number-style style:name="N181">
      <number:number number:decimal-places="16" loext:min-decimal-places="16" number:min-integer-digits="1"/>
    </number:number-style>
    <number:number-style style:name="N182">
      <number:number number:decimal-places="17" loext:min-decimal-places="17" number:min-integer-digits="1"/>
    </number:number-style>
    <number:number-style style:name="N183">
      <number:number number:decimal-places="18" loext:min-decimal-places="18" number:min-integer-digits="1"/>
    </number:number-style>
    <number:number-style style:name="N184">
      <number:number number:decimal-places="19" loext:min-decimal-places="19" number:min-integer-digits="1"/>
    </number:number-style>
    <number:number-style style:name="N186P0" style:volatile="true">
      <style:text-properties fo:color="#00ff00"/>
      <number:number number:decimal-places="2" loext:min-decimal-places="2" number:min-integer-digits="1"/>
    </number:number-style>
    <number:number-style style:name="N186" number:title="User-defined">
      <style:text-properties fo:color="#ff0000"/>
      <number:text>-</number:text>
      <number:number number:decimal-places="2" loext:min-decimal-places="2" number:min-integer-digits="1"/>
      <style:map style:condition="value()&gt;=0" style:apply-style-name="N186P0"/>
    </number:number-style>
    <number:number-style style:name="N188P0" style:volatile="true">
      <style:text-properties fo:color="#0000ff"/>
      <number:number number:decimal-places="2" loext:min-decimal-places="2" number:min-integer-digits="1"/>
    </number:number-style>
    <number:number-style style:name="N188" number:title="User-defined">
      <style:text-properties fo:color="#ff0000"/>
      <number:text>-</number:text>
      <number:number number:decimal-places="2" loext:min-decimal-places="2" number:min-integer-digits="1"/>
      <style:map style:condition="value()&gt;=0" style:apply-style-name="N188P0"/>
    </number:number-style>
    <number:date-style style:name="N1010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currency-style style:name="N10109P0" style:volatile="true" number:language="fr" number:country="FR">
      <number:number number:decimal-places="2" loext:min-decimal-places="2" number:min-integer-digits="1" number:grouping="true"/>
      <number:text> </number:text>
      <number:currency-symbol number:language="uk" number:country="UA">грн.</number:currency-symbol>
    </number:currency-style>
    <number:currency-style style:name="N10109" number:language="fr" number:country="FR">
      <style:text-properties fo:color="#ff0000"/>
      <number:text>-</number:text>
      <number:number number:decimal-places="2" loext:min-decimal-places="2" number:min-integer-digits="1" number:grouping="true"/>
      <number:text> </number:text>
      <number:currency-symbol number:language="uk" number:country="UA">грн.</number:currency-symbol>
      <style:map style:condition="value()&gt;=0" style:apply-style-name="N10109P0"/>
    </number:currency-style>
    <number:currency-style style:name="N10111P0" style:volatile="true" number:language="fr" number:country="FR">
      <number:currency-symbol number:language="en" number:country="US">$</number:currency-symbol>
      <number:number number:decimal-places="2" loext:min-decimal-places="2" number:min-integer-digits="1" number:grouping="true"/>
    </number:currency-style>
    <number:currency-style style:name="N10111" number:language="fr" number:country="FR">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11P0"/>
    </number:currency-style>
    <number:currency-style style:name="N20112P0" style:volatile="true" number:language="en" number:country="GB">
      <number:number number:decimal-places="2" loext:min-decimal-places="2" number:min-integer-digits="1" number:grouping="true"/>
      <number:text> </number:text>
      <number:currency-symbol>€</number:currency-symbol>
    </number:currency-style>
    <number:currency-style style:name="N20112" number:language="en" number:country="GB">
      <style:text-properties fo:color="#ff0000"/>
      <number:text>-</number:text>
      <number:number number:decimal-places="2" loext:min-decimal-places="2" number:min-integer-digits="1" number:grouping="true"/>
      <number:text> </number:text>
      <number:currency-symbol>€</number:currency-symbol>
      <style:map style:condition="value()&gt;=0" style:apply-style-name="N20112P0"/>
    </number:currency-style>
    <number:currency-style style:name="N20114P0" style:volatile="true" number:language="en" number:country="GB">
      <number:number number:decimal-places="2" loext:min-decimal-places="2" number:min-integer-digits="1" number:grouping="true"/>
      <number:text> </number:text>
      <number:currency-symbol number:language="uk" number:country="UA">грн.</number:currency-symbol>
    </number:currency-style>
    <number:currency-style style:name="N20114" number:language="en" number:country="GB">
      <style:text-properties fo:color="#ff0000"/>
      <number:text>-</number:text>
      <number:number number:decimal-places="2" loext:min-decimal-places="2" number:min-integer-digits="1" number:grouping="true"/>
      <number:text> </number:text>
      <number:currency-symbol number:language="uk" number:country="UA">грн.</number:currency-symbol>
      <style:map style:condition="value()&gt;=0" style:apply-style-name="N20114P0"/>
    </number:currency-style>
    <number:currency-style style:name="N20116P0" style:volatile="true" number:language="en" number:country="GB">
      <number:currency-symbol number:language="en" number:country="US">$</number:currency-symbol>
      <number:number number:decimal-places="2" loext:min-decimal-places="2" number:min-integer-digits="1" number:grouping="true"/>
    </number:currency-style>
    <number:currency-style style:name="N20116" number:language="en" number:country="GB">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20116P0"/>
    </number:currency-style>
    <number:date-style style:name="N30107" number:language="fr" number:country="BE">
      <number:day number:style="long"/>
      <number:text>/</number:text>
      <number:month number:style="long"/>
      <number:text>/</number:text>
      <number:year number:style="long"/>
      <number:text> </number:text>
      <number:hours number:style="long"/>
      <number:text>:</number:text>
      <number:minutes number:style="long"/>
    </number:date-style>
    <number:date-style style:name="N30108" number:language="fr" number:country="BE" number:title="User-defined">
      <number:day/>
      <number:text>/</number:text>
      <number:month number:style="long"/>
    </number:date-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update" style:family="table-cell" style:parent-style-name="Default" style:data-style-name="N100">
      <style:table-cell-properties fo:background-color="#ffa6a6" style:diagonal-bl-tr="none" style:diagonal-tl-br="none" loext:vertical-justify="auto"/>
      <style:paragraph-properties css3t:text-justify="auto"/>
      <style:text-properties fo:color="#ff0000" style:text-outline="true" fo:font-size="20pt" style:text-underline-style="solid" style:text-underline-width="bold" style:text-underline-color="font-color" fo:font-weight="bold"/>
    </style:style>
    <style:style style:name="negative_20_amount" style:display-name="negative amount" style:family="table-cell" style:parent-style-name="Default" style:data-style-name="N2">
      <style:text-properties fo:color="#dc2300"/>
    </style:style>
    <style:style style:name="positive_20_amount" style:display-name="positive amount" style:family="table-cell" style:parent-style-name="Default" style:data-style-name="N2">
      <style:text-properties fo:color="#00800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4">00/00/0000</text:date>, <text:time style:data-style-name="N2" text:time-value="14:37:44.28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odeartha </meta:initial-creator>
    <meta:creation-date>2019-06-12T16:30:35.024638310</meta:creation-date>
    <dc:date>2023-01-14T14:55:30.946000000</dc:date>
    <meta:editing-duration>PT23H32M3S</meta:editing-duration>
    <meta:editing-cycles>230</meta:editing-cycles>
    <meta:generator>LibreOffice/6.3.2.2$Windows_X86_64 LibreOffice_project/98b30e735bda24bc04ab42594c85f7fd8be07b9c</meta:generator>
    <meta:document-statistic meta:table-count="3" meta:cell-count="11449" meta:object-count="2"/>
  </office:meta>
</office:document-meta>
</file>